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class">
      <style:graphic-properties draw:textarea-horizontal-align="justify" draw:textarea-vertical-align="middle" draw:auto-grow-height="false"/>
    </style:style>
    <style:style style:name="gr2" style:family="graphic" style:parent-style-name="uno_20_interface">
      <style:graphic-properties draw:auto-grow-height="false"/>
    </style:style>
    <style:style style:name="gr3" style:family="graphic" style:parent-style-name="class">
      <style:graphic-properties draw:auto-grow-height="false"/>
    </style:style>
    <style:style style:name="gr4" style:family="graphic" style:parent-style-name="data_20_member_20__28_multiple_20_pointers_29_">
      <style:graphic-properties draw:textarea-horizontal-align="center" draw:textarea-vertical-align="middle"/>
    </style:style>
    <style:style style:name="gr5" style:family="graphic" style:parent-style-name="struct">
      <style:graphic-properties draw:auto-grow-height="false"/>
    </style:style>
    <style:style style:name="gr6" style:family="graphic" style:parent-style-name="uno_20_interface">
      <style:graphic-properties fo:min-height="1.914cm" fo:min-width="5.88cm"/>
    </style:style>
    <style:style style:name="gr7" style:family="graphic" style:parent-style-name="data_20_member_20__28_pointer_29_">
      <style:graphic-properties draw:textarea-vertical-align="bottom"/>
    </style:style>
    <style:style style:name="gr8" style:family="graphic" style:parent-style-name="uno_20_implementation">
      <style:graphic-properties draw:textarea-horizontal-align="center" draw:textarea-vertical-align="middle"/>
    </style:style>
    <style:style style:name="gr9" style:family="graphic" style:parent-style-name="data_20_member_20__28_pointer_29_">
      <style:graphic-properties draw:textarea-vertical-align="top"/>
    </style:style>
    <style:style style:name="gr10" style:family="graphic" style:parent-style-name="local_20_usage_20__2f__20_return_20_type">
      <style:graphic-properties draw:textarea-vertical-align="bottom"/>
    </style:style>
    <style:style style:name="gr11" style:family="graphic" style:parent-style-name="local_20_usage_20__2f__20_return_20_type">
      <style:graphic-properties draw:textarea-vertical-align="top"/>
    </style:style>
    <style:style style:name="gr12" style:family="graphic" style:parent-style-name="data_20_member">
      <style:graphic-properties draw:textarea-vertical-align="bottom"/>
    </style:style>
    <style:style style:name="gr13" style:family="graphic" style:parent-style-name="local_20_usage_20__2f__20_return_20_type">
      <style:graphic-properties draw:textarea-vertical-align="middle"/>
    </style:style>
    <style:style style:name="gr14" style:family="graphic" style:parent-style-name="struct">
      <style:graphic-properties fo:min-height="0.907cm" fo:min-width="5.277cm"/>
    </style:style>
    <style:style style:name="gr15" style:family="graphic" style:parent-style-name="class">
      <style:graphic-properties draw:auto-grow-height="false" fo:min-height="0cm" fo:min-width="0cm"/>
    </style:style>
    <style:style style:name="gr16" style:family="graphic" style:parent-style-name="annotation">
      <style:graphic-properties fo:min-height="3.452cm"/>
    </style:style>
    <style:style style:name="gr17" style:family="graphic" style:parent-style-name="struct">
      <style:graphic-properties draw:textarea-horizontal-align="justify" draw:textarea-vertical-align="middle" draw:auto-grow-height="false"/>
    </style:style>
    <style:style style:name="gr18" style:family="graphic" style:parent-style-name="class">
      <style:graphic-properties draw:textarea-horizontal-align="justify" draw:textarea-vertical-align="middle" draw:auto-grow-height="false" fo:min-height="0cm" fo:min-width="0cm"/>
    </style:style>
    <style:style style:name="gr19" style:family="graphic" style:parent-style-name="data_20_member_20__28_pointer_29_">
      <style:graphic-properties draw:textarea-horizontal-align="center" draw:textarea-vertical-align="bottom"/>
    </style:style>
    <style:style style:name="gr20" style:family="graphic" style:parent-style-name="struct">
      <style:graphic-properties draw:auto-grow-height="false" fo:min-height="0cm" fo:min-width="0cm"/>
    </style:style>
    <style:style style:name="gr21" style:family="graphic" style:parent-style-name="data_20_member_20__28_pointer_29_">
      <style:graphic-properties draw:textarea-horizontal-align="center" draw:textarea-vertical-align="middle"/>
    </style:style>
    <style:style style:name="gr22" style:family="graphic" style:parent-style-name="local_20_usage_20__2f__20_return_20_type">
      <style:graphic-properties draw:textarea-horizontal-align="center" draw:textarea-vertical-align="middle"/>
    </style:style>
    <style:style style:name="gr23" style:family="graphic" style:parent-style-name="data_20_member_20__28_pointer_29_">
      <style:graphic-properties draw:textarea-horizontal-align="center"/>
    </style:style>
    <style:style style:name="gr24" style:family="graphic" style:parent-style-name="data_20_member">
      <style:graphic-properties draw:textarea-horizontal-align="left" draw:textarea-vertical-align="middle"/>
    </style:style>
    <style:style style:name="gr25" style:family="graphic" style:parent-style-name="data_20_member_20__28_pointer_29_">
      <style:graphic-properties draw:textarea-horizontal-align="right"/>
    </style:style>
    <style:style style:name="gr26" style:family="graphic" style:parent-style-name="data_20_member_20__28_pointer_29_">
      <style:graphic-properties draw:textarea-horizontal-align="left"/>
    </style:style>
    <style:style style:name="gr27" style:family="graphic" style:parent-style-name="data_20_member">
      <style:graphic-properties draw:textarea-horizontal-align="center" draw:textarea-vertical-align="middle"/>
    </style:style>
    <style:style style:name="gr28" style:family="graphic" style:parent-style-name="standard">
      <style:graphic-properties draw:stroke="none" svg:stroke-color="#000000" draw:fill="none" draw:fill-color="#ffffff" fo:min-height="1.305cm"/>
    </style:style>
    <style:style style:name="gr29" style:family="graphic" style:parent-style-name="class">
      <style:graphic-properties fo:min-height="0.357cm" fo:min-width="2.457cm"/>
    </style:style>
    <style:style style:name="gr30" style:family="graphic" style:parent-style-name="standard">
      <style:graphic-properties draw:stroke="none" svg:stroke-color="#000000" draw:fill="none" draw:fill-color="#ffffff" fo:min-height="2.318cm"/>
    </style:style>
    <style:style style:name="gr31" style:family="graphic" style:parent-style-name="data_20_member_20__28_reference_29_">
      <style:graphic-properties draw:textarea-horizontal-align="center" draw:textarea-vertical-align="middle"/>
    </style:style>
    <style:style style:name="gr32" style:family="graphic" style:parent-style-name="data_20_member_20__28_reference_29_">
      <style:graphic-properties draw:textarea-horizontal-align="center"/>
    </style:style>
    <style:style style:name="gr33" style:family="graphic" style:parent-style-name="data_20_member_20__28_multiple_29_">
      <style:graphic-properties draw:textarea-horizontal-align="center"/>
    </style:style>
    <style:style style:name="gr34" style:family="graphic" style:parent-style-name="uno_20_interface">
      <style:graphic-properties fo:min-height="1.782cm"/>
    </style:style>
    <style:style style:name="gr35" style:family="graphic" style:parent-style-name="uno_20_interface">
      <style:graphic-properties fo:min-height="0.714cm"/>
    </style:style>
    <style:style style:name="gr36" style:family="graphic" style:parent-style-name="uno_20_interface">
      <style:graphic-properties fo:min-height="1.07cm"/>
    </style:style>
    <style:style style:name="gr37" style:family="graphic" style:parent-style-name="standard">
      <style:graphic-properties draw:stroke="none" svg:stroke-color="#000000" draw:fill="none" draw:fill-color="#ffffff" fo:min-height="1.322cm"/>
    </style:style>
    <style:style style:name="gr38" style:family="graphic" style:parent-style-name="data_20_member_20__28_multiple_29_">
      <style:graphic-properties draw:textarea-horizontal-align="center" draw:textarea-vertical-align="middle"/>
    </style:style>
    <style:style style:name="gr39" style:family="graphic" style:parent-style-name="standard">
      <style:graphic-properties draw:stroke="none" svg:stroke-color="#000000" draw:fill="none" draw:fill-color="#ffffff" fo:min-height="1.099cm"/>
    </style:style>
    <style:style style:name="gr40" style:family="graphic" style:parent-style-name="standard">
      <style:graphic-properties draw:stroke="none" svg:stroke-color="#000000" draw:fill="none" draw:fill-color="#ffffff" fo:min-height="0.808cm"/>
    </style:style>
    <style:style style:name="gr41" style:family="graphic" style:parent-style-name="class_20__28_other_20_page_29_">
      <style:graphic-properties draw:auto-grow-height="false"/>
    </style:style>
    <style:style style:name="gr42" style:family="graphic" style:parent-style-name="standard">
      <style:graphic-properties draw:stroke="none" svg:stroke-color="#000000" draw:fill="none" draw:fill-color="#ffffff" fo:min-height="0.782cm"/>
    </style:style>
    <style:style style:name="gr43" style:family="graphic" style:parent-style-name="standard">
      <style:graphic-properties draw:stroke="none" svg:stroke-color="#000000" draw:fill="none" draw:fill-color="#ffffff" fo:min-height="0.464cm"/>
    </style:style>
    <style:style style:name="gr44" style:family="graphic" style:parent-style-name="annotation">
      <style:graphic-properties fo:wrap-option="wrap"/>
    </style:style>
    <style:style style:name="gr45" style:family="graphic" style:parent-style-name="class">
      <style:graphic-properties fo:min-height="1.519cm" fo:min-width="2.889cm"/>
    </style:style>
    <style:style style:name="gr46" style:family="graphic" style:parent-style-name="class">
      <style:graphic-properties fo:min-height="0.357cm" fo:min-width="3.257cm"/>
    </style:style>
    <style:style style:name="gr47" style:family="graphic" style:parent-style-name="class">
      <style:graphic-properties fo:min-height="0.357cm" fo:min-width="2.064cm"/>
    </style:style>
    <style:style style:name="gr48" style:family="graphic" style:parent-style-name="class_20__28_external_20_module_29_">
      <style:graphic-properties fo:min-height="0.357cm" fo:min-width="1.326cm"/>
    </style:style>
    <style:style style:name="gr49" style:family="graphic" style:parent-style-name="class">
      <style:graphic-properties fo:min-height="0.357cm" fo:min-width="1.722cm"/>
    </style:style>
    <style:style style:name="gr50" style:family="graphic" style:parent-style-name="class">
      <style:graphic-properties fo:min-height="0.357cm" fo:min-width="2.55cm"/>
    </style:style>
    <style:style style:name="gr51" style:family="graphic" style:parent-style-name="annotation">
      <style:graphic-properties draw:textarea-horizontal-align="left" draw:textarea-vertical-align="top" draw:auto-grow-height="false" draw:auto-grow-width="false"/>
    </style:style>
    <style:style style:name="gr52" style:family="graphic" style:parent-style-name="data_20_member_20__28_multiple_20_pointers_29_">
      <style:graphic-properties draw:textarea-vertical-align="bottom"/>
    </style:style>
    <style:style style:name="gr53" style:family="graphic" style:parent-style-name="annotation" style:list-style-name="L3"/>
    <style:style style:name="gr54" style:family="graphic" style:parent-style-name="class">
      <style:graphic-properties draw:stroke="none" svg:stroke-color="#000000" draw:fill="none" draw:fill-color="#ffffff" fo:min-height="0cm"/>
    </style:style>
    <style:style style:name="gr55" style:family="graphic" style:parent-style-name="standard">
      <style:graphic-properties draw:stroke="none" svg:stroke-color="#000000" draw:fill="none" draw:fill-color="#ffffff" fo:min-height="4.822cm"/>
    </style:style>
    <style:style style:name="gr56" style:family="graphic" style:parent-style-name="class">
      <style:graphic-properties fo:min-height="0.558cm" fo:min-width="14.792cm"/>
    </style:style>
    <style:style style:name="gr57" style:family="graphic" style:parent-style-name="standard">
      <style:graphic-properties draw:stroke="none" svg:stroke-color="#000000" draw:fill="none" draw:fill-color="#ffffff" fo:min-height="4.234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style:style style:name="P4" style:family="paragraph">
      <style:paragraph-properties fo:margin-left="0cm" fo:margin-right="0cm" fo:text-align="start" fo:text-indent="0cm"/>
    </style:style>
    <style:style style:name="P5" style:family="paragraph">
      <style:paragraph-properties text:enable-numbering="false" fo:margin-left="0cm" fo:margin-right="0cm" fo:text-align="start" fo:text-indent="0cm"/>
      <style:text-properties fo:font-size="9pt"/>
    </style:style>
    <style:style style:name="P6" style:family="paragraph">
      <style:paragraph-properties fo:margin-left="0cm" fo:margin-right="0cm" fo:text-indent="0cm"/>
      <style:text-properties fo:font-size="9pt"/>
    </style:style>
    <style:style style:name="P7" style:family="paragraph">
      <style:paragraph-properties fo:margin-left="0cm" fo:margin-right="0cm" fo:text-align="center" fo:text-indent="0cm"/>
      <style:text-properties fo:font-size="9pt"/>
    </style:style>
    <style:style style:name="P8" style:family="paragraph">
      <style:text-properties fo:color="#800000" fo:font-size="9pt" style:font-size-asian="9pt" style:font-size-complex="24pt"/>
    </style:style>
    <style:style style:name="P9" style:family="paragraph">
      <style:text-properties fo:color="#800000"/>
    </style:style>
    <style:style style:name="P10" style:family="paragraph">
      <style:paragraph-properties fo:text-align="end"/>
    </style:style>
    <style:style style:name="P11" style:family="paragraph">
      <style:paragraph-properties fo:text-align="start"/>
    </style:style>
    <style:style style:name="P12" style:family="paragraph">
      <style:text-properties fo:font-size="9pt" style:font-size-asian="9pt" style:font-size-complex="18pt"/>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ize="9pt"/>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color="#800000" fo:font-size="9pt" fo:font-weight="bold" style:font-size-asian="9pt" style:font-weight-asian="bold" style:font-size-complex="24pt" style:font-weight-complex="bold"/>
    </style:style>
    <style:style style:name="T7" style:family="text">
      <style:text-properties fo:color="#800000" fo:font-size="9pt" style:font-size-asian="9pt" style:font-size-complex="24pt"/>
    </style:style>
    <style:style style:name="T8" style:family="text">
      <style:text-properties fo:color="#800000"/>
    </style:style>
    <style:style style:name="T9" style:family="text">
      <style:text-properties fo:color="#800000" fo:font-weight="bold" style:font-weight-asian="bold" style:font-weight-complex="bold"/>
    </style:style>
    <style:style style:name="T10" style:family="text">
      <style:text-properties fo:font-size="9pt" style:font-size-asian="9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2cm"/>
        <style:text-properties fo:font-family="StarSymbol" style:use-window-font-color="true" fo:font-size="45%"/>
      </text:list-level-style-bullet>
      <text:list-level-style-bullet text:level="2" text:bullet-char="●">
        <style:list-level-properties text:space-before="0.3cm" text:min-label-width="0.2cm"/>
        <style:text-properties fo:font-family="StarSymbol" style:use-window-font-color="true" fo:font-size="45%"/>
      </text:list-level-style-bullet>
      <text:list-level-style-bullet text:level="3" text:bullet-char="●">
        <style:list-level-properties text:space-before="1.2cm" text:min-label-width="0.2cm"/>
        <style:text-properties fo:font-family="StarSymbol" style:use-window-font-color="true" fo:font-size="45%"/>
      </text:list-level-style-bullet>
      <text:list-level-style-bullet text:level="4" text:bullet-char="●">
        <style:list-level-properties text:space-before="1.8cm" text:min-label-width="0.2cm"/>
        <style:text-properties fo:font-family="StarSymbol" style:use-window-font-color="true" fo:font-size="45%"/>
      </text:list-level-style-bullet>
      <text:list-level-style-bullet text:level="5" text:bullet-char="●">
        <style:list-level-properties text:space-before="2.4cm" text:min-label-width="0.2cm"/>
        <style:text-properties fo:font-family="StarSymbol" style:use-window-font-color="true" fo:font-size="45%"/>
      </text:list-level-style-bullet>
      <text:list-level-style-bullet text:level="6" text:bullet-char="●">
        <style:list-level-properties text:space-before="3cm" text:min-label-width="0.2cm"/>
        <style:text-properties fo:font-family="StarSymbol" style:use-window-font-color="true" fo:font-size="45%"/>
      </text:list-level-style-bullet>
      <text:list-level-style-bullet text:level="7" text:bullet-char="●">
        <style:list-level-properties text:space-before="3.6cm" text:min-label-width="0.2cm"/>
        <style:text-properties fo:font-family="StarSymbol" style:use-window-font-color="true" fo:font-size="45%"/>
      </text:list-level-style-bullet>
      <text:list-level-style-bullet text:level="8" text:bullet-char="●">
        <style:list-level-properties text:space-before="4.2cm" text:min-label-width="0.2cm"/>
        <style:text-properties fo:font-family="StarSymbol" style:use-window-font-color="true" fo:font-size="45%"/>
      </text:list-level-style-bullet>
      <text:list-level-style-bullet text:level="9" text:bullet-char="●">
        <style:list-level-properties text:space-before="4.8cm" text:min-label-width="0.2cm"/>
        <style:text-properties fo:font-family="StarSymbol" style:use-window-font-color="true" fo:font-size="45%"/>
      </text:list-level-style-bullet>
      <text:list-level-style-bullet text:level="10" text:bullet-char="●">
        <style:list-level-properties text:space-before="5.4cm" text:min-label-width="0.2cm"/>
        <style:text-properties fo:font-family="StarSymbol" style:use-window-font-color="true" fo:font-size="45%"/>
      </text:list-level-style-bullet>
    </text:list-style>
  </office:automatic-styles>
  <office:body>
    <office:drawing>
      <draw:page draw:name="accessibility" draw:style-name="dp1" draw:master-page-name="Default">
        <office:forms form:automatic-focus="false" form:apply-design-mode="false"/>
        <draw:custom-shape draw:style-name="gr1" draw:text-style-name="P1" draw:id="id1" draw:layer="layout" svg:width="4.209cm" svg:height="0.761cm" svg:x="75.063cm" svg:y="48.308cm">
          <draw:glue-point draw:id="4" svg:x="-2.696cm" svg:y="-5.019cm"/>
          <draw:glue-point draw:id="5" svg:x="2.478cm" svg:y="-5.019cm"/>
          <text:p text:style-name="P1">VCLXAccessibleMenu</text:p>
          <draw:enhanced-geometry svg:viewBox="0 0 21600 21600" draw:type="rectangle" draw:enhanced-path="M 0 0 L 21600 0 21600 21600 0 21600 0 0 Z N"/>
        </draw:custom-shape>
        <draw:custom-shape draw:style-name="gr1" draw:text-style-name="P1" draw:id="id2" draw:layer="layout" svg:width="4.355cm" svg:height="0.803cm" svg:x="78.625cm" svg:y="45.907cm">
          <draw:glue-point draw:id="4" svg:x="2.619cm" svg:y="-5.018cm"/>
          <draw:glue-point draw:id="5" svg:x="-2.617cm" svg:y="-5.018cm"/>
          <text:p text:style-name="P1">VCLXAccessibleMenuItem</text:p>
          <draw:enhanced-geometry svg:viewBox="0 0 21600 21600" draw:type="rectangle" draw:enhanced-path="M 0 0 L 21600 0 21600 21600 0 21600 0 0 Z N"/>
        </draw:custom-shape>
        <draw:connector draw:style-name="inheritance_20__28_public_29_" draw:layer="layout" svg:x1="76.033cm" svg:y1="48.308cm" svg:x2="80.802cm" svg:y2="46.71cm" draw:start-shape="id1" draw:start-glue-point="4" draw:end-shape="id2" draw:end-glue-point="2" svg:d="m76033 48308v-800h4769v-798">
          <text:p/>
        </draw:connector>
        <draw:custom-shape draw:style-name="gr2" draw:id="id3" draw:layer="layout" svg:width="7.801cm" svg:height="0.726cm" svg:x="85.827cm" svg:y="33.444cm">
          <draw:glue-point draw:id="4" svg:x="-4.049cm" svg:y="5.013cm"/>
          <draw:glue-point draw:id="5" svg:x="-2.92cm" svg:y="5.013cm"/>
          <draw:glue-point draw:id="6" svg:x="-1.922cm" svg:y="5.013cm"/>
          <draw:glue-point draw:id="7" svg:x="-0.86cm" svg:y="5.013cm"/>
          <draw:glue-point draw:id="8" svg:x="0.901cm" svg:y="5.013cm"/>
          <draw:glue-point draw:id="9" svg:x="1.897cm" svg:y="5.013cm"/>
          <draw:glue-point draw:id="10" svg:x="2.961cm" svg:y="5.013cm"/>
          <draw:glue-point draw:id="11" svg:x="3.923cm" svg:y="5.013cm"/>
          <text:p>com.sun.star.accessibility.XAccessibleSelection</text:p>
          <draw:enhanced-geometry svg:viewBox="0 0 21600 21600" draw:type="rectangle" draw:enhanced-path="M 0 0 L 21600 0 21600 21600 0 21600 0 0 Z N"/>
        </draw:custom-shape>
        <draw:connector draw:style-name="inheritance_20__28_public_29_" draw:layer="layout" draw:line-skew="-3.113cm" svg:x1="78.209cm" svg:y1="48.308cm" svg:x2="86.569cm" svg:y2="34.17cm" draw:start-shape="id1" draw:start-glue-point="5" draw:end-shape="id3" draw:end-glue-point="4" svg:d="m78209 48308v-10182h8360v-3956">
          <text:p/>
        </draw:connector>
        <draw:custom-shape draw:style-name="gr2" draw:id="id4" draw:layer="layout" svg:width="6.972cm" svg:height="1.4cm" svg:x="81.812cm" svg:y="42.147cm">
          <text:p>com.sun.star.accessibility.XAccessibleAction</text:p>
          <text:p>com.sun.star.accessibility.XAccessibleText</text:p>
          <text:p>com.sun.star.accessibility.XAccessibleValue</text:p>
          <draw:enhanced-geometry svg:viewBox="0 0 21600 21600" draw:type="rectangle" draw:enhanced-path="M 0 0 L 21600 0 21600 21600 0 21600 0 0 Z N"/>
        </draw:custom-shape>
        <draw:connector draw:style-name="inheritance_20__28_public_29_" draw:layer="layout" svg:x1="81.942cm" svg:y1="45.907cm" svg:x2="85.298cm" svg:y2="43.547cm" draw:start-shape="id2" draw:start-glue-point="4" draw:end-shape="id4" draw:end-glue-point="2" svg:d="m81942 45907v-1180h3356v-1180">
          <text:p/>
        </draw:connector>
        <draw:custom-shape draw:style-name="gr1" draw:text-style-name="P1" draw:id="id5" draw:layer="layout" svg:width="5.469cm" svg:height="0.777cm" svg:x="59.521cm" svg:y="39.492cm">
          <draw:glue-point draw:id="4" svg:x="-2.506cm" svg:y="5.006cm"/>
          <draw:glue-point draw:id="5" svg:x="2.325cm" svg:y="5.006cm"/>
          <text:p text:style-name="P1">OAccessibleMenuItemComponent</text:p>
          <draw:enhanced-geometry svg:viewBox="0 0 21600 21600" draw:type="rectangle" draw:enhanced-path="M 0 0 L 21600 0 21600 21600 0 21600 0 0 Z N"/>
        </draw:custom-shape>
        <draw:custom-shape draw:style-name="class_20__28_external_20_module_29_" draw:id="id6" draw:layer="layout" svg:width="3.991cm" svg:height="0.803cm" svg:x="54.819cm" svg:y="22.526cm">
          <text:p>OCommonAccessibleText</text:p>
          <draw:enhanced-geometry svg:viewBox="0 0 21600 21600" draw:type="rectangle" draw:enhanced-path="M 0 0 L 21600 0 21600 21600 0 21600 0 0 Z N"/>
        </draw:custom-shape>
        <draw:connector draw:style-name="inheritance_20__28_public_29_" draw:layer="layout" draw:line-skew="-0.944cm" svg:x1="80.802cm" svg:y1="45.907cm" svg:x2="62.255cm" svg:y2="40.269cm" draw:start-shape="id2" draw:start-glue-point="0" draw:end-shape="id5" draw:end-glue-point="2" svg:d="m80802 45907v-3764h-18547v-1874">
          <text:p/>
        </draw:connector>
        <draw:connector draw:style-name="inheritance_20__28_public_29_" draw:layer="layout" draw:line-skew="8.577cm" svg:x1="79.663cm" svg:y1="45.907cm" svg:x2="56.814cm" svg:y2="23.329cm" draw:start-shape="id2" draw:start-glue-point="5" draw:end-shape="id6" draw:end-glue-point="2" svg:d="m79663 45907v-2713h-22849v-19865">
          <text:p/>
        </draw:connector>
        <draw:custom-shape draw:style-name="namespace" draw:layer="layout" svg:width="46.341cm" svg:height="1.944cm" svg:x="47.327cm" svg:y="21.935cm">
          <text:p>comphelper</text:p>
          <draw:enhanced-geometry svg:viewBox="0 0 21600 21600" draw:type="rectangle" draw:enhanced-path="M 0 0 L 21600 0 21600 21600 0 21600 0 0 Z N"/>
        </draw:custom-shape>
        <draw:custom-shape draw:style-name="gr1" draw:text-style-name="P1" draw:id="id7" draw:layer="layout" svg:width="5.469cm" svg:height="3.111cm" svg:x="60.573cm" svg:y="32.216cm">
          <draw:glue-point draw:id="4" svg:x="2.678cm" svg:y="-5.018cm"/>
          <draw:glue-point draw:id="5" svg:x="-2.629cm" svg:y="-5.018cm"/>
          <draw:glue-point draw:id="6" svg:x="-2.393cm" svg:y="5.006cm"/>
          <draw:glue-point draw:id="7" svg:x="2.488cm" svg:y="5.006cm"/>
          <draw:glue-point draw:id="8" svg:x="5cm" svg:y="3.481cm"/>
          <draw:glue-point draw:id="9" svg:x="5cm" svg:y="1.529cm"/>
          <draw:glue-point draw:id="10" svg:x="5cm" svg:y="-1.73cm"/>
          <draw:glue-point draw:id="11" svg:x="5cm" svg:y="-3.577cm"/>
          <text:p text:style-name="P1">OAccessibleMenuBaseComponent</text:p>
          <draw:enhanced-geometry svg:viewBox="0 0 21600 21600" draw:type="rectangle" draw:enhanced-path="M 0 0 L 21600 0 21600 21600 0 21600 0 0 Z N"/>
        </draw:custom-shape>
        <draw:connector draw:style-name="inheritance_20__28_public_29_" draw:layer="layout" svg:x1="62.255cm" svg:y1="39.492cm" svg:x2="61.999cm" svg:y2="35.327cm" draw:start-shape="id5" draw:start-glue-point="0" draw:end-shape="id7" draw:end-glue-point="6" svg:d="m62255 39492v-2083h-256v-2082">
          <text:p/>
        </draw:connector>
        <draw:custom-shape draw:style-name="class_20__28_external_20_module_29_" draw:id="id8" draw:layer="layout" svg:width="6.144cm" svg:height="0.726cm" svg:x="75.24cm" svg:y="22.61cm">
          <text:p>OAccessibleExtendedComponentHelper</text:p>
          <draw:enhanced-geometry svg:viewBox="0 0 21600 21600" draw:type="rectangle" draw:enhanced-path="M 0 0 L 21600 0 21600 21600 0 21600 0 0 Z N"/>
        </draw:custom-shape>
        <draw:connector draw:style-name="inheritance_20__28_public_29_" draw:layer="layout" svg:x1="64.771cm" svg:y1="32.216cm" svg:x2="78.312cm" svg:y2="23.336cm" draw:start-shape="id7" draw:start-glue-point="4" draw:end-shape="id8" draw:end-glue-point="2" svg:d="m64771 32216v-4440h13541v-4440">
          <text:p/>
        </draw:connector>
        <draw:custom-shape draw:style-name="gr2" draw:id="id9" draw:layer="layout" svg:width="6.039cm" svg:height="0.959cm" svg:x="57.825cm" svg:y="29.647cm">
          <text:p>com.sun.star.accessibility.XAccessible</text:p>
          <text:p>com.sun.star.lang.XServiceInfo</text:p>
          <draw:enhanced-geometry svg:viewBox="0 0 21600 21600" draw:type="rectangle" draw:enhanced-path="M 0 0 L 21600 0 21600 21600 0 21600 0 0 Z N"/>
        </draw:custom-shape>
        <draw:connector draw:style-name="inheritance_20__28_public_29_" draw:layer="layout" svg:x1="61.87cm" svg:y1="32.216cm" svg:x2="60.844cm" svg:y2="30.606cm" draw:start-shape="id7" draw:start-glue-point="5" draw:end-shape="id9" svg:d="m61870 32216v-806h-1026v-804">
          <text:p/>
        </draw:connector>
        <draw:custom-shape draw:style-name="gr1" draw:text-style-name="P1" draw:id="id10" draw:layer="layout" svg:width="5.469cm" svg:height="0.777cm" svg:x="88.022cm" svg:y="38.011cm">
          <draw:glue-point draw:id="4" svg:x="-2.347cm" svg:y="5.006cm"/>
          <draw:glue-point draw:id="5" svg:x="-2.442cm" svg:y="-5.019cm"/>
          <draw:glue-point draw:id="6" svg:x="2.437cm" svg:y="-5.019cm"/>
          <draw:glue-point draw:id="7" svg:x="2.484cm" svg:y="5.006cm"/>
          <text:p text:style-name="P1">OAccessibleMenuComponent</text:p>
          <draw:enhanced-geometry svg:viewBox="0 0 21600 21600" draw:type="rectangle" draw:enhanced-path="M 0 0 L 21600 0 21600 21600 0 21600 0 0 Z N"/>
        </draw:custom-shape>
        <draw:connector draw:style-name="inheritance_20__28_public_29_" draw:layer="layout" svg:x1="89.421cm" svg:y1="38.011cm" svg:x2="64.667cm" svg:y2="35.327cm" draw:start-shape="id10" draw:start-glue-point="5" draw:end-shape="id7" draw:end-glue-point="7" svg:d="m89421 38011v-1343h-24754v-1341">
          <text:p/>
        </draw:connector>
        <draw:connector draw:style-name="inheritance_20__28_public_29_" draw:layer="layout" draw:line-skew="-0.62cm" svg:x1="92.088cm" svg:y1="38.011cm" svg:x2="87.45cm" svg:y2="34.17cm" draw:start-shape="id10" draw:start-glue-point="6" draw:end-shape="id3" draw:end-glue-point="5" svg:d="m92088 38011v-2541h-4638v-1300">
          <text:p/>
        </draw:connector>
        <draw:custom-shape draw:style-name="gr1" draw:text-style-name="P1" draw:id="id11" draw:layer="layout" svg:width="4.069cm" svg:height="0.596cm" svg:x="72.648cm" svg:y="67.009cm">
          <text:p text:style-name="P1">VCLXAccessibleMenuBar</text:p>
          <draw:enhanced-geometry svg:viewBox="0 0 21600 21600" draw:type="rectangle" draw:enhanced-path="M 0 0 L 21600 0 21600 21600 0 21600 0 0 Z N"/>
        </draw:custom-shape>
        <draw:custom-shape draw:style-name="gr1" draw:text-style-name="P1" draw:id="id12" draw:layer="layout" svg:width="4.717cm" svg:height="0.648cm" svg:x="92.127cm" svg:y="63.083cm">
          <draw:glue-point draw:id="4" svg:x="-1.977cm" svg:y="-5.015cm"/>
          <draw:glue-point draw:id="5" svg:x="2.143cm" svg:y="-5.015cm"/>
          <text:p text:style-name="P1">VCLXAccessiblePopupMenu</text:p>
          <draw:enhanced-geometry svg:viewBox="0 0 21600 21600" draw:type="rectangle" draw:enhanced-path="M 0 0 L 21600 0 21600 21600 0 21600 0 0 Z N"/>
        </draw:custom-shape>
        <draw:connector draw:style-name="inheritance_20__28_public_29_" draw:layer="layout" svg:x1="74.682cm" svg:y1="67.009cm" svg:x2="89.473cm" svg:y2="38.787cm" draw:start-shape="id11" draw:start-glue-point="0" draw:end-shape="id10" draw:end-glue-point="4" svg:d="m74682 67009v-14111h14791v-14111">
          <text:p/>
        </draw:connector>
        <draw:connector draw:style-name="inheritance_20__28_public_29_" draw:layer="layout" svg:x1="93.553cm" svg:y1="63.083cm" svg:x2="92.114cm" svg:y2="38.787cm" draw:start-shape="id12" draw:start-glue-point="4" draw:end-shape="id10" draw:end-glue-point="7" svg:d="m93553 63083v-12148h-1439v-12148">
          <text:p/>
        </draw:connector>
        <draw:custom-shape draw:style-name="gr1" draw:text-style-name="P1" draw:id="id13" draw:layer="layout" svg:width="5.314cm" svg:height="0.699cm" svg:x="61.066cm" svg:y="52.496cm">
          <text:p text:style-name="P1">VCLXAccessibleMenuSeparator</text:p>
          <draw:enhanced-geometry svg:viewBox="0 0 21600 21600" draw:type="rectangle" draw:enhanced-path="M 0 0 L 21600 0 21600 21600 0 21600 0 0 Z N"/>
        </draw:custom-shape>
        <draw:connector draw:style-name="inheritance_20__28_public_29_" draw:layer="layout" draw:line-skew="-2.032cm" svg:x1="63.723cm" svg:y1="52.496cm" svg:x2="60.885cm" svg:y2="40.268cm" draw:start-shape="id13" draw:start-glue-point="0" draw:end-shape="id5" draw:end-glue-point="4" svg:d="m63723 52496v-8146h-2838v-4082">
          <text:p/>
        </draw:connector>
        <draw:custom-shape draw:style-name="class_20__28_external_20_module_29_" draw:id="id14" draw:layer="layout" svg:width="1.788cm" svg:height="1.373cm" svg:x="68.174cm" svg:y="39.826cm">
          <draw:glue-point draw:id="4" svg:x="-5.005cm" svg:y="-2.541cm"/>
          <draw:glue-point draw:id="5" svg:x="-5.005cm" svg:y="2.745cm"/>
          <text:p>Menu</text:p>
          <draw:enhanced-geometry svg:viewBox="0 0 21600 21600" draw:type="rectangle" draw:enhanced-path="M 0 0 L 21600 0 21600 21600 0 21600 0 0 Z N"/>
        </draw:custom-shape>
        <draw:connector draw:style-name="data_20_member_20__28_pointer_29_" draw:layer="layout" svg:x1="64.99cm" svg:y1="39.88cm" svg:x2="68.174cm" svg:y2="40.888cm" draw:start-shape="id5" draw:start-glue-point="1" draw:end-shape="id14" draw:end-glue-point="5" svg:d="m64990 39880h1592v1008h1592">
          <text:p>m_pParent</text:p>
        </draw:connector>
        <draw:custom-shape draw:style-name="gr1" draw:text-style-name="P1" draw:id="id15" draw:layer="layout" svg:width="4.043cm" svg:height="0.803cm" svg:x="88.381cm" svg:y="27.699cm">
          <draw:glue-point draw:id="4" svg:x="-2.5cm" svg:y="-5.018cm"/>
          <draw:glue-point draw:id="5" svg:x="2.5cm" svg:y="-5.018cm"/>
          <text:p text:style-name="P1">VCLXAccessibleListItem</text:p>
          <draw:enhanced-geometry svg:viewBox="0 0 21600 21600" draw:type="rectangle" draw:enhanced-path="M 0 0 L 21600 0 21600 21600 0 21600 0 0 Z N"/>
        </draw:custom-shape>
        <draw:custom-shape draw:style-name="class_20__28_external_20_module_29_" draw:id="id16" draw:layer="layout" svg:width="4.173cm" svg:height="0.829cm" svg:x="88.808cm" svg:y="22.636cm">
          <draw:glue-point draw:id="4" svg:x="2.549cm" svg:y="5.006cm"/>
          <draw:glue-point draw:id="5" svg:x="-2.667cm" svg:y="5.006cm"/>
          <text:p>OCommonAccessibleText</text:p>
          <draw:enhanced-geometry svg:viewBox="0 0 21600 21600" draw:type="rectangle" draw:enhanced-path="M 0 0 L 21600 0 21600 21600 0 21600 0 0 Z N"/>
        </draw:custom-shape>
        <draw:connector draw:style-name="inheritance_20__28_public_29_" draw:layer="layout" svg:x1="89.392cm" svg:y1="27.699cm" svg:x2="90.894cm" svg:y2="23.465cm" draw:start-shape="id15" draw:start-glue-point="4" draw:end-shape="id16" draw:end-glue-point="2" svg:d="m89392 27699v-2118h1502v-2116">
          <text:p/>
        </draw:connector>
        <draw:custom-shape draw:style-name="gr2" draw:id="id17" draw:layer="layout" svg:width="8.631cm" svg:height="2.488cm" svg:x="91.103cm" svg:y="18.73cm">
          <text:p>com.sun.star.accessibility.XAccessible <text:s text:c="16"/></text:p>
          <text:p>com.sun.star.accessibility.XAccessibleComponent <text:s text:c="6"/></text:p>
          <text:p>com.sun.star.accessibility.XAccessibleContext <text:s text:c="8"/></text:p>
          <text:p>com.sun.star.accessibility.XAccessibleEventBroadcaster</text:p>
          <text:p>com.sun.star.accessibility.XAccessibleText <text:s text:c="11"/></text:p>
          <text:p>com.sun.star.lang.XServiceInfo</text:p>
          <draw:enhanced-geometry svg:viewBox="0 0 21600 21600" draw:type="rectangle" draw:enhanced-path="M 0 0 L 21600 0 21600 21600 0 21600 0 0 Z N"/>
        </draw:custom-shape>
        <draw:connector draw:style-name="inheritance_20__28_public_29_" draw:layer="layout" svg:x1="91.412cm" svg:y1="27.699cm" svg:x2="95.418cm" svg:y2="21.218cm" draw:start-shape="id15" draw:start-glue-point="5" draw:end-shape="id17" draw:end-glue-point="2" svg:d="m91412 27699v-3241h4006v-3240">
          <text:p/>
        </draw:connector>
        <draw:connector draw:style-name="data_20_member_20__28_pointer_29_" draw:layer="layout" svg:x1="66.041cm" svg:y1="34.853cm" svg:x2="68.174cm" svg:y2="40.164cm" draw:start-shape="id7" draw:start-glue-point="8" draw:end-shape="id14" draw:end-glue-point="4" svg:d="m66041 34853h1067v5311h1066">
          <text:p>m_pMenu</text:p>
        </draw:connector>
        <draw:custom-shape draw:style-name="namespace" draw:layer="layout" svg:width="7.464cm" svg:height="11.559cm" svg:x="46.61cm" svg:y="67.404cm">
          <text:p>accessibility</text:p>
          <draw:enhanced-geometry svg:viewBox="0 0 21600 21600" draw:type="rectangle" draw:enhanced-path="M 0 0 L 21600 0 21600 21600 0 21600 0 0 Z N"/>
        </draw:custom-shape>
        <draw:custom-shape draw:style-name="gr3" draw:id="id18" draw:layer="layout" svg:width="3.162cm" svg:height="9.253cm" svg:x="48.864cm" svg:y="68.414cm">
          <draw:glue-point draw:id="4" svg:x="-2.457cm" svg:y="-5.013cm"/>
          <draw:glue-point draw:id="5" svg:x="2.46cm" svg:y="-5.013cm"/>
          <draw:glue-point draw:id="6" svg:x="-5.003cm" svg:y="-2.6cm"/>
          <draw:glue-point draw:id="7" svg:x="-5.003cm" svg:y="2.6cm"/>
          <draw:glue-point draw:id="8" svg:x="5.003cm" svg:y="-4.344cm"/>
          <draw:glue-point draw:id="9" svg:x="5.003cm" svg:y="-3.672cm"/>
          <text:p>AccessibleFactory</text:p>
          <draw:enhanced-geometry svg:viewBox="0 0 21600 21600" draw:type="rectangle" draw:enhanced-path="M 0 0 L 21600 0 21600 21600 0 21600 0 0 Z N"/>
        </draw:custom-shape>
        <draw:custom-shape draw:style-name="class_20__28_external_20_module_29_" draw:id="id19" draw:layer="layout" svg:width="3.265cm" svg:height="0.725cm" svg:x="45.729cm" svg:y="64.631cm">
          <text:p>IAccessibleFactory</text:p>
          <draw:enhanced-geometry svg:viewBox="0 0 21600 21600" draw:type="rectangle" draw:enhanced-path="M 0 0 L 21600 0 21600 21600 0 21600 0 0 Z N"/>
        </draw:custom-shape>
        <draw:custom-shape draw:style-name="class_20__28_external_20_module_29_" draw:id="id20" draw:layer="layout" svg:width="3.265cm" svg:height="0.725cm" svg:x="51.432cm" svg:y="64.865cm">
          <text:p>IAccessibleFactory</text:p>
          <draw:enhanced-geometry svg:viewBox="0 0 21600 21600" draw:type="rectangle" draw:enhanced-path="M 0 0 L 21600 0 21600 21600 0 21600 0 0 Z N"/>
        </draw:custom-shape>
        <draw:custom-shape draw:style-name="namespace" draw:layer="layout" svg:width="5.702cm" svg:height="1.944cm" svg:x="43.94cm" svg:y="64.112cm">
          <text:p>toolkit</text:p>
          <draw:enhanced-geometry svg:viewBox="0 0 21600 21600" draw:type="rectangle" draw:enhanced-path="M 0 0 L 21600 0 21600 21600 0 21600 0 0 Z N"/>
        </draw:custom-shape>
        <draw:custom-shape draw:style-name="namespace" draw:layer="layout" svg:width="4.302cm" svg:height="2.074cm" svg:x="50.86cm" svg:y="64.138cm">
          <text:p>svt</text:p>
          <draw:enhanced-geometry svg:viewBox="0 0 21600 21600" draw:type="rectangle" draw:enhanced-path="M 0 0 L 21600 0 21600 21600 0 21600 0 0 Z N"/>
        </draw:custom-shape>
        <draw:connector draw:style-name="inheritance_20__28_public_29_" draw:layer="layout" svg:x1="49.669cm" svg:y1="68.414cm" svg:x2="47.361cm" svg:y2="65.356cm" draw:start-shape="id18" draw:start-glue-point="4" draw:end-shape="id19" draw:end-glue-point="2" svg:d="m49669 68414v-1530h-2308v-1528">
          <text:p/>
        </draw:connector>
        <draw:connector draw:style-name="inheritance_20__28_public_29_" draw:layer="layout" svg:x1="51.222cm" svg:y1="68.414cm" svg:x2="53.064cm" svg:y2="65.59cm" draw:start-shape="id18" draw:start-glue-point="5" draw:end-shape="id20" draw:end-glue-point="2" svg:d="m51222 68414v-1413h1842v-1411">
          <text:p/>
        </draw:connector>
        <draw:custom-shape draw:style-name="function" draw:id="id21" draw:layer="layout" svg:width="5.106cm" svg:height="0.7cm" svg:x="37.512cm" svg:y="70.643cm">
          <text:p>getStandardAccessibleFactory</text:p>
          <draw:enhanced-geometry svg:viewBox="0 0 21600 21600" draw:type="rectangle" draw:enhanced-path="M 0 0 L 21600 0 21600 21600 0 21600 0 0 Z N"/>
        </draw:custom-shape>
        <draw:custom-shape draw:style-name="function" draw:id="id22" draw:layer="layout" svg:width="5.96cm" svg:height="0.7cm" svg:x="37.617cm" svg:y="75.31cm">
          <text:p>getSvtAccessibilityComponentFactory</text:p>
          <draw:enhanced-geometry svg:viewBox="0 0 21600 21600" draw:type="rectangle" draw:enhanced-path="M 0 0 L 21600 0 21600 21600 0 21600 0 0 Z N"/>
        </draw:custom-shape>
        <draw:connector draw:style-name="local_20_usage_20__2f__20_return_20_type" draw:layer="layout" svg:x1="42.618cm" svg:y1="70.993cm" svg:x2="48.864cm" svg:y2="70.635cm" draw:start-shape="id21" draw:start-glue-point="1" draw:end-shape="id18" draw:end-glue-point="6" svg:d="m42618 70993h3123v-358h3123">
          <text:p/>
        </draw:connector>
        <draw:connector draw:style-name="local_20_usage_20__2f__20_return_20_type" draw:layer="layout" svg:x1="43.577cm" svg:y1="75.66cm" svg:x2="48.864cm" svg:y2="75.445cm" draw:start-shape="id22" draw:start-glue-point="1" draw:end-shape="id18" draw:end-glue-point="7" svg:d="m43577 75660h2644v-215h2643">
          <text:p/>
        </draw:connector>
        <draw:connector draw:style-name="local_20_usage_20__2f__20_return_20_type" draw:layer="layout" svg:x1="52.026cm" svg:y1="69.021cm" svg:x2="72.648cm" svg:y2="67.307cm" draw:start-shape="id18" draw:start-glue-point="8" draw:end-shape="id11" draw:end-glue-point="3" svg:d="m52026 69021h10311v-1714h10311">
          <text:p>createAccessible()</text:p>
        </draw:connector>
        <draw:connector draw:style-name="local_20_usage_20__2f__20_return_20_type" draw:layer="layout" svg:x1="52.026cm" svg:y1="69.643cm" svg:x2="92.127cm" svg:y2="63.407cm" draw:start-shape="id18" draw:start-glue-point="9" draw:end-shape="id12" draw:end-glue-point="3" svg:d="m52026 69643h20050v-6236h20051">
          <text:p>createAccessible()</text:p>
        </draw:connector>
        <draw:custom-shape draw:style-name="uno_20_service" draw:id="id23" draw:layer="layout" svg:width="6.273cm" svg:height="0.803cm" svg:x="94.925cm" svg:y="60.222cm">
          <text:p>com.sun.star.awt.AccessiblePopupMenu</text:p>
          <draw:enhanced-geometry svg:viewBox="0 0 21600 21600" draw:type="rectangle" draw:enhanced-path="M 0 0 L 21600 0 21600 21600 0 21600 0 0 Z N"/>
        </draw:custom-shape>
        <draw:connector draw:style-name="inheritance_20__28_public_29_" draw:layer="layout" svg:x1="95.495cm" svg:y1="63.083cm" svg:x2="98.061cm" svg:y2="61.025cm" draw:start-shape="id12" draw:start-glue-point="5" draw:end-shape="id23" draw:end-glue-point="2" svg:d="m95495 63083v-1029h2566v-1029">
          <text:p/>
        </draw:connector>
        <draw:connector draw:style-name="local_20_usage_20__2f__20_return_20_type" draw:layer="layout" draw:line-skew="0.212cm" svg:x1="66.042cm" svg:y1="33.771cm" svg:x2="78.625cm" svg:y2="46.308cm" draw:start-shape="id7" draw:start-glue-point="1" draw:end-shape="id2" draw:end-glue-point="3" svg:d="m66042 33771h6503v12537h6080">
          <text:p>GetChild()</text:p>
        </draw:connector>
        <draw:connector draw:style-name="local_20_usage_20__2f__20_return_20_type" draw:layer="layout" svg:x1="66.041cm" svg:y1="34.246cm" svg:x2="75.063cm" svg:y2="48.688cm" draw:start-shape="id7" draw:start-glue-point="9" draw:end-shape="id1" draw:end-glue-point="3" svg:d="m66041 34246h4511v14442h4511">
          <text:p>GetChild()</text:p>
        </draw:connector>
        <draw:custom-shape draw:style-name="gr1" draw:text-style-name="P1" draw:id="id24" draw:layer="layout" svg:width="9.306cm" svg:height="0.674cm" svg:x="94.212cm" svg:y="28.173cm">
          <draw:glue-point draw:id="4" svg:x="-2.422cm" svg:y="-5.014cm"/>
          <draw:glue-point draw:id="5" svg:x="2.476cm" svg:y="-5.014cm"/>
          <draw:glue-point draw:id="6" svg:x="-3.94cm" svg:y="5.014cm"/>
          <draw:glue-point draw:id="7" svg:x="-2.659cm" svg:y="5.014cm"/>
          <draw:glue-point draw:id="8" svg:x="-1.211cm" svg:y="5.014cm"/>
          <draw:glue-point draw:id="9" svg:x="1.518cm" svg:y="5.014cm"/>
          <draw:glue-point draw:id="10" svg:x="2.799cm" svg:y="5.014cm"/>
          <draw:glue-point draw:id="11" svg:x="4.108cm" svg:y="5.014cm"/>
          <text:p text:style-name="P1">VCLXAccessibleTextComponent</text:p>
          <draw:enhanced-geometry svg:viewBox="0 0 21600 21600" draw:type="rectangle" draw:enhanced-path="M 0 0 L 21600 0 21600 21600 0 21600 0 0 Z N"/>
        </draw:custom-shape>
        <draw:custom-shape draw:style-name="class_20__28_external_20_module_29_" draw:id="id26" draw:layer="layout" svg:width="4.482cm" svg:height="0.674cm" svg:x="102.249cm" svg:y="23.95cm">
          <draw:glue-point draw:id="4" svg:x="2.572cm" svg:y="5.014cm"/>
          <draw:glue-point draw:id="5" svg:x="-3.036cm" svg:y="5.014cm"/>
          <text:p>VCLXAccessibleComponent</text:p>
          <draw:enhanced-geometry svg:viewBox="0 0 21600 21600" draw:type="rectangle" draw:enhanced-path="M 0 0 L 21600 0 21600 21600 0 21600 0 0 Z N"/>
        </draw:custom-shape>
        <draw:custom-shape draw:style-name="gr2" draw:id="id25" draw:layer="layout" svg:width="6.868cm" svg:height="0.569cm" svg:x="93.746cm" svg:y="24.675cm">
          <text:p>com.sun.star.accessibility.XAccessibleText</text:p>
          <draw:enhanced-geometry svg:viewBox="0 0 21600 21600" draw:type="rectangle" draw:enhanced-path="M 0 0 L 21600 0 21600 21600 0 21600 0 0 Z N"/>
        </draw:custom-shape>
        <draw:connector draw:style-name="inheritance_20__28_public_29_" draw:layer="layout" svg:x1="96.612cm" svg:y1="28.173cm" svg:x2="91.957cm" svg:y2="23.464cm" draw:start-shape="id24" draw:start-glue-point="4" draw:end-shape="id16" draw:end-glue-point="4" svg:d="m96612 28173v-2354h-4655v-2355">
          <text:p/>
        </draw:connector>
        <draw:connector draw:style-name="inheritance_20__28_public_29_" draw:layer="layout" svg:x1="98.865cm" svg:y1="28.173cm" svg:x2="97.18cm" svg:y2="25.244cm" draw:start-shape="id24" draw:start-glue-point="0" draw:end-shape="id25" svg:d="m98865 28173v-1465h-1685v-1464">
          <text:p/>
        </draw:connector>
        <draw:connector draw:style-name="inheritance_20__28_public_29_" draw:layer="layout" svg:x1="101.169cm" svg:y1="28.173cm" svg:x2="103.13cm" svg:y2="24.624cm" draw:start-shape="id24" draw:start-glue-point="5" draw:end-shape="id26" draw:end-glue-point="5" svg:d="m101169 28173v-1774h1961v-1775">
          <text:p/>
        </draw:connector>
        <draw:custom-shape draw:style-name="gr1" draw:text-style-name="P1" draw:id="id27" draw:layer="layout" svg:width="3.809cm" svg:height="0.674cm" svg:x="92.814cm" svg:y="30.896cm">
          <draw:glue-point draw:id="4" svg:x="-2.422cm" svg:y="-5.014cm"/>
          <draw:glue-point draw:id="5" svg:x="2.476cm" svg:y="-5.014cm"/>
          <text:p text:style-name="P1">VCLXAccessibleButton</text:p>
          <draw:enhanced-geometry svg:viewBox="0 0 21600 21600" draw:type="rectangle" draw:enhanced-path="M 0 0 L 21600 0 21600 21600 0 21600 0 0 Z N"/>
        </draw:custom-shape>
        <draw:custom-shape draw:style-name="gr1" draw:text-style-name="P1" draw:id="id28" draw:layer="layout" svg:width="4.196cm" svg:height="0.674cm" svg:x="95.019cm" svg:y="32.322cm">
          <draw:glue-point draw:id="4" svg:x="-2.422cm" svg:y="-5.014cm"/>
          <draw:glue-point draw:id="5" svg:x="2.476cm" svg:y="-5.014cm"/>
          <text:p text:style-name="P1">VCLXAccessibleCheckBox</text:p>
          <draw:enhanced-geometry svg:viewBox="0 0 21600 21600" draw:type="rectangle" draw:enhanced-path="M 0 0 L 21600 0 21600 21600 0 21600 0 0 Z N"/>
        </draw:custom-shape>
        <draw:custom-shape draw:style-name="gr1" draw:text-style-name="P1" draw:id="id29" draw:layer="layout" svg:width="3.367cm" svg:height="0.674cm" svg:x="97.352cm" svg:y="31.258cm">
          <draw:glue-point draw:id="4" svg:x="-2.422cm" svg:y="-5.014cm"/>
          <draw:glue-point draw:id="5" svg:x="2.476cm" svg:y="-5.014cm"/>
          <text:p text:style-name="P1">VCLXAccessibleEdit</text:p>
          <draw:enhanced-geometry svg:viewBox="0 0 21600 21600" draw:type="rectangle" draw:enhanced-path="M 0 0 L 21600 0 21600 21600 0 21600 0 0 Z N"/>
        </draw:custom-shape>
        <draw:custom-shape draw:style-name="gr1" draw:text-style-name="P1" draw:id="id30" draw:layer="layout" svg:width="5.259cm" svg:height="0.674cm" svg:x="99.528cm" svg:y="32.373cm">
          <draw:glue-point draw:id="4" svg:x="-2.422cm" svg:y="-5.014cm"/>
          <draw:glue-point draw:id="5" svg:x="2.476cm" svg:y="-5.014cm"/>
          <text:p text:style-name="P1">VCLXAccessibleFixedHyperlink</text:p>
          <draw:enhanced-geometry svg:viewBox="0 0 21600 21600" draw:type="rectangle" draw:enhanced-path="M 0 0 L 21600 0 21600 21600 0 21600 0 0 Z N"/>
        </draw:custom-shape>
        <draw:custom-shape draw:style-name="gr1" draw:text-style-name="P1" draw:id="id31" draw:layer="layout" svg:width="4.145cm" svg:height="0.674cm" svg:x="102.612cm" svg:y="31.31cm">
          <draw:glue-point draw:id="4" svg:x="-2.422cm" svg:y="-5.014cm"/>
          <draw:glue-point draw:id="5" svg:x="2.476cm" svg:y="-5.014cm"/>
          <text:p text:style-name="P1">VCLXAccessibleFixedText</text:p>
          <draw:enhanced-geometry svg:viewBox="0 0 21600 21600" draw:type="rectangle" draw:enhanced-path="M 0 0 L 21600 0 21600 21600 0 21600 0 0 Z N"/>
        </draw:custom-shape>
        <draw:custom-shape draw:style-name="gr1" draw:text-style-name="P1" draw:id="id32" draw:layer="layout" svg:width="4.38cm" svg:height="0.674cm" svg:x="105.358cm" svg:y="32.374cm">
          <draw:glue-point draw:id="4" svg:x="-2.422cm" svg:y="-5.014cm"/>
          <draw:glue-point draw:id="5" svg:x="2.476cm" svg:y="-5.014cm"/>
          <text:p text:style-name="P1">VCLXAccessibleRadioButton</text:p>
          <draw:enhanced-geometry svg:viewBox="0 0 21600 21600" draw:type="rectangle" draw:enhanced-path="M 0 0 L 21600 0 21600 21600 0 21600 0 0 Z N"/>
        </draw:custom-shape>
        <draw:custom-shape draw:style-name="gr1" draw:text-style-name="P1" draw:id="id33" draw:layer="layout" svg:width="4.197cm" svg:height="0.674cm" svg:x="107.899cm" svg:y="31.181cm">
          <draw:glue-point draw:id="4" svg:x="-2.422cm" svg:y="-5.014cm"/>
          <draw:glue-point draw:id="5" svg:x="2.476cm" svg:y="-5.014cm"/>
          <text:p text:style-name="P1">VCLXAccessibleTextField</text:p>
          <draw:enhanced-geometry svg:viewBox="0 0 21600 21600" draw:type="rectangle" draw:enhanced-path="M 0 0 L 21600 0 21600 21600 0 21600 0 0 Z N"/>
        </draw:custom-shape>
        <draw:connector draw:style-name="inheritance_20__28_public_29_" draw:layer="layout" svg:x1="94.718cm" svg:y1="30.896cm" svg:x2="95.199cm" svg:y2="28.847cm" draw:start-shape="id27" draw:start-glue-point="0" draw:end-shape="id24" draw:end-glue-point="6" svg:d="m94718 30896v-1024h481v-1025">
          <text:p/>
        </draw:connector>
        <draw:connector draw:style-name="inheritance_20__28_public_29_" draw:layer="layout" svg:x1="97.117cm" svg:y1="32.322cm" svg:x2="96.391cm" svg:y2="28.847cm" draw:start-shape="id28" draw:start-glue-point="0" draw:end-shape="id24" draw:end-glue-point="7" svg:d="m97117 32322v-1737h-726v-1738">
          <text:p/>
        </draw:connector>
        <draw:connector draw:style-name="inheritance_20__28_public_29_" draw:layer="layout" svg:x1="99.035cm" svg:y1="31.258cm" svg:x2="97.739cm" svg:y2="28.847cm" draw:start-shape="id29" draw:start-glue-point="0" draw:end-shape="id24" draw:end-glue-point="8" svg:d="m99035 31258v-1205h-1296v-1206">
          <text:p/>
        </draw:connector>
        <draw:connector draw:style-name="inheritance_20__28_public_29_" draw:layer="layout" svg:x1="102.157cm" svg:y1="32.373cm" svg:x2="98.865cm" svg:y2="28.847cm" draw:start-shape="id30" draw:start-glue-point="0" draw:end-shape="id24" draw:end-glue-point="2" svg:d="m102157 32373v-1763h-3292v-1763">
          <text:p/>
        </draw:connector>
        <draw:connector draw:style-name="inheritance_20__28_public_29_" draw:layer="layout" svg:x1="104.684cm" svg:y1="31.31cm" svg:x2="100.277cm" svg:y2="28.847cm" draw:start-shape="id31" draw:start-glue-point="0" draw:end-shape="id24" draw:end-glue-point="9" svg:d="m104684 31310v-1231h-4407v-1232">
          <text:p/>
        </draw:connector>
        <draw:connector draw:style-name="inheritance_20__28_public_29_" draw:layer="layout" svg:x1="107.548cm" svg:y1="32.374cm" svg:x2="101.469cm" svg:y2="28.847cm" draw:start-shape="id32" draw:start-glue-point="0" draw:end-shape="id24" draw:end-glue-point="10" svg:d="m107548 32374v-1763h-6079v-1764">
          <text:p/>
        </draw:connector>
        <draw:connector draw:style-name="inheritance_20__28_public_29_" draw:layer="layout" svg:x1="109.997cm" svg:y1="31.181cm" svg:x2="102.687cm" svg:y2="28.847cm" draw:start-shape="id33" draw:start-glue-point="0" draw:end-shape="id24" draw:end-glue-point="11" svg:d="m109997 31181v-1167h-7310v-1167">
          <text:p/>
        </draw:connector>
        <draw:custom-shape draw:style-name="gr1" draw:text-style-name="P1" draw:id="id34" draw:layer="layout" svg:width="4.302cm" svg:height="0.674cm" svg:x="106.732cm" svg:y="26.1cm">
          <text:p text:style-name="P1">FloatingWindowAccessible</text:p>
          <draw:enhanced-geometry svg:viewBox="0 0 21600 21600" draw:type="rectangle" draw:enhanced-path="M 0 0 L 21600 0 21600 21600 0 21600 0 0 Z N"/>
        </draw:custom-shape>
        <draw:connector draw:style-name="inheritance_20__28_public_29_" draw:layer="layout" svg:x1="108.883cm" svg:y1="26.1cm" svg:x2="105.642cm" svg:y2="24.624cm" draw:start-shape="id34" draw:start-glue-point="0" draw:end-shape="id26" draw:end-glue-point="4" svg:d="m108883 26100v-738h-3241v-738">
          <text:p/>
        </draw:connector>
        <draw:custom-shape draw:style-name="class_20__28_external_20_module_29_" draw:id="id35" draw:layer="layout" svg:width="6.22cm" svg:height="0.648cm" svg:x="103.803cm" svg:y="21.538cm">
          <text:p>OAccessibleExtendedComponentHelper</text:p>
          <draw:enhanced-geometry svg:viewBox="0 0 21600 21600" draw:type="rectangle" draw:enhanced-path="M 0 0 L 21600 0 21600 21600 0 21600 0 0 Z N"/>
        </draw:custom-shape>
        <draw:connector draw:style-name="inheritance_20__28_public_29_" draw:layer="layout" svg:x1="104.49cm" svg:y1="23.95cm" svg:x2="106.913cm" svg:y2="22.186cm" draw:start-shape="id26" draw:start-glue-point="0" draw:end-shape="id35" svg:d="m104490 23950v-882h2423v-882">
          <text:p/>
        </draw:connector>
        <draw:custom-shape draw:style-name="namespace" draw:layer="layout" svg:width="9.616cm" svg:height="1.529cm" svg:x="102.014cm" svg:y="21.046cm">
          <text:p>comphelper</text:p>
          <draw:enhanced-geometry svg:viewBox="0 0 21600 21600" draw:type="rectangle" draw:enhanced-path="M 0 0 L 21600 0 21600 21600 0 21600 0 0 Z N"/>
        </draw:custom-shape>
        <draw:custom-shape draw:style-name="gr1" draw:text-style-name="P1" draw:id="id36" draw:layer="layout" svg:width="3.395cm" svg:height="0.7cm" svg:x="105.203cm" svg:y="28.329cm">
          <text:p text:style-name="P1">AccessibleListBox</text:p>
          <draw:enhanced-geometry svg:viewBox="0 0 21600 21600" draw:type="rectangle" draw:enhanced-path="M 0 0 L 21600 0 21600 21600 0 21600 0 0 Z N"/>
        </draw:custom-shape>
        <draw:connector draw:style-name="inheritance_20__28_public_29_" draw:layer="layout" draw:line-skew="0.867cm" svg:x1="106.9cm" svg:y1="28.329cm" svg:x2="104.49cm" svg:y2="24.624cm" draw:start-shape="id36" draw:start-glue-point="0" draw:end-shape="id26" draw:end-glue-point="2" svg:d="m106900 28329v-985h-2410v-2720">
          <text:p/>
        </draw:connector>
      </draw:page>
      <draw:page draw:name="basegfx" draw:style-name="dp1" draw:master-page-name="Default">
        <office:forms form:automatic-focus="false" form:apply-design-mode="false"/>
        <draw:custom-shape draw:style-name="namespace" draw:layer="layout" svg:width="113.631cm" svg:height="78.028cm" svg:x="2.456cm" svg:y="3.001cm">
          <text:p text:style-name="P2">basegfx</text:p>
          <draw:enhanced-geometry svg:viewBox="0 0 21600 21600" draw:type="rectangle" draw:enhanced-path="M 0 0 L 21600 0 21600 21600 0 21600 0 0 Z N"/>
        </draw:custom-shape>
        <draw:custom-shape draw:style-name="gr1" draw:text-style-name="P1" draw:id="id38" draw:layer="layout" svg:width="1.879cm" svg:height="0.666cm" svg:x="9.059cm" svg:y="6.825cm">
          <text:p text:style-name="P3">B2IRange</text:p>
          <draw:enhanced-geometry svg:viewBox="0 0 21600 21600" draw:type="rectangle" draw:enhanced-path="M 0 0 L 21600 0 21600 21600 0 21600 0 0 Z N"/>
        </draw:custom-shape>
        <draw:custom-shape draw:style-name="typedef" draw:id="id37" draw:layer="layout" svg:width="2.354cm" svg:height="0.642cm" svg:x="5.184cm" svg:y="6.871cm">
          <text:p text:style-name="P2">B2IRectangle</text:p>
          <draw:enhanced-geometry svg:viewBox="0 0 21600 21600" draw:type="rectangle" draw:enhanced-path="M 0 0 L 21600 0 21600 21600 0 21600 0 0 Z N"/>
        </draw:custom-shape>
        <draw:connector draw:style-name="typedef" draw:layer="layout" svg:x1="7.538cm" svg:y1="7.192cm" svg:x2="9.059cm" svg:y2="7.158cm" draw:start-shape="id37" draw:start-glue-point="1" draw:end-shape="id38" draw:end-glue-point="3" svg:d="m7538 7192h760v-34h761">
          <text:p/>
        </draw:connector>
      </draw:page>
      <draw:page draw:name="chart2" draw:style-name="dp1" draw:master-page-name="Default">
        <office:forms form:automatic-focus="false" form:apply-design-mode="false"/>
        <draw:connector draw:style-name="inheritance_20__28_public_29_" draw:layer="layout" svg:x1="130.408cm" svg:y1="84.702cm" svg:x2="130.858cm" svg:y2="80.063cm" draw:start-shape="id39" draw:start-glue-point="0" draw:end-shape="id40" draw:end-glue-point="5" svg:d="m130408 84702v-2320h450v-2319">
          <text:p/>
        </draw:connector>
        <draw:connector draw:style-name="data_20_member_20__28_multiple_20_pointers_29_" draw:layer="layout" svg:x1="23.674cm" svg:y1="61.609cm" svg:x2="26.188cm" svg:y2="51.957cm" draw:start-shape="id41" draw:start-glue-point="7" draw:end-shape="id42" draw:end-glue-point="7" svg:d="m23674 61609h1257v-9652h1257">
          <text:p/>
        </draw:connector>
        <draw:connector draw:style-name="data_20_member_20__28_multiple_20_pointers_29_" draw:layer="layout" svg:x1="23.674cm" svg:y1="61.039cm" svg:x2="49.31cm" svg:y2="28.277cm" draw:start-shape="id41" draw:start-glue-point="4" draw:end-shape="id43" draw:end-glue-point="3" svg:d="m23674 61039h12818v-32762h12818">
          <text:p/>
        </draw:connector>
        <draw:connector draw:style-name="gr4" draw:text-style-name="P2" draw:layer="layout" svg:x1="29.373cm" svg:y1="50.75cm" svg:x2="40.873cm" svg:y2="44.069cm" draw:start-shape="id42" draw:start-glue-point="11" draw:end-shape="id44" draw:end-glue-point="3" svg:d="m29373 50750h5750v-6681h5750">
          <text:p text:style-name="P2">m_aAxisMap (pair of dimension and axis IDs as keys)</text:p>
        </draw:connector>
        <draw:custom-shape draw:style-name="namespace" draw:layer="layout" svg:width="9.824cm" svg:height="1.685cm" svg:x="109.668cm" svg:y="76.708cm">
          <text:p text:style-name="P2">svt</text:p>
          <draw:enhanced-geometry svg:viewBox="0 0 21600 21600" draw:type="rectangle" draw:enhanced-path="M 0 0 L 21600 0 21600 21600 0 21600 0 0 Z N"/>
        </draw:custom-shape>
        <draw:custom-shape draw:style-name="namespace" draw:layer="layout" svg:width="160.449cm" svg:height="96.044cm" svg:x="2.319cm" svg:y="3.612cm">
          <text:p text:style-name="P2">chart</text:p>
          <draw:enhanced-geometry svg:viewBox="0 0 21600 21600" draw:type="rectangle" draw:enhanced-path="M 0 0 L 21600 0 21600 21600 0 21600 0 0 Z N"/>
        </draw:custom-shape>
        <draw:custom-shape draw:style-name="namespace" draw:layer="layout" svg:width="45.156cm" svg:height="16.525cm" svg:x="109.161cm" svg:y="46.094cm">
          <text:p text:style-name="P2">wrapper</text:p>
          <draw:enhanced-geometry svg:viewBox="0 0 21600 21600" draw:type="rectangle" draw:enhanced-path="M 0 0 L 21600 0 21600 21600 0 21600 0 0 Z N"/>
        </draw:custom-shape>
        <draw:custom-shape draw:style-name="gr3" draw:layer="layout" svg:width="3.319cm" svg:height="0.708cm" svg:x="109.92cm" svg:y="49.958cm">
          <text:p text:style-name="P2">Chart2ModelContact</text:p>
          <draw:enhanced-geometry svg:viewBox="0 0 21600 21600" draw:type="rectangle" draw:enhanced-path="M 0 0 L 21600 0 21600 21600 0 21600 0 0 Z N"/>
        </draw:custom-shape>
        <draw:custom-shape draw:style-name="gr1" draw:text-style-name="P1" draw:id="id45" draw:layer="layout" svg:width="2.074cm" svg:height="16.279cm" svg:x="14.944cm" svg:y="54.893cm">
          <draw:glue-point draw:id="4" svg:x="-2.512cm" svg:y="-5.007cm"/>
          <draw:glue-point draw:id="5" svg:x="2.487cm" svg:y="-5.007cm"/>
          <draw:glue-point draw:id="6" svg:x="5cm" svg:y="-4.14cm"/>
          <draw:glue-point draw:id="7" svg:x="5cm" svg:y="-3.092cm"/>
          <draw:glue-point draw:id="8" svg:x="5cm" svg:y="-2.103cm"/>
          <draw:glue-point draw:id="9" svg:x="5cm" svg:y="-0.996cm"/>
          <draw:glue-point draw:id="10" svg:x="5cm" svg:y="4.069cm"/>
          <draw:glue-point draw:id="11" svg:x="5cm" svg:y="0.972cm"/>
          <draw:glue-point draw:id="12" svg:x="5cm" svg:y="2.076cm"/>
          <draw:glue-point draw:id="13" svg:x="5cm" svg:y="3.075cm"/>
          <draw:glue-point draw:id="14" svg:x="5cm" svg:y="-1.511cm"/>
          <text:p text:style-name="P3">ChartView</text:p>
          <draw:enhanced-geometry svg:viewBox="0 0 21600 21600" draw:type="rectangle" draw:enhanced-path="M 0 0 L 21600 0 21600 21600 0 21600 0 0 Z N"/>
        </draw:custom-shape>
        <draw:custom-shape draw:style-name="gr1" draw:text-style-name="P1" draw:id="id46" draw:layer="layout" svg:width="3.551cm" svg:height="0.648cm" svg:x="14.634cm" svg:y="51.546cm">
          <text:p text:style-name="P3">ExplicitValueProvider</text:p>
          <draw:enhanced-geometry svg:viewBox="0 0 21600 21600" draw:type="rectangle" draw:enhanced-path="M 0 0 L 21600 0 21600 21600 0 21600 0 0 Z N"/>
        </draw:custom-shape>
        <draw:connector draw:style-name="inheritance_20__28_public_29_" draw:layer="layout" svg:x1="15.981cm" svg:y1="54.893cm" svg:x2="16.409cm" svg:y2="52.194cm" draw:start-shape="id45" draw:end-shape="id46" draw:end-glue-point="2" svg:d="m15981 54893v-1350h428v-1349">
          <text:p/>
        </draw:connector>
        <draw:custom-shape draw:style-name="gr1" draw:text-style-name="P1" draw:id="id47" draw:layer="layout" svg:width="4.691cm" svg:height="0.598cm" svg:x="24.072cm" svg:y="55.085cm">
          <text:p text:style-name="P3">VCartesianCoordinateSystem</text:p>
          <draw:enhanced-geometry svg:viewBox="0 0 21600 21600" draw:type="rectangle" draw:enhanced-path="M 0 0 L 21600 0 21600 21600 0 21600 0 0 Z N"/>
        </draw:custom-shape>
        <draw:custom-shape draw:style-name="gr1" draw:text-style-name="P1" draw:id="id42" draw:layer="layout" svg:width="3.187cm" svg:height="2.906cm" svg:x="26.188cm" svg:y="49.681cm">
          <draw:glue-point draw:id="4" svg:x="-2.38cm" svg:y="5cm"/>
          <draw:glue-point draw:id="5" svg:x="2.54cm" svg:y="5cm"/>
          <draw:glue-point draw:id="6" svg:x="4.998cm" svg:y="-3.337cm"/>
          <draw:glue-point draw:id="7" svg:x="-5.001cm" svg:y="2.835cm"/>
          <draw:glue-point draw:id="8" svg:x="-5.001cm" svg:y="-2.752cm"/>
          <draw:glue-point draw:id="9" svg:x="4.998cm" svg:y="3.74cm"/>
          <draw:glue-point draw:id="10" svg:x="4.998cm" svg:y="1.868cm"/>
          <draw:glue-point draw:id="11" svg:x="4.998cm" svg:y="-1.324cm"/>
          <text:p text:style-name="P3">VCoordinateSystem</text:p>
          <draw:enhanced-geometry svg:viewBox="0 0 21600 21600" draw:type="rectangle" draw:enhanced-path="M 0 0 L 21600 0 21600 21600 0 21600 0 0 Z N"/>
        </draw:custom-shape>
        <draw:connector draw:style-name="inheritance_20__28_public_29_" draw:layer="layout" svg:x1="26.417cm" svg:y1="55.085cm" svg:x2="27.023cm" svg:y2="52.587cm" draw:start-shape="id47" draw:start-glue-point="0" draw:end-shape="id42" draw:end-glue-point="4" svg:d="m26417 55085v-1249h606v-1249">
          <text:p/>
        </draw:connector>
        <draw:custom-shape draw:style-name="gr1" draw:text-style-name="P1" draw:id="id44" draw:layer="layout" svg:width="2.177cm" svg:height="1.969cm" svg:x="40.873cm" svg:y="43.085cm">
          <draw:glue-point draw:id="4" svg:x="-2.374cm" svg:y="5cm"/>
          <draw:glue-point draw:id="5" svg:x="2.269cm" svg:y="5cm"/>
          <draw:glue-point draw:id="6" svg:x="4.997cm" svg:y="2.767cm"/>
          <draw:glue-point draw:id="7" svg:x="4.997cm" svg:y="-2.625cm"/>
          <text:p text:style-name="P3">VAxisBase</text:p>
          <draw:enhanced-geometry svg:viewBox="0 0 21600 21600" draw:type="rectangle" draw:enhanced-path="M 0 0 L 21600 0 21600 21600 0 21600 0 0 Z N"/>
        </draw:custom-shape>
        <draw:custom-shape draw:style-name="gr1" draw:text-style-name="P1" draw:id="id48" draw:layer="layout" svg:width="3.033cm" svg:height="0.674cm" svg:x="42.113cm" svg:y="35.526cm">
          <draw:glue-point draw:id="4" svg:x="-2.865cm" svg:y="5cm"/>
          <draw:glue-point draw:id="5" svg:x="2.604cm" svg:y="5cm"/>
          <text:p text:style-name="P3">VAxisOrGridBase</text:p>
          <draw:enhanced-geometry svg:viewBox="0 0 21600 21600" draw:type="rectangle" draw:enhanced-path="M 0 0 L 21600 0 21600 21600 0 21600 0 0 Z N"/>
        </draw:custom-shape>
        <draw:connector draw:style-name="inheritance_20__28_public_29_" draw:layer="layout" draw:line-skew="-0.66cm" svg:x1="41.961cm" svg:y1="43.085cm" svg:x2="42.761cm" svg:y2="36.2cm" draw:start-shape="id44" draw:start-glue-point="0" draw:end-shape="id48" draw:end-glue-point="4" svg:d="m41961 43085v-4103h800v-2782">
          <text:p/>
        </draw:connector>
        <draw:custom-shape draw:style-name="gr1" draw:text-style-name="P1" draw:id="id49" draw:layer="layout" svg:width="4.095cm" svg:height="1.013cm" svg:x="47.077cm" svg:y="54.244cm">
          <draw:glue-point draw:id="4" svg:x="4.998cm" svg:y="-2.675cm"/>
          <draw:glue-point draw:id="5" svg:x="4.998cm" svg:y="2.438cm"/>
          <text:p text:style-name="P3">ExplicitCategoriesProvider</text:p>
          <draw:enhanced-geometry svg:viewBox="0 0 21600 21600" draw:type="rectangle" draw:enhanced-path="M 0 0 L 21600 0 21600 21600 0 21600 0 0 Z N"/>
        </draw:custom-shape>
        <draw:connector draw:style-name="data_20_member_20__28_pointer_29_" draw:layer="layout" svg:x1="29.373cm" svg:y1="52.22cm" svg:x2="47.077cm" svg:y2="54.75cm" draw:start-shape="id42" draw:start-glue-point="9" draw:end-shape="id49" draw:end-glue-point="3" svg:d="m29373 52220h8852v2530h8852">
          <text:p>getExplicitCategoriesProvider()</text:p>
        </draw:connector>
        <draw:custom-shape draw:style-name="gr1" draw:text-style-name="P1" draw:id="id50" draw:layer="layout" svg:width="4.25cm" svg:height="0.621cm" svg:x="27.682cm" svg:y="56.188cm">
          <text:p text:style-name="P3">VPolarCoordinateSystem</text:p>
          <draw:enhanced-geometry svg:viewBox="0 0 21600 21600" draw:type="rectangle" draw:enhanced-path="M 0 0 L 21600 0 21600 21600 0 21600 0 0 Z N"/>
        </draw:custom-shape>
        <draw:connector draw:style-name="inheritance_20__28_public_29_" draw:layer="layout" svg:x1="29.807cm" svg:y1="56.188cm" svg:x2="28.59cm" svg:y2="52.587cm" draw:start-shape="id50" draw:start-glue-point="0" draw:end-shape="id42" draw:end-glue-point="5" svg:d="m29807 56188v-1801h-1217v-1800">
          <text:p/>
        </draw:connector>
        <draw:connector draw:style-name="data_20_member_20__28_multiple_20_pointers_29_" draw:layer="layout" svg:x1="17.018cm" svg:y1="56.293cm" svg:x2="26.188cm" svg:y2="50.335cm" draw:start-shape="id45" draw:start-glue-point="6" draw:end-shape="id42" draw:end-glue-point="8" svg:d="m17018 56293h4585v-5958h4585">
          <text:p>m_aVCooSysList</text:p>
        </draw:connector>
        <draw:custom-shape draw:style-name="gr1" draw:text-style-name="P1" draw:id="id55" draw:layer="layout" svg:width="1.684cm" svg:height="0.7cm" svg:x="48.378cm" svg:y="33.254cm">
          <text:p text:style-name="P3">BarChart</text:p>
          <draw:enhanced-geometry svg:viewBox="0 0 21600 21600" draw:type="rectangle" draw:enhanced-path="M 0 0 L 21600 0 21600 21600 0 21600 0 0 Z N"/>
        </draw:custom-shape>
        <draw:custom-shape draw:style-name="gr1" draw:text-style-name="P1" draw:id="id43" draw:layer="layout" svg:width="3.473cm" svg:height="3.37cm" svg:x="49.31cm" svg:y="26.592cm">
          <draw:glue-point draw:id="4" svg:x="-2.159cm" svg:y="-5.004cm"/>
          <draw:glue-point draw:id="5" svg:x="2.093cm" svg:y="-5cm"/>
          <draw:glue-point draw:id="6" svg:x="-3.429cm" svg:y="5cm"/>
          <draw:glue-point draw:id="7" svg:x="-1.338cm" svg:y="5cm"/>
          <draw:glue-point draw:id="8" svg:x="1.422cm" svg:y="5cm"/>
          <draw:glue-point draw:id="9" svg:x="3.213cm" svg:y="5cm"/>
          <draw:glue-point draw:id="10" svg:x="4.998cm" svg:y="-3.882cm"/>
          <draw:glue-point draw:id="11" svg:x="4.998cm" svg:y="2.568cm"/>
          <draw:glue-point draw:id="12" svg:x="4.998cm" svg:y="-2.571cm"/>
          <draw:glue-point draw:id="13" svg:x="4.998cm" svg:y="-1.203cm"/>
          <draw:glue-point draw:id="14" svg:x="4.998cm" svg:y="1.337cm"/>
          <draw:glue-point draw:id="15" svg:x="4.998cm" svg:y="3.859cm"/>
          <text:p text:style-name="P3">VSeriesPlotter</text:p>
          <draw:enhanced-geometry svg:viewBox="0 0 21600 21600" draw:type="rectangle" draw:enhanced-path="M 0 0 L 21600 0 21600 21600 0 21600 0 0 Z N"/>
        </draw:custom-shape>
        <draw:custom-shape draw:style-name="gr1" draw:text-style-name="P1" draw:id="id51" draw:layer="layout" svg:width="2.619cm" svg:height="0.596cm" svg:x="45.609cm" svg:y="21.614cm">
          <draw:glue-point draw:id="4" svg:x="2.027cm" svg:y="5cm"/>
          <draw:glue-point draw:id="5" svg:x="-2.226cm" svg:y="5cm"/>
          <text:p text:style-name="P3">PlotterBase</text:p>
          <draw:enhanced-geometry svg:viewBox="0 0 21600 21600" draw:type="rectangle" draw:enhanced-path="M 0 0 L 21600 0 21600 21600 0 21600 0 0 Z N"/>
        </draw:custom-shape>
        <draw:custom-shape draw:style-name="gr1" draw:text-style-name="P1" draw:id="id52" draw:layer="layout" svg:width="5.001cm" svg:height="0.622cm" svg:x="37.227cm" svg:y="24.769cm">
          <draw:glue-point draw:id="4" svg:x="1.813cm" svg:y="5cm"/>
          <draw:glue-point draw:id="5" svg:x="-1.977cm" svg:y="5cm"/>
          <text:p text:style-name="P3">MinimumAndMaximumSupplier</text:p>
          <draw:enhanced-geometry svg:viewBox="0 0 21600 21600" draw:type="rectangle" draw:enhanced-path="M 0 0 L 21600 0 21600 21600 0 21600 0 0 Z N"/>
        </draw:custom-shape>
        <draw:custom-shape draw:style-name="gr1" draw:text-style-name="P1" draw:id="id53" draw:layer="layout" svg:width="3.499cm" svg:height="0.648cm" svg:x="51.461cm" svg:y="22.499cm">
          <text:p text:style-name="P3">LegendEntryProvider</text:p>
          <draw:enhanced-geometry svg:viewBox="0 0 21600 21600" draw:type="rectangle" draw:enhanced-path="M 0 0 L 21600 0 21600 21600 0 21600 0 0 Z N"/>
        </draw:custom-shape>
        <draw:connector draw:style-name="inheritance_20__28_public_29_" draw:layer="layout" svg:x1="51.046cm" svg:y1="26.592cm" svg:x2="47.448cm" svg:y2="22.21cm" draw:start-shape="id43" draw:start-glue-point="0" draw:end-shape="id51" draw:end-glue-point="4" svg:d="m51046 26592v-2191h-3598v-2191">
          <text:p/>
        </draw:connector>
        <draw:connector draw:style-name="inheritance_20__28_public_29_" draw:layer="layout" svg:x1="50.297cm" svg:y1="26.592cm" svg:x2="40.633cm" svg:y2="25.391cm" draw:start-shape="id43" draw:start-glue-point="4" draw:end-shape="id52" draw:end-glue-point="4" svg:d="m50297 26592v-600h-9664v-601">
          <text:p/>
        </draw:connector>
        <draw:connector draw:style-name="inheritance_20__28_public_29_" draw:layer="layout" svg:x1="51.772cm" svg:y1="26.592cm" svg:x2="53.21cm" svg:y2="23.147cm" draw:start-shape="id43" draw:start-glue-point="5" draw:end-shape="id53" draw:end-glue-point="2" svg:d="m51772 26592v-1722h1438v-1723">
          <text:p/>
        </draw:connector>
        <draw:custom-shape draw:style-name="gr1" draw:text-style-name="P1" draw:id="id54" draw:layer="layout" svg:width="2.047cm" svg:height="0.7cm" svg:x="46.953cm" svg:y="34.291cm">
          <text:p text:style-name="P3">AreaChart</text:p>
          <draw:enhanced-geometry svg:viewBox="0 0 21600 21600" draw:type="rectangle" draw:enhanced-path="M 0 0 L 21600 0 21600 21600 0 21600 0 0 Z N"/>
        </draw:custom-shape>
        <draw:custom-shape draw:style-name="gr1" draw:text-style-name="P1" draw:id="id56" draw:layer="layout" svg:width="2.955cm" svg:height="0.648cm" svg:x="49.597cm" svg:y="34.293cm">
          <text:p text:style-name="P3">CandleStickChart</text:p>
          <draw:enhanced-geometry svg:viewBox="0 0 21600 21600" draw:type="rectangle" draw:enhanced-path="M 0 0 L 21600 0 21600 21600 0 21600 0 0 Z N"/>
        </draw:custom-shape>
        <draw:custom-shape draw:style-name="gr1" draw:text-style-name="P1" draw:id="id57" draw:layer="layout" svg:width="1.684cm" svg:height="1.275cm" svg:x="54.16cm" svg:y="33.981cm">
          <draw:glue-point draw:id="4" svg:x="5cm" svg:y="-2.313cm"/>
          <draw:glue-point draw:id="5" svg:x="5cm" svg:y="2.972cm"/>
          <text:p text:style-name="P3">PieChart</text:p>
          <draw:enhanced-geometry svg:viewBox="0 0 21600 21600" draw:type="rectangle" draw:enhanced-path="M 0 0 L 21600 0 21600 21600 0 21600 0 0 Z N"/>
        </draw:custom-shape>
        <draw:connector draw:style-name="inheritance_20__28_public_29_" draw:layer="layout" draw:line-skew="-1.315cm" svg:x1="47.976cm" svg:y1="34.291cm" svg:x2="49.856cm" svg:y2="29.962cm" draw:start-shape="id54" draw:start-glue-point="0" draw:end-shape="id43" draw:end-glue-point="6" svg:d="m47976 34291v-3479h1880v-850">
          <text:p/>
        </draw:connector>
        <draw:connector draw:style-name="inheritance_20__28_public_29_" draw:layer="layout" svg:x1="49.22cm" svg:y1="33.254cm" svg:x2="50.582cm" svg:y2="29.962cm" draw:start-shape="id55" draw:start-glue-point="0" draw:end-shape="id43" draw:end-glue-point="7" svg:d="m49220 33254v-1646h1362v-1646">
          <text:p/>
        </draw:connector>
        <draw:connector draw:style-name="inheritance_20__28_public_29_" draw:layer="layout" svg:x1="51.074cm" svg:y1="34.293cm" svg:x2="51.539cm" svg:y2="29.962cm" draw:start-shape="id56" draw:start-glue-point="0" draw:end-shape="id43" draw:end-glue-point="8" svg:d="m51074 34293v-2165h465v-2166">
          <text:p/>
        </draw:connector>
        <draw:connector draw:style-name="inheritance_20__28_public_29_" draw:layer="layout" svg:x1="55.002cm" svg:y1="33.981cm" svg:x2="52.161cm" svg:y2="29.962cm" draw:start-shape="id57" draw:start-glue-point="0" draw:end-shape="id43" draw:end-glue-point="9" svg:d="m55002 33981v-2010h-2841v-2009">
          <text:p/>
        </draw:connector>
        <draw:connector draw:style-name="inheritance_20__28_public_29_" draw:layer="layout" svg:x1="43.629cm" svg:y1="35.526cm" svg:x2="46.336cm" svg:y2="22.21cm" draw:start-shape="id48" draw:start-glue-point="0" draw:end-shape="id51" draw:end-glue-point="5" svg:d="m43629 35526v-6658h2707v-6658">
          <text:p/>
        </draw:connector>
        <draw:custom-shape draw:style-name="gr1" draw:text-style-name="P1" draw:id="id58" draw:layer="layout" svg:width="2.773cm" svg:height="0.596cm" svg:x="44.172cm" svg:y="38.468cm">
          <text:p text:style-name="P3">VCartesianGrid</text:p>
          <draw:enhanced-geometry svg:viewBox="0 0 21600 21600" draw:type="rectangle" draw:enhanced-path="M 0 0 L 21600 0 21600 21600 0 21600 0 0 Z N"/>
        </draw:custom-shape>
        <draw:connector draw:style-name="inheritance_20__28_public_29_" draw:layer="layout" svg:x1="45.558cm" svg:y1="38.468cm" svg:x2="43.629cm" svg:y2="36.2cm" draw:start-shape="id58" draw:start-glue-point="0" draw:end-shape="id48" draw:end-glue-point="2" svg:d="m45558 38468v-1134h-1929v-1134">
          <text:p/>
        </draw:connector>
        <draw:custom-shape draw:style-name="gr1" draw:text-style-name="P1" draw:id="id59" draw:layer="layout" svg:width="2.021cm" svg:height="0.596cm" svg:x="45.977cm" svg:y="37.519cm">
          <text:p text:style-name="P3">VPolarGrid</text:p>
          <draw:enhanced-geometry svg:viewBox="0 0 21600 21600" draw:type="rectangle" draw:enhanced-path="M 0 0 L 21600 0 21600 21600 0 21600 0 0 Z N"/>
        </draw:custom-shape>
        <draw:connector draw:style-name="inheritance_20__28_public_29_" draw:layer="layout" svg:x1="46.987cm" svg:y1="37.519cm" svg:x2="44.418cm" svg:y2="36.2cm" draw:start-shape="id59" draw:start-glue-point="0" draw:end-shape="id48" draw:end-glue-point="5" svg:d="m46987 37519v-659h-2569v-660">
          <text:p/>
        </draw:connector>
        <draw:custom-shape draw:style-name="gr1" draw:text-style-name="P1" draw:id="id60" draw:layer="layout" svg:width="2.748cm" svg:height="0.596cm" svg:x="38.798cm" svg:y="46.739cm">
          <text:p text:style-name="P3">VCartesianAxis</text:p>
          <draw:enhanced-geometry svg:viewBox="0 0 21600 21600" draw:type="rectangle" draw:enhanced-path="M 0 0 L 21600 0 21600 21600 0 21600 0 0 Z N"/>
        </draw:custom-shape>
        <draw:custom-shape draw:style-name="gr1" draw:text-style-name="P1" draw:id="id61" draw:layer="layout" svg:width="2.022cm" svg:height="0.622cm" svg:x="42.089cm" svg:y="46.714cm">
          <text:p text:style-name="P3">VPolarAxis</text:p>
          <draw:enhanced-geometry svg:viewBox="0 0 21600 21600" draw:type="rectangle" draw:enhanced-path="M 0 0 L 21600 0 21600 21600 0 21600 0 0 Z N"/>
        </draw:custom-shape>
        <draw:connector draw:style-name="inheritance_20__28_public_29_" draw:layer="layout" svg:x1="40.172cm" svg:y1="46.739cm" svg:x2="41.445cm" svg:y2="45.053cm" draw:start-shape="id60" draw:start-glue-point="0" draw:end-shape="id44" draw:end-glue-point="4" svg:d="m40172 46739v-843h1273v-843">
          <text:p/>
        </draw:connector>
        <draw:connector draw:style-name="inheritance_20__28_public_29_" draw:layer="layout" svg:x1="43.1cm" svg:y1="46.714cm" svg:x2="42.454cm" svg:y2="45.053cm" draw:start-shape="id61" draw:start-glue-point="0" draw:end-shape="id44" draw:end-glue-point="5" svg:d="m43100 46714v-830h-646v-831">
          <text:p/>
        </draw:connector>
        <draw:custom-shape draw:style-name="gr5" draw:id="id71" draw:layer="layout" svg:width="3.448cm" svg:height="0.622cm" svg:x="47.973cm" svg:y="43.367cm">
          <text:p text:style-name="P2">AxisLabelProperties</text:p>
          <draw:enhanced-geometry svg:viewBox="0 0 21600 21600" draw:type="rectangle" draw:enhanced-path="M 0 0 L 21600 0 21600 21600 0 21600 0 0 Z N"/>
        </draw:custom-shape>
        <draw:custom-shape draw:style-name="gr5" draw:text-style-name="P2" draw:id="id68" draw:layer="layout" svg:width="2.514cm" svg:height="2.36cm" svg:x="48.863cm" svg:y="44.411cm">
          <draw:glue-point draw:id="4" svg:x="5cm" svg:y="-3.703cm"/>
          <draw:glue-point draw:id="5" svg:x="5cm" svg:y="-1.703cm"/>
          <draw:glue-point draw:id="6" svg:x="5cm" svg:y="1.588cm"/>
          <draw:glue-point draw:id="7" svg:x="5cm" svg:y="3.487cm"/>
          <text:p text:style-name="P2">AxisProperties</text:p>
          <draw:enhanced-geometry svg:viewBox="0 0 21600 21600" draw:mirror-horizontal="false" draw:mirror-vertical="false" draw:type="rectangle" draw:enhanced-path="M 0 0 L 21600 0 21600 21600 0 21600 0 0 Z N"/>
        </draw:custom-shape>
        <draw:custom-shape draw:style-name="gr3" draw:layer="layout" svg:width="1.529cm" svg:height="0.622cm" svg:x="15.486cm" svg:y="36.447cm">
          <text:p text:style-name="P2">TickIter</text:p>
          <draw:enhanced-geometry svg:viewBox="0 0 21600 21600" draw:mirror-horizontal="false" draw:mirror-vertical="false" draw:type="rectangle" draw:enhanced-path="M 0 0 L 21600 0 21600 21600 0 21600 0 0 Z N"/>
        </draw:custom-shape>
        <draw:custom-shape draw:style-name="gr3" draw:id="id63" draw:layer="layout" svg:width="2.747cm" svg:height="0.622cm" svg:x="15.098cm" svg:y="38.002cm">
          <draw:glue-point draw:id="4" svg:x="-2.264cm" svg:y="5cm"/>
          <draw:glue-point draw:id="5" svg:x="2.358cm" svg:y="5cm"/>
          <text:p text:style-name="P2">TickmarkHelper</text:p>
          <draw:enhanced-geometry svg:viewBox="0 0 21600 21600" draw:mirror-horizontal="false" draw:mirror-vertical="false" draw:type="rectangle" draw:enhanced-path="M 0 0 L 21600 0 21600 21600 0 21600 0 0 Z N"/>
        </draw:custom-shape>
        <draw:custom-shape draw:style-name="gr3" draw:id="id62" draw:layer="layout" svg:width="3.137cm" svg:height="0.622cm" svg:x="12.816cm" svg:y="39.661cm">
          <text:p text:style-name="P2">TickmarkHelper_2D</text:p>
          <draw:enhanced-geometry svg:viewBox="0 0 21600 21600" draw:mirror-horizontal="false" draw:mirror-vertical="false" draw:type="rectangle" draw:enhanced-path="M 0 0 L 21600 0 21600 21600 0 21600 0 0 Z N"/>
        </draw:custom-shape>
        <draw:custom-shape draw:style-name="gr3" draw:id="id64" draw:layer="layout" svg:width="3.213cm" svg:height="0.622cm" svg:x="16.783cm" svg:y="39.635cm">
          <text:p text:style-name="P2">TickmarkHelper_3D</text:p>
          <draw:enhanced-geometry svg:viewBox="0 0 21600 21600" draw:mirror-horizontal="false" draw:mirror-vertical="false" draw:type="rectangle" draw:enhanced-path="M 0 0 L 21600 0 21600 21600 0 21600 0 0 Z N"/>
        </draw:custom-shape>
        <draw:connector draw:style-name="inheritance_20__28_public_29_" draw:layer="layout" svg:x1="14.384cm" svg:y1="39.661cm" svg:x2="15.85cm" svg:y2="38.624cm" draw:start-shape="id62" draw:start-glue-point="0" draw:end-shape="id63" draw:end-glue-point="4" svg:d="m14384 39661v-518h1466v-519">
          <text:p/>
        </draw:connector>
        <draw:connector draw:style-name="inheritance_20__28_public_29_" draw:layer="layout" svg:x1="18.389cm" svg:y1="39.635cm" svg:x2="17.118cm" svg:y2="38.624cm" draw:start-shape="id64" draw:start-glue-point="0" draw:end-shape="id63" draw:end-glue-point="5" svg:d="m18389 39635v-505h-1271v-506">
          <text:p/>
        </draw:connector>
        <draw:connector draw:style-name="inheritance_20__28_public_29_" draw:layer="layout" svg:x1="49.124cm" svg:y1="54.244cm" svg:x2="56.794cm" svg:y2="46.418cm" draw:start-shape="id49" draw:start-glue-point="0" draw:end-shape="id65" draw:end-glue-point="2" svg:d="m49124 54244v-3913h7670v-3913">
          <text:p/>
        </draw:connector>
        <draw:custom-shape draw:style-name="gr2" draw:id="id66" draw:layer="layout" svg:width="7.375cm" svg:height="0.518cm" svg:x="52.774cm" svg:y="54.23cm">
          <text:p text:style-name="P2">com.sun.star.chart2.data.XLabeledDataSequence</text:p>
          <draw:enhanced-geometry svg:viewBox="0 0 21600 21600" draw:type="rectangle" draw:enhanced-path="M 0 0 L 21600 0 21600 21600 0 21600 0 0 Z N"/>
        </draw:custom-shape>
        <draw:connector draw:style-name="data_20_member_20__28_pointer_29_" draw:layer="layout" svg:x1="51.17cm" svg:y1="54.48cm" svg:x2="52.774cm" svg:y2="54.489cm" draw:start-shape="id49" draw:start-glue-point="4" draw:end-shape="id66" svg:d="m51170 54480h802v9h802">
          <text:p/>
        </draw:connector>
        <draw:custom-shape draw:style-name="gr2" draw:id="id67" draw:layer="layout" svg:width="6.172cm" svg:height="0.518cm" svg:x="52.797cm" svg:y="55.031cm">
          <text:p text:style-name="P2">com.sun.star.chart2.XCoordinateSystem</text:p>
          <draw:enhanced-geometry svg:viewBox="0 0 21600 21600" draw:type="rectangle" draw:enhanced-path="M 0 0 L 21600 0 21600 21600 0 21600 0 0 Z N"/>
        </draw:custom-shape>
        <draw:connector draw:style-name="data_20_member_20__28_pointer_29_" draw:layer="layout" draw:line-skew="-0.448cm" svg:x1="51.17cm" svg:y1="54.996cm" svg:x2="52.797cm" svg:y2="55.29cm" draw:start-shape="id49" draw:start-glue-point="5" draw:end-shape="id67" draw:end-glue-point="3" svg:d="m51170 54996h366v294h1261">
          <text:p/>
        </draw:connector>
        <draw:connector draw:style-name="data_20_member_20__28_pointer_29_" draw:layer="layout" svg:x1="51.377cm" svg:y1="45.591cm" svg:x2="53.107cm" svg:y2="46.159cm" draw:start-shape="id68" draw:start-glue-point="1" draw:end-shape="id65" draw:end-glue-point="3" svg:d="m51377 45591h865v568h865">
          <text:p/>
        </draw:connector>
        <draw:custom-shape draw:style-name="gr5" draw:id="id69" draw:layer="layout" svg:width="2.757cm" svg:height="0.518cm" svg:x="55.533cm" svg:y="43.296cm">
          <text:p text:style-name="P2">VLineProperties</text:p>
          <draw:enhanced-geometry svg:viewBox="0 0 21600 21600" draw:type="rectangle" draw:enhanced-path="M 0 0 L 21600 0 21600 21600 0 21600 0 0 Z N"/>
        </draw:custom-shape>
        <draw:connector draw:style-name="data_20_member_20__28_pointer_29_" draw:layer="layout" svg:x1="51.377cm" svg:y1="44.718cm" svg:x2="55.533cm" svg:y2="43.555cm" draw:start-shape="id68" draw:start-glue-point="4" draw:end-shape="id69" draw:end-glue-point="3" svg:d="m51377 44718h2078v-1163h2078">
          <text:p/>
        </draw:connector>
        <draw:custom-shape draw:style-name="gr5" draw:id="id70" draw:layer="layout" svg:width="3.346cm" svg:height="0.519cm" svg:x="56.053cm" svg:y="44.118cm">
          <text:p text:style-name="P2">TickmarkProperties</text:p>
          <draw:enhanced-geometry svg:viewBox="0 0 21600 21600" draw:type="rectangle" draw:enhanced-path="M 0 0 L 21600 0 21600 21600 0 21600 0 0 Z N"/>
        </draw:custom-shape>
        <draw:connector draw:style-name="data_20_member_20__28_multiple_20_pointers_29_" draw:layer="layout" svg:x1="51.377cm" svg:y1="45.19cm" svg:x2="56.053cm" svg:y2="44.377cm" draw:start-shape="id68" draw:start-glue-point="5" draw:end-shape="id70" draw:end-glue-point="3" svg:d="m51377 45190h2338v-813h2338">
          <text:p/>
        </draw:connector>
        <draw:connector draw:style-name="data_20_member" draw:layer="layout" svg:x1="43.048cm" svg:y1="44.613cm" svg:x2="48.863cm" svg:y2="45.591cm" draw:start-shape="id44" draw:start-glue-point="6" draw:end-shape="id68" draw:end-glue-point="3" svg:d="m43048 44613h2908v978h2907">
          <text:p/>
        </draw:connector>
        <draw:connector draw:style-name="data_20_member" draw:layer="layout" svg:x1="43.05cm" svg:y1="44.069cm" svg:x2="47.973cm" svg:y2="43.678cm" draw:start-shape="id44" draw:start-glue-point="1" draw:end-shape="id71" svg:d="m43050 44069h2461v-391h2462">
          <text:p>m_aAxisLabelProperties</text:p>
        </draw:connector>
        <draw:custom-shape draw:style-name="namespace" draw:layer="layout" svg:width="4.413cm" svg:height="10.769cm" svg:x="75.306cm" svg:y="4.39cm">
          <text:p text:style-name="P2">impl</text:p>
          <draw:enhanced-geometry svg:viewBox="0 0 21600 21600" draw:type="rectangle" draw:enhanced-path="M 0 0 L 21600 0 21600 21600 0 21600 0 0 Z N"/>
        </draw:custom-shape>
        <draw:custom-shape draw:style-name="gr6" draw:text-style-name="P2" draw:id="id73" draw:layer="layout" svg:width="6.38cm" svg:height="2.164cm" svg:x="56.748cm" svg:y="9.187cm">
          <text:p text:style-name="P2">com.sun.star.chart2.data.XDataReceiver</text:p>
          <text:p text:style-name="P2">com.sun.star.chart2.XChartDocument</text:p>
          <text:p text:style-name="P2">com.sun.star.chart2.XTitled</text:p>
          <text:p text:style-name="P2">com.sun.star.chart2.XUndoSupplier</text:p>
          <text:p text:style-name="P2">...</text:p>
          <draw:enhanced-geometry svg:viewBox="0 0 21600 21600" draw:type="rectangle" draw:enhanced-path="M 0 0 L 21600 0 21600 21600 0 21600 0 0 Z N"/>
        </draw:custom-shape>
        <draw:custom-shape draw:style-name="gr1" draw:text-style-name="P1" draw:id="id72" draw:layer="layout" svg:width="2.073cm" svg:height="4.535cm" svg:x="62.839cm" svg:y="13.295cm">
          <draw:glue-point draw:id="4" svg:x="4.997cm" svg:y="-4.028cm"/>
          <draw:glue-point draw:id="5" svg:x="4.997cm" svg:y="-2.771cm"/>
          <draw:glue-point draw:id="6" svg:x="4.997cm" svg:y="-1.512cm"/>
          <draw:glue-point draw:id="7" svg:x="4.997cm" svg:y="1.115cm"/>
          <draw:glue-point draw:id="8" svg:x="4.997cm" svg:y="2.315cm"/>
          <draw:glue-point draw:id="9" svg:x="4.997cm" svg:y="3.572cm"/>
          <draw:glue-point draw:id="10" svg:x="-2.498cm" svg:y="-5.001cm"/>
          <draw:glue-point draw:id="11" svg:x="2.252cm" svg:y="-5.001cm"/>
          <text:p text:style-name="P3">ChartModel</text:p>
          <draw:enhanced-geometry svg:viewBox="0 0 21600 21600" draw:type="rectangle" draw:enhanced-path="M 0 0 L 21600 0 21600 21600 0 21600 0 0 Z N"/>
        </draw:custom-shape>
        <draw:connector draw:style-name="inheritance_20__28_public_29_" draw:layer="layout" svg:x1="63.358cm" svg:y1="13.295cm" svg:x2="59.938cm" svg:y2="11.351cm" draw:start-shape="id72" draw:start-glue-point="10" draw:end-shape="id73" draw:end-glue-point="2" svg:d="m63358 13295v-972h-3420v-972">
          <text:p/>
        </draw:connector>
        <draw:custom-shape draw:style-name="gr1" draw:text-style-name="P1" draw:id="id75" draw:layer="layout" svg:width="2.773cm" svg:height="8.95cm" svg:x="75.953cm" svg:y="5.464cm">
          <draw:glue-point draw:id="4" svg:x="4.998cm" svg:y="-4.412cm"/>
          <draw:glue-point draw:id="5" svg:x="4.998cm" svg:y="-3.572cm"/>
          <draw:glue-point draw:id="6" svg:x="4.998cm" svg:y="-2.703cm"/>
          <draw:glue-point draw:id="7" svg:x="4.998cm" svg:y="-1.863cm"/>
          <draw:glue-point draw:id="8" svg:x="4.998cm" svg:y="-0.908cm"/>
          <draw:glue-point draw:id="9" svg:x="4.998cm" svg:y="0.772cm"/>
          <draw:glue-point draw:id="10" svg:x="4.998cm" svg:y="1.698cm"/>
          <draw:glue-point draw:id="11" svg:x="4.998cm" svg:y="2.538cm"/>
          <draw:glue-point draw:id="12" svg:x="4.998cm" svg:y="3.406cm"/>
          <draw:glue-point draw:id="13" svg:x="4.998cm" svg:y="4.246cm"/>
          <text:p text:style-name="P3">ImplChartModel</text:p>
          <draw:enhanced-geometry svg:viewBox="0 0 21600 21600" draw:type="rectangle" draw:enhanced-path="M 0 0 L 21600 0 21600 21600 0 21600 0 0 Z N"/>
        </draw:custom-shape>
        <draw:custom-shape draw:style-name="class_20__28_external_20_module_29_" draw:id="id74" draw:layer="layout" svg:width="2.566cm" svg:height="0.648cm" svg:x="68.463cm" svg:y="17.726cm">
          <text:p text:style-name="P2">GraphicObject</text:p>
          <draw:enhanced-geometry svg:viewBox="0 0 21600 21600" draw:type="rectangle" draw:enhanced-path="M 0 0 L 21600 0 21600 21600 0 21600 0 0 Z N"/>
        </draw:custom-shape>
        <draw:connector draw:style-name="data_20_member_20__28_multiple_29_" draw:layer="layout" svg:x1="64.91cm" svg:y1="17.181cm" svg:x2="68.463cm" svg:y2="18.05cm" draw:start-shape="id72" draw:start-glue-point="9" draw:end-shape="id74" draw:end-glue-point="3" svg:d="m64910 17181h1777v869h1776">
          <text:p/>
        </draw:connector>
        <draw:connector draw:style-name="gr7" draw:text-style-name="P2" draw:layer="layout" draw:line-skew="1.197cm" svg:x1="64.91cm" svg:y1="13.736cm" svg:x2="75.953cm" svg:y2="9.939cm" draw:start-shape="id72" draw:start-glue-point="4" draw:end-shape="id75" draw:end-glue-point="3" svg:d="m64910 13736h6719v-3797h4324">
          <text:p text:style-name="P2">m_pImplChartModel</text:p>
        </draw:connector>
        <draw:custom-shape draw:style-name="uno_20_service" draw:id="id76" draw:layer="layout" svg:width="6.195cm" svg:height="1.425cm" svg:x="63.591cm" svg:y="9.899cm">
          <text:p text:style-name="P2">com.sun.star.document.OfficeDocument</text:p>
          <text:p text:style-name="P2">com.sun.star.chart.ChartDocument</text:p>
          <text:p text:style-name="P2">com.sun.star.chart2.ChartDocument</text:p>
          <draw:enhanced-geometry svg:viewBox="0 0 21600 21600" draw:type="rectangle" draw:enhanced-path="M 0 0 L 21600 0 21600 21600 0 21600 0 0 Z N"/>
        </draw:custom-shape>
        <draw:connector draw:style-name="inheritance_20__28_public_29_" draw:layer="layout" svg:x1="64.341cm" svg:y1="13.295cm" svg:x2="66.688cm" svg:y2="11.324cm" draw:start-shape="id72" draw:start-glue-point="11" draw:end-shape="id76" draw:end-glue-point="2" svg:d="m64341 13295v-986h2347v-985">
          <text:p/>
        </draw:connector>
        <draw:custom-shape draw:style-name="uno_20_service" draw:id="id77" draw:layer="layout" svg:width="4.744cm" svg:height="0.7cm" svg:x="11.058cm" svg:y="52.531cm">
          <text:p text:style-name="P2">com.sun.star.chart2.ChartView</text:p>
          <draw:enhanced-geometry svg:viewBox="0 0 21600 21600" draw:type="rectangle" draw:enhanced-path="M 0 0 L 21600 0 21600 21600 0 21600 0 0 Z N"/>
        </draw:custom-shape>
        <draw:connector draw:style-name="inheritance_20__28_public_29_" draw:layer="layout" svg:x1="15.461cm" svg:y1="54.893cm" svg:x2="13.43cm" svg:y2="53.231cm" draw:start-shape="id45" draw:start-glue-point="4" draw:end-shape="id77" draw:end-glue-point="2" svg:d="m15461 54893v-831h-2031v-831">
          <text:p/>
        </draw:connector>
        <draw:custom-shape draw:style-name="class_20__28_external_20_module_29_" draw:id="id78" draw:layer="layout" svg:width="2.307cm" svg:height="0.596cm" svg:x="17.331cm" svg:y="52.688cm">
          <text:p text:style-name="P2">SfxListener</text:p>
          <draw:enhanced-geometry svg:viewBox="0 0 21600 21600" draw:type="rectangle" draw:enhanced-path="M 0 0 L 21600 0 21600 21600 0 21600 0 0 Z N"/>
        </draw:custom-shape>
        <draw:connector draw:style-name="inheritance_20__28_public_29_" draw:layer="layout" svg:x1="16.496cm" svg:y1="54.893cm" svg:x2="18.484cm" svg:y2="53.284cm" draw:start-shape="id45" draw:start-glue-point="5" draw:end-shape="id78" draw:end-glue-point="2" svg:d="m16496 54893v-805h1988v-804">
          <text:p/>
        </draw:connector>
        <draw:custom-shape draw:style-name="gr5" draw:id="id79" draw:layer="layout" svg:width="2.093cm" svg:height="0.642cm" svg:x="27.728cm" svg:y="62.535cm">
          <text:p text:style-name="P2">AxisUsage</text:p>
          <draw:enhanced-geometry svg:viewBox="0 0 21600 21600" draw:type="rectangle" draw:enhanced-path="M 0 0 L 21600 0 21600 21600 0 21600 0 0 Z N"/>
        </draw:custom-shape>
        <draw:connector draw:style-name="data_20_member_20__28_multiple_29_" draw:layer="layout" svg:x1="23.676cm" svg:y1="62.134cm" svg:x2="27.728cm" svg:y2="62.856cm" draw:start-shape="id41" draw:start-glue-point="1" draw:end-shape="id79" draw:end-glue-point="3" svg:d="m23676 62134h2025v722h2027">
          <text:p>m_aAxisUsageList</text:p>
        </draw:connector>
        <draw:custom-shape draw:style-name="gr1" draw:text-style-name="P1" draw:id="id80" draw:layer="layout" svg:width="2.996cm" svg:height="0.713cm" svg:x="30.967cm" svg:y="62.573cm">
          <text:p text:style-name="P3">ScaleAutomatism</text:p>
          <draw:enhanced-geometry svg:viewBox="0 0 21600 21600" draw:type="rectangle" draw:enhanced-path="M 0 0 L 21600 0 21600 21600 0 21600 0 0 Z N"/>
        </draw:custom-shape>
        <draw:connector draw:style-name="data_20_member" draw:layer="layout" svg:x1="29.821cm" svg:y1="62.856cm" svg:x2="30.967cm" svg:y2="62.929cm" draw:start-shape="id79" draw:start-glue-point="1" draw:end-shape="id80" draw:end-glue-point="3" svg:d="m29821 62856h573v73h573">
          <text:p/>
        </draw:connector>
        <draw:custom-shape draw:style-name="gr5" draw:id="id81" draw:layer="layout" svg:width="4.875cm" svg:height="0.619cm" svg:x="35.29cm" svg:y="62.731cm">
          <text:p text:style-name="P2">com.sun.star.chart2.ScaleData</text:p>
          <draw:enhanced-geometry svg:viewBox="0 0 21600 21600" draw:type="rectangle" draw:enhanced-path="M 0 0 L 21600 0 21600 21600 0 21600 0 0 Z N"/>
        </draw:custom-shape>
        <draw:connector draw:style-name="data_20_member" draw:layer="layout" svg:x1="33.963cm" svg:y1="62.929cm" svg:x2="35.29cm" svg:y2="63.04cm" draw:start-shape="id80" draw:start-glue-point="1" draw:end-shape="id81" draw:end-glue-point="3" svg:d="m33963 62929h663v111h664">
          <text:p/>
        </draw:connector>
        <draw:custom-shape draw:style-name="gr1" draw:text-style-name="P3" draw:id="id82" draw:layer="layout" svg:width="1.855cm" svg:height="0.618cm" svg:x="23.095cm" svg:y="58.822cm">
          <text:p text:style-name="P3">VDiagram</text:p>
          <draw:enhanced-geometry svg:viewBox="0 0 21600 21600" draw:mirror-horizontal="false" draw:mirror-vertical="false" draw:type="rectangle" draw:enhanced-path="M 0 0 L 21600 0 21600 21600 0 21600 0 0 Z N"/>
        </draw:custom-shape>
        <draw:connector draw:style-name="local_20_usage_20__2f__20_return_20_type" draw:text-style-name="P2" draw:layer="layout" svg:x1="17.018cm" svg:y1="59.609cm" svg:x2="23.095cm" svg:y2="59.131cm" draw:start-shape="id45" draw:start-glue-point="8" draw:end-shape="id82" draw:end-glue-point="3" svg:d="m17018 59609h3038v-478h3039">
          <text:p text:style-name="P2">impl_createDiagramAndContent()</text:p>
        </draw:connector>
        <draw:custom-shape draw:style-name="gr5" draw:id="id83" draw:layer="layout" svg:width="1.569cm" svg:height="0.523cm" svg:x="46.718cm" svg:y="41.944cm">
          <text:p text:style-name="P2">TickInfo</text:p>
          <draw:enhanced-geometry svg:viewBox="0 0 21600 21600" draw:type="rectangle" draw:enhanced-path="M 0 0 L 21600 0 21600 21600 0 21600 0 0 Z N"/>
        </draw:custom-shape>
        <draw:connector draw:style-name="data_20_member_20__28_multiple_29_" draw:text-style-name="P2" draw:layer="layout" svg:x1="43.048cm" svg:y1="43.553cm" svg:x2="46.718cm" svg:y2="42.205cm" draw:start-shape="id44" draw:start-glue-point="7" draw:end-shape="id83" draw:end-glue-point="3" svg:d="m43048 43553h1835v-1348h1835">
          <text:p text:style-name="P2">m_aAllTickInfos</text:p>
        </draw:connector>
        <draw:custom-shape draw:style-name="gr2" draw:id="id84" draw:layer="layout" svg:width="4.613cm" svg:height="0.547cm" svg:x="50.719cm" svg:y="41.875cm">
          <text:p text:style-name="P2">com.sun.star.drawing.XShape</text:p>
          <draw:enhanced-geometry svg:viewBox="0 0 21600 21600" draw:type="rectangle" draw:enhanced-path="M 0 0 L 21600 0 21600 21600 0 21600 0 0 Z N"/>
        </draw:custom-shape>
        <draw:connector draw:style-name="data_20_member_20__28_pointer_29_" draw:text-style-name="P2" draw:layer="layout" svg:x1="48.287cm" svg:y1="42.205cm" svg:x2="50.719cm" svg:y2="42.148cm" draw:start-shape="id83" draw:start-glue-point="1" draw:end-shape="id84" draw:end-glue-point="3" svg:d="m48287 42205h1215v-57h1217">
          <text:p text:style-name="P2">xTextShape</text:p>
        </draw:connector>
        <draw:frame draw:style-name="annotation" draw:layer="layout" svg:width="12.683cm" svg:height="2.918cm" svg:x="28.164cm" svg:y="59.494cm">
          <draw:text-box>
            <text:p text:style-name="P2">Method <text:span text:style-name="T1">ChartView::impl_createDiagramAndContent()</text:span> performs the drawing of the chart diagram including its axis and axis labels. <text:s/>Class <text:span text:style-name="T1">VDiagram</text:span> is used locally in that method to represent the diagram object.</text:p>
            <text:p text:style-name="P2"/>
            <text:p text:style-name="P2"><text:span text:style-name="T1">SeriesPlotterContainer</text:span> is also used locally in <text:span text:style-name="T1">ChartView::createShapes()</text:span> to manage plotting objects. <text:s/>It has method called <text:span text:style-name="T1">initializeCooSysAndSeriesPlotter()</text:span> which initializes all plotting agents from the chart model.</text:p>
          </draw:text-box>
        </draw:frame>
        <draw:custom-shape draw:style-name="gr1" draw:text-style-name="P3" draw:id="id85" draw:layer="layout" svg:width="2.851cm" svg:height="2.371cm" svg:x="70.442cm" svg:y="45.159cm">
          <draw:glue-point draw:id="4" svg:x="-5.001cm" svg:y="-2.669cm"/>
          <draw:glue-point draw:id="5" svg:x="-5.001cm" svg:y="2.447cm"/>
          <text:p text:style-name="P3">ShapeFactory</text:p>
          <draw:enhanced-geometry svg:viewBox="0 0 21600 21600" draw:mirror-vertical="false" draw:mirror-horizontal="false" draw:type="rectangle" draw:enhanced-path="M 0 0 L 21600 0 21600 21600 0 21600 0 0 Z N"/>
        </draw:custom-shape>
        <draw:connector draw:style-name="data_20_member_20__28_pointer_29_" draw:layer="layout" draw:line-skew="6.769cm" svg:x1="24.95cm" svg:y1="59.131cm" svg:x2="70.442cm" svg:y2="46.924cm" draw:start-shape="id82" draw:start-glue-point="1" draw:end-shape="id85" draw:end-glue-point="5" svg:d="m24950 59131h29514v-12207h15978">
          <text:p/>
        </draw:connector>
        <draw:connector draw:style-name="data_20_member_20__28_pointer_29_" draw:layer="layout" svg:x1="48.228cm" svg:y1="21.912cm" svg:x2="70.442cm" svg:y2="46.344cm" draw:start-shape="id51" draw:start-glue-point="1" draw:end-shape="id85" draw:end-glue-point="3" svg:d="m48228 21912h11106v24432h11108">
          <text:p/>
        </draw:connector>
        <draw:custom-shape draw:style-name="gr1" draw:text-style-name="P1" draw:id="id86" draw:layer="layout" svg:width="3.421cm" svg:height="0.777cm" svg:x="63.89cm" svg:y="44.667cm">
          <text:p text:style-name="P3">LabelPositionHelper</text:p>
          <draw:enhanced-geometry svg:viewBox="0 0 21600 21600" draw:type="rectangle" draw:enhanced-path="M 0 0 L 21600 0 21600 21600 0 21600 0 0 Z N"/>
        </draw:custom-shape>
        <draw:connector draw:style-name="data_20_member_20__28_pointer_29_" draw:layer="layout" svg:x1="67.311cm" svg:y1="45.055cm" svg:x2="70.442cm" svg:y2="45.712cm" draw:start-shape="id86" draw:start-glue-point="1" draw:end-shape="id85" draw:end-glue-point="4" svg:d="m67311 45055h1565v657h1566">
          <text:p/>
        </draw:connector>
        <draw:custom-shape draw:style-name="gr1" draw:text-style-name="P1" draw:id="id87" draw:layer="layout" svg:width="3.369cm" svg:height="0.699cm" svg:x="18.783cm" svg:y="57.133cm">
          <text:p text:style-name="P3">DrawModelWrapper</text:p>
          <draw:enhanced-geometry svg:viewBox="0 0 21600 21600" draw:type="rectangle" draw:enhanced-path="M 0 0 L 21600 0 21600 21600 0 21600 0 0 Z N"/>
        </draw:custom-shape>
        <draw:connector draw:style-name="data_20_member_20__28_pointer_29_" draw:layer="layout" svg:x1="17.018cm" svg:y1="57.999cm" svg:x2="18.783cm" svg:y2="57.482cm" draw:start-shape="id45" draw:start-glue-point="7" draw:end-shape="id87" draw:end-glue-point="3" svg:d="m17018 57999h882v-517h883">
          <text:p/>
        </draw:connector>
        <draw:custom-shape draw:style-name="gr2" draw:id="id88" draw:layer="layout" svg:width="6.273cm" svg:height="0.674cm" svg:x="28.164cm" svg:y="57.523cm">
          <text:p text:style-name="P2">com.sun.star.lang.XMultiServiceFactory</text:p>
          <draw:enhanced-geometry svg:viewBox="0 0 21600 21600" draw:type="rectangle" draw:enhanced-path="M 0 0 L 21600 0 21600 21600 0 21600 0 0 Z N"/>
        </draw:custom-shape>
        <draw:connector draw:style-name="data_20_member_20__28_pointer_29_" draw:text-style-name="P2" draw:layer="layout" svg:x1="22.152cm" svg:y1="57.482cm" svg:x2="28.164cm" svg:y2="57.86cm" draw:start-shape="id87" draw:start-glue-point="1" draw:end-shape="id88" draw:end-glue-point="3" svg:d="m22152 57482h3005v378h3007">
          <text:p text:style-name="P2">xShapeFactory</text:p>
        </draw:connector>
        <draw:custom-shape draw:style-name="gr3" draw:id="id89" draw:layer="layout" svg:width="2.246cm" svg:height="0.715cm" svg:x="116.77cm" svg:y="51.27cm">
          <draw:glue-point draw:id="4" svg:x="-2.613cm" svg:y="-5.006cm"/>
          <draw:glue-point draw:id="5" svg:x="2.35cm" svg:y="-5.006cm"/>
          <text:p text:style-name="P2">AxisWrapper</text:p>
          <draw:enhanced-geometry svg:viewBox="0 0 21600 21600" draw:type="rectangle" draw:enhanced-path="M 0 0 L 21600 0 21600 21600 0 21600 0 0 Z N"/>
        </draw:custom-shape>
        <draw:custom-shape draw:style-name="gr2" draw:id="id90" draw:layer="layout" svg:width="4.873cm" svg:height="0.7cm" svg:x="113.808cm" svg:y="48.246cm">
          <text:p text:style-name="P2">com.sun.star.drawing.XShape</text:p>
          <draw:enhanced-geometry svg:viewBox="0 0 21600 21600" draw:type="rectangle" draw:enhanced-path="M 0 0 L 21600 0 21600 21600 0 21600 0 0 Z N"/>
        </draw:custom-shape>
        <draw:connector draw:style-name="inheritance_20__28_public_29_" draw:layer="layout" svg:x1="117.307cm" svg:y1="51.27cm" svg:x2="116.244cm" svg:y2="48.946cm" draw:start-shape="id89" draw:start-glue-point="4" draw:end-shape="id90" draw:end-glue-point="2" svg:d="m117307 51270v-1162h-1063v-1162">
          <text:p/>
        </draw:connector>
        <draw:custom-shape draw:style-name="uno_20_service" draw:id="id91" draw:layer="layout" svg:width="4.665cm" svg:height="0.622cm" svg:x="119.226cm" svg:y="48.273cm">
          <text:p text:style-name="P2">com.sun.star.comp.chart.Axis</text:p>
          <draw:enhanced-geometry svg:viewBox="0 0 21600 21600" draw:type="rectangle" draw:enhanced-path="M 0 0 L 21600 0 21600 21600 0 21600 0 0 Z N"/>
        </draw:custom-shape>
        <draw:connector draw:style-name="inheritance_20__28_public_29_" draw:layer="layout" svg:x1="118.42cm" svg:y1="51.27cm" svg:x2="121.558cm" svg:y2="48.895cm" draw:start-shape="id89" draw:start-glue-point="5" draw:end-shape="id91" svg:d="m118420 51270v-1188h3138v-1187">
          <text:p/>
        </draw:connector>
        <draw:custom-shape draw:style-name="gr1" draw:text-style-name="P1" draw:layer="layout" svg:width="2.965cm" svg:height="0.648cm" svg:x="134.307cm" svg:y="38.399cm">
          <text:p text:style-name="P3">WrappedProperty</text:p>
          <draw:enhanced-geometry svg:viewBox="0 0 21600 21600" draw:type="rectangle" draw:enhanced-path="M 0 0 L 21600 0 21600 21600 0 21600 0 0 Z N"/>
        </draw:custom-shape>
        <draw:custom-shape draw:style-name="gr1" draw:text-style-name="P1" draw:layer="layout" svg:width="5.158cm" svg:height="0.723cm" svg:x="120.266cm" svg:y="60.759cm">
          <text:p text:style-name="P3">WrappedDataRowSourceProperty</text:p>
          <draw:enhanced-geometry svg:viewBox="0 0 21600 21600" draw:type="rectangle" draw:enhanced-path="M 0 0 L 21600 0 21600 21600 0 21600 0 0 Z N"/>
        </draw:custom-shape>
        <draw:custom-shape draw:style-name="gr1" draw:text-style-name="P1" draw:id="id92" draw:layer="layout" svg:width="3.513cm" svg:height="1.671cm" svg:x="128.696cm" svg:y="43.206cm">
          <draw:glue-point draw:id="4" svg:x="-2.249cm" svg:y="-5cm"/>
          <draw:glue-point draw:id="5" svg:x="2.408cm" svg:y="-5cm"/>
          <draw:glue-point draw:id="6" svg:x="-2.571cm" svg:y="5cm"/>
          <draw:glue-point draw:id="7" svg:x="3.706cm" svg:y="5cm"/>
          <draw:glue-point draw:id="8" svg:x="4.998cm" svg:y="-3.291cm"/>
          <draw:glue-point draw:id="9" svg:x="4.998cm" svg:y="-1.274cm"/>
          <draw:glue-point draw:id="10" svg:x="4.998cm" svg:y="1.669cm"/>
          <draw:glue-point draw:id="11" svg:x="4.998cm" svg:y="3.53cm"/>
          <text:p text:style-name="P3">WrappedPropertySet</text:p>
          <draw:enhanced-geometry svg:viewBox="0 0 21600 21600" draw:type="rectangle" draw:enhanced-path="M 0 0 L 21600 0 21600 21600 0 21600 0 0 Z N"/>
        </draw:custom-shape>
        <draw:custom-shape draw:style-name="gr2" draw:id="id93" draw:layer="layout" svg:width="6.429cm" svg:height="1.644cm" svg:x="123.842cm" svg:y="39.171cm">
          <text:p text:style-name="P2">com.sun.star.beans.XMultiPropertySet <text:s text:c="2"/></text:p>
          <text:p text:style-name="P2">com.sun.star.beans.XMultiPropertyStates</text:p>
          <text:p text:style-name="P2">com.sun.star.beans.XPropertySet <text:s text:c="7"/></text:p>
          <text:p text:style-name="P2">com.sun.star.beans.XPropertyState <text:s text:c="5"/></text:p>
          <draw:enhanced-geometry svg:viewBox="0 0 21600 21600" draw:type="rectangle" draw:enhanced-path="M 0 0 L 21600 0 21600 21600 0 21600 0 0 Z N"/>
        </draw:custom-shape>
        <draw:connector draw:style-name="inheritance_20__28_public_29_" draw:layer="layout" svg:x1="129.662cm" svg:y1="43.206cm" svg:x2="127.056cm" svg:y2="40.815cm" draw:start-shape="id92" draw:start-glue-point="4" draw:end-shape="id93" draw:end-glue-point="2" svg:d="m129662 43206v-1196h-2606v-1195">
          <text:p/>
        </draw:connector>
        <draw:frame draw:style-name="annotation" draw:layer="layout" svg:width="6.039cm" svg:height="1.162cm" svg:x="134.335cm" svg:y="39.775cm">
          <draw:text-box>
            <text:p text:style-name="P2"><text:span text:style-name="T1">WrappedProperty</text:span> translates the external and internal property names because they may be different.</text:p>
          </draw:text-box>
        </draw:frame>
        <draw:custom-shape draw:style-name="gr2" draw:id="id94" draw:layer="layout" svg:width="4.405cm" svg:height="0.674cm" svg:x="18.585cm" svg:y="73.023cm">
          <text:p text:style-name="P2">com.sun.star.frame.XModel</text:p>
          <draw:enhanced-geometry svg:viewBox="0 0 21600 21600" draw:type="rectangle" draw:enhanced-path="M 0 0 L 21600 0 21600 21600 0 21600 0 0 Z N"/>
        </draw:custom-shape>
        <draw:connector draw:style-name="data_20_member_20__28_pointer_29_" draw:text-style-name="P2" draw:layer="layout" svg:x1="17.018cm" svg:y1="69.655cm" svg:x2="18.585cm" svg:y2="73.36cm" draw:start-shape="id45" draw:start-glue-point="10" draw:end-shape="id94" draw:end-glue-point="3" svg:d="m17018 69655h783v3705h784">
          <text:p text:style-name="P2">m_xChartModel</text:p>
        </draw:connector>
        <draw:frame draw:style-name="annotation" draw:layer="layout" svg:width="7.881cm" svg:height="1.544cm" svg:x="17.415cm" svg:y="74.086cm">
          <draw:text-box>
            <text:p>This <text:span text:style-name="T1">frame.XModel</text:span> interface here is expected to be a base interface of <text:span text:style-name="T1">chart2.XChartDocument</text:span> which is implemented by class <text:span text:style-name="T1">ChartModel</text:span>.</text:p>
          </draw:text-box>
        </draw:frame>
        <draw:custom-shape draw:style-name="gr2" draw:id="id95" draw:layer="layout" svg:width="5.028cm" svg:height="0.673cm" svg:x="82.67cm" svg:y="22.083cm">
          <text:p text:style-name="P2">com.sun.star.chart2.XDiagram</text:p>
          <draw:enhanced-geometry svg:viewBox="0 0 21600 21600" draw:type="rectangle" draw:enhanced-path="M 0 0 L 21600 0 21600 21600 0 21600 0 0 Z N"/>
        </draw:custom-shape>
        <draw:connector draw:style-name="data_20_member_20__28_multiple_20_pointers_29_" draw:text-style-name="P2" draw:layer="layout" svg:x1="78.724cm" svg:y1="13.739cm" svg:x2="82.67cm" svg:y2="22.419cm" draw:start-shape="id75" draw:start-glue-point="13" draw:end-shape="id95" draw:end-glue-point="3" svg:d="m78724 13739h1974v8680h1972">
          <text:p text:style-name="P2">m_aDiagrams</text:p>
        </draw:connector>
        <draw:custom-shape draw:style-name="gr1" draw:text-style-name="P1" draw:id="id96" draw:layer="layout" svg:width="2.722cm" svg:height="0.882cm" svg:x="97.386cm" svg:y="22.503cm">
          <draw:glue-point draw:id="4" svg:x="-2.332cm" svg:y="-5cm"/>
          <draw:glue-point draw:id="5" svg:x="2.428cm" svg:y="-5cm"/>
          <text:p text:style-name="P3">Diagram</text:p>
          <draw:enhanced-geometry svg:viewBox="0 0 21600 21600" draw:type="rectangle" draw:enhanced-path="M 0 0 L 21600 0 21600 21600 0 21600 0 0 Z N"/>
        </draw:custom-shape>
        <draw:custom-shape draw:style-name="gr2" draw:id="id97" draw:layer="layout" svg:width="7.853cm" svg:height="3.136cm" svg:x="90.803cm" svg:y="17.657cm">
          <text:p text:style-name="P2">com.sun.star.chart.X3DDefaultSetter</text:p>
          <text:p text:style-name="P2">com.sun.star.chart2.XCoordinateSystemContainer</text:p>
          <text:p text:style-name="P2">com.sun.star.chart2.XDiagram</text:p>
          <text:p text:style-name="P2">com.sun.star.chart2.XTitled</text:p>
          <text:p text:style-name="P2">com.sun.star.lang.XServiceInfo</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ustom-shape draw:style-name="uno_20_service" draw:id="id98" draw:layer="layout" svg:width="5.443cm" svg:height="1.425cm" svg:x="99.434cm" svg:y="19.679cm">
          <text:p text:style-name="P2">com.sun.star.beans.PropertySet</text:p>
          <text:p text:style-name="P2">com.sun.star.chart2.Diagram</text:p>
          <text:p text:style-name="P2">com.sun.star.layout.LayoutElement</text:p>
          <draw:enhanced-geometry svg:viewBox="0 0 21600 21600" draw:type="rectangle" draw:enhanced-path="M 0 0 L 21600 0 21600 21600 0 21600 0 0 Z N"/>
        </draw:custom-shape>
        <draw:connector draw:style-name="inheritance_20__28_public_29_" draw:layer="layout" svg:x1="98.113cm" svg:y1="22.503cm" svg:x2="94.729cm" svg:y2="20.793cm" draw:start-shape="id96" draw:start-glue-point="4" draw:end-shape="id97" draw:end-glue-point="2" svg:d="m98113 22503v-855h-3384v-855">
          <text:p/>
        </draw:connector>
        <draw:connector draw:style-name="inheritance_20__28_public_29_" draw:layer="layout" svg:x1="99.407cm" svg:y1="22.503cm" svg:x2="102.155cm" svg:y2="21.104cm" draw:start-shape="id96" draw:start-glue-point="5" draw:end-shape="id98" draw:end-glue-point="2" svg:d="m99407 22503v-700h2748v-699">
          <text:p/>
        </draw:connector>
        <draw:frame draw:style-name="annotation" draw:layer="layout" svg:width="8.356cm" svg:height="2.666cm" svg:x="80.207cm" svg:y="23.46cm">
          <draw:text-box>
            <text:p text:style-name="P2">Class <text:span text:style-name="T1">Diagram</text:span> implements this <text:span text:style-name="T1">chart2.XDiagram</text:span> interface, and <text:span text:style-name="T1">ImplChartModel</text:span> holds multiple instances of class <text:span text:style-name="T1">Diagram</text:span> via this interface. <text:s/>This implies that each chart model can support multiple diagrams although currently only one diagram is used per chart model.</text:p>
          </draw:text-box>
        </draw:frame>
        <draw:custom-shape draw:style-name="gr2" draw:id="id99" draw:layer="layout" svg:width="6.246cm" svg:height="0.648cm" svg:x="103.765cm" svg:y="22.424cm">
          <text:p text:style-name="P2">com.sun.star.chart2.XCoordinateSystem</text:p>
          <draw:enhanced-geometry svg:viewBox="0 0 21600 21600" draw:type="rectangle" draw:enhanced-path="M 0 0 L 21600 0 21600 21600 0 21600 0 0 Z N"/>
        </draw:custom-shape>
        <draw:connector draw:style-name="data_20_member_20__28_multiple_20_pointers_29_" draw:text-style-name="P2" draw:layer="layout" svg:x1="100.108cm" svg:y1="22.944cm" svg:x2="103.765cm" svg:y2="22.748cm" draw:start-shape="id96" draw:start-glue-point="1" draw:end-shape="id99" draw:end-glue-point="3" svg:d="m100108 22944h1829v-196h1828">
          <text:p text:style-name="P2">m_aCoordSystems</text:p>
        </draw:connector>
        <draw:frame draw:style-name="annotation" draw:layer="layout" svg:width="10.705cm" svg:height="4.193cm" svg:x="121.138cm" svg:y="15.87cm">
          <draw:text-box>
            <text:p text:style-name="P2">A chart model has multiple diagrams, and each diagram has multiple coordinate systems. <text:s/>But the current chart2 implementation appears to make the assumption that the model has only one diagram, and the diagram has only one coordinate system.</text:p>
            <text:p text:style-name="P2"/>
            <text:p text:style-name="P2">Furthermore, each coordinate system can have multiple chart types if there are multiple data series of differing types.</text:p>
            <text:p text:style-name="P2"/>
            <text:p text:style-name="P2">Each axis of a coordinate system has exactly one scaling data (<text:span text:style-name="T1">com.sun.star.chart2.ScaleData</text:span>).</text:p>
          </draw:text-box>
        </draw:frame>
        <draw:custom-shape draw:style-name="gr1" draw:text-style-name="P1" draw:id="id100" draw:layer="layout" svg:width="3.939cm" svg:height="2.232cm" svg:x="112.94cm" svg:y="21.436cm">
          <draw:glue-point draw:id="4" svg:x="-2.153cm" svg:y="-5.005cm"/>
          <draw:glue-point draw:id="5" svg:x="2.52cm" svg:y="-5.005cm"/>
          <draw:glue-point draw:id="6" svg:x="-3.495cm" svg:y="4.994cm"/>
          <draw:glue-point draw:id="7" svg:x="2.195cm" svg:y="4.994cm"/>
          <draw:glue-point draw:id="8" svg:x="4.998cm" svg:y="-2.894cm"/>
          <draw:glue-point draw:id="9" svg:x="4.998cm" svg:y="3.011cm"/>
          <text:p text:style-name="P3">BaseCoordinateSystem</text:p>
          <draw:enhanced-geometry svg:viewBox="0 0 21600 21600" draw:type="rectangle" draw:enhanced-path="M 0 0 L 21600 0 21600 21600 0 21600 0 0 Z N"/>
        </draw:custom-shape>
        <draw:custom-shape draw:style-name="gr2" draw:text-style-name="P2" draw:id="id101" draw:layer="layout" svg:width="6.402cm" svg:height="2.437cm" svg:x="112.759cm" svg:y="17.266cm">
          <text:p text:style-name="P2">com.sun.star.chart2.XChartTypeContainer</text:p>
          <text:p text:style-name="P2">com.sun.star.chart2.XCoordinateSystem</text:p>
          <text:p text:style-name="P2">com.sun.star.lang.XServiceInfo</text:p>
          <text:p text:style-name="P2">com.sun.star.util.XCloneable</text:p>
          <text:p text:style-name="P2">com.sun.star.util.XModifyBroadcaster</text:p>
          <text:p text:style-name="P2">com.sun.star.util.XModifyListener</text:p>
          <draw:enhanced-geometry svg:viewBox="0 0 21600 21600" draw:mirror-horizontal="false" draw:mirror-vertical="false" draw:type="rectangle" draw:enhanced-path="M 0 0 L 21600 0 21600 21600 0 21600 0 0 Z N"/>
        </draw:custom-shape>
        <draw:connector draw:style-name="inheritance_20__28_public_29_" draw:layer="layout" svg:x1="114.909cm" svg:y1="21.436cm" svg:x2="115.96cm" svg:y2="19.703cm" draw:start-shape="id100" draw:start-glue-point="0" draw:end-shape="id101" draw:end-glue-point="2" svg:d="m114909 21436v-867h1051v-866">
          <text:p/>
        </draw:connector>
        <draw:custom-shape draw:style-name="gr1" draw:text-style-name="P1" draw:id="id102" draw:layer="layout" svg:width="4.536cm" svg:height="0.647cm" svg:x="106.563cm" svg:y="30.278cm">
          <draw:glue-point draw:id="4" svg:x="-1.686cm" svg:y="-5.006cm"/>
          <draw:glue-point draw:id="5" svg:x="1.913cm" svg:y="-5.006cm"/>
          <draw:glue-point draw:id="6" svg:x="-2.312cm" svg:y="4.992cm"/>
          <draw:glue-point draw:id="7" svg:x="2.314cm" svg:y="4.992cm"/>
          <text:p text:style-name="P3">CartesianCoordinateSystem</text:p>
          <draw:enhanced-geometry svg:viewBox="0 0 21600 21600" draw:type="rectangle" draw:enhanced-path="M 0 0 L 21600 0 21600 21600 0 21600 0 0 Z N"/>
        </draw:custom-shape>
        <draw:connector draw:style-name="inheritance_20__28_public_29_" draw:layer="layout" svg:x1="108.067cm" svg:y1="30.278cm" svg:x2="113.533cm" svg:y2="23.666cm" draw:start-shape="id102" draw:start-glue-point="4" draw:end-shape="id100" draw:end-glue-point="6" svg:d="m108067 30278v-3305h5466v-3307">
          <text:p/>
        </draw:connector>
        <draw:custom-shape draw:style-name="gr1" draw:text-style-name="P1" draw:id="id103" draw:layer="layout" svg:width="4.095cm" svg:height="0.621cm" svg:x="118.332cm" svg:y="30.097cm">
          <draw:glue-point draw:id="4" svg:x="-1.899cm" svg:y="-5.006cm"/>
          <draw:glue-point draw:id="5" svg:x="2.087cm" svg:y="-5.006cm"/>
          <text:p text:style-name="P3">PolarCoordinateSystem</text:p>
          <draw:enhanced-geometry svg:viewBox="0 0 21600 21600" draw:type="rectangle" draw:enhanced-path="M 0 0 L 21600 0 21600 21600 0 21600 0 0 Z N"/>
        </draw:custom-shape>
        <draw:connector draw:style-name="inheritance_20__28_public_29_" draw:layer="layout" svg:x1="119.602cm" svg:y1="30.097cm" svg:x2="115.773cm" svg:y2="23.666cm" draw:start-shape="id103" draw:start-glue-point="4" draw:end-shape="id100" draw:end-glue-point="7" svg:d="m119602 30097v-3215h-3829v-3216">
          <text:p/>
        </draw:connector>
        <draw:custom-shape draw:style-name="uno_20_service" draw:id="id104" draw:layer="layout" svg:width="7.386cm" svg:height="0.622cm" svg:x="120.249cm" svg:y="27.79cm">
          <text:p text:style-name="P2">com.sun.star.comp.chart.PolarCoordinateSystem</text:p>
          <draw:enhanced-geometry svg:viewBox="0 0 21600 21600" draw:type="rectangle" draw:enhanced-path="M 0 0 L 21600 0 21600 21600 0 21600 0 0 Z N"/>
        </draw:custom-shape>
        <draw:connector draw:style-name="inheritance_20__28_public_29_" draw:layer="layout" svg:x1="121.233cm" svg:y1="30.097cm" svg:x2="123.942cm" svg:y2="28.412cm" draw:start-shape="id103" draw:start-glue-point="5" draw:end-shape="id104" svg:d="m121233 30097v-843h2709v-842">
          <text:p/>
        </draw:connector>
        <draw:custom-shape draw:style-name="uno_20_service" draw:id="id105" draw:layer="layout" svg:width="8.087cm" svg:height="0.622cm" svg:x="108.688cm" svg:y="28.152cm">
          <text:p text:style-name="P2">com.sun.star.comp.chart.CartesianCoordinateSystem</text:p>
          <draw:enhanced-geometry svg:viewBox="0 0 21600 21600" draw:type="rectangle" draw:enhanced-path="M 0 0 L 21600 0 21600 21600 0 21600 0 0 Z N"/>
        </draw:custom-shape>
        <draw:connector draw:style-name="inheritance_20__28_public_29_" draw:layer="layout" svg:x1="109.698cm" svg:y1="30.278cm" svg:x2="112.731cm" svg:y2="28.774cm" draw:start-shape="id102" draw:start-glue-point="5" draw:end-shape="id105" svg:d="m109698 30278v-752h3033v-752">
          <text:p/>
        </draw:connector>
        <draw:custom-shape draw:style-name="gr1" draw:text-style-name="P1" draw:id="id106" draw:layer="layout" svg:width="4.665cm" svg:height="0.647cm" svg:x="104.335cm" svg:y="32.948cm">
          <draw:glue-point draw:id="4" svg:x="-1.686cm" svg:y="-5.006cm"/>
          <draw:glue-point draw:id="5" svg:x="1.913cm" svg:y="-5.006cm"/>
          <text:p text:style-name="P3">CartesianCoordinateSystem2d</text:p>
          <draw:enhanced-geometry svg:viewBox="0 0 21600 21600" draw:type="rectangle" draw:enhanced-path="M 0 0 L 21600 0 21600 21600 0 21600 0 0 Z N"/>
        </draw:custom-shape>
        <draw:custom-shape draw:style-name="gr1" draw:text-style-name="P1" draw:id="id107" draw:layer="layout" svg:width="4.665cm" svg:height="0.647cm" svg:x="109.624cm" svg:y="32.948cm">
          <draw:glue-point draw:id="4" svg:x="-1.686cm" svg:y="-5.006cm"/>
          <draw:glue-point draw:id="5" svg:x="1.913cm" svg:y="-5.006cm"/>
          <text:p text:style-name="P3">CartesianCoordinateSystem3d</text:p>
          <draw:enhanced-geometry svg:viewBox="0 0 21600 21600" draw:type="rectangle" draw:enhanced-path="M 0 0 L 21600 0 21600 21600 0 21600 0 0 Z N"/>
        </draw:custom-shape>
        <draw:connector draw:style-name="inheritance_20__28_public_29_" draw:layer="layout" svg:x1="106.667cm" svg:y1="32.948cm" svg:x2="107.783cm" svg:y2="30.923cm" draw:start-shape="id106" draw:start-glue-point="0" draw:end-shape="id102" draw:end-glue-point="6" svg:d="m106667 32948v-1012h1116v-1013">
          <text:p/>
        </draw:connector>
        <draw:connector draw:style-name="inheritance_20__28_public_29_" draw:layer="layout" svg:x1="111.956cm" svg:y1="32.948cm" svg:x2="109.88cm" svg:y2="30.923cm" draw:start-shape="id107" draw:start-glue-point="0" draw:end-shape="id102" draw:end-glue-point="7" svg:d="m111956 32948v-1012h-2076v-1013">
          <text:p/>
        </draw:connector>
        <draw:custom-shape draw:style-name="gr2" draw:id="id108" draw:layer="layout" svg:width="5.158cm" svg:height="0.622cm" svg:x="126.676cm" svg:y="25.172cm">
          <text:p text:style-name="P2">com.sun.star.chart2.XChartType</text:p>
          <draw:enhanced-geometry svg:viewBox="0 0 21600 21600" draw:type="rectangle" draw:enhanced-path="M 0 0 L 21600 0 21600 21600 0 21600 0 0 Z N"/>
        </draw:custom-shape>
        <draw:connector draw:style-name="data_20_member_20__28_multiple_20_pointers_29_" draw:text-style-name="P2" draw:layer="layout" svg:x1="116.877cm" svg:y1="23.224cm" svg:x2="126.676cm" svg:y2="25.483cm" draw:start-shape="id100" draw:start-glue-point="9" draw:end-shape="id108" draw:end-glue-point="3" svg:d="m116877 23224h4900v2259h4899">
          <text:p text:style-name="P2">getChartTypes()</text:p>
          <text:p text:style-name="P2">setChartTypes()</text:p>
        </draw:connector>
        <draw:custom-shape draw:style-name="gr1" draw:text-style-name="P1" draw:id="id109" draw:layer="layout" svg:width="4.656cm" svg:height="0.777cm" svg:x="135.964cm" svg:y="26.313cm">
          <draw:glue-point draw:id="4" svg:x="-2.522cm" svg:y="-5.006cm"/>
          <draw:glue-point draw:id="5" svg:x="2.433cm" svg:y="-5.006cm"/>
          <draw:glue-point draw:id="6" svg:x="-3.999cm" svg:y="4.993cm"/>
          <draw:glue-point draw:id="7" svg:x="-2.83cm" svg:y="4.993cm"/>
          <draw:glue-point draw:id="8" svg:x="-1.771cm" svg:y="4.993cm"/>
          <draw:glue-point draw:id="9" svg:x="-0.659cm" svg:y="4.993cm"/>
          <draw:glue-point draw:id="10" svg:x="0.788cm" svg:y="4.993cm"/>
          <draw:glue-point draw:id="11" svg:x="1.847cm" svg:y="4.993cm"/>
          <draw:glue-point draw:id="12" svg:x="2.903cm" svg:y="4.993cm"/>
          <draw:glue-point draw:id="13" svg:x="3.962cm" svg:y="4.993cm"/>
          <text:p text:style-name="P3">ChartType</text:p>
          <draw:enhanced-geometry svg:viewBox="0 0 21600 21600" draw:type="rectangle" draw:enhanced-path="M 0 0 L 21600 0 21600 21600 0 21600 0 0 Z N"/>
        </draw:custom-shape>
        <draw:custom-shape draw:style-name="gr2" draw:id="id110" draw:layer="layout" svg:width="6.661cm" svg:height="2.1cm" svg:x="135.54cm" svg:y="22.632cm">
          <text:p text:style-name="P2">com.sun.star.chart2.XChartType</text:p>
          <text:p text:style-name="P2">com.sun.star.chart2.XDataSeriesContainer</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onnector draw:style-name="inheritance_20__28_public_29_" draw:layer="layout" svg:x1="137.118cm" svg:y1="26.313cm" svg:x2="138.87cm" svg:y2="24.732cm" draw:start-shape="id109" draw:start-glue-point="4" draw:end-shape="id110" draw:end-glue-point="2" svg:d="m137118 26313v-791h1752v-790">
          <text:p/>
        </draw:connector>
        <draw:custom-shape draw:style-name="gr2" draw:id="id111" draw:layer="layout" svg:width="5.142cm" svg:height="0.545cm" svg:x="144.574cm" svg:y="26.245cm">
          <text:p text:style-name="P2">com.sun.star.chart2.XDataSeries</text:p>
          <draw:enhanced-geometry svg:viewBox="0 0 21600 21600" draw:type="rectangle" draw:enhanced-path="M 0 0 L 21600 0 21600 21600 0 21600 0 0 Z N"/>
        </draw:custom-shape>
        <draw:connector draw:style-name="data_20_member_20__28_multiple_20_pointers_29_" draw:text-style-name="P2" draw:layer="layout" svg:x1="140.62cm" svg:y1="26.701cm" svg:x2="144.574cm" svg:y2="26.517cm" draw:start-shape="id109" draw:start-glue-point="1" draw:end-shape="id111" draw:end-glue-point="3" svg:d="m140620 26701h1977v-184h1977">
          <text:p text:style-name="P2">getDataSeries()</text:p>
          <text:p text:style-name="P2">setDataSeries()</text:p>
        </draw:connector>
        <draw:custom-shape draw:style-name="gr1" draw:text-style-name="P1" draw:id="id112" draw:layer="layout" svg:width="2.565cm" svg:height="2.798cm" svg:x="111.734cm" svg:y="70.394cm">
          <draw:glue-point draw:id="4" svg:x="-2.522cm" svg:y="-5.006cm"/>
          <draw:glue-point draw:id="5" svg:x="2.433cm" svg:y="-5.006cm"/>
          <draw:glue-point draw:id="6" svg:x="5cm" svg:y="-2.594cm"/>
          <draw:glue-point draw:id="7" svg:x="5cm" svg:y="2.684cm"/>
          <text:p text:style-name="P3">DataSeries</text:p>
          <draw:enhanced-geometry svg:viewBox="0 0 21600 21600" draw:type="rectangle" draw:enhanced-path="M 0 0 L 21600 0 21600 21600 0 21600 0 0 Z N"/>
        </draw:custom-shape>
        <draw:custom-shape draw:style-name="gr2" draw:id="id113" draw:layer="layout" svg:width="7.594cm" svg:height="3.111cm" svg:x="106.549cm" svg:y="65.598cm">
          <text:p text:style-name="P2">com.sun.star.chart2.XDataSeries</text:p>
          <text:p text:style-name="P2">com.sun.star.chart2.XRegressionCurveContainer</text:p>
          <text:p text:style-name="P2">com.sun.star.chart2.data.XDataSink</text:p>
          <text:p text:style-name="P2">com.sun.star.chart2.data.XDataSource</text:p>
          <text:p text:style-name="P2">com.sun.star.lang.XServiceInfo</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onnector draw:style-name="inheritance_20__28_public_29_" draw:layer="layout" svg:x1="112.37cm" svg:y1="70.394cm" svg:x2="110.346cm" svg:y2="68.709cm" draw:start-shape="id112" draw:start-glue-point="4" draw:end-shape="id113" draw:end-glue-point="2" svg:d="m112370 70394v-843h-2024v-842">
          <text:p/>
        </draw:connector>
        <draw:custom-shape draw:style-name="gr2" draw:id="id114" draw:layer="layout" svg:width="7.465cm" svg:height="0.622cm" svg:x="121.555cm" svg:y="70.134cm">
          <text:p text:style-name="P2">com.sun.star.chart2.data.XLabeledDataSequence</text:p>
          <draw:enhanced-geometry svg:viewBox="0 0 21600 21600" draw:type="rectangle" draw:enhanced-path="M 0 0 L 21600 0 21600 21600 0 21600 0 0 Z N"/>
        </draw:custom-shape>
        <draw:connector draw:style-name="data_20_member_20__28_multiple_20_pointers_29_" draw:text-style-name="P2" draw:layer="layout" svg:x1="114.298cm" svg:y1="71.068cm" svg:x2="121.555cm" svg:y2="70.445cm" draw:start-shape="id112" draw:start-glue-point="6" draw:end-shape="id114" draw:end-glue-point="3" svg:d="m114298 71068h3628v-623h3629">
          <text:p text:style-name="P2">getDataSequences()</text:p>
          <text:p text:style-name="P2">m_aDataSequences</text:p>
        </draw:connector>
        <draw:custom-shape draw:style-name="gr2" draw:id="id115" draw:layer="layout" svg:width="5.469cm" svg:height="0.544cm" svg:x="120.856cm" svg:y="71.586cm">
          <text:p text:style-name="P2">com.sun.star.beans.XPropertySet</text:p>
          <draw:enhanced-geometry svg:viewBox="0 0 21600 21600" draw:type="rectangle" draw:enhanced-path="M 0 0 L 21600 0 21600 21600 0 21600 0 0 Z N"/>
        </draw:custom-shape>
        <draw:connector draw:style-name="data_20_member_20__28_multiple_20_pointers_29_" draw:text-style-name="P2" draw:layer="layout" svg:x1="114.299cm" svg:y1="71.793cm" svg:x2="120.856cm" svg:y2="71.858cm" draw:start-shape="id112" draw:start-glue-point="1" draw:end-shape="id115" draw:end-glue-point="3" svg:d="m114299 71793h3278v65h3279">
          <text:p text:style-name="P2">m_aAttributedDataPoints</text:p>
        </draw:connector>
        <draw:custom-shape draw:style-name="gr2" draw:id="id116" draw:layer="layout" svg:width="6.142cm" svg:height="0.622cm" svg:x="120.649cm" svg:y="73.167cm">
          <text:p text:style-name="P2">com.sun.star.chart2.XRegressionCurve</text:p>
          <draw:enhanced-geometry svg:viewBox="0 0 21600 21600" draw:type="rectangle" draw:enhanced-path="M 0 0 L 21600 0 21600 21600 0 21600 0 0 Z N"/>
        </draw:custom-shape>
        <draw:connector draw:style-name="data_20_member_20__28_multiple_20_pointers_29_" draw:text-style-name="P2" draw:layer="layout" svg:x1="114.298cm" svg:y1="72.543cm" svg:x2="120.649cm" svg:y2="73.478cm" draw:start-shape="id112" draw:start-glue-point="7" draw:end-shape="id116" svg:d="m114298 72543h3176v935h3175">
          <text:p text:style-name="P2">m_aRegressionCurves</text:p>
        </draw:connector>
        <draw:custom-shape draw:style-name="gr1" draw:text-style-name="P1" draw:id="id117" draw:layer="layout" svg:width="3.756cm" svg:height="0.803cm" svg:x="142.653cm" svg:y="75.578cm">
          <draw:glue-point draw:id="4" svg:x="-2.522cm" svg:y="-5.006cm"/>
          <draw:glue-point draw:id="5" svg:x="2.433cm" svg:y="-5.006cm"/>
          <draw:glue-point draw:id="6" svg:x="5cm" svg:y="-2.594cm"/>
          <draw:glue-point draw:id="7" svg:x="5cm" svg:y="2.684cm"/>
          <text:p text:style-name="P3">LabeledDataSequence</text:p>
          <draw:enhanced-geometry svg:viewBox="0 0 21600 21600" draw:type="rectangle" draw:enhanced-path="M 0 0 L 21600 0 21600 21600 0 21600 0 0 Z N"/>
        </draw:custom-shape>
        <draw:custom-shape draw:style-name="gr2" draw:id="id118" draw:layer="layout" svg:width="7.698cm" svg:height="1.789cm" svg:x="136.329cm" svg:y="71.509cm">
          <text:p text:style-name="P2">com.sun.star.chart2.data.XLabeledDataSequence</text:p>
          <text:p text:style-name="P2">com.sun.star.lang.XServiceInfo</text:p>
          <text:p text:style-name="P2">com.sun.star.util.XCloneable</text:p>
          <text:p text:style-name="P2">com.sun.star.util.XModifyBroadcaster</text:p>
          <draw:enhanced-geometry svg:viewBox="0 0 21600 21600" draw:type="rectangle" draw:enhanced-path="M 0 0 L 21600 0 21600 21600 0 21600 0 0 Z N"/>
        </draw:custom-shape>
        <draw:connector draw:style-name="inheritance_20__28_public_29_" draw:layer="layout" svg:x1="143.584cm" svg:y1="75.578cm" svg:x2="140.178cm" svg:y2="73.298cm" draw:start-shape="id117" draw:start-glue-point="4" draw:end-shape="id118" draw:end-glue-point="2" svg:d="m143584 75578v-1141h-3406v-1139">
          <text:p/>
        </draw:connector>
        <draw:custom-shape draw:style-name="uno_20_service" draw:id="id119" draw:layer="layout" svg:width="7.439cm" svg:height="0.622cm" svg:x="144.573cm" svg:y="73.57cm">
          <text:p text:style-name="P2">com.sun.star.chart2.data.LabeledDataSequence</text:p>
          <draw:enhanced-geometry svg:viewBox="0 0 21600 21600" draw:type="rectangle" draw:enhanced-path="M 0 0 L 21600 0 21600 21600 0 21600 0 0 Z N"/>
        </draw:custom-shape>
        <draw:connector draw:style-name="inheritance_20__28_public_29_" draw:layer="layout" svg:x1="145.444cm" svg:y1="75.578cm" svg:x2="148.292cm" svg:y2="74.192cm" draw:start-shape="id117" draw:start-glue-point="5" draw:end-shape="id119" svg:d="m145444 75578v-693h2848v-693">
          <text:p/>
        </draw:connector>
        <draw:frame draw:style-name="annotation" draw:layer="layout" svg:width="7.646cm" svg:height="0.928cm" svg:x="141.874cm" svg:y="76.698cm">
          <draw:text-box>
            <text:p text:style-name="P2">Each application provides its own implementation of <text:span text:style-name="T1">LabeledDataSequence</text:span> service.</text:p>
          </draw:text-box>
        </draw:frame>
        <draw:custom-shape draw:style-name="gr1" draw:text-style-name="P1" draw:id="id120" draw:layer="layout" svg:width="2.417cm" svg:height="0.697cm" svg:x="24.963cm" svg:y="65.848cm">
          <text:p text:style-name="P3">VDataSeries</text:p>
          <draw:enhanced-geometry svg:viewBox="0 0 21600 21600" draw:type="rectangle" draw:enhanced-path="M 0 0 L 21600 0 21600 21600 0 21600 0 0 Z N"/>
        </draw:custom-shape>
        <draw:connector draw:style-name="local_20_usage_20__2f__20_return_20_type" draw:text-style-name="P2" draw:layer="layout" svg:x1="23.674cm" svg:y1="62.618cm" svg:x2="24.963cm" svg:y2="66.196cm" draw:start-shape="id41" draw:start-glue-point="6" draw:end-shape="id120" draw:end-glue-point="3" svg:d="m23674 62618h645v3578h644">
          <text:p text:style-name="P2">initializeCooSysAndSeriesPlotter()</text:p>
        </draw:connector>
        <draw:custom-shape draw:style-name="gr1" draw:text-style-name="P1" draw:id="id121" draw:layer="layout" svg:width="2.94cm" svg:height="0.598cm" svg:x="32.114cm" svg:y="66.316cm">
          <text:p text:style-name="P3">VDataSequence</text:p>
          <draw:enhanced-geometry svg:viewBox="0 0 21600 21600" draw:type="rectangle" draw:enhanced-path="M 0 0 L 21600 0 21600 21600 0 21600 0 0 Z N"/>
        </draw:custom-shape>
        <draw:connector draw:style-name="data_20_member_20__28_multiple_29_" draw:layer="layout" svg:x1="27.38cm" svg:y1="66.196cm" svg:x2="32.114cm" svg:y2="66.615cm" draw:start-shape="id120" draw:start-glue-point="1" draw:end-shape="id121" draw:end-glue-point="3" svg:d="m27380 66196h2367v419h2367">
          <text:p/>
        </draw:connector>
        <draw:frame draw:style-name="annotation" draw:layer="layout" svg:width="6.928cm" svg:height="2.069cm" svg:x="29.373cm" svg:y="67.413cm">
          <draw:text-box>
            <text:p text:style-name="P2"><text:span text:style-name="T1">VDataSeries</text:span> contains multiple instances of <text:span text:style-name="T1">VDataSequence</text:span> – one for each of X values, Y values, Y min values, Y max values, Y first values, and Y last values. <text:s/><text:span text:style-name="T1">VDataSequence</text:span> only contains a sequence of double values.</text:p>
          </draw:text-box>
        </draw:frame>
        <draw:custom-shape draw:style-name="gr1" draw:text-style-name="P1" draw:id="id122" draw:layer="layout" svg:width="3.343cm" svg:height="4.572cm" svg:x="107.336cm" svg:y="82.721cm">
          <draw:glue-point draw:id="4" svg:x="-2.44cm" svg:y="-5cm"/>
          <draw:glue-point draw:id="5" svg:x="2.366cm" svg:y="-5cm"/>
          <draw:glue-point draw:id="6" svg:x="4.998cm" svg:y="-3.576cm"/>
          <draw:glue-point draw:id="7" svg:x="4.998cm" svg:y="-1.712cm"/>
          <draw:glue-point draw:id="8" svg:x="4.998cm" svg:y="1.792cm"/>
          <draw:glue-point draw:id="9" svg:x="4.998cm" svg:y="3.433cm"/>
          <text:p text:style-name="P3">CreationWizard</text:p>
          <draw:enhanced-geometry svg:viewBox="0 0 21600 21600" draw:type="rectangle" draw:enhanced-path="M 0 0 L 21600 0 21600 21600 0 21600 0 0 Z N"/>
        </draw:custom-shape>
        <draw:custom-shape draw:style-name="gr1" draw:text-style-name="P1" draw:id="id123" draw:layer="layout" svg:width="3.032cm" svg:height="0.699cm" svg:x="104.978cm" svg:y="80.519cm">
          <draw:glue-point draw:id="4" svg:x="2.094cm" svg:y="4.992cm"/>
          <draw:glue-point draw:id="5" svg:x="-2.691cm" svg:y="4.992cm"/>
          <text:p text:style-name="P3">TabPageNotifiable</text:p>
          <draw:enhanced-geometry svg:viewBox="0 0 21600 21600" draw:type="rectangle" draw:enhanced-path="M 0 0 L 21600 0 21600 21600 0 21600 0 0 Z N"/>
        </draw:custom-shape>
        <draw:connector draw:style-name="inheritance_20__28_public_29_" draw:layer="layout" svg:x1="108.192cm" svg:y1="82.721cm" svg:x2="107.128cm" svg:y2="81.216cm" draw:start-shape="id122" draw:start-glue-point="4" draw:end-shape="id123" draw:end-glue-point="4" svg:d="m108192 82721v-752h-1064v-753">
          <text:p/>
        </draw:connector>
        <draw:custom-shape draw:style-name="class_20__28_external_20_module_29_" draw:id="id124" draw:layer="layout" svg:width="3.006cm" svg:height="0.648cm" svg:x="110.394cm" svg:y="77.253cm">
          <text:p text:style-name="P2">RoadmapWizard</text:p>
          <draw:enhanced-geometry svg:viewBox="0 0 21600 21600" draw:type="rectangle" draw:enhanced-path="M 0 0 L 21600 0 21600 21600 0 21600 0 0 Z N"/>
        </draw:custom-shape>
        <draw:connector draw:style-name="inheritance_20__28_public_29_" draw:layer="layout" svg:x1="109.797cm" svg:y1="82.721cm" svg:x2="111.897cm" svg:y2="77.901cm" draw:start-shape="id122" draw:start-glue-point="5" draw:end-shape="id124" draw:end-glue-point="2" svg:d="m109797 82721v-2410h2100v-2410">
          <text:p/>
        </draw:connector>
        <draw:custom-shape draw:style-name="gr1" draw:text-style-name="P1" draw:id="id125" draw:layer="layout" svg:width="3.835cm" svg:height="1.866cm" svg:x="97.67cm" svg:y="80.234cm">
          <draw:glue-point draw:id="4" svg:x="-2.44cm" svg:y="-5cm"/>
          <draw:glue-point draw:id="5" svg:x="2.366cm" svg:y="-5cm"/>
          <draw:glue-point draw:id="6" svg:x="4.998cm" svg:y="-3.054cm"/>
          <text:p text:style-name="P3">CreationWizardUnoDlg</text:p>
          <draw:enhanced-geometry svg:viewBox="0 0 21600 21600" draw:type="rectangle" draw:enhanced-path="M 0 0 L 21600 0 21600 21600 0 21600 0 0 Z N"/>
        </draw:custom-shape>
        <draw:connector draw:style-name="data_20_member_20__28_pointer_29_" draw:layer="layout" svg:x1="101.503cm" svg:y1="80.598cm" svg:x2="107.336cm" svg:y2="85.007cm" draw:start-shape="id125" draw:start-glue-point="6" draw:end-shape="id122" draw:end-glue-point="3" svg:d="m101503 80598h2917v4409h2916">
          <text:p/>
        </draw:connector>
        <draw:custom-shape draw:style-name="gr2" draw:id="id126" draw:layer="layout" svg:width="6.48cm" svg:height="2.1cm" svg:x="93.572cm" svg:y="75.723cm">
          <text:p text:style-name="P2">com.sun.star.beans.XPropertySet <text:s text:c="10"/></text:p>
          <text:p text:style-name="P2">com.sun.star.frame.XTerminateListener <text:s text:c="4"/></text:p>
          <text:p text:style-name="P2">com.sun.star.lang.XInitialization <text:s text:c="8"/></text:p>
          <text:p text:style-name="P2">com.sun.star.lang.XServiceInfo <text:s text:c="11"/></text:p>
          <text:p text:style-name="P2">com.sun.star.ui.dialogs.XExecutableDialog</text:p>
          <draw:enhanced-geometry svg:viewBox="0 0 21600 21600" draw:type="rectangle" draw:enhanced-path="M 0 0 L 21600 0 21600 21600 0 21600 0 0 Z N"/>
        </draw:custom-shape>
        <draw:connector draw:style-name="inheritance_20__28_public_29_" draw:layer="layout" svg:x1="98.652cm" svg:y1="80.234cm" svg:x2="96.812cm" svg:y2="77.823cm" draw:start-shape="id125" draw:start-glue-point="4" draw:end-shape="id126" svg:d="m98652 80234v-1205h-1840v-1206">
          <text:p/>
        </draw:connector>
        <draw:custom-shape draw:style-name="uno_20_service" draw:id="id127" draw:layer="layout" svg:width="6.324cm" svg:height="1.088cm" svg:x="101.712cm" svg:y="75.413cm">
          <text:p text:style-name="P2">com.sun.star.comp.chart2.WizardDialog</text:p>
          <text:p text:style-name="P2">com.sun.star.chart2.WizardDialog</text:p>
          <draw:enhanced-geometry svg:viewBox="0 0 21600 21600" draw:type="rectangle" draw:enhanced-path="M 0 0 L 21600 0 21600 21600 0 21600 0 0 Z N"/>
        </draw:custom-shape>
        <draw:connector draw:style-name="inheritance_20__28_public_29_" draw:layer="layout" svg:x1="100.494cm" svg:y1="80.234cm" svg:x2="104.874cm" svg:y2="76.501cm" draw:start-shape="id125" draw:start-glue-point="5" draw:end-shape="id127" draw:end-glue-point="2" svg:d="m100494 80234v-1866h4380v-1867">
          <text:p/>
        </draw:connector>
        <draw:custom-shape draw:style-name="gr1" draw:text-style-name="P1" draw:id="id128" draw:layer="layout" svg:width="3.111cm" svg:height="0.778cm" svg:x="102.359cm" svg:y="86.766cm">
          <draw:glue-point draw:id="4" svg:x="-2.327cm" svg:y="-5cm"/>
          <draw:glue-point draw:id="5" svg:x="2.504cm" svg:y="-5cm"/>
          <text:p text:style-name="P3">DataSourceDialog</text:p>
          <draw:enhanced-geometry svg:viewBox="0 0 21600 21600" draw:type="rectangle" draw:enhanced-path="M 0 0 L 21600 0 21600 21600 0 21600 0 0 Z N"/>
        </draw:custom-shape>
        <draw:connector draw:style-name="inheritance_20__28_public_29_" draw:layer="layout" svg:x1="104.692cm" svg:y1="86.766cm" svg:x2="105.679cm" svg:y2="81.216cm" draw:start-shape="id128" draw:start-glue-point="5" draw:end-shape="id123" draw:end-glue-point="5" svg:d="m104692 86766v-2774h987v-2776">
          <text:p/>
        </draw:connector>
        <draw:custom-shape draw:style-name="class_20__28_external_20_module_29_" draw:id="id129" draw:layer="layout" svg:width="2.021cm" svg:height="0.7cm" svg:x="101.712cm" svg:y="85.21cm">
          <text:p text:style-name="P2">TabDialog</text:p>
          <draw:enhanced-geometry svg:viewBox="0 0 21600 21600" draw:type="rectangle" draw:enhanced-path="M 0 0 L 21600 0 21600 21600 0 21600 0 0 Z N"/>
        </draw:custom-shape>
        <draw:connector draw:style-name="inheritance_20__28_public_29_" draw:layer="layout" svg:x1="103.191cm" svg:y1="86.766cm" svg:x2="102.722cm" svg:y2="85.91cm" draw:start-shape="id128" draw:start-glue-point="4" draw:end-shape="id129" draw:end-glue-point="2" svg:d="m103191 86766v-428h-469v-428">
          <text:p/>
        </draw:connector>
        <draw:custom-shape draw:style-name="gr1" draw:text-style-name="P1" draw:id="id130" draw:layer="layout" svg:width="3.232cm" svg:height="1.045cm" svg:x="117.262cm" svg:y="82.438cm">
          <draw:glue-point draw:id="4" svg:x="-5cm" svg:y="-2.928cm"/>
          <draw:glue-point draw:id="5" svg:x="-5cm" svg:y="2.277cm"/>
          <text:p text:style-name="P3">ChartTypeTabPage</text:p>
          <draw:enhanced-geometry svg:viewBox="0 0 21600 21600" draw:type="rectangle" draw:enhanced-path="M 0 0 L 21600 0 21600 21600 0 21600 0 0 Z N"/>
        </draw:custom-shape>
        <draw:custom-shape draw:style-name="gr1" draw:text-style-name="P1" draw:id="id131" draw:layer="layout" svg:width="3.706cm" svg:height="0.726cm" svg:x="124.417cm" svg:y="86.101cm">
          <draw:glue-point draw:id="4" svg:x="-2.207cm" svg:y="-5cm"/>
          <draw:glue-point draw:id="5" svg:x="2.128cm" svg:y="-4.765cm"/>
          <text:p text:style-name="P3">RangeChooserTabPage</text:p>
          <draw:enhanced-geometry svg:viewBox="0 0 21600 21600" draw:type="rectangle" draw:enhanced-path="M 0 0 L 21600 0 21600 21600 0 21600 0 0 Z N"/>
        </draw:custom-shape>
        <draw:custom-shape draw:style-name="gr1" draw:text-style-name="P1" draw:id="id132" draw:layer="layout" svg:width="3.706cm" svg:height="0.726cm" svg:x="118.871cm" svg:y="86.655cm">
          <draw:glue-point draw:id="4" svg:x="2.269cm" svg:y="-5cm"/>
          <draw:glue-point draw:id="5" svg:x="-2.558cm" svg:y="-5cm"/>
          <text:p text:style-name="P3">DataSourceTabPage</text:p>
          <draw:enhanced-geometry svg:viewBox="0 0 21600 21600" draw:type="rectangle" draw:enhanced-path="M 0 0 L 21600 0 21600 21600 0 21600 0 0 Z N"/>
        </draw:custom-shape>
        <draw:custom-shape draw:style-name="gr1" draw:text-style-name="P1" draw:id="id133" draw:layer="layout" svg:width="4.095cm" svg:height="0.726cm" svg:x="117.211cm" svg:y="88.556cm">
          <text:p text:style-name="P3">TitlesAndObjectsTabPage</text:p>
          <draw:enhanced-geometry svg:viewBox="0 0 21600 21600" draw:type="rectangle" draw:enhanced-path="M 0 0 L 21600 0 21600 21600 0 21600 0 0 Z N"/>
        </draw:custom-shape>
        <draw:custom-shape draw:style-name="gr1" draw:text-style-name="P1" draw:id="id134" draw:layer="layout" svg:width="3.161cm" svg:height="0.726cm" svg:x="115.475cm" svg:y="90.249cm">
          <text:p text:style-name="P3">LocationTabPage</text:p>
          <draw:enhanced-geometry svg:viewBox="0 0 21600 21600" draw:type="rectangle" draw:enhanced-path="M 0 0 L 21600 0 21600 21600 0 21600 0 0 Z N"/>
        </draw:custom-shape>
        <draw:connector draw:style-name="local_20_usage_20__2f__20_return_20_type" draw:layer="layout" svg:x1="110.677cm" svg:y1="83.373cm" svg:x2="117.262cm" svg:y2="83.197cm" draw:start-shape="id122" draw:start-glue-point="6" draw:end-shape="id130" draw:end-glue-point="5" svg:d="m110677 83373h3293v-176h3292">
          <text:p/>
        </draw:connector>
        <draw:connector draw:style-name="local_20_usage_20__2f__20_return_20_type" draw:layer="layout" svg:x1="110.677cm" svg:y1="84.225cm" svg:x2="124.417cm" svg:y2="86.464cm" draw:start-shape="id122" draw:start-glue-point="7" draw:end-shape="id131" draw:end-glue-point="3" svg:d="m110677 84225h6871v2239h6869">
          <text:p/>
        </draw:connector>
        <draw:connector draw:style-name="local_20_usage_20__2f__20_return_20_type" draw:layer="layout" svg:x1="110.679cm" svg:y1="85.007cm" svg:x2="118.871cm" svg:y2="87.018cm" draw:start-shape="id122" draw:start-glue-point="1" draw:end-shape="id132" draw:end-glue-point="3" svg:d="m110679 85007h4096v2011h4096">
          <text:p/>
        </draw:connector>
        <draw:connector draw:style-name="local_20_usage_20__2f__20_return_20_type" draw:layer="layout" svg:x1="110.677cm" svg:y1="85.826cm" svg:x2="117.211cm" svg:y2="88.919cm" draw:start-shape="id122" draw:start-glue-point="8" draw:end-shape="id133" draw:end-glue-point="3" svg:d="m110677 85826h3267v3093h3267">
          <text:p/>
        </draw:connector>
        <draw:connector draw:style-name="local_20_usage_20__2f__20_return_20_type" draw:layer="layout" svg:x1="110.677cm" svg:y1="86.576cm" svg:x2="115.475cm" svg:y2="90.612cm" draw:start-shape="id122" draw:start-glue-point="9" draw:end-shape="id134" draw:end-glue-point="3" svg:d="m110677 86576h2399v4036h2399">
          <text:p/>
        </draw:connector>
        <draw:custom-shape draw:style-name="class_20__28_external_20_module_29_" draw:id="id135" draw:layer="layout" svg:width="2.643cm" svg:height="0.622cm" svg:x="113.92cm" svg:y="77.358cm">
          <text:p text:style-name="P2">OWizardPage</text:p>
          <draw:enhanced-geometry svg:viewBox="0 0 21600 21600" draw:type="rectangle" draw:enhanced-path="M 0 0 L 21600 0 21600 21600 0 21600 0 0 Z N"/>
        </draw:custom-shape>
        <draw:connector draw:style-name="inheritance_20__28_public_29_" draw:layer="layout" svg:x1="125.453cm" svg:y1="86.101cm" svg:x2="115.241cm" svg:y2="77.98cm" draw:start-shape="id131" draw:start-glue-point="4" draw:end-shape="id135" draw:end-glue-point="2" svg:d="m125453 86101v-4060h-10212v-4061">
          <text:p/>
        </draw:connector>
        <draw:custom-shape draw:style-name="gr1" draw:text-style-name="P1" draw:id="id136" draw:layer="layout" svg:width="4.743cm" svg:height="0.7cm" svg:x="121.591cm" svg:y="84.123cm">
          <draw:glue-point draw:id="4" svg:x="-2.43cm" svg:y="5cm"/>
          <draw:glue-point draw:id="5" svg:x="2.707cm" svg:y="5cm"/>
          <text:p text:style-name="P3">RangeSelectionListenerParent</text:p>
          <draw:enhanced-geometry svg:viewBox="0 0 21600 21600" draw:type="rectangle" draw:enhanced-path="M 0 0 L 21600 0 21600 21600 0 21600 0 0 Z N"/>
        </draw:custom-shape>
        <draw:connector draw:style-name="inheritance_20__28_public_29_" draw:layer="layout" svg:x1="127.058cm" svg:y1="86.119cm" svg:x2="123.962cm" svg:y2="84.823cm" draw:start-shape="id131" draw:start-glue-point="5" draw:end-shape="id136" draw:end-glue-point="2" svg:d="m127058 86119v-657h-3096v-639">
          <text:p/>
        </draw:connector>
        <draw:connector draw:style-name="inheritance_20__28_public_29_" draw:layer="layout" svg:x1="121.564cm" svg:y1="86.655cm" svg:x2="122.81cm" svg:y2="84.823cm" draw:start-shape="id132" draw:start-glue-point="4" draw:end-shape="id136" draw:end-glue-point="4" svg:d="m121564 86655v-916h1246v-916">
          <text:p/>
        </draw:connector>
        <draw:custom-shape draw:style-name="gr1" draw:text-style-name="P1" draw:id="id137" draw:layer="layout" svg:width="3.655cm" svg:height="1.321cm" svg:x="92.546cm" svg:y="7.724cm">
          <draw:glue-point draw:id="4" svg:x="4.998cm" svg:y="2.46cm"/>
          <text:p text:style-name="P1">InternalDataProvider</text:p>
          <draw:enhanced-geometry svg:viewBox="0 0 21600 21600" draw:type="rectangle" draw:enhanced-path="M 0 0 L 21600 0 21600 21600 0 21600 0 0 Z N"/>
        </draw:custom-shape>
        <draw:custom-shape draw:style-name="gr1" draw:text-style-name="P1" draw:layer="layout" svg:width="4.328cm" svg:height="0.752cm" svg:x="142.136cm" svg:y="69.275cm">
          <text:p text:style-name="P1">CachedDataSequence</text:p>
          <draw:enhanced-geometry svg:viewBox="0 0 21600 21600" draw:type="rectangle" draw:enhanced-path="M 0 0 L 21600 0 21600 21600 0 21600 0 0 Z N"/>
        </draw:custom-shape>
        <draw:custom-shape draw:style-name="gr1" draw:text-style-name="P1" draw:id="id138" draw:layer="layout" svg:width="4.328cm" svg:height="0.752cm" svg:x="99.673cm" svg:y="11.715cm">
          <text:p text:style-name="P1">UncachedDataSequence</text:p>
          <draw:enhanced-geometry svg:viewBox="0 0 21600 21600" draw:type="rectangle" draw:enhanced-path="M 0 0 L 21600 0 21600 21600 0 21600 0 0 Z N"/>
        </draw:custom-shape>
        <draw:connector draw:style-name="local_20_usage_20__2f__20_return_20_type" draw:layer="layout" svg:x1="96.199cm" svg:y1="8.708cm" svg:x2="99.673cm" svg:y2="12.091cm" draw:start-shape="id137" draw:start-glue-point="4" draw:end-shape="id138" svg:d="m96199 8708h1738v3383h1736">
          <text:p>createDataSequenceAndAddToMap()</text:p>
        </draw:connector>
        <draw:custom-shape draw:style-name="gr1" draw:text-style-name="P1" draw:id="id139" draw:layer="layout" svg:width="2.748cm" svg:height="1.297cm" svg:x="88.554cm" svg:y="4.223cm">
          <draw:glue-point draw:id="4" svg:x="5cm" svg:y="2.999cm"/>
          <text:p text:style-name="P1">ChartData</text:p>
          <draw:enhanced-geometry svg:viewBox="0 0 21600 21600" draw:type="rectangle" draw:enhanced-path="M 0 0 L 21600 0 21600 21600 0 21600 0 0 Z N"/>
        </draw:custom-shape>
        <draw:connector draw:style-name="data_20_member_20__28_pointer_29_" draw:layer="layout" svg:x1="91.302cm" svg:y1="5.259cm" svg:x2="92.546cm" svg:y2="8.384cm" draw:start-shape="id139" draw:start-glue-point="4" draw:end-shape="id137" draw:end-glue-point="3" svg:d="m91302 5259h622v3125h622">
          <text:p/>
        </draw:connector>
        <draw:connector draw:style-name="data_20_member_20__28_pointer_29_" draw:layer="layout" svg:x1="78.724cm" svg:y1="5.991cm" svg:x2="88.554cm" svg:y2="4.871cm" draw:start-shape="id75" draw:start-glue-point="4" draw:end-shape="id139" draw:end-glue-point="3" svg:d="m78724 5991h4916v-1120h4914">
          <text:p>m_spChartData</text:p>
        </draw:connector>
        <draw:frame draw:style-name="annotation" draw:layer="layout" svg:width="6.583cm" svg:height="1.317cm" svg:x="92.502cm" svg:y="6.112cm">
          <draw:text-box>
            <text:p><text:span text:style-name="T1">InternalDataProvider</text:span> is used to provide its own data table, as opposed to one provided externally (e.g. Calc's sheet).</text:p>
          </draw:text-box>
        </draw:frame>
        <draw:custom-shape draw:style-name="gr1" draw:text-style-name="P1" draw:id="id140" draw:layer="layout" svg:width="2.955cm" svg:height="0.648cm" svg:x="127.362cm" svg:y="58.743cm">
          <draw:glue-point draw:id="4" svg:x="2.284cm" svg:y="-5cm"/>
          <draw:glue-point draw:id="5" svg:x="-2.893cm" svg:y="-5cm"/>
          <text:p text:style-name="P1">DiagramWrapper</text:p>
          <draw:enhanced-geometry svg:viewBox="0 0 21600 21600" draw:type="rectangle" draw:enhanced-path="M 0 0 L 21600 0 21600 21600 0 21600 0 0 Z N"/>
        </draw:custom-shape>
        <draw:custom-shape draw:style-name="gr2" draw:id="id141" draw:layer="layout" svg:width="7.231cm" svg:height="4.198cm" svg:x="121.4cm" svg:y="50.579cm">
          <text:p>com.sun.star.chart2.XDiagramProvider <text:s text:c="6"/></text:p>
          <text:p>com.sun.star.chart.X3DDefaultSetter <text:s text:c="7"/></text:p>
          <text:p>com.sun.star.chart.X3DDisplay <text:s text:c="13"/></text:p>
          <text:p>com.sun.star.chart.XAxisZSupplier <text:s text:c="9"/></text:p>
          <text:p>com.sun.star.chart.XDiagram <text:s text:c="15"/></text:p>
          <text:p>com.sun.star.chart.XSecondAxisTitleSupplier</text:p>
          <text:p>com.sun.star.chart.XStatisticDisplay <text:s text:c="6"/></text:p>
          <text:p>com.sun.star.chart.XTwoAxisXSupplier</text:p>
          <text:p>com.sun.star.chart.XTwoAxisYSupplier</text:p>
          <text:p>com.sun.star.lang.XComponent <text:s text:c="14"/></text:p>
          <text:p>com.sun.star.lang.XServiceInfo <text:s text:c="12"/></text:p>
          <draw:enhanced-geometry svg:viewBox="0 0 21600 21600" draw:type="rectangle" draw:enhanced-path="M 0 0 L 21600 0 21600 21600 0 21600 0 0 Z N"/>
        </draw:custom-shape>
        <draw:connector draw:style-name="inheritance_20__28_public_29_" draw:layer="layout" svg:x1="127.985cm" svg:y1="58.743cm" svg:x2="125.015cm" svg:y2="54.777cm" draw:start-shape="id140" draw:start-glue-point="5" draw:end-shape="id141" svg:d="m127985 58743v-1983h-2970v-1983">
          <text:p/>
        </draw:connector>
        <draw:connector draw:style-name="inheritance_20__28_public_29_" draw:layer="layout" svg:x1="128.839cm" svg:y1="58.743cm" svg:x2="129.549cm" svg:y2="44.876cm" draw:start-shape="id140" draw:start-glue-point="0" draw:end-shape="id92" draw:end-glue-point="6" svg:d="m128839 58743v-6933h710v-6934">
          <text:p/>
        </draw:connector>
        <draw:custom-shape draw:style-name="gr5" draw:id="id142" draw:layer="layout" svg:width="3.525cm" svg:height="0.57cm" svg:x="58.934cm" svg:y="34.167cm">
          <text:p>PieChart::PieLabelInfo</text:p>
          <draw:enhanced-geometry svg:viewBox="0 0 21600 21600" draw:type="rectangle" draw:enhanced-path="M 0 0 L 21600 0 21600 21600 0 21600 0 0 Z N"/>
        </draw:custom-shape>
        <draw:custom-shape draw:style-name="gr1" draw:text-style-name="P1" draw:id="id143" draw:layer="layout" svg:width="3.11cm" svg:height="0.57cm" svg:x="58.341cm" svg:y="35.544cm">
          <text:p text:style-name="P1">PiePositionHelper</text:p>
          <draw:enhanced-geometry svg:viewBox="0 0 21600 21600" draw:type="rectangle" draw:enhanced-path="M 0 0 L 21600 0 21600 21600 0 21600 0 0 Z N"/>
        </draw:custom-shape>
        <draw:connector draw:style-name="data_20_member_20__28_multiple_29_" draw:layer="layout" svg:x1="55.844cm" svg:y1="34.324cm" svg:x2="58.934cm" svg:y2="34.452cm" draw:start-shape="id57" draw:start-glue-point="4" draw:end-shape="id142" draw:end-glue-point="3" svg:d="m55844 34324h1545v128h1545">
          <text:p/>
        </draw:connector>
        <draw:connector draw:style-name="data_20_member_20__28_pointer_29_" draw:layer="layout" svg:x1="55.844cm" svg:y1="34.996cm" svg:x2="58.341cm" svg:y2="35.829cm" draw:start-shape="id57" draw:start-glue-point="5" draw:end-shape="id143" draw:end-glue-point="3" svg:d="m55844 34996h1249v833h1248">
          <text:p/>
        </draw:connector>
        <draw:custom-shape draw:style-name="gr1" draw:text-style-name="P1" draw:id="id145" draw:layer="layout" svg:width="1.736cm" svg:height="0.598cm" svg:x="26.386cm" svg:y="70.807cm">
          <text:p text:style-name="P1">VLegend</text:p>
          <draw:enhanced-geometry svg:viewBox="0 0 21600 21600" draw:type="rectangle" draw:enhanced-path="M 0 0 L 21600 0 21600 21600 0 21600 0 0 Z N"/>
        </draw:custom-shape>
        <draw:connector draw:style-name="local_20_usage_20__2f__20_return_20_type" draw:layer="layout" svg:x1="17.018cm" svg:y1="68.037cm" svg:x2="21.304cm" svg:y2="71.171cm" draw:start-shape="id45" draw:start-glue-point="13" draw:end-shape="id144" draw:end-glue-point="3" svg:d="m17018 68037h2143v3134h2143">
          <text:p>createShapes()</text:p>
        </draw:connector>
        <draw:custom-shape draw:style-name="function" draw:id="id144" draw:layer="layout" svg:width="3.11cm" svg:height="0.622cm" svg:x="21.304cm" svg:y="70.86cm">
          <text:p>lcl_createLegend</text:p>
          <draw:enhanced-geometry svg:viewBox="0 0 21600 21600" draw:type="rectangle" draw:enhanced-path="M 0 0 L 21600 0 21600 21600 0 21600 0 0 Z N"/>
        </draw:custom-shape>
        <draw:connector draw:style-name="local_20_usage_20__2f__20_return_20_type" draw:layer="layout" svg:x1="24.414cm" svg:y1="71.171cm" svg:x2="26.386cm" svg:y2="71.106cm" draw:start-shape="id144" draw:start-glue-point="1" draw:end-shape="id145" draw:end-glue-point="3" svg:d="m24414 71171h986v-65h986">
          <text:p/>
        </draw:connector>
        <draw:custom-shape draw:style-name="gr1" draw:text-style-name="P1" draw:id="id146" draw:layer="layout" svg:width="1.815cm" svg:height="1.141cm" svg:x="133.943cm" svg:y="20.866cm">
          <draw:glue-point draw:id="4" svg:x="4.997cm" svg:y="2.962cm"/>
          <draw:glue-point draw:id="5" svg:x="2.567cm" svg:y="-5.004cm"/>
          <draw:glue-point draw:id="6" svg:x="-3.002cm" svg:y="-5.004cm"/>
          <text:p text:style-name="P1">Axis</text:p>
          <draw:enhanced-geometry svg:viewBox="0 0 21600 21600" draw:type="rectangle" draw:enhanced-path="M 0 0 L 21600 0 21600 21600 0 21600 0 0 Z N"/>
        </draw:custom-shape>
        <draw:custom-shape draw:style-name="gr5" draw:id="id147" draw:layer="layout" svg:width="5.08cm" svg:height="0.545cm" svg:x="140.086cm" svg:y="21.177cm">
          <text:p>com.sun.star.chart2.ScaleData</text:p>
          <draw:enhanced-geometry svg:viewBox="0 0 21600 21600" draw:type="rectangle" draw:enhanced-path="M 0 0 L 21600 0 21600 21600 0 21600 0 0 Z N"/>
        </draw:custom-shape>
        <draw:connector draw:style-name="data_20_member" draw:layer="layout" svg:x1="135.756cm" svg:y1="21.773cm" svg:x2="140.086cm" svg:y2="21.449cm" draw:start-shape="id146" draw:start-glue-point="4" draw:end-shape="id147" draw:end-glue-point="3" svg:d="m135756 21773h2166v-324h2164">
          <text:p>getScaleData()<text:line-break/>setScaleData()</text:p>
        </draw:connector>
        <draw:custom-shape draw:style-name="gr2" draw:id="id148" draw:layer="layout" svg:width="6.013cm" svg:height="2.437cm" svg:x="134.953cm" svg:y="15.914cm">
          <text:p>com.sun.star.chart2.XAxis</text:p>
          <text:p>com.sun.star.chart2.XTitled</text:p>
          <text:p>com.sun.star.lang.XServiceInfo</text:p>
          <text:p>com.sun.star.util.XCloneable <text:s text:c="2"/></text:p>
          <text:p>com.sun.star.util.XModifyBroadcaster</text:p>
          <text:p>com.sun.star.util.XModifyListener</text:p>
          <draw:enhanced-geometry svg:viewBox="0 0 21600 21600" draw:type="rectangle" draw:enhanced-path="M 0 0 L 21600 0 21600 21600 0 21600 0 0 Z N"/>
        </draw:custom-shape>
        <draw:connector draw:style-name="inheritance_20__28_public_29_" draw:layer="layout" svg:x1="135.315cm" svg:y1="20.866cm" svg:x2="137.959cm" svg:y2="18.351cm" draw:start-shape="id146" draw:start-glue-point="5" draw:end-shape="id148" draw:end-glue-point="2" svg:d="m135315 20866v-1258h2644v-1257">
          <text:p/>
        </draw:connector>
        <draw:custom-shape draw:style-name="gr2" draw:id="id149" draw:layer="layout" svg:width="4.432cm" svg:height="0.622cm" svg:x="125.494cm" svg:y="21.125cm">
          <text:p text:style-name="P2">com.sun.star.chart2.XAxis</text:p>
          <draw:enhanced-geometry svg:viewBox="0 0 21600 21600" draw:type="rectangle" draw:enhanced-path="M 0 0 L 21600 0 21600 21600 0 21600 0 0 Z N"/>
        </draw:custom-shape>
        <draw:connector draw:style-name="data_20_member_20__28_multiple_20_pointers_29_" draw:layer="layout" svg:x1="116.877cm" svg:y1="21.907cm" svg:x2="125.494cm" svg:y2="21.436cm" draw:start-shape="id100" draw:start-glue-point="8" draw:end-shape="id149" draw:end-glue-point="3" svg:d="m116877 21907h4309v-471h4308">
          <text:p>getAxisByDimension()</text:p>
          <text:p>setAxisByDimension()</text:p>
        </draw:connector>
        <draw:connector draw:style-name="uno_20_implementation" draw:layer="layout" svg:x1="129.926cm" svg:y1="21.436cm" svg:x2="133.943cm" svg:y2="21.436cm" draw:start-shape="id149" draw:start-glue-point="1" draw:end-shape="id146" draw:end-glue-point="3" svg:d="m129926 21436h4017">
          <text:p/>
        </draw:connector>
        <draw:custom-shape draw:style-name="gr3" draw:id="id150" draw:layer="layout" svg:width="3.006cm" svg:height="0.622cm" svg:x="55.358cm" svg:y="26.314cm">
          <text:p>VDataSeriesGroup</text:p>
          <draw:enhanced-geometry svg:viewBox="0 0 21600 21600" draw:type="rectangle" draw:enhanced-path="M 0 0 L 21600 0 21600 21600 0 21600 0 0 Z N"/>
        </draw:custom-shape>
        <draw:connector draw:style-name="data_20_member_20__28_multiple_29_" draw:text-style-name="P1" draw:layer="layout" svg:x1="52.781cm" svg:y1="26.969cm" svg:x2="55.358cm" svg:y2="26.625cm" draw:start-shape="id43" draw:start-glue-point="10" draw:end-shape="id150" svg:d="m52781 26969h1289v-344h1288">
          <text:p/>
        </draw:connector>
        <draw:frame draw:style-name="annotation" draw:layer="layout" svg:width="8.502cm" svg:height="3.23cm" svg:x="59.756cm" svg:y="23.223cm">
          <draw:text-box>
            <text:p><text:span text:style-name="T1">VDataSeriesGroup</text:span> is a list of series that have the same coordinate system, which may be plotted in a stacked manner by the plotter.</text:p>
            <text:p/>
            <text:p>Plotting of data series is done by <text:span text:style-name="T1">VSeriesPlotter</text:span>'s derived classes via virtual method called <text:span text:style-name="T1">createShapes()</text:span>. <text:s/>Class <text:span text:style-name="T1">AreaChart </text:span>handles normal line plotting.</text:p>
          </draw:text-box>
        </draw:frame>
        <draw:custom-shape draw:style-name="gr1" draw:text-style-name="P1" draw:id="id41" draw:layer="layout" svg:width="3.707cm" svg:height="2.986cm" svg:x="19.969cm" svg:y="60.641cm">
          <draw:glue-point draw:id="4" svg:x="4.998cm" svg:y="-3.67cm"/>
          <draw:glue-point draw:id="5" svg:x="4.998cm" svg:y="3.707cm"/>
          <draw:glue-point draw:id="6" svg:x="4.998cm" svg:y="1.624cm"/>
          <draw:glue-point draw:id="7" svg:x="4.998cm" svg:y="-1.761cm"/>
          <text:p text:style-name="P1">SeriesPlotterContainer</text:p>
          <draw:enhanced-geometry svg:viewBox="0 0 21600 21600" draw:type="rectangle" draw:enhanced-path="M 0 0 L 21600 0 21600 21600 0 21600 0 0 Z N"/>
        </draw:custom-shape>
        <draw:connector draw:style-name="local_20_usage_20__2f__20_return_20_type" draw:text-style-name="P2" draw:layer="layout" svg:x1="17.018cm" svg:y1="60.573cm" svg:x2="19.969cm" svg:y2="62.134cm" draw:start-shape="id45" draw:start-glue-point="14" draw:end-shape="id41" draw:end-glue-point="3" svg:d="m17018 60573h1475v1561h1476">
          <text:p text:style-name="P2">createShapes()</text:p>
        </draw:connector>
        <draw:custom-shape draw:style-name="gr1" draw:text-style-name="P1" draw:id="id151" draw:layer="layout" svg:width="2.592cm" svg:height="0.595cm" svg:x="131.091cm" svg:y="30.588cm">
          <text:p text:style-name="P1">AreaChartType</text:p>
          <draw:enhanced-geometry svg:viewBox="0 0 21600 21600" draw:type="rectangle" draw:enhanced-path="M 0 0 L 21600 0 21600 21600 0 21600 0 0 Z N"/>
        </draw:custom-shape>
        <draw:custom-shape draw:style-name="gr1" draw:text-style-name="P1" draw:id="id152" draw:layer="layout" svg:width="2.513cm" svg:height="0.57cm" svg:x="132.725cm" svg:y="31.52cm">
          <text:p text:style-name="P1">BarChartType</text:p>
          <draw:enhanced-geometry svg:viewBox="0 0 21600 21600" draw:type="rectangle" draw:enhanced-path="M 0 0 L 21600 0 21600 21600 0 21600 0 0 Z N"/>
        </draw:custom-shape>
        <draw:custom-shape draw:style-name="gr1" draw:text-style-name="P1" draw:id="id153" draw:layer="layout" svg:width="3.394cm" svg:height="0.595cm" svg:x="134.41cm" svg:y="30.691cm">
          <text:p text:style-name="P1">CandleStickChartType</text:p>
          <draw:enhanced-geometry svg:viewBox="0 0 21600 21600" draw:type="rectangle" draw:enhanced-path="M 0 0 L 21600 0 21600 21600 0 21600 0 0 Z N"/>
        </draw:custom-shape>
        <draw:custom-shape draw:style-name="gr1" draw:text-style-name="P1" draw:id="id154" draw:layer="layout" svg:width="3.007cm" svg:height="0.595cm" svg:x="136.535cm" svg:y="31.625cm">
          <text:p text:style-name="P1">ColumnChartType</text:p>
          <draw:enhanced-geometry svg:viewBox="0 0 21600 21600" draw:type="rectangle" draw:enhanced-path="M 0 0 L 21600 0 21600 21600 0 21600 0 0 Z N"/>
        </draw:custom-shape>
        <draw:custom-shape draw:style-name="gr1" draw:text-style-name="P1" draw:id="id155" draw:layer="layout" svg:width="2.719cm" svg:height="0.57cm" svg:x="138.402cm" svg:y="30.821cm">
          <text:p text:style-name="P1">LineChartType</text:p>
          <draw:enhanced-geometry svg:viewBox="0 0 21600 21600" draw:type="rectangle" draw:enhanced-path="M 0 0 L 21600 0 21600 21600 0 21600 0 0 Z N"/>
        </draw:custom-shape>
        <draw:custom-shape draw:style-name="gr1" draw:text-style-name="P1" draw:id="id156" draw:layer="layout" svg:width="2.539cm" svg:height="0.57cm" svg:x="140.085cm" svg:y="31.649cm">
          <text:p text:style-name="P1">NetChartType</text:p>
          <draw:enhanced-geometry svg:viewBox="0 0 21600 21600" draw:type="rectangle" draw:enhanced-path="M 0 0 L 21600 0 21600 21600 0 21600 0 0 Z N"/>
        </draw:custom-shape>
        <draw:custom-shape draw:style-name="gr1" draw:text-style-name="P1" draw:id="id157" draw:layer="layout" svg:width="2.279cm" svg:height="0.596cm" svg:x="141.954cm" svg:y="30.689cm">
          <text:p text:style-name="P1">PieChartType</text:p>
          <draw:enhanced-geometry svg:viewBox="0 0 21600 21600" draw:type="rectangle" draw:enhanced-path="M 0 0 L 21600 0 21600 21600 0 21600 0 0 Z N"/>
        </draw:custom-shape>
        <draw:custom-shape draw:style-name="gr1" draw:text-style-name="P1" draw:id="id158" draw:layer="layout" svg:width="2.824cm" svg:height="0.569cm" svg:x="143.636cm" svg:y="31.677cm">
          <text:p text:style-name="P1">ScatterChartType</text:p>
          <draw:enhanced-geometry svg:viewBox="0 0 21600 21600" draw:type="rectangle" draw:enhanced-path="M 0 0 L 21600 0 21600 21600 0 21600 0 0 Z N"/>
        </draw:custom-shape>
        <draw:connector draw:style-name="class" draw:layer="layout" svg:x1="132.387cm" svg:y1="30.588cm" svg:x2="136.431cm" svg:y2="27.088cm" draw:start-shape="id151" draw:start-glue-point="0" draw:end-shape="id109" draw:end-glue-point="6" svg:d="m132387 30588v-1750h4044v-1750">
          <text:p/>
        </draw:connector>
        <draw:connector draw:style-name="class" draw:layer="layout" svg:x1="133.981cm" svg:y1="31.52cm" svg:x2="136.975cm" svg:y2="27.088cm" draw:start-shape="id152" draw:start-glue-point="0" draw:end-shape="id109" draw:end-glue-point="7" svg:d="m133981 31520v-2215h2994v-2217">
          <text:p/>
        </draw:connector>
        <draw:connector draw:style-name="class" draw:layer="layout" draw:line-skew="1.166cm" svg:x1="136.107cm" svg:y1="30.691cm" svg:x2="137.468cm" svg:y2="27.088cm" draw:start-shape="id153" draw:start-glue-point="0" draw:end-shape="id109" draw:end-glue-point="8" svg:d="m136107 30691v-635h1361v-2968">
          <text:p/>
        </draw:connector>
        <draw:connector draw:style-name="class" draw:layer="layout" svg:x1="138.038cm" svg:y1="31.625cm" svg:x2="137.986cm" svg:y2="27.088cm" draw:start-shape="id154" draw:start-glue-point="0" draw:end-shape="id109" draw:end-glue-point="9" svg:d="m138038 31625v-2268h-52v-2269">
          <text:p/>
        </draw:connector>
        <draw:connector draw:style-name="class" draw:layer="layout" draw:line-skew="1.204cm" svg:x1="139.761cm" svg:y1="30.821cm" svg:x2="138.658cm" svg:y2="27.088cm" draw:start-shape="id155" draw:start-glue-point="0" draw:end-shape="id109" draw:end-glue-point="10" svg:d="m139761 30821v-662h-1103v-3071">
          <text:p/>
        </draw:connector>
        <draw:connector draw:style-name="class" draw:layer="layout" svg:x1="141.354cm" svg:y1="31.649cm" svg:x2="139.151cm" svg:y2="27.088cm" draw:start-shape="id156" draw:start-glue-point="0" draw:end-shape="id109" draw:end-glue-point="11" svg:d="m141354 31649v-2280h-2203v-2281">
          <text:p/>
        </draw:connector>
        <draw:connector draw:style-name="class" draw:layer="layout" draw:line-skew="-0.13cm" svg:x1="143.093cm" svg:y1="30.689cm" svg:x2="139.643cm" svg:y2="27.088cm" draw:start-shape="id157" draw:start-glue-point="0" draw:end-shape="id109" draw:end-glue-point="12" svg:d="m143093 30689v-1930h-3450v-1671">
          <text:p/>
        </draw:connector>
        <draw:connector draw:style-name="class" draw:layer="layout" svg:x1="145.048cm" svg:y1="31.677cm" svg:x2="140.136cm" svg:y2="27.088cm" draw:start-shape="id158" draw:start-glue-point="0" draw:end-shape="id109" draw:end-glue-point="13" svg:d="m145048 31677v-2294h-4912v-2295">
          <text:p/>
        </draw:connector>
        <draw:custom-shape draw:style-name="gr1" draw:text-style-name="P1" draw:id="id159" draw:layer="layout" svg:width="3.862cm" svg:height="0.606cm" svg:x="58.433cm" svg:y="27.256cm">
          <draw:glue-point draw:id="4" svg:x="5cm" svg:y="2.632cm"/>
          <text:p text:style-name="P1">PlottingPositionHelper</text:p>
          <draw:enhanced-geometry svg:viewBox="0 0 21600 21600" draw:type="rectangle" draw:enhanced-path="M 0 0 L 21600 0 21600 21600 0 21600 0 0 Z N"/>
        </draw:custom-shape>
        <draw:connector draw:style-name="data_20_member_20__28_pointer_29_" draw:layer="layout" svg:x1="52.781cm" svg:y1="27.411cm" svg:x2="58.433cm" svg:y2="27.559cm" draw:start-shape="id43" draw:start-glue-point="12" draw:end-shape="id159" draw:end-glue-point="3" svg:d="m52781 27411h2827v148h2825">
          <text:p/>
        </draw:connector>
        <draw:custom-shape draw:style-name="gr5" draw:id="id160" draw:layer="layout" svg:width="5.832cm" svg:height="0.57cm" svg:x="65.638cm" svg:y="27.566cm">
          <text:p>com.sun.star.chart2.ExplicitScaleData</text:p>
          <draw:enhanced-geometry svg:viewBox="0 0 21600 21600" draw:type="rectangle" draw:enhanced-path="M 0 0 L 21600 0 21600 21600 0 21600 0 0 Z N"/>
        </draw:custom-shape>
        <draw:connector draw:style-name="data_20_member_20__28_multiple_29_" draw:layer="layout" svg:x1="62.295cm" svg:y1="27.718cm" svg:x2="65.638cm" svg:y2="27.851cm" draw:start-shape="id159" draw:start-glue-point="4" draw:end-shape="id160" draw:end-glue-point="3" svg:d="m62295 27718h1672v133h1671">
          <text:p>m_aScales</text:p>
        </draw:connector>
        <draw:custom-shape draw:style-name="gr5" draw:id="id161" draw:layer="layout" svg:width="5.832cm" svg:height="0.57cm" svg:x="37.826cm" svg:y="51.429cm">
          <text:p>com.sun.star.chart2.ExplicitScaleData</text:p>
          <draw:enhanced-geometry svg:viewBox="0 0 21600 21600" draw:type="rectangle" draw:enhanced-path="M 0 0 L 21600 0 21600 21600 0 21600 0 0 Z N"/>
        </draw:custom-shape>
        <draw:connector draw:style-name="data_20_member_20__28_multiple_29_" draw:text-style-name="P1" draw:layer="layout" svg:x1="29.373cm" svg:y1="51.676cm" svg:x2="37.826cm" svg:y2="51.714cm" draw:start-shape="id42" draw:start-glue-point="10" draw:end-shape="id161" draw:end-glue-point="3" svg:d="m29373 51676h4227v38h4226">
          <text:p text:style-name="P1">m_aExplicitScales</text:p>
        </draw:connector>
        <draw:connector draw:style-name="gr8" draw:text-style-name="P1" draw:layer="layout" svg:x1="110.011cm" svg:y1="22.748cm" svg:x2="112.94cm" svg:y2="22.552cm" draw:start-shape="id99" draw:start-glue-point="1" draw:end-shape="id100" draw:end-glue-point="3" svg:d="m110011 22748h1464v-196h1465">
          <text:p/>
        </draw:connector>
        <draw:connector draw:style-name="gr8" draw:text-style-name="P1" draw:layer="layout" svg:x1="131.834cm" svg:y1="25.483cm" svg:x2="135.964cm" svg:y2="26.701cm" draw:start-shape="id108" draw:start-glue-point="1" draw:end-shape="id109" draw:end-glue-point="3" svg:d="m131834 25483h2065v1218h2065">
          <text:p/>
        </draw:connector>
        <draw:connector draw:style-name="gr8" draw:text-style-name="P1" draw:layer="layout" svg:x1="87.698cm" svg:y1="22.419cm" svg:x2="97.386cm" svg:y2="22.944cm" draw:start-shape="id95" draw:start-glue-point="1" draw:end-shape="id96" draw:end-glue-point="3" svg:d="m87698 22419h4844v525h4844">
          <text:p/>
        </draw:connector>
        <draw:frame draw:style-name="annotation" draw:layer="layout" svg:width="12.208cm" svg:height="1.217cm" svg:x="132.002cm" svg:y="33.073cm">
          <draw:text-box>
            <text:p><text:span text:style-name="T1">BarChartType</text:span> doesn't appear to be used. <text:s/>Instead, <text:span text:style-name="T1">ColumnChartType</text:span> appears to cover both horizontal bar chart and vertical column chart types.</text:p>
          </draw:text-box>
        </draw:frame>
        <draw:custom-shape draw:style-name="gr2" draw:id="id65" draw:layer="layout" svg:width="7.375cm" svg:height="0.518cm" svg:x="53.107cm" svg:y="45.9cm">
          <text:p text:style-name="P2">com.sun.star.chart2.data.XTextualDataSequence</text:p>
          <draw:enhanced-geometry svg:viewBox="0 0 21600 21600" draw:type="rectangle" draw:enhanced-path="M 0 0 L 21600 0 21600 21600 0 21600 0 0 Z N"/>
        </draw:custom-shape>
        <draw:custom-shape draw:style-name="gr1" draw:text-style-name="P1" draw:id="id162" draw:layer="layout" svg:width="5.889cm" svg:height="0.61cm" svg:x="31.664cm" svg:y="43.104cm">
          <text:p text:style-name="P1">MergedMinimumAndMaximumSupplier</text:p>
          <draw:enhanced-geometry svg:viewBox="0 0 21600 21600" draw:type="rectangle" draw:enhanced-path="M 0 0 L 21600 0 21600 21600 0 21600 0 0 Z N"/>
        </draw:custom-shape>
        <draw:connector draw:style-name="data_20_member" draw:layer="layout" svg:x1="29.373cm" svg:y1="50.165cm" svg:x2="31.664cm" svg:y2="43.409cm" draw:start-shape="id42" draw:start-glue-point="6" draw:end-shape="id162" draw:end-glue-point="3" svg:d="m29373 50165h1146v-6756h1145">
          <text:p/>
        </draw:connector>
        <draw:connector draw:style-name="inheritance_20__28_public_29_" draw:layer="layout" draw:line-skew="-3.136cm" svg:x1="34.608cm" svg:y1="43.104cm" svg:x2="38.739cm" svg:y2="25.391cm" draw:start-shape="id162" draw:start-glue-point="0" draw:end-shape="id52" draw:end-glue-point="5" svg:d="m34608 43104v-11992h4131v-5721">
          <text:p/>
        </draw:connector>
        <draw:connector draw:style-name="data_20_member_20__28_multiple_20_pointers_29_" draw:layer="layout" svg:x1="37.553cm" svg:y1="43.409cm" svg:x2="37.227cm" svg:y2="25.08cm" draw:start-shape="id162" draw:start-glue-point="1" draw:end-shape="id52" draw:end-glue-point="3" svg:d="m37553 43409h499v-9161h-1326v-9168h501">
          <text:p>m_aMinimumAndMaximumSupplierList</text:p>
        </draw:connector>
        <draw:frame draw:style-name="annotation" draw:layer="layout" svg:width="9.342cm" svg:height="1.728cm" svg:x="29.806cm" svg:y="63.581cm">
          <draw:text-box>
            <text:p><text:span text:style-name="T1">ScaleAutomatism</text:span> keeps track of the minimum and maximum values of all source data for each individual axis, categorized by primary/secondary and x/y/z axis types. <text:s/>There is one instance of <text:span text:style-name="T1">AxisUsage</text:span> for each of these axis types.</text:p>
          </draw:text-box>
        </draw:frame>
        <draw:custom-shape draw:style-name="gr1" draw:text-style-name="P1" draw:id="id166" draw:layer="layout" svg:width="3.785cm" svg:height="0.699cm" svg:x="60.961cm" svg:y="38.317cm">
          <text:p text:style-name="P3">FixedNumberFormatter</text:p>
          <draw:enhanced-geometry svg:viewBox="0 0 21600 21600" draw:type="rectangle" draw:enhanced-path="M 0 0 L 21600 0 21600 21600 0 21600 0 0 Z N"/>
        </draw:custom-shape>
        <draw:custom-shape draw:style-name="gr1" draw:text-style-name="P1" draw:id="id163" draw:layer="layout" svg:width="4.276cm" svg:height="1.078cm" svg:x="67.821cm" svg:y="32.75cm">
          <draw:glue-point draw:id="4" svg:x="5cm" svg:y="-2.207cm"/>
          <draw:glue-point draw:id="5" svg:x="5cm" svg:y="2.838cm"/>
          <draw:glue-point draw:id="6" svg:x="-5cm" svg:y="2.708cm"/>
          <draw:glue-point draw:id="7" svg:x="-5cm" svg:y="-2.736cm"/>
          <text:p text:style-name="P3">NumberFormatterWrapper</text:p>
          <draw:enhanced-geometry svg:viewBox="0 0 21600 21600" draw:type="rectangle" draw:enhanced-path="M 0 0 L 21600 0 21600 21600 0 21600 0 0 Z N"/>
        </draw:custom-shape>
        <draw:custom-shape draw:style-name="class_20__28_external_20_module_29_" draw:id="id164" draw:layer="layout" svg:width="3.292cm" svg:height="0.622cm" svg:x="77.65cm" svg:y="32.51cm">
          <text:p>SvNumberFormatter</text:p>
          <draw:enhanced-geometry svg:viewBox="0 0 21600 21600" draw:type="rectangle" draw:enhanced-path="M 0 0 L 21600 0 21600 21600 0 21600 0 0 Z N"/>
        </draw:custom-shape>
        <draw:connector draw:style-name="data_20_member_20__28_pointer_29_" draw:layer="layout" svg:x1="72.097cm" svg:y1="33.052cm" svg:x2="77.65cm" svg:y2="32.821cm" draw:start-shape="id163" draw:start-glue-point="4" draw:end-shape="id164" draw:end-glue-point="3" svg:d="m72097 33052h2777v-231h2776">
          <text:p>getSvNumberFormatter()</text:p>
        </draw:connector>
        <draw:custom-shape draw:style-name="gr2" draw:id="id165" draw:layer="layout" svg:width="6.584cm" svg:height="0.596cm" svg:x="77.781cm" svg:y="34.062cm">
          <text:p>com.sun.star.util.XNumberFormatsSupplier</text:p>
          <draw:enhanced-geometry svg:viewBox="0 0 21600 21600" draw:type="rectangle" draw:enhanced-path="M 0 0 L 21600 0 21600 21600 0 21600 0 0 Z N"/>
        </draw:custom-shape>
        <draw:connector draw:style-name="data_20_member_20__28_pointer_29_" draw:layer="layout" svg:x1="72.097cm" svg:y1="33.594cm" svg:x2="77.781cm" svg:y2="34.36cm" draw:start-shape="id163" draw:start-glue-point="5" draw:end-shape="id165" draw:end-glue-point="3" svg:d="m72097 33594h2842v766h2842">
          <text:p>getNumberFormatsSupplier()</text:p>
        </draw:connector>
        <draw:connector draw:style-name="data_20_member" draw:layer="layout" svg:x1="64.746cm" svg:y1="38.666cm" svg:x2="67.821cm" svg:y2="33.58cm" draw:start-shape="id166" draw:start-glue-point="1" draw:end-shape="id163" draw:end-glue-point="6" svg:d="m64746 38666h1537v-5086h1538">
          <text:p>m_aNumberFormatterWrapper</text:p>
        </draw:connector>
        <draw:connector draw:style-name="data_20_member_20__28_pointer_29_" draw:layer="layout" svg:x1="52.781cm" svg:y1="29.577cm" svg:x2="67.821cm" svg:y2="32.995cm" draw:start-shape="id43" draw:start-glue-point="15" draw:end-shape="id163" draw:end-glue-point="7" svg:d="m52781 29577h7521v3418h7519">
          <text:p>m_apNumberFormatterWrapper</text:p>
        </draw:connector>
        <draw:custom-shape draw:style-name="gr1" draw:text-style-name="P1" draw:id="id167" draw:layer="layout" svg:width="3.602cm" svg:height="0.544cm" svg:x="62.023cm" svg:y="28.848cm">
          <text:p text:style-name="P1">AxesNumberFormats</text:p>
          <draw:enhanced-geometry svg:viewBox="0 0 21600 21600" draw:type="rectangle" draw:enhanced-path="M 0 0 L 21600 0 21600 21600 0 21600 0 0 Z N"/>
        </draw:custom-shape>
        <draw:connector draw:style-name="data_20_member" draw:layer="layout" svg:x1="52.781cm" svg:y1="29.142cm" svg:x2="62.023cm" svg:y2="29.12cm" draw:start-shape="id43" draw:start-glue-point="11" draw:end-shape="id167" draw:end-glue-point="3" svg:d="m52781 29142h4622v-22h4620">
          <text:p/>
        </draw:connector>
        <draw:frame draw:style-name="annotation" draw:layer="layout" svg:width="8.06cm" svg:height="1.352cm" svg:x="44.917cm" svg:y="19.979cm">
          <draw:text-box>
            <text:p><text:span text:style-name="T1">PlotterBase</text:span> requires its derived classes to implement <text:span text:style-name="T1">createShapes()</text:span> to draw whatever the class represents (data series, axis, grid, etc.) in the diagram.</text:p>
          </draw:text-box>
        </draw:frame>
        <draw:custom-shape draw:style-name="gr1" draw:text-style-name="P1" draw:id="id168" draw:layer="layout" svg:width="3.214cm" svg:height="0.907cm" svg:x="142.972cm" svg:y="94.427cm">
          <text:p text:style-name="P1">SchOptionTabPage</text:p>
          <draw:enhanced-geometry svg:viewBox="0 0 21600 21600" draw:type="rectangle" draw:enhanced-path="M 0 0 L 21600 0 21600 21600 0 21600 0 0 Z N"/>
        </draw:custom-shape>
        <draw:custom-shape draw:style-name="class_20__28_external_20_module_29_" draw:id="id169" draw:layer="layout" svg:width="2.644cm" svg:height="0.57cm" svg:x="145.304cm" svg:y="91.602cm">
          <draw:glue-point draw:id="4" svg:x="-3.725cm" svg:y="5cm"/>
          <text:p>SfxTabPage</text:p>
          <draw:enhanced-geometry svg:viewBox="0 0 21600 21600" draw:type="rectangle" draw:enhanced-path="M 0 0 L 21600 0 21600 21600 0 21600 0 0 Z N"/>
        </draw:custom-shape>
        <draw:connector draw:style-name="inheritance_20__28_public_29_" draw:layer="layout" svg:x1="144.579cm" svg:y1="94.427cm" svg:x2="145.642cm" svg:y2="92.172cm" draw:start-shape="id168" draw:start-glue-point="0" draw:end-shape="id169" draw:end-glue-point="4" svg:d="m144579 94427v-1128h1063v-1127">
          <text:p/>
        </draw:connector>
        <draw:custom-shape draw:style-name="gr1" draw:text-style-name="P1" draw:id="id170" draw:layer="layout" svg:width="2.929cm" svg:height="3.551cm" svg:x="135.092cm" svg:y="92.975cm">
          <draw:glue-point draw:id="4" svg:x="4.998cm" svg:y="-3.973cm"/>
          <text:p text:style-name="P1">SchAttribTabDlg</text:p>
          <draw:enhanced-geometry svg:viewBox="0 0 21600 21600" draw:type="rectangle" draw:enhanced-path="M 0 0 L 21600 0 21600 21600 0 21600 0 0 Z N"/>
        </draw:custom-shape>
        <draw:connector draw:style-name="data_20_member_20__28_pointer_29_" draw:layer="layout" svg:x1="138.019cm" svg:y1="93.34cm" svg:x2="142.972cm" svg:y2="94.88cm" draw:start-shape="id170" draw:start-glue-point="4" draw:end-shape="id168" draw:end-glue-point="3" svg:d="m138019 93340h2477v1540h2476">
          <text:p/>
        </draw:connector>
        <draw:custom-shape draw:style-name="gr1" draw:text-style-name="P1" draw:id="id171" draw:layer="layout" svg:width="3.863cm" svg:height="3.345cm" svg:x="141.124cm" svg:y="47.714cm">
          <draw:glue-point draw:id="4" svg:x="4.998cm" svg:y="2.753cm"/>
          <draw:glue-point draw:id="5" svg:x="4.998cm" svg:y="3.994cm"/>
          <draw:glue-point draw:id="6" svg:x="4.998cm" svg:y="-2.358cm"/>
          <draw:glue-point draw:id="7" svg:x="4.998cm" svg:y="-1.043cm"/>
          <draw:glue-point draw:id="8" svg:x="4.998cm" svg:y="1.437cm"/>
          <draw:glue-point draw:id="9" svg:x="4.998cm" svg:y="-3.677cm"/>
          <text:p text:style-name="P1">DataPointItemConverter</text:p>
          <draw:enhanced-geometry svg:viewBox="0 0 21600 21600" draw:type="rectangle" draw:enhanced-path="M 0 0 L 21600 0 21600 21600 0 21600 0 0 Z N"/>
        </draw:custom-shape>
        <draw:custom-shape draw:style-name="gr1" draw:text-style-name="P1" draw:id="id172" draw:layer="layout" svg:width="4.407cm" svg:height="0.674cm" svg:x="149.031cm" svg:y="47.455cm">
          <text:p text:style-name="P1">SeriesOptionsItemConverter</text:p>
          <draw:enhanced-geometry svg:viewBox="0 0 21600 21600" draw:type="rectangle" draw:enhanced-path="M 0 0 L 21600 0 21600 21600 0 21600 0 0 Z N"/>
        </draw:custom-shape>
        <draw:custom-shape draw:style-name="gr1" draw:text-style-name="P1" draw:id="id173" draw:layer="layout" svg:width="3.757cm" svg:height="0.7cm" svg:x="149.498cm" svg:y="48.907cm">
          <text:p text:style-name="P1">StatisticsItemConverter</text:p>
          <draw:enhanced-geometry svg:viewBox="0 0 21600 21600" draw:type="rectangle" draw:enhanced-path="M 0 0 L 21600 0 21600 21600 0 21600 0 0 Z N"/>
        </draw:custom-shape>
        <draw:connector draw:style-name="data_20_member_20__28_pointer_29_" draw:layer="layout" svg:x1="144.985cm" svg:y1="48.157cm" svg:x2="149.031cm" svg:y2="47.792cm" draw:start-shape="id171" draw:start-glue-point="9" draw:end-shape="id172" draw:end-glue-point="3" svg:d="m144985 48157h2023v-365h2023">
          <text:p/>
        </draw:connector>
        <draw:connector draw:style-name="data_20_member_20__28_pointer_29_" draw:layer="layout" svg:x1="144.985cm" svg:y1="48.598cm" svg:x2="149.498cm" svg:y2="49.257cm" draw:start-shape="id171" draw:start-glue-point="6" draw:end-shape="id173" svg:d="m144985 48598h2257v659h2256">
          <text:p/>
        </draw:connector>
        <draw:custom-shape draw:style-name="gr1" draw:text-style-name="P1" draw:id="id174" draw:layer="layout" svg:width="2.669cm" svg:height="4.095cm" svg:x="76.785cm" svg:y="82.771cm">
          <draw:glue-point draw:id="4" svg:x="2.379cm" svg:y="-5.001cm"/>
          <draw:glue-point draw:id="5" svg:x="-2.57cm" svg:y="-5.001cm"/>
          <text:p text:style-name="P1">ChartController</text:p>
          <draw:enhanced-geometry svg:viewBox="0 0 21600 21600" draw:type="rectangle" draw:enhanced-path="M 0 0 L 21600 0 21600 21600 0 21600 0 0 Z N"/>
        </draw:custom-shape>
        <draw:custom-shape draw:style-name="gr2" draw:id="id175" draw:layer="layout" svg:width="6.79cm" svg:height="4.717cm" svg:x="80.076cm" svg:y="75.566cm">
          <text:p>com.sun.star.awt.XWindow</text:p>
          <text:p>com.sun.star.frame.XController</text:p>
          <text:p>com.sun.star.frame.XDispatch <text:s text:c="12"/></text:p>
          <text:p>com.sun.star.frame.XDispatchProvider <text:s text:c="4"/></text:p>
          <text:p>com.sun.star.frame.XLayoutManagerListener</text:p>
          <text:p>com.sun.star.lang.XMultiServiceFactory <text:s text:c="2"/></text:p>
          <text:p>com.sun.star.lang.XServiceInfo <text:s text:c="10"/></text:p>
          <text:p>com.sun.star.ui.XContextMenuInterception </text:p>
          <text:p>com.sun.star.util.XCloseListener <text:s text:c="8"/></text:p>
          <text:p>com.sun.star.util.XModeChangeListener <text:s text:c="3"/></text:p>
          <text:p>com.sun.star.util.XModifyListener <text:s text:c="7"/></text:p>
          <text:p>com.sun.star.view.XSelectionSupplier <text:s text:c="4"/></text:p>
          <draw:enhanced-geometry svg:viewBox="0 0 21600 21600" draw:type="rectangle" draw:enhanced-path="M 0 0 L 21600 0 21600 21600 0 21600 0 0 Z N"/>
        </draw:custom-shape>
        <draw:connector draw:style-name="inheritance_20__28_public_29_" draw:layer="layout" svg:x1="78.753cm" svg:y1="82.771cm" svg:x2="83.471cm" svg:y2="80.283cm" draw:start-shape="id174" draw:start-glue-point="4" draw:end-shape="id175" draw:end-glue-point="2" svg:d="m78753 82771v-1245h4718v-1243">
          <text:p/>
        </draw:connector>
        <draw:custom-shape draw:style-name="gr1" draw:text-style-name="P1" draw:id="id176" draw:layer="layout" svg:width="3.188cm" svg:height="0.752cm" svg:x="76.37cm" svg:y="78.003cm">
          <text:p text:style-name="P1">WindowController</text:p>
          <draw:enhanced-geometry svg:viewBox="0 0 21600 21600" draw:type="rectangle" draw:enhanced-path="M 0 0 L 21600 0 21600 21600 0 21600 0 0 Z N"/>
        </draw:custom-shape>
        <draw:connector draw:style-name="inheritance_20__28_public_29_" draw:layer="layout" svg:x1="78.119cm" svg:y1="82.771cm" svg:x2="77.964cm" svg:y2="78.755cm" draw:start-shape="id174" draw:start-glue-point="0" draw:end-shape="id176" draw:end-glue-point="2" svg:d="m78119 82771v-2008h-155v-2008">
          <text:p/>
        </draw:connector>
        <draw:custom-shape draw:style-name="uno_20_service" draw:id="id177" draw:layer="layout" svg:width="5.572cm" svg:height="1.037cm" svg:x="70.902cm" svg:y="79.272cm">
          <text:p>com.sun.star.chart2.ChartController</text:p>
          <text:p>com.sun.star.frame.Controller</text:p>
          <draw:enhanced-geometry svg:viewBox="0 0 21600 21600" draw:type="rectangle" draw:enhanced-path="M 0 0 L 21600 0 21600 21600 0 21600 0 0 Z N"/>
        </draw:custom-shape>
        <draw:connector draw:style-name="inheritance_20__28_public_29_" draw:layer="layout" svg:x1="77.434cm" svg:y1="82.771cm" svg:x2="73.688cm" svg:y2="80.309cm" draw:start-shape="id174" draw:start-glue-point="5" draw:end-shape="id177" draw:end-glue-point="2" svg:d="m77434 82771v-1232h-3746v-1230">
          <text:p/>
        </draw:connector>
        <draw:custom-shape draw:style-name="gr1" draw:text-style-name="P1" draw:layer="layout" svg:width="3.292cm" svg:height="0.674cm" svg:x="69.268cm" svg:y="89.122cm">
          <text:p text:style-name="P1">ObjectNameProvider</text:p>
          <draw:enhanced-geometry svg:viewBox="0 0 21600 21600" draw:type="rectangle" draw:enhanced-path="M 0 0 L 21600 0 21600 21600 0 21600 0 0 Z N"/>
        </draw:custom-shape>
        <draw:frame draw:style-name="annotation" draw:layer="layout" svg:width="11.066cm" svg:height="3cm" svg:x="69.477cm" svg:y="90.397cm">
          <draw:text-box>
            <text:p><text:span text:style-name="T1">ObjectNameProvider</text:span> provides helper functions, with all its methods inside this class are static. <text:s/>One of its methods <text:span text:style-name="T1">getHelpText()</text:span> provides a text that goes into a tool tip window when the mouse cursor is hovered within a chart object.</text:p>
            <text:p/>
            <text:p><text:span text:style-name="T1">ObjectIdentifier</text:span> is also another helper class consisting entirely of static methods, to provide methods related to generating object ID's and retrieving an object from an ID etc.</text:p>
          </draw:text-box>
        </draw:frame>
        <draw:custom-shape draw:style-name="gr1" draw:text-style-name="P1" draw:layer="layout" svg:width="3.006cm" svg:height="0.622cm" svg:x="74.608cm" svg:y="89.121cm">
          <text:p text:style-name="P1">ObjectIdentifier</text:p>
          <draw:enhanced-geometry svg:viewBox="0 0 21600 21600" draw:type="rectangle" draw:enhanced-path="M 0 0 L 21600 0 21600 21600 0 21600 0 0 Z N"/>
        </draw:custom-shape>
        <draw:frame draw:style-name="annotation" draw:layer="layout" svg:width="7.18cm" svg:height="1.524cm" svg:x="80.983cm" svg:y="82.491cm">
          <draw:text-box>
            <text:p><text:span text:style-name="T1">ChartController</text:span>'s <text:span text:style-name="T1">requestQuickHelp()</text:span> method returns tool tip texts to be displayed.</text:p>
          </draw:text-box>
        </draw:frame>
        <draw:custom-shape draw:style-name="gr1" draw:text-style-name="P1" draw:id="id178" draw:layer="layout" svg:width="4.018cm" svg:height="0.83cm" svg:x="132.831cm" svg:y="54.998cm">
          <draw:glue-point draw:id="4" svg:x="-3.382cm" svg:y="-5cm"/>
          <draw:glue-point draw:id="5" svg:x="-1.577cm" svg:y="-5cm"/>
          <draw:glue-point draw:id="6" svg:x="1.518cm" svg:y="-5cm"/>
          <draw:glue-point draw:id="7" svg:x="3.195cm" svg:y="-5cm"/>
          <text:p text:style-name="P1">DataSeriesPointWrapper</text:p>
          <draw:enhanced-geometry svg:viewBox="0 0 21600 21600" draw:type="rectangle" draw:enhanced-path="M 0 0 L 21600 0 21600 21600 0 21600 0 0 Z N"/>
        </draw:custom-shape>
        <draw:connector draw:style-name="inheritance_20__28_public_29_" draw:layer="layout" svg:x1="133.482cm" svg:y1="54.998cm" svg:x2="131.753cm" svg:y2="44.876cm" draw:start-shape="id178" draw:start-glue-point="4" draw:end-shape="id92" draw:end-glue-point="7" svg:d="m133482 54998v-5061h-1729v-5061">
          <text:p/>
        </draw:connector>
        <draw:custom-shape draw:style-name="uno_20_service" draw:id="id179" draw:layer="layout" svg:width="6.972cm" svg:height="0.7cm" svg:x="136.435cm" svg:y="52.329cm">
          <text:p>com.sun.star.comp.chart2.DataSeriesWrapper</text:p>
          <draw:enhanced-geometry svg:viewBox="0 0 21600 21600" draw:type="rectangle" draw:enhanced-path="M 0 0 L 21600 0 21600 21600 0 21600 0 0 Z N"/>
        </draw:custom-shape>
        <draw:connector draw:style-name="inheritance_20__28_public_29_" draw:layer="layout" svg:x1="136.123cm" svg:y1="54.998cm" svg:x2="139.921cm" svg:y2="53.029cm" draw:start-shape="id178" draw:start-glue-point="7" draw:end-shape="id179" svg:d="m136123 54998v-984h3798v-985">
          <text:p/>
        </draw:connector>
        <draw:connector draw:style-name="data_20_member_20__28_pointer_29_" draw:layer="layout" svg:x1="132.207cm" svg:y1="44.63cm" svg:x2="136.434cm" svg:y2="44.372cm" draw:start-shape="id92" draw:start-glue-point="11" draw:end-shape="id180" draw:end-glue-point="3" svg:d="m132207 44630h2114v-258h2113">
          <text:p>getInfoHelper()</text:p>
        </draw:connector>
        <draw:g>
          <draw:custom-shape draw:style-name="class_20__28_external_20_module_29_" draw:id="id180" draw:layer="layout" svg:width="3.628cm" svg:height="0.622cm" svg:x="136.434cm" svg:y="44.061cm">
            <text:p>OPropertyArrayHelper</text:p>
            <draw:enhanced-geometry svg:viewBox="0 0 21600 21600" draw:mirror-horizontal="false" draw:mirror-vertical="false" draw:type="rectangle" draw:enhanced-path="M 0 0 L 21600 0 21600 21600 0 21600 0 0 Z N"/>
          </draw:custom-shape>
          <draw:custom-shape draw:style-name="class_20__28_external_20_module_29_" draw:id="id181" draw:layer="layout" svg:width="3.627cm" svg:height="0.622cm" svg:x="136.642cm" svg:y="42.324cm">
            <text:p>IPropertyArrayHelper</text:p>
            <draw:enhanced-geometry svg:viewBox="0 0 21600 21600" draw:mirror-horizontal="false" draw:mirror-vertical="false" draw:type="rectangle" draw:enhanced-path="M 0 0 L 21600 0 21600 21600 0 21600 0 0 Z N"/>
          </draw:custom-shape>
          <draw:connector draw:style-name="inheritance_20__28_public_29_" draw:layer="layout" svg:x1="138.248cm" svg:y1="44.061cm" svg:x2="138.455cm" svg:y2="42.946cm" draw:start-shape="id180" draw:start-glue-point="0" draw:end-shape="id181" draw:end-glue-point="2" svg:d="m138248 44061v-557h207v-558">
            <text:p/>
          </draw:connector>
          <draw:custom-shape draw:style-name="namespace" draw:layer="layout" svg:width="5.391cm" svg:height="3.265cm" svg:x="135.423cm" svg:y="41.858cm">
            <text:p>cppu</text:p>
            <draw:enhanced-geometry svg:viewBox="0 0 21600 21600" draw:type="rectangle" draw:enhanced-path="M 0 0 L 21600 0 21600 21600 0 21600 0 0 Z N"/>
          </draw:custom-shape>
        </draw:g>
        <draw:custom-shape draw:style-name="gr1" draw:text-style-name="P1" draw:layer="layout" svg:width="3.499cm" svg:height="0.648cm" svg:x="102.87cm" svg:y="90.921cm">
          <text:p text:style-name="P1">ChartTypeParameter</text:p>
          <draw:enhanced-geometry svg:viewBox="0 0 21600 21600" draw:type="rectangle" draw:enhanced-path="M 0 0 L 21600 0 21600 21600 0 21600 0 0 Z N"/>
        </draw:custom-shape>
        <draw:custom-shape draw:style-name="gr1" draw:text-style-name="P1" draw:id="id182" draw:layer="layout" svg:width="2.928cm" svg:height="0.752cm" svg:x="112.097cm" svg:y="81.799cm">
          <text:p text:style-name="P1">ChartTypeDialog</text:p>
          <draw:enhanced-geometry svg:viewBox="0 0 21600 21600" draw:type="rectangle" draw:enhanced-path="M 0 0 L 21600 0 21600 21600 0 21600 0 0 Z N"/>
        </draw:custom-shape>
        <draw:connector draw:style-name="data_20_member_20__28_pointer_29_" draw:layer="layout" svg:x1="115.025cm" svg:y1="82.175cm" svg:x2="117.262cm" svg:y2="82.655cm" draw:start-shape="id182" draw:start-glue-point="1" draw:end-shape="id130" draw:end-glue-point="4" svg:d="m115025 82175h1119v480h1118">
          <text:p/>
        </draw:connector>
        <draw:custom-shape draw:style-name="gr1" draw:text-style-name="P1" draw:id="id40" draw:layer="layout" svg:width="8.14cm" svg:height="0.752cm" svg:x="129.979cm" svg:y="79.311cm">
          <draw:glue-point draw:id="4" svg:x="-5.001cm" svg:y="-3.304cm"/>
          <draw:glue-point draw:id="5" svg:x="-3.921cm" svg:y="5cm"/>
          <draw:glue-point draw:id="6" svg:x="-2.735cm" svg:y="5cm"/>
          <draw:glue-point draw:id="7" svg:x="-1.717cm" svg:y="5cm"/>
          <draw:glue-point draw:id="8" svg:x="-0.701cm" svg:y="5cm"/>
          <draw:glue-point draw:id="9" svg:x="0.824cm" svg:y="5cm"/>
          <draw:glue-point draw:id="10" svg:x="1.898cm" svg:y="5cm"/>
          <draw:glue-point draw:id="11" svg:x="3.028cm" svg:y="5cm"/>
          <draw:glue-point draw:id="12" svg:x="4.1cm" svg:y="5cm"/>
          <text:p text:style-name="P1">ChartTypeDialogController</text:p>
          <draw:enhanced-geometry svg:viewBox="0 0 21600 21600" draw:type="rectangle" draw:enhanced-path="M 0 0 L 21600 0 21600 21600 0 21600 0 0 Z N"/>
        </draw:custom-shape>
        <draw:connector draw:style-name="data_20_member_20__28_multiple_20_pointers_29_" draw:layer="layout" svg:x1="120.494cm" svg:y1="82.96cm" svg:x2="129.979cm" svg:y2="79.687cm" draw:start-shape="id130" draw:start-glue-point="1" draw:end-shape="id40" draw:end-glue-point="3" svg:d="m120494 82960h4743v-3273h4742">
          <text:p/>
        </draw:connector>
        <draw:custom-shape draw:style-name="gr1" draw:text-style-name="P1" draw:id="id183" draw:layer="layout" svg:width="3.757cm" svg:height="0.622cm" svg:x="125.472cm" svg:y="74.981cm">
          <draw:glue-point draw:id="4" svg:x="3.757cm" svg:y="5cm"/>
          <text:p text:style-name="P1">ChangingResource</text:p>
          <draw:enhanced-geometry svg:viewBox="0 0 21600 21600" draw:type="rectangle" draw:enhanced-path="M 0 0 L 21600 0 21600 21600 0 21600 0 0 Z N"/>
        </draw:custom-shape>
        <draw:connector draw:style-name="inheritance_20__28_public_29_" draw:layer="layout" svg:x1="134.049cm" svg:y1="79.311cm" svg:x2="128.761cm" svg:y2="75.603cm" draw:start-shape="id40" draw:start-glue-point="0" draw:end-shape="id183" draw:end-glue-point="4" svg:d="m134049 79311v-1854h-5288v-1854">
          <text:p/>
        </draw:connector>
        <draw:custom-shape draw:style-name="gr1" draw:text-style-name="P1" draw:id="id184" draw:layer="layout" svg:width="4.121cm" svg:height="0.673cm" svg:x="140.53cm" svg:y="83.639cm">
          <text:p text:style-name="P1">AreaChartDialogController</text:p>
          <draw:enhanced-geometry svg:viewBox="0 0 21600 21600" draw:type="rectangle" draw:enhanced-path="M 0 0 L 21600 0 21600 21600 0 21600 0 0 Z N"/>
        </draw:custom-shape>
        <draw:connector draw:style-name="inheritance_20__28_public_29_" draw:layer="layout" svg:x1="142.59cm" svg:y1="83.639cm" svg:x2="137.386cm" svg:y2="80.063cm" draw:start-shape="id184" draw:start-glue-point="0" draw:end-shape="id40" draw:end-glue-point="12" svg:d="m142590 83639v-1788h-5204v-1788">
          <text:p/>
        </draw:connector>
        <draw:custom-shape draw:style-name="gr1" draw:text-style-name="P1" draw:id="id185" draw:layer="layout" svg:width="5.572cm" svg:height="0.673cm" svg:x="137.343cm" svg:y="84.646cm">
          <text:p text:style-name="P1">ColumnOrBarChartDialogController</text:p>
          <draw:enhanced-geometry svg:viewBox="0 0 21600 21600" draw:type="rectangle" draw:enhanced-path="M 0 0 L 21600 0 21600 21600 0 21600 0 0 Z N"/>
        </draw:custom-shape>
        <draw:connector draw:style-name="inheritance_20__28_public_29_" draw:layer="layout" draw:line-skew="-0.867cm" svg:x1="140.129cm" svg:y1="84.646cm" svg:x2="136.513cm" svg:y2="80.063cm" draw:start-shape="id185" draw:start-glue-point="0" draw:end-shape="id40" draw:end-glue-point="11" svg:d="m140129 84646v-3159h-3616v-1424">
          <text:p/>
        </draw:connector>
        <draw:custom-shape draw:style-name="gr1" draw:text-style-name="P1" draw:id="id186" draw:layer="layout" svg:width="6.22cm" svg:height="0.673cm" svg:x="134.052cm" svg:y="85.661cm">
          <text:p text:style-name="P1">CombiColumnLineChartDialogController</text:p>
          <draw:enhanced-geometry svg:viewBox="0 0 21600 21600" draw:type="rectangle" draw:enhanced-path="M 0 0 L 21600 0 21600 21600 0 21600 0 0 Z N"/>
        </draw:custom-shape>
        <draw:connector draw:style-name="inheritance_20__28_public_29_" draw:layer="layout" svg:x1="137.162cm" svg:y1="85.661cm" svg:x2="135.593cm" svg:y2="80.063cm" draw:start-shape="id186" draw:start-glue-point="0" draw:end-shape="id40" draw:end-glue-point="10" svg:d="m137162 85661v-2799h-1569v-2799">
          <text:p/>
        </draw:connector>
        <draw:custom-shape draw:style-name="gr1" draw:text-style-name="P1" draw:id="id187" draw:layer="layout" svg:width="4.302cm" svg:height="0.673cm" svg:x="135.451cm" svg:y="83.613cm">
          <text:p text:style-name="P1">LineChartDialogController</text:p>
          <draw:enhanced-geometry svg:viewBox="0 0 21600 21600" draw:type="rectangle" draw:enhanced-path="M 0 0 L 21600 0 21600 21600 0 21600 0 0 Z N"/>
        </draw:custom-shape>
        <draw:connector draw:style-name="inheritance_20__28_public_29_" draw:layer="layout" svg:x1="137.602cm" svg:y1="83.613cm" svg:x2="134.719cm" svg:y2="80.063cm" draw:start-shape="id187" draw:start-glue-point="0" draw:end-shape="id40" draw:end-glue-point="9" svg:d="m137602 83613v-1775h-2883v-1775">
          <text:p/>
        </draw:connector>
        <draw:custom-shape draw:style-name="gr1" draw:text-style-name="P1" draw:id="id188" draw:layer="layout" svg:width="4.017cm" svg:height="0.673cm" svg:x="132.857cm" svg:y="84.701cm">
          <text:p text:style-name="P1">NetChartDialogController</text:p>
          <draw:enhanced-geometry svg:viewBox="0 0 21600 21600" draw:type="rectangle" draw:enhanced-path="M 0 0 L 21600 0 21600 21600 0 21600 0 0 Z N"/>
        </draw:custom-shape>
        <draw:connector draw:style-name="inheritance_20__28_public_29_" draw:layer="layout" svg:x1="134.865cm" svg:y1="84.701cm" svg:x2="133.479cm" svg:y2="80.063cm" draw:start-shape="id188" draw:start-glue-point="0" draw:end-shape="id40" draw:end-glue-point="8" svg:d="m134865 84701v-2319h-1386v-2319">
          <text:p/>
        </draw:connector>
        <draw:custom-shape draw:style-name="gr1" draw:text-style-name="P1" draw:id="id189" draw:layer="layout" svg:width="4.017cm" svg:height="0.673cm" svg:x="130.526cm" svg:y="83.691cm">
          <text:p text:style-name="P1">PieChartDialogController</text:p>
          <draw:enhanced-geometry svg:viewBox="0 0 21600 21600" draw:type="rectangle" draw:enhanced-path="M 0 0 L 21600 0 21600 21600 0 21600 0 0 Z N"/>
        </draw:custom-shape>
        <draw:connector draw:style-name="inheritance_20__28_public_29_" draw:layer="layout" svg:x1="132.534cm" svg:y1="83.691cm" svg:x2="132.652cm" svg:y2="80.063cm" draw:start-shape="id189" draw:start-glue-point="0" draw:end-shape="id40" draw:end-glue-point="7" svg:d="m132534 83691v-1814h118v-1814">
          <text:p/>
        </draw:connector>
        <draw:custom-shape draw:style-name="gr1" draw:text-style-name="P1" draw:id="id190" draw:layer="layout" svg:width="4.122cm" svg:height="0.673cm" svg:x="129.54cm" svg:y="82.707cm">
          <text:p text:style-name="P1">StockChartDialogController</text:p>
          <draw:enhanced-geometry svg:viewBox="0 0 21600 21600" draw:type="rectangle" draw:enhanced-path="M 0 0 L 21600 0 21600 21600 0 21600 0 0 Z N"/>
        </draw:custom-shape>
        <draw:connector draw:style-name="inheritance_20__28_public_29_" draw:layer="layout" svg:x1="131.601cm" svg:y1="82.707cm" svg:x2="131.823cm" svg:y2="80.063cm" draw:start-shape="id190" draw:start-glue-point="0" draw:end-shape="id40" draw:end-glue-point="6" svg:d="m131601 82707v-1322h222v-1322">
          <text:p/>
        </draw:connector>
        <draw:custom-shape draw:style-name="gr1" draw:text-style-name="P1" draw:id="id39" draw:layer="layout" svg:width="3.914cm" svg:height="0.673cm" svg:x="128.451cm" svg:y="84.702cm">
          <text:p text:style-name="P1">XYChartDialogController</text:p>
          <draw:enhanced-geometry svg:viewBox="0 0 21600 21600" draw:type="rectangle" draw:enhanced-path="M 0 0 L 21600 0 21600 21600 0 21600 0 0 Z N"/>
        </draw:custom-shape>
        <draw:frame draw:style-name="annotation" draw:layer="layout" svg:width="8.527cm" svg:height="2.25cm" svg:x="132.883cm" svg:y="87.194cm">
          <draw:text-box>
            <text:p><text:span text:style-name="T1">ChartTypeDialogController</text:span> is responsible for populating the chart model based on what chart the user selects in the chart type dialog. <text:s/>In its <text:span text:style-name="T1">commitToModel()</text:span> method, it converts dialog's input, which is stored in <text:span text:style-name="T1">ChartTypeParameter</text:span>, to chart model's properties.</text:p>
          </draw:text-box>
        </draw:frame>
        <draw:custom-shape draw:style-name="gr2" draw:id="id192" draw:layer="layout" svg:width="7.705cm" svg:height="3.358cm" svg:x="147.517cm" svg:y="19.503cm">
          <text:p>com.sun.star.chart2.XDataSeries</text:p>
          <text:p>com.sun.star.chart2.XRegressionCurveContainer</text:p>
          <text:p>com.sun.star.chart2.data.XDataSink</text:p>
          <text:p>com.sun.star.chart2.data.XDataSource</text:p>
          <text:p>com.sun.star.lang.XServiceInfo</text:p>
          <text:p>com.sun.star.util.XCloneable</text:p>
          <text:p>com.sun.star.util.XModifyBroadcaster</text:p>
          <text:p>com.sun.star.util.XModifyListener</text:p>
          <draw:enhanced-geometry svg:viewBox="0 0 21600 21600" draw:type="rectangle" draw:enhanced-path="M 0 0 L 21600 0 21600 21600 0 21600 0 0 Z N"/>
        </draw:custom-shape>
        <draw:custom-shape draw:style-name="gr3" draw:id="id191" draw:layer="layout" svg:width="2.906cm" svg:height="1.665cm" svg:x="151.921cm" svg:y="25.712cm">
          <draw:glue-point draw:id="4" svg:x="-2.573cm" svg:y="-5.009cm"/>
          <draw:glue-point draw:id="5" svg:x="2.377cm" svg:y="-5.009cm"/>
          <text:p>DataSeries</text:p>
          <draw:enhanced-geometry svg:viewBox="0 0 21600 21600" draw:type="rectangle" draw:enhanced-path="M 0 0 L 21600 0 21600 21600 0 21600 0 0 Z N"/>
        </draw:custom-shape>
        <draw:connector draw:style-name="inheritance_20__28_public_29_" draw:layer="layout" svg:x1="152.627cm" svg:y1="25.712cm" svg:x2="151.369cm" svg:y2="22.861cm" draw:start-shape="id191" draw:start-glue-point="4" draw:end-shape="id192" draw:end-glue-point="2" svg:d="m152627 25712v-1426h-1258v-1425">
          <text:p/>
        </draw:connector>
        <draw:connector draw:style-name="gr8" draw:text-style-name="P1" draw:layer="layout" svg:x1="149.716cm" svg:y1="26.517cm" svg:x2="151.921cm" svg:y2="26.544cm" draw:start-shape="id111" draw:start-glue-point="1" draw:end-shape="id191" draw:end-glue-point="3" svg:d="m149716 26517h1103v27h1102">
          <text:p/>
        </draw:connector>
      </draw:page>
      <draw:page draw:name="comphelper" draw:style-name="dp1" draw:master-page-name="Default">
        <office:forms form:automatic-focus="false" form:apply-design-mode="false"/>
        <draw:custom-shape draw:style-name="namespace" draw:layer="layout" svg:width="58.964cm" svg:height="37.684cm" svg:x="2.203cm" svg:y="2.437cm">
          <text:p text:style-name="P2">comphelper</text:p>
          <draw:enhanced-geometry svg:viewBox="0 0 21600 21600" draw:type="rectangle" draw:enhanced-path="M 0 0 L 21600 0 21600 21600 0 21600 0 0 Z N"/>
        </draw:custom-shape>
        <draw:custom-shape draw:style-name="gr3" draw:id="id193" draw:layer="layout" svg:width="3.008cm" svg:height="0.753cm" svg:x="3.808cm" svg:y="8.708cm">
          <text:p text:style-name="P2">MediaDescriptor</text:p>
          <draw:enhanced-geometry svg:viewBox="0 0 21600 21600" draw:type="rectangle" draw:enhanced-path="M 0 0 L 21600 0 21600 21600 0 21600 0 0 Z N"/>
        </draw:custom-shape>
        <draw:custom-shape draw:style-name="gr3" draw:id="id194" draw:layer="layout" svg:width="3.809cm" svg:height="0.778cm" svg:x="5.366cm" svg:y="6.013cm">
          <text:p text:style-name="P2">SequenceAsHashMap</text:p>
          <draw:enhanced-geometry svg:viewBox="0 0 21600 21600" draw:type="rectangle" draw:enhanced-path="M 0 0 L 21600 0 21600 21600 0 21600 0 0 Z N"/>
        </draw:custom-shape>
        <draw:custom-shape draw:style-name="gr3" draw:id="id195" draw:layer="layout" svg:width="4.302cm" svg:height="0.803cm" svg:x="7.05cm" svg:y="3.137cm">
          <text:p text:style-name="P2">SequenceAsHashMapBase</text:p>
          <draw:enhanced-geometry svg:viewBox="0 0 21600 21600" draw:type="rectangle" draw:enhanced-path="M 0 0 L 21600 0 21600 21600 0 21600 0 0 Z N"/>
        </draw:custom-shape>
        <draw:connector draw:style-name="inheritance_20__28_public_29_" draw:layer="layout" svg:x1="5.312cm" svg:y1="8.708cm" svg:x2="7.27cm" svg:y2="6.791cm" draw:start-shape="id193" draw:start-glue-point="0" draw:end-shape="id194" draw:end-glue-point="2" svg:d="m5312 8708v-959h1958v-958">
          <text:p/>
        </draw:connector>
        <draw:connector draw:style-name="inheritance_20__28_public_29_" draw:layer="layout" svg:x1="7.27cm" svg:y1="6.013cm" svg:x2="9.201cm" svg:y2="3.94cm" draw:start-shape="id194" draw:start-glue-point="0" draw:end-shape="id195" draw:end-glue-point="2" svg:d="m7270 6013v-1037h1931v-1036">
          <text:p/>
        </draw:connector>
        <draw:custom-shape draw:style-name="gr1" draw:text-style-name="P1" draw:layer="layout" svg:width="4.147cm" svg:height="0.674cm" svg:x="12.752cm" svg:y="3.369cm">
          <text:p text:style-name="P1">AccessibleEventNotifier</text:p>
          <draw:enhanced-geometry svg:viewBox="0 0 21600 21600" draw:type="rectangle" draw:enhanced-path="M 0 0 L 21600 0 21600 21600 0 21600 0 0 Z N"/>
        </draw:custom-shape>
        <draw:frame draw:style-name="annotation" draw:layer="layout" svg:width="10.005cm" svg:height="1.343cm" svg:x="12.881cm" svg:y="4.488cm">
          <draw:text-box>
            <text:p><text:span text:style-name="T1">AccessibleEventNotifier</text:span> consists only of static methods. <text:s/>It handles sending events to accessibility framework, registering listeners per client etc.</text:p>
          </draw:text-box>
        </draw:frame>
        <draw:custom-shape draw:style-name="gr3" draw:id="id196" draw:layer="layout" svg:width="4.639cm" svg:height="0.829cm" svg:x="12.829cm" svg:y="11.793cm">
          <text:p>OAccessibleContextWrapper</text:p>
          <draw:enhanced-geometry svg:viewBox="0 0 21600 21600" draw:type="rectangle" draw:enhanced-path="M 0 0 L 21600 0 21600 21600 0 21600 0 0 Z N"/>
        </draw:custom-shape>
        <draw:custom-shape draw:style-name="gr2" draw:id="id197" draw:layer="layout" svg:width="8.657cm" svg:height="1.063cm" svg:x="12.025cm" svg:y="8.968cm">
          <draw:glue-point draw:id="4" svg:x="-2.273cm" svg:y="5.004cm"/>
          <draw:glue-point draw:id="5" svg:x="2.366cm" svg:y="5.004cm"/>
          <text:p>com.sun.star.accessibility.XAccessibleEventBroadcaster</text:p>
          <text:p>com.sun.star.accessibility.XAccessibleContext</text:p>
          <draw:enhanced-geometry svg:viewBox="0 0 21600 21600" draw:type="rectangle" draw:enhanced-path="M 0 0 L 21600 0 21600 21600 0 21600 0 0 Z N"/>
        </draw:custom-shape>
        <draw:connector draw:style-name="inheritance_20__28_public_29_" draw:layer="layout" svg:x1="15.148cm" svg:y1="11.793cm" svg:x2="14.386cm" svg:y2="10.03cm" draw:start-shape="id196" draw:start-glue-point="0" draw:end-shape="id197" draw:end-glue-point="4" svg:d="m15148 11793v-882h-762v-881">
          <text:p/>
        </draw:connector>
        <draw:custom-shape draw:style-name="gr1" draw:text-style-name="P1" draw:id="id198" draw:layer="layout" svg:width="4.51cm" svg:height="0.751cm" svg:x="16.718cm" svg:y="13.244cm">
          <text:p text:style-name="P1">OAccessibleContextHelper</text:p>
          <draw:enhanced-geometry svg:viewBox="0 0 21600 21600" draw:type="rectangle" draw:enhanced-path="M 0 0 L 21600 0 21600 21600 0 21600 0 0 Z N"/>
        </draw:custom-shape>
        <draw:connector draw:style-name="inheritance_20__28_public_29_" draw:layer="layout" svg:x1="18.973cm" svg:y1="13.244cm" svg:x2="18.401cm" svg:y2="10.03cm" draw:start-shape="id198" draw:start-glue-point="0" draw:end-shape="id197" draw:end-glue-point="5" svg:d="m18973 13244v-1607h-572v-1607">
          <text:p/>
        </draw:connector>
        <draw:custom-shape draw:style-name="gr1" draw:text-style-name="P1" draw:id="id199" draw:layer="layout" svg:width="5.287cm" svg:height="0.829cm" svg:x="15.784cm" svg:y="16.795cm">
          <draw:glue-point draw:id="4" svg:x="-2.4cm" svg:y="5.006cm"/>
          <draw:glue-point draw:id="5" svg:x="2.305cm" svg:y="5.006cm"/>
          <text:p text:style-name="P1">OCommonAccessibleComponent</text:p>
          <draw:enhanced-geometry svg:viewBox="0 0 21600 21600" draw:type="rectangle" draw:enhanced-path="M 0 0 L 21600 0 21600 21600 0 21600 0 0 Z N"/>
        </draw:custom-shape>
        <draw:connector draw:style-name="inheritance_20__28_public_29_" draw:layer="layout" svg:x1="18.427cm" svg:y1="16.795cm" svg:x2="18.973cm" svg:y2="13.995cm" draw:start-shape="id199" draw:start-glue-point="0" draw:end-shape="id198" draw:end-glue-point="2" svg:d="m18427 16795v-1401h546v-1399">
          <text:p/>
        </draw:connector>
        <draw:custom-shape draw:style-name="gr1" draw:text-style-name="P1" draw:id="id200" draw:layer="layout" svg:width="4.95cm" svg:height="0.752cm" svg:x="12.467cm" svg:y="19.827cm">
          <draw:glue-point draw:id="4" svg:x="-2.278cm" svg:y="-5.013cm"/>
          <draw:glue-point draw:id="5" svg:x="2.381cm" svg:y="-5.013cm"/>
          <text:p text:style-name="P1">OAccessibleComponentHelper</text:p>
          <draw:enhanced-geometry svg:viewBox="0 0 21600 21600" draw:type="rectangle" draw:enhanced-path="M 0 0 L 21600 0 21600 21600 0 21600 0 0 Z N"/>
        </draw:custom-shape>
        <draw:custom-shape draw:style-name="gr1" draw:text-style-name="P1" draw:id="id201" draw:layer="layout" svg:width="6.142cm" svg:height="0.726cm" svg:x="18.713cm" svg:y="19.826cm">
          <draw:glue-point draw:id="4" svg:x="-2.088cm" svg:y="-5.013cm"/>
          <draw:glue-point draw:id="5" svg:x="2.722cm" svg:y="-5.013cm"/>
          <text:p text:style-name="P1">OAccessibleExtendedComponentHelper</text:p>
          <draw:enhanced-geometry svg:viewBox="0 0 21600 21600" draw:type="rectangle" draw:enhanced-path="M 0 0 L 21600 0 21600 21600 0 21600 0 0 Z N"/>
        </draw:custom-shape>
        <draw:connector draw:style-name="inheritance_20__28_public_29_" draw:layer="layout" svg:x1="16.12cm" svg:y1="19.827cm" svg:x2="17.159cm" svg:y2="17.623cm" draw:start-shape="id200" draw:start-glue-point="5" draw:end-shape="id199" draw:end-glue-point="4" svg:d="m16120 19827v-1102h1039v-1102">
          <text:p/>
        </draw:connector>
        <draw:connector draw:style-name="inheritance_20__28_public_29_" draw:layer="layout" svg:x1="20.502cm" svg:y1="19.826cm" svg:x2="19.645cm" svg:y2="17.623cm" draw:start-shape="id201" draw:start-glue-point="4" draw:end-shape="id199" draw:end-glue-point="5" svg:d="m20502 19826v-1101h-857v-1102">
          <text:p/>
        </draw:connector>
        <draw:custom-shape draw:style-name="gr2" draw:id="id202" draw:layer="layout" svg:width="8.993cm" svg:height="0.648cm" svg:x="21.591cm" svg:y="17.729cm">
          <text:p>com.sun.star.accessibility.XAccessibleExtendedComponent</text:p>
          <draw:enhanced-geometry svg:viewBox="0 0 21600 21600" draw:type="rectangle" draw:enhanced-path="M 0 0 L 21600 0 21600 21600 0 21600 0 0 Z N"/>
        </draw:custom-shape>
        <draw:connector draw:style-name="inheritance_20__28_public_29_" draw:layer="layout" svg:x1="23.455cm" svg:y1="19.826cm" svg:x2="26.087cm" svg:y2="18.377cm" draw:start-shape="id201" draw:start-glue-point="5" draw:end-shape="id202" svg:d="m23455 19826v-724h2632v-725">
          <text:p/>
        </draw:connector>
        <draw:custom-shape draw:style-name="gr2" draw:id="id203" draw:layer="layout" svg:width="7.591cm" svg:height="0.648cm" svg:x="7.44cm" svg:y="17.911cm">
          <text:p>com.sun.star.accessibility.XAccessibleComponent</text:p>
          <draw:enhanced-geometry svg:viewBox="0 0 21600 21600" draw:type="rectangle" draw:enhanced-path="M 0 0 L 21600 0 21600 21600 0 21600 0 0 Z N"/>
        </draw:custom-shape>
        <draw:connector draw:style-name="inheritance_20__28_public_29_" draw:layer="layout" svg:x1="13.815cm" svg:y1="19.827cm" svg:x2="11.235cm" svg:y2="18.559cm" draw:start-shape="id200" draw:start-glue-point="4" draw:end-shape="id203" draw:end-glue-point="2" svg:d="m13815 19827v-634h-2580v-634">
          <text:p/>
        </draw:connector>
        <draw:custom-shape draw:style-name="gr1" draw:text-style-name="P1" draw:id="id204" draw:layer="layout" svg:width="4.977cm" svg:height="0.596cm" svg:x="12.104cm" svg:y="23.379cm">
          <draw:glue-point draw:id="4" svg:x="-2.395cm" svg:y="-5.016cm"/>
          <draw:glue-point draw:id="5" svg:x="2.551cm" svg:y="-5.016cm"/>
          <text:p text:style-name="P1">OAccessibleSelectionHelper</text:p>
          <draw:enhanced-geometry svg:viewBox="0 0 21600 21600" draw:type="rectangle" draw:enhanced-path="M 0 0 L 21600 0 21600 21600 0 21600 0 0 Z N"/>
        </draw:custom-shape>
        <draw:connector draw:style-name="inheritance_20__28_public_29_" draw:layer="layout" svg:x1="15.861cm" svg:y1="23.379cm" svg:x2="14.942cm" svg:y2="20.579cm" draw:start-shape="id204" draw:start-glue-point="5" draw:end-shape="id200" draw:end-glue-point="2" svg:d="m15861 23379v-1400h-919v-1400">
          <text:p/>
        </draw:connector>
        <draw:custom-shape draw:style-name="gr2" draw:id="id205" draw:layer="layout" svg:width="7.591cm" svg:height="0.648cm" svg:x="6.222cm" svg:y="21.307cm">
          <text:p>com.sun.star.accessibility.XAccessibleSelection</text:p>
          <draw:enhanced-geometry svg:viewBox="0 0 21600 21600" draw:type="rectangle" draw:enhanced-path="M 0 0 L 21600 0 21600 21600 0 21600 0 0 Z N"/>
        </draw:custom-shape>
        <draw:connector draw:style-name="inheritance_20__28_public_29_" draw:layer="layout" svg:x1="13.401cm" svg:y1="23.379cm" svg:x2="10.017cm" svg:y2="21.955cm" draw:start-shape="id204" draw:start-glue-point="4" draw:end-shape="id205" draw:end-glue-point="2" svg:d="m13401 23379v-712h-3384v-712">
          <text:p/>
        </draw:connector>
        <draw:custom-shape draw:style-name="gr1" draw:text-style-name="P1" draw:id="id206" draw:layer="layout" svg:width="3.732cm" svg:height="1.918cm" svg:x="24.285cm" svg:y="11.585cm">
          <text:p text:style-name="P1">OContextHelper_Impl</text:p>
          <draw:enhanced-geometry svg:viewBox="0 0 21600 21600" draw:type="rectangle" draw:enhanced-path="M 0 0 L 21600 0 21600 21600 0 21600 0 0 Z N"/>
        </draw:custom-shape>
        <draw:connector draw:style-name="data_20_member_20__28_pointer_29_" draw:layer="layout" svg:x1="21.228cm" svg:y1="13.619cm" svg:x2="24.285cm" svg:y2="12.544cm" draw:start-shape="id198" draw:start-glue-point="1" draw:end-shape="id206" draw:end-glue-point="3" svg:d="m21228 13619h1529v-1075h1528">
          <text:p/>
        </draw:connector>
      </draw:page>
      <draw:page draw:name="configmgr" draw:style-name="dp1" draw:master-page-name="Default">
        <office:forms form:automatic-focus="false" form:apply-design-mode="false"/>
        <draw:custom-shape draw:style-name="namespace" draw:layer="layout" svg:width="161.323cm" svg:height="99.002cm" svg:x="1.763cm" svg:y="1.607cm">
          <text:p text:style-name="P2">configmgr</text:p>
          <draw:enhanced-geometry svg:viewBox="0 0 21600 21600" draw:type="rectangle" draw:enhanced-path="M 0 0 L 21600 0 21600 21600 0 21600 0 0 Z N"/>
        </draw:custom-shape>
        <draw:custom-shape draw:style-name="namespace" draw:layer="layout" svg:width="25.426cm" svg:height="14.187cm" svg:x="58.031cm" svg:y="44.346cm">
          <text:p text:style-name="P2">configuration</text:p>
          <draw:enhanced-geometry svg:viewBox="0 0 21600 21600" draw:type="rectangle" draw:enhanced-path="M 0 0 L 21600 0 21600 21600 0 21600 0 0 Z N"/>
        </draw:custom-shape>
        <draw:custom-shape draw:style-name="namespace" draw:layer="layout" svg:width="52.51cm" svg:height="27.11cm" svg:x="47.016cm" svg:y="7.07cm">
          <text:p text:style-name="P2">configapi</text:p>
          <draw:enhanced-geometry svg:viewBox="0 0 21600 21600" draw:type="rectangle" draw:enhanced-path="M 0 0 L 21600 0 21600 21600 0 21600 0 0 Z N"/>
        </draw:custom-shape>
        <draw:custom-shape draw:style-name="gr1" draw:text-style-name="P1" draw:id="id240" draw:layer="layout" svg:width="2.437cm" svg:height="0.726cm" svg:x="80.812cm" svg:y="8.083cm">
          <draw:glue-point draw:id="4" svg:x="-2.236cm" svg:y="5cm"/>
          <draw:glue-point draw:id="5" svg:x="2.761cm" svg:y="5cm"/>
          <text:p text:style-name="P3">NodeAccess</text:p>
          <draw:enhanced-geometry svg:viewBox="0 0 21600 21600" draw:type="rectangle" draw:enhanced-path="M 0 0 L 21600 0 21600 21600 0 21600 0 0 Z N"/>
        </draw:custom-shape>
        <draw:custom-shape draw:style-name="gr1" draw:text-style-name="P1" draw:id="id247" draw:layer="layout" svg:width="1.84cm" svg:height="3.887cm" svg:x="50.748cm" svg:y="16.018cm">
          <draw:glue-point draw:id="4" svg:x="-2.184cm" svg:y="5cm"/>
          <draw:glue-point draw:id="5" svg:x="2.603cm" svg:y="5cm"/>
          <draw:glue-point draw:id="6" svg:x="5cm" svg:y="4cm"/>
          <draw:glue-point draw:id="7" svg:x="5cm" svg:y="2.4cm"/>
          <draw:glue-point draw:id="8" svg:x="5cm" svg:y="1cm"/>
          <draw:glue-point draw:id="9" svg:x="5cm" svg:y="-1.067cm"/>
          <draw:glue-point draw:id="10" svg:x="5cm" svg:y="-2.667cm"/>
          <draw:glue-point draw:id="11" svg:x="5cm" svg:y="-4.067cm"/>
          <text:p text:style-name="P3">Factory</text:p>
          <draw:enhanced-geometry svg:viewBox="0 0 21600 21600" draw:type="rectangle" draw:enhanced-path="M 0 0 L 21600 0 21600 21600 0 21600 0 0 Z N"/>
        </draw:custom-shape>
        <draw:custom-shape draw:style-name="gr1" draw:text-style-name="P3" draw:id="id243" draw:layer="layout" svg:width="2.851cm" svg:height="1.269cm" svg:x="61.658cm" svg:y="10.612cm">
          <draw:glue-point draw:id="4" svg:x="-5.001cm" svg:y="-2.955cm"/>
          <draw:glue-point draw:id="5" svg:x="-5.001cm" svg:y="2.97cm"/>
          <text:p text:style-name="P3">ObjectRegistry</text:p>
          <draw:enhanced-geometry svg:viewBox="0 0 21600 21600" draw:mirror-horizontal="false" draw:mirror-vertical="false" draw:type="rectangle" draw:enhanced-path="M 0 0 L 21600 0 21600 21600 0 21600 0 0 Z N"/>
        </draw:custom-shape>
        <draw:custom-shape draw:style-name="gr1" draw:text-style-name="P1" draw:layer="layout" svg:width="1.618cm" svg:height="0.755cm" svg:x="67.118cm" svg:y="50.641cm">
          <text:p text:style-name="P3">NodeID</text:p>
          <draw:enhanced-geometry svg:viewBox="0 0 21600 21600" draw:type="rectangle" draw:enhanced-path="M 0 0 L 21600 0 21600 21600 0 21600 0 0 Z N"/>
        </draw:custom-shape>
        <draw:custom-shape draw:style-name="namespace" draw:layer="layout" svg:width="36.545cm" svg:height="31.673cm" svg:x="5.322cm" svg:y="66.152cm">
          <text:p>localbe</text:p>
          <draw:enhanced-geometry svg:viewBox="0 0 21600 21600" draw:type="rectangle" draw:enhanced-path="M 0 0 L 21600 0 21600 21600 0 21600 0 0 Z N"/>
        </draw:custom-shape>
        <draw:custom-shape draw:style-name="gr1" draw:text-style-name="P1" draw:id="id207" draw:layer="layout" svg:width="3.369cm" svg:height="0.674cm" svg:x="10.895cm" svg:y="72.294cm">
          <draw:glue-point draw:id="4" svg:x="2.08cm" svg:y="-5cm"/>
          <draw:glue-point draw:id="5" svg:x="-2.46cm" svg:y="-5cm"/>
          <text:p text:style-name="P1">LocalSingleBackend</text:p>
          <draw:enhanced-geometry svg:viewBox="0 0 21600 21600" draw:type="rectangle" draw:enhanced-path="M 0 0 L 21600 0 21600 21600 0 21600 0 0 Z N"/>
        </draw:custom-shape>
        <draw:custom-shape draw:style-name="gr2" draw:id="id208" draw:layer="layout" svg:width="8.734cm" svg:height="2.125cm" svg:x="14.498cm" svg:y="68.641cm">
          <text:p>com.sun.star.configuration.backend.XBackendEntities</text:p>
          <text:p>com.sun.star.configuration.backend.XMultiLayerStratum</text:p>
          <text:p>com.sun.star.configuration.backend.XSchemaSupplier</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3.279cm" svg:y1="72.294cm" svg:x2="18.865cm" svg:y2="70.766cm" draw:start-shape="id207" draw:start-glue-point="4" draw:end-shape="id208" svg:d="m13279 72294v-764h5586v-764">
          <text:p/>
        </draw:connector>
        <draw:custom-shape draw:style-name="uno_20_service" draw:id="id209" draw:layer="layout" svg:width="8.812cm" svg:height="1.244cm" svg:x="6.541cm" svg:y="66.825cm">
          <text:p>com.sun.star.configuration.backend.SingleBackend</text:p>
          <text:p>com.sun.star.configuration.backend.LocalSingleBackend</text:p>
          <draw:enhanced-geometry svg:viewBox="0 0 21600 21600" draw:type="rectangle" draw:enhanced-path="M 0 0 L 21600 0 21600 21600 0 21600 0 0 Z N"/>
        </draw:custom-shape>
        <draw:connector draw:style-name="inheritance_20__28_public_29_" draw:layer="layout" svg:x1="11.751cm" svg:y1="72.294cm" svg:x2="10.947cm" svg:y2="68.069cm" draw:start-shape="id207" draw:start-glue-point="5" draw:end-shape="id209" svg:d="m11751 72294v-2112h-804v-2113">
          <text:p/>
        </draw:connector>
        <draw:custom-shape draw:style-name="gr1" draw:text-style-name="P1" draw:id="id212" draw:layer="layout" svg:width="4.096cm" svg:height="0.622cm" svg:x="20.069cm" svg:y="82.145cm">
          <draw:glue-point draw:id="4" svg:x="-1.833cm" svg:y="-5cm"/>
          <draw:glue-point draw:id="5" svg:x="2.153cm" svg:y="-5cm"/>
          <draw:glue-point draw:id="6" svg:x="-3.415cm" svg:y="5cm"/>
          <draw:glue-point draw:id="7" svg:x="-1.391cm" svg:y="5cm"/>
          <draw:glue-point draw:id="8" svg:x="1.33cm" svg:y="5cm"/>
          <draw:glue-point draw:id="9" svg:x="3.291cm" svg:y="5cm"/>
          <text:p text:style-name="P1">LocalSingleStratumBase</text:p>
          <draw:enhanced-geometry svg:viewBox="0 0 21600 21600" draw:type="rectangle" draw:enhanced-path="M 0 0 L 21600 0 21600 21600 0 21600 0 0 Z N"/>
        </draw:custom-shape>
        <draw:custom-shape draw:style-name="gr1" draw:text-style-name="P1" draw:id="id210" draw:layer="layout" svg:width="3.112cm" svg:height="0.725cm" svg:x="15.843cm" svg:y="77.971cm">
          <draw:glue-point draw:id="4" svg:x="2.462cm" svg:y="-5.006cm"/>
          <draw:glue-point draw:id="5" svg:x="-2.614cm" svg:y="-5.006cm"/>
          <draw:glue-point draw:id="6" svg:x="2.667cm" svg:y="4.993cm"/>
          <draw:glue-point draw:id="7" svg:x="-2.496cm" svg:y="4.993cm"/>
          <text:p text:style-name="P1">LocalStratumBase</text:p>
          <draw:enhanced-geometry svg:viewBox="0 0 21600 21600" draw:type="rectangle" draw:enhanced-path="M 0 0 L 21600 0 21600 21600 0 21600 0 0 Z N"/>
        </draw:custom-shape>
        <draw:custom-shape draw:style-name="gr2" draw:id="id211" draw:layer="layout" svg:width="8.19cm" svg:height="1.374cm" svg:x="15.716cm" svg:y="74.187cm">
          <text:p>com.sun.star.configuration.backend.XBackendEntities</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8.165cm" svg:y1="77.971cm" svg:x2="19.811cm" svg:y2="75.561cm" draw:start-shape="id210" draw:start-glue-point="4" draw:end-shape="id211" svg:d="m18165 77971v-1205h1646v-1205">
          <text:p/>
        </draw:connector>
        <draw:custom-shape draw:style-name="gr1" draw:text-style-name="P1" draw:id="id213" draw:layer="layout" svg:width="3.084cm" svg:height="0.673cm" svg:x="13.175cm" svg:y="81.627cm">
          <draw:glue-point draw:id="4" svg:x="2.033cm" svg:y="-5.007cm"/>
          <draw:glue-point draw:id="5" svg:x="-2.493cm" svg:y="-5.007cm"/>
          <text:p text:style-name="P1">LocalMultiStratum</text:p>
          <draw:enhanced-geometry svg:viewBox="0 0 21600 21600" draw:type="rectangle" draw:enhanced-path="M 0 0 L 21600 0 21600 21600 0 21600 0 0 Z N"/>
        </draw:custom-shape>
        <draw:connector draw:style-name="inheritance_20__28_public_29_" draw:layer="layout" svg:x1="21.367cm" svg:y1="82.145cm" svg:x2="18.228cm" svg:y2="78.694cm" draw:start-shape="id212" draw:start-glue-point="4" draw:end-shape="id210" draw:end-glue-point="6" svg:d="m21367 82145v-1725h-3139v-1726">
          <text:p/>
        </draw:connector>
        <draw:connector draw:style-name="inheritance_20__28_public_29_" draw:layer="layout" svg:x1="15.343cm" svg:y1="81.627cm" svg:x2="16.623cm" svg:y2="78.694cm" draw:start-shape="id213" draw:start-glue-point="4" draw:end-shape="id210" draw:end-glue-point="7" svg:d="m15343 81627v-1466h1280v-1467">
          <text:p/>
        </draw:connector>
        <draw:custom-shape draw:style-name="gr2" draw:id="id214" draw:layer="layout" svg:width="8.812cm" svg:height="0.571cm" svg:x="24.942cm" svg:y="79.034cm">
          <text:p>com.sun.star.configuration.backend.XSingleLayerStratum</text:p>
          <draw:enhanced-geometry svg:viewBox="0 0 21600 21600" draw:type="rectangle" draw:enhanced-path="M 0 0 L 21600 0 21600 21600 0 21600 0 0 Z N"/>
        </draw:custom-shape>
        <draw:connector draw:style-name="inheritance_20__28_public_29_" draw:layer="layout" svg:x1="22.998cm" svg:y1="82.145cm" svg:x2="29.348cm" svg:y2="79.605cm" draw:start-shape="id212" draw:start-glue-point="5" draw:end-shape="id214" draw:end-glue-point="2" svg:d="m22998 82145v-1270h6350v-1270">
          <text:p/>
        </draw:connector>
        <draw:custom-shape draw:style-name="gr1" draw:text-style-name="P1" draw:id="id215" draw:layer="layout" svg:width="3.084cm" svg:height="0.673cm" svg:x="15.145cm" svg:y="86.94cm">
          <text:p text:style-name="P1">LocalDataStratum</text:p>
          <draw:enhanced-geometry svg:viewBox="0 0 21600 21600" draw:type="rectangle" draw:enhanced-path="M 0 0 L 21600 0 21600 21600 0 21600 0 0 Z N"/>
        </draw:custom-shape>
        <draw:custom-shape draw:style-name="gr1" draw:text-style-name="P1" draw:id="id216" draw:layer="layout" svg:width="3.758cm" svg:height="0.673cm" svg:x="18.774cm" svg:y="87.927cm">
          <text:p text:style-name="P1">LocalReadOnlyStratum</text:p>
          <draw:enhanced-geometry svg:viewBox="0 0 21600 21600" draw:type="rectangle" draw:enhanced-path="M 0 0 L 21600 0 21600 21600 0 21600 0 0 Z N"/>
        </draw:custom-shape>
        <draw:custom-shape draw:style-name="gr1" draw:text-style-name="P1" draw:id="id217" draw:layer="layout" svg:width="3.706cm" svg:height="0.673cm" svg:x="21.237cm" svg:y="86.707cm">
          <text:p text:style-name="P1">LocalResourceStratum</text:p>
          <draw:enhanced-geometry svg:viewBox="0 0 21600 21600" draw:type="rectangle" draw:enhanced-path="M 0 0 L 21600 0 21600 21600 0 21600 0 0 Z N"/>
        </draw:custom-shape>
        <draw:custom-shape draw:style-name="gr1" draw:text-style-name="P1" draw:id="id218" draw:layer="layout" svg:width="3.084cm" svg:height="0.673cm" svg:x="25.926cm" svg:y="87.277cm">
          <text:p text:style-name="P1">LocalSingleStratum</text:p>
          <draw:enhanced-geometry svg:viewBox="0 0 21600 21600" draw:type="rectangle" draw:enhanced-path="M 0 0 L 21600 0 21600 21600 0 21600 0 0 Z N"/>
        </draw:custom-shape>
        <draw:connector draw:style-name="inheritance_20__28_public_29_" draw:layer="layout" svg:x1="16.687cm" svg:y1="86.94cm" svg:x2="20.719cm" svg:y2="82.767cm" draw:start-shape="id215" draw:start-glue-point="0" draw:end-shape="id212" draw:end-glue-point="6" svg:d="m16687 86940v-2087h4032v-2086">
          <text:p/>
        </draw:connector>
        <draw:connector draw:style-name="inheritance_20__28_public_29_" draw:layer="layout" svg:x1="20.653cm" svg:y1="87.927cm" svg:x2="21.548cm" svg:y2="82.767cm" draw:start-shape="id216" draw:start-glue-point="0" draw:end-shape="id212" draw:end-glue-point="7" svg:d="m20653 87927v-2580h895v-2580">
          <text:p/>
        </draw:connector>
        <draw:connector draw:style-name="inheritance_20__28_public_29_" draw:layer="layout" svg:x1="23.09cm" svg:y1="86.707cm" svg:x2="22.661cm" svg:y2="82.767cm" draw:start-shape="id217" draw:start-glue-point="0" draw:end-shape="id212" draw:end-glue-point="8" svg:d="m23090 86707v-1970h-429v-1970">
          <text:p/>
        </draw:connector>
        <draw:connector draw:style-name="inheritance_20__28_public_29_" draw:layer="layout" svg:x1="27.468cm" svg:y1="87.277cm" svg:x2="23.464cm" svg:y2="82.767cm" draw:start-shape="id218" draw:start-glue-point="0" draw:end-shape="id212" draw:end-glue-point="9" svg:d="m27468 87277v-2255h-4004v-2255">
          <text:p/>
        </draw:connector>
        <draw:custom-shape draw:style-name="gr5" draw:layer="layout" svg:width="4.355cm" svg:height="0.622cm" svg:x="29.788cm" svg:y="85.047cm">
          <text:p>ServiceImplementationInfo</text:p>
          <draw:enhanced-geometry svg:viewBox="0 0 21600 21600" draw:type="rectangle" draw:enhanced-path="M 0 0 L 21600 0 21600 21600 0 21600 0 0 Z N"/>
        </draw:custom-shape>
        <draw:custom-shape draw:style-name="gr5" draw:layer="layout" svg:width="3.99cm" svg:height="0.622cm" svg:x="32.174cm" svg:y="86.214cm">
          <text:p>ServiceRegistrationInfo</text:p>
          <draw:enhanced-geometry svg:viewBox="0 0 21600 21600" draw:type="rectangle" draw:enhanced-path="M 0 0 L 21600 0 21600 21600 0 21600 0 0 Z N"/>
        </draw:custom-shape>
        <draw:custom-shape draw:style-name="uno_20_service" draw:id="id219" draw:layer="layout" svg:width="8.424cm" svg:height="1.012cm" svg:x="20.276cm" svg:y="76.935cm">
          <text:p>com.sun.star.configuration.backend.LocalSingleStratum</text:p>
          <text:p>com.sun.star.configuration.backend.SingleStratum</text:p>
          <draw:enhanced-geometry svg:viewBox="0 0 21600 21600" draw:type="rectangle" draw:enhanced-path="M 0 0 L 21600 0 21600 21600 0 21600 0 0 Z N"/>
        </draw:custom-shape>
        <draw:connector draw:style-name="inheritance_20__28_public_29_" draw:layer="layout" svg:x1="22.117cm" svg:y1="82.145cm" svg:x2="24.488cm" svg:y2="77.947cm" draw:start-shape="id212" draw:start-glue-point="0" draw:end-shape="id219" draw:end-glue-point="2" svg:d="m22117 82145v-2099h2371v-2099">
          <text:p/>
        </draw:connector>
        <draw:custom-shape draw:style-name="uno_20_service" draw:id="id220" draw:layer="layout" svg:width="8.124cm" svg:height="1.071cm" svg:x="6.123cm" svg:y="78.794cm">
          <text:p>com.sun.star.configuration.backend.LocalMultiStratum</text:p>
          <text:p>com.sun.star.configuration.backend.MultiStratum</text:p>
          <draw:enhanced-geometry svg:viewBox="0 0 21600 21600" draw:type="rectangle" draw:enhanced-path="M 0 0 L 21600 0 21600 21600 0 21600 0 0 Z N"/>
        </draw:custom-shape>
        <draw:connector draw:style-name="inheritance_20__28_public_29_" draw:layer="layout" svg:x1="13.949cm" svg:y1="81.627cm" svg:x2="10.185cm" svg:y2="79.865cm" draw:start-shape="id213" draw:start-glue-point="5" draw:end-shape="id220" draw:end-glue-point="2" svg:d="m13949 81627v-882h-3764v-880">
          <text:p/>
        </draw:connector>
        <draw:custom-shape draw:style-name="gr3" draw:id="id222" draw:layer="layout" svg:width="2.619cm" svg:height="0.573cm" svg:x="69.019cm" svg:y="66.069cm">
          <draw:glue-point draw:id="4" svg:x="-2.252cm" svg:y="4.991cm"/>
          <draw:glue-point draw:id="5" svg:x="2.254cm" svg:y="4.991cm"/>
          <text:p>CacheData</text:p>
          <draw:enhanced-geometry svg:viewBox="0 0 21600 21600" draw:type="rectangle" draw:enhanced-path="M 0 0 L 21600 0 21600 21600 0 21600 0 0 Z N"/>
        </draw:custom-shape>
        <draw:custom-shape draw:style-name="gr1" draw:text-style-name="P1" draw:id="id221" draw:layer="layout" svg:width="3.439cm" svg:height="0.599cm" svg:x="67.198cm" svg:y="68.361cm">
          <text:p text:style-name="P1">TemplateCacheData</text:p>
          <draw:enhanced-geometry svg:viewBox="0 0 21600 21600" draw:type="rectangle" draw:enhanced-path="M 0 0 L 21600 0 21600 21600 0 21600 0 0 Z N"/>
        </draw:custom-shape>
        <draw:custom-shape draw:style-name="gr1" draw:text-style-name="P1" draw:id="id223" draw:layer="layout" svg:width="3.439cm" svg:height="0.599cm" svg:x="74.591cm" svg:y="71.497cm">
          <text:p text:style-name="P1">ExtendedCacheData</text:p>
          <draw:enhanced-geometry svg:viewBox="0 0 21600 21600" draw:type="rectangle" draw:enhanced-path="M 0 0 L 21600 0 21600 21600 0 21600 0 0 Z N"/>
        </draw:custom-shape>
        <draw:connector draw:style-name="inheritance_20__28_public_29_" draw:layer="layout" svg:x1="68.917cm" svg:y1="68.361cm" svg:x2="69.739cm" svg:y2="66.64cm" draw:start-shape="id221" draw:start-glue-point="0" draw:end-shape="id222" draw:end-glue-point="4" svg:d="m68917 68361v-860h822v-861">
          <text:p/>
        </draw:connector>
        <draw:connector draw:style-name="inheritance_20__28_public_29_" draw:layer="layout" svg:x1="76.31cm" svg:y1="71.497cm" svg:x2="70.918cm" svg:y2="66.64cm" draw:start-shape="id223" draw:start-glue-point="0" draw:end-shape="id222" draw:end-glue-point="5" svg:d="m76310 71497v-2428h-5392v-2429">
          <text:p/>
        </draw:connector>
        <draw:custom-shape draw:style-name="gr1" draw:text-style-name="P1" draw:layer="layout" svg:width="2.517cm" svg:height="0.598cm" svg:x="67.618cm" svg:y="84.952cm">
          <text:p text:style-name="P1">BinaryCache</text:p>
          <draw:enhanced-geometry svg:viewBox="0 0 21600 21600" draw:type="rectangle" draw:enhanced-path="M 0 0 L 21600 0 21600 21600 0 21600 0 0 Z N"/>
        </draw:custom-shape>
        <draw:custom-shape draw:style-name="namespace" draw:layer="layout" svg:width="25.758cm" svg:height="9.619cm" svg:x="53.112cm" svg:y="79.37cm">
          <text:p>backend</text:p>
          <draw:enhanced-geometry svg:viewBox="0 0 21600 21600" draw:type="rectangle" draw:enhanced-path="M 0 0 L 21600 0 21600 21600 0 21600 0 0 Z N"/>
        </draw:custom-shape>
        <draw:custom-shape draw:style-name="gr1" draw:text-style-name="P1" draw:layer="layout" svg:width="3.738cm" svg:height="0.574cm" svg:x="64.138cm" svg:y="40.092cm">
          <text:p text:style-name="P1">CacheLoadingAccess</text:p>
          <draw:enhanced-geometry svg:viewBox="0 0 21600 21600" draw:type="rectangle" draw:enhanced-path="M 0 0 L 21600 0 21600 21600 0 21600 0 0 Z N"/>
        </draw:custom-shape>
        <draw:custom-shape draw:style-name="gr1" draw:text-style-name="P1" draw:id="id225" draw:layer="layout" svg:width="3.987cm" svg:height="0.549cm" svg:x="63.121cm" svg:y="76.861cm">
          <text:p text:style-name="P1">OCacheWriteScheduler</text:p>
          <draw:enhanced-geometry svg:viewBox="0 0 21600 21600" draw:type="rectangle" draw:enhanced-path="M 0 0 L 21600 0 21600 21600 0 21600 0 0 Z N"/>
        </draw:custom-shape>
        <draw:custom-shape draw:style-name="gr1" draw:text-style-name="P1" draw:id="id224" draw:layer="layout" svg:width="3.24cm" svg:height="2.169cm" svg:x="62.134cm" svg:y="79.766cm">
          <draw:glue-point draw:id="4" svg:x="5cm" svg:y="-3.614cm"/>
          <draw:glue-point draw:id="5" svg:x="5cm" svg:y="-1.549cm"/>
          <draw:glue-point draw:id="6" svg:x="5cm" svg:y="1.668cm"/>
          <draw:glue-point draw:id="7" svg:x="5cm" svg:y="3.623cm"/>
          <text:p text:style-name="P1">CacheController</text:p>
          <draw:enhanced-geometry svg:viewBox="0 0 21600 21600" draw:type="rectangle" draw:enhanced-path="M 0 0 L 21600 0 21600 21600 0 21600 0 0 Z N"/>
        </draw:custom-shape>
        <draw:connector draw:style-name="data_20_member_20__28_pointer_29_" draw:layer="layout" svg:x1="65.374cm" svg:y1="80.067cm" svg:x2="63.121cm" svg:y2="77.135cm" draw:start-shape="id224" draw:start-glue-point="4" draw:end-shape="id225" draw:end-glue-point="3" svg:d="m65374 80067h500v-1480h-3254v-1452h501">
          <text:p/>
        </draw:connector>
        <draw:custom-shape draw:style-name="gr1" draw:text-style-name="P1" draw:id="id226" draw:layer="layout" svg:width="2.766cm" svg:height="1.996cm" svg:x="55.747cm" svg:y="67.595cm">
          <draw:glue-point draw:id="4" svg:x="5cm" svg:y="3.664cm"/>
          <draw:glue-point draw:id="5" svg:x="-5cm" svg:y="-2.706cm"/>
          <draw:glue-point draw:id="6" svg:x="-5cm" svg:y="2.915cm"/>
          <draw:glue-point draw:id="7" svg:x="5cm" svg:y="1.527cm"/>
          <draw:glue-point draw:id="8" svg:x="5cm" svg:y="-1.438cm"/>
          <draw:glue-point draw:id="9" svg:x="5cm" svg:y="-3.5cm"/>
          <text:p text:style-name="P1">TreeManager</text:p>
          <draw:enhanced-geometry svg:viewBox="0 0 21600 21600" draw:type="rectangle" draw:enhanced-path="M 0 0 L 21600 0 21600 21600 0 21600 0 0 Z N"/>
        </draw:custom-shape>
        <draw:connector draw:style-name="data_20_member_20__28_pointer_29_" draw:layer="layout" svg:x1="58.513cm" svg:y1="69.324cm" svg:x2="62.134cm" svg:y2="80.85cm" draw:start-shape="id226" draw:start-glue-point="4" draw:end-shape="id224" draw:end-glue-point="3" svg:d="m58513 69324h1811v11526h1810">
          <text:p>getCacheLoader()</text:p>
        </draw:connector>
        <draw:custom-shape draw:style-name="gr1" draw:text-style-name="P1" draw:id="id227" draw:layer="layout" svg:width="3.863cm" svg:height="0.648cm" svg:x="53.934cm" svg:y="80.89cm">
          <text:p text:style-name="P1">CacheChangeMulticaster</text:p>
          <draw:enhanced-geometry svg:viewBox="0 0 21600 21600" draw:type="rectangle" draw:enhanced-path="M 0 0 L 21600 0 21600 21600 0 21600 0 0 Z N"/>
        </draw:custom-shape>
        <draw:connector draw:style-name="data_20_member_20__28_multiple_20_pointers_29_" draw:layer="layout" svg:x1="57.797cm" svg:y1="81.214cm" svg:x2="55.747cm" svg:y2="69.174cm" draw:start-shape="id227" draw:start-glue-point="1" draw:end-shape="id226" draw:end-glue-point="6" svg:d="m57797 81214h499v-5973h-3049v-6067h500">
          <text:p/>
        </draw:connector>
        <draw:custom-shape draw:style-name="gr1" draw:text-style-name="P1" draw:id="id228" draw:layer="layout" svg:width="2.592cm" svg:height="4.08cm" svg:x="42.14cm" svg:y="42.521cm">
          <draw:glue-point draw:id="4" svg:x="5cm" svg:y="3.877cm"/>
          <draw:glue-point draw:id="5" svg:x="5cm" svg:y="-3.99cm"/>
          <draw:glue-point draw:id="6" svg:x="5cm" svg:y="-2.52cm"/>
          <draw:glue-point draw:id="7" svg:x="5cm" svg:y="-1.085cm"/>
          <draw:glue-point draw:id="8" svg:x="5cm" svg:y="2.402cm"/>
          <draw:glue-point draw:id="9" svg:x="5cm" svg:y="1.116cm"/>
          <draw:glue-point draw:id="10" svg:x="-5cm" svg:y="-3.575cm"/>
          <text:p text:style-name="P1">OProviderImpl</text:p>
          <draw:enhanced-geometry svg:viewBox="0 0 21600 21600" draw:type="rectangle" draw:enhanced-path="M 0 0 L 21600 0 21600 21600 0 21600 0 0 Z N"/>
        </draw:custom-shape>
        <draw:connector draw:style-name="data_20_member_20__28_pointer_29_" draw:layer="layout" svg:x1="44.732cm" svg:y1="46.142cm" svg:x2="55.747cm" svg:y2="68.053cm" draw:start-shape="id228" draw:start-glue-point="4" draw:end-shape="id226" draw:end-glue-point="5" svg:d="m44732 46142h5508v21911h5507">
          <text:p/>
        </draw:connector>
        <draw:custom-shape draw:style-name="gr1" draw:text-style-name="P1" draw:id="id229" draw:layer="layout" svg:width="2.118cm" svg:height="1.122cm" svg:x="37.775cm" svg:y="42.525cm">
          <draw:glue-point draw:id="4" svg:x="5cm" svg:y="2.557cm"/>
          <draw:glue-point draw:id="5" svg:x="-2.525cm" svg:y="-5cm"/>
          <draw:glue-point draw:id="6" svg:x="2.242cm" svg:y="-5cm"/>
          <text:p text:style-name="P1">OProvider</text:p>
          <draw:enhanced-geometry svg:viewBox="0 0 21600 21600" draw:type="rectangle" draw:enhanced-path="M 0 0 L 21600 0 21600 21600 0 21600 0 0 Z N"/>
        </draw:custom-shape>
        <draw:connector draw:style-name="data_20_member_20__28_pointer_29_" draw:layer="layout" svg:x1="39.893cm" svg:y1="43.372cm" svg:x2="42.14cm" svg:y2="44.561cm" draw:start-shape="id229" draw:start-glue-point="4" draw:end-shape="id228" draw:end-glue-point="3" svg:d="m39893 43372h1124v1189h1123">
          <text:p/>
        </draw:connector>
        <draw:custom-shape draw:style-name="gr2" draw:id="id230" draw:layer="layout" svg:width="6.091cm" svg:height="1.711cm" svg:x="30.859cm" svg:y="38.799cm">
          <text:p>com.sun.star.lang.XLocalizable</text:p>
          <text:p>com.sun.star.lang.XMultiServiceFactory</text:p>
          <text:p>com.sun.star.util.XFlushable</text:p>
          <text:p>com.sun.star.util.XRefreshable</text:p>
          <draw:enhanced-geometry svg:viewBox="0 0 21600 21600" draw:type="rectangle" draw:enhanced-path="M 0 0 L 21600 0 21600 21600 0 21600 0 0 Z N"/>
        </draw:custom-shape>
        <draw:connector draw:style-name="inheritance_20__28_public_29_" draw:layer="layout" svg:x1="38.3cm" svg:y1="42.525cm" svg:x2="33.904cm" svg:y2="40.51cm" draw:start-shape="id229" draw:start-glue-point="5" draw:end-shape="id230" draw:end-glue-point="2" svg:d="m38300 42525v-1008h-4396v-1007">
          <text:p/>
        </draw:connector>
        <draw:custom-shape draw:style-name="gr1" draw:text-style-name="P1" draw:id="id231" draw:layer="layout" svg:width="3.758cm" svg:height="0.622cm" svg:x="36.977cm" svg:y="37.66cm">
          <text:p text:style-name="P1">ServiceComponentImpl</text:p>
          <draw:enhanced-geometry svg:viewBox="0 0 21600 21600" draw:type="rectangle" draw:enhanced-path="M 0 0 L 21600 0 21600 21600 0 21600 0 0 Z N"/>
        </draw:custom-shape>
        <draw:connector draw:style-name="inheritance_20__28_private_29_" draw:layer="layout" svg:x1="39.308cm" svg:y1="42.525cm" svg:x2="38.856cm" svg:y2="38.282cm" draw:start-shape="id229" draw:start-glue-point="6" draw:end-shape="id231" draw:end-glue-point="2" svg:d="m39308 42525v-2121h-452v-2122">
          <text:p/>
        </draw:connector>
        <draw:custom-shape draw:style-name="gr2" draw:id="id232" draw:layer="layout" svg:width="4.847cm" svg:height="0.544cm" svg:x="37.833cm" svg:y="35.509cm">
          <text:p>com.sun.star.lang.XServiceInfo</text:p>
          <draw:enhanced-geometry svg:viewBox="0 0 21600 21600" draw:type="rectangle" draw:enhanced-path="M 0 0 L 21600 0 21600 21600 0 21600 0 0 Z N"/>
        </draw:custom-shape>
        <draw:connector draw:style-name="inheritance_20__28_public_29_" draw:layer="layout" svg:x1="38.856cm" svg:y1="37.66cm" svg:x2="40.256cm" svg:y2="36.053cm" draw:start-shape="id231" draw:start-glue-point="0" draw:end-shape="id232" draw:end-glue-point="2" svg:d="m38856 37660v-803h1400v-804">
          <text:p/>
        </draw:connector>
        <draw:custom-shape draw:style-name="function" draw:id="id233" draw:layer="layout" svg:width="4.043cm" svg:height="0.648cm" svg:x="31.82cm" svg:y="43.905cm">
          <text:p>instantiateDefaultProvider</text:p>
          <draw:enhanced-geometry svg:viewBox="0 0 21600 21600" draw:type="rectangle" draw:enhanced-path="M 0 0 L 21600 0 21600 21600 0 21600 0 0 Z N"/>
        </draw:custom-shape>
        <draw:connector draw:style-name="local_20_usage_20__2f__20_return_20_type" draw:layer="layout" svg:x1="35.863cm" svg:y1="44.229cm" svg:x2="37.775cm" svg:y2="43.086cm" draw:start-shape="id233" draw:start-glue-point="1" draw:end-shape="id229" draw:end-glue-point="3" svg:d="m35863 44229h956v-1143h956">
          <text:p/>
        </draw:connector>
        <draw:custom-shape draw:style-name="function" draw:id="id234" draw:layer="layout" svg:width="5.391cm" svg:height="0.57cm" svg:x="25.002cm" svg:y="42.972cm">
          <text:p>getDefaultConfigProviderSingleton</text:p>
          <draw:enhanced-geometry svg:viewBox="0 0 21600 21600" draw:type="rectangle" draw:enhanced-path="M 0 0 L 21600 0 21600 21600 0 21600 0 0 Z N"/>
        </draw:custom-shape>
        <draw:connector draw:style-name="local_20_usage_20__2f__20_return_20_type" draw:layer="layout" svg:x1="30.393cm" svg:y1="43.257cm" svg:x2="31.82cm" svg:y2="44.229cm" draw:start-shape="id234" draw:start-glue-point="1" draw:end-shape="id233" draw:end-glue-point="3" svg:d="m30393 43257h713v972h714">
          <text:p/>
        </draw:connector>
        <draw:custom-shape draw:style-name="gr1" draw:text-style-name="P1" draw:id="id235" draw:layer="layout" svg:width="2.566cm" svg:height="1.115cm" svg:x="21.816cm" svg:y="40.303cm">
          <draw:glue-point draw:id="4" svg:x="5cm" svg:y="2.672cm"/>
          <text:p text:style-name="P1">ProviderFactory</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24.382cm" svg:y1="41.157cm" svg:x2="25.002cm" svg:y2="43.257cm" draw:start-shape="id235" draw:start-glue-point="4" draw:end-shape="id234" draw:end-glue-point="3" svg:d="m24382 41157h501v1038h-383v1062h502">
          <text:p>getProviderAlways()</text:p>
        </draw:connector>
        <draw:custom-shape draw:style-name="gr2" draw:id="id236" draw:layer="layout" svg:width="6.894cm" svg:height="0.622cm" svg:x="21.582cm" svg:y="38.515cm">
          <text:p>com.sun.star.lang.XSingleComponentFactory</text:p>
          <draw:enhanced-geometry svg:viewBox="0 0 21600 21600" draw:type="rectangle" draw:enhanced-path="M 0 0 L 21600 0 21600 21600 0 21600 0 0 Z N"/>
        </draw:custom-shape>
        <draw:connector draw:style-name="inheritance_20__28_public_29_" draw:layer="layout" svg:x1="23.099cm" svg:y1="40.303cm" svg:x2="25.029cm" svg:y2="39.137cm" draw:start-shape="id235" draw:start-glue-point="0" draw:end-shape="id236" draw:end-glue-point="2" svg:d="m23099 40303v-583h1930v-583">
          <text:p/>
        </draw:connector>
        <draw:custom-shape draw:style-name="function" draw:id="id237" draw:layer="layout" svg:width="3.732cm" svg:height="0.596cm" svg:x="22.825cm" svg:y="35.534cm">
          <text:p>createProviderFactory</text:p>
          <draw:enhanced-geometry svg:viewBox="0 0 21600 21600" draw:type="rectangle" draw:enhanced-path="M 0 0 L 21600 0 21600 21600 0 21600 0 0 Z N"/>
        </draw:custom-shape>
        <draw:connector draw:style-name="local_20_usage_20__2f__20_return_20_type" draw:layer="layout" svg:x1="26.557cm" svg:y1="35.832cm" svg:x2="21.816cm" svg:y2="40.86cm" draw:start-shape="id237" draw:start-glue-point="1" draw:end-shape="id235" draw:end-glue-point="3" svg:d="m26557 35832h501v2384h-5743v2644h501">
          <text:p/>
        </draw:connector>
        <draw:custom-shape draw:style-name="gr5" draw:id="id238" draw:layer="layout" svg:width="5.028cm" svg:height="2.644cm" svg:x="13.417cm" svg:y="33.539cm">
          <draw:glue-point draw:id="4" svg:x="5cm" svg:y="3.332cm"/>
          <text:p>ServiceImplementationRequest</text:p>
          <draw:enhanced-geometry svg:viewBox="0 0 21600 21600" draw:type="rectangle" draw:enhanced-path="M 0 0 L 21600 0 21600 21600 0 21600 0 0 Z N"/>
        </draw:custom-shape>
        <draw:connector draw:style-name="local_20_usage_20__2f__20_return_20_type" draw:layer="layout" svg:x1="18.445cm" svg:y1="35.741cm" svg:x2="22.825cm" svg:y2="35.832cm" draw:start-shape="id238" draw:start-glue-point="4" draw:end-shape="id237" draw:end-glue-point="3" svg:d="m18445 35741h2190v91h2190">
          <text:p>CreateProviderFactory()</text:p>
        </draw:connector>
        <draw:frame draw:style-name="annotation" draw:layer="layout" svg:width="7.051cm" svg:height="1.472cm" svg:x="13.365cm" svg:y="31.73cm">
          <draw:text-box>
            <text:p><text:span text:style-name="T1">ServiceImplementationRequest</text:span> is used inside <text:span text:style-name="T1">component_getFactory()</text:span> to instantiate an appropriate service factory.</text:p>
          </draw:text-box>
        </draw:frame>
        <draw:custom-shape draw:style-name="gr1" draw:text-style-name="P1" draw:id="id239" draw:layer="layout" svg:width="3.603cm" svg:height="0.725cm" svg:x="76.198cm" svg:y="11.117cm">
          <text:p text:style-name="P1">NodeGroupInfoAccess</text:p>
          <draw:enhanced-geometry svg:viewBox="0 0 21600 21600" draw:type="rectangle" draw:enhanced-path="M 0 0 L 21600 0 21600 21600 0 21600 0 0 Z N"/>
        </draw:custom-shape>
        <draw:custom-shape draw:style-name="gr1" draw:text-style-name="P1" draw:id="id241" draw:layer="layout" svg:width="3.215cm" svg:height="0.598cm" svg:x="82.237cm" svg:y="10.702cm">
          <text:p text:style-name="P1">NodeSetInfoAccess</text:p>
          <draw:enhanced-geometry svg:viewBox="0 0 21600 21600" draw:type="rectangle" draw:enhanced-path="M 0 0 L 21600 0 21600 21600 0 21600 0 0 Z N"/>
        </draw:custom-shape>
        <draw:connector draw:style-name="inheritance_20__28_public_29_" draw:layer="layout" svg:x1="77.999cm" svg:y1="11.117cm" svg:x2="81.486cm" svg:y2="8.809cm" draw:start-shape="id239" draw:start-glue-point="0" draw:end-shape="id240" draw:end-glue-point="4" svg:d="m77999 11117v-1154h3487v-1154">
          <text:p/>
        </draw:connector>
        <draw:connector draw:style-name="inheritance_20__28_public_29_" draw:layer="layout" svg:x1="83.844cm" svg:y1="10.702cm" svg:x2="82.702cm" svg:y2="8.809cm" draw:start-shape="id241" draw:start-glue-point="0" draw:end-shape="id240" draw:end-glue-point="5" svg:d="m83844 10702v-946h-1142v-947">
          <text:p/>
        </draw:connector>
        <draw:custom-shape draw:style-name="gr1" draw:text-style-name="P1" draw:id="id242" draw:layer="layout" svg:width="3.473cm" svg:height="2.436cm" svg:x="52.561cm" svg:y="29.944cm">
          <draw:glue-point draw:id="4" svg:x="4.998cm" svg:y="-3.451cm"/>
          <draw:glue-point draw:id="5" svg:x="4.998cm" svg:y="-1.478cm"/>
          <draw:glue-point draw:id="6" svg:x="4.998cm" svg:y="1.478cm"/>
          <draw:glue-point draw:id="7" svg:x="4.998cm" svg:y="3.309cm"/>
          <text:p text:style-name="P1">ApiProviderInstances</text:p>
          <draw:enhanced-geometry svg:viewBox="0 0 21600 21600" draw:type="rectangle" draw:enhanced-path="M 0 0 L 21600 0 21600 21600 0 21600 0 0 Z N"/>
        </draw:custom-shape>
        <draw:connector draw:style-name="gr7" draw:layer="layout" svg:x1="56.032cm" svg:y1="31.522cm" svg:x2="61.658cm" svg:y2="11.622cm" draw:start-shape="id242" draw:start-glue-point="6" draw:end-shape="id243" draw:end-glue-point="5" svg:d="m56032 31522h2813v-19900h2813">
          <text:p>m_aObjectRegistry</text:p>
        </draw:connector>
        <draw:custom-shape draw:style-name="gr1" draw:text-style-name="P1" draw:id="id244" draw:layer="layout" svg:width="3.706cm" svg:height="0.596cm" svg:x="52.12cm" svg:y="26.084cm">
          <text:p text:style-name="P1">ReadOnlyObjectFactory</text:p>
          <draw:enhanced-geometry svg:viewBox="0 0 21600 21600" draw:type="rectangle" draw:enhanced-path="M 0 0 L 21600 0 21600 21600 0 21600 0 0 Z N"/>
        </draw:custom-shape>
        <draw:connector draw:style-name="data_20_member" draw:layer="layout" svg:x1="56.032cm" svg:y1="30.322cm" svg:x2="52.12cm" svg:y2="26.382cm" draw:start-shape="id242" draw:start-glue-point="4" draw:end-shape="id244" draw:end-glue-point="3" svg:d="m56032 30322h502v-2010h-4915v-1930h501">
          <text:p>getReaderFactory()</text:p>
        </draw:connector>
        <draw:custom-shape draw:style-name="gr1" draw:text-style-name="P1" draw:id="id245" draw:layer="layout" svg:width="3.706cm" svg:height="0.596cm" svg:x="59.61cm" svg:y="26.782cm">
          <text:p text:style-name="P1">UpdateObjectFactory</text:p>
          <draw:enhanced-geometry svg:viewBox="0 0 21600 21600" draw:type="rectangle" draw:enhanced-path="M 0 0 L 21600 0 21600 21600 0 21600 0 0 Z N"/>
        </draw:custom-shape>
        <draw:connector draw:style-name="data_20_member" draw:layer="layout" svg:x1="56.032cm" svg:y1="30.802cm" svg:x2="59.61cm" svg:y2="27.08cm" draw:start-shape="id242" draw:start-glue-point="5" draw:end-shape="id245" draw:end-glue-point="3" svg:d="m56032 30802h1790v-3722h1788">
          <text:p>getWriterFactory()</text:p>
        </draw:connector>
        <draw:custom-shape draw:style-name="gr1" draw:text-style-name="P1" draw:id="id246" draw:layer="layout" svg:width="2.592cm" svg:height="1.452cm" svg:x="60.829cm" svg:y="32.087cm">
          <draw:glue-point draw:id="4" svg:x="5cm" svg:y="-2.858cm"/>
          <draw:glue-point draw:id="5" svg:x="5cm" svg:y="3.037cm"/>
          <text:p text:style-name="P1">ApiProvider</text:p>
          <draw:enhanced-geometry svg:viewBox="0 0 21600 21600" draw:type="rectangle" draw:enhanced-path="M 0 0 L 21600 0 21600 21600 0 21600 0 0 Z N"/>
        </draw:custom-shape>
        <draw:connector draw:style-name="data_20_member_20__28_multiple_29_" draw:layer="layout" svg:x1="56.032cm" svg:y1="31.968cm" svg:x2="60.829cm" svg:y2="32.813cm" draw:start-shape="id242" draw:start-glue-point="7" draw:end-shape="id246" draw:end-glue-point="3" svg:d="m56032 31968h2399v845h2398">
          <text:p>m_aReaderProvider</text:p>
          <text:p>m_aWriterProvider</text:p>
        </draw:connector>
        <draw:connector draw:style-name="inheritance_20__28_public_29_" draw:layer="layout" svg:x1="53.973cm" svg:y1="26.084cm" svg:x2="51.267cm" svg:y2="19.904cm" draw:start-shape="id244" draw:start-glue-point="0" draw:end-shape="id247" draw:end-glue-point="4" svg:d="m53973 26084v-3090h-2706v-3090">
          <text:p/>
        </draw:connector>
        <draw:connector draw:style-name="inheritance_20__28_public_29_" draw:layer="layout" draw:line-skew="-1.028cm" svg:x1="61.463cm" svg:y1="26.782cm" svg:x2="52.146cm" svg:y2="19.904cm" draw:start-shape="id245" draw:start-glue-point="0" draw:end-shape="id247" draw:end-glue-point="5" svg:d="m61463 26782v-4467h-9317v-2411">
          <text:p/>
        </draw:connector>
        <draw:connector draw:style-name="gr9" draw:layer="layout" svg:x1="52.588cm" svg:y1="16.381cm" svg:x2="61.658cm" svg:y2="10.872cm" draw:start-shape="id247" draw:start-glue-point="11" draw:end-shape="id243" draw:end-glue-point="4" svg:d="m52588 16381h4535v-5509h4535">
          <text:p>m_pRegistry</text:p>
        </draw:connector>
        <draw:custom-shape draw:style-name="gr1" draw:text-style-name="P1" draw:id="id248" draw:layer="layout" svg:width="3.992cm" svg:height="0.648cm" svg:x="41.94cm" svg:y="40.391cm">
          <text:p text:style-name="P1">IDefaultableTreeManager</text:p>
          <draw:enhanced-geometry svg:viewBox="0 0 21600 21600" draw:type="rectangle" draw:enhanced-path="M 0 0 L 21600 0 21600 21600 0 21600 0 0 Z N"/>
        </draw:custom-shape>
        <draw:connector draw:style-name="inheritance_20__28_public_29_" draw:layer="layout" svg:x1="43.436cm" svg:y1="42.521cm" svg:x2="43.936cm" svg:y2="41.039cm" draw:start-shape="id228" draw:start-glue-point="0" draw:end-shape="id248" draw:end-glue-point="2" svg:d="m43436 42521v-741h500v-741">
          <text:p/>
        </draw:connector>
        <draw:connector draw:style-name="data_20_member_20__28_pointer_29_" draw:layer="layout" svg:x1="44.732cm" svg:y1="42.934cm" svg:x2="52.561cm" svg:y2="31.162cm" draw:start-shape="id228" draw:start-glue-point="5" draw:end-shape="id242" draw:end-glue-point="3" svg:d="m44732 42934h3914v-11772h3915">
          <text:p>m_pNewProviders</text:p>
        </draw:connector>
        <draw:custom-shape draw:style-name="gr1" draw:text-style-name="P1" draw:id="id249" draw:layer="layout" svg:width="2.773cm" svg:height="0.957cm" svg:x="103.005cm" svg:y="36.412cm">
          <draw:glue-point draw:id="4" svg:x="-5.001cm" svg:y="-2.58cm"/>
          <draw:glue-point draw:id="5" svg:x="-5.001cm" svg:y="3.103cm"/>
          <text:p text:style-name="P1">RequestOptions</text:p>
          <draw:enhanced-geometry svg:viewBox="0 0 21600 21600" draw:type="rectangle" draw:enhanced-path="M 0 0 L 21600 0 21600 21600 0 21600 0 0 Z N"/>
        </draw:custom-shape>
        <draw:connector draw:style-name="data_20_member" draw:layer="layout" draw:line-skew="15.654cm" svg:x1="44.732cm" svg:y1="43.533cm" svg:x2="103.005cm" svg:y2="37.186cm" draw:start-shape="id228" draw:start-glue-point="6" draw:end-shape="id249" draw:end-glue-point="5" svg:d="m44732 43533h44790v-6347h13483">
          <text:p/>
        </draw:connector>
        <draw:custom-shape draw:style-name="gr1" draw:text-style-name="P1" draw:id="id250" draw:layer="layout" svg:width="2.618cm" svg:height="0.622cm" svg:x="71.674cm" svg:y="46.609cm">
          <text:p text:style-name="P1">AbsolutePath</text:p>
          <draw:enhanced-geometry svg:viewBox="0 0 21600 21600" draw:type="rectangle" draw:enhanced-path="M 0 0 L 21600 0 21600 21600 0 21600 0 0 Z N"/>
        </draw:custom-shape>
        <draw:custom-shape draw:style-name="namespace" draw:layer="layout" svg:width="5.978cm" svg:height="1.832cm" svg:x="75.846cm" svg:y="45.806cm">
          <text:p>Path</text:p>
          <draw:enhanced-geometry svg:viewBox="0 0 21600 21600" draw:type="rectangle" draw:enhanced-path="M 0 0 L 21600 0 21600 21600 0 21600 0 0 Z N"/>
        </draw:custom-shape>
        <draw:custom-shape draw:style-name="gr1" draw:text-style-name="P1" draw:id="id251" draw:layer="layout" svg:width="1.322cm" svg:height="0.57cm" svg:x="76.494cm" svg:y="46.48cm">
          <text:p text:style-name="P1">Rep</text:p>
          <draw:enhanced-geometry svg:viewBox="0 0 21600 21600" draw:mirror-horizontal="false" draw:mirror-vertical="false" draw:type="rectangle" draw:enhanced-path="M 0 0 L 21600 0 21600 21600 0 21600 0 0 Z N"/>
        </draw:custom-shape>
        <draw:connector draw:style-name="data_20_member" draw:layer="layout" svg:x1="74.292cm" svg:y1="46.92cm" svg:x2="76.494cm" svg:y2="46.765cm" draw:start-shape="id250" draw:start-glue-point="1" draw:end-shape="id251" draw:end-glue-point="3" svg:d="m74292 46920h1101v-155h1101">
          <text:p/>
        </draw:connector>
        <draw:custom-shape draw:style-name="gr1" draw:text-style-name="P1" draw:id="id252" draw:layer="layout" svg:width="2.306cm" svg:height="0.545cm" svg:x="79.164cm" svg:y="46.48cm">
          <text:p text:style-name="P1">Component</text:p>
          <draw:enhanced-geometry svg:viewBox="0 0 21600 21600" draw:type="rectangle" draw:enhanced-path="M 0 0 L 21600 0 21600 21600 0 21600 0 0 Z N"/>
        </draw:custom-shape>
        <draw:connector draw:style-name="data_20_member_20__28_multiple_29_" draw:layer="layout" svg:x1="77.816cm" svg:y1="46.765cm" svg:x2="79.164cm" svg:y2="46.752cm" draw:start-shape="id251" draw:start-glue-point="1" draw:end-shape="id252" draw:end-glue-point="3" svg:d="m77816 46765h674v-13h674">
          <text:p/>
        </draw:connector>
        <draw:custom-shape draw:style-name="gr5" draw:id="id253" draw:layer="layout" svg:width="3.083cm" svg:height="0.699cm" svg:x="35.11cm" svg:y="47.485cm">
          <text:p>ServiceCreationInfo</text:p>
          <draw:enhanced-geometry svg:viewBox="0 0 21600 21600" draw:type="rectangle" draw:enhanced-path="M 0 0 L 21600 0 21600 21600 0 21600 0 0 Z N"/>
        </draw:custom-shape>
        <draw:custom-shape draw:style-name="gr5" draw:id="id254" draw:layer="layout" svg:width="3.681cm" svg:height="0.622cm" svg:x="39.671cm" svg:y="47.639cm">
          <text:p>ServiceRegistrationInfo</text:p>
          <draw:enhanced-geometry svg:viewBox="0 0 21600 21600" draw:type="rectangle" draw:enhanced-path="M 0 0 L 21600 0 21600 21600 0 21600 0 0 Z N"/>
        </draw:custom-shape>
        <draw:connector draw:style-name="data_20_member_20__28_pointer_29_" draw:layer="layout" svg:x1="38.193cm" svg:y1="47.834cm" svg:x2="39.671cm" svg:y2="47.95cm" draw:start-shape="id253" draw:start-glue-point="1" draw:end-shape="id254" draw:end-glue-point="3" svg:d="m38193 47834h738v116h740">
          <text:p/>
        </draw:connector>
        <draw:frame draw:style-name="annotation" draw:layer="layout" svg:width="12.545cm" svg:height="10.543cm" svg:x="34.022cm" svg:y="49.432cm">
          <draw:text-box>
            <text:p><text:span text:style-name="T1">ServiceRegistrationInfo </text:span>contains an implementation service name and a list of registered service names that the implementation service covers.</text:p>
            <text:p/>
            <text:p>In configmgr, there are two global instances of <text:span text:style-name="T1">ServiceCreationInfo</text:span> to control, based on the requested service, what method gets called to instantiate an appropriate implementation class instance.</text:p>
            <text:p/>
            <text:p>Currently the following rules are followed.</text:p>
            <text:p/>
            <text:p>For the following services, </text:p>
            <text:p/>
            <text:p><text:span text:style-name="T1">com.sun.star.configuration.ConfigurationAccess</text:span></text:p>
            <text:p><text:span text:style-name="T1">com.sun.star.configuration.HierarchyAccess</text:span></text:p>
            <text:p><text:span text:style-name="T1">com.sun.star.configuration.HierarchyElement</text:span></text:p>
            <text:p/>
            <text:p><text:span text:style-name="T1">OProviderImpl::createReadAccess()</text:span> gets called to create an instance. <text:s/>And for the following services,</text:p>
            <text:p/>
            <text:p><text:span text:style-name="T1">com.sun.star.configuration.ConfigurationUpdateAccess</text:span></text:p>
            <text:p><text:span text:style-name="T1">com.sun.star.configuration.ConfigurationAccess</text:span></text:p>
            <text:p><text:span text:style-name="T1">com.sun.star.configuration.HierarchyAccess</text:span></text:p>
            <text:p><text:span text:style-name="T1">com.sun.star.configuration.HierarchyElement</text:span></text:p>
            <text:p/>
            <text:p><text:span text:style-name="T1">OProviderImpl::createUpdateAccess()</text:span> gets called to create an instance.</text:p>
            <text:p/>
            <text:p>This affects which code path gets executed when <text:span text:style-name="T1">OProvider::createInstanceWithArguments()</text:span> is called to instantiate a service.</text:p>
          </draw:text-box>
        </draw:frame>
        <draw:custom-shape draw:style-name="gr5" draw:layer="layout" svg:width="4.069cm" svg:height="0.57cm" svg:x="35.63cm" svg:y="62.827cm">
          <text:p>ServiceImplementationInfo</text:p>
          <draw:enhanced-geometry svg:viewBox="0 0 21600 21600" draw:type="rectangle" draw:enhanced-path="M 0 0 L 21600 0 21600 21600 0 21600 0 0 Z N"/>
        </draw:custom-shape>
        <draw:custom-shape draw:style-name="gr1" draw:text-style-name="P1" draw:id="id255" draw:layer="layout" svg:width="3.395cm" svg:height="1.089cm" svg:x="111.546cm" svg:y="10.705cm">
          <draw:glue-point draw:id="4" svg:x="-2.48cm" svg:y="-5cm"/>
          <draw:glue-point draw:id="5" svg:x="2.48cm" svg:y="-5cm"/>
          <draw:glue-point draw:id="6" svg:x="-1.298cm" svg:y="5cm"/>
          <draw:glue-point draw:id="7" svg:x="2.636cm" svg:y="5cm"/>
          <draw:glue-point draw:id="8" svg:x="-3.755cm" svg:y="5cm"/>
          <draw:glue-point draw:id="9" svg:x="1.269cm" svg:y="5cm"/>
          <draw:glue-point draw:id="10" svg:x="3.929cm" svg:y="5cm"/>
          <draw:glue-point draw:id="11" svg:x="-2.589cm" svg:y="5cm"/>
          <draw:glue-point draw:id="12" svg:x="4.998cm" svg:y="-2.617cm"/>
          <text:p text:style-name="P1">BasicGroupAccess</text:p>
          <draw:enhanced-geometry svg:viewBox="0 0 21600 21600" draw:type="rectangle" draw:enhanced-path="M 0 0 L 21600 0 21600 21600 0 21600 0 0 Z N"/>
        </draw:custom-shape>
        <draw:custom-shape draw:style-name="gr2" draw:id="id256" draw:layer="layout" svg:width="7.646cm" svg:height="2.488cm" svg:x="111.105cm" svg:y="5.782cm">
          <text:p>com.sun.star.beans.XExactName <text:s text:c="16"/></text:p>
          <text:p>com.sun.star.beans.XProperty <text:s text:c="17"/></text:p>
          <text:p>com.sun.star.container.XContainer <text:s text:c="12"/></text:p>
          <text:p>com.sun.star.container.XHierarchicalName <text:s text:c="5"/></text:p>
          <text:p>com.sun.star.container.XHierarchicalNameAccess</text:p>
          <text:p>com.sun.star.container.XNameAccess <text:s text:c="11"/></text:p>
          <draw:enhanced-geometry svg:viewBox="0 0 21600 21600" draw:type="rectangle" draw:enhanced-path="M 0 0 L 21600 0 21600 21600 0 21600 0 0 Z N"/>
        </draw:custom-shape>
        <draw:connector draw:style-name="inheritance_20__28_public_29_" draw:layer="layout" svg:x1="113.243cm" svg:y1="10.705cm" svg:x2="114.928cm" svg:y2="8.27cm" draw:start-shape="id255" draw:end-shape="id256" draw:end-glue-point="2" svg:d="m113243 10705v-1218h1685v-1217">
          <text:p/>
        </draw:connector>
        <draw:custom-shape draw:style-name="gr1" draw:text-style-name="P1" draw:id="id257" draw:layer="layout" svg:width="4.146cm" svg:height="1.218cm" svg:x="119.195cm" svg:y="11.12cm">
          <draw:glue-point draw:id="4" svg:x="-2.48cm" svg:y="-5cm"/>
          <draw:glue-point draw:id="5" svg:x="2.48cm" svg:y="-5cm"/>
          <draw:glue-point draw:id="6" svg:x="-3.619cm" svg:y="5cm"/>
          <draw:glue-point draw:id="7" svg:x="-1.54cm" svg:y="5cm"/>
          <draw:glue-point draw:id="8" svg:x="1.615cm" svg:y="5cm"/>
          <draw:glue-point draw:id="9" svg:x="3.536cm" svg:y="5cm"/>
          <draw:glue-point draw:id="10" svg:x="5cm" svg:y="-2.668cm"/>
          <text:p text:style-name="P1">BasicSetAccess</text:p>
          <draw:enhanced-geometry svg:viewBox="0 0 21600 21600" draw:type="rectangle" draw:enhanced-path="M 0 0 L 21600 0 21600 21600 0 21600 0 0 Z N"/>
        </draw:custom-shape>
        <draw:custom-shape draw:style-name="gr2" draw:id="id258" draw:layer="layout" svg:width="7.568cm" svg:height="3.655cm" svg:x="120.049cm" svg:y="4.485cm">
          <text:p>com.sun.star.beans.XExactName <text:s text:c="16"/></text:p>
          <text:p>com.sun.star.beans.XProperty <text:s text:c="17"/></text:p>
          <text:p>com.sun.star.beans.XPropertySetInfo <text:s text:c="10"/></text:p>
          <text:p>com.sun.star.configuration.XTemplateContainer </text:p>
          <text:p>com.sun.star.container.XContainer <text:s text:c="12"/></text:p>
          <text:p>com.sun.star.container.XHierarchicalName <text:s text:c="5"/></text:p>
          <text:p>com.sun.star.container.XHierarchicalNameAccess</text:p>
          <text:p>com.sun.star.container.XNameAccess <text:s text:c="11"/></text:p>
          <text:p>com.sun.star.util.XStringEscape <text:s text:c="14"/></text:p>
          <draw:enhanced-geometry svg:viewBox="0 0 21600 21600" draw:mirror-horizontal="false" draw:mirror-vertical="false" draw:type="rectangle" draw:enhanced-path="M 0 0 L 21600 0 21600 21600 0 21600 0 0 Z N"/>
        </draw:custom-shape>
        <draw:connector draw:style-name="inheritance_20__28_public_29_" draw:layer="layout" svg:x1="121.268cm" svg:y1="11.12cm" svg:x2="123.833cm" svg:y2="8.14cm" draw:start-shape="id257" draw:start-glue-point="0" draw:end-shape="id258" svg:d="m121268 11120v-1490h2565v-1490">
          <text:p/>
        </draw:connector>
        <draw:custom-shape draw:style-name="gr1" draw:text-style-name="P1" draw:id="id259" draw:layer="layout" svg:width="2.436cm" svg:height="0.7cm" svg:x="119.243cm" svg:y="17.753cm">
          <draw:glue-point draw:id="4" svg:x="-2.651cm" svg:y="5cm"/>
          <draw:glue-point draw:id="5" svg:x="2.454cm" svg:y="5cm"/>
          <text:p text:style-name="P1">BasicSet</text:p>
          <draw:enhanced-geometry svg:viewBox="0 0 21600 21600" draw:type="rectangle" draw:enhanced-path="M 0 0 L 21600 0 21600 21600 0 21600 0 0 Z N"/>
        </draw:custom-shape>
        <draw:custom-shape draw:style-name="gr1" draw:text-style-name="P1" draw:id="id260" draw:layer="layout" svg:width="2.618cm" svg:height="0.7cm" svg:x="123.054cm" svg:y="18.558cm">
          <draw:glue-point draw:id="4" svg:x="-2.425cm" svg:y="5cm"/>
          <draw:glue-point draw:id="5" svg:x="2.624cm" svg:y="5cm"/>
          <text:p text:style-name="P1">BasicValueSet</text:p>
          <draw:enhanced-geometry svg:viewBox="0 0 21600 21600" draw:type="rectangle" draw:enhanced-path="M 0 0 L 21600 0 21600 21600 0 21600 0 0 Z N"/>
        </draw:custom-shape>
        <draw:custom-shape draw:style-name="gr1" draw:text-style-name="P1" draw:id="id261" draw:layer="layout" svg:width="2.333cm" svg:height="0.699cm" svg:x="126.423cm" svg:y="19.827cm">
          <text:p text:style-name="P1">OInnerSetInfo</text:p>
          <draw:enhanced-geometry svg:viewBox="0 0 21600 21600" draw:type="rectangle" draw:enhanced-path="M 0 0 L 21600 0 21600 21600 0 21600 0 0 Z N"/>
        </draw:custom-shape>
        <draw:custom-shape draw:style-name="gr1" draw:text-style-name="P1" draw:id="id263" draw:layer="layout" svg:width="3.498cm" svg:height="0.699cm" svg:x="129.949cm" svg:y="17.703cm">
          <text:p text:style-name="P1">ORootElementSetInfo</text:p>
          <draw:enhanced-geometry svg:viewBox="0 0 21600 21600" draw:mirror-horizontal="false" draw:mirror-vertical="false" draw:type="rectangle" draw:enhanced-path="M 0 0 L 21600 0 21600 21600 0 21600 0 0 Z N"/>
        </draw:custom-shape>
        <draw:custom-shape draw:style-name="gr1" draw:text-style-name="P1" draw:id="id262" draw:layer="layout" svg:width="3.239cm" svg:height="0.699cm" svg:x="127.927cm" svg:y="18.897cm">
          <text:p text:style-name="P1">OSetElementSetInfo</text:p>
          <draw:enhanced-geometry svg:viewBox="0 0 21600 21600" draw:type="rectangle" draw:enhanced-path="M 0 0 L 21600 0 21600 21600 0 21600 0 0 Z N"/>
        </draw:custom-shape>
        <draw:connector draw:style-name="inheritance_20__28_public_29_" draw:layer="layout" svg:x1="120.461cm" svg:y1="17.753cm" svg:x2="119.768cm" svg:y2="12.338cm" draw:start-shape="id259" draw:start-glue-point="0" draw:end-shape="id257" draw:end-glue-point="6" svg:d="m120461 17753v-2707h-693v-2708">
          <text:p/>
        </draw:connector>
        <draw:connector draw:style-name="inheritance_20__28_public_29_" draw:layer="layout" svg:x1="124.363cm" svg:y1="18.558cm" svg:x2="120.63cm" svg:y2="12.338cm" draw:start-shape="id260" draw:start-glue-point="0" draw:end-shape="id257" draw:end-glue-point="7" svg:d="m124363 18558v-3110h-3733v-3110">
          <text:p/>
        </draw:connector>
        <draw:connector draw:style-name="inheritance_20__28_public_29_" draw:layer="layout" svg:x1="127.589cm" svg:y1="19.827cm" svg:x2="121.268cm" svg:y2="12.338cm" draw:start-shape="id261" draw:start-glue-point="0" draw:end-shape="id257" draw:end-glue-point="2" svg:d="m127589 19827v-3745h-6321v-3744">
          <text:p/>
        </draw:connector>
        <draw:connector draw:style-name="inheritance_20__28_public_29_" draw:layer="layout" svg:x1="129.546cm" svg:y1="18.897cm" svg:x2="121.937cm" svg:y2="12.338cm" draw:start-shape="id262" draw:start-glue-point="0" draw:end-shape="id257" draw:end-glue-point="8" svg:d="m129546 18897v-3280h-7609v-3279">
          <text:p/>
        </draw:connector>
        <draw:connector draw:style-name="inheritance_20__28_public_29_" draw:layer="layout" svg:x1="131.698cm" svg:y1="17.703cm" svg:x2="122.734cm" svg:y2="12.338cm" draw:start-shape="id263" draw:start-glue-point="0" draw:end-shape="id257" draw:end-glue-point="9" svg:d="m131698 17703v-2683h-8964v-2682">
          <text:p/>
        </draw:connector>
        <draw:custom-shape draw:style-name="gr1" draw:text-style-name="P1" draw:id="id264" draw:layer="layout" svg:width="2.436cm" svg:height="0.7cm" svg:x="107.192cm" svg:y="13.868cm">
          <draw:glue-point draw:id="4" svg:x="2.048cm" svg:y="-5cm"/>
          <draw:glue-point draw:id="5" svg:x="-2.635cm" svg:y="-5cm"/>
          <draw:glue-point draw:id="6" svg:x="-2.311cm" svg:y="5cm"/>
          <draw:glue-point draw:id="7" svg:x="2.261cm" svg:y="5cm"/>
          <text:p text:style-name="P1">BasicGroup</text:p>
          <draw:enhanced-geometry svg:viewBox="0 0 21600 21600" draw:type="rectangle" draw:enhanced-path="M 0 0 L 21600 0 21600 21600 0 21600 0 0 Z N"/>
        </draw:custom-shape>
        <draw:custom-shape draw:style-name="gr1" draw:text-style-name="P1" draw:id="id265" draw:layer="layout" svg:width="2.723cm" svg:height="0.699cm" svg:x="110.25cm" svg:y="15.528cm">
          <text:p text:style-name="P1">OInnerGroupInfo</text:p>
          <draw:enhanced-geometry svg:viewBox="0 0 21600 21600" draw:type="rectangle" draw:enhanced-path="M 0 0 L 21600 0 21600 21600 0 21600 0 0 Z N"/>
        </draw:custom-shape>
        <draw:custom-shape draw:style-name="gr1" draw:text-style-name="P1" draw:id="id266" draw:layer="layout" svg:width="3.859cm" svg:height="0.699cm" svg:x="113.959cm" svg:y="15.45cm">
          <text:p text:style-name="P1">ORootElementGroupInfo</text:p>
          <draw:enhanced-geometry svg:viewBox="0 0 21600 21600" draw:mirror-horizontal="false" draw:mirror-vertical="false" draw:type="rectangle" draw:enhanced-path="M 0 0 L 21600 0 21600 21600 0 21600 0 0 Z N"/>
        </draw:custom-shape>
        <draw:custom-shape draw:style-name="gr1" draw:text-style-name="P1" draw:id="id267" draw:layer="layout" svg:width="3.756cm" svg:height="0.699cm" svg:x="111.859cm" svg:y="14.441cm">
          <text:p text:style-name="P1">OSetElementGroupInfo</text:p>
          <draw:enhanced-geometry svg:viewBox="0 0 21600 21600" draw:type="rectangle" draw:enhanced-path="M 0 0 L 21600 0 21600 21600 0 21600 0 0 Z N"/>
        </draw:custom-shape>
        <draw:connector draw:style-name="inheritance_20__28_public_29_" draw:layer="layout" svg:x1="108.908cm" svg:y1="13.868cm" svg:x2="111.969cm" svg:y2="11.793cm" draw:start-shape="id264" draw:start-glue-point="4" draw:end-shape="id255" draw:end-glue-point="8" svg:d="m108908 13868v-1037h3061v-1038">
          <text:p/>
        </draw:connector>
        <draw:connector draw:style-name="inheritance_20__28_public_29_" draw:layer="layout" svg:x1="111.611cm" svg:y1="15.528cm" svg:x2="112.803cm" svg:y2="11.793cm" draw:start-shape="id265" draw:start-glue-point="0" draw:end-shape="id255" draw:end-glue-point="6" svg:d="m111611 15528v-1868h1192v-1867">
          <text:p/>
        </draw:connector>
        <draw:connector draw:style-name="inheritance_20__28_public_29_" draw:layer="layout" svg:x1="115.888cm" svg:y1="15.45cm" svg:x2="114.576cm" svg:y2="11.793cm" draw:start-shape="id266" draw:start-glue-point="0" draw:end-shape="id255" draw:end-glue-point="10" svg:d="m115888 15450v-1829h-1312v-1828">
          <text:p/>
        </draw:connector>
        <draw:connector draw:style-name="inheritance_20__28_public_29_" draw:layer="layout" svg:x1="113.737cm" svg:y1="14.441cm" svg:x2="113.673cm" svg:y2="11.793cm" draw:start-shape="id267" draw:start-glue-point="0" draw:end-shape="id255" draw:end-glue-point="9" svg:d="m113737 14441v-1324h-64v-1324">
          <text:p/>
        </draw:connector>
        <draw:custom-shape draw:style-name="gr3" draw:id="id268" draw:layer="layout" svg:width="3.499cm" svg:height="0.752cm" svg:x="114.32cm" svg:y="21.408cm">
          <text:p>OInnerTreeSetUpdate</text:p>
          <draw:enhanced-geometry svg:viewBox="0 0 21600 21600" draw:type="rectangle" draw:enhanced-path="M 0 0 L 21600 0 21600 21600 0 21600 0 0 Z N"/>
        </draw:custom-shape>
        <draw:custom-shape draw:style-name="gr3" draw:id="id269" draw:layer="layout" svg:width="4.716cm" svg:height="0.752cm" svg:x="115.773cm" svg:y="22.601cm">
          <text:p>ORootElementTreeSetUpdate</text:p>
          <draw:enhanced-geometry svg:viewBox="0 0 21600 21600" draw:type="rectangle" draw:enhanced-path="M 0 0 L 21600 0 21600 21600 0 21600 0 0 Z N"/>
        </draw:custom-shape>
        <draw:custom-shape draw:style-name="gr3" draw:id="id270" draw:layer="layout" svg:width="4.407cm" svg:height="0.752cm" svg:x="118.726cm" svg:y="21.434cm">
          <text:p>OSetElementTreeSetUpdate</text:p>
          <draw:enhanced-geometry svg:viewBox="0 0 21600 21600" draw:type="rectangle" draw:enhanced-path="M 0 0 L 21600 0 21600 21600 0 21600 0 0 Z N"/>
        </draw:custom-shape>
        <draw:connector draw:style-name="inheritance_20__28_public_29_" draw:layer="layout" svg:x1="116.069cm" svg:y1="21.408cm" svg:x2="119.816cm" svg:y2="18.453cm" draw:start-shape="id268" draw:start-glue-point="0" draw:end-shape="id259" draw:end-glue-point="4" svg:d="m116069 21408v-1477h3747v-1478">
          <text:p/>
        </draw:connector>
        <draw:connector draw:style-name="inheritance_20__28_public_29_" draw:layer="layout" svg:x1="118.131cm" svg:y1="22.601cm" svg:x2="120.461cm" svg:y2="18.453cm" draw:start-shape="id269" draw:start-glue-point="0" draw:end-shape="id259" draw:end-glue-point="2" svg:d="m118131 22601v-2074h2330v-2074">
          <text:p/>
        </draw:connector>
        <draw:connector draw:style-name="inheritance_20__28_public_29_" draw:layer="layout" svg:x1="120.929cm" svg:y1="21.434cm" svg:x2="121.058cm" svg:y2="18.453cm" draw:start-shape="id270" draw:start-glue-point="0" draw:end-shape="id259" draw:end-glue-point="5" svg:d="m120929 21434v-1490h129v-1491">
          <text:p/>
        </draw:connector>
        <draw:custom-shape draw:style-name="gr3" draw:id="id271" draw:layer="layout" svg:width="3.783cm" svg:height="0.752cm" svg:x="123.34cm" svg:y="24.391cm">
          <text:p>OInnerTreeValueUpdate</text:p>
          <draw:enhanced-geometry svg:viewBox="0 0 21600 21600" draw:type="rectangle" draw:enhanced-path="M 0 0 L 21600 0 21600 21600 0 21600 0 0 Z N"/>
        </draw:custom-shape>
        <draw:custom-shape draw:style-name="gr3" draw:id="id272" draw:layer="layout" svg:width="4.716cm" svg:height="0.752cm" svg:x="125.078cm" svg:y="25.428cm">
          <text:p>ORootElementValueSetUpdate</text:p>
          <draw:enhanced-geometry svg:viewBox="0 0 21600 21600" draw:type="rectangle" draw:enhanced-path="M 0 0 L 21600 0 21600 21600 0 21600 0 0 Z N"/>
        </draw:custom-shape>
        <draw:custom-shape draw:style-name="gr3" draw:id="id273" draw:layer="layout" svg:width="4.407cm" svg:height="0.752cm" svg:x="128.031cm" svg:y="24.261cm">
          <text:p>OSetElementValueSetUpdate</text:p>
          <draw:enhanced-geometry svg:viewBox="0 0 21600 21600" draw:type="rectangle" draw:enhanced-path="M 0 0 L 21600 0 21600 21600 0 21600 0 0 Z N"/>
        </draw:custom-shape>
        <draw:connector draw:style-name="inheritance_20__28_public_29_" draw:layer="layout" draw:line-skew="1.632cm" svg:x1="125.231cm" svg:y1="24.391cm" svg:x2="123.729cm" svg:y2="19.258cm" draw:start-shape="id271" draw:start-glue-point="0" draw:end-shape="id260" draw:end-glue-point="4" svg:d="m125231 24391v-934h-1502v-4199">
          <text:p/>
        </draw:connector>
        <draw:connector draw:style-name="inheritance_20__28_public_29_" draw:layer="layout" draw:line-skew="0.518cm" svg:x1="127.436cm" svg:y1="25.428cm" svg:x2="124.363cm" svg:y2="19.258cm" draw:start-shape="id272" draw:start-glue-point="0" draw:end-shape="id260" draw:end-glue-point="2" svg:d="m127436 25428v-2567h-3073v-3603">
          <text:p/>
        </draw:connector>
        <draw:connector draw:style-name="inheritance_20__28_public_29_" draw:layer="layout" svg:x1="130.234cm" svg:y1="24.261cm" svg:x2="125.049cm" svg:y2="19.258cm" draw:start-shape="id273" draw:end-shape="id260" draw:end-glue-point="5" svg:d="m130234 24261v-2501h-5185v-2502">
          <text:p/>
        </draw:connector>
        <draw:custom-shape draw:style-name="gr1" draw:text-style-name="P1" draw:id="id280" draw:layer="layout" svg:width="2.643cm" svg:height="0.751cm" svg:x="75.192cm" svg:y="18.529cm">
          <draw:glue-point draw:id="4" svg:x="-3.53cm" svg:y="4.993cm"/>
          <draw:glue-point draw:id="5" svg:x="-1.275cm" svg:y="4.993cm"/>
          <draw:glue-point draw:id="6" svg:x="1.668cm" svg:y="4.993cm"/>
          <draw:glue-point draw:id="7" svg:x="3.726cm" svg:y="4.993cm"/>
          <text:p text:style-name="P1">NodeElement</text:p>
          <draw:enhanced-geometry svg:viewBox="0 0 21600 21600" draw:type="rectangle" draw:enhanced-path="M 0 0 L 21600 0 21600 21600 0 21600 0 0 Z N"/>
        </draw:custom-shape>
        <draw:custom-shape draw:style-name="gr1" draw:text-style-name="P1" draw:id="id274" draw:layer="layout" svg:width="3.188cm" svg:height="0.648cm" svg:x="76.409cm" svg:y="27.937cm">
          <draw:glue-point draw:id="4" svg:x="-2.396cm" svg:y="-5cm"/>
          <draw:glue-point draw:id="5" svg:x="2.481cm" svg:y="-5cm"/>
          <text:p text:style-name="P1">OReadRootElement</text:p>
          <draw:enhanced-geometry svg:viewBox="0 0 21600 21600" draw:type="rectangle" draw:enhanced-path="M 0 0 L 21600 0 21600 21600 0 21600 0 0 Z N"/>
        </draw:custom-shape>
        <draw:custom-shape draw:style-name="template_20_typename" draw:id="id276" draw:layer="layout" svg:width="3.285cm" svg:height="0.726cm" svg:x="83.014cm" svg:y="20.749cm">
          <draw:glue-point draw:id="4" svg:x="-1.361cm" svg:y="5cm"/>
          <draw:glue-point draw:id="5" svg:x="1.583cm" svg:y="5cm"/>
          <draw:glue-point draw:id="6" svg:x="-3.785cm" svg:y="5cm"/>
          <draw:glue-point draw:id="7" svg:x="3.767cm" svg:y="5cm"/>
          <text:p>NodeClass</text:p>
          <draw:enhanced-geometry svg:viewBox="0 0 21600 21600" draw:type="rectangle" draw:enhanced-path="M 0 0 L 21600 0 21600 21600 0 21600 0 0 Z N"/>
        </draw:custom-shape>
        <draw:custom-shape draw:style-name="gr1" draw:text-style-name="P1" draw:id="id275" draw:layer="layout" svg:width="2.385cm" svg:height="0.648cm" svg:x="74.025cm" svg:y="24.697cm">
          <draw:glue-point draw:id="4" svg:x="-2.171cm" svg:y="5cm"/>
          <draw:glue-point draw:id="5" svg:x="2.612cm" svg:y="5cm"/>
          <text:p text:style-name="P1">RootElement</text:p>
          <draw:enhanced-geometry svg:viewBox="0 0 21600 21600" draw:type="rectangle" draw:enhanced-path="M 0 0 L 21600 0 21600 21600 0 21600 0 0 Z N"/>
        </draw:custom-shape>
        <draw:connector draw:style-name="inheritance_20__28_public_29_" draw:layer="layout" svg:x1="77.24cm" svg:y1="27.937cm" svg:x2="75.839cm" svg:y2="25.345cm" draw:start-shape="id274" draw:start-glue-point="4" draw:end-shape="id275" draw:end-glue-point="5" svg:d="m77240 27937v-1296h-1401v-1296">
          <text:p/>
        </draw:connector>
        <draw:connector draw:style-name="inheritance_20__28_public_29_" draw:layer="layout" draw:line-skew="0.808cm" svg:x1="78.793cm" svg:y1="27.937cm" svg:x2="84.209cm" svg:y2="21.475cm" draw:start-shape="id274" draw:start-glue-point="5" draw:end-shape="id276" draw:end-glue-point="4" svg:d="m78793 27937v-2423h5416v-4039">
          <text:p/>
        </draw:connector>
        <draw:custom-shape draw:style-name="gr1" draw:text-style-name="P1" draw:id="id277" draw:layer="layout" svg:width="2.696cm" svg:height="0.674cm" svg:x="74.88cm" svg:y="21.976cm">
          <draw:glue-point draw:id="4" svg:x="-3.267cm" svg:y="5cm"/>
          <draw:glue-point draw:id="5" svg:x="-1.153cm" svg:y="5cm"/>
          <draw:glue-point draw:id="6" svg:x="1.442cm" svg:y="5cm"/>
          <draw:glue-point draw:id="7" svg:x="3.364cm" svg:y="5cm"/>
          <text:p text:style-name="P1">TreeElement</text:p>
          <draw:enhanced-geometry svg:viewBox="0 0 21600 21600" draw:type="rectangle" draw:enhanced-path="M 0 0 L 21600 0 21600 21600 0 21600 0 0 Z N"/>
        </draw:custom-shape>
        <draw:connector draw:style-name="inheritance_20__28_public_29_" draw:layer="layout" svg:x1="75.217cm" svg:y1="24.697cm" svg:x2="75.348cm" svg:y2="22.65cm" draw:start-shape="id275" draw:start-glue-point="0" draw:end-shape="id277" draw:end-glue-point="4" svg:d="m75217 24697v-1023h131v-1024">
          <text:p/>
        </draw:connector>
        <draw:custom-shape draw:style-name="gr1" draw:text-style-name="P1" draw:id="id278" draw:layer="layout" svg:width="3.24cm" svg:height="1.065cm" svg:x="68.427cm" svg:y="27.315cm">
          <draw:glue-point draw:id="4" svg:x="5cm" svg:y="-2.291cm"/>
          <text:p text:style-name="P1">UpdateRootElement</text:p>
          <draw:enhanced-geometry svg:viewBox="0 0 21600 21600" draw:type="rectangle" draw:enhanced-path="M 0 0 L 21600 0 21600 21600 0 21600 0 0 Z N"/>
        </draw:custom-shape>
        <draw:connector draw:style-name="inheritance_20__28_public_29_" draw:layer="layout" svg:x1="70.047cm" svg:y1="27.315cm" svg:x2="74.7cm" svg:y2="25.345cm" draw:start-shape="id278" draw:start-glue-point="0" draw:end-shape="id275" draw:end-glue-point="4" svg:d="m70047 27315v-985h4653v-985">
          <text:p/>
        </draw:connector>
        <draw:custom-shape draw:style-name="gr1" draw:text-style-name="P1" draw:id="id279" draw:layer="layout" svg:width="2.229cm" svg:height="0.623cm" svg:x="76.773cm" svg:y="23.815cm">
          <text:p text:style-name="P1">SetElement</text:p>
          <draw:enhanced-geometry svg:viewBox="0 0 21600 21600" draw:type="rectangle" draw:enhanced-path="M 0 0 L 21600 0 21600 21600 0 21600 0 0 Z N"/>
        </draw:custom-shape>
        <draw:connector draw:style-name="inheritance_20__28_public_29_" draw:layer="layout" svg:x1="77.887cm" svg:y1="23.815cm" svg:x2="77.134cm" svg:y2="22.65cm" draw:start-shape="id279" draw:start-glue-point="0" draw:end-shape="id277" draw:end-glue-point="7" svg:d="m77887 23815v-583h-753v-582">
          <text:p/>
        </draw:connector>
        <draw:connector draw:style-name="inheritance_20__28_public_29_" draw:layer="layout" svg:x1="76.228cm" svg:y1="21.976cm" svg:x2="75.581cm" svg:y2="19.278cm" draw:start-shape="id277" draw:start-glue-point="0" draw:end-shape="id280" draw:end-glue-point="4" svg:d="m76228 21976v-1348h-647v-1350">
          <text:p/>
        </draw:connector>
        <draw:custom-shape draw:style-name="gr1" draw:text-style-name="P1" draw:id="id281" draw:layer="layout" svg:width="2.411cm" svg:height="0.648cm" svg:x="78.457cm" svg:y="21.146cm">
          <text:p text:style-name="P1">InnerElement</text:p>
          <draw:enhanced-geometry svg:viewBox="0 0 21600 21600" draw:type="rectangle" draw:enhanced-path="M 0 0 L 21600 0 21600 21600 0 21600 0 0 Z N"/>
        </draw:custom-shape>
        <draw:connector draw:style-name="inheritance_20__28_public_29_" draw:layer="layout" svg:x1="79.662cm" svg:y1="21.146cm" svg:x2="77.497cm" svg:y2="19.278cm" draw:start-shape="id281" draw:start-glue-point="0" draw:end-shape="id280" draw:end-glue-point="7" svg:d="m79662 21146v-933h-2165v-935">
          <text:p/>
        </draw:connector>
        <draw:custom-shape draw:style-name="gr1" draw:text-style-name="P1" draw:id="id282" draw:layer="layout" svg:width="3.422cm" svg:height="0.596cm" svg:x="76.383cm" svg:y="31.41cm">
          <draw:glue-point draw:id="4" svg:x="-2.346cm" svg:y="-5cm"/>
          <draw:glue-point draw:id="5" svg:x="2.422cm" svg:y="-5cm"/>
          <text:p text:style-name="P1">OUpdateRootElement</text:p>
          <draw:enhanced-geometry svg:viewBox="0 0 21600 21600" draw:type="rectangle" draw:enhanced-path="M 0 0 L 21600 0 21600 21600 0 21600 0 0 Z N"/>
        </draw:custom-shape>
        <draw:connector draw:style-name="inheritance_20__28_public_29_" draw:layer="layout" svg:x1="77.292cm" svg:y1="31.41cm" svg:x2="70.047cm" svg:y2="28.38cm" draw:start-shape="id282" draw:start-glue-point="4" draw:end-shape="id278" draw:end-glue-point="2" svg:d="m77292 31410v-1515h-7245v-1515">
          <text:p/>
        </draw:connector>
        <draw:connector draw:style-name="inheritance_20__28_public_29_" draw:layer="layout" draw:line-skew="2.948cm" svg:x1="78.922cm" svg:y1="31.41cm" svg:x2="85.893cm" svg:y2="21.475cm" draw:start-shape="id282" draw:start-glue-point="5" draw:end-shape="id276" draw:end-glue-point="7" svg:d="m78922 31410v-2019h6971v-7916">
          <text:p/>
        </draw:connector>
        <draw:custom-shape draw:style-name="gr1" draw:text-style-name="P1" draw:id="id283" draw:layer="layout" svg:width="2.437cm" svg:height="0.57cm" svg:x="80.841cm" svg:y="27.185cm">
          <draw:glue-point draw:id="4" svg:x="-2.441cm" svg:y="-5cm"/>
          <draw:glue-point draw:id="5" svg:x="2.343cm" svg:y="-5cm"/>
          <text:p text:style-name="P1">OSetElement</text:p>
          <draw:enhanced-geometry svg:viewBox="0 0 21600 21600" draw:mirror-vertical="false" draw:mirror-horizontal="false" draw:type="rectangle" draw:enhanced-path="M 0 0 L 21600 0 21600 21600 0 21600 0 0 Z N"/>
        </draw:custom-shape>
        <draw:connector draw:style-name="inheritance_20__28_public_29_" draw:layer="layout" svg:x1="81.465cm" svg:y1="27.185cm" svg:x2="77.887cm" svg:y2="24.438cm" draw:start-shape="id283" draw:start-glue-point="4" draw:end-shape="id279" draw:end-glue-point="2" svg:d="m81465 27185v-1374h-3578v-1373">
          <text:p/>
        </draw:connector>
        <draw:connector draw:style-name="inheritance_20__28_public_29_" draw:layer="layout" draw:line-skew="1.845cm" svg:x1="82.629cm" svg:y1="27.185cm" svg:x2="85.176cm" svg:y2="21.475cm" draw:start-shape="id283" draw:start-glue-point="5" draw:end-shape="id276" draw:end-glue-point="5" svg:d="m82629 27185v-1010h2547v-4700">
          <text:p/>
        </draw:connector>
        <draw:custom-shape draw:style-name="gr1" draw:text-style-name="P1" draw:id="id284" draw:layer="layout" svg:width="2.437cm" svg:height="0.57cm" svg:x="80.712cm" svg:y="24.308cm">
          <draw:glue-point draw:id="4" svg:x="-2.441cm" svg:y="-5cm"/>
          <draw:glue-point draw:id="5" svg:x="2.343cm" svg:y="-5cm"/>
          <text:p text:style-name="P1">OInnerElement</text:p>
          <draw:enhanced-geometry svg:viewBox="0 0 21600 21600" draw:mirror-vertical="false" draw:mirror-horizontal="false" draw:type="rectangle" draw:enhanced-path="M 0 0 L 21600 0 21600 21600 0 21600 0 0 Z N"/>
        </draw:custom-shape>
        <draw:connector draw:style-name="inheritance_20__28_public_29_" draw:layer="layout" svg:x1="81.336cm" svg:y1="24.308cm" svg:x2="79.662cm" svg:y2="21.794cm" draw:start-shape="id284" draw:start-glue-point="4" draw:end-shape="id281" draw:end-glue-point="2" svg:d="m81336 24308v-1257h-1674v-1257">
          <text:p/>
        </draw:connector>
        <draw:connector draw:style-name="inheritance_20__28_public_29_" draw:layer="layout" svg:x1="82.5cm" svg:y1="24.308cm" svg:x2="83.413cm" svg:y2="21.475cm" draw:start-shape="id284" draw:start-glue-point="5" draw:end-shape="id276" draw:end-glue-point="6" svg:d="m82500 24308v-1416h913v-1417">
          <text:p/>
        </draw:connector>
        <draw:custom-shape draw:style-name="function" draw:id="id287" draw:layer="layout" svg:width="3.447cm" svg:height="1.478cm" svg:x="59.363cm" svg:y="53.867cm">
          <draw:glue-point draw:id="4" svg:x="4.998cm" svg:y="-2.713cm"/>
          <draw:glue-point draw:id="5" svg:x="4.998cm" svg:y="2.543cm"/>
          <text:p>createReadOnlyTree</text:p>
          <draw:enhanced-geometry svg:viewBox="0 0 21600 21600" draw:type="rectangle" draw:enhanced-path="M 0 0 L 21600 0 21600 21600 0 21600 0 0 Z N"/>
        </draw:custom-shape>
        <draw:custom-shape draw:style-name="function" draw:id="id288" draw:layer="layout" svg:width="3.447cm" svg:height="1.477cm" svg:x="59.493cm" svg:y="56.381cm">
          <draw:glue-point draw:id="4" svg:x="4.998cm" svg:y="-2.362cm"/>
          <draw:glue-point draw:id="5" svg:x="4.998cm" svg:y="2.721cm"/>
          <text:p>createUpdatableTree</text:p>
          <draw:enhanced-geometry svg:viewBox="0 0 21600 21600" draw:type="rectangle" draw:enhanced-path="M 0 0 L 21600 0 21600 21600 0 21600 0 0 Z N"/>
        </draw:custom-shape>
        <draw:custom-shape draw:style-name="gr1" draw:text-style-name="P1" draw:id="id285" draw:layer="layout" svg:width="1.763cm" svg:height="1.037cm" svg:x="66.465cm" svg:y="55.813cm">
          <draw:glue-point draw:id="4" svg:x="-5.002cm" svg:y="-2.246cm"/>
          <draw:glue-point draw:id="5" svg:x="-5.002cm" svg:y="2.999cm"/>
          <text:p text:style-name="P1">RootTree</text:p>
          <draw:enhanced-geometry svg:viewBox="0 0 21600 21600" draw:type="rectangle" draw:enhanced-path="M 0 0 L 21600 0 21600 21600 0 21600 0 0 Z N"/>
        </draw:custom-shape>
        <draw:custom-shape draw:style-name="gr1" draw:text-style-name="P1" draw:id="id286" draw:layer="layout" svg:width="1.425cm" svg:height="2.67cm" svg:x="70.404cm" svg:y="49.038cm">
          <draw:glue-point draw:id="4" svg:x="4.996cm" svg:y="-3.572cm"/>
          <draw:glue-point draw:id="5" svg:x="4.94cm" svg:y="3.832cm"/>
          <draw:glue-point draw:id="6" svg:x="4.996cm" svg:y="1.623cm"/>
          <draw:glue-point draw:id="7" svg:x="4.996cm" svg:y="-1.492cm"/>
          <draw:glue-point draw:id="8" svg:x="-5.003cm" svg:y="3.702cm"/>
          <draw:glue-point draw:id="9" svg:x="-5.003cm" svg:y="-3.445cm"/>
          <draw:glue-point draw:id="10" svg:x="-5.003cm" svg:y="-1.797cm"/>
          <draw:glue-point draw:id="11" svg:x="-2.336cm" svg:y="5cm"/>
          <draw:glue-point draw:id="12" svg:x="2.568cm" svg:y="5cm"/>
          <text:p text:style-name="P1">Tree</text:p>
          <draw:enhanced-geometry svg:viewBox="0 0 21600 21600" draw:type="rectangle" draw:enhanced-path="M 0 0 L 21600 0 21600 21600 0 21600 0 0 Z N"/>
        </draw:custom-shape>
        <draw:connector draw:style-name="inheritance_20__28_public_29_" draw:layer="layout" svg:x1="67.346cm" svg:y1="55.813cm" svg:x2="70.784cm" svg:y2="51.708cm" draw:start-shape="id285" draw:start-glue-point="0" draw:end-shape="id286" draw:end-glue-point="11" svg:d="m67346 55813v-2053h3438v-2052">
          <text:p/>
        </draw:connector>
        <draw:custom-shape draw:style-name="gr1" draw:text-style-name="P1" draw:id="id306" draw:layer="layout" svg:width="1.763cm" svg:height="0.994cm" svg:x="74.214cm" svg:y="50.075cm">
          <draw:glue-point draw:id="4" svg:x="-5.002cm" svg:y="2.816cm"/>
          <draw:glue-point draw:id="5" svg:x="-5.002cm" svg:y="-2.917cm"/>
          <text:p text:style-name="P1">NodeData</text:p>
          <draw:enhanced-geometry svg:viewBox="0 0 21600 21600" draw:type="rectangle" draw:enhanced-path="M 0 0 L 21600 0 21600 21600 0 21600 0 0 Z N"/>
        </draw:custom-shape>
        <draw:connector draw:style-name="local_20_usage_20__2f__20_return_20_type" draw:layer="layout" draw:line-skew="-0.825cm" svg:x1="62.808cm" svg:y1="54.206cm" svg:x2="66.465cm" svg:y2="56.099cm" draw:start-shape="id287" draw:start-glue-point="4" draw:end-shape="id285" draw:end-glue-point="4" svg:d="m62808 54206h1004v1893h2653">
          <text:p/>
        </draw:connector>
        <draw:connector draw:style-name="local_20_usage_20__2f__20_return_20_type" draw:layer="layout" draw:line-skew="0.82cm" svg:x1="62.938cm" svg:y1="56.771cm" svg:x2="66.465cm" svg:y2="56.641cm" draw:start-shape="id288" draw:start-glue-point="4" draw:end-shape="id285" draw:end-glue-point="5" svg:d="m62938 56771h2584v-130h943">
          <text:p/>
        </draw:connector>
        <draw:custom-shape draw:style-name="namespace" draw:layer="layout" svg:width="31.066cm" svg:height="19.672cm" svg:x="93.719cm" svg:y="38.851cm">
          <text:p>view</text:p>
          <draw:enhanced-geometry svg:viewBox="0 0 21600 21600" draw:type="rectangle" draw:enhanced-path="M 0 0 L 21600 0 21600 21600 0 21600 0 0 Z N"/>
        </draw:custom-shape>
        <draw:custom-shape draw:style-name="function" draw:id="id290" draw:layer="layout" svg:width="4.899cm" svg:height="0.648cm" svg:x="95.013cm" svg:y="55.449cm">
          <text:p>createDeferredChangeStrategy</text:p>
          <draw:enhanced-geometry svg:viewBox="0 0 21600 21600" draw:type="rectangle" draw:enhanced-path="M 0 0 L 21600 0 21600 21600 0 21600 0 0 Z N"/>
        </draw:custom-shape>
        <draw:custom-shape draw:style-name="function" draw:id="id289" draw:layer="layout" svg:width="3.939cm" svg:height="0.648cm" svg:x="94.808cm" svg:y="51.327cm">
          <text:p>createReadOnlyStrategy</text:p>
          <draw:enhanced-geometry svg:viewBox="0 0 21600 21600" draw:type="rectangle" draw:enhanced-path="M 0 0 L 21600 0 21600 21600 0 21600 0 0 Z N"/>
        </draw:custom-shape>
        <draw:connector draw:style-name="local_20_usage_20__2f__20_return_20_type" draw:layer="layout" draw:line-skew="-3.741cm" svg:x1="62.808cm" svg:y1="54.981cm" svg:x2="94.808cm" svg:y2="51.651cm" draw:start-shape="id287" draw:start-glue-point="5" draw:end-shape="id289" draw:end-glue-point="3" svg:d="m62808 54981h12259v-3330h19741">
          <text:p/>
        </draw:connector>
        <draw:connector draw:style-name="local_20_usage_20__2f__20_return_20_type" draw:layer="layout" svg:x1="62.938cm" svg:y1="57.52cm" svg:x2="95.013cm" svg:y2="55.773cm" draw:start-shape="id288" draw:start-glue-point="5" draw:end-shape="id290" svg:d="m62938 57520h16038v-1747h16037">
          <text:p/>
        </draw:connector>
        <draw:custom-shape draw:style-name="gr1" draw:text-style-name="P1" draw:id="id294" draw:layer="layout" svg:width="3.603cm" svg:height="0.7cm" svg:x="102.452cm" svg:y="53.841cm">
          <text:p text:style-name="P1">DeferredViewStrategy</text:p>
          <draw:enhanced-geometry svg:viewBox="0 0 21600 21600" draw:type="rectangle" draw:enhanced-path="M 0 0 L 21600 0 21600 21600 0 21600 0 0 Z N"/>
        </draw:custom-shape>
        <draw:custom-shape draw:style-name="gr1" draw:text-style-name="P1" draw:id="id292" draw:layer="layout" svg:width="3.395cm" svg:height="0.968cm" svg:x="103.049cm" svg:y="46.057cm">
          <draw:glue-point draw:id="4" svg:x="-2.553cm" svg:y="5cm"/>
          <draw:glue-point draw:id="5" svg:x="2.406cm" svg:y="5cm"/>
          <draw:glue-point draw:id="6" svg:x="-5.001cm" svg:y="2.5cm"/>
          <draw:glue-point draw:id="7" svg:x="-5.001cm" svg:y="-2.861cm"/>
          <text:p text:style-name="P1">ViewStrategy</text:p>
          <draw:enhanced-geometry svg:viewBox="0 0 21600 21600" draw:type="rectangle" draw:enhanced-path="M 0 0 L 21600 0 21600 21600 0 21600 0 0 Z N"/>
        </draw:custom-shape>
        <draw:custom-shape draw:style-name="gr1" draw:text-style-name="P1" draw:id="id293" draw:layer="layout" svg:width="3.603cm" svg:height="0.7cm" svg:x="106.575cm" svg:y="50.524cm">
          <text:p text:style-name="P1">ReadOnlyViewStrategy</text:p>
          <draw:enhanced-geometry svg:viewBox="0 0 21600 21600" draw:type="rectangle" draw:enhanced-path="M 0 0 L 21600 0 21600 21600 0 21600 0 0 Z N"/>
        </draw:custom-shape>
        <draw:custom-shape draw:style-name="gr1" draw:text-style-name="P1" draw:id="id291" draw:layer="layout" svg:width="3.343cm" svg:height="0.7cm" svg:x="100.406cm" svg:y="49.436cm">
          <text:p text:style-name="P1">DirectViewStrategy</text:p>
          <draw:enhanced-geometry svg:viewBox="0 0 21600 21600" draw:type="rectangle" draw:enhanced-path="M 0 0 L 21600 0 21600 21600 0 21600 0 0 Z N"/>
        </draw:custom-shape>
        <draw:connector draw:style-name="inheritance_20__28_public_29_" draw:layer="layout" svg:x1="102.077cm" svg:y1="49.436cm" svg:x2="103.88cm" svg:y2="47.025cm" draw:start-shape="id291" draw:start-glue-point="0" draw:end-shape="id292" draw:end-glue-point="4" svg:d="m102077 49436v-1205h1803v-1206">
          <text:p/>
        </draw:connector>
        <draw:connector draw:style-name="inheritance_20__28_public_29_" draw:layer="layout" svg:x1="108.376cm" svg:y1="50.524cm" svg:x2="105.562cm" svg:y2="47.025cm" draw:start-shape="id293" draw:start-glue-point="0" draw:end-shape="id292" draw:end-glue-point="5" svg:d="m108376 50524v-1749h-2814v-1750">
          <text:p/>
        </draw:connector>
        <draw:connector draw:style-name="inheritance_20__28_public_29_" draw:layer="layout" svg:x1="104.253cm" svg:y1="53.841cm" svg:x2="104.746cm" svg:y2="47.025cm" draw:start-shape="id294" draw:start-glue-point="0" draw:end-shape="id292" draw:end-glue-point="2" svg:d="m104253 53841v-3408h493v-3408">
          <text:p/>
        </draw:connector>
        <draw:connector draw:style-name="local_20_usage_20__2f__20_return_20_type" draw:layer="layout" svg:x1="99.912cm" svg:y1="55.773cm" svg:x2="102.452cm" svg:y2="54.191cm" draw:start-shape="id290" draw:start-glue-point="1" draw:end-shape="id294" draw:end-glue-point="3" svg:d="m99912 55773h1269v-1582h1271">
          <text:p/>
        </draw:connector>
        <draw:connector draw:style-name="local_20_usage_20__2f__20_return_20_type" draw:layer="layout" svg:x1="98.747cm" svg:y1="51.651cm" svg:x2="106.575cm" svg:y2="50.874cm" draw:start-shape="id289" draw:start-glue-point="1" draw:end-shape="id293" draw:end-glue-point="3" svg:d="m98747 51651h3913v-777h3915">
          <text:p/>
        </draw:connector>
        <draw:custom-shape draw:style-name="function" draw:id="id295" draw:layer="layout" svg:width="4.277cm" svg:height="0.622cm" svg:x="94.47cm" svg:y="49.512cm">
          <text:p>createDirectAccessStrategy</text:p>
          <draw:enhanced-geometry svg:viewBox="0 0 21600 21600" draw:type="rectangle" draw:enhanced-path="M 0 0 L 21600 0 21600 21600 0 21600 0 0 Z N"/>
        </draw:custom-shape>
        <draw:connector draw:style-name="local_20_usage_20__2f__20_return_20_type" draw:layer="layout" svg:x1="98.747cm" svg:y1="49.823cm" svg:x2="100.406cm" svg:y2="49.786cm" draw:start-shape="id295" draw:start-glue-point="1" draw:end-shape="id291" draw:end-glue-point="3" svg:d="m98747 49823h829v-37h830">
          <text:p/>
        </draw:connector>
        <draw:custom-shape draw:style-name="gr1" draw:text-style-name="P1" draw:id="id296" draw:layer="layout" svg:width="2.928cm" svg:height="1.166cm" svg:x="83.874cm" svg:y="30.71cm">
          <draw:glue-point draw:id="4" svg:x="-5.001cm" svg:y="-2.77cm"/>
          <draw:glue-point draw:id="5" svg:x="-5.001cm" svg:y="2.564cm"/>
          <draw:glue-point draw:id="6" svg:x="5cm" svg:y="-2.77cm"/>
          <draw:glue-point draw:id="7" svg:x="5cm" svg:y="3.001cm"/>
          <text:p text:style-name="P1">ApiRootTreeImpl</text:p>
          <draw:enhanced-geometry svg:viewBox="0 0 21600 21600" draw:type="rectangle" draw:enhanced-path="M 0 0 L 21600 0 21600 21600 0 21600 0 0 Z N"/>
        </draw:custom-shape>
        <draw:connector draw:style-name="data_20_member" draw:layer="layout" svg:x1="79.805cm" svg:y1="31.708cm" svg:x2="83.874cm" svg:y2="31.591cm" draw:start-shape="id282" draw:start-glue-point="1" draw:end-shape="id296" draw:end-glue-point="5" svg:d="m79805 31708h2035v-117h2034">
          <text:p/>
        </draw:connector>
        <draw:connector draw:style-name="data_20_member" draw:layer="layout" svg:x1="79.597cm" svg:y1="28.261cm" svg:x2="83.874cm" svg:y2="30.971cm" draw:start-shape="id274" draw:start-glue-point="1" draw:end-shape="id296" draw:end-glue-point="4" svg:d="m79597 28261h2139v2710h2138">
          <text:p/>
        </draw:connector>
        <draw:custom-shape draw:style-name="gr1" draw:text-style-name="P1" draw:id="id297" draw:layer="layout" svg:width="2.227cm" svg:height="1.552cm" svg:x="90.042cm" svg:y="26.333cm">
          <draw:glue-point draw:id="4" svg:x="-5.002cm" svg:y="-2.092cm"/>
          <draw:glue-point draw:id="5" svg:x="-5.002cm" svg:y="3.075cm"/>
          <draw:glue-point draw:id="6" svg:x="4.997cm" svg:y="-2.489cm"/>
          <draw:glue-point draw:id="7" svg:x="4.997cm" svg:y="2.524cm"/>
          <text:p text:style-name="P1">ApiTreeImpl</text:p>
          <draw:enhanced-geometry svg:viewBox="0 0 21600 21600" draw:type="rectangle" draw:enhanced-path="M 0 0 L 21600 0 21600 21600 0 21600 0 0 Z N"/>
        </draw:custom-shape>
        <draw:connector draw:style-name="data_20_member" draw:layer="layout" svg:x1="83.278cm" svg:y1="27.47cm" svg:x2="90.042cm" svg:y2="27.109cm" draw:start-shape="id283" draw:start-glue-point="1" draw:end-shape="id297" draw:end-glue-point="3" svg:d="m83278 27470h3381v-361h3383">
          <text:p/>
        </draw:connector>
        <draw:connector draw:style-name="data_20_member" draw:layer="layout" svg:x1="86.802cm" svg:y1="30.971cm" svg:x2="90.042cm" svg:y2="27.586cm" draw:start-shape="id296" draw:start-glue-point="6" draw:end-shape="id297" draw:end-glue-point="5" svg:d="m86802 30971h1620v-3385h1620">
          <text:p>getApiTree()</text:p>
        </draw:connector>
        <draw:connector draw:style-name="data_20_member_20__28_pointer_29_" draw:layer="layout" svg:x1="86.802cm" svg:y1="31.293cm" svg:x2="89.396cm" svg:y2="30.152cm" draw:start-shape="id296" draw:start-glue-point="1" draw:end-shape="id298" draw:end-glue-point="3" svg:d="m86802 31293h1297v-1141h1297">
          <text:p/>
        </draw:connector>
        <draw:custom-shape draw:style-name="gr1" draw:text-style-name="P1" draw:id="id299" draw:layer="layout" svg:width="2.255cm" svg:height="0.7cm" svg:x="98.831cm" svg:y="35.945cm">
          <text:p text:style-name="P1">OOptions</text:p>
          <draw:enhanced-geometry svg:viewBox="0 0 21600 21600" draw:type="rectangle" draw:enhanced-path="M 0 0 L 21600 0 21600 21600 0 21600 0 0 Z N"/>
        </draw:custom-shape>
        <draw:connector draw:style-name="data_20_member_20__28_pointer_29_" draw:layer="layout" draw:line-skew="0.75cm" svg:x1="86.802cm" svg:y1="31.642cm" svg:x2="98.831cm" svg:y2="36.295cm" draw:start-shape="id296" draw:start-glue-point="7" draw:end-shape="id299" draw:end-glue-point="3" svg:d="m86802 31642h6764v4653h5265">
          <text:p/>
        </draw:connector>
        <draw:connector draw:style-name="data_20_member" draw:layer="layout" svg:x1="101.086cm" svg:y1="36.295cm" svg:x2="103.005cm" svg:y2="36.644cm" draw:start-shape="id299" draw:start-glue-point="1" draw:end-shape="id249" draw:end-glue-point="4" svg:d="m101086 36295h959v349h960">
          <text:p/>
        </draw:connector>
        <draw:connector draw:style-name="gr10" draw:layer="layout" draw:line-skew="-1.688cm" svg:x1="44.732cm" svg:y1="45.541cm" svg:x2="59.493cm" svg:y2="57.119cm" draw:start-shape="id228" draw:start-glue-point="8" draw:end-shape="id288" draw:end-glue-point="3" svg:d="m44732 45541h5692v11578h9069">
          <text:p>buildUpdateAccess()</text:p>
        </draw:connector>
        <draw:connector draw:style-name="gr11" draw:layer="layout" draw:line-skew="2.265cm" svg:x1="44.732cm" svg:y1="45.016cm" svg:x2="59.363cm" svg:y2="54.606cm" draw:start-shape="id228" draw:start-glue-point="9" draw:end-shape="id287" draw:end-glue-point="3" svg:d="m44732 45016h9580v9590h5051">
          <text:p>buildReadAccess()</text:p>
        </draw:connector>
        <draw:frame draw:style-name="annotation" draw:layer="layout" svg:width="7.697cm" svg:height="2.021cm" svg:x="106.369cm" svg:y="35.413cm">
          <draw:text-box>
            <text:p><text:span text:style-name="T1">RequestOptions</text:span> is used to specify tree access options and what data is being requested by the requester. <text:s/>Options such as whether or not refresh or async access are allowed are specified by this class instance.</text:p>
          </draw:text-box>
        </draw:frame>
        <draw:connector draw:style-name="data_20_member_20__28_multiple_29_" draw:layer="layout" svg:x1="58.513cm" svg:y1="67.895cm" svg:x2="62.152cm" svg:y2="66.843cm" draw:start-shape="id226" draw:start-glue-point="9" draw:end-shape="id300" draw:end-glue-point="3" svg:d="m58513 67895h1820v-1052h1819">
          <text:p>m_aCacheList</text:p>
        </draw:connector>
        <draw:custom-shape draw:style-name="gr1" draw:text-style-name="P1" draw:id="id300" draw:layer="layout" svg:width="3.214cm" svg:height="1.089cm" svg:x="62.152cm" svg:y="66.299cm">
          <draw:glue-point draw:id="4" svg:x="5cm" svg:y="-2.617cm"/>
          <draw:glue-point draw:id="5" svg:x="5cm" svg:y="2.617cm"/>
          <text:p text:style-name="P1">CacheClientAccess</text:p>
          <draw:enhanced-geometry svg:viewBox="0 0 21600 21600" draw:type="rectangle" draw:enhanced-path="M 0 0 L 21600 0 21600 21600 0 21600 0 0 Z N"/>
        </draw:custom-shape>
        <draw:custom-shape draw:style-name="gr1" draw:text-style-name="P1" draw:id="id301" draw:layer="layout" svg:width="4.821cm" svg:height="0.673cm" svg:x="66.998cm" svg:y="70.784cm">
          <text:p text:style-name="P1">ConfigChangeBroadcastHelper</text:p>
          <draw:enhanced-geometry svg:viewBox="0 0 21600 21600" draw:mirror-horizontal="false" draw:mirror-vertical="false" draw:type="rectangle" draw:enhanced-path="M 0 0 L 21600 0 21600 21600 0 21600 0 0 Z N"/>
        </draw:custom-shape>
        <draw:connector draw:style-name="data_20_member" draw:layer="layout" svg:x1="65.366cm" svg:y1="66.559cm" svg:x2="69.019cm" svg:y2="66.355cm" draw:start-shape="id300" draw:start-glue-point="4" draw:end-shape="id222" draw:end-glue-point="3" svg:d="m65366 66559h1826v-204h1827">
          <text:p/>
        </draw:connector>
        <draw:connector draw:style-name="data_20_member_20__28_pointer_29_" draw:layer="layout" svg:x1="65.366cm" svg:y1="67.127cm" svg:x2="66.998cm" svg:y2="71.12cm" draw:start-shape="id300" draw:start-glue-point="5" draw:end-shape="id301" draw:end-glue-point="3" svg:d="m65366 67127h816v3993h816">
          <text:p/>
        </draw:connector>
        <draw:custom-shape draw:style-name="gr1" draw:text-style-name="P1" draw:id="id302" draw:layer="layout" svg:width="2.125cm" svg:height="0.649cm" svg:x="74.541cm" svg:y="65.392cm">
          <text:p text:style-name="P1">CacheLine</text:p>
          <draw:enhanced-geometry svg:viewBox="0 0 21600 21600" draw:type="rectangle" draw:enhanced-path="M 0 0 L 21600 0 21600 21600 0 21600 0 0 Z N"/>
        </draw:custom-shape>
        <draw:connector draw:style-name="data_20_member_20__28_multiple_29_" draw:layer="layout" svg:x1="71.638cm" svg:y1="66.355cm" svg:x2="74.541cm" svg:y2="65.716cm" draw:start-shape="id222" draw:start-glue-point="1" draw:end-shape="id302" draw:end-glue-point="3" svg:d="m71638 66355h1451v-639h1452">
          <text:p>m_aModules</text:p>
        </draw:connector>
        <draw:frame draw:style-name="annotation" draw:layer="layout" svg:width="5.598cm" svg:height="2.121cm" svg:x="75.424cm" svg:y="67.056cm">
          <draw:text-box>
            <text:p><text:span text:style-name="T1">CacheLine</text:span> represents a cache line in a single configuration tree. <text:s/>But what the heck is a cache line?</text:p>
          </draw:text-box>
        </draw:frame>
        <draw:custom-shape draw:style-name="namespace" draw:layer="layout" svg:width="18.48cm" svg:height="11.742cm" svg:x="83.872cm" svg:y="66.947cm">
          <text:p>sharable</text:p>
          <draw:enhanced-geometry svg:viewBox="0 0 21600 21600" draw:type="rectangle" draw:enhanced-path="M 0 0 L 21600 0 21600 21600 0 21600 0 0 Z N"/>
        </draw:custom-shape>
        <draw:custom-shape draw:style-name="gr5" draw:id="id303" draw:layer="layout" svg:width="2.644cm" svg:height="1.037cm" svg:x="84.856cm" svg:y="70.368cm">
          <draw:glue-point draw:id="4" svg:x="5cm" svg:y="-2.738cm"/>
          <draw:glue-point draw:id="5" svg:x="5cm" svg:y="2.757cm"/>
          <draw:glue-point draw:id="6" svg:x="-5cm" svg:y="2.757cm"/>
          <draw:glue-point draw:id="7" svg:x="-5cm" svg:y="-2.738cm"/>
          <text:p>TreeFragment</text:p>
          <draw:enhanced-geometry svg:viewBox="0 0 21600 21600" draw:type="rectangle" draw:enhanced-path="M 0 0 L 21600 0 21600 21600 0 21600 0 0 Z N"/>
        </draw:custom-shape>
        <draw:connector draw:style-name="data_20_member_20__28_pointer_29_" draw:layer="layout" svg:x1="76.666cm" svg:y1="65.716cm" svg:x2="84.856cm" svg:y2="70.603cm" draw:start-shape="id302" draw:start-glue-point="1" draw:end-shape="id303" draw:end-glue-point="7" svg:d="m76666 65716h4095v4887h4095">
          <text:p/>
        </draw:connector>
        <draw:custom-shape draw:style-name="gr5" draw:id="id304" draw:layer="layout" svg:width="3.37cm" svg:height="0.699cm" svg:x="89.469cm" svg:y="77.573cm">
          <text:p>TreeFragmentHeader</text:p>
          <draw:enhanced-geometry svg:viewBox="0 0 21600 21600" draw:type="rectangle" draw:enhanced-path="M 0 0 L 21600 0 21600 21600 0 21600 0 0 Z N"/>
        </draw:custom-shape>
        <draw:custom-shape draw:style-name="gr5" draw:id="id305" draw:layer="layout" svg:width="1.425cm" svg:height="1.864cm" svg:x="89.497cm" svg:y="67.856cm">
          <draw:glue-point draw:id="4" svg:x="-5.003cm" svg:y="2.566cm"/>
          <draw:glue-point draw:id="5" svg:x="-5.003cm" svg:y="-2.26cm"/>
          <draw:glue-point draw:id="6" svg:x="4.996cm" svg:y="-3.481cm"/>
          <draw:glue-point draw:id="7" svg:x="4.996cm" svg:y="-1.394cm"/>
          <draw:glue-point draw:id="8" svg:x="4.996cm" svg:y="1.523cm"/>
          <draw:glue-point draw:id="9" svg:x="4.996cm" svg:y="3.75cm"/>
          <text:p>Node</text:p>
          <draw:enhanced-geometry svg:viewBox="0 0 21600 21600" draw:mirror-horizontal="false" draw:mirror-vertical="false" draw:type="rectangle" draw:enhanced-path="M 0 0 L 21600 0 21600 21600 0 21600 0 0 Z N"/>
        </draw:custom-shape>
        <draw:connector draw:style-name="data_20_member" draw:text-style-name="P1" draw:layer="layout" svg:x1="87.5cm" svg:y1="71.171cm" svg:x2="89.469cm" svg:y2="77.922cm" draw:start-shape="id303" draw:start-glue-point="5" draw:end-shape="id304" draw:end-glue-point="3" svg:d="m87500 71171h985v6751h984">
          <text:p text:style-name="P1">header</text:p>
        </draw:connector>
        <draw:connector draw:style-name="data_20_member_20__28_multiple_29_" draw:text-style-name="P1" draw:layer="layout" svg:x1="87.5cm" svg:y1="70.603cm" svg:x2="89.497cm" svg:y2="69.266cm" draw:start-shape="id303" draw:start-glue-point="4" draw:end-shape="id305" draw:end-glue-point="4" svg:d="m87500 70603h998v-1337h999">
          <text:p text:style-name="P1">nodes</text:p>
        </draw:connector>
        <draw:custom-shape draw:style-name="gr5" draw:layer="layout" svg:width="3.836cm" svg:height="0.544cm" svg:x="78.273cm" svg:y="75.216cm">
          <text:p>CacheLineClientRef</text:p>
          <draw:enhanced-geometry svg:viewBox="0 0 21600 21600" draw:type="rectangle" draw:enhanced-path="M 0 0 L 21600 0 21600 21600 0 21600 0 0 Z N"/>
        </draw:custom-shape>
        <draw:connector draw:style-name="data_20_member_20__28_pointer_29_" draw:layer="layout" svg:x1="71.827cm" svg:y1="49.42cm" svg:x2="103.049cm" svg:y2="46.783cm" draw:start-shape="id286" draw:start-glue-point="4" draw:end-shape="id292" draw:end-glue-point="6" svg:d="m71827 49420h15611v-2637h15611">
          <text:p/>
        </draw:connector>
        <draw:connector draw:style-name="data_20_member_20__28_multiple_29_" draw:text-style-name="P1" draw:layer="layout" svg:x1="71.827cm" svg:y1="49.975cm" svg:x2="74.214cm" svg:y2="50.851cm" draw:start-shape="id286" draw:start-glue-point="7" draw:end-shape="id306" draw:end-glue-point="4" svg:d="m71827 49975h1194v876h1193">
          <text:p/>
        </draw:connector>
        <draw:connector draw:style-name="gr7" draw:layer="layout" draw:line-skew="0cm 4.517cm" svg:x1="71.819cm" svg:y1="51.396cm" svg:x2="70.404cm" svg:y2="51.361cm" draw:start-shape="id286" draw:start-glue-point="5" draw:end-shape="id286" draw:end-glue-point="8" svg:d="m71819 51396h509v1659h-2425v-1694h501">
          <text:p>m_pParentTree</text:p>
        </draw:connector>
        <draw:custom-shape draw:style-name="gr3" draw:id="id307" draw:layer="layout" svg:width="1.814cm" svg:height="0.648cm" svg:x="79.957cm" svg:y="50.49cm">
          <draw:glue-point draw:id="4" svg:x="-2.706cm" svg:y="5cm"/>
          <draw:glue-point draw:id="5" svg:x="2.579cm" svg:y="5cm"/>
          <text:p>NodeImpl</text:p>
          <draw:enhanced-geometry svg:viewBox="0 0 21600 21600" draw:type="rectangle" draw:enhanced-path="M 0 0 L 21600 0 21600 21600 0 21600 0 0 Z N"/>
        </draw:custom-shape>
        <draw:connector draw:style-name="data_20_member_20__28_pointer_29_" draw:layer="layout" svg:x1="81.771cm" svg:y1="50.814cm" svg:x2="89.497cm" svg:y2="68.367cm" draw:start-shape="id307" draw:start-glue-point="1" draw:end-shape="id305" draw:end-glue-point="5" svg:d="m81771 50814h3863v17553h3863">
          <text:p>GetOriginalNodeAccess()</text:p>
          <text:p>m_pNodeRef</text:p>
        </draw:connector>
        <draw:connector draw:style-name="data_20_member_20__28_pointer_29_" draw:layer="layout" svg:x1="75.977cm" svg:y1="50.572cm" svg:x2="79.957cm" svg:y2="50.814cm" draw:start-shape="id306" draw:start-glue-point="1" draw:end-shape="id307" draw:end-glue-point="3" svg:d="m75977 50572h1990v242h1990">
          <text:p>NodeImpl()</text:p>
          <text:p>m_pSpecificNode</text:p>
        </draw:connector>
        <draw:custom-shape draw:style-name="gr1" draw:text-style-name="P1" draw:id="id308" draw:layer="layout" svg:width="2.618cm" svg:height="0.7cm" svg:x="76.822cm" svg:y="53.885cm">
          <text:p text:style-name="P1">GroupNodeImpl</text:p>
          <draw:enhanced-geometry svg:viewBox="0 0 21600 21600" draw:type="rectangle" draw:enhanced-path="M 0 0 L 21600 0 21600 21600 0 21600 0 0 Z N"/>
        </draw:custom-shape>
        <draw:custom-shape draw:style-name="gr1" draw:text-style-name="P1" draw:id="id310" draw:layer="layout" svg:width="2.28cm" svg:height="0.7cm" svg:x="80.787cm" svg:y="53.936cm">
          <text:p text:style-name="P1">SetNodeImpl</text:p>
          <draw:enhanced-geometry svg:viewBox="0 0 21600 21600" draw:type="rectangle" draw:enhanced-path="M 0 0 L 21600 0 21600 21600 0 21600 0 0 Z N"/>
        </draw:custom-shape>
        <draw:custom-shape draw:style-name="gr1" draw:text-style-name="P1" draw:id="id309" draw:layer="layout" svg:width="3.81cm" svg:height="0.7cm" svg:x="78.117cm" svg:y="55.05cm">
          <text:p text:style-name="P1">ValueElementNodeImpl</text:p>
          <draw:enhanced-geometry svg:viewBox="0 0 21600 21600" draw:type="rectangle" draw:enhanced-path="M 0 0 L 21600 0 21600 21600 0 21600 0 0 Z N"/>
        </draw:custom-shape>
        <draw:connector draw:style-name="inheritance_20__28_public_29_" draw:layer="layout" svg:x1="78.131cm" svg:y1="53.885cm" svg:x2="80.374cm" svg:y2="51.138cm" draw:start-shape="id308" draw:start-glue-point="0" draw:end-shape="id307" draw:end-glue-point="4" svg:d="m78131 53885v-1373h2243v-1374">
          <text:p/>
        </draw:connector>
        <draw:connector draw:style-name="inheritance_20__28_public_29_" draw:layer="layout" svg:x1="80.022cm" svg:y1="55.05cm" svg:x2="80.864cm" svg:y2="51.138cm" draw:start-shape="id309" draw:start-glue-point="0" draw:end-shape="id307" draw:end-glue-point="2" svg:d="m80022 55050v-1956h842v-1956">
          <text:p/>
        </draw:connector>
        <draw:connector draw:style-name="inheritance_20__28_public_29_" draw:layer="layout" svg:x1="81.927cm" svg:y1="53.936cm" svg:x2="81.331cm" svg:y2="51.138cm" draw:start-shape="id310" draw:start-glue-point="0" draw:end-shape="id307" draw:end-glue-point="5" svg:d="m81927 53936v-1399h-596v-1399">
          <text:p/>
        </draw:connector>
        <draw:custom-shape draw:style-name="gr5" draw:id="id312" draw:layer="layout" svg:width="2.307cm" svg:height="0.596cm" svg:x="118.824cm" svg:y="47.145cm">
          <draw:glue-point draw:id="4" svg:x="-2.418cm" svg:y="5cm"/>
          <draw:glue-point draw:id="5" svg:x="2.414cm" svg:y="5cm"/>
          <text:p>NodeFactory</text:p>
          <draw:enhanced-geometry svg:viewBox="0 0 21600 21600" draw:type="rectangle" draw:enhanced-path="M 0 0 L 21600 0 21600 21600 0 21600 0 0 Z N"/>
        </draw:custom-shape>
        <draw:custom-shape draw:style-name="function" draw:id="id316" draw:layer="layout" svg:width="4.354cm" svg:height="0.622cm" svg:x="112.163cm" svg:y="56.838cm">
          <text:p>getDeferredChangeFactory</text:p>
          <draw:enhanced-geometry svg:viewBox="0 0 21600 21600" draw:type="rectangle" draw:enhanced-path="M 0 0 L 21600 0 21600 21600 0 21600 0 0 Z N"/>
        </draw:custom-shape>
        <draw:custom-shape draw:style-name="gr5" draw:id="id311" draw:layer="layout" svg:width="3.447cm" svg:height="0.57cm" svg:x="115.558cm" svg:y="49.426cm">
          <text:p>DeferredNodeFactory</text:p>
          <draw:enhanced-geometry svg:viewBox="0 0 21600 21600" draw:type="rectangle" draw:enhanced-path="M 0 0 L 21600 0 21600 21600 0 21600 0 0 Z N"/>
        </draw:custom-shape>
        <draw:custom-shape draw:style-name="gr5" draw:id="id313" draw:layer="layout" svg:width="3.031cm" svg:height="1.114cm" svg:x="121.079cm" svg:y="50.539cm">
          <draw:glue-point draw:id="4" svg:x="-5.001cm" svg:y="-2.666cm"/>
          <draw:glue-point draw:id="5" svg:x="-5.001cm" svg:y="2.684cm"/>
          <text:p>BasicNodeFactory</text:p>
          <draw:enhanced-geometry svg:viewBox="0 0 21600 21600" draw:type="rectangle" draw:enhanced-path="M 0 0 L 21600 0 21600 21600 0 21600 0 0 Z N"/>
        </draw:custom-shape>
        <draw:connector draw:style-name="inheritance_20__28_public_29_" draw:layer="layout" svg:x1="117.281cm" svg:y1="49.426cm" svg:x2="119.42cm" svg:y2="47.741cm" draw:start-shape="id311" draw:start-glue-point="0" draw:end-shape="id312" draw:end-glue-point="4" svg:d="m117281 49426v-842h2139v-843">
          <text:p/>
        </draw:connector>
        <draw:connector draw:style-name="inheritance_20__28_public_29_" draw:layer="layout" svg:x1="122.594cm" svg:y1="50.539cm" svg:x2="120.533cm" svg:y2="47.741cm" draw:start-shape="id313" draw:start-glue-point="0" draw:end-shape="id312" draw:end-glue-point="5" svg:d="m122594 50539v-1399h-2061v-1399">
          <text:p/>
        </draw:connector>
        <draw:custom-shape draw:style-name="function" draw:id="id314" draw:layer="layout" svg:width="3.939cm" svg:height="0.622cm" svg:x="112.188cm" svg:y="55.542cm">
          <text:p>getReadAccessFactory</text:p>
          <draw:enhanced-geometry svg:viewBox="0 0 21600 21600" draw:type="rectangle" draw:enhanced-path="M 0 0 L 21600 0 21600 21600 0 21600 0 0 Z N"/>
        </draw:custom-shape>
        <draw:custom-shape draw:style-name="function" draw:id="id315" draw:layer="layout" svg:width="3.862cm" svg:height="0.622cm" svg:x="112.292cm" svg:y="54.143cm">
          <text:p>getDirectAccessFactory</text:p>
          <draw:enhanced-geometry svg:viewBox="0 0 21600 21600" draw:type="rectangle" draw:enhanced-path="M 0 0 L 21600 0 21600 21600 0 21600 0 0 Z N"/>
        </draw:custom-shape>
        <draw:connector draw:style-name="local_20_usage_20__2f__20_return_20_type" draw:layer="layout" svg:x1="116.127cm" svg:y1="55.853cm" svg:x2="121.079cm" svg:y2="51.394cm" draw:start-shape="id314" draw:start-glue-point="1" draw:end-shape="id313" draw:end-glue-point="5" svg:d="m116127 55853h2475v-4459h2477">
          <text:p/>
        </draw:connector>
        <draw:connector draw:style-name="local_20_usage_20__2f__20_return_20_type" draw:layer="layout" draw:line-skew="-1.011cm" svg:x1="116.154cm" svg:y1="54.454cm" svg:x2="121.079cm" svg:y2="50.8cm" draw:start-shape="id315" draw:start-glue-point="1" draw:end-shape="id313" draw:end-glue-point="4" svg:d="m116154 54454h1451v-3654h3474">
          <text:p/>
        </draw:connector>
        <draw:connector draw:style-name="local_20_usage_20__2f__20_return_20_type" draw:layer="layout" svg:x1="116.517cm" svg:y1="57.149cm" svg:x2="115.558cm" svg:y2="49.711cm" draw:start-shape="id316" draw:start-glue-point="1" draw:end-shape="id311" draw:end-glue-point="3" svg:d="m116517 57149h501v-3732h-1962v-3706h502">
          <text:p/>
        </draw:connector>
        <draw:frame draw:style-name="annotation" draw:layer="layout" svg:width="10.575cm" svg:height="1.913cm" svg:x="113.588cm" svg:y="44.816cm">
          <draw:text-box>
            <text:p><text:span text:style-name="T1">NodeFactory</text:span> and its child classes are used to create new instances of <text:span text:style-name="T1">NodeImpl</text:span>. <text:s/>In the current implementation (as of 3.1), there is no difference between <text:span text:style-name="T1">DeferredNodeFactory</text:span> and <text:span text:style-name="T1">BasicNodeFactory</text:span> other than their names.</text:p>
          </draw:text-box>
        </draw:frame>
        <draw:connector draw:style-name="local_20_usage_20__2f__20_return_20_type" draw:layer="layout" svg:x1="106.055cm" svg:y1="54.191cm" svg:x2="112.163cm" svg:y2="57.149cm" draw:start-shape="id294" draw:start-glue-point="1" draw:end-shape="id316" draw:end-glue-point="3" svg:d="m106055 54191h3054v2958h3054">
          <text:p/>
        </draw:connector>
        <draw:connector draw:style-name="local_20_usage_20__2f__20_return_20_type" draw:layer="layout" svg:x1="110.178cm" svg:y1="50.874cm" svg:x2="112.188cm" svg:y2="55.853cm" draw:start-shape="id293" draw:start-glue-point="1" draw:end-shape="id314" draw:end-glue-point="3" svg:d="m110178 50874h1004v4979h1006">
          <text:p/>
        </draw:connector>
        <draw:connector draw:style-name="local_20_usage_20__2f__20_return_20_type" draw:layer="layout" draw:line-skew="3.78cm" svg:x1="103.749cm" svg:y1="49.786cm" svg:x2="112.292cm" svg:y2="54.454cm" draw:start-shape="id291" draw:start-glue-point="1" draw:end-shape="id315" draw:end-glue-point="3" svg:d="m103749 49786h8051v4668h492">
          <text:p/>
        </draw:connector>
        <draw:connector draw:style-name="local_20_usage_20__2f__20_return_20_type" draw:layer="layout" svg:x1="52.588cm" svg:y1="19.515cm" svg:x2="74.88cm" svg:y2="22.313cm" draw:start-shape="id247" draw:start-glue-point="6" draw:end-shape="id277" draw:end-glue-point="3" svg:d="m52588 19515h11146v2798h11146">
          <text:p>makeAccessRoot()</text:p>
        </draw:connector>
        <draw:connector draw:style-name="data_20_member_20__28_multiple_20_pointers_29_" draw:layer="layout" svg:x1="64.509cm" svg:y1="11.246cm" svg:x2="75.192cm" svg:y2="18.904cm" draw:start-shape="id243" draw:start-glue-point="1" draw:end-shape="id280" draw:end-glue-point="3" svg:d="m64509 11246h5341v7658h5342">
          <text:p>m_aMap</text:p>
        </draw:connector>
        <draw:frame draw:style-name="annotation" draw:layer="layout" svg:width="6.635cm" svg:height="2.509cm" svg:x="59.975cm" svg:y="12.264cm">
          <draw:text-box>
            <text:p><text:span text:style-name="T1">ObjectRegistry</text:span> stores pointers to <text:span text:style-name="T1">NodeElement</text:span> instances (but it itself does not manage their life cycle), and associate them with <text:span text:style-name="T1">NodeID</text:span> values. <text:s/>When searching for a particular <text:span text:style-name="T1">NodeElement</text:span> instance, it uses a <text:span text:style-name="T1">NodeID</text:span> value as a key.</text:p>
          </draw:text-box>
        </draw:frame>
        <draw:connector draw:style-name="data_20_member_20__28_pointer_29_" draw:layer="layout" draw:line-skew="0cm 0cm -1.012cm" svg:x1="92.267cm" svg:y1="27.5cm" svg:x2="70.404cm" svg:y2="49.894cm" draw:start-shape="id297" draw:start-glue-point="7" draw:end-shape="id286" draw:end-glue-point="10" svg:d="m92267 27500h501v10962h-23877v11432h1513">
          <text:p>getTree()</text:p>
        </draw:connector>
        <draw:connector draw:style-name="data_20_member_20__28_reference_29_" draw:text-style-name="P1" draw:layer="layout" draw:line-skew="0cm 0.823cm" svg:x1="63.421cm" svg:y1="32.399cm" svg:x2="50.748cm" svg:y2="17.961cm" draw:start-shape="id246" draw:start-glue-point="4" draw:end-shape="id247" draw:end-glue-point="3" svg:d="m63421 32399h501v-5580h-13675v-8858h501">
          <text:p/>
        </draw:connector>
        <draw:connector draw:style-name="data_20_member_20__28_reference_29_" draw:text-style-name="P1" draw:layer="layout" svg:x1="63.421cm" svg:y1="33.253cm" svg:x2="42.14cm" svg:y2="43.103cm" draw:start-shape="id246" draw:start-glue-point="5" draw:end-shape="id228" draw:end-glue-point="10" svg:d="m63421 33253h501v4777h-22283v5073h501">
          <text:p/>
        </draw:connector>
        <draw:connector draw:style-name="gr9" draw:layer="layout" draw:line-skew="0cm -0.484cm" svg:x1="92.267cm" svg:y1="26.723cm" svg:x2="90.042cm" svg:y2="26.785cm" draw:start-shape="id297" draw:start-glue-point="6" draw:end-shape="id297" draw:end-glue-point="4" svg:d="m92267 26723h501v-1374h-3227v1436h501">
          <text:p>m_pParentTree</text:p>
        </draw:connector>
        <draw:custom-shape draw:style-name="gr1" draw:text-style-name="P1" draw:id="id317" draw:layer="layout" svg:width="4.51cm" svg:height="0.674cm" svg:x="102.5cm" svg:y="30.979cm">
          <draw:glue-point draw:id="4" svg:x="-2.241cm" svg:y="-5cm"/>
          <draw:glue-point draw:id="5" svg:x="2.188cm" svg:y="-5cm"/>
          <text:p text:style-name="P1">ORootElementGroupUpdate</text:p>
          <draw:enhanced-geometry svg:viewBox="0 0 21600 21600" draw:type="rectangle" draw:enhanced-path="M 0 0 L 21600 0 21600 21600 0 21600 0 0 Z N"/>
        </draw:custom-shape>
        <draw:custom-shape draw:style-name="gr1" draw:text-style-name="P1" draw:id="id318" draw:layer="layout" svg:width="3.422cm" svg:height="1.244cm" svg:x="100.564cm" svg:y="23.663cm">
          <draw:glue-point draw:id="4" svg:x="5cm" svg:y="-2.709cm" draw:escape-direction="right"/>
          <text:p text:style-name="P1">BasicUpdateElement</text:p>
          <draw:enhanced-geometry svg:viewBox="0 0 21600 21600" draw:type="rectangle" draw:enhanced-path="M 0 0 L 21600 0 21600 21600 0 21600 0 0 Z N"/>
        </draw:custom-shape>
        <draw:custom-shape draw:style-name="gr1" draw:text-style-name="P1" draw:id="id319" draw:layer="layout" svg:width="2.825cm" svg:height="1.271cm" svg:x="106.608cm" svg:y="27.2cm">
          <draw:glue-point draw:id="4" svg:x="4.998cm" svg:y="-2.541cm" draw:escape-direction="right"/>
          <text:p text:style-name="P1">BasicPropertySet</text:p>
          <draw:enhanced-geometry svg:viewBox="0 0 21600 21600" draw:type="rectangle" draw:enhanced-path="M 0 0 L 21600 0 21600 21600 0 21600 0 0 Z N"/>
        </draw:custom-shape>
        <draw:connector draw:style-name="inheritance_20__28_public_29_" draw:layer="layout" svg:x1="103.745cm" svg:y1="30.979cm" svg:x2="102.275cm" svg:y2="24.907cm" draw:start-shape="id317" draw:start-glue-point="4" draw:end-shape="id318" draw:end-glue-point="2" svg:d="m103745 30979v-3036h-1470v-3036">
          <text:p/>
        </draw:connector>
        <draw:connector draw:style-name="inheritance_20__28_public_29_" draw:layer="layout" svg:x1="104.755cm" svg:y1="30.979cm" svg:x2="108.41cm" svg:y2="14.568cm" draw:start-shape="id317" draw:start-glue-point="0" draw:end-shape="id264" draw:end-glue-point="2" svg:d="m104755 30979v-8205h3655v-8206">
          <text:p/>
        </draw:connector>
        <draw:connector draw:style-name="inheritance_20__28_public_29_" draw:layer="layout" svg:x1="105.741cm" svg:y1="30.979cm" svg:x2="108.02cm" svg:y2="28.471cm" draw:start-shape="id317" draw:start-glue-point="5" draw:end-shape="id319" draw:end-glue-point="2" svg:d="m105741 30979v-1254h2279v-1254">
          <text:p/>
        </draw:connector>
        <draw:custom-shape draw:style-name="gr2" draw:id="id320" draw:layer="layout" svg:width="7.62cm" svg:height="2.566cm" svg:x="105.669cm" svg:y="21.486cm">
          <text:p>com.sun.star.beans.XHierarchicalPropertySet <text:s text:c="4"/></text:p>
          <text:p>com.sun.star.beans.XMultiHierarchicalPropertySet</text:p>
          <text:p>com.sun.star.beans.XMultiPropertySet <text:s text:c="11"/></text:p>
          <text:p>com.sun.star.beans.XMultiPropertyStates <text:s text:c="8"/></text:p>
          <text:p>com.sun.star.beans.XPropertySet <text:s text:c="16"/></text:p>
          <text:p>com.sun.star.beans.XPropertyState <text:s text:c="14"/></text:p>
          <draw:enhanced-geometry svg:viewBox="0 0 21600 21600" draw:type="rectangle" draw:enhanced-path="M 0 0 L 21600 0 21600 21600 0 21600 0 0 Z N"/>
        </draw:custom-shape>
        <draw:connector draw:style-name="inheritance_20__28_public_29_" draw:layer="layout" svg:x1="108.02cm" svg:y1="27.2cm" svg:x2="109.479cm" svg:y2="24.052cm" draw:start-shape="id319" draw:start-glue-point="0" draw:end-shape="id320" draw:end-glue-point="2" svg:d="m108020 27200v-1574h1459v-1574">
          <text:p/>
        </draw:connector>
        <draw:custom-shape draw:style-name="gr2" draw:id="id321" draw:layer="layout" svg:width="5.703cm" svg:height="2.566cm" svg:x="100.252cm" svg:y="17.21cm">
          <text:p>com.sun.star.container.XNamed</text:p>
          <text:p>com.sun.star.lang.XComponent</text:p>
          <text:p>com.sun.star.lang.XLocalizable</text:p>
          <text:p>com.sun.star.lang.XServiceInfo</text:p>
          <text:p>com.sun.star.util.XChangesBatch</text:p>
          <text:p>com.sun.star.util.XChangesNotifier</text:p>
          <draw:enhanced-geometry svg:viewBox="0 0 21600 21600" draw:type="rectangle" draw:enhanced-path="M 0 0 L 21600 0 21600 21600 0 21600 0 0 Z N"/>
        </draw:custom-shape>
        <draw:connector draw:style-name="inheritance_20__28_public_29_" draw:layer="layout" svg:x1="102.275cm" svg:y1="23.663cm" svg:x2="103.103cm" svg:y2="19.776cm" draw:start-shape="id318" draw:start-glue-point="0" draw:end-shape="id321" draw:end-glue-point="2" svg:d="m102275 23663v-1943h828v-1944">
          <text:p/>
        </draw:connector>
        <draw:custom-shape draw:style-name="gr2" draw:id="id322" draw:layer="layout" svg:width="6.142cm" svg:height="0.674cm" svg:x="102.559cm" svg:y="11.146cm">
          <text:p>com.sun.star.container.XNameReplace</text:p>
          <draw:enhanced-geometry svg:viewBox="0 0 21600 21600" draw:type="rectangle" draw:enhanced-path="M 0 0 L 21600 0 21600 21600 0 21600 0 0 Z N"/>
        </draw:custom-shape>
        <draw:connector draw:style-name="inheritance_20__28_public_29_" draw:layer="layout" svg:x1="107.769cm" svg:y1="13.868cm" svg:x2="105.63cm" svg:y2="11.82cm" draw:start-shape="id264" draw:start-glue-point="5" draw:end-shape="id322" draw:end-glue-point="2" svg:d="m107769 13868v-1024h-2139v-1024">
          <text:p/>
        </draw:connector>
        <draw:custom-shape draw:style-name="gr1" draw:text-style-name="P1" draw:id="id323" draw:layer="layout" svg:width="3.421cm" svg:height="0.57cm" svg:x="104.555cm" svg:y="16.121cm">
          <text:p text:style-name="P1">OInnerGroupUpdate</text:p>
          <draw:enhanced-geometry svg:viewBox="0 0 21600 21600" draw:type="rectangle" draw:enhanced-path="M 0 0 L 21600 0 21600 21600 0 21600 0 0 Z N"/>
        </draw:custom-shape>
        <draw:connector draw:style-name="inheritance_20__28_public_29_" draw:layer="layout" svg:x1="106.265cm" svg:y1="16.121cm" svg:x2="107.848cm" svg:y2="14.568cm" draw:start-shape="id323" draw:start-glue-point="0" draw:end-shape="id264" draw:end-glue-point="6" svg:d="m106265 16121v-776h1583v-777">
          <text:p/>
        </draw:connector>
        <draw:custom-shape draw:style-name="gr1" draw:text-style-name="P1" draw:id="id324" draw:layer="layout" svg:width="4.431cm" svg:height="0.674cm" svg:x="108.911cm" svg:y="17.884cm">
          <text:p text:style-name="P1">OSetElementGroupUpdate</text:p>
          <draw:enhanced-geometry svg:viewBox="0 0 21600 21600" draw:type="rectangle" draw:enhanced-path="M 0 0 L 21600 0 21600 21600 0 21600 0 0 Z N"/>
        </draw:custom-shape>
        <draw:connector draw:style-name="inheritance_20__28_public_29_" draw:layer="layout" draw:line-skew="0.803cm" svg:x1="111.126cm" svg:y1="17.884cm" svg:x2="108.96cm" svg:y2="14.568cm" draw:start-shape="id324" draw:start-glue-point="0" draw:end-shape="id264" draw:end-glue-point="7" svg:d="m111126 17884v-855h-2166v-2461">
          <text:p/>
        </draw:connector>
        <draw:connector draw:style-name="gr12" draw:layer="layout" svg:x1="107.01cm" svg:y1="31.316cm" svg:x2="76.383cm" svg:y2="31.708cm" draw:start-shape="id317" draw:start-glue-point="1" draw:end-shape="id282" draw:end-glue-point="3" svg:d="m107010 31316h501v1191h-31629v-799h501">
          <text:p>getElementClass()</text:p>
        </draw:connector>
        <draw:custom-shape draw:style-name="function" draw:layer="layout" svg:width="4.043cm" svg:height="0.57cm" svg:x="88.407cm" svg:y="15.033cm">
          <text:p>implGetPropertyValue</text:p>
          <draw:enhanced-geometry svg:viewBox="0 0 21600 21600" draw:type="rectangle" draw:enhanced-path="M 0 0 L 21600 0 21600 21600 0 21600 0 0 Z N"/>
        </draw:custom-shape>
        <draw:custom-shape draw:style-name="function" draw:layer="layout" svg:width="4.043cm" svg:height="0.57cm" svg:x="88.382cm" svg:y="16.381cm">
          <text:p>implGetPropertyValues</text:p>
          <draw:enhanced-geometry svg:viewBox="0 0 21600 21600" draw:type="rectangle" draw:enhanced-path="M 0 0 L 21600 0 21600 21600 0 21600 0 0 Z N"/>
        </draw:custom-shape>
        <draw:custom-shape draw:style-name="function" draw:id="id325" draw:layer="layout" svg:width="4.666cm" svg:height="1.192cm" svg:x="90.376cm" svg:y="11.845cm">
          <draw:glue-point draw:id="4" svg:x="-5cm" svg:y="-2.39cm"/>
          <draw:glue-point draw:id="5" svg:x="-5cm" svg:y="2.609cm"/>
          <text:p>implGetByHierarchicalName</text:p>
          <draw:enhanced-geometry svg:viewBox="0 0 21600 21600" draw:mirror-vertical="false" draw:mirror-horizontal="false" draw:type="rectangle" draw:enhanced-path="M 0 0 L 21600 0 21600 21600 0 21600 0 0 Z N"/>
        </draw:custom-shape>
        <draw:connector draw:style-name="gr11" draw:layer="layout" svg:x1="114.939cm" svg:y1="10.965cm" svg:x2="90.376cm" svg:y2="12.157cm" draw:start-shape="id255" draw:start-glue-point="12" draw:end-shape="id325" draw:end-glue-point="4" svg:d="m114939 10965h502v-762h-25566v1954h501">
          <text:p>getByHierarchicalName()</text:p>
        </draw:connector>
        <draw:connector draw:style-name="gr11" draw:layer="layout" svg:x1="123.341cm" svg:y1="11.405cm" svg:x2="90.376cm" svg:y2="12.751cm" draw:start-shape="id257" draw:start-glue-point="10" draw:end-shape="id325" draw:end-glue-point="5" svg:d="m123341 11405h501v2133h-33967v-787h501">
          <text:p>getByHierarchicalName()</text:p>
        </draw:connector>
        <draw:custom-shape draw:style-name="gr1" draw:text-style-name="P1" draw:id="id326" draw:layer="layout" svg:width="3.524cm" svg:height="0.649cm" svg:x="82.653cm" svg:y="14.668cm">
          <text:p text:style-name="P1">NodeValueSetAccess</text:p>
          <draw:enhanced-geometry svg:viewBox="0 0 21600 21600" draw:type="rectangle" draw:enhanced-path="M 0 0 L 21600 0 21600 21600 0 21600 0 0 Z N"/>
        </draw:custom-shape>
        <draw:custom-shape draw:style-name="gr1" draw:text-style-name="P1" draw:id="id327" draw:layer="layout" svg:width="2.644cm" svg:height="0.649cm" svg:x="82.757cm" svg:y="12.7cm">
          <text:p text:style-name="P1">NodeSetAccess</text:p>
          <draw:enhanced-geometry svg:viewBox="0 0 21600 21600" draw:type="rectangle" draw:enhanced-path="M 0 0 L 21600 0 21600 21600 0 21600 0 0 Z N"/>
        </draw:custom-shape>
        <draw:connector draw:style-name="inheritance_20__28_public_29_" draw:layer="layout" svg:x1="84.415cm" svg:y1="14.668cm" svg:x2="84.079cm" svg:y2="13.349cm" draw:start-shape="id326" draw:start-glue-point="0" draw:end-shape="id327" draw:end-glue-point="2" svg:d="m84415 14668v-660h-336v-659">
          <text:p/>
        </draw:connector>
        <draw:connector draw:style-name="inheritance_20__28_public_29_" draw:layer="layout" svg:x1="84.079cm" svg:y1="12.7cm" svg:x2="83.844cm" svg:y2="11.3cm" draw:start-shape="id327" draw:start-glue-point="0" draw:end-shape="id241" draw:end-glue-point="2" svg:d="m84079 12700v-700h-235v-700">
          <text:p/>
        </draw:connector>
        <draw:custom-shape draw:style-name="gr1" draw:text-style-name="P1" draw:id="id328" draw:layer="layout" svg:width="3.136cm" svg:height="0.649cm" svg:x="76.252cm" svg:y="13.246cm">
          <text:p text:style-name="P1">NodeGroupAccess</text:p>
          <draw:enhanced-geometry svg:viewBox="0 0 21600 21600" draw:type="rectangle" draw:enhanced-path="M 0 0 L 21600 0 21600 21600 0 21600 0 0 Z N"/>
        </draw:custom-shape>
        <draw:connector draw:style-name="inheritance_20__28_public_29_" draw:layer="layout" svg:x1="77.82cm" svg:y1="13.246cm" svg:x2="77.999cm" svg:y2="11.842cm" draw:start-shape="id328" draw:start-glue-point="0" draw:end-shape="id239" draw:end-glue-point="2" svg:d="m77820 13246v-703h179v-701">
          <text:p/>
        </draw:connector>
        <draw:custom-shape draw:style-name="gr1" draw:text-style-name="P1" draw:layer="layout" svg:width="1.814cm" svg:height="0.674cm" svg:x="59.016cm" svg:y="45.28cm">
          <text:p text:style-name="P1">NodeRef</text:p>
          <draw:enhanced-geometry svg:viewBox="0 0 21600 21600" draw:type="rectangle" draw:enhanced-path="M 0 0 L 21600 0 21600 21600 0 21600 0 0 Z N"/>
        </draw:custom-shape>
        <draw:custom-shape draw:style-name="gr1" draw:text-style-name="P1" draw:layer="layout" svg:width="2.177cm" svg:height="0.596cm" svg:x="66.169cm" svg:y="48.286cm">
          <text:p text:style-name="P1">AnyNodeRef</text:p>
          <draw:enhanced-geometry svg:viewBox="0 0 21600 21600" draw:type="rectangle" draw:enhanced-path="M 0 0 L 21600 0 21600 21600 0 21600 0 0 Z N"/>
        </draw:custom-shape>
        <draw:custom-shape draw:style-name="gr1" draw:text-style-name="P1" draw:layer="layout" svg:width="1.814cm" svg:height="0.7cm" svg:x="66.663cm" svg:y="46.912cm">
          <text:p text:style-name="P1">ValueRef</text:p>
          <draw:enhanced-geometry svg:viewBox="0 0 21600 21600" draw:type="rectangle" draw:enhanced-path="M 0 0 L 21600 0 21600 21600 0 21600 0 0 Z N"/>
        </draw:custom-shape>
        <draw:connector draw:style-name="data_20_member_20__28_pointer_29_" draw:layer="layout" svg:x1="97.702cm" svg:y1="44.891cm" svg:x2="103.049cm" svg:y2="46.265cm" draw:start-shape="id329" draw:start-glue-point="5" draw:end-shape="id292" draw:end-glue-point="7" svg:d="m97702 44891h2673v1374h2674">
          <text:p/>
        </draw:connector>
        <draw:connector draw:style-name="data_20_member_20__28_pointer_29_" draw:layer="layout" draw:line-skew="0cm 0.452cm" svg:x1="97.702cm" svg:y1="44.348cm" svg:x2="70.404cm" svg:y2="50.373cm" draw:start-shape="id329" draw:start-glue-point="4" draw:end-shape="id286" draw:end-glue-point="3" svg:d="m97702 44348h500v3186h-28299v2839h501">
          <text:p/>
        </draw:connector>
        <draw:custom-shape draw:style-name="gr5" draw:id="id331" draw:layer="layout" svg:width="1.166cm" svg:height="0.907cm" svg:x="98.918cm" svg:y="40.848cm">
          <draw:glue-point draw:id="4" svg:x="-5cm" svg:y="-2.998cm"/>
          <draw:glue-point draw:id="5" svg:x="-5cm" svg:y="2.998cm"/>
          <draw:glue-point draw:id="6" svg:x="5cm" svg:y="2.712cm"/>
          <draw:glue-point draw:id="7" svg:x="5cm" svg:y="-2.723cm"/>
          <text:p>Node</text:p>
          <draw:enhanced-geometry svg:viewBox="0 0 21600 21600" draw:type="rectangle" draw:enhanced-path="M 0 0 L 21600 0 21600 21600 0 21600 0 0 Z N"/>
        </draw:custom-shape>
        <draw:custom-shape draw:style-name="gr5" draw:id="id330" draw:layer="layout" svg:width="2.047cm" svg:height="0.725cm" svg:x="94.642cm" svg:y="40.045cm">
          <text:p>ValueNode</text:p>
          <draw:enhanced-geometry svg:viewBox="0 0 21600 21600" draw:type="rectangle" draw:enhanced-path="M 0 0 L 21600 0 21600 21600 0 21600 0 0 Z N"/>
        </draw:custom-shape>
        <draw:custom-shape draw:style-name="gr5" draw:id="id332" draw:layer="layout" svg:width="1.944cm" svg:height="0.673cm" svg:x="95.134cm" svg:y="41.419cm">
          <text:p>GroupNode</text:p>
          <draw:enhanced-geometry svg:viewBox="0 0 21600 21600" draw:type="rectangle" draw:enhanced-path="M 0 0 L 21600 0 21600 21600 0 21600 0 0 Z N"/>
        </draw:custom-shape>
        <draw:custom-shape draw:style-name="gr5" draw:id="id333" draw:layer="layout" svg:width="1.71cm" svg:height="0.699cm" svg:x="95.342cm" svg:y="42.896cm">
          <text:p>SetNode</text:p>
          <draw:enhanced-geometry svg:viewBox="0 0 21600 21600" draw:type="rectangle" draw:enhanced-path="M 0 0 L 21600 0 21600 21600 0 21600 0 0 Z N"/>
        </draw:custom-shape>
        <draw:connector draw:style-name="data_20_member" draw:layer="layout" svg:x1="96.689cm" svg:y1="40.407cm" svg:x2="98.918cm" svg:y2="41.03cm" draw:start-shape="id330" draw:start-glue-point="1" draw:end-shape="id331" draw:end-glue-point="4" svg:d="m96689 40407h1114v623h1115">
          <text:p/>
        </draw:connector>
        <draw:connector draw:style-name="data_20_member" draw:layer="layout" svg:x1="97.078cm" svg:y1="41.755cm" svg:x2="98.918cm" svg:y2="41.301cm" draw:start-shape="id332" draw:start-glue-point="1" draw:end-shape="id331" draw:end-glue-point="3" svg:d="m97078 41755h920v-454h920">
          <text:p/>
        </draw:connector>
        <draw:connector draw:style-name="data_20_member" draw:layer="layout" draw:line-skew="0.363cm" svg:x1="97.052cm" svg:y1="43.245cm" svg:x2="98.918cm" svg:y2="41.572cm" draw:start-shape="id333" draw:start-glue-point="1" draw:end-shape="id331" draw:end-glue-point="5" svg:d="m97052 43245h1296v-1673h570">
          <text:p/>
        </draw:connector>
        <draw:connector draw:style-name="data_20_member_20__28_pointer_29_" draw:layer="layout" draw:line-skew="0cm 0cm -0.364cm" svg:x1="100.084cm" svg:y1="41.546cm" svg:x2="70.404cm" svg:y2="49.454cm" draw:start-shape="id331" draw:start-glue-point="6" draw:end-shape="id286" draw:end-glue-point="9" svg:d="m100084 41546h500v3850h-31045v4058h865">
          <text:p/>
        </draw:connector>
        <draw:connector draw:style-name="data_20_member_20__28_pointer_29_" draw:layer="layout" draw:line-skew="1.016cm" svg:x1="100.084cm" svg:y1="41.055cm" svg:x2="74.214cm" svg:y2="50.283cm" draw:start-shape="id331" draw:start-glue-point="7" draw:end-shape="id306" draw:end-glue-point="5" svg:d="m100084 41055h1516v4860h-27887v4368h501">
          <text:p/>
        </draw:connector>
        <draw:frame draw:style-name="annotation" draw:layer="layout" svg:width="5.132cm" svg:height="1.447cm" svg:x="58.939cm" svg:y="46.295cm">
          <draw:text-box>
            <text:p><text:span text:style-name="T1">NodeRef</text:span> only contains the position of a real node instance in a tree. <text:s/>It itself does not store the node value.</text:p>
          </draw:text-box>
        </draw:frame>
        <draw:custom-shape draw:style-name="gr1" draw:text-style-name="P1" draw:id="id334" draw:layer="layout" svg:width="2.203cm" svg:height="0.674cm" svg:x="72.234cm" svg:y="55.596cm">
          <text:p text:style-name="P1">ElementTree</text:p>
          <draw:enhanced-geometry svg:viewBox="0 0 21600 21600" draw:type="rectangle" draw:enhanced-path="M 0 0 L 21600 0 21600 21600 0 21600 0 0 Z N"/>
        </draw:custom-shape>
        <draw:connector draw:style-name="inheritance_20__28_public_29_" draw:layer="layout" svg:x1="73.335cm" svg:y1="55.596cm" svg:x2="71.481cm" svg:y2="51.708cm" draw:start-shape="id334" draw:start-glue-point="0" draw:end-shape="id286" draw:end-glue-point="12" svg:d="m73335 55596v-1944h-1854v-1944">
          <text:p/>
        </draw:connector>
        <draw:custom-shape draw:style-name="gr5" draw:id="id335" draw:layer="layout" svg:width="1.685cm" svg:height="0.622cm" svg:x="68.761cm" svg:y="55.465cm">
          <text:p>SetEntry</text:p>
          <draw:enhanced-geometry svg:viewBox="0 0 21600 21600" draw:type="rectangle" draw:enhanced-path="M 0 0 L 21600 0 21600 21600 0 21600 0 0 Z N"/>
        </draw:custom-shape>
        <draw:connector draw:style-name="data_20_member_20__28_pointer_29_" draw:layer="layout" svg:x1="70.446cm" svg:y1="55.776cm" svg:x2="72.234cm" svg:y2="55.933cm" draw:start-shape="id335" draw:start-glue-point="1" draw:end-shape="id334" draw:end-glue-point="3" svg:d="m70446 55776h893v157h895">
          <text:p/>
        </draw:connector>
        <draw:custom-shape draw:style-name="gr5" draw:id="id336" draw:layer="layout" svg:width="1.685cm" svg:height="1.633cm" svg:x="99.813cm" svg:y="67.439cm">
          <draw:glue-point draw:id="4" svg:x="-5.002cm" svg:y="-3.563cm"/>
          <draw:glue-point draw:id="5" svg:x="-5.002cm" svg:y="-1.506cm"/>
          <draw:glue-point draw:id="6" svg:x="-5.002cm" svg:y="1.512cm"/>
          <draw:glue-point draw:id="7" svg:x="-5.002cm" svg:y="3.576cm"/>
          <text:p>NodeInfo</text:p>
          <draw:enhanced-geometry svg:viewBox="0 0 21600 21600" draw:type="rectangle" draw:enhanced-path="M 0 0 L 21600 0 21600 21600 0 21600 0 0 Z N"/>
        </draw:custom-shape>
        <draw:custom-shape draw:style-name="gr5" draw:id="id337" draw:layer="layout" svg:width="2.021cm" svg:height="0.596cm" svg:x="93.36cm" svg:y="68.718cm">
          <text:p>GroupNode</text:p>
          <draw:enhanced-geometry svg:viewBox="0 0 21600 21600" draw:type="rectangle" draw:enhanced-path="M 0 0 L 21600 0 21600 21600 0 21600 0 0 Z N"/>
        </draw:custom-shape>
        <draw:custom-shape draw:style-name="gr5" draw:id="id338" draw:layer="layout" svg:width="1.658cm" svg:height="1.312cm" svg:x="92.945cm" svg:y="70.628cm">
          <draw:glue-point draw:id="4" svg:x="5cm" svg:y="2.903cm"/>
          <draw:glue-point draw:id="5" svg:x="5cm" svg:y="-2.827cm"/>
          <text:p>SetNode</text:p>
          <draw:enhanced-geometry svg:viewBox="0 0 21600 21600" draw:type="rectangle" draw:enhanced-path="M 0 0 L 21600 0 21600 21600 0 21600 0 0 Z N"/>
        </draw:custom-shape>
        <draw:custom-shape draw:style-name="gr5" draw:id="id339" draw:layer="layout" svg:width="1.84cm" svg:height="0.985cm" svg:x="92.815cm" svg:y="75.137cm">
          <draw:glue-point draw:id="4" svg:x="5cm" svg:y="-2.629cm"/>
          <draw:glue-point draw:id="5" svg:x="5cm" svg:y="2.903cm"/>
          <text:p>ValueNode</text:p>
          <draw:enhanced-geometry svg:viewBox="0 0 21600 21600" draw:mirror-horizontal="false" draw:mirror-vertical="false" draw:type="rectangle" draw:enhanced-path="M 0 0 L 21600 0 21600 21600 0 21600 0 0 Z N"/>
        </draw:custom-shape>
        <draw:connector draw:style-name="data_20_member" draw:layer="layout" svg:x1="90.92cm" svg:y1="68.14cm" svg:x2="99.813cm" svg:y2="67.674cm" draw:start-shape="id305" draw:start-glue-point="6" draw:end-shape="id336" draw:end-glue-point="4" svg:d="m90920 68140h4447v-466h4446">
          <text:p>info</text:p>
        </draw:connector>
        <draw:connector draw:style-name="data_20_member" draw:layer="layout" svg:x1="90.92cm" svg:y1="68.529cm" svg:x2="93.36cm" svg:y2="69.016cm" draw:start-shape="id305" draw:start-glue-point="7" draw:end-shape="id337" draw:end-glue-point="3" svg:d="m90920 68529h1220v487h1220">
          <text:p>group</text:p>
        </draw:connector>
        <draw:connector draw:style-name="data_20_member" draw:layer="layout" svg:x1="90.92cm" svg:y1="69.071cm" svg:x2="92.945cm" svg:y2="71.284cm" draw:start-shape="id305" draw:start-glue-point="8" draw:end-shape="id338" draw:end-glue-point="3" svg:d="m90920 69071h1013v2213h1012">
          <text:p>set</text:p>
        </draw:connector>
        <draw:connector draw:style-name="data_20_member" draw:layer="layout" svg:x1="90.92cm" svg:y1="69.487cm" svg:x2="92.815cm" svg:y2="75.629cm" draw:start-shape="id305" draw:start-glue-point="9" draw:end-shape="id339" draw:end-glue-point="3" svg:d="m90920 69487h948v6142h947">
          <text:p>value</text:p>
        </draw:connector>
        <draw:custom-shape draw:style-name="gr5" draw:id="id340" draw:layer="layout" svg:width="1.684cm" svg:height="0.596cm" svg:x="96.677cm" svg:y="76.303cm">
          <text:p>AnyData</text:p>
          <draw:enhanced-geometry svg:viewBox="0 0 21600 21600" draw:type="rectangle" draw:enhanced-path="M 0 0 L 21600 0 21600 21600 0 21600 0 0 Z N"/>
        </draw:custom-shape>
        <draw:connector draw:style-name="data_20_member_20__28_multiple_29_" draw:layer="layout" svg:x1="94.655cm" svg:y1="75.914cm" svg:x2="96.677cm" svg:y2="76.601cm" draw:start-shape="id339" draw:start-glue-point="5" draw:end-shape="id340" draw:end-glue-point="3" svg:d="m94655 75914h1011v687h1011">
          <text:p/>
        </draw:connector>
        <draw:connector draw:style-name="data_20_member" draw:layer="layout" svg:x1="94.655cm" svg:y1="75.371cm" svg:x2="99.813cm" svg:y2="68.838cm" draw:start-shape="id339" draw:start-glue-point="4" draw:end-shape="id336" draw:end-glue-point="7" svg:d="m94655 75371h2579v-6533h2579">
          <text:p/>
        </draw:connector>
        <draw:connector draw:style-name="data_20_member" draw:text-style-name="P1" draw:layer="layout" draw:line-skew="-0.532cm" svg:x1="94.603cm" svg:y1="70.914cm" svg:x2="99.813cm" svg:y2="68.501cm" draw:start-shape="id338" draw:start-glue-point="5" draw:end-shape="id336" draw:end-glue-point="6" svg:d="m94603 70914h2073v-2413h3137">
          <text:p/>
        </draw:connector>
        <draw:connector draw:style-name="data_20_member_20__28_pointer_29_" draw:layer="layout" draw:line-skew="0cm 3.04cm" svg:x1="94.603cm" svg:y1="71.664cm" svg:x2="84.856cm" svg:y2="71.171cm" draw:start-shape="id338" draw:start-glue-point="4" draw:end-shape="id303" draw:end-glue-point="6" svg:d="m94603 71664h500v1243h-10747v-1736h500">
          <text:p/>
        </draw:connector>
        <draw:connector draw:style-name="data_20_member" draw:text-style-name="P1" draw:layer="layout" draw:line-skew="-1.439cm" svg:x1="95.381cm" svg:y1="69.016cm" svg:x2="99.813cm" svg:y2="68.01cm" draw:start-shape="id337" draw:start-glue-point="1" draw:end-shape="id336" draw:end-glue-point="5" svg:d="m95381 69016h776v-1006h3656">
          <text:p/>
        </draw:connector>
        <draw:frame draw:style-name="annotation" draw:layer="layout" svg:width="7.646cm" svg:height="4.743cm" svg:x="102.935cm" svg:y="39.706cm">
          <draw:text-box>
            <text:p>This <text:span text:style-name="T1">view::Node</text:span> class stores pointers to the Tree instance and <text:span text:style-name="T1">NodeData</text:span> instance (both are in <text:span text:style-name="T1">configuration</text:span> namespace) to allow retrieval of the actual data node (<text:span text:style-name="T1">sharable::Node</text:span>) instance if needed.</text:p>
            <text:p/>
            <text:p><text:span text:style-name="T1">ValueNode</text:span>, <text:span text:style-name="T1">GroupNode</text:span> and <text:span text:style-name="T1">SetNode</text:span> all wrap their corresponding <text:span text:style-name="T1">Node</text:span> instance around, while their <text:span text:style-name="T1">get_impl()</text:span> method returns <text:span text:style-name="T1">ValueElementNodeImpl</text:span>, <text:span text:style-name="T1">GroupNodeImpl</text:span>, and <text:span text:style-name="T1">SetNodeImpl</text:span> instacne of their respective node type.</text:p>
          </draw:text-box>
        </draw:frame>
        <draw:custom-shape draw:style-name="function" draw:id="id341" draw:layer="layout" svg:width="3.543cm" svg:height="0.571cm" svg:x="95.356cm" svg:y="24.912cm">
          <text:p>implSetPropertyValue</text:p>
          <draw:enhanced-geometry svg:viewBox="0 0 21600 21600" draw:type="rectangle" draw:enhanced-path="M 0 0 L 21600 0 21600 21600 0 21600 0 0 Z N"/>
        </draw:custom-shape>
        <draw:connector draw:style-name="gr13" draw:layer="layout" svg:x1="109.431cm" svg:y1="27.513cm" svg:x2="95.356cm" svg:y2="25.197cm" draw:start-shape="id319" draw:start-glue-point="4" draw:end-shape="id341" draw:end-glue-point="3" svg:d="m109431 27513h502v-1172h-15079v-1144h502">
          <text:p>setPropertyValue()</text:p>
        </draw:connector>
        <draw:custom-shape draw:style-name="function" draw:id="id342" draw:layer="layout" svg:width="3.447cm" svg:height="0.544cm" svg:x="94.991cm" svg:y="22.005cm">
          <text:p>implCommitChanges</text:p>
          <draw:enhanced-geometry svg:viewBox="0 0 21600 21600" draw:type="rectangle" draw:enhanced-path="M 0 0 L 21600 0 21600 21600 0 21600 0 0 Z N"/>
        </draw:custom-shape>
        <draw:connector draw:style-name="local_20_usage_20__2f__20_return_20_type" draw:layer="layout" svg:x1="103.986cm" svg:y1="23.949cm" svg:x2="94.991cm" svg:y2="22.277cm" draw:start-shape="id318" draw:start-glue-point="4" draw:end-shape="id342" draw:end-glue-point="3" svg:d="m103986 23949h501v-843h-9998v-829h502">
          <text:p>commitChanges()</text:p>
        </draw:connector>
        <draw:custom-shape draw:style-name="gr1" draw:text-style-name="P1" draw:id="id343" draw:layer="layout" svg:width="1.788cm" svg:height="0.622cm" svg:x="72.998cm" svg:y="32.787cm">
          <text:p text:style-name="P1">Comitter</text:p>
          <draw:enhanced-geometry svg:viewBox="0 0 21600 21600" draw:type="rectangle" draw:enhanced-path="M 0 0 L 21600 0 21600 21600 0 21600 0 0 Z N"/>
        </draw:custom-shape>
        <draw:connector draw:style-name="local_20_usage_20__2f__20_return_20_type" draw:layer="layout" svg:x1="71.667cm" svg:y1="27.604cm" svg:x2="72.998cm" svg:y2="33.098cm" draw:start-shape="id278" draw:start-glue-point="4" draw:end-shape="id343" draw:end-glue-point="3" svg:d="m71667 27604h666v5494h665">
          <text:p>getCommitter()</text:p>
        </draw:connector>
        <draw:custom-shape draw:style-name="gr5" draw:id="id344" draw:layer="layout" svg:width="2.617cm" svg:height="1.138cm" svg:x="88.952cm" svg:y="61.377cm">
          <draw:glue-point draw:id="4" svg:x="-5.001cm" svg:y="-2.378cm"/>
          <draw:glue-point draw:id="5" svg:x="-5.001cm" svg:y="3.414cm"/>
          <draw:glue-point draw:id="6" svg:x="4.998cm" svg:y="-2.513cm"/>
          <draw:glue-point draw:id="7" svg:x="4.998cm" svg:y="3.181cm"/>
          <text:p>TreeChangeList</text:p>
          <draw:enhanced-geometry svg:viewBox="0 0 21600 21600" draw:type="rectangle" draw:enhanced-path="M 0 0 L 21600 0 21600 21600 0 21600 0 0 Z N"/>
        </draw:custom-shape>
        <draw:connector draw:style-name="local_20_usage_20__2f__20_return_20_type" draw:layer="layout" svg:x1="74.786cm" svg:y1="33.098cm" svg:x2="88.952cm" svg:y2="61.676cm" draw:start-shape="id343" draw:start-glue-point="1" draw:end-shape="id344" draw:end-glue-point="4" svg:d="m74786 33098h7083v28578h7083">
          <text:p>commit()</text:p>
        </draw:connector>
        <draw:custom-shape draw:style-name="gr1" draw:text-style-name="P1" draw:id="id348" draw:layer="layout" svg:width="2.644cm" svg:height="0.57cm" svg:x="97.244cm" svg:y="63.268cm">
          <text:p text:style-name="P1">SubtreeChange</text:p>
          <draw:enhanced-geometry svg:viewBox="0 0 21600 21600" draw:mirror-horizontal="false" draw:mirror-vertical="false" draw:type="rectangle" draw:enhanced-path="M 0 0 L 21600 0 21600 21600 0 21600 0 0 Z N"/>
        </draw:custom-shape>
        <draw:custom-shape draw:style-name="gr1" draw:text-style-name="P1" draw:id="id298" draw:layer="layout" svg:width="5.08cm" svg:height="0.648cm" svg:x="89.396cm" svg:y="29.828cm">
          <text:p text:style-name="P1">ApiRootTreeImpl::NodeListener</text:p>
          <draw:enhanced-geometry svg:viewBox="0 0 21600 21600" draw:type="rectangle" draw:enhanced-path="M 0 0 L 21600 0 21600 21600 0 21600 0 0 Z N"/>
        </draw:custom-shape>
        <draw:custom-shape draw:style-name="gr1" draw:text-style-name="P1" draw:id="id329" draw:layer="layout" svg:width="2.722cm" svg:height="0.986cm" svg:x="94.98cm" svg:y="44.139cm">
          <draw:glue-point draw:id="4" svg:x="5cm" svg:y="-2.89cm"/>
          <draw:glue-point draw:id="5" svg:x="5cm" svg:y="2.636cm"/>
          <text:p text:style-name="P1">ViewTreeAccess</text:p>
          <draw:enhanced-geometry svg:viewBox="0 0 21600 21600" draw:mirror-horizontal="false" draw:mirror-vertical="false" draw:type="rectangle" draw:enhanced-path="M 0 0 L 21600 0 21600 21600 0 21600 0 0 Z N"/>
        </draw:custom-shape>
        <draw:custom-shape draw:style-name="gr1" draw:text-style-name="P1" draw:id="id346" draw:layer="layout" svg:width="2.747cm" svg:height="0.596cm" svg:x="96.417cm" svg:y="59.742cm">
          <draw:glue-point draw:id="4" svg:x="-3.396cm" svg:y="5cm"/>
          <draw:glue-point draw:id="5" svg:x="-1.321cm" svg:y="5cm"/>
          <draw:glue-point draw:id="6" svg:x="1.51cm" svg:y="5cm"/>
          <draw:glue-point draw:id="7" svg:x="3.491cm" svg:y="5cm"/>
          <text:p text:style-name="P1">Change</text:p>
          <draw:enhanced-geometry svg:viewBox="0 0 21600 21600" draw:type="rectangle" draw:enhanced-path="M 0 0 L 21600 0 21600 21600 0 21600 0 0 Z N"/>
        </draw:custom-shape>
        <draw:custom-shape draw:style-name="gr1" draw:text-style-name="P1" draw:id="id345" draw:layer="layout" svg:width="1.866cm" svg:height="0.57cm" svg:x="94.939cm" svg:y="61.349cm">
          <text:p text:style-name="P1">AddNode</text:p>
          <draw:enhanced-geometry svg:viewBox="0 0 21600 21600" draw:type="rectangle" draw:enhanced-path="M 0 0 L 21600 0 21600 21600 0 21600 0 0 Z N"/>
        </draw:custom-shape>
        <draw:custom-shape draw:style-name="gr1" draw:text-style-name="P1" draw:id="id347" draw:layer="layout" svg:width="2.203cm" svg:height="0.57cm" svg:x="96.002cm" svg:y="62.333cm">
          <text:p text:style-name="P1">RemoveNode</text:p>
          <draw:enhanced-geometry svg:viewBox="0 0 21600 21600" draw:type="rectangle" draw:enhanced-path="M 0 0 L 21600 0 21600 21600 0 21600 0 0 Z N"/>
        </draw:custom-shape>
        <draw:custom-shape draw:style-name="gr1" draw:text-style-name="P1" draw:id="id349" draw:layer="layout" svg:width="2.203cm" svg:height="0.57cm" svg:x="99.009cm" svg:y="62.334cm">
          <text:p text:style-name="P1">ValueChange</text:p>
          <draw:enhanced-geometry svg:viewBox="0 0 21600 21600" draw:type="rectangle" draw:enhanced-path="M 0 0 L 21600 0 21600 21600 0 21600 0 0 Z N"/>
        </draw:custom-shape>
        <draw:connector draw:style-name="inheritance_20__28_public_29_" draw:layer="layout" svg:x1="95.872cm" svg:y1="61.349cm" svg:x2="96.858cm" svg:y2="60.338cm" draw:start-shape="id345" draw:start-glue-point="0" draw:end-shape="id346" draw:end-glue-point="4" svg:d="m95872 61349v-505h986v-506">
          <text:p/>
        </draw:connector>
        <draw:connector draw:style-name="inheritance_20__28_public_29_" draw:layer="layout" svg:x1="97.103cm" svg:y1="62.333cm" svg:x2="97.428cm" svg:y2="60.338cm" draw:start-shape="id347" draw:start-glue-point="0" draw:end-shape="id346" draw:end-glue-point="5" svg:d="m97103 62333v-997h325v-998">
          <text:p/>
        </draw:connector>
        <draw:connector draw:style-name="inheritance_20__28_public_29_" draw:layer="layout" svg:x1="98.566cm" svg:y1="63.268cm" svg:x2="98.204cm" svg:y2="60.338cm" draw:start-shape="id348" draw:start-glue-point="0" draw:end-shape="id346" draw:end-glue-point="6" svg:d="m98566 63268v-1465h-362v-1465">
          <text:p/>
        </draw:connector>
        <draw:connector draw:style-name="inheritance_20__28_public_29_" draw:layer="layout" svg:x1="100.11cm" svg:y1="62.334cm" svg:x2="98.748cm" svg:y2="60.338cm" draw:start-shape="id349" draw:start-glue-point="0" draw:end-shape="id346" draw:end-glue-point="7" svg:d="m100110 62334v-998h-1362v-998">
          <text:p/>
        </draw:connector>
        <draw:custom-shape draw:style-name="gr1" draw:text-style-name="P1" draw:id="id350" draw:layer="layout" svg:width="3.836cm" svg:height="0.622cm" svg:x="96.572cm" svg:y="65.132cm">
          <text:p text:style-name="P1">SubtreeChangeReferrer</text:p>
          <draw:enhanced-geometry svg:viewBox="0 0 21600 21600" draw:type="rectangle" draw:enhanced-path="M 0 0 L 21600 0 21600 21600 0 21600 0 0 Z N"/>
        </draw:custom-shape>
        <draw:connector draw:style-name="inheritance_20__28_public_29_" draw:layer="layout" svg:x1="98.49cm" svg:y1="65.132cm" svg:x2="98.566cm" svg:y2="63.838cm" draw:start-shape="id350" draw:start-glue-point="0" draw:end-shape="id348" draw:end-glue-point="2" svg:d="m98490 65132v-647h76v-647">
          <text:p/>
        </draw:connector>
        <draw:connector draw:style-name="data_20_member" draw:layer="layout" svg:x1="91.567cm" svg:y1="62.307cm" svg:x2="97.244cm" svg:y2="63.553cm" draw:start-shape="id344" draw:start-glue-point="7" draw:end-shape="id348" draw:end-glue-point="3" svg:d="m91567 62307h2839v1246h2838">
          <text:p>root</text:p>
        </draw:connector>
        <draw:custom-shape draw:style-name="gr5" draw:id="id352" draw:layer="layout" svg:width="6.168cm" svg:height="0.676cm" svg:x="109.402cm" svg:y="59.975cm">
          <draw:glue-point draw:id="4" svg:x="-4.167cm" svg:y="5cm"/>
          <draw:glue-point draw:id="5" svg:x="-2.459cm" svg:y="5cm"/>
          <draw:glue-point draw:id="6" svg:x="-1.682cm" svg:y="5cm"/>
          <draw:glue-point draw:id="7" svg:x="-0.737cm" svg:y="5cm"/>
          <draw:glue-point draw:id="8" svg:x="0.887cm" svg:y="5cm"/>
          <draw:glue-point draw:id="9" svg:x="1.637cm" svg:y="5cm"/>
          <draw:glue-point draw:id="10" svg:x="3.591cm" svg:y="5cm"/>
          <draw:glue-point draw:id="11" svg:x="4.388cm" svg:y="5cm"/>
          <draw:glue-point draw:id="12" svg:x="2.772cm" svg:y="5cm"/>
          <draw:glue-point draw:id="13" svg:x="-3.383cm" svg:y="5cm"/>
          <text:p>ChangeTreeModification</text:p>
          <draw:enhanced-geometry svg:viewBox="0 0 21600 21600" draw:type="rectangle" draw:enhanced-path="M 0 0 L 21600 0 21600 21600 0 21600 0 0 Z N"/>
        </draw:custom-shape>
        <draw:custom-shape draw:style-name="gr1" draw:text-style-name="P1" draw:id="id351" draw:layer="layout" svg:width="2.306cm" svg:height="0.622cm" svg:x="107.198cm" svg:y="66.559cm">
          <text:p text:style-name="P1">AdjustUpdate</text:p>
          <draw:enhanced-geometry svg:viewBox="0 0 21600 21600" draw:type="rectangle" draw:enhanced-path="M 0 0 L 21600 0 21600 21600 0 21600 0 0 Z N"/>
        </draw:custom-shape>
        <draw:custom-shape draw:style-name="gr1" draw:text-style-name="P1" draw:id="id353" draw:layer="layout" svg:width="2.306cm" svg:height="0.622cm" svg:x="112.719cm" svg:y="67.673cm">
          <text:p text:style-name="P1">ApplyUpdate</text:p>
          <draw:enhanced-geometry svg:viewBox="0 0 21600 21600" draw:type="rectangle" draw:enhanced-path="M 0 0 L 21600 0 21600 21600 0 21600 0 0 Z N"/>
        </draw:custom-shape>
        <draw:custom-shape draw:style-name="gr1" draw:text-style-name="P1" draw:id="id354" draw:layer="layout" svg:width="4.276cm" svg:height="0.622cm" svg:x="107.794cm" svg:y="67.673cm">
          <text:p text:style-name="P1">ExpandChangesForLocale</text:p>
          <draw:enhanced-geometry svg:viewBox="0 0 21600 21600" draw:type="rectangle" draw:enhanced-path="M 0 0 L 21600 0 21600 21600 0 21600 0 0 Z N"/>
        </draw:custom-shape>
        <draw:custom-shape draw:style-name="gr1" draw:text-style-name="P1" draw:id="id355" draw:layer="layout" svg:width="3.291cm" svg:height="0.622cm" svg:x="110.671cm" svg:y="68.814cm">
          <text:p text:style-name="P1">MergeLayerToTree</text:p>
          <draw:enhanced-geometry svg:viewBox="0 0 21600 21600" draw:type="rectangle" draw:enhanced-path="M 0 0 L 21600 0 21600 21600 0 21600 0 0 Z N"/>
        </draw:custom-shape>
        <draw:custom-shape draw:style-name="gr1" draw:text-style-name="P1" draw:id="id356" draw:layer="layout" svg:width="3.55cm" svg:height="0.622cm" svg:x="114.326cm" svg:y="68.658cm">
          <text:p text:style-name="P1">OCleanupLayerAction</text:p>
          <draw:enhanced-geometry svg:viewBox="0 0 21600 21600" draw:type="rectangle" draw:enhanced-path="M 0 0 L 21600 0 21600 21600 0 21600 0 0 Z N"/>
        </draw:custom-shape>
        <draw:custom-shape draw:style-name="gr5" draw:id="id357" draw:layer="layout" svg:width="3.55cm" svg:height="0.622cm" svg:x="116.555cm" svg:y="67.647cm">
          <text:p>OCreateSubtreeAction</text:p>
          <draw:enhanced-geometry svg:viewBox="0 0 21600 21600" draw:type="rectangle" draw:enhanced-path="M 0 0 L 21600 0 21600 21600 0 21600 0 0 Z N"/>
        </draw:custom-shape>
        <draw:connector draw:style-name="inheritance_20__28_public_29_" draw:layer="layout" svg:x1="108.351cm" svg:y1="66.559cm" svg:x2="109.916cm" svg:y2="60.651cm" draw:start-shape="id351" draw:start-glue-point="0" draw:end-shape="id352" draw:end-glue-point="4" svg:d="m108351 66559v-2954h1565v-2954">
          <text:p/>
        </draw:connector>
        <draw:connector draw:style-name="inheritance_20__28_public_29_" draw:layer="layout" svg:x1="113.872cm" svg:y1="67.673cm" svg:x2="110.4cm" svg:y2="60.651cm" draw:start-shape="id353" draw:start-glue-point="0" draw:end-shape="id352" draw:end-glue-point="13" svg:d="m113872 67673v-3511h-3472v-3511">
          <text:p/>
        </draw:connector>
        <draw:connector draw:style-name="inheritance_20__28_public_29_" draw:layer="layout" draw:line-skew="0.374cm" svg:x1="109.932cm" svg:y1="67.673cm" svg:x2="110.97cm" svg:y2="60.651cm" draw:start-shape="id354" draw:start-glue-point="0" draw:end-shape="id352" draw:end-glue-point="5" svg:d="m109932 67673v-3137h1038v-3885">
          <text:p/>
        </draw:connector>
        <draw:connector draw:style-name="inheritance_20__28_public_29_" draw:layer="layout" draw:line-skew="1.358cm" svg:x1="112.316cm" svg:y1="68.814cm" svg:x2="111.449cm" svg:y2="60.651cm" draw:start-shape="id355" draw:start-glue-point="0" draw:end-shape="id352" draw:end-glue-point="6" svg:d="m112316 68814v-2723h-867v-5440">
          <text:p/>
        </draw:connector>
        <draw:connector draw:style-name="inheritance_20__28_public_29_" draw:layer="layout" svg:x1="116.101cm" svg:y1="68.658cm" svg:x2="112.032cm" svg:y2="60.651cm" draw:start-shape="id356" draw:start-glue-point="0" draw:end-shape="id352" draw:end-glue-point="7" svg:d="m116101 68658v-4003h-4069v-4004">
          <text:p/>
        </draw:connector>
        <draw:connector draw:style-name="inheritance_20__28_public_29_" draw:layer="layout" draw:line-skew="-0.416cm" svg:x1="118.33cm" svg:y1="67.647cm" svg:x2="113.033cm" svg:y2="60.651cm" draw:start-shape="id357" draw:start-glue-point="0" draw:end-shape="id352" draw:end-glue-point="8" svg:d="m118330 67647v-3914h-5297v-3082">
          <text:p/>
        </draw:connector>
        <draw:connector draw:style-name="inheritance_20__28_public_29_" draw:layer="layout" draw:line-skew="-1.428cm" svg:x1="120.402cm" svg:y1="68.685cm" svg:x2="113.495cm" svg:y2="60.651cm" draw:start-shape="id358" draw:start-glue-point="0" draw:end-shape="id352" draw:end-glue-point="9" svg:d="m120402 68685v-5445h-6907v-2589">
          <text:p/>
        </draw:connector>
        <draw:connector draw:style-name="inheritance_20__28_public_29_" draw:layer="layout" draw:line-skew="-1.375cm" svg:x1="122.529cm" svg:y1="67.698cm" svg:x2="114.195cm" svg:y2="60.651cm" draw:start-shape="id359" draw:start-glue-point="0" draw:end-shape="id352" draw:end-glue-point="12" svg:d="m122529 67698v-4898h-8334v-2149">
          <text:p/>
        </draw:connector>
        <draw:connector draw:style-name="inheritance_20__28_public_29_" draw:layer="layout" draw:line-skew="-1.297cm" svg:x1="124.432cm" svg:y1="66.791cm" svg:x2="114.7cm" svg:y2="60.651cm" draw:start-shape="id360" draw:start-glue-point="0" draw:end-shape="id352" draw:end-glue-point="10" svg:d="m124432 66791v-4367h-9732v-1773">
          <text:p/>
        </draw:connector>
        <draw:connector draw:style-name="inheritance_20__28_public_29_" draw:layer="layout" draw:line-skew="-2.425cm" svg:x1="126.301cm" svg:y1="67.725cm" svg:x2="115.192cm" svg:y2="60.651cm" draw:start-shape="id361" draw:start-glue-point="0" draw:end-shape="id352" draw:end-glue-point="11" svg:d="m126301 67725v-5962h-11109v-1112">
          <text:p/>
        </draw:connector>
        <draw:custom-shape draw:style-name="gr1" draw:text-style-name="P1" draw:id="id358" draw:layer="layout" svg:width="3.55cm" svg:height="0.622cm" svg:x="118.627cm" svg:y="68.685cm">
          <text:p text:style-name="P1">OMergeRemoveNode</text:p>
          <draw:enhanced-geometry svg:viewBox="0 0 21600 21600" draw:mirror-horizontal="false" draw:mirror-vertical="false" draw:type="rectangle" draw:enhanced-path="M 0 0 L 21600 0 21600 21600 0 21600 0 0 Z N"/>
        </draw:custom-shape>
        <draw:custom-shape draw:style-name="gr1" draw:text-style-name="P1" draw:id="id359" draw:layer="layout" svg:width="3.55cm" svg:height="0.622cm" svg:x="120.754cm" svg:y="67.698cm">
          <text:p text:style-name="P1">OMergeValueChange</text:p>
          <draw:enhanced-geometry svg:viewBox="0 0 21600 21600" draw:type="rectangle" draw:enhanced-path="M 0 0 L 21600 0 21600 21600 0 21600 0 0 Z N"/>
        </draw:custom-shape>
        <draw:custom-shape draw:style-name="gr1" draw:text-style-name="P1" draw:id="id360" draw:layer="layout" svg:width="2.851cm" svg:height="0.622cm" svg:x="123.007cm" svg:y="66.791cm">
          <text:p text:style-name="P1">ONodeConverter</text:p>
          <draw:enhanced-geometry svg:viewBox="0 0 21600 21600" draw:type="rectangle" draw:enhanced-path="M 0 0 L 21600 0 21600 21600 0 21600 0 0 Z N"/>
        </draw:custom-shape>
        <draw:custom-shape draw:style-name="gr1" draw:text-style-name="P1" draw:id="id361" draw:layer="layout" svg:width="2.851cm" svg:height="0.622cm" svg:x="124.876cm" svg:y="67.725cm">
          <text:p text:style-name="P1">OStripDefaults</text:p>
          <draw:enhanced-geometry svg:viewBox="0 0 21600 21600" draw:type="rectangle" draw:enhanced-path="M 0 0 L 21600 0 21600 21600 0 21600 0 0 Z N"/>
        </draw:custom-shape>
        <draw:custom-shape draw:style-name="gr1" draw:text-style-name="P1" draw:id="id365" draw:layer="layout" svg:width="4.847cm" svg:height="0.623cm" svg:x="105.074cm" svg:y="75.37cm">
          <text:p text:style-name="P1">ForwardTreeDifferenceBuilder</text:p>
          <draw:enhanced-geometry svg:viewBox="0 0 21600 21600" draw:type="rectangle" draw:enhanced-path="M 0 0 L 21600 0 21600 21600 0 21600 0 0 Z N"/>
        </draw:custom-shape>
        <draw:custom-shape draw:style-name="gr5" draw:id="id366" draw:layer="layout" svg:width="5.08cm" svg:height="0.648cm" svg:x="107.198cm" svg:y="72.105cm">
          <draw:glue-point draw:id="4" svg:x="-3.927cm" svg:y="5cm"/>
          <text:p>NodeAction</text:p>
          <draw:enhanced-geometry svg:viewBox="0 0 21600 21600" draw:type="rectangle" draw:enhanced-path="M 0 0 L 21600 0 21600 21600 0 21600 0 0 Z N"/>
        </draw:custom-shape>
        <draw:custom-shape draw:style-name="gr5" draw:layer="layout" svg:width="3.057cm" svg:height="0.57cm" svg:x="114.897cm" svg:y="72.753cm">
          <text:p>NodeModification</text:p>
          <draw:enhanced-geometry svg:viewBox="0 0 21600 21600" draw:type="rectangle" draw:enhanced-path="M 0 0 L 21600 0 21600 21600 0 21600 0 0 Z N"/>
        </draw:custom-shape>
        <draw:custom-shape draw:style-name="gr1" draw:text-style-name="P1" draw:id="id363" draw:layer="layout" svg:width="1.633cm" svg:height="0.622cm" svg:x="118.058cm" svg:y="76.873cm">
          <draw:glue-point draw:id="4" svg:x="-2.614cm" svg:y="5cm"/>
          <draw:glue-point draw:id="5" svg:x="2.149cm" svg:y="5cm"/>
          <text:p text:style-name="P1">INode</text:p>
          <draw:enhanced-geometry svg:viewBox="0 0 21600 21600" draw:type="rectangle" draw:enhanced-path="M 0 0 L 21600 0 21600 21600 0 21600 0 0 Z N"/>
        </draw:custom-shape>
        <draw:custom-shape draw:style-name="gr1" draw:text-style-name="P1" draw:id="id362" draw:layer="layout" svg:width="1.633cm" svg:height="0.622cm" svg:x="117.022cm" svg:y="78.559cm">
          <text:p text:style-name="P1">ISubtree</text:p>
          <draw:enhanced-geometry svg:viewBox="0 0 21600 21600" draw:type="rectangle" draw:enhanced-path="M 0 0 L 21600 0 21600 21600 0 21600 0 0 Z N"/>
        </draw:custom-shape>
        <draw:custom-shape draw:style-name="gr1" draw:text-style-name="P1" draw:id="id364" draw:layer="layout" svg:width="1.891cm" svg:height="0.622cm" svg:x="119.199cm" svg:y="78.584cm">
          <text:p text:style-name="P1">ValueNode</text:p>
          <draw:enhanced-geometry svg:viewBox="0 0 21600 21600" draw:type="rectangle" draw:enhanced-path="M 0 0 L 21600 0 21600 21600 0 21600 0 0 Z N"/>
        </draw:custom-shape>
        <draw:connector draw:style-name="inheritance_20__28_public_29_" draw:layer="layout" svg:x1="117.838cm" svg:y1="78.559cm" svg:x2="118.448cm" svg:y2="77.495cm" draw:start-shape="id362" draw:start-glue-point="0" draw:end-shape="id363" draw:end-glue-point="4" svg:d="m117838 78559v-532h610v-532">
          <text:p/>
        </draw:connector>
        <draw:connector draw:style-name="inheritance_20__28_public_29_" draw:layer="layout" svg:x1="120.144cm" svg:y1="78.584cm" svg:x2="119.224cm" svg:y2="77.495cm" draw:start-shape="id364" draw:start-glue-point="0" draw:end-shape="id363" draw:end-glue-point="5" svg:d="m120144 78584v-544h-920v-545">
          <text:p/>
        </draw:connector>
        <draw:connector draw:style-name="inheritance_20__28_public_29_" draw:layer="layout" svg:x1="107.497cm" svg:y1="75.37cm" svg:x2="107.744cm" svg:y2="72.753cm" draw:start-shape="id365" draw:start-glue-point="0" draw:end-shape="id366" draw:end-glue-point="4" svg:d="m107497 75370v-1309h247v-1308">
          <text:p/>
        </draw:connector>
        <draw:custom-shape draw:style-name="gr1" draw:text-style-name="P1" draw:id="id367" draw:layer="layout" svg:width="3.551cm" svg:height="0.648cm" svg:x="68.035cm" svg:y="80.193cm">
          <text:p text:style-name="P1">CacheLoadingAccess</text:p>
          <draw:enhanced-geometry svg:viewBox="0 0 21600 21600" draw:type="rectangle" draw:enhanced-path="M 0 0 L 21600 0 21600 21600 0 21600 0 0 Z N"/>
        </draw:custom-shape>
        <draw:connector draw:style-name="data_20_member_20__28_multiple_29_" draw:layer="layout" svg:x1="65.374cm" svg:y1="80.515cm" svg:x2="68.035cm" svg:y2="80.517cm" draw:start-shape="id224" draw:start-glue-point="5" draw:end-shape="id367" draw:end-glue-point="3" svg:d="m65374 80515h1330v2h1331">
          <text:p>m_aCacheMap</text:p>
        </draw:connector>
        <draw:connector draw:style-name="data_20_member" draw:layer="layout" svg:x1="71.586cm" svg:y1="80.517cm" svg:x2="74.591cm" svg:y2="71.796cm" draw:start-shape="id367" draw:start-glue-point="1" draw:end-shape="id223" draw:end-glue-point="3" svg:d="m71586 80517h1502v-8721h1503">
          <text:p>m_aData</text:p>
        </draw:connector>
        <draw:custom-shape draw:style-name="namespace" draw:layer="layout" svg:width="7.102cm" svg:height="3.292cm" svg:x="123.579cm" svg:y="76.666cm">
          <text:p>node</text:p>
          <draw:enhanced-geometry svg:viewBox="0 0 21600 21600" draw:type="rectangle" draw:enhanced-path="M 0 0 L 21600 0 21600 21600 0 21600 0 0 Z N"/>
        </draw:custom-shape>
        <draw:custom-shape draw:style-name="gr1" draw:text-style-name="P1" draw:id="id368" draw:layer="layout" svg:width="1.996cm" svg:height="0.596cm" svg:x="124.875cm" svg:y="78.143cm">
          <text:p text:style-name="P1">Attributes</text:p>
          <draw:enhanced-geometry svg:viewBox="0 0 21600 21600" draw:type="rectangle" draw:enhanced-path="M 0 0 L 21600 0 21600 21600 0 21600 0 0 Z N"/>
        </draw:custom-shape>
        <draw:custom-shape draw:style-name="enum" draw:id="id369" draw:layer="layout" svg:width="1.115cm" svg:height="0.544cm" svg:x="128.451cm" svg:y="78.196cm">
          <text:p>State</text:p>
          <draw:enhanced-geometry svg:viewBox="0 0 21600 21600" draw:type="rectangle" draw:enhanced-path="M 0 0 L 21600 0 21600 21600 0 21600 0 0 Z N"/>
        </draw:custom-shape>
        <draw:connector draw:style-name="data_20_member" draw:layer="layout" svg:x1="126.871cm" svg:y1="78.441cm" svg:x2="128.451cm" svg:y2="78.468cm" draw:start-shape="id368" draw:start-glue-point="1" draw:end-shape="id369" draw:end-glue-point="3" svg:d="m126871 78441h790v27h790">
          <text:p/>
        </draw:connector>
        <draw:connector draw:style-name="data_20_member" draw:layer="layout" svg:x1="119.691cm" svg:y1="77.184cm" svg:x2="124.875cm" svg:y2="78.441cm" draw:start-shape="id363" draw:start-glue-point="1" draw:end-shape="id368" draw:end-glue-point="3" svg:d="m119691 77184h2592v1257h2592">
          <text:p>m_aAttributes</text:p>
        </draw:connector>
      </draw:page>
      <draw:page draw:name="connectivity" draw:style-name="dp1" draw:master-page-name="Default">
        <office:forms form:automatic-focus="false" form:apply-design-mode="false"/>
        <draw:custom-shape draw:style-name="namespace" draw:layer="layout" svg:width="68.841cm" svg:height="60.169cm" svg:x="2.87cm" svg:y="3.03cm">
          <text:p>connectivity</text:p>
          <draw:enhanced-geometry svg:viewBox="0 0 21600 21600" draw:mirror-horizontal="false" draw:mirror-vertical="false" draw:type="rectangle" draw:enhanced-path="M 0 0 L 21600 0 21600 21600 0 21600 0 0 Z N"/>
        </draw:custom-shape>
        <draw:custom-shape draw:style-name="namespace" draw:layer="layout" svg:width="31.278cm" svg:height="2.355cm" svg:x="10cm" svg:y="21.135cm">
          <text:p>file</text:p>
          <draw:enhanced-geometry svg:viewBox="0 0 21600 21600" draw:type="rectangle" draw:enhanced-path="M 0 0 L 21600 0 21600 21600 0 21600 0 0 Z N"/>
        </draw:custom-shape>
        <draw:custom-shape draw:style-name="gr1" draw:text-style-name="P1" draw:id="id370" draw:layer="layout" svg:width="2.055cm" svg:height="1.081cm" svg:x="11.469cm" svg:y="21.772cm">
          <draw:glue-point draw:id="4" svg:x="5.002cm" svg:y="2.71cm"/>
          <draw:glue-point draw:id="5" svg:x="5.002cm" svg:y="-2.728cm"/>
          <draw:glue-point draw:id="6" svg:x="-2.851cm" svg:y="-5.013cm"/>
          <draw:glue-point draw:id="7" svg:x="2.515cm" svg:y="-5.013cm"/>
          <text:p text:style-name="P1">OResultSet</text:p>
          <draw:enhanced-geometry svg:viewBox="0 0 21600 21600" draw:type="rectangle" draw:enhanced-path="M 0 0 L 21600 0 21600 21600 0 21600 0 0 Z N"/>
        </draw:custom-shape>
        <draw:custom-shape draw:style-name="gr1" draw:text-style-name="P1" draw:id="id371" draw:layer="layout" svg:width="2.751cm" svg:height="0.714cm" svg:x="18.207cm" svg:y="21.928cm">
          <draw:glue-point draw:id="4" svg:x="-2.689cm" svg:y="5.014cm"/>
          <draw:glue-point draw:id="5" svg:x="2.308cm" svg:y="5.014cm"/>
          <text:p text:style-name="P1">OFileTable</text:p>
          <draw:enhanced-geometry svg:viewBox="0 0 21600 21600" draw:type="rectangle" draw:enhanced-path="M 0 0 L 21600 0 21600 21600 0 21600 0 0 Z N"/>
        </draw:custom-shape>
        <draw:connector draw:style-name="data_20_member_20__28_pointer_29_" draw:layer="layout" svg:x1="13.523cm" svg:y1="22.604cm" svg:x2="18.207cm" svg:y2="22.285cm" draw:start-shape="id370" draw:start-glue-point="4" draw:end-shape="id371" draw:end-glue-point="3" svg:d="m13523 22604h2342v-319h2342">
          <text:p/>
        </draw:connector>
        <draw:custom-shape draw:style-name="namespace" draw:layer="layout" svg:width="18.812cm" svg:height="10.001cm" svg:x="7.543cm" svg:y="7.709cm">
          <text:p>sdbcx</text:p>
          <draw:enhanced-geometry svg:viewBox="0 0 21600 21600" draw:type="rectangle" draw:enhanced-path="M 0 0 L 21600 0 21600 21600 0 21600 0 0 Z N"/>
        </draw:custom-shape>
        <draw:custom-shape draw:style-name="gr1" draw:text-style-name="P1" draw:id="id372" draw:layer="layout" svg:width="2.249cm" svg:height="0.793cm" svg:x="16.672cm" svg:y="13.954cm">
          <draw:glue-point draw:id="4" svg:x="-3.001cm" svg:y="5.006cm"/>
          <draw:glue-point draw:id="5" svg:x="-2.53cm" svg:y="-5.018cm"/>
          <text:p text:style-name="P1">OTable</text:p>
          <draw:enhanced-geometry svg:viewBox="0 0 21600 21600" draw:type="rectangle" draw:enhanced-path="M 0 0 L 21600 0 21600 21600 0 21600 0 0 Z N"/>
        </draw:custom-shape>
        <draw:connector draw:style-name="inheritance_20__28_public_29_" draw:layer="layout" draw:line-skew="-1.111cm" svg:x1="19.582cm" svg:y1="21.928cm" svg:x2="17.122cm" svg:y2="14.746cm" draw:start-shape="id371" draw:start-glue-point="0" draw:end-shape="id372" draw:end-glue-point="4" svg:d="m19582 21928v-4702h-2460v-2480">
          <text:p/>
        </draw:connector>
        <draw:custom-shape draw:style-name="gr1" draw:text-style-name="P1" draw:id="id373" draw:layer="layout" svg:width="3.413cm" svg:height="0.82cm" svg:x="14.106cm" svg:y="26.638cm">
          <text:p text:style-name="P1">ODbaseTable</text:p>
          <draw:enhanced-geometry svg:viewBox="0 0 21600 21600" draw:type="rectangle" draw:enhanced-path="M 0 0 L 21600 0 21600 21600 0 21600 0 0 Z N"/>
        </draw:custom-shape>
        <draw:custom-shape draw:style-name="gr1" draw:text-style-name="P1" draw:id="id374" draw:layer="layout" svg:width="2.937cm" svg:height="0.794cm" svg:x="20.323cm" svg:y="26.48cm">
          <text:p text:style-name="P1">OFlatTable</text:p>
          <draw:enhanced-geometry svg:viewBox="0 0 21600 21600" draw:type="rectangle" draw:enhanced-path="M 0 0 L 21600 0 21600 21600 0 21600 0 0 Z N"/>
        </draw:custom-shape>
        <draw:custom-shape draw:style-name="namespace" draw:layer="layout" svg:width="5.609cm" svg:height="2.514cm" svg:x="12.915cm" svg:y="25.659cm">
          <text:p>dbase</text:p>
          <draw:enhanced-geometry svg:viewBox="0 0 21600 21600" draw:type="rectangle" draw:enhanced-path="M 0 0 L 21600 0 21600 21600 0 21600 0 0 Z N"/>
        </draw:custom-shape>
        <draw:custom-shape draw:style-name="namespace" draw:layer="layout" svg:width="4.392cm" svg:height="1.905cm" svg:x="19.582cm" svg:y="25.925cm">
          <text:p>flat</text:p>
          <draw:enhanced-geometry svg:viewBox="0 0 21600 21600" draw:type="rectangle" draw:enhanced-path="M 0 0 L 21600 0 21600 21600 0 21600 0 0 Z N"/>
        </draw:custom-shape>
        <draw:custom-shape draw:style-name="gr1" draw:text-style-name="P1" draw:id="id375" draw:layer="layout" svg:width="2.62cm" svg:height="0.873cm" svg:x="25.482cm" svg:y="26.691cm">
          <text:p text:style-name="P1">OEvoabTable</text:p>
          <draw:enhanced-geometry svg:viewBox="0 0 21600 21600" draw:type="rectangle" draw:enhanced-path="M 0 0 L 21600 0 21600 21600 0 21600 0 0 Z N"/>
        </draw:custom-shape>
        <draw:custom-shape draw:style-name="namespace" draw:layer="layout" svg:width="3.89cm" svg:height="2.063cm" svg:x="24.715cm" svg:y="26.056cm">
          <text:p>evoab</text:p>
          <draw:enhanced-geometry svg:viewBox="0 0 21600 21600" draw:type="rectangle" draw:enhanced-path="M 0 0 L 21600 0 21600 21600 0 21600 0 0 Z N"/>
        </draw:custom-shape>
        <draw:connector draw:style-name="inheritance_20__28_public_29_" draw:layer="layout" svg:x1="15.812cm" svg:y1="26.638cm" svg:x2="18.843cm" svg:y2="22.642cm" draw:start-shape="id373" draw:start-glue-point="0" draw:end-shape="id371" draw:end-glue-point="4" svg:d="m15812 26638v-1998h3031v-1998">
          <text:p/>
        </draw:connector>
        <draw:connector draw:style-name="inheritance_20__28_public_29_" draw:layer="layout" draw:line-skew="0.41cm" svg:x1="21.791cm" svg:y1="26.48cm" svg:x2="19.582cm" svg:y2="22.642cm" draw:start-shape="id374" draw:start-glue-point="0" draw:end-shape="id371" draw:end-glue-point="2" svg:d="m21791 26480v-1509h-2209v-2329">
          <text:p/>
        </draw:connector>
        <draw:connector draw:style-name="inheritance_20__28_public_29_" draw:layer="layout" svg:x1="26.792cm" svg:y1="26.691cm" svg:x2="20.216cm" svg:y2="22.642cm" draw:start-shape="id375" draw:start-glue-point="0" draw:end-shape="id371" draw:end-glue-point="5" svg:d="m26792 26691v-2025h-6576v-2024">
          <text:p/>
        </draw:connector>
        <draw:custom-shape draw:style-name="gr2" draw:id="id376" draw:layer="layout" svg:width="7.302cm" svg:height="3.175cm" svg:x="9.713cm" svg:y="8.689cm">
          <text:p>com.sun.star.container.XNamed</text:p>
          <text:p>com.sun.star.lang.XServiceInfo</text:p>
          <text:p>com.sun.star.sdbcx.XAlterTable</text:p>
          <text:p>com.sun.star.sdbcx.XColumnsSupplier</text:p>
          <text:p>com.sun.star.sdbcx.XDataDescriptorFactory</text:p>
          <text:p>com.sun.star.sdbcx.XIndexesSupplier</text:p>
          <text:p>com.sun.star.sdbcx.XKeysSupplier</text:p>
          <text:p>com.sun.star.sdbcx.XRename</text:p>
          <draw:enhanced-geometry svg:viewBox="0 0 21600 21600" draw:type="rectangle" draw:enhanced-path="M 0 0 L 21600 0 21600 21600 0 21600 0 0 Z N"/>
        </draw:custom-shape>
        <draw:connector draw:style-name="inheritance_20__28_public_29_" draw:layer="layout" svg:x1="17.228cm" svg:y1="13.954cm" svg:x2="13.364cm" svg:y2="11.864cm" draw:start-shape="id372" draw:start-glue-point="5" draw:end-shape="id376" svg:d="m17228 13954v-1046h-3864v-1044">
          <text:p/>
        </draw:connector>
        <draw:frame draw:style-name="annotation" draw:layer="layout" svg:width="8.854cm" svg:height="2.239cm" svg:x="10.219cm" svg:y="28.793cm">
          <draw:text-box>
            <text:p><text:span text:style-name="T1">ODbaseTable</text:span> class implements dbase (dbf) file import.</text:p>
          </draw:text-box>
        </draw:frame>
        <draw:custom-shape draw:style-name="gr1" draw:text-style-name="P1" draw:id="id377" draw:layer="layout" svg:width="2.988cm" svg:height="0.808cm" svg:x="13.392cm" svg:y="19.338cm">
          <text:p text:style-name="P1">OSkipDeletedSet</text:p>
          <draw:enhanced-geometry svg:viewBox="0 0 21600 21600" draw:type="rectangle" draw:enhanced-path="M 0 0 L 21600 0 21600 21600 0 21600 0 0 Z N"/>
        </draw:custom-shape>
        <draw:connector draw:style-name="data_20_member_20__28_pointer_29_" draw:layer="layout" svg:x1="13.523cm" svg:y1="22.018cm" svg:x2="13.392cm" svg:y2="19.742cm" draw:start-shape="id370" draw:start-glue-point="5" draw:end-shape="id377" draw:end-glue-point="3" svg:d="m13523 22018h501v-1059h-1133v-1217h501">
          <text:p/>
        </draw:connector>
        <draw:custom-shape draw:style-name="gr1" draw:text-style-name="P1" draw:id="id378" draw:layer="layout" svg:width="3.038cm" svg:height="0.76cm" svg:x="8.114cm" svg:y="18.733cm">
          <draw:glue-point draw:id="4" svg:x="-2.419cm" svg:y="5.013cm"/>
          <draw:glue-point draw:id="5" svg:x="2.258cm" svg:y="5.013cm"/>
          <text:p text:style-name="P1">IResultSetHelper</text:p>
          <draw:enhanced-geometry svg:viewBox="0 0 21600 21600" draw:type="rectangle" draw:enhanced-path="M 0 0 L 21600 0 21600 21600 0 21600 0 0 Z N"/>
        </draw:custom-shape>
        <draw:connector draw:style-name="inheritance_20__28_public_29_" draw:layer="layout" svg:x1="11.911cm" svg:y1="21.772cm" svg:x2="10.318cm" svg:y2="19.493cm" draw:start-shape="id370" draw:start-glue-point="6" draw:end-shape="id378" draw:end-glue-point="5" svg:d="m11911 21772v-1140h-1593v-1139">
          <text:p/>
        </draw:connector>
        <draw:custom-shape draw:style-name="gr1" draw:text-style-name="P1" draw:id="id379" draw:layer="layout" svg:width="2.055cm" svg:height="1.081cm" svg:x="4.759cm" svg:y="22.607cm">
          <draw:glue-point draw:id="4" svg:x="5.002cm" svg:y="2.71cm"/>
          <draw:glue-point draw:id="5" svg:x="5.002cm" svg:y="-2.728cm"/>
          <draw:glue-point draw:id="6" svg:x="-2.851cm" svg:y="-5.013cm"/>
          <draw:glue-point draw:id="7" svg:x="2.515cm" svg:y="-5.013cm"/>
          <text:p text:style-name="P1">OResultSet</text:p>
          <draw:enhanced-geometry svg:viewBox="0 0 21600 21600" draw:type="rectangle" draw:enhanced-path="M 0 0 L 21600 0 21600 21600 0 21600 0 0 Z N"/>
        </draw:custom-shape>
        <draw:connector draw:style-name="inheritance_20__28_public_29_" draw:layer="layout" svg:x1="6.302cm" svg:y1="22.607cm" svg:x2="8.899cm" svg:y2="19.493cm" draw:start-shape="id379" draw:start-glue-point="7" draw:end-shape="id378" draw:end-glue-point="4" svg:d="m6302 22607v-1557h2597v-1557">
          <text:p/>
        </draw:connector>
        <draw:custom-shape draw:style-name="namespace" draw:layer="layout" svg:width="4.925cm" svg:height="3.111cm" svg:x="3.605cm" svg:y="21.65cm">
          <text:p>odbc</text:p>
          <draw:enhanced-geometry svg:viewBox="0 0 21600 21600" draw:type="rectangle" draw:enhanced-path="M 0 0 L 21600 0 21600 21600 0 21600 0 0 Z N"/>
        </draw:custom-shape>
        <draw:connector draw:style-name="data_20_member_20__28_pointer_29_" draw:layer="layout" svg:x1="16.38cm" svg:y1="19.742cm" svg:x2="8.114cm" svg:y2="19.113cm" draw:start-shape="id377" draw:start-glue-point="1" draw:end-shape="id378" draw:end-glue-point="3" svg:d="m16380 19742h501v-1510h-9268v881h501">
          <text:p/>
        </draw:connector>
        <draw:custom-shape draw:style-name="gr1" draw:text-style-name="P1" draw:layer="layout" svg:width="3.783cm" svg:height="0.926cm" svg:x="5.401cm" svg:y="25.871cm">
          <text:p text:style-name="P1">ORowSetCacheIterator</text:p>
          <draw:enhanced-geometry svg:viewBox="0 0 21600 21600" draw:type="rectangle" draw:enhanced-path="M 0 0 L 21600 0 21600 21600 0 21600 0 0 Z N"/>
        </draw:custom-shape>
      </draw:page>
      <draw:page draw:name="cppuhelper" draw:style-name="dp1" draw:master-page-name="Default">
        <office:forms form:automatic-focus="false" form:apply-design-mode="false"/>
        <draw:custom-shape draw:style-name="gr1" draw:text-style-name="P1" draw:id="id380" draw:layer="layout" svg:width="2.877cm" svg:height="0.725cm" svg:x="6.117cm" svg:y="12.286cm">
          <text:p text:style-name="P3">OWeakObject</text:p>
          <draw:enhanced-geometry svg:viewBox="0 0 21600 21600" draw:type="rectangle" draw:enhanced-path="M 0 0 L 21600 0 21600 21600 0 21600 0 0 Z N"/>
        </draw:custom-shape>
        <draw:custom-shape draw:style-name="gr2" draw:id="id381" draw:layer="layout" svg:width="4.095cm" svg:height="0.7cm" svg:x="6.376cm" svg:y="10.471cm">
          <text:p text:style-name="P2">com.sun.star.uno.XWeak</text:p>
          <draw:enhanced-geometry svg:viewBox="0 0 21600 21600" draw:type="rectangle" draw:enhanced-path="M 0 0 L 21600 0 21600 21600 0 21600 0 0 Z N"/>
        </draw:custom-shape>
        <draw:connector draw:style-name="inheritance_20__28_public_29_" draw:layer="layout" svg:x1="7.555cm" svg:y1="12.286cm" svg:x2="8.423cm" svg:y2="11.171cm" draw:start-shape="id380" draw:start-glue-point="0" draw:end-shape="id381" draw:end-glue-point="2" svg:d="m7555 12286v-558h868v-557">
          <text:p/>
        </draw:connector>
        <draw:frame draw:style-name="annotation" draw:layer="layout" svg:width="10.757cm" svg:height="1.54cm" svg:x="6.168cm" svg:y="13.312cm">
          <draw:text-box>
            <text:p text:style-name="P2">Base class to implement an UNO object supporting weak references, i.e. the object can be held weakly (by a com.sun.star.uno.WeakReference). <text:s/>This implementation copes with reference counting. <text:s/>Upon last release(), the virtual dtor is called. <text:s/></text:p>
            <text:p text:style-name="P2"/>
          </draw:text-box>
        </draw:frame>
      </draw:page>
      <draw:page draw:name="dbaccess" draw:style-name="dp1" draw:master-page-name="Default">
        <office:forms form:automatic-focus="false" form:apply-design-mode="false"/>
        <draw:custom-shape draw:style-name="namespace" draw:layer="layout" svg:width="46.293cm" svg:height="27.436cm" svg:x="1.813cm" svg:y="2.054cm">
          <text:p>dbaccess</text:p>
          <draw:enhanced-geometry svg:viewBox="0 0 21600 21600" draw:type="rectangle" draw:enhanced-path="M 0 0 L 21600 0 21600 21600 0 21600 0 0 Z N"/>
        </draw:custom-shape>
        <draw:custom-shape draw:style-name="gr1" draw:text-style-name="P1" draw:id="id383" draw:layer="layout" svg:width="2.777cm" svg:height="1.062cm" svg:x="18.192cm" svg:y="9.235cm">
          <draw:glue-point draw:id="4" svg:x="-2.943cm" svg:y="5.01cm" draw:escape-direction="down"/>
          <draw:glue-point draw:id="5" svg:x="2.508cm" svg:y="-5.01cm"/>
          <draw:glue-point draw:id="6" svg:x="5.001cm" svg:y="-2.429cm"/>
          <text:p text:style-name="P1">ORowSetBase</text:p>
          <draw:enhanced-geometry svg:viewBox="0 0 21600 21600" draw:type="rectangle" draw:enhanced-path="M 0 0 L 21600 0 21600 21600 0 21600 0 0 Z N"/>
        </draw:custom-shape>
        <draw:custom-shape draw:style-name="gr1" draw:text-style-name="P1" draw:id="id382" draw:layer="layout" svg:width="2.849cm" svg:height="0.763cm" svg:x="12.491cm" svg:y="18.088cm">
          <draw:glue-point draw:id="4" svg:x="2.407cm" svg:y="-5.019cm" draw:escape-direction="vertical"/>
          <draw:glue-point draw:id="5" svg:x="-2.411cm" svg:y="-5.019cm"/>
          <text:p text:style-name="P1">ORowSet</text:p>
          <draw:enhanced-geometry svg:viewBox="0 0 21600 21600" draw:type="rectangle" draw:enhanced-path="M 0 0 L 21600 0 21600 21600 0 21600 0 0 Z N"/>
        </draw:custom-shape>
        <draw:connector draw:style-name="inheritance_20__28_public_29_" draw:layer="layout" svg:x1="13.915cm" svg:y1="18.088cm" svg:x2="18.763cm" svg:y2="10.297cm" draw:start-shape="id382" draw:start-glue-point="0" draw:end-shape="id383" draw:end-glue-point="4" svg:d="m13915 18088v-3896h4848v-3895">
          <text:p/>
        </draw:connector>
        <draw:custom-shape draw:style-name="gr2" draw:id="id384" draw:layer="layout" svg:width="7.556cm" svg:height="4.02cm" svg:x="20.053cm" svg:y="3.173cm">
          <text:p>com.sun.star.lang.XServiceInfo</text:p>
          <text:p>com.sun.star.lang.XUnoTunnel</text:p>
          <text:p>com.sun.star.sdbc.XCloseable</text:p>
          <text:p>com.sun.star.sdbc.XColumnLocate</text:p>
          <text:p>com.sun.star.sdbc.XResultSetMetaDataSupplier</text:p>
          <text:p>com.sun.star.sdbc.XRow</text:p>
          <text:p>com.sun.star.sdbc.XRowSet</text:p>
          <text:p>com.sun.star.sdbc.XWarningsSupplier</text:p>
          <text:p>com.sun.star.sdbcx.XColumnsSupplier</text:p>
          <text:p>com.sun.star.sdbcx.XRowLocate</text:p>
          <draw:enhanced-geometry svg:viewBox="0 0 21600 21600" draw:type="rectangle" draw:enhanced-path="M 0 0 L 21600 0 21600 21600 0 21600 0 0 Z N"/>
        </draw:custom-shape>
        <draw:connector draw:style-name="inheritance_20__28_public_29_" draw:layer="layout" svg:x1="20.276cm" svg:y1="9.235cm" svg:x2="23.831cm" svg:y2="7.193cm" draw:start-shape="id383" draw:start-glue-point="5" draw:end-shape="id384" draw:end-glue-point="2" svg:d="m20276 9235v-1021h3555v-1021">
          <text:p/>
        </draw:connector>
        <draw:custom-shape draw:style-name="gr2" draw:id="id385" draw:layer="layout" svg:width="7.581cm" svg:height="4.173cm" svg:x="5.859cm" svg:y="11.559cm">
          <text:p>com.sun.star.lang.XEventListener</text:p>
          <text:p>com.sun.star.sdb.XCompletedExecution</text:p>
          <text:p>com.sun.star.sdb.XParametersSupplier</text:p>
          <text:p>com.sun.star.sdb.XResultSetAccess</text:p>
          <text:p>com.sun.star.sdb.XRowSetApproveBroadcaster</text:p>
          <text:p>com.sun.star.sdbc.XParameters</text:p>
          <text:p>com.sun.star.sdbc.XResultSetUpdate</text:p>
          <text:p>com.sun.star.sdbc.XRowUpdate</text:p>
          <text:p>com.sun.star.sdbc.XWarningsSupplier</text:p>
          <text:p>com.sun.star.sdbcx.XDeleteRows</text:p>
          <text:p>com.sun.star.util.XCancellable</text:p>
          <draw:enhanced-geometry svg:viewBox="0 0 21600 21600" draw:type="rectangle" draw:enhanced-path="M 0 0 L 21600 0 21600 21600 0 21600 0 0 Z N"/>
        </draw:custom-shape>
        <draw:connector draw:style-name="inheritance_20__28_public_29_" draw:layer="layout" svg:x1="13.229cm" svg:y1="18.088cm" svg:x2="9.649cm" svg:y2="15.732cm" draw:start-shape="id382" draw:start-glue-point="5" draw:end-shape="id385" draw:end-glue-point="2" svg:d="m13229 18088v-1179h-3580v-1177">
          <text:p/>
        </draw:connector>
        <draw:custom-shape draw:style-name="gr1" draw:text-style-name="P1" draw:id="id386" draw:layer="layout" svg:width="3.002cm" svg:height="1.245cm" svg:x="25.702cm" svg:y="9.281cm">
          <draw:glue-point draw:id="4" svg:x="5.003cm" svg:y="-2.353cm"/>
          <text:p text:style-name="P1">ORowSetCache</text:p>
          <draw:enhanced-geometry svg:viewBox="0 0 21600 21600" draw:type="rectangle" draw:enhanced-path="M 0 0 L 21600 0 21600 21600 0 21600 0 0 Z N"/>
        </draw:custom-shape>
        <draw:custom-shape draw:style-name="gr1" draw:text-style-name="P1" draw:id="id387" draw:layer="layout" svg:width="2.722cm" svg:height="0.738cm" svg:x="32.316cm" svg:y="9.176cm">
          <draw:glue-point draw:id="4" svg:x="-2.476cm" svg:y="5.013cm"/>
          <draw:glue-point draw:id="5" svg:x="2.384cm" svg:y="5.013cm"/>
          <text:p text:style-name="P1">OCacheSet</text:p>
          <draw:enhanced-geometry svg:viewBox="0 0 21600 21600" draw:type="rectangle" draw:enhanced-path="M 0 0 L 21600 0 21600 21600 0 21600 0 0 Z N"/>
        </draw:custom-shape>
        <draw:connector draw:style-name="data_20_member_20__28_pointer_29_" draw:layer="layout" svg:x1="20.968cm" svg:y1="9.509cm" svg:x2="25.702cm" svg:y2="9.903cm" draw:start-shape="id383" draw:start-glue-point="6" draw:end-shape="id386" draw:end-glue-point="3" svg:d="m20968 9509h2367v394h2367">
          <text:p/>
        </draw:connector>
        <draw:custom-shape draw:style-name="gr1" draw:text-style-name="P1" draw:layer="layout" svg:width="4.046cm" svg:height="0.738cm" svg:x="40.125cm" svg:y="13.401cm">
          <text:p text:style-name="P1">ORowSetCacheIterator</text:p>
          <draw:enhanced-geometry svg:viewBox="0 0 21600 21600" draw:type="rectangle" draw:enhanced-path="M 0 0 L 21600 0 21600 21600 0 21600 0 0 Z N"/>
        </draw:custom-shape>
        <draw:custom-shape draw:style-name="gr2" draw:id="id388" draw:layer="layout" svg:width="4.02cm" svg:height="0.636cm" svg:x="32.518cm" svg:y="7.523cm">
          <text:p>com.sun.star.sdbc.XRow</text:p>
          <draw:enhanced-geometry svg:viewBox="0 0 21600 21600" draw:type="rectangle" draw:enhanced-path="M 0 0 L 21600 0 21600 21600 0 21600 0 0 Z N"/>
        </draw:custom-shape>
        <draw:connector draw:style-name="inheritance_20__28_public_29_" draw:layer="layout" svg:x1="33.677cm" svg:y1="9.176cm" svg:x2="34.528cm" svg:y2="8.159cm" draw:start-shape="id387" draw:start-glue-point="0" draw:end-shape="id388" draw:end-glue-point="2" svg:d="m33677 9176v-508h851v-509">
          <text:p/>
        </draw:connector>
        <draw:connector draw:style-name="data_20_member_20__28_pointer_29_" draw:layer="layout" svg:x1="28.704cm" svg:y1="9.611cm" svg:x2="32.316cm" svg:y2="9.545cm" draw:start-shape="id386" draw:start-glue-point="4" draw:end-shape="id387" draw:end-glue-point="3" svg:d="m28704 9611h1806v-66h1806">
          <text:p/>
        </draw:connector>
        <draw:custom-shape draw:style-name="gr1" draw:text-style-name="P1" draw:id="id389" draw:layer="layout" svg:width="2.57cm" svg:height="0.585cm" svg:x="29.517cm" svg:y="12.104cm">
          <text:p text:style-name="P1">OBookmarkSet</text:p>
          <draw:enhanced-geometry svg:viewBox="0 0 21600 21600" draw:type="rectangle" draw:enhanced-path="M 0 0 L 21600 0 21600 21600 0 21600 0 0 Z N"/>
        </draw:custom-shape>
        <draw:custom-shape draw:style-name="gr1" draw:text-style-name="P1" draw:id="id390" draw:layer="layout" svg:width="1.831cm" svg:height="0.585cm" svg:x="32.927cm" svg:y="12.104cm">
          <text:p text:style-name="P1">OKeySet</text:p>
          <draw:enhanced-geometry svg:viewBox="0 0 21600 21600" draw:type="rectangle" draw:enhanced-path="M 0 0 L 21600 0 21600 21600 0 21600 0 0 Z N"/>
        </draw:custom-shape>
        <draw:custom-shape draw:style-name="gr1" draw:text-style-name="P1" draw:id="id391" draw:layer="layout" svg:width="1.983cm" svg:height="0.585cm" svg:x="35.904cm" svg:y="12.104cm">
          <text:p text:style-name="P1">OStaticSet</text:p>
          <draw:enhanced-geometry svg:viewBox="0 0 21600 21600" draw:type="rectangle" draw:enhanced-path="M 0 0 L 21600 0 21600 21600 0 21600 0 0 Z N"/>
        </draw:custom-shape>
        <draw:connector draw:style-name="inheritance_20__28_public_29_" draw:layer="layout" svg:x1="30.802cm" svg:y1="12.104cm" svg:x2="33.004cm" svg:y2="9.914cm" draw:start-shape="id389" draw:start-glue-point="0" draw:end-shape="id387" draw:end-glue-point="4" svg:d="m30802 12104v-1095h2202v-1095">
          <text:p/>
        </draw:connector>
        <draw:connector draw:style-name="inheritance_20__28_public_29_" draw:layer="layout" svg:x1="33.842cm" svg:y1="12.104cm" svg:x2="33.677cm" svg:y2="9.914cm" draw:start-shape="id390" draw:start-glue-point="0" draw:end-shape="id387" draw:end-glue-point="2" svg:d="m33842 12104v-1095h-165v-1095">
          <text:p/>
        </draw:connector>
        <draw:connector draw:style-name="inheritance_20__28_public_29_" draw:layer="layout" svg:x1="36.895cm" svg:y1="12.104cm" svg:x2="34.325cm" svg:y2="9.914cm" draw:start-shape="id391" draw:start-glue-point="0" draw:end-shape="id387" draw:end-glue-point="5" svg:d="m36895 12104v-1095h-2570v-1095">
          <text:p/>
        </draw:connector>
        <draw:custom-shape draw:style-name="uno_20_service" draw:id="id392" draw:layer="layout" svg:width="4.657cm" svg:height="2.09cm" svg:x="14.976cm" svg:y="14.737cm">
          <text:p>com.sun.star.sdb.ResultSet</text:p>
          <text:p>com.sun.star.sdb.RowSet</text:p>
          <text:p>com.sun.star.sdbc.ResultSet</text:p>
          <text:p>com.sun.star.sdbc.RowSet</text:p>
          <text:p>com.sun.star.sdbcx.ResultSet</text:p>
          <draw:enhanced-geometry svg:viewBox="0 0 21600 21600" draw:type="rectangle" draw:enhanced-path="M 0 0 L 21600 0 21600 21600 0 21600 0 0 Z N"/>
        </draw:custom-shape>
        <draw:connector draw:style-name="inheritance_20__28_public_29_" draw:layer="layout" svg:x1="14.6cm" svg:y1="18.088cm" svg:x2="17.304cm" svg:y2="16.827cm" draw:start-shape="id382" draw:start-glue-point="4" draw:end-shape="id392" draw:end-glue-point="2" svg:d="m14600 18088v-631h2704v-630">
          <text:p/>
        </draw:connector>
        <draw:custom-shape draw:style-name="gr1" draw:text-style-name="P1" draw:id="id393" draw:layer="layout" svg:width="2.831cm" svg:height="0.688cm" svg:x="21.457cm" svg:y="15.742cm">
          <draw:glue-point draw:id="4" svg:x="-2.472cm" svg:y="-5.014cm"/>
          <draw:glue-point draw:id="5" svg:x="2.387cm" svg:y="-5.014cm"/>
          <text:p text:style-name="P1">ORowSetClone</text:p>
          <draw:enhanced-geometry svg:viewBox="0 0 21600 21600" draw:type="rectangle" draw:enhanced-path="M 0 0 L 21600 0 21600 21600 0 21600 0 0 Z N"/>
        </draw:custom-shape>
        <draw:connector draw:style-name="inheritance_20__28_public_29_" draw:layer="layout" svg:x1="22.173cm" svg:y1="15.742cm" svg:x2="19.58cm" svg:y2="10.297cm" draw:start-shape="id393" draw:start-glue-point="4" draw:end-shape="id383" svg:d="m22173 15742v-2722h-2593v-2723">
          <text:p/>
        </draw:connector>
      </draw:page>
      <draw:page draw:name="desktop" draw:style-name="dp1" draw:master-page-name="Default">
        <office:forms form:automatic-focus="false" form:apply-design-mode="false"/>
        <draw:custom-shape draw:style-name="namespace" draw:layer="layout" svg:width="27.992cm" svg:height="15.474cm" svg:x="33.071cm" svg:y="52.718cm">
          <text:p text:style-name="P2">dp_manager</text:p>
          <draw:enhanced-geometry svg:viewBox="0 0 21600 21600" draw:type="rectangle" draw:enhanced-path="M 0 0 L 21600 0 21600 21600 0 21600 0 0 Z N"/>
        </draw:custom-shape>
        <draw:custom-shape draw:style-name="namespace" draw:layer="layout" svg:width="63.134cm" svg:height="27.945cm" svg:x="25.42cm" svg:y="23.027cm">
          <text:p text:style-name="P2">desktop</text:p>
          <draw:enhanced-geometry svg:viewBox="0 0 21600 21600" draw:type="rectangle" draw:enhanced-path="M 0 0 L 21600 0 21600 21600 0 21600 0 0 Z N"/>
        </draw:custom-shape>
        <draw:custom-shape draw:style-name="gr1" draw:text-style-name="P1" draw:id="id401" draw:layer="layout" svg:width="2.151cm" svg:height="0.648cm" svg:x="55.027cm" svg:y="37.707cm">
          <text:p text:style-name="P3">Migration</text:p>
          <draw:enhanced-geometry svg:viewBox="0 0 21600 21600" draw:type="rectangle" draw:enhanced-path="M 0 0 L 21600 0 21600 21600 0 21600 0 0 Z N"/>
        </draw:custom-shape>
        <draw:custom-shape draw:style-name="gr1" draw:text-style-name="P1" draw:id="id394" draw:layer="layout" svg:width="2.617cm" svg:height="0.777cm" svg:x="62.334cm" svg:y="32.708cm">
          <text:p text:style-name="P3">MigrationPage</text:p>
          <draw:enhanced-geometry svg:viewBox="0 0 21600 21600" draw:type="rectangle" draw:enhanced-path="M 0 0 L 21600 0 21600 21600 0 21600 0 0 Z N"/>
        </draw:custom-shape>
        <draw:custom-shape draw:style-name="class_20__28_external_20_module_29_" draw:id="id395" draw:layer="layout" svg:width="2.411cm" svg:height="0.622cm" svg:x="62.592cm" svg:y="30.351cm">
          <text:p text:style-name="P2">OWizardPage</text:p>
          <draw:enhanced-geometry svg:viewBox="0 0 21600 21600" draw:type="rectangle" draw:enhanced-path="M 0 0 L 21600 0 21600 21600 0 21600 0 0 Z N"/>
        </draw:custom-shape>
        <draw:connector draw:style-name="inheritance_20__28_public_29_" draw:layer="layout" svg:x1="63.642cm" svg:y1="32.708cm" svg:x2="63.797cm" svg:y2="30.973cm" draw:start-shape="id394" draw:start-glue-point="0" draw:end-shape="id395" draw:end-glue-point="2" svg:d="m63642 32708v-868h155v-867">
          <text:p/>
        </draw:connector>
        <draw:custom-shape draw:style-name="gr1" draw:text-style-name="P1" draw:id="id396" draw:layer="layout" svg:width="2.825cm" svg:height="3.032cm" svg:x="57.306cm" svg:y="32.658cm">
          <draw:glue-point draw:id="4" svg:x="4.998cm" svg:y="-3.72cm"/>
          <draw:glue-point draw:id="5" svg:x="4.998cm" svg:y="-1.84cm"/>
          <draw:glue-point draw:id="6" svg:x="4.998cm" svg:y="1.408cm"/>
          <draw:glue-point draw:id="7" svg:x="4.998cm" svg:y="3.202cm"/>
          <text:p text:style-name="P3">FirstStartWizard</text:p>
          <draw:enhanced-geometry svg:viewBox="0 0 21600 21600" draw:type="rectangle" draw:enhanced-path="M 0 0 L 21600 0 21600 21600 0 21600 0 0 Z N"/>
        </draw:custom-shape>
        <draw:custom-shape draw:style-name="class_20__28_external_20_module_29_" draw:id="id397" draw:layer="layout" svg:width="2.903cm" svg:height="0.622cm" svg:x="57.643cm" svg:y="30.402cm">
          <text:p text:style-name="P2">RoadmapWizard</text:p>
          <draw:enhanced-geometry svg:viewBox="0 0 21600 21600" draw:type="rectangle" draw:enhanced-path="M 0 0 L 21600 0 21600 21600 0 21600 0 0 Z N"/>
        </draw:custom-shape>
        <draw:connector draw:style-name="inheritance_20__28_public_29_" draw:layer="layout" svg:x1="58.718cm" svg:y1="32.658cm" svg:x2="59.094cm" svg:y2="31.024cm" draw:start-shape="id396" draw:start-glue-point="0" draw:end-shape="id397" draw:end-glue-point="2" svg:d="m58718 32658v-817h376v-817">
          <text:p/>
        </draw:connector>
        <draw:connector draw:style-name="local_20_usage_20__2f__20_return_20_type" draw:layer="layout" svg:x1="60.129cm" svg:y1="33.047cm" svg:x2="62.334cm" svg:y2="33.096cm" draw:start-shape="id396" draw:start-glue-point="4" draw:end-shape="id394" draw:end-glue-point="3" svg:d="m60129 33047h1103v49h1102">
          <text:p/>
        </draw:connector>
        <draw:custom-shape draw:style-name="gr1" draw:text-style-name="P1" draw:id="id398" draw:layer="layout" svg:width="1.969cm" svg:height="0.648cm" svg:x="53.599cm" svg:y="33.02cm">
          <draw:glue-point draw:id="4" svg:x="-2.234cm" svg:y="-5cm"/>
          <draw:glue-point draw:id="5" svg:x="2.503cm" svg:y="-5cm"/>
          <text:p text:style-name="P3">FirstStart</text:p>
          <draw:enhanced-geometry svg:viewBox="0 0 21600 21600" draw:type="rectangle" draw:enhanced-path="M 0 0 L 21600 0 21600 21600 0 21600 0 0 Z N"/>
        </draw:custom-shape>
        <draw:connector draw:style-name="local_20_usage_20__2f__20_return_20_type" draw:layer="layout" svg:x1="55.568cm" svg:y1="33.344cm" svg:x2="57.306cm" svg:y2="34.174cm" draw:start-shape="id398" draw:start-glue-point="1" draw:end-shape="id396" draw:end-glue-point="3" svg:d="m55568 33344h868v830h870">
          <text:p/>
        </draw:connector>
        <draw:custom-shape draw:style-name="gr2" draw:id="id399" draw:layer="layout" svg:width="5.235cm" svg:height="1.71cm" svg:x="49.477cm" svg:y="28.407cm">
          <text:p text:style-name="P2">com.sun.star.task.XJob</text:p>
          <text:p text:style-name="P2">com.sun.star.task.XJobExecutor</text:p>
          <text:p text:style-name="P2">com.sun.star.lang.XComponent</text:p>
          <text:p text:style-name="P2">com.sun.star.lang.XServiceInfo</text:p>
          <draw:enhanced-geometry svg:viewBox="0 0 21600 21600" draw:type="rectangle" draw:enhanced-path="M 0 0 L 21600 0 21600 21600 0 21600 0 0 Z N"/>
        </draw:custom-shape>
        <draw:connector draw:style-name="inheritance_20__28_public_29_" draw:layer="layout" svg:x1="54.144cm" svg:y1="33.02cm" svg:x2="52.094cm" svg:y2="30.117cm" draw:start-shape="id398" draw:start-glue-point="4" draw:end-shape="id399" draw:end-glue-point="2" svg:d="m54144 33020v-1451h-2050v-1452">
          <text:p/>
        </draw:connector>
        <draw:custom-shape draw:style-name="uno_20_service" draw:id="id400" draw:layer="layout" svg:width="3.551cm" svg:height="0.622cm" svg:x="55.232cm" svg:y="29.107cm">
          <text:p text:style-name="P2">com.sun.star.task.Job</text:p>
          <draw:enhanced-geometry svg:viewBox="0 0 21600 21600" draw:type="rectangle" draw:enhanced-path="M 0 0 L 21600 0 21600 21600 0 21600 0 0 Z N"/>
        </draw:custom-shape>
        <draw:connector draw:style-name="inheritance_20__28_public_29_" draw:layer="layout" svg:x1="55.075cm" svg:y1="33.02cm" svg:x2="57.007cm" svg:y2="29.729cm" draw:start-shape="id398" draw:start-glue-point="5" draw:end-shape="id400" draw:end-glue-point="2" svg:d="m55075 33020v-1645h1932v-1646">
          <text:p/>
        </draw:connector>
        <draw:custom-shape draw:style-name="gr3" draw:id="id402" draw:layer="layout" svg:width="2.418cm" svg:height="0.673cm" svg:x="58.79cm" svg:y="37.657cm">
          <text:p text:style-name="P2">MigrationImpl</text:p>
          <draw:enhanced-geometry svg:viewBox="0 0 21600 21600" draw:type="rectangle" draw:enhanced-path="M 0 0 L 21600 0 21600 21600 0 21600 0 0 Z N"/>
        </draw:custom-shape>
        <draw:connector draw:style-name="local_20_usage_20__2f__20_return_20_type" draw:layer="layout" svg:x1="57.178cm" svg:y1="38.031cm" svg:x2="58.79cm" svg:y2="37.993cm" draw:start-shape="id401" draw:start-glue-point="1" draw:end-shape="id402" draw:end-glue-point="3" svg:d="m57178 38031h806v-38h806">
          <text:p/>
        </draw:connector>
        <draw:custom-shape draw:style-name="gr1" draw:text-style-name="P1" draw:id="id403" draw:layer="layout" svg:width="4.121cm" svg:height="0.544cm" svg:x="48.789cm" svg:y="60.373cm">
          <text:p text:style-name="P3">PackageManagerImpl</text:p>
          <draw:enhanced-geometry svg:viewBox="0 0 21600 21600" draw:type="rectangle" draw:enhanced-path="M 0 0 L 21600 0 21600 21600 0 21600 0 0 Z N"/>
        </draw:custom-shape>
        <draw:custom-shape draw:style-name="gr2" draw:id="id404" draw:layer="layout" svg:width="6.972cm" svg:height="0.57cm" svg:x="47.26cm" svg:y="58.299cm">
          <text:p text:style-name="P2">com.sun.star.deployment.XPackageManager</text:p>
          <draw:enhanced-geometry svg:viewBox="0 0 21600 21600" draw:type="rectangle" draw:enhanced-path="M 0 0 L 21600 0 21600 21600 0 21600 0 0 Z N"/>
        </draw:custom-shape>
        <draw:connector draw:style-name="inheritance_20__28_public_29_" draw:layer="layout" svg:x1="50.849cm" svg:y1="60.373cm" svg:x2="50.746cm" svg:y2="58.869cm" draw:start-shape="id403" draw:start-glue-point="0" draw:end-shape="id404" draw:end-glue-point="2" svg:d="m50849 60373v-752h-103v-752">
          <text:p/>
        </draw:connector>
        <draw:custom-shape draw:style-name="gr1" draw:text-style-name="P3" draw:id="id405" draw:layer="layout" svg:width="4.769cm" svg:height="0.622cm" svg:x="34.869cm" svg:y="57.419cm">
          <text:p text:style-name="P3">PackageManagerFactoryImpl</text:p>
          <draw:enhanced-geometry svg:viewBox="0 0 21600 21600" draw:mirror-vertical="false" draw:mirror-horizontal="false" draw:type="rectangle" draw:enhanced-path="M 0 0 L 21600 0 21600 21600 0 21600 0 0 Z N"/>
        </draw:custom-shape>
        <draw:connector draw:style-name="local_20_usage_20__2f__20_return_20_type" draw:text-style-name="P2" draw:layer="layout" svg:x1="39.638cm" svg:y1="57.73cm" svg:x2="48.789cm" svg:y2="60.645cm" draw:start-shape="id405" draw:start-glue-point="1" draw:end-shape="id403" draw:end-glue-point="3" svg:d="m39638 57730h4575v2915h4576">
          <text:p text:style-name="P2">getPackageManager()</text:p>
        </draw:connector>
        <draw:custom-shape draw:style-name="gr2" draw:id="id406" draw:layer="layout" svg:width="7.803cm" svg:height="0.57cm" svg:x="34.299cm" svg:y="54.542cm">
          <text:p text:style-name="P2">com.sun.star.deployment.XPackageManagerFactory</text:p>
          <draw:enhanced-geometry svg:viewBox="0 0 21600 21600" draw:type="rectangle" draw:enhanced-path="M 0 0 L 21600 0 21600 21600 0 21600 0 0 Z N"/>
        </draw:custom-shape>
        <draw:connector draw:style-name="inheritance_20__28_public_29_" draw:layer="layout" svg:x1="37.253cm" svg:y1="57.419cm" svg:x2="38.2cm" svg:y2="55.112cm" draw:start-shape="id405" draw:start-glue-point="0" draw:end-shape="id406" svg:d="m37253 57419v-1153h947v-1154">
          <text:p/>
        </draw:connector>
        <draw:custom-shape draw:style-name="namespace" draw:layer="layout" svg:width="9.434cm" svg:height="9.045cm" svg:x="33.538cm" svg:y="53.522cm">
          <text:p text:style-name="P2">factory</text:p>
          <draw:enhanced-geometry svg:viewBox="0 0 21600 21600" draw:type="rectangle" draw:enhanced-path="M 0 0 L 21600 0 21600 21600 0 21600 0 0 Z N"/>
        </draw:custom-shape>
        <draw:custom-shape draw:style-name="namespace" draw:layer="layout" svg:width="7.516cm" svg:height="5.132cm" svg:x="23.171cm" svg:y="70.704cm">
          <text:p text:style-name="P2">dp_gui</text:p>
          <draw:enhanced-geometry svg:viewBox="0 0 21600 21600" draw:type="rectangle" draw:enhanced-path="M 0 0 L 21600 0 21600 21600 0 21600 0 0 Z N"/>
        </draw:custom-shape>
        <draw:custom-shape draw:style-name="gr5" draw:id="id407" draw:layer="layout" svg:width="2.67cm" svg:height="0.674cm" svg:x="25.84cm" svg:y="71.636cm">
          <draw:glue-point draw:id="4" svg:x="-2.374cm" svg:y="-5cm"/>
          <draw:glue-point draw:id="5" svg:x="2.382cm" svg:y="-5cm"/>
          <text:p text:style-name="P2">DialogImpl</text:p>
          <draw:enhanced-geometry svg:viewBox="0 0 21600 21600" draw:type="rectangle" draw:enhanced-path="M 0 0 L 21600 0 21600 21600 0 21600 0 0 Z N"/>
        </draw:custom-shape>
        <draw:custom-shape draw:style-name="class_20__28_external_20_module_29_" draw:id="id408" draw:layer="layout" svg:width="2.981cm" svg:height="0.622cm" svg:x="28.821cm" svg:y="68.008cm">
          <text:p text:style-name="P2">ModelessDialog</text:p>
          <draw:enhanced-geometry svg:viewBox="0 0 21600 21600" draw:type="rectangle" draw:enhanced-path="M 0 0 L 21600 0 21600 21600 0 21600 0 0 Z N"/>
        </draw:custom-shape>
        <draw:connector draw:style-name="inheritance_20__28_public_29_" draw:layer="layout" svg:x1="27.81cm" svg:y1="71.636cm" svg:x2="30.311cm" svg:y2="68.63cm" draw:start-shape="id407" draw:start-glue-point="5" draw:end-shape="id408" draw:end-glue-point="2" svg:d="m27810 71636v-1503h2501v-1503">
          <text:p/>
        </draw:connector>
        <draw:custom-shape draw:style-name="gr2" draw:id="id409" draw:layer="layout" svg:width="6.324cm" svg:height="0.985cm" svg:x="21.746cm" svg:y="67.827cm">
          <text:p text:style-name="P2">com.sun.star.frame.XTerminateListener</text:p>
          <text:p text:style-name="P2">com.sun.star.ucb.XContentEventListener</text:p>
          <draw:enhanced-geometry svg:viewBox="0 0 21600 21600" draw:type="rectangle" draw:enhanced-path="M 0 0 L 21600 0 21600 21600 0 21600 0 0 Z N"/>
        </draw:custom-shape>
        <draw:connector draw:style-name="inheritance_20__28_public_29_" draw:layer="layout" svg:x1="26.542cm" svg:y1="71.636cm" svg:x2="24.908cm" svg:y2="68.812cm" draw:start-shape="id407" draw:start-glue-point="4" draw:end-shape="id409" svg:d="m26542 71636v-1412h-1634v-1412">
          <text:p/>
        </draw:connector>
        <draw:connector draw:style-name="data_20_member_20__28_multiple_20_pointers_29_" draw:layer="layout" svg:x1="28.51cm" svg:y1="71.973cm" svg:x2="47.26cm" svg:y2="58.584cm" draw:start-shape="id407" draw:start-glue-point="1" draw:end-shape="id404" draw:end-glue-point="3" svg:d="m28510 71973h9375v-13389h9375">
          <text:p/>
        </draw:connector>
        <draw:custom-shape draw:style-name="gr3" draw:id="id410" draw:layer="layout" svg:width="2.047cm" svg:height="0.7cm" svg:x="42.713cm" svg:y="34.678cm">
          <text:p>Desktop</text:p>
          <draw:enhanced-geometry svg:viewBox="0 0 21600 21600" draw:type="rectangle" draw:enhanced-path="M 0 0 L 21600 0 21600 21600 0 21600 0 0 Z N"/>
        </draw:custom-shape>
        <draw:custom-shape draw:style-name="class_20__28_external_20_module_29_" draw:id="id411" draw:layer="layout" svg:width="2.203cm" svg:height="0.648cm" svg:x="42.584cm" svg:y="32.138cm">
          <text:p>Application</text:p>
          <draw:enhanced-geometry svg:viewBox="0 0 21600 21600" draw:type="rectangle" draw:enhanced-path="M 0 0 L 21600 0 21600 21600 0 21600 0 0 Z N"/>
        </draw:custom-shape>
        <draw:connector draw:style-name="inheritance_20__28_public_29_" draw:layer="layout" svg:x1="43.736cm" svg:y1="34.678cm" svg:x2="43.685cm" svg:y2="32.786cm" draw:start-shape="id410" draw:start-glue-point="0" draw:end-shape="id411" draw:end-glue-point="2" svg:d="m43736 34678v-946h-51v-946">
          <text:p/>
        </draw:connector>
        <draw:frame draw:style-name="annotation" draw:layer="layout" svg:width="7.853cm" svg:height="1.265cm" svg:x="42.403cm" svg:y="35.824cm">
          <draw:text-box>
            <text:p>The <text:span text:style-name="T1">Desktop</text:span> class has method called <text:span text:style-name="T1">Main()</text:span> that functions as the effective main loop of the entire OOo application.</text:p>
          </draw:text-box>
        </draw:frame>
      </draw:page>
      <draw:page draw:name="drawinglayer" draw:style-name="dp1" draw:master-page-name="Default">
        <office:forms form:automatic-focus="false" form:apply-design-mode="false"/>
        <draw:custom-shape draw:style-name="namespace" draw:layer="layout" svg:width="163.118cm" svg:height="100.609cm" svg:x="0.991cm" svg:y="0.991cm">
          <text:p>drawinglayer</text:p>
          <draw:enhanced-geometry svg:viewBox="0 0 21600 21600" draw:type="rectangle" draw:enhanced-path="M 0 0 L 21600 0 21600 21600 0 21600 0 0 Z N"/>
        </draw:custom-shape>
        <draw:custom-shape draw:style-name="namespace" draw:layer="layout" svg:width="19.842cm" svg:height="11.203cm" svg:x="38.543cm" svg:y="8.668cm">
          <text:p>animation</text:p>
          <draw:enhanced-geometry svg:viewBox="0 0 21600 21600" draw:type="rectangle" draw:enhanced-path="M 0 0 L 21600 0 21600 21600 0 21600 0 0 Z N"/>
        </draw:custom-shape>
        <draw:custom-shape draw:style-name="gr1" draw:text-style-name="P1" draw:id="id413" draw:layer="layout" svg:width="4.432cm" svg:height="0.622cm" svg:x="41.338cm" svg:y="10.325cm">
          <draw:glue-point draw:id="4" svg:x="-4.063cm" svg:y="5.016cm"/>
          <draw:glue-point draw:id="5" svg:x="-2.951cm" svg:y="5.016cm"/>
          <draw:glue-point draw:id="6" svg:x="-1.899cm" svg:y="5.016cm"/>
          <draw:glue-point draw:id="7" svg:x="-0.787cm" svg:y="5.016cm"/>
          <draw:glue-point draw:id="8" svg:x="0.789cm" svg:y="5.016cm"/>
          <draw:glue-point draw:id="9" svg:x="1.843cm" svg:y="5.016cm"/>
          <draw:glue-point draw:id="10" svg:x="2.953cm" svg:y="5.016cm"/>
          <draw:glue-point draw:id="11" svg:x="4.065cm" svg:y="5.016cm"/>
          <text:p text:style-name="P1">AnimationEntry</text:p>
          <draw:enhanced-geometry svg:viewBox="0 0 21600 21600" draw:type="rectangle" draw:enhanced-path="M 0 0 L 21600 0 21600 21600 0 21600 0 0 Z N"/>
        </draw:custom-shape>
        <draw:custom-shape draw:style-name="gr1" draw:text-style-name="P1" draw:id="id412" draw:layer="layout" svg:width="3.369cm" svg:height="0.7cm" svg:x="39.37cm" svg:y="12.761cm">
          <text:p text:style-name="P1">AnimationEntryFixed</text:p>
          <draw:enhanced-geometry svg:viewBox="0 0 21600 21600" draw:mirror-horizontal="false" draw:mirror-vertical="false" draw:type="rectangle" draw:enhanced-path="M 0 0 L 21600 0 21600 21600 0 21600 0 0 Z N"/>
        </draw:custom-shape>
        <draw:custom-shape draw:style-name="gr1" draw:text-style-name="P1" draw:id="id414" draw:layer="layout" svg:width="3.369cm" svg:height="0.7cm" svg:x="41.496cm" svg:y="13.851cm">
          <text:p text:style-name="P1">AnimationEntryLinear</text:p>
          <draw:enhanced-geometry svg:viewBox="0 0 21600 21600" draw:type="rectangle" draw:enhanced-path="M 0 0 L 21600 0 21600 21600 0 21600 0 0 Z N"/>
        </draw:custom-shape>
        <draw:custom-shape draw:style-name="gr1" draw:text-style-name="P1" draw:id="id415" draw:layer="layout" svg:width="3.108cm" svg:height="0.7cm" svg:x="44.71cm" svg:y="12.762cm">
          <text:p text:style-name="P1">AnimationEntryList</text:p>
          <draw:enhanced-geometry svg:viewBox="0 0 21600 21600" draw:type="rectangle" draw:enhanced-path="M 0 0 L 21600 0 21600 21600 0 21600 0 0 Z N"/>
        </draw:custom-shape>
        <draw:custom-shape draw:style-name="gr1" draw:text-style-name="P1" draw:id="id416" draw:layer="layout" svg:width="3.369cm" svg:height="0.7cm" svg:x="44.97cm" svg:y="15.095cm">
          <text:p text:style-name="P1">AnimationEntryLoop</text:p>
          <draw:enhanced-geometry svg:viewBox="0 0 21600 21600" draw:type="rectangle" draw:enhanced-path="M 0 0 L 21600 0 21600 21600 0 21600 0 0 Z N"/>
        </draw:custom-shape>
        <draw:connector draw:style-name="inheritance_20__28_public_29_" draw:layer="layout" svg:x1="41.054cm" svg:y1="12.761cm" svg:x2="41.754cm" svg:y2="10.947cm" draw:start-shape="id412" draw:start-glue-point="0" draw:end-shape="id413" draw:end-glue-point="4" svg:d="m41054 12761v-907h700v-907">
          <text:p/>
        </draw:connector>
        <draw:connector draw:style-name="inheritance_20__28_public_29_" draw:layer="layout" svg:x1="43.18cm" svg:y1="13.851cm" svg:x2="43.206cm" svg:y2="10.947cm" draw:start-shape="id414" draw:start-glue-point="0" draw:end-shape="id413" draw:end-glue-point="7" svg:d="m43180 13851v-1452h26v-1452">
          <text:p/>
        </draw:connector>
        <draw:connector draw:style-name="inheritance_20__28_public_29_" draw:layer="layout" svg:x1="46.264cm" svg:y1="12.762cm" svg:x2="45.355cm" svg:y2="10.947cm" draw:start-shape="id415" draw:start-glue-point="0" draw:end-shape="id413" draw:end-glue-point="11" svg:d="m46264 12762v-907h-909v-908">
          <text:p/>
        </draw:connector>
        <draw:connector draw:style-name="inheritance_20__28_public_29_" draw:layer="layout" svg:x1="46.654cm" svg:y1="15.095cm" svg:x2="46.264cm" svg:y2="13.462cm" draw:start-shape="id416" draw:start-glue-point="0" draw:end-shape="id415" draw:end-glue-point="2" svg:d="m46654 15095v-816h-390v-817">
          <text:p/>
        </draw:connector>
        <draw:custom-shape draw:style-name="namespace" draw:layer="layout" svg:width="13.192cm" svg:height="12.851cm" svg:x="18.221cm" svg:y="10.306cm">
          <text:p>primitive2d</text:p>
          <draw:enhanced-geometry svg:viewBox="0 0 21600 21600" draw:type="rectangle" draw:enhanced-path="M 0 0 L 21600 0 21600 21600 0 21600 0 0 Z N"/>
        </draw:custom-shape>
        <draw:custom-shape draw:style-name="gr1" draw:text-style-name="P1" draw:id="id418" draw:layer="layout" svg:width="7.594cm" svg:height="0.571cm" svg:x="22.627cm" svg:y="11.429cm">
          <draw:glue-point draw:id="4" svg:x="-4.352cm" svg:y="5.008cm"/>
          <text:p text:style-name="P1">BasePrimitive2D</text:p>
          <draw:enhanced-geometry svg:viewBox="0 0 21600 21600" draw:type="rectangle" draw:enhanced-path="M 0 0 L 21600 0 21600 21600 0 21600 0 0 Z N"/>
        </draw:custom-shape>
        <draw:custom-shape draw:style-name="gr1" draw:text-style-name="P1" draw:id="id417" draw:layer="layout" svg:width="5.416cm" svg:height="0.57cm" svg:x="21.487cm" svg:y="13.917cm">
          <draw:glue-point draw:id="4" svg:x="-4.379cm" svg:y="5.017cm"/>
          <text:p text:style-name="P1">GroupPrimitive2D</text:p>
          <draw:enhanced-geometry svg:viewBox="0 0 21600 21600" draw:type="rectangle" draw:enhanced-path="M 0 0 L 21600 0 21600 21600 0 21600 0 0 Z N"/>
        </draw:custom-shape>
        <draw:connector draw:style-name="inheritance_20__28_public_29_" draw:layer="layout" svg:x1="24.195cm" svg:y1="13.917cm" svg:x2="23.12cm" svg:y2="11.999cm" draw:start-shape="id417" draw:start-glue-point="0" draw:end-shape="id418" draw:end-glue-point="4" svg:d="m24195 13917v-959h-1075v-959">
          <text:p/>
        </draw:connector>
        <draw:custom-shape draw:style-name="gr1" draw:text-style-name="P1" draw:id="id419" draw:layer="layout" svg:width="4.38cm" svg:height="0.545cm" svg:x="19.62cm" svg:y="15.576cm">
          <draw:glue-point draw:id="4" svg:x="-2.454cm" svg:y="5.009cm"/>
          <draw:glue-point draw:id="5" svg:x="2.043cm" svg:y="5.009cm"/>
          <text:p text:style-name="P1">AnimatedSwitchPrimitive2D</text:p>
          <draw:enhanced-geometry svg:viewBox="0 0 21600 21600" draw:type="rectangle" draw:enhanced-path="M 0 0 L 21600 0 21600 21600 0 21600 0 0 Z N"/>
        </draw:custom-shape>
        <draw:connector draw:style-name="inheritance_20__28_public_29_" draw:layer="layout" svg:x1="21.81cm" svg:y1="15.576cm" svg:x2="21.824cm" svg:y2="14.487cm" draw:start-shape="id419" draw:start-glue-point="0" draw:end-shape="id417" draw:end-glue-point="4" svg:d="m21810 15576v-545h14v-544">
          <text:p/>
        </draw:connector>
        <draw:custom-shape draw:style-name="gr1" draw:text-style-name="P1" draw:id="id420" draw:layer="layout" svg:width="4.38cm" svg:height="0.545cm" svg:x="18.741cm" svg:y="18.974cm">
          <text:p text:style-name="P1">AnimatedBlinkPrimitive2D</text:p>
          <draw:enhanced-geometry svg:viewBox="0 0 21600 21600" draw:type="rectangle" draw:enhanced-path="M 0 0 L 21600 0 21600 21600 0 21600 0 0 Z N"/>
        </draw:custom-shape>
        <draw:custom-shape draw:style-name="gr1" draw:text-style-name="P1" draw:id="id421" draw:layer="layout" svg:width="5.287cm" svg:height="0.545cm" svg:x="21.851cm" svg:y="17.703cm">
          <text:p text:style-name="P1">AnimatedInterpolatePrimitive2D</text:p>
          <draw:enhanced-geometry svg:viewBox="0 0 21600 21600" draw:type="rectangle" draw:enhanced-path="M 0 0 L 21600 0 21600 21600 0 21600 0 0 Z N"/>
        </draw:custom-shape>
        <draw:connector draw:style-name="inheritance_20__28_public_29_" draw:layer="layout" svg:x1="20.931cm" svg:y1="18.974cm" svg:x2="20.736cm" svg:y2="16.12cm" draw:start-shape="id420" draw:start-glue-point="0" draw:end-shape="id419" draw:end-glue-point="4" svg:d="m20931 18974v-1427h-195v-1427">
          <text:p/>
        </draw:connector>
        <draw:connector draw:style-name="inheritance_20__28_public_29_" draw:layer="layout" svg:x1="24.494cm" svg:y1="17.703cm" svg:x2="22.704cm" svg:y2="16.12cm" draw:start-shape="id421" draw:start-glue-point="0" draw:end-shape="id419" draw:end-glue-point="5" svg:d="m24494 17703v-792h-1790v-791">
          <text:p/>
        </draw:connector>
        <draw:connector draw:style-name="data_20_member_20__28_pointer_29_" draw:layer="layout" svg:x1="24cm" svg:y1="15.848cm" svg:x2="41.338cm" svg:y2="10.636cm" draw:start-shape="id419" draw:start-glue-point="1" draw:end-shape="id413" draw:end-glue-point="3" svg:d="m24000 15848h8669v-5212h8669">
          <text:p>getAnimationEntry()</text:p>
        </draw:connector>
      </draw:page>
      <draw:page draw:name="dtrans" draw:style-name="dp1" draw:master-page-name="Default">
        <office:forms form:automatic-focus="false" form:apply-design-mode="false"/>
        <draw:custom-shape draw:style-name="gr1" draw:text-style-name="P1" draw:id="id422" draw:layer="layout" svg:width="3.964cm" svg:height="1.562cm" svg:x="51.813cm" svg:y="45.091cm">
          <draw:glue-point draw:id="4" svg:x="-2.192cm" svg:y="-5cm"/>
          <draw:glue-point draw:id="5" svg:x="2.58cm" svg:y="-5cm"/>
          <draw:glue-point draw:id="6" svg:x="5.002cm" svg:y="2.842cm"/>
          <text:p text:style-name="P3">CDataFormatTranslator</text:p>
          <draw:enhanced-geometry svg:viewBox="0 0 21600 21600" draw:type="rectangle" draw:enhanced-path="M 0 0 L 21600 0 21600 21600 0 21600 0 0 Z N"/>
        </draw:custom-shape>
        <draw:custom-shape draw:style-name="gr2" draw:id="id423" draw:layer="layout" svg:width="7.516cm" svg:height="1.088cm" svg:x="49.168cm" svg:y="41.755cm">
          <text:p text:style-name="P2">com.sun.star.datatransfer.XDataFormatTranslator</text:p>
          <text:p text:style-name="P2">com.sun.star.lang.XServiceInfo</text:p>
          <draw:enhanced-geometry svg:viewBox="0 0 21600 21600" draw:type="rectangle" draw:enhanced-path="M 0 0 L 21600 0 21600 21600 0 21600 0 0 Z N"/>
        </draw:custom-shape>
        <draw:connector draw:style-name="inheritance_20__28_public_29_" draw:layer="layout" svg:x1="52.927cm" svg:y1="45.091cm" svg:x2="52.926cm" svg:y2="42.843cm" draw:start-shape="id422" draw:start-glue-point="4" draw:end-shape="id423" draw:end-glue-point="2" svg:d="m52927 45091v-1124h-1v-1124">
          <text:p/>
        </draw:connector>
        <draw:custom-shape draw:style-name="uno_20_service" draw:id="id424" draw:layer="layout" svg:width="7.413cm" svg:height="0.752cm" svg:x="53.6cm" svg:y="43.361cm">
          <text:p text:style-name="P2">com.sun.star.datatransfer.DataFormatTranslator</text:p>
          <draw:enhanced-geometry svg:viewBox="0 0 21600 21600" draw:type="rectangle" draw:enhanced-path="M 0 0 L 21600 0 21600 21600 0 21600 0 0 Z N"/>
        </draw:custom-shape>
        <draw:connector draw:style-name="inheritance_20__28_public_29_" draw:layer="layout" svg:x1="54.817cm" svg:y1="45.091cm" svg:x2="57.306cm" svg:y2="44.113cm" draw:start-shape="id422" draw:start-glue-point="5" draw:end-shape="id424" draw:end-glue-point="2" svg:d="m54817 45091v-489h2489v-489">
          <text:p/>
        </draw:connector>
        <draw:custom-shape draw:style-name="gr5" draw:id="id425" draw:layer="layout" svg:width="2.721cm" svg:height="0.7cm" svg:x="58.472cm" svg:y="46.368cm">
          <text:p>FormatEntry</text:p>
          <draw:enhanced-geometry svg:viewBox="0 0 21600 21600" draw:type="rectangle" draw:enhanced-path="M 0 0 L 21600 0 21600 21600 0 21600 0 0 Z N"/>
        </draw:custom-shape>
        <draw:custom-shape draw:style-name="gr14" draw:id="id426" draw:layer="layout" svg:width="5.777cm" svg:height="1.157cm" svg:x="63.812cm" svg:y="46.533cm">
          <draw:glue-point draw:id="4" svg:x="-5.001cm" svg:y="-3.001cm"/>
          <draw:glue-point draw:id="5" svg:x="-5.001cm" svg:y="3.001cm"/>
          <text:p>com.sun.star.datatransfer.DataFlavor</text:p>
          <draw:enhanced-geometry svg:viewBox="0 0 21600 21600" draw:type="rectangle" draw:enhanced-path="M 0 0 L 21600 0 21600 21600 0 21600 0 0 Z N"/>
        </draw:custom-shape>
        <draw:connector draw:style-name="data_20_member_20__28_multiple_29_" draw:layer="layout" svg:x1="55.777cm" svg:y1="46.315cm" svg:x2="58.472cm" svg:y2="46.718cm" draw:start-shape="id422" draw:start-glue-point="6" draw:end-shape="id425" draw:end-glue-point="3" svg:d="m55777 46315h1347v403h1348">
          <text:p/>
        </draw:connector>
        <draw:connector draw:style-name="data_20_member" draw:layer="layout" svg:x1="61.193cm" svg:y1="46.718cm" svg:x2="63.812cm" svg:y2="46.764cm" draw:start-shape="id425" draw:start-glue-point="1" draw:end-shape="id426" draw:end-glue-point="4" svg:d="m61193 46718h1309v46h1310">
          <text:p/>
        </draw:connector>
        <draw:frame draw:style-name="annotation" draw:layer="layout" svg:width="7.49cm" svg:height="1.344cm" svg:x="69.954cm" svg:y="46.63cm">
          <draw:text-box>
            <text:p><text:span text:style-name="T1">DataFlavor</text:span> keeps track of the mime type, human-readable name, and the data type.</text:p>
          </draw:text-box>
        </draw:frame>
        <draw:custom-shape draw:style-name="gr1" draw:text-style-name="P1" draw:id="id427" draw:layer="layout" svg:width="3.292cm" svg:height="1.296cm" svg:x="42.015cm" svg:y="46.731cm">
          <draw:glue-point draw:id="4" svg:x="-2.168cm" svg:y="-5.015cm"/>
          <draw:glue-point draw:id="5" svg:x="2.475cm" svg:y="-5.015cm"/>
          <draw:glue-point draw:id="6" svg:x="5.003cm" svg:y="2.846cm"/>
          <draw:glue-point draw:id="7" svg:x="5.003cm" svg:y="-2.565cm"/>
          <text:p text:style-name="P1">CDOTransferable</text:p>
          <draw:enhanced-geometry svg:viewBox="0 0 21600 21600" draw:type="rectangle" draw:enhanced-path="M 0 0 L 21600 0 21600 21600 0 21600 0 0 Z N"/>
        </draw:custom-shape>
        <draw:custom-shape draw:style-name="gr2" draw:id="id428" draw:layer="layout" svg:width="7.646cm" svg:height="1.036cm" svg:x="36.909cm" svg:y="42.662cm">
          <text:p>com.sun.star.datatransfer.XTransferable</text:p>
          <text:p>com.sun.star.datatransfer.XSystemTransferable</text:p>
          <draw:enhanced-geometry svg:viewBox="0 0 21600 21600" draw:type="rectangle" draw:enhanced-path="M 0 0 L 21600 0 21600 21600 0 21600 0 0 Z N"/>
        </draw:custom-shape>
        <draw:connector draw:style-name="inheritance_20__28_public_29_" draw:layer="layout" svg:x1="42.948cm" svg:y1="46.731cm" svg:x2="40.732cm" svg:y2="43.698cm" draw:start-shape="id427" draw:start-glue-point="4" draw:end-shape="id428" draw:end-glue-point="2" svg:d="m42948 46731v-1516h-2216v-1517">
          <text:p/>
        </draw:connector>
        <draw:connector draw:style-name="data_20_member_20__28_multiple_29_" draw:layer="layout" svg:x1="45.307cm" svg:y1="47.047cm" svg:x2="63.812cm" svg:y2="47.458cm" draw:start-shape="id427" draw:start-glue-point="7" draw:end-shape="id426" draw:end-glue-point="5" svg:d="m45307 47047h9252v411h9253">
          <text:p/>
        </draw:connector>
        <draw:custom-shape draw:style-name="gr2" draw:id="id429" draw:layer="layout" svg:width="8.138cm" svg:height="0.648cm" svg:x="48.001cm" svg:y="48.96cm">
          <text:p>com.sun.star.datatransfer.XMimeContentTypeFactory</text:p>
          <draw:enhanced-geometry svg:viewBox="0 0 21600 21600" draw:type="rectangle" draw:enhanced-path="M 0 0 L 21600 0 21600 21600 0 21600 0 0 Z N"/>
        </draw:custom-shape>
        <draw:connector draw:style-name="data_20_member_20__28_pointer_29_" draw:layer="layout" svg:x1="45.307cm" svg:y1="47.747cm" svg:x2="48.001cm" svg:y2="49.284cm" draw:start-shape="id427" draw:start-glue-point="6" draw:end-shape="id429" draw:end-glue-point="3" svg:d="m45307 47747h1347v1537h1347">
          <text:p/>
        </draw:connector>
        <draw:custom-shape draw:style-name="gr1" draw:text-style-name="P1" draw:id="id430" draw:layer="layout" svg:width="4.588cm" svg:height="0.777cm" svg:x="54.065cm" svg:y="51.733cm">
          <draw:glue-point draw:id="4" svg:x="-2.343cm" svg:y="-5.019cm"/>
          <draw:glue-point draw:id="5" svg:x="2.515cm" svg:y="-5.019cm"/>
          <text:p text:style-name="P1">CMimeContentTypeFactory</text:p>
          <draw:enhanced-geometry svg:viewBox="0 0 21600 21600" draw:type="rectangle" draw:enhanced-path="M 0 0 L 21600 0 21600 21600 0 21600 0 0 Z N"/>
        </draw:custom-shape>
        <draw:connector draw:style-name="inheritance_20__28_public_29_" draw:layer="layout" svg:x1="55.285cm" svg:y1="51.733cm" svg:x2="52.07cm" svg:y2="49.608cm" draw:start-shape="id430" draw:start-glue-point="4" draw:end-shape="id429" draw:end-glue-point="2" svg:d="m55285 51733v-1063h-3215v-1062">
          <text:p/>
        </draw:connector>
        <draw:custom-shape draw:style-name="uno_20_service" draw:id="id431" draw:layer="layout" svg:width="7.905cm" svg:height="0.648cm" svg:x="57.824cm" svg:y="49.401cm">
          <text:p>com.sun.star.datatransfer.MimeContentTypeFactory</text:p>
          <draw:enhanced-geometry svg:viewBox="0 0 21600 21600" draw:type="rectangle" draw:enhanced-path="M 0 0 L 21600 0 21600 21600 0 21600 0 0 Z N"/>
        </draw:custom-shape>
        <draw:connector draw:style-name="inheritance_20__28_public_29_" draw:layer="layout" svg:x1="57.512cm" svg:y1="51.733cm" svg:x2="61.776cm" svg:y2="50.049cm" draw:start-shape="id430" draw:start-glue-point="5" draw:end-shape="id431" draw:end-glue-point="2" svg:d="m57512 51733v-842h4264v-842">
          <text:p/>
        </draw:connector>
        <draw:custom-shape draw:style-name="gr1" draw:text-style-name="P1" draw:id="id432" draw:layer="layout" svg:width="3.421cm" svg:height="1.814cm" svg:x="31.387cm" svg:y="45.357cm">
          <draw:glue-point draw:id="4" svg:x="5.001cm" svg:y="-2.712cm"/>
          <draw:glue-point draw:id="5" svg:x="5.001cm" svg:y="2.431cm"/>
          <draw:glue-point draw:id="6" svg:x="-5.004cm" svg:y="-2.712cm"/>
          <draw:glue-point draw:id="7" svg:x="-5.004cm" svg:y="2.861cm"/>
          <text:p text:style-name="P1">CDTransObjFactory</text:p>
          <draw:enhanced-geometry svg:viewBox="0 0 21600 21600" draw:type="rectangle" draw:enhanced-path="M 0 0 L 21600 0 21600 21600 0 21600 0 0 Z N"/>
        </draw:custom-shape>
        <draw:connector draw:style-name="local_20_usage_20__2f__20_return_20_type" draw:layer="layout" svg:x1="34.807cm" svg:y1="46.704cm" svg:x2="42.015cm" svg:y2="47.379cm" draw:start-shape="id432" draw:start-glue-point="5" draw:end-shape="id427" draw:end-glue-point="3" svg:d="m34807 46704h3604v675h3604">
          <text:p/>
        </draw:connector>
        <draw:custom-shape draw:style-name="gr1" draw:text-style-name="P1" draw:id="id434" draw:layer="layout" svg:width="2.229cm" svg:height="0.855cm" svg:x="21.589cm" svg:y="42.636cm">
          <draw:glue-point draw:id="4" svg:x="-2.552cm" svg:y="-5.017cm"/>
          <draw:glue-point draw:id="5" svg:x="2.211cm" svg:y="-5.017cm"/>
          <text:p text:style-name="P1">DragSource</text:p>
          <draw:enhanced-geometry svg:viewBox="0 0 21600 21600" draw:type="rectangle" draw:enhanced-path="M 0 0 L 21600 0 21600 21600 0 21600 0 0 Z N"/>
        </draw:custom-shape>
        <draw:custom-shape draw:style-name="gr1" draw:text-style-name="P1" draw:id="id433" draw:layer="layout" svg:width="2.177cm" svg:height="0.855cm" svg:x="19.103cm" svg:y="48.703cm">
          <draw:glue-point draw:id="4" svg:x="-2.742cm" svg:y="-5.017cm"/>
          <draw:glue-point draw:id="5" svg:x="2.255cm" svg:y="-5.017cm"/>
          <text:p text:style-name="P1">DropTarget</text:p>
          <draw:enhanced-geometry svg:viewBox="0 0 21600 21600" draw:type="rectangle" draw:enhanced-path="M 0 0 L 21600 0 21600 21600 0 21600 0 0 Z N"/>
        </draw:custom-shape>
        <draw:connector draw:style-name="data_20_member" draw:layer="layout" svg:x1="21.28cm" svg:y1="49.13cm" svg:x2="31.387cm" svg:y2="46.782cm" draw:start-shape="id433" draw:start-glue-point="1" draw:end-shape="id432" draw:end-glue-point="7" svg:d="m21280 49130h5053v-2348h5054">
          <text:p/>
        </draw:connector>
        <draw:connector draw:style-name="data_20_member" draw:layer="layout" svg:x1="23.818cm" svg:y1="43.063cm" svg:x2="31.387cm" svg:y2="45.773cm" draw:start-shape="id434" draw:start-glue-point="1" draw:end-shape="id432" draw:end-glue-point="6" svg:d="m23818 43063h3784v2710h3785">
          <text:p/>
        </draw:connector>
        <draw:custom-shape draw:style-name="gr2" draw:id="id435" draw:layer="layout" svg:width="6.92cm" svg:height="1.4cm" svg:x="15.421cm" svg:y="39.24cm">
          <text:p>com.sun.star.datatransfer.dnd.XDragSource</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22.135cm" svg:y1="42.636cm" svg:x2="18.881cm" svg:y2="40.64cm" draw:start-shape="id434" draw:start-glue-point="4" draw:end-shape="id435" draw:end-glue-point="2" svg:d="m22135 42636v-998h-3254v-998">
          <text:p/>
        </draw:connector>
        <draw:custom-shape draw:style-name="uno_20_service" draw:id="id436" draw:layer="layout" svg:width="7.154cm" svg:height="0.777cm" svg:x="20.838cm" svg:y="38.101cm">
          <text:p>com.sun.star.datatransfer.dnd.OleDragSource</text:p>
          <draw:enhanced-geometry svg:viewBox="0 0 21600 21600" draw:type="rectangle" draw:enhanced-path="M 0 0 L 21600 0 21600 21600 0 21600 0 0 Z N"/>
        </draw:custom-shape>
        <draw:connector draw:style-name="inheritance_20__28_public_29_" draw:layer="layout" svg:x1="23.195cm" svg:y1="42.636cm" svg:x2="24.415cm" svg:y2="38.878cm" draw:start-shape="id434" draw:start-glue-point="5" draw:end-shape="id436" draw:end-glue-point="2" svg:d="m23195 42636v-1880h1220v-1878">
          <text:p/>
        </draw:connector>
        <draw:custom-shape draw:style-name="gr2" draw:id="id437" draw:layer="layout" svg:width="6.92cm" svg:height="1.4cm" svg:x="12.934cm" svg:y="45.567cm">
          <text:p>com.sun.star.datatransfer.dnd.XDropTarget</text:p>
          <text:p>com.sun.star.lang.XInitialization</text:p>
          <text:p>com.sun.star.lang.XServiceInfo</text:p>
          <draw:enhanced-geometry svg:viewBox="0 0 21600 21600" draw:type="rectangle" draw:enhanced-path="M 0 0 L 21600 0 21600 21600 0 21600 0 0 Z N"/>
        </draw:custom-shape>
        <draw:custom-shape draw:style-name="uno_20_service" draw:id="id438" draw:layer="layout" svg:width="6.998cm" svg:height="0.674cm" svg:x="19.179cm" svg:y="44.372cm">
          <text:p>com.sun.star.datatransfer.dnd.OleDropTarget</text:p>
          <draw:enhanced-geometry svg:viewBox="0 0 21600 21600" draw:type="rectangle" draw:enhanced-path="M 0 0 L 21600 0 21600 21600 0 21600 0 0 Z N"/>
        </draw:custom-shape>
        <draw:connector draw:style-name="inheritance_20__28_public_29_" draw:layer="layout" svg:x1="19.595cm" svg:y1="48.703cm" svg:x2="16.394cm" svg:y2="46.967cm" draw:start-shape="id433" draw:start-glue-point="4" draw:end-shape="id437" svg:d="m19595 48703v-868h-3201v-868">
          <text:p/>
        </draw:connector>
        <draw:connector draw:style-name="inheritance_20__28_public_29_" draw:layer="layout" svg:x1="20.681cm" svg:y1="48.703cm" svg:x2="22.678cm" svg:y2="45.046cm" draw:start-shape="id433" draw:start-glue-point="5" draw:end-shape="id438" draw:end-glue-point="2" svg:d="m20681 48703v-1829h1997v-1828">
          <text:p/>
        </draw:connector>
        <draw:custom-shape draw:style-name="gr1" draw:text-style-name="P1" draw:id="id440" draw:layer="layout" svg:width="3.629cm" svg:height="0.726cm" svg:x="39.862cm" svg:y="58.446cm">
          <text:p text:style-name="P1">CWinClipboardDummy</text:p>
          <draw:enhanced-geometry svg:viewBox="0 0 21600 21600" draw:type="rectangle" draw:enhanced-path="M 0 0 L 21600 0 21600 21600 0 21600 0 0 Z N"/>
        </draw:custom-shape>
        <draw:custom-shape draw:style-name="gr1" draw:text-style-name="P1" draw:id="id439" draw:layer="layout" svg:width="4.044cm" svg:height="0.674cm" svg:x="43.179cm" svg:y="61.323cm">
          <draw:glue-point draw:id="4" svg:x="-2.221cm" svg:y="-5.018cm"/>
          <draw:glue-point draw:id="5" svg:x="2.54cm" svg:y="-5.018cm"/>
          <text:p text:style-name="P1">CWinClipboard</text:p>
          <draw:enhanced-geometry svg:viewBox="0 0 21600 21600" draw:type="rectangle" draw:enhanced-path="M 0 0 L 21600 0 21600 21600 0 21600 0 0 Z N"/>
        </draw:custom-shape>
        <draw:custom-shape draw:style-name="gr2" draw:id="id441" draw:layer="layout" svg:width="8.657cm" svg:height="1.762cm" svg:x="45.979cm" svg:y="56.322cm">
          <text:p>com.sun.star.datatransfer.clipboard.XClipboardEx</text:p>
          <text:p>com.sun.star.datatransfer.clipboard.XClipboardNotifier</text:p>
          <text:p>com.sun.star.datatransfer.clipboard.XFlushableClipboard</text:p>
          <text:p>com.sun.star.lang.XServiceInfo</text:p>
          <draw:enhanced-geometry svg:viewBox="0 0 21600 21600" draw:type="rectangle" draw:enhanced-path="M 0 0 L 21600 0 21600 21600 0 21600 0 0 Z N"/>
        </draw:custom-shape>
        <draw:connector draw:style-name="inheritance_20__28_public_29_" draw:layer="layout" svg:x1="44.303cm" svg:y1="61.323cm" svg:x2="41.676cm" svg:y2="59.172cm" draw:start-shape="id439" draw:start-glue-point="4" draw:end-shape="id440" draw:end-glue-point="2" svg:d="m44303 61323v-1075h-2627v-1076">
          <text:p/>
        </draw:connector>
        <draw:connector draw:style-name="inheritance_20__28_public_29_" draw:layer="layout" svg:x1="46.228cm" svg:y1="61.323cm" svg:x2="50.307cm" svg:y2="58.084cm" draw:start-shape="id439" draw:start-glue-point="5" draw:end-shape="id441" draw:end-glue-point="2" svg:d="m46228 61323v-1619h4079v-1620">
          <text:p/>
        </draw:connector>
        <draw:custom-shape draw:style-name="uno_20_service" draw:id="id442" draw:layer="layout" svg:width="7.931cm" svg:height="0.725cm" svg:x="35.275cm" svg:y="52.408cm">
          <draw:glue-point draw:id="4" svg:x="-3.529cm" svg:y="5.006cm"/>
          <text:p>com.sun.star.datatransfer.clipboard.SystemClipboard</text:p>
          <draw:enhanced-geometry svg:viewBox="0 0 21600 21600" draw:type="rectangle" draw:enhanced-path="M 0 0 L 21600 0 21600 21600 0 21600 0 0 Z N"/>
        </draw:custom-shape>
        <draw:connector draw:style-name="inheritance_20__28_public_29_" draw:layer="layout" svg:x1="45.201cm" svg:y1="61.323cm" svg:x2="39.24cm" svg:y2="53.133cm" draw:start-shape="id439" draw:start-glue-point="0" draw:end-shape="id442" svg:d="m45201 61323v-4095h-5961v-4095">
          <text:p/>
        </draw:connector>
        <draw:custom-shape draw:style-name="gr1" draw:text-style-name="P1" draw:id="id443" draw:layer="layout" svg:width="3.033cm" svg:height="2.722cm" svg:x="50.153cm" svg:y="61.09cm">
          <draw:glue-point draw:id="4" svg:x="5.001cm" svg:y="-3.857cm"/>
          <draw:glue-point draw:id="5" svg:x="5.001cm" svg:y="-1.572cm"/>
          <draw:glue-point draw:id="6" svg:x="5.001cm" svg:y="1.285cm"/>
          <draw:glue-point draw:id="7" svg:x="5.001cm" svg:y="3.761cm"/>
          <text:p text:style-name="P1">CWinClipbImpl</text:p>
          <draw:enhanced-geometry svg:viewBox="0 0 21600 21600" draw:type="rectangle" draw:enhanced-path="M 0 0 L 21600 0 21600 21600 0 21600 0 0 Z N"/>
        </draw:custom-shape>
        <draw:connector draw:style-name="data_20_member_20__28_pointer_29_" draw:layer="layout" svg:x1="47.223cm" svg:y1="61.66cm" svg:x2="50.153cm" svg:y2="62.451cm" draw:start-shape="id439" draw:start-glue-point="1" draw:end-shape="id443" draw:end-glue-point="3" svg:d="m47223 61660h1465v791h1465">
          <text:p>m_pImpl</text:p>
        </draw:connector>
        <draw:custom-shape draw:style-name="gr1" draw:text-style-name="P1" draw:id="id444" draw:layer="layout" svg:width="3.162cm" svg:height="0.7cm" svg:x="55.415cm" svg:y="60.625cm">
          <text:p text:style-name="P1">CMtaOleClipboard</text:p>
          <draw:enhanced-geometry svg:viewBox="0 0 21600 21600" draw:type="rectangle" draw:enhanced-path="M 0 0 L 21600 0 21600 21600 0 21600 0 0 Z N"/>
        </draw:custom-shape>
        <draw:connector draw:style-name="data_20_member" draw:layer="layout" svg:x1="53.185cm" svg:y1="61.402cm" svg:x2="55.415cm" svg:y2="60.975cm" draw:start-shape="id443" draw:start-glue-point="4" draw:end-shape="id444" draw:end-glue-point="3" svg:d="m53185 61402h1115v-427h1115">
          <text:p/>
        </draw:connector>
        <draw:connector draw:style-name="data_20_member_20__28_pointer_29_" draw:layer="layout" draw:line-skew="0cm 4.596cm" svg:x1="53.185cm" svg:y1="63.474cm" svg:x2="43.179cm" svg:y2="61.66cm" draw:start-shape="id443" draw:start-glue-point="7" draw:end-shape="id439" draw:end-glue-point="3" svg:d="m53185 63474h501v1711h-11008v-3525h501">
          <text:p/>
        </draw:connector>
        <draw:custom-shape draw:style-name="gr1" draw:text-style-name="P1" draw:id="id445" draw:layer="layout" svg:width="3.836cm" svg:height="1.27cm" svg:x="55.309cm" svg:y="63.137cm">
          <draw:glue-point draw:id="4" svg:x="5.002cm" svg:y="-2.551cm"/>
          <draw:glue-point draw:id="5" svg:x="5.002cm" svg:y="2.755cm"/>
          <text:p text:style-name="P1">CXNotifyingDataObject</text:p>
          <draw:enhanced-geometry svg:viewBox="0 0 21600 21600" draw:type="rectangle" draw:enhanced-path="M 0 0 L 21600 0 21600 21600 0 21600 0 0 Z N"/>
        </draw:custom-shape>
        <draw:connector draw:style-name="data_20_member_20__28_pointer_29_" draw:layer="layout" svg:x1="53.186cm" svg:y1="62.451cm" svg:x2="55.309cm" svg:y2="63.772cm" draw:start-shape="id443" draw:start-glue-point="1" draw:end-shape="id445" draw:end-glue-point="3" svg:d="m53186 62451h1061v1321h1062">
          <text:p/>
        </draw:connector>
        <draw:frame draw:style-name="annotation" draw:layer="layout" svg:width="12.752cm" svg:height="3.105cm" svg:x="44.191cm" svg:y="67.107cm">
          <draw:text-box>
            <text:p>When <text:span text:style-name="T1">Window::GetClipboard()</text:span> is called, it creates a system clipboard instance via service name <text:span text:style-name="T1">com.sun.star.datatransfer.clipboard.SystemClipboard</text:span>, and its instance stored with that <text:span text:style-name="T1">Window</text:span> instance. <text:s/>Only the topmost application frame window instance stores the system clipboard instance. <text:s/>The class that implements the system clipboard service varies from platform to platform. <text:s/>For instance, <text:span text:style-name="T1">CWinClipboard</text:span> implements this service for the Windows platform, while <text:span text:style-name="T1">X11Clipboard</text:span> does for Unix.</text:p>
          </draw:text-box>
        </draw:frame>
        <draw:custom-shape draw:style-name="gr2" draw:id="id446" draw:layer="layout" svg:width="6.221cm" svg:height="0.699cm" svg:x="63.165cm" svg:y="62.231cm">
          <text:p>com.sun.star.datatransfer.XTransferable</text:p>
          <draw:enhanced-geometry svg:viewBox="0 0 21600 21600" draw:type="rectangle" draw:enhanced-path="M 0 0 L 21600 0 21600 21600 0 21600 0 0 Z N"/>
        </draw:custom-shape>
        <draw:connector draw:style-name="data_20_member_20__28_pointer_29_" draw:layer="layout" svg:x1="59.145cm" svg:y1="63.449cm" svg:x2="63.165cm" svg:y2="62.58cm" draw:start-shape="id445" draw:start-glue-point="4" draw:end-shape="id446" draw:end-glue-point="3" svg:d="m59145 63449h2010v-869h2010">
          <text:p/>
        </draw:connector>
        <draw:custom-shape draw:style-name="gr2" draw:id="id447" draw:layer="layout" svg:width="8.06cm" svg:height="0.674cm" svg:x="63.242cm" svg:y="63.448cm">
          <text:p>com.sun.star.datatransfer.clipboard.XClipboardOwner</text:p>
          <draw:enhanced-geometry svg:viewBox="0 0 21600 21600" draw:type="rectangle" draw:enhanced-path="M 0 0 L 21600 0 21600 21600 0 21600 0 0 Z N"/>
        </draw:custom-shape>
        <draw:connector draw:style-name="data_20_member_20__28_pointer_29_" draw:layer="layout" svg:x1="59.145cm" svg:y1="63.772cm" svg:x2="63.242cm" svg:y2="63.785cm" draw:start-shape="id445" draw:start-glue-point="1" draw:end-shape="id447" draw:end-glue-point="3" svg:d="m59145 63772h2049v13h2048">
          <text:p/>
        </draw:connector>
        <draw:custom-shape draw:style-name="gr1" draw:text-style-name="P1" draw:id="id448" draw:layer="layout" svg:width="2.436cm" svg:height="0.622cm" svg:x="30.947cm" svg:y="60.805cm">
          <draw:glue-point draw:id="4" svg:x="2.869cm" svg:y="-5.016cm"/>
          <draw:glue-point draw:id="5" svg:x="-2.664cm" svg:y="-5.016cm"/>
          <text:p text:style-name="P1">X11Clipboard</text:p>
          <draw:enhanced-geometry svg:viewBox="0 0 21600 21600" draw:type="rectangle" draw:enhanced-path="M 0 0 L 21600 0 21600 21600 0 21600 0 0 Z N"/>
        </draw:custom-shape>
        <draw:custom-shape draw:style-name="namespace" draw:layer="layout" svg:width="21.279cm" svg:height="15.785cm" svg:x="13.97cm" svg:y="60.052cm">
          <text:p>x11</text:p>
          <draw:enhanced-geometry svg:viewBox="0 0 21600 21600" draw:type="rectangle" draw:enhanced-path="M 0 0 L 21600 0 21600 21600 0 21600 0 0 Z N"/>
        </draw:custom-shape>
        <draw:custom-shape draw:style-name="gr2" draw:id="id449" draw:layer="layout" svg:width="8.657cm" svg:height="1.762cm" svg:x="24.884cm" svg:y="55.855cm">
          <text:p>com.sun.star.datatransfer.clipboard.XClipboardEx</text:p>
          <text:p>com.sun.star.datatransfer.clipboard.XClipboardNotifier</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31.517cm" svg:y1="60.805cm" svg:x2="29.212cm" svg:y2="57.617cm" draw:start-shape="id448" draw:start-glue-point="5" draw:end-shape="id449" draw:end-glue-point="2" svg:d="m31517 60805v-1594h-2305v-1594">
          <text:p/>
        </draw:connector>
        <draw:connector draw:style-name="inheritance_20__28_public_29_" draw:layer="layout" draw:line-skew="2.151cm" svg:x1="32.863cm" svg:y1="60.805cm" svg:x2="36.442cm" svg:y2="53.132cm" draw:start-shape="id448" draw:start-glue-point="4" draw:end-shape="id442" draw:end-glue-point="4" svg:d="m32863 60805v-1685h3579v-5988">
          <text:p/>
        </draw:connector>
      </draw:page>
      <draw:page draw:name="extensions" draw:style-name="dp1" draw:master-page-name="Default">
        <office:forms form:automatic-focus="false" form:apply-design-mode="false"/>
        <draw:custom-shape draw:style-name="namespace" draw:layer="layout" svg:width="41.825cm" svg:height="19.052cm" svg:x="2.021cm" svg:y="5.995cm">
          <text:p>pcr</text:p>
          <draw:enhanced-geometry svg:viewBox="0 0 21600 21600" draw:type="rectangle" draw:enhanced-path="M 0 0 L 21600 0 21600 21600 0 21600 0 0 Z N"/>
        </draw:custom-shape>
        <draw:custom-shape draw:style-name="gr1" draw:text-style-name="P1" draw:layer="layout" svg:width="2.812cm" svg:height="0.607cm" svg:x="33.138cm" svg:y="9.748cm">
          <text:p text:style-name="P1">OBrowserListBox</text:p>
          <draw:enhanced-geometry svg:viewBox="0 0 21600 21600" draw:type="rectangle" draw:enhanced-path="M 0 0 L 21600 0 21600 21600 0 21600 0 0 Z N"/>
        </draw:custom-shape>
        <draw:custom-shape draw:style-name="gr1" draw:text-style-name="P1" draw:id="id452" draw:layer="layout" svg:width="2.98cm" svg:height="0.648cm" svg:x="30.193cm" svg:y="7.928cm">
          <text:p text:style-name="P1">OPropertyEditor</text:p>
          <draw:enhanced-geometry svg:viewBox="0 0 21600 21600" draw:type="rectangle" draw:enhanced-path="M 0 0 L 21600 0 21600 21600 0 21600 0 0 Z N"/>
        </draw:custom-shape>
        <draw:custom-shape draw:style-name="gr1" draw:text-style-name="P1" draw:id="id450" draw:layer="layout" svg:width="4.224cm" svg:height="0.674cm" svg:x="22.211cm" svg:y="8.266cm">
          <text:p text:style-name="P1">OPropertyBrowserView</text:p>
          <draw:enhanced-geometry svg:viewBox="0 0 21600 21600" draw:type="rectangle" draw:enhanced-path="M 0 0 L 21600 0 21600 21600 0 21600 0 0 Z N"/>
        </draw:custom-shape>
        <draw:custom-shape draw:style-name="class_20__28_external_20_module_29_" draw:id="id451" draw:layer="layout" svg:width="2.307cm" svg:height="0.57cm" svg:x="22.106cm" svg:y="1.838cm">
          <text:p>Window</text:p>
          <draw:enhanced-geometry svg:viewBox="0 0 21600 21600" draw:type="rectangle" draw:enhanced-path="M 0 0 L 21600 0 21600 21600 0 21600 0 0 Z N"/>
        </draw:custom-shape>
        <draw:connector draw:style-name="inheritance_20__28_public_29_" draw:layer="layout" svg:x1="24.323cm" svg:y1="8.266cm" svg:x2="23.259cm" svg:y2="2.408cm" draw:start-shape="id450" draw:start-glue-point="0" draw:end-shape="id451" draw:end-glue-point="2" svg:d="m24323 8266v-2929h-1064v-2929">
          <text:p/>
        </draw:connector>
        <draw:connector draw:style-name="data_20_member_20__28_pointer_29_" draw:layer="layout" svg:x1="26.435cm" svg:y1="8.603cm" svg:x2="30.193cm" svg:y2="8.252cm" draw:start-shape="id450" draw:start-glue-point="1" draw:end-shape="id452" draw:end-glue-point="3" svg:d="m26435 8603h1879v-351h1879">
          <text:p>getPropertyBox()</text:p>
        </draw:connector>
        <draw:custom-shape draw:style-name="gr1" draw:text-style-name="P1" draw:id="id453" draw:layer="layout" svg:width="4.613cm" svg:height="0.677cm" svg:x="13.062cm" svg:y="11.299cm">
          <draw:glue-point draw:id="4" svg:x="2.308cm" svg:y="-5.007cm"/>
          <draw:glue-point draw:id="5" svg:x="-2.523cm" svg:y="-5.007cm"/>
          <text:p text:style-name="P1">OPropertyBrowserController</text:p>
          <draw:enhanced-geometry svg:viewBox="0 0 21600 21600" draw:type="rectangle" draw:enhanced-path="M 0 0 L 21600 0 21600 21600 0 21600 0 0 Z N"/>
        </draw:custom-shape>
        <draw:custom-shape draw:style-name="gr2" draw:id="id454" draw:layer="layout" svg:width="7.412cm" svg:height="2.825cm" svg:x="8.295cm" svg:y="6.635cm">
          <text:p>com.sun.star.awt.XFocusListener <text:s text:c="15"/></text:p>
          <text:p>com.sun.star.awt.XLayoutConstrains <text:s text:c="12"/></text:p>
          <text:p>com.sun.star.beans.XPropertyChangeListener <text:s text:c="4"/></text:p>
          <text:p>com.sun.star.inspection.XObjectInspector <text:s text:c="6"/></text:p>
          <text:p>com.sun.star.inspection.XPropertyControlFactory</text:p>
          <text:p>com.sun.star.lang.XInitialization <text:s text:c="13"/></text:p>
          <text:p>com.sun.star.lang.XServiceInfo <text:s text:c="16"/></text:p>
          <draw:enhanced-geometry svg:viewBox="0 0 21600 21600" draw:type="rectangle" draw:enhanced-path="M 0 0 L 21600 0 21600 21600 0 21600 0 0 Z N"/>
        </draw:custom-shape>
        <draw:connector draw:style-name="inheritance_20__28_public_29_" draw:layer="layout" svg:x1="14.205cm" svg:y1="11.299cm" svg:x2="12.001cm" svg:y2="9.46cm" draw:start-shape="id453" draw:start-glue-point="5" draw:end-shape="id454" draw:end-glue-point="2" svg:d="m14205 11299v-920h-2204v-919">
          <text:p/>
        </draw:connector>
        <draw:connector draw:style-name="data_20_member_20__28_pointer_29_" draw:layer="layout" svg:x1="17.675cm" svg:y1="11.637cm" svg:x2="22.211cm" svg:y2="8.603cm" draw:start-shape="id453" draw:start-glue-point="1" draw:end-shape="id450" draw:end-glue-point="3" svg:d="m17675 11637h2268v-3034h2268">
          <text:p/>
        </draw:connector>
      </draw:page>
      <draw:page draw:name="filter" draw:style-name="dp1" draw:master-page-name="Default">
        <office:forms form:automatic-focus="false" form:apply-design-mode="false"/>
        <draw:custom-shape draw:style-name="gr3" draw:layer="layout" svg:width="3.749cm" svg:height="1.711cm" svg:x="2.566cm" svg:y="5.032cm">
          <text:p text:style-name="P2">XMLFilterJarHelper</text:p>
          <draw:enhanced-geometry svg:viewBox="0 0 21600 21600" draw:type="rectangle" draw:enhanced-path="M 0 0 L 21600 0 21600 21600 0 21600 0 0 Z N"/>
        </draw:custom-shape>
        <draw:custom-shape draw:style-name="gr1" draw:text-style-name="P1" draw:layer="layout" svg:width="3.976cm" svg:height="1.56cm" svg:x="7.599cm" svg:y="6.215cm">
          <text:p text:style-name="P3">TypeDetectionExporter</text:p>
          <draw:enhanced-geometry svg:viewBox="0 0 21600 21600" draw:type="rectangle" draw:enhanced-path="M 0 0 L 21600 0 21600 21600 0 21600 0 0 Z N"/>
        </draw:custom-shape>
        <draw:custom-shape draw:style-name="gr1" draw:text-style-name="P1" draw:layer="layout" svg:width="4.152cm" svg:height="1.107cm" svg:x="8.983cm" svg:y="3.675cm">
          <text:p text:style-name="P3">filter_info_impl</text:p>
          <draw:enhanced-geometry svg:viewBox="0 0 21600 21600" draw:type="rectangle" draw:enhanced-path="M 0 0 L 21600 0 21600 21600 0 21600 0 0 Z N"/>
        </draw:custom-shape>
        <draw:custom-shape draw:style-name="gr1" draw:text-style-name="P1" draw:layer="layout" svg:width="2.929cm" svg:height="1.348cm" svg:x="3.11cm" svg:y="8.864cm">
          <text:p text:style-name="P3">FlashExporter</text:p>
          <draw:enhanced-geometry svg:viewBox="0 0 21600 21600" draw:type="rectangle" draw:enhanced-path="M 0 0 L 21600 0 21600 21600 0 21600 0 0 Z N"/>
        </draw:custom-shape>
        <draw:custom-shape draw:style-name="gr1" draw:text-style-name="P1" draw:layer="layout" svg:width="2.929cm" svg:height="1.348cm" svg:x="2.521cm" svg:y="20.698cm">
          <text:p text:style-name="P3">FlashExportFilter</text:p>
          <draw:enhanced-geometry svg:viewBox="0 0 21600 21600" draw:type="rectangle" draw:enhanced-path="M 0 0 L 21600 0 21600 21600 0 21600 0 0 Z N"/>
        </draw:custom-shape>
        <draw:custom-shape draw:style-name="namespace" draw:layer="layout" svg:width="12.971cm" svg:height="6.916cm" svg:x="1.716cm" svg:y="19.816cm">
          <text:p text:style-name="P2">swf</text:p>
          <draw:enhanced-geometry svg:viewBox="0 0 21600 21600" draw:type="rectangle" draw:enhanced-path="M 0 0 L 21600 0 21600 21600 0 21600 0 0 Z N"/>
        </draw:custom-shape>
        <draw:custom-shape draw:style-name="gr1" draw:text-style-name="P1" draw:id="id455" draw:layer="layout" svg:width="4.536cm" svg:height="1.167cm" svg:x="7.703cm" svg:y="24.403cm">
          <text:p text:style-name="P3">OslOutputStreamWrapper</text:p>
          <draw:enhanced-geometry svg:viewBox="0 0 21600 21600" draw:type="rectangle" draw:enhanced-path="M 0 0 L 21600 0 21600 21600 0 21600 0 0 Z N"/>
        </draw:custom-shape>
        <draw:custom-shape draw:style-name="gr1" draw:text-style-name="P1" draw:id="id456" draw:layer="layout" svg:width="5.935cm" svg:height="1.27cm" svg:x="8.17cm" svg:y="20.542cm">
          <text:p text:style-name="P3">OslOutputStreamWrapper_Base</text:p>
          <draw:enhanced-geometry svg:viewBox="0 0 21600 21600" draw:type="rectangle" draw:enhanced-path="M 0 0 L 21600 0 21600 21600 0 21600 0 0 Z N"/>
        </draw:custom-shape>
        <draw:connector draw:style-name="inheritance_20__28_public_29_" draw:layer="layout" svg:x1="9.971cm" svg:y1="24.403cm" svg:x2="11.137cm" svg:y2="21.812cm" draw:start-shape="id455" draw:start-glue-point="0" draw:end-shape="id456" svg:d="m9971 24403v-1296h1166v-1295">
          <text:p/>
        </draw:connector>
        <draw:custom-shape draw:style-name="gr1" draw:text-style-name="P1" draw:id="id457" draw:layer="layout" svg:width="2.851cm" svg:height="1.063cm" svg:x="16.412cm" svg:y="7.994cm">
          <draw:glue-point draw:id="4" svg:x="-2.532cm" svg:y="-5.004cm"/>
          <draw:glue-point draw:id="5" svg:x="2.483cm" svg:y="-5.004cm"/>
          <text:p text:style-name="P3">FilterFactory</text:p>
          <draw:enhanced-geometry svg:viewBox="0 0 21600 21600" draw:type="rectangle" draw:enhanced-path="M 0 0 L 21600 0 21600 21600 0 21600 0 0 Z N"/>
        </draw:custom-shape>
        <draw:custom-shape draw:style-name="namespace" draw:layer="layout" svg:width="37.178cm" svg:height="20.617cm" svg:x="15.37cm" svg:y="2.1cm">
          <text:p text:style-name="P2">filter</text:p>
          <draw:enhanced-geometry svg:viewBox="0 0 21600 21600" draw:type="rectangle" draw:enhanced-path="M 0 0 L 21600 0 21600 21600 0 21600 0 0 Z N"/>
        </draw:custom-shape>
        <draw:custom-shape draw:style-name="namespace" draw:layer="layout" svg:width="36.203cm" svg:height="18.701cm" svg:x="15.837cm" svg:y="2.644cm">
          <text:p text:style-name="P2">config</text:p>
          <draw:enhanced-geometry svg:viewBox="0 0 21600 21600" draw:type="rectangle" draw:enhanced-path="M 0 0 L 21600 0 21600 21600 0 21600 0 0 Z N"/>
        </draw:custom-shape>
        <draw:custom-shape draw:style-name="gr1" draw:text-style-name="P1" draw:id="id458" draw:layer="layout" svg:width="2.851cm" svg:height="1.063cm" svg:x="24.662cm" svg:y="5.512cm">
          <text:p text:style-name="P3">BaseContainer</text:p>
          <draw:enhanced-geometry svg:viewBox="0 0 21600 21600" draw:type="rectangle" draw:enhanced-path="M 0 0 L 21600 0 21600 21600 0 21600 0 0 Z N"/>
        </draw:custom-shape>
        <draw:connector draw:style-name="inheritance_20__28_public_29_" draw:layer="layout" svg:x1="18.544cm" svg:y1="7.994cm" svg:x2="26.087cm" svg:y2="6.575cm" draw:start-shape="id457" draw:start-glue-point="5" draw:end-shape="id458" draw:end-glue-point="2" svg:d="m18544 7994v-710h7543v-709">
          <text:p/>
        </draw:connector>
        <draw:custom-shape draw:style-name="gr1" draw:text-style-name="P1" draw:id="id459" draw:layer="layout" svg:width="3.965cm" svg:height="0.881cm" svg:x="25.413cm" svg:y="3.359cm">
          <draw:glue-point draw:id="4" svg:x="-2.123cm" svg:y="4.994cm"/>
          <draw:glue-point draw:id="5" svg:x="2.06cm" svg:y="4.994cm"/>
          <text:p text:style-name="P3">BaseLock</text:p>
          <draw:enhanced-geometry svg:viewBox="0 0 21600 21600" draw:type="rectangle" draw:enhanced-path="M 0 0 L 21600 0 21600 21600 0 21600 0 0 Z N"/>
        </draw:custom-shape>
        <draw:custom-shape draw:style-name="gr1" draw:text-style-name="P1" draw:id="id460" draw:layer="layout" svg:width="2.98cm" svg:height="1.166cm" svg:x="29.042cm" svg:y="5.925cm">
          <text:p text:style-name="P3">FilterCache</text:p>
          <draw:enhanced-geometry svg:viewBox="0 0 21600 21600" draw:type="rectangle" draw:enhanced-path="M 0 0 L 21600 0 21600 21600 0 21600 0 0 Z N"/>
        </draw:custom-shape>
        <draw:connector draw:style-name="inheritance_20__28_public_29_" draw:layer="layout" svg:x1="26.087cm" svg:y1="5.512cm" svg:x2="26.554cm" svg:y2="4.238cm" draw:start-shape="id458" draw:start-glue-point="0" draw:end-shape="id459" draw:end-glue-point="4" svg:d="m26087 5512v-637h467v-637">
          <text:p/>
        </draw:connector>
        <draw:connector draw:style-name="inheritance_20__28_public_29_" draw:layer="layout" svg:x1="30.532cm" svg:y1="5.925cm" svg:x2="28.211cm" svg:y2="4.238cm" draw:start-shape="id460" draw:start-glue-point="0" draw:end-shape="id459" draw:end-glue-point="5" svg:d="m30532 5925v-843h-2321v-844">
          <text:p/>
        </draw:connector>
        <draw:custom-shape draw:style-name="namespace" draw:layer="layout" svg:width="18.921cm" svg:height="14.773cm" svg:x="18.655cm" svg:y="24.39cm">
          <text:p text:style-name="P2">pwp</text:p>
          <draw:enhanced-geometry svg:viewBox="0 0 21600 21600" draw:type="rectangle" draw:enhanced-path="M 0 0 L 21600 0 21600 21600 0 21600 0 0 Z N"/>
        </draw:custom-shape>
        <draw:custom-shape draw:style-name="gr3" draw:id="id461" draw:layer="layout" svg:width="3.603cm" svg:height="0.907cm" svg:x="20.573cm" svg:y="28.33cm">
          <text:p text:style-name="P2">PlaceWareExportFilter</text:p>
          <draw:enhanced-geometry svg:viewBox="0 0 21600 21600" draw:type="rectangle" draw:enhanced-path="M 0 0 L 21600 0 21600 21600 0 21600 0 0 Z N"/>
        </draw:custom-shape>
        <draw:custom-shape draw:style-name="gr2" draw:id="id462" draw:layer="layout" svg:width="5.236cm" svg:height="1.918cm" svg:x="20.132cm" svg:y="24.96cm">
          <text:p text:style-name="P2">com.sun.star.document.XFilter</text:p>
          <text:p text:style-name="P2">com.sun.star.document.XExporter</text:p>
          <text:p text:style-name="P2">com.sun.star.lang.XInitializ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22.374cm" svg:y1="28.33cm" svg:x2="22.75cm" svg:y2="26.878cm" draw:start-shape="id461" draw:start-glue-point="0" draw:end-shape="id462" draw:end-glue-point="2" svg:d="m22374 28330v-726h376v-726">
          <text:p/>
        </draw:connector>
        <draw:custom-shape draw:style-name="uno_20_service" draw:id="id463" draw:layer="layout" svg:width="5.765cm" svg:height="0.737cm" svg:x="16.358cm" svg:y="5.318cm">
          <text:p text:style-name="P2">com.sun.star.document.FilterFactory</text:p>
          <draw:enhanced-geometry svg:viewBox="0 0 21600 21600" draw:type="rectangle" draw:enhanced-path="M 0 0 L 21600 0 21600 21600 0 21600 0 0 Z N"/>
        </draw:custom-shape>
        <draw:connector draw:style-name="uno_20_service" draw:layer="layout" svg:x1="17.116cm" svg:y1="7.994cm" svg:x2="19.24cm" svg:y2="6.055cm" draw:start-shape="id457" draw:start-glue-point="4" draw:end-shape="id463" draw:end-glue-point="2" svg:d="m17116 7994v-970h2124v-969">
          <text:p/>
        </draw:connector>
        <draw:custom-shape draw:style-name="gr1" draw:text-style-name="P1" draw:layer="layout" svg:width="2.437cm" svg:height="0.725cm" svg:x="27.836cm" svg:y="8.994cm">
          <text:p text:style-name="P3">CacheItem</text:p>
          <draw:enhanced-geometry svg:viewBox="0 0 21600 21600" draw:type="rectangle" draw:enhanced-path="M 0 0 L 21600 0 21600 21600 0 21600 0 0 Z N"/>
        </draw:custom-shape>
      </draw:page>
      <draw:page draw:name="fpicker" draw:style-name="dp1" draw:master-page-name="Default">
        <office:forms form:automatic-focus="false" form:apply-design-mode="false"/>
      </draw:page>
      <draw:page draw:name="framework" draw:style-name="dp1" draw:master-page-name="Default">
        <office:forms form:automatic-focus="false" form:apply-design-mode="false"/>
        <draw:custom-shape draw:style-name="namespace" draw:layer="layout" svg:width="60.253cm" svg:height="31.484cm" svg:x="4.365cm" svg:y="23.058cm">
          <text:p text:style-name="P2">framework</text:p>
          <draw:enhanced-geometry svg:viewBox="0 0 21600 21600" draw:type="rectangle" draw:enhanced-path="M 0 0 L 21600 0 21600 21600 0 21600 0 0 Z N"/>
        </draw:custom-shape>
        <draw:custom-shape draw:style-name="gr1" draw:text-style-name="P1" draw:layer="layout" svg:width="2.435cm" svg:height="0.782cm" svg:x="52.606cm" svg:y="34.625cm">
          <text:p text:style-name="P3">FilterFactory</text:p>
          <draw:enhanced-geometry svg:viewBox="0 0 21600 21600" draw:type="rectangle" draw:enhanced-path="M 0 0 L 21600 0 21600 21600 0 21600 0 0 Z N"/>
        </draw:custom-shape>
        <draw:custom-shape draw:style-name="gr1" draw:text-style-name="P1" draw:layer="layout" svg:width="2.39cm" svg:height="0.804cm" svg:x="55.711cm" svg:y="34.625cm">
          <text:p text:style-name="P3">FilterCache</text:p>
          <draw:enhanced-geometry svg:viewBox="0 0 21600 21600" draw:type="rectangle" draw:enhanced-path="M 0 0 L 21600 0 21600 21600 0 21600 0 0 Z N"/>
        </draw:custom-shape>
        <draw:custom-shape draw:style-name="gr1" draw:text-style-name="P1" draw:layer="layout" svg:width="2.771cm" svg:height="0.805cm" svg:x="58.794cm" svg:y="34.647cm">
          <text:p text:style-name="P3">DataContainer</text:p>
          <draw:enhanced-geometry svg:viewBox="0 0 21600 21600" draw:type="rectangle" draw:enhanced-path="M 0 0 L 21600 0 21600 21600 0 21600 0 0 Z N"/>
        </draw:custom-shape>
        <draw:custom-shape draw:style-name="gr5" draw:layer="layout" svg:width="1.788cm" svg:height="0.603cm" svg:x="53.03cm" svg:y="32.235cm">
          <text:p text:style-name="P2">Filter</text:p>
          <draw:enhanced-geometry svg:viewBox="0 0 21600 21600" draw:type="rectangle" draw:enhanced-path="M 0 0 L 21600 0 21600 21600 0 21600 0 0 Z N"/>
        </draw:custom-shape>
        <draw:custom-shape draw:style-name="gr1" draw:text-style-name="P1" draw:layer="layout" svg:width="3.263cm" svg:height="0.961cm" svg:x="57.208cm" svg:y="32.927cm">
          <text:p text:style-name="P3">FilterCFGAccess</text:p>
          <draw:enhanced-geometry svg:viewBox="0 0 21600 21600" draw:type="rectangle" draw:enhanced-path="M 0 0 L 21600 0 21600 21600 0 21600 0 0 Z N"/>
        </draw:custom-shape>
        <draw:custom-shape draw:style-name="gr1" draw:text-style-name="P1" draw:id="id464" draw:layer="layout" svg:width="3.337cm" svg:height="0.643cm" svg:x="58.668cm" svg:y="38.986cm">
          <text:p text:style-name="P3">FrameworkStatusBar</text:p>
          <draw:enhanced-geometry svg:viewBox="0 0 21600 21600" draw:type="rectangle" draw:enhanced-path="M 0 0 L 21600 0 21600 21600 0 21600 0 0 Z N"/>
        </draw:custom-shape>
        <draw:custom-shape draw:style-name="class_20__28_external_20_module_29_" draw:id="id465" draw:layer="layout" svg:width="2.241cm" svg:height="0.62cm" svg:x="59.192cm" svg:y="37.079cm">
          <text:p text:style-name="P2">StatusBar</text:p>
          <draw:enhanced-geometry svg:viewBox="0 0 21600 21600" draw:type="rectangle" draw:enhanced-path="M 0 0 L 21600 0 21600 21600 0 21600 0 0 Z N"/>
        </draw:custom-shape>
        <draw:connector draw:style-name="inheritance_20__28_public_29_" draw:layer="layout" svg:x1="60.336cm" svg:y1="38.986cm" svg:x2="60.312cm" svg:y2="37.699cm" draw:start-shape="id464" draw:start-glue-point="0" draw:end-shape="id465" draw:end-glue-point="2" svg:d="m60336 38986v-644h-24v-643">
          <text:p/>
        </draw:connector>
        <draw:custom-shape draw:style-name="gr1" draw:text-style-name="P1" draw:id="id472" draw:layer="layout" svg:width="2.979cm" svg:height="1.378cm" svg:x="52.168cm" svg:y="40.593cm">
          <draw:glue-point draw:id="4" svg:x="-5.005cm" svg:y="-2.518cm"/>
          <draw:glue-point draw:id="5" svg:x="-5.005cm" svg:y="2.931cm"/>
          <text:p text:style-name="P3">StatusBarManager</text:p>
          <draw:enhanced-geometry svg:viewBox="0 0 21600 21600" draw:type="rectangle" draw:enhanced-path="M 0 0 L 21600 0 21600 21600 0 21600 0 0 Z N"/>
        </draw:custom-shape>
        <draw:custom-shape draw:style-name="gr1" draw:text-style-name="P1" draw:id="id466" draw:layer="layout" svg:width="3.264cm" svg:height="0.616cm" svg:x="43.189cm" svg:y="38.997cm">
          <text:p text:style-name="P1">StatusBarWrapper</text:p>
          <draw:enhanced-geometry svg:viewBox="0 0 21600 21600" draw:type="rectangle" draw:enhanced-path="M 0 0 L 21600 0 21600 21600 0 21600 0 0 Z N"/>
        </draw:custom-shape>
        <draw:custom-shape draw:style-name="gr1" draw:text-style-name="P1" draw:id="id467" draw:layer="layout" svg:width="5.236cm" svg:height="0.7cm" svg:x="44.976cm" svg:y="34.585cm">
          <draw:glue-point draw:id="4" svg:x="-2.326cm" svg:y="5.014cm"/>
          <draw:glue-point draw:id="5" svg:x="2.375cm" svg:y="5.014cm"/>
          <text:p text:style-name="P1">UIConfigElementWrapperBase</text:p>
          <draw:enhanced-geometry svg:viewBox="0 0 21600 21600" draw:type="rectangle" draw:enhanced-path="M 0 0 L 21600 0 21600 21600 0 21600 0 0 Z N"/>
        </draw:custom-shape>
        <draw:custom-shape draw:style-name="gr1" draw:text-style-name="P1" draw:id="id468" draw:layer="layout" svg:width="3.136cm" svg:height="0.57cm" svg:x="48.528cm" svg:y="37.851cm">
          <text:p text:style-name="P1">ToolBarWrapper</text:p>
          <draw:enhanced-geometry svg:viewBox="0 0 21600 21600" draw:type="rectangle" draw:enhanced-path="M 0 0 L 21600 0 21600 21600 0 21600 0 0 Z N"/>
        </draw:custom-shape>
        <draw:connector draw:style-name="inheritance_20__28_public_29_" draw:layer="layout" svg:x1="44.821cm" svg:y1="38.997cm" svg:x2="46.377cm" svg:y2="35.285cm" draw:start-shape="id466" draw:start-glue-point="0" draw:end-shape="id467" draw:end-glue-point="4" svg:d="m44821 38997v-1856h1556v-1856">
          <text:p/>
        </draw:connector>
        <draw:connector draw:style-name="inheritance_20__28_public_29_" draw:layer="layout" svg:x1="50.096cm" svg:y1="37.851cm" svg:x2="48.837cm" svg:y2="35.285cm" draw:start-shape="id468" draw:start-glue-point="0" draw:end-shape="id467" draw:end-glue-point="5" svg:d="m50096 37851v-1283h-1259v-1283">
          <text:p/>
        </draw:connector>
        <draw:custom-shape draw:style-name="gr1" draw:text-style-name="P1" draw:id="id469" draw:layer="layout" svg:width="3.162cm" svg:height="1.062cm" svg:x="34.065cm" svg:y="37.929cm">
          <draw:glue-point draw:id="4" svg:x="5.003cm" svg:y="2.316cm"/>
          <text:p text:style-name="P1">StatusBarFactory</text:p>
          <draw:enhanced-geometry svg:viewBox="0 0 21600 21600" draw:type="rectangle" draw:enhanced-path="M 0 0 L 21600 0 21600 21600 0 21600 0 0 Z N"/>
        </draw:custom-shape>
        <draw:connector draw:style-name="local_20_usage_20__2f__20_return_20_type" draw:layer="layout" svg:x1="37.227cm" svg:y1="38.705cm" svg:x2="43.189cm" svg:y2="39.305cm" draw:start-shape="id469" draw:start-glue-point="4" draw:end-shape="id466" draw:end-glue-point="3" svg:d="m37227 38705h2981v600h2981">
          <text:p>createUIElement()</text:p>
        </draw:connector>
        <draw:custom-shape draw:style-name="gr2" draw:id="id470" draw:layer="layout" svg:width="6.661cm" svg:height="2.928cm" svg:x="42.668cm" svg:y="28.909cm">
          <text:p>com.sun.star.lang.XComponent</text:p>
          <text:p>com.sun.star.lang.XInitialization</text:p>
          <text:p>com.sun.star.lang.XTypeProvider</text:p>
          <text:p>com.sun.star.ui.XUIConfigurationListener</text:p>
          <text:p>com.sun.star.ui.XUIElement</text:p>
          <text:p>com.sun.star.ui.XUIElementSettings</text:p>
          <text:p>com.sun.star.util.XUpdatable</text:p>
          <draw:enhanced-geometry svg:viewBox="0 0 21600 21600" draw:type="rectangle" draw:enhanced-path="M 0 0 L 21600 0 21600 21600 0 21600 0 0 Z N"/>
        </draw:custom-shape>
        <draw:connector draw:style-name="inheritance_20__28_public_29_" draw:layer="layout" svg:x1="47.594cm" svg:y1="34.585cm" svg:x2="45.998cm" svg:y2="31.837cm" draw:start-shape="id467" draw:start-glue-point="0" draw:end-shape="id470" draw:end-glue-point="2" svg:d="m47594 34585v-1374h-1596v-1374">
          <text:p/>
        </draw:connector>
        <draw:custom-shape draw:style-name="uno_20_service" draw:id="id471" draw:layer="layout" svg:width="7.361cm" svg:height="0.985cm" svg:x="31.704cm" svg:y="34.662cm">
          <text:p>com.sun.star.ui.StatusBarFactory</text:p>
          <text:p>com.sun.star.comp.framework.StatusBarFactory</text:p>
          <draw:enhanced-geometry svg:viewBox="0 0 21600 21600" draw:type="rectangle" draw:enhanced-path="M 0 0 L 21600 0 21600 21600 0 21600 0 0 Z N"/>
        </draw:custom-shape>
        <draw:connector draw:style-name="inheritance_20__28_public_29_" draw:layer="layout" svg:x1="35.646cm" svg:y1="37.929cm" svg:x2="35.384cm" svg:y2="35.647cm" draw:start-shape="id469" draw:start-glue-point="0" draw:end-shape="id471" svg:d="m35646 37929v-1141h-262v-1141">
          <text:p/>
        </draw:connector>
        <draw:connector draw:style-name="data_20_member_20__28_pointer_29_" draw:layer="layout" svg:x1="46.453cm" svg:y1="39.305cm" svg:x2="52.168cm" svg:y2="41.282cm" draw:start-shape="id466" draw:start-glue-point="1" draw:end-shape="id472" draw:end-glue-point="3" svg:d="m46453 39305h2857v1977h2858">
          <text:p>m_xStatusBarManager</text:p>
        </draw:connector>
        <draw:connector draw:style-name="data_20_member_20__28_pointer_29_" draw:layer="layout" svg:x1="55.147cm" svg:y1="41.282cm" svg:x2="58.668cm" svg:y2="39.307cm" draw:start-shape="id472" draw:start-glue-point="1" draw:end-shape="id464" draw:end-glue-point="3" svg:d="m55147 41282h1760v-1975h1761">
          <text:p>m_pStatusBar</text:p>
        </draw:connector>
        <draw:frame draw:style-name="annotation" draw:layer="layout" svg:width="10.471cm" svg:height="7.953cm" svg:x="50.652cm" svg:y="42.645cm">
          <draw:text-box>
            <text:p><text:span text:style-name="T1">StatusBarManager</text:span> is central to managing all sorts of tasks associated with status bars.</text:p>
          </draw:text-box>
        </draw:frame>
        <draw:custom-shape draw:style-name="gr1" draw:text-style-name="P1" draw:id="id473" draw:layer="layout" svg:width="4.821cm" svg:height="0.959cm" svg:x="12.622cm" svg:y="30.843cm">
          <text:p text:style-name="P1">SimpleTextStatusbarController</text:p>
          <draw:enhanced-geometry svg:viewBox="0 0 21600 21600" draw:type="rectangle" draw:enhanced-path="M 0 0 L 21600 0 21600 21600 0 21600 0 0 Z N"/>
        </draw:custom-shape>
        <draw:custom-shape draw:style-name="class_20__28_external_20_module_29_" draw:id="id474" draw:layer="layout" svg:width="11.249cm" svg:height="0.777cm" svg:x="15.317cm" svg:y="20.502cm">
          <draw:glue-point draw:id="4" svg:x="-3.87cm" svg:y="5.006cm"/>
          <draw:glue-point draw:id="5" svg:x="-1.243cm" svg:y="5.006cm"/>
          <draw:glue-point draw:id="6" svg:x="1.36cm" svg:y="5.006cm"/>
          <draw:glue-point draw:id="7" svg:x="3.594cm" svg:y="5.006cm"/>
          <text:p>StatusbarController</text:p>
          <draw:enhanced-geometry svg:viewBox="0 0 21600 21600" draw:type="rectangle" draw:enhanced-path="M 0 0 L 21600 0 21600 21600 0 21600 0 0 Z N"/>
        </draw:custom-shape>
        <draw:custom-shape draw:style-name="namespace" draw:layer="layout" svg:width="16.718cm" svg:height="2.229cm" svg:x="12.881cm" svg:y="19.854cm">
          <text:p>svt</text:p>
          <draw:enhanced-geometry svg:viewBox="0 0 21600 21600" draw:type="rectangle" draw:enhanced-path="M 0 0 L 21600 0 21600 21600 0 21600 0 0 Z N"/>
        </draw:custom-shape>
        <draw:connector draw:style-name="inheritance_20__28_public_29_" draw:layer="layout" svg:x1="15.032cm" svg:y1="30.843cm" svg:x2="16.588cm" svg:y2="21.278cm" draw:start-shape="id473" draw:start-glue-point="0" draw:end-shape="id474" draw:end-glue-point="4" svg:d="m15032 30843v-4783h1556v-4782">
          <text:p/>
        </draw:connector>
      </draw:page>
      <draw:page draw:name="i18npool" draw:style-name="dp1" draw:master-page-name="Default">
        <office:forms form:automatic-focus="false" form:apply-design-mode="false"/>
        <draw:custom-shape draw:style-name="namespace" draw:layer="layout" svg:width="49.168cm" svg:height="38.112cm" svg:x="3.367cm" svg:y="3.955cm">
          <text:p text:style-name="P2">i18n</text:p>
          <draw:enhanced-geometry svg:viewBox="0 0 21600 21600" draw:type="rectangle" draw:enhanced-path="M 0 0 L 21600 0 21600 21600 0 21600 0 0 Z N"/>
        </draw:custom-shape>
        <draw:custom-shape draw:style-name="namespace" draw:layer="layout" svg:width="51.063cm" svg:height="39.849cm" svg:x="2.468cm" svg:y="2.816cm">
          <text:p text:style-name="P2">com::sun::star</text:p>
          <draw:enhanced-geometry svg:viewBox="0 0 21600 21600" draw:type="rectangle" draw:enhanced-path="M 0 0 L 21600 0 21600 21600 0 21600 0 0 Z N"/>
        </draw:custom-shape>
        <draw:custom-shape draw:style-name="gr1" draw:text-style-name="P1" draw:id="id475" draw:layer="layout" svg:width="2.722cm" svg:height="0.544cm" svg:x="7.439cm" svg:y="9.538cm">
          <draw:glue-point draw:id="4" svg:x="-2.24cm" svg:y="-5cm"/>
          <draw:glue-point draw:id="5" svg:x="2.615cm" svg:y="-5cm"/>
          <text:p text:style-name="P3">LocaleData</text:p>
          <draw:enhanced-geometry svg:viewBox="0 0 21600 21600" draw:type="rectangle" draw:enhanced-path="M 0 0 L 21600 0 21600 21600 0 21600 0 0 Z N"/>
        </draw:custom-shape>
        <draw:custom-shape draw:style-name="gr2" draw:id="id476" draw:layer="layout" svg:width="5.106cm" svg:height="0.856cm" svg:x="4.535cm" svg:y="6.401cm">
          <text:p text:style-name="P2">com.sun.star.i18n.XLocaleData2</text:p>
          <text:p text:style-name="P2">com.sun.star.lang.XServiceInfo</text:p>
          <draw:enhanced-geometry svg:viewBox="0 0 21600 21600" draw:type="rectangle" draw:enhanced-path="M 0 0 L 21600 0 21600 21600 0 21600 0 0 Z N"/>
        </draw:custom-shape>
        <draw:connector draw:style-name="inheritance_20__28_public_29_" draw:layer="layout" svg:x1="8.191cm" svg:y1="9.538cm" svg:x2="7.088cm" svg:y2="7.257cm" draw:start-shape="id475" draw:start-glue-point="4" draw:end-shape="id476" svg:d="m8191 9538v-1140h-1103v-1141">
          <text:p/>
        </draw:connector>
        <draw:custom-shape draw:style-name="uno_20_service" draw:id="id477" draw:layer="layout" svg:width="4.665cm" svg:height="0.674cm" svg:x="10.807cm" svg:y="6.532cm">
          <text:p text:style-name="P2">com.sun.star.i18n.LocaleData</text:p>
          <draw:enhanced-geometry svg:viewBox="0 0 21600 21600" draw:type="rectangle" draw:enhanced-path="M 0 0 L 21600 0 21600 21600 0 21600 0 0 Z N"/>
        </draw:custom-shape>
        <draw:connector draw:style-name="inheritance_20__28_public_29_" draw:layer="layout" svg:x1="9.511cm" svg:y1="9.538cm" svg:x2="13.139cm" svg:y2="7.206cm" draw:start-shape="id475" draw:start-glue-point="5" draw:end-shape="id477" svg:d="m9511 9538v-1166h3628v-1166">
          <text:p/>
        </draw:connector>
      </draw:page>
      <draw:page draw:name="oox" draw:style-name="dp1" draw:master-page-name="Default">
        <office:forms form:automatic-focus="false" form:apply-design-mode="false"/>
        <draw:rect draw:style-name="class" draw:text-style-name="P2" draw:id="id478" draw:layer="layout" svg:width="3.511cm" svg:height="0.508cm" svg:x="4.333cm" svg:y="45.575cm">
          <text:p text:style-name="P2">OoxWorkbookFragment</text:p>
        </draw:rect>
        <draw:rect draw:style-name="class" draw:text-style-name="P2" draw:id="id479" draw:layer="layout" svg:width="4.369cm" svg:height="1.016cm" svg:x="6.612cm" svg:y="41.866cm">
          <draw:glue-point draw:id="4" svg:x="-2.456cm" svg:y="-5cm"/>
          <draw:glue-point draw:id="5" svg:x="2.453cm" svg:y="-5cm"/>
          <draw:glue-point draw:id="6" svg:x="-4.044cm" svg:y="5cm"/>
          <draw:glue-point draw:id="7" svg:x="-2.646cm" svg:y="5cm"/>
          <draw:glue-point draw:id="8" svg:x="1.483cm" svg:y="5cm"/>
          <draw:glue-point draw:id="9" svg:x="3.158cm" svg:y="5cm"/>
          <text:p text:style-name="P2">FragmentBase</text:p>
        </draw:rect>
        <draw:connector draw:style-name="inheritance_20__28_public_29_" draw:layer="layout" svg:x1="6.088cm" svg:y1="45.575cm" svg:x2="7.03cm" svg:y2="42.882cm" draw:start-shape="id478" draw:start-glue-point="0" draw:end-shape="id479" draw:end-glue-point="6" svg:d="m6088 45575v-1346h942v-1347">
          <text:p/>
        </draw:connector>
        <draw:rect draw:style-name="class" draw:id="id481" draw:layer="layout" svg:width="3.27cm" svg:height="0.688cm" svg:x="13.807cm" svg:y="12.436cm">
          <draw:glue-point draw:id="4" svg:x="2.523cm" svg:y="5.003cm"/>
          <text:p text:style-name="P2">FragmentHandler</text:p>
        </draw:rect>
        <draw:rect draw:style-name="class" draw:id="id480" draw:layer="layout" svg:width="2.857cm" svg:height="0.98cm" svg:x="8.597cm" svg:y="29.674cm">
          <draw:glue-point draw:id="4" svg:x="3.801cm" svg:y="5cm" draw:escape-direction="up"/>
          <text:p text:style-name="P2">ContextHelper</text:p>
        </draw:rect>
        <draw:rect draw:style-name="class" draw:id="id482" draw:layer="layout" svg:width="12.703cm" svg:height="0.955cm" svg:x="12.291cm" svg:y="30.688cm">
          <draw:glue-point draw:id="4" svg:x="3.805cm" svg:y="5.005cm"/>
          <draw:glue-point draw:id="5" svg:x="-3.76cm" svg:y="5.005cm"/>
          <draw:glue-point draw:id="6" svg:x="-2.118cm" svg:y="5.005cm"/>
          <draw:glue-point draw:id="7" svg:x="2.013cm" svg:y="5.005cm"/>
          <draw:glue-point draw:id="8" svg:x="-4.511cm" svg:y="5.005cm"/>
          <draw:glue-point draw:id="9" svg:x="-2.97cm" svg:y="5.005cm"/>
          <draw:glue-point draw:id="10" svg:x="-1.539cm" svg:y="5.005cm"/>
          <draw:glue-point draw:id="11" svg:x="-0.803cm" svg:y="5.005cm"/>
          <draw:glue-point draw:id="12" svg:x="0.556cm" svg:y="5.005cm"/>
          <draw:glue-point draw:id="13" svg:x="1.265cm" svg:y="5.005cm"/>
          <draw:glue-point draw:id="14" svg:x="2.903cm" svg:y="5.005cm"/>
          <text:p text:style-name="P2">GlobalDataHelper</text:p>
        </draw:rect>
        <draw:custom-shape draw:style-name="namespace" draw:layer="layout" svg:width="162.318cm" svg:height="97.104cm" svg:x="1.791cm" svg:y="1.984cm">
          <text:p text:style-name="P2">oox</text:p>
          <draw:enhanced-geometry svg:viewBox="0 0 21600 21600" draw:type="rectangle" draw:enhanced-path="M 0 0 L 21600 0 21600 21600 0 21600 0 0 Z N"/>
        </draw:custom-shape>
        <draw:rect draw:style-name="namespace" draw:layer="layout" svg:width="45.31cm" svg:height="16.634cm" svg:x="5.843cm" svg:y="11.34cm">
          <text:p text:style-name="P2">core</text:p>
        </draw:rect>
        <draw:rect draw:style-name="namespace" draw:layer="layout" svg:width="82.275cm" svg:height="45.886cm" svg:x="2.634cm" svg:y="28.759cm">
          <text:p text:style-name="P2">xls</text:p>
        </draw:rect>
        <draw:connector draw:style-name="inheritance_20__28_public_29_" draw:layer="layout" draw:line-skew="-3.209cm" svg:x1="8.796cm" svg:y1="41.866cm" svg:x2="10.025cm" svg:y2="30.654cm" draw:start-shape="id479" draw:start-glue-point="0" draw:end-shape="id480" draw:end-glue-point="2" svg:d="m8796 41866v-8815h1229v-2397">
          <text:p/>
        </draw:connector>
        <draw:connector draw:style-name="inheritance_20__28_public_29_" draw:layer="layout" draw:line-skew="-7.213cm" svg:x1="7.723cm" svg:y1="41.866cm" svg:x2="15.442cm" svg:y2="13.124cm" draw:start-shape="id479" draw:start-glue-point="4" draw:end-shape="id481" svg:d="m7723 41866v-21584h7719v-7158">
          <text:p/>
        </draw:connector>
        <draw:connector draw:style-name="inheritance_20__28_public_29_" draw:layer="layout" draw:line-skew="-1.686cm" svg:x1="9.867cm" svg:y1="41.866cm" svg:x2="12.912cm" svg:y2="31.642cm" draw:start-shape="id479" draw:start-glue-point="5" draw:end-shape="id482" draw:end-glue-point="8" svg:d="m9867 41866v-6797h3045v-3427">
          <text:p/>
        </draw:connector>
        <draw:rect draw:style-name="namespace" draw:layer="layout" svg:width="11.388cm" svg:height="9.617cm" svg:x="116.674cm" svg:y="32.76cm">
          <text:p text:style-name="P2">ppt</text:p>
        </draw:rect>
        <draw:rect draw:style-name="class" draw:id="id483" draw:layer="layout" svg:width="3.519cm" svg:height="1.138cm" svg:x="105.51cm" svg:y="32.977cm">
          <text:p text:style-name="P2">Transform2DContext</text:p>
        </draw:rect>
        <draw:rect draw:style-name="class" draw:text-style-name="P2" draw:id="id484" draw:layer="layout" svg:width="5.089cm" svg:height="1.321cm" svg:x="25.496cm" svg:y="11.96cm">
          <draw:glue-point draw:id="4" svg:x="-4.301cm" svg:y="5cm"/>
          <draw:glue-point draw:id="5" svg:x="-1.978cm" svg:y="5.003cm"/>
          <text:p text:style-name="P2">Context</text:p>
        </draw:rect>
        <draw:connector draw:style-name="inheritance_20__28_public_29_" draw:layer="layout" svg:x1="107.269cm" svg:y1="32.977cm" svg:x2="28.04cm" svg:y2="13.281cm" draw:start-shape="id483" draw:start-glue-point="0" draw:end-shape="id484" draw:end-glue-point="2" svg:d="m107269 32977v-9848h-79229v-9848">
          <text:p/>
        </draw:connector>
        <draw:rect draw:style-name="class" draw:text-style-name="P2" draw:id="id485" draw:layer="layout" svg:width="2.436cm" svg:height="0.763cm" svg:x="26.853cm" svg:y="35.238cm">
          <draw:glue-point draw:id="4" svg:x="2.749cm" svg:y="-5cm"/>
          <draw:glue-point draw:id="5" svg:x="-2.744cm" svg:y="-5cm"/>
          <text:p text:style-name="P2">ContextBase</text:p>
        </draw:rect>
        <draw:connector draw:style-name="inheritance_20__28_public_29_" draw:layer="layout" svg:x1="28.74cm" svg:y1="35.238cm" svg:x2="27.034cm" svg:y2="13.28cm" draw:start-shape="id485" draw:start-glue-point="4" draw:end-shape="id484" draw:end-glue-point="5" svg:d="m28740 35238v-10978h-1706v-10980">
          <text:p/>
        </draw:connector>
        <draw:connector draw:style-name="inheritance_20__28_public_29_" draw:layer="layout" draw:line-skew="3.343cm" svg:x1="27.403cm" svg:y1="35.238cm" svg:x2="11.11cm" svg:y2="30.654cm" draw:start-shape="id485" draw:start-glue-point="5" draw:end-shape="id480" draw:end-glue-point="4" svg:d="m27403 35238v-2722h-16293v-1862">
          <text:p/>
        </draw:connector>
        <draw:connector draw:style-name="inheritance_20__28_public_29_" draw:layer="layout" svg:x1="28.071cm" svg:y1="35.238cm" svg:x2="21.199cm" svg:y2="31.642cm" draw:start-shape="id485" draw:start-glue-point="0" draw:end-shape="id482" draw:end-glue-point="7" svg:d="m28071 35238v-1797h-6872v-1799">
          <text:p/>
        </draw:connector>
        <draw:rect draw:style-name="class" draw:id="id486" draw:layer="layout" svg:width="3.477cm" svg:height="0.79cm" svg:x="25.39cm" svg:y="38.419cm">
          <text:p text:style-name="P2">OoxSheetDataContext</text:p>
        </draw:rect>
        <draw:connector draw:style-name="inheritance_20__28_public_29_" draw:layer="layout" draw:line-skew="-0.393cm" svg:x1="27.128cm" svg:y1="38.419cm" svg:x2="28.071cm" svg:y2="36.001cm" draw:start-shape="id486" draw:start-glue-point="0" draw:end-shape="id485" draw:end-glue-point="2" svg:d="m27128 38419v-1602h943v-816">
          <text:p/>
        </draw:connector>
        <draw:rect draw:style-name="uno_20_interface" draw:id="id487" draw:layer="layout" svg:width="7.249cm" svg:height="1.032cm" svg:x="6.748cm" svg:y="7.815cm">
          <draw:glue-point draw:id="4" svg:x="2.503cm" svg:y="5cm"/>
          <draw:glue-point draw:id="5" svg:x="-3.357cm" svg:y="5cm"/>
          <text:p text:style-name="P2">com.sun.star.xml.sax.XFastDocumentHandler</text:p>
        </draw:rect>
        <draw:connector draw:style-name="inheritance_20__28_public_29_" draw:layer="layout" svg:x1="15.442cm" svg:y1="12.436cm" svg:x2="10.372cm" svg:y2="8.847cm" draw:start-shape="id481" draw:start-glue-point="0" draw:end-shape="id487" draw:end-glue-point="2" svg:d="m15442 12436v-1794h-5070v-1795">
          <text:p/>
        </draw:connector>
        <draw:rect draw:style-name="uno_20_interface" draw:id="id488" draw:layer="layout" svg:width="6.775cm" svg:height="1.032cm" svg:x="9.816cm" svg:y="4.358cm">
          <draw:glue-point draw:id="4" svg:x="2.473cm" svg:y="5cm"/>
          <draw:glue-point draw:id="5" svg:x="-2.931cm" svg:y="5cm"/>
          <text:p text:style-name="P2">com.sun.star.xml.sax.XFastContextHandler</text:p>
        </draw:rect>
        <draw:connector draw:style-name="inheritance_20__28_public_29_" draw:layer="layout" svg:x1="28.04cm" svg:y1="11.96cm" svg:x2="14.878cm" svg:y2="5.39cm" draw:start-shape="id484" draw:start-glue-point="0" draw:end-shape="id488" draw:end-glue-point="4" svg:d="m28040 11960v-3285h-13162v-3285">
          <text:p/>
        </draw:connector>
        <draw:rect draw:style-name="class" draw:text-style-name="P2" draw:id="id490" draw:layer="layout" svg:width="4.063cm" svg:height="0.508cm" svg:x="11.948cm" svg:y="45.575cm">
          <text:p text:style-name="P2">OoxSharedStringsFragment</text:p>
        </draw:rect>
        <draw:rect draw:style-name="class" draw:text-style-name="P2" draw:id="id491" draw:layer="layout" svg:width="3.079cm" svg:height="0.508cm" svg:x="16.203cm" svg:y="45.575cm">
          <text:p text:style-name="P2">OoxStylesFragment</text:p>
        </draw:rect>
        <draw:rect draw:style-name="class" draw:text-style-name="P2" draw:id="id489" draw:layer="layout" svg:width="3.688cm" svg:height="0.508cm" svg:x="8.044cm" svg:y="45.575cm">
          <text:p text:style-name="P2">OoxWorksheetFragment</text:p>
        </draw:rect>
        <draw:connector draw:style-name="inheritance_20__28_public_29_" draw:layer="layout" draw:line-skew="0.882cm" svg:x1="9.888cm" svg:y1="45.575cm" svg:x2="7.64cm" svg:y2="42.882cm" draw:start-shape="id489" draw:start-glue-point="0" draw:end-shape="id479" draw:end-glue-point="7" svg:d="m9888 45575v-464h-2248v-2229">
          <text:p/>
        </draw:connector>
        <draw:connector draw:style-name="inheritance_20__28_public_29_" draw:layer="layout" draw:line-skew="0.512cm" svg:x1="13.979cm" svg:y1="45.575cm" svg:x2="9.443cm" svg:y2="42.882cm" draw:start-shape="id490" draw:end-shape="id479" draw:end-glue-point="8" svg:d="m13979 45575v-834h-4536v-1859">
          <text:p/>
        </draw:connector>
        <draw:connector draw:style-name="inheritance_20__28_public_29_" draw:layer="layout" svg:x1="17.742cm" svg:y1="45.575cm" svg:x2="10.175cm" svg:y2="42.882cm" draw:start-shape="id491" draw:start-glue-point="0" draw:end-shape="id479" draw:end-glue-point="9" svg:d="m17742 45575v-1346h-7567v-1347">
          <text:p/>
        </draw:connector>
        <draw:connector draw:style-name="inheritance_20__28_public_29_" draw:layer="layout" svg:x1="10.372cm" svg:y1="7.815cm" svg:x2="11.218cm" svg:y2="5.39cm" draw:start-shape="id487" draw:start-glue-point="0" draw:end-shape="id488" draw:end-glue-point="5" svg:d="m10372 7815v-1212h846v-1213">
          <text:p/>
        </draw:connector>
        <draw:rect draw:style-name="class" draw:id="id492" draw:layer="layout" svg:width="4.463cm" svg:height="0.615cm" svg:x="6.265cm" svg:y="12.721cm">
          <text:p text:style-name="P2">RelationsFragmentHandler</text:p>
        </draw:rect>
        <draw:connector draw:style-name="inheritance_20__28_public_29_" draw:layer="layout" draw:line-skew="0.437cm" svg:x1="8.496cm" svg:y1="12.721cm" svg:x2="7.939cm" svg:y2="8.847cm" draw:start-shape="id492" draw:start-glue-point="0" draw:end-shape="id487" draw:end-glue-point="5" svg:d="m8496 12721v-1500h-557v-2374">
          <text:p/>
        </draw:connector>
        <draw:rect draw:style-name="class" draw:id="id494" draw:layer="layout" svg:width="3.02cm" svg:height="0.599cm" svg:x="17.519cm" svg:y="20.83cm">
          <draw:glue-point draw:id="4" svg:x="-2.31cm" svg:y="5.003cm"/>
          <draw:glue-point draw:id="5" svg:x="2.554cm" svg:y="5.003cm"/>
          <draw:glue-point draw:id="6" svg:x="-2.42cm" svg:y="-4.996cm"/>
          <draw:glue-point draw:id="7" svg:x="2.664cm" svg:y="-4.996cm"/>
          <text:p text:style-name="P2">XmlFilterBase</text:p>
        </draw:rect>
        <draw:rect draw:style-name="class" draw:id="id493" draw:layer="layout" svg:width="3.073cm" svg:height="0.716cm" svg:x="18.508cm" svg:y="29.353cm">
          <text:p text:style-name="P2">ExcelFilter</text:p>
        </draw:rect>
        <draw:rect draw:style-name="namespace" draw:layer="layout" svg:width="12.188cm" svg:height="11.334cm" svg:x="99.376cm" svg:y="31.936cm">
          <text:p text:style-name="P2">drawingml</text:p>
        </draw:rect>
        <draw:rect draw:style-name="class" draw:id="id495" draw:layer="layout" svg:width="3.073cm" svg:height="1.323cm" svg:x="117.874cm" svg:y="33.513cm">
          <text:p text:style-name="P2">PowerPointImport</text:p>
        </draw:rect>
        <draw:connector draw:style-name="inheritance_20__28_public_29_" draw:layer="layout" draw:line-skew="-0.384cm" svg:x1="20.044cm" svg:y1="29.353cm" svg:x2="18.332cm" svg:y2="21.428cm" draw:start-shape="id493" draw:start-glue-point="0" draw:end-shape="id494" draw:end-glue-point="4" svg:d="m20044 29353v-4346h-1712v-3579">
          <text:p/>
        </draw:connector>
        <draw:connector draw:style-name="inheritance_20__28_public_29_" draw:layer="layout" svg:x1="119.41cm" svg:y1="33.513cm" svg:x2="19.8cm" svg:y2="21.428cm" draw:start-shape="id495" draw:start-glue-point="0" draw:end-shape="id494" draw:end-glue-point="5" svg:d="m119410 33513v-6042h-99610v-6043">
          <text:p/>
        </draw:connector>
        <draw:rect draw:style-name="uno_20_interface" draw:id="id497" draw:layer="layout" svg:width="5.397cm" svg:height="2.222cm" svg:x="16.933cm" svg:y="13.521cm">
          <draw:glue-point draw:id="4" svg:x="2.473cm" svg:y="5cm"/>
          <draw:glue-point draw:id="5" svg:x="-2.931cm" svg:y="5cm"/>
          <text:p text:style-name="P2">com.sun.star.document.XExporter</text:p>
          <text:p text:style-name="P2">com.sun.star.document.XFilter</text:p>
          <text:p text:style-name="P2">com.sun.star.document.XImporter</text:p>
          <text:p text:style-name="P2">com.sun.star.lang.XInitialization</text:p>
          <text:p text:style-name="P2">com.sun.star.lang.XServiceInfo</text:p>
        </draw:rect>
        <draw:connector draw:style-name="inheritance_20__28_public_29_" draw:layer="layout" svg:x1="20.296cm" svg:y1="19.037cm" svg:x2="19.631cm" svg:y2="15.743cm" draw:start-shape="id496" draw:start-glue-point="6" draw:end-shape="id497" draw:end-glue-point="2" svg:d="m20296 19037v-1647h-665v-1647">
          <text:p/>
        </draw:connector>
        <draw:rect draw:style-name="class" draw:text-style-name="P2" draw:id="id498" draw:layer="layout" svg:width="4.343cm" svg:height="1.143cm" svg:x="100.558cm" svg:y="32.977cm">
          <text:p text:style-name="P2">ThemeFragmentHandler</text:p>
        </draw:rect>
        <draw:connector draw:style-name="inheritance_20__28_public_29_" draw:layer="layout" svg:x1="102.729cm" svg:y1="32.977cm" svg:x2="16.267cm" svg:y2="13.124cm" draw:start-shape="id498" draw:start-glue-point="0" draw:end-shape="id481" draw:end-glue-point="4" svg:d="m102729 32977v-9926h-86462v-9927">
          <text:p/>
        </draw:connector>
        <draw:rect draw:style-name="class" draw:layer="layout" svg:width="2.169cm" svg:height="1.032cm" svg:x="100.195cm" svg:y="35.561cm">
          <text:p text:style-name="P2">Theme</text:p>
        </draw:rect>
        <draw:rect draw:style-name="class" draw:layer="layout" svg:width="2.169cm" svg:height="1.032cm" svg:x="105.276cm" svg:y="35.455cm">
          <text:p text:style-name="P2">ClrScheme</text:p>
        </draw:rect>
        <draw:rect draw:style-name="class" draw:layer="layout" svg:width="2.169cm" svg:height="1.032cm" svg:x="102.761cm" svg:y="35.561cm">
          <text:p text:style-name="P2">Shape</text:p>
        </draw:rect>
        <draw:rect draw:style-name="class" draw:layer="layout" svg:width="2.169cm" svg:height="1.032cm" svg:x="47.47cm" svg:y="15.112cm">
          <text:p text:style-name="P2">AttributeList</text:p>
        </draw:rect>
        <draw:custom-shape draw:style-name="gr15" draw:id="id499" draw:layer="layout" svg:width="2.288cm" svg:height="1.578cm" svg:x="10.341cm" svg:y="37.422cm">
          <draw:glue-point draw:id="4" svg:x="5.004cm" svg:y="-2.883cm"/>
          <text:p text:style-name="P2">RichString</text:p>
          <draw:enhanced-geometry svg:viewBox="0 0 21600 21600" draw:type="rectangle" draw:enhanced-path="M 0 0 L 21600 0 21600 21600 0 21600 0 0 Z N"/>
        </draw:custom-shape>
        <draw:custom-shape draw:style-name="gr15" draw:id="id500" draw:layer="layout" svg:width="2.897cm" svg:height="0.689cm" svg:x="14.038cm" svg:y="37.792cm">
          <text:p text:style-name="P2">RichStringPortion</text:p>
          <draw:enhanced-geometry svg:viewBox="0 0 21600 21600" draw:type="rectangle" draw:enhanced-path="M 0 0 L 21600 0 21600 21600 0 21600 0 0 Z N"/>
        </draw:custom-shape>
        <draw:custom-shape draw:style-name="gr15" draw:id="id501" draw:layer="layout" svg:width="3.142cm" svg:height="0.689cm" svg:x="16.663cm" svg:y="34.723cm">
          <text:p text:style-name="P2">SharedStringsBuffer</text:p>
          <draw:enhanced-geometry svg:viewBox="0 0 21600 21600" draw:type="rectangle" draw:enhanced-path="M 0 0 L 21600 0 21600 21600 0 21600 0 0 Z N"/>
        </draw:custom-shape>
        <draw:connector draw:style-name="inheritance_20__28_public_29_" draw:layer="layout" draw:line-skew="0.347cm" svg:x1="11.485cm" svg:y1="37.422cm" svg:x2="13.866cm" svg:y2="31.642cm" draw:start-shape="id499" draw:start-glue-point="0" draw:end-shape="id482" draw:end-glue-point="5" svg:d="m11485 37422v-2542h2381v-3238">
          <text:p/>
        </draw:connector>
        <draw:connector draw:style-name="inheritance_20__28_public_29_" draw:layer="layout" svg:x1="15.486cm" svg:y1="37.792cm" svg:x2="14.87cm" svg:y2="31.642cm" draw:start-shape="id500" draw:start-glue-point="0" draw:end-shape="id482" draw:end-glue-point="9" svg:d="m15486 37792v-3075h-616v-3075">
          <text:p/>
        </draw:connector>
        <draw:connector draw:style-name="inheritance_20__28_public_29_" draw:layer="layout" draw:line-skew="1.106cm" svg:x1="18.234cm" svg:y1="34.723cm" svg:x2="15.952cm" svg:y2="31.642cm" draw:start-shape="id501" draw:start-glue-point="0" draw:end-shape="id482" draw:end-glue-point="6" svg:d="m18234 34723v-434h-2282v-2647">
          <text:p/>
        </draw:connector>
        <draw:custom-shape draw:style-name="gr3" draw:layer="layout" svg:width="2.289cm" svg:height="0.96cm" svg:x="9.037cm" svg:y="14.793cm">
          <text:p text:style-name="P2">RefVector</text:p>
          <draw:enhanced-geometry svg:viewBox="0 0 21600 21600" draw:type="rectangle" draw:enhanced-path="M 0 0 L 21600 0 21600 21600 0 21600 0 0 Z N"/>
        </draw:custom-shape>
        <draw:custom-shape draw:style-name="gr3" draw:layer="layout" svg:width="2.011cm" svg:height="0.96cm" svg:x="11.802cm" svg:y="14.801cm">
          <text:p text:style-name="P2">RefMap</text:p>
          <draw:enhanced-geometry svg:viewBox="0 0 21600 21600" draw:type="rectangle" draw:enhanced-path="M 0 0 L 21600 0 21600 21600 0 21600 0 0 Z N"/>
        </draw:custom-shape>
        <draw:rect draw:style-name="class" draw:id="id496" draw:layer="layout" svg:width="3.138cm" svg:height="0.635cm" svg:x="19.486cm" svg:y="19.037cm">
          <draw:glue-point draw:id="4" svg:x="-2.31cm" svg:y="5.003cm"/>
          <draw:glue-point draw:id="5" svg:x="2.554cm" svg:y="5.003cm"/>
          <draw:glue-point draw:id="6" svg:x="-2.42cm" svg:y="-4.996cm"/>
          <draw:glue-point draw:id="7" svg:x="2.664cm" svg:y="-4.996cm"/>
          <text:p text:style-name="P2">FilterBase</text:p>
        </draw:rect>
        <draw:connector draw:style-name="inheritance_20__28_public_29_" draw:layer="layout" svg:x1="19.029cm" svg:y1="20.83cm" svg:x2="20.331cm" svg:y2="19.671cm" draw:start-shape="id494" draw:start-glue-point="0" draw:end-shape="id496" draw:end-glue-point="4" svg:d="m19029 20830v-579h1302v-580">
          <text:p/>
        </draw:connector>
        <draw:rect draw:style-name="class" draw:id="id502" draw:layer="layout" svg:width="3.228cm" svg:height="0.662cm" svg:x="21.571cm" svg:y="20.798cm">
          <draw:glue-point draw:id="4" svg:x="-2.31cm" svg:y="5.003cm"/>
          <draw:glue-point draw:id="5" svg:x="2.554cm" svg:y="5.003cm"/>
          <draw:glue-point draw:id="6" svg:x="-2.42cm" svg:y="-4.996cm"/>
          <draw:glue-point draw:id="7" svg:x="2.664cm" svg:y="-4.996cm"/>
          <text:p text:style-name="P2">BinaryFilterBase</text:p>
        </draw:rect>
        <draw:connector draw:style-name="inheritance_20__28_public_29_" draw:layer="layout" svg:x1="23.185cm" svg:y1="20.798cm" svg:x2="21.856cm" svg:y2="19.671cm" draw:start-shape="id502" draw:start-glue-point="0" draw:end-shape="id496" draw:end-glue-point="5" svg:d="m23185 20798v-563h-1329v-564">
          <text:p/>
        </draw:connector>
        <draw:rect draw:style-name="class" draw:text-style-name="P2" draw:id="id503" draw:layer="layout" svg:width="2.692cm" svg:height="0.711cm" svg:x="22.216cm" svg:y="29.353cm">
          <text:p text:style-name="P2">ExcelBiffFilter</text:p>
        </draw:rect>
        <draw:connector draw:style-name="inheritance_20__28_public_29_" draw:layer="layout" svg:x1="23.562cm" svg:y1="29.353cm" svg:x2="23.185cm" svg:y2="21.46cm" draw:start-shape="id503" draw:start-glue-point="0" draw:end-shape="id502" draw:end-glue-point="2" svg:d="m23562 29353v-3946h-377v-3947">
          <text:p/>
        </draw:connector>
        <draw:rect draw:style-name="class" draw:id="id506" draw:layer="layout" svg:width="2.169cm" svg:height="0.733cm" svg:x="34.876cm" svg:y="9.609cm">
          <draw:glue-point draw:id="4" svg:x="-2.332cm" svg:y="5.02cm"/>
          <draw:glue-point draw:id="5" svg:x="2.549cm" svg:y="5.02cm"/>
          <text:p text:style-name="P2">StorageBase</text:p>
        </draw:rect>
        <draw:rect draw:style-name="class" draw:text-style-name="P2" draw:id="id504" draw:layer="layout" svg:width="2.642cm" svg:height="0.686cm" svg:x="20.081cm" svg:y="35.49cm">
          <text:p text:style-name="P2">SheetInfoBuffer</text:p>
        </draw:rect>
        <draw:connector draw:style-name="inheritance_20__28_public_29_" draw:layer="layout" svg:x1="21.402cm" svg:y1="35.49cm" svg:x2="16.688cm" svg:y2="31.642cm" draw:start-shape="id504" draw:end-shape="id482" draw:end-glue-point="10" svg:d="m21402 35490v-1923h-4714v-1925">
          <text:p/>
        </draw:connector>
        <draw:custom-shape draw:style-name="gr1" draw:text-style-name="P1" draw:id="id505" draw:layer="layout" svg:width="2.088cm" svg:height="0.744cm" svg:x="36.249cm" svg:y="14.309cm">
          <text:p text:style-name="P3">OleStorage</text:p>
          <draw:enhanced-geometry svg:viewBox="0 0 21600 21600" draw:type="rectangle" draw:enhanced-path="M 0 0 L 21600 0 21600 21600 0 21600 0 0 Z N"/>
        </draw:custom-shape>
        <draw:connector draw:style-name="inheritance_20__28_public_29_" draw:layer="layout" svg:x1="37.293cm" svg:y1="14.309cm" svg:x2="36.512cm" svg:y2="10.342cm" draw:start-shape="id505" draw:start-glue-point="0" draw:end-shape="id506" draw:end-glue-point="5" svg:d="m37293 14309v-1983h-781v-1984">
          <text:p/>
        </draw:connector>
        <draw:custom-shape draw:style-name="gr5" draw:id="id507" draw:layer="layout" svg:width="2.587cm" svg:height="2.418cm" svg:x="24.003cm" svg:y="15.822cm">
          <draw:glue-point draw:id="4" svg:x="5.001cm" svg:y="-3.465cm"/>
          <text:p>FilterBaseImpl</text:p>
          <draw:enhanced-geometry svg:viewBox="0 0 21600 21600" draw:type="rectangle" draw:enhanced-path="M 0 0 L 21600 0 21600 21600 0 21600 0 0 Z N"/>
        </draw:custom-shape>
        <draw:connector draw:style-name="data_20_member_20__28_pointer_29_" draw:layer="layout" svg:x1="22.624cm" svg:y1="19.354cm" svg:x2="24.003cm" svg:y2="17.031cm" draw:start-shape="id496" draw:start-glue-point="1" draw:end-shape="id507" draw:end-glue-point="3" svg:d="m22624 19354h689v-2323h690">
          <text:p>mxImpl</text:p>
        </draw:connector>
        <draw:rect draw:style-name="class" draw:text-style-name="P2" draw:id="id508" draw:layer="layout" svg:width="2.302cm" svg:height="0.686cm" svg:x="23.103cm" svg:y="35.46cm">
          <text:p text:style-name="P2">ExtRefBuffer</text:p>
        </draw:rect>
        <draw:connector draw:style-name="inheritance_20__28_public_29_" draw:layer="layout" svg:x1="24.254cm" svg:y1="35.46cm" svg:x2="17.622cm" svg:y2="31.642cm" draw:start-shape="id508" draw:end-shape="id482" draw:end-glue-point="11" svg:d="m24254 35460v-1908h-6632v-1910">
          <text:p/>
        </draw:connector>
        <draw:custom-shape draw:style-name="gr3" draw:id="id509" draw:layer="layout" svg:width="2.358cm" svg:height="0.855cm" svg:x="42.604cm" svg:y="15.965cm">
          <text:p text:style-name="P2">FilterDetect</text:p>
          <draw:enhanced-geometry svg:viewBox="0 0 21600 21600" draw:type="rectangle" draw:enhanced-path="M 0 0 L 21600 0 21600 21600 0 21600 0 0 Z N"/>
        </draw:custom-shape>
        <draw:custom-shape draw:style-name="gr2" draw:id="id510" draw:layer="layout" svg:width="7.698cm" svg:height="0.933cm" svg:x="39.78cm" svg:y="13.682cm">
          <text:p text:style-name="P2">com.sun.star.document.XExtendedFilterDetection</text:p>
          <draw:enhanced-geometry svg:viewBox="0 0 21600 21600" draw:type="rectangle" draw:enhanced-path="M 0 0 L 21600 0 21600 21600 0 21600 0 0 Z N"/>
        </draw:custom-shape>
        <draw:connector draw:style-name="inheritance_20__28_public_29_" draw:layer="layout" svg:x1="43.783cm" svg:y1="15.965cm" svg:x2="43.629cm" svg:y2="14.615cm" draw:start-shape="id509" draw:start-glue-point="0" draw:end-shape="id510" draw:end-glue-point="2" svg:d="m43783 15965v-676h-154v-674">
          <text:p/>
        </draw:connector>
        <draw:rect draw:style-name="class" draw:id="id511" draw:layer="layout" svg:width="3.02cm" svg:height="0.599cm" svg:x="12.512cm" svg:y="20.852cm">
          <draw:glue-point draw:id="4" svg:x="-2.31cm" svg:y="5.003cm"/>
          <draw:glue-point draw:id="5" svg:x="2.554cm" svg:y="5.003cm"/>
          <draw:glue-point draw:id="6" svg:x="-2.42cm" svg:y="-4.996cm"/>
          <draw:glue-point draw:id="7" svg:x="2.664cm" svg:y="-4.996cm"/>
          <text:p text:style-name="P2">XmlFilterBaseImpl</text:p>
        </draw:rect>
        <draw:connector draw:style-name="data_20_member_20__28_pointer_29_" draw:layer="layout" svg:x1="17.519cm" svg:y1="21.129cm" svg:x2="15.532cm" svg:y2="21.151cm" draw:start-shape="id494" draw:start-glue-point="3" draw:end-shape="id511" draw:end-glue-point="1" svg:d="m17519 21129h-993v22h-994">
          <text:p/>
        </draw:connector>
        <draw:custom-shape draw:style-name="gr1" draw:text-style-name="P1" draw:id="id512" draw:layer="layout" svg:width="3.275cm" svg:height="0.824cm" svg:x="2.191cm" svg:y="20.217cm">
          <text:p text:style-name="P3">FastTokenHandler</text:p>
          <draw:enhanced-geometry svg:viewBox="0 0 21600 21600" draw:type="rectangle" draw:enhanced-path="M 0 0 L 21600 0 21600 21600 0 21600 0 0 Z N"/>
        </draw:custom-shape>
        <draw:custom-shape draw:style-name="gr2" draw:id="id513" draw:layer="layout" svg:width="6.174cm" svg:height="0.753cm" svg:x="1.178cm" svg:y="9.307cm">
          <text:p text:style-name="P2">com.sun.star.xml.sax.XFastTokenHandler</text:p>
          <draw:enhanced-geometry svg:viewBox="0 0 21600 21600" draw:type="rectangle" draw:enhanced-path="M 0 0 L 21600 0 21600 21600 0 21600 0 0 Z N"/>
        </draw:custom-shape>
        <draw:connector draw:style-name="inheritance_20__28_public_29_" draw:layer="layout" svg:x1="3.828cm" svg:y1="20.217cm" svg:x2="4.265cm" svg:y2="10.06cm" draw:start-shape="id512" draw:start-glue-point="0" draw:end-shape="id513" svg:d="m3828 20217v-5079h437v-5078">
          <text:p/>
        </draw:connector>
        <draw:connector draw:style-name="data_20_member_20__28_pointer_29_" draw:layer="layout" svg:x1="12.512cm" svg:y1="21.151cm" svg:x2="5.466cm" svg:y2="20.629cm" draw:start-shape="id511" draw:start-glue-point="3" draw:end-shape="id512" svg:d="m12512 21151h-3523v-522h-3523">
          <text:p/>
        </draw:connector>
        <draw:custom-shape draw:style-name="gr1" draw:text-style-name="P1" draw:id="id517" draw:layer="layout" svg:width="3.178cm" svg:height="0.76cm" svg:x="37.59cm" svg:y="29.171cm">
          <draw:glue-point draw:id="4" svg:x="-2.419cm" svg:y="5cm"/>
          <draw:glue-point draw:id="5" svg:x="2.473cm" svg:y="5cm"/>
          <text:p text:style-name="P3">FormulaContext</text:p>
          <draw:enhanced-geometry svg:viewBox="0 0 21600 21600" draw:type="rectangle" draw:enhanced-path="M 0 0 L 21600 0 21600 21600 0 21600 0 0 Z N"/>
        </draw:custom-shape>
        <draw:custom-shape draw:style-name="gr1" draw:text-style-name="P1" draw:id="id514" draw:layer="layout" svg:width="3.217cm" svg:height="0.646cm" svg:x="40.515cm" svg:y="32.964cm">
          <text:p text:style-name="P3">CellFormulaContext</text:p>
          <draw:enhanced-geometry svg:viewBox="0 0 21600 21600" draw:type="rectangle" draw:enhanced-path="M 0 0 L 21600 0 21600 21600 0 21600 0 0 Z N"/>
        </draw:custom-shape>
        <draw:connector draw:style-name="inheritance_20__28_public_29_" draw:layer="layout" svg:x1="42.123cm" svg:y1="32.964cm" svg:x2="42.114cm" svg:y2="31.867cm" draw:start-shape="id514" draw:start-glue-point="0" draw:end-shape="id515" draw:end-glue-point="2" svg:d="m42123 32964v-548h-9v-549">
          <text:p/>
        </draw:connector>
        <draw:custom-shape draw:style-name="gr1" draw:text-style-name="P1" draw:id="id516" draw:layer="layout" svg:width="3.361cm" svg:height="0.63cm" svg:x="36.606cm" svg:y="31.139cm">
          <text:p text:style-name="P3">ArrayFormulaContext</text:p>
          <draw:enhanced-geometry svg:viewBox="0 0 21600 21600" draw:type="rectangle" draw:enhanced-path="M 0 0 L 21600 0 21600 21600 0 21600 0 0 Z N"/>
        </draw:custom-shape>
        <draw:connector draw:style-name="inheritance_20__28_public_29_" draw:layer="layout" svg:x1="38.286cm" svg:y1="31.139cm" svg:x2="39.179cm" svg:y2="29.931cm" draw:start-shape="id516" draw:start-glue-point="0" draw:end-shape="id517" draw:end-glue-point="2" svg:d="m38286 31139v-604h893v-604">
          <text:p/>
        </draw:connector>
        <draw:custom-shape draw:style-name="gr1" draw:text-style-name="P1" draw:id="id518" draw:layer="layout" svg:width="2.436cm" svg:height="0.648cm" svg:x="30.818cm" svg:y="37.193cm">
          <text:p text:style-name="P3">FormulaParser</text:p>
          <draw:enhanced-geometry svg:viewBox="0 0 21600 21600" draw:type="rectangle" draw:enhanced-path="M 0 0 L 21600 0 21600 21600 0 21600 0 0 Z N"/>
        </draw:custom-shape>
        <draw:connector draw:style-name="inheritance_20__28_public_29_" draw:layer="layout" svg:x1="32.036cm" svg:y1="37.193cm" svg:x2="23.475cm" svg:y2="31.642cm" draw:start-shape="id518" draw:start-glue-point="0" draw:end-shape="id482" draw:end-glue-point="4" svg:d="m32036 37193v-2775h-8561v-2776">
          <text:p/>
        </draw:connector>
        <draw:custom-shape draw:style-name="gr1" draw:text-style-name="P1" draw:id="id522" draw:layer="layout" svg:width="3.344cm" svg:height="0.726cm" svg:x="41.022cm" svg:y="38.182cm">
          <text:p text:style-name="P3">TokenArrayFinalizer</text:p>
          <draw:enhanced-geometry svg:viewBox="0 0 21600 21600" draw:type="rectangle" draw:enhanced-path="M 0 0 L 21600 0 21600 21600 0 21600 0 0 Z N"/>
        </draw:custom-shape>
        <draw:custom-shape draw:style-name="gr1" draw:text-style-name="P1" draw:id="id519" draw:layer="layout" svg:width="2.981cm" svg:height="0.726cm" svg:x="40.74cm" svg:y="39.621cm">
          <text:p text:style-name="P3">FunctionProvider</text:p>
          <draw:enhanced-geometry svg:viewBox="0 0 21600 21600" draw:type="rectangle" draw:enhanced-path="M 0 0 L 21600 0 21600 21600 0 21600 0 0 Z N"/>
        </draw:custom-shape>
        <draw:frame draw:style-name="annotation" draw:layer="layout" svg:width="4.301cm" svg:height="1.471cm" svg:x="40.713cm" svg:y="40.405cm">
          <draw:text-box>
            <text:p text:style-name="P2">Provides access to function info structs for all available functions.</text:p>
          </draw:text-box>
        </draw:frame>
        <draw:custom-shape draw:style-name="gr1" draw:text-style-name="P1" draw:id="id520" draw:layer="layout" svg:width="3.42cm" svg:height="0.726cm" svg:x="45.508cm" svg:y="39.621cm">
          <text:p text:style-name="P3">FunctionProviderImpl</text:p>
          <draw:enhanced-geometry svg:viewBox="0 0 21600 21600" draw:type="rectangle" draw:enhanced-path="M 0 0 L 21600 0 21600 21600 0 21600 0 0 Z N"/>
        </draw:custom-shape>
        <draw:connector draw:style-name="data_20_member_20__28_pointer_29_" draw:layer="layout" svg:x1="43.721cm" svg:y1="39.984cm" svg:x2="45.508cm" svg:y2="39.984cm" draw:start-shape="id519" draw:start-glue-point="1" draw:end-shape="id520" draw:end-glue-point="3" svg:d="m43721 39984h1787">
          <text:p/>
        </draw:connector>
        <draw:custom-shape draw:style-name="gr5" draw:layer="layout" svg:width="2.514cm" svg:height="0.778cm" svg:x="54.041cm" svg:y="39.055cm">
          <text:p text:style-name="P2">FunctionInfo</text:p>
          <draw:enhanced-geometry svg:viewBox="0 0 21600 21600" draw:type="rectangle" draw:enhanced-path="M 0 0 L 21600 0 21600 21600 0 21600 0 0 Z N"/>
        </draw:custom-shape>
        <draw:custom-shape draw:style-name="gr5" draw:layer="layout" svg:width="2.254cm" svg:height="0.726cm" svg:x="56.945cm" svg:y="40.17cm">
          <text:p text:style-name="P2">FunctionData</text:p>
          <draw:enhanced-geometry svg:viewBox="0 0 21600 21600" draw:type="rectangle" draw:enhanced-path="M 0 0 L 21600 0 21600 21600 0 21600 0 0 Z N"/>
        </draw:custom-shape>
        <draw:custom-shape draw:style-name="gr1" draw:text-style-name="P1" draw:layer="layout" svg:width="4.432cm" svg:height="0.726cm" svg:x="51.786cm" svg:y="40.74cm">
          <text:p text:style-name="P3">FuncInfoParamClassIterator</text:p>
          <draw:enhanced-geometry svg:viewBox="0 0 21600 21600" draw:type="rectangle" draw:enhanced-path="M 0 0 L 21600 0 21600 21600 0 21600 0 0 Z N"/>
        </draw:custom-shape>
        <draw:custom-shape draw:style-name="gr1" draw:text-style-name="P1" draw:id="id521" draw:layer="layout" svg:width="3.006cm" svg:height="2.955cm" svg:x="35.453cm" svg:y="36.974cm">
          <draw:glue-point draw:id="4" svg:x="5cm" svg:y="-3.329cm"/>
          <draw:glue-point draw:id="5" svg:x="5cm" svg:y="-1.489cm"/>
          <draw:glue-point draw:id="6" svg:x="5cm" svg:y="1.756cm"/>
          <draw:glue-point draw:id="7" svg:x="5cm" svg:y="3.509cm"/>
          <text:p text:style-name="P3">FormulaParserImpl</text:p>
          <draw:enhanced-geometry svg:viewBox="0 0 21600 21600" draw:type="rectangle" draw:enhanced-path="M 0 0 L 21600 0 21600 21600 0 21600 0 0 Z N"/>
        </draw:custom-shape>
        <draw:connector draw:style-name="data_20_member_20__28_pointer_29_" draw:layer="layout" svg:x1="33.254cm" svg:y1="37.517cm" svg:x2="35.453cm" svg:y2="38.451cm" draw:start-shape="id518" draw:start-glue-point="1" draw:end-shape="id521" svg:d="m33254 37517h1100v934h1099">
          <text:p/>
        </draw:connector>
        <draw:connector draw:style-name="data_20_member" draw:layer="layout" svg:x1="38.459cm" svg:y1="39.487cm" svg:x2="40.74cm" svg:y2="39.984cm" draw:start-shape="id521" draw:start-glue-point="7" draw:end-shape="id519" svg:d="m38459 39487h1140v497h1141">
          <text:p/>
        </draw:connector>
        <draw:connector draw:style-name="local_20_usage_20__2f__20_return_20_type" draw:layer="layout" svg:x1="38.459cm" svg:y1="37.468cm" svg:x2="41.022cm" svg:y2="38.545cm" draw:start-shape="id521" draw:start-glue-point="4" draw:end-shape="id522" draw:end-glue-point="3" svg:d="m38459 37468h1282v1077h1281">
          <text:p/>
        </draw:connector>
        <draw:frame draw:style-name="annotation" draw:layer="layout" svg:width="7.699cm" svg:height="1.996cm" svg:x="40.991cm" svg:y="36.132cm">
          <draw:text-box>
            <text:p text:style-name="P2"><text:span text:style-name="T2">FormulaParserImpl</text:span> uses this class in <text:span text:style-name="T2">finalizeImport()</text:span> method. <text:s/>This class processes the formula tokens to convert them from Excel's format into Calc's. <text:s/>It does some heavy-handed token conversion internally.</text:p>
          </draw:text-box>
        </draw:frame>
        <draw:custom-shape draw:style-name="gr1" draw:text-style-name="P1" draw:id="id523" draw:layer="layout" svg:width="3.732cm" svg:height="0.804cm" svg:x="35.038cm" svg:y="42.313cm">
          <text:p text:style-name="P3">OoxFormulaParserImpl</text:p>
          <draw:enhanced-geometry svg:viewBox="0 0 21600 21600" draw:type="rectangle" draw:enhanced-path="M 0 0 L 21600 0 21600 21600 0 21600 0 0 Z N"/>
        </draw:custom-shape>
        <draw:connector draw:style-name="inheritance_20__28_public_29_" draw:layer="layout" svg:x1="36.904cm" svg:y1="42.313cm" svg:x2="36.956cm" svg:y2="39.929cm" draw:start-shape="id523" draw:start-glue-point="0" draw:end-shape="id521" draw:end-glue-point="2" svg:d="m36904 42313v-1192h52v-1192">
          <text:p/>
        </draw:connector>
        <draw:custom-shape draw:style-name="gr1" draw:text-style-name="P1" draw:id="id515" draw:layer="layout" svg:width="3.361cm" svg:height="0.63cm" svg:x="40.434cm" svg:y="31.237cm">
          <text:p text:style-name="P3">SimpleFormulaContext</text:p>
          <draw:enhanced-geometry svg:viewBox="0 0 21600 21600" draw:type="rectangle" draw:enhanced-path="M 0 0 L 21600 0 21600 21600 0 21600 0 0 Z N"/>
        </draw:custom-shape>
        <draw:connector draw:style-name="inheritance_20__28_public_29_" draw:layer="layout" svg:x1="42.114cm" svg:y1="31.237cm" svg:x2="39.964cm" svg:y2="29.931cm" draw:start-shape="id515" draw:start-glue-point="0" draw:end-shape="id517" draw:end-glue-point="5" svg:d="m42114 31237v-653h-2150v-653">
          <text:p/>
        </draw:connector>
        <draw:custom-shape draw:style-name="gr1" draw:text-style-name="P1" draw:id="id524" draw:layer="layout" svg:width="3.601cm" svg:height="0.646cm" svg:x="40.321cm" svg:y="34.595cm">
          <text:p text:style-name="P3">ExtCellFormulaContext</text:p>
          <draw:enhanced-geometry svg:viewBox="0 0 21600 21600" draw:type="rectangle" draw:enhanced-path="M 0 0 L 21600 0 21600 21600 0 21600 0 0 Z N"/>
        </draw:custom-shape>
        <draw:connector draw:style-name="inheritance_20__28_public_29_" draw:layer="layout" svg:x1="42.121cm" svg:y1="34.595cm" svg:x2="42.123cm" svg:y2="33.61cm" draw:start-shape="id524" draw:start-glue-point="0" draw:end-shape="id514" draw:end-glue-point="2" svg:d="m42121 34595v-492h2v-493">
          <text:p/>
        </draw:connector>
        <draw:frame draw:style-name="annotation" draw:layer="layout" svg:width="4.552cm" svg:height="1.263cm" svg:x="43.993cm" svg:y="34.459cm">
          <draw:text-box>
            <text:p text:style-name="P2"><text:span text:style-name="T2">ExtCellFormulaContext</text:span> is mainly to deal with shared formulas.</text:p>
          </draw:text-box>
        </draw:frame>
        <draw:custom-shape draw:style-name="gr5" draw:id="id526" draw:layer="layout" svg:width="3.447cm" svg:height="0.621cm" svg:x="35.819cm" svg:y="51.604cm">
          <text:p>SheetViewModel</text:p>
          <draw:enhanced-geometry svg:viewBox="0 0 21600 21600" draw:type="rectangle" draw:enhanced-path="M 0 0 L 21600 0 21600 21600 0 21600 0 0 Z N"/>
        </draw:custom-shape>
        <draw:custom-shape draw:style-name="gr1" draw:text-style-name="P1" draw:id="id525" draw:layer="layout" svg:width="3.94cm" svg:height="1.556cm" svg:x="27.706cm" svg:y="49.996cm">
          <draw:glue-point draw:id="4" svg:x="5.002cm" svg:y="2.994cm"/>
          <text:p text:style-name="P1">SheetViewSettings</text:p>
          <draw:enhanced-geometry svg:viewBox="0 0 21600 21600" draw:type="rectangle" draw:enhanced-path="M 0 0 L 21600 0 21600 21600 0 21600 0 0 Z N"/>
        </draw:custom-shape>
        <draw:connector draw:style-name="data_20_member_20__28_multiple_29_" draw:layer="layout" svg:x1="31.646cm" svg:y1="51.239cm" svg:x2="35.819cm" svg:y2="51.914cm" draw:start-shape="id525" draw:start-glue-point="4" draw:end-shape="id526" draw:end-glue-point="3" svg:d="m31646 51239h2086v675h2087">
          <text:p/>
        </draw:connector>
        <draw:custom-shape draw:style-name="gr1" draw:text-style-name="P1" draw:id="id527" draw:layer="layout" svg:width="3.784cm" svg:height="1.373cm" svg:x="25.815cm" svg:y="47.249cm">
          <draw:glue-point draw:id="4" svg:x="5.002cm" svg:y="2.927cm"/>
          <text:p text:style-name="P1">WorksheetSettings</text:p>
          <draw:enhanced-geometry svg:viewBox="0 0 21600 21600" draw:type="rectangle" draw:enhanced-path="M 0 0 L 21600 0 21600 21600 0 21600 0 0 Z N"/>
        </draw:custom-shape>
        <draw:custom-shape draw:style-name="gr5" draw:id="id528" draw:layer="layout" svg:width="3.551cm" svg:height="0.596cm" svg:x="32.372cm" svg:y="48.156cm">
          <text:p>SheetSettingsModel</text:p>
          <draw:enhanced-geometry svg:viewBox="0 0 21600 21600" draw:mirror-vertical="false" draw:mirror-horizontal="false" draw:type="rectangle" draw:enhanced-path="M 0 0 L 21600 0 21600 21600 0 21600 0 0 Z N"/>
        </draw:custom-shape>
        <draw:connector draw:style-name="data_20_member" draw:layer="layout" svg:x1="29.599cm" svg:y1="48.336cm" svg:x2="32.372cm" svg:y2="48.454cm" draw:start-shape="id527" draw:start-glue-point="4" draw:end-shape="id528" draw:end-glue-point="3" svg:d="m29599 48336h1386v118h1387">
          <text:p/>
        </draw:connector>
        <draw:custom-shape draw:style-name="gr1" draw:text-style-name="P1" draw:id="id529" draw:layer="layout" svg:width="2.088cm" svg:height="0.744cm" svg:x="32.308cm" svg:y="16.326cm">
          <text:p text:style-name="P3">ZipStorage</text:p>
          <draw:enhanced-geometry svg:viewBox="0 0 21600 21600" draw:type="rectangle" draw:enhanced-path="M 0 0 L 21600 0 21600 21600 0 21600 0 0 Z N"/>
        </draw:custom-shape>
        <draw:connector draw:style-name="inheritance_20__28_public_29_" draw:layer="layout" svg:x1="33.352cm" svg:y1="16.326cm" svg:x2="35.455cm" svg:y2="10.342cm" draw:start-shape="id529" draw:start-glue-point="0" draw:end-shape="id506" draw:end-glue-point="4" svg:d="m33352 16326v-2992h2103v-2992">
          <text:p/>
        </draw:connector>
        <draw:connector draw:style-name="data_20_member_20__28_pointer_29_" draw:layer="layout" svg:x1="26.589cm" svg:y1="16.194cm" svg:x2="34.876cm" svg:y2="9.975cm" draw:start-shape="id507" draw:start-glue-point="4" draw:end-shape="id506" svg:d="m26589 16194h4144v-6219h4143">
          <text:p>mxStorage</text:p>
        </draw:connector>
        <draw:custom-shape draw:style-name="gr1" draw:text-style-name="P1" draw:id="id534" draw:layer="layout" svg:width="2.566cm" svg:height="2.355cm" svg:x="17.385cm" svg:y="50.059cm">
          <draw:glue-point draw:id="4" svg:x="5.003cm" svg:y="3.43cm"/>
          <text:p text:style-name="P1">WorkbookData</text:p>
          <draw:enhanced-geometry svg:viewBox="0 0 21600 21600" draw:type="rectangle" draw:enhanced-path="M 0 0 L 21600 0 21600 21600 0 21600 0 0 Z N"/>
        </draw:custom-shape>
        <draw:custom-shape draw:style-name="gr1" draw:text-style-name="P1" draw:id="id530" draw:layer="layout" svg:width="2.442cm" svg:height="0.661cm" svg:x="34.137cm" svg:y="56.508cm">
          <text:p text:style-name="P1">CellStyle</text:p>
          <draw:enhanced-geometry svg:viewBox="0 0 21600 21600" draw:type="rectangle" draw:enhanced-path="M 0 0 L 21600 0 21600 21600 0 21600 0 0 Z N"/>
        </draw:custom-shape>
        <draw:custom-shape draw:style-name="gr5" draw:id="id531" draw:layer="layout" svg:width="2.441cm" svg:height="0.687cm" svg:x="37.835cm" svg:y="56.571cm">
          <text:p>CellStyleModel</text:p>
          <draw:enhanced-geometry svg:viewBox="0 0 21600 21600" draw:type="rectangle" draw:enhanced-path="M 0 0 L 21600 0 21600 21600 0 21600 0 0 Z N"/>
        </draw:custom-shape>
        <draw:connector draw:style-name="data_20_member" draw:layer="layout" svg:x1="36.579cm" svg:y1="56.838cm" svg:x2="37.835cm" svg:y2="56.914cm" draw:start-shape="id530" draw:start-glue-point="1" draw:end-shape="id531" draw:end-glue-point="3" svg:d="m36579 56838h628v76h628">
          <text:p/>
        </draw:connector>
        <draw:custom-shape draw:style-name="gr1" draw:text-style-name="P1" draw:id="id532" draw:layer="layout" svg:width="2.858cm" svg:height="0.688cm" svg:x="28.919cm" svg:y="55.8cm">
          <text:p text:style-name="P1">CellStyleBuffer</text:p>
          <draw:enhanced-geometry svg:viewBox="0 0 21600 21600" draw:type="rectangle" draw:enhanced-path="M 0 0 L 21600 0 21600 21600 0 21600 0 0 Z N"/>
        </draw:custom-shape>
        <draw:connector draw:style-name="data_20_member_20__28_multiple_29_" draw:layer="layout" svg:x1="31.777cm" svg:y1="56.144cm" svg:x2="34.137cm" svg:y2="56.838cm" draw:start-shape="id532" draw:start-glue-point="1" draw:end-shape="id530" draw:end-glue-point="3" svg:d="m31777 56144h1180v694h1180">
          <text:p/>
        </draw:connector>
        <draw:custom-shape draw:style-name="gr1" draw:text-style-name="P1" draw:id="id533" draw:layer="layout" svg:width="2.698cm" svg:height="1.402cm" svg:x="23.363cm" svg:y="53.843cm">
          <draw:glue-point draw:id="4" svg:x="5.003cm" svg:y="3.116cm"/>
          <draw:glue-point draw:id="5" svg:x="5.003cm" svg:y="-2.546cm"/>
          <text:p text:style-name="P1">StylesBuffer</text:p>
          <draw:enhanced-geometry svg:viewBox="0 0 21600 21600" draw:type="rectangle" draw:enhanced-path="M 0 0 L 21600 0 21600 21600 0 21600 0 0 Z N"/>
        </draw:custom-shape>
        <draw:connector draw:style-name="data_20_member" draw:layer="layout" svg:x1="26.061cm" svg:y1="54.98cm" svg:x2="28.919cm" svg:y2="56.144cm" draw:start-shape="id533" draw:start-glue-point="4" draw:end-shape="id532" draw:end-glue-point="3" svg:d="m26061 54980h1429v1164h1429">
          <text:p/>
        </draw:connector>
        <draw:connector draw:style-name="data_20_member_20__28_pointer_29_" draw:layer="layout" svg:x1="19.951cm" svg:y1="52.043cm" svg:x2="23.363cm" svg:y2="54.544cm" draw:start-shape="id534" draw:start-glue-point="4" draw:end-shape="id533" draw:end-glue-point="3" svg:d="m19951 52043h1706v2501h1706">
          <text:p/>
        </draw:connector>
        <draw:custom-shape draw:style-name="gr1" draw:text-style-name="P1" draw:id="id535" draw:layer="layout" svg:width="2.566cm" svg:height="2.355cm" svg:x="21.115cm" svg:y="45.192cm">
          <draw:glue-point draw:id="4" svg:x="5.003cm" svg:y="3.43cm"/>
          <text:p text:style-name="P1">WorkbookData</text:p>
          <draw:enhanced-geometry svg:viewBox="0 0 21600 21600" draw:type="rectangle" draw:enhanced-path="M 0 0 L 21600 0 21600 21600 0 21600 0 0 Z N"/>
        </draw:custom-shape>
        <draw:connector draw:style-name="data_20_member_20__28_pointer_29_" draw:layer="layout" svg:x1="23.681cm" svg:y1="47.176cm" svg:x2="25.815cm" svg:y2="47.935cm" draw:start-shape="id535" draw:start-glue-point="4" draw:end-shape="id527" draw:end-glue-point="3" svg:d="m23681 47176h1067v759h1067">
          <text:p/>
        </draw:connector>
        <draw:custom-shape draw:style-name="gr3" draw:id="id536" draw:layer="layout" svg:width="1.138cm" svg:height="0.794cm" svg:x="29.659cm" svg:y="53.103cm">
          <text:p>Xf</text:p>
          <draw:enhanced-geometry svg:viewBox="0 0 21600 21600" draw:type="rectangle" draw:enhanced-path="M 0 0 L 21600 0 21600 21600 0 21600 0 0 Z N"/>
        </draw:custom-shape>
        <draw:connector draw:style-name="data_20_member_20__28_multiple_29_" draw:layer="layout" svg:x1="26.061cm" svg:y1="54.188cm" svg:x2="29.659cm" svg:y2="53.5cm" draw:start-shape="id533" draw:start-glue-point="5" draw:end-shape="id536" draw:end-glue-point="3" svg:d="m26061 54188h1799v-688h1799">
          <text:p>maCellXfs</text:p>
          <text:p>maStyleXfs</text:p>
        </draw:connector>
        <draw:custom-shape draw:style-name="gr5" draw:id="id537" draw:layer="layout" svg:width="1.799cm" svg:height="0.74cm" svg:x="32.649cm" svg:y="53.288cm">
          <text:p>XfModel</text:p>
          <draw:enhanced-geometry svg:viewBox="0 0 21600 21600" draw:type="rectangle" draw:enhanced-path="M 0 0 L 21600 0 21600 21600 0 21600 0 0 Z N"/>
        </draw:custom-shape>
        <draw:connector draw:style-name="data_20_member" draw:layer="layout" svg:x1="30.797cm" svg:y1="53.5cm" svg:x2="32.649cm" svg:y2="53.658cm" draw:start-shape="id536" draw:start-glue-point="1" draw:end-shape="id537" draw:end-glue-point="3" svg:d="m30797 53500h926v158h926">
          <text:p/>
        </draw:connector>
        <draw:custom-shape draw:style-name="gr1" draw:text-style-name="P1" draw:id="id538" draw:layer="layout" svg:width="3.253cm" svg:height="0.728cm" svg:x="41.15cm" svg:y="44.362cm">
          <text:p text:style-name="P1">ApiParserWrapper</text:p>
          <draw:enhanced-geometry svg:viewBox="0 0 21600 21600" draw:type="rectangle" draw:enhanced-path="M 0 0 L 21600 0 21600 21600 0 21600 0 0 Z N"/>
        </draw:custom-shape>
        <draw:connector draw:style-name="data_20_member" draw:layer="layout" svg:x1="38.77cm" svg:y1="42.715cm" svg:x2="41.15cm" svg:y2="44.726cm" draw:start-shape="id523" draw:start-glue-point="1" draw:end-shape="id538" draw:end-glue-point="3" svg:d="m38770 42715h1190v2011h1190">
          <text:p/>
        </draw:connector>
        <draw:custom-shape draw:style-name="gr1" draw:text-style-name="P1" draw:id="id539" draw:layer="layout" svg:width="2.937cm" svg:height="0.794cm" svg:x="42.519cm" svg:y="42.413cm">
          <text:p text:style-name="P1">OpCodeProvider</text:p>
          <draw:enhanced-geometry svg:viewBox="0 0 21600 21600" draw:type="rectangle" draw:enhanced-path="M 0 0 L 21600 0 21600 21600 0 21600 0 0 Z N"/>
        </draw:custom-shape>
        <draw:connector draw:style-name="inheritance_20__28_public_29_" draw:layer="layout" svg:x1="42.776cm" svg:y1="44.362cm" svg:x2="43.987cm" svg:y2="43.207cm" draw:start-shape="id538" draw:start-glue-point="0" draw:end-shape="id539" draw:end-glue-point="2" svg:d="m42776 44362v-577h1211v-578">
          <text:p/>
        </draw:connector>
        <draw:custom-shape draw:style-name="gr2" draw:id="id540" draw:layer="layout" svg:width="5.689cm" svg:height="0.767cm" svg:x="46.964cm" svg:y="44.582cm">
          <text:p>com.sun.star.sheet.XFormulaParser</text:p>
          <draw:enhanced-geometry svg:viewBox="0 0 21600 21600" draw:type="rectangle" draw:enhanced-path="M 0 0 L 21600 0 21600 21600 0 21600 0 0 Z N"/>
        </draw:custom-shape>
        <draw:connector draw:style-name="data_20_member_20__28_pointer_29_" draw:layer="layout" svg:x1="44.403cm" svg:y1="44.726cm" svg:x2="46.964cm" svg:y2="44.965cm" draw:start-shape="id538" draw:start-glue-point="1" draw:end-shape="id540" draw:end-glue-point="3" svg:d="m44403 44726h1280v239h1281">
          <text:p>mxParser</text:p>
        </draw:connector>
        <draw:custom-shape draw:style-name="gr3" draw:id="id541" draw:layer="layout" svg:width="1.296cm" svg:height="1.35cm" svg:x="18.363cm" svg:y="38.204cm">
          <draw:glue-point draw:id="4" svg:x="5.007cm" svg:y="-2.837cm"/>
          <draw:glue-point draw:id="5" svg:x="5.007cm" svg:y="2.651cm"/>
          <text:p>Font</text:p>
          <draw:enhanced-geometry svg:viewBox="0 0 21600 21600" draw:type="rectangle" draw:enhanced-path="M 0 0 L 21600 0 21600 21600 0 21600 0 0 Z N"/>
        </draw:custom-shape>
        <draw:connector draw:style-name="data_20_member_20__28_pointer_29_" draw:layer="layout" svg:x1="16.935cm" svg:y1="38.136cm" svg:x2="18.363cm" svg:y2="38.879cm" draw:start-shape="id500" draw:start-glue-point="1" draw:end-shape="id541" draw:end-glue-point="3" svg:d="m16935 38136h714v743h714">
          <text:p/>
        </draw:connector>
        <draw:custom-shape draw:style-name="gr5" draw:id="id542" draw:layer="layout" svg:width="1.826cm" svg:height="0.688cm" svg:x="21.06cm" svg:y="38.02cm">
          <text:p>FontModel</text:p>
          <draw:enhanced-geometry svg:viewBox="0 0 21600 21600" draw:type="rectangle" draw:enhanced-path="M 0 0 L 21600 0 21600 21600 0 21600 0 0 Z N"/>
        </draw:custom-shape>
        <draw:connector draw:style-name="data_20_member" draw:layer="layout" svg:x1="19.659cm" svg:y1="38.497cm" svg:x2="21.06cm" svg:y2="38.364cm" draw:start-shape="id541" draw:start-glue-point="4" draw:end-shape="id542" draw:end-glue-point="3" svg:d="m19659 38497h701v-133h700">
          <text:p/>
        </draw:connector>
        <draw:custom-shape draw:style-name="gr5" draw:id="id543" draw:layer="layout" svg:width="2.115cm" svg:height="0.688cm" svg:x="21.06cm" svg:y="39.026cm">
          <text:p>ApiFontData</text:p>
          <draw:enhanced-geometry svg:viewBox="0 0 21600 21600" draw:type="rectangle" draw:enhanced-path="M 0 0 L 21600 0 21600 21600 0 21600 0 0 Z N"/>
        </draw:custom-shape>
        <draw:connector draw:style-name="data_20_member" draw:layer="layout" svg:x1="19.659cm" svg:y1="38.879cm" svg:x2="21.06cm" svg:y2="39.37cm" draw:start-shape="id541" draw:start-glue-point="1" draw:end-shape="id543" draw:end-glue-point="3" svg:d="m19659 38879h700v491h701">
          <text:p/>
        </draw:connector>
        <draw:custom-shape draw:style-name="gr5" draw:id="id544" draw:layer="layout" svg:width="3.014cm" svg:height="0.688cm" svg:x="21.06cm" svg:y="40.085cm">
          <text:p>ApiFontUsedFlags</text:p>
          <draw:enhanced-geometry svg:viewBox="0 0 21600 21600" draw:type="rectangle" draw:enhanced-path="M 0 0 L 21600 0 21600 21600 0 21600 0 0 Z N"/>
        </draw:custom-shape>
        <draw:connector draw:style-name="data_20_member" draw:layer="layout" draw:line-skew="-0.398cm" svg:x1="19.659cm" svg:y1="39.236cm" svg:x2="21.06cm" svg:y2="40.429cm" draw:start-shape="id541" draw:start-glue-point="5" draw:end-shape="id544" draw:end-glue-point="3" svg:d="m19659 39236h303v1193h1098">
          <text:p/>
        </draw:connector>
        <draw:connector draw:style-name="data_20_member_20__28_multiple_20_pointers_29_" draw:layer="layout" svg:x1="12.629cm" svg:y1="37.757cm" svg:x2="14.038cm" svg:y2="38.136cm" draw:start-shape="id499" draw:start-glue-point="4" draw:end-shape="id500" draw:end-glue-point="3" svg:d="m12629 37757h704v379h705">
          <text:p/>
        </draw:connector>
      </draw:page>
      <draw:page draw:name="package" draw:style-name="dp1" draw:master-page-name="Default">
        <office:forms form:automatic-focus="false" form:apply-design-mode="false"/>
        <draw:connector draw:style-name="data_20_member_20__28_pointer_29_" draw:layer="layout" svg:x1="20.368cm" svg:y1="44.472cm" svg:x2="25.762cm" svg:y2="53.607cm" draw:start-shape="id545" draw:start-glue-point="5" draw:end-shape="id546" draw:end-glue-point="3" svg:d="m20368 44472h2697v9135h2697">
          <text:p/>
        </draw:connector>
        <draw:connector draw:style-name="inheritance_20__28_public_29_" draw:layer="layout" svg:x1="29.991cm" svg:y1="52.285cm" svg:x2="39.427cm" svg:y2="50.574cm" draw:start-shape="id546" draw:start-glue-point="11" draw:end-shape="id547" draw:end-glue-point="2" svg:d="m29991 52285v-857h9436v-854">
          <text:p/>
        </draw:connector>
        <draw:custom-shape draw:style-name="gr1" draw:text-style-name="P1" draw:id="id548" draw:layer="layout" svg:width="2.197cm" svg:height="0.929cm" svg:x="0.631cm" svg:y="14.837cm">
          <text:p text:style-name="P3">UCBStorage</text:p>
          <draw:enhanced-geometry svg:viewBox="0 0 21600 21600" draw:type="rectangle" draw:enhanced-path="M 0 0 L 21600 0 21600 21600 0 21600 0 0 Z N"/>
        </draw:custom-shape>
        <draw:custom-shape draw:style-name="gr1" draw:text-style-name="P1" draw:id="id549" draw:layer="layout" svg:width="2.564cm" svg:height="1.211cm" svg:x="0.997cm" svg:y="11.907cm">
          <draw:glue-point draw:id="4" svg:x="-2.363cm" svg:y="4.995cm"/>
          <draw:glue-point draw:id="5" svg:x="2.359cm" svg:y="4.995cm"/>
          <text:p text:style-name="P3">BaseStorage</text:p>
          <draw:enhanced-geometry svg:viewBox="0 0 21600 21600" draw:type="rectangle" draw:enhanced-path="M 0 0 L 21600 0 21600 21600 0 21600 0 0 Z N"/>
        </draw:custom-shape>
        <draw:custom-shape draw:style-name="gr1" draw:text-style-name="P1" draw:id="id550" draw:layer="layout" svg:width="2.564cm" svg:height="1.211cm" svg:x="1.87cm" svg:y="9.288cm">
          <text:p text:style-name="P3">StorageBase</text:p>
          <draw:enhanced-geometry svg:viewBox="0 0 21600 21600" draw:type="rectangle" draw:enhanced-path="M 0 0 L 21600 0 21600 21600 0 21600 0 0 Z N"/>
        </draw:custom-shape>
        <draw:custom-shape draw:style-name="class_20__28_external_20_module_29_" draw:id="id551" draw:layer="layout" svg:width="2.967cm" svg:height="0.65cm" svg:x="3.391cm" svg:y="5.146cm">
          <text:p text:style-name="P2">SvRefBase</text:p>
          <draw:enhanced-geometry svg:viewBox="0 0 21600 21600" draw:type="rectangle" draw:enhanced-path="M 0 0 L 21600 0 21600 21600 0 21600 0 0 Z N"/>
        </draw:custom-shape>
        <draw:connector draw:style-name="inheritance_20__28_public_29_" draw:layer="layout" svg:x1="1.729cm" svg:y1="14.837cm" svg:x2="1.674cm" svg:y2="13.116cm" draw:start-shape="id548" draw:start-glue-point="0" draw:end-shape="id549" draw:end-glue-point="4" svg:d="m1729 14837v-860h-55v-861">
          <text:p/>
        </draw:connector>
        <draw:connector draw:style-name="inheritance_20__28_public_29_" draw:layer="layout" svg:x1="2.279cm" svg:y1="11.907cm" svg:x2="3.152cm" svg:y2="10.499cm" draw:start-shape="id549" draw:start-glue-point="0" draw:end-shape="id550" svg:d="m2279 11907v-705h873v-703">
          <text:p/>
        </draw:connector>
        <draw:connector draw:style-name="inheritance_20__28_public_29_" draw:layer="layout" svg:x1="3.152cm" svg:y1="9.288cm" svg:x2="4.874cm" svg:y2="5.796cm" draw:start-shape="id550" draw:start-glue-point="0" draw:end-shape="id551" draw:end-glue-point="2" svg:d="m3152 9288v-1746h1722v-1746">
          <text:p/>
        </draw:connector>
        <draw:custom-shape draw:style-name="gr1" draw:text-style-name="P1" draw:id="id552" draw:layer="layout" svg:width="2.056cm" svg:height="0.958cm" svg:x="3.391cm" svg:y="14.866cm">
          <text:p text:style-name="P3">Storage</text:p>
          <draw:enhanced-geometry svg:viewBox="0 0 21600 21600" draw:type="rectangle" draw:enhanced-path="M 0 0 L 21600 0 21600 21600 0 21600 0 0 Z N"/>
        </draw:custom-shape>
        <draw:connector draw:style-name="inheritance_20__28_public_29_" draw:layer="layout" svg:x1="4.419cm" svg:y1="14.866cm" svg:x2="2.883cm" svg:y2="13.116cm" draw:start-shape="id552" draw:start-glue-point="0" draw:end-shape="id549" draw:end-glue-point="5" svg:d="m4419 14866v-874h-1536v-876">
          <text:p/>
        </draw:connector>
        <draw:custom-shape draw:style-name="gr3" draw:id="id553" draw:layer="layout" svg:width="2.254cm" svg:height="1.014cm" svg:x="3.296cm" svg:y="22.117cm">
          <text:p text:style-name="P2">SotStorage</text:p>
          <draw:enhanced-geometry svg:viewBox="0 0 21600 21600" draw:type="rectangle" draw:enhanced-path="M 0 0 L 21600 0 21600 21600 0 21600 0 0 Z N"/>
        </draw:custom-shape>
        <draw:custom-shape draw:style-name="gr3" draw:id="id554" draw:layer="layout" svg:width="2.64cm" svg:height="1.014cm" svg:x="3.325cm" svg:y="18.878cm">
          <draw:glue-point draw:id="4" svg:x="-2.258cm" svg:y="5cm"/>
          <draw:glue-point draw:id="5" svg:x="2.227cm" svg:y="5cm"/>
          <text:p text:style-name="P2">SotObject</text:p>
          <draw:enhanced-geometry svg:viewBox="0 0 21600 21600" draw:type="rectangle" draw:enhanced-path="M 0 0 L 21600 0 21600 21600 0 21600 0 0 Z N"/>
        </draw:custom-shape>
        <draw:connector draw:style-name="inheritance_20__28_public_29_" draw:layer="layout" svg:x1="4.423cm" svg:y1="22.117cm" svg:x2="4.049cm" svg:y2="19.892cm" draw:start-shape="id553" draw:start-glue-point="0" draw:end-shape="id554" draw:end-glue-point="4" svg:d="m4423 22117v-1112h-374v-1113">
          <text:p/>
        </draw:connector>
        <draw:custom-shape draw:style-name="gr3" draw:id="id555" draw:layer="layout" svg:width="2.986cm" svg:height="1.014cm" svg:x="6.086cm" svg:y="22.145cm">
          <text:p text:style-name="P2">SotStorageStream</text:p>
          <draw:enhanced-geometry svg:viewBox="0 0 21600 21600" draw:type="rectangle" draw:enhanced-path="M 0 0 L 21600 0 21600 21600 0 21600 0 0 Z N"/>
        </draw:custom-shape>
        <draw:connector draw:style-name="inheritance_20__28_public_29_" draw:layer="layout" svg:x1="7.579cm" svg:y1="22.145cm" svg:x2="5.232cm" svg:y2="19.892cm" draw:start-shape="id555" draw:start-glue-point="0" draw:end-shape="id554" draw:end-glue-point="5" svg:d="m7579 22145v-1126h-2347v-1127">
          <text:p/>
        </draw:connector>
        <draw:custom-shape draw:style-name="gr1" draw:text-style-name="P1" draw:id="id556" draw:layer="layout" svg:width="1.977cm" svg:height="2.928cm" svg:x="19.871cm" svg:y="5.962cm">
          <draw:glue-point draw:id="4" svg:x="5cm" svg:y="-2.79cm"/>
          <draw:glue-point draw:id="5" svg:x="5cm" svg:y="2.523cm"/>
          <text:p text:style-name="P3">OStorage</text:p>
          <draw:enhanced-geometry svg:viewBox="0 0 21600 21600" draw:type="rectangle" draw:enhanced-path="M 0 0 L 21600 0 21600 21600 0 21600 0 0 Z N"/>
        </draw:custom-shape>
        <draw:custom-shape draw:style-name="gr1" draw:text-style-name="P1" draw:id="id557" draw:layer="layout" svg:width="3.732cm" svg:height="1.114cm" svg:x="24.208cm" svg:y="6.064cm">
          <text:p text:style-name="P3">StorInternalData_Impl</text:p>
          <draw:enhanced-geometry svg:viewBox="0 0 21600 21600" draw:type="rectangle" draw:enhanced-path="M 0 0 L 21600 0 21600 21600 0 21600 0 0 Z N"/>
        </draw:custom-shape>
        <draw:connector draw:style-name="data_20_member_20__28_pointer_29_" draw:layer="layout" svg:x1="21.847cm" svg:y1="6.61cm" svg:x2="24.208cm" svg:y2="6.621cm" draw:start-shape="id556" draw:start-glue-point="4" draw:end-shape="id557" svg:d="m21847 6610h1181v11h1180">
          <text:p/>
        </draw:connector>
        <draw:custom-shape draw:style-name="gr1" draw:text-style-name="P1" draw:id="id558" draw:layer="layout" svg:width="3.732cm" svg:height="2.593cm" svg:x="25.218cm" svg:y="20.448cm">
          <draw:glue-point draw:id="4" svg:x="5cm" svg:y="2.502cm"/>
          <draw:glue-point draw:id="5" svg:x="5cm" svg:y="-2.896cm"/>
          <text:p text:style-name="P3">OWriteStream_Impl</text:p>
          <draw:enhanced-geometry svg:viewBox="0 0 21600 21600" draw:type="rectangle" draw:enhanced-path="M 0 0 L 21600 0 21600 21600 0 21600 0 0 Z N"/>
        </draw:custom-shape>
        <draw:custom-shape draw:style-name="gr1" draw:text-style-name="P1" draw:id="id559" draw:layer="layout" svg:width="3.732cm" svg:height="1.114cm" svg:x="25.97cm" svg:y="17.572cm">
          <text:p text:style-name="P3">PreCreationStruct</text:p>
          <draw:enhanced-geometry svg:viewBox="0 0 21600 21600" draw:type="rectangle" draw:enhanced-path="M 0 0 L 21600 0 21600 21600 0 21600 0 0 Z N"/>
        </draw:custom-shape>
        <draw:connector draw:style-name="inheritance_20__28_public_29_" draw:layer="layout" svg:x1="27.084cm" svg:y1="20.448cm" svg:x2="27.836cm" svg:y2="18.686cm" draw:start-shape="id558" draw:start-glue-point="0" draw:end-shape="id559" draw:end-glue-point="2" svg:d="m27084 20448v-881h752v-881">
          <text:p/>
        </draw:connector>
        <draw:custom-shape draw:style-name="gr1" draw:text-style-name="P1" draw:id="id562" draw:layer="layout" svg:width="3.163cm" svg:height="0.828cm" svg:x="32.293cm" svg:y="21.642cm">
          <text:p text:style-name="P3">OInputCompStream</text:p>
          <draw:enhanced-geometry svg:viewBox="0 0 21600 21600" draw:type="rectangle" draw:enhanced-path="M 0 0 L 21600 0 21600 21600 0 21600 0 0 Z N"/>
        </draw:custom-shape>
        <draw:custom-shape draw:style-name="gr1" draw:text-style-name="P1" draw:id="id563" draw:layer="layout" svg:width="3.732cm" svg:height="1.114cm" svg:x="31.101cm" svg:y="25.192cm">
          <text:p text:style-name="P3">OInputSeekStream</text:p>
          <draw:enhanced-geometry svg:viewBox="0 0 21600 21600" draw:type="rectangle" draw:enhanced-path="M 0 0 L 21600 0 21600 21600 0 21600 0 0 Z N"/>
        </draw:custom-shape>
        <draw:custom-shape draw:style-name="gr1" draw:text-style-name="P1" draw:id="id560" draw:layer="layout" svg:width="3.343cm" svg:height="2.489cm" svg:x="19.982cm" svg:y="11.326cm">
          <draw:glue-point draw:id="4" svg:x="4.998cm" svg:y="-2.808cm"/>
          <draw:glue-point draw:id="5" svg:x="4.998cm" svg:y="2.398cm"/>
          <text:p text:style-name="P3">SotElement_Impl</text:p>
          <draw:enhanced-geometry svg:viewBox="0 0 21600 21600" draw:type="rectangle" draw:enhanced-path="M 0 0 L 21600 0 21600 21600 0 21600 0 0 Z N"/>
        </draw:custom-shape>
        <draw:custom-shape draw:style-name="gr1" draw:text-style-name="P1" draw:id="id561" draw:layer="layout" svg:width="2.876cm" svg:height="2.073cm" svg:x="27.63cm" svg:y="8.475cm">
          <draw:glue-point draw:id="4" svg:x="-5cm" svg:y="-2.498cm"/>
          <draw:glue-point draw:id="5" svg:x="-5cm" svg:y="2.806cm"/>
          <text:p text:style-name="P3">OStorage_Impl</text:p>
          <draw:enhanced-geometry svg:viewBox="0 0 21600 21600" draw:type="rectangle" draw:enhanced-path="M 0 0 L 21600 0 21600 21600 0 21600 0 0 Z N"/>
        </draw:custom-shape>
        <draw:connector draw:style-name="data_20_member_20__28_pointer_29_" draw:layer="layout" svg:x1="23.323cm" svg:y1="13.166cm" svg:x2="25.218cm" svg:y2="21.744cm" draw:start-shape="id560" draw:start-glue-point="5" draw:end-shape="id558" draw:end-glue-point="3" svg:d="m23323 13166h948v8578h947">
          <text:p/>
        </draw:connector>
        <draw:connector draw:style-name="data_20_member_20__28_pointer_29_" draw:layer="layout" svg:x1="23.323cm" svg:y1="11.872cm" svg:x2="27.63cm" svg:y2="10.092cm" draw:start-shape="id560" draw:start-glue-point="4" draw:end-shape="id561" draw:end-glue-point="5" svg:d="m23323 11872h2154v-1780h2153">
          <text:p/>
        </draw:connector>
        <draw:connector draw:style-name="data_20_member_20__28_pointer_29_" draw:layer="layout" svg:x1="21.847cm" svg:y1="8.164cm" svg:x2="27.63cm" svg:y2="8.994cm" draw:start-shape="id556" draw:start-glue-point="5" draw:end-shape="id561" draw:end-glue-point="4" svg:d="m21847 8164h2892v830h2891">
          <text:p/>
        </draw:connector>
        <draw:connector draw:style-name="data_20_member_20__28_pointer_29_" draw:layer="layout" svg:x1="30.506cm" svg:y1="9.511cm" svg:x2="23.325cm" svg:y2="12.57cm" draw:start-shape="id561" draw:start-glue-point="1" draw:end-shape="id560" draw:end-glue-point="1" svg:d="m30506 9511h501v3059h-7682">
          <text:p/>
        </draw:connector>
        <draw:connector draw:style-name="data_20_member_20__28_multiple_20_pointers_29_" draw:layer="layout" svg:x1="28.95cm" svg:y1="21.744cm" svg:x2="32.293cm" svg:y2="22.056cm" draw:start-shape="id558" draw:start-glue-point="1" draw:end-shape="id562" draw:end-glue-point="3" svg:d="m28950 21744h1671v312h1672">
          <text:p/>
        </draw:connector>
        <draw:frame draw:style-name="gr16" draw:text-style-name="P2" draw:layer="layout" svg:width="5.442cm" svg:height="1.083cm" svg:x="29.651cm" svg:y="20.559cm">
          <draw:text-box>
            <text:p text:style-name="P2">InputStreamsList_Impl is typedef to std.list&lt; OinputCompStream &gt;.</text:p>
          </draw:text-box>
        </draw:frame>
        <draw:connector draw:style-name="inheritance_20__28_public_29_" draw:layer="layout" svg:x1="32.967cm" svg:y1="25.192cm" svg:x2="33.874cm" svg:y2="22.47cm" draw:start-shape="id563" draw:start-glue-point="0" draw:end-shape="id562" svg:d="m32967 25192v-1361h907v-1361">
          <text:p/>
        </draw:connector>
        <draw:connector draw:style-name="local_20_usage_20__2f__20_return_20_type" draw:layer="layout" svg:x1="28.95cm" svg:y1="22.392cm" svg:x2="31.101cm" svg:y2="25.749cm" draw:start-shape="id558" draw:start-glue-point="4" draw:end-shape="id563" draw:end-glue-point="3" svg:d="m28950 22392h1076v3357h1075">
          <text:p/>
        </draw:connector>
        <draw:custom-shape draw:style-name="gr1" draw:text-style-name="P1" draw:id="id564" draw:layer="layout" svg:width="3.162cm" svg:height="4.303cm" svg:x="22.156cm" svg:y="38.707cm">
          <draw:glue-point draw:id="4" svg:x="5cm" svg:y="2.579cm"/>
          <draw:glue-point draw:id="5" svg:x="5cm" svg:y="-2.896cm"/>
          <draw:glue-point draw:id="6" svg:x="5cm" svg:y="-1.333cm"/>
          <draw:glue-point draw:id="7" svg:x="5cm" svg:y="3.846cm"/>
          <draw:glue-point draw:id="8" svg:x="5cm" svg:y="-3.985cm"/>
          <draw:glue-point draw:id="9" svg:x="5cm" svg:y="1.315cm"/>
          <text:p text:style-name="P3">ZipOutputStream</text:p>
          <draw:enhanced-geometry svg:viewBox="0 0 21600 21600" draw:type="rectangle" draw:enhanced-path="M 0 0 L 21600 0 21600 21600 0 21600 0 0 Z N"/>
        </draw:custom-shape>
        <draw:custom-shape draw:style-name="gr1" draw:text-style-name="P1" draw:id="id546" draw:layer="layout" svg:width="5.085cm" svg:height="2.648cm" svg:x="25.762cm" svg:y="52.283cm">
          <draw:glue-point draw:id="4" svg:x="5cm" svg:y="2.502cm"/>
          <draw:glue-point draw:id="5" svg:x="5cm" svg:y="-2.896cm"/>
          <draw:glue-point draw:id="6" svg:x="-5cm" svg:y="-2.454cm"/>
          <draw:glue-point draw:id="7" svg:x="-5cm" svg:y="2.537cm"/>
          <draw:glue-point draw:id="8" svg:x="-3.154cm" svg:y="-5cm"/>
          <draw:glue-point draw:id="9" svg:x="-1.777cm" svg:y="-5cm"/>
          <draw:glue-point draw:id="10" svg:x="1.587cm" svg:y="-4.996cm"/>
          <draw:glue-point draw:id="11" svg:x="3.319cm" svg:y="-4.996cm"/>
          <text:p text:style-name="P3">ZipPackageFolder</text:p>
          <draw:enhanced-geometry svg:viewBox="0 0 21600 21600" draw:type="rectangle" draw:enhanced-path="M 0 0 L 21600 0 21600 21600 0 21600 0 0 Z N"/>
        </draw:custom-shape>
        <draw:custom-shape draw:style-name="gr1" draw:text-style-name="P1" draw:id="id545" draw:layer="layout" svg:width="2.514cm" svg:height="2.954cm" svg:x="17.854cm" svg:y="42.207cm">
          <draw:glue-point draw:id="4" svg:x="5cm" svg:y="-2.263cm"/>
          <draw:glue-point draw:id="5" svg:x="5cm" svg:y="2.67cm"/>
          <draw:glue-point draw:id="6" svg:x="5cm" svg:y="1.387cm"/>
          <draw:glue-point draw:id="7" svg:x="5cm" svg:y="3.754cm"/>
          <draw:glue-point draw:id="8" svg:x="-5cm" svg:y="-2.738cm"/>
          <draw:glue-point draw:id="9" svg:x="-5cm" svg:y="2.437cm"/>
          <text:p text:style-name="P3">ZipPackage</text:p>
          <draw:enhanced-geometry svg:viewBox="0 0 21600 21600" draw:type="rectangle" draw:enhanced-path="M 0 0 L 21600 0 21600 21600 0 21600 0 0 Z N"/>
        </draw:custom-shape>
        <draw:custom-shape draw:style-name="gr1" draw:text-style-name="P1" draw:id="id571" draw:layer="layout" svg:width="1.958cm" svg:height="0.778cm" svg:x="27.36cm" svg:y="40.474cm">
          <draw:glue-point draw:id="4" svg:x="5cm" svg:y="2.502cm"/>
          <draw:glue-point draw:id="5" svg:x="5cm" svg:y="-2.896cm"/>
          <text:p text:style-name="P3">ZipEntry</text:p>
          <draw:enhanced-geometry svg:viewBox="0 0 21600 21600" draw:type="rectangle" draw:enhanced-path="M 0 0 L 21600 0 21600 21600 0 21600 0 0 Z N"/>
        </draw:custom-shape>
        <draw:connector draw:style-name="local_20_usage_20__2f__20_return_20_type" draw:layer="layout" svg:x1="20.368cm" svg:y1="43.016cm" svg:x2="22.156cm" svg:y2="40.858cm" draw:start-shape="id545" draw:start-glue-point="4" draw:end-shape="id564" draw:end-glue-point="3" svg:d="m20368 43016h894v-2158h894">
          <text:p/>
        </draw:connector>
        <draw:custom-shape draw:style-name="gr1" draw:text-style-name="P1" draw:id="id566" draw:layer="layout" svg:width="2.437cm" svg:height="1.787cm" svg:x="25.085cm" svg:y="46.898cm">
          <draw:glue-point draw:id="4" svg:x="5cm" svg:y="2.502cm"/>
          <draw:glue-point draw:id="5" svg:x="5cm" svg:y="-2.896cm"/>
          <draw:glue-point draw:id="6" svg:x="-5.002cm" svg:y="-2.68cm"/>
          <draw:glue-point draw:id="7" svg:x="-5.002cm" svg:y="2.395cm"/>
          <text:p text:style-name="P3">ZipFile</text:p>
          <draw:enhanced-geometry svg:viewBox="0 0 21600 21600" draw:type="rectangle" draw:enhanced-path="M 0 0 L 21600 0 21600 21600 0 21600 0 0 Z N"/>
        </draw:custom-shape>
        <draw:custom-shape draw:style-name="gr1" draw:text-style-name="P1" draw:id="id565" draw:layer="layout" svg:width="2.902cm" svg:height="0.934cm" svg:x="28.689cm" svg:y="45.652cm">
          <draw:glue-point draw:id="4" svg:x="5cm" svg:y="2.502cm"/>
          <draw:glue-point draw:id="5" svg:x="5cm" svg:y="-2.896cm"/>
          <draw:glue-point draw:id="6" svg:x="-5cm" svg:y="-2.79cm"/>
          <draw:glue-point draw:id="7" svg:x="-5cm" svg:y="2.797cm"/>
          <text:p text:style-name="P3">ZipEnumeration</text:p>
          <draw:enhanced-geometry svg:viewBox="0 0 21600 21600" draw:type="rectangle" draw:enhanced-path="M 0 0 L 21600 0 21600 21600 0 21600 0 0 Z N"/>
        </draw:custom-shape>
        <draw:connector draw:style-name="local_20_usage_20__2f__20_return_20_type" draw:layer="layout" svg:x1="20.368cm" svg:y1="43.684cm" svg:x2="28.689cm" svg:y2="45.859cm" draw:start-shape="id545" draw:start-glue-point="1" draw:end-shape="id565" draw:end-glue-point="6" svg:d="m20368 43684h4161v2175h4160">
          <text:p/>
        </draw:connector>
        <draw:connector draw:style-name="local_20_usage_20__2f__20_return_20_type" draw:layer="layout" svg:x1="27.521cm" svg:y1="47.274cm" svg:x2="28.689cm" svg:y2="46.119cm" draw:start-shape="id566" draw:start-glue-point="5" draw:end-shape="id565" svg:d="m27521 47274h584v-1155h584">
          <text:p/>
        </draw:connector>
        <draw:connector draw:style-name="data_20_member_20__28_pointer_29_" draw:layer="layout" svg:x1="20.368cm" svg:y1="44.093cm" svg:x2="25.085cm" svg:y2="47.313cm" draw:start-shape="id545" draw:start-glue-point="6" draw:end-shape="id566" draw:end-glue-point="6" svg:d="m20368 44093h2358v3220h2359">
          <text:p/>
        </draw:connector>
        <draw:custom-shape draw:style-name="gr1" draw:text-style-name="P1" draw:id="id567" draw:layer="layout" svg:width="2.669cm" svg:height="1.296cm" svg:x="16.896cm" svg:y="47.675cm">
          <text:p text:style-name="P3">OZipFileAccess</text:p>
          <draw:enhanced-geometry svg:viewBox="0 0 21600 21600" draw:type="rectangle" draw:enhanced-path="M 0 0 L 21600 0 21600 21600 0 21600 0 0 Z N"/>
        </draw:custom-shape>
        <draw:connector draw:style-name="data_20_member_20__28_pointer_29_" draw:layer="layout" svg:x1="19.565cm" svg:y1="48.323cm" svg:x2="25.085cm" svg:y2="47.791cm" draw:start-shape="id567" draw:start-glue-point="1" draw:end-shape="id566" draw:end-glue-point="3" svg:d="m19565 48323h2759v-532h2761">
          <text:p/>
        </draw:connector>
        <draw:custom-shape draw:style-name="gr1" draw:text-style-name="P1" draw:id="id568" draw:layer="layout" svg:width="1.901cm" svg:height="0.643cm" svg:x="27.36cm" svg:y="37.658cm">
          <text:p text:style-name="P3">Deflator</text:p>
          <draw:enhanced-geometry svg:viewBox="0 0 21600 21600" draw:type="rectangle" draw:enhanced-path="M 0 0 L 21600 0 21600 21600 0 21600 0 0 Z N"/>
        </draw:custom-shape>
        <draw:connector draw:style-name="data_20_member" draw:layer="layout" draw:line-skew="-0.634cm" svg:x1="25.318cm" svg:y1="39.144cm" svg:x2="27.36cm" svg:y2="37.979cm" draw:start-shape="id564" draw:start-glue-point="8" draw:end-shape="id568" draw:end-glue-point="3" svg:d="m25318 39144h387v-1165h1655">
          <text:p/>
        </draw:connector>
        <draw:custom-shape draw:style-name="gr1" draw:text-style-name="P1" draw:id="id569" draw:layer="layout" svg:width="1.735cm" svg:height="0.699cm" svg:x="27.36cm" svg:y="38.587cm">
          <text:p text:style-name="P3">CRC32</text:p>
          <draw:enhanced-geometry svg:viewBox="0 0 21600 21600" draw:type="rectangle" draw:enhanced-path="M 0 0 L 21600 0 21600 21600 0 21600 0 0 Z N"/>
        </draw:custom-shape>
        <draw:connector draw:style-name="data_20_member" draw:layer="layout" draw:line-skew="-0.298cm" svg:x1="25.318cm" svg:y1="39.612cm" svg:x2="27.36cm" svg:y2="38.936cm" draw:start-shape="id564" draw:start-glue-point="5" draw:end-shape="id569" draw:end-glue-point="3" svg:d="m25318 39612h723v-676h1319">
          <text:p/>
        </draw:connector>
        <draw:custom-shape draw:style-name="gr1" draw:text-style-name="P1" draw:id="id570" draw:layer="layout" svg:width="2.095cm" svg:height="0.625cm" svg:x="27.36cm" svg:y="39.568cm">
          <text:p text:style-name="P3">ByteChucker</text:p>
          <draw:enhanced-geometry svg:viewBox="0 0 21600 21600" draw:type="rectangle" draw:enhanced-path="M 0 0 L 21600 0 21600 21600 0 21600 0 0 Z N"/>
        </draw:custom-shape>
        <draw:connector draw:style-name="data_20_member" draw:layer="layout" svg:x1="25.318cm" svg:y1="40.285cm" svg:x2="27.36cm" svg:y2="39.88cm" draw:start-shape="id564" draw:start-glue-point="6" draw:end-shape="id570" draw:end-glue-point="3" svg:d="m25318 40285h1021v-405h1021">
          <text:p/>
        </draw:connector>
        <draw:connector draw:style-name="data_20_member_20__28_pointer_29_" draw:layer="layout" svg:x1="25.318cm" svg:y1="40.858cm" svg:x2="27.36cm" svg:y2="40.863cm" draw:start-shape="id564" draw:start-glue-point="1" draw:end-shape="id571" draw:end-glue-point="3" svg:d="m25318 40858h1021v5h1021">
          <text:p/>
        </draw:connector>
        <draw:custom-shape draw:style-name="gr1" draw:text-style-name="P1" draw:id="id572" draw:layer="layout" svg:width="2.873cm" svg:height="0.669cm" svg:x="27.36cm" svg:y="41.512cm">
          <text:p text:style-name="P3">EncryptionData</text:p>
          <draw:enhanced-geometry svg:viewBox="0 0 21600 21600" draw:type="rectangle" draw:enhanced-path="M 0 0 L 21600 0 21600 21600 0 21600 0 0 Z N"/>
        </draw:custom-shape>
        <draw:connector draw:style-name="data_20_member_20__28_pointer_29_" draw:layer="layout" svg:x1="25.318cm" svg:y1="41.423cm" svg:x2="27.36cm" svg:y2="41.846cm" draw:start-shape="id564" draw:start-glue-point="9" draw:end-shape="id572" draw:end-glue-point="3" svg:d="m25318 41423h1021v423h1021">
          <text:p/>
        </draw:connector>
        <draw:custom-shape draw:style-name="gr1" draw:text-style-name="P1" draw:id="id573" draw:layer="layout" svg:width="3.162cm" svg:height="0.907cm" svg:x="27.527cm" svg:y="49.238cm">
          <draw:glue-point draw:id="4" svg:x="5cm" svg:y="2.502cm"/>
          <draw:glue-point draw:id="5" svg:x="5cm" svg:y="-2.896cm"/>
          <text:p text:style-name="P3">ZipPackageEntry</text:p>
          <draw:enhanced-geometry svg:viewBox="0 0 21600 21600" draw:type="rectangle" draw:enhanced-path="M 0 0 L 21600 0 21600 21600 0 21600 0 0 Z N"/>
        </draw:custom-shape>
        <draw:connector draw:style-name="inheritance_20__28_public_29_" draw:layer="layout" svg:x1="26.701cm" svg:y1="52.283cm" svg:x2="29.108cm" svg:y2="50.145cm" draw:start-shape="id546" draw:start-glue-point="8" draw:end-shape="id573" draw:end-glue-point="2" svg:d="m26701 52283v-1069h2407v-1069">
          <text:p/>
        </draw:connector>
        <draw:custom-shape draw:style-name="gr1" draw:text-style-name="P1" draw:id="id574" draw:layer="layout" svg:width="2.095cm" svg:height="2.06cm" svg:x="21.215cm" svg:y="57.584cm">
          <draw:glue-point draw:id="4" svg:x="4.978cm" svg:y="-2.674cm"/>
          <draw:glue-point draw:id="5" svg:x="4.997cm" svg:y="2.737cm"/>
          <text:p text:style-name="P3">ContentInfo</text:p>
          <draw:enhanced-geometry svg:viewBox="0 0 21600 21600" draw:type="rectangle" draw:enhanced-path="M 0 0 L 21600 0 21600 21600 0 21600 0 0 Z N"/>
        </draw:custom-shape>
        <draw:custom-shape draw:style-name="gr1" draw:text-style-name="P1" draw:id="id575" draw:layer="layout" svg:width="3.162cm" svg:height="0.907cm" svg:x="27.382cm" svg:y="60.455cm">
          <draw:glue-point draw:id="4" svg:x="5cm" svg:y="2.502cm"/>
          <draw:glue-point draw:id="5" svg:x="5cm" svg:y="-2.896cm"/>
          <text:p text:style-name="P3">ZipPackageStream</text:p>
          <draw:enhanced-geometry svg:viewBox="0 0 21600 21600" draw:type="rectangle" draw:enhanced-path="M 0 0 L 21600 0 21600 21600 0 21600 0 0 Z N"/>
        </draw:custom-shape>
        <draw:custom-shape draw:style-name="namespace" draw:layer="layout" svg:width="4.825cm" svg:height="4.53cm" svg:x="19.755cm" svg:y="56.228cm">
          <text:p text:style-name="P2">com.sun.star</text:p>
          <draw:enhanced-geometry svg:viewBox="0 0 21600 21600" draw:type="rectangle" draw:enhanced-path="M 0 0 L 21600 0 21600 21600 0 21600 0 0 Z N"/>
        </draw:custom-shape>
        <draw:custom-shape draw:style-name="namespace" draw:layer="layout" svg:width="3.529cm" svg:height="3.183cm" svg:x="20.403cm" svg:y="57.005cm">
          <text:p text:style-name="P2">packages</text:p>
          <draw:enhanced-geometry svg:viewBox="0 0 21600 21600" draw:type="rectangle" draw:enhanced-path="M 0 0 L 21600 0 21600 21600 0 21600 0 0 Z N"/>
        </draw:custom-shape>
        <draw:connector draw:style-name="data_20_member_20__28_pointer_29_" draw:layer="layout" svg:x1="23.304cm" svg:y1="58.064cm" svg:x2="25.762cm" svg:y2="54.278cm" draw:start-shape="id574" draw:start-glue-point="4" draw:end-shape="id546" draw:end-glue-point="7" svg:d="m23304 58064h1231v-3786h1227">
          <text:p/>
        </draw:connector>
        <draw:connector draw:style-name="data_20_member_20__28_pointer_29_" draw:layer="layout" draw:line-skew="1.499cm" svg:x1="23.308cm" svg:y1="59.177cm" svg:x2="27.382cm" svg:y2="60.908cm" draw:start-shape="id574" draw:start-glue-point="5" draw:end-shape="id575" draw:end-glue-point="3" svg:d="m23308 59177h3537v1731h537">
          <text:p/>
        </draw:connector>
        <draw:frame draw:style-name="annotation" draw:layer="layout" svg:width="4.381cm" svg:height="0.98cm" svg:x="16.049cm" svg:y="49.126cm">
          <draw:text-box>
            <text:p text:style-name="P2">Provides read-only access to zip content.</text:p>
          </draw:text-box>
        </draw:frame>
        <draw:connector draw:style-name="data_20_member_20__28_pointer_29_" draw:layer="layout" svg:x1="27.527cm" svg:y1="49.691cm" svg:x2="25.762cm" svg:y2="52.958cm" draw:start-shape="id573" draw:start-glue-point="3" draw:end-shape="id546" draw:end-glue-point="6" svg:d="m27527 49691h-2266v3267h501">
          <text:p/>
        </draw:connector>
        <draw:custom-shape draw:style-name="gr2" draw:id="id547" draw:layer="layout" svg:width="6.739cm" svg:height="0.985cm" svg:x="36.058cm" svg:y="49.589cm">
          <text:p text:style-name="P2">com.sun.star.container.XNameContainer</text:p>
          <text:p text:style-name="P2">com.sun.star.container.XEnumerationAccess</text:p>
          <draw:enhanced-geometry svg:viewBox="0 0 21600 21600" draw:type="rectangle" draw:enhanced-path="M 0 0 L 21600 0 21600 21600 0 21600 0 0 Z N"/>
        </draw:custom-shape>
        <draw:custom-shape draw:style-name="gr1" draw:text-style-name="P1" draw:id="id576" draw:layer="layout" svg:width="5.081cm" svg:height="0.805cm" svg:x="33.362cm" svg:y="54.978cm">
          <text:p text:style-name="P3">ZipPackageFolderEnumeration</text:p>
          <draw:enhanced-geometry svg:viewBox="0 0 21600 21600" draw:type="rectangle" draw:enhanced-path="M 0 0 L 21600 0 21600 21600 0 21600 0 0 Z N"/>
        </draw:custom-shape>
        <draw:custom-shape draw:style-name="gr2" draw:id="id577" draw:layer="layout" svg:width="5.831cm" svg:height="0.985cm" svg:x="33.961cm" svg:y="52.802cm">
          <text:p text:style-name="P2">com.sun.star.container.XEnumer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35.902cm" svg:y1="54.978cm" svg:x2="36.876cm" svg:y2="53.787cm" draw:start-shape="id576" draw:start-glue-point="0" draw:end-shape="id577" svg:d="m35902 54978v-596h974v-595">
          <text:p/>
        </draw:connector>
        <draw:connector draw:style-name="local_20_usage_20__2f__20_return_20_type" draw:layer="layout" svg:x1="30.847cm" svg:y1="53.607cm" svg:x2="33.362cm" svg:y2="55.38cm" draw:start-shape="id546" draw:start-glue-point="1" draw:end-shape="id576" draw:end-glue-point="3" svg:d="m30847 53607h1257v1773h1258">
          <text:p/>
        </draw:connector>
        <draw:custom-shape draw:style-name="gr1" draw:text-style-name="P1" draw:id="id578" draw:layer="layout" svg:width="3.136cm" svg:height="0.855cm" svg:x="12.29cm" svg:y="42.124cm">
          <text:p text:style-name="P3">ZipPackageSink</text:p>
          <draw:enhanced-geometry svg:viewBox="0 0 21600 21600" draw:type="rectangle" draw:enhanced-path="M 0 0 L 21600 0 21600 21600 0 21600 0 0 Z N"/>
        </draw:custom-shape>
        <draw:custom-shape draw:style-name="gr1" draw:text-style-name="P1" draw:id="id580" draw:layer="layout" svg:width="3.136cm" svg:height="0.855cm" svg:x="6.952cm" svg:y="44.795cm">
          <text:p text:style-name="P3">ZipPackageBuffer</text:p>
          <draw:enhanced-geometry svg:viewBox="0 0 21600 21600" draw:type="rectangle" draw:enhanced-path="M 0 0 L 21600 0 21600 21600 0 21600 0 0 Z N"/>
        </draw:custom-shape>
        <draw:connector draw:style-name="data_20_member" draw:layer="layout" svg:x1="30.689cm" svg:y1="49.691cm" svg:x2="29.318cm" svg:y2="40.863cm" draw:start-shape="id573" draw:start-glue-point="1" draw:end-shape="id571" draw:end-glue-point="1" svg:d="m30689 49691h501v-8828h-1872">
          <text:p/>
        </draw:connector>
        <draw:connector draw:style-name="local_20_usage_20__2f__20_return_20_type" draw:layer="layout" svg:x1="17.854cm" svg:y1="43.684cm" svg:x2="15.426cm" svg:y2="42.551cm" draw:start-shape="id545" draw:start-glue-point="3" draw:end-shape="id578" svg:d="m17854 43684h-1214v-1133h-1214">
          <text:p/>
        </draw:connector>
        <draw:custom-shape draw:style-name="gr1" draw:text-style-name="P1" draw:id="id579" draw:layer="layout" svg:width="2.851cm" svg:height="0.959cm" svg:x="7.03cm" svg:y="47.438cm">
          <text:p text:style-name="P3">XMemoryStream</text:p>
          <draw:enhanced-geometry svg:viewBox="0 0 21600 21600" draw:type="rectangle" draw:enhanced-path="M 0 0 L 21600 0 21600 21600 0 21600 0 0 Z N"/>
        </draw:custom-shape>
        <draw:connector draw:style-name="inheritance_20__28_public_29_" draw:layer="layout" svg:x1="8.455cm" svg:y1="47.438cm" svg:x2="8.52cm" svg:y2="45.65cm" draw:start-shape="id579" draw:end-shape="id580" draw:end-glue-point="2" svg:d="m8455 47438v-895h65v-893">
          <text:p/>
        </draw:connector>
        <draw:connector draw:style-name="local_20_usage_20__2f__20_return_20_type" draw:layer="layout" svg:x1="17.854cm" svg:y1="44.403cm" svg:x2="10.088cm" svg:y2="45.222cm" draw:start-shape="id545" draw:start-glue-point="9" draw:end-shape="id580" draw:end-glue-point="1" svg:d="m17854 44403h-3883v819h-3883">
          <text:p/>
        </draw:connector>
        <draw:custom-shape draw:style-name="gr2" draw:id="id581" draw:layer="layout" svg:width="4.822cm" svg:height="1.374cm" svg:x="5.52cm" svg:y="41.624cm">
          <text:p text:style-name="P2">com.sun.star.io.XInputStream</text:p>
          <text:p text:style-name="P2">com.sun.star.io.XOutputStream</text:p>
          <text:p text:style-name="P2">com.sun.star.io.XSeekable</text:p>
          <draw:enhanced-geometry svg:viewBox="0 0 21600 21600" draw:type="rectangle" draw:enhanced-path="M 0 0 L 21600 0 21600 21600 0 21600 0 0 Z N"/>
        </draw:custom-shape>
        <draw:connector draw:style-name="inheritance_20__28_public_29_" draw:layer="layout" svg:x1="8.52cm" svg:y1="44.795cm" svg:x2="7.931cm" svg:y2="42.998cm" draw:start-shape="id580" draw:start-glue-point="0" draw:end-shape="id581" svg:d="m8520 44795v-899h-589v-898">
          <text:p/>
        </draw:connector>
        <draw:custom-shape draw:style-name="gr3" draw:id="id584" draw:layer="layout" svg:width="2.919cm" svg:height="1.744cm" svg:x="12.004cm" svg:y="5.955cm">
          <draw:glue-point draw:id="4" svg:x="2.01cm" svg:y="-5.01cm"/>
          <draw:glue-point draw:id="5" svg:x="-2.428cm" svg:y="-5.01cm"/>
          <draw:glue-point draw:id="6" svg:x="5.001cm" svg:y="2.729cm"/>
          <text:p text:style-name="P2">OStorageFactory</text:p>
          <draw:enhanced-geometry svg:viewBox="0 0 21600 21600" draw:type="rectangle" draw:enhanced-path="M 0 0 L 21600 0 21600 21600 0 21600 0 0 Z N"/>
        </draw:custom-shape>
        <draw:custom-shape draw:style-name="gr1" draw:text-style-name="P1" draw:id="id582" draw:layer="layout" svg:width="3.582cm" svg:height="1.225cm" svg:x="33.859cm" svg:y="44.391cm">
          <text:p text:style-name="P3">ActiveDataStreamer</text:p>
          <draw:enhanced-geometry svg:viewBox="0 0 21600 21600" draw:type="rectangle" draw:enhanced-path="M 0 0 L 21600 0 21600 21600 0 21600 0 0 Z N"/>
        </draw:custom-shape>
        <draw:custom-shape draw:style-name="gr2" draw:id="id583" draw:layer="layout" svg:width="5.537cm" svg:height="0.706cm" svg:x="36.239cm" svg:y="41.658cm">
          <text:p text:style-name="P2">com.sun.star.io.XActiveDataStreamer</text:p>
          <draw:enhanced-geometry svg:viewBox="0 0 21600 21600" draw:type="rectangle" draw:enhanced-path="M 0 0 L 21600 0 21600 21600 0 21600 0 0 Z N"/>
        </draw:custom-shape>
        <draw:connector draw:style-name="inheritance_20__28_public_29_" draw:layer="layout" svg:x1="35.65cm" svg:y1="44.391cm" svg:x2="39.007cm" svg:y2="42.364cm" draw:start-shape="id582" draw:start-glue-point="0" draw:end-shape="id583" draw:end-glue-point="2" svg:d="m35650 44391v-1014h3357v-1013">
          <text:p/>
        </draw:connector>
        <draw:custom-shape draw:style-name="uno_20_service" draw:id="id585" draw:layer="layout" svg:width="6.561cm" svg:height="1.032cm" svg:x="14.314cm" svg:y="2.064cm">
          <text:p>com.sun.star.embed.StorageFactory</text:p>
          <text:p>com.sun.star.comp.embed.StorageFactory</text:p>
          <draw:enhanced-geometry svg:viewBox="0 0 21600 21600" draw:type="rectangle" draw:enhanced-path="M 0 0 L 21600 0 21600 21600 0 21600 0 0 Z N"/>
        </draw:custom-shape>
        <draw:connector draw:style-name="inheritance_20__28_public_29_" draw:layer="layout" svg:x1="14.049cm" svg:y1="5.955cm" svg:x2="17.594cm" svg:y2="3.096cm" draw:start-shape="id584" draw:start-glue-point="4" draw:end-shape="id585" draw:end-glue-point="2" svg:d="m14049 5955v-1429h3545v-1430">
          <text:p/>
        </draw:connector>
        <draw:connector draw:style-name="local_20_usage_20__2f__20_return_20_type" draw:layer="layout" svg:x1="14.922cm" svg:y1="7.302cm" svg:x2="19.871cm" svg:y2="7.426cm" draw:start-shape="id584" draw:start-glue-point="6" draw:end-shape="id556" draw:end-glue-point="3" svg:d="m14922 7302h2474v124h2475">
          <text:p/>
        </draw:connector>
      </draw:page>
      <draw:page draw:name="sal" draw:style-name="dp1" draw:master-page-name="Default">
        <office:forms form:automatic-focus="false" form:apply-design-mode="false"/>
        <draw:custom-shape draw:style-name="gr17" draw:text-style-name="P1" draw:id="id586" draw:layer="layout" svg:width="2.831cm" svg:height="0.847cm" svg:x="5.848cm" svg:y="2.142cm">
          <draw:glue-point draw:id="4" svg:x="4.998cm" svg:y="-2.66cm"/>
          <draw:glue-point draw:id="5" svg:x="4.998cm" svg:y="2.66cm"/>
          <text:p text:style-name="P3">DigestMD5_Impl</text:p>
          <draw:enhanced-geometry svg:viewBox="0 0 21600 21600" draw:type="rectangle" draw:enhanced-path="M 0 0 L 21600 0 21600 21600 0 21600 0 0 Z N"/>
        </draw:custom-shape>
        <draw:custom-shape draw:style-name="gr17" draw:text-style-name="P1" draw:id="id587" draw:layer="layout" svg:width="2.302cm" svg:height="0.609cm" svg:x="11.165cm" svg:y="1.613cm">
          <text:p text:style-name="P3">Digest_Impl</text:p>
          <draw:enhanced-geometry svg:viewBox="0 0 21600 21600" draw:type="rectangle" draw:enhanced-path="M 0 0 L 21600 0 21600 21600 0 21600 0 0 Z N"/>
        </draw:custom-shape>
        <draw:custom-shape draw:style-name="gr17" draw:text-style-name="P1" draw:id="id588" draw:layer="layout" svg:width="2.963cm" svg:height="0.609cm" svg:x="11.087cm" svg:y="3.017cm">
          <text:p text:style-name="P3">DigestContextMD5</text:p>
          <draw:enhanced-geometry svg:viewBox="0 0 21600 21600" draw:type="rectangle" draw:enhanced-path="M 0 0 L 21600 0 21600 21600 0 21600 0 0 Z N"/>
        </draw:custom-shape>
        <draw:connector draw:style-name="data_20_member" draw:layer="layout" svg:x1="8.677cm" svg:y1="2.34cm" svg:x2="11.165cm" svg:y2="1.917cm" draw:start-shape="id586" draw:start-glue-point="4" draw:end-shape="id587" draw:end-glue-point="3" svg:d="m8677 2340h1245v-423h1243">
          <text:p/>
        </draw:connector>
        <draw:connector draw:style-name="data_20_member" draw:layer="layout" svg:x1="8.677cm" svg:y1="2.79cm" svg:x2="11.087cm" svg:y2="3.321cm" draw:start-shape="id586" draw:start-glue-point="5" draw:end-shape="id588" draw:end-glue-point="3" svg:d="m8677 2790h1205v531h1205">
          <text:p/>
        </draw:connector>
        <draw:custom-shape draw:style-name="gr17" draw:text-style-name="P1" draw:id="id589" draw:layer="layout" svg:width="3.546cm" svg:height="0.741cm" svg:x="5.741cm" svg:y="8.572cm">
          <draw:glue-point draw:id="4" svg:x="5cm" svg:y="-2.483cm"/>
          <draw:glue-point draw:id="5" svg:x="5cm" svg:y="2.51cm"/>
          <text:p text:style-name="P3">CipherARCFOUR_Impl</text:p>
          <draw:enhanced-geometry svg:viewBox="0 0 21600 21600" draw:type="rectangle" draw:enhanced-path="M 0 0 L 21600 0 21600 21600 0 21600 0 0 Z N"/>
        </draw:custom-shape>
        <draw:custom-shape draw:style-name="gr17" draw:text-style-name="P1" draw:id="id590" draw:layer="layout" svg:width="2.17cm" svg:height="1.683cm" svg:x="10.821cm" svg:y="8.027cm">
          <draw:glue-point draw:id="4" svg:x="5cm" svg:y="-3.327cm"/>
          <draw:glue-point draw:id="5" svg:x="5cm" svg:y="-1.128cm"/>
          <draw:glue-point draw:id="6" svg:x="5cm" svg:y="1.491cm"/>
          <draw:glue-point draw:id="7" svg:x="5cm" svg:y="3.481cm"/>
          <text:p text:style-name="P3">Cipher_Impl</text:p>
          <draw:enhanced-geometry svg:viewBox="0 0 21600 21600" draw:type="rectangle" draw:enhanced-path="M 0 0 L 21600 0 21600 21600 0 21600 0 0 Z N"/>
        </draw:custom-shape>
        <draw:custom-shape draw:style-name="gr17" draw:text-style-name="P1" draw:id="id591" draw:layer="layout" svg:width="3.837cm" svg:height="0.555cm" svg:x="10.741cm" svg:y="11.73cm">
          <text:p text:style-name="P3">ContextARCFOUR_Impl</text:p>
          <draw:enhanced-geometry svg:viewBox="0 0 21600 21600" draw:type="rectangle" draw:enhanced-path="M 0 0 L 21600 0 21600 21600 0 21600 0 0 Z N"/>
        </draw:custom-shape>
        <draw:connector draw:style-name="data_20_member" draw:layer="layout" svg:x1="9.287cm" svg:y1="8.759cm" svg:x2="10.821cm" svg:y2="8.868cm" draw:start-shape="id589" draw:start-glue-point="4" draw:end-shape="id590" draw:end-glue-point="3" svg:d="m9287 8759h767v109h767">
          <text:p/>
        </draw:connector>
        <draw:connector draw:style-name="data_20_member" draw:layer="layout" svg:x1="9.287cm" svg:y1="9.127cm" svg:x2="10.741cm" svg:y2="12.007cm" draw:start-shape="id589" draw:start-glue-point="5" draw:end-shape="id591" draw:end-glue-point="3" svg:d="m9287 9127h727v2880h727">
          <text:p/>
        </draw:connector>
        <draw:custom-shape draw:style-name="function" draw:id="id592" draw:layer="layout" svg:width="3.889cm" svg:height="0.635cm" svg:x="15.615cm" svg:y="7.116cm">
          <text:p text:style-name="P2">rtl_cipher_initARCFOUR</text:p>
          <draw:enhanced-geometry svg:viewBox="0 0 21600 21600" draw:type="rectangle" draw:enhanced-path="M 0 0 L 21600 0 21600 21600 0 21600 0 0 Z N"/>
        </draw:custom-shape>
        <draw:custom-shape draw:style-name="function" draw:id="id593" draw:layer="layout" svg:width="4.339cm" svg:height="0.635cm" svg:x="15.615cm" svg:y="8.104cm">
          <text:p text:style-name="P2">rtl_cipher_encodeARCFOUR</text:p>
          <draw:enhanced-geometry svg:viewBox="0 0 21600 21600" draw:type="rectangle" draw:enhanced-path="M 0 0 L 21600 0 21600 21600 0 21600 0 0 Z N"/>
        </draw:custom-shape>
        <draw:custom-shape draw:style-name="function" draw:id="id594" draw:layer="layout" svg:width="4.327cm" svg:height="0.635cm" svg:x="15.615cm" svg:y="9.093cm">
          <text:p text:style-name="P2">rtl_cipher_decodeARCFOUR</text:p>
          <draw:enhanced-geometry svg:viewBox="0 0 21600 21600" draw:type="rectangle" draw:enhanced-path="M 0 0 L 21600 0 21600 21600 0 21600 0 0 Z N"/>
        </draw:custom-shape>
        <draw:custom-shape draw:style-name="function" draw:id="id595" draw:layer="layout" svg:width="4.444cm" svg:height="0.635cm" svg:x="15.615cm" svg:y="10.081cm">
          <text:p text:style-name="P2">rtl_cipher_destroyARCFOUR</text:p>
          <draw:enhanced-geometry svg:viewBox="0 0 21600 21600" draw:type="rectangle" draw:enhanced-path="M 0 0 L 21600 0 21600 21600 0 21600 0 0 Z N"/>
        </draw:custom-shape>
        <draw:connector draw:style-name="data_20_member_20__28_pointer_29_" draw:layer="layout" draw:line-skew="-0.248cm" svg:x1="12.991cm" svg:y1="8.309cm" svg:x2="15.615cm" svg:y2="7.433cm" draw:start-shape="id590" draw:start-glue-point="4" draw:end-shape="id592" draw:end-glue-point="3" svg:d="m12991 8309h1064v-876h1560">
          <text:p/>
        </draw:connector>
        <draw:connector draw:style-name="data_20_member_20__28_pointer_29_" draw:layer="layout" svg:x1="12.991cm" svg:y1="8.679cm" svg:x2="15.615cm" svg:y2="8.421cm" draw:start-shape="id590" draw:start-glue-point="5" draw:end-shape="id593" draw:end-glue-point="3" svg:d="m12991 8679h1312v-258h1312">
          <text:p/>
        </draw:connector>
        <draw:connector draw:style-name="data_20_member_20__28_pointer_29_" draw:layer="layout" svg:x1="12.991cm" svg:y1="9.118cm" svg:x2="15.615cm" svg:y2="9.41cm" draw:start-shape="id590" draw:start-glue-point="6" draw:end-shape="id594" draw:end-glue-point="3" svg:d="m12991 9118h1312v292h1312">
          <text:p/>
        </draw:connector>
        <draw:connector draw:style-name="data_20_member_20__28_pointer_29_" draw:layer="layout" draw:line-skew="-0.301cm" svg:x1="12.991cm" svg:y1="9.453cm" svg:x2="15.615cm" svg:y2="10.398cm" draw:start-shape="id590" draw:start-glue-point="7" draw:end-shape="id595" draw:end-glue-point="3" svg:d="m12991 9453h1011v945h1613">
          <text:p/>
        </draw:connector>
        <draw:frame draw:style-name="annotation" draw:layer="layout" svg:width="5.477cm" svg:height="1.684cm" svg:x="15.69cm" svg:y="5.275cm">
          <draw:text-box>
            <text:p text:style-name="P2">These four function pointers are assigned to members of <text:span text:style-name="T1">Cipher_Impl</text:span> during call to <text:span text:style-name="T1">rtl_create_cipherARCFOUR</text:span>.</text:p>
          </draw:text-box>
        </draw:frame>
        <draw:custom-shape draw:style-name="gr17" draw:text-style-name="P1" draw:id="id596" draw:layer="layout" svg:width="2.672cm" svg:height="0.741cm" svg:x="6.721cm" svg:y="16.748cm">
          <draw:glue-point draw:id="4" svg:x="5cm" svg:y="-2.483cm"/>
          <draw:glue-point draw:id="5" svg:x="5cm" svg:y="2.51cm"/>
          <text:p text:style-name="P3">CipherBF_Impl</text:p>
          <draw:enhanced-geometry svg:viewBox="0 0 21600 21600" draw:type="rectangle" draw:enhanced-path="M 0 0 L 21600 0 21600 21600 0 21600 0 0 Z N"/>
        </draw:custom-shape>
        <draw:custom-shape draw:style-name="gr17" draw:text-style-name="P1" draw:id="id597" draw:layer="layout" svg:width="2.17cm" svg:height="1.683cm" svg:x="10.927cm" svg:y="16.203cm">
          <draw:glue-point draw:id="4" svg:x="5cm" svg:y="-3.327cm"/>
          <draw:glue-point draw:id="5" svg:x="5cm" svg:y="-1.128cm"/>
          <draw:glue-point draw:id="6" svg:x="5cm" svg:y="1.491cm"/>
          <draw:glue-point draw:id="7" svg:x="5cm" svg:y="3.481cm"/>
          <text:p text:style-name="P3">Cipher_Impl</text:p>
          <draw:enhanced-geometry svg:viewBox="0 0 21600 21600" draw:type="rectangle" draw:enhanced-path="M 0 0 L 21600 0 21600 21600 0 21600 0 0 Z N"/>
        </draw:custom-shape>
        <draw:custom-shape draw:style-name="gr17" draw:text-style-name="P1" draw:id="id598" draw:layer="layout" svg:width="3.837cm" svg:height="0.555cm" svg:x="10.847cm" svg:y="19.906cm">
          <text:p text:style-name="P3">CipherContextBF</text:p>
          <draw:enhanced-geometry svg:viewBox="0 0 21600 21600" draw:type="rectangle" draw:enhanced-path="M 0 0 L 21600 0 21600 21600 0 21600 0 0 Z N"/>
        </draw:custom-shape>
        <draw:connector draw:style-name="data_20_member" draw:layer="layout" svg:x1="9.393cm" svg:y1="16.935cm" svg:x2="10.927cm" svg:y2="17.044cm" draw:start-shape="id596" draw:start-glue-point="4" draw:end-shape="id597" draw:end-glue-point="3" svg:d="m9393 16935h767v109h767">
          <text:p/>
        </draw:connector>
        <draw:connector draw:style-name="data_20_member" draw:layer="layout" svg:x1="9.393cm" svg:y1="17.303cm" svg:x2="10.847cm" svg:y2="20.183cm" draw:start-shape="id596" draw:start-glue-point="5" draw:end-shape="id598" draw:end-glue-point="3" svg:d="m9393 17303h727v2880h727">
          <text:p/>
        </draw:connector>
        <draw:custom-shape draw:style-name="function" draw:id="id599" draw:layer="layout" svg:width="3.889cm" svg:height="0.635cm" svg:x="15.721cm" svg:y="15.292cm">
          <text:p text:style-name="P2">rtl_cipher_initBF</text:p>
          <draw:enhanced-geometry svg:viewBox="0 0 21600 21600" draw:type="rectangle" draw:enhanced-path="M 0 0 L 21600 0 21600 21600 0 21600 0 0 Z N"/>
        </draw:custom-shape>
        <draw:custom-shape draw:style-name="function" draw:id="id600" draw:layer="layout" svg:width="4.339cm" svg:height="0.635cm" svg:x="15.721cm" svg:y="16.28cm">
          <text:p text:style-name="P2">rtl_cipher_encodeBF</text:p>
          <draw:enhanced-geometry svg:viewBox="0 0 21600 21600" draw:type="rectangle" draw:enhanced-path="M 0 0 L 21600 0 21600 21600 0 21600 0 0 Z N"/>
        </draw:custom-shape>
        <draw:custom-shape draw:style-name="function" draw:id="id601" draw:layer="layout" svg:width="4.327cm" svg:height="0.635cm" svg:x="15.721cm" svg:y="17.269cm">
          <text:p text:style-name="P2">rtl_cipher_decodeBF</text:p>
          <draw:enhanced-geometry svg:viewBox="0 0 21600 21600" draw:type="rectangle" draw:enhanced-path="M 0 0 L 21600 0 21600 21600 0 21600 0 0 Z N"/>
        </draw:custom-shape>
        <draw:custom-shape draw:style-name="function" draw:id="id602" draw:layer="layout" svg:width="4.444cm" svg:height="0.635cm" svg:x="15.721cm" svg:y="18.257cm">
          <text:p text:style-name="P2">rtl_cipher_destroyBF</text:p>
          <draw:enhanced-geometry svg:viewBox="0 0 21600 21600" draw:type="rectangle" draw:enhanced-path="M 0 0 L 21600 0 21600 21600 0 21600 0 0 Z N"/>
        </draw:custom-shape>
        <draw:connector draw:style-name="data_20_member_20__28_pointer_29_" draw:layer="layout" draw:line-skew="-0.248cm" svg:x1="13.097cm" svg:y1="16.485cm" svg:x2="15.721cm" svg:y2="15.609cm" draw:start-shape="id597" draw:start-glue-point="4" draw:end-shape="id599" draw:end-glue-point="3" svg:d="m13097 16485h1064v-876h1560">
          <text:p/>
        </draw:connector>
        <draw:connector draw:style-name="data_20_member_20__28_pointer_29_" draw:layer="layout" svg:x1="13.097cm" svg:y1="16.855cm" svg:x2="15.721cm" svg:y2="16.597cm" draw:start-shape="id597" draw:start-glue-point="5" draw:end-shape="id600" draw:end-glue-point="3" svg:d="m13097 16855h1312v-258h1312">
          <text:p/>
        </draw:connector>
        <draw:connector draw:style-name="data_20_member_20__28_pointer_29_" draw:layer="layout" svg:x1="13.097cm" svg:y1="17.294cm" svg:x2="15.721cm" svg:y2="17.586cm" draw:start-shape="id597" draw:start-glue-point="6" draw:end-shape="id601" draw:end-glue-point="3" svg:d="m13097 17294h1312v292h1312">
          <text:p/>
        </draw:connector>
        <draw:connector draw:style-name="data_20_member_20__28_pointer_29_" draw:layer="layout" draw:line-skew="-0.301cm" svg:x1="13.097cm" svg:y1="17.629cm" svg:x2="15.721cm" svg:y2="18.574cm" draw:start-shape="id597" draw:start-glue-point="7" draw:end-shape="id602" draw:end-glue-point="3" svg:d="m13097 17629h1011v945h1613">
          <text:p/>
        </draw:connector>
        <draw:frame draw:style-name="annotation" draw:layer="layout" svg:width="5.477cm" svg:height="1.684cm" svg:x="15.796cm" svg:y="13.451cm">
          <draw:text-box>
            <text:p text:style-name="P2">These four function pointers are assigned to members of <text:span text:style-name="T1">Cipher_Impl</text:span> during call to <text:span text:style-name="T1">rtl_create_cipherBF</text:span>.</text:p>
          </draw:text-box>
        </draw:frame>
        <draw:custom-shape draw:style-name="function" draw:id="id603" draw:layer="layout" svg:width="4.477cm" svg:height="0.559cm" svg:x="11.423cm" svg:y="30.715cm">
          <text:p>Impl_getTextEncodingData</text:p>
          <draw:enhanced-geometry svg:viewBox="0 0 21600 21600" draw:type="rectangle" draw:enhanced-path="M 0 0 L 21600 0 21600 21600 0 21600 0 0 Z N"/>
        </draw:custom-shape>
        <draw:custom-shape draw:style-name="gr5" draw:id="id604" draw:layer="layout" svg:width="3.74cm" svg:height="1.093cm" svg:x="18.8cm" svg:y="29.877cm">
          <draw:glue-point draw:id="4" svg:x="5.002cm" svg:y="-2.68cm"/>
          <text:p>ImplTextEncodingData</text:p>
          <draw:enhanced-geometry svg:viewBox="0 0 21600 21600" draw:type="rectangle" draw:enhanced-path="M 0 0 L 21600 0 21600 21600 0 21600 0 0 Z N"/>
        </draw:custom-shape>
        <draw:connector draw:style-name="local_20_usage_20__2f__20_return_20_type" draw:layer="layout" svg:x1="15.9cm" svg:y1="30.994cm" svg:x2="18.8cm" svg:y2="30.423cm" draw:start-shape="id603" draw:start-glue-point="1" draw:end-shape="id604" draw:end-glue-point="3" svg:d="m15900 30994h1450v-571h1450">
          <text:p/>
        </draw:connector>
        <draw:frame draw:style-name="annotation" draw:layer="layout" svg:width="13.009cm" svg:height="6.144cm" svg:x="11.492cm" svg:y="31.691cm">
          <draw:text-box>
            <text:p>Each text encoding has an instance of <text:span text:style-name="T1">ImplTextEncodingData</text:span> to store data necessary to handle the encoding. <text:s/>Calling <text:span text:style-name="T1">Impl_getTextEncodingData()</text:span> with an encoding ID returns a pointer to the <text:span text:style-name="T1">ImplTextEncodingData</text:span> instance.</text:p>
            <text:p/>
            <text:p><text:span text:style-name="T1">ImplTextConverter</text:span> contains one void pointer of type <text:span text:style-name="T1">ImplTextConverterData</text:span> to the instance that stores arbitrary data needed for the handler, as well as 8 function pointers. <text:s/>The void pointer stores an instance of type <text:span text:style-name="T1">ImplByteConvertData</text:span> which stores char-to-unicode conversion table used in e.g. <text:span text:style-name="T1">ImplCharToUnicode()</text:span>.</text:p>
          </draw:text-box>
        </draw:frame>
        <draw:custom-shape draw:style-name="gr5" draw:id="id605" draw:layer="layout" svg:width="3.155cm" svg:height="6.825cm" svg:x="27.491cm" svg:y="27.042cm">
          <draw:glue-point draw:id="4" svg:x="5.001cm" svg:y="-4.228cm" draw:escape-direction="right"/>
          <draw:glue-point draw:id="5" svg:x="5.001cm" svg:y="-3.055cm"/>
          <draw:glue-point draw:id="6" svg:x="5.001cm" svg:y="-1.945cm"/>
          <draw:glue-point draw:id="7" svg:x="5.001cm" svg:y="-0.925cm"/>
          <draw:glue-point draw:id="8" svg:x="5.001cm" svg:y="1.09cm"/>
          <draw:glue-point draw:id="9" svg:x="5.001cm" svg:y="2.173cm"/>
          <draw:glue-point draw:id="10" svg:x="5.001cm" svg:y="4.334cm"/>
          <draw:glue-point draw:id="11" svg:x="5.001cm" svg:y="3.343cm"/>
          <text:p>ImplTextConverter</text:p>
          <draw:enhanced-geometry svg:viewBox="0 0 21600 21600" draw:type="rectangle" draw:enhanced-path="M 0 0 L 21600 0 21600 21600 0 21600 0 0 Z N"/>
        </draw:custom-shape>
        <draw:connector draw:style-name="data_20_member" draw:layer="layout" svg:x1="22.54cm" svg:y1="30.131cm" svg:x2="27.491cm" svg:y2="30.454cm" draw:start-shape="id604" draw:start-glue-point="4" draw:end-shape="id605" draw:end-glue-point="3" svg:d="m22540 30131h2475v323h2476">
          <text:p>maConverter</text:p>
        </draw:connector>
        <draw:custom-shape draw:style-name="typedef" draw:id="id606" draw:layer="layout" svg:width="3.74cm" svg:height="0.483cm" svg:x="35.07cm" svg:y="23.847cm">
          <text:p>ImplTextConverterData</text:p>
          <draw:enhanced-geometry svg:viewBox="0 0 21600 21600" draw:type="rectangle" draw:enhanced-path="M 0 0 L 21600 0 21600 21600 0 21600 0 0 Z N"/>
        </draw:custom-shape>
        <draw:connector draw:style-name="data_20_member_20__28_pointer_29_" draw:layer="layout" draw:line-skew="-1.293cm" svg:x1="30.645cm" svg:y1="27.569cm" svg:x2="35.07cm" svg:y2="24.088cm" draw:start-shape="id605" draw:start-glue-point="4" draw:end-shape="id606" draw:end-glue-point="3" svg:d="m30645 27569h920v-3481h3505">
          <text:p/>
        </draw:connector>
        <draw:custom-shape draw:style-name="function_20_pointer" draw:id="id607" draw:layer="layout" svg:width="4.392cm" svg:height="0.555cm" svg:x="36.566cm" svg:y="26.802cm">
          <text:p>ImplConvertToUnicodeProc</text:p>
          <draw:enhanced-geometry svg:viewBox="0 0 21600 21600" draw:type="rectangle" draw:enhanced-path="M 0 0 L 21600 0 21600 21600 0 21600 0 0 Z N"/>
        </draw:custom-shape>
        <draw:custom-shape draw:style-name="function_20_pointer" draw:id="id608" draw:layer="layout" svg:width="4.392cm" svg:height="0.555cm" svg:x="36.566cm" svg:y="28.174cm">
          <text:p>ImplConvertToTextProc</text:p>
          <draw:enhanced-geometry svg:viewBox="0 0 21600 21600" draw:type="rectangle" draw:enhanced-path="M 0 0 L 21600 0 21600 21600 0 21600 0 0 Z N"/>
        </draw:custom-shape>
        <draw:custom-shape draw:style-name="function_20_pointer" draw:id="id609" draw:layer="layout" svg:width="4.392cm" svg:height="0.555cm" svg:x="36.566cm" svg:y="29.545cm">
          <text:p>ImplCreateTextContextProc</text:p>
          <draw:enhanced-geometry svg:viewBox="0 0 21600 21600" draw:type="rectangle" draw:enhanced-path="M 0 0 L 21600 0 21600 21600 0 21600 0 0 Z N"/>
        </draw:custom-shape>
        <draw:custom-shape draw:style-name="function_20_pointer" draw:id="id610" draw:layer="layout" svg:width="4.392cm" svg:height="0.555cm" svg:x="36.566cm" svg:y="30.917cm">
          <text:p>ImplDestroyTextContextProc</text:p>
          <draw:enhanced-geometry svg:viewBox="0 0 21600 21600" draw:type="rectangle" draw:enhanced-path="M 0 0 L 21600 0 21600 21600 0 21600 0 0 Z N"/>
        </draw:custom-shape>
        <draw:custom-shape draw:style-name="function_20_pointer" draw:id="id611" draw:layer="layout" svg:width="4.392cm" svg:height="0.555cm" svg:x="36.566cm" svg:y="32.288cm">
          <text:p>ImplResetTextContextProc</text:p>
          <draw:enhanced-geometry svg:viewBox="0 0 21600 21600" draw:type="rectangle" draw:enhanced-path="M 0 0 L 21600 0 21600 21600 0 21600 0 0 Z N"/>
        </draw:custom-shape>
        <draw:custom-shape draw:style-name="function_20_pointer" draw:id="id612" draw:layer="layout" svg:width="5.052cm" svg:height="0.555cm" svg:x="36.566cm" svg:y="33.66cm">
          <text:p>ImplCreateUnicodeContextProc</text:p>
          <draw:enhanced-geometry svg:viewBox="0 0 21600 21600" draw:type="rectangle" draw:enhanced-path="M 0 0 L 21600 0 21600 21600 0 21600 0 0 Z N"/>
        </draw:custom-shape>
        <draw:custom-shape draw:style-name="function_20_pointer" draw:id="id613" draw:layer="layout" svg:width="5.052cm" svg:height="0.555cm" svg:x="36.566cm" svg:y="35.031cm">
          <text:p>ImplDestroyUnicodeContextProc</text:p>
          <draw:enhanced-geometry svg:viewBox="0 0 21600 21600" draw:type="rectangle" draw:enhanced-path="M 0 0 L 21600 0 21600 21600 0 21600 0 0 Z N"/>
        </draw:custom-shape>
        <draw:custom-shape draw:style-name="function_20_pointer" draw:id="id614" draw:layer="layout" svg:width="5.052cm" svg:height="0.555cm" svg:x="36.566cm" svg:y="36.403cm">
          <text:p>ImplResetUnicodeContextProc</text:p>
          <draw:enhanced-geometry svg:viewBox="0 0 21600 21600" draw:type="rectangle" draw:enhanced-path="M 0 0 L 21600 0 21600 21600 0 21600 0 0 Z N"/>
        </draw:custom-shape>
        <draw:connector draw:style-name="data_20_member_20__28_pointer_29_" draw:layer="layout" draw:line-skew="0.208cm" svg:x1="30.645cm" svg:y1="28.369cm" svg:x2="36.566cm" svg:y2="27.079cm" draw:start-shape="id605" draw:start-glue-point="5" draw:end-shape="id607" draw:end-glue-point="3" svg:d="m30645 28369h3169v-1290h2752">
          <text:p>mpConvertTextToUnicodeProc</text:p>
        </draw:connector>
        <draw:connector draw:style-name="data_20_member_20__28_pointer_29_" draw:layer="layout" draw:line-skew="2.033cm" svg:x1="30.645cm" svg:y1="29.127cm" svg:x2="36.566cm" svg:y2="28.451cm" draw:start-shape="id605" draw:start-glue-point="6" draw:end-shape="id608" draw:end-glue-point="3" svg:d="m30645 29127h4994v-676h927">
          <text:p/>
        </draw:connector>
        <draw:connector draw:style-name="data_20_member_20__28_pointer_29_" draw:layer="layout" svg:x1="30.645cm" svg:y1="29.823cm" svg:x2="36.566cm" svg:y2="29.822cm" draw:start-shape="id605" draw:start-glue-point="7" draw:end-shape="id609" draw:end-glue-point="3" svg:d="m30645 29823h2961v-1h2960">
          <text:p/>
        </draw:connector>
        <draw:connector draw:style-name="data_20_member_20__28_pointer_29_" draw:layer="layout" draw:line-skew="0.075cm" svg:x1="30.646cm" svg:y1="30.454cm" svg:x2="36.566cm" svg:y2="31.194cm" draw:start-shape="id605" draw:start-glue-point="1" draw:end-shape="id610" draw:end-glue-point="3" svg:d="m30646 30454h3035v740h2885">
          <text:p/>
        </draw:connector>
        <draw:connector draw:style-name="data_20_member_20__28_pointer_29_" draw:layer="layout" draw:line-skew="-0.454cm" svg:x1="30.645cm" svg:y1="31.197cm" svg:x2="36.566cm" svg:y2="32.565cm" draw:start-shape="id605" draw:start-glue-point="8" draw:end-shape="id611" draw:end-glue-point="3" svg:d="m30645 31197h2507v1368h3414">
          <text:p/>
        </draw:connector>
        <draw:connector draw:style-name="data_20_member_20__28_pointer_29_" draw:layer="layout" draw:line-skew="-1.115cm" svg:x1="30.645cm" svg:y1="31.937cm" svg:x2="36.566cm" svg:y2="33.937cm" draw:start-shape="id605" draw:start-glue-point="9" draw:end-shape="id612" draw:end-glue-point="3" svg:d="m30645 31937h1846v2000h4075">
          <text:p/>
        </draw:connector>
        <draw:connector draw:style-name="data_20_member_20__28_pointer_29_" draw:layer="layout" draw:line-skew="-1.724cm" svg:x1="30.645cm" svg:y1="32.735cm" svg:x2="36.566cm" svg:y2="35.308cm" draw:start-shape="id605" draw:start-glue-point="11" draw:end-shape="id613" draw:end-glue-point="3" svg:d="m30645 32735h1237v2573h4684">
          <text:p/>
        </draw:connector>
        <draw:connector draw:style-name="data_20_member_20__28_pointer_29_" draw:layer="layout" draw:line-skew="-2.306cm" svg:x1="30.645cm" svg:y1="33.411cm" svg:x2="36.566cm" svg:y2="36.68cm" draw:start-shape="id605" draw:start-glue-point="10" draw:end-shape="id614" draw:end-glue-point="3" svg:d="m30645 33411h655v3269h5266">
          <text:p/>
        </draw:connector>
        <draw:custom-shape draw:style-name="gr5" draw:id="id615" draw:layer="layout" svg:width="3.439cm" svg:height="2.091cm" svg:x="47.043cm" svg:y="23.177cm">
          <draw:glue-point draw:id="4" svg:x="-5.004cm" svg:y="-2.974cm"/>
          <draw:glue-point draw:id="5" svg:x="-5.004cm" svg:y="3.228cm"/>
          <text:p>ImplByteConvertData</text:p>
          <draw:enhanced-geometry svg:viewBox="0 0 21600 21600" draw:type="rectangle" draw:enhanced-path="M 0 0 L 21600 0 21600 21600 0 21600 0 0 Z N"/>
        </draw:custom-shape>
        <draw:connector draw:style-name="typedef" draw:layer="layout" svg:x1="38.81cm" svg:y1="24.088cm" svg:x2="47.043cm" svg:y2="23.601cm" draw:start-shape="id606" draw:start-glue-point="1" draw:end-shape="id615" draw:end-glue-point="4" svg:d="m38810 24088h4116v-487h4117">
          <text:p/>
        </draw:connector>
        <draw:custom-shape draw:style-name="function" draw:id="id616" draw:layer="layout" svg:width="3.307cm" svg:height="0.635cm" svg:x="42.413cm" svg:y="26.722cm">
          <text:p>ImplCharToUnicode</text:p>
          <draw:enhanced-geometry svg:viewBox="0 0 21600 21600" draw:type="rectangle" draw:enhanced-path="M 0 0 L 21600 0 21600 21600 0 21600 0 0 Z N"/>
        </draw:custom-shape>
        <draw:connector draw:style-name="data_20_member_20__28_pointer_29_" draw:layer="layout" svg:x1="40.958cm" svg:y1="27.079cm" svg:x2="42.413cm" svg:y2="27.039cm" draw:start-shape="id607" draw:start-glue-point="1" draw:end-shape="id616" draw:end-glue-point="3" svg:d="m40958 27079h727v-40h728">
          <text:p/>
        </draw:connector>
        <draw:connector draw:style-name="local_20_usage_20__2f__20_return_20_type" draw:layer="layout" svg:x1="45.72cm" svg:y1="27.039cm" svg:x2="47.043cm" svg:y2="24.896cm" draw:start-shape="id616" draw:start-glue-point="1" draw:end-shape="id615" draw:end-glue-point="5" svg:d="m45720 27039h661v-2143h662">
          <text:p/>
        </draw:connector>
      </draw:page>
      <draw:page draw:name="sax" draw:style-name="dp1" draw:master-page-name="Default">
        <office:forms form:automatic-focus="false" form:apply-design-mode="false"/>
        <draw:custom-shape draw:style-name="namespace" draw:layer="layout" svg:width="28.884cm" svg:height="15.402cm" svg:x="1.968cm" svg:y="18.167cm">
          <text:p text:style-name="P2">sax_expatwrap</text:p>
          <draw:enhanced-geometry svg:viewBox="0 0 21600 21600" draw:type="rectangle" draw:enhanced-path="M 0 0 L 21600 0 21600 21600 0 21600 0 0 Z N"/>
        </draw:custom-shape>
        <draw:rect draw:style-name="namespace" draw:layer="layout" svg:width="21.219cm" svg:height="11.192cm" svg:x="2.038cm" svg:y="4.63cm">
          <text:p text:style-name="P2">sax_fastparser</text:p>
        </draw:rect>
        <draw:rect draw:style-name="class" draw:id="id617" draw:layer="layout" svg:width="4.868cm" svg:height="1.482cm" svg:x="4.63cm" svg:y="5.662cm">
          <text:p text:style-name="P2">FastAttributeList</text:p>
        </draw:rect>
        <draw:rect draw:style-name="uno_20_interface" draw:id="id618" draw:layer="layout" svg:width="6.297cm" svg:height="1.006cm" svg:x="3.254cm" svg:y="2.328cm">
          <text:p text:style-name="P2">com.sun.star.xml.sax.XFastAttributeList</text:p>
        </draw:rect>
        <draw:connector draw:style-name="inheritance_20__28_public_29_" draw:layer="layout" svg:x1="7.064cm" svg:y1="5.662cm" svg:x2="6.402cm" svg:y2="3.334cm" draw:start-shape="id617" draw:start-glue-point="0" draw:end-shape="id618" draw:end-glue-point="2" svg:d="m7064 5662v-1164h-662v-1164">
          <text:p/>
        </draw:connector>
        <draw:rect draw:style-name="class" draw:id="id619" draw:layer="layout" svg:width="4.868cm" svg:height="1.482cm" svg:x="13.098cm" svg:y="5.45cm">
          <text:p text:style-name="P2">FastSaxParser</text:p>
        </draw:rect>
        <draw:rect draw:style-name="uno_20_interface" draw:id="id620" draw:layer="layout" svg:width="6.297cm" svg:height="1.006cm" svg:x="11.589cm" svg:y="2.435cm">
          <text:p text:style-name="P2">com.sun.star.xml.sax.XFastParser</text:p>
        </draw:rect>
        <draw:connector draw:style-name="inheritance_20__28_public_29_" draw:layer="layout" svg:x1="15.532cm" svg:y1="5.45cm" svg:x2="14.737cm" svg:y2="3.441cm" draw:start-shape="id619" draw:start-glue-point="0" draw:end-shape="id620" draw:end-glue-point="2" svg:d="m15532 5450v-1004h-795v-1005">
          <text:p/>
        </draw:connector>
        <draw:custom-shape draw:style-name="gr1" draw:text-style-name="P1" draw:id="id621" draw:layer="layout" svg:width="3.09cm" svg:height="0.698cm" svg:x="5.558cm" svg:y="22.803cm">
          <draw:glue-point draw:id="4" svg:x="2.339cm" svg:y="-5cm"/>
          <draw:glue-point draw:id="5" svg:x="-2.501cm" svg:y="-5cm"/>
          <text:p text:style-name="P3">SaxExpatParser</text:p>
          <draw:enhanced-geometry svg:viewBox="0 0 21600 21600" draw:type="rectangle" draw:enhanced-path="M 0 0 L 21600 0 21600 21600 0 21600 0 0 Z N"/>
        </draw:custom-shape>
        <draw:custom-shape draw:style-name="gr1" draw:text-style-name="P1" draw:id="id622" draw:layer="layout" svg:width="3.414cm" svg:height="4.187cm" svg:x="11.215cm" svg:y="23.027cm">
          <draw:glue-point draw:id="4" svg:x="5cm" svg:y="-3.747cm"/>
          <draw:glue-point draw:id="5" svg:x="5cm" svg:y="-2.378cm"/>
          <draw:glue-point draw:id="6" svg:x="5cm" svg:y="-1.187cm"/>
          <draw:glue-point draw:id="7" svg:x="5cm" svg:y="1.191cm"/>
          <draw:glue-point draw:id="8" svg:x="5cm" svg:y="2.443cm"/>
          <draw:glue-point draw:id="9" svg:x="5cm" svg:y="3.871cm"/>
          <text:p text:style-name="P3">SaxExpatParser_Impl</text:p>
          <draw:enhanced-geometry svg:viewBox="0 0 21600 21600" draw:type="rectangle" draw:enhanced-path="M 0 0 L 21600 0 21600 21600 0 21600 0 0 Z N"/>
        </draw:custom-shape>
        <draw:connector draw:style-name="data_20_member_20__28_pointer_29_" draw:text-style-name="P2" draw:layer="layout" svg:x1="8.648cm" svg:y1="23.152cm" svg:x2="11.215cm" svg:y2="25.12cm" draw:start-shape="id621" draw:start-glue-point="1" draw:end-shape="id622" draw:end-glue-point="3" svg:d="m8648 23152h1284v1968h1283">
          <text:p text:style-name="P2">m_pImpl</text:p>
        </draw:connector>
        <draw:custom-shape draw:style-name="gr2" draw:id="id623" draw:layer="layout" svg:width="4.909cm" svg:height="0.897cm" svg:x="8.698cm" svg:y="19.639cm">
          <text:p text:style-name="P2">com.sun.star.xml.sax.XParser</text:p>
          <text:p text:style-name="P2">com.sun.star.lang.XServiceInfo</text:p>
          <draw:enhanced-geometry svg:viewBox="0 0 21600 21600" draw:type="rectangle" draw:enhanced-path="M 0 0 L 21600 0 21600 21600 0 21600 0 0 Z N"/>
        </draw:custom-shape>
        <draw:connector draw:style-name="inheritance_20__28_public_29_" draw:layer="layout" svg:x1="7.825cm" svg:y1="22.803cm" svg:x2="11.152cm" svg:y2="20.536cm" draw:start-shape="id621" draw:start-glue-point="4" draw:end-shape="id623" draw:end-glue-point="2" svg:d="m7825 22803v-1134h3327v-1133">
          <text:p/>
        </draw:connector>
        <draw:custom-shape draw:style-name="gr2" draw:id="id624" draw:layer="layout" svg:width="6.355cm" svg:height="0.623cm" svg:x="20.211cm" svg:y="22.853cm">
          <text:p text:style-name="P2">com.sun.star.xml.sax.XDocumentHandler</text:p>
          <draw:enhanced-geometry svg:viewBox="0 0 21600 21600" draw:type="rectangle" draw:enhanced-path="M 0 0 L 21600 0 21600 21600 0 21600 0 0 Z N"/>
        </draw:custom-shape>
        <draw:connector draw:style-name="data_20_member_20__28_pointer_29_" draw:text-style-name="P2" draw:layer="layout" svg:x1="14.629cm" svg:y1="23.552cm" svg:x2="20.211cm" svg:y2="23.164cm" draw:start-shape="id622" draw:start-glue-point="4" draw:end-shape="id624" draw:end-glue-point="3" svg:d="m14629 23552h2791v-388h2791">
          <text:p text:style-name="P2">rDocumentHandler</text:p>
        </draw:connector>
        <draw:custom-shape draw:style-name="gr2" draw:id="id625" draw:layer="layout" svg:width="7.949cm" svg:height="0.623cm" svg:x="20.262cm" svg:y="23.876cm">
          <text:p text:style-name="P2">com.sun.star.xml.sax.XExtendedDocumentHandler</text:p>
          <draw:enhanced-geometry svg:viewBox="0 0 21600 21600" draw:type="rectangle" draw:enhanced-path="M 0 0 L 21600 0 21600 21600 0 21600 0 0 Z N"/>
        </draw:custom-shape>
        <draw:connector draw:style-name="data_20_member_20__28_pointer_29_" draw:text-style-name="P2" draw:layer="layout" svg:x1="14.629cm" svg:y1="24.125cm" svg:x2="20.262cm" svg:y2="24.187cm" draw:start-shape="id622" draw:start-glue-point="5" draw:end-shape="id625" svg:d="m14629 24125h2816v62h2817">
          <text:p text:style-name="P2">rExtendedDocumentHandler</text:p>
        </draw:connector>
        <draw:custom-shape draw:style-name="gr2" draw:id="id626" draw:layer="layout" svg:width="5.432cm" svg:height="0.623cm" svg:x="20.287cm" svg:y="24.798cm">
          <text:p text:style-name="P2">com.sun.star.xml.sax.XAttributeList</text:p>
          <draw:enhanced-geometry svg:viewBox="0 0 21600 21600" draw:type="rectangle" draw:enhanced-path="M 0 0 L 21600 0 21600 21600 0 21600 0 0 Z N"/>
        </draw:custom-shape>
        <draw:connector draw:style-name="data_20_member_20__28_pointer_29_" draw:text-style-name="P2" draw:layer="layout" svg:x1="14.629cm" svg:y1="24.624cm" svg:x2="20.287cm" svg:y2="25.109cm" draw:start-shape="id622" draw:start-glue-point="6" draw:end-shape="id626" svg:d="m14629 24624h2829v485h2829">
          <text:p text:style-name="P2">rAttrList</text:p>
        </draw:connector>
        <draw:custom-shape draw:style-name="gr2" draw:id="id627" draw:layer="layout" svg:width="4.81cm" svg:height="0.623cm" svg:x="20.386cm" svg:y="25.795cm">
          <text:p text:style-name="P2">com.sun.star.xml.sax.XLocator</text:p>
          <draw:enhanced-geometry svg:viewBox="0 0 21600 21600" draw:type="rectangle" draw:enhanced-path="M 0 0 L 21600 0 21600 21600 0 21600 0 0 Z N"/>
        </draw:custom-shape>
        <draw:connector draw:style-name="data_20_member_20__28_pointer_29_" draw:text-style-name="P2" draw:layer="layout" draw:line-skew="-0.337cm" svg:x1="14.629cm" svg:y1="25.12cm" svg:x2="20.386cm" svg:y2="26.106cm" draw:start-shape="id622" draw:start-glue-point="1" draw:end-shape="id627" draw:end-glue-point="3" svg:d="m14629 25120h2542v986h3215">
          <text:p text:style-name="P2">rDocumentLocator</text:p>
        </draw:connector>
        <draw:custom-shape draw:style-name="uno_20_service" draw:id="id628" draw:layer="layout" svg:width="4.535cm" svg:height="0.648cm" svg:x="2.642cm" svg:y="19.938cm">
          <text:p text:style-name="P2">com.sun.star.xml.sax.Parser</text:p>
          <draw:enhanced-geometry svg:viewBox="0 0 21600 21600" draw:type="rectangle" draw:enhanced-path="M 0 0 L 21600 0 21600 21600 0 21600 0 0 Z N"/>
        </draw:custom-shape>
        <draw:connector draw:style-name="inheritance_20__28_public_29_" draw:layer="layout" svg:x1="6.331cm" svg:y1="22.803cm" svg:x2="4.909cm" svg:y2="20.586cm" draw:start-shape="id621" draw:start-glue-point="5" draw:end-shape="id628" draw:end-glue-point="2" svg:d="m6331 22803v-1108h-1422v-1109">
          <text:p/>
        </draw:connector>
        <draw:frame draw:style-name="annotation" draw:layer="layout" svg:width="5.21cm" svg:height="0.985cm" svg:x="12.544cm" svg:y="27.733cm">
          <draw:text-box>
            <text:p text:style-name="P2"><text:span text:style-name="T1">SaxExpatParser_Impl</text:span> implements static callbacks to the expat library.</text:p>
          </draw:text-box>
        </draw:frame>
      </draw:page>
      <draw:page draw:name="sc" draw:style-name="dp1" draw:master-page-name="Default">
        <office:forms form:automatic-focus="false" form:apply-design-mode="false"/>
        <draw:connector draw:style-name="inheritance_20__28_public_29_" draw:layer="layout" draw:line-skew="1.379cm" svg:x1="97.765cm" svg:y1="75.849cm" svg:x2="96.896cm" svg:y2="72.096cm" draw:start-shape="id629" draw:start-glue-point="0" draw:end-shape="id630" draw:end-glue-point="4" svg:d="m97765 75849v-497h-869v-3256">
          <text:p/>
        </draw:connector>
        <draw:connector draw:style-name="inheritance_20__28_public_29__20_2" draw:layer="layout" svg:x1="38.407cm" svg:y1="36.669cm" svg:x2="15.002cm" svg:y2="13.716cm" draw:start-shape="id631" draw:start-glue-point="0" draw:end-shape="id632" draw:end-glue-point="6" svg:d="m38407 36669v-11476h-23405v-11477">
          <text:p/>
        </draw:connector>
        <draw:rect draw:style-name="class" draw:text-style-name="P5" draw:id="id640" draw:layer="layout" svg:width="2.341cm" svg:height="7.903cm" svg:x="19.92cm" svg:y="18.25cm">
          <draw:glue-point draw:id="4" svg:x="5.002cm" svg:y="-2.722cm"/>
          <draw:glue-point draw:id="5" svg:x="5.002cm" svg:y="-1.777cm"/>
          <draw:glue-point draw:id="6" svg:x="5.002cm" svg:y="2.829cm"/>
          <draw:glue-point draw:id="7" svg:x="5cm" svg:y="3.622cm"/>
          <draw:glue-point draw:id="8" svg:x="5.002cm" svg:y="-3.983cm"/>
          <draw:glue-point draw:id="9" svg:x="5.002cm" svg:y="1.959cm"/>
          <draw:glue-point draw:id="10" svg:x="5.002cm" svg:y="-0.811cm"/>
          <draw:glue-point draw:id="11" svg:x="5.002cm" svg:y="4.395cm"/>
          <draw:glue-point draw:id="12" svg:x="5.002cm" svg:y="1.228cm"/>
          <draw:glue-point draw:id="13" svg:x="5.002cm" svg:y="0.498cm"/>
          <draw:glue-point draw:id="14" svg:x="5.002cm" svg:y="-3.573cm"/>
          <draw:glue-point draw:id="15" svg:x="5.002cm" svg:y="-4.704cm"/>
          <text:p text:style-name="P4"><text:span text:style-name="T3">ScTabView</text:span></text:p>
        </draw:rect>
        <draw:rect draw:style-name="class" draw:text-style-name="P6" draw:id="id636" draw:layer="layout" svg:width="2.761cm" svg:height="2.704cm" svg:x="32.31cm" svg:y="36.529cm">
          <draw:glue-point draw:id="4" svg:x="-2.652cm" svg:y="-4.998cm"/>
          <draw:glue-point draw:id="5" svg:x="5cm" svg:y="-2.966cm" draw:escape-direction="right"/>
          <draw:glue-point draw:id="6" svg:x="5cm" svg:y="1.585cm" draw:escape-direction="right"/>
          <draw:glue-point draw:id="7" svg:x="5.001cm" svg:y="3.609cm" draw:escape-direction="right"/>
          <draw:glue-point draw:id="8" svg:x="-4.998cm" svg:y="3.25cm"/>
          <draw:glue-point draw:id="9" svg:x="-4.998cm" svg:y="-3.643cm"/>
          <draw:glue-point draw:id="10" svg:x="-4.998cm" svg:y="-1.607cm"/>
          <draw:glue-point draw:id="11" svg:x="-4.998cm" svg:y="1.528cm"/>
          <draw:glue-point draw:id="12" svg:x="5.001cm" svg:y="-0.987cm"/>
          <draw:glue-point draw:id="13" svg:x="2.328cm" svg:y="-5cm"/>
          <text:p text:style-name="P2"><text:span text:style-name="T3">ScTabViewShell</text:span></text:p>
        </draw:rect>
        <draw:rect draw:style-name="class" draw:text-style-name="P6" draw:id="id641" draw:layer="layout" svg:width="2.657cm" svg:height="0.655cm" svg:x="19.199cm" svg:y="42.595cm">
          <draw:glue-point draw:id="4" svg:x="-4.998cm" svg:y="-2.596cm" draw:escape-direction="left"/>
          <draw:glue-point draw:id="5" svg:x="-4.998cm" svg:y="2.793cm"/>
          <text:p text:style-name="P2"><text:span text:style-name="T3">ScCellShell</text:span></text:p>
        </draw:rect>
        <draw:rect draw:style-name="class" draw:text-style-name="P6" draw:id="id654" draw:layer="layout" svg:width="2.841cm" svg:height="13.685cm" svg:x="27.032cm" svg:y="41.487cm">
          <draw:glue-point draw:id="4" svg:x="5cm" svg:y="3.406cm"/>
          <draw:glue-point draw:id="5" svg:x="5cm" svg:y="1.961cm"/>
          <draw:glue-point draw:id="6" svg:x="5cm" svg:y="-1.782cm"/>
          <draw:glue-point draw:id="7" svg:x="5cm" svg:y="-3.381cm"/>
          <draw:glue-point draw:id="8" svg:x="-5cm" svg:y="2.812cm" draw:escape-direction="left"/>
          <draw:glue-point draw:id="9" svg:x="-5cm" svg:y="4.041cm" draw:escape-direction="left"/>
          <draw:glue-point draw:id="10" svg:x="-4.998cm" svg:y="-3.769cm"/>
          <draw:glue-point draw:id="11" svg:x="-4.998cm" svg:y="-4.45cm"/>
          <draw:glue-point draw:id="12" svg:x="-4.998cm" svg:y="0.663cm"/>
          <draw:glue-point draw:id="13" svg:x="-4.998cm" svg:y="1.307cm"/>
          <draw:glue-point draw:id="14" svg:x="-4.998cm" svg:y="2.008cm"/>
          <draw:glue-point draw:id="15" svg:x="-4.998cm" svg:y="-0.643cm"/>
          <draw:glue-point draw:id="16" svg:x="-4.998cm" svg:y="-1.325cm"/>
          <draw:glue-point draw:id="17" svg:x="-4.998cm" svg:y="-1.95cm"/>
          <draw:glue-point draw:id="18" svg:x="-4.966cm" svg:y="-2.594cm"/>
          <draw:glue-point draw:id="19" svg:x="-4.998cm" svg:y="-3.219cm"/>
          <draw:glue-point draw:id="20" svg:x="5.001cm" svg:y="-4.488cm"/>
          <draw:glue-point draw:id="21" svg:x="5.001cm" svg:y="-3.92cm"/>
          <text:p text:style-name="P2"><text:span text:style-name="T3">ScViewData</text:span></text:p>
        </draw:rect>
        <draw:rect draw:style-name="class" draw:text-style-name="P6" draw:id="id637" draw:layer="layout" svg:width="2.557cm" svg:height="0.733cm" svg:x="26.034cm" svg:y="32.224cm">
          <text:p text:style-name="P2"><text:span text:style-name="T3">ScDBFunc</text:span></text:p>
        </draw:rect>
        <draw:rect draw:style-name="class" draw:text-style-name="P6" draw:id="id642" draw:layer="layout" svg:width="2.436cm" svg:height="0.633cm" svg:x="19.589cm" svg:y="38.111cm">
          <text:p text:style-name="P2"><text:span text:style-name="T3">ScFormatShell</text:span></text:p>
        </draw:rect>
        <draw:rect draw:style-name="class" draw:id="id648" draw:layer="layout" svg:width="5.546cm" svg:height="25.127cm" svg:x="76.183cm" svg:y="34.67cm">
          <draw:glue-point draw:id="4" svg:x="5cm" svg:y="1.55cm"/>
          <draw:glue-point draw:id="5" svg:x="5cm" svg:y="-2.47cm"/>
          <draw:glue-point draw:id="6" svg:x="5cm" svg:y="3.687cm"/>
          <draw:glue-point draw:id="7" svg:x="-5cm" svg:y="2.004cm"/>
          <draw:glue-point draw:id="8" svg:x="5cm" svg:y="-4.271cm"/>
          <draw:glue-point draw:id="9" svg:x="5cm" svg:y="-3.437cm"/>
          <draw:glue-point draw:id="10" svg:x="5cm" svg:y="-1.631cm"/>
          <draw:glue-point draw:id="11" svg:x="5cm" svg:y="-0.833cm"/>
          <draw:glue-point draw:id="12" svg:x="5cm" svg:y="0.798cm"/>
          <draw:glue-point draw:id="13" svg:x="5cm" svg:y="2.222cm"/>
          <draw:glue-point draw:id="14" svg:x="5cm" svg:y="2.881cm"/>
          <draw:glue-point draw:id="15" svg:x="5cm" svg:y="4.375cm"/>
          <draw:glue-point draw:id="16" svg:x="5cm" svg:y="-2.071cm"/>
          <draw:glue-point draw:id="17" svg:x="5cm" svg:y="-1.205cm"/>
          <draw:glue-point draw:id="18" svg:x="5cm" svg:y="-2.938cm"/>
          <draw:glue-point draw:id="19" svg:x="5cm" svg:y="-3.851cm"/>
          <draw:glue-point draw:id="20" svg:x="5cm" svg:y="-4.648cm"/>
          <draw:glue-point draw:id="21" svg:x="5cm" svg:y="4.677cm"/>
          <draw:glue-point draw:id="22" svg:x="5cm" svg:y="4.049cm"/>
          <draw:glue-point draw:id="23" svg:x="5cm" svg:y="3.279cm"/>
          <draw:glue-point draw:id="24" svg:x="5cm" svg:y="1.17cm"/>
          <draw:glue-point draw:id="25" svg:x="5cm" svg:y="0.414cm"/>
          <draw:glue-point draw:id="26" svg:x="5cm" svg:y="-0.399cm"/>
          <draw:glue-point draw:id="27" svg:x="-5cm" svg:y="4.654cm"/>
          <draw:glue-point draw:id="28" svg:x="5cm" svg:y="1.895cm"/>
          <draw:glue-point draw:id="29" svg:x="5cm" svg:y="2.555cm"/>
          <draw:glue-point draw:id="30" svg:x="-5.001cm" svg:y="-4.531cm"/>
          <text:p text:style-name="P2"><text:span text:style-name="T3">ScDocument</text:span></text:p>
        </draw:rect>
        <draw:rect draw:style-name="class" draw:text-style-name="P6" draw:id="id649" draw:layer="layout" svg:width="3.12cm" svg:height="2.454cm" svg:x="87.733cm" svg:y="61.166cm">
          <draw:glue-point draw:id="4" svg:x="-5cm" svg:y="-2.61cm"/>
          <draw:glue-point draw:id="5" svg:x="5cm" svg:y="1.667cm" draw:escape-direction="right"/>
          <draw:glue-point draw:id="6" svg:x="5cm" svg:y="3.557cm"/>
          <draw:glue-point draw:id="7" svg:x="5cm" svg:y="-2.818cm"/>
          <text:p text:style-name="P2"><text:span text:style-name="T3">ScTable</text:span></text:p>
        </draw:rect>
        <draw:rect draw:style-name="class" draw:text-style-name="P6" draw:id="id658" draw:layer="layout" svg:width="2.645cm" svg:height="3.849cm" svg:x="38.9cm" svg:y="51.522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 text:style-name="P2"><text:span text:style-name="T3">ScDocShell</text:span></text:p>
        </draw:rect>
        <draw:rect draw:style-name="class" draw:text-style-name="P6" draw:id="id650" draw:layer="layout" svg:width="2.099cm" svg:height="2.436cm" svg:x="101.286cm" svg:y="68.058cm">
          <draw:glue-point draw:id="4" svg:x="5cm" svg:y="-2.873cm"/>
          <text:p text:style-name="P2"><text:span text:style-name="T3">ScColumn</text:span></text:p>
        </draw:rect>
        <draw:rect draw:style-name="struct" draw:text-style-name="P6" draw:id="id651" draw:layer="layout" svg:width="2.49cm" svg:height="0.673cm" svg:x="104.793cm" svg:y="70.697cm">
          <text:p text:style-name="P2"><text:span text:style-name="T3">ColEntry</text:span></text:p>
        </draw:rect>
        <draw:rect draw:style-name="class" draw:text-style-name="P6" draw:id="id644" draw:layer="layout" svg:width="3.12cm" svg:height="0.698cm" svg:x="105.685cm" svg:y="80.124cm">
          <draw:glue-point draw:id="4" svg:x="-3.502cm" svg:y="5cm"/>
          <draw:glue-point draw:id="5" svg:x="-1.679cm" svg:y="5cm"/>
          <draw:glue-point draw:id="6" svg:x="1.813cm" svg:y="5cm"/>
          <draw:glue-point draw:id="7" svg:x="3.486cm" svg:y="5cm"/>
          <text:p text:style-name="P2"><text:span text:style-name="T3">ScBaseCell</text:span></text:p>
        </draw:rect>
        <draw:rect draw:style-name="class" draw:text-style-name="P6" draw:id="id633" draw:layer="layout" svg:width="2.487cm" svg:height="3.485cm" svg:x="107.698cm" svg:y="85.252cm">
          <draw:glue-point draw:id="4" svg:x="-5cm" svg:y="-2.388cm"/>
          <draw:glue-point draw:id="5" svg:x="-5cm" svg:y="2.174cm"/>
          <draw:glue-point draw:id="6" svg:x="-2.029cm" svg:y="-5cm"/>
          <draw:glue-point draw:id="7" svg:x="2.123cm" svg:y="-5cm"/>
          <draw:glue-point draw:id="8" svg:x="5.006cm" svg:y="3.46cm"/>
          <draw:glue-point draw:id="9" svg:x="5.006cm" svg:y="1.498cm"/>
          <draw:glue-point draw:id="10" svg:x="5.006cm" svg:y="-1.305cm"/>
          <draw:glue-point draw:id="11" svg:x="5.006cm" svg:y="-3.548cm"/>
          <text:p text:style-name="P2"><text:span text:style-name="T3">ScFormulaCell</text:span></text:p>
        </draw:rect>
        <draw:rect draw:style-name="class" draw:text-style-name="P6" draw:id="id652" draw:layer="layout" svg:width="1.769cm" svg:height="0.573cm" svg:x="111.392cm" svg:y="80.482cm">
          <text:p text:style-name="P2"><text:span text:style-name="T3">ScPostIt</text:span></text:p>
        </draw:rect>
        <draw:rect draw:style-name="class" draw:text-style-name="P6" draw:id="id799" draw:layer="layout" svg:width="14.362cm" svg:height="0.617cm" svg:x="137.391cm" svg:y="79.196cm">
          <draw:glue-point draw:id="4" svg:x="-3.954cm" svg:y="5cm"/>
          <draw:glue-point draw:id="5" svg:x="-2.648cm" svg:y="5cm"/>
          <draw:glue-point draw:id="6" svg:x="-1.634cm" svg:y="5cm"/>
          <draw:glue-point draw:id="7" svg:x="0.645cm" svg:y="5cm"/>
          <draw:glue-point draw:id="8" svg:x="1.347cm" svg:y="5cm"/>
          <draw:glue-point draw:id="9" svg:x="1.932cm" svg:y="5cm"/>
          <draw:glue-point draw:id="10" svg:x="2.341cm" svg:y="5cm"/>
          <draw:glue-point draw:id="11" svg:x="2.828cm" svg:y="5cm"/>
          <draw:glue-point draw:id="12" svg:x="3.51cm" svg:y="5cm"/>
          <draw:glue-point draw:id="13" svg:x="4.212cm" svg:y="5cm"/>
          <draw:glue-point draw:id="14" svg:x="-4.682cm" svg:y="5cm"/>
          <draw:glue-point draw:id="15" svg:x="-3.415cm" svg:y="5cm"/>
          <draw:glue-point draw:id="16" svg:x="-1.125cm" svg:y="5.008cm"/>
          <draw:glue-point draw:id="17" svg:x="-0.596cm" svg:y="5.008cm"/>
          <draw:glue-point draw:id="18" svg:x="-2.152cm" svg:y="5.008cm"/>
          <draw:glue-point draw:id="19" svg:x="4.669cm" svg:y="5.008cm"/>
          <text:p text:style-name="P2"><text:span text:style-name="T3">ScToken</text:span></text:p>
        </draw:rect>
        <draw:rect draw:style-name="class" draw:text-style-name="P6" draw:id="id800" draw:layer="layout" svg:width="2.764cm" svg:height="0.523cm" svg:x="133.843cm" svg:y="85.21cm">
          <text:p text:style-name="P2"><text:span text:style-name="T3">ScDoubleToken</text:span></text:p>
        </draw:rect>
        <draw:rect draw:style-name="class" draw:text-style-name="P6" draw:id="id809" draw:layer="layout" svg:width="2.902cm" svg:height="0.62cm" svg:x="152.608cm" svg:y="84.684cm">
          <text:p text:style-name="P2"><text:span text:style-name="T3">ScSingleRefToken</text:span></text:p>
        </draw:rect>
        <draw:rect draw:style-name="class" draw:text-style-name="P6" draw:id="id798" draw:layer="layout" svg:width="3.273cm" svg:height="0.544cm" svg:x="131.717cm" svg:y="84.237cm">
          <text:p text:style-name="P2"><text:span text:style-name="T3">ScDoubleRefToken</text:span></text:p>
        </draw:rect>
        <draw:rect draw:style-name="class" draw:text-style-name="P6" draw:id="id806" draw:layer="layout" svg:width="2.65cm" svg:height="0.622cm" svg:x="144.658cm" svg:y="84.589cm">
          <text:p text:style-name="P2"><text:span text:style-name="T3">ScMatrixToken</text:span></text:p>
        </draw:rect>
        <draw:rect draw:style-name="class" draw:text-style-name="P6" draw:id="id807" draw:layer="layout" svg:width="4.802cm" svg:height="0.541cm" svg:x="148.139cm" svg:y="85.691cm">
          <draw:glue-point draw:id="4" svg:x="-4.158cm" svg:y="5.009cm"/>
          <draw:glue-point draw:id="5" svg:x="-3.069cm" svg:y="5.009cm"/>
          <draw:glue-point draw:id="6" svg:x="-1.88cm" svg:y="5.009cm"/>
          <draw:glue-point draw:id="7" svg:x="-0.841cm" svg:y="5.009cm"/>
          <draw:glue-point draw:id="8" svg:x="0.843cm" svg:y="5.009cm"/>
          <draw:glue-point draw:id="9" svg:x="2.13cm" svg:y="5.009cm"/>
          <draw:glue-point draw:id="10" svg:x="3.319cm" svg:y="5.009cm"/>
          <draw:glue-point draw:id="11" svg:x="4.358cm" svg:y="5.009cm"/>
          <text:p text:style-name="P2"><text:span text:style-name="T3">ScOpToken</text:span></text:p>
        </draw:rect>
        <draw:rect draw:style-name="class" draw:text-style-name="P6" draw:id="id804" draw:layer="layout" svg:width="3.337cm" svg:height="0.58cm" svg:x="140.665cm" svg:y="84.939cm">
          <text:p text:style-name="P2"><text:span text:style-name="T3">ScJumpMatrixToken</text:span></text:p>
        </draw:rect>
        <draw:rect draw:style-name="class" draw:text-style-name="P6" draw:id="id802" draw:layer="layout" svg:width="2.251cm" svg:height="0.564cm" svg:x="137.471cm" svg:y="85.168cm">
          <text:p text:style-name="P2"><text:span text:style-name="T3">ScErrorToken</text:span></text:p>
        </draw:rect>
        <draw:rect draw:style-name="class_20__28_external_20_module_29_" draw:id="id638" draw:layer="layout" svg:width="2.528cm" svg:height="0.791cm" svg:x="33.397cm" svg:y="35.087cm">
          <text:p text:style-name="P2"><text:span text:style-name="T3">SfxViewShell</text:span></text:p>
        </draw:rect>
        <draw:rect draw:style-name="class" draw:text-style-name="P6" draw:id="id634" draw:layer="layout" svg:width="2.452cm" svg:height="0.594cm" svg:x="114.707cm" svg:y="88.253cm">
          <text:p text:style-name="P2"><text:span text:style-name="T3">ScInterpreter</text:span></text:p>
        </draw:rect>
        <draw:rect draw:style-name="class" draw:text-style-name="P6" draw:id="id635" draw:layer="layout" svg:width="2.053cm" svg:height="2.637cm" svg:x="113.456cm" svg:y="89.385cm">
          <draw:glue-point draw:id="4" svg:x="5cm" svg:y="-3.943cm"/>
          <draw:glue-point draw:id="5" svg:x="5cm" svg:y="-2.525cm"/>
          <draw:glue-point draw:id="6" svg:x="5cm" svg:y="-1.372cm"/>
          <draw:glue-point draw:id="7" svg:x="5cm" svg:y="1.459cm"/>
          <draw:glue-point draw:id="8" svg:x="5cm" svg:y="2.7cm"/>
          <draw:glue-point draw:id="9" svg:x="5cm" svg:y="3.849cm"/>
          <text:p text:style-name="P2"><text:span text:style-name="T3">ScCompiler</text:span></text:p>
        </draw:rect>
        <draw:connector draw:style-name="local_20_usage_20__2f__20_return_20_type" draw:layer="layout" svg:x1="110.185cm" svg:y1="87.516cm" svg:x2="114.707cm" svg:y2="88.55cm" draw:start-shape="id633" draw:start-glue-point="9" draw:end-shape="id634" draw:end-glue-point="3" svg:d="m110185 87516h2261v1034h2261">
          <text:p/>
        </draw:connector>
        <draw:connector draw:style-name="local_20_usage_20__2f__20_return_20_type" draw:layer="layout" svg:x1="110.185cm" svg:y1="88.199cm" svg:x2="113.456cm" svg:y2="90.703cm" draw:start-shape="id633" draw:start-glue-point="8" draw:end-shape="id635" draw:end-glue-point="3" svg:d="m110185 88199h1636v2504h1635">
          <text:p/>
        </draw:connector>
        <draw:rect draw:style-name="class" draw:text-style-name="P6" draw:id="id643" draw:layer="layout" svg:width="2.098cm" svg:height="1.829cm" svg:x="91.665cm" svg:y="85.523cm">
          <draw:glue-point draw:id="4" svg:x="5cm" svg:y="-2.287cm"/>
          <draw:glue-point draw:id="5" svg:x="5cm" svg:y="2.404cm"/>
          <text:p text:style-name="P2"><text:span text:style-name="T3">ScEditCell</text:span></text:p>
        </draw:rect>
        <draw:rect draw:style-name="class" draw:text-style-name="P6" draw:id="id645" draw:layer="layout" svg:width="1.965cm" svg:height="0.613cm" svg:x="100.712cm" svg:y="83.537cm">
          <text:p text:style-name="P2"><text:span text:style-name="T3">ScNoteCell</text:span></text:p>
        </draw:rect>
        <draw:rect draw:style-name="class" draw:text-style-name="P6" draw:id="id646" draw:layer="layout" svg:width="2.256cm" svg:height="0.593cm" svg:x="113.524cm" svg:y="83.107cm">
          <text:p text:style-name="P2"><text:span text:style-name="T3">ScStringCell</text:span></text:p>
        </draw:rect>
        <draw:rect draw:style-name="class" draw:text-style-name="P6" draw:id="id647" draw:layer="layout" svg:width="2.132cm" svg:height="0.617cm" svg:x="116.304cm" svg:y="83.11cm">
          <text:p text:style-name="P2"><text:span text:style-name="T3">ScValueCell</text:span></text:p>
        </draw:rect>
        <draw:rect draw:style-name="class_20__28_external_20_module_29_" draw:id="id686" draw:layer="layout" svg:width="1.695cm" svg:height="0.53cm" svg:x="38.643cm" svg:y="23.277cm">
          <draw:glue-point draw:id="4" svg:x="-2.585cm" svg:y="5cm"/>
          <draw:glue-point draw:id="5" svg:x="2.414cm" svg:y="5cm"/>
          <text:p text:style-name="P2"><text:span text:style-name="T3">Window</text:span></text:p>
        </draw:rect>
        <draw:connector draw:style-name="inheritance_20__28_public_29_" draw:layer="layout" svg:x1="32.958cm" svg:y1="36.53cm" svg:x2="27.312cm" svg:y2="32.957cm" draw:start-shape="id636" draw:start-glue-point="4" draw:end-shape="id637" draw:end-glue-point="2" svg:d="m32958 36530v-1787h-5646v-1786">
          <text:p/>
        </draw:connector>
        <draw:connector draw:style-name="inheritance_20__28_public_29_" draw:layer="layout" svg:x1="34.332cm" svg:y1="36.529cm" svg:x2="34.661cm" svg:y2="35.878cm" draw:start-shape="id636" draw:start-glue-point="13" draw:end-shape="id638" draw:end-glue-point="2" svg:d="m34332 36529v-325h329v-326">
          <text:p/>
        </draw:connector>
        <draw:connector draw:style-name="inheritance_20__28_public_29_" draw:layer="layout" svg:x1="27.312cm" svg:y1="32.224cm" svg:x2="23.454cm" svg:y2="30.009cm" draw:start-shape="id637" draw:start-glue-point="0" draw:end-shape="id639" draw:end-glue-point="2" svg:d="m27312 32224v-1107h-3858v-1108">
          <text:p/>
        </draw:connector>
        <draw:connector draw:style-name="inheritance_20__28_public_29_" draw:layer="layout" svg:x1="23.454cm" svg:y1="29.371cm" svg:x2="21.09cm" svg:y2="26.153cm" draw:start-shape="id639" draw:start-glue-point="0" draw:end-shape="id640" draw:end-glue-point="2" svg:d="m23454 29371v-1609h-2364v-1609">
          <text:p/>
        </draw:connector>
        <draw:connector draw:style-name="inheritance_20__28_public_29_" draw:layer="layout" svg:x1="20.527cm" svg:y1="42.595cm" svg:x2="20.807cm" svg:y2="38.744cm" draw:start-shape="id641" draw:start-glue-point="0" draw:end-shape="id642" draw:end-glue-point="2" svg:d="m20527 42595v-1925h280v-1926">
          <text:p/>
        </draw:connector>
        <draw:connector draw:style-name="inheritance_20__28_public_29_" draw:layer="layout" svg:x1="92.714cm" svg:y1="85.523cm" svg:x2="106.153cm" svg:y2="80.822cm" draw:start-shape="id643" draw:start-glue-point="0" draw:end-shape="id644" draw:end-glue-point="4" svg:d="m92714 85523v-2350h13439v-2351">
          <text:p/>
        </draw:connector>
        <draw:connector draw:style-name="inheritance_20__28_public_29_" draw:layer="layout" svg:x1="101.694cm" svg:y1="83.537cm" svg:x2="106.722cm" svg:y2="80.822cm" draw:start-shape="id645" draw:start-glue-point="0" draw:end-shape="id644" draw:end-glue-point="5" svg:d="m101694 83537v-1357h5028v-1358">
          <text:p/>
        </draw:connector>
        <draw:connector draw:style-name="inheritance_20__28_public_29_" draw:layer="layout" svg:x1="108.437cm" svg:y1="85.252cm" svg:x2="107.245cm" svg:y2="80.822cm" draw:start-shape="id633" draw:start-glue-point="6" draw:end-shape="id644" draw:end-glue-point="2" svg:d="m108437 85252v-2215h-1192v-2215">
          <text:p/>
        </draw:connector>
        <draw:connector draw:style-name="inheritance_20__28_public_29_" draw:layer="layout" svg:x1="114.652cm" svg:y1="83.107cm" svg:x2="107.81cm" svg:y2="80.822cm" draw:start-shape="id646" draw:start-glue-point="0" draw:end-shape="id644" draw:end-glue-point="6" svg:d="m114652 83107v-1142h-6842v-1143">
          <text:p/>
        </draw:connector>
        <draw:connector draw:style-name="inheritance_20__28_public_29_" draw:layer="layout" svg:x1="117.37cm" svg:y1="83.11cm" svg:x2="108.332cm" svg:y2="80.822cm" draw:start-shape="id647" draw:start-glue-point="0" draw:end-shape="id644" draw:end-glue-point="7" svg:d="m117370 83110v-1144h-9038v-1144">
          <text:p/>
        </draw:connector>
        <draw:custom-shape draw:style-name="class_20__28_pimpl_29_" draw:text-style-name="P6" draw:id="id653" draw:layer="layout" svg:width="2.983cm" svg:height="2.099cm" svg:x="83.614cm" svg:y="72.029cm">
          <draw:glue-point draw:id="4" svg:x="-5cm" svg:y="-2.254cm"/>
          <draw:glue-point draw:id="5" svg:x="-5cm" svg:y="2.372cm"/>
          <draw:glue-point draw:id="6" svg:x="4.998cm" svg:y="-2.739cm"/>
          <draw:glue-point draw:id="7" svg:x="4.998cm" svg:y="2.444cm"/>
          <text:p text:style-name="P2"><text:span text:style-name="T3">ScExtDocOptions</text:span></text:p>
          <draw:enhanced-geometry svg:viewBox="0 0 21600 21600" draw:type="rectangle" draw:enhanced-path="M 0 0 L 21600 0 21600 21600 0 21600 0 0 Z N"/>
        </draw:custom-shape>
        <draw:connector draw:style-name="data_20_member_20__28_multiple_20_pointers_29_" draw:text-style-name="P2" draw:layer="layout" svg:x1="81.729cm" svg:y1="57.406cm" svg:x2="87.733cm" svg:y2="61.753cm" draw:start-shape="id648" draw:start-glue-point="22" draw:end-shape="id649" draw:end-glue-point="4" svg:d="m81729 57406h3002v4347h3002">
          <text:p text:style-name="P2">pTab</text:p>
        </draw:connector>
        <draw:connector draw:style-name="data_20_member_20__28_pointer_29_" draw:layer="layout" svg:x1="90.853cm" svg:y1="61.702cm" svg:x2="101.286cm" svg:y2="69.276cm" draw:start-shape="id649" draw:start-glue-point="7" draw:end-shape="id650" draw:end-glue-point="3" svg:d="m90853 61702h5217v7574h5216">
          <text:p/>
        </draw:connector>
        <draw:connector draw:style-name="data_20_member_20__28_pointer_29_" draw:layer="layout" svg:x1="103.385cm" svg:y1="69.276cm" svg:x2="104.793cm" svg:y2="71.033cm" draw:start-shape="id650" draw:start-glue-point="1" draw:end-shape="id651" svg:d="m103385 69276h704v1757h704">
          <text:p/>
        </draw:connector>
        <draw:connector draw:style-name="data_20_member_20__28_pointer_29_" draw:layer="layout" svg:x1="107.283cm" svg:y1="71.033cm" svg:x2="105.685cm" svg:y2="80.473cm" draw:start-shape="id651" draw:start-glue-point="1" draw:end-shape="id644" draw:end-glue-point="3" svg:d="m107283 71033h501v4714h-2600v4726h501">
          <text:p/>
        </draw:connector>
        <draw:connector draw:style-name="data_20_member_20__28_pointer_29_" draw:text-style-name="P2" draw:layer="layout" svg:x1="108.805cm" svg:y1="80.473cm" svg:x2="111.392cm" svg:y2="80.768cm" draw:start-shape="id644" draw:start-glue-point="1" draw:end-shape="id652" draw:end-glue-point="3" svg:d="m108805 80473h1294v295h1293">
          <text:p text:style-name="P2">GetNotePtr()</text:p>
        </draw:connector>
        <draw:connector draw:style-name="data_20_member_20__28_pointer_29_" draw:layer="layout" svg:x1="81.729cm" svg:y1="58.226cm" svg:x2="83.614cm" svg:y2="73.078cm" draw:start-shape="id648" draw:start-glue-point="15" draw:end-shape="id653" draw:end-glue-point="3" svg:d="m81729 58226h942v14852h943">
          <text:p/>
        </draw:connector>
        <draw:custom-shape draw:style-name="gr18" draw:text-style-name="P7" draw:id="id656" draw:layer="layout" svg:width="3.104cm" svg:height="0.703cm" svg:x="87.862cm" svg:y="72.007cm">
          <text:p text:style-name="P3"><text:span text:style-name="T3">ScExtDocSettings</text:span></text:p>
          <draw:enhanced-geometry svg:viewBox="0 0 21600 21600" draw:type="rectangle" draw:enhanced-path="M 0 0 L 21600 0 21600 21600 0 21600 0 0 Z N"/>
        </draw:custom-shape>
        <draw:connector draw:style-name="gr19" draw:text-style-name="P2" draw:layer="layout" svg:x1="22.025cm" svg:y1="38.427cm" svg:x2="27.033cm" svg:y2="42.24cm" draw:start-shape="id642" draw:start-glue-point="1" draw:end-shape="id654" draw:end-glue-point="11" svg:d="m22025 38427h2504v3813h2504">
          <text:p text:style-name="P2">GetViewData()</text:p>
        </draw:connector>
        <draw:connector draw:style-name="data_20_member_20__28_pointer_29_" draw:text-style-name="P2" draw:layer="layout" svg:x1="29.873cm" svg:y1="48.329cm" svg:x2="76.183cm" svg:y2="35.848cm" draw:start-shape="id654" draw:start-glue-point="1" draw:end-shape="id648" draw:end-glue-point="30" svg:d="m29873 48329h23155v-12481h23155">
          <text:p text:style-name="P2">GetDocument()</text:p>
        </draw:connector>
        <draw:connector draw:style-name="data_20_member_20__28_pointer_29_" draw:layer="layout" svg:x1="43.125cm" svg:y1="31.248cm" svg:x2="27.033cm" svg:y2="43.924cm" draw:start-shape="id655" draw:start-glue-point="10" draw:end-shape="id654" draw:end-glue-point="19" svg:d="m43125 31248h501v5367h-17095v7309h502">
          <text:p/>
        </draw:connector>
        <draw:custom-shape draw:style-name="gr20" draw:text-style-name="P6" draw:id="id661" draw:layer="layout" svg:width="3.104cm" svg:height="0.731cm" svg:x="90.625cm" svg:y="78.281cm">
          <text:p text:style-name="P2"><text:span text:style-name="T3">ScExtTabSettings</text:span></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6.595cm" svg:y1="72.504cm" svg:x2="87.862cm" svg:y2="72.358cm" draw:start-shape="id653" draw:start-glue-point="6" draw:end-shape="id656" draw:end-glue-point="3" svg:d="m86595 72504h634v-146h633">
          <text:p/>
        </draw:connector>
        <draw:connector draw:style-name="data_20_member_20__28_pointer_29_" draw:layer="layout" svg:x1="86.595cm" svg:y1="73.59cm" svg:x2="84.554cm" svg:y2="77.708cm" draw:start-shape="id653" draw:start-glue-point="7" draw:end-shape="id657" draw:end-glue-point="3" svg:d="m86595 73590h502v2168h-3044v1950h501">
          <text:p/>
        </draw:connector>
        <draw:custom-shape draw:style-name="gr18" draw:text-style-name="P7" draw:layer="layout" svg:width="3.262cm" svg:height="0.866cm" svg:x="82.562cm" svg:y="84.674cm">
          <text:p text:style-name="P3"><text:span text:style-name="T3">ScDocumentLoader</text:span></text:p>
          <draw:enhanced-geometry svg:viewBox="0 0 21600 21600" draw:type="rectangle" draw:enhanced-path="M 0 0 L 21600 0 21600 21600 0 21600 0 0 Z N"/>
        </draw:custom-shape>
        <draw:connector draw:style-name="gr21" draw:text-style-name="P2" draw:layer="layout" svg:x1="29.872cm" svg:y1="45.891cm" svg:x2="32.311cm" svg:y2="36.896cm" draw:start-shape="id654" draw:start-glue-point="6" draw:end-shape="id636" draw:end-glue-point="9" svg:d="m29872 45891h1220v-8995h1219">
          <text:p text:style-name="P2">GetViewShell()</text:p>
        </draw:connector>
        <draw:connector draw:style-name="data_20_member_20__28_pointer_29_" draw:layer="layout" svg:x1="35.07cm" svg:y1="38.856cm" svg:x2="19.2cm" svg:y2="42.752cm" draw:start-shape="id636" draw:start-glue-point="7" draw:end-shape="id641" draw:end-glue-point="4" svg:d="m35070 38856h502v2058h-16874v1838h502">
          <text:p/>
        </draw:connector>
        <draw:rect draw:style-name="class_20__28_external_20_module_29_" draw:id="id659" draw:layer="layout" svg:width="2.886cm" svg:height="0.724cm" svg:x="40.771cm" svg:y="49.394cm">
          <text:p text:style-name="P2"><text:span text:style-name="T3">SfxObjectShell</text:span></text:p>
        </draw:rect>
        <draw:rect draw:style-name="class_20__28_external_20_module_29_" draw:id="id660" draw:layer="layout" svg:width="2.519cm" svg:height="0.752cm" svg:x="37.612cm" svg:y="49.105cm">
          <text:p text:style-name="P2"><text:span text:style-name="T3">SfxListener</text:span></text:p>
        </draw:rect>
        <draw:connector draw:style-name="inheritance_20__28_public_29_" draw:layer="layout" svg:x1="40.807cm" svg:y1="51.522cm" svg:x2="42.214cm" svg:y2="50.118cm" draw:start-shape="id658" draw:start-glue-point="5" draw:end-shape="id659" draw:end-glue-point="2" svg:d="m40807 51522v-702h1407v-702">
          <text:p/>
        </draw:connector>
        <draw:connector draw:style-name="inheritance_20__28_public_29_" draw:layer="layout" svg:x1="39.61cm" svg:y1="51.522cm" svg:x2="38.871cm" svg:y2="49.857cm" draw:start-shape="id658" draw:start-glue-point="4" draw:end-shape="id660" draw:end-glue-point="2" svg:d="m39610 51522v-832h-739v-833">
          <text:p/>
        </draw:connector>
        <draw:custom-shape draw:style-name="gr18" draw:text-style-name="P7" draw:id="id657" draw:layer="layout" svg:width="3.866cm" svg:height="0.638cm" svg:x="84.554cm" svg:y="77.389cm">
          <text:p text:style-name="P3"><text:span text:style-name="T3">ScExtTabSettingsCont</text:span></text:p>
          <draw:enhanced-geometry svg:viewBox="0 0 21600 21600" draw:type="rectangle" draw:enhanced-path="M 0 0 L 21600 0 21600 21600 0 21600 0 0 Z N"/>
        </draw:custom-shape>
        <draw:connector draw:style-name="data_20_member_20__28_multiple_20_pointers_29_" draw:layer="layout" svg:x1="88.42cm" svg:y1="77.708cm" svg:x2="90.625cm" svg:y2="78.646cm" draw:start-shape="id657" draw:start-glue-point="1" draw:end-shape="id661" draw:end-glue-point="3" svg:d="m88420 77708h1103v938h1102">
          <text:p/>
        </draw:connector>
        <draw:rect draw:style-name="class" draw:text-style-name="P6" draw:id="id664" draw:layer="layout" svg:width="2.444cm" svg:height="0.594cm" svg:x="115.008cm" svg:y="47.916cm">
          <text:p text:style-name="P2"><text:span text:style-name="T3">ScOutlineArray</text:span></text:p>
        </draw:rect>
        <draw:rect draw:style-name="class" draw:text-style-name="P6" draw:id="id662" draw:layer="layout" svg:width="3.023cm" svg:height="0.687cm" svg:x="119.19cm" svg:y="47.875cm">
          <text:p text:style-name="P2"><text:span text:style-name="T3">ScOutlineCollection</text:span></text:p>
        </draw:rect>
        <draw:connector draw:style-name="inheritance_20__28_public_29_" draw:layer="layout" svg:x1="120.701cm" svg:y1="47.875cm" svg:x2="110.491cm" svg:y2="41.822cm" draw:start-shape="id662" draw:start-glue-point="0" draw:end-shape="id663" draw:end-glue-point="4" svg:d="m120701 47875v-3026h-10210v-3027">
          <text:p/>
        </draw:connector>
        <draw:connector draw:style-name="data_20_member_20__28_multiple_20_pointers_29_" draw:layer="layout" svg:x1="117.452cm" svg:y1="48.213cm" svg:x2="119.19cm" svg:y2="48.218cm" draw:start-shape="id664" draw:start-glue-point="1" draw:end-shape="id662" draw:end-glue-point="3" svg:d="m117452 48213h869v5h869">
          <text:p/>
        </draw:connector>
        <draw:rect draw:style-name="class" draw:text-style-name="P6" draw:layer="layout" svg:width="3.236cm" svg:height="0.684cm" svg:x="129.327cm" svg:y="45.961cm">
          <text:p text:style-name="P2"><text:span text:style-name="T3">ScOutlineDocFunc</text:span></text:p>
        </draw:rect>
        <draw:rect draw:style-name="class" draw:text-style-name="P6" draw:layer="layout" svg:width="2.841cm" svg:height="0.637cm" svg:x="119.517cm" svg:y="49.455cm">
          <text:p text:style-name="P2"><text:span text:style-name="T3">ScOutlineTable</text:span></text:p>
        </draw:rect>
        <draw:frame draw:style-name="annotation" draw:layer="layout" svg:width="9.459cm" svg:height="2.11cm" svg:x="31.806cm" svg:y="57.197cm">
          <draw:text-box>
            <text:p text:style-name="P2">ScDocShell holds an instance of SfxObjectFactory, which can be accessed via ScDocShell.Factory(). <text:s/>Each top-level application object has the Factory() method for access to the SfxObjectFactory instance, which is embedded in the class via macro called <text:span text:style-name="T2">SFX_IMPL_OBJECTFACTORY</text:span>.</text:p>
          </draw:text-box>
        </draw:frame>
        <draw:custom-shape draw:style-name="gr1" draw:text-style-name="P1" draw:id="id666" draw:layer="layout" svg:width="2.592cm" svg:height="0.959cm" svg:x="20.595cm" svg:y="73.862cm">
          <draw:glue-point draw:id="4" svg:x="-2.199cm" svg:y="4.994cm"/>
          <draw:glue-point draw:id="5" svg:x="1.998cm" svg:y="4.994cm"/>
          <text:p text:style-name="P3">ScExportBase</text:p>
          <draw:enhanced-geometry svg:viewBox="0 0 21600 21600" draw:type="rectangle" draw:enhanced-path="M 0 0 L 21600 0 21600 21600 0 21600 0 0 Z N"/>
        </draw:custom-shape>
        <draw:custom-shape draw:style-name="gr1" draw:text-style-name="P1" draw:id="id665" draw:layer="layout" svg:width="2.54cm" svg:height="0.829cm" svg:x="18.573cm" svg:y="76.053cm">
          <text:p text:style-name="P3">ScHTMLExport</text:p>
          <draw:enhanced-geometry svg:viewBox="0 0 21600 21600" draw:type="rectangle" draw:enhanced-path="M 0 0 L 21600 0 21600 21600 0 21600 0 0 Z N"/>
        </draw:custom-shape>
        <draw:custom-shape draw:style-name="gr1" draw:text-style-name="P1" draw:id="id667" draw:layer="layout" svg:width="2.54cm" svg:height="0.829cm" svg:x="22.487cm" svg:y="76.053cm">
          <text:p text:style-name="P3">ScRTFExport</text:p>
          <draw:enhanced-geometry svg:viewBox="0 0 21600 21600" draw:type="rectangle" draw:enhanced-path="M 0 0 L 21600 0 21600 21600 0 21600 0 0 Z N"/>
        </draw:custom-shape>
        <draw:connector draw:style-name="inheritance_20__28_public_29_" draw:layer="layout" svg:x1="19.843cm" svg:y1="76.053cm" svg:x2="21.322cm" svg:y2="74.819cm" draw:start-shape="id665" draw:start-glue-point="0" draw:end-shape="id666" draw:end-glue-point="4" svg:d="m19843 76053v-617h1479v-617">
          <text:p/>
        </draw:connector>
        <draw:connector draw:style-name="inheritance_20__28_public_29_" draw:layer="layout" svg:x1="23.757cm" svg:y1="76.053cm" svg:x2="22.408cm" svg:y2="74.819cm" draw:start-shape="id667" draw:start-glue-point="0" draw:end-shape="id666" draw:end-glue-point="5" svg:d="m23757 76053v-617h-1349v-617">
          <text:p/>
        </draw:connector>
        <draw:custom-shape draw:style-name="gr1" draw:text-style-name="P1" draw:id="id668" draw:layer="layout" svg:width="2.799cm" svg:height="1.889cm" svg:x="44.607cm" svg:y="62.536cm">
          <draw:glue-point draw:id="4" svg:x="4.998cm" svg:y="-3.504cm"/>
          <draw:glue-point draw:id="5" svg:x="4.998cm" svg:y="3.631cm" draw:escape-direction="right"/>
          <draw:glue-point draw:id="6" svg:x="4.998cm" svg:y="1.572cm"/>
          <draw:glue-point draw:id="7" svg:x="4.998cm" svg:y="-1.445cm"/>
          <text:p text:style-name="P3">ScImportExport</text:p>
          <draw:enhanced-geometry svg:viewBox="0 0 21600 21600" draw:type="rectangle" draw:enhanced-path="M 0 0 L 21600 0 21600 21600 0 21600 0 0 Z N"/>
        </draw:custom-shape>
        <draw:connector draw:style-name="gr22" draw:text-style-name="P2" draw:layer="layout" svg:x1="41.544cm" svg:y1="54.867cm" svg:x2="44.607cm" svg:y2="63.48cm" draw:start-shape="id658" draw:start-glue-point="8" draw:end-shape="id668" draw:end-glue-point="3" svg:d="m41544 54867h1532v8613h1531">
          <text:p text:style-name="P2">ConvertTo()</text:p>
        </draw:connector>
        <draw:custom-shape draw:style-name="gr1" draw:text-style-name="P1" draw:id="id631" draw:layer="layout" svg:width="2.437cm" svg:height="0.641cm" svg:x="37.189cm" svg:y="36.669cm">
          <text:p text:style-name="P3">ScEditShell</text:p>
          <draw:enhanced-geometry svg:viewBox="0 0 21600 21600" draw:type="rectangle" draw:enhanced-path="M 0 0 L 21600 0 21600 21600 0 21600 0 0 Z N"/>
        </draw:custom-shape>
        <draw:custom-shape draw:style-name="class_20__28_external_20_module_29_" draw:id="id632" draw:layer="layout" svg:width="7.228cm" svg:height="0.907cm" svg:x="12.502cm" svg:y="12.811cm">
          <draw:glue-point draw:id="4" svg:x="1.898cm" svg:y="4.994cm"/>
          <draw:glue-point draw:id="5" svg:x="-2.868cm" svg:y="4.994cm"/>
          <draw:glue-point draw:id="6" svg:x="-1.542cm" svg:y="4.994cm"/>
          <draw:glue-point draw:id="7" svg:x="-3.994cm" svg:y="4.994cm"/>
          <draw:glue-point draw:id="8" svg:x="0.872cm" svg:y="4.994cm"/>
          <draw:glue-point draw:id="9" svg:x="2.96cm" svg:y="4.994cm"/>
          <draw:glue-point draw:id="10" svg:x="4.057cm" svg:y="4.994cm"/>
          <text:p text:style-name="P2">SfxShell</text:p>
          <draw:enhanced-geometry svg:viewBox="0 0 21600 21600" draw:type="rectangle" draw:enhanced-path="M 0 0 L 21600 0 21600 21600 0 21600 0 0 Z N"/>
        </draw:custom-shape>
        <draw:custom-shape draw:style-name="gr1" draw:text-style-name="P1" draw:id="id669" draw:layer="layout" svg:width="3.835cm" svg:height="0.856cm" svg:x="144.55cm" svg:y="24.256cm">
          <draw:glue-point draw:id="4" svg:x="-1.958cm" svg:y="-5cm"/>
          <draw:glue-point draw:id="5" svg:x="2.164cm" svg:y="-5cm"/>
          <text:p text:style-name="P3">ScEditEngineDefaulter</text:p>
          <draw:enhanced-geometry svg:viewBox="0 0 21600 21600" draw:type="rectangle" draw:enhanced-path="M 0 0 L 21600 0 21600 21600 0 21600 0 0 Z N"/>
        </draw:custom-shape>
        <draw:custom-shape draw:style-name="gr1" draw:text-style-name="P1" draw:id="id670" draw:layer="layout" svg:width="3.732cm" svg:height="0.855cm" svg:x="147.531cm" svg:y="19.745cm">
          <text:p text:style-name="P3">ScEnginePoolHelper</text:p>
          <draw:enhanced-geometry svg:viewBox="0 0 21600 21600" draw:type="rectangle" draw:enhanced-path="M 0 0 L 21600 0 21600 21600 0 21600 0 0 Z N"/>
        </draw:custom-shape>
        <draw:connector draw:style-name="inheritance_20__28_public_29_" draw:layer="layout" svg:x1="147.296cm" svg:y1="24.256cm" svg:x2="149.397cm" svg:y2="20.6cm" draw:start-shape="id669" draw:start-glue-point="5" draw:end-shape="id670" draw:end-glue-point="2" svg:d="m147296 24256v-1828h2101v-1828">
          <text:p/>
        </draw:connector>
        <draw:custom-shape draw:style-name="class_20__28_external_20_module_29_" draw:id="id671" draw:layer="layout" svg:width="2.203cm" svg:height="0.751cm" svg:x="144.317cm" svg:y="20.602cm">
          <text:p text:style-name="P2">EditEngine</text:p>
          <draw:enhanced-geometry svg:viewBox="0 0 21600 21600" draw:type="rectangle" draw:enhanced-path="M 0 0 L 21600 0 21600 21600 0 21600 0 0 Z N"/>
        </draw:custom-shape>
        <draw:connector draw:style-name="inheritance_20__28_public_29_" draw:layer="layout" svg:x1="145.717cm" svg:y1="24.256cm" svg:x2="145.418cm" svg:y2="21.353cm" draw:start-shape="id669" draw:start-glue-point="4" draw:end-shape="id671" draw:end-glue-point="2" svg:d="m145717 24256v-1452h-299v-1451">
          <text:p/>
        </draw:connector>
        <draw:custom-shape draw:style-name="gr1" draw:text-style-name="P1" draw:id="id672" draw:layer="layout" svg:width="3.012cm" svg:height="1.238cm" svg:x="95.84cm" svg:y="33.842cm">
          <draw:glue-point draw:id="4" svg:x="-5cm" svg:y="-2.269cm"/>
          <draw:glue-point draw:id="5" svg:x="-5cm" svg:y="2.859cm"/>
          <text:p text:style-name="P3">ScFieldEditEngine</text:p>
          <draw:enhanced-geometry svg:viewBox="0 0 21600 21600" draw:type="rectangle" draw:enhanced-path="M 0 0 L 21600 0 21600 21600 0 21600 0 0 Z N"/>
        </draw:custom-shape>
        <draw:connector draw:style-name="gr23" draw:layer="layout" svg:x1="81.729cm" svg:y1="36.502cm" svg:x2="95.84cm" svg:y2="34.814cm" draw:start-shape="id648" draw:start-glue-point="8" draw:end-shape="id672" draw:end-glue-point="5" svg:d="m81729 36502h7056v-1688h7055">
          <text:p>GetEditEngine</text:p>
        </draw:connector>
        <draw:connector draw:style-name="data_20_member_20__28_pointer_29_" draw:layer="layout" svg:x1="81.729cm" svg:y1="37.557cm" svg:x2="98.191cm" svg:y2="36.785cm" draw:start-shape="id648" draw:start-glue-point="19" draw:end-shape="id673" draw:end-glue-point="3" svg:d="m81729 37557h8231v-772h8231">
          <text:p/>
        </draw:connector>
        <draw:custom-shape draw:style-name="class_20__28_external_20_module_29_" draw:id="id674" draw:layer="layout" svg:width="2.203cm" svg:height="0.648cm" svg:x="86.974cm" svg:y="39.984cm">
          <text:p text:style-name="P2">SfxItemPool</text:p>
          <draw:enhanced-geometry svg:viewBox="0 0 21600 21600" draw:type="rectangle" draw:enhanced-path="M 0 0 L 21600 0 21600 21600 0 21600 0 0 Z N"/>
        </draw:custom-shape>
        <draw:connector draw:style-name="data_20_member_20__28_pointer_29_" draw:text-style-name="P2" draw:layer="layout" svg:x1="81.729cm" svg:y1="39.851cm" svg:x2="86.974cm" svg:y2="40.308cm" draw:start-shape="id648" draw:start-glue-point="18" draw:end-shape="id674" draw:end-glue-point="3" svg:d="m81729 39851h2622v457h2623">
          <text:p text:style-name="P2">pNoteItemPool</text:p>
        </draw:connector>
        <draw:connector draw:style-name="data_20_member" draw:layer="layout" svg:x1="22.26cm" svg:y1="24.436cm" svg:x2="28.829cm" svg:y2="26.375cm" draw:start-shape="id640" draw:start-glue-point="6" draw:end-shape="id675" draw:end-glue-point="3" svg:d="m22260 24436h3285v1939h3284">
          <text:p/>
        </draw:connector>
        <draw:connector draw:style-name="data_20_member_20__28_pointer_29_" draw:layer="layout" draw:line-skew="1.229cm" svg:x1="22.26cm" svg:y1="20.05cm" svg:x2="28.813cm" svg:y2="19.695cm" draw:start-shape="id640" draw:start-glue-point="4" draw:end-shape="id676" draw:end-glue-point="3" svg:d="m22260 20050h4506v-355h2047">
          <text:p/>
        </draw:connector>
        <draw:connector draw:style-name="data_20_member_20__28_multiple_20_pointers_29_" draw:layer="layout" draw:line-skew="-4.127cm" svg:x1="22.26cm" svg:y1="25.063cm" svg:x2="39.523cm" svg:y2="28.35cm" draw:start-shape="id640" draw:start-glue-point="7" draw:end-shape="id655" svg:d="m22260 25063h4505v3287h12758">
          <text:p/>
        </draw:connector>
        <draw:connector draw:style-name="gr24" draw:text-style-name="P2" draw:layer="layout" svg:x1="22.26cm" svg:y1="25.674cm" svg:x2="27.033cm" svg:y2="43.172cm" draw:start-shape="id640" draw:start-glue-point="11" draw:end-shape="id654" draw:end-glue-point="10" svg:d="m22260 25674h2387v17498h2386">
          <text:p text:style-name="P2">GetViewData()</text:p>
        </draw:connector>
        <draw:frame draw:style-name="annotation" draw:layer="layout" svg:width="5.31cm" svg:height="1.449cm" svg:x="76.355cm" svg:y="52.432cm">
          <draw:text-box>
            <text:p text:style-name="P2">Enum <text:span text:style-name="T2">ScDocumentMode</text:span> controls three modes for ScDocument instance – <text:span text:style-name="T2">DOCUMENT</text:span>, <text:span text:style-name="T2">CLIP</text:span> and <text:span text:style-name="T2">UNDO</text:span>.</text:p>
          </draw:text-box>
        </draw:frame>
        <draw:custom-shape draw:style-name="class_20__28_external_20_module_29_" draw:id="id677" draw:layer="layout" svg:width="2.774cm" svg:height="0.648cm" svg:x="85.355cm" svg:y="41.079cm">
          <text:p text:style-name="P2">SvxLinkManager</text:p>
          <draw:enhanced-geometry svg:viewBox="0 0 21600 21600" draw:type="rectangle" draw:enhanced-path="M 0 0 L 21600 0 21600 21600 0 21600 0 0 Z N"/>
        </draw:custom-shape>
        <draw:connector draw:style-name="data_20_member_20__28_pointer_29_" draw:layer="layout" svg:x1="81.729cm" svg:y1="41.027cm" svg:x2="85.355cm" svg:y2="41.403cm" draw:start-shape="id648" draw:start-glue-point="5" draw:end-shape="id677" draw:end-glue-point="3" svg:d="m81729 41027h1813v376h1813">
          <text:p/>
        </draw:connector>
        <draw:custom-shape draw:style-name="gr1" draw:text-style-name="P1" draw:id="id678" draw:layer="layout" svg:width="2.385cm" svg:height="2.276cm" svg:x="86.125cm" svg:y="19.363cm">
          <draw:glue-point draw:id="4" svg:x="4.997cm" svg:y="-3.602cm"/>
          <draw:glue-point draw:id="5" svg:x="4.997cm" svg:y="-1.511cm"/>
          <draw:glue-point draw:id="6" svg:x="4.997cm" svg:y="1.977cm"/>
          <draw:glue-point draw:id="7" svg:x="4.997cm" svg:y="3.835cm"/>
          <text:p text:style-name="P3">ScPoolHelper</text:p>
          <draw:enhanced-geometry svg:viewBox="0 0 21600 21600" draw:type="rectangle" draw:enhanced-path="M 0 0 L 21600 0 21600 21600 0 21600 0 0 Z N"/>
        </draw:custom-shape>
        <draw:connector draw:style-name="gr25" draw:text-style-name="P2" draw:layer="layout" svg:x1="81.729cm" svg:y1="35.554cm" svg:x2="86.125cm" svg:y2="20.501cm" draw:start-shape="id648" draw:start-glue-point="20" draw:end-shape="id678" draw:end-glue-point="3" svg:d="m81729 35554h2198v-15053h2198">
          <text:p text:style-name="P2">xPoolHelper</text:p>
        </draw:connector>
        <draw:custom-shape draw:style-name="gr1" draw:text-style-name="P1" draw:id="id679" draw:layer="layout" svg:width="4.639cm" svg:height="0.571cm" svg:x="87.115cm" svg:y="42.196cm">
          <text:p text:style-name="P3">ScBroadcastAreaSlotMachine</text:p>
          <draw:enhanced-geometry svg:viewBox="0 0 21600 21600" draw:type="rectangle" draw:enhanced-path="M 0 0 L 21600 0 21600 21600 0 21600 0 0 Z N"/>
        </draw:custom-shape>
        <draw:connector draw:style-name="data_20_member_20__28_pointer_29_" draw:layer="layout" svg:x1="81.729cm" svg:y1="42.03cm" svg:x2="87.115cm" svg:y2="42.481cm" draw:start-shape="id648" draw:start-glue-point="16" draw:end-shape="id679" draw:end-glue-point="3" svg:d="m81729 42030h2693v451h2693">
          <text:p/>
        </draw:connector>
        <draw:custom-shape draw:style-name="gr1" draw:text-style-name="P1" draw:id="id680" draw:layer="layout" svg:width="4.121cm" svg:height="0.571cm" svg:x="84.721cm" svg:y="44.659cm">
          <text:p text:style-name="P3">ScChartListenerCollection</text:p>
          <draw:enhanced-geometry svg:viewBox="0 0 21600 21600" draw:type="rectangle" draw:enhanced-path="M 0 0 L 21600 0 21600 21600 0 21600 0 0 Z N"/>
        </draw:custom-shape>
        <draw:connector draw:style-name="data_20_member_20__28_pointer_29_" draw:layer="layout" svg:x1="81.729cm" svg:y1="45.14cm" svg:x2="84.721cm" svg:y2="44.944cm" draw:start-shape="id648" draw:start-glue-point="11" draw:end-shape="id680" draw:end-glue-point="3" svg:d="m81729 45140h1496v-196h1496">
          <text:p/>
        </draw:connector>
        <draw:custom-shape draw:style-name="gr1" draw:text-style-name="P3" draw:id="id681" draw:layer="layout" svg:width="4.07cm" svg:height="0.519cm" svg:x="85.627cm" svg:y="49.039cm">
          <text:p text:style-name="P3">ScRefreshTimerContro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1.729cm" svg:y1="49.238cm" svg:x2="85.627cm" svg:y2="49.298cm" draw:start-shape="id648" draw:start-glue-point="12" draw:end-shape="id681" draw:end-glue-point="3" svg:d="m81729 49238h1949v60h1949">
          <text:p/>
        </draw:connector>
        <draw:custom-shape draw:style-name="gr1" draw:text-style-name="P1" draw:id="id682" draw:layer="layout" svg:width="2.773cm" svg:height="0.622cm" svg:x="102.307cm" svg:y="46.585cm">
          <text:p text:style-name="P3">ScRangeName</text:p>
          <draw:enhanced-geometry svg:viewBox="0 0 21600 21600" draw:type="rectangle" draw:enhanced-path="M 0 0 L 21600 0 21600 21600 0 21600 0 0 Z N"/>
        </draw:custom-shape>
        <draw:custom-shape draw:style-name="gr1" draw:text-style-name="P1" draw:id="id683" draw:layer="layout" svg:width="2.773cm" svg:height="0.621cm" svg:x="85.808cm" svg:y="47.924cm">
          <text:p text:style-name="P3">ScDBName</text:p>
          <draw:enhanced-geometry svg:viewBox="0 0 21600 21600" draw:type="rectangle" draw:enhanced-path="M 0 0 L 21600 0 21600 21600 0 21600 0 0 Z N"/>
        </draw:custom-shape>
        <draw:custom-shape draw:style-name="gr1" draw:text-style-name="P1" draw:id="id684" draw:layer="layout" svg:width="2.773cm" svg:height="0.621cm" svg:x="85.283cm" svg:y="45.788cm">
          <text:p text:style-name="P3">ScChartCollection</text:p>
          <draw:enhanced-geometry svg:viewBox="0 0 21600 21600" draw:type="rectangle" draw:enhanced-path="M 0 0 L 21600 0 21600 21600 0 21600 0 0 Z N"/>
        </draw:custom-shape>
        <draw:connector draw:style-name="data_20_member_20__28_pointer_29_" draw:layer="layout" svg:x1="81.729cm" svg:y1="51.127cm" svg:x2="102.307cm" svg:y2="46.896cm" draw:start-shape="id648" draw:start-glue-point="4" draw:end-shape="id682" draw:end-glue-point="3" svg:d="m81729 51127h10289v-4231h10289">
          <text:p/>
        </draw:connector>
        <draw:connector draw:style-name="data_20_member_20__28_pointer_29_" draw:layer="layout" svg:x1="81.729cm" svg:y1="48.273cm" svg:x2="85.808cm" svg:y2="48.234cm" draw:start-shape="id648" draw:start-glue-point="25" draw:end-shape="id683" draw:end-glue-point="3" svg:d="m81729 48273h2039v-39h2040">
          <text:p/>
        </draw:connector>
        <draw:connector draw:style-name="data_20_member_20__28_pointer_29_" draw:layer="layout" svg:x1="81.729cm" svg:y1="46.231cm" svg:x2="85.283cm" svg:y2="46.098cm" draw:start-shape="id648" draw:start-glue-point="26" draw:end-shape="id684" draw:end-glue-point="3" svg:d="m81729 46231h1777v-133h1777">
          <text:p/>
        </draw:connector>
        <draw:custom-shape draw:style-name="gr3" draw:id="id685" draw:layer="layout" svg:width="2.85cm" svg:height="0.57cm" svg:x="85.979cm" svg:y="50.04cm">
          <text:p text:style-name="P2">ScRangePairList</text:p>
          <draw:enhanced-geometry svg:viewBox="0 0 21600 21600" draw:type="rectangle" draw:enhanced-path="M 0 0 L 21600 0 21600 21600 0 21600 0 0 Z N"/>
        </draw:custom-shape>
        <draw:connector draw:style-name="data_20_member_20__28_multiple_20_pointers_29_" draw:layer="layout" svg:x1="81.729cm" svg:y1="50.172cm" svg:x2="85.979cm" svg:y2="50.325cm" draw:start-shape="id648" draw:start-glue-point="24" draw:end-shape="id685" draw:end-glue-point="3" svg:d="m81729 50172h2125v153h2125">
          <text:p/>
        </draw:connector>
        <draw:connector draw:style-name="inheritance_20__28_public_29_" draw:layer="layout" svg:x1="40.444cm" svg:y1="24.959cm" svg:x2="39.49cm" svg:y2="23.807cm" draw:start-shape="id655" draw:start-glue-point="4" draw:end-shape="id686" draw:end-glue-point="2" svg:d="m40444 24959v-576h-954v-576">
          <text:p/>
        </draw:connector>
        <draw:custom-shape draw:style-name="class_20__28_external_20_module_29_" draw:id="id687" draw:layer="layout" svg:width="3.213cm" svg:height="0.648cm" svg:x="40.943cm" svg:y="21.501cm">
          <text:p text:style-name="P2">DragTargetHelper</text:p>
          <draw:enhanced-geometry svg:viewBox="0 0 21600 21600" draw:type="rectangle" draw:enhanced-path="M 0 0 L 21600 0 21600 21600 0 21600 0 0 Z N"/>
        </draw:custom-shape>
        <draw:custom-shape draw:style-name="class_20__28_external_20_module_29_" draw:id="id688" draw:layer="layout" svg:width="3.213cm" svg:height="0.586cm" svg:x="42.775cm" svg:y="22.427cm">
          <text:p text:style-name="P2">DragSourceHelper</text:p>
          <draw:enhanced-geometry svg:viewBox="0 0 21600 21600" draw:type="rectangle" draw:enhanced-path="M 0 0 L 21600 0 21600 21600 0 21600 0 0 Z N"/>
        </draw:custom-shape>
        <draw:connector draw:style-name="inheritance_20__28_public_29_" draw:layer="layout" draw:line-skew="-0.027cm" svg:x1="41.324cm" svg:y1="24.959cm" svg:x2="42.549cm" svg:y2="22.149cm" draw:start-shape="id655" draw:start-glue-point="0" draw:end-shape="id687" draw:end-glue-point="2" svg:d="m41324 24959v-1432h1225v-1378">
          <text:p/>
        </draw:connector>
        <draw:connector draw:style-name="inheritance_20__28_public_29_" draw:layer="layout" svg:x1="42.17cm" svg:y1="24.959cm" svg:x2="44.381cm" svg:y2="23.013cm" draw:start-shape="id655" draw:start-glue-point="5" draw:end-shape="id688" draw:end-glue-point="2" svg:d="m42170 24959v-973h2211v-973">
          <text:p/>
        </draw:connector>
        <draw:custom-shape draw:style-name="gr1" draw:text-style-name="P1" draw:id="id689" draw:layer="layout" svg:width="2.484cm" svg:height="1.052cm" svg:x="49.404cm" svg:y="26.138cm">
          <text:p text:style-name="P3">ScNoteMarker</text:p>
          <draw:enhanced-geometry svg:viewBox="0 0 21600 21600" draw:type="rectangle" draw:enhanced-path="M 0 0 L 21600 0 21600 21600 0 21600 0 0 Z N"/>
        </draw:custom-shape>
        <draw:connector draw:style-name="data_20_member_20__28_pointer_29_" draw:layer="layout" svg:x1="43.125cm" svg:y1="28.35cm" svg:x2="49.404cm" svg:y2="26.664cm" draw:start-shape="id655" draw:start-glue-point="1" draw:end-shape="id689" draw:end-glue-point="3" svg:d="m43125 28350h3140v-1686h3139">
          <text:p/>
        </draw:connector>
        <draw:frame draw:style-name="annotation" draw:layer="layout" svg:width="8.424cm" svg:height="0.849cm" svg:x="30.523cm" svg:y="27.341cm">
          <draw:text-box>
            <text:p text:style-name="P2"><text:span text:style-name="T2">ScTabView</text:span> holds up to 4 instances of <text:span text:style-name="T2">ScGridWindow</text:span>, one for each split pane when the view is split.</text:p>
          </draw:text-box>
        </draw:frame>
        <draw:connector draw:style-name="inheritance_20__28_public_29_" draw:layer="layout" draw:line-skew="2.794cm" svg:x1="20.807cm" svg:y1="38.111cm" svg:x2="16.116cm" svg:y2="13.718cm" draw:start-shape="id642" draw:start-glue-point="0" draw:end-shape="id632" draw:end-glue-point="2" svg:d="m20807 38111v-9403h-4691v-14990">
          <text:p/>
        </draw:connector>
        <draw:custom-shape draw:style-name="gr1" draw:text-style-name="P1" draw:id="id690" draw:layer="layout" svg:width="2.484cm" svg:height="1.558cm" svg:x="49.554cm" svg:y="27.727cm">
          <draw:glue-point draw:id="4" svg:x="5.004cm" svg:y="-2.65cm"/>
          <draw:glue-point draw:id="5" svg:x="5.004cm" svg:y="2.836cm"/>
          <text:p text:style-name="P3">ScOutputData</text:p>
          <draw:enhanced-geometry svg:viewBox="0 0 21600 21600" draw:type="rectangle" draw:enhanced-path="M 0 0 L 21600 0 21600 21600 0 21600 0 0 Z N"/>
        </draw:custom-shape>
        <draw:custom-shape draw:style-name="gr1" draw:text-style-name="P1" draw:id="id691" draw:layer="layout" svg:width="2.943cm" svg:height="0.783cm" svg:x="54.702cm" svg:y="24.162cm">
          <text:p text:style-name="P3">ScDrawStringsVar</text:p>
          <draw:enhanced-geometry svg:viewBox="0 0 21600 21600" draw:type="rectangle" draw:enhanced-path="M 0 0 L 21600 0 21600 21600 0 21600 0 0 Z N"/>
        </draw:custom-shape>
        <draw:connector draw:style-name="local_20_usage_20__2f__20_return_20_type" draw:text-style-name="P2" draw:layer="layout" svg:x1="52.038cm" svg:y1="28.094cm" svg:x2="54.702cm" svg:y2="24.553cm" draw:start-shape="id690" draw:start-glue-point="4" draw:end-shape="id691" draw:end-glue-point="3" svg:d="m52038 28094h1332v-3541h1332">
          <text:p text:style-name="P2">DrawStrings()</text:p>
        </draw:connector>
        <draw:connector draw:style-name="gr11" draw:text-style-name="P2" draw:layer="layout" svg:x1="43.125cm" svg:y1="28.993cm" svg:x2="49.554cm" svg:y2="28.506cm" draw:start-shape="id655" draw:start-glue-point="12" draw:end-shape="id690" draw:end-glue-point="3" svg:d="m43125 28993h3215v-487h3214">
          <text:p text:style-name="P2">Draw()</text:p>
        </draw:connector>
        <draw:custom-shape draw:style-name="gr1" draw:text-style-name="P1" draw:id="id752" draw:layer="layout" svg:width="14.386cm" svg:height="0.67cm" svg:x="102.299cm" svg:y="20.8cm">
          <draw:glue-point draw:id="4" svg:x="-4.401cm" svg:y="4.993cm"/>
          <draw:glue-point draw:id="5" svg:x="-3.666cm" svg:y="4.993cm"/>
          <draw:glue-point draw:id="6" svg:x="-1.741cm" svg:y="-5cm"/>
          <draw:glue-point draw:id="7" svg:x="1.611cm" svg:y="-5cm"/>
          <draw:glue-point draw:id="8" svg:x="-2.909cm" svg:y="5cm"/>
          <draw:glue-point draw:id="9" svg:x="-2.13cm" svg:y="5cm"/>
          <draw:glue-point draw:id="10" svg:x="-1.373cm" svg:y="5cm"/>
          <draw:glue-point draw:id="11" svg:x="-0.595cm" svg:y="5cm"/>
          <draw:glue-point draw:id="12" svg:x="0.746cm" svg:y="5cm"/>
          <draw:glue-point draw:id="13" svg:x="1.567cm" svg:y="5cm"/>
          <draw:glue-point draw:id="14" svg:x="2.367cm" svg:y="5cm"/>
          <draw:glue-point draw:id="15" svg:x="3.081cm" svg:y="5cm"/>
          <draw:glue-point draw:id="16" svg:x="3.687cm" svg:y="5cm"/>
          <draw:glue-point draw:id="17" svg:x="4.357cm" svg:y="5cm"/>
          <text:p text:style-name="P3">ScEditEngineDefaulter</text:p>
          <draw:enhanced-geometry svg:viewBox="0 0 21600 21600" draw:type="rectangle" draw:enhanced-path="M 0 0 L 21600 0 21600 21600 0 21600 0 0 Z N"/>
        </draw:custom-shape>
        <draw:custom-shape draw:style-name="class_20__28_external_20_module_29_" draw:text-style-name="P2" draw:id="id692" draw:layer="layout" svg:width="2.023cm" svg:height="0.565cm" svg:x="32.41cm" svg:y="53.854cm">
          <text:p text:style-name="P2">EditView</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29.872cm" svg:y1="52.99cm" svg:x2="32.41cm" svg:y2="54.136cm" draw:start-shape="id654" draw:start-glue-point="4" draw:end-shape="id692" draw:end-glue-point="3" svg:d="m29872 52990h1269v1146h1269">
          <text:p/>
        </draw:connector>
        <draw:frame draw:style-name="annotation" draw:layer="layout" svg:width="3.316cm" svg:height="2.103cm" svg:x="32.44cm" svg:y="54.591cm">
          <draw:text-box>
            <text:p text:style-name="P2"><text:span text:style-name="T2">ScViewData</text:span> has 4 instances of <text:span text:style-name="T2">EditView</text:span>, one for each of the four split panes.</text:p>
          </draw:text-box>
        </draw:frame>
        <draw:custom-shape draw:style-name="gr1" draw:text-style-name="P1" draw:id="id693" draw:layer="layout" svg:width="2.125cm" svg:height="0.613cm" svg:x="110.757cm" svg:y="49.831cm">
          <draw:glue-point draw:id="4" svg:x="-2.075cm" svg:y="-5.006cm"/>
          <draw:glue-point draw:id="5" svg:x="2.192cm" svg:y="-5.006cm"/>
          <text:p text:style-name="P3">ScDBData</text:p>
          <draw:enhanced-geometry svg:viewBox="0 0 21600 21600" draw:type="rectangle" draw:enhanced-path="M 0 0 L 21600 0 21600 21600 0 21600 0 0 Z N"/>
        </draw:custom-shape>
        <draw:custom-shape draw:style-name="gr1" draw:text-style-name="P1" draw:id="id694" draw:layer="layout" svg:width="15.11cm" svg:height="0.83cm" svg:x="110.969cm" svg:y="31.432cm">
          <draw:glue-point draw:id="4" svg:x="-4.452cm" svg:y="5cm"/>
          <draw:glue-point draw:id="5" svg:x="-3.84cm" svg:y="5cm"/>
          <draw:glue-point draw:id="6" svg:x="-3.198cm" svg:y="5cm"/>
          <draw:glue-point draw:id="7" svg:x="-2.598cm" svg:y="5cm"/>
          <draw:glue-point draw:id="8" svg:x="-2.049cm" svg:y="5cm"/>
          <draw:glue-point draw:id="9" svg:x="-1.603cm" svg:y="5cm"/>
          <draw:glue-point draw:id="10" svg:x="-1.174cm" svg:y="5cm"/>
          <draw:glue-point draw:id="11" svg:x="-0.763cm" svg:y="5cm"/>
          <draw:glue-point draw:id="12" svg:x="-0.385cm" svg:y="5cm"/>
          <draw:glue-point draw:id="13" svg:x="1.929cm" svg:y="5cm"/>
          <draw:glue-point draw:id="14" svg:x="2.944cm" svg:y="5cm"/>
          <draw:glue-point draw:id="15" svg:x="4.543cm" svg:y="5cm"/>
          <draw:glue-point draw:id="16" svg:x="3.946cm" svg:y="5cm"/>
          <draw:glue-point draw:id="17" svg:x="3.401cm" svg:y="5cm"/>
          <draw:glue-point draw:id="18" svg:x="2.405cm" svg:y="5cm"/>
          <draw:glue-point draw:id="19" svg:x="1.3cm" svg:y="5cm"/>
          <draw:glue-point draw:id="20" svg:x="0.731cm" svg:y="5cm"/>
          <text:p text:style-name="P3">ScDataObject</text:p>
          <draw:enhanced-geometry svg:viewBox="0 0 21600 21600" draw:type="rectangle" draw:enhanced-path="M 0 0 L 21600 0 21600 21600 0 21600 0 0 Z N"/>
        </draw:custom-shape>
        <draw:custom-shape draw:style-name="gr1" draw:text-style-name="P1" draw:id="id695" draw:layer="layout" svg:width="2.617cm" svg:height="0.645cm" svg:x="108.503cm" svg:y="47.71cm">
          <draw:glue-point draw:id="4" svg:x="-1.929cm" svg:y="4.992cm"/>
          <draw:glue-point draw:id="5" svg:x="2.032cm" svg:y="4.992cm"/>
          <text:p text:style-name="P3">ScRefreshTimer</text:p>
          <draw:enhanced-geometry svg:viewBox="0 0 21600 21600" draw:type="rectangle" draw:enhanced-path="M 0 0 L 21600 0 21600 21600 0 21600 0 0 Z N"/>
        </draw:custom-shape>
        <draw:connector draw:style-name="inheritance_20__28_public_29_" draw:layer="layout" svg:x1="112.284cm" svg:y1="49.831cm" svg:x2="112.722cm" svg:y2="32.262cm" draw:start-shape="id693" draw:start-glue-point="5" draw:end-shape="id694" draw:end-glue-point="5" svg:d="m112284 49831v-8785h438v-8784">
          <text:p/>
        </draw:connector>
        <draw:connector draw:style-name="inheritance_20__28_public_29_" draw:layer="layout" svg:x1="111.379cm" svg:y1="49.831cm" svg:x2="110.342cm" svg:y2="48.353cm" draw:start-shape="id693" draw:start-glue-point="4" draw:end-shape="id695" draw:end-glue-point="5" svg:d="m111379 49831v-739h-1037v-739">
          <text:p/>
        </draw:connector>
        <draw:custom-shape draw:style-name="class_20__28_external_20_module_29_" draw:id="id696" draw:layer="layout" svg:width="1.84cm" svg:height="0.591cm" svg:x="108.866cm" svg:y="46.505cm">
          <text:p text:style-name="P2">AutoTimer</text:p>
          <draw:enhanced-geometry svg:viewBox="0 0 21600 21600" draw:type="rectangle" draw:enhanced-path="M 0 0 L 21600 0 21600 21600 0 21600 0 0 Z N"/>
        </draw:custom-shape>
        <draw:connector draw:style-name="inheritance_20__28_public_29_" draw:layer="layout" svg:x1="109.811cm" svg:y1="47.71cm" svg:x2="109.786cm" svg:y2="47.096cm" draw:start-shape="id695" draw:start-glue-point="0" draw:end-shape="id696" draw:end-glue-point="2" svg:d="m109811 47710v-308h-25v-306">
          <text:p/>
        </draw:connector>
        <draw:frame draw:style-name="annotation" draw:layer="layout" svg:width="5.185cm" svg:height="1.502cm" svg:x="124.713cm" svg:y="29.52cm">
          <draw:text-box>
            <text:p text:style-name="P2"><text:span text:style-name="T2">DataObject</text:span> requies its child class to implement <text:span text:style-name="T2">Clone()</text:span><text:span text:style-name="T4"> that returns a pointer to </text:span><text:span text:style-name="T2">DataObject</text:span><text:span text:style-name="T4">.</text:span></text:p>
          </draw:text-box>
        </draw:frame>
        <draw:custom-shape draw:style-name="gr1" draw:text-style-name="P1" draw:id="id697" draw:layer="layout" svg:width="1.84cm" svg:height="0.7cm" svg:x="126.764cm" svg:y="46.187cm">
          <text:p text:style-name="P3">StrData</text:p>
          <draw:enhanced-geometry svg:viewBox="0 0 21600 21600" draw:type="rectangle" draw:enhanced-path="M 0 0 L 21600 0 21600 21600 0 21600 0 0 Z N"/>
        </draw:custom-shape>
        <draw:connector draw:style-name="inheritance_20__28_public_29_" draw:layer="layout" svg:x1="127.684cm" svg:y1="46.187cm" svg:x2="117.943cm" svg:y2="32.262cm" draw:start-shape="id697" draw:end-shape="id694" draw:end-glue-point="12" svg:d="m127684 46187v-6962h-9741v-6963">
          <text:p/>
        </draw:connector>
        <draw:custom-shape draw:style-name="gr1" draw:text-style-name="P1" draw:id="id699" draw:layer="layout" svg:width="2.307cm" svg:height="0.648cm" svg:x="122.277cm" svg:y="46.236cm">
          <text:p text:style-name="P3">StrCollection</text:p>
          <draw:enhanced-geometry svg:viewBox="0 0 21600 21600" draw:type="rectangle" draw:enhanced-path="M 0 0 L 21600 0 21600 21600 0 21600 0 0 Z N"/>
        </draw:custom-shape>
        <draw:connector draw:style-name="inheritance_20__28_public_29_" draw:layer="layout" svg:x1="107.894cm" svg:y1="36.7cm" svg:x2="111.798cm" svg:y2="32.262cm" draw:start-shape="id698" draw:start-glue-point="0" draw:end-shape="id694" draw:end-glue-point="4" svg:d="m107894 36700v-2219h3904v-2219">
          <text:p/>
        </draw:connector>
        <draw:custom-shape draw:style-name="gr1" draw:text-style-name="P1" draw:id="id663" draw:layer="layout" svg:width="3.939cm" svg:height="0.648cm" svg:x="107.671cm" svg:y="41.174cm">
          <draw:glue-point draw:id="4" svg:x="2.161cm" svg:y="5cm"/>
          <draw:glue-point draw:id="5" svg:x="-1.756cm" svg:y="5cm"/>
          <draw:glue-point draw:id="6" svg:x="-3.702cm" svg:y="5cm"/>
          <draw:glue-point draw:id="7" svg:x="3.818cm" svg:y="5cm"/>
          <text:p text:style-name="P3">ScSortedCollection</text:p>
          <draw:enhanced-geometry svg:viewBox="0 0 21600 21600" draw:type="rectangle" draw:enhanced-path="M 0 0 L 21600 0 21600 21600 0 21600 0 0 Z N"/>
        </draw:custom-shape>
        <draw:custom-shape draw:style-name="gr1" draw:text-style-name="P1" draw:id="id698" draw:layer="layout" svg:width="4.242cm" svg:height="0.648cm" svg:x="105.773cm" svg:y="36.7cm">
          <draw:glue-point draw:id="4" svg:x="-2.331cm" svg:y="5cm"/>
          <draw:glue-point draw:id="5" svg:x="2.207cm" svg:y="5cm"/>
          <draw:glue-point draw:id="6" svg:x="-4.004cm" svg:y="5cm"/>
          <draw:glue-point draw:id="7" svg:x="3.656cm" svg:y="5cm"/>
          <draw:glue-point draw:id="8" svg:x="0.723cm" svg:y="5cm"/>
          <draw:glue-point draw:id="9" svg:x="-0.987cm" svg:y="5cm"/>
          <text:p text:style-name="P3">ScCollection</text:p>
          <draw:enhanced-geometry svg:viewBox="0 0 21600 21600" draw:type="rectangle" draw:enhanced-path="M 0 0 L 21600 0 21600 21600 0 21600 0 0 Z N"/>
        </draw:custom-shape>
        <draw:connector draw:style-name="inheritance_20__28_public_29_" draw:layer="layout" svg:x1="109.64cm" svg:y1="41.174cm" svg:x2="108.83cm" svg:y2="37.348cm" draw:start-shape="id663" draw:start-glue-point="0" draw:end-shape="id698" draw:end-glue-point="5" svg:d="m109640 41174v-1913h-810v-1913">
          <text:p/>
        </draw:connector>
        <draw:connector draw:style-name="inheritance_20__28_public_29_" draw:layer="layout" svg:x1="123.43cm" svg:y1="46.236cm" svg:x2="111.143cm" svg:y2="41.822cm" draw:start-shape="id699" draw:start-glue-point="0" draw:end-shape="id663" draw:end-glue-point="7" svg:d="m123430 46236v-2207h-12287v-2207">
          <text:p/>
        </draw:connector>
        <draw:custom-shape draw:style-name="gr3" draw:id="id700" draw:layer="layout" svg:width="2.525cm" svg:height="0.787cm" svg:x="105.123cm" svg:y="49.165cm">
          <text:p text:style-name="P2">ScDBCollection</text:p>
          <draw:enhanced-geometry svg:viewBox="0 0 21600 21600" draw:type="rectangle" draw:enhanced-path="M 0 0 L 21600 0 21600 21600 0 21600 0 0 Z N"/>
        </draw:custom-shape>
        <draw:connector draw:style-name="inheritance_20__28_public_29_" draw:layer="layout" draw:line-skew="-0.75cm" svg:x1="106.385cm" svg:y1="49.165cm" svg:x2="108.949cm" svg:y2="41.822cm" draw:start-shape="id700" draw:start-glue-point="0" draw:end-shape="id663" draw:end-glue-point="5" svg:d="m106385 49165v-4422h2564v-2921">
          <text:p/>
        </draw:connector>
        <draw:connector draw:style-name="data_20_member_20__28_multiple_20_pointers_29_" draw:layer="layout" svg:x1="107.648cm" svg:y1="49.558cm" svg:x2="110.757cm" svg:y2="50.137cm" draw:start-shape="id700" draw:start-glue-point="1" draw:end-shape="id693" draw:end-glue-point="3" svg:d="m107648 49558h1554v579h1555">
          <text:p/>
        </draw:connector>
        <draw:connector draw:style-name="data_20_member_20__28_multiple_20_pointers_29_" draw:layer="layout" svg:x1="124.584cm" svg:y1="46.56cm" svg:x2="126.764cm" svg:y2="46.537cm" draw:start-shape="id699" draw:start-glue-point="1" draw:end-shape="id697" draw:end-glue-point="3" svg:d="m124584 46560h1090v-23h1090">
          <text:p/>
        </draw:connector>
        <draw:connector draw:style-name="data_20_member_20__28_pointer_29_" draw:layer="layout" svg:x1="81.729cm" svg:y1="51.994cm" svg:x2="105.123cm" svg:y2="49.558cm" draw:start-shape="id648" draw:start-glue-point="28" draw:end-shape="id700" draw:end-glue-point="3" svg:d="m81729 51994h11697v-2436h11697">
          <text:p/>
        </draw:connector>
        <draw:custom-shape draw:style-name="gr3" draw:id="id701" draw:layer="layout" svg:width="2.074cm" svg:height="0.674cm" svg:x="107.621cm" svg:y="51.439cm">
          <text:p text:style-name="P2">ScAreaLink</text:p>
          <draw:enhanced-geometry svg:viewBox="0 0 21600 21600" draw:type="rectangle" draw:enhanced-path="M 0 0 L 21600 0 21600 21600 0 21600 0 0 Z N"/>
        </draw:custom-shape>
        <draw:connector draw:style-name="inheritance_20__28_public_29_" draw:layer="layout" svg:x1="108.658cm" svg:y1="51.439cm" svg:x2="109.307cm" svg:y2="48.353cm" draw:start-shape="id701" draw:start-glue-point="0" draw:end-shape="id695" draw:end-glue-point="4" svg:d="m108658 51439v-1542h649v-1544">
          <text:p/>
        </draw:connector>
        <draw:custom-shape draw:style-name="gr5" draw:id="id702" draw:layer="layout" svg:width="2.436cm" svg:height="0.752cm" svg:x="111.354cm" svg:y="51.465cm">
          <text:p text:style-name="P2">AreaLink_Impl</text:p>
          <draw:enhanced-geometry svg:viewBox="0 0 21600 21600" draw:type="rectangle" draw:enhanced-path="M 0 0 L 21600 0 21600 21600 0 21600 0 0 Z N"/>
        </draw:custom-shape>
        <draw:connector draw:style-name="data_20_member_20__28_pointer_29_" draw:layer="layout" svg:x1="109.695cm" svg:y1="51.776cm" svg:x2="111.354cm" svg:y2="51.841cm" draw:start-shape="id701" draw:start-glue-point="1" draw:end-shape="id702" draw:end-glue-point="3" svg:d="m109695 51776h830v65h829">
          <text:p/>
        </draw:connector>
        <draw:custom-shape draw:style-name="gr1" draw:text-style-name="P1" draw:layer="layout" svg:width="3.24cm" svg:height="0.778cm" svg:x="93.574cm" svg:y="47.862cm">
          <text:p text:style-name="P3">ScProtectionAttr</text:p>
          <draw:enhanced-geometry svg:viewBox="0 0 21600 21600" draw:type="rectangle" draw:enhanced-path="M 0 0 L 21600 0 21600 21600 0 21600 0 0 Z N"/>
        </draw:custom-shape>
        <draw:custom-shape draw:style-name="gr1" draw:text-style-name="P1" draw:id="id707" draw:layer="layout" svg:width="2.54cm" svg:height="0.674cm" svg:x="104.679cm" svg:y="68.227cm">
          <text:p text:style-name="P3">ScAttrArray</text:p>
          <draw:enhanced-geometry svg:viewBox="0 0 21600 21600" draw:type="rectangle" draw:enhanced-path="M 0 0 L 21600 0 21600 21600 0 21600 0 0 Z N"/>
        </draw:custom-shape>
        <draw:custom-shape draw:style-name="gr5" draw:text-style-name="P2" draw:id="id708" draw:layer="layout" svg:width="2.074cm" svg:height="0.751cm" svg:x="108.024cm" svg:y="68.28cm">
          <text:p text:style-name="P2">ScAttrEntry</text:p>
          <draw:enhanced-geometry svg:viewBox="0 0 21600 21600" draw:mirror-horizontal="false" draw:mirror-vertical="false" draw:type="rectangle" draw:enhanced-path="M 0 0 L 21600 0 21600 21600 0 21600 0 0 Z N"/>
        </draw:custom-shape>
        <draw:custom-shape draw:style-name="gr1" draw:text-style-name="P1" draw:id="id705" draw:layer="layout" svg:width="2.177cm" svg:height="1.867cm" svg:x="111.727cm" svg:y="67.503cm">
          <draw:glue-point draw:id="4" svg:x="-5cm" svg:y="2.64cm"/>
          <draw:glue-point draw:id="5" svg:x="-5cm" svg:y="-2.635cm"/>
          <text:p text:style-name="P3">ScPatternAttr</text:p>
          <draw:enhanced-geometry svg:viewBox="0 0 21600 21600" draw:type="rectangle" draw:enhanced-path="M 0 0 L 21600 0 21600 21600 0 21600 0 0 Z N"/>
        </draw:custom-shape>
        <draw:custom-shape draw:style-name="gr5" draw:id="id704" draw:layer="layout" svg:width="1.634cm" svg:height="0.881cm" svg:x="108.047cm" svg:y="66.519cm">
          <draw:glue-point draw:id="4" svg:x="4.997cm" svg:y="-3.617cm"/>
          <text:p text:style-name="P2">CellInfo</text:p>
          <draw:enhanced-geometry svg:viewBox="0 0 21600 21600" draw:type="rectangle" draw:enhanced-path="M 0 0 L 21600 0 21600 21600 0 21600 0 0 Z N"/>
        </draw:custom-shape>
        <draw:custom-shape draw:style-name="gr5" draw:id="id703" draw:layer="layout" svg:width="2.099cm" svg:height="0.83cm" svg:x="104.471cm" svg:y="66.648cm">
          <text:p text:style-name="P2">RowInfo</text:p>
          <draw:enhanced-geometry svg:viewBox="0 0 21600 21600" draw:type="rectangle" draw:enhanced-path="M 0 0 L 21600 0 21600 21600 0 21600 0 0 Z N"/>
        </draw:custom-shape>
        <draw:connector draw:style-name="data_20_member_20__28_multiple_29_" draw:layer="layout" svg:x1="106.57cm" svg:y1="67.063cm" svg:x2="108.047cm" svg:y2="66.959cm" draw:start-shape="id703" draw:start-glue-point="1" draw:end-shape="id704" svg:d="m106570 67063h738v-104h739">
          <text:p/>
        </draw:connector>
        <draw:connector draw:style-name="data_20_member_20__28_pointer_29_" draw:layer="layout" svg:x1="109.681cm" svg:y1="66.959cm" svg:x2="111.727cm" svg:y2="67.945cm" draw:start-shape="id704" draw:start-glue-point="1" draw:end-shape="id705" draw:end-glue-point="5" svg:d="m109681 66959h1023v986h1023">
          <text:p/>
        </draw:connector>
        <draw:custom-shape draw:style-name="gr5" draw:id="id706" draw:layer="layout" svg:width="2.099cm" svg:height="0.83cm" svg:x="100.818cm" svg:y="66.623cm">
          <text:p text:style-name="P2">ScTableInfo</text:p>
          <draw:enhanced-geometry svg:viewBox="0 0 21600 21600" draw:type="rectangle" draw:enhanced-path="M 0 0 L 21600 0 21600 21600 0 21600 0 0 Z N"/>
        </draw:custom-shape>
        <draw:connector draw:style-name="data_20_member_20__28_multiple_29_" draw:layer="layout" svg:x1="102.917cm" svg:y1="67.038cm" svg:x2="104.471cm" svg:y2="67.063cm" draw:start-shape="id706" draw:start-glue-point="1" draw:end-shape="id703" draw:end-glue-point="3" svg:d="m102917 67038h776v25h778">
          <text:p/>
        </draw:connector>
        <draw:connector draw:style-name="data_20_member_20__28_multiple_20_pointers_29_" draw:layer="layout" svg:x1="107.219cm" svg:y1="68.564cm" svg:x2="108.024cm" svg:y2="68.655cm" draw:start-shape="id707" draw:start-glue-point="1" draw:end-shape="id708" draw:end-glue-point="3" svg:d="m107219 68564h403v91h402">
          <text:p/>
        </draw:connector>
        <draw:connector draw:style-name="data_20_member_20__28_pointer_29_" draw:layer="layout" svg:x1="103.384cm" svg:y1="68.577cm" svg:x2="104.679cm" svg:y2="68.564cm" draw:start-shape="id650" draw:start-glue-point="4" draw:end-shape="id707" draw:end-glue-point="3" svg:d="m103384 68577h648v-13h647">
          <text:p/>
        </draw:connector>
        <draw:connector draw:style-name="data_20_member_20__28_pointer_29_" draw:layer="layout" svg:x1="110.098cm" svg:y1="68.655cm" svg:x2="111.727cm" svg:y2="68.928cm" draw:start-shape="id708" draw:start-glue-point="1" draw:end-shape="id705" draw:end-glue-point="4" svg:d="m110098 68655h814v273h815">
          <text:p/>
        </draw:connector>
        <draw:g>
          <draw:rect draw:style-name="class" draw:text-style-name="P6" draw:id="id675" draw:layer="layout" svg:width="3.531cm" svg:height="0.821cm" svg:x="28.829cm" svg:y="25.965cm">
            <text:p text:style-name="P2"><text:span text:style-name="T3">ScViewFunctionSet</text:span></text:p>
          </draw:rect>
          <draw:custom-shape draw:style-name="class_20__28_external_20_module_29_" draw:id="id709" draw:layer="layout" svg:width="2.307cm" svg:height="0.674cm" svg:x="29.525cm" svg:y="24.788cm">
            <text:p text:style-name="P2">FunctionSet</text:p>
            <draw:enhanced-geometry svg:viewBox="0 0 21600 21600" draw:type="rectangle" draw:enhanced-path="M 0 0 L 21600 0 21600 21600 0 21600 0 0 Z N"/>
          </draw:custom-shape>
          <draw:connector draw:style-name="inheritance_20__28_public_29_" draw:layer="layout" svg:x1="30.594cm" svg:y1="25.965cm" svg:x2="30.678cm" svg:y2="25.462cm" draw:start-shape="id675" draw:start-glue-point="0" draw:end-shape="id709" draw:end-glue-point="2" svg:d="m30594 25965v-251h84v-252">
            <text:p/>
          </draw:connector>
        </draw:g>
        <draw:rect draw:style-name="class" draw:text-style-name="P6" draw:id="id710" draw:layer="layout" svg:width="3.524cm" svg:height="0.687cm" svg:x="107.605cm" svg:y="44.633cm">
          <text:p text:style-name="P2"><text:span text:style-name="T3">ScTypedStrCollection</text:span></text:p>
        </draw:rect>
        <draw:connector draw:style-name="inheritance_20__28_public_29_" draw:layer="layout" svg:x1="109.367cm" svg:y1="44.633cm" svg:x2="109.64cm" svg:y2="41.822cm" draw:start-shape="id710" draw:start-glue-point="0" draw:end-shape="id663" draw:end-glue-point="2" svg:d="m109367 44633v-1405h273v-1406">
          <text:p/>
        </draw:connector>
        <draw:custom-shape draw:style-name="gr3" draw:id="id711" draw:layer="layout" svg:width="2.929cm" svg:height="0.752cm" svg:x="144.717cm" svg:y="28.297cm">
          <text:p text:style-name="P2">ScValidationData</text:p>
          <draw:enhanced-geometry svg:viewBox="0 0 21600 21600" draw:type="rectangle" draw:enhanced-path="M 0 0 L 21600 0 21600 21600 0 21600 0 0 Z N"/>
        </draw:custom-shape>
        <draw:custom-shape draw:style-name="gr1" draw:text-style-name="P1" draw:id="id712" draw:layer="layout" svg:width="3.111cm" svg:height="0.933cm" svg:x="146.817cm" svg:y="25.836cm">
          <draw:glue-point draw:id="4" svg:x="-1.999cm" svg:y="4.994cm"/>
          <draw:glue-point draw:id="5" svg:x="2.082cm" svg:y="4.994cm"/>
          <text:p text:style-name="P3">ScConditionEntry</text:p>
          <draw:enhanced-geometry svg:viewBox="0 0 21600 21600" draw:type="rectangle" draw:enhanced-path="M 0 0 L 21600 0 21600 21600 0 21600 0 0 Z N"/>
        </draw:custom-shape>
        <draw:custom-shape draw:style-name="gr1" draw:text-style-name="P1" draw:id="id713" draw:layer="layout" svg:width="3.342cm" svg:height="0.75cm" svg:x="148.71cm" svg:y="28.273cm">
          <text:p text:style-name="P3">ScCondFormatEntry</text:p>
          <draw:enhanced-geometry svg:viewBox="0 0 21600 21600" draw:type="rectangle" draw:enhanced-path="M 0 0 L 21600 0 21600 21600 0 21600 0 0 Z N"/>
        </draw:custom-shape>
        <draw:connector draw:style-name="inheritance_20__28_public_29_" draw:layer="layout" svg:x1="146.181cm" svg:y1="28.297cm" svg:x2="147.751cm" svg:y2="26.767cm" draw:start-shape="id711" draw:start-glue-point="0" draw:end-shape="id712" draw:end-glue-point="4" svg:d="m146181 28297v-764h1570v-766">
          <text:p/>
        </draw:connector>
        <draw:connector draw:style-name="inheritance_20__28_public_29_" draw:layer="layout" svg:x1="150.381cm" svg:y1="28.273cm" svg:x2="149.019cm" svg:y2="26.767cm" draw:start-shape="id713" draw:start-glue-point="0" draw:end-shape="id712" draw:end-glue-point="5" svg:d="m150381 28273v-752h-1362v-754">
          <text:p/>
        </draw:connector>
        <draw:custom-shape draw:style-name="gr3" draw:layer="layout" svg:width="3.394cm" svg:height="0.752cm" svg:x="144.278cm" svg:y="30.682cm">
          <text:p text:style-name="P2">ScValidationDataList</text:p>
          <draw:enhanced-geometry svg:viewBox="0 0 21600 21600" draw:type="rectangle" draw:enhanced-path="M 0 0 L 21600 0 21600 21600 0 21600 0 0 Z N"/>
        </draw:custom-shape>
        <draw:frame draw:style-name="annotation" draw:layer="layout" svg:width="7.36cm" svg:height="2.129cm" svg:x="94.962cm" svg:y="77.32cm">
          <draw:text-box>
            <text:p text:style-name="P2"><text:span text:style-name="T2">ScTable</text:span> holds row flags in an instance of <text:span text:style-name="T2">ScBitMaskCompressedArray</text:span><text:span text:style-name="T4">, and row heights in </text:span><text:span text:style-name="T2">ScSummableCompressedArray</text:span><text:span text:style-name="T4">. <text:s/>These two classes are in fact constructed only in </text:span><text:span text:style-name="T2">ScTable</text:span><text:span text:style-name="T4"> class.</text:span></text:p>
          </draw:text-box>
        </draw:frame>
        <draw:custom-shape draw:style-name="gr3" draw:id="id629" draw:layer="layout" svg:width="4.458cm" svg:height="0.618cm" svg:x="95.536cm" svg:y="75.849cm">
          <text:p text:style-name="P2">ScBitMaskCompressedArray</text:p>
          <draw:enhanced-geometry svg:viewBox="0 0 21600 21600" draw:type="rectangle" draw:enhanced-path="M 0 0 L 21600 0 21600 21600 0 21600 0 0 Z N"/>
        </draw:custom-shape>
        <draw:custom-shape draw:style-name="gr3" draw:id="id714" draw:layer="layout" svg:width="4.796cm" svg:height="0.619cm" svg:x="96.027cm" svg:y="74.249cm">
          <text:p text:style-name="P2">ScSummableCompressedArray</text:p>
          <draw:enhanced-geometry svg:viewBox="0 0 21600 21600" draw:type="rectangle" draw:enhanced-path="M 0 0 L 21600 0 21600 21600 0 21600 0 0 Z N"/>
        </draw:custom-shape>
        <draw:connector draw:style-name="gr26" draw:layer="layout" draw:line-skew="-1.544cm" svg:x1="90.853cm" svg:y1="63.265cm" svg:x2="95.536cm" svg:y2="76.158cm" draw:start-shape="id649" draw:start-glue-point="6" draw:end-shape="id629" draw:end-glue-point="3" svg:d="m90853 63265h798v12893h3885">
          <text:p>pRowFlags</text:p>
        </draw:connector>
        <draw:connector draw:style-name="data_20_member_20__28_pointer_29_" draw:layer="layout" svg:x1="90.853cm" svg:y1="62.802cm" svg:x2="96.027cm" svg:y2="74.558cm" draw:start-shape="id649" draw:start-glue-point="5" draw:end-shape="id714" draw:end-glue-point="3" svg:d="m90853 62802h2587v11756h2587">
          <text:p>pRowHeight</text:p>
        </draw:connector>
        <draw:custom-shape draw:style-name="gr3" draw:id="id630" draw:layer="layout" svg:width="3.292cm" svg:height="0.615cm" svg:x="95.91cm" svg:y="71.482cm">
          <draw:glue-point draw:id="4" svg:x="-2.007cm" svg:y="5cm"/>
          <draw:glue-point draw:id="5" svg:x="1.928cm" svg:y="5cm"/>
          <text:p text:style-name="P2">ScCompressedArray</text:p>
          <draw:enhanced-geometry svg:viewBox="0 0 21600 21600" draw:type="rectangle" draw:enhanced-path="M 0 0 L 21600 0 21600 21600 0 21600 0 0 Z N"/>
        </draw:custom-shape>
        <draw:connector draw:style-name="inheritance_20__28_public_29_" draw:layer="layout" svg:x1="98.425cm" svg:y1="74.249cm" svg:x2="98.19cm" svg:y2="72.096cm" draw:start-shape="id714" draw:start-glue-point="0" draw:end-shape="id630" draw:end-glue-point="5" svg:d="m98425 74249v-1077h-235v-1076">
          <text:p/>
        </draw:connector>
        <draw:custom-shape draw:style-name="gr1" draw:text-style-name="P1" draw:id="id715" draw:layer="layout" svg:width="3.653cm" svg:height="0.571cm" svg:x="93.531cm" svg:y="42.042cm">
          <text:p text:style-name="P3">ScBroadcastAreaSlot</text:p>
          <draw:enhanced-geometry svg:viewBox="0 0 21600 21600" draw:type="rectangle" draw:enhanced-path="M 0 0 L 21600 0 21600 21600 0 21600 0 0 Z N"/>
        </draw:custom-shape>
        <draw:connector draw:style-name="data_20_member_20__28_multiple_20_pointers_29_" draw:layer="layout" svg:x1="91.754cm" svg:y1="42.481cm" svg:x2="93.531cm" svg:y2="42.327cm" draw:start-shape="id679" draw:start-glue-point="1" draw:end-shape="id715" draw:end-glue-point="3" svg:d="m91754 42481h888v-154h889">
          <text:p/>
        </draw:connector>
        <draw:custom-shape draw:style-name="gr3" draw:layer="layout" svg:width="2.774cm" svg:height="0.659cm" svg:x="93.707cm" svg:y="37.716cm">
          <text:p text:style-name="P2">ScBulkBroadcast</text:p>
          <draw:enhanced-geometry svg:viewBox="0 0 21600 21600" draw:type="rectangle" draw:enhanced-path="M 0 0 L 21600 0 21600 21600 0 21600 0 0 Z N"/>
        </draw:custom-shape>
        <draw:custom-shape draw:style-name="gr3" draw:layer="layout" svg:width="3.524cm" svg:height="0.66cm" svg:x="94.339cm" svg:y="38.9cm">
          <text:p text:style-name="P2">ScBroadcastAreasBulk</text:p>
          <draw:enhanced-geometry svg:viewBox="0 0 21600 21600" draw:type="rectangle" draw:enhanced-path="M 0 0 L 21600 0 21600 21600 0 21600 0 0 Z N"/>
        </draw:custom-shape>
        <draw:custom-shape draw:style-name="class_20__28_external_20_module_29_" draw:layer="layout" svg:width="2.569cm" svg:height="0.636cm" svg:x="133.613cm" svg:y="25.053cm">
          <text:p text:style-name="P2">SvtBroadcaster</text:p>
          <draw:enhanced-geometry svg:viewBox="0 0 21600 21600" draw:type="rectangle" draw:enhanced-path="M 0 0 L 21600 0 21600 21600 0 21600 0 0 Z N"/>
        </draw:custom-shape>
        <draw:custom-shape draw:style-name="gr3" draw:layer="layout" svg:width="2.796cm" svg:height="0.682cm" svg:x="94.132cm" svg:y="40.028cm">
          <text:p text:style-name="P2">ScBroadcastArea</text:p>
          <draw:enhanced-geometry svg:viewBox="0 0 21600 21600" draw:type="rectangle" draw:enhanced-path="M 0 0 L 21600 0 21600 21600 0 21600 0 0 Z N"/>
        </draw:custom-shape>
        <draw:custom-shape draw:style-name="gr3" draw:id="id716" draw:layer="layout" svg:width="1.523cm" svg:height="0.683cm" svg:x="135.305cm" svg:y="23.823cm">
          <text:p text:style-name="P2">ScHint</text:p>
          <draw:enhanced-geometry svg:viewBox="0 0 21600 21600" draw:type="rectangle" draw:enhanced-path="M 0 0 L 21600 0 21600 21600 0 21600 0 0 Z N"/>
        </draw:custom-shape>
        <draw:custom-shape draw:style-name="class_20__28_external_20_module_29_" draw:id="id717" draw:layer="layout" svg:width="2.569cm" svg:height="0.636cm" svg:x="134.712cm" svg:y="22.705cm">
          <text:p text:style-name="P2">SfxSimpleHint</text:p>
          <draw:enhanced-geometry svg:viewBox="0 0 21600 21600" draw:type="rectangle" draw:enhanced-path="M 0 0 L 21600 0 21600 21600 0 21600 0 0 Z N"/>
        </draw:custom-shape>
        <draw:connector draw:style-name="inheritance_20__28_public_29_" draw:layer="layout" svg:x1="136.066cm" svg:y1="23.823cm" svg:x2="135.996cm" svg:y2="23.341cm" draw:start-shape="id716" draw:start-glue-point="0" draw:end-shape="id717" draw:end-glue-point="2" svg:d="m136066 23823v-241h-70v-241">
          <text:p/>
        </draw:connector>
        <draw:custom-shape draw:style-name="class_20__28_external_20_module_29_" draw:id="id718" draw:layer="layout" svg:width="1.726cm" svg:height="0.636cm" svg:x="135.164cm" svg:y="21.665cm">
          <text:p text:style-name="P2">SfxHint</text:p>
          <draw:enhanced-geometry svg:viewBox="0 0 21600 21600" draw:type="rectangle" draw:enhanced-path="M 0 0 L 21600 0 21600 21600 0 21600 0 0 Z N"/>
        </draw:custom-shape>
        <draw:connector draw:style-name="inheritance_20__28_public_29_" draw:layer="layout" svg:x1="135.996cm" svg:y1="22.705cm" svg:x2="136.027cm" svg:y2="22.301cm" draw:start-shape="id717" draw:start-glue-point="0" draw:end-shape="id718" draw:end-glue-point="2" svg:d="m135996 22705v-202h31v-202">
          <text:p/>
        </draw:connector>
        <draw:custom-shape draw:style-name="class_20__28_external_20_module_29_" draw:id="id719" draw:layer="layout" svg:width="2.202cm" svg:height="0.523cm" svg:x="109.609cm" svg:y="83.788cm">
          <text:p text:style-name="P2">SvtListener</text:p>
          <draw:enhanced-geometry svg:viewBox="0 0 21600 21600" draw:type="rectangle" draw:enhanced-path="M 0 0 L 21600 0 21600 21600 0 21600 0 0 Z N"/>
        </draw:custom-shape>
        <draw:connector draw:style-name="inheritance_20__28_public_29_" draw:layer="layout" svg:x1="109.468cm" svg:y1="85.252cm" svg:x2="110.71cm" svg:y2="84.311cm" draw:start-shape="id633" draw:start-glue-point="7" draw:end-shape="id719" draw:end-glue-point="2" svg:d="m109468 85252v-471h1242v-470">
          <text:p/>
        </draw:connector>
        <draw:custom-shape draw:style-name="gr3" draw:id="id720" draw:layer="layout" svg:width="2.561cm" svg:height="0.623cm" svg:x="96.645cm" svg:y="43.706cm">
          <text:p text:style-name="P2">ScDPCollection</text:p>
          <draw:enhanced-geometry svg:viewBox="0 0 21600 21600" draw:type="rectangle" draw:enhanced-path="M 0 0 L 21600 0 21600 21600 0 21600 0 0 Z N"/>
        </draw:custom-shape>
        <draw:connector draw:style-name="inheritance_20__28_public_29_" draw:layer="layout" svg:x1="97.925cm" svg:y1="43.706cm" svg:x2="108.2cm" svg:y2="37.348cm" draw:start-shape="id720" draw:start-glue-point="0" draw:end-shape="id698" draw:end-glue-point="8" svg:d="m97925 43706v-3179h10275v-3179">
          <text:p/>
        </draw:connector>
        <draw:custom-shape draw:style-name="gr3" draw:id="id721" draw:layer="layout" svg:width="1.478cm" svg:height="0.623cm" svg:x="128.729cm" svg:y="38.143cm">
          <text:p text:style-name="P2">ScPivot</text:p>
          <draw:enhanced-geometry svg:viewBox="0 0 21600 21600" draw:type="rectangle" draw:enhanced-path="M 0 0 L 21600 0 21600 21600 0 21600 0 0 Z N"/>
        </draw:custom-shape>
        <draw:connector draw:style-name="inheritance_20__28_public_29_" draw:layer="layout" svg:x1="129.468cm" svg:y1="38.143cm" svg:x2="124.486cm" svg:y2="32.262cm" draw:start-shape="id721" draw:start-glue-point="0" draw:end-shape="id694" draw:end-glue-point="16" svg:d="m129468 38143v-2941h-4982v-2940">
          <text:p/>
        </draw:connector>
        <draw:connector draw:style-name="data_20_member_20__28_pointer_29_" draw:layer="layout" svg:x1="81.729cm" svg:y1="47.233cm" svg:x2="96.645cm" svg:y2="44.017cm" draw:start-shape="id648" draw:start-glue-point="1" draw:end-shape="id720" draw:end-glue-point="3" svg:d="m81729 47233h7458v-3216h7458">
          <text:p/>
        </draw:connector>
        <draw:custom-shape draw:style-name="gr1" draw:text-style-name="P1" draw:id="id722" draw:layer="layout" svg:width="2.514cm" svg:height="0.7cm" svg:x="113.359cm" svg:y="45.22cm">
          <text:p text:style-name="P3">TypedStrData</text:p>
          <draw:enhanced-geometry svg:viewBox="0 0 21600 21600" draw:type="rectangle" draw:enhanced-path="M 0 0 L 21600 0 21600 21600 0 21600 0 0 Z N"/>
        </draw:custom-shape>
        <draw:connector draw:style-name="inheritance_20__28_public_29_" draw:layer="layout" svg:x1="114.616cm" svg:y1="45.22cm" svg:x2="113.692cm" svg:y2="32.262cm" draw:start-shape="id722" draw:start-glue-point="0" draw:end-shape="id694" draw:end-glue-point="6" svg:d="m114616 45220v-6479h-924v-6479">
          <text:p/>
        </draw:connector>
        <draw:connector draw:style-name="data_20_member_20__28_multiple_20_pointers_29_" draw:layer="layout" svg:x1="111.129cm" svg:y1="44.976cm" svg:x2="113.359cm" svg:y2="45.57cm" draw:start-shape="id710" draw:start-glue-point="1" draw:end-shape="id722" draw:end-glue-point="3" svg:d="m111129 44976h1115v594h1115">
          <text:p/>
        </draw:connector>
        <draw:custom-shape draw:style-name="gr3" draw:id="id723" draw:layer="layout" svg:width="2.861cm" svg:height="0.673cm" svg:x="90.286cm" svg:y="15.984cm">
          <text:p text:style-name="P2">ScDocumentPool</text:p>
          <draw:enhanced-geometry svg:viewBox="0 0 21600 21600" draw:type="rectangle" draw:enhanced-path="M 0 0 L 21600 0 21600 21600 0 21600 0 0 Z N"/>
        </draw:custom-shape>
        <draw:custom-shape draw:style-name="class_20__28_external_20_module_29_" draw:id="id724" draw:layer="layout" svg:width="2.188cm" svg:height="0.673cm" svg:x="90.671cm" svg:y="13.748cm">
          <text:p text:style-name="P2">SfxItemPool</text:p>
          <draw:enhanced-geometry svg:viewBox="0 0 21600 21600" draw:type="rectangle" draw:enhanced-path="M 0 0 L 21600 0 21600 21600 0 21600 0 0 Z N"/>
        </draw:custom-shape>
        <draw:connector draw:style-name="inheritance_20__28_public_29_" draw:layer="layout" svg:x1="91.716cm" svg:y1="15.984cm" svg:x2="91.765cm" svg:y2="14.421cm" draw:start-shape="id723" draw:start-glue-point="0" draw:end-shape="id724" draw:end-glue-point="2" svg:d="m91716 15984v-782h49v-781">
          <text:p/>
        </draw:connector>
        <draw:connector draw:style-name="data_20_member_20__28_pointer_29_" draw:text-style-name="P2" draw:layer="layout" svg:x1="88.508cm" svg:y1="19.682cm" svg:x2="90.286cm" svg:y2="16.32cm" draw:start-shape="id678" draw:start-glue-point="4" draw:end-shape="id723" draw:end-glue-point="3" svg:d="m88508 19682h889v-3362h889">
          <text:p text:style-name="P2">GetDocPool()</text:p>
        </draw:connector>
        <draw:connector draw:style-name="gr27" draw:text-style-name="P1" draw:layer="layout" svg:x1="41.544cm" svg:y1="52.78cm" svg:x2="76.183cm" svg:y2="58.927cm" draw:start-shape="id658" draw:start-glue-point="10" draw:end-shape="id648" draw:end-glue-point="27" svg:d="m41544 52780h17320v6147h17319">
          <text:p/>
        </draw:connector>
        <draw:custom-shape draw:style-name="gr1" draw:text-style-name="P1" draw:layer="layout" svg:width="2.593cm" svg:height="0.847cm" svg:x="35.849cm" svg:y="62.826cm">
          <text:p text:style-name="P3">ScDBDocFunc</text:p>
          <draw:enhanced-geometry svg:viewBox="0 0 21600 21600" draw:type="rectangle" draw:enhanced-path="M 0 0 L 21600 0 21600 21600 0 21600 0 0 Z N"/>
        </draw:custom-shape>
        <draw:custom-shape draw:style-name="gr5" draw:id="id725" draw:layer="layout" svg:width="4.016cm" svg:height="0.677cm" svg:x="125.511cm" svg:y="92.413cm">
          <draw:glue-point draw:id="4" svg:x="-3.481cm" svg:y="4.992cm"/>
          <draw:glue-point draw:id="5" svg:x="-1.738cm" svg:y="4.992cm"/>
          <draw:glue-point draw:id="6" svg:x="1.75cm" svg:y="4.992cm"/>
          <draw:glue-point draw:id="7" svg:x="3.553cm" svg:y="4.992cm"/>
          <text:p text:style-name="P2">ScCompiler::Convention</text:p>
          <draw:enhanced-geometry svg:viewBox="0 0 21600 21600" draw:type="rectangle" draw:enhanced-path="M 0 0 L 21600 0 21600 21600 0 21600 0 0 Z N"/>
        </draw:custom-shape>
        <draw:connector draw:style-name="data_20_member_20__28_multiple_20_pointers_29_" draw:text-style-name="P2" draw:layer="layout" svg:x1="115.508cm" svg:y1="91.087cm" svg:x2="125.511cm" svg:y2="92.751cm" draw:start-shape="id635" draw:start-glue-point="7" draw:end-shape="id725" draw:end-glue-point="3" svg:d="m115508 91087h5002v1664h5001">
          <text:p text:style-name="P2">pConventions</text:p>
        </draw:connector>
        <draw:custom-shape draw:style-name="gr3" draw:id="id726" draw:layer="layout" svg:width="4.016cm" svg:height="0.677cm" svg:x="120.325cm" svg:y="94.007cm">
          <text:p text:style-name="P2">ScCompiler::OpCodeMap</text:p>
          <draw:enhanced-geometry svg:viewBox="0 0 21600 21600" draw:type="rectangle" draw:enhanced-path="M 0 0 L 21600 0 21600 21600 0 21600 0 0 Z N"/>
        </draw:custom-shape>
        <draw:connector draw:style-name="data_20_member_20__28_multiple_20_pointers_29_" draw:layer="layout" svg:x1="115.508cm" svg:y1="91.414cm" svg:x2="120.325cm" svg:y2="94.345cm" draw:start-shape="id635" draw:start-glue-point="8" draw:end-shape="id726" draw:end-glue-point="3" svg:d="m115508 91414h2409v2931h2408">
          <text:p/>
        </draw:connector>
        <draw:custom-shape draw:style-name="gr5" draw:id="id727" draw:layer="layout" svg:width="2.685cm" svg:height="0.653cm" svg:x="124.626cm" svg:y="94.513cm">
          <draw:glue-point draw:id="4" svg:x="-2.301cm" svg:y="4.992cm"/>
          <draw:glue-point draw:id="5" svg:x="2.394cm" svg:y="4.992cm"/>
          <text:p text:style-name="P2">Convention_A1</text:p>
          <draw:enhanced-geometry svg:viewBox="0 0 21600 21600" draw:type="rectangle" draw:enhanced-path="M 0 0 L 21600 0 21600 21600 0 21600 0 0 Z N"/>
        </draw:custom-shape>
        <draw:connector draw:style-name="inheritance_20__28_public_29_" draw:layer="layout" svg:x1="125.968cm" svg:y1="94.513cm" svg:x2="126.122cm" svg:y2="93.088cm" draw:start-shape="id727" draw:start-glue-point="0" draw:end-shape="id725" draw:end-glue-point="4" svg:d="m125968 94513v-712h154v-713">
          <text:p/>
        </draw:connector>
        <draw:custom-shape draw:style-name="gr5" draw:id="id728" draw:layer="layout" svg:width="3.152cm" svg:height="0.653cm" svg:x="122.712cm" svg:y="96.172cm">
          <text:p text:style-name="P2">ConventionOOO_A1</text:p>
          <draw:enhanced-geometry svg:viewBox="0 0 21600 21600" draw:type="rectangle" draw:enhanced-path="M 0 0 L 21600 0 21600 21600 0 21600 0 0 Z N"/>
        </draw:custom-shape>
        <draw:custom-shape draw:style-name="gr5" draw:id="id729" draw:layer="layout" svg:width="2.871cm" svg:height="0.653cm" svg:x="126.496cm" svg:y="96.171cm">
          <draw:glue-point draw:id="4" svg:x="2.072cm" svg:y="-5.007cm"/>
          <draw:glue-point draw:id="5" svg:x="-2.239cm" svg:y="-5.007cm"/>
          <text:p text:style-name="P2">ConventionXL_A1</text:p>
          <draw:enhanced-geometry svg:viewBox="0 0 21600 21600" draw:type="rectangle" draw:enhanced-path="M 0 0 L 21600 0 21600 21600 0 21600 0 0 Z N"/>
        </draw:custom-shape>
        <draw:connector draw:style-name="inheritance_20__28_public_29_" draw:layer="layout" svg:x1="124.288cm" svg:y1="96.172cm" svg:x2="125.351cm" svg:y2="95.164cm" draw:start-shape="id728" draw:start-glue-point="0" draw:end-shape="id727" draw:end-glue-point="4" svg:d="m124288 96172v-504h1063v-504">
          <text:p/>
        </draw:connector>
        <draw:connector draw:style-name="inheritance_20__28_public_29_" draw:layer="layout" svg:x1="127.289cm" svg:y1="96.171cm" svg:x2="126.61cm" svg:y2="95.164cm" draw:start-shape="id729" draw:start-glue-point="5" draw:end-shape="id727" draw:end-glue-point="5" svg:d="m127289 96171v-503h-679v-504">
          <text:p/>
        </draw:connector>
        <draw:custom-shape draw:style-name="gr5" draw:id="id730" draw:layer="layout" svg:width="3.97cm" svg:height="0.653cm" svg:x="122.267cm" svg:y="97.645cm">
          <text:p text:style-name="P2">ConventionOOO_A1_ODF</text:p>
          <draw:enhanced-geometry svg:viewBox="0 0 21600 21600" draw:type="rectangle" draw:enhanced-path="M 0 0 L 21600 0 21600 21600 0 21600 0 0 Z N"/>
        </draw:custom-shape>
        <draw:custom-shape draw:style-name="gr5" draw:id="id731" draw:layer="layout" svg:width="2.474cm" svg:height="0.653cm" svg:x="128.528cm" svg:y="94.542cm">
          <draw:glue-point draw:id="4" svg:x="-3.399cm" svg:y="4.992cm"/>
          <draw:glue-point draw:id="5" svg:x="-1.418cm" svg:y="4.992cm"/>
          <draw:glue-point draw:id="6" svg:x="1.507cm" svg:y="4.992cm"/>
          <draw:glue-point draw:id="7" svg:x="3.298cm" svg:y="4.992cm"/>
          <text:p text:style-name="P2">ConventionXL</text:p>
          <draw:enhanced-geometry svg:viewBox="0 0 21600 21600" draw:type="rectangle" draw:enhanced-path="M 0 0 L 21600 0 21600 21600 0 21600 0 0 Z N"/>
        </draw:custom-shape>
        <draw:custom-shape draw:style-name="gr5" draw:id="id732" draw:layer="layout" svg:width="3.222cm" svg:height="0.653cm" svg:x="129.975cm" svg:y="96.174cm">
          <draw:glue-point draw:id="4" svg:x="-2.104cm" svg:y="-5.007cm"/>
          <draw:glue-point draw:id="5" svg:x="2.532cm" svg:y="-5.007cm"/>
          <text:p text:style-name="P2">ConventionXL_R1C1</text:p>
          <draw:enhanced-geometry svg:viewBox="0 0 21600 21600" draw:type="rectangle" draw:enhanced-path="M 0 0 L 21600 0 21600 21600 0 21600 0 0 Z N"/>
        </draw:custom-shape>
        <draw:connector draw:style-name="inheritance_20__28_public_29_" draw:layer="layout" svg:x1="124.252cm" svg:y1="97.645cm" svg:x2="124.288cm" svg:y2="96.825cm" draw:start-shape="id730" draw:start-glue-point="0" draw:end-shape="id728" draw:end-glue-point="2" svg:d="m124252 97645v-411h36v-409">
          <text:p/>
        </draw:connector>
        <draw:connector draw:style-name="inheritance_20__28_public_29_" draw:layer="layout" svg:x1="128.525cm" svg:y1="96.171cm" svg:x2="128.925cm" svg:y2="95.193cm" draw:start-shape="id729" draw:start-glue-point="4" draw:end-shape="id731" draw:end-glue-point="4" svg:d="m128525 96171v-489h400v-489">
          <text:p/>
        </draw:connector>
        <draw:connector draw:style-name="inheritance_20__28_public_29_" draw:layer="layout" svg:x1="130.909cm" svg:y1="96.174cm" svg:x2="130.58cm" svg:y2="95.193cm" draw:start-shape="id732" draw:start-glue-point="4" draw:end-shape="id731" draw:end-glue-point="7" svg:d="m130909 96174v-490h-329v-491">
          <text:p/>
        </draw:connector>
        <draw:connector draw:style-name="inheritance_20__28_public_29_" draw:layer="layout" draw:line-skew="-0.629cm" svg:x1="132.401cm" svg:y1="96.174cm" svg:x2="128.945cm" svg:y2="93.088cm" draw:start-shape="id732" draw:start-glue-point="5" draw:end-shape="id725" draw:end-glue-point="7" svg:d="m132401 96174v-2172h-3456v-914">
          <text:p/>
        </draw:connector>
        <draw:custom-shape draw:style-name="gr1" draw:text-style-name="P1" draw:id="id733" draw:layer="layout" svg:width="2.522cm" svg:height="0.77cm" svg:x="114.327cm" svg:y="96.631cm">
          <text:p text:style-name="P3">ScOpCodeList</text:p>
          <draw:enhanced-geometry svg:viewBox="0 0 21600 21600" draw:type="rectangle" draw:enhanced-path="M 0 0 L 21600 0 21600 21600 0 21600 0 0 Z N"/>
        </draw:custom-shape>
        <draw:custom-shape draw:style-name="class_20__28_external_20_module_29_" draw:id="id734" draw:layer="layout" svg:width="1.892cm" svg:height="0.77cm" svg:x="115.416cm" svg:y="95.004cm">
          <text:p text:style-name="P2">Resource</text:p>
          <draw:enhanced-geometry svg:viewBox="0 0 21600 21600" draw:type="rectangle" draw:enhanced-path="M 0 0 L 21600 0 21600 21600 0 21600 0 0 Z N"/>
        </draw:custom-shape>
        <draw:connector draw:style-name="inheritance_20__28_public_29_" draw:layer="layout" svg:x1="115.588cm" svg:y1="96.631cm" svg:x2="116.362cm" svg:y2="95.774cm" draw:start-shape="id733" draw:start-glue-point="0" draw:end-shape="id734" draw:end-glue-point="2" svg:d="m115588 96631v-428h774v-429">
          <text:p/>
        </draw:connector>
        <draw:frame draw:style-name="annotation" draw:layer="layout" svg:width="6.713cm" svg:height="2.043cm" svg:x="114.073cm" svg:y="97.743cm">
          <draw:text-box>
            <text:p text:style-name="P2"><text:span text:style-name="T1">ScOpCodeList</text:span> queries the localized function name strings to build the string-to-token maps represented by <text:span text:style-name="T1">ScCompiler::OpCodeMap</text:span>. <text:s/><text:span text:style-name="T1">ScCompiler</text:span> uses <text:span text:style-name="T1">ScOpCodeList</text:span> locally to build the <text:span text:style-name="T1">OpCodeMap</text:span> instances.</text:p>
          </draw:text-box>
        </draw:frame>
        <draw:custom-shape draw:style-name="gr5" draw:layer="layout" svg:width="2.463cm" svg:height="0.674cm" svg:x="129.942cm" svg:y="99.189cm">
          <text:p text:style-name="P2">ComplRefData</text:p>
          <draw:enhanced-geometry svg:viewBox="0 0 21600 21600" draw:type="rectangle" draw:enhanced-path="M 0 0 L 21600 0 21600 21600 0 21600 0 0 Z N"/>
        </draw:custom-shape>
        <draw:custom-shape draw:style-name="gr1" draw:text-style-name="P1" draw:layer="layout" svg:width="1.684cm" svg:height="0.829cm" svg:x="35.621cm" svg:y="77.331cm">
          <text:p text:style-name="P3">ScDll</text:p>
          <draw:enhanced-geometry svg:viewBox="0 0 21600 21600" draw:type="rectangle" draw:enhanced-path="M 0 0 L 21600 0 21600 21600 0 21600 0 0 Z N"/>
        </draw:custom-shape>
        <draw:custom-shape draw:style-name="gr1" draw:text-style-name="P1" draw:id="id735" draw:layer="layout" svg:width="1.944cm" svg:height="9.925cm" svg:x="28.259cm" svg:y="78.214cm">
          <draw:glue-point draw:id="4" svg:x="5cm" svg:y="-4.609cm"/>
          <draw:glue-point draw:id="5" svg:x="5cm" svg:y="-3.878cm"/>
          <text:p text:style-name="P3">ScGlobal</text:p>
          <draw:enhanced-geometry svg:viewBox="0 0 21600 21600" draw:type="rectangle" draw:enhanced-path="M 0 0 L 21600 0 21600 21600 0 21600 0 0 Z N"/>
        </draw:custom-shape>
        <draw:custom-shape draw:style-name="gr1" draw:text-style-name="P1" draw:id="id736" draw:layer="layout" svg:width="2.463cm" svg:height="0.674cm" svg:x="31.602cm" svg:y="77.9cm">
          <text:p text:style-name="P3">ScFunctionMgr</text:p>
          <draw:enhanced-geometry svg:viewBox="0 0 21600 21600" draw:type="rectangle" draw:enhanced-path="M 0 0 L 21600 0 21600 21600 0 21600 0 0 Z N"/>
        </draw:custom-shape>
        <draw:connector draw:style-name="data_20_member_20__28_pointer_29_" draw:layer="layout" svg:x1="30.203cm" svg:y1="78.602cm" svg:x2="31.602cm" svg:y2="78.237cm" draw:start-shape="id735" draw:start-glue-point="4" draw:end-shape="id736" draw:end-glue-point="3" svg:d="m30203 78602h699v-365h700">
          <text:p/>
        </draw:connector>
        <draw:custom-shape draw:style-name="gr1" draw:text-style-name="P1" draw:id="id737" draw:layer="layout" svg:width="2.642cm" svg:height="0.932cm" svg:x="32.357cm" svg:y="79.768cm">
          <draw:glue-point draw:id="4" svg:x="-5cm" svg:y="2.5cm"/>
          <draw:glue-point draw:id="5" svg:x="-5cm" svg:y="-2.5cm"/>
          <text:p text:style-name="P3">ScFunctionList</text:p>
          <draw:enhanced-geometry svg:viewBox="0 0 21600 21600" draw:type="rectangle" draw:enhanced-path="M 0 0 L 21600 0 21600 21600 0 21600 0 0 Z N"/>
        </draw:custom-shape>
        <draw:connector draw:style-name="data_20_member_20__28_pointer_29_" draw:layer="layout" svg:x1="30.203cm" svg:y1="79.328cm" svg:x2="32.357cm" svg:y2="80.467cm" draw:start-shape="id735" draw:start-glue-point="5" draw:end-shape="id737" draw:end-glue-point="4" svg:d="m30203 79328h1077v1139h1077">
          <text:p/>
        </draw:connector>
        <draw:custom-shape draw:style-name="gr1" draw:text-style-name="P1" draw:id="id739" draw:layer="layout" svg:width="2.281cm" svg:height="0.751cm" svg:x="38.108cm" svg:y="79.69cm">
          <text:p text:style-name="P3">ScFuncDesc</text:p>
          <draw:enhanced-geometry svg:viewBox="0 0 21600 21600" draw:type="rectangle" draw:enhanced-path="M 0 0 L 21600 0 21600 21600 0 21600 0 0 Z N"/>
        </draw:custom-shape>
        <draw:connector draw:style-name="data_20_member_20__28_multiple_20_pointers_29_" draw:layer="layout" svg:x1="36.994cm" svg:y1="80.065cm" svg:x2="38.108cm" svg:y2="80.065cm" draw:start-shape="id738" draw:start-glue-point="1" draw:end-shape="id739" draw:end-glue-point="3" svg:d="m36994 80065h1114">
          <text:p/>
        </draw:connector>
        <draw:custom-shape draw:style-name="class_20__28_external_20_module_29_" draw:id="id738" draw:layer="layout" svg:width="1.192cm" svg:height="0.596cm" svg:x="35.802cm" svg:y="79.767cm">
          <text:p text:style-name="P2">List</text:p>
          <draw:enhanced-geometry svg:viewBox="0 0 21600 21600" draw:type="rectangle" draw:enhanced-path="M 0 0 L 21600 0 21600 21600 0 21600 0 0 Z N"/>
        </draw:custom-shape>
        <draw:connector draw:style-name="data_20_member" draw:layer="layout" svg:x1="34.999cm" svg:y1="80.234cm" svg:x2="35.802cm" svg:y2="80.065cm" draw:start-shape="id737" draw:start-glue-point="1" draw:end-shape="id738" draw:end-glue-point="3" svg:d="m34999 80234h402v-169h401">
          <text:p/>
        </draw:connector>
        <draw:connector draw:style-name="data_20_member_20__28_pointer_29_" draw:layer="layout" svg:x1="34.065cm" svg:y1="78.237cm" svg:x2="32.357cm" svg:y2="80.001cm" draw:start-shape="id736" draw:start-glue-point="1" draw:end-shape="id737" draw:end-glue-point="5" svg:d="m34065 78237h500v934h-2709v830h501">
          <text:p/>
        </draw:connector>
        <draw:custom-shape draw:style-name="class_20__28_external_20_module_29_" draw:id="id740" draw:layer="layout" svg:width="1.97cm" svg:height="0.959cm" svg:x="111.83cm" svg:y="65.688cm">
          <text:p text:style-name="P2">SfxSetItem</text:p>
          <draw:enhanced-geometry svg:viewBox="0 0 21600 21600" draw:type="rectangle" draw:enhanced-path="M 0 0 L 21600 0 21600 21600 0 21600 0 0 Z N"/>
        </draw:custom-shape>
        <draw:connector draw:style-name="inheritance_20__28_public_29_" draw:layer="layout" svg:x1="112.815cm" svg:y1="67.503cm" svg:x2="112.815cm" svg:y2="66.647cm" draw:start-shape="id705" draw:start-glue-point="0" draw:end-shape="id740" draw:end-glue-point="2" svg:d="m112815 67503v-856">
          <text:p/>
        </draw:connector>
        <draw:custom-shape draw:style-name="gr1" draw:text-style-name="P1" draw:id="id741" draw:layer="layout" svg:width="2.307cm" svg:height="0.674cm" svg:x="77.057cm" svg:y="89.829cm">
          <draw:glue-point draw:id="4" svg:x="-2.301cm" svg:y="-5cm"/>
          <draw:glue-point draw:id="5" svg:x="2.414cm" svg:y="-5cm"/>
          <text:p text:style-name="P3">ScRangeList</text:p>
          <draw:enhanced-geometry svg:viewBox="0 0 21600 21600" draw:type="rectangle" draw:enhanced-path="M 0 0 L 21600 0 21600 21600 0 21600 0 0 Z N"/>
        </draw:custom-shape>
        <draw:custom-shape draw:style-name="class_20__28_external_20_module_29_" draw:id="id743" draw:layer="layout" svg:width="1.918cm" svg:height="0.648cm" svg:x="78.327cm" svg:y="87.781cm">
          <text:p text:style-name="P2">SvRefBase</text:p>
          <draw:enhanced-geometry svg:viewBox="0 0 21600 21600" draw:type="rectangle" draw:enhanced-path="M 0 0 L 21600 0 21600 21600 0 21600 0 0 Z N"/>
        </draw:custom-shape>
        <draw:custom-shape draw:style-name="gr1" draw:text-style-name="P1" draw:id="id742" draw:layer="layout" svg:width="2.954cm" svg:height="0.674cm" svg:x="74.725cm" svg:y="87.781cm">
          <draw:glue-point draw:id="4" svg:x="-2.301cm" svg:y="-5cm"/>
          <draw:glue-point draw:id="5" svg:x="2.414cm" svg:y="-5cm"/>
          <text:p text:style-name="P3">ScRangeListBase</text:p>
          <draw:enhanced-geometry svg:viewBox="0 0 21600 21600" draw:type="rectangle" draw:enhanced-path="M 0 0 L 21600 0 21600 21600 0 21600 0 0 Z N"/>
        </draw:custom-shape>
        <draw:connector draw:style-name="inheritance_20__28_public_29_" draw:layer="layout" svg:x1="77.68cm" svg:y1="89.829cm" svg:x2="76.202cm" svg:y2="88.455cm" draw:start-shape="id741" draw:start-glue-point="4" draw:end-shape="id742" draw:end-glue-point="2" svg:d="m77680 89829v-687h-1478v-687">
          <text:p/>
        </draw:connector>
        <draw:connector draw:style-name="inheritance_20__28_public_29_" draw:layer="layout" svg:x1="78.766cm" svg:y1="89.829cm" svg:x2="79.286cm" svg:y2="88.429cm" draw:start-shape="id741" draw:start-glue-point="5" draw:end-shape="id743" draw:end-glue-point="2" svg:d="m78766 89829v-700h520v-700">
          <text:p/>
        </draw:connector>
        <draw:custom-shape draw:style-name="class_20__28_external_20_module_29_" draw:id="id744" draw:layer="layout" svg:width="1.296cm" svg:height="0.674cm" svg:x="75.243cm" svg:y="86.225cm">
          <text:p text:style-name="P2">List</text:p>
          <draw:enhanced-geometry svg:viewBox="0 0 21600 21600" draw:type="rectangle" draw:enhanced-path="M 0 0 L 21600 0 21600 21600 0 21600 0 0 Z N"/>
        </draw:custom-shape>
        <draw:connector draw:style-name="inheritance_20__28_public_29_" draw:layer="layout" svg:x1="76.202cm" svg:y1="87.781cm" svg:x2="75.891cm" svg:y2="86.899cm" draw:start-shape="id742" draw:start-glue-point="0" draw:end-shape="id744" draw:end-glue-point="2" svg:d="m76202 87781v-441h-311v-441">
          <text:p/>
        </draw:connector>
        <draw:g>
          <draw:custom-shape draw:style-name="class_20__28_external_20_module_29_" draw:id="id745" draw:layer="layout" svg:width="3.007cm" svg:height="0.57cm" svg:x="29.301cm" svg:y="18.221cm">
            <text:p text:style-name="P2">SelectionEngine</text:p>
            <draw:enhanced-geometry svg:viewBox="0 0 21600 21600" draw:type="rectangle" draw:enhanced-path="M 0 0 L 21600 0 21600 21600 0 21600 0 0 Z N"/>
          </draw:custom-shape>
          <draw:connector draw:style-name="inheritance_20__28_public_29_" draw:layer="layout" svg:x1="30.802cm" svg:y1="19.334cm" svg:x2="30.804cm" svg:y2="18.791cm" draw:start-shape="id676" draw:start-glue-point="0" draw:end-shape="id745" draw:end-glue-point="2" svg:d="m30802 19334v-271h2v-272">
            <text:p/>
          </draw:connector>
          <draw:rect draw:style-name="class" draw:text-style-name="P6" draw:id="id676" draw:layer="layout" svg:width="3.979cm" svg:height="0.722cm" svg:x="28.813cm" svg:y="19.334cm">
            <text:p text:style-name="P2"><text:span text:style-name="T3">ScViewSelectionEngine</text:span></text:p>
          </draw:rect>
        </draw:g>
        <draw:connector draw:style-name="data_20_member_20__28_pointer_29_" draw:layer="layout" draw:line-skew="0.994cm" svg:x1="22.26cm" svg:y1="19.378cm" svg:x2="28.653cm" svg:y2="17.172cm" draw:start-shape="id640" draw:start-glue-point="14" draw:end-shape="id746" draw:end-glue-point="3" svg:d="m22260 19378h4191v-2206h2202">
          <text:p/>
        </draw:connector>
        <draw:g>
          <draw:custom-shape draw:style-name="gr3" draw:id="id746" draw:layer="layout" svg:width="3.253cm" svg:height="0.694cm" svg:x="28.653cm" svg:y="16.825cm">
            <draw:glue-point draw:id="4" svg:x="-2.606cm" svg:y="-5cm"/>
            <draw:glue-point draw:id="5" svg:x="2.33cm" svg:y="-5cm"/>
            <text:p text:style-name="P2">ScTabControl</text:p>
            <draw:enhanced-geometry svg:viewBox="0 0 21600 21600" draw:type="rectangle" draw:enhanced-path="M 0 0 L 21600 0 21600 21600 0 21600 0 0 Z N"/>
          </draw:custom-shape>
          <draw:custom-shape draw:style-name="class_20__28_external_20_module_29_" draw:id="id747" draw:layer="layout" svg:width="1.762cm" svg:height="0.623cm" svg:x="27.306cm" svg:y="12.696cm">
            <text:p text:style-name="P2">TabBar</text:p>
            <draw:enhanced-geometry svg:viewBox="0 0 21600 21600" draw:type="rectangle" draw:enhanced-path="M 0 0 L 21600 0 21600 21600 0 21600 0 0 Z N"/>
          </draw:custom-shape>
          <draw:custom-shape draw:style-name="class_20__28_external_20_module_29_" draw:id="id749" draw:layer="layout" svg:width="3.033cm" svg:height="0.699cm" svg:x="28.549cm" svg:y="13.709cm">
            <text:p text:style-name="P2">DropTargetHelper</text:p>
            <draw:enhanced-geometry svg:viewBox="0 0 21600 21600" draw:type="rectangle" draw:enhanced-path="M 0 0 L 21600 0 21600 21600 0 21600 0 0 Z N"/>
          </draw:custom-shape>
          <draw:custom-shape draw:style-name="class_20__28_external_20_module_29_" draw:id="id748" draw:layer="layout" svg:width="3.033cm" svg:height="0.699cm" svg:x="30.754cm" svg:y="14.771cm">
            <text:p text:style-name="P2">DropSourceHelper</text:p>
            <draw:enhanced-geometry svg:viewBox="0 0 21600 21600" draw:type="rectangle" draw:enhanced-path="M 0 0 L 21600 0 21600 21600 0 21600 0 0 Z N"/>
          </draw:custom-shape>
          <draw:connector draw:style-name="inheritance_20__28_public_29_" draw:layer="layout" svg:x1="29.432cm" svg:y1="16.825cm" svg:x2="28.187cm" svg:y2="13.319cm" draw:start-shape="id746" draw:start-glue-point="4" draw:end-shape="id747" draw:end-glue-point="2" svg:d="m29432 16825v-1753h-1245v-1753">
            <text:p/>
          </draw:connector>
          <draw:connector draw:style-name="inheritance_20__28_public_29_" draw:layer="layout" svg:x1="31.036cm" svg:y1="16.825cm" svg:x2="32.27cm" svg:y2="15.47cm" draw:start-shape="id746" draw:start-glue-point="5" draw:end-shape="id748" draw:end-glue-point="2" svg:d="m31036 16825v-678h1234v-677">
            <text:p/>
          </draw:connector>
          <draw:connector draw:style-name="inheritance_20__28_public_29_" draw:layer="layout" svg:x1="30.279cm" svg:y1="16.825cm" svg:x2="30.065cm" svg:y2="14.408cm" draw:start-shape="id746" draw:start-glue-point="0" draw:end-shape="id749" draw:end-glue-point="2" svg:d="m30279 16825v-1209h-214v-1208">
            <text:p/>
          </draw:connector>
        </draw:g>
        <draw:custom-shape draw:style-name="gr3" draw:id="id750" draw:layer="layout" svg:width="2.929cm" svg:height="0.648cm" svg:x="33.263cm" svg:y="43.742cm">
          <text:p text:style-name="P2">ScViewDataTable</text:p>
          <draw:enhanced-geometry svg:viewBox="0 0 21600 21600" draw:type="rectangle" draw:enhanced-path="M 0 0 L 21600 0 21600 21600 0 21600 0 0 Z N"/>
        </draw:custom-shape>
        <draw:rect draw:style-name="class" draw:text-style-name="P6" draw:id="id655" draw:layer="layout" svg:width="3.602cm" svg:height="6.783cm" svg:x="39.523cm" svg:y="24.959cm">
          <draw:glue-point draw:id="4" svg:x="-2.445cm" svg:y="-5cm"/>
          <draw:glue-point draw:id="5" svg:x="2.351cm" svg:y="-5cm"/>
          <draw:glue-point draw:id="6" svg:x="4.975cm" svg:y="-3.348cm"/>
          <draw:glue-point draw:id="7" svg:x="5cm" svg:y="-1.621cm"/>
          <draw:glue-point draw:id="8" svg:x="5cm" svg:y="3.481cm"/>
          <draw:glue-point draw:id="9" svg:x="5cm" svg:y="1.824cm"/>
          <draw:glue-point draw:id="10" svg:x="5cm" svg:y="4.273cm"/>
          <draw:glue-point draw:id="11" svg:x="5cm" svg:y="2.669cm"/>
          <draw:glue-point draw:id="12" svg:x="5cm" svg:y="0.949cm"/>
          <draw:glue-point draw:id="13" svg:x="5cm" svg:y="-2.375cm"/>
          <draw:glue-point draw:id="14" svg:x="5cm" svg:y="-4.209cm"/>
          <draw:glue-point draw:id="15" svg:x="5cm" svg:y="-0.692cm"/>
          <text:p text:style-name="P2"><text:span text:style-name="T3">ScGridWindow</text:span></text:p>
        </draw:rect>
        <draw:connector draw:style-name="data_20_member_20__28_multiple_20_pointers_29_" draw:layer="layout" svg:x1="29.872cm" svg:y1="43.703cm" svg:x2="33.263cm" svg:y2="44.066cm" draw:start-shape="id654" draw:start-glue-point="7" draw:end-shape="id750" draw:end-glue-point="3" svg:d="m29872 43703h1696v363h1695">
          <text:p/>
        </draw:connector>
        <draw:connector draw:style-name="data_20_member_20__28_pointer_29_" draw:text-style-name="P2" draw:layer="layout" svg:x1="35.07cm" svg:y1="38.309cm" svg:x2="41.943cm" svg:y2="38.065cm" draw:start-shape="id636" draw:start-glue-point="6" draw:end-shape="id751" draw:end-glue-point="3" svg:d="m35070 38309h3437v-244h3436">
          <text:p text:style-name="P2">GetInputHandler()</text:p>
        </draw:connector>
        <draw:frame draw:style-name="annotation" draw:layer="layout" svg:width="4.355cm" svg:height="1.84cm" svg:x="84.416cm" svg:y="78.235cm">
          <draw:text-box>
            <text:p text:style-name="P2"><text:span text:style-name="T1">ScExtTabSettingsCont</text:span> is a container class that manages multiple instances of <text:span text:style-name="T1">ScExtTabSettings</text:span>.</text:p>
          </draw:text-box>
        </draw:frame>
        <draw:connector draw:style-name="local_20_usage_20__2f__20_return_20_type" draw:text-style-name="P4" draw:layer="layout" svg:x1="115.508cm" svg:y1="91.717cm" svg:x2="114.327cm" svg:y2="97.016cm" draw:start-shape="id635" draw:start-glue-point="9" draw:end-shape="id733" draw:end-glue-point="3" svg:d="m115508 91717h502v2610h-2184v2689h501">
          <text:p text:style-name="P4">InitSymbolsNative()<text:line-break/>InitSymbolsEnglish()</text:p>
          <text:p text:style-name="P4">InitSymbolsPODF()</text:p>
          <text:p text:style-name="P4">InitSymbolsODFF()</text:p>
        </draw:connector>
        <draw:connector draw:style-name="inheritance_20__28_public_29_" draw:layer="layout" svg:x1="103.693cm" svg:y1="46.585cm" svg:x2="108.182cm" svg:y2="41.822cm" draw:start-shape="id682" draw:start-glue-point="0" draw:end-shape="id663" draw:end-glue-point="6" svg:d="m103693 46585v-2381h4489v-2382">
          <text:p/>
        </draw:connector>
        <draw:connector draw:style-name="inheritance_20__28_public_29_" draw:layer="layout" svg:x1="97.346cm" svg:y1="33.842cm" svg:x2="103.161cm" svg:y2="21.469cm" draw:start-shape="id672" draw:start-glue-point="0" draw:end-shape="id752" draw:end-glue-point="4" svg:d="m97346 33842v-6186h5815v-6187">
          <text:p/>
        </draw:connector>
        <draw:custom-shape draw:style-name="gr3" draw:id="id753" draw:layer="layout" svg:width="3.387cm" svg:height="0.608cm" svg:x="104.46cm" svg:y="19.46cm">
          <text:p text:style-name="P2">ScEnginePoolHelper</text:p>
          <draw:enhanced-geometry svg:viewBox="0 0 21600 21600" draw:type="rectangle" draw:enhanced-path="M 0 0 L 21600 0 21600 21600 0 21600 0 0 Z N"/>
        </draw:custom-shape>
        <draw:custom-shape draw:style-name="class_20__28_external_20_module_29_" draw:id="id754" draw:layer="layout" svg:width="2.223cm" svg:height="0.582cm" svg:x="110.042cm" svg:y="19.433cm">
          <text:p text:style-name="P2">EditEngine</text:p>
          <draw:enhanced-geometry svg:viewBox="0 0 21600 21600" draw:mirror-horizontal="false" draw:mirror-vertical="false" draw:type="rectangle" draw:enhanced-path="M 0 0 L 21600 0 21600 21600 0 21600 0 0 Z N"/>
        </draw:custom-shape>
        <draw:connector draw:style-name="inheritance_20__28_public_29_" draw:layer="layout" svg:x1="106.988cm" svg:y1="20.8cm" svg:x2="106.153cm" svg:y2="20.068cm" draw:start-shape="id752" draw:start-glue-point="6" draw:end-shape="id753" draw:end-glue-point="2" svg:d="m106988 20800v-366h-835v-366">
          <text:p/>
        </draw:connector>
        <draw:connector draw:style-name="inheritance_20__28_public_29_" draw:layer="layout" svg:x1="111.809cm" svg:y1="20.8cm" svg:x2="111.153cm" svg:y2="20.015cm" draw:start-shape="id752" draw:start-glue-point="7" draw:end-shape="id754" draw:end-glue-point="2" svg:d="m111809 20800v-392h-656v-393">
          <text:p/>
        </draw:connector>
        <draw:connector draw:style-name="inheritance_20__28_public_29_" draw:layer="layout" svg:x1="115.071cm" svg:y1="23.757cm" svg:x2="110.565cm" svg:y2="21.47cm" draw:start-shape="id755" draw:start-glue-point="0" draw:end-shape="id752" draw:end-glue-point="12" svg:d="m115071 23757v-1144h-4506v-1143">
          <text:p/>
        </draw:connector>
        <draw:custom-shape draw:style-name="gr1" draw:text-style-name="P1" draw:id="id673" draw:layer="layout" svg:width="2.963cm" svg:height="0.625cm" svg:x="98.191cm" svg:y="36.473cm">
          <text:p text:style-name="P3">ScNoteEditEngine</text:p>
          <draw:enhanced-geometry svg:viewBox="0 0 21600 21600" draw:type="rectangle" draw:enhanced-path="M 0 0 L 21600 0 21600 21600 0 21600 0 0 Z N"/>
        </draw:custom-shape>
        <draw:connector draw:style-name="inheritance_20__28_public_29_" draw:layer="layout" svg:x1="99.672cm" svg:y1="36.473cm" svg:x2="104.219cm" svg:y2="21.469cm" draw:start-shape="id673" draw:start-glue-point="0" draw:end-shape="id752" draw:end-glue-point="5" svg:d="m99672 36473v-7502h4547v-7502">
          <text:p/>
        </draw:connector>
        <draw:custom-shape draw:style-name="gr1" draw:text-style-name="P1" draw:id="id756" draw:layer="layout" svg:width="2.963cm" svg:height="0.625cm" svg:x="105.626cm" svg:y="25.786cm">
          <text:p text:style-name="P3">ScUnoEditEngine</text:p>
          <draw:enhanced-geometry svg:viewBox="0 0 21600 21600" draw:type="rectangle" draw:enhanced-path="M 0 0 L 21600 0 21600 21600 0 21600 0 0 Z N"/>
        </draw:custom-shape>
        <draw:connector draw:style-name="inheritance_20__28_public_29_" draw:layer="layout" draw:line-skew="-0.861cm" svg:x1="107.107cm" svg:y1="25.786cm" svg:x2="106.428cm" svg:y2="21.47cm" draw:start-shape="id756" draw:start-glue-point="0" draw:end-shape="id752" draw:end-glue-point="9" svg:d="m107107 25786v-3019h-679v-1297">
          <text:p/>
        </draw:connector>
        <draw:custom-shape draw:style-name="gr1" draw:text-style-name="P1" draw:id="id757" draw:layer="layout" svg:width="3.307cm" svg:height="0.625cm" svg:x="107.345cm" svg:y="24.965cm">
          <text:p text:style-name="P3">ScHeaderEditEngine</text:p>
          <draw:enhanced-geometry svg:viewBox="0 0 21600 21600" draw:type="rectangle" draw:enhanced-path="M 0 0 L 21600 0 21600 21600 0 21600 0 0 Z N"/>
        </draw:custom-shape>
        <draw:connector draw:style-name="inheritance_20__28_public_29_" draw:layer="layout" draw:line-skew="0.926cm" svg:x1="108.998cm" svg:y1="24.965cm" svg:x2="107.517cm" svg:y2="21.47cm" draw:start-shape="id757" draw:start-glue-point="0" draw:end-shape="id752" draw:end-glue-point="10" svg:d="m108998 24965v-822h-1481v-2673">
          <text:p/>
        </draw:connector>
        <draw:custom-shape draw:style-name="gr1" draw:text-style-name="P1" draw:id="id758" draw:layer="layout" svg:width="4.312cm" svg:height="0.647cm" svg:x="108.747cm" svg:y="25.969cm">
          <text:p text:style-name="P3">ScFieldChangerEditEngine</text:p>
          <draw:enhanced-geometry svg:viewBox="0 0 21600 21600" draw:type="rectangle" draw:enhanced-path="M 0 0 L 21600 0 21600 21600 0 21600 0 0 Z N"/>
        </draw:custom-shape>
        <draw:connector draw:style-name="inheritance_20__28_public_29_" draw:layer="layout" draw:line-skew="-0.184cm" svg:x1="110.903cm" svg:y1="25.969cm" svg:x2="108.637cm" svg:y2="21.47cm" draw:start-shape="id758" draw:start-glue-point="0" draw:end-shape="id752" draw:end-glue-point="11" svg:d="m110903 25969v-2434h-2266v-2065">
          <text:p/>
        </draw:connector>
        <draw:custom-shape draw:style-name="gr3" draw:id="id759" draw:layer="layout" svg:width="4.101cm" svg:height="0.688cm" svg:x="111.075cm" svg:y="24.937cm">
          <text:p text:style-name="P2">ScConversionEngineBase</text:p>
          <draw:enhanced-geometry svg:viewBox="0 0 21600 21600" draw:type="rectangle" draw:enhanced-path="M 0 0 L 21600 0 21600 21600 0 21600 0 0 Z N"/>
        </draw:custom-shape>
        <draw:connector draw:style-name="inheritance_20__28_public_29_" draw:layer="layout" svg:x1="113.125cm" svg:y1="24.937cm" svg:x2="109.492cm" svg:y2="21.47cm" draw:start-shape="id759" draw:start-glue-point="0" draw:end-shape="id752" draw:end-glue-point="2" svg:d="m113125 24937v-1733h-3633v-1734">
          <text:p/>
        </draw:connector>
        <draw:connector draw:style-name="data_20_member_20__28_pointer_29_" draw:layer="layout" svg:x1="35.07cm" svg:y1="37.615cm" svg:x2="37.189cm" svg:y2="36.989cm" draw:start-shape="id636" draw:start-glue-point="12" draw:end-shape="id631" draw:end-glue-point="3" svg:d="m35070 37615h1060v-626h1059">
          <text:p/>
        </draw:connector>
        <draw:custom-shape draw:style-name="gr1" draw:text-style-name="P1" draw:id="id760" draw:layer="layout" svg:width="3.096cm" svg:height="0.582cm" svg:x="93.62cm" svg:y="17.212cm">
          <text:p text:style-name="P3">ScStyleSheetPool</text:p>
          <draw:enhanced-geometry svg:viewBox="0 0 21600 21600" draw:type="rectangle" draw:enhanced-path="M 0 0 L 21600 0 21600 21600 0 21600 0 0 Z N"/>
        </draw:custom-shape>
        <draw:connector draw:style-name="data_20_member_20__28_pointer_29_" draw:text-style-name="P2" draw:layer="layout" svg:x1="88.508cm" svg:y1="20.158cm" svg:x2="93.62cm" svg:y2="17.503cm" draw:start-shape="id678" draw:start-glue-point="5" draw:end-shape="id760" draw:end-glue-point="3" svg:d="m88508 20158h2557v-2655h2555">
          <text:p text:style-name="P2">GetStylePool()</text:p>
        </draw:connector>
        <draw:custom-shape draw:style-name="class_20__28_external_20_module_29_" draw:id="id761" draw:layer="layout" svg:width="3.124cm" svg:height="0.555cm" svg:x="93.514cm" svg:y="15.651cm">
          <text:p text:style-name="P2">SfxStyleSheetPool</text:p>
          <draw:enhanced-geometry svg:viewBox="0 0 21600 21600" draw:type="rectangle" draw:enhanced-path="M 0 0 L 21600 0 21600 21600 0 21600 0 0 Z N"/>
        </draw:custom-shape>
        <draw:connector draw:style-name="inheritance_20__28_public_29_" draw:layer="layout" svg:x1="95.168cm" svg:y1="17.212cm" svg:x2="95.076cm" svg:y2="16.206cm" draw:start-shape="id760" draw:start-glue-point="0" draw:end-shape="id761" draw:end-glue-point="2" svg:d="m95168 17212v-503h-92v-503">
          <text:p/>
        </draw:connector>
        <draw:custom-shape draw:style-name="class_20__28_external_20_module_29_" draw:id="id762" draw:layer="layout" svg:width="2.54cm" svg:height="0.582cm" svg:x="94.282cm" svg:y="20.729cm">
          <text:p text:style-name="P2">SfxItemPool</text:p>
          <draw:enhanced-geometry svg:viewBox="0 0 21600 21600" draw:type="rectangle" draw:enhanced-path="M 0 0 L 21600 0 21600 21600 0 21600 0 0 Z N"/>
        </draw:custom-shape>
        <draw:custom-shape draw:style-name="class_20__28_external_20_module_29_" draw:id="id763" draw:layer="layout" svg:width="2.54cm" svg:height="0.582cm" svg:x="92.615cm" svg:y="22cm">
          <text:p text:style-name="P2">SfxItemPool</text:p>
          <draw:enhanced-geometry svg:viewBox="0 0 21600 21600" draw:type="rectangle" draw:enhanced-path="M 0 0 L 21600 0 21600 21600 0 21600 0 0 Z N"/>
        </draw:custom-shape>
        <draw:connector draw:style-name="data_20_member_20__28_pointer_29_" draw:text-style-name="P2" draw:layer="layout" svg:x1="88.508cm" svg:y1="20.95cm" svg:x2="94.282cm" svg:y2="21.02cm" draw:start-shape="id678" draw:start-glue-point="6" draw:end-shape="id762" draw:end-glue-point="3" svg:d="m88508 20950h2888v70h2886">
          <text:p text:style-name="P2">GetEditPool()</text:p>
        </draw:connector>
        <draw:connector draw:style-name="data_20_member_20__28_pointer_29_" draw:text-style-name="P2" draw:layer="layout" svg:x1="88.508cm" svg:y1="21.373cm" svg:x2="92.615cm" svg:y2="22.291cm" draw:start-shape="id678" draw:start-glue-point="7" draw:end-shape="id763" draw:end-glue-point="3" svg:d="m88508 21373h2054v918h2053">
          <text:p text:style-name="P2">GetEnginePool()</text:p>
        </draw:connector>
        <draw:custom-shape draw:style-name="class_20__28_external_20_module_29_" draw:id="id764" draw:layer="layout" svg:width="3.651cm" svg:height="0.529cm" svg:x="94.786cm" svg:y="18.596cm">
          <text:p text:style-name="P2">SvNumberFormatter</text:p>
          <draw:enhanced-geometry svg:viewBox="0 0 21600 21600" draw:type="rectangle" draw:enhanced-path="M 0 0 L 21600 0 21600 21600 0 21600 0 0 Z N"/>
        </draw:custom-shape>
        <draw:connector draw:style-name="data_20_member_20__28_pointer_29_" draw:text-style-name="P2" draw:layer="layout" svg:x1="88.51cm" svg:y1="20.501cm" svg:x2="94.786cm" svg:y2="18.86cm" draw:start-shape="id678" draw:start-glue-point="1" draw:end-shape="id764" draw:end-glue-point="3" svg:d="m88510 20501h3137v-1641h3139">
          <text:p text:style-name="P2">GetFormTable()</text:p>
        </draw:connector>
        <draw:custom-shape draw:style-name="class_20__28_external_20_module_29_" draw:text-style-name="P2" draw:id="id765" draw:layer="layout" svg:width="2.592cm" svg:height="0.582cm" svg:x="96.216cm" svg:y="85.553cm">
          <text:p text:style-name="P2">EditTextObject</text:p>
          <draw:enhanced-geometry svg:viewBox="0 0 21600 21600" draw:mirror-horizontal="false" draw:mirror-vertical="false" draw:type="rectangle" draw:enhanced-path="M 0 0 L 21600 0 21600 21600 0 21600 0 0 Z N"/>
        </draw:custom-shape>
        <draw:connector draw:style-name="data_20_member_20__28_pointer_29_" draw:text-style-name="P2" draw:layer="layout" svg:x1="93.763cm" svg:y1="86.019cm" svg:x2="96.216cm" svg:y2="85.844cm" draw:start-shape="id643" draw:start-glue-point="4" draw:end-shape="id765" draw:end-glue-point="3" svg:d="m93763 86019h1227v-175h1226">
          <text:p text:style-name="P2">GetData()</text:p>
        </draw:connector>
        <draw:custom-shape draw:style-name="gr1" draw:text-style-name="P1" draw:id="id768" draw:layer="layout" svg:width="2.645cm" svg:height="1.015cm" svg:x="90.683cm" svg:y="31.269cm">
          <draw:glue-point draw:id="4" svg:x="4.998cm" svg:y="2.295cm"/>
          <draw:glue-point draw:id="5" svg:x="4.998cm" svg:y="-2.394cm"/>
          <text:p text:style-name="P3">ScCellTextData</text:p>
          <draw:enhanced-geometry svg:viewBox="0 0 21600 21600" draw:type="rectangle" draw:enhanced-path="M 0 0 L 21600 0 21600 21600 0 21600 0 0 Z N"/>
        </draw:custom-shape>
        <draw:custom-shape draw:style-name="gr1" draw:text-style-name="P3" draw:id="id766" draw:layer="layout" svg:width="3.93cm" svg:height="0.58cm" svg:x="88.788cm" svg:y="26.94cm">
          <text:p text:style-name="P3">ScSharedCellEditSource</text:p>
          <draw:enhanced-geometry svg:viewBox="0 0 21600 21600" draw:mirror-horizontal="false" draw:mirror-vertical="false" draw:type="rectangle" draw:enhanced-path="M 0 0 L 21600 0 21600 21600 0 21600 0 0 Z N"/>
        </draw:custom-shape>
        <draw:custom-shape draw:style-name="class_20__28_external_20_module_29_" draw:id="id767" draw:layer="layout" svg:width="2.621cm" svg:height="0.58cm" svg:x="89.46cm" svg:y="25.844cm">
          <text:p text:style-name="P2">SvxEditSource</text:p>
          <draw:enhanced-geometry svg:viewBox="0 0 21600 21600" draw:type="rectangle" draw:enhanced-path="M 0 0 L 21600 0 21600 21600 0 21600 0 0 Z N"/>
        </draw:custom-shape>
        <draw:connector draw:style-name="inheritance_20__28_public_29_" draw:layer="layout" svg:x1="90.753cm" svg:y1="26.94cm" svg:x2="90.77cm" svg:y2="26.424cm" draw:start-shape="id766" draw:start-glue-point="0" draw:end-shape="id767" draw:end-glue-point="2" svg:d="m90753 26940v-258h17v-258">
          <text:p/>
        </draw:connector>
        <draw:connector draw:style-name="data_20_member_20__28_pointer_29_" draw:layer="layout" draw:line-skew="0cm -0.739cm" svg:x1="92.718cm" svg:y1="27.23cm" svg:x2="90.683cm" svg:y2="31.776cm" draw:start-shape="id766" draw:start-glue-point="1" draw:end-shape="id768" draw:end-glue-point="3" svg:d="m92718 27230h501v1425h-3038v3121h502">
          <text:p/>
        </draw:connector>
        <draw:connector draw:style-name="data_20_member_20__28_pointer_29_" draw:layer="layout" draw:line-skew="0cm 0.451cm" svg:x1="93.326cm" svg:y1="31.534cm" svg:x2="88.788cm" svg:y2="27.23cm" draw:start-shape="id768" draw:start-glue-point="5" draw:end-shape="id766" draw:end-glue-point="3" svg:d="m93326 31534h502v-1689h-5541v-2615h501">
          <text:p/>
        </draw:connector>
        <draw:connector draw:style-name="data_20_member_20__28_pointer_29_" draw:layer="layout" svg:x1="93.326cm" svg:y1="32.008cm" svg:x2="95.84cm" svg:y2="34.181cm" draw:start-shape="id768" draw:start-glue-point="4" draw:end-shape="id672" draw:end-glue-point="4" svg:d="m93326 32008h1258v2173h1256">
          <text:p/>
        </draw:connector>
        <draw:rect draw:style-name="class_20__28_external_20_module_29_" draw:id="id769" draw:layer="layout" svg:width="2.09cm" svg:height="0.556cm" svg:x="90.949cm" svg:y="30.211cm">
          <text:p text:style-name="P2"><text:span text:style-name="T3">SfxListener</text:span></text:p>
        </draw:rect>
        <draw:connector draw:style-name="inheritance_20__28_public_29_" draw:layer="layout" svg:x1="92.005cm" svg:y1="31.269cm" svg:x2="91.994cm" svg:y2="30.767cm" draw:start-shape="id768" draw:start-glue-point="0" draw:end-shape="id769" draw:end-glue-point="2" svg:d="m92005 31269v-251h-11v-251">
          <text:p/>
        </draw:connector>
        <draw:custom-shape draw:style-name="gr1" draw:text-style-name="P3" draw:id="id755" draw:layer="layout" svg:width="2.799cm" svg:height="0.625cm" svg:x="113.672cm" svg:y="23.757cm">
          <text:p text:style-name="P3">ScTabEditEngine</text:p>
          <draw:enhanced-geometry svg:viewBox="0 0 21600 21600" draw:mirror-horizontal="false" draw:mirror-vertical="false" draw:type="rectangle" draw:enhanced-path="M 0 0 L 21600 0 21600 21600 0 21600 0 0 Z N"/>
        </draw:custom-shape>
        <draw:custom-shape draw:style-name="gr1" draw:text-style-name="P1" draw:id="id770" draw:layer="layout" svg:width="2.831cm" svg:height="0.635cm" svg:x="110.926cm" svg:y="28.994cm">
          <text:p text:style-name="P3">ScCellTextCursor</text:p>
          <draw:enhanced-geometry svg:viewBox="0 0 21600 21600" draw:type="rectangle" draw:enhanced-path="M 0 0 L 21600 0 21600 21600 0 21600 0 0 Z N"/>
        </draw:custom-shape>
        <draw:custom-shape draw:style-name="class_20__28_external_20_module_29_" draw:id="id771" draw:layer="layout" svg:width="3.017cm" svg:height="0.582cm" svg:x="111.163cm" svg:y="27.407cm">
          <text:p text:style-name="P2">SvxUnoTextCursor</text:p>
          <draw:enhanced-geometry svg:viewBox="0 0 21600 21600" draw:type="rectangle" draw:enhanced-path="M 0 0 L 21600 0 21600 21600 0 21600 0 0 Z N"/>
        </draw:custom-shape>
        <draw:connector draw:style-name="inheritance_20__28_public_29_" draw:layer="layout" svg:x1="112.341cm" svg:y1="28.994cm" svg:x2="112.671cm" svg:y2="27.989cm" draw:start-shape="id770" draw:start-glue-point="0" draw:end-shape="id771" draw:end-glue-point="2" svg:d="m112341 28994v-503h330v-502">
          <text:p/>
        </draw:connector>
        <draw:custom-shape draw:style-name="gr1" draw:text-style-name="P1" draw:id="id772" draw:layer="layout" svg:width="1.865cm" svg:height="0.529cm" svg:x="34.29cm" svg:y="20.294cm">
          <text:p text:style-name="P3">ScColBar</text:p>
          <draw:enhanced-geometry svg:viewBox="0 0 21600 21600" draw:type="rectangle" draw:enhanced-path="M 0 0 L 21600 0 21600 21600 0 21600 0 0 Z N"/>
        </draw:custom-shape>
        <draw:custom-shape draw:style-name="gr1" draw:text-style-name="P1" draw:id="id773" draw:layer="layout" svg:width="1.865cm" svg:height="0.529cm" svg:x="36.983cm" svg:y="21.232cm">
          <text:p text:style-name="P3">ScRowBar</text:p>
          <draw:enhanced-geometry svg:viewBox="0 0 21600 21600" draw:type="rectangle" draw:enhanced-path="M 0 0 L 21600 0 21600 21600 0 21600 0 0 Z N"/>
        </draw:custom-shape>
        <draw:connector draw:style-name="data_20_member_20__28_multiple_20_pointers_29_" draw:layer="layout" svg:x1="22.26cm" svg:y1="20.797cm" svg:x2="34.29cm" svg:y2="20.558cm" draw:start-shape="id640" draw:start-glue-point="5" draw:end-shape="id772" svg:d="m22260 20797h6015v-239h6015">
          <text:p/>
        </draw:connector>
        <draw:connector draw:style-name="data_20_member_20__28_multiple_20_pointers_29_" draw:layer="layout" svg:x1="22.26cm" svg:y1="21.561cm" svg:x2="36.983cm" svg:y2="21.496cm" draw:start-shape="id640" draw:start-glue-point="10" draw:end-shape="id773" draw:end-glue-point="3" svg:d="m22260 21561h7362v-65h7361">
          <text:p/>
        </draw:connector>
        <draw:custom-shape draw:style-name="gr1" draw:text-style-name="P1" draw:id="id774" draw:layer="layout" svg:width="2.268cm" svg:height="0.529cm" svg:x="26.873cm" svg:y="22.236cm">
          <text:p text:style-name="P3">ScTabSplitter</text:p>
          <draw:enhanced-geometry svg:viewBox="0 0 21600 21600" draw:type="rectangle" draw:enhanced-path="M 0 0 L 21600 0 21600 21600 0 21600 0 0 Z N"/>
        </draw:custom-shape>
        <draw:connector draw:style-name="data_20_member_20__28_multiple_20_pointers_29_" draw:layer="layout" svg:x1="22.261cm" svg:y1="22.201cm" svg:x2="26.873cm" svg:y2="22.5cm" draw:start-shape="id640" draw:start-glue-point="1" draw:end-shape="id774" draw:end-glue-point="3" svg:d="m22261 22201h2306v299h2306">
          <text:p/>
        </draw:connector>
        <draw:custom-shape draw:style-name="class_20__28_external_20_module_29_" draw:id="id775" draw:layer="layout" svg:width="1.789cm" svg:height="0.529cm" svg:x="24.251cm" svg:y="17.708cm">
          <text:p text:style-name="P2">Window</text:p>
          <draw:enhanced-geometry svg:viewBox="0 0 21600 21600" draw:type="rectangle" draw:enhanced-path="M 0 0 L 21600 0 21600 21600 0 21600 0 0 Z N"/>
        </draw:custom-shape>
        <draw:connector draw:style-name="data_20_member_20__28_pointer_29_" draw:text-style-name="P2" draw:layer="layout" svg:x1="22.26cm" svg:y1="19.054cm" svg:x2="24.251cm" svg:y2="17.972cm" draw:start-shape="id640" draw:start-glue-point="8" draw:end-shape="id775" draw:end-glue-point="3" svg:d="m22260 19054h996v-1082h995">
          <text:p text:style-name="P2">GetFrameWin()</text:p>
        </draw:connector>
        <draw:frame draw:style-name="annotation" draw:layer="layout" svg:width="2.621cm" svg:height="0.78cm" svg:x="23.694cm" svg:y="16.696cm">
          <draw:text-box>
            <text:p text:style-name="P2">Topmost window instance</text:p>
          </draw:text-box>
        </draw:frame>
        <draw:custom-shape draw:style-name="class_20__28_external_20_module_29_" draw:id="id776" draw:layer="layout" svg:width="2.814cm" svg:height="0.554cm" svg:x="46.995cm" svg:y="51.659cm">
          <text:p text:style-name="P2">SfxUndoManager</text:p>
          <draw:enhanced-geometry svg:viewBox="0 0 21600 21600" draw:type="rectangle" draw:enhanced-path="M 0 0 L 21600 0 21600 21600 0 21600 0 0 Z N"/>
        </draw:custom-shape>
        <draw:connector draw:style-name="data_20_member_20__28_pointer_29_" draw:text-style-name="P2" draw:layer="layout" svg:x1="41.544cm" svg:y1="52.059cm" svg:x2="46.995cm" svg:y2="51.936cm" draw:start-shape="id658" draw:start-glue-point="9" draw:end-shape="id776" draw:end-glue-point="3" svg:d="m41544 52059h2726v-123h2725">
          <text:p text:style-name="P2">GetUndoManager()</text:p>
        </draw:connector>
        <draw:custom-shape draw:style-name="gr1" draw:text-style-name="P1" draw:id="id777" draw:layer="layout" svg:width="2.318cm" svg:height="0.504cm" svg:x="29.723cm" svg:y="23.799cm">
          <text:p text:style-name="P3">ScDrawView</text:p>
          <draw:enhanced-geometry svg:viewBox="0 0 21600 21600" draw:type="rectangle" draw:enhanced-path="M 0 0 L 21600 0 21600 21600 0 21600 0 0 Z N"/>
        </draw:custom-shape>
        <draw:connector draw:style-name="data_20_member_20__28_pointer_29_" draw:text-style-name="P2" draw:layer="layout" svg:x1="22.26cm" svg:y1="23.749cm" svg:x2="29.723cm" svg:y2="24.051cm" draw:start-shape="id640" draw:start-glue-point="9" draw:end-shape="id777" draw:end-glue-point="3" svg:d="m22260 23749h3732v302h3731">
          <text:p text:style-name="P2">pDrawView</text:p>
        </draw:connector>
        <draw:custom-shape draw:style-name="class_20__28_external_20_module_29_" draw:id="id778" draw:layer="layout" svg:width="2.318cm" svg:height="0.504cm" svg:x="29.859cm" svg:y="22.224cm">
          <text:p text:style-name="P2">FmFormView</text:p>
          <draw:enhanced-geometry svg:viewBox="0 0 21600 21600" draw:type="rectangle" draw:enhanced-path="M 0 0 L 21600 0 21600 21600 0 21600 0 0 Z N"/>
        </draw:custom-shape>
        <draw:connector draw:style-name="inheritance_20__28_public_29_" draw:layer="layout" svg:x1="30.882cm" svg:y1="23.799cm" svg:x2="31.018cm" svg:y2="22.728cm" draw:start-shape="id777" draw:start-glue-point="0" draw:end-shape="id778" draw:end-glue-point="2" svg:d="m30882 23799v-535h136v-536">
          <text:p/>
        </draw:connector>
        <draw:rect draw:style-name="class" draw:id="id779" draw:layer="layout" svg:width="3.136cm" svg:height="0.571cm" svg:x="34.403cm" svg:y="18.171cm">
          <draw:glue-point draw:id="4" svg:x="-2.27cm" svg:y="5.008cm"/>
          <draw:glue-point draw:id="5" svg:x="2.273cm" svg:y="5.008cm"/>
          <text:p text:style-name="P2">ScHeaderControl</text:p>
        </draw:rect>
        <draw:connector draw:style-name="inheritance_20__28_public_29_" draw:layer="layout" svg:x1="35.222cm" svg:y1="20.294cm" svg:x2="35.26cm" svg:y2="18.741cm" draw:start-shape="id772" draw:start-glue-point="0" draw:end-shape="id779" draw:end-glue-point="4" svg:d="m35222 20294v-776h38v-777">
          <text:p/>
        </draw:connector>
        <draw:connector draw:style-name="inheritance_20__28_public_29_" draw:layer="layout" svg:x1="37.915cm" svg:y1="21.232cm" svg:x2="36.683cm" svg:y2="18.741cm" draw:start-shape="id773" draw:start-glue-point="0" draw:end-shape="id779" draw:end-glue-point="5" svg:d="m37915 21232v-1245h-1232v-1246">
          <text:p/>
        </draw:connector>
        <draw:rect draw:style-name="class_20__28_external_20_module_29_" draw:id="id780" draw:layer="layout" svg:width="1.695cm" svg:height="0.53cm" svg:x="35.206cm" svg:y="16.953cm">
          <draw:glue-point draw:id="4" svg:x="-2.585cm" svg:y="5cm"/>
          <draw:glue-point draw:id="5" svg:x="2.414cm" svg:y="5cm"/>
          <text:p text:style-name="P2"><text:span text:style-name="T3">Window</text:span></text:p>
        </draw:rect>
        <draw:connector draw:style-name="inheritance_20__28_public_29_" draw:layer="layout" svg:x1="35.971cm" svg:y1="18.171cm" svg:x2="36.053cm" svg:y2="17.483cm" draw:start-shape="id779" draw:start-glue-point="0" draw:end-shape="id780" draw:end-glue-point="2" svg:d="m35971 18171v-344h82v-344">
          <text:p/>
        </draw:connector>
        <draw:custom-shape draw:style-name="class_20__28_external_20_module_29_" draw:id="id781" draw:layer="layout" svg:width="2.487cm" svg:height="0.688cm" svg:x="6.095cm" svg:y="18.553cm">
          <text:p text:style-name="P2">SfxViewShell</text:p>
          <draw:enhanced-geometry svg:viewBox="0 0 21600 21600" draw:type="rectangle" draw:enhanced-path="M 0 0 L 21600 0 21600 21600 0 21600 0 0 Z N"/>
        </draw:custom-shape>
        <draw:connector draw:style-name="inheritance_20__28_public_29_" draw:layer="layout" svg:x1="7.338cm" svg:y1="18.553cm" svg:x2="14.044cm" svg:y2="13.716cm" draw:start-shape="id781" draw:start-glue-point="0" draw:end-shape="id632" draw:end-glue-point="5" svg:d="m7338 18553v-2418h6706v-2419">
          <text:p/>
        </draw:connector>
        <draw:custom-shape draw:style-name="gr1" draw:text-style-name="P1" draw:id="id782" draw:layer="layout" svg:width="2.593cm" svg:height="0.635cm" svg:x="5.933cm" svg:y="20.959cm">
          <text:p text:style-name="P3">ScPreviewShell</text:p>
          <draw:enhanced-geometry svg:viewBox="0 0 21600 21600" draw:type="rectangle" draw:enhanced-path="M 0 0 L 21600 0 21600 21600 0 21600 0 0 Z N"/>
        </draw:custom-shape>
        <draw:connector draw:style-name="inheritance_20__28_public_29_" draw:layer="layout" svg:x1="7.229cm" svg:y1="20.959cm" svg:x2="7.338cm" svg:y2="19.241cm" draw:start-shape="id782" draw:start-glue-point="0" draw:end-shape="id781" draw:end-glue-point="2" svg:d="m7229 20959v-859h109v-859">
          <text:p/>
        </draw:connector>
        <draw:custom-shape draw:style-name="gr1" draw:text-style-name="P1" draw:id="id783" draw:layer="layout" svg:width="1.965cm" svg:height="0.635cm" svg:x="11.557cm" svg:y="20.593cm">
          <text:p text:style-name="P3">ScPreview</text:p>
          <draw:enhanced-geometry svg:viewBox="0 0 21600 21600" draw:type="rectangle" draw:enhanced-path="M 0 0 L 21600 0 21600 21600 0 21600 0 0 Z N"/>
        </draw:custom-shape>
        <draw:connector draw:style-name="data_20_member_20__28_pointer_29_" draw:text-style-name="P2" draw:layer="layout" svg:x1="8.526cm" svg:y1="21.276cm" svg:x2="11.557cm" svg:y2="20.91cm" draw:start-shape="id782" draw:start-glue-point="1" draw:end-shape="id783" draw:end-glue-point="3" svg:d="m8526 21276h1515v-366h1516">
          <text:p text:style-name="P2">GetPreview()</text:p>
        </draw:connector>
        <draw:custom-shape draw:style-name="class_20__28_external_20_module_29_" draw:id="id785" draw:layer="layout" svg:width="2.203cm" svg:height="0.882cm" svg:x="61.735cm" svg:y="71.165cm">
          <text:p text:style-name="P2">SfxModule</text:p>
          <draw:enhanced-geometry svg:viewBox="0 0 21600 21600" draw:type="rectangle" draw:enhanced-path="M 0 0 L 21600 0 21600 21600 0 21600 0 0 Z N"/>
        </draw:custom-shape>
        <draw:custom-shape draw:style-name="gr1" draw:text-style-name="P1" draw:id="id784" draw:layer="layout" svg:width="2.115cm" svg:height="1.292cm" svg:x="60.33cm" svg:y="74.831cm">
          <draw:glue-point draw:id="4" svg:x="4.997cm" svg:y="-2.623cm"/>
          <draw:glue-point draw:id="5" svg:x="4.997cm" svg:y="2.794cm"/>
          <text:p text:style-name="P3">ScModule</text:p>
          <draw:enhanced-geometry svg:viewBox="0 0 21600 21600" draw:type="rectangle" draw:enhanced-path="M 0 0 L 21600 0 21600 21600 0 21600 0 0 Z N"/>
        </draw:custom-shape>
        <draw:connector draw:style-name="inheritance_20__28_public_29_" draw:layer="layout" svg:x1="61.387cm" svg:y1="74.831cm" svg:x2="62.836cm" svg:y2="72.047cm" draw:start-shape="id784" draw:end-shape="id785" draw:end-glue-point="2" svg:d="m61387 74831v-1392h1449v-1392">
          <text:p/>
        </draw:connector>
        <draw:custom-shape draw:style-name="gr1" draw:text-style-name="P1" draw:id="id786" draw:layer="layout" svg:width="1.885cm" svg:height="0.66cm" svg:x="73.147cm" svg:y="74.287cm">
          <text:p text:style-name="P3">ScDocCfg</text:p>
          <draw:enhanced-geometry svg:viewBox="0 0 21600 21600" draw:type="rectangle" draw:enhanced-path="M 0 0 L 21600 0 21600 21600 0 21600 0 0 Z N"/>
        </draw:custom-shape>
        <draw:custom-shape draw:style-name="gr1" draw:text-style-name="P1" draw:id="id787" draw:layer="layout" svg:width="2.923cm" svg:height="1.248cm" svg:x="77.804cm" svg:y="75.229cm">
          <draw:glue-point draw:id="4" svg:x="-5.001cm" svg:y="-2.684cm"/>
          <draw:glue-point draw:id="5" svg:x="-5.001cm" svg:y="2.508cm"/>
          <text:p text:style-name="P3">ScLinkConfigItem</text:p>
          <draw:enhanced-geometry svg:viewBox="0 0 21600 21600" draw:type="rectangle" draw:enhanced-path="M 0 0 L 21600 0 21600 21600 0 21600 0 0 Z N"/>
        </draw:custom-shape>
        <draw:connector draw:style-name="data_20_member_20__28_multiple_29_" draw:layer="layout" svg:x1="75.032cm" svg:y1="74.617cm" svg:x2="77.804cm" svg:y2="75.519cm" draw:start-shape="id786" draw:start-glue-point="1" draw:end-shape="id787" draw:end-glue-point="4" svg:d="m75032 74617h1385v902h1387">
          <text:p/>
        </draw:connector>
        <draw:custom-shape draw:style-name="gr1" draw:text-style-name="P1" draw:id="id789" draw:layer="layout" svg:width="2.332cm" svg:height="1.068cm" svg:x="78.644cm" svg:y="69.196cm">
          <draw:glue-point draw:id="4" svg:x="-5cm" svg:y="-2.574cm"/>
          <draw:glue-point draw:id="5" svg:x="-5cm" svg:y="3.249cm"/>
          <text:p text:style-name="P3">ScDocOptions</text:p>
          <draw:enhanced-geometry svg:viewBox="0 0 21600 21600" draw:type="rectangle" draw:enhanced-path="M 0 0 L 21600 0 21600 21600 0 21600 0 0 Z N"/>
        </draw:custom-shape>
        <draw:custom-shape draw:style-name="gr1" draw:text-style-name="P1" draw:id="id788" draw:layer="layout" svg:width="2.403cm" svg:height="0.636cm" svg:x="67.977cm" svg:y="70.59cm">
          <text:p text:style-name="P3">ScTpCalcItem</text:p>
          <draw:enhanced-geometry svg:viewBox="0 0 21600 21600" draw:type="rectangle" draw:enhanced-path="M 0 0 L 21600 0 21600 21600 0 21600 0 0 Z N"/>
        </draw:custom-shape>
        <draw:connector draw:style-name="data_20_member" draw:text-style-name="P2" draw:layer="layout" svg:x1="70.38cm" svg:y1="70.908cm" svg:x2="78.644cm" svg:y2="70.076cm" draw:start-shape="id788" draw:start-glue-point="1" draw:end-shape="id789" draw:end-glue-point="5" svg:d="m70380 70908h4132v-832h4132">
          <text:p text:style-name="P2">theOptions</text:p>
        </draw:connector>
        <draw:connector draw:style-name="inheritance_20__28_public_29_" draw:layer="layout" svg:x1="74.089cm" svg:y1="74.287cm" svg:x2="79.81cm" svg:y2="70.264cm" draw:start-shape="id786" draw:start-glue-point="0" draw:end-shape="id789" draw:end-glue-point="2" svg:d="m74089 74287v-2011h5721v-2012">
          <text:p/>
        </draw:connector>
        <draw:custom-shape draw:style-name="gr1" draw:text-style-name="P1" draw:id="id790" draw:layer="layout" svg:width="1.767cm" svg:height="0.637cm" svg:x="65.498cm" svg:y="78.164cm">
          <text:p text:style-name="P3">ScAppCfg</text:p>
          <draw:enhanced-geometry svg:viewBox="0 0 21600 21600" draw:type="rectangle" draw:enhanced-path="M 0 0 L 21600 0 21600 21600 0 21600 0 0 Z N"/>
        </draw:custom-shape>
        <draw:custom-shape draw:style-name="gr1" draw:text-style-name="P1" draw:id="id791" draw:layer="layout" svg:width="2.474cm" svg:height="0.707cm" svg:x="64.98cm" svg:y="76.573cm">
          <text:p text:style-name="P3">ScAppOptions</text:p>
          <draw:enhanced-geometry svg:viewBox="0 0 21600 21600" draw:type="rectangle" draw:enhanced-path="M 0 0 L 21600 0 21600 21600 0 21600 0 0 Z N"/>
        </draw:custom-shape>
        <draw:connector draw:style-name="inheritance_20__28_public_29_" draw:layer="layout" svg:x1="66.381cm" svg:y1="78.164cm" svg:x2="66.217cm" svg:y2="77.28cm" draw:start-shape="id790" draw:start-glue-point="0" draw:end-shape="id791" draw:end-glue-point="2" svg:d="m66381 78164v-443h-164v-441">
          <text:p/>
        </draw:connector>
        <draw:connector draw:style-name="data_20_member_20__28_pointer_29_" draw:layer="layout" svg:x1="62.443cm" svg:y1="75.837cm" svg:x2="65.498cm" svg:y2="78.482cm" draw:start-shape="id784" draw:start-glue-point="5" draw:end-shape="id790" draw:end-glue-point="3" svg:d="m62443 75837h1528v2645h1527">
          <text:p/>
        </draw:connector>
        <draw:connector draw:style-name="data_20_member_20__28_pointer_29_" draw:layer="layout" svg:x1="62.443cm" svg:y1="75.139cm" svg:x2="73.147cm" svg:y2="74.617cm" draw:start-shape="id784" draw:start-glue-point="4" draw:end-shape="id786" draw:end-glue-point="3" svg:d="m62443 75139h5352v-522h5352">
          <text:p/>
        </draw:connector>
        <draw:custom-shape draw:style-name="gr3" draw:id="id793" draw:layer="layout" svg:width="2.663cm" svg:height="0.613cm" svg:x="74.132cm" svg:y="68.646cm">
          <text:p text:style-name="P2">ScViewOptions</text:p>
          <draw:enhanced-geometry svg:viewBox="0 0 21600 21600" draw:type="rectangle" draw:enhanced-path="M 0 0 L 21600 0 21600 21600 0 21600 0 0 Z N"/>
        </draw:custom-shape>
        <draw:custom-shape draw:style-name="gr1" draw:text-style-name="P1" draw:id="id792" draw:layer="layout" svg:width="2.38cm" svg:height="0.612cm" svg:x="69.764cm" svg:y="69.138cm">
          <text:p text:style-name="P3">ScTpViewItem</text:p>
          <draw:enhanced-geometry svg:viewBox="0 0 21600 21600" draw:type="rectangle" draw:enhanced-path="M 0 0 L 21600 0 21600 21600 0 21600 0 0 Z N"/>
        </draw:custom-shape>
        <draw:connector draw:style-name="data_20_member" draw:text-style-name="P2" draw:layer="layout" svg:x1="72.144cm" svg:y1="69.444cm" svg:x2="74.132cm" svg:y2="68.952cm" draw:start-shape="id792" draw:start-glue-point="1" draw:end-shape="id793" draw:end-glue-point="3" svg:d="m72144 69444h994v-492h994">
          <text:p text:style-name="P2">theOptions</text:p>
        </draw:connector>
        <draw:custom-shape draw:style-name="class_20__28_external_20_module_29_" draw:id="id794" draw:layer="layout" svg:width="3.068cm" svg:height="0.612cm" svg:x="66.572cm" svg:y="66.902cm">
          <draw:glue-point draw:id="4" svg:x="-2.113cm" svg:y="5cm"/>
          <draw:glue-point draw:id="5" svg:x="2.215cm" svg:y="5cm"/>
          <text:p text:style-name="P2">SfxPoolItem</text:p>
          <draw:enhanced-geometry svg:viewBox="0 0 21600 21600" draw:type="rectangle" draw:enhanced-path="M 0 0 L 21600 0 21600 21600 0 21600 0 0 Z N"/>
        </draw:custom-shape>
        <draw:connector draw:style-name="inheritance_20__28_public_29_" draw:layer="layout" svg:x1="69.178cm" svg:y1="70.59cm" svg:x2="68.106cm" svg:y2="67.514cm" draw:start-shape="id788" draw:start-glue-point="0" draw:end-shape="id794" draw:end-glue-point="2" svg:d="m69178 70590v-1538h-1072v-1538">
          <text:p/>
        </draw:connector>
        <draw:connector draw:style-name="inheritance_20__28_public_29_" draw:layer="layout" svg:x1="70.954cm" svg:y1="69.138cm" svg:x2="68.785cm" svg:y2="67.514cm" draw:start-shape="id792" draw:start-glue-point="0" draw:end-shape="id794" draw:end-glue-point="5" svg:d="m70954 69138v-812h-2169v-812">
          <text:p/>
        </draw:connector>
        <draw:custom-shape draw:style-name="gr1" draw:text-style-name="P1" draw:id="id795" draw:layer="layout" svg:width="2.487cm" svg:height="0.555cm" svg:x="63.859cm" svg:y="69.181cm">
          <text:p text:style-name="P3">ScTpPrintItem</text:p>
          <draw:enhanced-geometry svg:viewBox="0 0 21600 21600" draw:type="rectangle" draw:enhanced-path="M 0 0 L 21600 0 21600 21600 0 21600 0 0 Z N"/>
        </draw:custom-shape>
        <draw:connector draw:style-name="inheritance_20__28_public_29_" draw:layer="layout" svg:x1="65.102cm" svg:y1="69.181cm" svg:x2="67.458cm" svg:y2="67.514cm" draw:start-shape="id795" draw:start-glue-point="0" draw:end-shape="id794" draw:end-glue-point="4" svg:d="m65102 69181v-834h2356v-833">
          <text:p/>
        </draw:connector>
        <draw:custom-shape draw:style-name="gr1" draw:text-style-name="P1" draw:id="id796" draw:layer="layout" svg:width="2.487cm" svg:height="0.555cm" svg:x="67.405cm" svg:y="71.67cm">
          <text:p text:style-name="P3">ScPrintOptions</text:p>
          <draw:enhanced-geometry svg:viewBox="0 0 21600 21600" draw:type="rectangle" draw:enhanced-path="M 0 0 L 21600 0 21600 21600 0 21600 0 0 Z N"/>
        </draw:custom-shape>
        <draw:connector draw:style-name="data_20_member" draw:text-style-name="P2" draw:layer="layout" svg:x1="66.346cm" svg:y1="69.458cm" svg:x2="67.405cm" svg:y2="71.947cm" draw:start-shape="id795" draw:start-glue-point="1" draw:end-shape="id796" draw:end-glue-point="3" svg:d="m66346 69458h529v2489h530">
          <text:p text:style-name="P2">theOptions</text:p>
        </draw:connector>
        <draw:custom-shape draw:style-name="gr1" draw:text-style-name="P1" draw:id="id797" draw:layer="layout" svg:width="1.93cm" svg:height="0.555cm" svg:x="67.644cm" svg:y="73.813cm">
          <text:p text:style-name="P3">ScPrintCfg</text:p>
          <draw:enhanced-geometry svg:viewBox="0 0 21600 21600" draw:type="rectangle" draw:enhanced-path="M 0 0 L 21600 0 21600 21600 0 21600 0 0 Z N"/>
        </draw:custom-shape>
        <draw:connector draw:style-name="inheritance_20__28_public_29_" draw:layer="layout" svg:x1="68.609cm" svg:y1="73.813cm" svg:x2="68.648cm" svg:y2="72.225cm" draw:start-shape="id797" draw:start-glue-point="0" draw:end-shape="id796" draw:end-glue-point="2" svg:d="m68609 73813v-795h39v-793">
          <text:p/>
        </draw:connector>
        <draw:rect draw:style-name="class" draw:text-style-name="P6" draw:id="id801" draw:layer="layout" svg:width="3.21cm" svg:height="0.571cm" svg:x="135.348cm" svg:y="86.018cm">
          <text:p text:style-name="P2"><text:span text:style-name="T3">ScEmptyCellToken</text:span></text:p>
        </draw:rect>
        <draw:rect draw:style-name="class" draw:text-style-name="P6" draw:id="id803" draw:layer="layout" svg:width="3.21cm" svg:height="0.571cm" svg:x="138.793cm" svg:y="86.066cm">
          <text:p text:style-name="P2"><text:span text:style-name="T3">ScHybridCellToken</text:span></text:p>
        </draw:rect>
        <draw:rect draw:style-name="class" draw:text-style-name="P6" draw:id="id805" draw:layer="layout" svg:width="4.018cm" svg:height="0.622cm" svg:x="142.385cm" svg:y="85.757cm">
          <text:p text:style-name="P2"><text:span text:style-name="T3">ScMatrixCellResultToken</text:span></text:p>
        </draw:rect>
        <draw:rect draw:style-name="class" draw:text-style-name="P6" draw:id="id808" draw:layer="layout" svg:width="2.592cm" svg:height="0.541cm" svg:x="150.85cm" svg:y="83.64cm">
          <text:p text:style-name="P2"><text:span text:style-name="T3">ScRefListToken</text:span></text:p>
        </draw:rect>
        <draw:rect draw:style-name="class" draw:text-style-name="P6" draw:id="id810" draw:layer="layout" svg:width="2.473cm" svg:height="0.62cm" svg:x="154.725cm" svg:y="83.663cm">
          <text:p text:style-name="P2"><text:span text:style-name="T3">ScStringToken</text:span></text:p>
        </draw:rect>
        <draw:connector draw:style-name="inheritance_20__28_public_29_" draw:layer="layout" svg:x1="133.353cm" svg:y1="84.237cm" svg:x2="137.848cm" svg:y2="79.812cm" draw:start-shape="id798" draw:start-glue-point="0" draw:end-shape="id799" draw:end-glue-point="14" svg:d="m133353 84237v-2212h4495v-2213">
          <text:p/>
        </draw:connector>
        <draw:connector draw:style-name="inheritance_20__28_public_29_" draw:layer="layout" svg:x1="135.225cm" svg:y1="85.21cm" svg:x2="138.894cm" svg:y2="79.812cm" draw:start-shape="id800" draw:start-glue-point="0" draw:end-shape="id799" draw:end-glue-point="4" svg:d="m135225 85210v-2698h3669v-2700">
          <text:p/>
        </draw:connector>
        <draw:connector draw:style-name="inheritance_20__28_public_29_" draw:layer="layout" svg:x1="136.953cm" svg:y1="86.018cm" svg:x2="139.668cm" svg:y2="79.812cm" draw:start-shape="id801" draw:start-glue-point="0" draw:end-shape="id799" draw:end-glue-point="15" svg:d="m136953 86018v-3102h2715v-3104">
          <text:p/>
        </draw:connector>
        <draw:connector draw:style-name="inheritance_20__28_public_29_" draw:layer="layout" draw:line-skew="0.781cm" svg:x1="138.596cm" svg:y1="85.168cm" svg:x2="140.769cm" svg:y2="79.812cm" draw:start-shape="id802" draw:start-glue-point="0" draw:end-shape="id799" draw:end-glue-point="5" svg:d="m138596 85168v-1896h2173v-3460">
          <text:p/>
        </draw:connector>
        <draw:connector draw:style-name="inheritance_20__28_public_29_" draw:layer="layout" svg:x1="140.398cm" svg:y1="86.066cm" svg:x2="141.482cm" svg:y2="79.812cm" draw:start-shape="id803" draw:start-glue-point="0" draw:end-shape="id799" draw:end-glue-point="18" svg:d="m140398 86066v-3126h1084v-3128">
          <text:p/>
        </draw:connector>
        <draw:connector draw:style-name="inheritance_20__28_public_29_" draw:layer="layout" svg:x1="142.333cm" svg:y1="84.939cm" svg:x2="142.226cm" svg:y2="79.812cm" draw:start-shape="id804" draw:start-glue-point="0" draw:end-shape="id799" draw:end-glue-point="6" svg:d="m142333 84939v-2563h-107v-2564">
          <text:p/>
        </draw:connector>
        <draw:connector draw:style-name="inheritance_20__28_public_29_" draw:layer="layout" svg:x1="144.394cm" svg:y1="85.757cm" svg:x2="142.957cm" svg:y2="79.812cm" draw:start-shape="id805" draw:start-glue-point="0" draw:end-shape="id799" draw:end-glue-point="16" svg:d="m144394 85757v-2972h-1437v-2973">
          <text:p/>
        </draw:connector>
        <draw:connector draw:style-name="inheritance_20__28_public_29_" draw:layer="layout" svg:x1="145.983cm" svg:y1="84.589cm" svg:x2="143.717cm" svg:y2="79.812cm" draw:start-shape="id806" draw:start-glue-point="0" draw:end-shape="id799" draw:end-glue-point="17" svg:d="m145983 84589v-2388h-2266v-2389">
          <text:p/>
        </draw:connector>
        <draw:connector draw:style-name="inheritance_20__28_public_29_" draw:layer="layout" svg:x1="150.54cm" svg:y1="85.691cm" svg:x2="146.506cm" svg:y2="79.812cm" draw:start-shape="id807" draw:start-glue-point="0" draw:end-shape="id799" draw:end-glue-point="8" svg:d="m150540 85691v-2939h-4034v-2940">
          <text:p/>
        </draw:connector>
        <draw:connector draw:style-name="inheritance_20__28_public_29_" draw:layer="layout" svg:x1="152.146cm" svg:y1="83.64cm" svg:x2="147.934cm" svg:y2="79.812cm" draw:start-shape="id808" draw:start-glue-point="0" draw:end-shape="id799" draw:end-glue-point="10" svg:d="m152146 83640v-1913h-4212v-1915">
          <text:p/>
        </draw:connector>
        <draw:connector draw:style-name="inheritance_20__28_public_29_" draw:layer="layout" svg:x1="154.059cm" svg:y1="84.684cm" svg:x2="148.633cm" svg:y2="79.812cm" draw:start-shape="id809" draw:start-glue-point="0" draw:end-shape="id799" draw:end-glue-point="11" svg:d="m154059 84684v-2435h-5426v-2437">
          <text:p/>
        </draw:connector>
        <draw:connector draw:style-name="inheritance_20__28_public_29_" draw:layer="layout" svg:x1="155.961cm" svg:y1="83.663cm" svg:x2="150.621cm" svg:y2="79.812cm" draw:start-shape="id810" draw:start-glue-point="0" draw:end-shape="id799" draw:end-glue-point="13" svg:d="m155961 83663v-1925h-5340v-1926">
          <text:p/>
        </draw:connector>
        <draw:rect draw:style-name="class" draw:text-style-name="P6" draw:id="id811" draw:layer="layout" svg:width="2.164cm" svg:height="0.571cm" svg:x="138.224cm" svg:y="89.159cm">
          <draw:glue-point draw:id="4" svg:x="-2.255cm" svg:y="5.008cm"/>
          <draw:glue-point draw:id="5" svg:x="2.139cm" svg:y="5.008cm"/>
          <text:p text:style-name="P2"><text:span text:style-name="T3">ScByteToken</text:span></text:p>
        </draw:rect>
        <draw:rect draw:style-name="class" draw:text-style-name="P6" draw:id="id812" draw:layer="layout" svg:width="3.518cm" svg:height="0.571cm" svg:x="142.719cm" svg:y="90.275cm">
          <text:p text:style-name="P2"><text:span text:style-name="T3">ScDoubleRefOpToken</text:span></text:p>
        </draw:rect>
        <draw:rect draw:style-name="class" draw:text-style-name="P6" draw:id="id813" draw:layer="layout" svg:width="2.711cm" svg:height="0.571cm" svg:x="144.763cm" svg:y="88.801cm">
          <text:p text:style-name="P2"><text:span text:style-name="T3">ScExternalToken</text:span></text:p>
        </draw:rect>
        <draw:rect draw:style-name="class" draw:text-style-name="P6" draw:id="id814" draw:layer="layout" svg:width="2.711cm" svg:height="0.571cm" svg:x="146.523cm" svg:y="89.895cm">
          <text:p text:style-name="P2"><text:span text:style-name="T3">ScIndexToken</text:span></text:p>
        </draw:rect>
        <draw:rect draw:style-name="class" draw:text-style-name="P6" draw:id="id815" draw:layer="layout" svg:width="2.545cm" svg:height="0.571cm" svg:x="148.424cm" svg:y="88.705cm">
          <text:p text:style-name="P2"><text:span text:style-name="T3">ScJumpToken</text:span></text:p>
        </draw:rect>
        <draw:rect draw:style-name="class" draw:text-style-name="P6" draw:id="id816" draw:layer="layout" svg:width="2.545cm" svg:height="0.571cm" svg:x="150.47cm" svg:y="89.824cm">
          <text:p text:style-name="P2"><text:span text:style-name="T3">ScMissingToken</text:span></text:p>
        </draw:rect>
        <draw:rect draw:style-name="class" draw:text-style-name="P6" draw:id="id817" draw:layer="layout" svg:width="3.377cm" svg:height="0.571cm" svg:x="152.943cm" svg:y="89.063cm">
          <text:p text:style-name="P2"><text:span text:style-name="T3">ScSingleRefOpToken</text:span></text:p>
        </draw:rect>
        <draw:rect draw:style-name="class" draw:text-style-name="P6" draw:id="id818" draw:layer="layout" svg:width="3.044cm" svg:height="0.571cm" svg:x="155.298cm" svg:y="89.919cm">
          <text:p text:style-name="P2"><text:span text:style-name="T3">ScUnknownToken</text:span></text:p>
        </draw:rect>
        <draw:connector draw:style-name="inheritance_20__28_public_29_" draw:layer="layout" svg:x1="139.306cm" svg:y1="89.159cm" svg:x2="148.544cm" svg:y2="86.231cm" draw:start-shape="id811" draw:start-glue-point="0" draw:end-shape="id807" draw:end-glue-point="4" svg:d="m139306 89159v-1463h9238v-1465">
          <text:p/>
        </draw:connector>
        <draw:connector draw:style-name="inheritance_20__28_public_29_" draw:layer="layout" svg:x1="144.478cm" svg:y1="90.275cm" svg:x2="149.067cm" svg:y2="86.231cm" draw:start-shape="id812" draw:start-glue-point="0" draw:end-shape="id807" draw:end-glue-point="5" svg:d="m144478 90275v-2021h4589v-2023">
          <text:p/>
        </draw:connector>
        <draw:connector draw:style-name="inheritance_20__28_public_29_" draw:layer="layout" svg:x1="146.118cm" svg:y1="88.801cm" svg:x2="149.638cm" svg:y2="86.231cm" draw:start-shape="id813" draw:start-glue-point="0" draw:end-shape="id807" draw:end-glue-point="6" svg:d="m146118 88801v-1284h3520v-1286">
          <text:p/>
        </draw:connector>
        <draw:connector draw:style-name="inheritance_20__28_public_29_" draw:layer="layout" svg:x1="147.878cm" svg:y1="89.895cm" svg:x2="150.137cm" svg:y2="86.231cm" draw:start-shape="id814" draw:start-glue-point="0" draw:end-shape="id807" draw:end-glue-point="7" svg:d="m147878 89895v-1831h2259v-1833">
          <text:p/>
        </draw:connector>
        <draw:connector draw:style-name="inheritance_20__28_public_29_" draw:layer="layout" svg:x1="149.696cm" svg:y1="88.705cm" svg:x2="150.944cm" svg:y2="86.231cm" draw:start-shape="id815" draw:start-glue-point="0" draw:end-shape="id807" draw:end-glue-point="8" svg:d="m149696 88705v-1236h1248v-1238">
          <text:p/>
        </draw:connector>
        <draw:connector draw:style-name="inheritance_20__28_public_29_" draw:layer="layout" svg:x1="151.742cm" svg:y1="89.824cm" svg:x2="151.562cm" svg:y2="86.231cm" draw:start-shape="id816" draw:start-glue-point="0" draw:end-shape="id807" draw:end-glue-point="9" svg:d="m151742 89824v-1796h-180v-1797">
          <text:p/>
        </draw:connector>
        <draw:connector draw:style-name="inheritance_20__28_public_29_" draw:layer="layout" svg:x1="154.631cm" svg:y1="89.063cm" svg:x2="152.133cm" svg:y2="86.231cm" draw:start-shape="id817" draw:start-glue-point="0" draw:end-shape="id807" draw:end-glue-point="10" svg:d="m154631 89063v-1415h-2498v-1417">
          <text:p/>
        </draw:connector>
        <draw:connector draw:style-name="inheritance_20__28_public_29_" draw:layer="layout" svg:x1="156.82cm" svg:y1="89.919cm" svg:x2="152.632cm" svg:y2="86.231cm" draw:start-shape="id818" draw:start-glue-point="0" draw:end-shape="id807" draw:end-glue-point="11" svg:d="m156820 89919v-1843h-4188v-1845">
          <text:p/>
        </draw:connector>
        <draw:custom-shape draw:style-name="gr3" draw:id="id819" draw:layer="layout" svg:width="4.494cm" svg:height="0.618cm" svg:x="134.252cm" svg:y="87.777cm">
          <text:p text:style-name="P2">ScMatrixFormulaCellToken</text:p>
          <draw:enhanced-geometry svg:viewBox="0 0 21600 21600" draw:type="rectangle" draw:enhanced-path="M 0 0 L 21600 0 21600 21600 0 21600 0 0 Z N"/>
        </draw:custom-shape>
        <draw:connector draw:style-name="inheritance_20__28_public_29_" draw:layer="layout" svg:x1="136.499cm" svg:y1="87.777cm" svg:x2="144.394cm" svg:y2="86.379cm" draw:start-shape="id819" draw:start-glue-point="0" draw:end-shape="id805" draw:end-glue-point="2" svg:d="m136499 87777v-699h7895v-699">
          <text:p/>
        </draw:connector>
        <draw:rect draw:style-name="class" draw:text-style-name="P6" draw:id="id820" draw:layer="layout" svg:width="2.734cm" svg:height="0.571cm" svg:x="136.251cm" svg:y="90.489cm">
          <text:p text:style-name="P2"><text:span text:style-name="T3">ScStringOpToken</text:span></text:p>
        </draw:rect>
        <draw:rect draw:style-name="class" draw:text-style-name="P6" draw:id="id821" draw:layer="layout" svg:width="2.259cm" svg:height="0.571cm" svg:x="139.604cm" svg:y="90.559cm">
          <text:p text:style-name="P2"><text:span text:style-name="T3">ScFAPToken</text:span></text:p>
        </draw:rect>
        <draw:connector draw:style-name="inheritance_20__28_public_29_" draw:layer="layout" svg:x1="137.618cm" svg:y1="90.489cm" svg:x2="138.819cm" svg:y2="89.729cm" draw:start-shape="id820" draw:start-glue-point="0" draw:end-shape="id811" draw:end-glue-point="4" svg:d="m137618 90489v-379h1201v-381">
          <text:p/>
        </draw:connector>
        <draw:connector draw:style-name="inheritance_20__28_public_29_" draw:layer="layout" svg:x1="140.733cm" svg:y1="90.559cm" svg:x2="139.768cm" svg:y2="89.729cm" draw:start-shape="id821" draw:start-glue-point="0" draw:end-shape="id811" draw:end-glue-point="5" svg:d="m140733 90559v-414h-965v-416">
          <text:p/>
        </draw:connector>
        <draw:custom-shape draw:style-name="gr1" draw:text-style-name="P1" draw:id="id822" draw:layer="layout" svg:width="2.981cm" svg:height="1.245cm" svg:x="23.542cm" svg:y="14.517cm">
          <draw:glue-point draw:id="4" svg:x="-5.001cm" svg:y="-2.497cm"/>
          <draw:glue-point draw:id="5" svg:x="-5.001cm" svg:y="2.497cm"/>
          <text:p text:style-name="P3">ScPageBreakData</text:p>
          <draw:enhanced-geometry svg:viewBox="0 0 21600 21600" draw:type="rectangle" draw:enhanced-path="M 0 0 L 21600 0 21600 21600 0 21600 0 0 Z N"/>
        </draw:custom-shape>
        <draw:connector draw:style-name="data_20_member_20__28_pointer_29_" draw:layer="layout" svg:x1="22.26cm" svg:y1="18.484cm" svg:x2="23.542cm" svg:y2="15.449cm" draw:start-shape="id640" draw:start-glue-point="15" draw:end-shape="id822" draw:end-glue-point="5" svg:d="m22260 18484h641v-3035h641">
          <text:p/>
        </draw:connector>
        <draw:custom-shape draw:style-name="gr1" draw:text-style-name="P1" draw:id="id823" draw:layer="layout" svg:width="2.281cm" svg:height="1.607cm" svg:x="19.681cm" svg:y="14.802cm">
          <draw:glue-point draw:id="4" svg:x="4.997cm" svg:y="2.426cm"/>
          <draw:glue-point draw:id="5" svg:x="4.997cm" svg:y="-2.576cm"/>
          <text:p text:style-name="P3">ScPrintFunc</text:p>
          <draw:enhanced-geometry svg:viewBox="0 0 21600 21600" draw:type="rectangle" draw:enhanced-path="M 0 0 L 21600 0 21600 21600 0 21600 0 0 Z N"/>
        </draw:custom-shape>
        <draw:connector draw:style-name="data_20_member_20__28_pointer_29_" draw:layer="layout" svg:x1="21.96cm" svg:y1="15.192cm" svg:x2="23.542cm" svg:y2="14.829cm" draw:start-shape="id823" draw:start-glue-point="5" draw:end-shape="id822" draw:end-glue-point="4" svg:d="m21960 15192h791v-363h791">
          <text:p/>
        </draw:connector>
        <draw:frame draw:style-name="gr28" draw:text-style-name="P2" draw:layer="layout" svg:width="8.008cm" svg:height="1.555cm" svg:x="109.289cm" svg:y="70.043cm">
          <draw:text-box>
            <text:p text:style-name="P2"><text:span text:style-name="T1">ScPatternAttr</text:span> stores all attributes of an individual cell or cell range, such as the cell number format, borders etc.</text:p>
          </draw:text-box>
        </draw:frame>
        <draw:custom-shape draw:style-name="gr3" draw:id="id824" draw:layer="layout" svg:width="2.98cm" svg:height="0.518cm" svg:x="91.555cm" svg:y="44.972cm">
          <text:p>ScChartListener</text:p>
          <draw:enhanced-geometry svg:viewBox="0 0 21600 21600" draw:type="rectangle" draw:enhanced-path="M 0 0 L 21600 0 21600 21600 0 21600 0 0 Z N"/>
        </draw:custom-shape>
        <draw:connector draw:style-name="data_20_member_20__28_multiple_20_pointers_29_" draw:layer="layout" svg:x1="88.842cm" svg:y1="44.944cm" svg:x2="91.555cm" svg:y2="45.231cm" draw:start-shape="id680" draw:start-glue-point="1" draw:end-shape="id824" draw:end-glue-point="3" svg:d="m88842 44944h1356v287h1357">
          <text:p/>
        </draw:connector>
        <draw:custom-shape draw:style-name="gr1" draw:text-style-name="P1" draw:id="id825" draw:layer="layout" svg:width="2.1cm" svg:height="0.596cm" svg:x="96.038cm" svg:y="45.023cm">
          <text:p text:style-name="P1">ScRangeList</text:p>
          <draw:enhanced-geometry svg:viewBox="0 0 21600 21600" draw:type="rectangle" draw:enhanced-path="M 0 0 L 21600 0 21600 21600 0 21600 0 0 Z N"/>
        </draw:custom-shape>
        <draw:connector draw:style-name="data_20_member_20__28_pointer_29_" draw:layer="layout" svg:x1="94.535cm" svg:y1="45.231cm" svg:x2="96.038cm" svg:y2="45.321cm" draw:start-shape="id824" draw:start-glue-point="1" draw:end-shape="id825" draw:end-glue-point="3" svg:d="m94535 45231h752v90h751">
          <text:p/>
        </draw:connector>
        <draw:g>
          <draw:custom-shape draw:style-name="gr1" draw:text-style-name="P1" draw:layer="layout" svg:width="3.68cm" svg:height="0.7cm" svg:x="46.613cm" svg:y="79.414cm">
            <text:p text:style-name="P1">ScSizeDeviceProvider</text:p>
            <draw:enhanced-geometry svg:viewBox="0 0 21600 21600" draw:type="rectangle" draw:enhanced-path="M 0 0 L 21600 0 21600 21600 0 21600 0 0 Z N"/>
          </draw:custom-shape>
          <draw:frame draw:style-name="annotation" draw:layer="layout" svg:width="8.527cm" svg:height="1.603cm" svg:x="46.431cm" svg:y="77.424cm">
            <draw:text-box>
              <text:p><text:span text:style-name="T1">ScSizeDeviceProvider</text:span> is always used as a local instance (a.k.a. stack variable), to query for a current drawing device, pixel per twip for both X and Y directions.</text:p>
            </draw:text-box>
          </draw:frame>
        </draw:g>
        <draw:custom-shape draw:style-name="gr1" draw:text-style-name="P1" draw:id="id826" draw:layer="layout" svg:width="2.773cm" svg:height="0.648cm" svg:x="114.259cm" svg:y="54.527cm">
          <text:p text:style-name="P3">ScChangeTrack</text:p>
          <draw:enhanced-geometry svg:viewBox="0 0 21600 21600" draw:type="rectangle" draw:enhanced-path="M 0 0 L 21600 0 21600 21600 0 21600 0 0 Z N"/>
        </draw:custom-shape>
        <draw:custom-shape draw:style-name="class_20__28_external_20_module_29_" draw:id="id827" draw:layer="layout" svg:width="2.306cm" svg:height="0.648cm" svg:x="115.167cm" svg:y="52.402cm">
          <text:p text:style-name="P2">SfxListener</text:p>
          <draw:enhanced-geometry svg:viewBox="0 0 21600 21600" draw:type="rectangle" draw:enhanced-path="M 0 0 L 21600 0 21600 21600 0 21600 0 0 Z N"/>
        </draw:custom-shape>
        <draw:connector draw:style-name="inheritance_20__28_public_29_" draw:layer="layout" svg:x1="115.645cm" svg:y1="54.527cm" svg:x2="116.32cm" svg:y2="53.05cm" draw:start-shape="id826" draw:end-shape="id827" draw:end-glue-point="2" svg:d="m115645 54527v-738h675v-739">
          <text:p/>
        </draw:connector>
        <draw:connector draw:style-name="data_20_member_20__28_pointer_29_" draw:layer="layout" svg:x1="81.729cm" svg:y1="52.816cm" svg:x2="114.259cm" svg:y2="54.851cm" draw:start-shape="id648" draw:start-glue-point="13" draw:end-shape="id826" draw:end-glue-point="3" svg:d="m81729 52816h16265v2035h16265">
          <text:p/>
        </draw:connector>
        <draw:custom-shape draw:style-name="gr1" draw:text-style-name="P1" draw:id="id828" draw:layer="layout" svg:width="4.069cm" svg:height="0.674cm" svg:x="125.146cm" svg:y="56.531cm">
          <text:p text:style-name="P3">ScChangeActionContent</text:p>
          <draw:enhanced-geometry svg:viewBox="0 0 21600 21600" draw:type="rectangle" draw:enhanced-path="M 0 0 L 21600 0 21600 21600 0 21600 0 0 Z N"/>
        </draw:custom-shape>
        <draw:custom-shape draw:style-name="gr1" draw:text-style-name="P1" draw:id="id829" draw:layer="layout" svg:width="4.379cm" svg:height="0.674cm" svg:x="129.785cm" svg:y="53.421cm">
          <draw:glue-point draw:id="4" svg:x="-3.404cm" svg:y="5cm"/>
          <draw:glue-point draw:id="5" svg:x="-1.509cm" svg:y="5cm"/>
          <draw:glue-point draw:id="6" svg:x="1.744cm" svg:y="5cm"/>
          <draw:glue-point draw:id="7" svg:x="3.402cm" svg:y="5cm"/>
          <text:p text:style-name="P3">ScChangeAction</text:p>
          <draw:enhanced-geometry svg:viewBox="0 0 21600 21600" draw:type="rectangle" draw:enhanced-path="M 0 0 L 21600 0 21600 21600 0 21600 0 0 Z N"/>
        </draw:custom-shape>
        <draw:custom-shape draw:style-name="gr1" draw:text-style-name="P1" draw:id="id830" draw:layer="layout" svg:width="3.29cm" svg:height="0.674cm" svg:x="127.893cm" svg:y="57.62cm">
          <text:p text:style-name="P3">ScChangeActionDel</text:p>
          <draw:enhanced-geometry svg:viewBox="0 0 21600 21600" draw:type="rectangle" draw:enhanced-path="M 0 0 L 21600 0 21600 21600 0 21600 0 0 Z N"/>
        </draw:custom-shape>
        <draw:custom-shape draw:style-name="gr1" draw:text-style-name="P1" draw:id="id831" draw:layer="layout" svg:width="3.29cm" svg:height="0.674cm" svg:x="130.043cm" svg:y="56.582cm">
          <text:p text:style-name="P3">ScChangeActionIns</text:p>
          <draw:enhanced-geometry svg:viewBox="0 0 21600 21600" draw:type="rectangle" draw:enhanced-path="M 0 0 L 21600 0 21600 21600 0 21600 0 0 Z N"/>
        </draw:custom-shape>
        <draw:custom-shape draw:style-name="gr1" draw:text-style-name="P1" draw:id="id832" draw:layer="layout" svg:width="3.707cm" svg:height="0.674cm" svg:x="131.832cm" svg:y="57.697cm">
          <text:p text:style-name="P3">ScChangeActionMove</text:p>
          <draw:enhanced-geometry svg:viewBox="0 0 21600 21600" draw:type="rectangle" draw:enhanced-path="M 0 0 L 21600 0 21600 21600 0 21600 0 0 Z N"/>
        </draw:custom-shape>
        <draw:custom-shape draw:style-name="gr1" draw:text-style-name="P1" draw:id="id833" draw:layer="layout" svg:width="3.629cm" svg:height="0.674cm" svg:x="134.034cm" svg:y="56.556cm">
          <text:p text:style-name="P3">ScChangeActionReject</text:p>
          <draw:enhanced-geometry svg:viewBox="0 0 21600 21600" draw:type="rectangle" draw:enhanced-path="M 0 0 L 21600 0 21600 21600 0 21600 0 0 Z N"/>
        </draw:custom-shape>
        <draw:connector draw:style-name="inheritance_20__28_public_29_" draw:layer="layout" svg:x1="127.18cm" svg:y1="56.531cm" svg:x2="130.484cm" svg:y2="54.095cm" draw:start-shape="id828" draw:start-glue-point="0" draw:end-shape="id829" draw:end-glue-point="4" svg:d="m127180 56531v-1218h3304v-1218">
          <text:p/>
        </draw:connector>
        <draw:connector draw:style-name="inheritance_20__28_public_29_" draw:layer="layout" svg:x1="129.538cm" svg:y1="57.62cm" svg:x2="131.314cm" svg:y2="54.095cm" draw:start-shape="id830" draw:start-glue-point="0" draw:end-shape="id829" draw:end-glue-point="5" svg:d="m129538 57620v-1762h1776v-1763">
          <text:p/>
        </draw:connector>
        <draw:connector draw:style-name="inheritance_20__28_public_29_" draw:layer="layout" svg:x1="131.688cm" svg:y1="56.582cm" svg:x2="131.974cm" svg:y2="54.095cm" draw:start-shape="id831" draw:start-glue-point="0" draw:end-shape="id829" draw:end-glue-point="2" svg:d="m131688 56582v-1243h286v-1244">
          <text:p/>
        </draw:connector>
        <draw:connector draw:style-name="inheritance_20__28_public_29_" draw:layer="layout" svg:x1="133.685cm" svg:y1="57.697cm" svg:x2="132.737cm" svg:y2="54.095cm" draw:start-shape="id832" draw:start-glue-point="0" draw:end-shape="id829" draw:end-glue-point="6" svg:d="m133685 57697v-1801h-948v-1801">
          <text:p/>
        </draw:connector>
        <draw:connector draw:style-name="inheritance_20__28_public_29_" draw:layer="layout" svg:x1="135.848cm" svg:y1="56.556cm" svg:x2="133.463cm" svg:y2="54.095cm" draw:start-shape="id833" draw:start-glue-point="0" draw:end-shape="id829" draw:end-glue-point="7" svg:d="m135848 56556v-1230h-2385v-1231">
          <text:p/>
        </draw:connector>
        <draw:custom-shape draw:style-name="gr1" draw:text-style-name="P1" draw:layer="layout" svg:width="3.55cm" svg:height="0.648cm" svg:x="118.354cm" svg:y="53.88cm">
          <text:p text:style-name="P3">ScChangeActionTable</text:p>
          <draw:enhanced-geometry svg:viewBox="0 0 21600 21600" draw:type="rectangle" draw:enhanced-path="M 0 0 L 21600 0 21600 21600 0 21600 0 0 Z N"/>
        </draw:custom-shape>
        <draw:custom-shape draw:style-name="gr1" draw:text-style-name="P1" draw:id="id835" draw:layer="layout" svg:width="2.125cm" svg:height="0.933cm" svg:x="50.16cm" svg:y="60.9cm">
          <draw:glue-point draw:id="4" svg:x="-2.188cm" svg:y="4.992cm"/>
          <draw:glue-point draw:id="5" svg:x="2.08cm" svg:y="4.992cm"/>
          <draw:glue-point draw:id="6" svg:x="4.997cm" svg:y="-2.497cm"/>
          <text:p text:style-name="P1">ScEEImport</text:p>
          <draw:enhanced-geometry svg:viewBox="0 0 21600 21600" draw:type="rectangle" draw:enhanced-path="M 0 0 L 21600 0 21600 21600 0 21600 0 0 Z N"/>
        </draw:custom-shape>
        <draw:custom-shape draw:style-name="gr1" draw:text-style-name="P1" draw:id="id834" draw:layer="layout" svg:width="2.54cm" svg:height="0.622cm" svg:x="49.021cm" svg:y="65.877cm">
          <text:p text:style-name="P1">ScHTMLImport</text:p>
          <draw:enhanced-geometry svg:viewBox="0 0 21600 21600" draw:type="rectangle" draw:enhanced-path="M 0 0 L 21600 0 21600 21600 0 21600 0 0 Z N"/>
        </draw:custom-shape>
        <draw:custom-shape draw:style-name="gr1" draw:text-style-name="P1" draw:id="id836" draw:layer="layout" svg:width="2.54cm" svg:height="0.622cm" svg:x="51.223cm" svg:y="64.191cm">
          <text:p text:style-name="P1">ScRTFImport</text:p>
          <draw:enhanced-geometry svg:viewBox="0 0 21600 21600" draw:type="rectangle" draw:enhanced-path="M 0 0 L 21600 0 21600 21600 0 21600 0 0 Z N"/>
        </draw:custom-shape>
        <draw:connector draw:style-name="inheritance_20__28_public_29_" draw:layer="layout" svg:x1="50.291cm" svg:y1="65.877cm" svg:x2="50.758cm" svg:y2="61.831cm" draw:start-shape="id834" draw:start-glue-point="0" draw:end-shape="id835" draw:end-glue-point="4" svg:d="m50291 65877v-2022h467v-2024">
          <text:p/>
        </draw:connector>
        <draw:connector draw:style-name="inheritance_20__28_public_29_" draw:layer="layout" svg:x1="52.493cm" svg:y1="64.191cm" svg:x2="51.664cm" svg:y2="61.831cm" draw:start-shape="id836" draw:start-glue-point="0" draw:end-shape="id835" draw:end-glue-point="5" svg:d="m52493 64191v-1179h-829v-1181">
          <text:p/>
        </draw:connector>
        <draw:connector draw:style-name="local_20_usage_20__2f__20_return_20_type" draw:layer="layout" svg:x1="47.404cm" svg:y1="64.165cm" svg:x2="49.021cm" svg:y2="66.188cm" draw:start-shape="id668" draw:start-glue-point="5" draw:end-shape="id834" draw:end-glue-point="3" svg:d="m47404 64165h809v2023h808">
          <text:p>HTML2Doc()</text:p>
        </draw:connector>
        <draw:connector draw:style-name="local_20_usage_20__2f__20_return_20_type" draw:layer="layout" svg:x1="47.404cm" svg:y1="62.819cm" svg:x2="51.223cm" svg:y2="64.502cm" draw:start-shape="id668" draw:start-glue-point="4" draw:end-shape="id836" draw:end-glue-point="3" svg:d="m47404 62819h1910v1683h1909">
          <text:p>RTF2Doc()</text:p>
        </draw:connector>
        <draw:custom-shape draw:style-name="gr1" draw:text-style-name="P1" draw:id="id838" draw:layer="layout" svg:width="2.281cm" svg:height="1.582cm" svg:x="57.056cm" svg:y="60.978cm">
          <draw:glue-point draw:id="4" svg:x="4.997cm" svg:y="3.192cm"/>
          <text:p text:style-name="P1">ScEEParser</text:p>
          <draw:enhanced-geometry svg:viewBox="0 0 21600 21600" draw:type="rectangle" draw:enhanced-path="M 0 0 L 21600 0 21600 21600 0 21600 0 0 Z N"/>
        </draw:custom-shape>
        <draw:custom-shape draw:style-name="gr1" draw:text-style-name="P1" draw:id="id837" draw:layer="layout" svg:width="2.591cm" svg:height="0.648cm" svg:x="56.978cm" svg:y="65.281cm">
          <draw:glue-point draw:id="4" svg:x="-2.296cm" svg:y="5cm"/>
          <draw:glue-point draw:id="5" svg:x="2.203cm" svg:y="5cm"/>
          <text:p text:style-name="P1">ScHTMLParser</text:p>
          <draw:enhanced-geometry svg:viewBox="0 0 21600 21600" draw:type="rectangle" draw:enhanced-path="M 0 0 L 21600 0 21600 21600 0 21600 0 0 Z N"/>
        </draw:custom-shape>
        <draw:connector draw:style-name="inheritance_20__28_public_29_" draw:layer="layout" svg:x1="58.273cm" svg:y1="65.281cm" svg:x2="58.196cm" svg:y2="62.56cm" draw:start-shape="id837" draw:start-glue-point="0" draw:end-shape="id838" draw:end-glue-point="2" svg:d="m58273 65281v-1360h-77v-1361">
          <text:p/>
        </draw:connector>
        <draw:connector draw:style-name="data_20_member_20__28_pointer_29_" draw:layer="layout" svg:x1="52.283cm" svg:y1="61.134cm" svg:x2="57.056cm" svg:y2="61.769cm" draw:start-shape="id835" draw:start-glue-point="6" draw:end-shape="id838" draw:end-glue-point="3" svg:d="m52283 61134h2387v635h2386">
          <text:p>mpParser</text:p>
        </draw:connector>
        <draw:custom-shape draw:style-name="gr1" draw:text-style-name="P1" draw:id="id839" draw:layer="layout" svg:width="3.627cm" svg:height="0.648cm" svg:x="54.31cm" svg:y="68.208cm">
          <text:p text:style-name="P1">ScHTMLLayoutParser</text:p>
          <draw:enhanced-geometry svg:viewBox="0 0 21600 21600" draw:type="rectangle" draw:enhanced-path="M 0 0 L 21600 0 21600 21600 0 21600 0 0 Z N"/>
        </draw:custom-shape>
        <draw:custom-shape draw:style-name="gr1" draw:text-style-name="P1" draw:id="id840" draw:layer="layout" svg:width="3.627cm" svg:height="0.648cm" svg:x="58.897cm" svg:y="68.183cm">
          <text:p text:style-name="P1">ScHTMLQueryParser</text:p>
          <draw:enhanced-geometry svg:viewBox="0 0 21600 21600" draw:type="rectangle" draw:enhanced-path="M 0 0 L 21600 0 21600 21600 0 21600 0 0 Z N"/>
        </draw:custom-shape>
        <draw:connector draw:style-name="inheritance_20__28_public_29_" draw:layer="layout" svg:x1="56.123cm" svg:y1="68.208cm" svg:x2="57.679cm" svg:y2="65.929cm" draw:start-shape="id839" draw:start-glue-point="0" draw:end-shape="id837" draw:end-glue-point="4" svg:d="m56123 68208v-1139h1556v-1140">
          <text:p/>
        </draw:connector>
        <draw:connector draw:style-name="inheritance_20__28_public_29_" draw:layer="layout" svg:x1="60.71cm" svg:y1="68.183cm" svg:x2="58.843cm" svg:y2="65.929cm" draw:start-shape="id840" draw:start-glue-point="0" draw:end-shape="id837" draw:end-glue-point="5" svg:d="m60710 68183v-1127h-1867v-1127">
          <text:p/>
        </draw:connector>
        <draw:custom-shape draw:style-name="class_20__28_external_20_module_29_" draw:id="id841" draw:layer="layout" svg:width="1.944cm" svg:height="0.545cm" svg:x="62.06cm" svg:y="62.248cm">
          <text:p>EditEngine</text:p>
          <draw:enhanced-geometry svg:viewBox="0 0 21600 21600" draw:type="rectangle" draw:enhanced-path="M 0 0 L 21600 0 21600 21600 0 21600 0 0 Z N"/>
        </draw:custom-shape>
        <draw:connector draw:style-name="data_20_member_20__28_pointer_29_" draw:layer="layout" svg:x1="59.335cm" svg:y1="62.273cm" svg:x2="62.06cm" svg:y2="62.52cm" draw:start-shape="id838" draw:start-glue-point="4" draw:end-shape="id841" draw:end-glue-point="3" svg:d="m59335 62273h1363v247h1362">
          <text:p>pEdit</text:p>
        </draw:connector>
        <draw:custom-shape draw:style-name="gr1" draw:text-style-name="P1" draw:id="id842" draw:layer="layout" svg:width="2.363cm" svg:height="0.753cm" svg:x="124.892cm" svg:y="33.917cm">
          <draw:glue-point draw:id="4" svg:x="5cm" svg:y="-1.666cm"/>
          <text:p text:style-name="P1">ScChartArray</text:p>
          <draw:enhanced-geometry svg:viewBox="0 0 21600 21600" draw:type="rectangle" draw:enhanced-path="M 0 0 L 21600 0 21600 21600 0 21600 0 0 Z N"/>
        </draw:custom-shape>
        <draw:connector draw:style-name="inheritance_20__28_public_29_" draw:layer="layout" svg:x1="126.073cm" svg:y1="33.917cm" svg:x2="125.388cm" svg:y2="32.262cm" draw:start-shape="id842" draw:start-glue-point="0" draw:end-shape="id694" draw:end-glue-point="15" svg:d="m126073 33917v-828h-685v-827">
          <text:p/>
        </draw:connector>
        <draw:custom-shape draw:style-name="gr1" draw:text-style-name="P1" draw:id="id843" draw:layer="layout" svg:width="3.076cm" svg:height="0.678cm" svg:x="128.563cm" svg:y="33.193cm">
          <text:p text:style-name="P1">ScChartPositioner</text:p>
          <draw:enhanced-geometry svg:viewBox="0 0 21600 21600" draw:type="rectangle" draw:enhanced-path="M 0 0 L 21600 0 21600 21600 0 21600 0 0 Z N"/>
        </draw:custom-shape>
        <draw:connector draw:style-name="data_20_member" draw:layer="layout" svg:x1="127.254cm" svg:y1="34.168cm" svg:x2="128.563cm" svg:y2="33.532cm" draw:start-shape="id842" draw:start-glue-point="4" draw:end-shape="id843" draw:end-glue-point="3" svg:d="m127254 34168h655v-636h654">
          <text:p/>
        </draw:connector>
        <draw:custom-shape draw:style-name="gr1" draw:text-style-name="P1" draw:id="id844" draw:layer="layout" svg:width="3.284cm" svg:height="0.744cm" svg:x="134.58cm" svg:y="32.541cm">
          <draw:glue-point draw:id="4" svg:x="-5cm" svg:y="-2.495cm"/>
          <draw:glue-point draw:id="5" svg:x="-5cm" svg:y="2.504cm"/>
          <text:p text:style-name="P1">ScChartPositionMap</text:p>
          <draw:enhanced-geometry svg:viewBox="0 0 21600 21600" draw:type="rectangle" draw:enhanced-path="M 0 0 L 21600 0 21600 21600 0 21600 0 0 Z N"/>
        </draw:custom-shape>
        <draw:connector draw:style-name="data_20_member_20__28_pointer_29_" draw:layer="layout" svg:x1="131.639cm" svg:y1="33.532cm" svg:x2="134.58cm" svg:y2="32.913cm" draw:start-shape="id843" draw:start-glue-point="1" draw:end-shape="id844" draw:end-glue-point="3" svg:d="m131639 33532h1471v-619h1470">
          <text:p>pPositionMap</text:p>
        </draw:connector>
        <draw:frame draw:style-name="annotation" draw:layer="layout" svg:width="6.389cm" svg:height="2.097cm" svg:x="132.339cm" svg:y="34.457cm">
          <draw:text-box>
            <text:p><text:span text:style-name="T1">ScChartPositionMap</text:span> stores the on-sheet positions of column and row headers as well as data ranges as arrays of cell addresses.</text:p>
          </draw:text-box>
        </draw:frame>
        <draw:g>
          <draw:custom-shape draw:style-name="gr1" draw:text-style-name="P1" draw:id="id751" draw:layer="layout" svg:width="2.644cm" svg:height="0.622cm" svg:x="41.943cm" svg:y="37.754cm">
            <text:p text:style-name="P3">ScInputHandler</text:p>
            <draw:enhanced-geometry svg:viewBox="0 0 21600 21600" draw:type="rectangle" draw:enhanced-path="M 0 0 L 21600 0 21600 21600 0 21600 0 0 Z N"/>
          </draw:custom-shape>
          <draw:custom-shape draw:style-name="gr1" draw:text-style-name="P1" draw:id="id845" draw:layer="layout" svg:width="2.67cm" svg:height="0.622cm" svg:x="45.988cm" svg:y="37.754cm">
            <text:p text:style-name="P1">ScInputWindow</text:p>
            <draw:enhanced-geometry svg:viewBox="0 0 21600 21600" draw:type="rectangle" draw:enhanced-path="M 0 0 L 21600 0 21600 21600 0 21600 0 0 Z N"/>
          </draw:custom-shape>
          <draw:connector draw:style-name="data_20_member_20__28_pointer_29_" draw:layer="layout" svg:x1="44.587cm" svg:y1="38.065cm" svg:x2="45.988cm" svg:y2="38.065cm" draw:start-shape="id751" draw:start-glue-point="1" draw:end-shape="id845" draw:end-glue-point="3" svg:d="m44587 38065h1401">
            <text:p/>
          </draw:connector>
          <draw:custom-shape draw:style-name="class_20__28_external_20_module_29_" draw:id="id846" draw:layer="layout" svg:width="1.814cm" svg:height="0.648cm" svg:x="46.508cm" svg:y="36.459cm">
            <text:p>ToolBox</text:p>
            <draw:enhanced-geometry svg:viewBox="0 0 21600 21600" draw:type="rectangle" draw:enhanced-path="M 0 0 L 21600 0 21600 21600 0 21600 0 0 Z N"/>
          </draw:custom-shape>
          <draw:connector draw:style-name="inheritance_20__28_public_29_" draw:layer="layout" svg:x1="47.323cm" svg:y1="37.754cm" svg:x2="47.415cm" svg:y2="37.107cm" draw:start-shape="id845" draw:start-glue-point="0" draw:end-shape="id846" draw:end-glue-point="2" svg:d="m47323 37754v-323h92v-324">
            <text:p/>
          </draw:connector>
          <draw:frame draw:style-name="annotation" draw:layer="layout" svg:width="8.554cm" svg:height="2.406cm" svg:x="39.672cm" svg:y="39.185cm">
            <draw:text-box>
              <text:p><text:span text:style-name="T1">ScInputHandler</text:span> handles cell input when a cell is in input mode (i.e. a cursor is blinking inside a cell waiting for keyboard input). <text:s/>It has method called <text:span text:style-name="T1">InitRangeFinder()</text:span> which takes care of drawing outlines of references if the input is a formula expression involving references.</text:p>
            </draw:text-box>
          </draw:frame>
        </draw:g>
        <draw:connector draw:style-name="data_20_member_20__28_pointer_29_" draw:layer="layout" svg:x1="29.872cm" svg:y1="51.012cm" svg:x2="38.9cm" svg:y2="52.491cm" draw:start-shape="id654" draw:start-glue-point="5" draw:end-shape="id658" draw:end-glue-point="6" svg:d="m29872 51012h4515v1479h4513">
          <text:p>GetDocShell()</text:p>
        </draw:connector>
        <draw:connector draw:style-name="data_20_member_20__28_pointer_29_" draw:layer="layout" svg:x1="29.872cm" svg:y1="42.188cm" svg:x2="26.034cm" svg:y2="32.59cm" draw:start-shape="id654" draw:start-glue-point="20" draw:end-shape="id637" draw:end-glue-point="3" svg:d="m29872 42188h502v-4966h-4841v-4632h501">
          <text:p/>
        </draw:connector>
        <draw:rect draw:style-name="class" draw:text-style-name="P6" draw:id="id639" draw:layer="layout" svg:width="2.314cm" svg:height="0.638cm" svg:x="22.297cm" svg:y="29.371cm">
          <text:p text:style-name="P2"><text:span text:style-name="T3">ScViewFunc</text:span></text:p>
        </draw:rect>
        <draw:connector draw:style-name="data_20_member_20__28_pointer_29_" draw:layer="layout" svg:x1="81.729cm" svg:y1="58.984cm" svg:x2="78.644cm" svg:y2="69.456cm" draw:start-shape="id648" draw:start-glue-point="21" draw:end-shape="id789" draw:end-glue-point="4" svg:d="m81729 58984h501v5513h-4087v4959h501">
          <text:p>GetDocOptions()</text:p>
        </draw:connector>
        <draw:frame draw:style-name="annotation" draw:layer="layout" svg:width="7.412cm" svg:height="3.671cm" svg:x="70.464cm" svg:y="81.743cm">
          <draw:text-box>
            <text:p><text:span text:style-name="T1">ScDocCfg</text:span> stores three data members of type <text:span text:style-name="T1">ScLinkConfigItem</text:span> for various groups of document properties.</text:p>
            <text:p/>
            <text:p>When the <text:span text:style-name="T1">ScDocCfg</text:span> instance is constructed, those <text:span text:style-name="T1">ScLinkConfigItem</text:span> members get constructed. <text:s/>Each <text:span text:style-name="T1">ScLinkConfigItem</text:span> instances then fetches their respective configuration data from the configuration manager upon construction.</text:p>
          </draw:text-box>
        </draw:frame>
        <draw:custom-shape draw:style-name="class_20__28_external_20_module_29_" draw:id="id847" draw:layer="layout" svg:width="1.969cm" svg:height="0.622cm" svg:x="78.603cm" svg:y="73.807cm">
          <text:p>ConfigItem</text:p>
          <draw:enhanced-geometry svg:viewBox="0 0 21600 21600" draw:type="rectangle" draw:enhanced-path="M 0 0 L 21600 0 21600 21600 0 21600 0 0 Z N"/>
        </draw:custom-shape>
        <draw:connector draw:style-name="inheritance_20__28_public_29_" draw:layer="layout" svg:x1="79.265cm" svg:y1="75.229cm" svg:x2="79.587cm" svg:y2="74.429cm" draw:start-shape="id787" draw:start-glue-point="0" draw:end-shape="id847" draw:end-glue-point="2" svg:d="m79265 75229v-400h322v-400">
          <text:p/>
        </draw:connector>
        <draw:custom-shape draw:style-name="namespace" draw:layer="layout" svg:width="3.11cm" svg:height="1.296cm" svg:x="77.721cm" svg:y="73.393cm">
          <text:p>utl</text:p>
          <draw:enhanced-geometry svg:viewBox="0 0 21600 21600" draw:type="rectangle" draw:enhanced-path="M 0 0 L 21600 0 21600 21600 0 21600 0 0 Z N"/>
        </draw:custom-shape>
        <draw:custom-shape draw:style-name="gr1" draw:text-style-name="P1" draw:id="id848" draw:layer="layout" svg:width="3.732cm" svg:height="0.648cm" svg:x="51.877cm" svg:y="33.807cm">
          <text:p text:style-name="P1">ScDDComboBoxButton</text:p>
          <draw:enhanced-geometry svg:viewBox="0 0 21600 21600" draw:type="rectangle" draw:enhanced-path="M 0 0 L 21600 0 21600 21600 0 21600 0 0 Z N"/>
        </draw:custom-shape>
        <draw:connector draw:style-name="data_20_member" draw:layer="layout" svg:x1="43.125cm" svg:y1="30.711cm" svg:x2="51.877cm" svg:y2="34.131cm" draw:start-shape="id655" draw:start-glue-point="8" draw:end-shape="id848" draw:end-glue-point="3" svg:d="m43125 30711h4376v3420h4376">
          <text:p>aComboButton</text:p>
        </draw:connector>
        <draw:frame draw:style-name="annotation" draw:layer="layout" svg:width="6.842cm" svg:height="1.214cm" svg:x="52.189cm" svg:y="34.925cm">
          <draw:text-box>
            <text:p><text:span text:style-name="T1">ScDDComboBoxButton</text:span> draws autofilter's arrow box at a specified cell position.</text:p>
          </draw:text-box>
        </draw:frame>
        <draw:frame draw:style-name="annotation" draw:layer="layout" svg:width="5.988cm" svg:height="2.184cm" svg:x="101.265cm" svg:y="63.894cm">
          <draw:text-box>
            <text:p><text:span text:style-name="T1">ScTableInfo</text:span> is always instantiated locally and is never stored persistently. <text:s/><text:span text:style-name="T1">ScDocument::FillInfo()</text:span> is called to fill ScTableInfo instance at each use case, from various cell attributes.</text:p>
          </draw:text-box>
        </draw:frame>
        <draw:custom-shape draw:style-name="gr1" draw:text-style-name="P1" draw:id="id849" draw:layer="layout" svg:width="2.644cm" svg:height="0.596cm" svg:x="57.036cm" svg:y="32.589cm">
          <text:p text:style-name="P1">ScFilterListBox</text:p>
          <draw:enhanced-geometry svg:viewBox="0 0 21600 21600" draw:type="rectangle" draw:enhanced-path="M 0 0 L 21600 0 21600 21600 0 21600 0 0 Z N"/>
        </draw:custom-shape>
        <draw:custom-shape draw:style-name="class_20__28_external_20_module_29_" draw:id="id850" draw:layer="layout" svg:width="1.659cm" svg:height="0.544cm" svg:x="57.866cm" svg:y="31.346cm">
          <text:p>ListBox</text:p>
          <draw:enhanced-geometry svg:viewBox="0 0 21600 21600" draw:type="rectangle" draw:enhanced-path="M 0 0 L 21600 0 21600 21600 0 21600 0 0 Z N"/>
        </draw:custom-shape>
        <draw:connector draw:style-name="inheritance_20__28_public_29_" draw:layer="layout" svg:x1="58.358cm" svg:y1="32.589cm" svg:x2="58.695cm" svg:y2="31.89cm" draw:start-shape="id849" draw:start-glue-point="0" draw:end-shape="id850" draw:end-glue-point="2" svg:d="m58358 32589v-349h337v-350">
          <text:p/>
        </draw:connector>
        <draw:connector draw:style-name="data_20_member_20__28_pointer_29_" draw:layer="layout" svg:x1="43.125cm" svg:y1="30.16cm" svg:x2="57.036cm" svg:y2="32.887cm" draw:start-shape="id655" draw:start-glue-point="11" draw:end-shape="id849" draw:end-glue-point="3" svg:d="m43125 30160h6956v2727h6955">
          <text:p/>
        </draw:connector>
        <draw:custom-shape draw:style-name="gr1" draw:text-style-name="P1" draw:id="id851" draw:layer="layout" svg:width="3.939cm" svg:height="0.622cm" svg:x="52.952cm" svg:y="30.716cm">
          <text:p text:style-name="P1">ScFilterFloatingWindow</text:p>
          <draw:enhanced-geometry svg:viewBox="0 0 21600 21600" draw:type="rectangle" draw:enhanced-path="M 0 0 L 21600 0 21600 21600 0 21600 0 0 Z N"/>
        </draw:custom-shape>
        <draw:connector draw:style-name="data_20_member_20__28_pointer_29_" draw:layer="layout" svg:x1="43.125cm" svg:y1="29.587cm" svg:x2="52.952cm" svg:y2="31.027cm" draw:start-shape="id655" draw:start-glue-point="9" draw:end-shape="id851" svg:d="m43125 29587h4913v1440h4914">
          <text:p/>
        </draw:connector>
        <draw:custom-shape draw:style-name="class_20__28_external_20_module_29_" draw:id="id852" draw:layer="layout" svg:width="2.876cm" svg:height="0.622cm" svg:x="53.833cm" svg:y="29.343cm">
          <text:p>FloatingWindow</text:p>
          <draw:enhanced-geometry svg:viewBox="0 0 21600 21600" draw:type="rectangle" draw:enhanced-path="M 0 0 L 21600 0 21600 21600 0 21600 0 0 Z N"/>
        </draw:custom-shape>
        <draw:connector draw:style-name="inheritance_20__28_public_29_" draw:layer="layout" svg:x1="54.921cm" svg:y1="30.716cm" svg:x2="55.271cm" svg:y2="29.965cm" draw:start-shape="id851" draw:start-glue-point="0" draw:end-shape="id852" draw:end-glue-point="2" svg:d="m54921 30716v-375h350v-376">
          <text:p/>
        </draw:connector>
        <draw:frame draw:style-name="annotation" draw:layer="layout" svg:width="8.034cm" svg:height="1.343cm" svg:x="58.202cm" svg:y="29.41cm">
          <draw:text-box>
            <text:p><text:span text:style-name="T1">ScFilterFloatingWindow</text:span> represents the outer system window on which the list box is drawn. <text:s/><text:span text:style-name="T1">ScFilterListBox</text:span> represents the list box inside of that window.</text:p>
          </draw:text-box>
        </draw:frame>
        <draw:custom-shape draw:style-name="gr1" draw:text-style-name="P1" draw:id="id853" draw:layer="layout" svg:width="2.773cm" svg:height="0.674cm" svg:x="50.221cm" svg:y="58.853cm">
          <text:p text:style-name="P1">ScEEAbsImport</text:p>
          <draw:enhanced-geometry svg:viewBox="0 0 21600 21600" draw:type="rectangle" draw:enhanced-path="M 0 0 L 21600 0 21600 21600 0 21600 0 0 Z N"/>
        </draw:custom-shape>
        <draw:connector draw:style-name="inheritance_20__28_public_29_" draw:layer="layout" svg:x1="51.222cm" svg:y1="60.9cm" svg:x2="51.607cm" svg:y2="59.527cm" draw:start-shape="id835" draw:start-glue-point="0" draw:end-shape="id853" draw:end-glue-point="2" svg:d="m51222 60900v-687h385v-686">
          <text:p/>
        </draw:connector>
        <draw:custom-shape draw:style-name="gr1" draw:text-style-name="P1" draw:id="id855" draw:layer="layout" svg:width="3.447cm" svg:height="0.596cm" svg:x="46.826cm" svg:y="53.799cm">
          <draw:glue-point draw:id="4" svg:x="-2.367cm" svg:y="5cm"/>
          <draw:glue-point draw:id="5" svg:x="2.146cm" svg:y="5cm"/>
          <text:p text:style-name="P1">ScFormatFilterPlugin</text:p>
          <draw:enhanced-geometry svg:viewBox="0 0 21600 21600" draw:type="rectangle" draw:enhanced-path="M 0 0 L 21600 0 21600 21600 0 21600 0 0 Z N"/>
        </draw:custom-shape>
        <draw:custom-shape draw:style-name="gr1" draw:text-style-name="P1" draw:id="id856" draw:layer="layout" svg:width="3.914cm" svg:height="0.673cm" svg:x="44.467cm" svg:y="58.153cm">
          <text:p text:style-name="P1">ScFormatFilterPluginImpl</text:p>
          <draw:enhanced-geometry svg:viewBox="0 0 21600 21600" draw:type="rectangle" draw:enhanced-path="M 0 0 L 21600 0 21600 21600 0 21600 0 0 Z N"/>
        </draw:custom-shape>
        <draw:custom-shape draw:style-name="gr1" draw:text-style-name="P1" draw:id="id854" draw:layer="layout" svg:width="3.835cm" svg:height="0.622cm" svg:x="50.3cm" svg:y="55.846cm">
          <text:p text:style-name="P1">ScFormatFilterMissing</text:p>
          <draw:enhanced-geometry svg:viewBox="0 0 21600 21600" draw:type="rectangle" draw:enhanced-path="M 0 0 L 21600 0 21600 21600 0 21600 0 0 Z N"/>
        </draw:custom-shape>
        <draw:connector draw:style-name="inheritance_20__28_public_29_" draw:layer="layout" svg:x1="52.217cm" svg:y1="55.846cm" svg:x2="49.288cm" svg:y2="54.395cm" draw:start-shape="id854" draw:start-glue-point="0" draw:end-shape="id855" draw:end-glue-point="5" svg:d="m52217 55846v-725h-2929v-726">
          <text:p/>
        </draw:connector>
        <draw:connector draw:style-name="inheritance_20__28_public_29_" draw:layer="layout" svg:x1="46.424cm" svg:y1="58.153cm" svg:x2="47.734cm" svg:y2="54.395cm" draw:start-shape="id856" draw:start-glue-point="0" draw:end-shape="id855" draw:end-glue-point="4" svg:d="m46424 58153v-1879h1310v-1879">
          <text:p/>
        </draw:connector>
        <draw:connector draw:style-name="data_20_member_20__28_multiple_29_" draw:text-style-name="P1" draw:layer="layout" svg:x1="67.265cm" svg:y1="78.482cm" svg:x2="77.804cm" svg:y2="76.165cm" draw:start-shape="id790" draw:start-glue-point="1" draw:end-shape="id787" draw:end-glue-point="5" svg:d="m67265 78482h5269v-2317h5270">
          <text:p/>
        </draw:connector>
        <draw:custom-shape draw:style-name="gr1" draw:text-style-name="P1" draw:id="id857" draw:layer="layout" svg:width="2.384cm" svg:height="0.596cm" svg:x="104.261cm" svg:y="39.128cm">
          <text:p text:style-name="P1">ScUserList</text:p>
          <draw:enhanced-geometry svg:viewBox="0 0 21600 21600" draw:type="rectangle" draw:enhanced-path="M 0 0 L 21600 0 21600 21600 0 21600 0 0 Z N"/>
        </draw:custom-shape>
        <draw:connector draw:style-name="inheritance_20__28_public_29_" draw:layer="layout" svg:x1="105.453cm" svg:y1="39.128cm" svg:x2="106.906cm" svg:y2="37.348cm" draw:start-shape="id857" draw:start-glue-point="0" draw:end-shape="id698" draw:end-glue-point="4" svg:d="m105453 39128v-890h1453v-890">
          <text:p/>
        </draw:connector>
        <draw:custom-shape draw:style-name="gr1" draw:text-style-name="P1" draw:id="id858" draw:layer="layout" svg:width="2.748cm" svg:height="0.596cm" svg:x="114.265cm" svg:y="37.262cm">
          <text:p text:style-name="P1">ScUserListData</text:p>
          <draw:enhanced-geometry svg:viewBox="0 0 21600 21600" draw:type="rectangle" draw:enhanced-path="M 0 0 L 21600 0 21600 21600 0 21600 0 0 Z N"/>
        </draw:custom-shape>
        <draw:connector draw:style-name="inheritance_20__28_public_29_" draw:layer="layout" svg:x1="115.639cm" svg:y1="37.262cm" svg:x2="114.599cm" svg:y2="32.262cm" draw:start-shape="id858" draw:start-glue-point="0" draw:end-shape="id694" draw:end-glue-point="7" svg:d="m115639 37262v-2500h-1040v-2500">
          <text:p/>
        </draw:connector>
        <draw:connector draw:style-name="data_20_member_20__28_multiple_20_pointers_29_" draw:layer="layout" svg:x1="106.645cm" svg:y1="39.426cm" svg:x2="114.265cm" svg:y2="37.56cm" draw:start-shape="id857" draw:start-glue-point="1" draw:end-shape="id858" draw:end-glue-point="3" svg:d="m106645 39426h3810v-1866h3810">
          <text:p/>
        </draw:connector>
        <draw:custom-shape draw:style-name="gr1" draw:text-style-name="P1" draw:id="id859" draw:layer="layout" svg:width="2.491cm" svg:height="0.623cm" svg:x="88.972cm" svg:y="55.45cm">
          <text:p text:style-name="P1">ScDrawLayer</text:p>
          <draw:enhanced-geometry svg:viewBox="0 0 21600 21600" draw:type="rectangle" draw:enhanced-path="M 0 0 L 21600 0 21600 21600 0 21600 0 0 Z N"/>
        </draw:custom-shape>
        <draw:connector draw:style-name="data_20_member_20__28_pointer_29_" draw:layer="layout" svg:x1="81.729cm" svg:y1="53.652cm" svg:x2="88.972cm" svg:y2="55.761cm" draw:start-shape="id648" draw:start-glue-point="29" draw:end-shape="id859" draw:end-glue-point="3" svg:d="m81729 53652h3621v2109h3622">
          <text:p>GetDrawLayer()</text:p>
        </draw:connector>
        <draw:custom-shape draw:style-name="class_20__28_external_20_module_29_" draw:id="id860" draw:layer="layout" svg:width="2.343cm" svg:height="0.673cm" svg:x="56.435cm" svg:y="27.391cm">
          <text:p>FmFormView</text:p>
          <draw:enhanced-geometry svg:viewBox="0 0 21600 21600" draw:type="rectangle" draw:enhanced-path="M 0 0 L 21600 0 21600 21600 0 21600 0 0 Z N"/>
        </draw:custom-shape>
        <draw:connector draw:style-name="data_20_member_20__28_pointer_29_" draw:layer="layout" svg:x1="52.038cm" svg:y1="28.947cm" svg:x2="56.435cm" svg:y2="27.727cm" draw:start-shape="id690" draw:start-glue-point="5" draw:end-shape="id860" draw:end-glue-point="3" svg:d="m52038 28947h2198v-1220h2199">
          <text:p>pDrawView</text:p>
        </draw:connector>
        <draw:custom-shape draw:style-name="class_20__28_external_20_module_29_" draw:id="id861" draw:layer="layout" svg:width="2.825cm" svg:height="0.57cm" svg:x="89.565cm" svg:y="53.617cm">
          <text:p>FmFormModel</text:p>
          <draw:enhanced-geometry svg:viewBox="0 0 21600 21600" draw:type="rectangle" draw:enhanced-path="M 0 0 L 21600 0 21600 21600 0 21600 0 0 Z N"/>
        </draw:custom-shape>
        <draw:connector draw:style-name="inheritance_20__28_public_29_" draw:layer="layout" svg:x1="90.217cm" svg:y1="55.45cm" svg:x2="90.977cm" svg:y2="54.187cm" draw:start-shape="id859" draw:start-glue-point="0" draw:end-shape="id861" draw:end-glue-point="2" svg:d="m90217 55450v-632h760v-631">
          <text:p/>
        </draw:connector>
        <draw:custom-shape draw:style-name="class_20__28_external_20_module_29_" draw:id="id863" draw:layer="layout" svg:width="4.302cm" svg:height="0.7cm" svg:x="74.999cm" svg:y="16.633cm">
          <draw:glue-point draw:id="4" svg:x="-2.289cm" svg:y="5.014cm"/>
          <draw:glue-point draw:id="5" svg:x="2.35cm" svg:y="5.014cm"/>
          <text:p>AccessibleStaticTextBase</text:p>
          <draw:enhanced-geometry svg:viewBox="0 0 21600 21600" draw:type="rectangle" draw:enhanced-path="M 0 0 L 21600 0 21600 21600 0 21600 0 0 Z N"/>
        </draw:custom-shape>
        <draw:custom-shape draw:style-name="class" draw:id="id862" draw:layer="layout" svg:width="2.957cm" svg:height="0.607cm" svg:x="71.33cm" svg:y="21.371cm">
          <draw:glue-point draw:id="4" svg:x="1.887cm" svg:y="-5.024cm"/>
          <draw:glue-point draw:id="5" svg:x="-2.495cm" svg:y="-5.024cm"/>
          <text:p>ScAccessibleCell</text:p>
          <draw:enhanced-geometry svg:viewBox="0 0 21600 21600" draw:type="rectangle" draw:enhanced-path="M 0 0 L 21600 0 21600 21600 0 21600 0 0 Z N"/>
        </draw:custom-shape>
        <draw:custom-shape draw:style-name="class" draw:id="id864" draw:layer="layout" svg:width="3.503cm" svg:height="0.607cm" svg:x="78.005cm" svg:y="19.247cm">
          <text:p>ScAccessibleCsvCell</text:p>
          <draw:enhanced-geometry svg:viewBox="0 0 21600 21600" draw:type="rectangle" draw:enhanced-path="M 0 0 L 21600 0 21600 21600 0 21600 0 0 Z N"/>
        </draw:custom-shape>
        <draw:connector draw:style-name="inheritance_20__28_public_29_" draw:layer="layout" svg:x1="73.365cm" svg:y1="21.371cm" svg:x2="76.166cm" svg:y2="17.333cm" draw:start-shape="id862" draw:start-glue-point="4" draw:end-shape="id863" draw:end-glue-point="4" svg:d="m73365 21371v-2019h2801v-2019">
          <text:p/>
        </draw:connector>
        <draw:connector draw:style-name="inheritance_20__28_public_29_" draw:layer="layout" svg:x1="79.756cm" svg:y1="19.247cm" svg:x2="78.16cm" svg:y2="17.333cm" draw:start-shape="id864" draw:start-glue-point="0" draw:end-shape="id863" draw:end-glue-point="5" svg:d="m79756 19247v-957h-1596v-957">
          <text:p/>
        </draw:connector>
        <draw:custom-shape draw:style-name="gr1" draw:text-style-name="P1" draw:id="id868" draw:layer="layout" svg:width="4.406cm" svg:height="4.382cm" svg:x="63.165cm" svg:y="16.712cm">
          <draw:glue-point draw:id="4" svg:x="5.002cm" svg:y="3.601cm"/>
          <draw:glue-point draw:id="5" svg:x="5.002cm" svg:y="2.015cm"/>
          <text:p text:style-name="P1">ScAccessibleSpreadsheet</text:p>
          <draw:enhanced-geometry svg:viewBox="0 0 21600 21600" draw:type="rectangle" draw:enhanced-path="M 0 0 L 21600 0 21600 21600 0 21600 0 0 Z N"/>
        </draw:custom-shape>
        <draw:custom-shape draw:style-name="gr1" draw:text-style-name="P1" draw:id="id865" draw:layer="layout" svg:width="3.991cm" svg:height="0.699cm" svg:x="62.714cm" svg:y="13.003cm">
          <text:p text:style-name="P1">ScAccessibleTableBase</text:p>
          <draw:enhanced-geometry svg:viewBox="0 0 21600 21600" draw:type="rectangle" draw:enhanced-path="M 0 0 L 21600 0 21600 21600 0 21600 0 0 Z N"/>
        </draw:custom-shape>
        <draw:custom-shape draw:style-name="gr1" draw:text-style-name="P1" draw:id="id866" draw:layer="layout" svg:width="13.347cm" svg:height="0.621cm" svg:x="64.789cm" svg:y="7.224cm">
          <draw:glue-point draw:id="4" svg:x="-4.285cm" svg:y="5.008cm"/>
          <draw:glue-point draw:id="5" svg:x="-3.544cm" svg:y="5.008cm"/>
          <draw:glue-point draw:id="6" svg:x="-2.614cm" svg:y="5.008cm"/>
          <draw:glue-point draw:id="7" svg:x="-1.731cm" svg:y="5.008cm"/>
          <draw:glue-point draw:id="8" svg:x="-0.8cm" svg:y="5.008cm"/>
          <draw:glue-point draw:id="9" svg:x="0.703cm" svg:y="5.008cm"/>
          <draw:glue-point draw:id="10" svg:x="1.467cm" svg:y="5.008cm"/>
          <draw:glue-point draw:id="11" svg:x="2.279cm" svg:y="5.008cm"/>
          <draw:glue-point draw:id="12" svg:x="3.138cm" svg:y="5.008cm"/>
          <draw:glue-point draw:id="13" svg:x="3.974cm" svg:y="5.008cm"/>
          <text:p text:style-name="P1">ScAccessibleContextBase</text:p>
          <draw:enhanced-geometry svg:viewBox="0 0 21600 21600" draw:type="rectangle" draw:enhanced-path="M 0 0 L 21600 0 21600 21600 0 21600 0 0 Z N"/>
        </draw:custom-shape>
        <draw:custom-shape draw:style-name="gr1" draw:text-style-name="P1" draw:id="id867" draw:layer="layout" svg:width="3.912cm" svg:height="0.7cm" svg:x="68.003cm" svg:y="12.951cm">
          <draw:glue-point draw:id="4" svg:x="-2.42cm" svg:y="5.014cm"/>
          <draw:glue-point draw:id="5" svg:x="2.218cm" svg:y="5.014cm"/>
          <text:p text:style-name="P1">ScAccessibleCellBase</text:p>
          <draw:enhanced-geometry svg:viewBox="0 0 21600 21600" draw:type="rectangle" draw:enhanced-path="M 0 0 L 21600 0 21600 21600 0 21600 0 0 Z N"/>
        </draw:custom-shape>
        <draw:connector draw:style-name="inheritance_20__28_public_29_" draw:layer="layout" svg:x1="64.709cm" svg:y1="13.003cm" svg:x2="66.732cm" svg:y2="7.844cm" draw:start-shape="id865" draw:start-glue-point="0" draw:end-shape="id866" draw:end-glue-point="5" svg:d="m64709 13003v-2580h2023v-2579">
          <text:p/>
        </draw:connector>
        <draw:connector draw:style-name="inheritance_20__28_public_29_" draw:layer="layout" svg:x1="69.959cm" svg:y1="12.951cm" svg:x2="67.974cm" svg:y2="7.844cm" draw:start-shape="id867" draw:start-glue-point="0" draw:end-shape="id866" draw:end-glue-point="6" svg:d="m69959 12951v-2553h-1985v-2554">
          <text:p/>
        </draw:connector>
        <draw:connector draw:style-name="inheritance_20__28_public_29_" draw:layer="layout" svg:x1="65.368cm" svg:y1="16.712cm" svg:x2="64.709cm" svg:y2="13.702cm" draw:start-shape="id868" draw:start-glue-point="0" draw:end-shape="id865" draw:end-glue-point="2" svg:d="m65368 16712v-1505h-659v-1505">
          <text:p/>
        </draw:connector>
        <draw:connector draw:style-name="inheritance_20__28_public_29_" draw:layer="layout" svg:x1="72.071cm" svg:y1="21.371cm" svg:x2="70.826cm" svg:y2="13.651cm" draw:start-shape="id862" draw:start-glue-point="5" draw:end-shape="id867" draw:end-glue-point="5" svg:d="m72071 21371v-3860h-1245v-3860">
          <text:p/>
        </draw:connector>
        <draw:custom-shape draw:style-name="gr29" draw:id="id869" draw:layer="layout" svg:width="4.083cm" svg:height="0.607cm" svg:x="66.068cm" svg:y="15.286cm">
          <draw:glue-point draw:id="4" svg:x="1.887cm" svg:y="-5.024cm"/>
          <draw:glue-point draw:id="5" svg:x="-2.495cm" svg:y="-5.024cm"/>
          <text:p>ScAccessiblePreviewCell</text:p>
          <draw:enhanced-geometry svg:viewBox="0 0 21600 21600" draw:type="rectangle" draw:enhanced-path="M 0 0 L 21600 0 21600 21600 0 21600 0 0 Z N"/>
        </draw:custom-shape>
        <draw:connector draw:style-name="inheritance_20__28_public_29_" draw:layer="layout" svg:x1="68.109cm" svg:y1="15.286cm" svg:x2="69.013cm" svg:y2="13.651cm" draw:start-shape="id869" draw:start-glue-point="0" draw:end-shape="id867" draw:end-glue-point="4" svg:d="m68109 15286v-818h904v-817">
          <text:p/>
        </draw:connector>
        <draw:custom-shape draw:style-name="gr1" draw:text-style-name="P1" draw:id="id870" draw:layer="layout" svg:width="3.912cm" svg:height="0.7cm" svg:x="71.372cm" svg:y="14.015cm">
          <draw:glue-point draw:id="4" svg:x="-2.42cm" svg:y="5.014cm"/>
          <draw:glue-point draw:id="5" svg:x="2.218cm" svg:y="5.014cm"/>
          <text:p text:style-name="P1">ScAccessibleCsvControl</text:p>
          <draw:enhanced-geometry svg:viewBox="0 0 21600 21600" draw:type="rectangle" draw:enhanced-path="M 0 0 L 21600 0 21600 21600 0 21600 0 0 Z N"/>
        </draw:custom-shape>
        <draw:connector draw:style-name="inheritance_20__28_public_29_" draw:layer="layout" svg:x1="73.328cm" svg:y1="14.015cm" svg:x2="69.152cm" svg:y2="7.844cm" draw:start-shape="id870" draw:start-glue-point="0" draw:end-shape="id866" draw:end-glue-point="7" svg:d="m73328 14015v-3085h-4176v-3086">
          <text:p/>
        </draw:connector>
        <draw:custom-shape draw:style-name="gr1" draw:text-style-name="P1" draw:id="id871" draw:layer="layout" svg:width="4.7cm" svg:height="0.7cm" svg:x="74.61cm" svg:y="12.926cm">
          <draw:glue-point draw:id="4" svg:x="-2.42cm" svg:y="5.014cm"/>
          <draw:glue-point draw:id="5" svg:x="2.218cm" svg:y="5.014cm"/>
          <text:p text:style-name="P1">ScAccessibleDataPilotControl</text:p>
          <draw:enhanced-geometry svg:viewBox="0 0 21600 21600" draw:type="rectangle" draw:enhanced-path="M 0 0 L 21600 0 21600 21600 0 21600 0 0 Z N"/>
        </draw:custom-shape>
        <draw:custom-shape draw:style-name="gr1" draw:text-style-name="P1" draw:id="id872" draw:layer="layout" svg:width="4.586cm" svg:height="0.7cm" svg:x="81.454cm" svg:y="12.589cm">
          <draw:glue-point draw:id="4" svg:x="-2.42cm" svg:y="5.014cm"/>
          <draw:glue-point draw:id="5" svg:x="2.218cm" svg:y="5.014cm"/>
          <text:p text:style-name="P1">ScAccessibleDataPilotButton</text:p>
          <draw:enhanced-geometry svg:viewBox="0 0 21600 21600" draw:type="rectangle" draw:enhanced-path="M 0 0 L 21600 0 21600 21600 0 21600 0 0 Z N"/>
        </draw:custom-shape>
        <draw:connector draw:style-name="inheritance_20__28_public_29_" draw:layer="layout" draw:line-skew="-0.74cm" svg:x1="76.96cm" svg:y1="12.926cm" svg:x2="70.395cm" svg:y2="7.844cm" draw:start-shape="id871" draw:start-glue-point="0" draw:end-shape="id866" draw:end-glue-point="8" svg:d="m76960 12926v-3281h-6565v-1801">
          <text:p/>
        </draw:connector>
        <draw:connector draw:style-name="inheritance_20__28_public_29_" draw:layer="layout" draw:line-skew="-1.275cm" svg:x1="83.747cm" svg:y1="12.589cm" svg:x2="71.462cm" svg:y2="7.845cm" draw:start-shape="id872" draw:start-glue-point="0" draw:end-shape="id866" draw:end-glue-point="2" svg:d="m83747 12589v-3647h-12285v-1097">
          <text:p/>
        </draw:connector>
        <draw:custom-shape draw:style-name="gr1" draw:text-style-name="P1" draw:id="id873" draw:layer="layout" svg:width="4.638cm" svg:height="0.7cm" svg:x="59.008cm" svg:y="9.271cm">
          <draw:glue-point draw:id="4" svg:x="-2.42cm" svg:y="5.014cm"/>
          <draw:glue-point draw:id="5" svg:x="2.218cm" svg:y="5.014cm"/>
          <text:p text:style-name="P1">ScAccessibleDocumentBase</text:p>
          <draw:enhanced-geometry svg:viewBox="0 0 21600 21600" draw:type="rectangle" draw:enhanced-path="M 0 0 L 21600 0 21600 21600 0 21600 0 0 Z N"/>
        </draw:custom-shape>
        <draw:connector draw:style-name="inheritance_20__28_public_29_" draw:layer="layout" svg:x1="61.327cm" svg:y1="9.271cm" svg:x2="65.743cm" svg:y2="7.844cm" draw:start-shape="id873" draw:start-glue-point="0" draw:end-shape="id866" draw:end-glue-point="4" svg:d="m61327 9271v-713h4416v-714">
          <text:p/>
        </draw:connector>
        <draw:custom-shape draw:style-name="gr1" draw:text-style-name="P1" draw:id="id874" draw:layer="layout" svg:width="3.929cm" svg:height="1.659cm" svg:x="57.29cm" svg:y="16.233cm">
          <draw:glue-point draw:id="4" svg:x="-2.42cm" svg:y="5.014cm"/>
          <draw:glue-point draw:id="5" svg:x="2.218cm" svg:y="5.014cm"/>
          <draw:glue-point draw:id="6" svg:x="5.002cm" svg:y="2.658cm"/>
          <draw:glue-point draw:id="7" svg:x="-2.149cm" svg:y="-5.009cm"/>
          <draw:glue-point draw:id="8" svg:x="2.376cm" svg:y="-5.009cm"/>
          <text:p text:style-name="P1">ScAccessibleDocument</text:p>
          <draw:enhanced-geometry svg:viewBox="0 0 21600 21600" draw:type="rectangle" draw:enhanced-path="M 0 0 L 21600 0 21600 21600 0 21600 0 0 Z N"/>
        </draw:custom-shape>
        <draw:connector draw:style-name="inheritance_20__28_public_29_" draw:layer="layout" svg:x1="60.187cm" svg:y1="16.233cm" svg:x2="60.205cm" svg:y2="9.971cm" draw:start-shape="id874" draw:start-glue-point="8" draw:end-shape="id873" draw:end-glue-point="4" svg:d="m60187 16233v-3131h18v-3131">
          <text:p/>
        </draw:connector>
        <draw:connector draw:style-name="data_20_member_20__28_pointer_29_" draw:layer="layout" svg:x1="67.571cm" svg:y1="20.48cm" svg:x2="71.33cm" svg:y2="21.674cm" draw:start-shape="id868" draw:start-glue-point="4" draw:end-shape="id862" draw:end-glue-point="3" svg:d="m67571 20480h1879v1194h1880">
          <text:p/>
        </draw:connector>
        <draw:connector draw:style-name="data_20_member_20__28_pointer_29_" draw:layer="layout" svg:x1="61.219cm" svg:y1="17.502cm" svg:x2="63.165cm" svg:y2="18.903cm" draw:start-shape="id874" draw:start-glue-point="6" draw:end-shape="id868" draw:end-glue-point="3" svg:d="m61219 17502h973v1401h973">
          <text:p/>
        </draw:connector>
        <draw:custom-shape draw:style-name="gr2" draw:id="id875" draw:layer="layout" svg:width="7.283cm" svg:height="1.037cm" svg:x="52.081cm" svg:y="13.923cm">
          <text:p>com.sun.star.accessibility.XAccessibleSelection</text:p>
          <text:p>com.sun.star.view.XSelectionChangeListener</text:p>
          <draw:enhanced-geometry svg:viewBox="0 0 21600 21600" draw:type="rectangle" draw:enhanced-path="M 0 0 L 21600 0 21600 21600 0 21600 0 0 Z N"/>
        </draw:custom-shape>
        <draw:connector draw:style-name="inheritance_20__28_public_29_" draw:layer="layout" svg:x1="58.41cm" svg:y1="16.233cm" svg:x2="55.722cm" svg:y2="14.96cm" draw:start-shape="id874" draw:start-glue-point="7" draw:end-shape="id875" draw:end-glue-point="2" svg:d="m58410 16233v-637h-2688v-636">
          <text:p/>
        </draw:connector>
        <draw:connector draw:style-name="local_20_usage_20__2f__20_return_20_type" draw:layer="layout" svg:x1="43.125cm" svg:y1="25.496cm" svg:x2="57.29cm" svg:y2="17.062cm" draw:start-shape="id655" draw:start-glue-point="14" draw:end-shape="id874" svg:d="m43125 25496h7082v-8434h7083">
          <text:p>CreateAccessible()</text:p>
        </draw:connector>
        <draw:connector draw:style-name="data_20_member_20__28_multiple_20_pointers_29_" draw:layer="layout" svg:x1="79.31cm" svg:y1="13.276cm" svg:x2="81.454cm" svg:y2="12.939cm" draw:start-shape="id871" draw:start-glue-point="1" draw:end-shape="id872" draw:end-glue-point="3" svg:d="m79310 13276h1072v-337h1072">
          <text:p/>
        </draw:connector>
        <draw:custom-shape draw:style-name="gr1" draw:text-style-name="P1" draw:id="id876" draw:layer="layout" svg:width="3.996cm" svg:height="0.767cm" svg:x="89.482cm" svg:y="56.833cm">
          <text:p text:style-name="P1">ScExternalRefManager</text:p>
          <draw:enhanced-geometry svg:viewBox="0 0 21600 21600" draw:type="rectangle" draw:enhanced-path="M 0 0 L 21600 0 21600 21600 0 21600 0 0 Z N"/>
        </draw:custom-shape>
        <draw:connector draw:style-name="data_20_member_20__28_pointer_29_" draw:layer="layout" draw:line-skew="1.905cm" svg:x1="81.729cm" svg:y1="56.497cm" svg:x2="89.482cm" svg:y2="57.216cm" draw:start-shape="id648" draw:start-glue-point="6" draw:end-shape="id876" draw:end-glue-point="3" svg:d="m81729 56497h5782v719h1971">
          <text:p>GetExternalRefManager()</text:p>
        </draw:connector>
        <draw:custom-shape draw:style-name="gr1" draw:text-style-name="P1" draw:id="id877" draw:layer="layout" svg:width="3.996cm" svg:height="0.767cm" svg:x="97.871cm" svg:y="57.26cm">
          <text:p text:style-name="P1">ScExternalRefCache</text:p>
          <draw:enhanced-geometry svg:viewBox="0 0 21600 21600" draw:type="rectangle" draw:enhanced-path="M 0 0 L 21600 0 21600 21600 0 21600 0 0 Z N"/>
        </draw:custom-shape>
        <draw:connector draw:style-name="data_20_member" draw:layer="layout" svg:x1="93.478cm" svg:y1="57.216cm" svg:x2="97.871cm" svg:y2="57.643cm" draw:start-shape="id876" draw:start-glue-point="1" draw:end-shape="id877" draw:end-glue-point="3" svg:d="m93478 57216h2197v427h2196">
          <text:p>maRefCache</text:p>
        </draw:connector>
        <draw:custom-shape draw:style-name="gr5" draw:id="id878" draw:layer="layout" svg:width="4.814cm" svg:height="5.265cm" svg:x="104.485cm" svg:y="56.436cm">
          <draw:glue-point draw:id="4" svg:x="5.002cm" svg:y="-3.848cm"/>
          <draw:glue-point draw:id="5" svg:x="5.002cm" svg:y="-1.778cm"/>
          <draw:glue-point draw:id="6" svg:x="5.002cm" svg:y="1.694cm"/>
          <draw:glue-point draw:id="7" svg:x="5.002cm" svg:y="3.76cm"/>
          <draw:glue-point draw:id="8" svg:x="5.002cm" svg:y="-2.857cm"/>
          <draw:glue-point draw:id="9" svg:x="5.002cm" svg:y="2.798cm"/>
          <text:p>ScExternalRefCache::DocItem</text:p>
          <draw:enhanced-geometry svg:viewBox="0 0 21600 21600" draw:type="rectangle" draw:enhanced-path="M 0 0 L 21600 0 21600 21600 0 21600 0 0 Z N"/>
        </draw:custom-shape>
        <draw:connector draw:style-name="data_20_member_20__28_multiple_29_" draw:layer="layout" svg:x1="101.867cm" svg:y1="57.643cm" svg:x2="104.485cm" svg:y2="59.068cm" draw:start-shape="id877" draw:start-glue-point="1" draw:end-shape="id878" draw:end-glue-point="3" svg:d="m101867 57643h1309v1425h1309">
          <text:p>maDocs</text:p>
        </draw:connector>
        <draw:custom-shape draw:style-name="gr3" draw:id="id879" draw:layer="layout" svg:width="4.47cm" svg:height="1.665cm" svg:x="113.668cm" svg:y="55.644cm">
          <draw:glue-point draw:id="4" svg:x="5.002cm" svg:y="-3.848cm"/>
          <draw:glue-point draw:id="5" svg:x="5.002cm" svg:y="-1.778cm"/>
          <draw:glue-point draw:id="6" svg:x="5.002cm" svg:y="1.694cm"/>
          <draw:glue-point draw:id="7" svg:x="5.002cm" svg:y="3.76cm"/>
          <text:p>ScExternalRefCache::Table</text:p>
          <draw:enhanced-geometry svg:viewBox="0 0 21600 21600" draw:type="rectangle" draw:enhanced-path="M 0 0 L 21600 0 21600 21600 0 21600 0 0 Z N"/>
        </draw:custom-shape>
        <draw:connector draw:style-name="data_20_member_20__28_multiple_20_pointers_29_" draw:layer="layout" svg:x1="109.299cm" svg:y1="57.043cm" svg:x2="113.668cm" svg:y2="56.476cm" draw:start-shape="id878" draw:start-glue-point="4" draw:end-shape="id879" draw:end-glue-point="3" svg:d="m109299 57043h2185v-567h2184">
          <text:p>maTables</text:p>
        </draw:connector>
        <draw:custom-shape draw:style-name="gr5" draw:id="id880" draw:layer="layout" svg:width="5.185cm" svg:height="0.739cm" svg:x="114.486cm" svg:y="57.602cm">
          <draw:glue-point draw:id="4" svg:x="5.002cm" svg:y="-3.848cm"/>
          <draw:glue-point draw:id="5" svg:x="5.002cm" svg:y="-1.778cm"/>
          <draw:glue-point draw:id="6" svg:x="5.002cm" svg:y="1.694cm"/>
          <draw:glue-point draw:id="7" svg:x="5.002cm" svg:y="3.76cm"/>
          <text:p>ScExternalRefCache::TableName</text:p>
          <draw:enhanced-geometry svg:viewBox="0 0 21600 21600" draw:type="rectangle" draw:enhanced-path="M 0 0 L 21600 0 21600 21600 0 21600 0 0 Z N"/>
        </draw:custom-shape>
        <draw:connector draw:style-name="data_20_member_20__28_multiple_29_" draw:layer="layout" svg:x1="109.299cm" svg:y1="57.564cm" svg:x2="114.486cm" svg:y2="57.971cm" draw:start-shape="id878" draw:start-glue-point="8" draw:end-shape="id880" draw:end-glue-point="3" svg:d="m109299 57564h2593v407h2594">
          <text:p>maTableNames</text:p>
        </draw:connector>
        <draw:custom-shape draw:style-name="typedef" draw:id="id881" draw:layer="layout" svg:width="6.508cm" svg:height="0.556cm" svg:x="113.718cm" svg:y="58.604cm">
          <text:p>ScExternalRefCache::TableNameIndexMap</text:p>
          <draw:enhanced-geometry svg:viewBox="0 0 21600 21600" draw:type="rectangle" draw:enhanced-path="M 0 0 L 21600 0 21600 21600 0 21600 0 0 Z N"/>
        </draw:custom-shape>
        <draw:connector draw:style-name="data_20_member" draw:layer="layout" svg:x1="109.299cm" svg:y1="58.132cm" svg:x2="113.718cm" svg:y2="58.882cm" draw:start-shape="id878" draw:start-glue-point="5" draw:end-shape="id881" draw:end-glue-point="3" svg:d="m109299 58132h2210v750h2209">
          <text:p/>
        </draw:connector>
        <draw:custom-shape draw:style-name="typedef" draw:id="id882" draw:layer="layout" svg:width="6.004cm" svg:height="0.556cm" svg:x="113.482cm" svg:y="59.48cm">
          <text:p>ScExternalRefCache::RangeNameMap</text:p>
          <draw:enhanced-geometry svg:viewBox="0 0 21600 21600" draw:type="rectangle" draw:enhanced-path="M 0 0 L 21600 0 21600 21600 0 21600 0 0 Z N"/>
        </draw:custom-shape>
        <draw:connector draw:style-name="data_20_member" draw:layer="layout" svg:x1="109.299cm" svg:y1="59.068cm" svg:x2="113.482cm" svg:y2="59.758cm" draw:start-shape="id878" draw:start-glue-point="1" draw:end-shape="id882" draw:end-glue-point="3" svg:d="m109299 59068h2092v690h2091">
          <text:p/>
        </draw:connector>
        <draw:custom-shape draw:style-name="typedef" draw:id="id883" draw:layer="layout" svg:width="6.004cm" svg:height="0.556cm" svg:x="113.428cm" svg:y="60.511cm">
          <text:p>ScExternalRefCache::RangeArrayMap</text:p>
          <draw:enhanced-geometry svg:viewBox="0 0 21600 21600" draw:type="rectangle" draw:enhanced-path="M 0 0 L 21600 0 21600 21600 0 21600 0 0 Z N"/>
        </draw:custom-shape>
        <draw:connector draw:style-name="data_20_member" draw:layer="layout" svg:x1="109.299cm" svg:y1="59.959cm" svg:x2="113.428cm" svg:y2="60.789cm" draw:start-shape="id878" draw:start-glue-point="6" draw:end-shape="id883" draw:end-glue-point="3" svg:d="m109299 59959h2065v830h2064">
          <text:p/>
        </draw:connector>
        <draw:custom-shape draw:style-name="typedef" draw:id="id884" draw:layer="layout" svg:width="5.449cm" svg:height="0.556cm" svg:x="112.423cm" svg:y="61.384cm">
          <text:p>ScExternalRefCache::NamePairMap</text:p>
          <draw:enhanced-geometry svg:viewBox="0 0 21600 21600" draw:type="rectangle" draw:enhanced-path="M 0 0 L 21600 0 21600 21600 0 21600 0 0 Z N"/>
        </draw:custom-shape>
        <draw:connector draw:style-name="data_20_member" draw:layer="layout" svg:x1="109.299cm" svg:y1="60.541cm" svg:x2="112.423cm" svg:y2="61.662cm" draw:start-shape="id878" draw:start-glue-point="9" draw:end-shape="id884" draw:end-glue-point="3" svg:d="m109299 60541h1562v1121h1562">
          <text:p/>
        </draw:connector>
        <draw:custom-shape draw:style-name="gr1" draw:text-style-name="P1" draw:id="id885" draw:layer="layout" svg:width="2.977cm" svg:height="0.763cm" svg:x="113.262cm" svg:y="86.396cm">
          <text:p text:style-name="P1">ScFormulaResult</text:p>
          <draw:enhanced-geometry svg:viewBox="0 0 21600 21600" draw:type="rectangle" draw:enhanced-path="M 0 0 L 21600 0 21600 21600 0 21600 0 0 Z N"/>
        </draw:custom-shape>
        <draw:connector draw:style-name="data_20_member" draw:layer="layout" svg:x1="110.185cm" svg:y1="86.994cm" svg:x2="113.262cm" svg:y2="86.777cm" draw:start-shape="id633" draw:start-glue-point="1" draw:end-shape="id885" draw:end-glue-point="3" svg:d="m110185 86994h1538v-217h1539">
          <text:p/>
        </draw:connector>
      </draw:page>
      <draw:page draw:name="sc (chart2)" draw:style-name="dp1" draw:master-page-name="Default">
        <office:forms form:automatic-focus="false" form:apply-design-mode="false"/>
        <draw:custom-shape draw:style-name="gr1" draw:text-style-name="P1" draw:id="id886" draw:layer="layout" svg:width="3.862cm" svg:height="0.7cm" svg:x="24.926cm" svg:y="47.026cm">
          <draw:glue-point draw:id="4" svg:x="-2.182cm" svg:y="-5cm"/>
          <draw:glue-point draw:id="5" svg:x="2.449cm" svg:y="-5cm"/>
          <text:p text:style-name="P3">ScChart2DataSequence</text:p>
          <draw:enhanced-geometry svg:viewBox="0 0 21600 21600" draw:type="rectangle" draw:enhanced-path="M 0 0 L 21600 0 21600 21600 0 21600 0 0 Z N"/>
        </draw:custom-shape>
        <draw:custom-shape draw:style-name="gr2" draw:id="id887" draw:layer="layout" svg:width="7.879cm" svg:height="2.851cm" svg:x="21.925cm" svg:y="42.152cm">
          <text:p text:style-name="P2">com.sun.star.beans.XPropertySet</text:p>
          <text:p text:style-name="P2">com.sun.star.chart2.data.XDataSequence</text:p>
          <text:p text:style-name="P2">com.sun.star.chart2.data.XNumericalDataSequence</text:p>
          <text:p text:style-name="P2">com.sun.star.chart2.data.XTextualDataSequence</text:p>
          <text:p text:style-name="P2">com.sun.star.lang.XServiceInfo</text:p>
          <text:p text:style-name="P2">com.sun.star.util.XCloneable</text:p>
          <text:p text:style-name="P2">com.sun.star.util.XModifyBroadcaster</text:p>
          <draw:enhanced-geometry svg:viewBox="0 0 21600 21600" draw:type="rectangle" draw:enhanced-path="M 0 0 L 21600 0 21600 21600 0 21600 0 0 Z N"/>
        </draw:custom-shape>
        <draw:connector draw:style-name="inheritance_20__28_public_29_" draw:layer="layout" svg:x1="26.015cm" svg:y1="47.026cm" svg:x2="25.864cm" svg:y2="45.003cm" draw:start-shape="id886" draw:start-glue-point="4" draw:end-shape="id887" draw:end-glue-point="2" svg:d="m26015 47026v-1012h-151v-1011">
          <text:p/>
        </draw:connector>
        <draw:custom-shape draw:style-name="gr1" draw:text-style-name="P1" draw:id="id888" draw:layer="layout" svg:width="3.68cm" svg:height="1.098cm" svg:x="20.656cm" svg:y="57.794cm">
          <draw:glue-point draw:id="4" svg:x="-2.184cm" svg:y="-5cm"/>
          <draw:glue-point draw:id="5" svg:x="2.391cm" svg:y="-5cm"/>
          <draw:glue-point draw:id="6" svg:x="5cm" svg:y="-2.213cm"/>
          <draw:glue-point draw:id="7" svg:x="5cm" svg:y="2.377cm"/>
          <text:p text:style-name="P3">ScChart2DataProvider</text:p>
          <draw:enhanced-geometry svg:viewBox="0 0 21600 21600" draw:type="rectangle" draw:enhanced-path="M 0 0 L 21600 0 21600 21600 0 21600 0 0 Z N"/>
        </draw:custom-shape>
        <draw:custom-shape draw:style-name="gr2" draw:id="id889" draw:layer="layout" svg:width="7.543cm" svg:height="0.985cm" svg:x="15.457cm" svg:y="52.975cm">
          <text:p text:style-name="P2">com.sun.star.chart2.data.XDataProvider</text:p>
          <text:p text:style-name="P2">com.sun.star.chart2.data.XRangeXMLConversion</text:p>
          <draw:enhanced-geometry svg:viewBox="0 0 21600 21600" draw:type="rectangle" draw:enhanced-path="M 0 0 L 21600 0 21600 21600 0 21600 0 0 Z N"/>
        </draw:custom-shape>
        <draw:connector draw:style-name="inheritance_20__28_public_29_" draw:layer="layout" svg:x1="21.693cm" svg:y1="57.794cm" svg:x2="19.228cm" svg:y2="53.96cm" draw:start-shape="id888" draw:start-glue-point="4" draw:end-shape="id889" draw:end-glue-point="2" svg:d="m21693 57794v-1917h-2465v-1917">
          <text:p/>
        </draw:connector>
        <draw:custom-shape draw:style-name="uno_20_service" draw:id="id890" draw:layer="layout" svg:width="5.883cm" svg:height="0.622cm" svg:x="21.148cm" svg:y="54.814cm">
          <text:p text:style-name="P2">com.sun.star.chart2.data.DataProvider</text:p>
          <draw:enhanced-geometry svg:viewBox="0 0 21600 21600" draw:type="rectangle" draw:enhanced-path="M 0 0 L 21600 0 21600 21600 0 21600 0 0 Z N"/>
        </draw:custom-shape>
        <draw:connector draw:style-name="inheritance_20__28_public_29_" draw:layer="layout" svg:x1="23.375cm" svg:y1="57.794cm" svg:x2="24.089cm" svg:y2="55.436cm" draw:start-shape="id888" draw:start-glue-point="5" draw:end-shape="id890" svg:d="m23375 57794v-1179h714v-1179">
          <text:p/>
        </draw:connector>
        <draw:custom-shape draw:style-name="uno_20_service" draw:id="id891" draw:layer="layout" svg:width="6.064cm" svg:height="0.622cm" svg:x="26.664cm" svg:y="45.393cm">
          <text:p text:style-name="P2">com.sun.star.chart2.data.DataSequence</text:p>
          <draw:enhanced-geometry svg:viewBox="0 0 21600 21600" draw:type="rectangle" draw:enhanced-path="M 0 0 L 21600 0 21600 21600 0 21600 0 0 Z N"/>
        </draw:custom-shape>
        <draw:connector draw:style-name="inheritance_20__28_public_29_" draw:layer="layout" svg:x1="27.802cm" svg:y1="47.026cm" svg:x2="29.696cm" svg:y2="46.015cm" draw:start-shape="id886" draw:start-glue-point="5" draw:end-shape="id891" draw:end-glue-point="2" svg:d="m27802 47026v-505h1894v-506">
          <text:p/>
        </draw:connector>
        <draw:custom-shape draw:style-name="gr1" draw:text-style-name="P1" draw:id="id892" draw:layer="layout" svg:width="3.862cm" svg:height="0.7cm" svg:x="28.828cm" svg:y="57.328cm">
          <draw:glue-point draw:id="4" svg:x="-2.182cm" svg:y="-5cm"/>
          <draw:glue-point draw:id="5" svg:x="2.449cm" svg:y="-5cm"/>
          <text:p text:style-name="P3">ScChart2DataSource</text:p>
          <draw:enhanced-geometry svg:viewBox="0 0 21600 21600" draw:type="rectangle" draw:enhanced-path="M 0 0 L 21600 0 21600 21600 0 21600 0 0 Z N"/>
        </draw:custom-shape>
        <draw:custom-shape draw:style-name="uno_20_service" draw:id="id893" draw:layer="layout" svg:width="5.701cm" svg:height="0.622cm" svg:x="31.861cm" svg:y="54.891cm">
          <text:p text:style-name="P2">com.sun.star.chart2.data.DataSource</text:p>
          <draw:enhanced-geometry svg:viewBox="0 0 21600 21600" draw:type="rectangle" draw:enhanced-path="M 0 0 L 21600 0 21600 21600 0 21600 0 0 Z N"/>
        </draw:custom-shape>
        <draw:connector draw:style-name="inheritance_20__28_public_29_" draw:layer="layout" svg:x1="31.704cm" svg:y1="57.328cm" svg:x2="34.711cm" svg:y2="55.513cm" draw:start-shape="id892" draw:start-glue-point="5" draw:end-shape="id893" draw:end-glue-point="2" svg:d="m31704 57328v-907h3007v-908">
          <text:p/>
        </draw:connector>
        <draw:custom-shape draw:style-name="gr1" draw:text-style-name="P1" draw:id="id894" draw:layer="layout" svg:width="5.08cm" svg:height="1.367cm" svg:x="44.769cm" svg:y="57.093cm">
          <draw:glue-point draw:id="4" svg:x="-2.182cm" svg:y="-5cm"/>
          <draw:glue-point draw:id="5" svg:x="2.449cm" svg:y="-5cm"/>
          <draw:glue-point draw:id="6" svg:x="5cm" svg:y="-2.545cm"/>
          <draw:glue-point draw:id="7" svg:x="5cm" svg:y="2.545cm"/>
          <text:p text:style-name="P3">ScChart2LabeledDataSequence</text:p>
          <draw:enhanced-geometry svg:viewBox="0 0 21600 21600" draw:type="rectangle" draw:enhanced-path="M 0 0 L 21600 0 21600 21600 0 21600 0 0 Z N"/>
        </draw:custom-shape>
        <draw:custom-shape draw:style-name="uno_20_service" draw:id="id895" draw:layer="layout" svg:width="7.439cm" svg:height="0.622cm" svg:x="45.859cm" svg:y="53.8cm">
          <text:p text:style-name="P2">com.sun.star.chart2.data.LabeledDataSequence</text:p>
          <draw:enhanced-geometry svg:viewBox="0 0 21600 21600" draw:type="rectangle" draw:enhanced-path="M 0 0 L 21600 0 21600 21600 0 21600 0 0 Z N"/>
        </draw:custom-shape>
        <draw:connector draw:style-name="inheritance_20__28_public_29_" draw:layer="layout" svg:x1="48.553cm" svg:y1="57.093cm" svg:x2="49.578cm" svg:y2="54.422cm" draw:start-shape="id894" draw:start-glue-point="5" draw:end-shape="id895" draw:end-glue-point="2" svg:d="m48553 57093v-1336h1025v-1335">
          <text:p/>
        </draw:connector>
        <draw:custom-shape draw:style-name="gr1" draw:text-style-name="P1" draw:id="id896" draw:layer="layout" svg:width="5.08cm" svg:height="0.7cm" svg:x="43.953cm" svg:y="62.705cm">
          <draw:glue-point draw:id="4" svg:x="-2.182cm" svg:y="-5cm"/>
          <draw:glue-point draw:id="5" svg:x="2.449cm" svg:y="-5cm"/>
          <text:p text:style-name="P3">ScChart2EmptyDataSequence</text:p>
          <draw:enhanced-geometry svg:viewBox="0 0 21600 21600" draw:type="rectangle" draw:enhanced-path="M 0 0 L 21600 0 21600 21600 0 21600 0 0 Z N"/>
        </draw:custom-shape>
        <draw:custom-shape draw:style-name="uno_20_service" draw:id="id897" draw:layer="layout" svg:width="6.064cm" svg:height="0.622cm" svg:x="45.197cm" svg:y="60.451cm">
          <text:p text:style-name="P2">com.sun.star.chart2.data.DataSequence</text:p>
          <draw:enhanced-geometry svg:viewBox="0 0 21600 21600" draw:type="rectangle" draw:enhanced-path="M 0 0 L 21600 0 21600 21600 0 21600 0 0 Z N"/>
        </draw:custom-shape>
        <draw:connector draw:style-name="inheritance_20__28_public_29_" draw:layer="layout" svg:x1="47.737cm" svg:y1="62.705cm" svg:x2="48.229cm" svg:y2="61.073cm" draw:start-shape="id896" draw:start-glue-point="5" draw:end-shape="id897" draw:end-glue-point="2" svg:d="m47737 62705v-816h492v-816">
          <text:p/>
        </draw:connector>
        <draw:custom-shape draw:style-name="gr2" draw:text-style-name="P2" draw:id="id898" draw:layer="layout" svg:width="7.698cm" svg:height="1.789cm" svg:x="39.247cm" svg:y="51.379cm">
          <text:p text:style-name="P2">com.sun.star.chart2.data.XLabeledDataSequence</text:p>
          <text:p text:style-name="P2">com.sun.star.lang.XServiceInfo</text:p>
          <text:p text:style-name="P2">com.sun.star.util.XCloneable</text:p>
          <text:p text:style-name="P2">com.sun.star.util.XModifyBroadcaster</text:p>
          <draw:enhanced-geometry svg:viewBox="0 0 21600 21600" draw:mirror-horizontal="false" draw:mirror-vertical="false" draw:type="rectangle" draw:enhanced-path="M 0 0 L 21600 0 21600 21600 0 21600 0 0 Z N"/>
        </draw:custom-shape>
        <draw:connector draw:style-name="inheritance_20__28_public_29_" draw:layer="layout" svg:x1="46.201cm" svg:y1="57.093cm" svg:x2="43.096cm" svg:y2="53.168cm" draw:start-shape="id894" draw:start-glue-point="4" draw:end-shape="id898" svg:d="m46201 57093v-1963h-3105v-1962">
          <text:p/>
        </draw:connector>
        <draw:custom-shape draw:style-name="gr2" draw:id="id899" draw:layer="layout" svg:width="7.568cm" svg:height="0.648cm" svg:x="34.47cm" svg:y="56.961cm">
          <text:p text:style-name="P2">com.sun.star.chart2.data.XLabeledDataSequence</text:p>
          <draw:enhanced-geometry svg:viewBox="0 0 21600 21600" draw:type="rectangle" draw:enhanced-path="M 0 0 L 21600 0 21600 21600 0 21600 0 0 Z N"/>
        </draw:custom-shape>
        <draw:connector draw:style-name="data_20_member_20__28_multiple_20_pointers_29_" draw:layer="layout" svg:x1="32.69cm" svg:y1="57.678cm" svg:x2="34.47cm" svg:y2="57.285cm" draw:start-shape="id892" draw:start-glue-point="1" draw:end-shape="id899" draw:end-glue-point="3" svg:d="m32690 57678h890v-393h890">
          <text:p/>
        </draw:connector>
        <draw:connector draw:style-name="uno_20_implementation" draw:layer="layout" svg:x1="42.038cm" svg:y1="57.285cm" svg:x2="44.769cm" svg:y2="57.776cm" draw:start-shape="id899" draw:start-glue-point="1" draw:end-shape="id894" draw:end-glue-point="3" svg:d="m42038 57285h1366v491h1365">
          <text:p/>
        </draw:connector>
        <draw:custom-shape draw:style-name="gr2" draw:id="id900" draw:layer="layout" svg:width="6.264cm" svg:height="0.648cm" svg:x="52.293cm" svg:y="56.612cm">
          <text:p text:style-name="P2">com.sun.star.chart2.data.XDataSequence</text:p>
          <draw:enhanced-geometry svg:viewBox="0 0 21600 21600" draw:type="rectangle" draw:enhanced-path="M 0 0 L 21600 0 21600 21600 0 21600 0 0 Z N"/>
        </draw:custom-shape>
        <draw:custom-shape draw:style-name="gr2" draw:id="id901" draw:layer="layout" svg:width="6.264cm" svg:height="0.648cm" svg:x="52.34cm" svg:y="57.716cm">
          <text:p text:style-name="P2">com.sun.star.chart2.data.XDataSequence</text:p>
          <draw:enhanced-geometry svg:viewBox="0 0 21600 21600" draw:type="rectangle" draw:enhanced-path="M 0 0 L 21600 0 21600 21600 0 21600 0 0 Z N"/>
        </draw:custom-shape>
        <draw:connector draw:style-name="data_20_member_20__28_pointer_29_" draw:text-style-name="P2" draw:layer="layout" svg:x1="49.849cm" svg:y1="57.429cm" svg:x2="52.293cm" svg:y2="56.936cm" draw:start-shape="id894" draw:start-glue-point="6" draw:end-shape="id900" draw:end-glue-point="3" svg:d="m49849 57429h1222v-493h1222">
          <text:p text:style-name="P2">m_aData</text:p>
        </draw:connector>
        <draw:connector draw:style-name="data_20_member_20__28_pointer_29_" draw:text-style-name="P2" draw:layer="layout" svg:x1="49.849cm" svg:y1="58.123cm" svg:x2="52.34cm" svg:y2="58.04cm" draw:start-shape="id894" draw:start-glue-point="7" draw:end-shape="id901" draw:end-glue-point="3" svg:d="m49849 58123h1246v-83h1245">
          <text:p text:style-name="P2">m_aLabel</text:p>
        </draw:connector>
        <draw:connector draw:style-name="local_20_usage_20__2f__20_return_20_type" draw:text-style-name="P2" draw:layer="layout" svg:x1="24.336cm" svg:y1="58.101cm" svg:x2="28.828cm" svg:y2="57.678cm" draw:start-shape="id888" draw:start-glue-point="6" draw:end-shape="id892" draw:end-glue-point="3" svg:d="m24336 58101h2246v-423h2246">
          <text:p text:style-name="P2">createDataSource()</text:p>
        </draw:connector>
        <draw:frame draw:style-name="gr30" draw:text-style-name="P2" draw:layer="layout" svg:width="10.631cm" svg:height="2.568cm" svg:x="22.823cm" svg:y="59.156cm">
          <draw:text-box>
            <text:p text:style-name="P2">Class <text:span text:style-name="T1">ScChart2DataProvider</text:span> instantiates <text:span text:style-name="T1">ScChart2DataSource</text:span> and returns it as <text:span text:style-name="T1">com.suns.star.chart2.data.XDataSource</text:span> via <text:span text:style-name="T1">createDataSource()</text:span> method.</text:p>
          </draw:text-box>
        </draw:frame>
        <draw:custom-shape draw:style-name="gr2" draw:id="id902" draw:layer="layout" svg:width="5.927cm" svg:height="1.008cm" svg:x="27.263cm" svg:y="53.109cm">
          <text:p text:style-name="P2">com.sun.star.chart2.data.XDataSource</text:p>
          <text:p text:style-name="P2">com.sun.star.lang.XServiceInfo</text:p>
          <draw:enhanced-geometry svg:viewBox="0 0 21600 21600" draw:type="rectangle" draw:enhanced-path="M 0 0 L 21600 0 21600 21600 0 21600 0 0 Z N"/>
        </draw:custom-shape>
        <draw:connector draw:style-name="inheritance_20__28_public_29_" draw:layer="layout" svg:x1="29.917cm" svg:y1="57.328cm" svg:x2="30.226cm" svg:y2="54.117cm" draw:start-shape="id892" draw:start-glue-point="4" draw:end-shape="id902" draw:end-glue-point="2" svg:d="m29917 57328v-1605h309v-1606">
          <text:p/>
        </draw:connector>
      </draw:page>
      <draw:page draw:name="sc (ui)" draw:style-name="dp1" draw:master-page-name="Default">
        <office:forms form:automatic-focus="false" form:apply-design-mode="false"/>
        <draw:frame draw:style-name="annotation" draw:layer="layout" svg:width="8.338cm" svg:height="0.551cm" svg:x="53.138cm" svg:y="34.172cm">
          <draw:text-box>
            <text:p text:style-name="P2">Define Label Rage dialog in <text:span text:style-name="T2">Insert &gt; Names &gt; Labels...</text:span></text:p>
          </draw:text-box>
        </draw:frame>
        <draw:rect draw:style-name="class" draw:text-style-name="P6" draw:id="id904" draw:layer="layout" svg:width="12.233cm" svg:height="0.707cm" svg:x="46.989cm" svg:y="17.168cm">
          <draw:glue-point draw:id="4" svg:x="-2.743cm" svg:y="5.002cm"/>
          <draw:glue-point draw:id="5" svg:x="2.578cm" svg:y="5.002cm"/>
          <draw:glue-point draw:id="6" svg:x="3.619cm" svg:y="5.004cm"/>
          <draw:glue-point draw:id="7" svg:x="-4.047cm" svg:y="5.004cm"/>
          <draw:glue-point draw:id="8" svg:x="-1.448cm" svg:y="5.004cm"/>
          <draw:glue-point draw:id="9" svg:x="1.343cm" svg:y="5.004cm"/>
          <draw:glue-point draw:id="10" svg:x="4.687cm" svg:y="5.007cm"/>
          <draw:glue-point draw:id="11" svg:x="-4.623cm" svg:y="5.007cm"/>
          <draw:glue-point draw:id="12" svg:x="-0.726cm" svg:y="5.007cm"/>
          <draw:glue-point draw:id="13" svg:x="-3.421cm" svg:y="5.007cm"/>
          <draw:glue-point draw:id="14" svg:x="-2.145cm" svg:y="5.007cm"/>
          <draw:glue-point draw:id="15" svg:x="0.688cm" svg:y="5.007cm"/>
          <draw:glue-point draw:id="16" svg:x="1.899cm" svg:y="5.007cm"/>
          <text:p text:style-name="P2"><text:span text:style-name="T3">ScAnyRefDlg</text:span></text:p>
        </draw:rect>
        <draw:rect draw:style-name="class_20__28_external_20_module_29_" draw:id="id906" draw:layer="layout" svg:width="3.579cm" svg:height="0.754cm" svg:x="52.117cm" svg:y="15.328cm">
          <text:p text:style-name="P2"><text:span text:style-name="T3">SfxModelessDialog</text:span></text:p>
        </draw:rect>
        <draw:rect draw:style-name="class" draw:text-style-name="P6" draw:id="id903" draw:layer="layout" svg:width="2.87cm" svg:height="0.551cm" svg:x="47.876cm" svg:y="26.943cm">
          <text:p text:style-name="P2"><text:span text:style-name="T3">ScSimpleRefDlg</text:span></text:p>
        </draw:rect>
        <draw:rect draw:style-name="class" draw:text-style-name="P6" draw:id="id905" draw:layer="layout" svg:width="2.305cm" svg:height="0.74cm" svg:x="46.529cm" svg:y="22.593cm">
          <text:p text:style-name="P2"><text:span text:style-name="T3">ScSolverDlg</text:span></text:p>
        </draw:rect>
        <draw:connector draw:style-name="inheritance_20__28_public_29_" draw:layer="layout" svg:x1="49.311cm" svg:y1="26.943cm" svg:x2="48.921cm" svg:y2="17.874cm" draw:start-shape="id903" draw:start-glue-point="0" draw:end-shape="id904" draw:end-glue-point="13" svg:d="m49311 26943v-4534h-390v-4535">
          <text:p/>
        </draw:connector>
        <draw:connector draw:style-name="inheritance_20__28_public_29_" draw:layer="layout" svg:x1="47.681cm" svg:y1="22.593cm" svg:x2="48.155cm" svg:y2="17.874cm" draw:start-shape="id905" draw:start-glue-point="0" draw:end-shape="id904" draw:end-glue-point="7" svg:d="m47681 22593v-2359h474v-2360">
          <text:p/>
        </draw:connector>
        <draw:connector draw:style-name="inheritance_20__28_public_29_" draw:layer="layout" svg:x1="53.105cm" svg:y1="17.168cm" svg:x2="53.906cm" svg:y2="16.082cm" draw:start-shape="id904" draw:start-glue-point="0" draw:end-shape="id906" draw:end-glue-point="2" svg:d="m53105 17168v-543h801v-543">
          <text:p/>
        </draw:connector>
        <draw:custom-shape draw:style-name="gr3" draw:id="id907" draw:layer="layout" svg:width="4.347cm" svg:height="0.66cm" svg:x="53.111cm" svg:y="33.285cm">
          <text:p text:style-name="P2">ScColRowNameRangesDlg</text:p>
          <draw:enhanced-geometry svg:viewBox="0 0 21600 21600" draw:type="rectangle" draw:enhanced-path="M 0 0 L 21600 0 21600 21600 0 21600 0 0 Z N"/>
        </draw:custom-shape>
        <draw:connector draw:style-name="inheritance_20__28_public_29_" draw:layer="layout" draw:line-skew="-2.594cm" svg:x1="55.284cm" svg:y1="33.285cm" svg:x2="53.105cm" svg:y2="17.875cm" draw:start-shape="id907" draw:end-shape="id904" draw:end-glue-point="2" svg:d="m55284 33285v-10299h-2179v-5111">
          <text:p/>
        </draw:connector>
        <draw:rect draw:style-name="class" draw:text-style-name="P6" draw:id="id908" draw:layer="layout" svg:width="2.5cm" svg:height="0.695cm" svg:x="62.923cm" svg:y="27.804cm">
          <text:p text:style-name="P2"><text:span text:style-name="T3">ScFilterDlg</text:span></text:p>
        </draw:rect>
        <draw:connector draw:style-name="inheritance_20__28_public_29_" draw:layer="layout" draw:line-skew="1.935cm" svg:x1="64.173cm" svg:y1="27.804cm" svg:x2="57.532cm" svg:y2="17.874cm" draw:start-shape="id908" draw:start-glue-point="0" draw:end-shape="id904" draw:end-glue-point="6" svg:d="m64173 27804v-3029h-6641v-6901">
          <text:p/>
        </draw:connector>
        <draw:frame draw:style-name="annotation" draw:layer="layout" svg:width="3.294cm" svg:height="0.478cm" svg:x="62.9cm" svg:y="28.63cm">
          <draw:text-box>
            <text:p text:style-name="P2">Standard filter dialog</text:p>
          </draw:text-box>
        </draw:frame>
        <draw:rect draw:style-name="class" draw:text-style-name="P6" draw:id="id909" draw:layer="layout" svg:width="2.913cm" svg:height="0.695cm" svg:x="60.542cm" svg:y="29.968cm">
          <text:p text:style-name="P2"><text:span text:style-name="T3">ScSpecialFilterDlg</text:span></text:p>
        </draw:rect>
        <draw:connector draw:style-name="inheritance_20__28_public_29_" draw:layer="layout" draw:line-skew="2.832cm" svg:x1="61.998cm" svg:y1="29.968cm" svg:x2="56.258cm" svg:y2="17.874cm" draw:start-shape="id909" draw:end-shape="id904" draw:end-glue-point="5" svg:d="m61998 29968v-3214h-5740v-8880">
          <text:p/>
        </draw:connector>
        <draw:frame draw:style-name="annotation" draw:layer="layout" svg:width="3.946cm" svg:height="0.647cm" svg:x="61.84cm" svg:y="30.894cm">
          <draw:text-box>
            <text:p text:style-name="P2">Advanced filter dialog</text:p>
          </draw:text-box>
        </draw:frame>
        <draw:custom-shape draw:style-name="gr1" draw:text-style-name="P1" draw:id="id910" draw:layer="layout" svg:width="4.043cm" svg:height="0.65cm" svg:x="43.729cm" svg:y="18.967cm">
          <text:p text:style-name="P3">ScConditionalFormatDlg</text:p>
          <draw:enhanced-geometry svg:viewBox="0 0 21600 21600" draw:type="rectangle" draw:enhanced-path="M 0 0 L 21600 0 21600 21600 0 21600 0 0 Z N"/>
        </draw:custom-shape>
        <draw:connector draw:style-name="inheritance_20__28_public_29_" draw:layer="layout" svg:x1="45.75cm" svg:y1="18.967cm" svg:x2="47.45cm" svg:y2="17.874cm" draw:start-shape="id910" draw:start-glue-point="0" draw:end-shape="id904" draw:end-glue-point="11" svg:d="m45750 18967v-546h1700v-547">
          <text:p/>
        </draw:connector>
        <draw:custom-shape draw:style-name="gr3" draw:id="id911" draw:layer="layout" svg:width="2.453cm" svg:height="2.836cm" svg:x="60.58cm" svg:y="20.297cm">
          <draw:glue-point draw:id="4" svg:x="4.997cm" svg:y="-4.044cm"/>
          <draw:glue-point draw:id="5" svg:x="4.997cm" svg:y="-2.584cm"/>
          <draw:glue-point draw:id="6" svg:x="4.997cm" svg:y="-1.396cm"/>
          <draw:glue-point draw:id="7" svg:x="4.997cm" svg:y="1.346cm"/>
          <draw:glue-point draw:id="8" svg:x="4.997cm" svg:y="2.626cm"/>
          <draw:glue-point draw:id="9" svg:x="4.997cm" svg:y="3.815cm"/>
          <text:p text:style-name="P2">ScFormulaDlg</text:p>
          <draw:enhanced-geometry svg:viewBox="0 0 21600 21600" draw:type="rectangle" draw:enhanced-path="M 0 0 L 21600 0 21600 21600 0 21600 0 0 Z N"/>
        </draw:custom-shape>
        <draw:connector draw:style-name="inheritance_20__28_public_29_" draw:layer="layout" svg:x1="61.806cm" svg:y1="20.297cm" svg:x2="58.838cm" svg:y2="17.874cm" draw:start-shape="id911" draw:start-glue-point="0" draw:end-shape="id904" draw:end-glue-point="10" svg:d="m61806 20297v-1211h-2968v-1212">
          <text:p/>
        </draw:connector>
        <draw:custom-shape draw:style-name="gr3" draw:id="id912" draw:layer="layout" svg:width="2.255cm" svg:height="0.701cm" svg:x="64.435cm" svg:y="18.442cm">
          <text:p text:style-name="P2">ScFuncPage</text:p>
          <draw:enhanced-geometry svg:viewBox="0 0 21600 21600" draw:type="rectangle" draw:enhanced-path="M 0 0 L 21600 0 21600 21600 0 21600 0 0 Z N"/>
        </draw:custom-shape>
        <draw:custom-shape draw:style-name="class_20__28_external_20_module_29_" draw:id="id913" draw:layer="layout" svg:width="1.762cm" svg:height="0.673cm" svg:x="65.988cm" svg:y="16.835cm">
          <draw:glue-point draw:id="4" svg:x="-2.207cm" svg:y="4.992cm"/>
          <draw:glue-point draw:id="5" svg:x="2.349cm" svg:y="4.992cm"/>
          <text:p text:style-name="P2">TabPage</text:p>
          <draw:enhanced-geometry svg:viewBox="0 0 21600 21600" draw:type="rectangle" draw:enhanced-path="M 0 0 L 21600 0 21600 21600 0 21600 0 0 Z N"/>
        </draw:custom-shape>
        <draw:connector draw:style-name="inheritance_20__28_public_29_" draw:layer="layout" svg:x1="65.562cm" svg:y1="18.442cm" svg:x2="66.481cm" svg:y2="17.506cm" draw:start-shape="id912" draw:start-glue-point="0" draw:end-shape="id913" draw:end-glue-point="4" svg:d="m65562 18442v-468h919v-468">
          <text:p/>
        </draw:connector>
        <draw:connector draw:style-name="data_20_member_20__28_pointer_29_" draw:layer="layout" svg:x1="63.031cm" svg:y1="20.569cm" svg:x2="64.435cm" svg:y2="18.792cm" draw:start-shape="id911" draw:start-glue-point="4" draw:end-shape="id912" draw:end-glue-point="3" svg:d="m63031 20569h702v-1777h702">
          <text:p/>
        </draw:connector>
        <draw:frame draw:style-name="annotation" draw:layer="layout" svg:width="3.447cm" svg:height="0.514cm" svg:x="60.752cm" svg:y="23.294cm">
          <draw:text-box>
            <text:p text:style-name="P2">Function wizard dialog</text:p>
          </draw:text-box>
        </draw:frame>
        <draw:custom-shape draw:style-name="gr1" draw:text-style-name="P1" draw:id="id914" draw:layer="layout" svg:width="2.333cm" svg:height="0.674cm" svg:x="64.33cm" svg:y="22.848cm">
          <text:p text:style-name="P3">ScFormulaUtil</text:p>
          <draw:enhanced-geometry svg:viewBox="0 0 21600 21600" draw:type="rectangle" draw:enhanced-path="M 0 0 L 21600 0 21600 21600 0 21600 0 0 Z N"/>
        </draw:custom-shape>
        <draw:connector draw:style-name="local_20_usage_20__2f__20_return_20_type" draw:layer="layout" svg:x1="63.031cm" svg:y1="22.796cm" svg:x2="64.33cm" svg:y2="23.185cm" draw:start-shape="id911" draw:start-glue-point="9" draw:end-shape="id914" svg:d="m63031 22796h650v389h649">
          <text:p/>
        </draw:connector>
        <draw:custom-shape draw:style-name="gr1" draw:text-style-name="P1" draw:id="id915" draw:layer="layout" svg:width="2.307cm" svg:height="0.674cm" svg:x="66.79cm" svg:y="19.454cm">
          <text:p text:style-name="P3">ScStructPage</text:p>
          <draw:enhanced-geometry svg:viewBox="0 0 21600 21600" draw:type="rectangle" draw:enhanced-path="M 0 0 L 21600 0 21600 21600 0 21600 0 0 Z N"/>
        </draw:custom-shape>
        <draw:connector draw:style-name="data_20_member_20__28_pointer_29_" draw:layer="layout" svg:x1="63.031cm" svg:y1="20.983cm" svg:x2="66.79cm" svg:y2="19.791cm" draw:start-shape="id911" draw:start-glue-point="5" draw:end-shape="id915" draw:end-glue-point="3" svg:d="m63031 20983h1880v-1192h1879">
          <text:p/>
        </draw:connector>
        <draw:connector draw:style-name="inheritance_20__28_public_29_" draw:layer="layout" svg:x1="67.943cm" svg:y1="19.454cm" svg:x2="67.282cm" svg:y2="17.506cm" draw:start-shape="id915" draw:start-glue-point="0" draw:end-shape="id913" draw:end-glue-point="5" svg:d="m67943 19454v-973h-661v-975">
          <text:p/>
        </draw:connector>
        <draw:custom-shape draw:style-name="gr1" draw:text-style-name="P1" draw:id="id916" draw:layer="layout" svg:width="2.644cm" svg:height="0.648cm" svg:x="70.315cm" svg:y="19.428cm">
          <text:p text:style-name="P3">ScStructListBox</text:p>
          <draw:enhanced-geometry svg:viewBox="0 0 21600 21600" draw:type="rectangle" draw:enhanced-path="M 0 0 L 21600 0 21600 21600 0 21600 0 0 Z N"/>
        </draw:custom-shape>
        <draw:connector draw:style-name="data_20_member" draw:layer="layout" svg:x1="69.097cm" svg:y1="19.791cm" svg:x2="70.315cm" svg:y2="19.752cm" draw:start-shape="id915" draw:start-glue-point="1" draw:end-shape="id916" draw:end-glue-point="3" svg:d="m69097 19791h609v-39h609">
          <text:p/>
        </draw:connector>
        <draw:custom-shape draw:style-name="class_20__28_external_20_module_29_" draw:id="id917" draw:layer="layout" svg:width="2.617cm" svg:height="0.545cm" svg:x="70.368cm" svg:y="18.002cm">
          <text:p text:style-name="P2">SvTreeListBox</text:p>
          <draw:enhanced-geometry svg:viewBox="0 0 21600 21600" draw:type="rectangle" draw:enhanced-path="M 0 0 L 21600 0 21600 21600 0 21600 0 0 Z N"/>
        </draw:custom-shape>
        <draw:connector draw:style-name="inheritance_20__28_public_29_" draw:layer="layout" svg:x1="71.637cm" svg:y1="19.428cm" svg:x2="71.676cm" svg:y2="18.547cm" draw:start-shape="id916" draw:start-glue-point="0" draw:end-shape="id917" draw:end-glue-point="2" svg:d="m71637 19428v-441h39v-440">
          <text:p/>
        </draw:connector>
        <draw:custom-shape draw:style-name="gr1" draw:text-style-name="P3" draw:id="id918" draw:layer="layout" svg:width="1.581cm" svg:height="0.544cm" svg:x="67.776cm" svg:y="20.567cm">
          <text:p text:style-name="P3">ValWnd</text:p>
          <draw:enhanced-geometry svg:viewBox="0 0 21600 21600" draw:mirror-horizontal="false" draw:mirror-vertical="false" draw:type="rectangle" draw:enhanced-path="M 0 0 L 21600 0 21600 21600 0 21600 0 0 Z N"/>
        </draw:custom-shape>
        <draw:connector draw:style-name="data_20_member" draw:layer="layout" svg:x1="63.031cm" svg:y1="21.32cm" svg:x2="67.776cm" svg:y2="20.839cm" draw:start-shape="id911" draw:start-glue-point="6" draw:end-shape="id918" svg:d="m63031 21320h2373v-481h2372">
          <text:p/>
        </draw:connector>
        <draw:custom-shape draw:style-name="gr1" draw:text-style-name="P1" draw:id="id919" draw:layer="layout" svg:width="2.229cm" svg:height="1.451cm" svg:x="67.493cm" svg:y="21.89cm">
          <draw:glue-point draw:id="4" svg:x="4.997cm" svg:y="-2.501cm"/>
          <draw:glue-point draw:id="5" svg:x="4.997cm" svg:y="2.68cm"/>
          <text:p text:style-name="P3">ScParaWin</text:p>
          <draw:enhanced-geometry svg:viewBox="0 0 21600 21600" draw:type="rectangle" draw:enhanced-path="M 0 0 L 21600 0 21600 21600 0 21600 0 0 Z N"/>
        </draw:custom-shape>
        <draw:connector draw:style-name="data_20_member" draw:layer="layout" svg:x1="63.033cm" svg:y1="21.715cm" svg:x2="67.493cm" svg:y2="22.615cm" draw:start-shape="id911" draw:start-glue-point="1" draw:end-shape="id919" draw:end-glue-point="3" svg:d="m63033 21715h2229v900h2231">
          <text:p/>
        </draw:connector>
        <draw:custom-shape draw:style-name="gr1" draw:text-style-name="P1" draw:id="id920" draw:layer="layout" svg:width="1.556cm" svg:height="0.622cm" svg:x="71.147cm" svg:y="21.941cm">
          <text:p text:style-name="P3">ArgEdit</text:p>
          <draw:enhanced-geometry svg:viewBox="0 0 21600 21600" draw:type="rectangle" draw:enhanced-path="M 0 0 L 21600 0 21600 21600 0 21600 0 0 Z N"/>
        </draw:custom-shape>
        <draw:custom-shape draw:style-name="class_20__28_external_20_module_29_" draw:id="id921" draw:layer="layout" svg:width="1.788cm" svg:height="0.544cm" svg:x="71.043cm" svg:y="20.853cm">
          <text:p text:style-name="P2">ScRefEdit</text:p>
          <draw:enhanced-geometry svg:viewBox="0 0 21600 21600" draw:type="rectangle" draw:enhanced-path="M 0 0 L 21600 0 21600 21600 0 21600 0 0 Z N"/>
        </draw:custom-shape>
        <draw:connector draw:style-name="inheritance_20__28_public_29_" draw:layer="layout" svg:x1="71.925cm" svg:y1="21.941cm" svg:x2="71.937cm" svg:y2="21.397cm" draw:start-shape="id920" draw:start-glue-point="0" draw:end-shape="id921" draw:end-glue-point="2" svg:d="m71925 21941v-272h12v-272">
          <text:p/>
        </draw:connector>
        <draw:connector draw:style-name="data_20_member_20__28_multiple_29_" draw:layer="layout" svg:x1="69.72cm" svg:y1="22.253cm" svg:x2="71.147cm" svg:y2="22.252cm" draw:start-shape="id919" draw:start-glue-point="4" draw:end-shape="id920" draw:end-glue-point="3" svg:d="m69720 22253h714v-1h713">
          <text:p/>
        </draw:connector>
        <draw:custom-shape draw:style-name="gr1" draw:text-style-name="P1" draw:id="id922" draw:layer="layout" svg:width="1.711cm" svg:height="0.622cm" svg:x="71.172cm" svg:y="22.9cm">
          <text:p text:style-name="P3">ArgInput</text:p>
          <draw:enhanced-geometry svg:viewBox="0 0 21600 21600" draw:type="rectangle" draw:enhanced-path="M 0 0 L 21600 0 21600 21600 0 21600 0 0 Z N"/>
        </draw:custom-shape>
        <draw:connector draw:style-name="data_20_member_20__28_multiple_29_" draw:layer="layout" svg:x1="69.72cm" svg:y1="23.003cm" svg:x2="71.172cm" svg:y2="23.211cm" draw:start-shape="id919" draw:start-glue-point="5" draw:end-shape="id922" draw:end-glue-point="3" svg:d="m69720 23003h726v208h726">
          <text:p/>
        </draw:connector>
        <draw:custom-shape draw:style-name="gr3" draw:id="id923" draw:layer="layout" svg:width="3.162cm" svg:height="1.354cm" svg:x="68.164cm" svg:y="28.178cm">
          <draw:glue-point draw:id="4" svg:x="-5cm" svg:y="-2.422cm"/>
          <draw:glue-point draw:id="5" svg:x="-5cm" svg:y="2.85cm"/>
          <text:p text:style-name="P2">ScFilterOptionsMgr</text:p>
          <draw:enhanced-geometry svg:viewBox="0 0 21600 21600" draw:type="rectangle" draw:enhanced-path="M 0 0 L 21600 0 21600 21600 0 21600 0 0 Z N"/>
        </draw:custom-shape>
        <draw:connector draw:style-name="data_20_member_20__28_pointer_29_" draw:layer="layout" svg:x1="65.423cm" svg:y1="28.151cm" svg:x2="68.164cm" svg:y2="28.528cm" draw:start-shape="id908" draw:start-glue-point="1" draw:end-shape="id923" draw:end-glue-point="4" svg:d="m65423 28151h1371v377h1370">
          <text:p/>
        </draw:connector>
        <draw:custom-shape draw:style-name="gr1" draw:text-style-name="P1" draw:id="id924" draw:layer="layout" svg:width="2.09cm" svg:height="0.636cm" svg:x="54.133cm" svg:y="20.536cm">
          <text:p text:style-name="P3">ScTabOpDlg</text:p>
          <draw:enhanced-geometry svg:viewBox="0 0 21600 21600" draw:type="rectangle" draw:enhanced-path="M 0 0 L 21600 0 21600 21600 0 21600 0 0 Z N"/>
        </draw:custom-shape>
        <draw:connector draw:style-name="inheritance_20__28_public_29_" draw:layer="layout" svg:x1="55.178cm" svg:y1="20.536cm" svg:x2="54.747cm" svg:y2="17.874cm" draw:start-shape="id924" draw:start-glue-point="0" draw:end-shape="id904" draw:end-glue-point="9" svg:d="m55178 20536v-1330h-431v-1332">
          <text:p/>
        </draw:connector>
        <draw:frame draw:style-name="annotation" draw:layer="layout" svg:width="3.915cm" svg:height="0.601cm" svg:x="54.08cm" svg:y="21.284cm">
          <draw:text-box>
            <text:p text:style-name="P2">Multiple Operations dialog</text:p>
          </draw:text-box>
        </draw:frame>
        <draw:custom-shape draw:style-name="gr1" draw:text-style-name="P1" draw:id="id925" draw:layer="layout" svg:width="2.408cm" svg:height="0.609cm" svg:x="49.371cm" svg:y="21.25cm">
          <text:p text:style-name="P3">ScDbNameDlg</text:p>
          <draw:enhanced-geometry svg:viewBox="0 0 21600 21600" draw:type="rectangle" draw:enhanced-path="M 0 0 L 21600 0 21600 21600 0 21600 0 0 Z N"/>
        </draw:custom-shape>
        <draw:connector draw:style-name="inheritance_20__28_public_29_" draw:layer="layout" svg:x1="50.575cm" svg:y1="21.25cm" svg:x2="49.75cm" svg:y2="17.874cm" draw:start-shape="id925" draw:start-glue-point="0" draw:end-shape="id904" draw:end-glue-point="4" svg:d="m50575 21250v-1688h-825v-1688">
          <text:p/>
        </draw:connector>
        <draw:frame draw:style-name="annotation" draw:layer="layout" svg:width="3.069cm" svg:height="0.601cm" svg:x="49.45cm" svg:y="22.018cm">
          <draw:text-box>
            <text:p text:style-name="P2">Database Range dialog</text:p>
          </draw:text-box>
        </draw:frame>
        <draw:connector draw:style-name="data_20_member_20__28_pointer_29_" draw:layer="layout" draw:line-skew="1.381cm" svg:x1="63.455cm" svg:y1="30.315cm" svg:x2="68.164cm" svg:y2="29.24cm" draw:start-shape="id909" draw:start-glue-point="1" draw:end-shape="id923" draw:end-glue-point="5" svg:d="m63455 30315h3736v-1075h973">
          <text:p/>
        </draw:connector>
        <draw:custom-shape draw:style-name="gr1" draw:text-style-name="P1" draw:id="id926" draw:layer="layout" svg:width="3.122cm" svg:height="0.635cm" svg:x="51.116cm" svg:y="23.764cm">
          <text:p text:style-name="P3">ScConsolidateDlg</text:p>
          <draw:enhanced-geometry svg:viewBox="0 0 21600 21600" draw:type="rectangle" draw:enhanced-path="M 0 0 L 21600 0 21600 21600 0 21600 0 0 Z N"/>
        </draw:custom-shape>
        <draw:connector draw:style-name="inheritance_20__28_public_29_" draw:layer="layout" svg:x1="52.677cm" svg:y1="23.764cm" svg:x2="52.217cm" svg:y2="17.874cm" draw:start-shape="id926" draw:start-glue-point="0" draw:end-shape="id904" draw:end-glue-point="12" svg:d="m52677 23764v-2945h-460v-2945">
          <text:p/>
        </draw:connector>
        <draw:custom-shape draw:style-name="gr1" draw:text-style-name="P1" draw:id="id927" draw:layer="layout" svg:width="2.619cm" svg:height="0.635cm" svg:x="49.82cm" svg:y="19.823cm">
          <text:p text:style-name="P3">ScPrintAreasDlg</text:p>
          <draw:enhanced-geometry svg:viewBox="0 0 21600 21600" draw:type="rectangle" draw:enhanced-path="M 0 0 L 21600 0 21600 21600 0 21600 0 0 Z N"/>
        </draw:custom-shape>
        <draw:connector draw:style-name="inheritance_20__28_public_29_" draw:layer="layout" svg:x1="51.129cm" svg:y1="19.823cm" svg:x2="50.482cm" svg:y2="17.874cm" draw:start-shape="id927" draw:start-glue-point="0" draw:end-shape="id904" draw:end-glue-point="14" svg:d="m51129 19823v-974h-647v-975">
          <text:p/>
        </draw:connector>
        <draw:rect draw:style-name="class_20__28_external_20_module_29_" draw:id="id929" draw:layer="layout" svg:width="3.788cm" svg:height="0.639cm" svg:x="87.72cm" svg:y="24.537cm">
          <draw:glue-point draw:id="4" svg:x="3.73cm" svg:y="5.007cm"/>
          <text:p text:style-name="P2"><text:span text:style-name="T3">SfxTabDialog</text:span></text:p>
        </draw:rect>
        <draw:rect draw:style-name="class" draw:text-style-name="P6" draw:id="id928" draw:layer="layout" svg:width="2.5cm" svg:height="0.695cm" svg:x="88.134cm" svg:y="27.547cm">
          <text:p text:style-name="P2"><text:span text:style-name="T3">ScSortDlg</text:span></text:p>
        </draw:rect>
        <draw:connector draw:style-name="inheritance_20__28_public_29_" draw:layer="layout" svg:x1="89.384cm" svg:y1="27.547cm" svg:x2="89.614cm" svg:y2="25.176cm" draw:start-shape="id928" draw:start-glue-point="0" draw:end-shape="id929" draw:end-glue-point="2" svg:d="m89384 27547v-1185h230v-1186">
          <text:p/>
        </draw:connector>
        <draw:custom-shape draw:style-name="gr1" draw:text-style-name="P1" draw:id="id942" draw:layer="layout" svg:width="3.876cm" svg:height="0.74cm" svg:x="77.011cm" svg:y="25.841cm">
          <text:p text:style-name="P3">ScAbstractDialogFactory</text:p>
          <draw:enhanced-geometry svg:viewBox="0 0 21600 21600" draw:type="rectangle" draw:enhanced-path="M 0 0 L 21600 0 21600 21600 0 21600 0 0 Z N"/>
        </draw:custom-shape>
        <draw:custom-shape draw:style-name="gr1" draw:text-style-name="P1" draw:id="id930" draw:layer="layout" svg:width="2.073cm" svg:height="4.02cm" svg:x="90.182cm" svg:y="29.322cm">
          <draw:glue-point draw:id="4" svg:x="4.997cm" svg:y="-4.218cm"/>
          <draw:glue-point draw:id="5" svg:x="4.997cm" svg:y="-3.253cm"/>
          <draw:glue-point draw:id="6" svg:x="4.997cm" svg:y="-2.35cm" draw:escape-direction="right"/>
          <draw:glue-point draw:id="7" svg:x="4.997cm" svg:y="1.131cm"/>
          <draw:glue-point draw:id="8" svg:x="4.997cm" svg:y="2.099cm"/>
          <draw:glue-point draw:id="9" svg:x="4.997cm" svg:y="3.258cm"/>
          <draw:glue-point draw:id="10" svg:x="4.997cm" svg:y="4.291cm"/>
          <draw:glue-point draw:id="11" svg:x="4.997cm" svg:y="-1.189cm"/>
          <text:p text:style-name="P3">ScAttrDlg</text:p>
          <draw:enhanced-geometry svg:viewBox="0 0 21600 21600" draw:type="rectangle" draw:enhanced-path="M 0 0 L 21600 0 21600 21600 0 21600 0 0 Z N"/>
        </draw:custom-shape>
        <draw:connector draw:style-name="inheritance_20__28_public_29_" draw:layer="layout" svg:x1="91.218cm" svg:y1="29.322cm" svg:x2="91.026cm" svg:y2="25.175cm" draw:start-shape="id930" draw:start-glue-point="0" draw:end-shape="id929" draw:end-glue-point="4" svg:d="m91218 29322v-2073h-192v-2074">
          <text:p/>
        </draw:connector>
        <draw:custom-shape draw:style-name="class_20__28_external_20_module_29_" draw:id="id933" draw:layer="layout" svg:width="4.535cm" svg:height="0.648cm" svg:x="95.147cm" svg:y="26.837cm">
          <text:p text:style-name="P2">SvxNumberFormatTabPage</text:p>
          <draw:enhanced-geometry svg:viewBox="0 0 21600 21600" draw:type="rectangle" draw:enhanced-path="M 0 0 L 21600 0 21600 21600 0 21600 0 0 Z N"/>
        </draw:custom-shape>
        <draw:custom-shape draw:style-name="class_20__28_external_20_module_29_" draw:id="id934" draw:layer="layout" svg:width="3.239cm" svg:height="0.648cm" svg:x="95.147cm" svg:y="27.943cm">
          <text:p text:style-name="P2">SvxCharNamePage</text:p>
          <draw:enhanced-geometry svg:viewBox="0 0 21600 21600" draw:type="rectangle" draw:enhanced-path="M 0 0 L 21600 0 21600 21600 0 21600 0 0 Z N"/>
        </draw:custom-shape>
        <draw:custom-shape draw:style-name="class_20__28_external_20_module_29_" draw:id="id935" draw:layer="layout" svg:width="3.239cm" svg:height="0.648cm" svg:x="95.147cm" svg:y="29.049cm">
          <text:p text:style-name="P2">SvxCharEffectsPage</text:p>
          <draw:enhanced-geometry svg:viewBox="0 0 21600 21600" draw:type="rectangle" draw:enhanced-path="M 0 0 L 21600 0 21600 21600 0 21600 0 0 Z N"/>
        </draw:custom-shape>
        <draw:custom-shape draw:style-name="class_20__28_external_20_module_29_" draw:id="id936" draw:layer="layout" svg:width="3.239cm" svg:height="0.648cm" svg:x="95.147cm" svg:y="30.154cm">
          <text:p text:style-name="P2">AlignmentTabPage</text:p>
          <draw:enhanced-geometry svg:viewBox="0 0 21600 21600" draw:type="rectangle" draw:enhanced-path="M 0 0 L 21600 0 21600 21600 0 21600 0 0 Z N"/>
        </draw:custom-shape>
        <draw:custom-shape draw:style-name="class_20__28_external_20_module_29_" draw:id="id937" draw:layer="layout" svg:width="3.239cm" svg:height="0.648cm" svg:x="95.147cm" svg:y="31.26cm">
          <text:p text:style-name="P2">SvxAsianTabPage</text:p>
          <draw:enhanced-geometry svg:viewBox="0 0 21600 21600" draw:type="rectangle" draw:enhanced-path="M 0 0 L 21600 0 21600 21600 0 21600 0 0 Z N"/>
        </draw:custom-shape>
        <draw:custom-shape draw:style-name="class_20__28_external_20_module_29_" draw:id="id938" draw:layer="layout" svg:width="3.239cm" svg:height="0.648cm" svg:x="95.147cm" svg:y="32.366cm">
          <text:p text:style-name="P2">SvxBorderTabPage</text:p>
          <draw:enhanced-geometry svg:viewBox="0 0 21600 21600" draw:type="rectangle" draw:enhanced-path="M 0 0 L 21600 0 21600 21600 0 21600 0 0 Z N"/>
        </draw:custom-shape>
        <draw:custom-shape draw:style-name="class_20__28_external_20_module_29_" draw:id="id939" draw:layer="layout" svg:width="3.991cm" svg:height="0.648cm" svg:x="95.147cm" svg:y="33.472cm">
          <text:p text:style-name="P2">SvxBackgroundTabPage</text:p>
          <draw:enhanced-geometry svg:viewBox="0 0 21600 21600" draw:type="rectangle" draw:enhanced-path="M 0 0 L 21600 0 21600 21600 0 21600 0 0 Z N"/>
        </draw:custom-shape>
        <draw:custom-shape draw:style-name="gr1" draw:text-style-name="P1" draw:id="id931" draw:layer="layout" svg:width="3.733cm" svg:height="0.7cm" svg:x="95.146cm" svg:y="35.623cm">
          <text:p text:style-name="P3">ScTabPageProtection</text:p>
          <draw:enhanced-geometry svg:viewBox="0 0 21600 21600" draw:type="rectangle" draw:enhanced-path="M 0 0 L 21600 0 21600 21600 0 21600 0 0 Z N"/>
        </draw:custom-shape>
        <draw:custom-shape draw:style-name="class_20__28_external_20_module_29_" draw:id="id932" draw:layer="layout" svg:width="2.488cm" svg:height="0.674cm" svg:x="99.759cm" svg:y="33.601cm">
          <text:p text:style-name="P2">SfxTabPage</text:p>
          <draw:enhanced-geometry svg:viewBox="0 0 21600 21600" draw:type="rectangle" draw:enhanced-path="M 0 0 L 21600 0 21600 21600 0 21600 0 0 Z N"/>
        </draw:custom-shape>
        <draw:connector draw:style-name="inheritance_20__28_public_29_" draw:layer="layout" svg:x1="97.012cm" svg:y1="35.623cm" svg:x2="101.003cm" svg:y2="34.275cm" draw:start-shape="id931" draw:start-glue-point="0" draw:end-shape="id932" draw:end-glue-point="2" svg:d="m97012 35623v-674h3991v-674">
          <text:p/>
        </draw:connector>
        <draw:connector draw:style-name="data_20_member_20__28_pointer_29_" draw:layer="layout" draw:line-skew="-1.016cm" svg:x1="92.253cm" svg:y1="29.637cm" svg:x2="95.147cm" svg:y2="27.161cm" draw:start-shape="id930" draw:start-glue-point="4" draw:end-shape="id933" draw:end-glue-point="3" svg:d="m92253 29637h431v-2476h2463">
          <text:p/>
        </draw:connector>
        <draw:connector draw:style-name="data_20_member_20__28_pointer_29_" draw:layer="layout" draw:line-skew="-0.627cm" svg:x1="92.253cm" svg:y1="30.025cm" svg:x2="95.147cm" svg:y2="28.267cm" draw:start-shape="id930" draw:start-glue-point="5" draw:end-shape="id934" draw:end-glue-point="3" svg:d="m92253 30025h820v-1758h2074">
          <text:p/>
        </draw:connector>
        <draw:connector draw:style-name="data_20_member_20__28_pointer_29_" draw:layer="layout" draw:line-skew="-0.29cm" svg:x1="92.253cm" svg:y1="30.388cm" svg:x2="95.147cm" svg:y2="29.373cm" draw:start-shape="id930" draw:start-glue-point="6" draw:end-shape="id935" draw:end-glue-point="3" svg:d="m92253 30388h1157v-1015h1737">
          <text:p/>
        </draw:connector>
        <draw:connector draw:style-name="data_20_member_20__28_pointer_29_" draw:layer="layout" draw:line-skew="0.228cm" svg:x1="92.253cm" svg:y1="30.855cm" svg:x2="95.147cm" svg:y2="30.478cm" draw:start-shape="id930" draw:start-glue-point="11" draw:end-shape="id936" draw:end-glue-point="3" svg:d="m92253 30855h1675v-377h1219">
          <text:p/>
        </draw:connector>
        <draw:connector draw:style-name="data_20_member_20__28_pointer_29_" draw:layer="layout" svg:x1="92.253cm" svg:y1="31.786cm" svg:x2="95.147cm" svg:y2="31.584cm" draw:start-shape="id930" draw:start-glue-point="7" draw:end-shape="id937" draw:end-glue-point="3" svg:d="m92253 31786h1447v-202h1447">
          <text:p/>
        </draw:connector>
        <draw:connector draw:style-name="data_20_member_20__28_pointer_29_" draw:layer="layout" svg:x1="92.253cm" svg:y1="32.175cm" svg:x2="95.147cm" svg:y2="32.69cm" draw:start-shape="id930" draw:start-glue-point="8" draw:end-shape="id938" draw:end-glue-point="3" svg:d="m92253 32175h1447v515h1447">
          <text:p/>
        </draw:connector>
        <draw:connector draw:style-name="data_20_member_20__28_pointer_29_" draw:layer="layout" draw:line-skew="-0.472cm" svg:x1="92.253cm" svg:y1="32.641cm" svg:x2="95.147cm" svg:y2="33.796cm" draw:start-shape="id930" draw:start-glue-point="9" draw:end-shape="id939" draw:end-glue-point="3" svg:d="m92253 32641h975v1155h1919">
          <text:p/>
        </draw:connector>
        <draw:connector draw:style-name="data_20_member_20__28_pointer_29_" draw:layer="layout" svg:x1="92.253cm" svg:y1="33.056cm" svg:x2="95.146cm" svg:y2="35.973cm" draw:start-shape="id930" draw:start-glue-point="10" draw:end-shape="id931" draw:end-glue-point="3" svg:d="m92253 33056h1447v2917h1446">
          <text:p/>
        </draw:connector>
        <draw:frame draw:style-name="annotation" draw:layer="layout" svg:width="3.887cm" svg:height="0.902cm" svg:x="88.538cm" svg:y="33.658cm">
          <draw:text-box>
            <text:p text:style-name="P2"><text:span text:style-name="T1">ScAttrDlg</text:span> implements the cell format dialog.</text:p>
          </draw:text-box>
        </draw:frame>
        <draw:custom-shape draw:style-name="gr1" draw:text-style-name="P1" draw:id="id940" draw:layer="layout" svg:width="3.966cm" svg:height="0.674cm" svg:x="81.851cm" svg:y="25.802cm">
          <text:p text:style-name="P3">AbstractTabDialog_Impl</text:p>
          <draw:enhanced-geometry svg:viewBox="0 0 21600 21600" draw:type="rectangle" draw:enhanced-path="M 0 0 L 21600 0 21600 21600 0 21600 0 0 Z N"/>
        </draw:custom-shape>
        <draw:custom-shape draw:style-name="class_20__28_external_20_module_29_" draw:id="id941" draw:layer="layout" svg:width="3.578cm" svg:height="0.752cm" svg:x="81.202cm" svg:y="23.831cm">
          <text:p text:style-name="P2">SfxAbstractTabDialog</text:p>
          <draw:enhanced-geometry svg:viewBox="0 0 21600 21600" draw:type="rectangle" draw:enhanced-path="M 0 0 L 21600 0 21600 21600 0 21600 0 0 Z N"/>
        </draw:custom-shape>
        <draw:connector draw:style-name="inheritance_20__28_public_29_" draw:layer="layout" svg:x1="83.834cm" svg:y1="25.802cm" svg:x2="82.991cm" svg:y2="24.583cm" draw:start-shape="id940" draw:start-glue-point="0" draw:end-shape="id941" draw:end-glue-point="2" svg:d="m83834 25802v-609h-843v-610">
          <text:p/>
        </draw:connector>
        <draw:connector draw:style-name="local_20_usage_20__2f__20_return_20_type" draw:layer="layout" svg:x1="80.887cm" svg:y1="26.211cm" svg:x2="81.851cm" svg:y2="26.139cm" draw:start-shape="id942" draw:start-glue-point="1" draw:end-shape="id940" draw:end-glue-point="3" svg:d="m80887 26211h482v-72h482">
          <text:p/>
        </draw:connector>
        <draw:connector draw:style-name="data_20_member_20__28_pointer_29_" draw:layer="layout" svg:x1="85.817cm" svg:y1="26.139cm" svg:x2="87.72cm" svg:y2="24.856cm" draw:start-shape="id940" draw:start-glue-point="1" draw:end-shape="id929" draw:end-glue-point="3" svg:d="m85817 26139h952v-1283h951">
          <text:p/>
        </draw:connector>
        <draw:custom-shape draw:style-name="gr1" draw:text-style-name="P1" draw:id="id943" draw:layer="layout" svg:width="4.82cm" svg:height="0.674cm" svg:x="77.082cm" svg:y="28.211cm">
          <text:p text:style-name="P3">ScAbstractDialogFactory_Impl</text:p>
          <draw:enhanced-geometry svg:viewBox="0 0 21600 21600" draw:type="rectangle" draw:enhanced-path="M 0 0 L 21600 0 21600 21600 0 21600 0 0 Z N"/>
        </draw:custom-shape>
        <draw:connector draw:style-name="inheritance_20__28_public_29_" draw:layer="layout" svg:x1="79.492cm" svg:y1="28.211cm" svg:x2="78.949cm" svg:y2="26.581cm" draw:start-shape="id943" draw:start-glue-point="0" draw:end-shape="id942" draw:end-glue-point="2" svg:d="m79492 28211v-815h-543v-815">
          <text:p/>
        </draw:connector>
        <draw:frame draw:style-name="annotation" draw:layer="layout" svg:width="8.994cm" svg:height="3.105cm" svg:x="77.729cm" svg:y="29.279cm">
          <draw:text-box>
            <text:p text:style-name="P2"><text:span text:style-name="T1">ScAbstractDialogFactory</text:span> is just an abstract class while <text:span text:style-name="T1">ScAbstractDialogFactory_Impl</text:span> implements all of its parent class'es pure virtual methods.</text:p>
            <text:p text:style-name="P2"/>
            <text:p text:style-name="P2">An instance of <text:span text:style-name="T1">ScAbstractDialogFactory_Impl</text:span> gets exported outside the shared library space via <text:span text:style-name="T1">CreateDialogFactory()</text:span> call.</text:p>
          </draw:text-box>
        </draw:frame>
        <draw:rect draw:style-name="class_20__28_external_20_module_29_" draw:id="id945" draw:layer="layout" svg:width="2.328cm" svg:height="0.53cm" svg:x="33.331cm" svg:y="21.991cm">
          <draw:glue-point draw:id="4" svg:x="-2.585cm" svg:y="5cm"/>
          <draw:glue-point draw:id="5" svg:x="2.414cm" svg:y="5cm"/>
          <text:p text:style-name="P2"><text:span text:style-name="T3">Window</text:span></text:p>
        </draw:rect>
        <draw:custom-shape draw:style-name="gr3" draw:id="id944" draw:layer="layout" svg:width="2.487cm" svg:height="0.609cm" svg:x="34.687cm" svg:y="24.08cm">
          <text:p text:style-name="P2">ScNavigatorDlg</text:p>
          <draw:enhanced-geometry svg:viewBox="0 0 21600 21600" draw:type="rectangle" draw:enhanced-path="M 0 0 L 21600 0 21600 21600 0 21600 0 0 Z N"/>
        </draw:custom-shape>
        <draw:connector draw:style-name="inheritance_20__28_public_29_" draw:layer="layout" svg:x1="35.93cm" svg:y1="24.08cm" svg:x2="35.056cm" svg:y2="22.521cm" draw:start-shape="id944" draw:start-glue-point="0" draw:end-shape="id945" draw:end-glue-point="5" svg:d="m35930 24080v-780h-874v-779">
          <text:p/>
        </draw:connector>
        <draw:custom-shape draw:style-name="gr1" draw:text-style-name="P1" draw:id="id946" draw:layer="layout" svg:width="3.629cm" svg:height="0.699cm" svg:x="34.134cm" svg:y="30.325cm">
          <text:p text:style-name="P1">ScInsertContentsDlg</text:p>
          <draw:enhanced-geometry svg:viewBox="0 0 21600 21600" draw:type="rectangle" draw:enhanced-path="M 0 0 L 21600 0 21600 21600 0 21600 0 0 Z N"/>
        </draw:custom-shape>
        <draw:custom-shape draw:style-name="class_20__28_external_20_module_29_" draw:id="id947" draw:layer="layout" svg:width="2.41cm" svg:height="0.622cm" svg:x="34.99cm" svg:y="28.121cm">
          <text:p>ModalDialog</text:p>
          <draw:enhanced-geometry svg:viewBox="0 0 21600 21600" draw:type="rectangle" draw:enhanced-path="M 0 0 L 21600 0 21600 21600 0 21600 0 0 Z N"/>
        </draw:custom-shape>
        <draw:connector draw:style-name="inheritance_20__28_public_29_" draw:layer="layout" svg:x1="35.948cm" svg:y1="30.325cm" svg:x2="36.195cm" svg:y2="28.743cm" draw:start-shape="id946" draw:start-glue-point="0" draw:end-shape="id947" draw:end-glue-point="2" svg:d="m35948 30325v-791h247v-791">
          <text:p/>
        </draw:connector>
        <draw:frame draw:style-name="annotation" draw:layer="layout" svg:width="6.921cm" svg:height="0.954cm" svg:x="34.678cm" svg:y="31.289cm">
          <draw:text-box>
            <text:p><text:span text:style-name="T1">ScInsertContentsDlg</text:span> implements the paste special dialog.</text:p>
          </draw:text-box>
        </draw:frame>
        <draw:custom-shape draw:style-name="gr1" draw:text-style-name="P1" draw:id="id948" draw:layer="layout" svg:width="2.778cm" svg:height="0.662cm" svg:x="43.196cm" svg:y="35.556cm">
          <text:p text:style-name="P3">ScTpCalcOptions</text:p>
          <draw:enhanced-geometry svg:viewBox="0 0 21600 21600" draw:type="rectangle" draw:enhanced-path="M 0 0 L 21600 0 21600 21600 0 21600 0 0 Z N"/>
        </draw:custom-shape>
        <draw:custom-shape draw:style-name="class_20__28_external_20_module_29_" draw:id="id949" draw:layer="layout" svg:width="1.984cm" svg:height="0.608cm" svg:x="43.329cm" svg:y="32.536cm">
          <draw:glue-point draw:id="4" svg:x="-2.197cm" svg:y="5cm"/>
          <draw:glue-point draw:id="5" svg:x="2.333cm" svg:y="5cm"/>
          <text:p text:style-name="P2">SfxTabPage</text:p>
          <draw:enhanced-geometry svg:viewBox="0 0 21600 21600" draw:type="rectangle" draw:enhanced-path="M 0 0 L 21600 0 21600 21600 0 21600 0 0 Z N"/>
        </draw:custom-shape>
        <draw:connector draw:style-name="inheritance_20__28_public_29_" draw:layer="layout" svg:x1="44.585cm" svg:y1="35.556cm" svg:x2="43.886cm" svg:y2="33.144cm" draw:start-shape="id948" draw:start-glue-point="0" draw:end-shape="id949" draw:end-glue-point="4" svg:d="m44585 35556v-1206h-699v-1206">
          <text:p/>
        </draw:connector>
        <draw:custom-shape draw:style-name="gr1" draw:text-style-name="P1" draw:id="id950" draw:layer="layout" svg:width="3.334cm" svg:height="0.662cm" svg:x="45.126cm" svg:y="34.394cm">
          <text:p text:style-name="P3">ScTpContentOptions</text:p>
          <draw:enhanced-geometry svg:viewBox="0 0 21600 21600" draw:type="rectangle" draw:enhanced-path="M 0 0 L 21600 0 21600 21600 0 21600 0 0 Z N"/>
        </draw:custom-shape>
        <draw:connector draw:style-name="inheritance_20__28_public_29_" draw:layer="layout" svg:x1="46.793cm" svg:y1="34.394cm" svg:x2="44.783cm" svg:y2="33.144cm" draw:start-shape="id950" draw:start-glue-point="0" draw:end-shape="id949" draw:end-glue-point="5" svg:d="m46793 34394v-625h-2010v-625">
          <text:p/>
        </draw:connector>
        <draw:custom-shape draw:style-name="gr1" draw:text-style-name="P1" draw:id="id951" draw:layer="layout" svg:width="2.203cm" svg:height="0.596cm" svg:x="69.254cm" svg:y="34.342cm">
          <draw:glue-point draw:id="4" svg:x="-2.174cm" svg:y="-5cm"/>
          <draw:glue-point draw:id="5" svg:x="2.646cm" svg:y="-5cm"/>
          <text:p text:style-name="P1">ScPosWnd</text:p>
          <draw:enhanced-geometry svg:viewBox="0 0 21600 21600" draw:type="rectangle" draw:enhanced-path="M 0 0 L 21600 0 21600 21600 0 21600 0 0 Z N"/>
        </draw:custom-shape>
        <draw:custom-shape draw:style-name="class_20__28_external_20_module_29_" draw:id="id952" draw:layer="layout" svg:width="2.047cm" svg:height="0.57cm" svg:x="67.906cm" svg:y="32.658cm">
          <text:p>ComboBox</text:p>
          <draw:enhanced-geometry svg:viewBox="0 0 21600 21600" draw:mirror-vertical="false" draw:mirror-horizontal="false" draw:type="rectangle" draw:enhanced-path="M 0 0 L 21600 0 21600 21600 0 21600 0 0 Z N"/>
        </draw:custom-shape>
        <draw:custom-shape draw:style-name="class_20__28_external_20_module_29_" draw:id="id953" draw:layer="layout" svg:width="2.047cm" svg:height="0.57cm" svg:x="71.147cm" svg:y="32.735cm">
          <text:p>SfxListener</text:p>
          <draw:enhanced-geometry svg:viewBox="0 0 21600 21600" draw:mirror-vertical="false" draw:mirror-horizontal="false" draw:type="rectangle" draw:enhanced-path="M 0 0 L 21600 0 21600 21600 0 21600 0 0 Z N"/>
        </draw:custom-shape>
        <draw:connector draw:style-name="inheritance_20__28_public_29_" draw:layer="layout" svg:x1="69.877cm" svg:y1="34.342cm" svg:x2="68.929cm" svg:y2="33.228cm" draw:start-shape="id951" draw:start-glue-point="4" draw:end-shape="id952" draw:end-glue-point="2" svg:d="m69877 34342v-557h-948v-557">
          <text:p/>
        </draw:connector>
        <draw:connector draw:style-name="inheritance_20__28_public_29_" draw:layer="layout" svg:x1="70.937cm" svg:y1="34.342cm" svg:x2="72.17cm" svg:y2="33.305cm" draw:start-shape="id951" draw:start-glue-point="5" draw:end-shape="id953" draw:end-glue-point="2" svg:d="m70937 34342v-518h1233v-519">
          <text:p/>
        </draw:connector>
        <draw:frame draw:style-name="annotation" draw:layer="layout" svg:width="6.531cm" svg:height="1.369cm" svg:x="69.253cm" svg:y="35.28cm">
          <draw:text-box>
            <text:p><text:span text:style-name="T1">ScPosWnd</text:span> implements the range name input box located to the left of the formula input box, above the sheet area.</text:p>
          </draw:text-box>
        </draw:frame>
        <draw:custom-shape draw:style-name="gr1" draw:text-style-name="P1" draw:id="id954" draw:layer="layout" svg:width="3.188cm" svg:height="0.7cm" svg:x="27.501cm" svg:y="42.327cm">
          <draw:glue-point draw:id="4" svg:x="2.722cm" svg:y="-5cm"/>
          <draw:glue-point draw:id="5" svg:x="-2.722cm" svg:y="-5cm"/>
          <text:p text:style-name="P1">ScFilterOptionsObj</text:p>
          <draw:enhanced-geometry svg:viewBox="0 0 21600 21600" draw:type="rectangle" draw:enhanced-path="M 0 0 L 21600 0 21600 21600 0 21600 0 0 Z N"/>
        </draw:custom-shape>
        <draw:custom-shape draw:style-name="gr2" draw:id="id955" draw:layer="layout" svg:width="6.765cm" svg:height="2.099cm" svg:x="29.082cm" svg:y="37.999cm">
          <text:p>com.sun.star.beans.XPropertyAccess</text:p>
          <text:p>com.sun.star.document.XExporter</text:p>
          <text:p>com.sun.star.document.XImporter</text:p>
          <text:p>com.sun.star.lang.XServiceInfo</text:p>
          <text:p>com.sun.star.ui.dialogs.XExecutableDialog</text:p>
          <draw:enhanced-geometry svg:viewBox="0 0 21600 21600" draw:type="rectangle" draw:enhanced-path="M 0 0 L 21600 0 21600 21600 0 21600 0 0 Z N"/>
        </draw:custom-shape>
        <draw:connector draw:style-name="inheritance_20__28_public_29_" draw:layer="layout" svg:x1="29.962cm" svg:y1="42.327cm" svg:x2="32.464cm" svg:y2="40.098cm" draw:start-shape="id954" draw:start-glue-point="4" draw:end-shape="id955" draw:end-glue-point="2" svg:d="m29962 42327v-1115h2502v-1114">
          <text:p/>
        </draw:connector>
        <draw:custom-shape draw:style-name="gr1" draw:text-style-name="P1" draw:id="id957" draw:layer="layout" svg:width="4.25cm" svg:height="0.648cm" svg:x="32.349cm" svg:y="42.015cm">
          <text:p text:style-name="P1">AbstractScImportAsciiDlg</text:p>
          <draw:enhanced-geometry svg:viewBox="0 0 21600 21600" draw:type="rectangle" draw:enhanced-path="M 0 0 L 21600 0 21600 21600 0 21600 0 0 Z N"/>
        </draw:custom-shape>
        <draw:custom-shape draw:style-name="gr1" draw:text-style-name="P1" draw:id="id956" draw:layer="layout" svg:width="3.266cm" svg:height="0.908cm" svg:x="32.607cm" svg:y="43.932cm">
          <draw:glue-point draw:id="4" svg:x="5cm" svg:y="-2.411cm"/>
          <text:p text:style-name="P1">ScImportAsciiDlg</text:p>
          <draw:enhanced-geometry svg:viewBox="0 0 21600 21600" draw:type="rectangle" draw:enhanced-path="M 0 0 L 21600 0 21600 21600 0 21600 0 0 Z N"/>
        </draw:custom-shape>
        <draw:connector draw:style-name="inheritance_20__28_public_29_" draw:layer="layout" svg:x1="34.24cm" svg:y1="43.932cm" svg:x2="34.474cm" svg:y2="42.663cm" draw:start-shape="id956" draw:start-glue-point="0" draw:end-shape="id957" draw:end-glue-point="2" svg:d="m34240 43932v-634h234v-635">
          <text:p/>
        </draw:connector>
        <draw:connector draw:style-name="local_20_usage_20__2f__20_return_20_type" draw:layer="layout" svg:x1="30.689cm" svg:y1="42.677cm" svg:x2="32.349cm" svg:y2="42.339cm" draw:start-shape="id954" draw:start-glue-point="1" draw:end-shape="id957" draw:end-glue-point="3" svg:d="m30689 42677h830v-338h830">
          <text:p/>
        </draw:connector>
        <draw:custom-shape draw:style-name="gr1" draw:text-style-name="P1" draw:id="id962" draw:layer="layout" svg:width="2.643cm" svg:height="2.358cm" svg:x="38.699cm" svg:y="42.717cm">
          <draw:glue-point draw:id="4" svg:x="4.998cm" svg:y="-1.374cm"/>
          <draw:glue-point draw:id="5" svg:x="4.998cm" svg:y="3.57cm"/>
          <draw:glue-point draw:id="6" svg:x="4.998cm" svg:y="-3.575cm"/>
          <draw:glue-point draw:id="7" svg:x="4.998cm" svg:y="1.594cm"/>
          <text:p text:style-name="P1">ScCsvTableBox</text:p>
          <draw:enhanced-geometry svg:viewBox="0 0 21600 21600" draw:type="rectangle" draw:enhanced-path="M 0 0 L 21600 0 21600 21600 0 21600 0 0 Z N"/>
        </draw:custom-shape>
        <draw:custom-shape draw:style-name="gr1" draw:text-style-name="P1" draw:id="id958" draw:layer="layout" svg:width="2.254cm" svg:height="0.622cm" svg:x="40.953cm" svg:y="40.072cm">
          <draw:glue-point draw:id="4" svg:x="-2.586cm" svg:y="5cm"/>
          <draw:glue-point draw:id="5" svg:x="2.475cm" svg:y="5cm"/>
          <text:p text:style-name="P1">ScCsvControl</text:p>
          <draw:enhanced-geometry svg:viewBox="0 0 21600 21600" draw:type="rectangle" draw:enhanced-path="M 0 0 L 21600 0 21600 21600 0 21600 0 0 Z N"/>
        </draw:custom-shape>
        <draw:custom-shape draw:style-name="class_20__28_external_20_module_29_" draw:id="id959" draw:layer="layout" svg:width="1.866cm" svg:height="0.57cm" svg:x="41.394cm" svg:y="38.466cm">
          <text:p>Control</text:p>
          <draw:enhanced-geometry svg:viewBox="0 0 21600 21600" draw:type="rectangle" draw:enhanced-path="M 0 0 L 21600 0 21600 21600 0 21600 0 0 Z N"/>
        </draw:custom-shape>
        <draw:connector draw:style-name="inheritance_20__28_public_29_" draw:layer="layout" svg:x1="42.08cm" svg:y1="40.072cm" svg:x2="42.327cm" svg:y2="39.036cm" draw:start-shape="id958" draw:start-glue-point="0" draw:end-shape="id959" draw:end-glue-point="2" svg:d="m42080 40072v-518h247v-518">
          <text:p/>
        </draw:connector>
        <draw:custom-shape draw:style-name="gr1" draw:text-style-name="P1" draw:id="id960" draw:layer="layout" svg:width="1.916cm" svg:height="0.622cm" svg:x="42.639cm" svg:y="43.053cm">
          <text:p text:style-name="P1">ScCsvGrid</text:p>
          <draw:enhanced-geometry svg:viewBox="0 0 21600 21600" draw:type="rectangle" draw:enhanced-path="M 0 0 L 21600 0 21600 21600 0 21600 0 0 Z N"/>
        </draw:custom-shape>
        <draw:custom-shape draw:style-name="gr1" draw:text-style-name="P1" draw:id="id961" draw:layer="layout" svg:width="2.048cm" svg:height="0.622cm" svg:x="44.114cm" svg:y="41.939cm">
          <text:p text:style-name="P1">ScCsvRuler</text:p>
          <draw:enhanced-geometry svg:viewBox="0 0 21600 21600" draw:type="rectangle" draw:enhanced-path="M 0 0 L 21600 0 21600 21600 0 21600 0 0 Z N"/>
        </draw:custom-shape>
        <draw:connector draw:style-name="inheritance_20__28_public_29_" draw:layer="layout" svg:x1="43.597cm" svg:y1="43.053cm" svg:x2="42.08cm" svg:y2="40.694cm" draw:start-shape="id960" draw:start-glue-point="0" draw:end-shape="id958" draw:end-glue-point="2" svg:d="m43597 43053v-1179h-1517v-1180">
          <text:p/>
        </draw:connector>
        <draw:connector draw:style-name="inheritance_20__28_public_29_" draw:layer="layout" svg:x1="45.138cm" svg:y1="41.939cm" svg:x2="42.637cm" svg:y2="40.694cm" draw:start-shape="id961" draw:start-glue-point="0" draw:end-shape="id958" draw:end-glue-point="5" svg:d="m45138 41939v-622h-2501v-623">
          <text:p/>
        </draw:connector>
        <draw:connector draw:style-name="inheritance_20__28_public_29_" draw:layer="layout" svg:x1="40.02cm" svg:y1="42.717cm" svg:x2="41.498cm" svg:y2="40.694cm" draw:start-shape="id962" draw:start-glue-point="0" draw:end-shape="id958" draw:end-glue-point="4" svg:d="m40020 42717v-1011h1478v-1012">
          <text:p/>
        </draw:connector>
        <draw:custom-shape draw:style-name="gr5" draw:id="id963" draw:layer="layout" svg:width="2.981cm" svg:height="0.596cm" svg:x="43.985cm" svg:y="44.038cm">
          <text:p>ScCsvLayoutData</text:p>
          <draw:enhanced-geometry svg:viewBox="0 0 21600 21600" draw:type="rectangle" draw:enhanced-path="M 0 0 L 21600 0 21600 21600 0 21600 0 0 Z N"/>
        </draw:custom-shape>
        <draw:connector draw:style-name="data_20_member" draw:layer="layout" draw:line-skew="-0.829cm" svg:x1="41.34cm" svg:y1="43.054cm" svg:x2="44.114cm" svg:y2="42.25cm" draw:start-shape="id962" draw:start-glue-point="6" draw:end-shape="id961" draw:end-glue-point="3" svg:d="m41340 43054h559v-804h2215">
          <text:p/>
        </draw:connector>
        <draw:connector draw:style-name="data_20_member" draw:layer="layout" svg:x1="41.34cm" svg:y1="43.573cm" svg:x2="42.639cm" svg:y2="43.364cm" draw:start-shape="id962" draw:start-glue-point="4" draw:end-shape="id960" draw:end-glue-point="3" svg:d="m41340 43573h650v-209h649">
          <text:p/>
        </draw:connector>
        <draw:connector draw:style-name="data_20_member" draw:layer="layout" svg:x1="41.342cm" svg:y1="43.896cm" svg:x2="43.985cm" svg:y2="44.336cm" draw:start-shape="id962" draw:start-glue-point="1" draw:end-shape="id963" draw:end-glue-point="3" svg:d="m41342 43896h1321v440h1322">
          <text:p/>
        </draw:connector>
        <draw:custom-shape draw:style-name="gr5" draw:id="id964" draw:layer="layout" svg:width="2.773cm" svg:height="0.622cm" svg:x="43.441cm" svg:y="45.1cm">
          <text:p>ScCsvColState</text:p>
          <draw:enhanced-geometry svg:viewBox="0 0 21600 21600" draw:type="rectangle" draw:enhanced-path="M 0 0 L 21600 0 21600 21600 0 21600 0 0 Z N"/>
        </draw:custom-shape>
        <draw:connector draw:style-name="data_20_member_20__28_multiple_29_" draw:layer="layout" svg:x1="41.34cm" svg:y1="44.271cm" svg:x2="43.441cm" svg:y2="45.411cm" draw:start-shape="id962" draw:start-glue-point="7" draw:end-shape="id964" draw:end-glue-point="3" svg:d="m41340 44271h1051v1140h1050">
          <text:p/>
        </draw:connector>
        <draw:connector draw:style-name="data_20_member" draw:text-style-name="P1" draw:layer="layout" svg:x1="35.873cm" svg:y1="44.168cm" svg:x2="38.699cm" svg:y2="43.896cm" draw:start-shape="id956" draw:start-glue-point="4" draw:end-shape="id962" draw:end-glue-point="3" svg:d="m35873 44168h1413v-272h1413">
          <text:p/>
        </draw:connector>
      </draw:page>
      <draw:page draw:name="sc (excel filter)" draw:style-name="dp1" draw:master-page-name="Default">
        <office:forms form:automatic-focus="false" form:apply-design-mode="false"/>
        <draw:connector draw:style-name="inheritance_20__28_public_29_" draw:layer="layout" svg:x1="63.606cm" svg:y1="49.796cm" svg:x2="33.663cm" svg:y2="20.05cm" draw:start-shape="id965" draw:start-glue-point="0" draw:end-shape="id966" draw:end-glue-point="4" svg:d="m63606 49796v-14872h-29943v-14874">
          <text:p/>
        </draw:connector>
        <draw:connector draw:style-name="inheritance_20__28_public_29_" draw:layer="layout" draw:line-skew="-1.109cm" svg:x1="51.142cm" svg:y1="54.264cm" svg:x2="51.603cm" svg:y2="50.194cm" draw:start-shape="id967" draw:start-glue-point="0" draw:end-shape="id968" draw:end-glue-point="12" svg:d="m51142 54264v-3144h461v-926">
          <text:p/>
        </draw:connector>
        <draw:connector draw:style-name="inheritance_20__28_public_29_" draw:layer="layout" svg:x1="19.627cm" svg:y1="73.045cm" svg:x2="27.922cm" svg:y2="48.487cm" draw:start-shape="id969" draw:start-glue-point="0" draw:end-shape="id970" draw:end-glue-point="2" svg:d="m19627 73045v-12279h8295v-12279">
          <text:p/>
        </draw:connector>
        <draw:connector draw:style-name="inheritance_20__28_public_29_" draw:layer="layout" svg:x1="27.681cm" svg:y1="67.51cm" svg:x2="27.277cm" svg:y2="65.379cm" draw:start-shape="id971" draw:start-glue-point="0" draw:end-shape="id972" draw:end-glue-point="7" svg:d="m27681 67510v-1065h-404v-1066">
          <text:p/>
        </draw:connector>
        <draw:connector draw:style-name="inheritance_20__28_public_29_" draw:layer="layout" svg:x1="16.322cm" svg:y1="73.87cm" svg:x2="26.131cm" svg:y2="65.379cm" draw:start-shape="id973" draw:start-glue-point="0" draw:end-shape="id972" draw:end-glue-point="6" svg:d="m16322 73870v-4245h9809v-4246">
          <text:p/>
        </draw:connector>
        <draw:connector draw:style-name="inheritance_20__28_public_29_" draw:layer="layout" svg:x1="30.26cm" svg:y1="70.236cm" svg:x2="28.424cm" svg:y2="65.379cm" draw:start-shape="id974" draw:start-glue-point="0" draw:end-shape="id972" draw:end-glue-point="8" svg:d="m30260 70236v-2428h-1836v-2429">
          <text:p/>
        </draw:connector>
        <draw:connector draw:style-name="inheritance_20__28_public_29_" draw:layer="layout" svg:x1="31.825cm" svg:y1="69.35cm" svg:x2="29.436cm" svg:y2="65.381cm" draw:start-shape="id975" draw:start-glue-point="0" draw:end-shape="id972" draw:end-glue-point="2" svg:d="m31825 69350v-1985h-2389v-1984">
          <text:p/>
        </draw:connector>
        <draw:connector draw:style-name="inheritance_20__28_public_29_" draw:layer="layout" svg:x1="33.281cm" svg:y1="68.476cm" svg:x2="30.561cm" svg:y2="65.379cm" draw:start-shape="id976" draw:start-glue-point="0" draw:end-shape="id972" draw:end-glue-point="9" svg:d="m33281 68476v-1548h-2720v-1549">
          <text:p/>
        </draw:connector>
        <draw:connector draw:style-name="inheritance_20__28_public_29_" draw:layer="layout" svg:x1="35.227cm" svg:y1="67.641cm" svg:x2="31.647cm" svg:y2="65.379cm" draw:start-shape="id977" draw:start-glue-point="0" draw:end-shape="id972" draw:end-glue-point="10" svg:d="m35227 67641v-1131h-3580v-1131">
          <text:p/>
        </draw:connector>
        <draw:connector draw:style-name="inheritance_20__28_public_29_" draw:layer="layout" svg:x1="35.543cm" svg:y1="66.676cm" svg:x2="32.577cm" svg:y2="65.379cm" draw:start-shape="id978" draw:start-glue-point="0" draw:end-shape="id972" draw:end-glue-point="11" svg:d="m35543 66676v-648h-2966v-649">
          <text:p/>
        </draw:connector>
        <draw:connector draw:style-name="inheritance_20__28_public_29_" draw:layer="layout" svg:x1="48.66cm" svg:y1="77.771cm" svg:x2="48.299cm" svg:y2="66.615cm" draw:start-shape="id979" draw:start-glue-point="5" draw:end-shape="id980" draw:end-glue-point="12" svg:d="m48660 77771v-5578h-361v-5578">
          <text:p/>
        </draw:connector>
        <draw:connector draw:style-name="inheritance_20__28_public_29_" draw:layer="layout" svg:x1="40.786cm" svg:y1="76.115cm" svg:x2="47.247cm" svg:y2="66.615cm" draw:start-shape="id981" draw:start-glue-point="4" draw:end-shape="id980" draw:end-glue-point="5" svg:d="m40786 76115v-4750h6461v-4750">
          <text:p/>
        </draw:connector>
        <draw:connector draw:style-name="data_20_member_20__28_pointer_29_" draw:layer="layout" svg:x1="145.352cm" svg:y1="64.957cm" svg:x2="89.097cm" svg:y2="71.009cm" draw:start-shape="id982" draw:start-glue-point="1" draw:end-shape="id983" draw:end-glue-point="16" svg:d="m145352 64957h500v2220h-57255v3832h500">
          <text:p/>
        </draw:connector>
        <draw:connector draw:style-name="inheritance_20__28_public_29_" draw:layer="layout" svg:x1="143.765cm" svg:y1="64.666cm" svg:x2="80.47cm" svg:y2="6.658cm" draw:start-shape="id982" draw:start-glue-point="0" draw:end-shape="id984" draw:end-glue-point="5" svg:d="m143765 64666v-29004h-63295v-29004">
          <text:p/>
        </draw:connector>
        <draw:connector draw:style-name="inheritance_20__28_public_29__20_2" draw:layer="layout" svg:x1="96.258cm" svg:y1="76.677cm" svg:x2="101.035cm" svg:y2="73.712cm" draw:start-shape="id985" draw:start-glue-point="0" draw:end-shape="id986" draw:end-glue-point="6" svg:d="m96258 76677v-1482h4777v-1483">
          <text:p/>
        </draw:connector>
        <draw:connector draw:style-name="inheritance_20__28_public_29_" draw:layer="layout" svg:x1="106.203cm" svg:y1="77.563cm" svg:x2="104.681cm" svg:y2="61.299cm" draw:start-shape="id987" draw:start-glue-point="4" draw:end-shape="id988" draw:end-glue-point="6" svg:d="m106203 77563v-8132h-1522v-8132">
          <text:p/>
        </draw:connector>
        <draw:connector draw:style-name="inheritance_20__28_public_29_" draw:layer="layout" draw:line-skew="3.938cm" svg:x1="50.996cm" svg:y1="31.526cm" svg:x2="52.989cm" svg:y2="19.399cm" draw:start-shape="id989" draw:start-glue-point="5" draw:end-shape="id990" draw:end-glue-point="6" svg:d="m50996 31526v-2126h1993v-10001">
          <text:p/>
        </draw:connector>
        <draw:custom-shape draw:style-name="gr15" draw:text-style-name="P6" draw:id="id991" draw:layer="layout" svg:width="1.8cm" svg:height="1.634cm" svg:x="73.002cm" svg:y="10.96cm">
          <draw:glue-point draw:id="4" svg:x="-2.076cm" svg:y="4.995cm"/>
          <draw:glue-point draw:id="5" svg:x="2.112cm" svg:y="4.995cm"/>
          <draw:glue-point draw:id="6" svg:x="5cm" svg:y="-2.57cm"/>
          <draw:glue-point draw:id="7" svg:x="5cm" svg:y="2.772cm"/>
          <text:p text:style-name="P2"><text:span text:style-name="T3">XclRoot</text:span></text:p>
          <draw:enhanced-geometry svg:viewBox="0 0 21600 21600" draw:type="rectangle" draw:enhanced-path="M 0 0 L 21600 0 21600 21600 0 21600 0 0 Z N"/>
        </draw:custom-shape>
        <draw:custom-shape draw:style-name="gr18" draw:text-style-name="P7" draw:id="id990" draw:layer="layout" svg:width="11.91cm" svg:height="0.649cm" svg:x="50.929cm" svg:y="18.751cm">
          <draw:glue-point draw:id="4" svg:x="-4.447cm" svg:y="5cm"/>
          <draw:glue-point draw:id="5" svg:x="-3.895cm" svg:y="5cm"/>
          <draw:glue-point draw:id="6" svg:x="-3.271cm" svg:y="5cm"/>
          <draw:glue-point draw:id="7" svg:x="-2.648cm" svg:y="5cm"/>
          <draw:glue-point draw:id="8" svg:x="-2cm" svg:y="5cm"/>
          <draw:glue-point draw:id="9" svg:x="-1.329cm" svg:y="5cm"/>
          <draw:glue-point draw:id="10" svg:x="-0.705cm" svg:y="5cm"/>
          <draw:glue-point draw:id="11" svg:x="0.637cm" svg:y="5cm"/>
          <draw:glue-point draw:id="12" svg:x="1.285cm" svg:y="5cm"/>
          <draw:glue-point draw:id="13" svg:x="2.005cm" svg:y="5cm"/>
          <draw:glue-point draw:id="14" svg:x="2.676cm" svg:y="5cm"/>
          <draw:glue-point draw:id="15" svg:x="3.348cm" svg:y="5cm"/>
          <draw:glue-point draw:id="16" svg:x="3.972cm" svg:y="5cm"/>
          <draw:glue-point draw:id="17" svg:x="4.499cm" svg:y="5cm"/>
          <text:p text:style-name="P3"><text:span text:style-name="T3">XclExpRoot</text:span></text:p>
          <draw:enhanced-geometry svg:viewBox="0 0 21600 21600" draw:type="rectangle" draw:enhanced-path="M 0 0 L 21600 0 21600 21600 0 21600 0 0 Z N"/>
        </draw:custom-shape>
        <draw:custom-shape draw:style-name="gr18" draw:text-style-name="P7" draw:id="id992" draw:layer="layout" svg:width="40.731cm" svg:height="0.918cm" svg:x="90.033cm" svg:y="18.99cm">
          <draw:glue-point draw:id="4" svg:x="4.492cm" svg:y="5cm"/>
          <draw:glue-point draw:id="5" svg:x="3.919cm" svg:y="5cm"/>
          <draw:glue-point draw:id="6" svg:x="2.948cm" svg:y="5cm"/>
          <draw:glue-point draw:id="7" svg:x="2.547cm" svg:y="5cm"/>
          <draw:glue-point draw:id="8" svg:x="1.801cm" svg:y="5cm"/>
          <draw:glue-point draw:id="9" svg:x="-4.54cm" svg:y="5cm"/>
          <draw:glue-point draw:id="10" svg:x="-3.169cm" svg:y="5cm"/>
          <draw:glue-point draw:id="11" svg:x="-2.597cm" svg:y="5cm"/>
          <draw:glue-point draw:id="12" svg:x="-1.467cm" svg:y="5cm"/>
          <draw:glue-point draw:id="13" svg:x="4.775cm" svg:y="5cm"/>
          <draw:glue-point draw:id="14" svg:x="2.19cm" svg:y="5cm"/>
          <draw:glue-point draw:id="15" svg:x="3.278cm" svg:y="5cm"/>
          <draw:glue-point draw:id="16" svg:x="3.626cm" svg:y="5cm"/>
          <draw:glue-point draw:id="17" svg:x="4.206cm" svg:y="5cm"/>
          <draw:glue-point draw:id="18" svg:x="1.433cm" svg:y="5cm"/>
          <draw:glue-point draw:id="19" svg:x="1.005cm" svg:y="5cm"/>
          <draw:glue-point draw:id="20" svg:x="0.541cm" svg:y="5cm"/>
          <draw:glue-point draw:id="21" svg:x="0.769cm" svg:y="5cm"/>
          <draw:glue-point draw:id="22" svg:x="1.217cm" svg:y="5cm"/>
          <draw:glue-point draw:id="23" svg:x="-1.126cm" svg:y="5cm"/>
          <draw:glue-point draw:id="24" svg:x="-0.776cm" svg:y="5cm"/>
          <draw:glue-point draw:id="25" svg:x="-0.405cm" svg:y="5cm"/>
          <text:p text:style-name="P3"><text:span text:style-name="T3">XclImpRoot</text:span></text:p>
          <draw:enhanced-geometry svg:viewBox="0 0 21600 21600" draw:type="rectangle" draw:enhanced-path="M 0 0 L 21600 0 21600 21600 0 21600 0 0 Z N"/>
        </draw:custom-shape>
        <draw:connector draw:style-name="inheritance_20__28_public_29_" draw:layer="layout" svg:x1="56.884cm" svg:y1="18.751cm" svg:x2="73.529cm" svg:y2="12.593cm" draw:start-shape="id990" draw:start-glue-point="0" draw:end-shape="id991" draw:end-glue-point="4" svg:d="m56884 18751v-3079h16645v-3079">
          <text:p/>
        </draw:connector>
        <draw:connector draw:style-name="inheritance_20__28_public_29_" draw:layer="layout" svg:x1="110.398cm" svg:y1="18.99cm" svg:x2="74.282cm" svg:y2="12.593cm" draw:start-shape="id992" draw:start-glue-point="0" draw:end-shape="id991" draw:end-glue-point="5" svg:d="m110398 18990v-3198h-36116v-3199">
          <text:p/>
        </draw:connector>
        <draw:rect draw:style-name="class" draw:text-style-name="P6" draw:id="id993" draw:layer="layout" svg:width="2.197cm" svg:height="0.56cm" svg:x="157.55cm" svg:y="40.935cm">
          <draw:glue-point draw:id="4" svg:x="-2.378cm" svg:y="-4.995cm"/>
          <draw:glue-point draw:id="5" svg:x="1.94cm" svg:y="-4.995cm"/>
          <text:p text:style-name="P2"><text:span text:style-name="T3">ImportExcel</text:span></text:p>
        </draw:rect>
        <draw:rect draw:style-name="class" draw:text-style-name="P6" draw:id="id996" draw:layer="layout" svg:width="3.761cm" svg:height="0.56cm" svg:x="76.176cm" svg:y="41.128cm">
          <text:p text:style-name="P2"><text:span text:style-name="T3">XclImpTabViewSettings</text:span></text:p>
        </draw:rect>
        <draw:rect draw:style-name="class" draw:text-style-name="P6" draw:id="id994" draw:layer="layout" svg:width="1.939cm" svg:height="0.671cm" svg:x="159.117cm" svg:y="39.07cm">
          <draw:glue-point draw:id="4" svg:x="-2.354cm" svg:y="5.004cm"/>
          <draw:glue-point draw:id="5" svg:x="2.044cm" svg:y="5.004cm"/>
          <text:p text:style-name="P2"><text:span text:style-name="T3">ImportTyp</text:span></text:p>
        </draw:rect>
        <draw:rect draw:style-name="class" draw:text-style-name="P6" draw:id="id995" draw:layer="layout" svg:width="2.122cm" svg:height="0.638cm" svg:x="160.269cm" svg:y="41.223cm">
          <text:p text:style-name="P2"><text:span text:style-name="T3">ImportLotus</text:span></text:p>
        </draw:rect>
        <draw:connector draw:style-name="inheritance_20__28_public_29_" draw:layer="layout" svg:x1="159.074cm" svg:y1="40.936cm" svg:x2="159.63cm" svg:y2="39.74cm" draw:start-shape="id993" draw:start-glue-point="5" draw:end-shape="id994" draw:end-glue-point="4" svg:d="m159074 40936v-598h556v-598">
          <text:p/>
        </draw:connector>
        <draw:connector draw:style-name="inheritance_20__28_public_29_" draw:layer="layout" svg:x1="161.33cm" svg:y1="41.223cm" svg:x2="160.482cm" svg:y2="39.74cm" draw:start-shape="id995" draw:start-glue-point="0" draw:end-shape="id994" draw:end-glue-point="5" svg:d="m161330 41223v-741h-848v-742">
          <text:p/>
        </draw:connector>
        <draw:connector draw:style-name="inheritance_20__28_public_29_" draw:layer="layout" svg:x1="158.126cm" svg:y1="40.936cm" svg:x2="126.36cm" svg:y2="19.908cm" draw:start-shape="id993" draw:start-glue-point="4" draw:end-shape="id992" draw:end-glue-point="5" svg:d="m158126 40936v-10514h-31766v-10514">
          <text:p/>
        </draw:connector>
        <draw:connector draw:style-name="inheritance_20__28_public_29_" draw:layer="layout" draw:line-skew="0.506cm" svg:x1="78.056cm" svg:y1="41.128cm" svg:x2="91.907cm" svg:y2="19.908cm" draw:start-shape="id996" draw:start-glue-point="0" draw:end-shape="id992" draw:end-glue-point="9" svg:d="m78056 41128v-10104h13851v-11116">
          <text:p/>
        </draw:connector>
        <draw:rect draw:style-name="class" draw:text-style-name="P6" draw:id="id997" draw:layer="layout" svg:width="2.315cm" svg:height="0.582cm" svg:x="157.578cm" svg:y="42.614cm">
          <draw:glue-point draw:id="4" svg:x="-2.378cm" svg:y="-4.995cm"/>
          <draw:glue-point draw:id="5" svg:x="1.94cm" svg:y="-4.995cm"/>
          <text:p text:style-name="P2"><text:span text:style-name="T3">ImportExcel8</text:span></text:p>
        </draw:rect>
        <draw:connector draw:style-name="inheritance_20__28_public_29_" draw:layer="layout" svg:x1="158.735cm" svg:y1="42.614cm" svg:x2="158.648cm" svg:y2="41.495cm" draw:start-shape="id997" draw:start-glue-point="0" draw:end-shape="id993" draw:end-glue-point="2" svg:d="m158735 42614v-559h-87v-560">
          <text:p/>
        </draw:connector>
        <draw:custom-shape draw:style-name="gr5" draw:text-style-name="P6" draw:id="id999" draw:layer="layout" svg:width="2.676cm" svg:height="0.756cm" svg:x="67.626cm" svg:y="2.709cm">
          <draw:glue-point draw:id="4" svg:x="-2.737cm" svg:y="5cm"/>
          <draw:glue-point draw:id="5" svg:x="2.57cm" svg:y="5cm"/>
          <text:p text:style-name="P2"><text:span text:style-name="T3">XclRootData</text:span></text:p>
          <draw:enhanced-geometry svg:viewBox="0 0 21600 21600" draw:type="rectangle" draw:enhanced-path="M 0 0 L 21600 0 21600 21600 0 21600 0 0 Z N"/>
        </draw:custom-shape>
        <draw:custom-shape draw:style-name="gr5" draw:text-style-name="P6" draw:id="id998" draw:layer="layout" svg:width="2.676cm" svg:height="7.108cm" svg:x="67.826cm" svg:y="31.367cm">
          <draw:glue-point draw:id="4" svg:x="5cm" svg:y="-4.182cm"/>
          <draw:glue-point draw:id="5" svg:x="5cm" svg:y="-3.438cm"/>
          <draw:glue-point draw:id="6" svg:x="5cm" svg:y="-2.619cm"/>
          <draw:glue-point draw:id="7" svg:x="5cm" svg:y="-1.837cm"/>
          <draw:glue-point draw:id="8" svg:x="5cm" svg:y="-0.981cm"/>
          <draw:glue-point draw:id="9" svg:x="5cm" svg:y="0.879cm"/>
          <draw:glue-point draw:id="10" svg:x="5cm" svg:y="1.736cm"/>
          <draw:glue-point draw:id="11" svg:x="5cm" svg:y="2.629cm"/>
          <draw:glue-point draw:id="12" svg:x="5cm" svg:y="3.41cm"/>
          <draw:glue-point draw:id="13" svg:x="5cm" svg:y="4.267cm"/>
          <text:p text:style-name="P2"><text:span text:style-name="T3">XclImpRootData</text:span></text:p>
          <draw:enhanced-geometry svg:viewBox="0 0 21600 21600" draw:type="rectangle" draw:enhanced-path="M 0 0 L 21600 0 21600 21600 0 21600 0 0 Z N"/>
        </draw:custom-shape>
        <draw:custom-shape draw:style-name="gr5" draw:text-style-name="P6" draw:id="id1000" draw:layer="layout" svg:width="2.676cm" svg:height="10.38cm" svg:x="23.941cm" svg:y="10.674cm">
          <draw:glue-point draw:id="4" svg:x="5cm" svg:y="-3.65cm"/>
          <draw:glue-point draw:id="5" svg:x="5cm" svg:y="-2.407cm"/>
          <draw:glue-point draw:id="6" svg:x="5cm" svg:y="-4.438cm"/>
          <draw:glue-point draw:id="7" svg:x="5cm" svg:y="-3.014cm"/>
          <draw:glue-point draw:id="8" svg:x="5cm" svg:y="-1.866cm"/>
          <draw:glue-point draw:id="9" svg:x="5cm" svg:y="-1.291cm"/>
          <draw:glue-point draw:id="10" svg:x="5cm" svg:y="-0.667cm"/>
          <draw:glue-point draw:id="11" svg:x="5cm" svg:y="0.63cm"/>
          <draw:glue-point draw:id="12" svg:x="5cm" svg:y="1.205cm"/>
          <draw:glue-point draw:id="13" svg:x="5cm" svg:y="1.853cm"/>
          <draw:glue-point draw:id="14" svg:x="5cm" svg:y="2.477cm"/>
          <draw:glue-point draw:id="15" svg:x="5cm" svg:y="3.102cm"/>
          <draw:glue-point draw:id="16" svg:x="5cm" svg:y="3.726cm"/>
          <draw:glue-point draw:id="17" svg:x="5cm" svg:y="4.4cm"/>
          <text:p text:style-name="P2"><text:span text:style-name="T3">XclExpRootData</text:span></text:p>
          <draw:enhanced-geometry svg:viewBox="0 0 21600 21600" draw:mirror-vertical="false" draw:mirror-horizontal="false" draw:type="rectangle" draw:enhanced-path="M 0 0 L 21600 0 21600 21600 0 21600 0 0 Z N"/>
        </draw:custom-shape>
        <draw:connector draw:style-name="inheritance_20__28_public_29_" draw:layer="layout" svg:x1="69.164cm" svg:y1="31.367cm" svg:x2="69.651cm" svg:y2="3.465cm" draw:start-shape="id998" draw:start-glue-point="0" draw:end-shape="id999" draw:end-glue-point="5" svg:d="m69164 31367v-13951h487v-13951">
          <text:p/>
        </draw:connector>
        <draw:connector draw:style-name="inheritance_20__28_public_29_" draw:layer="layout" svg:x1="25.279cm" svg:y1="10.674cm" svg:x2="68.232cm" svg:y2="3.465cm" draw:start-shape="id1000" draw:start-glue-point="0" draw:end-shape="id999" draw:end-glue-point="4" svg:d="m25279 10674v-3604h42953v-3605">
          <text:p/>
        </draw:connector>
        <draw:rect draw:style-name="class" draw:text-style-name="P6" draw:id="id1001" draw:layer="layout" svg:width="3.025cm" svg:height="0.957cm" svg:x="65.714cm" svg:y="40.553cm">
          <draw:glue-point draw:id="4" svg:x="-4.998cm" svg:y="-2.371cm"/>
          <draw:glue-point draw:id="5" svg:x="-4.998cm" svg:y="2.545cm"/>
          <text:p text:style-name="P2"><text:span text:style-name="T3">XclTabViewData</text:span></text:p>
        </draw:rect>
        <draw:connector draw:style-name="data_20_member" draw:layer="layout" svg:x1="76.176cm" svg:y1="41.408cm" svg:x2="68.739cm" svg:y2="41.031cm" draw:start-shape="id996" draw:start-glue-point="3" draw:end-shape="id1001" draw:end-glue-point="1" svg:d="m76176 41408h-3718v-377h-3719">
          <text:p/>
        </draw:connector>
        <draw:rect draw:style-name="class" draw:text-style-name="P6" draw:id="id1002" draw:layer="layout" svg:width="3.761cm" svg:height="0.62cm" svg:x="102.128cm" svg:y="28.554cm">
          <text:p text:style-name="P2"><text:span text:style-name="T3">XclImpDocViewSettings</text:span></text:p>
        </draw:rect>
        <draw:rect draw:style-name="class" draw:text-style-name="P6" draw:id="id1003" draw:layer="layout" svg:width="3.025cm" svg:height="0.512cm" svg:x="102.577cm" svg:y="29.922cm">
          <text:p text:style-name="P2"><text:span text:style-name="T3">XclDocViewData</text:span></text:p>
        </draw:rect>
        <draw:connector draw:style-name="data_20_member" draw:layer="layout" svg:x1="102.128cm" svg:y1="28.864cm" svg:x2="102.577cm" svg:y2="30.178cm" draw:start-shape="id1002" draw:start-glue-point="3" draw:end-shape="id1003" draw:end-glue-point="3" svg:d="m102128 28864h-501v1314h950">
          <text:p/>
        </draw:connector>
        <draw:connector draw:style-name="inheritance_20__28_public_29_" draw:layer="layout" draw:line-skew="-0.489cm" svg:x1="104.008cm" svg:y1="28.554cm" svg:x2="104.423cm" svg:y2="19.908cm" draw:start-shape="id1002" draw:start-glue-point="0" draw:end-shape="id992" draw:end-glue-point="12" svg:d="m104008 28554v-4812h415v-3834">
          <text:p/>
        </draw:connector>
        <draw:rect draw:style-name="class" draw:text-style-name="P6" draw:id="id1004" draw:layer="layout" svg:width="3.243cm" svg:height="0.997cm" svg:x="97.888cm" svg:y="28.927cm">
          <text:p text:style-name="P2"><text:span text:style-name="T3">XclImpPageSettings</text:span></text:p>
        </draw:rect>
        <draw:connector draw:style-name="inheritance_20__28_public_29_" draw:layer="layout" svg:x1="99.509cm" svg:y1="28.927cm" svg:x2="99.821cm" svg:y2="19.908cm" draw:start-shape="id1004" draw:start-glue-point="0" draw:end-shape="id992" draw:end-glue-point="11" svg:d="m99509 28927v-4509h312v-4510">
          <text:p/>
        </draw:connector>
        <draw:custom-shape draw:style-name="gr15" draw:text-style-name="P6" draw:id="id1005" draw:layer="layout" svg:width="2.867cm" svg:height="0.665cm" svg:x="111.903cm" svg:y="29.841cm">
          <text:p text:style-name="P2"><text:span text:style-name="T3">Biff8RecDumper</text:span></text:p>
          <draw:enhanced-geometry svg:viewBox="0 0 21600 21600" draw:type="rectangle" draw:enhanced-path="M 0 0 L 21600 0 21600 21600 0 21600 0 0 Z N"/>
        </draw:custom-shape>
        <draw:connector draw:style-name="inheritance_20__28_public_29_" draw:layer="layout" svg:x1="113.336cm" svg:y1="29.841cm" svg:x2="108.749cm" svg:y2="19.908cm" draw:start-shape="id1005" draw:start-glue-point="0" draw:end-shape="id992" draw:end-glue-point="25" svg:d="m113336 29841v-4967h-4587v-4966">
          <text:p/>
        </draw:connector>
        <draw:connector draw:style-name="data_20_member_20__28_pointer_29_" draw:layer="layout" svg:x1="111.903cm" svg:y1="30.173cm" svg:x2="110.422cm" svg:y2="30.155cm" draw:start-shape="id1005" draw:start-glue-point="3" draw:end-shape="id1006" draw:end-glue-point="1" svg:d="m111903 30173h-741v-18h-740">
          <text:p/>
        </draw:connector>
        <draw:connector draw:style-name="inheritance_20__28_public_29_" draw:layer="layout" draw:line-skew="-1.561cm" svg:x1="96.348cm" svg:y1="32.413cm" svg:x2="97.491cm" svg:y2="19.908cm" draw:start-shape="id1007" draw:start-glue-point="0" draw:end-shape="id992" draw:end-glue-point="10" svg:d="m96348 32413v-7814h1143v-4691">
          <text:p/>
        </draw:connector>
        <draw:custom-shape draw:style-name="gr1" draw:text-style-name="P1" draw:id="id1008" draw:layer="layout" svg:width="2.278cm" svg:height="0.55cm" svg:x="144.094cm" svg:y="28.473cm">
          <draw:glue-point draw:id="4" svg:x="-2.352cm" svg:y="-5.007cm"/>
          <draw:glue-point draw:id="5" svg:x="2.129cm" svg:y="-5.007cm"/>
          <text:p text:style-name="P3">ExcelToSc</text:p>
          <draw:enhanced-geometry svg:viewBox="0 0 21600 21600" draw:type="rectangle" draw:enhanced-path="M 0 0 L 21600 0 21600 21600 0 21600 0 0 Z N"/>
        </draw:custom-shape>
        <draw:connector draw:style-name="inheritance_20__28_public_29_" draw:layer="layout" svg:x1="144.698cm" svg:y1="28.473cm" svg:x2="127.529cm" svg:y2="19.908cm" draw:start-shape="id1008" draw:start-glue-point="4" draw:end-shape="id992" draw:end-glue-point="17" svg:d="m144698 28473v-4282h-17169v-4283">
          <text:p/>
        </draw:connector>
        <draw:custom-shape draw:style-name="gr1" draw:text-style-name="P1" draw:id="id1009" draw:layer="layout" svg:width="2.278cm" svg:height="0.681cm" svg:x="143.732cm" svg:y="31.155cm">
          <text:p text:style-name="P3">ExcelToSc8</text:p>
          <draw:enhanced-geometry svg:viewBox="0 0 21600 21600" draw:type="rectangle" draw:enhanced-path="M 0 0 L 21600 0 21600 21600 0 21600 0 0 Z N"/>
        </draw:custom-shape>
        <draw:connector draw:style-name="inheritance_20__28_public_29_" draw:layer="layout" svg:x1="144.871cm" svg:y1="31.155cm" svg:x2="145.233cm" svg:y2="29.023cm" draw:start-shape="id1009" draw:start-glue-point="0" draw:end-shape="id1008" draw:end-glue-point="2" svg:d="m144871 31155v-1066h362v-1066">
          <text:p/>
        </draw:connector>
        <draw:custom-shape draw:style-name="gr1" draw:text-style-name="P1" draw:id="id1010" draw:layer="layout" svg:width="3.22cm" svg:height="0.628cm" svg:x="144.869cm" svg:y="21.581cm">
          <text:p text:style-name="P3">ExcelConverterBase</text:p>
          <draw:enhanced-geometry svg:viewBox="0 0 21600 21600" draw:type="rectangle" draw:enhanced-path="M 0 0 L 21600 0 21600 21600 0 21600 0 0 Z N"/>
        </draw:custom-shape>
        <draw:connector draw:style-name="inheritance_20__28_public_29_" draw:layer="layout" svg:x1="145.717cm" svg:y1="28.473cm" svg:x2="146.479cm" svg:y2="22.209cm" draw:start-shape="id1008" draw:start-glue-point="5" draw:end-shape="id1010" draw:end-glue-point="2" svg:d="m145717 28473v-3132h762v-3132">
          <text:p/>
        </draw:connector>
        <draw:custom-shape draw:style-name="gr1" draw:text-style-name="P1" draw:id="id1011" draw:layer="layout" svg:width="2.67cm" svg:height="2.118cm" svg:x="146.531cm" svg:y="13.521cm">
          <draw:glue-point draw:id="4" svg:x="-2.501cm" svg:y="5cm"/>
          <draw:glue-point draw:id="5" svg:x="2.546cm" svg:y="5cm"/>
          <draw:glue-point draw:id="6" svg:x="5cm" svg:y="-2.799cm"/>
          <draw:glue-point draw:id="7" svg:x="5cm" svg:y="2.95cm"/>
          <text:p text:style-name="P3">ConverterBase</text:p>
          <draw:enhanced-geometry svg:viewBox="0 0 21600 21600" draw:type="rectangle" draw:enhanced-path="M 0 0 L 21600 0 21600 21600 0 21600 0 0 Z N"/>
        </draw:custom-shape>
        <draw:connector draw:style-name="inheritance_20__28_public_29_" draw:layer="layout" svg:x1="146.479cm" svg:y1="21.581cm" svg:x2="147.199cm" svg:y2="15.639cm" draw:start-shape="id1010" draw:start-glue-point="0" draw:end-shape="id1011" draw:end-glue-point="4" svg:d="m146479 21581v-2971h720v-2971">
          <text:p/>
        </draw:connector>
        <draw:custom-shape draw:style-name="gr5" draw:layer="layout" svg:width="2.685cm" svg:height="0.602cm" svg:x="82.485cm" svg:y="10.46cm">
          <text:p text:style-name="P2">XclFunctionInfo</text:p>
          <draw:enhanced-geometry svg:viewBox="0 0 21600 21600" draw:type="rectangle" draw:enhanced-path="M 0 0 L 21600 0 21600 21600 0 21600 0 0 Z N"/>
        </draw:custom-shape>
        <draw:rect draw:style-name="class" draw:id="id1012" draw:layer="layout" svg:width="2.073cm" svg:height="0.544cm" svg:x="151.792cm" svg:y="13.229cm">
          <text:p text:style-name="P2">TokenPool</text:p>
        </draw:rect>
        <draw:connector draw:style-name="data_20_member" draw:layer="layout" svg:x1="149.201cm" svg:y1="13.988cm" svg:x2="151.792cm" svg:y2="13.501cm" draw:start-shape="id1011" draw:start-glue-point="6" draw:end-shape="id1012" draw:end-glue-point="3" svg:d="m149201 13988h1296v-487h1295">
          <text:p/>
        </draw:connector>
        <draw:custom-shape draw:style-name="gr1" draw:text-style-name="P1" draw:id="id1013" draw:layer="layout" svg:width="2.721cm" svg:height="3.329cm" svg:x="45.493cm" svg:y="26.071cm">
          <draw:glue-point draw:id="4" svg:x="4.998cm" svg:y="-3.404cm" draw:escape-direction="right"/>
          <draw:glue-point draw:id="5" svg:x="4.998cm" svg:y="1.439cm"/>
          <draw:glue-point draw:id="6" svg:x="4.998cm" svg:y="-1.654cm"/>
          <draw:glue-point draw:id="7" svg:x="4.998cm" svg:y="3.396cm"/>
          <text:p text:style-name="P3">ExcDocument</text:p>
          <draw:enhanced-geometry svg:viewBox="0 0 21600 21600" draw:type="rectangle" draw:enhanced-path="M 0 0 L 21600 0 21600 21600 0 21600 0 0 Z N"/>
        </draw:custom-shape>
        <draw:connector draw:style-name="inheritance_20__28_public_29_" draw:layer="layout" draw:line-skew="0.702cm" svg:x1="46.853cm" svg:y1="26.071cm" svg:x2="51.588cm" svg:y2="19.399cm" draw:start-shape="id1013" draw:start-glue-point="0" draw:end-shape="id990" draw:end-glue-point="4" svg:d="m46853 26071v-2634h4735v-4038">
          <text:p/>
        </draw:connector>
        <draw:custom-shape draw:style-name="gr1" draw:text-style-name="P1" draw:id="id966" draw:layer="layout" svg:width="16.185cm" svg:height="0.751cm" svg:x="31.905cm" svg:y="19.301cm">
          <draw:glue-point draw:id="4" svg:x="-3.914cm" svg:y="4.993cm"/>
          <draw:glue-point draw:id="5" svg:x="-2.714cm" svg:y="4.993cm"/>
          <draw:glue-point draw:id="6" svg:x="-1.4cm" svg:y="4.993cm"/>
          <draw:glue-point draw:id="7" svg:x="1.173cm" svg:y="4.993cm"/>
          <draw:glue-point draw:id="8" svg:x="2.601cm" svg:y="4.993cm"/>
          <draw:glue-point draw:id="9" svg:x="3.801cm" svg:y="4.993cm"/>
          <draw:glue-point draw:id="10" svg:x="1.819cm" svg:y="4.993cm"/>
          <draw:glue-point draw:id="11" svg:x="-4.525cm" svg:y="4.993cm"/>
          <draw:glue-point draw:id="12" svg:x="-3.364cm" svg:y="4.993cm"/>
          <draw:glue-point draw:id="13" svg:x="-0.9cm" svg:y="4.993cm"/>
          <draw:glue-point draw:id="14" svg:x="-0.42cm" svg:y="4.993cm"/>
          <draw:glue-point draw:id="15" svg:x="0.38cm" svg:y="4.993cm"/>
          <draw:glue-point draw:id="16" svg:x="0.78cm" svg:y="4.993cm"/>
          <draw:glue-point draw:id="17" svg:x="3.198cm" svg:y="4.993cm"/>
          <draw:glue-point draw:id="18" svg:x="4.399cm" svg:y="4.993cm"/>
          <text:p text:style-name="P3">XclExpRecordBase</text:p>
          <draw:enhanced-geometry svg:viewBox="0 0 21600 21600" draw:type="rectangle" draw:enhanced-path="M 0 0 L 21600 0 21600 21600 0 21600 0 0 Z N"/>
        </draw:custom-shape>
        <draw:custom-shape draw:style-name="gr1" draw:text-style-name="P1" draw:id="id1014" draw:layer="layout" svg:width="2.047cm" svg:height="0.596cm" svg:x="50.049cm" svg:y="26.082cm">
          <draw:glue-point draw:id="4" svg:x="-2.217cm" svg:y="-5cm"/>
          <draw:glue-point draw:id="5" svg:x="2.09cm" svg:y="-5cm"/>
          <text:p text:style-name="P3">ExcTable</text:p>
          <draw:enhanced-geometry svg:viewBox="0 0 21600 21600" draw:type="rectangle" draw:enhanced-path="M 0 0 L 21600 0 21600 21600 0 21600 0 0 Z N"/>
        </draw:custom-shape>
        <draw:connector draw:style-name="inheritance_20__28_public_29_" draw:layer="layout" draw:line-skew="1.978cm" svg:x1="51.499cm" svg:y1="26.082cm" svg:x2="52.246cm" svg:y2="19.399cm" draw:start-shape="id1014" draw:start-glue-point="5" draw:end-shape="id990" draw:end-glue-point="5" svg:d="m51499 26082v-1363h747v-5320">
          <text:p/>
        </draw:connector>
        <draw:connector draw:style-name="inheritance_20__28_public_29_" draw:layer="layout" svg:x1="50.619cm" svg:y1="26.082cm" svg:x2="46.148cm" svg:y2="20.05cm" draw:start-shape="id1014" draw:start-glue-point="4" draw:end-shape="id966" draw:end-glue-point="9" svg:d="m50619 26082v-3015h-4471v-3017">
          <text:p/>
        </draw:connector>
        <draw:connector draw:style-name="inheritance_20__28_public_29_" draw:layer="layout" svg:x1="40.225cm" svg:y1="22.066cm" svg:x2="39.318cm" svg:y2="20.05cm" draw:start-shape="id1015" draw:start-glue-point="0" draw:end-shape="id966" draw:end-glue-point="14" svg:d="m40225 22066v-1008h-907v-1008">
          <text:p/>
        </draw:connector>
        <draw:custom-shape draw:style-name="gr1" draw:text-style-name="P1" draw:id="id1019" draw:layer="layout" svg:width="2.151cm" svg:height="0.58cm" svg:x="62.65cm" svg:y="24.074cm">
          <draw:glue-point draw:id="4" svg:x="-2.198cm" svg:y="-5cm"/>
          <draw:glue-point draw:id="5" svg:x="2.05cm" svg:y="-5cm"/>
          <text:p text:style-name="P3">ExportBiff5</text:p>
          <draw:enhanced-geometry svg:viewBox="0 0 21600 21600" draw:type="rectangle" draw:enhanced-path="M 0 0 L 21600 0 21600 21600 0 21600 0 0 Z N"/>
        </draw:custom-shape>
        <draw:custom-shape draw:style-name="gr1" draw:text-style-name="P1" draw:id="id968" draw:layer="layout" svg:width="23.041cm" svg:height="0.674cm" svg:x="34.342cm" svg:y="49.52cm">
          <draw:glue-point draw:id="4" svg:x="4.658cm" svg:y="5cm"/>
          <draw:glue-point draw:id="5" svg:x="4.243cm" svg:y="5cm"/>
          <draw:glue-point draw:id="6" svg:x="3.78cm" svg:y="5cm"/>
          <draw:glue-point draw:id="7" svg:x="-4.35cm" svg:y="5cm"/>
          <draw:glue-point draw:id="8" svg:x="-3.431cm" svg:y="5cm"/>
          <draw:glue-point draw:id="9" svg:x="-2.364cm" svg:y="5cm"/>
          <draw:glue-point draw:id="10" svg:x="-1.151cm" svg:y="5cm"/>
          <draw:glue-point draw:id="11" svg:x="3.175cm" svg:y="5cm"/>
          <draw:glue-point draw:id="12" svg:x="2.492cm" svg:y="5cm"/>
          <draw:glue-point draw:id="13" svg:x="1.828cm" svg:y="5cm"/>
          <draw:glue-point draw:id="14" svg:x="-3.873cm" svg:y="5cm"/>
          <draw:glue-point draw:id="15" svg:x="-2.907cm" svg:y="5cm"/>
          <draw:glue-point draw:id="16" svg:x="-1.766cm" svg:y="5cm"/>
          <draw:glue-point draw:id="17" svg:x="-0.559cm" svg:y="5cm"/>
          <draw:glue-point draw:id="18" svg:x="0.54cm" svg:y="5cm"/>
          <draw:glue-point draw:id="19" svg:x="1.144cm" svg:y="5cm"/>
          <draw:glue-point draw:id="20" svg:x="-4.691cm" svg:y="5cm"/>
          <text:p text:style-name="P3">XclExpRecord</text:p>
          <draw:enhanced-geometry svg:viewBox="0 0 21600 21600" draw:type="rectangle" draw:enhanced-path="M 0 0 L 21600 0 21600 21600 0 21600 0 0 Z N"/>
        </draw:custom-shape>
        <draw:connector draw:style-name="inheritance_20__28_public_29_" draw:layer="layout" draw:line-skew="4.468cm" svg:x1="45.862cm" svg:y1="49.52cm" svg:x2="37.732cm" svg:y2="20.05cm" draw:start-shape="id968" draw:start-glue-point="0" draw:end-shape="id966" draw:end-glue-point="6" svg:d="m45862 49520v-10266h-8130v-19204">
          <text:p/>
        </draw:connector>
        <draw:custom-shape draw:style-name="gr1" draw:text-style-name="P1" draw:id="id980" draw:layer="layout" svg:width="15.136cm" svg:height="0.674cm" svg:x="44.908cm" svg:y="65.941cm">
          <draw:glue-point draw:id="4" svg:x="-4.078cm" svg:y="5cm"/>
          <draw:glue-point draw:id="5" svg:x="-3.455cm" svg:y="5cm"/>
          <draw:glue-point draw:id="6" svg:x="-2.161cm" svg:y="5cm"/>
          <draw:glue-point draw:id="7" svg:x="-1.055cm" svg:y="5cm"/>
          <draw:glue-point draw:id="8" svg:x="1.028cm" svg:y="5cm"/>
          <draw:glue-point draw:id="9" svg:x="2.102cm" svg:y="5cm"/>
          <draw:glue-point draw:id="10" svg:x="3.08cm" svg:y="5cm"/>
          <draw:glue-point draw:id="11" svg:x="4.06cm" svg:y="5cm"/>
          <draw:glue-point draw:id="12" svg:x="-2.76cm" svg:y="5cm"/>
          <draw:glue-point draw:id="13" svg:x="-4.607cm" svg:y="5cm"/>
          <text:p text:style-name="P3">ExcRecord</text:p>
          <draw:enhanced-geometry svg:viewBox="0 0 21600 21600" draw:type="rectangle" draw:enhanced-path="M 0 0 L 21600 0 21600 21600 0 21600 0 0 Z N"/>
        </draw:custom-shape>
        <draw:connector draw:style-name="inheritance_20__28_public_29_" draw:layer="layout" svg:x1="52.476cm" svg:y1="65.941cm" svg:x2="48.497cm" svg:y2="50.194cm" draw:start-shape="id980" draw:start-glue-point="0" draw:end-shape="id968" draw:end-glue-point="19" svg:d="m52476 65941v-7873h-3979v-7874">
          <text:p/>
        </draw:connector>
        <draw:custom-shape draw:style-name="gr1" draw:text-style-name="P1" draw:id="id1016" draw:layer="layout" svg:width="2.773cm" svg:height="0.7cm" svg:x="48.896cm" svg:y="52.14cm">
          <text:p text:style-name="P3">XclExpWindow1</text:p>
          <draw:enhanced-geometry svg:viewBox="0 0 21600 21600" draw:type="rectangle" draw:enhanced-path="M 0 0 L 21600 0 21600 21600 0 21600 0 0 Z N"/>
        </draw:custom-shape>
        <draw:custom-shape draw:style-name="gr1" draw:text-style-name="P1" draw:id="id967" draw:layer="layout" svg:width="2.773cm" svg:height="0.7cm" svg:x="49.756cm" svg:y="54.264cm">
          <text:p text:style-name="P3">XclExpWindow2</text:p>
          <draw:enhanced-geometry svg:viewBox="0 0 21600 21600" draw:type="rectangle" draw:enhanced-path="M 0 0 L 21600 0 21600 21600 0 21600 0 0 Z N"/>
        </draw:custom-shape>
        <draw:connector draw:style-name="inheritance_20__28_public_29_" draw:layer="layout" svg:x1="50.282cm" svg:y1="52.14cm" svg:x2="50.073cm" svg:y2="50.194cm" draw:start-shape="id1016" draw:start-glue-point="0" draw:end-shape="id968" draw:end-glue-point="13" svg:d="m50282 52140v-973h-209v-973">
          <text:p/>
        </draw:connector>
        <draw:custom-shape draw:style-name="gr1" draw:text-style-name="P1" draw:id="id1017" draw:layer="layout" svg:width="3.965cm" svg:height="0.777cm" svg:x="44.771cm" svg:y="32.962cm">
          <text:p text:style-name="P3">XclExpTabViewSettings</text:p>
          <draw:enhanced-geometry svg:viewBox="0 0 21600 21600" draw:type="rectangle" draw:enhanced-path="M 0 0 L 21600 0 21600 21600 0 21600 0 0 Z N"/>
        </draw:custom-shape>
        <draw:connector draw:style-name="inheritance_20__28_public_29_" draw:layer="layout" draw:line-skew="4.682cm" svg:x1="46.753cm" svg:y1="32.962cm" svg:x2="38.541cm" svg:y2="20.05cm" draw:start-shape="id1017" draw:end-shape="id966" draw:end-glue-point="13" svg:d="m46753 32962v-1774h-8212v-11138">
          <text:p/>
        </draw:connector>
        <draw:connector draw:style-name="data_20_member" draw:layer="layout" draw:line-skew="3.095cm" svg:x1="48.736cm" svg:y1="33.35cm" svg:x2="65.714cm" svg:y2="41.031cm" draw:start-shape="id1017" draw:start-glue-point="1" draw:end-shape="id1001" draw:end-glue-point="3" svg:d="m48736 33350h11584v7681h5394">
          <text:p/>
        </draw:connector>
        <draw:custom-shape draw:style-name="gr1" draw:text-style-name="P1" draw:id="id989" draw:layer="layout" svg:width="3.29cm" svg:height="0.777cm" svg:x="48.567cm" svg:y="31.526cm">
          <draw:glue-point draw:id="4" svg:x="-2.716cm" svg:y="-5.006cm"/>
          <draw:glue-point draw:id="5" svg:x="2.383cm" svg:y="-5.006cm"/>
          <text:p text:style-name="P3">XclExpPageSettings</text:p>
          <draw:enhanced-geometry svg:viewBox="0 0 21600 21600" draw:type="rectangle" draw:enhanced-path="M 0 0 L 21600 0 21600 21600 0 21600 0 0 Z N"/>
        </draw:custom-shape>
        <draw:connector draw:style-name="inheritance_20__28_public_29_" draw:layer="layout" draw:line-skew="4.028cm" svg:x1="49.319cm" svg:y1="31.526cm" svg:x2="42.941cm" svg:y2="20.05cm" draw:start-shape="id989" draw:start-glue-point="4" draw:end-shape="id966" draw:end-glue-point="10" svg:d="m49319 31526v-1710h-6378v-9766">
          <text:p/>
        </draw:connector>
        <draw:custom-shape draw:style-name="gr1" draw:text-style-name="P1" draw:id="id1046" draw:layer="layout" svg:width="2.151cm" svg:height="0.564cm" svg:x="63.875cm" svg:y="20.039cm">
          <draw:glue-point draw:id="4" svg:x="-2.045cm" svg:y="5cm"/>
          <draw:glue-point draw:id="5" svg:x="2.208cm" svg:y="5cm"/>
          <text:p text:style-name="P3">ExportTyp</text:p>
          <draw:enhanced-geometry svg:viewBox="0 0 21600 21600" draw:type="rectangle" draw:enhanced-path="M 0 0 L 21600 0 21600 21600 0 21600 0 0 Z N"/>
        </draw:custom-shape>
        <draw:custom-shape draw:style-name="gr1" draw:text-style-name="P1" draw:id="id1018" draw:layer="layout" svg:width="2.151cm" svg:height="0.589cm" svg:x="62.532cm" svg:y="25.869cm">
          <text:p text:style-name="P3">ExportBiff8</text:p>
          <draw:enhanced-geometry svg:viewBox="0 0 21600 21600" draw:type="rectangle" draw:enhanced-path="M 0 0 L 21600 0 21600 21600 0 21600 0 0 Z N"/>
        </draw:custom-shape>
        <draw:connector draw:style-name="inheritance_20__28_public_29_" draw:layer="layout" svg:x1="63.607cm" svg:y1="25.869cm" svg:x2="63.725cm" svg:y2="24.654cm" draw:start-shape="id1018" draw:start-glue-point="0" draw:end-shape="id1019" draw:end-glue-point="2" svg:d="m63607 25869v-608h118v-607">
          <text:p/>
        </draw:connector>
        <draw:connector draw:style-name="inheritance_20__28_public_29_" draw:layer="layout" svg:x1="63.253cm" svg:y1="24.074cm" svg:x2="62.242cm" svg:y2="19.399cm" draw:start-shape="id1019" draw:start-glue-point="4" draw:end-shape="id990" draw:end-glue-point="17" svg:d="m63253 24074v-2337h-1011v-2338">
          <text:p/>
        </draw:connector>
        <draw:connector draw:style-name="inheritance_20__28_public_29_" draw:layer="layout" svg:x1="115.185cm" svg:y1="44.487cm" svg:x2="125.167cm" svg:y2="19.908cm" draw:start-shape="id1020" draw:start-glue-point="6" draw:end-shape="id992" draw:end-glue-point="16" svg:d="m115185 44487v-12289h9982v-12290">
          <text:p/>
        </draw:connector>
        <draw:custom-shape draw:style-name="gr1" draw:text-style-name="P1" draw:id="id1022" draw:layer="layout" svg:width="2.963cm" svg:height="0.794cm" svg:x="117.935cm" svg:y="50.196cm">
          <draw:glue-point draw:id="4" svg:x="-2.143cm" svg:y="5cm"/>
          <draw:glue-point draw:id="5" svg:x="2.143cm" svg:y="5cm"/>
          <text:p text:style-name="P3">XclImpDrawingObj</text:p>
          <draw:enhanced-geometry svg:viewBox="0 0 21600 21600" draw:type="rectangle" draw:enhanced-path="M 0 0 L 21600 0 21600 21600 0 21600 0 0 Z N"/>
        </draw:custom-shape>
        <draw:custom-shape draw:style-name="gr1" draw:text-style-name="P1" draw:id="id1023" draw:layer="layout" svg:width="2.963cm" svg:height="0.794cm" svg:x="118.201cm" svg:y="47.243cm">
          <text:p text:style-name="P3">XclImpOleObj</text:p>
          <draw:enhanced-geometry svg:viewBox="0 0 21600 21600" draw:type="rectangle" draw:enhanced-path="M 0 0 L 21600 0 21600 21600 0 21600 0 0 Z N"/>
        </draw:custom-shape>
        <draw:connector draw:style-name="inheritance_20__28_public_29_" draw:layer="layout" svg:x1="80.401cm" svg:y1="62.837cm" svg:x2="115.1cm" svg:y2="45.361cm" draw:start-shape="id1021" draw:start-glue-point="0" draw:end-shape="id1020" draw:end-glue-point="4" svg:d="m80401 62837v-8738h34699v-8738">
          <text:p/>
        </draw:connector>
        <draw:connector draw:style-name="inheritance_20__28_public_29_" draw:layer="layout" draw:line-skew="1.472cm" svg:x1="119.416cm" svg:y1="50.196cm" svg:x2="115.905cm" svg:y2="45.361cm" draw:start-shape="id1022" draw:start-glue-point="0" draw:end-shape="id1020" draw:end-glue-point="2" svg:d="m119416 50196v-945h-3511v-3890">
          <text:p/>
        </draw:connector>
        <draw:connector draw:style-name="inheritance_20__28_public_29_" draw:layer="layout" svg:x1="119.682cm" svg:y1="47.243cm" svg:x2="116.739cm" svg:y2="45.361cm" draw:start-shape="id1023" draw:start-glue-point="0" draw:end-shape="id1020" draw:end-glue-point="5" svg:d="m119682 47243v-941h-2943v-941">
          <text:p/>
        </draw:connector>
        <draw:custom-shape draw:style-name="gr1" draw:text-style-name="P1" draw:id="id1024" draw:layer="layout" svg:width="2.963cm" svg:height="0.794cm" svg:x="116.321cm" svg:y="52.868cm">
          <text:p text:style-name="P3">XclImpNoteObj</text:p>
          <draw:enhanced-geometry svg:viewBox="0 0 21600 21600" draw:type="rectangle" draw:enhanced-path="M 0 0 L 21600 0 21600 21600 0 21600 0 0 Z N"/>
        </draw:custom-shape>
        <draw:custom-shape draw:style-name="gr1" draw:text-style-name="P1" draw:id="id1025" draw:layer="layout" svg:width="3.359cm" svg:height="0.794cm" svg:x="120.211cm" svg:y="52.921cm">
          <text:p text:style-name="P3">XclImpTbxControlObj</text:p>
          <draw:enhanced-geometry svg:viewBox="0 0 21600 21600" draw:type="rectangle" draw:enhanced-path="M 0 0 L 21600 0 21600 21600 0 21600 0 0 Z N"/>
        </draw:custom-shape>
        <draw:connector draw:style-name="inheritance_20__28_public_29_" draw:layer="layout" svg:x1="117.802cm" svg:y1="52.868cm" svg:x2="118.782cm" svg:y2="50.99cm" draw:start-shape="id1024" draw:start-glue-point="0" draw:end-shape="id1022" draw:end-glue-point="4" svg:d="m117802 52868v-939h980v-939">
          <text:p/>
        </draw:connector>
        <draw:connector draw:style-name="inheritance_20__28_public_29_" draw:layer="layout" svg:x1="121.89cm" svg:y1="52.921cm" svg:x2="120.05cm" svg:y2="50.99cm" draw:start-shape="id1025" draw:start-glue-point="0" draw:end-shape="id1022" draw:end-glue-point="5" svg:d="m121890 52921v-965h-1840v-966">
          <text:p/>
        </draw:connector>
        <draw:custom-shape draw:style-name="gr1" draw:text-style-name="P1" draw:id="id988" draw:layer="layout" svg:width="12.276cm" svg:height="0.687cm" svg:x="101.77cm" svg:y="60.614cm">
          <draw:glue-point draw:id="4" svg:x="-4.31cm" svg:y="4.992cm"/>
          <draw:glue-point draw:id="5" svg:x="-3.47cm" svg:y="4.992cm"/>
          <draw:glue-point draw:id="6" svg:x="-2.629cm" svg:y="4.992cm"/>
          <draw:glue-point draw:id="7" svg:x="-1.788cm" svg:y="4.992cm"/>
          <draw:glue-point draw:id="8" svg:x="-0.926cm" svg:y="4.992cm"/>
          <draw:glue-point draw:id="9" svg:x="0.797cm" svg:y="4.992cm"/>
          <draw:glue-point draw:id="10" svg:x="1.616cm" svg:y="4.992cm"/>
          <draw:glue-point draw:id="11" svg:x="2.414cm" svg:y="4.992cm"/>
          <draw:glue-point draw:id="12" svg:x="3.276cm" svg:y="4.992cm"/>
          <draw:glue-point draw:id="13" svg:x="4.16cm" svg:y="4.992cm"/>
          <text:p text:style-name="P3">XclImpChGroupBase</text:p>
          <draw:enhanced-geometry svg:viewBox="0 0 21600 21600" draw:type="rectangle" draw:enhanced-path="M 0 0 L 21600 0 21600 21600 0 21600 0 0 Z N"/>
        </draw:custom-shape>
        <draw:custom-shape draw:style-name="gr1" draw:text-style-name="P3" draw:id="id1026" draw:layer="layout" svg:width="14.792cm" svg:height="0.714cm" svg:x="118.174cm" svg:y="64.502cm">
          <draw:glue-point draw:id="4" svg:x="-4.382cm" svg:y="5cm"/>
          <draw:glue-point draw:id="5" svg:x="-3.471cm" svg:y="5cm"/>
          <draw:glue-point draw:id="6" svg:x="-2.659cm" svg:y="5cm"/>
          <draw:glue-point draw:id="7" svg:x="-1.895cm" svg:y="5cm"/>
          <draw:glue-point draw:id="8" svg:x="-1.034cm" svg:y="5cm"/>
          <draw:glue-point draw:id="9" svg:x="0.671cm" svg:y="5cm"/>
          <draw:glue-point draw:id="10" svg:x="1.815cm" svg:y="5cm"/>
          <draw:glue-point draw:id="11" svg:x="2.487cm" svg:y="5cm"/>
          <draw:glue-point draw:id="12" svg:x="3.014cm" svg:y="5cm"/>
          <draw:glue-point draw:id="13" svg:x="4.162cm" svg:y="5cm"/>
          <draw:glue-point draw:id="14" svg:x="4.606cm" svg:y="5cm"/>
          <draw:glue-point draw:id="15" svg:x="3.676cm" svg:y="5cm"/>
          <draw:glue-point draw:id="16" svg:x="1.333cm" svg:y="5cm"/>
          <draw:glue-point draw:id="17" svg:x="-0.509cm" svg:y="5cm"/>
          <draw:glue-point draw:id="18" svg:x="-1.51cm" svg:y="5cm"/>
          <draw:glue-point draw:id="19" svg:x="-2.28cm" svg:y="5cm"/>
          <draw:glue-point draw:id="20" svg:x="-3.926cm" svg:y="5cm"/>
          <draw:glue-point draw:id="21" svg:x="-3.05cm" svg:y="5cm"/>
          <text:p text:style-name="P3">XclImpChRoot</text:p>
          <draw:enhanced-geometry svg:viewBox="0 0 21600 21600" draw:mirror-horizontal="false" draw:mirror-vertical="false" draw:type="rectangle" draw:enhanced-path="M 0 0 L 21600 0 21600 21600 0 21600 0 0 Z N"/>
        </draw:custom-shape>
        <draw:connector draw:style-name="inheritance_20__28_public_29_" draw:layer="layout" svg:x1="89.773cm" svg:y1="69.107cm" svg:x2="102.618cm" svg:y2="61.299cm" draw:start-shape="id983" draw:start-glue-point="4" draw:end-shape="id988" draw:end-glue-point="4" svg:d="m89773 69107v-3904h12845v-3904">
          <text:p/>
        </draw:connector>
        <draw:connector draw:style-name="inheritance_20__28_public_29_" draw:layer="layout" svg:x1="90.936cm" svg:y1="69.107cm" svg:x2="119.089cm" svg:y2="65.216cm" draw:start-shape="id983" draw:start-glue-point="5" draw:end-shape="id1026" draw:end-glue-point="4" svg:d="m90936 69107v-1946h28153v-1945">
          <text:p/>
        </draw:connector>
        <draw:connector draw:style-name="inheritance_20__28_public_29_" draw:layer="layout" svg:x1="125.57cm" svg:y1="64.502cm" svg:x2="123.749cm" svg:y2="19.908cm" draw:start-shape="id1026" draw:start-glue-point="0" draw:end-shape="id992" draw:end-glue-point="15" svg:d="m125570 64502v-22297h-1821v-22297">
          <text:p/>
        </draw:connector>
        <draw:custom-shape draw:style-name="gr1" draw:text-style-name="P1" draw:id="id1030" draw:layer="layout" svg:width="3.755cm" svg:height="0.847cm" svg:x="108.931cm" svg:y="74.141cm">
          <draw:glue-point draw:id="4" svg:x="-2.385cm" svg:y="-5.005cm"/>
          <draw:glue-point draw:id="5" svg:x="2.117cm" svg:y="-5.005cm"/>
          <text:p text:style-name="P3">XclImpChEscherFormat</text:p>
          <draw:enhanced-geometry svg:viewBox="0 0 21600 21600" draw:type="rectangle" draw:enhanced-path="M 0 0 L 21600 0 21600 21600 0 21600 0 0 Z N"/>
        </draw:custom-shape>
        <draw:custom-shape draw:style-name="gr1" draw:text-style-name="P1" draw:id="id987" draw:layer="layout" svg:width="2.647cm" svg:height="0.847cm" svg:x="105.511cm" svg:y="77.563cm">
          <draw:glue-point draw:id="4" svg:x="-2.385cm" svg:y="-5.005cm"/>
          <draw:glue-point draw:id="5" svg:x="2.117cm" svg:y="-5.005cm"/>
          <text:p text:style-name="P3">XclImpChLegend</text:p>
          <draw:enhanced-geometry svg:viewBox="0 0 21600 21600" draw:type="rectangle" draw:enhanced-path="M 0 0 L 21600 0 21600 21600 0 21600 0 0 Z N"/>
        </draw:custom-shape>
        <draw:custom-shape draw:style-name="gr1" draw:text-style-name="P1" draw:id="id985" draw:layer="layout" svg:width="2.3cm" svg:height="0.651cm" svg:x="95.108cm" svg:y="76.677cm">
          <draw:glue-point draw:id="4" svg:x="-2.385cm" svg:y="-5.005cm"/>
          <draw:glue-point draw:id="5" svg:x="2.117cm" svg:y="-5.005cm"/>
          <text:p text:style-name="P3">XclImpChText</text:p>
          <draw:enhanced-geometry svg:viewBox="0 0 21600 21600" draw:type="rectangle" draw:enhanced-path="M 0 0 L 21600 0 21600 21600 0 21600 0 0 Z N"/>
        </draw:custom-shape>
        <draw:custom-shape draw:style-name="gr1" draw:text-style-name="P1" draw:id="id1032" draw:layer="layout" svg:width="3.254cm" svg:height="1.471cm" svg:x="113.243cm" svg:y="72.405cm">
          <draw:glue-point draw:id="4" svg:x="-2.385cm" svg:y="-5.005cm"/>
          <draw:glue-point draw:id="5" svg:x="2.117cm" svg:y="-5.005cm"/>
          <draw:glue-point draw:id="6" svg:x="5cm" svg:y="-2.746cm"/>
          <text:p text:style-name="P3">XclImpChTypeGroup</text:p>
          <draw:enhanced-geometry svg:viewBox="0 0 21600 21600" draw:type="rectangle" draw:enhanced-path="M 0 0 L 21600 0 21600 21600 0 21600 0 0 Z N"/>
        </draw:custom-shape>
        <draw:connector draw:style-name="inheritance_20__28_public_29_" draw:layer="layout" draw:line-skew="0.642cm" svg:x1="101.544cm" svg:y1="71.399cm" svg:x2="103.649cm" svg:y2="61.299cm" draw:start-shape="id1027" draw:start-glue-point="4" draw:end-shape="id988" draw:end-glue-point="5" svg:d="m101544 71399v-4408h2105v-5692">
          <text:p/>
        </draw:connector>
        <draw:connector draw:style-name="inheritance_20__28_public_29_" draw:layer="layout" svg:x1="106.502cm" svg:y1="75.075cm" svg:x2="108.886cm" svg:y2="61.299cm" draw:start-shape="id1028" draw:start-glue-point="4" draw:end-shape="id988" draw:end-glue-point="9" svg:d="m106502 75075v-6887h2384v-6889">
          <text:p/>
        </draw:connector>
        <draw:connector draw:style-name="inheritance_20__28_public_29_" draw:layer="layout" draw:line-skew="-0.609cm" svg:x1="94.539cm" svg:y1="79.534cm" svg:x2="105.714cm" svg:y2="61.299cm" draw:start-shape="id1029" draw:start-glue-point="4" draw:end-shape="id988" draw:end-glue-point="7" svg:d="m94539 79534v-9726h11175v-8509">
          <text:p/>
        </draw:connector>
        <draw:connector draw:style-name="inheritance_20__28_public_29_" draw:layer="layout" svg:x1="95.71cm" svg:y1="76.677cm" svg:x2="106.772cm" svg:y2="61.299cm" draw:start-shape="id985" draw:start-glue-point="4" draw:end-shape="id988" draw:end-glue-point="8" svg:d="m95710 76677v-7689h11062v-7689">
          <text:p/>
        </draw:connector>
        <draw:connector draw:style-name="inheritance_20__28_public_29_" draw:layer="layout" draw:line-skew="2.117cm" svg:x1="110.808cm" svg:y1="74.141cm" svg:x2="107.908cm" svg:y2="61.301cm" draw:start-shape="id1030" draw:start-glue-point="0" draw:end-shape="id988" draw:end-glue-point="2" svg:d="m110808 74141v-4304h-2900v-8536">
          <text:p/>
        </draw:connector>
        <draw:connector draw:style-name="inheritance_20__28_public_29_" draw:layer="layout" svg:x1="114.733cm" svg:y1="63.365cm" svg:x2="113.014cm" svg:y2="61.299cm" draw:start-shape="id1031" draw:start-glue-point="0" draw:end-shape="id988" draw:end-glue-point="13" svg:d="m114733 63365v-1033h-1719v-1033">
          <text:p/>
        </draw:connector>
        <draw:connector draw:style-name="inheritance_20__28_public_29_" draw:layer="layout" draw:line-skew="1.415cm" svg:x1="114.87cm" svg:y1="72.405cm" svg:x2="110.871cm" svg:y2="61.299cm" draw:start-shape="id1032" draw:start-glue-point="0" draw:end-shape="id988" draw:end-glue-point="11" svg:d="m114870 72405v-4138h-3999v-6968">
          <text:p/>
        </draw:connector>
        <draw:custom-shape draw:style-name="gr1" draw:text-style-name="P1" draw:id="id1033" draw:layer="layout" svg:width="3.625cm" svg:height="0.847cm" svg:x="130.023cm" svg:y="77.408cm">
          <draw:glue-point draw:id="4" svg:x="-2.385cm" svg:y="-5.005cm"/>
          <draw:glue-point draw:id="5" svg:x="2.117cm" svg:y="-5.005cm"/>
          <text:p text:style-name="P3">XclImpChAttachedLabel</text:p>
          <draw:enhanced-geometry svg:viewBox="0 0 21600 21600" draw:type="rectangle" draw:enhanced-path="M 0 0 L 21600 0 21600 21600 0 21600 0 0 Z N"/>
        </draw:custom-shape>
        <draw:connector draw:style-name="inheritance_20__28_public_29_" draw:layer="layout" svg:x1="131.835cm" svg:y1="77.408cm" svg:x2="124.041cm" svg:y2="65.216cm" draw:start-shape="id1033" draw:start-glue-point="0" draw:end-shape="id1026" draw:end-glue-point="8" svg:d="m131835 77408v-6096h-7794v-6096">
          <text:p/>
        </draw:connector>
        <draw:connector draw:style-name="inheritance_20__28_public_29_" draw:layer="layout" svg:x1="102.841cm" svg:y1="71.399cm" svg:x2="120.436cm" svg:y2="65.216cm" draw:start-shape="id1027" draw:start-glue-point="5" draw:end-shape="id1026" draw:end-glue-point="5" svg:d="m102841 71399v-3092h17595v-3091">
          <text:p/>
        </draw:connector>
        <draw:connector draw:style-name="inheritance_20__28_public_29_" draw:layer="layout" svg:x1="96.949cm" svg:y1="73.886cm" svg:x2="122.198cm" svg:y2="65.216cm" draw:start-shape="id1034" draw:start-glue-point="5" draw:end-shape="id1026" draw:end-glue-point="19" svg:d="m96949 73886v-4335h25249v-4335">
          <text:p/>
        </draw:connector>
        <draw:custom-shape draw:style-name="gr1" draw:text-style-name="P1" draw:id="id1035" draw:layer="layout" svg:width="2.724cm" svg:height="0.603cm" svg:x="98.246cm" svg:y="74.385cm">
          <draw:glue-point draw:id="4" svg:x="-2.385cm" svg:y="-5.005cm"/>
          <draw:glue-point draw:id="5" svg:x="2.117cm" svg:y="-5.005cm"/>
          <text:p text:style-name="P3">XclImpChFrame</text:p>
          <draw:enhanced-geometry svg:viewBox="0 0 21600 21600" draw:type="rectangle" draw:enhanced-path="M 0 0 L 21600 0 21600 21600 0 21600 0 0 Z N"/>
        </draw:custom-shape>
        <draw:connector draw:style-name="inheritance_20__28_public_29_" draw:layer="layout" svg:x1="100.184cm" svg:y1="74.385cm" svg:x2="122.767cm" svg:y2="65.216cm" draw:start-shape="id1035" draw:start-glue-point="5" draw:end-shape="id1026" draw:end-glue-point="7" svg:d="m100184 74385v-4585h22583v-4584">
          <text:p/>
        </draw:connector>
        <draw:custom-shape draw:style-name="gr1" draw:text-style-name="P1" draw:id="id1036" draw:layer="layout" svg:width="3.413cm" svg:height="0.847cm" svg:x="132.019cm" svg:y="76.087cm">
          <draw:glue-point draw:id="4" svg:x="-2.385cm" svg:y="-5.005cm"/>
          <draw:glue-point draw:id="5" svg:x="2.117cm" svg:y="-5.005cm"/>
          <text:p text:style-name="P3">XclImpChLabelRange</text:p>
          <draw:enhanced-geometry svg:viewBox="0 0 21600 21600" draw:type="rectangle" draw:enhanced-path="M 0 0 L 21600 0 21600 21600 0 21600 0 0 Z N"/>
        </draw:custom-shape>
        <draw:connector draw:style-name="inheritance_20__28_public_29_" draw:layer="layout" draw:line-skew="2.235cm" svg:x1="133.725cm" svg:y1="76.087cm" svg:x2="123.337cm" svg:y2="65.216cm" draw:start-shape="id1036" draw:start-glue-point="0" draw:end-shape="id1026" draw:end-glue-point="18" svg:d="m133725 76087v-3201h-10388v-7670">
          <text:p/>
        </draw:connector>
        <draw:custom-shape draw:style-name="gr1" draw:text-style-name="P1" draw:id="id1037" draw:layer="layout" svg:width="3.413cm" svg:height="0.847cm" svg:x="134.031cm" svg:y="74.921cm">
          <draw:glue-point draw:id="4" svg:x="-2.385cm" svg:y="-5.005cm"/>
          <draw:glue-point draw:id="5" svg:x="2.117cm" svg:y="-5.005cm"/>
          <text:p text:style-name="P3">XclImpChSerErrorBar</text:p>
          <draw:enhanced-geometry svg:viewBox="0 0 21600 21600" draw:type="rectangle" draw:enhanced-path="M 0 0 L 21600 0 21600 21600 0 21600 0 0 Z N"/>
        </draw:custom-shape>
        <draw:connector draw:style-name="inheritance_20__28_public_29_" draw:layer="layout" svg:x1="135.737cm" svg:y1="74.921cm" svg:x2="124.818cm" svg:y2="65.216cm" draw:start-shape="id1037" draw:start-glue-point="0" draw:end-shape="id1026" draw:end-glue-point="17" svg:d="m135737 74921v-4853h-10919v-4852">
          <text:p/>
        </draw:connector>
        <draw:custom-shape draw:style-name="gr1" draw:text-style-name="P1" draw:id="id1038" draw:layer="layout" svg:width="3.678cm" svg:height="0.847cm" svg:x="135.724cm" svg:y="76.06cm">
          <draw:glue-point draw:id="4" svg:x="-2.385cm" svg:y="-5.005cm"/>
          <draw:glue-point draw:id="5" svg:x="2.117cm" svg:y="-5.005cm"/>
          <text:p text:style-name="P3">XclImpChSerTrendLine</text:p>
          <draw:enhanced-geometry svg:viewBox="0 0 21600 21600" draw:type="rectangle" draw:enhanced-path="M 0 0 L 21600 0 21600 21600 0 21600 0 0 Z N"/>
        </draw:custom-shape>
        <draw:connector draw:style-name="inheritance_20__28_public_29_" draw:layer="layout" svg:x1="137.563cm" svg:y1="76.06cm" svg:x2="126.562cm" svg:y2="65.216cm" draw:start-shape="id1038" draw:start-glue-point="0" draw:end-shape="id1026" draw:end-glue-point="9" svg:d="m137563 76060v-5422h-11001v-5422">
          <text:p/>
        </draw:connector>
        <draw:custom-shape draw:style-name="gr1" draw:text-style-name="P1" draw:id="id1039" draw:layer="layout" svg:width="3.334cm" svg:height="0.847cm" svg:x="137.814cm" svg:y="74.921cm">
          <draw:glue-point draw:id="4" svg:x="-2.385cm" svg:y="-5.005cm"/>
          <draw:glue-point draw:id="5" svg:x="2.117cm" svg:y="-5.005cm"/>
          <text:p text:style-name="P3">XclImpChSourceLink</text:p>
          <draw:enhanced-geometry svg:viewBox="0 0 21600 21600" draw:type="rectangle" draw:enhanced-path="M 0 0 L 21600 0 21600 21600 0 21600 0 0 Z N"/>
        </draw:custom-shape>
        <draw:connector draw:style-name="inheritance_20__28_public_29_" draw:layer="layout" svg:x1="139.481cm" svg:y1="74.921cm" svg:x2="128.254cm" svg:y2="65.216cm" draw:start-shape="id1039" draw:start-glue-point="0" draw:end-shape="id1026" draw:end-glue-point="10" svg:d="m139481 74921v-4853h-11227v-4852">
          <text:p/>
        </draw:connector>
        <draw:custom-shape draw:style-name="gr1" draw:text-style-name="P1" draw:id="id1040" draw:layer="layout" svg:width="2.327cm" svg:height="0.847cm" svg:x="140.144cm" svg:y="76.059cm">
          <draw:glue-point draw:id="4" svg:x="-2.385cm" svg:y="-5.005cm"/>
          <draw:glue-point draw:id="5" svg:x="2.117cm" svg:y="-5.005cm"/>
          <text:p text:style-name="P3">XclImpChTick</text:p>
          <draw:enhanced-geometry svg:viewBox="0 0 21600 21600" draw:type="rectangle" draw:enhanced-path="M 0 0 L 21600 0 21600 21600 0 21600 0 0 Z N"/>
        </draw:custom-shape>
        <draw:connector draw:style-name="inheritance_20__28_public_29_" draw:layer="layout" svg:x1="141.307cm" svg:y1="76.059cm" svg:x2="130.028cm" svg:y2="65.216cm" draw:start-shape="id1040" draw:start-glue-point="0" draw:end-shape="id1026" draw:end-glue-point="12" svg:d="m141307 76059v-5422h-11279v-5421">
          <text:p/>
        </draw:connector>
        <draw:custom-shape draw:style-name="gr1" draw:text-style-name="P1" draw:id="id1158" draw:layer="layout" svg:width="2.429cm" svg:height="0.923cm" svg:x="118.22cm" svg:y="73.756cm">
          <draw:glue-point draw:id="4" svg:x="-2.385cm" svg:y="-5.005cm"/>
          <draw:glue-point draw:id="5" svg:x="2.117cm" svg:y="-5.005cm"/>
          <draw:glue-point draw:id="6" svg:x="4.997cm" svg:y="-2.015cm"/>
          <draw:glue-point draw:id="7" svg:x="4.997cm" svg:y="2.762cm"/>
          <text:p text:style-name="P3">XclImpChType</text:p>
          <draw:enhanced-geometry svg:viewBox="0 0 21600 21600" draw:type="rectangle" draw:enhanced-path="M 0 0 L 21600 0 21600 21600 0 21600 0 0 Z N"/>
        </draw:custom-shape>
        <draw:custom-shape draw:style-name="gr1" draw:text-style-name="P1" draw:id="id1160" draw:layer="layout" svg:width="3.546cm" svg:height="0.588cm" svg:x="115.004cm" svg:y="76.216cm">
          <draw:glue-point draw:id="4" svg:x="-2.385cm" svg:y="-5.005cm"/>
          <draw:glue-point draw:id="5" svg:x="2.117cm" svg:y="-5.005cm"/>
          <text:p text:style-name="P3">XclImpChValueRange</text:p>
          <draw:enhanced-geometry svg:viewBox="0 0 21600 21600" draw:type="rectangle" draw:enhanced-path="M 0 0 L 21600 0 21600 21600 0 21600 0 0 Z N"/>
        </draw:custom-shape>
        <draw:custom-shape draw:style-name="gr1" draw:text-style-name="P1" draw:id="id1041" draw:layer="layout" svg:width="2.937cm" svg:height="0.847cm" svg:x="111.494cm" svg:y="77.476cm">
          <draw:glue-point draw:id="4" svg:x="-2.385cm" svg:y="-5.005cm"/>
          <draw:glue-point draw:id="5" svg:x="2.117cm" svg:y="-5.005cm"/>
          <text:p text:style-name="P3">XclImpChDropBar</text:p>
          <draw:enhanced-geometry svg:viewBox="0 0 21600 21600" draw:type="rectangle" draw:enhanced-path="M 0 0 L 21600 0 21600 21600 0 21600 0 0 Z N"/>
        </draw:custom-shape>
        <draw:connector draw:style-name="inheritance_20__28_public_29__20_3" draw:layer="layout" draw:line-skew="-1.14cm" svg:x1="112.962cm" svg:y1="77.476cm" svg:x2="113.271cm" svg:y2="64.099cm" draw:start-shape="id1041" draw:start-glue-point="0" draw:end-shape="id1031" draw:end-glue-point="6" svg:d="m112962 77476v-7829h309v-5548">
          <text:p/>
        </draw:connector>
        <draw:custom-shape draw:style-name="gr1" draw:text-style-name="P1" draw:id="id1043" draw:layer="layout" svg:width="2.857cm" svg:height="0.767cm" svg:x="100.267cm" svg:y="12.127cm">
          <draw:glue-point draw:id="4" svg:x="-2.317cm" svg:y="4.993cm"/>
          <draw:glue-point draw:id="5" svg:x="2.59cm" svg:y="4.993cm"/>
          <text:p text:style-name="P3">XclImpDecrypter</text:p>
          <draw:enhanced-geometry svg:viewBox="0 0 21600 21600" draw:type="rectangle" draw:enhanced-path="M 0 0 L 21600 0 21600 21600 0 21600 0 0 Z N"/>
        </draw:custom-shape>
        <draw:custom-shape draw:style-name="gr1" draw:text-style-name="P1" draw:id="id1042" draw:layer="layout" svg:width="3.307cm" svg:height="0.767cm" svg:x="98.122cm" svg:y="14.032cm">
          <text:p text:style-name="P3">XclImpBiff5Decrypter</text:p>
          <draw:enhanced-geometry svg:viewBox="0 0 21600 21600" draw:type="rectangle" draw:enhanced-path="M 0 0 L 21600 0 21600 21600 0 21600 0 0 Z N"/>
        </draw:custom-shape>
        <draw:custom-shape draw:style-name="gr1" draw:text-style-name="P1" draw:id="id1044" draw:layer="layout" svg:width="3.307cm" svg:height="0.767cm" svg:x="102.197cm" svg:y="14.007cm">
          <text:p text:style-name="P3">XclImpBiff8Decrypter</text:p>
          <draw:enhanced-geometry svg:viewBox="0 0 21600 21600" draw:type="rectangle" draw:enhanced-path="M 0 0 L 21600 0 21600 21600 0 21600 0 0 Z N"/>
        </draw:custom-shape>
        <draw:connector draw:style-name="inheritance_20__28_public_29_" draw:layer="layout" svg:x1="99.775cm" svg:y1="14.032cm" svg:x2="101.034cm" svg:y2="12.892cm" draw:start-shape="id1042" draw:start-glue-point="0" draw:end-shape="id1043" draw:end-glue-point="4" svg:d="m99775 14032v-570h1259v-570">
          <text:p/>
        </draw:connector>
        <draw:connector draw:style-name="inheritance_20__28_public_29_" draw:layer="layout" svg:x1="103.85cm" svg:y1="14.007cm" svg:x2="102.434cm" svg:y2="12.892cm" draw:start-shape="id1044" draw:start-glue-point="0" draw:end-shape="id1043" draw:end-glue-point="5" svg:d="m103850 14007v-557h-1416v-558">
          <text:p/>
        </draw:connector>
        <draw:frame draw:style-name="annotation" draw:layer="layout" svg:width="5.715cm" svg:height="1.482cm" svg:x="100.24cm" svg:y="10.672cm">
          <draw:text-box>
            <text:p text:style-name="P2"><text:span text:style-name="T1">XclImpDecrypter</text:span> is used encapsulated within <text:span text:style-name="T1">ScfRef</text:span>, and is typedef'ed to <text:span text:style-name="T1">XclImpDecrypterRef</text:span>.</text:p>
          </draw:text-box>
        </draw:frame>
        <draw:custom-shape draw:style-name="gr3" draw:layer="layout" svg:width="3.545cm" svg:height="0.873cm" svg:x="99.42cm" svg:y="9.084cm">
          <text:p text:style-name="P2">XclImpDecryptHelper</text:p>
          <draw:enhanced-geometry svg:viewBox="0 0 21600 21600" draw:type="rectangle" draw:enhanced-path="M 0 0 L 21600 0 21600 21600 0 21600 0 0 Z N"/>
        </draw:custom-shape>
        <draw:custom-shape draw:style-name="gr1" draw:text-style-name="P1" draw:layer="layout" svg:width="2.804cm" svg:height="0.82cm" svg:x="103.786cm" svg:y="8.793cm">
          <text:p text:style-name="P3">XclCryptoHelper</text:p>
          <draw:enhanced-geometry svg:viewBox="0 0 21600 21600" draw:type="rectangle" draw:enhanced-path="M 0 0 L 21600 0 21600 21600 0 21600 0 0 Z N"/>
        </draw:custom-shape>
        <draw:custom-shape draw:style-name="gr1" draw:text-style-name="P1" draw:id="id1045" draw:layer="layout" svg:width="2.752cm" svg:height="0.556cm" svg:x="128.263cm" svg:y="22.483cm">
          <text:p text:style-name="P3">Biff8RecDumper</text:p>
          <draw:enhanced-geometry svg:viewBox="0 0 21600 21600" draw:type="rectangle" draw:enhanced-path="M 0 0 L 21600 0 21600 21600 0 21600 0 0 Z N"/>
        </draw:custom-shape>
        <draw:connector draw:style-name="inheritance_20__28_public_29_" draw:layer="layout" svg:x1="129.639cm" svg:y1="22.483cm" svg:x2="128.694cm" svg:y2="19.908cm" draw:start-shape="id1045" draw:start-glue-point="0" draw:end-shape="id992" draw:end-glue-point="4" svg:d="m129639 22483v-1287h-945v-1288">
          <text:p/>
        </draw:connector>
        <draw:custom-shape draw:style-name="gr1" draw:text-style-name="P1" draw:id="id1047" draw:layer="layout" svg:width="2.151cm" svg:height="0.564cm" svg:x="65.37cm" svg:y="23.225cm">
          <text:p text:style-name="P3">ExportWK1</text:p>
          <draw:enhanced-geometry svg:viewBox="0 0 21600 21600" draw:type="rectangle" draw:enhanced-path="M 0 0 L 21600 0 21600 21600 0 21600 0 0 Z N"/>
        </draw:custom-shape>
        <draw:connector draw:style-name="inheritance_20__28_public_29_" draw:layer="layout" svg:x1="64.165cm" svg:y1="24.074cm" svg:x2="64.511cm" svg:y2="20.603cm" draw:start-shape="id1019" draw:start-glue-point="5" draw:end-shape="id1046" draw:end-glue-point="4" svg:d="m64165 24074v-1735h346v-1736">
          <text:p/>
        </draw:connector>
        <draw:connector draw:style-name="inheritance_20__28_public_29_" draw:layer="layout" svg:x1="66.445cm" svg:y1="23.225cm" svg:x2="65.424cm" svg:y2="20.603cm" draw:start-shape="id1047" draw:start-glue-point="0" draw:end-shape="id1046" draw:end-glue-point="5" svg:d="m66445 23225v-1311h-1021v-1311">
          <text:p/>
        </draw:connector>
        <draw:custom-shape draw:style-name="gr1" draw:text-style-name="P1" draw:id="id1015" draw:layer="layout" svg:width="2.98cm" svg:height="0.803cm" svg:x="38.735cm" svg:y="22.066cm">
          <text:p text:style-name="P3">XclExpWebQuery</text:p>
          <draw:enhanced-geometry svg:viewBox="0 0 21600 21600" draw:type="rectangle" draw:enhanced-path="M 0 0 L 21600 0 21600 21600 0 21600 0 0 Z N"/>
        </draw:custom-shape>
        <draw:connector draw:style-name="gr27" draw:text-style-name="P1" draw:layer="layout" svg:x1="48.212cm" svg:y1="26.602cm" svg:x2="50.049cm" svg:y2="26.38cm" draw:start-shape="id1013" draw:start-glue-point="4" draw:end-shape="id1014" draw:end-glue-point="3" svg:d="m48212 26602h919v-222h918">
          <text:p/>
        </draw:connector>
        <draw:custom-shape draw:style-name="typedef" draw:id="id1048" draw:layer="layout" svg:width="2.382cm" svg:height="0.529cm" svg:x="50.204cm" svg:y="27.144cm">
          <text:p text:style-name="P2">ExcTableList</text:p>
          <draw:enhanced-geometry svg:viewBox="0 0 21600 21600" draw:type="rectangle" draw:enhanced-path="M 0 0 L 21600 0 21600 21600 0 21600 0 0 Z N"/>
        </draw:custom-shape>
        <draw:connector draw:style-name="gr27" draw:text-style-name="P1" draw:layer="layout" svg:x1="48.212cm" svg:y1="27.185cm" svg:x2="50.204cm" svg:y2="27.408cm" draw:start-shape="id1013" draw:start-glue-point="6" draw:end-shape="id1048" draw:end-glue-point="3" svg:d="m48212 27185h997v223h995">
          <text:p/>
        </draw:connector>
        <draw:custom-shape draw:style-name="typedef" draw:id="id1049" draw:layer="layout" svg:width="3.043cm" svg:height="0.556cm" svg:x="49.896cm" svg:y="28.003cm">
          <text:p text:style-name="P2">ExcBoundsheetList</text:p>
          <draw:enhanced-geometry svg:viewBox="0 0 21600 21600" draw:type="rectangle" draw:enhanced-path="M 0 0 L 21600 0 21600 21600 0 21600 0 0 Z N"/>
        </draw:custom-shape>
        <draw:connector draw:style-name="gr27" draw:text-style-name="P1" draw:layer="layout" svg:x1="48.214cm" svg:y1="27.735cm" svg:x2="49.896cm" svg:y2="28.281cm" draw:start-shape="id1013" draw:start-glue-point="1" draw:end-shape="id1049" draw:end-glue-point="3" svg:d="m48214 27735h840v546h842">
          <text:p/>
        </draw:connector>
        <draw:custom-shape draw:style-name="gr1" draw:text-style-name="P1" draw:id="id1050" draw:layer="layout" svg:width="4.656cm" svg:height="0.662cm" svg:x="29.655cm" svg:y="38.193cm">
          <draw:glue-point draw:id="4" svg:x="-2.158cm" svg:y="5cm"/>
          <draw:glue-point draw:id="5" svg:x="2.16cm" svg:y="5cm"/>
          <text:p text:style-name="P3">XclExpRecordList</text:p>
          <draw:enhanced-geometry svg:viewBox="0 0 21600 21600" draw:type="rectangle" draw:enhanced-path="M 0 0 L 21600 0 21600 21600 0 21600 0 0 Z N"/>
        </draw:custom-shape>
        <draw:connector draw:style-name="inheritance_20__28_public_29_" draw:layer="layout" svg:x1="31.983cm" svg:y1="38.193cm" svg:x2="32.674cm" svg:y2="20.05cm" draw:start-shape="id1050" draw:start-glue-point="0" draw:end-shape="id966" draw:end-glue-point="11" svg:d="m31983 38193v-9071h691v-9072">
          <text:p/>
        </draw:connector>
        <draw:custom-shape draw:style-name="gr1" draw:text-style-name="P1" draw:id="id970" draw:layer="layout" svg:width="2.937cm" svg:height="0.662cm" svg:x="26.454cm" svg:y="47.825cm">
          <text:p text:style-name="P3">XclExpSubStream</text:p>
          <draw:enhanced-geometry svg:viewBox="0 0 21600 21600" draw:type="rectangle" draw:enhanced-path="M 0 0 L 21600 0 21600 21600 0 21600 0 0 Z N"/>
        </draw:custom-shape>
        <draw:custom-shape draw:style-name="gr1" draw:text-style-name="P1" draw:id="id1051" draw:layer="layout" svg:width="3.703cm" svg:height="0.662cm" svg:x="32.328cm" svg:y="40.523cm">
          <text:p text:style-name="P3">XclExpWebQueryBuffer</text:p>
          <draw:enhanced-geometry svg:viewBox="0 0 21600 21600" draw:type="rectangle" draw:enhanced-path="M 0 0 L 21600 0 21600 21600 0 21600 0 0 Z N"/>
        </draw:custom-shape>
        <draw:connector draw:style-name="inheritance_20__28_public_29_" draw:layer="layout" svg:x1="27.922cm" svg:y1="47.825cm" svg:x2="30.979cm" svg:y2="38.855cm" draw:start-shape="id970" draw:start-glue-point="0" draw:end-shape="id1050" draw:end-glue-point="4" svg:d="m27922 47825v-4485h3057v-4485">
          <text:p/>
        </draw:connector>
        <draw:connector draw:style-name="inheritance_20__28_public_29_" draw:layer="layout" svg:x1="34.179cm" svg:y1="40.523cm" svg:x2="32.988cm" svg:y2="38.855cm" draw:start-shape="id1051" draw:start-glue-point="0" draw:end-shape="id1050" draw:end-glue-point="5" svg:d="m34179 40523v-834h-1191v-834">
          <text:p/>
        </draw:connector>
        <draw:custom-shape draw:style-name="gr1" draw:text-style-name="P1" draw:id="id1052" draw:layer="layout" svg:width="3.087cm" svg:height="0.586cm" svg:x="36.304cm" svg:y="54.085cm">
          <draw:glue-point draw:id="4" svg:x="-2.342cm" svg:y="4.993cm"/>
          <draw:glue-point draw:id="5" svg:x="2.453cm" svg:y="4.993cm"/>
          <text:p text:style-name="P3">XclExpBoolRecord</text:p>
          <draw:enhanced-geometry svg:viewBox="0 0 21600 21600" draw:type="rectangle" draw:enhanced-path="M 0 0 L 21600 0 21600 21600 0 21600 0 0 Z N"/>
        </draw:custom-shape>
        <draw:connector draw:style-name="inheritance_20__28_public_29_" draw:layer="layout" draw:line-skew="0.681cm" svg:x1="37.847cm" svg:y1="54.085cm" svg:x2="35.84cm" svg:y2="50.194cm" draw:start-shape="id1052" draw:start-glue-point="0" draw:end-shape="id968" draw:end-glue-point="7" svg:d="m37847 54085v-1264h-2007v-2627">
          <text:p/>
        </draw:connector>
        <draw:custom-shape draw:style-name="gr1" draw:text-style-name="P1" draw:id="id1053" draw:layer="layout" svg:width="3.466cm" svg:height="0.557cm" svg:x="33.638cm" svg:y="55.722cm">
          <text:p text:style-name="P3">XclExpDocProtection</text:p>
          <draw:enhanced-geometry svg:viewBox="0 0 21600 21600" draw:type="rectangle" draw:enhanced-path="M 0 0 L 21600 0 21600 21600 0 21600 0 0 Z N"/>
        </draw:custom-shape>
        <draw:custom-shape draw:style-name="gr1" draw:text-style-name="P1" draw:id="id1055" draw:layer="layout" svg:width="3.862cm" svg:height="0.558cm" svg:x="35.587cm" svg:y="56.601cm">
          <text:p text:style-name="P3">XclExpWindowProtection</text:p>
          <draw:enhanced-geometry svg:viewBox="0 0 21600 21600" draw:type="rectangle" draw:enhanced-path="M 0 0 L 21600 0 21600 21600 0 21600 0 0 Z N"/>
        </draw:custom-shape>
        <draw:custom-shape draw:style-name="gr1" draw:text-style-name="P1" draw:id="id1054" draw:layer="layout" svg:width="2.143cm" svg:height="0.61cm" svg:x="38.363cm" svg:y="55.709cm">
          <text:p text:style-name="P3">XclRefMode</text:p>
          <draw:enhanced-geometry svg:viewBox="0 0 21600 21600" draw:type="rectangle" draw:enhanced-path="M 0 0 L 21600 0 21600 21600 0 21600 0 0 Z N"/>
        </draw:custom-shape>
        <draw:connector draw:style-name="inheritance_20__28_public_29_" draw:layer="layout" svg:x1="35.371cm" svg:y1="55.722cm" svg:x2="37.125cm" svg:y2="54.67cm" draw:start-shape="id1053" draw:start-glue-point="0" draw:end-shape="id1052" draw:end-glue-point="4" svg:d="m35371 55722v-526h1754v-526">
          <text:p/>
        </draw:connector>
        <draw:connector draw:style-name="inheritance_20__28_public_29_" draw:layer="layout" svg:x1="39.434cm" svg:y1="55.709cm" svg:x2="38.604cm" svg:y2="54.67cm" draw:start-shape="id1054" draw:start-glue-point="0" draw:end-shape="id1052" draw:end-glue-point="5" svg:d="m39434 55709v-519h-830v-520">
          <text:p/>
        </draw:connector>
        <draw:connector draw:style-name="inheritance_20__28_public_29_" draw:layer="layout" svg:x1="37.518cm" svg:y1="56.601cm" svg:x2="37.847cm" svg:y2="54.671cm" draw:start-shape="id1055" draw:start-glue-point="0" draw:end-shape="id1052" draw:end-glue-point="2" svg:d="m37518 56601v-965h329v-965">
          <text:p/>
        </draw:connector>
        <draw:connector draw:style-name="data_20_member" draw:layer="layout" svg:x1="62.839cm" svg:y1="19.075cm" svg:x2="23.941cm" svg:y2="15.864cm" draw:start-shape="id990" draw:start-glue-point="1" draw:end-shape="id1000" draw:end-glue-point="3" svg:d="m62839 19075h501v2480h-39900v-5691h501">
          <text:p/>
        </draw:connector>
        <draw:frame draw:style-name="annotation" draw:layer="layout" svg:width="10.271cm" svg:height="0.946cm" svg:x="34.774cm" svg:y="17.83cm">
          <draw:text-box>
            <text:p text:style-name="P2"><text:span text:style-name="T1">XclExpRecordBase</text:span> has one virtual method called <text:span text:style-name="T1">Save</text:span> that is to be overwritten by the child class to perform exporting of the record block.</text:p>
          </draw:text-box>
        </draw:frame>
        <draw:frame draw:style-name="annotation" draw:layer="layout" svg:width="14.847cm" svg:height="1.261cm" svg:x="36.615cm" svg:y="48.029cm">
          <draw:text-box>
            <text:p text:style-name="P2"><text:span text:style-name="T1">XclExpRecord</text:span> expects the derived class to overwrite the <text:span text:style-name="T1">WriteBody</text:span> method, which it calls in its own <text:span text:style-name="T1">Save</text:span> method. <text:s/>Deriving from this class eliminates the need to write the record header and calculate the size of the record block, although calculating the size before the Save call will optimize the write process.</text:p>
          </draw:text-box>
        </draw:frame>
        <draw:custom-shape draw:style-name="gr3" draw:id="id1056" draw:layer="layout" svg:width="2.726cm" svg:height="0.635cm" svg:x="48.689cm" svg:y="69.271cm">
          <text:p text:style-name="P2">ExcDummyRec</text:p>
          <draw:enhanced-geometry svg:viewBox="0 0 21600 21600" draw:type="rectangle" draw:enhanced-path="M 0 0 L 21600 0 21600 21600 0 21600 0 0 Z N"/>
        </draw:custom-shape>
        <draw:connector draw:style-name="inheritance_20__28_public_29_" draw:layer="layout" svg:x1="50.052cm" svg:y1="69.271cm" svg:x2="49.206cm" svg:y2="66.615cm" draw:start-shape="id1056" draw:start-glue-point="0" draw:end-shape="id980" draw:end-glue-point="6" svg:d="m50052 69271v-1328h-846v-1328">
          <text:p/>
        </draw:connector>
        <draw:custom-shape draw:style-name="gr3" draw:id="id1057" draw:layer="layout" svg:width="2.726cm" svg:height="0.635cm" svg:x="50.246cm" svg:y="70.613cm">
          <text:p text:style-name="P2">ExcBoolRecord</text:p>
          <draw:enhanced-geometry svg:viewBox="0 0 21600 21600" draw:type="rectangle" draw:enhanced-path="M 0 0 L 21600 0 21600 21600 0 21600 0 0 Z N"/>
        </draw:custom-shape>
        <draw:connector draw:style-name="inheritance_20__28_public_29_" draw:layer="layout" draw:line-skew="-0.193cm" svg:x1="51.609cm" svg:y1="70.613cm" svg:x2="50.88cm" svg:y2="66.615cm" draw:start-shape="id1057" draw:start-glue-point="0" draw:end-shape="id980" draw:end-glue-point="7" svg:d="m51609 70613v-2192h-729v-1806">
          <text:p/>
        </draw:connector>
        <draw:custom-shape draw:style-name="gr3" draw:id="id1058" draw:layer="layout" svg:width="2.369cm" svg:height="0.635cm" svg:x="52.461cm" svg:y="74.878cm">
          <text:p text:style-name="P2">ExcBof_Base</text:p>
          <draw:enhanced-geometry svg:viewBox="0 0 21600 21600" draw:type="rectangle" draw:enhanced-path="M 0 0 L 21600 0 21600 21600 0 21600 0 0 Z N"/>
        </draw:custom-shape>
        <draw:connector draw:style-name="inheritance_20__28_public_29_" draw:layer="layout" draw:line-skew="-2.08cm" svg:x1="53.645cm" svg:y1="74.878cm" svg:x2="52.476cm" svg:y2="66.615cm" draw:start-shape="id1058" draw:start-glue-point="0" draw:end-shape="id980" draw:end-glue-point="2" svg:d="m53645 74878v-6212h-1169v-2051">
          <text:p/>
        </draw:connector>
        <draw:custom-shape draw:style-name="gr3" draw:id="id1059" draw:layer="layout" svg:width="2.499cm" svg:height="0.635cm" svg:x="52.463cm" svg:y="76.705cm">
          <draw:glue-point draw:id="4" svg:x="-2.373cm" svg:y="4.992cm"/>
          <draw:glue-point draw:id="5" svg:x="2.369cm" svg:y="4.992cm"/>
          <text:p text:style-name="P2">ExcBof8_Base</text:p>
          <draw:enhanced-geometry svg:viewBox="0 0 21600 21600" draw:type="rectangle" draw:enhanced-path="M 0 0 L 21600 0 21600 21600 0 21600 0 0 Z N"/>
        </draw:custom-shape>
        <draw:connector draw:style-name="inheritance_20__28_public_29_" draw:layer="layout" svg:x1="53.712cm" svg:y1="76.705cm" svg:x2="53.645cm" svg:y2="75.513cm" draw:start-shape="id1059" draw:start-glue-point="0" draw:end-shape="id1058" draw:end-glue-point="2" svg:d="m53712 76705v-597h-67v-595">
          <text:p/>
        </draw:connector>
        <draw:custom-shape draw:style-name="gr3" draw:id="id1062" draw:layer="layout" svg:width="1.973cm" svg:height="0.635cm" svg:x="55.252cm" svg:y="78.516cm">
          <text:p text:style-name="P2">ExcBofW8</text:p>
          <draw:enhanced-geometry svg:viewBox="0 0 21600 21600" draw:type="rectangle" draw:enhanced-path="M 0 0 L 21600 0 21600 21600 0 21600 0 0 Z N"/>
        </draw:custom-shape>
        <draw:custom-shape draw:style-name="gr3" draw:id="id1060" draw:layer="layout" svg:width="1.736cm" svg:height="0.635cm" svg:x="50.829cm" svg:y="78.516cm">
          <text:p text:style-name="P2">ExcBof8</text:p>
          <draw:enhanced-geometry svg:viewBox="0 0 21600 21600" draw:type="rectangle" draw:enhanced-path="M 0 0 L 21600 0 21600 21600 0 21600 0 0 Z N"/>
        </draw:custom-shape>
        <draw:custom-shape draw:style-name="gr3" draw:id="id1061" draw:layer="layout" svg:width="1.842cm" svg:height="0.635cm" svg:x="52.883cm" svg:y="78.516cm">
          <text:p text:style-name="P2">ExcBofC8</text:p>
          <draw:enhanced-geometry svg:viewBox="0 0 21600 21600" draw:type="rectangle" draw:enhanced-path="M 0 0 L 21600 0 21600 21600 0 21600 0 0 Z N"/>
        </draw:custom-shape>
        <draw:connector draw:style-name="inheritance_20__28_public_29_" draw:layer="layout" svg:x1="51.697cm" svg:y1="78.516cm" svg:x2="53.119cm" svg:y2="77.338cm" draw:start-shape="id1060" draw:start-glue-point="0" draw:end-shape="id1059" draw:end-glue-point="4" svg:d="m51697 78516v-589h1422v-589">
          <text:p/>
        </draw:connector>
        <draw:connector draw:style-name="inheritance_20__28_public_29_" draw:layer="layout" svg:x1="53.804cm" svg:y1="78.516cm" svg:x2="53.712cm" svg:y2="77.34cm" draw:start-shape="id1061" draw:start-glue-point="0" draw:end-shape="id1059" draw:end-glue-point="2" svg:d="m53804 78516v-589h-92v-587">
          <text:p/>
        </draw:connector>
        <draw:connector draw:style-name="inheritance_20__28_public_29_" draw:layer="layout" svg:x1="56.238cm" svg:y1="78.516cm" svg:x2="54.304cm" svg:y2="77.338cm" draw:start-shape="id1062" draw:start-glue-point="0" draw:end-shape="id1059" draw:end-glue-point="5" svg:d="m56238 78516v-589h-1934v-589">
          <text:p/>
        </draw:connector>
        <draw:frame draw:style-name="annotation" draw:layer="layout" svg:width="7.767cm" svg:height="1.219cm" svg:x="51.171cm" svg:y="79.488cm">
          <draw:text-box>
            <text:p text:style-name="P2"><text:span text:style-name="T1">ExcBof8</text:span> - BOF for sheet</text:p>
            <text:p text:style-name="P2"><text:span text:style-name="T1">ExcBofC8</text:span> - BOF for chart (not used at the moment)</text:p>
            <text:p text:style-name="P2"><text:span text:style-name="T1">ExcBofW8</text:span> - BOF for workbook</text:p>
          </draw:text-box>
        </draw:frame>
        <draw:custom-shape draw:style-name="class_20__28_external_20_module_29_" draw:id="id1063" draw:layer="layout" svg:width="2.063cm" svg:height="0.689cm" svg:x="76.907cm" svg:y="11.591cm">
          <text:p text:style-name="P2">SfxMedium</text:p>
          <draw:enhanced-geometry svg:viewBox="0 0 21600 21600" draw:type="rectangle" draw:enhanced-path="M 0 0 L 21600 0 21600 21600 0 21600 0 0 Z N"/>
        </draw:custom-shape>
        <draw:connector draw:style-name="gr31" draw:text-style-name="P3" draw:layer="layout" svg:x1="74.802cm" svg:y1="11.358cm" svg:x2="76.907cm" svg:y2="11.935cm" draw:start-shape="id991" draw:start-glue-point="6" draw:end-shape="id1063" draw:end-glue-point="3" svg:d="m74802 11358h1052v577h1053">
          <text:p text:style-name="P3">GetMedium()</text:p>
        </draw:connector>
        <draw:custom-shape draw:style-name="gr1" draw:text-style-name="P1" draw:layer="layout" svg:width="2.91cm" svg:height="0.635cm" svg:x="83.409cm" svg:y="3.843cm">
          <text:p text:style-name="P3">XclExpStream</text:p>
          <draw:enhanced-geometry svg:viewBox="0 0 21600 21600" draw:type="rectangle" draw:enhanced-path="M 0 0 L 21600 0 21600 21600 0 21600 0 0 Z N"/>
        </draw:custom-shape>
        <draw:custom-shape draw:style-name="gr1" draw:text-style-name="P1" draw:id="id1064" draw:layer="layout" svg:width="3.079cm" svg:height="0.577cm" svg:x="57.89cm" svg:y="70.568cm">
          <text:p text:style-name="P3">XclExpChTrTabId</text:p>
          <draw:enhanced-geometry svg:viewBox="0 0 21600 21600" draw:type="rectangle" draw:enhanced-path="M 0 0 L 21600 0 21600 21600 0 21600 0 0 Z N"/>
        </draw:custom-shape>
        <draw:connector draw:style-name="inheritance_20__28_public_29_" draw:layer="layout" draw:line-skew="1.034cm" svg:x1="59.429cm" svg:y1="70.568cm" svg:x2="55.657cm" svg:y2="66.615cm" draw:start-shape="id1064" draw:start-glue-point="0" draw:end-shape="id980" draw:end-glue-point="9" svg:d="m59429 70568v-943h-3772v-3010">
          <text:p/>
        </draw:connector>
        <draw:custom-shape draw:style-name="gr1" draw:text-style-name="P1" draw:id="id1065" draw:layer="layout" svg:width="3.433cm" svg:height="0.677cm" svg:x="55.428cm" svg:y="71.552cm">
          <draw:glue-point draw:id="4" svg:x="-2.706cm" svg:y="4.992cm"/>
          <draw:glue-point draw:id="5" svg:x="2.773cm" svg:y="4.992cm"/>
          <text:p text:style-name="P3">ExcBundlesheetBase</text:p>
          <draw:enhanced-geometry svg:viewBox="0 0 21600 21600" draw:type="rectangle" draw:enhanced-path="M 0 0 L 21600 0 21600 21600 0 21600 0 0 Z N"/>
        </draw:custom-shape>
        <draw:connector draw:style-name="inheritance_20__28_public_29_" draw:layer="layout" draw:line-skew="1.112cm" svg:x1="57.144cm" svg:y1="71.552cm" svg:x2="54.031cm" svg:y2="66.615cm" draw:start-shape="id1065" draw:start-glue-point="0" draw:end-shape="id980" draw:end-glue-point="8" svg:d="m57144 71552v-1357h-3113v-3580">
          <text:p/>
        </draw:connector>
        <draw:custom-shape draw:style-name="gr1" draw:text-style-name="P1" draw:id="id1066" draw:layer="layout" svg:width="2.974cm" svg:height="0.589cm" svg:x="57.331cm" svg:y="73.718cm">
          <text:p text:style-name="P3">ExcBundlesheet8</text:p>
          <draw:enhanced-geometry svg:viewBox="0 0 21600 21600" draw:type="rectangle" draw:enhanced-path="M 0 0 L 21600 0 21600 21600 0 21600 0 0 Z N"/>
        </draw:custom-shape>
        <draw:connector draw:style-name="inheritance_20__28_public_29_" draw:layer="layout" svg:x1="58.818cm" svg:y1="73.718cm" svg:x2="58.095cm" svg:y2="72.227cm" draw:start-shape="id1066" draw:start-glue-point="0" draw:end-shape="id1065" draw:end-glue-point="5" svg:d="m58818 73718v-745h-723v-746">
          <text:p/>
        </draw:connector>
        <draw:custom-shape draw:style-name="gr1" draw:text-style-name="P1" draw:id="id1067" draw:layer="layout" svg:width="2.668cm" svg:height="0.589cm" svg:x="54.165cm" svg:y="73.769cm">
          <text:p text:style-name="P3">ExcBundlesheet</text:p>
          <draw:enhanced-geometry svg:viewBox="0 0 21600 21600" draw:type="rectangle" draw:enhanced-path="M 0 0 L 21600 0 21600 21600 0 21600 0 0 Z N"/>
        </draw:custom-shape>
        <draw:connector draw:style-name="inheritance_20__28_public_29_" draw:layer="layout" svg:x1="55.499cm" svg:y1="73.769cm" svg:x2="56.216cm" svg:y2="72.227cm" draw:start-shape="id1067" draw:start-glue-point="0" draw:end-shape="id1065" draw:end-glue-point="4" svg:d="m55499 73769v-771h717v-771">
          <text:p/>
        </draw:connector>
        <draw:custom-shape draw:style-name="gr1" draw:text-style-name="P1" draw:id="id1068" draw:layer="layout" svg:width="3.545cm" svg:height="0.661cm" svg:x="36.176cm" svg:y="51.198cm">
          <draw:glue-point draw:id="4" svg:x="-2.342cm" svg:y="4.993cm"/>
          <draw:glue-point draw:id="5" svg:x="2.453cm" svg:y="4.993cm"/>
          <text:p text:style-name="P3">XclExpDummyRecord</text:p>
          <draw:enhanced-geometry svg:viewBox="0 0 21600 21600" draw:type="rectangle" draw:enhanced-path="M 0 0 L 21600 0 21600 21600 0 21600 0 0 Z N"/>
        </draw:custom-shape>
        <draw:connector draw:style-name="inheritance_20__28_public_29_" draw:layer="layout" svg:x1="37.948cm" svg:y1="51.198cm" svg:x2="55.638cm" svg:y2="50.194cm" draw:start-shape="id1068" draw:start-glue-point="0" draw:end-shape="id968" draw:end-glue-point="5" svg:d="m37948 51198v-502h17690v-502">
          <text:p/>
        </draw:connector>
        <draw:custom-shape draw:style-name="gr1" draw:text-style-name="P1" draw:id="id1071" draw:layer="layout" svg:width="1.985cm" svg:height="0.58cm" svg:x="83.602cm" svg:y="54.654cm">
          <text:p text:style-name="P3">XclImpXti</text:p>
          <draw:enhanced-geometry svg:viewBox="0 0 21600 21600" draw:type="rectangle" draw:enhanced-path="M 0 0 L 21600 0 21600 21600 0 21600 0 0 Z N"/>
        </draw:custom-shape>
        <draw:connector draw:style-name="data_20_member_20__28_multiple_20_pointers_29_" draw:layer="layout" svg:x1="81.825cm" svg:y1="53.483cm" svg:x2="82.808cm" svg:y2="53.266cm" draw:start-shape="id1069" draw:start-glue-point="4" draw:end-shape="id1070" draw:end-glue-point="3" svg:d="m81825 53483h492v-217h491">
          <text:p/>
        </draw:connector>
        <draw:connector draw:style-name="data_20_member_20__28_multiple_20_pointers_29_" draw:layer="layout" svg:x1="81.825cm" svg:y1="54.26cm" svg:x2="83.602cm" svg:y2="54.944cm" draw:start-shape="id1069" draw:start-glue-point="5" draw:end-shape="id1071" draw:end-glue-point="3" svg:d="m81825 54260h889v684h888">
          <text:p/>
        </draw:connector>
        <draw:custom-shape draw:style-name="gr3" draw:id="id1072" draw:layer="layout" svg:width="3.519cm" svg:height="0.741cm" svg:x="114.484cm" svg:y="23.886cm">
          <text:p text:style-name="P2">XclImpChangeTrack</text:p>
          <draw:enhanced-geometry svg:viewBox="0 0 21600 21600" draw:type="rectangle" draw:enhanced-path="M 0 0 L 21600 0 21600 21600 0 21600 0 0 Z N"/>
        </draw:custom-shape>
        <draw:connector draw:style-name="inheritance_20__28_public_29_" draw:layer="layout" svg:x1="116.243cm" svg:y1="23.886cm" svg:x2="116.234cm" svg:y2="19.908cm" draw:start-shape="id1072" draw:start-glue-point="0" draw:end-shape="id992" draw:end-glue-point="18" svg:d="m116243 23886v-1989h-9v-1989">
          <text:p/>
        </draw:connector>
        <draw:g>
          <draw:custom-shape draw:style-name="gr3" draw:id="id1020" draw:layer="layout" svg:width="3.307cm" svg:height="0.874cm" svg:x="114.252cm" svg:y="44.487cm">
            <draw:glue-point draw:id="4" svg:x="-2.437cm" svg:y="5cm"/>
            <draw:glue-point draw:id="5" svg:x="2.524cm" svg:y="5cm"/>
            <draw:glue-point draw:id="6" svg:x="-2.18cm" svg:y="-5cm"/>
            <draw:glue-point draw:id="7" svg:x="2.113cm" svg:y="-5cm"/>
            <text:p text:style-name="P2">XclImpDrawObjBase</text:p>
            <draw:enhanced-geometry svg:viewBox="0 0 21600 21600" draw:type="rectangle" draw:enhanced-path="M 0 0 L 21600 0 21600 21600 0 21600 0 0 Z N"/>
          </draw:custom-shape>
          <draw:custom-shape draw:style-name="gr1" draw:text-style-name="P1" draw:id="id1073" draw:layer="layout" svg:width="1.997cm" svg:height="0.578cm" svg:x="115.617cm" svg:y="43.507cm">
            <text:p text:style-name="P3">ScfNoCopy</text:p>
            <draw:enhanced-geometry svg:viewBox="0 0 21600 21600" draw:type="rectangle" draw:enhanced-path="M 0 0 L 21600 0 21600 21600 0 21600 0 0 Z N"/>
          </draw:custom-shape>
          <draw:connector draw:style-name="inheritance_20__28_public_29_" draw:layer="layout" svg:x1="116.603cm" svg:y1="44.487cm" svg:x2="116.615cm" svg:y2="44.085cm" draw:start-shape="id1020" draw:start-glue-point="7" draw:end-shape="id1073" draw:end-glue-point="2" svg:d="m116603 44487v-201h12v-201">
            <text:p/>
          </draw:connector>
        </draw:g>
        <draw:custom-shape draw:style-name="gr1" draw:text-style-name="P1" draw:id="id1021" draw:layer="layout" svg:width="2.699cm" svg:height="3.168cm" svg:x="79.052cm" svg:y="62.837cm">
          <draw:glue-point draw:id="4" svg:x="4.998cm" svg:y="-2.686cm"/>
          <draw:glue-point draw:id="5" svg:x="4.998cm" svg:y="2.91cm"/>
          <text:p text:style-name="P3">XclImpChartObj</text:p>
          <draw:enhanced-geometry svg:viewBox="0 0 21600 21600" draw:type="rectangle" draw:enhanced-path="M 0 0 L 21600 0 21600 21600 0 21600 0 0 Z N"/>
        </draw:custom-shape>
        <draw:custom-shape draw:style-name="gr1" draw:text-style-name="P3" draw:id="id1074" draw:layer="layout" svg:width="2.328cm" svg:height="0.585cm" svg:x="84.976cm" svg:y="67.774cm">
          <text:p text:style-name="P3">XclImpChart</text:p>
          <draw:enhanced-geometry svg:viewBox="0 0 21600 21600" draw:mirror-vertical="false" draw:mirror-horizontal="false" draw:type="rectangle" draw:enhanced-path="M 0 0 L 21600 0 21600 21600 0 21600 0 0 Z N"/>
        </draw:custom-shape>
        <draw:connector draw:style-name="data_20_member_20__28_pointer_29_" draw:layer="layout" svg:x1="81.749cm" svg:y1="65.342cm" svg:x2="84.976cm" svg:y2="68.066cm" draw:start-shape="id1021" draw:start-glue-point="5" draw:end-shape="id1074" draw:end-glue-point="3" svg:d="m81749 65342h1614v2724h1613">
          <text:p>mxChart</text:p>
        </draw:connector>
        <draw:custom-shape draw:style-name="gr5" draw:id="id1075" draw:layer="layout" svg:width="3.095cm" svg:height="0.556cm" svg:x="82.827cm" svg:y="63.888cm">
          <text:p text:style-name="P2">XclChLineFormat</text:p>
          <draw:enhanced-geometry svg:viewBox="0 0 21600 21600" draw:type="rectangle" draw:enhanced-path="M 0 0 L 21600 0 21600 21600 0 21600 0 0 Z N"/>
        </draw:custom-shape>
        <draw:connector draw:style-name="data_20_member_20__28_pointer_29_" draw:layer="layout" svg:x1="81.751cm" svg:y1="64.421cm" svg:x2="82.827cm" svg:y2="64.166cm" draw:start-shape="id1021" draw:start-glue-point="1" draw:end-shape="id1075" draw:end-glue-point="3" svg:d="m81751 64421h537v-255h539">
          <text:p/>
        </draw:connector>
        <draw:custom-shape draw:style-name="gr5" draw:id="id1076" draw:layer="layout" svg:width="3.095cm" svg:height="0.556cm" svg:x="82.699cm" svg:y="63.009cm">
          <text:p text:style-name="P2">XclChAreaFormat</text:p>
          <draw:enhanced-geometry svg:viewBox="0 0 21600 21600" draw:type="rectangle" draw:enhanced-path="M 0 0 L 21600 0 21600 21600 0 21600 0 0 Z N"/>
        </draw:custom-shape>
        <draw:connector draw:style-name="data_20_member_20__28_pointer_29_" draw:layer="layout" svg:x1="81.749cm" svg:y1="63.571cm" svg:x2="82.699cm" svg:y2="63.287cm" draw:start-shape="id1021" draw:start-glue-point="4" draw:end-shape="id1076" draw:end-glue-point="3" svg:d="m81749 63571h475v-284h475">
          <text:p/>
        </draw:connector>
        <draw:custom-shape draw:style-name="gr1" draw:text-style-name="P1" draw:id="id1077" draw:layer="layout" svg:width="3.519cm" svg:height="2.037cm" svg:x="73.906cm" svg:y="57.221cm">
          <draw:glue-point draw:id="4" svg:x="4.998cm" svg:y="-3.545cm"/>
          <draw:glue-point draw:id="5" svg:x="4.998cm" svg:y="-1.545cm"/>
          <draw:glue-point draw:id="6" svg:x="4.998cm" svg:y="1.453cm"/>
          <draw:glue-point draw:id="7" svg:x="4.998cm" svg:y="3.363cm"/>
          <text:p text:style-name="P3">XclImpObjectManager</text:p>
          <draw:enhanced-geometry svg:viewBox="0 0 21600 21600" draw:type="rectangle" draw:enhanced-path="M 0 0 L 21600 0 21600 21600 0 21600 0 0 Z N"/>
        </draw:custom-shape>
        <draw:connector draw:style-name="data_20_member_20__28_multiple_29_" draw:layer="layout" svg:x1="77.423cm" svg:y1="57.517cm" svg:x2="79.052cm" svg:y2="64.421cm" draw:start-shape="id1077" draw:start-glue-point="4" draw:end-shape="id1021" draw:end-glue-point="3" svg:d="m77423 57517h815v6904h814">
          <text:p/>
        </draw:connector>
        <draw:connector draw:style-name="data_20_member_20__28_pointer_29_" draw:layer="layout" svg:x1="70.502cm" svg:y1="37.953cm" svg:x2="73.906cm" svg:y2="58.239cm" draw:start-shape="id998" draw:start-glue-point="13" draw:end-shape="id1077" draw:end-glue-point="3" svg:d="m70502 37953h1702v20286h1702">
          <text:p/>
        </draw:connector>
        <draw:connector draw:style-name="data_20_member_20__28_pointer_29_" draw:layer="layout" svg:x1="70.502cm" svg:y1="37.344cm" svg:x2="78.68cm" svg:y2="53.843cm" draw:start-shape="id998" draw:start-glue-point="12" draw:end-shape="id1069" draw:end-glue-point="3" svg:d="m70502 37344h4089v16499h4089">
          <text:p/>
        </draw:connector>
        <draw:custom-shape draw:style-name="gr1" draw:text-style-name="P1" draw:id="id1070" draw:layer="layout" svg:width="2.514cm" svg:height="1.131cm" svg:x="82.808cm" svg:y="52.701cm">
          <draw:glue-point draw:id="4" svg:x="5cm" svg:y="-2.475cm"/>
          <draw:glue-point draw:id="5" svg:x="5cm" svg:y="2.793cm"/>
          <text:p text:style-name="P3">XclImpSupbook</text:p>
          <draw:enhanced-geometry svg:viewBox="0 0 21600 21600" draw:type="rectangle" draw:enhanced-path="M 0 0 L 21600 0 21600 21600 0 21600 0 0 Z N"/>
        </draw:custom-shape>
        <draw:custom-shape draw:style-name="gr1" draw:text-style-name="P1" draw:id="id983" draw:layer="layout" svg:width="2.584cm" svg:height="8.221cm" svg:x="89.097cm" svg:y="69.107cm">
          <draw:glue-point draw:id="4" svg:x="-2.385cm" svg:y="-5.005cm"/>
          <draw:glue-point draw:id="5" svg:x="2.117cm" svg:y="-5.005cm"/>
          <draw:glue-point draw:id="6" svg:x="5cm" svg:y="-3.909cm"/>
          <draw:glue-point draw:id="7" svg:x="5cm" svg:y="-2.646cm"/>
          <draw:glue-point draw:id="8" svg:x="5cm" svg:y="-1.383cm"/>
          <draw:glue-point draw:id="9" svg:x="5cm" svg:y="1.436cm"/>
          <draw:glue-point draw:id="10" svg:x="5cm" svg:y="2.775cm"/>
          <draw:glue-point draw:id="11" svg:x="5cm" svg:y="4.035cm"/>
          <draw:glue-point draw:id="12" svg:x="5cm" svg:y="-4.473cm"/>
          <draw:glue-point draw:id="13" svg:x="5cm" svg:y="-3.267cm"/>
          <draw:glue-point draw:id="14" svg:x="5cm" svg:y="-1.939cm"/>
          <draw:glue-point draw:id="15" svg:x="5cm" svg:y="-0.692cm"/>
          <draw:glue-point draw:id="16" svg:x="-5cm" svg:y="-2.686cm"/>
          <draw:glue-point draw:id="17" svg:x="-5cm" svg:y="2.755cm"/>
          <text:p text:style-name="P3">XclImpChChart</text:p>
          <draw:enhanced-geometry svg:viewBox="0 0 21600 21600" draw:type="rectangle" draw:enhanced-path="M 0 0 L 21600 0 21600 21600 0 21600 0 0 Z N"/>
        </draw:custom-shape>
        <draw:connector draw:style-name="data_20_member_20__28_pointer_29_" draw:layer="layout" svg:x1="87.304cm" svg:y1="68.066cm" svg:x2="89.097cm" svg:y2="75.481cm" draw:start-shape="id1074" draw:start-glue-point="1" draw:end-shape="id983" draw:end-glue-point="17" svg:d="m87304 68066h897v7415h896">
          <text:p>mxChartData</text:p>
        </draw:connector>
        <draw:connector draw:style-name="data_20_member_20__28_multiple_20_pointers_29_" draw:layer="layout" draw:line-skew="0.304cm" svg:x1="91.681cm" svg:y1="71.042cm" svg:x2="100.789cm" svg:y2="71.963cm" draw:start-shape="id983" draw:start-glue-point="7" draw:end-shape="id1027" draw:end-glue-point="3" svg:d="m91681 71042h4858v921h4250">
          <text:p>mxPrimAxesSet<text:line-break/>mxSecnAxesSet</text:p>
        </draw:connector>
        <draw:custom-shape draw:style-name="gr15" draw:text-style-name="P6" draw:id="id1006" draw:layer="layout" svg:width="2.867cm" svg:height="0.546cm" svg:x="107.555cm" svg:y="29.882cm">
          <text:p text:style-name="P2"><text:span text:style-name="T3">XclImpStream</text:span></text:p>
          <draw:enhanced-geometry svg:viewBox="0 0 21600 21600" draw:type="rectangle" draw:enhanced-path="M 0 0 L 21600 0 21600 21600 0 21600 0 0 Z N"/>
        </draw:custom-shape>
        <draw:custom-shape draw:style-name="gr1" draw:text-style-name="P1" draw:id="id1007" draw:layer="layout" svg:width="3.784cm" svg:height="0.933cm" svg:x="94.456cm" svg:y="32.413cm">
          <text:p text:style-name="P3">XclImpWebQueryBuffer</text:p>
          <draw:enhanced-geometry svg:viewBox="0 0 21600 21600" draw:type="rectangle" draw:enhanced-path="M 0 0 L 21600 0 21600 21600 0 21600 0 0 Z N"/>
        </draw:custom-shape>
        <draw:connector draw:style-name="data_20_member" draw:layer="layout" svg:x1="91.681cm" svg:y1="69.54cm" svg:x2="93.784cm" svg:y2="68.383cm" draw:start-shape="id983" draw:start-glue-point="12" draw:end-shape="id1078" draw:end-glue-point="3" svg:d="m91681 69540h1052v-1157h1051">
          <text:p/>
        </draw:connector>
        <draw:connector draw:style-name="data_20_member_20__28_multiple_20_pointers_29_" draw:layer="layout" svg:x1="91.681cm" svg:y1="76.534cm" svg:x2="93.841cm" svg:y2="80.562cm" draw:start-shape="id983" draw:start-glue-point="11" draw:end-shape="id1029" draw:end-glue-point="3" svg:d="m91681 76534h1080v4028h1080">
          <text:p/>
        </draw:connector>
        <draw:connector draw:style-name="data_20_member_20__28_multiple_29_" draw:layer="layout" svg:x1="91.681cm" svg:y1="71.623cm" svg:x2="94.596cm" svg:y2="74.173cm" draw:start-shape="id983" draw:start-glue-point="14" draw:end-shape="id1034" draw:end-glue-point="3" svg:d="m91681 71623h1457v2550h1458">
          <text:p/>
        </draw:connector>
        <draw:custom-shape draw:style-name="gr1" draw:text-style-name="P1" draw:id="id1031" draw:layer="layout" svg:width="4.128cm" svg:height="0.735cm" svg:x="112.669cm" svg:y="63.365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3">XclImpChFrameBase</text:p>
          <draw:enhanced-geometry svg:viewBox="0 0 21600 21600" draw:type="rectangle" draw:enhanced-path="M 0 0 L 21600 0 21600 21600 0 21600 0 0 Z N"/>
        </draw:custom-shape>
        <draw:connector draw:style-name="inheritance_20__28_public_29__20_3" draw:layer="layout" svg:x1="95.461cm" svg:y1="73.886cm" svg:x2="114.034cm" svg:y2="64.099cm" draw:start-shape="id1034" draw:start-glue-point="4" draw:end-shape="id1031" draw:end-glue-point="7" svg:d="m95461 73886v-4893h18573v-4894">
          <text:p/>
        </draw:connector>
        <draw:custom-shape draw:style-name="gr5" draw:id="id1078" draw:layer="layout" svg:width="2.54cm" svg:height="0.556cm" svg:x="93.784cm" svg:y="68.105cm">
          <text:p text:style-name="P2">XclChRectangle</text:p>
          <draw:enhanced-geometry svg:viewBox="0 0 21600 21600" draw:type="rectangle" draw:enhanced-path="M 0 0 L 21600 0 21600 21600 0 21600 0 0 Z N"/>
        </draw:custom-shape>
        <draw:connector draw:style-name="data_20_member_20__28_pointer_29_" draw:layer="layout" svg:x1="91.681cm" svg:y1="72.649cm" svg:x2="98.246cm" svg:y2="74.686cm" draw:start-shape="id983" draw:start-glue-point="15" draw:end-shape="id1035" draw:end-glue-point="3" svg:d="m91681 72649h3283v2037h3282">
          <text:p/>
        </draw:connector>
        <draw:connector draw:style-name="inheritance_20__28_public_29__20_3" draw:layer="layout" svg:x1="98.959cm" svg:y1="74.385cm" svg:x2="114.733cm" svg:y2="64.1cm" draw:start-shape="id1035" draw:start-glue-point="4" draw:end-shape="id1031" draw:end-glue-point="2" svg:d="m98959 74385v-5143h15774v-5142">
          <text:p/>
        </draw:connector>
        <draw:custom-shape draw:style-name="gr5" draw:id="id1079" draw:layer="layout" svg:width="2.54cm" svg:height="0.556cm" svg:x="94.578cm" svg:y="69.983cm">
          <text:p text:style-name="P2">XclChProperties</text:p>
          <draw:enhanced-geometry svg:viewBox="0 0 21600 21600" draw:type="rectangle" draw:enhanced-path="M 0 0 L 21600 0 21600 21600 0 21600 0 0 Z N"/>
        </draw:custom-shape>
        <draw:connector draw:style-name="data_20_member" draw:layer="layout" svg:x1="91.681cm" svg:y1="70.004cm" svg:x2="94.578cm" svg:y2="70.261cm" draw:start-shape="id983" draw:start-glue-point="6" draw:end-shape="id1079" draw:end-glue-point="3" svg:d="m91681 70004h1449v257h1448">
          <text:p>maProps</text:p>
        </draw:connector>
        <draw:connector draw:style-name="data_20_member_20__28_multiple_29_" draw:layer="layout" svg:x1="91.681cm" svg:y1="75.498cm" svg:x2="95.108cm" svg:y2="77.002cm" draw:start-shape="id983" draw:start-glue-point="10" draw:end-shape="id985" draw:end-glue-point="3" svg:d="m91681 75498h1714v1504h1713">
          <text:p/>
        </draw:connector>
        <draw:custom-shape draw:style-name="gr1" draw:text-style-name="P1" draw:id="id986" draw:layer="layout" svg:width="3.466cm" svg:height="0.554cm" svg:x="100.529cm" svg:y="73.159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3">XclImpChFontBase</text:p>
          <draw:enhanced-geometry svg:viewBox="0 0 21600 21600" draw:type="rectangle" draw:enhanced-path="M 0 0 L 21600 0 21600 21600 0 21600 0 0 Z N"/>
        </draw:custom-shape>
        <draw:connector draw:style-name="inheritance_20__28_public_29_" draw:layer="layout" svg:x1="96.744cm" svg:y1="76.677cm" svg:x2="121.637cm" svg:y2="65.216cm" draw:start-shape="id985" draw:start-glue-point="5" draw:end-shape="id1026" draw:end-glue-point="6" svg:d="m96744 76677v-5731h24893v-5730">
          <text:p/>
        </draw:connector>
        <draw:custom-shape draw:style-name="gr1" draw:text-style-name="P1" draw:id="id1034" draw:layer="layout" svg:width="3.307cm" svg:height="0.574cm" svg:x="94.596cm" svg:y="73.886cm">
          <draw:glue-point draw:id="4" svg:x="-2.385cm" svg:y="-5.005cm"/>
          <draw:glue-point draw:id="5" svg:x="2.117cm" svg:y="-5.005cm"/>
          <text:p text:style-name="P3">XclImpChDataFormat</text:p>
          <draw:enhanced-geometry svg:viewBox="0 0 21600 21600" draw:type="rectangle" draw:enhanced-path="M 0 0 L 21600 0 21600 21600 0 21600 0 0 Z N"/>
        </draw:custom-shape>
        <draw:custom-shape draw:style-name="gr1" draw:text-style-name="P1" draw:id="id1029" draw:layer="layout" svg:width="2.671cm" svg:height="2.056cm" svg:x="93.841cm" svg:y="79.534cm">
          <draw:glue-point draw:id="4" svg:x="-2.385cm" svg:y="-5.005cm"/>
          <draw:glue-point draw:id="5" svg:x="2.117cm" svg:y="-5.005cm"/>
          <draw:glue-point draw:id="6" svg:x="4.998cm" svg:y="3.492cm"/>
          <draw:glue-point draw:id="7" svg:x="4.998cm" svg:y="-3.234cm"/>
          <draw:glue-point draw:id="8" svg:x="4.998cm" svg:y="1.707cm"/>
          <text:p text:style-name="P3">XclImpChSeries</text:p>
          <draw:enhanced-geometry svg:viewBox="0 0 21600 21600" draw:type="rectangle" draw:enhanced-path="M 0 0 L 21600 0 21600 21600 0 21600 0 0 Z N"/>
        </draw:custom-shape>
        <draw:connector draw:style-name="inheritance_20__28_public_29__20_2" draw:layer="layout" svg:x1="107.101cm" svg:y1="75.075cm" svg:x2="103.487cm" svg:y2="73.712cm" draw:start-shape="id1028" draw:start-glue-point="0" draw:end-shape="id986" draw:end-glue-point="9" svg:d="m107101 75075v-681h-3614v-682">
          <text:p/>
        </draw:connector>
        <draw:connector draw:style-name="inheritance_20__28_public_29_" draw:layer="layout" svg:x1="107.633cm" svg:y1="75.075cm" svg:x2="121.059cm" svg:y2="65.216cm" draw:start-shape="id1028" draw:start-glue-point="5" draw:end-shape="id1026" draw:end-glue-point="21" svg:d="m107633 75075v-4929h13426v-4930">
          <text:p/>
        </draw:connector>
        <draw:connector draw:style-name="inheritance_20__28_public_29_" draw:layer="layout" svg:x1="107.394cm" svg:y1="77.563cm" svg:x2="125.57cm" svg:y2="65.216cm" draw:start-shape="id987" draw:start-glue-point="5" draw:end-shape="id1026" draw:end-glue-point="2" svg:d="m107394 77563v-6174h18176v-6173">
          <text:p/>
        </draw:connector>
        <draw:connector draw:style-name="data_20_member_20__28_pointer_29_" draw:layer="layout" svg:x1="91.681cm" svg:y1="74.397cm" svg:x2="105.511cm" svg:y2="77.986cm" draw:start-shape="id983" draw:start-glue-point="9" draw:end-shape="id987" draw:end-glue-point="3" svg:d="m91681 74397h6915v3589h6915">
          <text:p/>
        </draw:connector>
        <draw:custom-shape draw:style-name="gr1" draw:text-style-name="P1" draw:id="id1027" draw:layer="layout" svg:width="2.884cm" svg:height="1.129cm" svg:x="100.789cm" svg:y="71.399cm">
          <draw:glue-point draw:id="4" svg:x="-2.385cm" svg:y="-5.005cm"/>
          <draw:glue-point draw:id="5" svg:x="2.117cm" svg:y="-5.005cm"/>
          <draw:glue-point draw:id="6" svg:x="5cm" svg:y="2.701cm"/>
          <draw:glue-point draw:id="7" svg:x="5cm" svg:y="-2.568cm"/>
          <text:p text:style-name="P3">XclImpChAxesSet</text:p>
          <draw:enhanced-geometry svg:viewBox="0 0 21600 21600" draw:type="rectangle" draw:enhanced-path="M 0 0 L 21600 0 21600 21600 0 21600 0 0 Z N"/>
        </draw:custom-shape>
        <draw:custom-shape draw:style-name="gr1" draw:text-style-name="P1" draw:id="id984" draw:layer="layout" svg:width="2.699cm" svg:height="0.582cm" svg:x="78.514cm" svg:y="6.076cm">
          <draw:glue-point draw:id="4" svg:x="-2.06cm" svg:y="5cm"/>
          <draw:glue-point draw:id="5" svg:x="2.252cm" svg:y="5cm"/>
          <text:p text:style-name="P3">XclChRootData</text:p>
          <draw:enhanced-geometry svg:viewBox="0 0 21600 21600" draw:type="rectangle" draw:enhanced-path="M 0 0 L 21600 0 21600 21600 0 21600 0 0 Z N"/>
        </draw:custom-shape>
        <draw:custom-shape draw:style-name="gr1" draw:text-style-name="P1" draw:id="id1080" draw:layer="layout" svg:width="3.068cm" svg:height="0.582cm" svg:x="79.502cm" svg:y="13.92cm">
          <text:p text:style-name="P3">XclExpChRootData</text:p>
          <draw:enhanced-geometry svg:viewBox="0 0 21600 21600" draw:type="rectangle" draw:enhanced-path="M 0 0 L 21600 0 21600 21600 0 21600 0 0 Z N"/>
        </draw:custom-shape>
        <draw:custom-shape draw:style-name="gr1" draw:text-style-name="P1" draw:id="id982" draw:layer="layout" svg:width="3.174cm" svg:height="0.582cm" svg:x="142.178cm" svg:y="64.666cm">
          <text:p text:style-name="P3">XclImpChRootData</text:p>
          <draw:enhanced-geometry svg:viewBox="0 0 21600 21600" draw:type="rectangle" draw:enhanced-path="M 0 0 L 21600 0 21600 21600 0 21600 0 0 Z N"/>
        </draw:custom-shape>
        <draw:connector draw:style-name="inheritance_20__28_public_29_" draw:layer="layout" svg:x1="81.036cm" svg:y1="13.92cm" svg:x2="79.308cm" svg:y2="6.658cm" draw:start-shape="id1080" draw:end-shape="id984" draw:end-glue-point="4" svg:d="m81036 13920v-3631h-1728v-3631">
          <text:p/>
        </draw:connector>
        <draw:connector draw:style-name="data_20_member_20__28_pointer_29_" draw:layer="layout" svg:x1="132.966cm" svg:y1="64.859cm" svg:x2="142.178cm" svg:y2="64.957cm" draw:start-shape="id1026" draw:start-glue-point="1" draw:end-shape="id982" draw:end-glue-point="3" svg:d="m132966 64859h4606v98h4606">
          <text:p/>
        </draw:connector>
        <draw:custom-shape draw:style-name="gr1" draw:text-style-name="P1" draw:id="id1081" draw:layer="layout" svg:width="2.884cm" svg:height="0.688cm" svg:x="83.354cm" svg:y="6.5cm">
          <text:p text:style-name="P3">XclChObjectTable</text:p>
          <draw:enhanced-geometry svg:viewBox="0 0 21600 21600" draw:type="rectangle" draw:enhanced-path="M 0 0 L 21600 0 21600 21600 0 21600 0 0 Z N"/>
        </draw:custom-shape>
        <draw:connector draw:style-name="data_20_member_20__28_multiple_20_pointers_29_" draw:layer="layout" svg:x1="81.213cm" svg:y1="6.367cm" svg:x2="83.354cm" svg:y2="6.844cm" draw:start-shape="id984" draw:start-glue-point="1" draw:end-shape="id1081" draw:end-glue-point="3" svg:d="m81213 6367h1070v477h1071">
          <text:p/>
        </draw:connector>
        <draw:custom-shape draw:style-name="gr1" draw:text-style-name="P1" draw:id="id1082" draw:layer="layout" svg:width="2.007cm" svg:height="0.687cm" svg:x="36.677cm" svg:y="78.352cm">
          <draw:glue-point draw:id="4" svg:x="-2.081cm" svg:y="-5cm"/>
          <draw:glue-point draw:id="5" svg:x="2.166cm" svg:y="-5cm"/>
          <text:p text:style-name="P3">XclObjList</text:p>
          <draw:enhanced-geometry svg:viewBox="0 0 21600 21600" draw:type="rectangle" draw:enhanced-path="M 0 0 L 21600 0 21600 21600 0 21600 0 0 Z N"/>
        </draw:custom-shape>
        <draw:custom-shape draw:style-name="class_20__28_external_20_module_29_" draw:id="id1083" draw:layer="layout" svg:width="1.667cm" svg:height="0.502cm" svg:x="35.665cm" svg:y="77.064cm">
          <text:p text:style-name="P2">List</text:p>
          <draw:enhanced-geometry svg:viewBox="0 0 21600 21600" draw:type="rectangle" draw:enhanced-path="M 0 0 L 21600 0 21600 21600 0 21600 0 0 Z N"/>
        </draw:custom-shape>
        <draw:connector draw:style-name="inheritance_20__28_public_29_" draw:layer="layout" svg:x1="37.263cm" svg:y1="78.352cm" svg:x2="36.498cm" svg:y2="77.566cm" draw:start-shape="id1082" draw:start-glue-point="4" draw:end-shape="id1083" draw:end-glue-point="2" svg:d="m37263 78352v-393h-765v-393">
          <text:p/>
        </draw:connector>
        <draw:custom-shape draw:style-name="gr3" draw:id="id1084" draw:layer="layout" svg:width="2.726cm" svg:height="0.635cm" svg:x="40.095cm" svg:y="67.975cm">
          <text:p text:style-name="P2">ExcEmptyRec</text:p>
          <draw:enhanced-geometry svg:viewBox="0 0 21600 21600" draw:type="rectangle" draw:enhanced-path="M 0 0 L 21600 0 21600 21600 0 21600 0 0 Z N"/>
        </draw:custom-shape>
        <draw:connector draw:style-name="inheritance_20__28_public_29_" draw:layer="layout" svg:x1="41.458cm" svg:y1="67.975cm" svg:x2="45.503cm" svg:y2="66.615cm" draw:start-shape="id1084" draw:start-glue-point="0" draw:end-shape="id980" draw:end-glue-point="13" svg:d="m41458 67975v-680h4045v-680">
          <text:p/>
        </draw:connector>
        <draw:connector draw:style-name="inheritance_20__28_public_29_" draw:layer="layout" svg:x1="38.114cm" svg:y1="78.352cm" svg:x2="41.458cm" svg:y2="68.61cm" draw:start-shape="id1082" draw:start-glue-point="5" draw:end-shape="id1084" draw:end-glue-point="2" svg:d="m38114 78352v-4872h3344v-4870">
          <text:p/>
        </draw:connector>
        <draw:custom-shape draw:style-name="gr1" draw:text-style-name="P1" draw:id="id981" draw:layer="layout" svg:width="2.699cm" svg:height="1.575cm" svg:x="39.965cm" svg:y="76.115cm">
          <draw:glue-point draw:id="4" svg:x="-1.959cm" svg:y="-5.007cm"/>
          <draw:glue-point draw:id="5" svg:x="1.959cm" svg:y="-5.007cm"/>
          <draw:glue-point draw:id="6" svg:x="-5.001cm" svg:y="-2.304cm"/>
          <draw:glue-point draw:id="7" svg:x="-5.001cm" svg:y="2.609cm"/>
          <text:p text:style-name="P3">XclMsodrawing</text:p>
          <draw:enhanced-geometry svg:viewBox="0 0 21600 21600" draw:type="rectangle" draw:enhanced-path="M 0 0 L 21600 0 21600 21600 0 21600 0 0 Z N"/>
        </draw:custom-shape>
        <draw:custom-shape draw:style-name="gr1" draw:text-style-name="P1" draw:id="id1085" draw:layer="layout" svg:width="3.44cm" svg:height="0.689cm" svg:x="41.896cm" svg:y="72.798cm">
          <draw:glue-point draw:id="4" svg:x="-2.223cm" svg:y="4.992cm"/>
          <draw:glue-point draw:id="5" svg:x="2.005cm" svg:y="4.992cm"/>
          <text:p text:style-name="P3">XclMsodrawing_Base</text:p>
          <draw:enhanced-geometry svg:viewBox="0 0 21600 21600" draw:type="rectangle" draw:enhanced-path="M 0 0 L 21600 0 21600 21600 0 21600 0 0 Z N"/>
        </draw:custom-shape>
        <draw:connector draw:style-name="inheritance_20__28_public_29_" draw:layer="layout" svg:x1="41.842cm" svg:y1="76.115cm" svg:x2="42.852cm" svg:y2="73.485cm" draw:start-shape="id981" draw:start-glue-point="5" draw:end-shape="id1085" draw:end-glue-point="4" svg:d="m41842 76115v-1315h1010v-1315">
          <text:p/>
        </draw:connector>
        <draw:custom-shape draw:style-name="gr1" draw:text-style-name="P1" draw:id="id1086" draw:layer="layout" svg:width="2.036cm" svg:height="0.581cm" svg:x="46.228cm" svg:y="73.233cm">
          <draw:glue-point draw:id="4" svg:x="-1.959cm" svg:y="-5.007cm"/>
          <draw:glue-point draw:id="5" svg:x="1.959cm" svg:y="-5.007cm"/>
          <text:p text:style-name="P3">XclEscher</text:p>
          <draw:enhanced-geometry svg:viewBox="0 0 21600 21600" draw:type="rectangle" draw:enhanced-path="M 0 0 L 21600 0 21600 21600 0 21600 0 0 Z N"/>
        </draw:custom-shape>
        <draw:connector draw:style-name="data_20_member_20__28_pointer_29_" draw:layer="layout" svg:x1="45.336cm" svg:y1="73.142cm" svg:x2="46.228cm" svg:y2="73.523cm" draw:start-shape="id1085" draw:start-glue-point="1" draw:end-shape="id1086" draw:end-glue-point="3" svg:d="m45336 73142h446v381h446">
          <text:p/>
        </draw:connector>
        <draw:custom-shape draw:style-name="gr1" draw:text-style-name="P1" draw:id="id979" draw:layer="layout" svg:width="3.333cm" svg:height="0.689cm" svg:x="46.342cm" svg:y="77.771cm">
          <draw:glue-point draw:id="4" svg:x="-1.959cm" svg:y="-5.007cm"/>
          <draw:glue-point draw:id="5" svg:x="1.959cm" svg:y="-5.007cm"/>
          <text:p text:style-name="P3">XclMsodrawinggroup</text:p>
          <draw:enhanced-geometry svg:viewBox="0 0 21600 21600" draw:type="rectangle" draw:enhanced-path="M 0 0 L 21600 0 21600 21600 0 21600 0 0 Z N"/>
        </draw:custom-shape>
        <draw:connector draw:style-name="inheritance_20__28_public_29_" draw:layer="layout" draw:line-skew="-1.14cm" svg:x1="47.356cm" svg:y1="77.771cm" svg:x2="44.305cm" svg:y2="73.485cm" draw:start-shape="id979" draw:start-glue-point="4" draw:end-shape="id1085" draw:end-glue-point="5" svg:d="m47356 77771v-3283h-3051v-1003">
          <text:p/>
        </draw:connector>
        <draw:connector draw:style-name="data_20_member_20__28_multiple_20_pointers_29_" draw:layer="layout" svg:x1="38.684cm" svg:y1="78.695cm" svg:x2="39.965cm" svg:y2="77.312cm" draw:start-shape="id1082" draw:start-glue-point="1" draw:end-shape="id981" draw:end-glue-point="7" svg:d="m38684 78695h640v-1383h641">
          <text:p/>
        </draw:connector>
        <draw:custom-shape draw:style-name="gr1" draw:text-style-name="P1" draw:id="id1087" draw:layer="layout" svg:width="2.036cm" svg:height="0.581cm" svg:x="49.41cm" svg:y="73.484cm">
          <draw:glue-point draw:id="4" svg:x="-1.959cm" svg:y="-5.007cm"/>
          <draw:glue-point draw:id="5" svg:x="1.959cm" svg:y="-5.007cm"/>
          <text:p text:style-name="P3">XclEscherEx</text:p>
          <draw:enhanced-geometry svg:viewBox="0 0 21600 21600" draw:type="rectangle" draw:enhanced-path="M 0 0 L 21600 0 21600 21600 0 21600 0 0 Z N"/>
        </draw:custom-shape>
        <draw:connector draw:style-name="data_20_member_20__28_pointer_29_" draw:layer="layout" svg:x1="48.264cm" svg:y1="73.523cm" svg:x2="49.41cm" svg:y2="73.774cm" draw:start-shape="id1086" draw:start-glue-point="1" draw:end-shape="id1087" draw:end-glue-point="3" svg:d="m48264 73523h573v251h573">
          <text:p/>
        </draw:connector>
        <draw:custom-shape draw:style-name="class_20__28_external_20_module_29_" draw:id="id1088" draw:layer="layout" svg:width="1.747cm" svg:height="0.581cm" svg:x="49.593cm" svg:y="72.374cm">
          <draw:glue-point draw:id="4" svg:x="-1.959cm" svg:y="-5.007cm"/>
          <draw:glue-point draw:id="5" svg:x="1.959cm" svg:y="-5.007cm"/>
          <text:p text:style-name="P2">EscherEx</text:p>
          <draw:enhanced-geometry svg:viewBox="0 0 21600 21600" draw:type="rectangle" draw:enhanced-path="M 0 0 L 21600 0 21600 21600 0 21600 0 0 Z N"/>
        </draw:custom-shape>
        <draw:connector draw:style-name="inheritance_20__28_public_29_" draw:layer="layout" svg:x1="50.428cm" svg:y1="73.484cm" svg:x2="50.466cm" svg:y2="72.955cm" draw:start-shape="id1087" draw:start-glue-point="0" draw:end-shape="id1088" draw:end-glue-point="2" svg:d="m50428 73484v-265h38v-264">
          <text:p/>
        </draw:connector>
        <draw:custom-shape draw:style-name="gr1" draw:text-style-name="P1" draw:id="id972" draw:layer="layout" svg:width="8.182cm" svg:height="1.083cm" svg:x="25.345cm" svg:y="64.298cm">
          <draw:glue-point draw:id="4" svg:x="5cm" svg:y="-3.314cm"/>
          <draw:glue-point draw:id="5" svg:x="4.996cm" svg:y="2.995cm"/>
          <draw:glue-point draw:id="6" svg:x="-4.04cm" svg:y="4.99cm"/>
          <draw:glue-point draw:id="7" svg:x="-2.639cm" svg:y="4.99cm"/>
          <draw:glue-point draw:id="8" svg:x="-1.238cm" svg:y="4.99cm"/>
          <draw:glue-point draw:id="9" svg:x="1.375cm" svg:y="4.99cm"/>
          <draw:glue-point draw:id="10" svg:x="2.703cm" svg:y="4.99cm"/>
          <draw:glue-point draw:id="11" svg:x="3.84cm" svg:y="4.99cm"/>
          <text:p text:style-name="P3">XclObj</text:p>
          <draw:enhanced-geometry svg:viewBox="0 0 21600 21600" draw:type="rectangle" draw:enhanced-path="M 0 0 L 21600 0 21600 21600 0 21600 0 0 Z N"/>
        </draw:custom-shape>
        <draw:connector draw:style-name="inheritance_20__28_public_29_" draw:layer="layout" draw:line-skew="-5.995cm" svg:x1="29.436cm" svg:y1="64.298cm" svg:x2="35.054cm" svg:y2="50.194cm" draw:start-shape="id972" draw:start-glue-point="0" draw:end-shape="id968" draw:end-glue-point="20" svg:d="m29436 64298v-13047h5618v-1057">
          <text:p/>
        </draw:connector>
        <draw:connector draw:style-name="data_20_member_20__28_multiple_20_pointers_29_" draw:layer="layout" svg:x1="33.523cm" svg:y1="65.163cm" svg:x2="39.965cm" svg:y2="76.54cm" draw:start-shape="id972" draw:start-glue-point="5" draw:end-shape="id981" draw:end-glue-point="6" svg:d="m33523 65163h3223v11377h3219">
          <text:p/>
        </draw:connector>
        <draw:custom-shape draw:style-name="gr1" draw:text-style-name="P1" draw:id="id1089" draw:layer="layout" svg:width="1.523cm" svg:height="0.649cm" svg:x="42.755cm" svg:y="69.275cm">
          <text:p text:style-name="P3">XclTxo</text:p>
          <draw:enhanced-geometry svg:viewBox="0 0 21600 21600" draw:type="rectangle" draw:enhanced-path="M 0 0 L 21600 0 21600 21600 0 21600 0 0 Z N"/>
        </draw:custom-shape>
        <draw:connector draw:style-name="data_20_member_20__28_pointer_29_" draw:layer="layout" svg:x1="33.527cm" svg:y1="64.481cm" svg:x2="42.755cm" svg:y2="69.599cm" draw:start-shape="id972" draw:start-glue-point="4" draw:end-shape="id1089" draw:end-glue-point="3" svg:d="m33527 64481h4614v5118h4614">
          <text:p/>
        </draw:connector>
        <draw:connector draw:style-name="inheritance_20__28_public_29_" draw:layer="layout" svg:x1="43.516cm" svg:y1="69.275cm" svg:x2="46.304cm" svg:y2="66.615cm" draw:start-shape="id1089" draw:start-glue-point="0" draw:end-shape="id980" draw:end-glue-point="4" svg:d="m43516 69275v-1330h2788v-1330">
          <text:p/>
        </draw:connector>
        <draw:custom-shape draw:style-name="gr1" draw:text-style-name="P1" draw:id="id973" draw:layer="layout" svg:width="2.683cm" svg:height="0.568cm" svg:x="14.981cm" svg:y="73.87cm">
          <text:p text:style-name="P3">XclExpChartObj</text:p>
          <draw:enhanced-geometry svg:viewBox="0 0 21600 21600" draw:type="rectangle" draw:enhanced-path="M 0 0 L 21600 0 21600 21600 0 21600 0 0 Z N"/>
        </draw:custom-shape>
        <draw:custom-shape draw:style-name="gr1" draw:text-style-name="P1" draw:id="id974" draw:layer="layout" svg:width="3.369cm" svg:height="0.518cm" svg:x="28.576cm" svg:y="70.236cm">
          <text:p text:style-name="P3">XclExpOcxControlObj</text:p>
          <draw:enhanced-geometry svg:viewBox="0 0 21600 21600" draw:type="rectangle" draw:enhanced-path="M 0 0 L 21600 0 21600 21600 0 21600 0 0 Z N"/>
        </draw:custom-shape>
        <draw:custom-shape draw:style-name="gr1" draw:text-style-name="P1" draw:id="id977" draw:layer="layout" svg:width="3.369cm" svg:height="0.507cm" svg:x="33.543cm" svg:y="67.641cm">
          <text:p text:style-name="P3">XclExpTbxControlObj</text:p>
          <draw:enhanced-geometry svg:viewBox="0 0 21600 21600" draw:type="rectangle" draw:enhanced-path="M 0 0 L 21600 0 21600 21600 0 21600 0 0 Z N"/>
        </draw:custom-shape>
        <draw:custom-shape draw:style-name="gr1" draw:text-style-name="P1" draw:id="id971" draw:layer="layout" svg:width="1.904cm" svg:height="0.54cm" svg:x="26.729cm" svg:y="67.51cm">
          <text:p text:style-name="P3">XclObjAny</text:p>
          <draw:enhanced-geometry svg:viewBox="0 0 21600 21600" draw:type="rectangle" draw:enhanced-path="M 0 0 L 21600 0 21600 21600 0 21600 0 0 Z N"/>
        </draw:custom-shape>
        <draw:custom-shape draw:style-name="gr1" draw:text-style-name="P1" draw:id="id975" draw:layer="layout" svg:width="2.54cm" svg:height="0.538cm" svg:x="30.555cm" svg:y="69.35cm">
          <text:p text:style-name="P3">XclObjComment</text:p>
          <draw:enhanced-geometry svg:viewBox="0 0 21600 21600" draw:type="rectangle" draw:enhanced-path="M 0 0 L 21600 0 21600 21600 0 21600 0 0 Z N"/>
        </draw:custom-shape>
        <draw:custom-shape draw:style-name="gr1" draw:text-style-name="P1" draw:id="id976" draw:layer="layout" svg:width="2.54cm" svg:height="0.542cm" svg:x="32.011cm" svg:y="68.476cm">
          <text:p text:style-name="P3">XclObjDropDown</text:p>
          <draw:enhanced-geometry svg:viewBox="0 0 21600 21600" draw:type="rectangle" draw:enhanced-path="M 0 0 L 21600 0 21600 21600 0 21600 0 0 Z N"/>
        </draw:custom-shape>
        <draw:custom-shape draw:style-name="gr1" draw:text-style-name="P1" draw:id="id978" draw:layer="layout" svg:width="1.773cm" svg:height="0.501cm" svg:x="34.657cm" svg:y="66.676cm">
          <text:p text:style-name="P3">XclObjOle</text:p>
          <draw:enhanced-geometry svg:viewBox="0 0 21600 21600" draw:type="rectangle" draw:enhanced-path="M 0 0 L 21600 0 21600 21600 0 21600 0 0 Z N"/>
        </draw:custom-shape>
        <draw:custom-shape draw:style-name="gr1" draw:text-style-name="P3" draw:id="id969" draw:layer="layout" svg:width="2.142cm" svg:height="2.422cm" svg:x="18.556cm" svg:y="73.045cm">
          <draw:glue-point draw:id="4" svg:x="5cm" svg:y="-3.27cm"/>
          <draw:glue-point draw:id="5" svg:x="5cm" svg:y="3.343cm"/>
          <draw:glue-point draw:id="6" svg:x="5cm" svg:y="-1.771cm"/>
          <draw:glue-point draw:id="7" svg:x="5cm" svg:y="1.614cm"/>
          <text:p text:style-name="P3">XclExp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17.664cm" svg:y1="74.154cm" svg:x2="18.556cm" svg:y2="74.256cm" draw:start-shape="id973" draw:start-glue-point="1" draw:end-shape="id969" draw:end-glue-point="3" svg:d="m17664 74154h446v102h446">
          <text:p/>
        </draw:connector>
        <draw:frame draw:style-name="annotation" draw:layer="layout" svg:width="4.498cm" svg:height="1.579cm" svg:x="23.28cm" svg:y="45.842cm">
          <draw:text-box>
            <text:p text:style-name="P2"><text:span text:style-name="T1">XclExpSubStream </text:span>represents a complete substream starting and ending with BOF and EOF records, respectively.</text:p>
          </draw:text-box>
        </draw:frame>
        <draw:connector draw:style-name="gr32" draw:text-style-name="P1" draw:layer="layout" svg:x1="130.764cm" svg:y1="19.449cm" svg:x2="67.826cm" svg:y2="34.921cm" draw:start-shape="id992" draw:start-glue-point="1" draw:end-shape="id998" draw:end-glue-point="3" svg:d="m130764 19449h500v6189h-63939v9283h501">
          <text:p/>
        </draw:connector>
        <draw:custom-shape draw:style-name="gr1" draw:text-style-name="P1" draw:layer="layout" svg:width="2.111cm" svg:height="0.722cm" svg:x="23.554cm" svg:y="80.66cm">
          <text:p text:style-name="P3">TokenStack</text:p>
          <draw:enhanced-geometry svg:viewBox="0 0 21600 21600" draw:type="rectangle" draw:enhanced-path="M 0 0 L 21600 0 21600 21600 0 21600 0 0 Z N"/>
        </draw:custom-shape>
        <draw:custom-shape draw:style-name="gr1" draw:text-style-name="P1" draw:id="id1090" draw:layer="layout" svg:width="3.316cm" svg:height="0.752cm" svg:x="149.614cm" svg:y="24.486cm">
          <text:p text:style-name="P3">LotusConverterBase</text:p>
          <draw:enhanced-geometry svg:viewBox="0 0 21600 21600" draw:type="rectangle" draw:enhanced-path="M 0 0 L 21600 0 21600 21600 0 21600 0 0 Z N"/>
        </draw:custom-shape>
        <draw:custom-shape draw:style-name="gr1" draw:text-style-name="P1" draw:id="id1091" draw:layer="layout" svg:width="2.151cm" svg:height="0.752cm" svg:x="153.656cm" svg:y="22.595cm">
          <text:p text:style-name="P3">QProToSc</text:p>
          <draw:enhanced-geometry svg:viewBox="0 0 21600 21600" draw:type="rectangle" draw:enhanced-path="M 0 0 L 21600 0 21600 21600 0 21600 0 0 Z N"/>
        </draw:custom-shape>
        <draw:connector draw:style-name="inheritance_20__28_public_29_" draw:layer="layout" svg:x1="151.272cm" svg:y1="24.486cm" svg:x2="147.866cm" svg:y2="15.639cm" draw:start-shape="id1090" draw:start-glue-point="0" draw:end-shape="id1011" draw:end-glue-point="2" svg:d="m151272 24486v-4423h-3406v-4424">
          <text:p/>
        </draw:connector>
        <draw:connector draw:style-name="inheritance_20__28_public_29_" draw:layer="layout" svg:x1="154.731cm" svg:y1="22.595cm" svg:x2="148.545cm" svg:y2="15.639cm" draw:start-shape="id1091" draw:start-glue-point="0" draw:end-shape="id1011" draw:end-glue-point="5" svg:d="m154731 22595v-3478h-6186v-3478">
          <text:p/>
        </draw:connector>
        <draw:custom-shape draw:style-name="gr1" draw:text-style-name="P1" draw:id="id1092" draw:layer="layout" svg:width="4.018cm" svg:height="0.647cm" svg:x="142.771cm" svg:y="33.415cm">
          <text:p text:style-name="P3">XclImpChTrFmlConverter</text:p>
          <draw:enhanced-geometry svg:viewBox="0 0 21600 21600" draw:type="rectangle" draw:enhanced-path="M 0 0 L 21600 0 21600 21600 0 21600 0 0 Z N"/>
        </draw:custom-shape>
        <draw:connector draw:style-name="inheritance_20__28_public_29_" draw:layer="layout" svg:x1="144.78cm" svg:y1="33.415cm" svg:x2="144.871cm" svg:y2="31.836cm" draw:start-shape="id1092" draw:start-glue-point="0" draw:end-shape="id1009" draw:end-glue-point="2" svg:d="m144780 33415v-790h91v-789">
          <text:p/>
        </draw:connector>
        <draw:rect draw:style-name="class" draw:id="id1093" draw:layer="layout" svg:width="2.073cm" svg:height="0.544cm" svg:x="151.966cm" svg:y="14.168cm">
          <text:p text:style-name="P2">TokenStack</text:p>
        </draw:rect>
        <draw:connector draw:style-name="data_20_member" draw:layer="layout" svg:x1="149.201cm" svg:y1="14.58cm" svg:x2="151.966cm" svg:y2="14.44cm" draw:start-shape="id1011" draw:start-glue-point="1" draw:end-shape="id1093" draw:end-glue-point="3" svg:d="m149201 14580h1383v-140h1382">
          <text:p/>
        </draw:connector>
        <draw:connector draw:style-name="inheritance_20__28_public_29_" draw:layer="layout" svg:x1="56.786cm" svg:y1="51.52cm" svg:x2="56.594cm" svg:y2="50.194cm" draw:start-shape="id1094" draw:start-glue-point="4" draw:end-shape="id968" draw:end-glue-point="4" svg:d="m56786 51520v-663h-192v-663">
          <text:p/>
        </draw:connector>
        <draw:connector draw:style-name="inheritance_20__28_public_29_" draw:layer="layout" draw:line-skew="12.135cm" svg:x1="58.429cm" svg:y1="51.52cm" svg:x2="53.731cm" svg:y2="19.399cm" draw:start-shape="id1094" draw:start-glue-point="5" draw:end-shape="id990" draw:end-glue-point="7" svg:d="m58429 51520v-3926h-4698v-28195">
          <text:p/>
        </draw:connector>
        <draw:custom-shape draw:style-name="gr1" draw:text-style-name="P1" draw:id="id1096" draw:layer="layout" svg:width="2.722cm" svg:height="0.647cm" svg:x="60.361cm" svg:y="56.682cm">
          <draw:glue-point draw:id="4" svg:x="-2.23cm" svg:y="-5.007cm"/>
          <draw:glue-point draw:id="5" svg:x="1.92cm" svg:y="-5.007cm"/>
          <text:p text:style-name="P3">XclExpSupbook</text:p>
          <draw:enhanced-geometry svg:viewBox="0 0 21600 21600" draw:type="rectangle" draw:enhanced-path="M 0 0 L 21600 0 21600 21600 0 21600 0 0 Z N"/>
        </draw:custom-shape>
        <draw:connector draw:style-name="inheritance_20__28_public_29_" draw:layer="layout" svg:x1="61.555cm" svg:y1="53.238cm" svg:x2="58.47cm" svg:y2="52.165cm" draw:start-shape="id1095" draw:start-glue-point="0" draw:end-shape="id1094" draw:end-glue-point="7" svg:d="m61555 53238v-536h-3085v-537">
          <text:p/>
        </draw:connector>
        <draw:connector draw:style-name="inheritance_20__28_public_29_" draw:layer="layout" svg:x1="61.722cm" svg:y1="56.682cm" svg:x2="56.814cm" svg:y2="52.165cm" draw:start-shape="id1096" draw:start-glue-point="0" draw:end-shape="id1094" draw:end-glue-point="6" svg:d="m61722 56682v-2258h-4908v-2259">
          <text:p/>
        </draw:connector>
        <draw:connector draw:style-name="inheritance_20__28_public_29_" draw:layer="layout" draw:line-skew="4.151cm" svg:x1="56.208cm" svg:y1="45.387cm" svg:x2="41.895cm" svg:y2="20.05cm" draw:start-shape="id1097" draw:start-glue-point="4" draw:end-shape="id966" draw:end-glue-point="7" svg:d="m56208 45387v-8517h-14313v-16820">
          <text:p/>
        </draw:connector>
        <draw:connector draw:style-name="inheritance_20__28_public_29_" draw:layer="layout" svg:x1="57.709cm" svg:y1="45.387cm" svg:x2="54.502cm" svg:y2="19.399cm" draw:start-shape="id1097" draw:start-glue-point="5" draw:end-shape="id990" draw:end-glue-point="8" svg:d="m57709 45387v-12994h-3207v-12994">
          <text:p/>
        </draw:connector>
        <draw:connector draw:style-name="data_20_member_20__28_multiple_29_" draw:layer="layout" svg:x1="58.67cm" svg:y1="46.268cm" svg:x2="60.361cm" svg:y2="57.005cm" draw:start-shape="id1097" draw:start-glue-point="7" draw:end-shape="id1096" draw:end-glue-point="3" svg:d="m58670 46268h846v10737h845">
          <text:p/>
        </draw:connector>
        <draw:connector draw:style-name="data_20_member_20__28_multiple_29_" draw:layer="layout" svg:x1="58.67cm" svg:y1="45.622cm" svg:x2="60.742cm" svg:y2="44.648cm" draw:start-shape="id1097" draw:start-glue-point="6" draw:end-shape="id1098" draw:end-glue-point="3" svg:d="m58670 45622h1036v-974h1036">
          <text:p/>
        </draw:connector>
        <draw:connector draw:style-name="inheritance_20__28_public_29_" draw:layer="layout" svg:x1="54.041cm" svg:y1="38.053cm" svg:x2="61.614cm" svg:y2="19.399cm" draw:start-shape="id1099" draw:start-glue-point="0" draw:end-shape="id990" draw:end-glue-point="16" svg:d="m54041 38053v-9327h7573v-9327">
          <text:p/>
        </draw:connector>
        <draw:connector draw:style-name="inheritance_20__28_public_29_" draw:layer="layout" svg:x1="62.673cm" svg:y1="38.416cm" svg:x2="54.935cm" svg:y2="38.753cm" draw:start-shape="id1100" draw:start-glue-point="0" draw:end-shape="id1099" draw:end-glue-point="5" svg:d="m62673 38416v-500h-4316v1337h-3422v-500">
          <text:p/>
        </draw:connector>
        <draw:connector draw:style-name="inheritance_20__28_public_29_" draw:layer="layout" svg:x1="51.244cm" svg:y1="42.046cm" svg:x2="53.201cm" svg:y2="38.753cm" draw:start-shape="id1101" draw:start-glue-point="0" draw:end-shape="id1099" draw:end-glue-point="4" svg:d="m51244 42046v-1647h1957v-1646">
          <text:p/>
        </draw:connector>
        <draw:connector draw:style-name="data_20_member" draw:layer="layout" svg:x1="53.251cm" svg:y1="42.823cm" svg:x2="55.172cm" svg:y2="45.957cm" draw:start-shape="id1101" draw:start-glue-point="4" draw:end-shape="id1097" draw:end-glue-point="3" svg:d="m53251 42823h961v3134h960">
          <text:p/>
        </draw:connector>
        <draw:connector draw:style-name="data_20_member_20__28_multiple_29_" draw:layer="layout" svg:x1="53.251cm" svg:y1="42.255cm" svg:x2="57.969cm" svg:y2="42.369cm" draw:start-shape="id1101" draw:start-glue-point="5" draw:end-shape="id1102" draw:end-glue-point="3" svg:d="m53251 42255h2360v114h2358">
          <text:p/>
        </draw:connector>
        <draw:custom-shape draw:style-name="gr1" draw:text-style-name="P1" draw:id="id1097" draw:layer="layout" svg:width="3.498cm" svg:height="1.141cm" svg:x="55.172cm" svg:y="45.387cm">
          <draw:glue-point draw:id="4" svg:x="-2.041cm" svg:y="-5cm"/>
          <draw:glue-point draw:id="5" svg:x="2.255cm" svg:y="-5cm"/>
          <draw:glue-point draw:id="6" svg:x="5cm" svg:y="-2.944cm"/>
          <draw:glue-point draw:id="7" svg:x="5cm" svg:y="2.734cm"/>
          <text:p text:style-name="P3">XclExpSupbookBuffer</text:p>
          <draw:enhanced-geometry svg:viewBox="0 0 21600 21600" draw:type="rectangle" draw:enhanced-path="M 0 0 L 21600 0 21600 21600 0 21600 0 0 Z N"/>
        </draw:custom-shape>
        <draw:custom-shape draw:style-name="gr5" draw:id="id1098" draw:layer="layout" svg:width="5.987cm" svg:height="0.596cm" svg:x="60.742cm" svg:y="44.35cm">
          <text:p text:style-name="P2">XclExpSupbookBuffer::XclExpSBIndex</text:p>
          <draw:enhanced-geometry svg:viewBox="0 0 21600 21600" draw:type="rectangle" draw:enhanced-path="M 0 0 L 21600 0 21600 21600 0 21600 0 0 Z N"/>
        </draw:custom-shape>
        <draw:custom-shape draw:style-name="gr1" draw:text-style-name="P1" draw:id="id1101" draw:layer="layout" svg:width="4.017cm" svg:height="1.037cm" svg:x="49.236cm" svg:y="42.046cm">
          <draw:glue-point draw:id="4" svg:x="4.998cm" svg:y="2.507cm"/>
          <draw:glue-point draw:id="5" svg:x="4.998cm" svg:y="-2.989cm"/>
          <text:p text:style-name="P3">XclExpLinkManagerImpl8</text:p>
          <draw:enhanced-geometry svg:viewBox="0 0 21600 21600" draw:type="rectangle" draw:enhanced-path="M 0 0 L 21600 0 21600 21600 0 21600 0 0 Z N"/>
        </draw:custom-shape>
        <draw:custom-shape draw:style-name="gr1" draw:text-style-name="P1" draw:id="id1099" draw:layer="layout" svg:width="4.017cm" svg:height="0.7cm" svg:x="52.033cm" svg:y="38.053cm">
          <draw:glue-point draw:id="4" svg:x="-2.093cm" svg:y="5cm"/>
          <draw:glue-point draw:id="5" svg:x="2.228cm" svg:y="5cm"/>
          <text:p text:style-name="P3">XclExpLinkManagerImpl</text:p>
          <draw:enhanced-geometry svg:viewBox="0 0 21600 21600" draw:type="rectangle" draw:enhanced-path="M 0 0 L 21600 0 21600 21600 0 21600 0 0 Z N"/>
        </draw:custom-shape>
        <draw:custom-shape draw:style-name="gr1" draw:text-style-name="P1" draw:id="id1100" draw:layer="layout" svg:width="4.017cm" svg:height="0.6cm" svg:x="60.665cm" svg:y="38.416cm">
          <text:p text:style-name="P3">XclExpLinkManagerImpl5</text:p>
          <draw:enhanced-geometry svg:viewBox="0 0 21600 21600" draw:type="rectangle" draw:enhanced-path="M 0 0 L 21600 0 21600 21600 0 21600 0 0 Z N"/>
        </draw:custom-shape>
        <draw:custom-shape draw:style-name="gr1" draw:text-style-name="P1" draw:id="id1102" draw:layer="layout" svg:width="1.892cm" svg:height="0.648cm" svg:x="57.969cm" svg:y="42.045cm">
          <text:p text:style-name="P3">XclExpXti</text:p>
          <draw:enhanced-geometry svg:viewBox="0 0 21600 21600" draw:type="rectangle" draw:enhanced-path="M 0 0 L 21600 0 21600 21600 0 21600 0 0 Z N"/>
        </draw:custom-shape>
        <draw:custom-shape draw:style-name="gr1" draw:text-style-name="P1" draw:id="id1103" draw:layer="layout" svg:width="3.265cm" svg:height="1.18cm" svg:x="46.463cm" svg:y="37.861cm">
          <draw:glue-point draw:id="4" svg:x="-2.093cm" svg:y="5cm"/>
          <draw:glue-point draw:id="5" svg:x="2.228cm" svg:y="5cm"/>
          <draw:glue-point draw:id="6" svg:x="-2.223cm" svg:y="-5cm"/>
          <draw:glue-point draw:id="7" svg:x="2.459cm" svg:y="-5cm"/>
          <text:p text:style-name="P3">XclExpLinkManager</text:p>
          <draw:enhanced-geometry svg:viewBox="0 0 21600 21600" draw:type="rectangle" draw:enhanced-path="M 0 0 L 21600 0 21600 21600 0 21600 0 0 Z N"/>
        </draw:custom-shape>
        <draw:connector draw:style-name="inheritance_20__28_public_29_" draw:layer="layout" draw:line-skew="5.433cm" svg:x1="47.37cm" svg:y1="37.861cm" svg:x2="44.206cm" svg:y2="20.05cm" draw:start-shape="id1103" draw:start-glue-point="6" draw:end-shape="id966" draw:end-glue-point="8" svg:d="m47370 37861v-3472h-3164v-14339">
          <text:p/>
        </draw:connector>
        <draw:connector draw:style-name="data_20_member_20__28_pointer_29_" draw:text-style-name="P2" draw:layer="layout" svg:x1="49.728cm" svg:y1="38.451cm" svg:x2="52.033cm" svg:y2="38.403cm" draw:start-shape="id1103" draw:start-glue-point="1" draw:end-shape="id1099" draw:end-glue-point="3" svg:d="m49728 38451h1152v-48h1153">
          <text:p text:style-name="P2">mxImpl</text:p>
        </draw:connector>
        <draw:custom-shape draw:style-name="gr1" draw:text-style-name="P1" draw:id="id1105" draw:layer="layout" svg:width="3.007cm" svg:height="2.078cm" svg:x="40.094cm" svg:y="8.816cm">
          <draw:glue-point draw:id="4" svg:x="4.998cm" svg:y="-3.484cm"/>
          <draw:glue-point draw:id="5" svg:x="4.998cm" svg:y="-1.612cm"/>
          <draw:glue-point draw:id="6" svg:x="4.998cm" svg:y="1.506cm"/>
          <draw:glue-point draw:id="7" svg:x="4.998cm" svg:y="3.503cm"/>
          <text:p text:style-name="P3">XclExpCompData</text:p>
          <draw:enhanced-geometry svg:viewBox="0 0 21600 21600" draw:type="rectangle" draw:enhanced-path="M 0 0 L 21600 0 21600 21600 0 21600 0 0 Z N"/>
        </draw:custom-shape>
        <draw:custom-shape draw:style-name="gr1" draw:text-style-name="P1" draw:id="id1104" draw:layer="layout" svg:width="3.784cm" svg:height="0.674cm" svg:x="34.37cm" svg:y="12.653cm">
          <text:p text:style-name="P3">XclExpFmlaCompImpl</text:p>
          <draw:enhanced-geometry svg:viewBox="0 0 21600 21600" draw:type="rectangle" draw:enhanced-path="M 0 0 L 21600 0 21600 21600 0 21600 0 0 Z N"/>
        </draw:custom-shape>
        <draw:connector draw:style-name="data_20_member_20__28_multiple_29_" draw:layer="layout" svg:x1="38.154cm" svg:y1="12.99cm" svg:x2="40.094cm" svg:y2="9.855cm" draw:start-shape="id1104" draw:start-glue-point="1" draw:end-shape="id1105" draw:end-glue-point="3" svg:d="m38154 12990h970v-3135h970">
          <text:p/>
        </draw:connector>
        <draw:custom-shape draw:style-name="gr1" draw:text-style-name="P1" draw:id="id1106" draw:layer="layout" svg:width="3.836cm" svg:height="0.7cm" svg:x="29.003cm" svg:y="11.046cm">
          <text:p text:style-name="P3">XclExpFormulaCompiler</text:p>
          <draw:enhanced-geometry svg:viewBox="0 0 21600 21600" draw:type="rectangle" draw:enhanced-path="M 0 0 L 21600 0 21600 21600 0 21600 0 0 Z N"/>
        </draw:custom-shape>
        <draw:connector draw:style-name="data_20_member_20__28_pointer_29_" draw:text-style-name="P2" draw:layer="layout" svg:x1="32.839cm" svg:y1="11.396cm" svg:x2="34.37cm" svg:y2="12.99cm" draw:start-shape="id1106" draw:start-glue-point="1" draw:end-shape="id1104" draw:end-glue-point="3" svg:d="m32839 11396h766v1594h765">
          <text:p text:style-name="P2">mxImpl</text:p>
        </draw:connector>
        <draw:connector draw:style-name="data_20_member_20__28_pointer_29_" draw:layer="layout" svg:x1="26.617cm" svg:y1="11.258cm" svg:x2="29.003cm" svg:y2="11.396cm" draw:start-shape="id1000" draw:start-glue-point="6" draw:end-shape="id1106" draw:end-glue-point="3" svg:d="m26617 11258h1193v138h1193">
          <text:p/>
        </draw:connector>
        <draw:custom-shape draw:style-name="gr1" draw:text-style-name="P1" draw:layer="layout" svg:width="3.007cm" svg:height="0.596cm" svg:x="45.071cm" svg:y="14.186cm">
          <text:p text:style-name="P3">XclExpTokenData</text:p>
          <draw:enhanced-geometry svg:viewBox="0 0 21600 21600" draw:type="rectangle" draw:enhanced-path="M 0 0 L 21600 0 21600 21600 0 21600 0 0 Z N"/>
        </draw:custom-shape>
        <draw:custom-shape draw:style-name="gr1" draw:text-style-name="P1" draw:layer="layout" svg:width="3.161cm" svg:height="0.596cm" svg:x="45.254cm" svg:y="15.171cm">
          <text:p text:style-name="P3">XclExpExtFuncData</text:p>
          <draw:enhanced-geometry svg:viewBox="0 0 21600 21600" draw:type="rectangle" draw:enhanced-path="M 0 0 L 21600 0 21600 21600 0 21600 0 0 Z N"/>
        </draw:custom-shape>
        <draw:custom-shape draw:style-name="gr1" draw:text-style-name="P1" draw:id="id1107" draw:layer="layout" svg:width="3.11cm" svg:height="0.648cm" svg:x="46.497cm" svg:y="8.95cm">
          <text:p text:style-name="P3">XclExpCompConfig</text:p>
          <draw:enhanced-geometry svg:viewBox="0 0 21600 21600" draw:type="rectangle" draw:enhanced-path="M 0 0 L 21600 0 21600 21600 0 21600 0 0 Z N"/>
        </draw:custom-shape>
        <draw:connector draw:style-name="data_20_member" draw:layer="layout" svg:x1="43.099cm" svg:y1="9.132cm" svg:x2="46.497cm" svg:y2="9.274cm" draw:start-shape="id1105" draw:start-glue-point="4" draw:end-shape="id1107" draw:end-glue-point="3" svg:d="m43099 9132h1700v142h1698">
          <text:p/>
        </draw:connector>
        <draw:custom-shape draw:style-name="gr1" draw:text-style-name="P1" draw:id="id1109" draw:layer="layout" svg:width="3.395cm" svg:height="0.57cm" svg:x="50.979cm" svg:y="10.168cm">
          <text:p text:style-name="P3">XclExpRefLogEntry</text:p>
          <draw:enhanced-geometry svg:viewBox="0 0 21600 21600" draw:type="rectangle" draw:enhanced-path="M 0 0 L 21600 0 21600 21600 0 21600 0 0 Z N"/>
        </draw:custom-shape>
        <draw:custom-shape draw:style-name="gr1" draw:text-style-name="P1" draw:layer="layout" svg:width="2.54cm" svg:height="0.544cm" svg:x="38.566cm" svg:y="7.655cm">
          <text:p text:style-name="P3">XclExpString</text:p>
          <draw:enhanced-geometry svg:viewBox="0 0 21600 21600" draw:type="rectangle" draw:enhanced-path="M 0 0 L 21600 0 21600 21600 0 21600 0 0 Z N"/>
        </draw:custom-shape>
        <draw:custom-shape draw:style-name="typedef" draw:id="id1108" draw:layer="layout" svg:width="2.59cm" svg:height="0.57cm" svg:x="46.679cm" svg:y="10.194cm">
          <text:p text:style-name="P2">XclExpRefLog</text:p>
          <draw:enhanced-geometry svg:viewBox="0 0 21600 21600" draw:type="rectangle" draw:enhanced-path="M 0 0 L 21600 0 21600 21600 0 21600 0 0 Z N"/>
        </draw:custom-shape>
        <draw:connector draw:style-name="data_20_member_20__28_pointer_29_" draw:layer="layout" svg:x1="43.099cm" svg:y1="10.582cm" svg:x2="46.679cm" svg:y2="10.479cm" draw:start-shape="id1105" draw:start-glue-point="7" draw:end-shape="id1108" draw:end-glue-point="3" svg:d="m43099 10582h1791v-103h1789">
          <text:p/>
        </draw:connector>
        <draw:connector draw:style-name="data_20_member_20__28_multiple_29_" draw:layer="layout" svg:x1="49.269cm" svg:y1="10.479cm" svg:x2="50.979cm" svg:y2="10.453cm" draw:start-shape="id1108" draw:start-glue-point="1" draw:end-shape="id1109" draw:end-glue-point="3" svg:d="m49269 10479h855v-26h855">
          <text:p/>
        </draw:connector>
        <draw:connector draw:style-name="inheritance_20__28_private_29_" draw:layer="layout" svg:x1="36.262cm" svg:y1="12.653cm" svg:x2="41.597cm" svg:y2="10.894cm" draw:start-shape="id1104" draw:start-glue-point="0" draw:end-shape="id1105" draw:end-glue-point="2" svg:d="m36262 12653v-879h5335v-880">
          <text:p/>
        </draw:connector>
        <draw:custom-shape draw:style-name="gr1" draw:text-style-name="P1" draw:id="id1110" draw:layer="layout" svg:width="2.773cm" svg:height="0.596cm" svg:x="40.717cm" svg:y="52.7cm">
          <draw:glue-point draw:id="4" svg:x="-2.102cm" svg:y="5cm"/>
          <draw:glue-point draw:id="5" svg:x="2.477cm" svg:y="5cm"/>
          <text:p text:style-name="P3">XclExpCellBase</text:p>
          <draw:enhanced-geometry svg:viewBox="0 0 21600 21600" draw:type="rectangle" draw:enhanced-path="M 0 0 L 21600 0 21600 21600 0 21600 0 0 Z N"/>
        </draw:custom-shape>
        <draw:connector draw:style-name="inheritance_20__28_public_29_" draw:layer="layout" svg:x1="42.103cm" svg:y1="52.7cm" svg:x2="41.793cm" svg:y2="50.194cm" draw:start-shape="id1110" draw:start-glue-point="0" draw:end-shape="id968" draw:end-glue-point="16" svg:d="m42103 52700v-1253h-310v-1253">
          <text:p/>
        </draw:connector>
        <draw:custom-shape draw:style-name="gr1" draw:text-style-name="P3" draw:id="id1111" draw:layer="layout" svg:width="3.576cm" svg:height="0.596cm" svg:x="39.37cm" svg:y="57.443cm">
          <draw:glue-point draw:id="4" svg:x="-3.263cm" svg:y="5cm"/>
          <draw:glue-point draw:id="5" svg:x="-1.305cm" svg:y="5cm"/>
          <draw:glue-point draw:id="6" svg:x="1.809cm" svg:y="5cm"/>
          <draw:glue-point draw:id="7" svg:x="3.548cm" svg:y="5cm"/>
          <text:p text:style-name="P3">XclExpSingleCellBase</text:p>
          <draw:enhanced-geometry svg:viewBox="0 0 21600 21600" draw:mirror-horizontal="false" draw:mirror-vertical="false" draw:type="rectangle" draw:enhanced-path="M 0 0 L 21600 0 21600 21600 0 21600 0 0 Z N"/>
        </draw:custom-shape>
        <draw:custom-shape draw:style-name="gr1" draw:text-style-name="P1" draw:id="id1112" draw:layer="layout" svg:width="3.318cm" svg:height="0.596cm" svg:x="43.775cm" svg:y="54.437cm">
          <draw:glue-point draw:id="4" svg:x="-2.185cm" svg:y="5cm"/>
          <draw:glue-point draw:id="5" svg:x="2.344cm" svg:y="5cm"/>
          <text:p text:style-name="P3">XclExpMultiCellBase</text:p>
          <draw:enhanced-geometry svg:viewBox="0 0 21600 21600" draw:type="rectangle" draw:enhanced-path="M 0 0 L 21600 0 21600 21600 0 21600 0 0 Z N"/>
        </draw:custom-shape>
        <draw:connector draw:style-name="inheritance_20__28_public_29_" draw:layer="layout" svg:x1="41.158cm" svg:y1="57.443cm" svg:x2="41.521cm" svg:y2="53.296cm" draw:start-shape="id1111" draw:start-glue-point="0" draw:end-shape="id1110" draw:end-glue-point="4" svg:d="m41158 57443v-2073h363v-2074">
          <text:p/>
        </draw:connector>
        <draw:connector draw:style-name="inheritance_20__28_public_29_" draw:layer="layout" svg:x1="45.434cm" svg:y1="54.437cm" svg:x2="42.789cm" svg:y2="53.296cm" draw:start-shape="id1112" draw:start-glue-point="0" draw:end-shape="id1110" draw:end-glue-point="5" svg:d="m45434 54437v-570h-2645v-571">
          <text:p/>
        </draw:connector>
        <draw:custom-shape draw:style-name="gr1" draw:text-style-name="P1" draw:id="id1113" draw:layer="layout" svg:width="2.851cm" svg:height="0.596cm" svg:x="43.802cm" svg:y="57.521cm">
          <text:p text:style-name="P3">XclExpBlankCell</text:p>
          <draw:enhanced-geometry svg:viewBox="0 0 21600 21600" draw:type="rectangle" draw:enhanced-path="M 0 0 L 21600 0 21600 21600 0 21600 0 0 Z N"/>
        </draw:custom-shape>
        <draw:custom-shape draw:style-name="gr1" draw:text-style-name="P1" draw:id="id1114" draw:layer="layout" svg:width="2.488cm" svg:height="0.596cm" svg:x="45.591cm" svg:y="56.563cm">
          <text:p text:style-name="P3">XclExpRkCell</text:p>
          <draw:enhanced-geometry svg:viewBox="0 0 21600 21600" draw:type="rectangle" draw:enhanced-path="M 0 0 L 21600 0 21600 21600 0 21600 0 0 Z N"/>
        </draw:custom-shape>
        <draw:connector draw:style-name="inheritance_20__28_public_29_" draw:layer="layout" svg:x1="45.227cm" svg:y1="57.521cm" svg:x2="44.71cm" svg:y2="55.033cm" draw:start-shape="id1113" draw:start-glue-point="0" draw:end-shape="id1112" draw:end-glue-point="4" svg:d="m45227 57521v-1244h-517v-1244">
          <text:p/>
        </draw:connector>
        <draw:connector draw:style-name="inheritance_20__28_public_29_" draw:layer="layout" svg:x1="46.835cm" svg:y1="56.563cm" svg:x2="46.211cm" svg:y2="55.033cm" draw:start-shape="id1114" draw:start-glue-point="0" draw:end-shape="id1112" draw:end-glue-point="5" svg:d="m46835 56563v-765h-624v-765">
          <text:p/>
        </draw:connector>
        <draw:custom-shape draw:style-name="gr1" draw:text-style-name="P1" draw:id="id1115" draw:layer="layout" svg:width="3.083cm" svg:height="0.596cm" svg:x="36.675cm" svg:y="59.544cm">
          <text:p text:style-name="P3">XclExpBooleanCell</text:p>
          <draw:enhanced-geometry svg:viewBox="0 0 21600 21600" draw:type="rectangle" draw:enhanced-path="M 0 0 L 21600 0 21600 21600 0 21600 0 0 Z N"/>
        </draw:custom-shape>
        <draw:custom-shape draw:style-name="gr1" draw:text-style-name="P1" draw:id="id1116" draw:layer="layout" svg:width="2.746cm" svg:height="0.596cm" svg:x="38.593cm" svg:y="60.426cm">
          <text:p text:style-name="P3">XclExpErrorCell</text:p>
          <draw:enhanced-geometry svg:viewBox="0 0 21600 21600" draw:type="rectangle" draw:enhanced-path="M 0 0 L 21600 0 21600 21600 0 21600 0 0 Z N"/>
        </draw:custom-shape>
        <draw:custom-shape draw:style-name="gr1" draw:text-style-name="P1" draw:id="id1117" draw:layer="layout" svg:width="3.162cm" svg:height="1.191cm" svg:x="40.042cm" svg:y="62.111cm">
          <draw:glue-point draw:id="4" svg:x="5cm" svg:y="-2.438cm"/>
          <draw:glue-point draw:id="5" svg:x="5cm" svg:y="2.438cm"/>
          <text:p text:style-name="P3">XclExpFormulaCell</text:p>
          <draw:enhanced-geometry svg:viewBox="0 0 21600 21600" draw:type="rectangle" draw:enhanced-path="M 0 0 L 21600 0 21600 21600 0 21600 0 0 Z N"/>
        </draw:custom-shape>
        <draw:custom-shape draw:style-name="gr1" draw:text-style-name="P1" draw:id="id1118" draw:layer="layout" svg:width="2.902cm" svg:height="0.596cm" svg:x="41.934cm" svg:y="60.4cm">
          <text:p text:style-name="P3">XclExpLabelCell</text:p>
          <draw:enhanced-geometry svg:viewBox="0 0 21600 21600" draw:type="rectangle" draw:enhanced-path="M 0 0 L 21600 0 21600 21600 0 21600 0 0 Z N"/>
        </draw:custom-shape>
        <draw:custom-shape draw:style-name="gr1" draw:text-style-name="P1" draw:id="id1119" draw:layer="layout" svg:width="3.085cm" svg:height="0.596cm" svg:x="43.697cm" svg:y="59.621cm">
          <text:p text:style-name="P3">XclExpNumberCell</text:p>
          <draw:enhanced-geometry svg:viewBox="0 0 21600 21600" draw:type="rectangle" draw:enhanced-path="M 0 0 L 21600 0 21600 21600 0 21600 0 0 Z N"/>
        </draw:custom-shape>
        <draw:connector draw:style-name="inheritance_20__28_public_29_" draw:layer="layout" svg:x1="38.216cm" svg:y1="59.544cm" svg:x2="39.992cm" svg:y2="58.039cm" draw:start-shape="id1115" draw:start-glue-point="0" draw:end-shape="id1111" draw:end-glue-point="4" svg:d="m38216 59544v-752h1776v-753">
          <text:p/>
        </draw:connector>
        <draw:connector draw:style-name="inheritance_20__28_public_29_" draw:layer="layout" svg:x1="39.966cm" svg:y1="60.426cm" svg:x2="40.692cm" svg:y2="58.039cm" draw:start-shape="id1116" draw:start-glue-point="0" draw:end-shape="id1111" draw:end-glue-point="5" svg:d="m39966 60426v-1193h726v-1194">
          <text:p/>
        </draw:connector>
        <draw:connector draw:style-name="inheritance_20__28_public_29_" draw:layer="layout" svg:x1="41.623cm" svg:y1="62.111cm" svg:x2="41.158cm" svg:y2="58.039cm" draw:start-shape="id1117" draw:start-glue-point="0" draw:end-shape="id1111" draw:end-glue-point="2" svg:d="m41623 62111v-2036h-465v-2036">
          <text:p/>
        </draw:connector>
        <draw:connector draw:style-name="inheritance_20__28_public_29_" draw:layer="layout" svg:x1="43.385cm" svg:y1="60.4cm" svg:x2="41.804cm" svg:y2="58.039cm" draw:start-shape="id1118" draw:start-glue-point="0" draw:end-shape="id1111" draw:end-glue-point="6" svg:d="m43385 60400v-1180h-1581v-1181">
          <text:p/>
        </draw:connector>
        <draw:connector draw:style-name="inheritance_20__28_public_29_" draw:layer="layout" svg:x1="45.239cm" svg:y1="59.621cm" svg:x2="42.426cm" svg:y2="58.039cm" draw:start-shape="id1119" draw:start-glue-point="0" draw:end-shape="id1111" draw:end-glue-point="7" svg:d="m45239 59621v-791h-2813v-791">
          <text:p/>
        </draw:connector>
        <draw:custom-shape draw:style-name="gr3" draw:id="id1120" draw:layer="layout" svg:width="2.514cm" svg:height="0.674cm" svg:x="45.408cm" svg:y="62.757cm">
          <text:p text:style-name="P2">XclTokenArray</text:p>
          <draw:enhanced-geometry svg:viewBox="0 0 21600 21600" draw:type="rectangle" draw:enhanced-path="M 0 0 L 21600 0 21600 21600 0 21600 0 0 Z N"/>
        </draw:custom-shape>
        <draw:connector draw:style-name="data_20_member_20__28_pointer_29_" draw:layer="layout" svg:x1="43.204cm" svg:y1="62.996cm" svg:x2="45.408cm" svg:y2="63.094cm" draw:start-shape="id1117" draw:start-glue-point="5" draw:end-shape="id1120" draw:end-glue-point="3" svg:d="m43204 62996h1102v98h1102">
          <text:p/>
        </draw:connector>
        <draw:custom-shape draw:style-name="class_20__28_other_20_page_29_" draw:id="id1121" draw:layer="layout" svg:width="2.598cm" svg:height="0.607cm" svg:x="45.12cm" svg:y="61.482cm">
          <text:p text:style-name="P2">ScFormulaCell</text:p>
          <draw:enhanced-geometry svg:viewBox="0 0 21600 21600" draw:type="rectangle" draw:enhanced-path="M 0 0 L 21600 0 21600 21600 0 21600 0 0 Z N"/>
        </draw:custom-shape>
        <draw:connector draw:style-name="data_20_member_20__28_reference_29_" draw:layer="layout" svg:x1="43.204cm" svg:y1="62.416cm" svg:x2="45.12cm" svg:y2="61.785cm" draw:start-shape="id1117" draw:start-glue-point="4" draw:end-shape="id1121" draw:end-glue-point="3" svg:d="m43204 62416h958v-631h958">
          <text:p/>
        </draw:connector>
        <draw:frame draw:style-name="annotation" draw:layer="layout" svg:width="8.579cm" svg:height="1.188cm" svg:x="40.329cm" svg:y="63.669cm">
          <draw:text-box>
            <text:p text:style-name="P2"><text:span text:style-name="T1">XclExpFormulaCell</text:span> builds an array of tokens and stores it into the <text:span text:style-name="T1">XclTokenArray</text:span> instance by using the Excel formula compiler class (<text:span text:style-name="T1">XclExpFormulaCompiler</text:span>).</text:p>
          </draw:text-box>
        </draw:frame>
        <draw:connector draw:style-name="inheritance_20__28_protected_29_" draw:layer="layout" draw:line-skew="0.848cm" svg:x1="35.099cm" svg:y1="25.471cm" svg:x2="55.302cm" svg:y2="19.399cm" draw:start-shape="id1122" draw:start-glue-point="0" draw:end-shape="id990" draw:end-glue-point="9" svg:d="m35099 25471v-2188h20203v-3884">
          <text:p/>
        </draw:connector>
        <draw:connector draw:style-name="data_20_member_20__28_pointer_29_" draw:layer="layout" svg:x1="26.617cm" svg:y1="12.076cm" svg:x2="33.791cm" svg:y2="25.768cm" draw:start-shape="id1000" draw:start-glue-point="4" draw:end-shape="id1122" draw:end-glue-point="3" svg:d="m26617 12076h3587v13692h3587">
          <text:p/>
        </draw:connector>
        <draw:connector draw:style-name="data_20_member_20__28_pointer_29_" draw:layer="layout" svg:x1="26.617cm" svg:y1="13.366cm" svg:x2="46.463cm" svg:y2="38.451cm" draw:start-shape="id1000" draw:start-glue-point="5" draw:end-shape="id1103" draw:end-glue-point="3" svg:d="m26617 13366h9923v25085h9923">
          <text:p/>
        </draw:connector>
        <draw:frame draw:style-name="annotation" draw:layer="layout" svg:width="9.616cm" svg:height="7.201cm" svg:x="67.093cm" svg:y="60.462cm">
          <draw:text-box>
            <text:p text:style-name="P2"><text:span text:style-name="T1">XclExpSupbook</text:span> represents a single SUPBOOK record, and contains data for an external document (URL, sheet names, external values etc). <text:s/>It contains multiple instances of <text:span text:style-name="T1">XclExpXct</text:span>, which represents XCT records.</text:p>
            <text:p text:style-name="P2"/>
            <text:p text:style-name="P2">Each <text:span text:style-name="T1">XclExpXct</text:span> instance in turn contains multiple instances of <text:span text:style-name="T1">XclExpCrn</text:span> to write CRN records. <text:s/><text:span text:style-name="T1">XclExpXct</text:span> also stores the sheet name, sheet index in the SUPBOOK record, and the addresses of all contained cells.</text:p>
            <text:p text:style-name="P2"/>
            <text:p text:style-name="P2"><text:span text:style-name="T1">XclExpCrn</text:span> is a base class for three child classes that represent the boolean, double, and string data types of the CRN record. <text:s/>XclExpCrn requires its child class to overload the <text:span text:style-name="T1">WriteAddData()</text:span> virtual method to write the actual bytes to the stream.</text:p>
          </draw:text-box>
        </draw:frame>
        <draw:custom-shape draw:style-name="gr1" draw:text-style-name="P1" draw:id="id1123" draw:layer="layout" svg:width="2.125cm" svg:height="0.57cm" svg:x="64.198cm" svg:y="56.769cm">
          <text:p text:style-name="P3">XclExpXct</text:p>
          <draw:enhanced-geometry svg:viewBox="0 0 21600 21600" draw:type="rectangle" draw:enhanced-path="M 0 0 L 21600 0 21600 21600 0 21600 0 0 Z N"/>
        </draw:custom-shape>
        <draw:connector draw:style-name="data_20_member_20__28_multiple_29_" draw:layer="layout" svg:x1="63.083cm" svg:y1="57.005cm" svg:x2="64.198cm" svg:y2="57.054cm" draw:start-shape="id1096" draw:start-glue-point="1" draw:end-shape="id1123" draw:end-glue-point="3" svg:d="m63083 57005h557v49h558">
          <text:p/>
        </draw:connector>
        <draw:connector draw:style-name="inheritance_20__28_public_29_" draw:layer="layout" svg:x1="65.26cm" svg:y1="56.769cm" svg:x2="53.177cm" svg:y2="50.194cm" draw:start-shape="id1123" draw:start-glue-point="0" draw:end-shape="id968" draw:end-glue-point="11" svg:d="m65260 56769v-3287h-12083v-3288">
          <text:p/>
        </draw:connector>
        <draw:custom-shape draw:style-name="gr1" draw:text-style-name="P1" draw:id="id1094" draw:layer="layout" svg:width="3.963cm" svg:height="0.647cm" svg:x="55.688cm" svg:y="51.52cm">
          <draw:glue-point draw:id="4" svg:x="-2.23cm" svg:y="-5.007cm"/>
          <draw:glue-point draw:id="5" svg:x="1.92cm" svg:y="-5.007cm"/>
          <draw:glue-point draw:id="6" svg:x="-2.159cm" svg:y="4.992cm"/>
          <draw:glue-point draw:id="7" svg:x="2.023cm" svg:y="4.992cm"/>
          <text:p text:style-name="P3">XclExpExternSheetBase</text:p>
          <draw:enhanced-geometry svg:viewBox="0 0 21600 21600" draw:type="rectangle" draw:enhanced-path="M 0 0 L 21600 0 21600 21600 0 21600 0 0 Z N"/>
        </draw:custom-shape>
        <draw:custom-shape draw:style-name="gr1" draw:text-style-name="P1" draw:id="id1095" draw:layer="layout" svg:width="3.218cm" svg:height="0.647cm" svg:x="59.946cm" svg:y="53.238cm">
          <draw:glue-point draw:id="4" svg:x="-2.23cm" svg:y="-5.007cm"/>
          <draw:glue-point draw:id="5" svg:x="1.92cm" svg:y="-5.007cm"/>
          <text:p text:style-name="P3">XclExpExternSheet</text:p>
          <draw:enhanced-geometry svg:viewBox="0 0 21600 21600" draw:type="rectangle" draw:enhanced-path="M 0 0 L 21600 0 21600 21600 0 21600 0 0 Z N"/>
        </draw:custom-shape>
        <draw:custom-shape draw:style-name="gr1" draw:text-style-name="P1" draw:id="id1124" draw:layer="layout" svg:width="2.125cm" svg:height="0.57cm" svg:x="68.399cm" svg:y="56.77cm">
          <draw:glue-point draw:id="4" svg:x="-2.32cm" svg:y="5cm"/>
          <draw:glue-point draw:id="5" svg:x="2.315cm" svg:y="5cm"/>
          <text:p text:style-name="P3">XclExpCrn</text:p>
          <draw:enhanced-geometry svg:viewBox="0 0 21600 21600" draw:type="rectangle" draw:enhanced-path="M 0 0 L 21600 0 21600 21600 0 21600 0 0 Z N"/>
        </draw:custom-shape>
        <draw:connector draw:style-name="inheritance_20__28_public_29_" draw:layer="layout" svg:x1="69.461cm" svg:y1="56.77cm" svg:x2="54.571cm" svg:y2="50.194cm" draw:start-shape="id1124" draw:start-glue-point="0" draw:end-shape="id968" draw:end-glue-point="6" svg:d="m69461 56770v-3288h-14890v-3288">
          <text:p/>
        </draw:connector>
        <draw:custom-shape draw:style-name="gr1" draw:text-style-name="P1" draw:id="id1125" draw:layer="layout" svg:width="2.539cm" svg:height="0.57cm" svg:x="66.689cm" svg:y="58.61cm">
          <text:p text:style-name="P3">XclExpCrnBool</text:p>
          <draw:enhanced-geometry svg:viewBox="0 0 21600 21600" draw:type="rectangle" draw:enhanced-path="M 0 0 L 21600 0 21600 21600 0 21600 0 0 Z N"/>
        </draw:custom-shape>
        <draw:custom-shape draw:style-name="gr1" draw:text-style-name="P1" draw:id="id1127" draw:layer="layout" svg:width="2.824cm" svg:height="0.57cm" svg:x="68.27cm" svg:y="59.596cm">
          <text:p text:style-name="P3">XclExpCrnDouble</text:p>
          <draw:enhanced-geometry svg:viewBox="0 0 21600 21600" draw:type="rectangle" draw:enhanced-path="M 0 0 L 21600 0 21600 21600 0 21600 0 0 Z N"/>
        </draw:custom-shape>
        <draw:custom-shape draw:style-name="gr1" draw:text-style-name="P1" draw:id="id1126" draw:layer="layout" svg:width="2.67cm" svg:height="0.57cm" svg:x="70.083cm" svg:y="58.636cm">
          <text:p text:style-name="P3">XclExpCrnString</text:p>
          <draw:enhanced-geometry svg:viewBox="0 0 21600 21600" draw:type="rectangle" draw:enhanced-path="M 0 0 L 21600 0 21600 21600 0 21600 0 0 Z N"/>
        </draw:custom-shape>
        <draw:connector draw:style-name="inheritance_20__28_public_29_" draw:layer="layout" svg:x1="67.958cm" svg:y1="58.61cm" svg:x2="68.968cm" svg:y2="57.34cm" draw:start-shape="id1125" draw:start-glue-point="0" draw:end-shape="id1124" draw:end-glue-point="4" svg:d="m67958 58610v-635h1010v-635">
          <text:p/>
        </draw:connector>
        <draw:connector draw:style-name="inheritance_20__28_public_29_" draw:layer="layout" svg:x1="71.418cm" svg:y1="58.636cm" svg:x2="69.952cm" svg:y2="57.34cm" draw:start-shape="id1126" draw:start-glue-point="0" draw:end-shape="id1124" draw:end-glue-point="5" svg:d="m71418 58636v-648h-1466v-648">
          <text:p/>
        </draw:connector>
        <draw:connector draw:style-name="inheritance_20__28_public_29_" draw:layer="layout" svg:x1="69.682cm" svg:y1="59.596cm" svg:x2="69.461cm" svg:y2="57.34cm" draw:start-shape="id1127" draw:start-glue-point="0" draw:end-shape="id1124" draw:end-glue-point="2" svg:d="m69682 59596v-1128h-221v-1128">
          <text:p/>
        </draw:connector>
        <draw:connector draw:style-name="data_20_member_20__28_multiple_29_" draw:layer="layout" svg:x1="66.323cm" svg:y1="57.054cm" svg:x2="68.399cm" svg:y2="57.055cm" draw:start-shape="id1123" draw:start-glue-point="1" draw:end-shape="id1124" draw:end-glue-point="3" svg:d="m66323 57054h1037v1h1039">
          <text:p/>
        </draw:connector>
        <draw:frame draw:style-name="annotation" draw:layer="layout" svg:width="8.588cm" svg:height="1.354cm" svg:x="60.155cm" svg:y="42.176cm">
          <draw:text-box>
            <text:p text:style-name="P2"><text:span text:style-name="T1">XclExpXti</text:span> stores SUPBOOK record index, and the indices of the first and the last sheets in that SUPBOOK. <text:s/>These data are written into the EXTERNSHEET record.</text:p>
          </draw:text-box>
        </draw:frame>
        <draw:frame draw:style-name="annotation" draw:layer="layout" svg:width="8.345cm" svg:height="1.339cm" svg:x="61.219cm" svg:y="45.158cm">
          <draw:text-box>
            <text:p text:style-name="P2"><text:span text:style-name="T1">XclExpSupbookBuffer</text:span> keeps a list of <text:span text:style-name="T1">XclExpSBIndex</text:span> instances to keep track of all used supbook/sheet pair.</text:p>
          </draw:text-box>
        </draw:frame>
        <draw:connector draw:style-name="inheritance_20__28_protected_29_" draw:layer="layout" draw:line-skew="-2.277cm" svg:x1="64.5cm" svg:y1="49.796cm" svg:x2="56.045cm" svg:y2="19.399cm" draw:start-shape="id965" draw:start-glue-point="4" draw:end-shape="id990" draw:end-glue-point="10" svg:d="m64500 49796v-17475h-8455v-12922">
          <text:p/>
        </draw:connector>
        <draw:connector draw:style-name="inheritance_20__28_public_29_" draw:layer="layout" svg:x1="68.576cm" svg:y1="51.799cm" svg:x2="55.638cm" svg:y2="50.194cm" draw:start-shape="id1128" draw:start-glue-point="0" draw:end-shape="id968" draw:end-glue-point="5" svg:d="m68576 51799v-803h-12938v-802">
          <text:p/>
        </draw:connector>
        <draw:custom-shape draw:style-name="gr1" draw:text-style-name="P1" draw:id="id965" draw:layer="layout" svg:width="3.579cm" svg:height="0.748cm" svg:x="61.817cm" svg:y="49.796cm">
          <draw:glue-point draw:id="4" svg:x="2.498cm" svg:y="-5cm"/>
          <text:p text:style-name="P3">XclExpExtNameBuffer</text:p>
          <draw:enhanced-geometry svg:viewBox="0 0 21600 21600" draw:type="rectangle" draw:enhanced-path="M 0 0 L 21600 0 21600 21600 0 21600 0 0 Z N"/>
        </draw:custom-shape>
        <draw:custom-shape draw:style-name="gr1" draw:text-style-name="P1" draw:id="id1128" draw:layer="layout" svg:width="3.493cm" svg:height="0.623cm" svg:x="66.83cm" svg:y="51.799cm">
          <draw:glue-point draw:id="4" svg:x="-2.419cm" svg:y="4.991cm"/>
          <draw:glue-point draw:id="5" svg:x="2.39cm" svg:y="4.991cm"/>
          <text:p text:style-name="P3">XclExpExtNameBase</text:p>
          <draw:enhanced-geometry svg:viewBox="0 0 21600 21600" draw:type="rectangle" draw:enhanced-path="M 0 0 L 21600 0 21600 21600 0 21600 0 0 Z N"/>
        </draw:custom-shape>
        <draw:connector draw:style-name="gr33" draw:text-style-name="P1" draw:layer="layout" svg:x1="65.396cm" svg:y1="50.17cm" svg:x2="66.83cm" svg:y2="52.11cm" draw:start-shape="id965" draw:start-glue-point="1" draw:end-shape="id1128" draw:end-glue-point="3" svg:d="m65396 50170h716v1940h718">
          <text:p/>
        </draw:connector>
        <draw:custom-shape draw:style-name="gr1" draw:text-style-name="P1" draw:id="id1129" draw:layer="layout" svg:width="3.493cm" svg:height="0.623cm" svg:x="64.91cm" svg:y="54.203cm">
          <text:p text:style-name="P3">XclExpExtNameAddIn</text:p>
          <draw:enhanced-geometry svg:viewBox="0 0 21600 21600" draw:type="rectangle" draw:enhanced-path="M 0 0 L 21600 0 21600 21600 0 21600 0 0 Z N"/>
        </draw:custom-shape>
        <draw:custom-shape draw:style-name="gr1" draw:text-style-name="P1" draw:id="id1130" draw:layer="layout" svg:width="3.359cm" svg:height="0.623cm" svg:x="68.598cm" svg:y="54.216cm">
          <text:p text:style-name="P3">XclExpExtNameDde</text:p>
          <draw:enhanced-geometry svg:viewBox="0 0 21600 21600" draw:type="rectangle" draw:enhanced-path="M 0 0 L 21600 0 21600 21600 0 21600 0 0 Z N"/>
        </draw:custom-shape>
        <draw:connector draw:style-name="inheritance_20__28_public_29_" draw:layer="layout" svg:x1="66.656cm" svg:y1="54.203cm" svg:x2="67.732cm" svg:y2="52.42cm" draw:start-shape="id1129" draw:start-glue-point="0" draw:end-shape="id1128" draw:end-glue-point="4" svg:d="m66656 54203v-891h1076v-892">
          <text:p/>
        </draw:connector>
        <draw:connector draw:style-name="inheritance_20__28_public_29_" draw:layer="layout" svg:x1="70.277cm" svg:y1="54.216cm" svg:x2="68.576cm" svg:y2="52.422cm" draw:start-shape="id1130" draw:start-glue-point="0" draw:end-shape="id1128" draw:end-glue-point="2" svg:d="m70277 54216v-898h-1701v-896">
          <text:p/>
        </draw:connector>
        <draw:connector draw:style-name="data_20_member_20__28_pointer_29_" draw:layer="layout" svg:x1="59.651cm" svg:y1="51.843cm" svg:x2="61.817cm" svg:y2="50.17cm" draw:start-shape="id1094" draw:start-glue-point="1" draw:end-shape="id965" draw:end-glue-point="3" svg:d="m59651 51843h1082v-1673h1084">
          <text:p/>
        </draw:connector>
        <draw:custom-shape draw:style-name="gr1" draw:text-style-name="P3" draw:id="id1131" draw:layer="layout" svg:width="2.513cm" svg:height="2.611cm" svg:x="21.957cm" svg:y="74.497cm">
          <draw:glue-point draw:id="4" svg:x="4.998cm" svg:y="2.723cm"/>
          <draw:glue-point draw:id="5" svg:x="4.998cm" svg:y="-2.508cm"/>
          <text:p text:style-name="P3">XclExpCh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20.698cm" svg:y1="75.065cm" svg:x2="21.957cm" svg:y2="75.802cm" draw:start-shape="id969" draw:start-glue-point="5" draw:end-shape="id1131" draw:end-glue-point="3" svg:d="m20698 75065h629v737h630">
          <text:p/>
        </draw:connector>
        <draw:custom-shape draw:style-name="gr1" draw:text-style-name="P1" draw:id="id1132" draw:layer="layout" svg:width="4.021cm" svg:height="0.582cm" svg:x="22.811cm" svg:y="72.387cm">
          <text:p text:style-name="P3">XclExpChartPageSettings</text:p>
          <draw:enhanced-geometry svg:viewBox="0 0 21600 21600" draw:type="rectangle" draw:enhanced-path="M 0 0 L 21600 0 21600 21600 0 21600 0 0 Z N"/>
        </draw:custom-shape>
        <draw:connector draw:style-name="data_20_member_20__28_pointer_29_" draw:layer="layout" svg:x1="20.698cm" svg:y1="73.465cm" svg:x2="22.811cm" svg:y2="72.678cm" draw:start-shape="id969" draw:start-glue-point="4" draw:end-shape="id1132" draw:end-glue-point="3" svg:d="m20698 73465h1056v-787h1057">
          <text:p/>
        </draw:connector>
        <draw:custom-shape draw:style-name="gr1" draw:text-style-name="P1" draw:id="id1133" draw:layer="layout" svg:width="2.355cm" svg:height="1.614cm" svg:x="27.209cm" svg:y="74.161cm">
          <draw:glue-point draw:id="4" svg:x="4.997cm" svg:y="-3.364cm"/>
          <draw:glue-point draw:id="5" svg:x="4.997cm" svg:y="-1.4cm"/>
          <draw:glue-point draw:id="6" svg:x="4.997cm" svg:y="1.796cm"/>
          <draw:glue-point draw:id="7" svg:x="4.997cm" svg:y="3.76cm"/>
          <text:p text:style-name="P3">XclExpChText</text:p>
          <draw:enhanced-geometry svg:viewBox="0 0 21600 21600" draw:type="rectangle" draw:enhanced-path="M 0 0 L 21600 0 21600 21600 0 21600 0 0 Z N"/>
        </draw:custom-shape>
        <draw:connector draw:style-name="data_20_member_20__28_pointer_29_" draw:layer="layout" svg:x1="24.468cm" svg:y1="75.148cm" svg:x2="27.209cm" svg:y2="74.968cm" draw:start-shape="id1131" draw:start-glue-point="5" draw:end-shape="id1133" draw:end-glue-point="3" svg:d="m24468 75148h1371v-180h1370">
          <text:p/>
        </draw:connector>
        <draw:custom-shape draw:style-name="gr1" draw:text-style-name="P1" draw:id="id1134" draw:layer="layout" svg:width="3.375cm" svg:height="0.529cm" svg:x="30.704cm" svg:y="73.047cm">
          <text:p text:style-name="P3">XclExpChSourceLink</text:p>
          <draw:enhanced-geometry svg:viewBox="0 0 21600 21600" draw:type="rectangle" draw:enhanced-path="M 0 0 L 21600 0 21600 21600 0 21600 0 0 Z N"/>
        </draw:custom-shape>
        <draw:custom-shape draw:style-name="gr1" draw:text-style-name="P1" draw:id="id1135" draw:layer="layout" svg:width="2.036cm" svg:height="0.529cm" svg:x="31.485cm" svg:y="73.918cm">
          <text:p text:style-name="P3">XclExpText</text:p>
          <draw:enhanced-geometry svg:viewBox="0 0 21600 21600" draw:type="rectangle" draw:enhanced-path="M 0 0 L 21600 0 21600 21600 0 21600 0 0 Z N"/>
        </draw:custom-shape>
        <draw:connector draw:style-name="data_20_member_20__28_pointer_29_" draw:layer="layout" svg:x1="29.562cm" svg:y1="74.426cm" svg:x2="30.704cm" svg:y2="73.311cm" draw:start-shape="id1133" draw:start-glue-point="4" draw:end-shape="id1134" draw:end-glue-point="3" svg:d="m29562 74426h571v-1115h571">
          <text:p/>
        </draw:connector>
        <draw:connector draw:style-name="data_20_member_20__28_pointer_29_" draw:layer="layout" svg:x1="29.562cm" svg:y1="74.743cm" svg:x2="31.485cm" svg:y2="74.182cm" draw:start-shape="id1133" draw:start-glue-point="5" draw:end-shape="id1135" svg:d="m29562 74743h962v-561h961">
          <text:p/>
        </draw:connector>
        <draw:custom-shape draw:style-name="gr1" draw:text-style-name="P1" draw:id="id1136" draw:layer="layout" svg:width="2.54cm" svg:height="0.622cm" svg:x="87.077cm" svg:y="52.623cm">
          <text:p text:style-name="P3">XclImpExtName</text:p>
          <draw:enhanced-geometry svg:viewBox="0 0 21600 21600" draw:type="rectangle" draw:enhanced-path="M 0 0 L 21600 0 21600 21600 0 21600 0 0 Z N"/>
        </draw:custom-shape>
        <draw:connector draw:style-name="data_20_member_20__28_multiple_20_pointers_29_" draw:layer="layout" svg:x1="85.322cm" svg:y1="52.987cm" svg:x2="87.077cm" svg:y2="52.934cm" draw:start-shape="id1070" draw:start-glue-point="4" draw:end-shape="id1136" draw:end-glue-point="3" svg:d="m85322 52987h878v-53h877">
          <text:p/>
        </draw:connector>
        <draw:custom-shape draw:style-name="gr1" draw:text-style-name="P1" draw:id="id1137" draw:layer="layout" svg:width="3.085cm" svg:height="0.57cm" svg:x="86.481cm" svg:y="53.738cm">
          <text:p text:style-name="P3">XclImpSupbookTab</text:p>
          <draw:enhanced-geometry svg:viewBox="0 0 21600 21600" draw:type="rectangle" draw:enhanced-path="M 0 0 L 21600 0 21600 21600 0 21600 0 0 Z N"/>
        </draw:custom-shape>
        <draw:connector draw:style-name="data_20_member_20__28_multiple_20_pointers_29_" draw:layer="layout" svg:x1="85.322cm" svg:y1="53.581cm" svg:x2="86.481cm" svg:y2="54.023cm" draw:start-shape="id1070" draw:start-glue-point="5" draw:end-shape="id1137" draw:end-glue-point="3" svg:d="m85322 53581h579v442h580">
          <text:p/>
        </draw:connector>
        <draw:custom-shape draw:style-name="gr1" draw:text-style-name="P1" draw:id="id1138" draw:layer="layout" svg:width="1.788cm" svg:height="0.596cm" svg:x="90.499cm" svg:y="53.763cm">
          <text:p text:style-name="P3">XclImpCrn</text:p>
          <draw:enhanced-geometry svg:viewBox="0 0 21600 21600" draw:type="rectangle" draw:enhanced-path="M 0 0 L 21600 0 21600 21600 0 21600 0 0 Z N"/>
        </draw:custom-shape>
        <draw:custom-shape draw:style-name="class_20__28_pimpl_29_" draw:id="id1069" draw:layer="layout" svg:width="3.147cm" svg:height="1.614cm" svg:x="78.68cm" svg:y="53.036cm">
          <draw:glue-point draw:id="4" svg:x="4.998cm" svg:y="-2.233cm"/>
          <draw:glue-point draw:id="5" svg:x="4.998cm" svg:y="2.588cm"/>
          <text:p text:style-name="P2">XclImpLinkManager</text:p>
          <draw:enhanced-geometry svg:viewBox="0 0 21600 21600" draw:type="rectangle" draw:enhanced-path="M 0 0 L 21600 0 21600 21600 0 21600 0 0 Z N"/>
        </draw:custom-shape>
        <draw:connector draw:style-name="data_20_member_20__28_multiple_20_pointers_29_" draw:layer="layout" svg:x1="89.566cm" svg:y1="54.023cm" svg:x2="90.499cm" svg:y2="54.061cm" draw:start-shape="id1137" draw:start-glue-point="1" draw:end-shape="id1138" draw:end-glue-point="3" svg:d="m89566 54023h466v38h467">
          <text:p/>
        </draw:connector>
        <draw:custom-shape draw:style-name="gr5" draw:id="id1140" draw:layer="layout" svg:width="2.67cm" svg:height="0.648cm" svg:x="76.959cm" svg:y="73.92cm">
          <text:p text:style-name="P2">XclExpChTrData</text:p>
          <draw:enhanced-geometry svg:viewBox="0 0 21600 21600" draw:type="rectangle" draw:enhanced-path="M 0 0 L 21600 0 21600 21600 0 21600 0 0 Z N"/>
        </draw:custom-shape>
        <draw:custom-shape draw:style-name="gr1" draw:text-style-name="P1" draw:id="id1139" draw:layer="layout" svg:width="3.732cm" svg:height="2.307cm" svg:x="70.921cm" svg:y="74.671cm">
          <draw:glue-point draw:id="4" svg:x="5cm" svg:y="-3.424cm"/>
          <draw:glue-point draw:id="5" svg:x="5cm" svg:y="-1.291cm"/>
          <draw:glue-point draw:id="6" svg:x="5cm" svg:y="1.742cm"/>
          <draw:glue-point draw:id="7" svg:x="5cm" svg:y="3.766cm"/>
          <text:p text:style-name="P3">XclExpChTrCellContent</text:p>
          <draw:enhanced-geometry svg:viewBox="0 0 21600 21600" draw:type="rectangle" draw:enhanced-path="M 0 0 L 21600 0 21600 21600 0 21600 0 0 Z N"/>
        </draw:custom-shape>
        <draw:custom-shape draw:style-name="gr5" draw:id="id1141" draw:layer="layout" svg:width="2.67cm" svg:height="0.648cm" svg:x="76.959cm" svg:y="74.878cm">
          <text:p text:style-name="P2">XclExpChTrData</text:p>
          <draw:enhanced-geometry svg:viewBox="0 0 21600 21600" draw:type="rectangle" draw:enhanced-path="M 0 0 L 21600 0 21600 21600 0 21600 0 0 Z N"/>
        </draw:custom-shape>
        <draw:connector draw:style-name="data_20_member_20__28_pointer_29_" draw:text-style-name="P2" draw:layer="layout" draw:line-skew="-0.349cm" svg:x1="74.653cm" svg:y1="75.035cm" svg:x2="76.959cm" svg:y2="74.244cm" draw:start-shape="id1139" draw:start-glue-point="4" draw:end-shape="id1140" draw:end-glue-point="3" svg:d="m74653 75035h804v-791h1502">
          <text:p text:style-name="P2">pOldData</text:p>
        </draw:connector>
        <draw:connector draw:style-name="data_20_member_20__28_pointer_29_" draw:text-style-name="P2" draw:layer="layout" svg:x1="74.653cm" svg:y1="75.527cm" svg:x2="76.959cm" svg:y2="75.202cm" draw:start-shape="id1139" draw:start-glue-point="5" draw:end-shape="id1141" draw:end-glue-point="3" svg:d="m74653 75527h1153v-325h1153">
          <text:p text:style-name="P2">pNewData</text:p>
        </draw:connector>
        <draw:custom-shape draw:style-name="gr1" draw:text-style-name="P1" draw:id="id1142" draw:layer="layout" svg:width="9.227cm" svg:height="0.57cm" svg:x="65.956cm" svg:y="70.936cm">
          <draw:glue-point draw:id="4" svg:x="-3.476cm" svg:y="5cm"/>
          <draw:glue-point draw:id="5" svg:x="-1.51cm" svg:y="5cm"/>
          <draw:glue-point draw:id="6" svg:x="1.804cm" svg:y="5cm"/>
          <draw:glue-point draw:id="7" svg:x="3.517cm" svg:y="5cm"/>
          <text:p text:style-name="P3">XclExpChTrAction</text:p>
          <draw:enhanced-geometry svg:viewBox="0 0 21600 21600" draw:type="rectangle" draw:enhanced-path="M 0 0 L 21600 0 21600 21600 0 21600 0 0 Z N"/>
        </draw:custom-shape>
        <draw:connector draw:style-name="inheritance_20__28_public_29_" draw:layer="layout" svg:x1="70.569cm" svg:y1="70.936cm" svg:x2="58.621cm" svg:y2="66.615cm" draw:start-shape="id1142" draw:start-glue-point="0" draw:end-shape="id980" draw:end-glue-point="11" svg:d="m70569 70936v-2160h-11948v-2161">
          <text:p/>
        </draw:connector>
        <draw:connector draw:style-name="inheritance_20__28_public_29_" draw:layer="layout" svg:x1="72.787cm" svg:y1="74.671cm" svg:x2="73.814cm" svg:y2="71.506cm" draw:start-shape="id1139" draw:end-shape="id1142" draw:end-glue-point="7" svg:d="m72787 74671v-1583h1027v-1582">
          <text:p/>
        </draw:connector>
        <draw:custom-shape draw:style-name="gr1" draw:text-style-name="P1" draw:id="id1144" draw:layer="layout" svg:width="3.784cm" svg:height="0.648cm" svg:x="66.428cm" svg:y="74.628cm">
          <text:p text:style-name="P3">XclExpChTrMoveRange</text:p>
          <draw:enhanced-geometry svg:viewBox="0 0 21600 21600" draw:type="rectangle" draw:enhanced-path="M 0 0 L 21600 0 21600 21600 0 21600 0 0 Z N"/>
        </draw:custom-shape>
        <draw:custom-shape draw:style-name="gr1" draw:text-style-name="P1" draw:id="id1143" draw:layer="layout" svg:width="3.135cm" svg:height="0.569cm" svg:x="64.952cm" svg:y="73.281cm">
          <text:p text:style-name="P3">XclExpChTrInsert</text:p>
          <draw:enhanced-geometry svg:viewBox="0 0 21600 21600" draw:type="rectangle" draw:enhanced-path="M 0 0 L 21600 0 21600 21600 0 21600 0 0 Z N"/>
        </draw:custom-shape>
        <draw:custom-shape draw:style-name="gr1" draw:text-style-name="P1" draw:id="id1145" draw:layer="layout" svg:width="3.472cm" svg:height="0.647cm" svg:x="68.788cm" svg:y="73.411cm">
          <text:p text:style-name="P3">XclExpChTrInsertTab</text:p>
          <draw:enhanced-geometry svg:viewBox="0 0 21600 21600" draw:type="rectangle" draw:enhanced-path="M 0 0 L 21600 0 21600 21600 0 21600 0 0 Z N"/>
        </draw:custom-shape>
        <draw:connector draw:style-name="inheritance_20__28_public_29_" draw:layer="layout" svg:x1="66.519cm" svg:y1="73.281cm" svg:x2="67.362cm" svg:y2="71.506cm" draw:start-shape="id1143" draw:start-glue-point="0" draw:end-shape="id1142" draw:end-glue-point="4" svg:d="m66519 73281v-888h843v-887">
          <text:p/>
        </draw:connector>
        <draw:connector draw:style-name="inheritance_20__28_public_29_" draw:layer="layout" svg:x1="68.32cm" svg:y1="74.628cm" svg:x2="69.176cm" svg:y2="71.506cm" draw:start-shape="id1144" draw:start-glue-point="0" draw:end-shape="id1142" draw:end-glue-point="5" svg:d="m68320 74628v-1561h856v-1561">
          <text:p/>
        </draw:connector>
        <draw:connector draw:style-name="inheritance_20__28_public_29_" draw:layer="layout" svg:x1="70.524cm" svg:y1="73.411cm" svg:x2="72.233cm" svg:y2="71.506cm" draw:start-shape="id1145" draw:start-glue-point="0" draw:end-shape="id1142" draw:end-glue-point="6" svg:d="m70524 73411v-953h1709v-952">
          <text:p/>
        </draw:connector>
        <draw:custom-shape draw:style-name="gr1" draw:text-style-name="P1" draw:id="id1146" draw:layer="layout" svg:width="3.965cm" svg:height="0.596cm" svg:x="62.696cm" svg:y="68.588cm">
          <text:p text:style-name="P3">XclExpChTrActionStack</text:p>
          <draw:enhanced-geometry svg:viewBox="0 0 21600 21600" draw:type="rectangle" draw:enhanced-path="M 0 0 L 21600 0 21600 21600 0 21600 0 0 Z N"/>
        </draw:custom-shape>
        <draw:connector draw:style-name="data_20_member_20__28_multiple_20_pointers_29_" draw:layer="layout" svg:x1="66.661cm" svg:y1="68.886cm" svg:x2="65.956cm" svg:y2="71.221cm" draw:start-shape="id1146" draw:start-glue-point="1" draw:end-shape="id1142" draw:end-glue-point="3" svg:d="m66661 68886h499v1174h-1705v1161h501">
          <text:p/>
        </draw:connector>
        <draw:custom-shape draw:style-name="gr1" draw:text-style-name="P1" draw:id="id1147" draw:layer="layout" svg:width="3.473cm" svg:height="2.022cm" svg:x="57.33cm" svg:y="63.119cm">
          <draw:glue-point draw:id="4" svg:x="4.998cm" svg:y="-3.714cm"/>
          <draw:glue-point draw:id="5" svg:x="4.998cm" svg:y="-1.666cm"/>
          <draw:glue-point draw:id="6" svg:x="4.998cm" svg:y="1.409cm"/>
          <draw:glue-point draw:id="7" svg:x="4.998cm" svg:y="3.59cm"/>
          <text:p text:style-name="P3">XclExpChangeTrack</text:p>
          <draw:enhanced-geometry svg:viewBox="0 0 21600 21600" draw:type="rectangle" draw:enhanced-path="M 0 0 L 21600 0 21600 21600 0 21600 0 0 Z N"/>
        </draw:custom-shape>
        <draw:connector draw:style-name="data_20_member" draw:layer="layout" svg:x1="60.801cm" svg:y1="64.855cm" svg:x2="62.696cm" svg:y2="68.886cm" draw:start-shape="id1147" draw:start-glue-point="7" draw:end-shape="id1146" draw:end-glue-point="3" svg:d="m60801 64855h948v4031h947">
          <text:p/>
        </draw:connector>
        <draw:connector draw:style-name="data_20_member_20__28_pointer_29_" draw:layer="layout" svg:x1="48.212cm" svg:y1="28.865cm" svg:x2="57.33cm" svg:y2="64.13cm" draw:start-shape="id1013" draw:start-glue-point="7" draw:end-shape="id1147" draw:end-glue-point="3" svg:d="m48212 28865h4559v35265h4559">
          <text:p/>
        </draw:connector>
        <draw:frame draw:style-name="annotation" draw:layer="layout" svg:width="8.165cm" svg:height="4.562cm" svg:x="87.94cm" svg:y="58.014cm">
          <draw:text-box>
            <text:p><text:span text:style-name="T1">XclImpChartObj</text:span><text:span text:style-name="T5"> is the drawing object wrapper for the chart object.</text:span></text:p>
            <text:p><text:span text:style-name="T1"/></text:p>
            <text:p><text:span text:style-name="T1">XclImpChart</text:span> represents an entire chart substream, that is, all records between BOF and EOF.</text:p>
            <text:p/>
            <text:p><text:span text:style-name="T1">XclImpChChart</text:span> represents the CHCHART record group that describes chart's content. <text:s/>It has <text:s/>the <text:span text:style-name="T1">Convert()</text:span> method that converts the stored Excel chart data into chart2 document model. <text:s/>Because the chart2 document is entirely a UNO component, populating the model is done entirely via UNO API calls.</text:p>
          </draw:text-box>
        </draw:frame>
        <draw:custom-shape draw:style-name="gr3" draw:id="id1149" draw:layer="layout" svg:width="2.385cm" svg:height="0.699cm" svg:x="72.389cm" svg:y="16.597cm">
          <draw:glue-point draw:id="4" svg:x="2.498cm" svg:y="4.992cm"/>
          <draw:glue-point draw:id="5" svg:x="-2.607cm" svg:y="4.992cm"/>
          <text:p>XclPCItem</text:p>
          <draw:enhanced-geometry svg:viewBox="0 0 21600 21600" draw:type="rectangle" draw:enhanced-path="M 0 0 L 21600 0 21600 21600 0 21600 0 0 Z N"/>
        </draw:custom-shape>
        <draw:custom-shape draw:style-name="gr3" draw:id="id1148" draw:layer="layout" svg:width="2.385cm" svg:height="0.699cm" svg:x="74.334cm" svg:y="18.775cm">
          <text:p>XclImpPCItem</text:p>
          <draw:enhanced-geometry svg:viewBox="0 0 21600 21600" draw:type="rectangle" draw:enhanced-path="M 0 0 L 21600 0 21600 21600 0 21600 0 0 Z N"/>
        </draw:custom-shape>
        <draw:custom-shape draw:style-name="gr3" draw:id="id1150" draw:layer="layout" svg:width="2.385cm" svg:height="0.699cm" svg:x="70.498cm" svg:y="18.827cm">
          <text:p>XclExpPCItem</text:p>
          <draw:enhanced-geometry svg:viewBox="0 0 21600 21600" draw:type="rectangle" draw:enhanced-path="M 0 0 L 21600 0 21600 21600 0 21600 0 0 Z N"/>
        </draw:custom-shape>
        <draw:connector draw:style-name="inheritance_20__28_public_29_" draw:layer="layout" svg:x1="75.526cm" svg:y1="18.775cm" svg:x2="74.176cm" svg:y2="17.294cm" draw:start-shape="id1148" draw:start-glue-point="0" draw:end-shape="id1149" draw:end-glue-point="4" svg:d="m75526 18775v-740h-1350v-741">
          <text:p/>
        </draw:connector>
        <draw:connector draw:style-name="inheritance_20__28_public_29_" draw:layer="layout" svg:x1="71.69cm" svg:y1="18.827cm" svg:x2="72.96cm" svg:y2="17.294cm" draw:start-shape="id1150" draw:start-glue-point="0" draw:end-shape="id1149" draw:end-glue-point="5" svg:d="m71690 18827v-766h1270v-767">
          <text:p/>
        </draw:connector>
        <draw:custom-shape draw:style-name="gr1" draw:text-style-name="P1" draw:id="id1152" draw:layer="layout" svg:width="2.436cm" svg:height="0.673cm" svg:x="72.26cm" svg:y="20.148cm">
          <draw:glue-point draw:id="4" svg:x="2.66cm" svg:y="4.992cm"/>
          <draw:glue-point draw:id="5" svg:x="-2.553cm" svg:y="4.992cm"/>
          <text:p text:style-name="P1">XclPCField</text:p>
          <draw:enhanced-geometry svg:viewBox="0 0 21600 21600" draw:type="rectangle" draw:enhanced-path="M 0 0 L 21600 0 21600 21600 0 21600 0 0 Z N"/>
        </draw:custom-shape>
        <draw:custom-shape draw:style-name="gr1" draw:text-style-name="P1" draw:id="id1151" draw:layer="layout" svg:width="2.436cm" svg:height="1.874cm" svg:x="94.29cm" svg:y="40.173cm">
          <draw:glue-point draw:id="4" svg:x="5cm" svg:y="-3.315cm"/>
          <draw:glue-point draw:id="5" svg:x="5cm" svg:y="-1.323cm"/>
          <draw:glue-point draw:id="6" svg:x="5cm" svg:y="1.43cm"/>
          <draw:glue-point draw:id="7" svg:x="5cm" svg:y="3.421cm"/>
          <text:p text:style-name="P1">XclImpPCField</text:p>
          <draw:enhanced-geometry svg:viewBox="0 0 21600 21600" draw:type="rectangle" draw:enhanced-path="M 0 0 L 21600 0 21600 21600 0 21600 0 0 Z N"/>
        </draw:custom-shape>
        <draw:custom-shape draw:style-name="gr1" draw:text-style-name="P1" draw:id="id1153" draw:layer="layout" svg:width="2.436cm" svg:height="0.673cm" svg:x="71.146cm" svg:y="22.014cm">
          <text:p text:style-name="P1">XclExpPCField</text:p>
          <draw:enhanced-geometry svg:viewBox="0 0 21600 21600" draw:type="rectangle" draw:enhanced-path="M 0 0 L 21600 0 21600 21600 0 21600 0 0 Z N"/>
        </draw:custom-shape>
        <draw:connector draw:style-name="inheritance_20__28_public_29_" draw:layer="layout" svg:x1="95.508cm" svg:y1="40.173cm" svg:x2="74.125cm" svg:y2="20.819cm" draw:start-shape="id1151" draw:start-glue-point="0" draw:end-shape="id1152" draw:end-glue-point="4" svg:d="m95508 40173v-9676h-21383v-9678">
          <text:p/>
        </draw:connector>
        <draw:connector draw:style-name="inheritance_20__28_public_29_" draw:layer="layout" svg:x1="72.364cm" svg:y1="22.014cm" svg:x2="72.857cm" svg:y2="20.819cm" draw:start-shape="id1153" draw:start-glue-point="0" draw:end-shape="id1152" draw:end-glue-point="5" svg:d="m72364 22014v-597h493v-598">
          <text:p/>
        </draw:connector>
        <draw:custom-shape draw:style-name="gr1" draw:text-style-name="P1" draw:id="id1154" draw:layer="layout" svg:width="2.902cm" svg:height="1.97cm" svg:x="89.028cm" svg:y="41.685cm">
          <draw:glue-point draw:id="4" svg:x="4.998cm" svg:y="-3.03cm"/>
          <draw:glue-point draw:id="5" svg:x="4.998cm" svg:y="3.68cm"/>
          <draw:glue-point draw:id="6" svg:x="-5cm" svg:y="2.898cm"/>
          <draw:glue-point draw:id="7" svg:x="-5cm" svg:y="-2.893cm"/>
          <text:p text:style-name="P1">XclImpPivotCache</text:p>
          <draw:enhanced-geometry svg:viewBox="0 0 21600 21600" draw:type="rectangle" draw:enhanced-path="M 0 0 L 21600 0 21600 21600 0 21600 0 0 Z N"/>
        </draw:custom-shape>
        <draw:connector draw:style-name="data_20_member_20__28_multiple_20_pointers_29_" draw:layer="layout" svg:x1="91.929cm" svg:y1="42.074cm" svg:x2="94.29cm" svg:y2="41.11cm" draw:start-shape="id1154" draw:start-glue-point="4" draw:end-shape="id1151" draw:end-glue-point="3" svg:d="m91929 42074h1181v-964h1180">
          <text:p>maFields</text:p>
        </draw:connector>
        <draw:custom-shape draw:style-name="gr5" draw:id="id1155" draw:layer="layout" svg:width="1.84cm" svg:height="0.622cm" svg:x="94.42cm" svg:y="43.164cm">
          <text:p>XclPCInfo</text:p>
          <draw:enhanced-geometry svg:viewBox="0 0 21600 21600" draw:type="rectangle" draw:enhanced-path="M 0 0 L 21600 0 21600 21600 0 21600 0 0 Z N"/>
        </draw:custom-shape>
        <draw:connector draw:style-name="data_20_member" draw:layer="layout" svg:x1="91.929cm" svg:y1="43.394cm" svg:x2="94.42cm" svg:y2="43.475cm" draw:start-shape="id1154" draw:start-glue-point="5" draw:end-shape="id1155" svg:d="m91929 43394h1246v81h1245">
          <text:p>maPCInfo</text:p>
        </draw:connector>
        <draw:custom-shape draw:style-name="gr1" draw:text-style-name="P1" draw:id="id1156" draw:layer="layout" svg:width="2.953cm" svg:height="2.064cm" svg:x="82.474cm" svg:y="45.056cm">
          <draw:glue-point draw:id="4" svg:x="5cm" svg:y="-2.664cm"/>
          <draw:glue-point draw:id="5" svg:x="4.998cm" svg:y="3.68cm"/>
          <draw:glue-point draw:id="6" svg:x="5cm" svg:y="-3.895cm"/>
          <draw:glue-point draw:id="7" svg:x="5cm" svg:y="-1.409cm"/>
          <draw:glue-point draw:id="8" svg:x="5cm" svg:y="2.306cm"/>
          <draw:glue-point draw:id="9" svg:x="5cm" svg:y="1.094cm"/>
          <text:p text:style-name="P1">XclImpPivotTable</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5.426cm" svg:y1="45.539cm" svg:x2="89.028cm" svg:y2="43.24cm" draw:start-shape="id1156" draw:start-glue-point="4" draw:end-shape="id1154" draw:end-glue-point="6" svg:d="m85426 45539h1801v-2299h1801">
          <text:p>mxPCache</text:p>
        </draw:connector>
        <draw:custom-shape draw:style-name="gr1" draw:text-style-name="P1" draw:id="id1157" draw:layer="layout" svg:width="4.172cm" svg:height="1.192cm" svg:x="76.899cm" svg:y="43.862cm">
          <draw:glue-point draw:id="4" svg:x="5cm" svg:y="-2.603cm"/>
          <draw:glue-point draw:id="5" svg:x="5cm" svg:y="2.75cm"/>
          <text:p text:style-name="P1">XclImpPivotTableManager</text:p>
          <draw:enhanced-geometry svg:viewBox="0 0 21600 21600" draw:type="rectangle" draw:enhanced-path="M 0 0 L 21600 0 21600 21600 0 21600 0 0 Z N"/>
        </draw:custom-shape>
        <draw:connector draw:style-name="data_20_member_20__28_multiple_20_pointers_29_" draw:layer="layout" svg:x1="81.071cm" svg:y1="44.785cm" svg:x2="82.474cm" svg:y2="46.088cm" draw:start-shape="id1157" draw:start-glue-point="5" draw:end-shape="id1156" draw:end-glue-point="3" svg:d="m81071 44785h701v1303h702">
          <text:p/>
        </draw:connector>
        <draw:connector draw:style-name="data_20_member_20__28_multiple_20_pointers_29_" draw:layer="layout" svg:x1="81.071cm" svg:y1="44.148cm" svg:x2="89.028cm" svg:y2="42.101cm" draw:start-shape="id1157" draw:start-glue-point="4" draw:end-shape="id1154" draw:end-glue-point="7" svg:d="m81071 44148h3979v-2047h3978">
          <text:p/>
        </draw:connector>
        <draw:frame draw:style-name="annotation" draw:text-style-name="P8" draw:layer="layout" svg:width="10.134cm" svg:height="1.37cm" svg:x="110.965cm" svg:y="17.222cm">
          <draw:text-box>
            <text:p><text:span text:style-name="T6">NOTE:</text:span><text:span text:style-name="T7"> The vast majority of </text:span><text:span text:style-name="T6">XclImp*</text:span><text:span text:style-name="T7"> classes inherit from </text:span><text:span text:style-name="T6">XclImpRoot </text:span><text:span text:style-name="T7">either by public or protected inheritance, but their inheritance is not necessarily drawn in this diagram for tidyness' sake.</text:span></text:p>
          </draw:text-box>
        </draw:frame>
        <draw:connector draw:style-name="data_20_member_20__28_pointer_29_" draw:layer="layout" svg:x1="70.502cm" svg:y1="36.789cm" svg:x2="76.899cm" svg:y2="44.458cm" draw:start-shape="id998" draw:start-glue-point="11" draw:end-shape="id1157" draw:end-glue-point="3" svg:d="m70502 36789h3199v7669h3198">
          <text:p/>
        </draw:connector>
        <draw:connector draw:style-name="data_20_member" draw:text-style-name="P1" draw:layer="layout" svg:x1="116.497cm" svg:y1="72.737cm" svg:x2="118.22cm" svg:y2="74.217cm" draw:start-shape="id1032" draw:start-glue-point="6" draw:end-shape="id1158" draw:end-glue-point="3" svg:d="m116497 72737h861v1480h862">
          <text:p/>
        </draw:connector>
        <draw:custom-shape draw:style-name="gr5" draw:id="id1159" draw:layer="layout" svg:width="2.022cm" svg:height="0.544cm" svg:x="123.242cm" svg:y="73.616cm">
          <text:p>XclChType</text:p>
          <draw:enhanced-geometry svg:viewBox="0 0 21600 21600" draw:type="rectangle" draw:enhanced-path="M 0 0 L 21600 0 21600 21600 0 21600 0 0 Z N"/>
        </draw:custom-shape>
        <draw:connector draw:style-name="data_20_member" draw:text-style-name="P1" draw:layer="layout" svg:x1="120.647cm" svg:y1="74.032cm" svg:x2="123.242cm" svg:y2="73.888cm" draw:start-shape="id1158" draw:start-glue-point="6" draw:end-shape="id1159" draw:end-glue-point="3" svg:d="m120647 74032h1298v-144h1297">
          <text:p text:style-name="P1">maData</text:p>
        </draw:connector>
        <draw:frame draw:style-name="annotation" draw:layer="layout" svg:width="7.698cm" svg:height="2.609cm" svg:x="120.209cm" svg:y="75.924cm">
          <draw:text-box>
            <text:p><text:span text:style-name="T1">XclChType</text:span> is a struct that stores the content of a chart type record.</text:p>
            <text:p/>
            <text:p><text:span text:style-name="T1">XclChTypeInfo</text:span> is also a struct but the values of its members are read from a global static array (<text:span text:style-name="T1">spTypeInfos</text:span>) that holds hard-coded data for all chart types.</text:p>
          </draw:text-box>
        </draw:frame>
        <draw:connector draw:style-name="data_20_member_20__28_multiple_29_" draw:text-style-name="P1" draw:layer="layout" svg:x1="103.673cm" svg:y1="71.674cm" svg:x2="113.243cm" svg:y2="73.14cm" draw:start-shape="id1027" draw:start-glue-point="7" draw:end-shape="id1032" svg:d="m103673 71674h4785v1466h4785">
          <text:p text:style-name="P1">GetTypeGroup()</text:p>
        </draw:connector>
        <draw:frame draw:style-name="annotation" draw:layer="layout" svg:width="7.464cm" svg:height="2.592cm" svg:x="106.703cm" svg:y="78.764cm">
          <draw:text-box>
            <text:p><text:span text:style-name="T1">XclImpChChart </text:span>contains two instances of <text:span text:style-name="T1">XclImpChAxesSet</text:span>, one for the primary and the other for the secondary axis.</text:p>
            <text:p/>
            <text:p>In turn, <text:span text:style-name="T1">XclImpChAxesSet</text:span> holds three instances of <text:span text:style-name="T1">XclImpChAxis</text:span> for X, Y, and Z axes.</text:p>
          </draw:text-box>
        </draw:frame>
        <draw:connector draw:style-name="data_20_member_20__28_pointer_29_" draw:layer="layout" svg:x1="108.356cm" svg:y1="75.914cm" svg:x2="115.004cm" svg:y2="76.51cm" draw:start-shape="id1028" draw:start-glue-point="6" draw:end-shape="id1160" draw:end-glue-point="3" svg:d="m108356 75914h3325v596h3323">
          <text:p>mxValueRange</text:p>
        </draw:connector>
        <draw:custom-shape draw:style-name="gr1" draw:text-style-name="P1" draw:id="id1028" draw:layer="layout" svg:width="2.513cm" svg:height="1.108cm" svg:x="105.845cm" svg:y="75.075cm">
          <draw:glue-point draw:id="4" svg:x="-2.385cm" svg:y="-5.005cm"/>
          <draw:glue-point draw:id="5" svg:x="2.117cm" svg:y="-5.005cm"/>
          <draw:glue-point draw:id="6" svg:x="4.998cm" svg:y="2.573cm"/>
          <text:p text:style-name="P3">XclImpChAxis</text:p>
          <draw:enhanced-geometry svg:viewBox="0 0 21600 21600" draw:type="rectangle" draw:enhanced-path="M 0 0 L 21600 0 21600 21600 0 21600 0 0 Z N"/>
        </draw:custom-shape>
        <draw:connector draw:style-name="data_20_member_20__28_multiple_20_pointers_29_" draw:layer="layout" svg:x1="103.673cm" svg:y1="72.267cm" svg:x2="105.845cm" svg:y2="75.629cm" draw:start-shape="id1027" draw:start-glue-point="6" draw:end-shape="id1028" draw:end-glue-point="3" svg:d="m103673 72267h1086v3362h1086">
          <text:p>mxXAxis</text:p>
          <text:p>mxYAxis</text:p>
          <text:p>mxZAxis</text:p>
        </draw:connector>
        <draw:custom-shape draw:style-name="gr1" draw:text-style-name="P3" draw:id="id1162" draw:layer="layout" svg:width="2.72cm" svg:height="0.751cm" svg:x="45.227cm" svg:y="83.649cm">
          <draw:glue-point draw:id="4" svg:x="4.998cm" svg:y="2.723cm"/>
          <draw:glue-point draw:id="5" svg:x="4.998cm" svg:y="-2.508cm"/>
          <text:p text:style-name="P3">XclExpChType</text:p>
          <draw:enhanced-geometry svg:viewBox="0 0 21600 21600" draw:mirror-horizontal="false" draw:mirror-vertical="false" draw:type="rectangle" draw:enhanced-path="M 0 0 L 21600 0 21600 21600 0 21600 0 0 Z N"/>
        </draw:custom-shape>
        <draw:custom-shape draw:style-name="gr1" draw:text-style-name="P3" draw:id="id1161" draw:layer="layout" svg:width="3.292cm" svg:height="1.269cm" svg:x="37.89cm" svg:y="83.57cm">
          <draw:glue-point draw:id="4" svg:x="4.998cm" svg:y="2.723cm"/>
          <draw:glue-point draw:id="5" svg:x="4.998cm" svg:y="-2.508cm"/>
          <text:p text:style-name="P3">XclExpChTypeGroup</text:p>
          <draw:enhanced-geometry svg:viewBox="0 0 21600 21600" draw:mirror-horizontal="false" draw:mirror-vertical="false" draw:type="rectangle" draw:enhanced-path="M 0 0 L 21600 0 21600 21600 0 21600 0 0 Z N"/>
        </draw:custom-shape>
        <draw:connector draw:style-name="data_20_member" draw:layer="layout" svg:x1="41.181cm" svg:y1="84.549cm" svg:x2="45.227cm" svg:y2="84.024cm" draw:start-shape="id1161" draw:start-glue-point="4" draw:end-shape="id1162" draw:end-glue-point="3" svg:d="m41181 84549h2024v-525h2022">
          <text:p>maType</text:p>
        </draw:connector>
        <draw:custom-shape draw:style-name="gr1" draw:text-style-name="P3" draw:id="id1163" draw:layer="layout" svg:width="4.277cm" svg:height="0.777cm" svg:x="37.839cm" svg:y="81.756cm">
          <draw:glue-point draw:id="4" svg:x="4.998cm" svg:y="2.723cm"/>
          <draw:glue-point draw:id="5" svg:x="4.998cm" svg:y="-2.508cm"/>
          <draw:glue-point draw:id="6" svg:x="-3.967cm" svg:y="4.993cm"/>
          <text:p text:style-name="P3">XclExpChTypeGroupBase</text:p>
          <draw:enhanced-geometry svg:viewBox="0 0 21600 21600" draw:mirror-horizontal="false" draw:mirror-vertical="false" draw:type="rectangle" draw:enhanced-path="M 0 0 L 21600 0 21600 21600 0 21600 0 0 Z N"/>
        </draw:custom-shape>
        <draw:connector draw:style-name="inheritance_20__28_public_29_" draw:layer="layout" svg:x1="39.536cm" svg:y1="83.57cm" svg:x2="38.281cm" svg:y2="82.531cm" draw:start-shape="id1161" draw:start-glue-point="0" draw:end-shape="id1163" draw:end-glue-point="6" svg:d="m39536 83570v-519h-1255v-520">
          <text:p/>
        </draw:connector>
        <draw:custom-shape draw:style-name="gr1" draw:text-style-name="P1" draw:id="id1164" draw:layer="layout" svg:width="3.058cm" svg:height="1.614cm" svg:x="28.043cm" svg:y="79.475cm">
          <draw:glue-point draw:id="4" svg:x="4.997cm" svg:y="-3.364cm"/>
          <draw:glue-point draw:id="5" svg:x="4.997cm" svg:y="-1.4cm"/>
          <draw:glue-point draw:id="6" svg:x="4.997cm" svg:y="1.796cm"/>
          <draw:glue-point draw:id="7" svg:x="4.997cm" svg:y="3.76cm"/>
          <text:p text:style-name="P3">XclExpChAxesSet</text:p>
          <draw:enhanced-geometry svg:viewBox="0 0 21600 21600" draw:type="rectangle" draw:enhanced-path="M 0 0 L 21600 0 21600 21600 0 21600 0 0 Z N"/>
        </draw:custom-shape>
        <draw:connector draw:style-name="data_20_member_20__28_multiple_20_pointers_29_" draw:layer="layout" svg:x1="24.468cm" svg:y1="76.512cm" svg:x2="28.043cm" svg:y2="80.282cm" draw:start-shape="id1131" draw:start-glue-point="4" draw:end-shape="id1164" svg:d="m24468 76512h1788v3770h1787">
          <text:p>mxPrimAxesSet</text:p>
          <text:p>mxSecnAxesSet</text:p>
        </draw:connector>
        <draw:connector draw:style-name="data_20_member_20__28_multiple_29_" draw:layer="layout" svg:x1="31.1cm" svg:y1="80.888cm" svg:x2="37.89cm" svg:y2="84.204cm" draw:start-shape="id1164" draw:start-glue-point="7" draw:end-shape="id1161" draw:end-glue-point="3" svg:d="m31100 80888h3396v3316h3394">
          <text:p/>
        </draw:connector>
        <draw:frame draw:style-name="annotation" draw:text-style-name="P9" draw:layer="layout" svg:width="8.735cm" svg:height="1.425cm" svg:x="125.885cm" svg:y="63.033cm">
          <draw:text-box>
            <text:p><text:span text:style-name="T8">NOTE: Like </text:span><text:span text:style-name="T9">XclImpRoot</text:span><text:span text:style-name="T8">, </text:span><text:span text:style-name="T9">XclImpChRoot</text:span><text:span text:style-name="T8"> is inherited by most of the </text:span><text:span text:style-name="T9">XclImpCh*</text:span><text:span text:style-name="T8"> classes, but their inheritance relationship is not necessarily depicted here.</text:span></text:p>
          </draw:text-box>
        </draw:frame>
        <draw:custom-shape draw:style-name="gr5" draw:id="id1165" draw:layer="layout" svg:width="2.566cm" svg:height="0.596cm" svg:x="123.242cm" svg:y="74.749cm">
          <text:p>XclChTypeInfo</text:p>
          <draw:enhanced-geometry svg:viewBox="0 0 21600 21600" draw:type="rectangle" draw:enhanced-path="M 0 0 L 21600 0 21600 21600 0 21600 0 0 Z N"/>
        </draw:custom-shape>
        <draw:connector draw:style-name="data_20_member" draw:layer="layout" svg:x1="120.647cm" svg:y1="74.471cm" svg:x2="123.242cm" svg:y2="75.047cm" draw:start-shape="id1158" draw:start-glue-point="7" draw:end-shape="id1165" draw:end-glue-point="3" svg:d="m120647 74471h1298v576h1297">
          <text:p>maTypeInfo</text:p>
        </draw:connector>
        <draw:custom-shape draw:style-name="gr5" draw:id="id1167" draw:layer="layout" svg:width="3.344cm" svg:height="0.648cm" svg:x="84.96cm" svg:y="19.593cm">
          <text:p>XclPTCachedName</text:p>
          <draw:enhanced-geometry svg:viewBox="0 0 21600 21600" draw:type="rectangle" draw:enhanced-path="M 0 0 L 21600 0 21600 21600 0 21600 0 0 Z N"/>
        </draw:custom-shape>
        <draw:custom-shape draw:style-name="gr5" draw:id="id1166" draw:layer="layout" svg:width="3.188cm" svg:height="0.597cm" svg:x="78.688cm" svg:y="19.879cm">
          <draw:glue-point draw:id="4" svg:x="-2.399cm" svg:y="4.991cm"/>
          <draw:glue-point draw:id="5" svg:x="2.641cm" svg:y="4.991cm"/>
          <text:p>XclPTVisNameInfo</text:p>
          <draw:enhanced-geometry svg:viewBox="0 0 21600 21600" draw:type="rectangle" draw:enhanced-path="M 0 0 L 21600 0 21600 21600 0 21600 0 0 Z N"/>
        </draw:custom-shape>
        <draw:connector draw:style-name="data_20_member" draw:layer="layout" svg:x1="81.876cm" svg:y1="20.177cm" svg:x2="84.96cm" svg:y2="19.917cm" draw:start-shape="id1166" draw:start-glue-point="1" draw:end-shape="id1167" draw:end-glue-point="3" svg:d="m81876 20177h1542v-260h1542">
          <text:p>maVisName</text:p>
        </draw:connector>
        <draw:custom-shape draw:style-name="gr5" draw:id="id1168" draw:layer="layout" svg:width="3.032cm" svg:height="0.958cm" svg:x="76.434cm" svg:y="21.592cm">
          <draw:glue-point draw:id="4" svg:x="-5cm" svg:y="-2.578cm"/>
          <draw:glue-point draw:id="5" svg:x="-5cm" svg:y="3.371cm"/>
          <text:p>XclPTDataFieldInfo</text:p>
          <draw:enhanced-geometry svg:viewBox="0 0 21600 21600" draw:type="rectangle" draw:enhanced-path="M 0 0 L 21600 0 21600 21600 0 21600 0 0 Z N"/>
        </draw:custom-shape>
        <draw:custom-shape draw:style-name="gr5" draw:id="id1169" draw:layer="layout" svg:width="2.464cm" svg:height="0.933cm" svg:x="78.87cm" svg:y="23.12cm">
          <draw:glue-point draw:id="4" svg:x="-5.002cm" svg:y="-2.218cm"/>
          <draw:glue-point draw:id="5" svg:x="-5.002cm" svg:y="2.775cm"/>
          <text:p>XclPTFieldInfo</text:p>
          <draw:enhanced-geometry svg:viewBox="0 0 21600 21600" draw:type="rectangle" draw:enhanced-path="M 0 0 L 21600 0 21600 21600 0 21600 0 0 Z N"/>
        </draw:custom-shape>
        <draw:custom-shape draw:style-name="gr5" draw:id="id1170" draw:layer="layout" svg:width="2.307cm" svg:height="0.985cm" svg:x="81.332cm" svg:y="24.441cm">
          <draw:glue-point draw:id="4" svg:x="-5.002cm" svg:y="-2.619cm"/>
          <draw:glue-point draw:id="5" svg:x="-5.002cm" svg:y="2.903cm"/>
          <text:p>XclPTItemInfo</text:p>
          <draw:enhanced-geometry svg:viewBox="0 0 21600 21600" draw:type="rectangle" draw:enhanced-path="M 0 0 L 21600 0 21600 21600 0 21600 0 0 Z N"/>
        </draw:custom-shape>
        <draw:connector draw:style-name="inheritance_20__28_public_29_" draw:layer="layout" svg:x1="77.95cm" svg:y1="21.592cm" svg:x2="79.518cm" svg:y2="20.474cm" draw:start-shape="id1168" draw:start-glue-point="0" draw:end-shape="id1166" draw:end-glue-point="4" svg:d="m77950 21592v-558h1568v-560">
          <text:p/>
        </draw:connector>
        <draw:connector draw:style-name="inheritance_20__28_public_29_" draw:layer="layout" svg:x1="80.102cm" svg:y1="23.12cm" svg:x2="80.282cm" svg:y2="20.476cm" draw:start-shape="id1169" draw:start-glue-point="0" draw:end-shape="id1166" draw:end-glue-point="2" svg:d="m80102 23120v-1323h180v-1321">
          <text:p/>
        </draw:connector>
        <draw:connector draw:style-name="inheritance_20__28_public_29_" draw:layer="layout" svg:x1="82.485cm" svg:y1="24.441cm" svg:x2="81.123cm" svg:y2="20.474cm" draw:start-shape="id1170" draw:start-glue-point="0" draw:end-shape="id1166" draw:end-glue-point="5" svg:d="m82485 24441v-1983h-1362v-1984">
          <text:p/>
        </draw:connector>
        <draw:frame draw:style-name="annotation" draw:layer="layout" svg:width="11.171cm" svg:height="1.741cm" svg:x="77.729cm" svg:y="17.362cm">
          <draw:text-box>
            <text:p><text:span text:style-name="T1">XclPTVisNameInfo</text:span> stores custom names for fields and field members. <text:s/><text:span text:style-name="T1">XclPTVisNameInfo</text:span> makes available <text:span text:style-name="T1">GetVisName()</text:span>, <text:span text:style-name="T1">HasVisName()</text:span> and <text:span text:style-name="T1">SetVisName()</text:span> member methods for its child classes to access the custom name of a field.</text:p>
          </draw:text-box>
        </draw:frame>
        <draw:connector draw:style-name="data_20_member" draw:layer="layout" svg:x1="84.468cm" svg:y1="37.326cm" svg:x2="78.87cm" svg:y2="23.844cm" draw:start-shape="id1171" draw:start-glue-point="4" draw:end-shape="id1169" draw:end-glue-point="5" svg:d="m84468 37326h501v-6795h-6600v-6687h501">
          <text:p/>
        </draw:connector>
        <draw:custom-shape draw:style-name="gr1" draw:text-style-name="P1" draw:id="id1172" draw:layer="layout" svg:width="2.306cm" svg:height="0.856cm" svg:x="87.112cm" svg:y="38.23cm">
          <draw:glue-point draw:id="4" svg:x="5cm" svg:y="-1.974cm"/>
          <draw:glue-point draw:id="5" svg:x="5cm" svg:y="2.873cm"/>
          <text:p text:style-name="P1">XclImpPTItem</text:p>
          <draw:enhanced-geometry svg:viewBox="0 0 21600 21600" draw:type="rectangle" draw:enhanced-path="M 0 0 L 21600 0 21600 21600 0 21600 0 0 Z N"/>
        </draw:custom-shape>
        <draw:connector draw:style-name="data_20_member" draw:layer="layout" svg:x1="89.418cm" svg:y1="38.49cm" svg:x2="81.332cm" svg:y2="25.218cm" draw:start-shape="id1172" draw:start-glue-point="4" draw:end-shape="id1170" draw:end-glue-point="5" svg:d="m89418 38490h501v-6662h-9089v-6610h502">
          <text:p/>
        </draw:connector>
        <draw:custom-shape draw:style-name="gr1" draw:text-style-name="P1" draw:id="id1171" draw:layer="layout" svg:width="2.436cm" svg:height="1.874cm" svg:x="82.032cm" svg:y="37.01cm">
          <draw:glue-point draw:id="4" svg:x="5cm" svg:y="-3.315cm"/>
          <draw:glue-point draw:id="5" svg:x="5cm" svg:y="-1.323cm"/>
          <draw:glue-point draw:id="6" svg:x="5cm" svg:y="1.43cm"/>
          <draw:glue-point draw:id="7" svg:x="5cm" svg:y="3.421cm"/>
          <text:p text:style-name="P1">XclImpPTField</text:p>
          <draw:enhanced-geometry svg:viewBox="0 0 21600 21600" draw:type="rectangle" draw:enhanced-path="M 0 0 L 21600 0 21600 21600 0 21600 0 0 Z N"/>
        </draw:custom-shape>
        <draw:connector draw:style-name="data_20_member_20__28_multiple_20_pointers_29_" draw:layer="layout" svg:x1="84.468cm" svg:y1="38.588cm" svg:x2="87.112cm" svg:y2="38.658cm" draw:start-shape="id1171" draw:start-glue-point="7" draw:end-shape="id1172" draw:end-glue-point="3" svg:d="m84468 38588h1322v70h1322">
          <text:p>maItems</text:p>
        </draw:connector>
        <draw:connector draw:style-name="data_20_member_20__28_multiple_29_" draw:layer="layout" svg:x1="84.468cm" svg:y1="37.7cm" svg:x2="76.434cm" svg:y2="22.393cm" draw:start-shape="id1171" draw:start-glue-point="5" draw:end-shape="id1168" draw:end-glue-point="5" svg:d="m84468 37700h501v-7920h-9036v-7387h501">
          <text:p/>
        </draw:connector>
        <draw:connector draw:style-name="data_20_member_20__28_multiple_20_pointers_29_" draw:layer="layout" svg:x1="85.426cm" svg:y1="45.285cm" svg:x2="82.032cm" svg:y2="37.947cm" draw:start-shape="id1156" draw:start-glue-point="6" draw:end-shape="id1171" draw:end-glue-point="3" svg:d="m85426 45285h500v-3315h-4394v-4023h500">
          <text:p>maFields</text:p>
        </draw:connector>
        <draw:custom-shape draw:style-name="gr5" draw:id="id1173" draw:layer="layout" svg:width="2.929cm" svg:height="0.622cm" svg:x="86.67cm" svg:y="36.856cm">
          <text:p>XclPTFieldExtInfo</text:p>
          <draw:enhanced-geometry svg:viewBox="0 0 21600 21600" draw:type="rectangle" draw:enhanced-path="M 0 0 L 21600 0 21600 21600 0 21600 0 0 Z N"/>
        </draw:custom-shape>
        <draw:connector draw:style-name="data_20_member" draw:layer="layout" draw:line-skew="0.48cm" svg:x1="84.468cm" svg:y1="38.214cm" svg:x2="86.67cm" svg:y2="37.167cm" draw:start-shape="id1171" draw:start-glue-point="6" draw:end-shape="id1173" draw:end-glue-point="3" svg:d="m84468 38214h1581v-1047h621">
          <text:p/>
        </draw:connector>
        <draw:custom-shape draw:style-name="gr5" draw:id="id1174" draw:layer="layout" svg:width="2.514cm" svg:height="0.596cm" svg:x="99.552cm" svg:y="39.915cm">
          <text:p>XclPCFieldInfo</text:p>
          <draw:enhanced-geometry svg:viewBox="0 0 21600 21600" draw:type="rectangle" draw:enhanced-path="M 0 0 L 21600 0 21600 21600 0 21600 0 0 Z N"/>
        </draw:custom-shape>
        <draw:connector draw:style-name="data_20_member" draw:layer="layout" svg:x1="96.726cm" svg:y1="40.489cm" svg:x2="99.552cm" svg:y2="40.213cm" draw:start-shape="id1151" draw:start-glue-point="4" draw:end-shape="id1174" draw:end-glue-point="3" svg:d="m96726 40489h1413v-276h1413">
          <text:p>maFieldInfo</text:p>
        </draw:connector>
        <draw:custom-shape draw:style-name="gr1" draw:text-style-name="P1" draw:id="id1175" draw:layer="layout" svg:width="3.556cm" svg:height="0.621cm" svg:x="98.665cm" svg:y="82.662cm">
          <text:p text:style-name="P1">XclImpChSourceLink</text:p>
          <draw:enhanced-geometry svg:viewBox="0 0 21600 21600" draw:type="rectangle" draw:enhanced-path="M 0 0 L 21600 0 21600 21600 0 21600 0 0 Z N"/>
        </draw:custom-shape>
        <draw:connector draw:style-name="data_20_member_20__28_multiple_20_pointers_29_" draw:layer="layout" svg:x1="96.51cm" svg:y1="81.279cm" svg:x2="98.665cm" svg:y2="82.972cm" draw:start-shape="id1029" draw:start-glue-point="6" draw:end-shape="id1175" draw:end-glue-point="3" svg:d="m96510 81279h1078v1693h1077">
          <text:p/>
        </draw:connector>
        <draw:custom-shape draw:style-name="gr5" draw:id="id1176" draw:layer="layout" svg:width="2.258cm" svg:height="0.593cm" svg:x="98.918cm" svg:y="79.53cm">
          <text:p>XclChSeries</text:p>
          <draw:enhanced-geometry svg:viewBox="0 0 21600 21600" draw:type="rectangle" draw:enhanced-path="M 0 0 L 21600 0 21600 21600 0 21600 0 0 Z N"/>
        </draw:custom-shape>
        <draw:connector draw:style-name="data_20_member" draw:layer="layout" svg:x1="96.51cm" svg:y1="79.898cm" svg:x2="98.918cm" svg:y2="79.826cm" draw:start-shape="id1029" draw:start-glue-point="7" draw:end-shape="id1176" draw:end-glue-point="3" svg:d="m96510 79898h1205v-72h1203">
          <text:p/>
        </draw:connector>
        <draw:custom-shape draw:style-name="gr1" draw:text-style-name="P1" draw:id="id1177" draw:layer="layout" svg:width="3.697cm" svg:height="0.649cm" svg:x="99.512cm" svg:y="81.251cm">
          <text:p text:style-name="P1">XclImpChDataFormat</text:p>
          <draw:enhanced-geometry svg:viewBox="0 0 21600 21600" draw:type="rectangle" draw:enhanced-path="M 0 0 L 21600 0 21600 21600 0 21600 0 0 Z N"/>
        </draw:custom-shape>
        <draw:connector draw:style-name="data_20_member_20__28_multiple_20_pointers_29_" draw:layer="layout" svg:x1="96.51cm" svg:y1="80.912cm" svg:x2="99.512cm" svg:y2="81.575cm" draw:start-shape="id1029" draw:start-glue-point="8" draw:end-shape="id1177" draw:end-glue-point="3" svg:d="m96510 80912h1501v663h1501">
          <text:p/>
        </draw:connector>
        <draw:custom-shape draw:style-name="gr1" draw:text-style-name="P1" draw:id="id1178" draw:layer="layout" svg:width="3.754cm" svg:height="0.621cm" svg:x="85.031cm" svg:y="49.276cm">
          <text:p text:style-name="P1">XclImpFormulaCompiler</text:p>
          <draw:enhanced-geometry svg:viewBox="0 0 21600 21600" draw:type="rectangle" draw:enhanced-path="M 0 0 L 21600 0 21600 21600 0 21600 0 0 Z N"/>
        </draw:custom-shape>
        <draw:custom-shape draw:style-name="gr1" draw:text-style-name="P1" draw:id="id1179" draw:layer="layout" svg:width="3.781cm" svg:height="0.593cm" svg:x="90.985cm" svg:y="48.909cm">
          <text:p text:style-name="P1">XclImpFmlaCompImpl</text:p>
          <draw:enhanced-geometry svg:viewBox="0 0 21600 21600" draw:type="rectangle" draw:enhanced-path="M 0 0 L 21600 0 21600 21600 0 21600 0 0 Z N"/>
        </draw:custom-shape>
        <draw:connector draw:style-name="data_20_member_20__28_pointer_29_" draw:layer="layout" draw:line-skew="-2.243cm" svg:x1="70.502cm" svg:y1="36.154cm" svg:x2="85.031cm" svg:y2="49.586cm" draw:start-shape="id998" draw:start-glue-point="10" draw:end-shape="id1178" draw:end-glue-point="3" svg:d="m70502 36154h5022v13432h9507">
          <text:p>GetFormulaCompiler()</text:p>
        </draw:connector>
        <draw:connector draw:style-name="data_20_member_20__28_pointer_29_" draw:layer="layout" svg:x1="88.785cm" svg:y1="49.586cm" svg:x2="90.985cm" svg:y2="49.205cm" draw:start-shape="id1178" draw:start-glue-point="1" draw:end-shape="id1179" draw:end-glue-point="3" svg:d="m88785 49586h1100v-381h1100">
          <text:p>mxImpl</text:p>
        </draw:connector>
        <draw:custom-shape draw:style-name="gr1" draw:text-style-name="P1" draw:id="id1180" draw:layer="layout" svg:width="3.498cm" svg:height="1.557cm" svg:x="97.249cm" svg:y="48.39cm">
          <draw:glue-point draw:id="4" svg:x="-5cm" svg:y="-2.543cm"/>
          <draw:glue-point draw:id="5" svg:x="-5cm" svg:y="2.742cm"/>
          <text:p text:style-name="P1">XclFunctionProvider</text:p>
          <draw:enhanced-geometry svg:viewBox="0 0 21600 21600" draw:type="rectangle" draw:enhanced-path="M 0 0 L 21600 0 21600 21600 0 21600 0 0 Z N"/>
        </draw:custom-shape>
        <draw:connector draw:style-name="data_20_member" draw:layer="layout" svg:x1="94.766cm" svg:y1="49.205cm" svg:x2="97.249cm" svg:y2="49.594cm" draw:start-shape="id1179" draw:start-glue-point="1" draw:end-shape="id1180" draw:end-glue-point="5" svg:d="m94766 49205h1241v389h1242">
          <text:p/>
        </draw:connector>
        <draw:custom-shape draw:style-name="gr1" draw:text-style-name="P1" draw:id="id1183" draw:layer="layout" svg:width="2.825cm" svg:height="0.622cm" svg:x="90.273cm" svg:y="9.797cm">
          <text:p text:style-name="P1">ShrfmlaBuffer</text:p>
          <draw:enhanced-geometry svg:viewBox="0 0 21600 21600" draw:type="rectangle" draw:enhanced-path="M 0 0 L 21600 0 21600 21600 0 21600 0 0 Z N"/>
        </draw:custom-shape>
        <draw:custom-shape draw:style-name="gr1" draw:text-style-name="P1" draw:id="id1181" draw:layer="layout" svg:width="3.551cm" svg:height="0.648cm" svg:x="88.096cm" svg:y="7.025cm">
          <draw:glue-point draw:id="4" svg:x="-3.537cm" svg:y="5.015cm"/>
          <draw:glue-point draw:id="5" svg:x="-1.495cm" svg:y="5.015cm"/>
          <draw:glue-point draw:id="6" svg:x="1.351cm" svg:y="5.015cm"/>
          <draw:glue-point draw:id="7" svg:x="3.249cm" svg:y="5.015cm"/>
          <text:p text:style-name="P1">ExcRoot</text:p>
          <draw:enhanced-geometry svg:viewBox="0 0 21600 21600" draw:type="rectangle" draw:enhanced-path="M 0 0 L 21600 0 21600 21600 0 21600 0 0 Z N"/>
        </draw:custom-shape>
        <draw:custom-shape draw:style-name="gr5" draw:id="id1182" draw:layer="layout" svg:width="2.332cm" svg:height="0.752cm" svg:x="93.332cm" svg:y="6.35cm">
          <text:p>RootData</text:p>
          <draw:enhanced-geometry svg:viewBox="0 0 21600 21600" draw:type="rectangle" draw:enhanced-path="M 0 0 L 21600 0 21600 21600 0 21600 0 0 Z N"/>
        </draw:custom-shape>
        <draw:connector draw:style-name="data_20_member_20__28_pointer_29_" draw:layer="layout" svg:x1="91.647cm" svg:y1="7.349cm" svg:x2="93.332cm" svg:y2="6.726cm" draw:start-shape="id1181" draw:start-glue-point="1" draw:end-shape="id1182" draw:end-glue-point="3" svg:d="m91647 7349h842v-623h843">
          <text:p/>
        </draw:connector>
        <draw:connector draw:style-name="inheritance_20__28_public_29_" draw:layer="layout" svg:x1="91.685cm" svg:y1="9.797cm" svg:x2="91.024cm" svg:y2="7.673cm" draw:start-shape="id1183" draw:start-glue-point="0" draw:end-shape="id1181" draw:end-glue-point="7" svg:d="m91685 9797v-1062h-661v-1062">
          <text:p/>
        </draw:connector>
        <draw:custom-shape draw:style-name="gr1" draw:text-style-name="P1" draw:id="id1184" draw:layer="layout" svg:width="3.069cm" svg:height="1.852cm" svg:x="15.399cm" svg:y="40.403cm">
          <draw:glue-point draw:id="4" svg:x="5.001cm" svg:y="-2.856cm"/>
          <draw:glue-point draw:id="5" svg:x="5.001cm" svg:y="2.57cm"/>
          <text:p text:style-name="P1">XclExpRowBuffer</text:p>
          <draw:enhanced-geometry svg:viewBox="0 0 21600 21600" draw:mirror-horizontal="false" draw:mirror-vertical="false" draw:type="rectangle" draw:enhanced-path="M 0 0 L 21600 0 21600 21600 0 21600 0 0 Z N"/>
        </draw:custom-shape>
        <draw:connector draw:style-name="inheritance_20__28_public_29_" draw:layer="layout" svg:x1="16.933cm" svg:y1="40.403cm" svg:x2="34.553cm" svg:y2="20.05cm" draw:start-shape="id1184" draw:start-glue-point="0" draw:end-shape="id966" draw:end-glue-point="12" svg:d="m16933 40403v-10176h17620v-10177">
          <text:p/>
        </draw:connector>
        <draw:custom-shape draw:style-name="gr1" draw:text-style-name="P1" draw:id="id1185" draw:layer="layout" svg:width="2.141cm" svg:height="0.741cm" svg:x="23.736cm" svg:y="52.071cm">
          <text:p text:style-name="P1">XclExpRow</text:p>
          <draw:enhanced-geometry svg:viewBox="0 0 21600 21600" draw:type="rectangle" draw:enhanced-path="M 0 0 L 21600 0 21600 21600 0 21600 0 0 Z N"/>
        </draw:custom-shape>
        <draw:connector draw:style-name="data_20_member_20__28_multiple_29_" draw:layer="layout" draw:line-skew="-0.357cm" svg:x1="18.467cm" svg:y1="41.804cm" svg:x2="23.736cm" svg:y2="52.441cm" draw:start-shape="id1184" draw:start-glue-point="5" draw:end-shape="id1185" draw:end-glue-point="3" svg:d="m18467 41804h2277v10637h2992">
          <text:p/>
        </draw:connector>
        <draw:custom-shape draw:style-name="gr1" draw:text-style-name="P1" draw:id="id1186" draw:layer="layout" svg:width="3.968cm" svg:height="0.582cm" svg:x="20.823cm" svg:y="39.688cm">
          <text:p text:style-name="P1">XclExpRowOutlineBuffer</text:p>
          <draw:enhanced-geometry svg:viewBox="0 0 21600 21600" draw:type="rectangle" draw:enhanced-path="M 0 0 L 21600 0 21600 21600 0 21600 0 0 Z N"/>
        </draw:custom-shape>
        <draw:connector draw:style-name="data_20_member" draw:layer="layout" svg:x1="18.467cm" svg:y1="40.801cm" svg:x2="20.823cm" svg:y2="39.979cm" draw:start-shape="id1184" draw:start-glue-point="4" draw:end-shape="id1186" draw:end-glue-point="3" svg:d="m18467 40801h1178v-822h1178">
          <text:p/>
        </draw:connector>
        <draw:custom-shape draw:style-name="gr1" draw:text-style-name="P1" draw:id="id1187" draw:layer="layout" svg:width="3.466cm" svg:height="0.582cm" svg:x="21.272cm" svg:y="40.747cm">
          <text:p text:style-name="P1">XclExpDimensions</text:p>
          <draw:enhanced-geometry svg:viewBox="0 0 21600 21600" draw:type="rectangle" draw:enhanced-path="M 0 0 L 21600 0 21600 21600 0 21600 0 0 Z N"/>
        </draw:custom-shape>
        <draw:connector draw:style-name="data_20_member" draw:layer="layout" svg:x1="18.468cm" svg:y1="41.329cm" svg:x2="21.272cm" svg:y2="41.038cm" draw:start-shape="id1184" draw:start-glue-point="1" draw:end-shape="id1187" draw:end-glue-point="3" svg:d="m18468 41329h1402v-291h1402">
          <text:p/>
        </draw:connector>
        <draw:connector draw:style-name="data_20_member_20__28_multiple_20_pointers_29_" draw:layer="layout" svg:x1="25.877cm" svg:y1="52.441cm" svg:x2="40.717cm" svg:y2="52.998cm" draw:start-shape="id1185" draw:start-glue-point="1" draw:end-shape="id1110" draw:end-glue-point="3" svg:d="m25877 52441h7419v557h7421">
          <text:p/>
        </draw:connector>
        <draw:custom-shape draw:style-name="gr1" draw:text-style-name="P1" draw:id="id1188" draw:layer="layout" svg:width="3.069cm" svg:height="2.672cm" svg:x="8.203cm" svg:y="26.38cm">
          <draw:glue-point draw:id="4" svg:x="5.001cm" svg:y="3.413cm"/>
          <text:p text:style-name="P1">XclExpCellTable</text:p>
          <draw:enhanced-geometry svg:viewBox="0 0 21600 21600" draw:type="rectangle" draw:enhanced-path="M 0 0 L 21600 0 21600 21600 0 21600 0 0 Z N"/>
        </draw:custom-shape>
        <draw:connector draw:style-name="inheritance_20__28_public_29_" draw:layer="layout" draw:line-skew="-1.016cm" svg:x1="9.737cm" svg:y1="26.38cm" svg:x2="35.605cm" svg:y2="20.05cm" draw:start-shape="id1188" draw:start-glue-point="0" draw:end-shape="id966" draw:end-glue-point="5" svg:d="m9737 26380v-4180h25868v-2150">
          <text:p/>
        </draw:connector>
        <draw:custom-shape draw:style-name="gr1" draw:text-style-name="P1" draw:id="id1122" draw:layer="layout" svg:width="2.616cm" svg:height="0.595cm" svg:x="33.791cm" svg:y="25.471cm">
          <text:p text:style-name="P3">XclExpTabInfo</text:p>
          <draw:enhanced-geometry svg:viewBox="0 0 21600 21600" draw:type="rectangle" draw:enhanced-path="M 0 0 L 21600 0 21600 21600 0 21600 0 0 Z N"/>
        </draw:custom-shape>
        <draw:connector draw:style-name="data_20_member" draw:layer="layout" svg:x1="11.271cm" svg:y1="28.627cm" svg:x2="15.399cm" svg:y2="41.329cm" draw:start-shape="id1188" draw:start-glue-point="4" draw:end-shape="id1184" draw:end-glue-point="3" svg:d="m11271 28627h2064v12702h2064">
          <text:p/>
        </draw:connector>
      </draw:page>
      <draw:page draw:name="sc (data pilot)" draw:style-name="dp1" draw:master-page-name="Default">
        <office:forms form:automatic-focus="false" form:apply-design-mode="false"/>
        <draw:frame draw:style-name="annotation" draw:layer="layout" svg:width="10.148cm" svg:height="4.841cm" svg:x="53.87cm" svg:y="22.839cm">
          <draw:text-box>
            <text:p text:style-name="P2"><text:span text:style-name="T1">ScDPSource</text:span> holds an instance of <text:span text:style-name="T1">ScDPResultData</text:span>, and two instances of <text:span text:style-name="T1">ScDPResultMember</text:span>, one for column result (pColResRoot), and the other for row result (pRowResRoot). <text:s/>These instances all get constructed within the <text:span text:style-name="T1">CreateRes_Impl()</text:span> method. <text:s/>The instance of <text:span text:style-name="T1">ScDPResultData</text:span> gets passed around to other parts of the code, but it is the <text:span text:style-name="T1">ScDPSource</text:span> instance that manages its life time.</text:p>
            <text:p text:style-name="P2"/>
            <text:p text:style-name="P2">A new instance of <text:span text:style-name="T1">ScDPResultData</text:span> gets created every time a result is computed. <text:s/>The old instance gets destroy (via <text:span text:style-name="T1">ScDPSource::disposeData()</text:span><text:span text:style-name="T5"> method</text:span>) before the new instance gets created.</text:p>
          </draw:text-box>
        </draw:frame>
        <draw:custom-shape draw:style-name="gr1" draw:text-style-name="P1" draw:id="id1189" draw:layer="layout" svg:width="2.222cm" svg:height="6.099cm" svg:x="15.674cm" svg:y="18.224cm">
          <draw:glue-point draw:id="4" svg:x="5cm" svg:y="-2.403cm"/>
          <draw:glue-point draw:id="5" svg:x="5cm" svg:y="2.299cm"/>
          <draw:glue-point draw:id="6" svg:x="5cm" svg:y="3.873cm"/>
          <draw:glue-point draw:id="7" svg:x="5cm" svg:y="-3.935cm"/>
          <draw:glue-point draw:id="8" svg:x="5cm" svg:y="1.139cm"/>
          <text:p text:style-name="P3">ScDPObject</text:p>
          <draw:enhanced-geometry svg:viewBox="0 0 21600 21600" draw:type="rectangle" draw:enhanced-path="M 0 0 L 21600 0 21600 21600 0 21600 0 0 Z N"/>
        </draw:custom-shape>
        <draw:custom-shape draw:style-name="gr1" draw:text-style-name="P1" draw:id="id1190" draw:layer="layout" svg:width="2.725cm" svg:height="3.285cm" svg:x="21.884cm" svg:y="15.68cm">
          <draw:glue-point draw:id="4" svg:x="4.998cm" svg:y="3.129cm"/>
          <draw:glue-point draw:id="5" svg:x="4.998cm" svg:y="-3.025cm"/>
          <text:p text:style-name="P3">ScDPSaveData</text:p>
          <draw:enhanced-geometry svg:viewBox="0 0 21600 21600" draw:type="rectangle" draw:enhanced-path="M 0 0 L 21600 0 21600 21600 0 21600 0 0 Z N"/>
        </draw:custom-shape>
        <draw:custom-shape draw:style-name="gr1" draw:text-style-name="P1" draw:id="id1192" draw:layer="layout" svg:width="4.153cm" svg:height="1.329cm" svg:x="30.27cm" svg:y="18.449cm">
          <draw:glue-point draw:id="4" svg:x="4.998cm" svg:y="-2.603cm"/>
          <draw:glue-point draw:id="5" svg:x="4.998cm" svg:y="2.663cm"/>
          <text:p text:style-name="P3">ScDPDimensionSaveData</text:p>
          <draw:enhanced-geometry svg:viewBox="0 0 21600 21600" draw:type="rectangle" draw:enhanced-path="M 0 0 L 21600 0 21600 21600 0 21600 0 0 Z N"/>
        </draw:custom-shape>
        <draw:custom-shape draw:style-name="gr1" draw:text-style-name="P1" draw:layer="layout" svg:width="3.756cm" svg:height="0.688cm" svg:x="111.715cm" svg:y="35.732cm">
          <text:p text:style-name="P3">ScDPColMembersOrder</text:p>
          <draw:enhanced-geometry svg:viewBox="0 0 21600 21600" draw:type="rectangle" draw:enhanced-path="M 0 0 L 21600 0 21600 21600 0 21600 0 0 Z N"/>
        </draw:custom-shape>
        <draw:custom-shape draw:style-name="gr1" draw:text-style-name="P1" draw:id="id1198" draw:layer="layout" svg:width="3.359cm" svg:height="1.919cm" svg:x="63.695cm" svg:y="29.069cm">
          <draw:glue-point draw:id="4" svg:x="4.998cm" svg:y="2.568cm"/>
          <draw:glue-point draw:id="5" svg:x="4.998cm" svg:y="-2.721cm"/>
          <draw:glue-point draw:id="6" svg:x="-5.001cm" svg:y="-2.595cm"/>
          <draw:glue-point draw:id="7" svg:x="-5.001cm" svg:y="2.782cm"/>
          <text:p text:style-name="P3">ScDPDataDimension</text:p>
          <draw:enhanced-geometry svg:viewBox="0 0 21600 21600" draw:type="rectangle" draw:enhanced-path="M 0 0 L 21600 0 21600 21600 0 21600 0 0 Z N"/>
        </draw:custom-shape>
        <draw:custom-shape draw:style-name="gr1" draw:text-style-name="P1" draw:id="id1202" draw:layer="layout" svg:width="3.042cm" svg:height="0.661cm" svg:x="74.715cm" svg:y="28.711cm">
          <text:p text:style-name="P3">ScDPDataMember</text:p>
          <draw:enhanced-geometry svg:viewBox="0 0 21600 21600" draw:type="rectangle" draw:enhanced-path="M 0 0 L 21600 0 21600 21600 0 21600 0 0 Z N"/>
        </draw:custom-shape>
        <draw:custom-shape draw:style-name="gr1" draw:text-style-name="P1" draw:layer="layout" svg:width="3.042cm" svg:height="0.661cm" svg:x="116.82cm" svg:y="34.198cm">
          <text:p text:style-name="P3">ScDPDateGroupDlg</text:p>
          <draw:enhanced-geometry svg:viewBox="0 0 21600 21600" draw:type="rectangle" draw:enhanced-path="M 0 0 L 21600 0 21600 21600 0 21600 0 0 Z N"/>
        </draw:custom-shape>
        <draw:custom-shape draw:style-name="gr1" draw:text-style-name="P1" draw:layer="layout" svg:width="4.259cm" svg:height="0.661cm" svg:x="121.068cm" svg:y="43.802cm">
          <text:p text:style-name="P3">ScDPDateGroupEditHelper</text:p>
          <draw:enhanced-geometry svg:viewBox="0 0 21600 21600" draw:type="rectangle" draw:enhanced-path="M 0 0 L 21600 0 21600 21600 0 21600 0 0 Z N"/>
        </draw:custom-shape>
        <draw:custom-shape draw:style-name="gr1" draw:text-style-name="P1" draw:id="id1235" draw:layer="layout" svg:width="3.624cm" svg:height="0.661cm" svg:x="71.281cm" svg:y="46.221cm">
          <text:p text:style-name="P3">ScDPDateGroupHelper</text:p>
          <draw:enhanced-geometry svg:viewBox="0 0 21600 21600" draw:type="rectangle" draw:enhanced-path="M 0 0 L 21600 0 21600 21600 0 21600 0 0 Z N"/>
        </draw:custom-shape>
        <draw:custom-shape draw:style-name="gr1" draw:text-style-name="P1" draw:id="id1213" draw:layer="layout" svg:width="2.725cm" svg:height="0.661cm" svg:x="30.487cm" svg:y="57.223cm">
          <text:p text:style-name="P3">ScDPDimension</text:p>
          <draw:enhanced-geometry svg:viewBox="0 0 21600 21600" draw:type="rectangle" draw:enhanced-path="M 0 0 L 21600 0 21600 21600 0 21600 0 0 Z N"/>
        </draw:custom-shape>
        <draw:custom-shape draw:style-name="gr1" draw:text-style-name="P1" draw:id="id1205" draw:layer="layout" svg:width="2.725cm" svg:height="0.661cm" svg:x="21.663cm" svg:y="54.629cm">
          <text:p text:style-name="P3">ScDPDimensions</text:p>
          <draw:enhanced-geometry svg:viewBox="0 0 21600 21600" draw:type="rectangle" draw:enhanced-path="M 0 0 L 21600 0 21600 21600 0 21600 0 0 Z N"/>
        </draw:custom-shape>
        <draw:custom-shape draw:style-name="gr1" draw:text-style-name="P1" draw:id="id1254" draw:layer="layout" svg:width="3.201cm" svg:height="0.584cm" svg:x="96.316cm" svg:y="35.157cm">
          <text:p text:style-name="P3">ScDPFieldWindow</text:p>
          <draw:enhanced-geometry svg:viewBox="0 0 21600 21600" draw:type="rectangle" draw:enhanced-path="M 0 0 L 21600 0 21600 21600 0 21600 0 0 Z N"/>
        </draw:custom-shape>
        <draw:custom-shape draw:style-name="gr5" draw:text-style-name="P2" draw:id="id1259" draw:layer="layout" svg:width="2.724cm" svg:height="0.662cm" svg:x="97.929cm" svg:y="38.129cm">
          <text:p text:style-name="P2">ScDPFuncData</text:p>
          <draw:enhanced-geometry svg:viewBox="0 0 21600 21600" draw:mirror-horizontal="false" draw:mirror-vertical="false" draw:type="rectangle" draw:enhanced-path="M 0 0 L 21600 0 21600 21600 0 21600 0 0 Z N"/>
        </draw:custom-shape>
        <draw:custom-shape draw:style-name="gr1" draw:text-style-name="P1" draw:layer="layout" svg:width="3.201cm" svg:height="0.661cm" svg:x="107.561cm" svg:y="35.6cm">
          <text:p text:style-name="P3">ScDPFunctionDlg</text:p>
          <draw:enhanced-geometry svg:viewBox="0 0 21600 21600" draw:type="rectangle" draw:enhanced-path="M 0 0 L 21600 0 21600 21600 0 21600 0 0 Z N"/>
        </draw:custom-shape>
        <draw:custom-shape draw:style-name="gr1" draw:text-style-name="P1" draw:layer="layout" svg:width="3.465cm" svg:height="0.661cm" svg:x="115.076cm" svg:y="37.955cm">
          <text:p text:style-name="P3">ScDPFunctionListBox</text:p>
          <draw:enhanced-geometry svg:viewBox="0 0 21600 21600" draw:type="rectangle" draw:enhanced-path="M 0 0 L 21600 0 21600 21600 0 21600 0 0 Z N"/>
        </draw:custom-shape>
        <draw:custom-shape draw:style-name="gr5" draw:layer="layout" svg:width="3.889cm" svg:height="0.662cm" svg:x="114.863cm" svg:y="40.679cm">
          <text:p text:style-name="P2">ScDPGetPivotDataField</text:p>
          <draw:enhanced-geometry svg:viewBox="0 0 21600 21600" draw:type="rectangle" draw:enhanced-path="M 0 0 L 21600 0 21600 21600 0 21600 0 0 Z N"/>
        </draw:custom-shape>
        <draw:custom-shape draw:style-name="gr1" draw:text-style-name="P1" draw:layer="layout" svg:width="4.18cm" svg:height="0.688cm" svg:x="119.599cm" svg:y="38.193cm">
          <text:p text:style-name="P3">ScDPGlobalMembersOrder</text:p>
          <draw:enhanced-geometry svg:viewBox="0 0 21600 21600" draw:type="rectangle" draw:enhanced-path="M 0 0 L 21600 0 21600 21600 0 21600 0 0 Z N"/>
        </draw:custom-shape>
        <draw:custom-shape draw:style-name="gr1" draw:text-style-name="P1" draw:layer="layout" svg:width="3.281cm" svg:height="0.688cm" svg:x="116.347cm" svg:y="46.71cm">
          <text:p text:style-name="P3">ScDPGroupCompare</text:p>
          <draw:enhanced-geometry svg:viewBox="0 0 21600 21600" draw:type="rectangle" draw:enhanced-path="M 0 0 L 21600 0 21600 21600 0 21600 0 0 Z N"/>
        </draw:custom-shape>
        <draw:custom-shape draw:style-name="gr1" draw:text-style-name="P1" draw:id="id1219" draw:layer="layout" svg:width="3.465cm" svg:height="1.308cm" svg:x="66.219cm" svg:y="44.848cm">
          <draw:glue-point draw:id="4" svg:x="4.998cm" svg:y="-2.889cm"/>
          <draw:glue-point draw:id="5" svg:x="4.998cm" svg:y="2.37cm"/>
          <text:p text:style-name="P3">ScDPGroupDimension</text:p>
          <draw:enhanced-geometry svg:viewBox="0 0 21600 21600" draw:type="rectangle" draw:enhanced-path="M 0 0 L 21600 0 21600 21600 0 21600 0 0 Z N"/>
        </draw:custom-shape>
        <draw:custom-shape draw:style-name="gr1" draw:text-style-name="P1" draw:layer="layout" svg:width="3.465cm" svg:height="0.688cm" svg:x="117.406cm" svg:y="45.149cm">
          <text:p text:style-name="P3">ScDPGroupEditHelper</text:p>
          <draw:enhanced-geometry svg:viewBox="0 0 21600 21600" draw:type="rectangle" draw:enhanced-path="M 0 0 L 21600 0 21600 21600 0 21600 0 0 Z N"/>
        </draw:custom-shape>
        <draw:custom-shape draw:style-name="gr1" draw:text-style-name="P1" draw:id="id1232" draw:layer="layout" svg:width="2.777cm" svg:height="0.868cm" svg:x="72.904cm" svg:y="44.698cm">
          <draw:glue-point draw:id="4" svg:x="4.998cm" svg:y="-2.278cm"/>
          <draw:glue-point draw:id="5" svg:x="4.998cm" svg:y="2.122cm"/>
          <text:p text:style-name="P3">ScDPGroupItem</text:p>
          <draw:enhanced-geometry svg:viewBox="0 0 21600 21600" draw:type="rectangle" draw:enhanced-path="M 0 0 L 21600 0 21600 21600 0 21600 0 0 Z N"/>
        </draw:custom-shape>
        <draw:custom-shape draw:style-name="gr1" draw:text-style-name="P1" draw:id="id1215" draw:layer="layout" svg:width="3.57cm" svg:height="2.037cm" svg:x="59.473cm" svg:y="43.816cm">
          <draw:glue-point draw:id="4" svg:x="5cm" svg:y="-2.533cm"/>
          <draw:glue-point draw:id="5" svg:x="5cm" svg:y="2.665cm"/>
          <text:p text:style-name="P3">ScDPGroupTableData</text:p>
          <draw:enhanced-geometry svg:viewBox="0 0 21600 21600" draw:type="rectangle" draw:enhanced-path="M 0 0 L 21600 0 21600 21600 0 21600 0 0 Z N"/>
        </draw:custom-shape>
        <draw:custom-shape draw:style-name="gr1" draw:text-style-name="P1" draw:id="id1207" draw:layer="layout" svg:width="2.804cm" svg:height="0.662cm" svg:x="36.829cm" svg:y="60.148cm">
          <text:p text:style-name="P3">ScDPHierarchies</text:p>
          <draw:enhanced-geometry svg:viewBox="0 0 21600 21600" draw:type="rectangle" draw:enhanced-path="M 0 0 L 21600 0 21600 21600 0 21600 0 0 Z N"/>
        </draw:custom-shape>
        <draw:custom-shape draw:style-name="gr1" draw:text-style-name="P3" draw:id="id1211" draw:layer="layout" svg:width="2.804cm" svg:height="0.662cm" svg:x="44.424cm" svg:y="63.496cm">
          <text:p text:style-name="P3">ScDPHierarchy</text:p>
          <draw:enhanced-geometry svg:viewBox="0 0 21600 21600" draw:mirror-horizontal="false" draw:mirror-vertical="false" draw:type="rectangle" draw:enhanced-path="M 0 0 L 21600 0 21600 21600 0 21600 0 0 Z N"/>
        </draw:custom-shape>
        <draw:custom-shape draw:style-name="gr1" draw:text-style-name="P1" draw:layer="layout" svg:width="2.804cm" svg:height="0.662cm" svg:x="110.772cm" svg:y="37.247cm">
          <text:p text:style-name="P3">ScDPInitState</text:p>
          <draw:enhanced-geometry svg:viewBox="0 0 21600 21600" draw:type="rectangle" draw:enhanced-path="M 0 0 L 21600 0 21600 21600 0 21600 0 0 Z N"/>
        </draw:custom-shape>
        <draw:custom-shape draw:style-name="gr1" draw:text-style-name="P1" draw:id="id1253" draw:layer="layout" svg:width="3.201cm" svg:height="3.038cm" svg:x="89.705cm" svg:y="35.528cm">
          <draw:glue-point draw:id="4" svg:x="4.998cm" svg:y="-2.302cm"/>
          <draw:glue-point draw:id="5" svg:x="4.998cm" svg:y="2.799cm"/>
          <draw:glue-point draw:id="6" svg:x="4.998cm" svg:y="4.025cm"/>
          <draw:glue-point draw:id="7" svg:x="4.998cm" svg:y="1.339cm"/>
          <draw:glue-point draw:id="8" svg:x="4.998cm" svg:y="-1.211cm"/>
          <draw:glue-point draw:id="9" svg:x="4.998cm" svg:y="-3.778cm"/>
          <text:p text:style-name="P3">ScDPLayoutDlg</text:p>
          <draw:enhanced-geometry svg:viewBox="0 0 21600 21600" draw:type="rectangle" draw:enhanced-path="M 0 0 L 21600 0 21600 21600 0 21600 0 0 Z N"/>
        </draw:custom-shape>
        <draw:custom-shape draw:style-name="gr1" draw:text-style-name="P1" draw:id="id1209" draw:layer="layout" svg:width="1.983cm" svg:height="0.661cm" svg:x="54.049cm" svg:y="64.028cm">
          <text:p text:style-name="P3">ScDPLevels</text:p>
          <draw:enhanced-geometry svg:viewBox="0 0 21600 21600" draw:type="rectangle" draw:enhanced-path="M 0 0 L 21600 0 21600 21600 0 21600 0 0 Z N"/>
        </draw:custom-shape>
        <draw:custom-shape draw:style-name="gr1" draw:text-style-name="P1" draw:id="id1221" draw:layer="layout" svg:width="2.328cm" svg:height="0.661cm" svg:x="80.11cm" svg:y="56.512cm">
          <text:p text:style-name="P3">ScDPMember</text:p>
          <draw:enhanced-geometry svg:viewBox="0 0 21600 21600" draw:type="rectangle" draw:enhanced-path="M 0 0 L 21600 0 21600 21600 0 21600 0 0 Z N"/>
        </draw:custom-shape>
        <draw:custom-shape draw:style-name="gr1" draw:text-style-name="P1" draw:id="id1223" draw:layer="layout" svg:width="2.461cm" svg:height="0.661cm" svg:x="73.283cm" svg:y="56.276cm">
          <text:p text:style-name="P3">ScDPMembers</text:p>
          <draw:enhanced-geometry svg:viewBox="0 0 21600 21600" draw:type="rectangle" draw:enhanced-path="M 0 0 L 21600 0 21600 21600 0 21600 0 0 Z N"/>
        </draw:custom-shape>
        <draw:custom-shape draw:style-name="gr1" draw:text-style-name="P1" draw:id="id1220" draw:layer="layout" svg:width="4.233cm" svg:height="1.258cm" svg:x="64.608cm" svg:y="47.015cm">
          <text:p text:style-name="P3">ScDPNumGroupDimension</text:p>
          <draw:enhanced-geometry svg:viewBox="0 0 21600 21600" draw:type="rectangle" draw:enhanced-path="M 0 0 L 21600 0 21600 21600 0 21600 0 0 Z N"/>
        </draw:custom-shape>
        <draw:custom-shape draw:style-name="gr1" draw:text-style-name="P1" draw:layer="layout" svg:width="3.279cm" svg:height="0.662cm" svg:x="122.646cm" svg:y="45.916cm">
          <text:p text:style-name="P3">ScDPNumGroupDlg</text:p>
          <draw:enhanced-geometry svg:viewBox="0 0 21600 21600" draw:type="rectangle" draw:enhanced-path="M 0 0 L 21600 0 21600 21600 0 21600 0 0 Z N"/>
        </draw:custom-shape>
        <draw:custom-shape draw:style-name="gr1" draw:text-style-name="P1" draw:layer="layout" svg:width="4.259cm" svg:height="0.662cm" svg:x="120.106cm" svg:y="47.028cm">
          <text:p text:style-name="P3">ScDPNumGroupEditHelper</text:p>
          <draw:enhanced-geometry svg:viewBox="0 0 21600 21600" draw:type="rectangle" draw:enhanced-path="M 0 0 L 21600 0 21600 21600 0 21600 0 0 Z N"/>
        </draw:custom-shape>
        <draw:custom-shape draw:style-name="gr5" draw:layer="layout" svg:width="3.385cm" svg:height="0.662cm" svg:x="120.172cm" svg:y="48.528cm">
          <text:p text:style-name="P2">ScDPNumGroupInfo</text:p>
          <draw:enhanced-geometry svg:viewBox="0 0 21600 21600" draw:type="rectangle" draw:enhanced-path="M 0 0 L 21600 0 21600 21600 0 21600 0 0 Z N"/>
        </draw:custom-shape>
        <draw:custom-shape draw:style-name="gr5" draw:id="id1225" draw:layer="layout" svg:width="3.385cm" svg:height="0.662cm" svg:x="26.509cm" svg:y="24.387cm">
          <text:p text:style-name="P2">ScDPOutLevelData</text:p>
          <draw:enhanced-geometry svg:viewBox="0 0 21600 21600" draw:type="rectangle" draw:enhanced-path="M 0 0 L 21600 0 21600 21600 0 21600 0 0 Z N"/>
        </draw:custom-shape>
        <draw:custom-shape draw:style-name="gr1" draw:text-style-name="P1" draw:id="id1191" draw:layer="layout" svg:width="2.419cm" svg:height="0.668cm" svg:x="22.68cm" svg:y="22.993cm">
          <text:p text:style-name="P3">ScDPOutput</text:p>
          <draw:enhanced-geometry svg:viewBox="0 0 21600 21600" draw:type="rectangle" draw:enhanced-path="M 0 0 L 21600 0 21600 21600 0 21600 0 0 Z N"/>
        </draw:custom-shape>
        <draw:custom-shape draw:style-name="gr5" draw:layer="layout" svg:width="3.385cm" svg:height="0.662cm" svg:x="113.673cm" svg:y="31.395cm">
          <text:p text:style-name="P2">ScDPPositionData</text:p>
          <draw:enhanced-geometry svg:viewBox="0 0 21600 21600" draw:type="rectangle" draw:enhanced-path="M 0 0 L 21600 0 21600 21600 0 21600 0 0 Z N"/>
        </draw:custom-shape>
        <draw:custom-shape draw:style-name="gr5" draw:layer="layout" svg:width="2.824cm" svg:height="0.662cm" svg:x="127.824cm" svg:y="39.934cm">
          <text:p text:style-name="P2">ScDPRelativePos</text:p>
          <draw:enhanced-geometry svg:viewBox="0 0 21600 21600" draw:type="rectangle" draw:enhanced-path="M 0 0 L 21600 0 21600 21600 0 21600 0 0 Z N"/>
        </draw:custom-shape>
        <draw:custom-shape draw:style-name="gr1" draw:text-style-name="P1" draw:id="id1199" draw:layer="layout" svg:width="2.695cm" svg:height="0.662cm" svg:x="71.808cm" svg:y="30.907cm">
          <text:p text:style-name="P3">ScDPResultData</text:p>
          <draw:enhanced-geometry svg:viewBox="0 0 21600 21600" draw:type="rectangle" draw:enhanced-path="M 0 0 L 21600 0 21600 21600 0 21600 0 0 Z N"/>
        </draw:custom-shape>
        <draw:custom-shape draw:style-name="gr1" draw:text-style-name="P1" draw:id="id1200" draw:layer="layout" svg:width="3.472cm" svg:height="0.662cm" svg:x="70.995cm" svg:y="31.893cm">
          <text:p text:style-name="P3">ScDPResultDimension</text:p>
          <draw:enhanced-geometry svg:viewBox="0 0 21600 21600" draw:type="rectangle" draw:enhanced-path="M 0 0 L 21600 0 21600 21600 0 21600 0 0 Z N"/>
        </draw:custom-shape>
        <draw:custom-shape draw:style-name="gr1" draw:text-style-name="P1" draw:id="id1228" draw:layer="layout" svg:width="3.472cm" svg:height="1.699cm" svg:x="50.731cm" svg:y="31.958cm">
          <draw:glue-point draw:id="4" svg:x="5cm" svg:y="-2.472cm"/>
          <draw:glue-point draw:id="5" svg:x="5cm" svg:y="2.666cm"/>
          <text:p text:style-name="P3">ScDPResultMember</text:p>
          <draw:enhanced-geometry svg:viewBox="0 0 21600 21600" draw:type="rectangle" draw:enhanced-path="M 0 0 L 21600 0 21600 21600 0 21600 0 0 Z N"/>
        </draw:custom-shape>
        <draw:custom-shape draw:style-name="gr1" draw:text-style-name="P1" draw:layer="layout" svg:width="3.836cm" svg:height="0.662cm" svg:x="130.686cm" svg:y="37.913cm">
          <text:p text:style-name="P3">ScDPRowMembersOrder</text:p>
          <draw:enhanced-geometry svg:viewBox="0 0 21600 21600" draw:type="rectangle" draw:enhanced-path="M 0 0 L 21600 0 21600 21600 0 21600 0 0 Z N"/>
        </draw:custom-shape>
        <draw:custom-shape draw:style-name="gr1" draw:text-style-name="P1" draw:layer="layout" svg:width="2.799cm" svg:height="0.662cm" svg:x="131.723cm" svg:y="39.286cm">
          <text:p text:style-name="P3">ScDPRowTotals</text:p>
          <draw:enhanced-geometry svg:viewBox="0 0 21600 21600" draw:type="rectangle" draw:enhanced-path="M 0 0 L 21600 0 21600 21600 0 21600 0 0 Z N"/>
        </draw:custom-shape>
        <draw:custom-shape draw:style-name="gr1" draw:text-style-name="P1" draw:layer="layout" svg:width="3.731cm" svg:height="0.662cm" svg:x="131.905cm" svg:y="40.375cm">
          <text:p text:style-name="P3">ScDPRunningTotalState</text:p>
          <draw:enhanced-geometry svg:viewBox="0 0 21600 21600" draw:type="rectangle" draw:enhanced-path="M 0 0 L 21600 0 21600 21600 0 21600 0 0 Z N"/>
        </draw:custom-shape>
        <draw:custom-shape draw:style-name="gr1" draw:text-style-name="P3" draw:id="id1241" draw:layer="layout" svg:width="3.368cm" svg:height="4.568cm" svg:x="27.438cm" svg:y="11.197cm">
          <draw:glue-point draw:id="4" svg:x="5cm" svg:y="-2.732cm"/>
          <draw:glue-point draw:id="5" svg:x="5cm" svg:y="-1.37cm"/>
          <draw:glue-point draw:id="6" svg:x="5cm" svg:y="2.261cm"/>
          <draw:glue-point draw:id="7" svg:x="5cm" svg:y="3.964cm"/>
          <draw:glue-point draw:id="8" svg:x="5cm" svg:y="1.07cm"/>
          <draw:glue-point draw:id="9" svg:x="5cm" svg:y="-3.979cm"/>
          <text:p text:style-name="P3">ScDPSaveDimension</text:p>
          <draw:enhanced-geometry svg:viewBox="0 0 21600 21600" draw:mirror-horizontal="false" draw:mirror-vertical="false" draw:type="rectangle" draw:enhanced-path="M 0 0 L 21600 0 21600 21600 0 21600 0 0 Z N"/>
        </draw:custom-shape>
        <draw:custom-shape draw:style-name="gr1" draw:text-style-name="P3" draw:id="id1193" draw:layer="layout" svg:width="4.251cm" svg:height="1.081cm" svg:x="36.741cm" svg:y="17.806cm">
          <draw:glue-point draw:id="4" svg:x="4.998cm" svg:y="-2.358cm"/>
          <draw:glue-point draw:id="5" svg:x="4.998cm" svg:y="3.163cm"/>
          <text:p text:style-name="P3">ScDPSaveGroupDimension</text:p>
          <draw:enhanced-geometry svg:viewBox="0 0 21600 21600" draw:mirror-horizontal="false" draw:mirror-vertical="false" draw:type="rectangle" draw:enhanced-path="M 0 0 L 21600 0 21600 21600 0 21600 0 0 Z N"/>
        </draw:custom-shape>
        <draw:custom-shape draw:style-name="gr1" draw:text-style-name="P3" draw:layer="layout" svg:width="3.498cm" svg:height="0.635cm" svg:x="32.886cm" svg:y="16.913cm">
          <text:p text:style-name="P3">ScDPSaveGroupItem</text:p>
          <draw:enhanced-geometry svg:viewBox="0 0 21600 21600" draw:mirror-horizontal="false" draw:mirror-vertical="false" draw:type="rectangle" draw:enhanced-path="M 0 0 L 21600 0 21600 21600 0 21600 0 0 Z N"/>
        </draw:custom-shape>
        <draw:custom-shape draw:style-name="gr1" draw:text-style-name="P1" draw:id="id1249" draw:layer="layout" svg:width="3.219cm" svg:height="0.635cm" svg:x="34.294cm" svg:y="10.657cm">
          <text:p text:style-name="P3">ScDPSaveMember</text:p>
          <draw:enhanced-geometry svg:viewBox="0 0 21600 21600" draw:type="rectangle" draw:enhanced-path="M 0 0 L 21600 0 21600 21600 0 21600 0 0 Z N"/>
        </draw:custom-shape>
        <draw:custom-shape draw:style-name="gr1" draw:text-style-name="P3" draw:id="id1194" draw:layer="layout" svg:width="5.002cm" svg:height="1.525cm" svg:x="36.535cm" svg:y="19.624cm">
          <draw:glue-point draw:id="4" svg:x="5cm" svg:y="-2.7cm"/>
          <draw:glue-point draw:id="5" svg:x="5cm" svg:y="2.907cm"/>
          <text:p text:style-name="P3">ScDPSaveNumGroupDimension</text:p>
          <draw:enhanced-geometry svg:viewBox="0 0 21600 21600" draw:mirror-horizontal="false" draw:mirror-vertical="false" draw:type="rectangle" draw:enhanced-path="M 0 0 L 21600 0 21600 21600 0 21600 0 0 Z N"/>
        </draw:custom-shape>
        <draw:custom-shape draw:style-name="gr5" draw:id="id1197" draw:layer="layout" svg:width="2.954cm" svg:height="0.662cm" svg:x="22.854cm" svg:y="19.401cm">
          <text:p text:style-name="P2">ScDPServiceDesc</text:p>
          <draw:enhanced-geometry svg:viewBox="0 0 21600 21600" draw:type="rectangle" draw:enhanced-path="M 0 0 L 21600 0 21600 21600 0 21600 0 0 Z N"/>
        </draw:custom-shape>
        <draw:custom-shape draw:style-name="gr1" draw:text-style-name="P1" draw:layer="layout" svg:width="3.042cm" svg:height="0.661cm" svg:x="122.898cm" svg:y="34.388cm">
          <text:p text:style-name="P3">ScDPShowDetailDlg</text:p>
          <draw:enhanced-geometry svg:viewBox="0 0 21600 21600" draw:type="rectangle" draw:enhanced-path="M 0 0 L 21600 0 21600 21600 0 21600 0 0 Z N"/>
        </draw:custom-shape>
        <draw:custom-shape draw:style-name="gr1" draw:text-style-name="P1" draw:id="id1203" draw:layer="layout" svg:width="2.54cm" svg:height="8.5cm" svg:x="24.282cm" svg:y="36.209cm">
          <draw:glue-point draw:id="4" svg:x="5cm" svg:y="3.652cm"/>
          <draw:glue-point draw:id="5" svg:x="5cm" svg:y="1.876cm"/>
          <draw:glue-point draw:id="6" svg:x="5cm" svg:y="-1.434cm"/>
          <draw:glue-point draw:id="7" svg:x="5cm" svg:y="-3.371cm"/>
          <draw:glue-point draw:id="8" svg:x="-5cm" svg:y="2.825cm"/>
          <draw:glue-point draw:id="9" svg:x="5cm" svg:y="2.804cm"/>
          <draw:glue-point draw:id="10" svg:x="5cm" svg:y="4.412cm"/>
          <draw:glue-point draw:id="11" svg:x="5cm" svg:y="-4.269cm"/>
          <draw:glue-point draw:id="12" svg:x="5cm" svg:y="-2.317cm"/>
          <draw:glue-point draw:id="13" svg:x="5cm" svg:y="-0.645cm"/>
          <draw:glue-point draw:id="14" svg:x="5cm" svg:y="0.957cm"/>
          <text:p text:style-name="P3">ScDPSource</text:p>
          <draw:enhanced-geometry svg:viewBox="0 0 21600 21600" draw:type="rectangle" draw:enhanced-path="M 0 0 L 21600 0 21600 21600 0 21600 0 0 Z N"/>
        </draw:custom-shape>
        <draw:custom-shape draw:style-name="gr5" draw:layer="layout" svg:width="3.111cm" svg:height="0.662cm" svg:x="122.846cm" svg:y="33.143cm">
          <text:p text:style-name="P2">ScDPSubTotalState</text:p>
          <draw:enhanced-geometry svg:viewBox="0 0 21600 21600" draw:type="rectangle" draw:enhanced-path="M 0 0 L 21600 0 21600 21600 0 21600 0 0 Z N"/>
        </draw:custom-shape>
        <draw:custom-shape draw:style-name="gr1" draw:text-style-name="P1" draw:id="id1257" draw:layer="layout" svg:width="3.042cm" svg:height="1.303cm" svg:x="95.673cm" svg:y="40.348cm">
          <draw:glue-point draw:id="4" svg:x="5cm" svg:y="-2.755cm"/>
          <draw:glue-point draw:id="5" svg:x="5cm" svg:y="3.016cm"/>
          <text:p text:style-name="P3">ScDPSubtotalDlg</text:p>
          <draw:enhanced-geometry svg:viewBox="0 0 21600 21600" draw:type="rectangle" draw:enhanced-path="M 0 0 L 21600 0 21600 21600 0 21600 0 0 Z N"/>
        </draw:custom-shape>
        <draw:custom-shape draw:style-name="gr1" draw:text-style-name="P1" draw:id="id1258" draw:layer="layout" svg:width="3.311cm" svg:height="1.304cm" svg:x="102.697cm" svg:y="40.088cm">
          <draw:glue-point draw:id="4" svg:x="4.998cm" svg:y="3.205cm"/>
          <text:p text:style-name="P3">ScDPSubtotalOptDlg</text:p>
          <draw:enhanced-geometry svg:viewBox="0 0 21600 21600" draw:type="rectangle" draw:enhanced-path="M 0 0 L 21600 0 21600 21600 0 21600 0 0 Z N"/>
        </draw:custom-shape>
        <draw:custom-shape draw:style-name="gr1" draw:text-style-name="P1" draw:id="id1216" draw:layer="layout" svg:width="3.042cm" svg:height="1.372cm" svg:x="65.68cm" svg:y="38.646cm">
          <draw:glue-point draw:id="4" svg:x="-2.613cm" svg:y="4.992cm"/>
          <draw:glue-point draw:id="5" svg:x="2.169cm" svg:y="4.992cm"/>
          <draw:glue-point draw:id="6" svg:x="-5cm" svg:y="2.368cm"/>
          <draw:glue-point draw:id="7" svg:x="-5cm" svg:y="-2.776cm"/>
          <text:p text:style-name="P3">ScDPTableData</text:p>
          <draw:enhanced-geometry svg:viewBox="0 0 21600 21600" draw:type="rectangle" draw:enhanced-path="M 0 0 L 21600 0 21600 21600 0 21600 0 0 Z N"/>
        </draw:custom-shape>
        <draw:custom-shape draw:style-name="gr5" draw:layer="layout" svg:width="3.913cm" svg:height="0.662cm" svg:x="124.817cm" svg:y="37.031cm">
          <text:p text:style-name="P2">ScDPTableIteratorParam</text:p>
          <draw:enhanced-geometry svg:viewBox="0 0 21600 21600" draw:type="rectangle" draw:enhanced-path="M 0 0 L 21600 0 21600 21600 0 21600 0 0 Z N"/>
        </draw:custom-shape>
        <draw:custom-shape draw:style-name="gr5" draw:layer="layout" svg:width="2.669cm" svg:height="0.662cm" svg:x="113.646cm" svg:y="30.072cm">
          <text:p text:style-name="P2">ScDPValueData</text:p>
          <draw:enhanced-geometry svg:viewBox="0 0 21600 21600" draw:type="rectangle" draw:enhanced-path="M 0 0 L 21600 0 21600 21600 0 21600 0 0 Z N"/>
        </draw:custom-shape>
        <draw:connector draw:style-name="data_20_member_20__28_pointer_29_" draw:text-style-name="P2" draw:layer="layout" svg:x1="17.896cm" svg:y1="18.874cm" svg:x2="21.884cm" svg:y2="17.322cm" draw:start-shape="id1189" draw:start-glue-point="7" draw:end-shape="id1190" draw:end-glue-point="3" svg:d="m17896 18874h1994v-1552h1994">
          <text:p text:style-name="P2">GetSaveData()</text:p>
        </draw:connector>
        <draw:connector draw:style-name="data_20_member_20__28_pointer_29_" draw:layer="layout" svg:x1="17.896cm" svg:y1="22.675cm" svg:x2="22.68cm" svg:y2="23.327cm" draw:start-shape="id1189" draw:start-glue-point="5" draw:end-shape="id1191" draw:end-glue-point="3" svg:d="m17896 22675h2392v652h2392">
          <text:p>pOutput</text:p>
        </draw:connector>
        <draw:connector draw:style-name="data_20_member_20__28_pointer_29_" draw:text-style-name="P2" draw:layer="layout" svg:x1="24.607cm" svg:y1="18.349cm" svg:x2="30.27cm" svg:y2="19.113cm" draw:start-shape="id1190" draw:start-glue-point="4" draw:end-shape="id1192" svg:d="m24607 18349h2832v764h2831">
          <text:p text:style-name="P2">GetExistingDimensionData()</text:p>
          <text:p text:style-name="P2">GetDimentionData()</text:p>
        </draw:connector>
        <draw:connector draw:style-name="data_20_member_20__28_multiple_29_" draw:layer="layout" svg:x1="34.421cm" svg:y1="18.768cm" svg:x2="36.741cm" svg:y2="18.346cm" draw:start-shape="id1192" draw:start-glue-point="4" draw:end-shape="id1193" draw:end-glue-point="3" svg:d="m34421 18768h1160v-422h1160">
          <text:p/>
        </draw:connector>
        <draw:connector draw:style-name="data_20_member_20__28_multiple_29_" draw:layer="layout" svg:x1="34.421cm" svg:y1="19.466cm" svg:x2="36.535cm" svg:y2="20.386cm" draw:start-shape="id1192" draw:start-glue-point="5" draw:end-shape="id1194" draw:end-glue-point="3" svg:d="m34421 19466h1058v920h1056">
          <text:p/>
        </draw:connector>
        <draw:custom-shape draw:style-name="gr5" draw:id="id1195" draw:layer="layout" svg:width="3.188cm" svg:height="0.662cm" svg:x="21.577cm" svg:y="20.504cm">
          <text:p text:style-name="P2">ScSheetSourceDesc</text:p>
          <draw:enhanced-geometry svg:viewBox="0 0 21600 21600" draw:type="rectangle" draw:enhanced-path="M 0 0 L 21600 0 21600 21600 0 21600 0 0 Z N"/>
        </draw:custom-shape>
        <draw:connector draw:style-name="data_20_member_20__28_pointer_29_" draw:text-style-name="P2" draw:layer="layout" svg:x1="17.896cm" svg:y1="21.273cm" svg:x2="21.577cm" svg:y2="20.835cm" draw:start-shape="id1189" draw:start-glue-point="1" draw:end-shape="id1195" draw:end-glue-point="3" svg:d="m17896 21273h1841v-438h1840">
          <text:p text:style-name="P2">GetSheetDesc()</text:p>
        </draw:connector>
        <draw:custom-shape draw:style-name="gr5" draw:id="id1196" draw:layer="layout" svg:width="3.188cm" svg:height="0.662cm" svg:x="22.691cm" svg:y="21.749cm">
          <text:p text:style-name="P2">ScImportSourceDesc</text:p>
          <draw:enhanced-geometry svg:viewBox="0 0 21600 21600" draw:type="rectangle" draw:enhanced-path="M 0 0 L 21600 0 21600 21600 0 21600 0 0 Z N"/>
        </draw:custom-shape>
        <draw:connector draw:style-name="data_20_member_20__28_pointer_29_" draw:text-style-name="P2" draw:layer="layout" svg:x1="17.896cm" svg:y1="21.967cm" svg:x2="22.691cm" svg:y2="22.08cm" draw:start-shape="id1189" draw:start-glue-point="8" draw:end-shape="id1196" draw:end-glue-point="3" svg:d="m17896 21967h2398v113h2397">
          <text:p text:style-name="P2">GetImportSourceDesc()</text:p>
        </draw:connector>
        <draw:connector draw:style-name="data_20_member_20__28_pointer_29_" draw:text-style-name="P2" draw:layer="layout" svg:x1="17.896cm" svg:y1="19.808cm" svg:x2="22.854cm" svg:y2="19.732cm" draw:start-shape="id1189" draw:start-glue-point="4" draw:end-shape="id1197" svg:d="m17896 19808h2479v-76h2479">
          <text:p text:style-name="P2">GetDPServiceDesc()</text:p>
        </draw:connector>
        <draw:frame draw:style-name="annotation" draw:layer="layout" svg:width="5.91cm" svg:height="1.061cm" svg:x="24.973cm" svg:y="20.299cm">
          <draw:text-box>
            <text:p text:style-name="P2"><text:span text:style-name="T1">ScSheetSourceDesc</text:span> has the source range and the query parameters.</text:p>
          </draw:text-box>
        </draw:frame>
        <draw:connector draw:style-name="data_20_member_20__28_pointer_29_" draw:layer="layout" svg:x1="67.054cm" svg:y1="30.028cm" svg:x2="71.808cm" svg:y2="31.238cm" draw:start-shape="id1198" draw:start-glue-point="1" draw:end-shape="id1199" draw:end-glue-point="3" svg:d="m67054 30028h2376v1210h2378">
          <text:p/>
        </draw:connector>
        <draw:connector draw:style-name="data_20_member_20__28_pointer_29_" draw:layer="layout" svg:x1="67.052cm" svg:y1="30.52cm" svg:x2="70.995cm" svg:y2="32.224cm" draw:start-shape="id1198" draw:start-glue-point="4" draw:end-shape="id1200" draw:end-glue-point="3" svg:d="m67052 30520h1972v1704h1971">
          <text:p/>
        </draw:connector>
        <draw:custom-shape draw:style-name="gr1" draw:text-style-name="P1" draw:id="id1201" draw:layer="layout" svg:width="3.042cm" svg:height="0.661cm" svg:x="70.53cm" svg:y="28.703cm">
          <text:p text:style-name="P3">ScDPDataMembers</text:p>
          <draw:enhanced-geometry svg:viewBox="0 0 21600 21600" draw:type="rectangle" draw:enhanced-path="M 0 0 L 21600 0 21600 21600 0 21600 0 0 Z N"/>
        </draw:custom-shape>
        <draw:connector draw:style-name="data_20_member" draw:layer="layout" svg:x1="67.052cm" svg:y1="29.506cm" svg:x2="70.53cm" svg:y2="29.033cm" draw:start-shape="id1198" draw:start-glue-point="5" draw:end-shape="id1201" draw:end-glue-point="3" svg:d="m67052 29506h1740v-473h1738">
          <text:p/>
        </draw:connector>
        <draw:connector draw:style-name="data_20_member_20__28_multiple_20_pointers_29_" draw:layer="layout" svg:x1="73.572cm" svg:y1="29.033cm" svg:x2="74.715cm" svg:y2="29.041cm" draw:start-shape="id1201" draw:start-glue-point="1" draw:end-shape="id1202" draw:end-glue-point="3" svg:d="m73572 29033h572v8h571">
          <text:p/>
        </draw:connector>
        <draw:frame draw:style-name="annotation" draw:layer="layout" svg:width="7.325cm" svg:height="1.392cm" svg:x="70.657cm" svg:y="27.22cm">
          <draw:text-box>
            <text:p text:style-name="P2"><text:span text:style-name="T1">ScDPDataMembers</text:span> holds array pointers to <text:span text:style-name="T1">ScDPDataMember</text:span> instances. <text:s/>Its declaration is done via <text:span text:style-name="T1">SV_DECL_PTRARR</text:span> macro.</text:p>
          </draw:text-box>
        </draw:frame>
        <draw:connector draw:style-name="inheritance_20__28_public_29_" draw:layer="layout" svg:x1="25.552cm" svg:y1="36.209cm" svg:x2="25.491cm" svg:y2="35.454cm" draw:start-shape="id1203" draw:start-glue-point="0" draw:end-shape="id1204" draw:end-glue-point="2" svg:d="m25552 36209v-377h-61v-378">
          <text:p/>
        </draw:connector>
        <draw:frame draw:style-name="gr34" draw:id="id1204" draw:layer="layout" svg:width="6.627cm" svg:height="2.032cm" svg:x="22.178cm" svg:y="33.422cm">
          <draw:text-box>
            <text:p text:style-name="P2">com.sun.star.beans.XPropertySet</text:p>
            <text:p text:style-name="P2">com.sun.star.lang.XServiceInfo</text:p>
            <text:p text:style-name="P2">com.sun.star.sheet.XDataPilotResults</text:p>
            <text:p text:style-name="P2">com.sun.star.sheet.XDimensionsSupplier</text:p>
            <text:p text:style-name="P2">com.sun.star.util.XRefreshable</text:p>
          </draw:text-box>
        </draw:frame>
        <draw:connector draw:style-name="inheritance_20__28_public_29_" draw:layer="layout" svg:x1="23.025cm" svg:y1="54.629cm" svg:x2="24.949cm" svg:y2="53.315cm" draw:start-shape="id1205" draw:start-glue-point="0" draw:end-shape="id1206" svg:d="m23025 54629v-657h1924v-657">
          <text:p/>
        </draw:connector>
        <draw:frame draw:style-name="gr35" draw:id="id1208" draw:layer="layout" svg:width="5.979cm" svg:height="0.964cm" svg:x="35.781cm" svg:y="56.078cm">
          <draw:text-box>
            <text:p text:style-name="P2">com.sun.star.container.XNameAccess</text:p>
            <text:p text:style-name="P2">com.sun.star.lang.XServiceInfo</text:p>
          </draw:text-box>
        </draw:frame>
        <draw:connector draw:style-name="inheritance_20__28_public_29_" draw:layer="layout" draw:line-skew="0.002cm" svg:x1="38.231cm" svg:y1="60.148cm" svg:x2="38.77cm" svg:y2="57.042cm" draw:start-shape="id1207" draw:start-glue-point="0" draw:end-shape="id1208" draw:end-glue-point="2" svg:d="m38231 60148v-1551h539v-1555">
          <text:p/>
        </draw:connector>
        <draw:frame draw:style-name="gr35" draw:id="id1210" draw:layer="layout" svg:width="6.187cm" svg:height="0.964cm" svg:x="51.443cm" svg:y="61.547cm">
          <draw:text-box>
            <text:p text:style-name="P2">com.sun.star.container.XNameAccess</text:p>
            <text:p text:style-name="P2">com.sun.star.lang.XServiceInfo</text:p>
          </draw:text-box>
        </draw:frame>
        <draw:connector draw:style-name="inheritance_20__28_public_29_" draw:layer="layout" svg:x1="55.04cm" svg:y1="64.028cm" svg:x2="54.536cm" svg:y2="62.511cm" draw:start-shape="id1209" draw:start-glue-point="0" draw:end-shape="id1210" svg:d="m55040 64028v-759h-504v-758">
          <text:p/>
        </draw:connector>
        <draw:frame draw:style-name="gr36" draw:id="id1212" draw:layer="layout" svg:width="5.849cm" svg:height="1.32cm" svg:x="42.823cm" svg:y="59.471cm">
          <draw:text-box>
            <text:p text:style-name="P2">com.sun.star.sheet.XLevelsSupplier</text:p>
            <text:p text:style-name="P2">com.sun.star.container.XNamed</text:p>
            <text:p text:style-name="P2">com.sun.star.lang.XServiceInfo</text:p>
          </draw:text-box>
        </draw:frame>
        <draw:connector draw:style-name="inheritance_20__28_public_29_" draw:layer="layout" svg:x1="45.826cm" svg:y1="63.496cm" svg:x2="45.747cm" svg:y2="60.791cm" draw:start-shape="id1211" draw:start-glue-point="0" draw:end-shape="id1212" draw:end-glue-point="2" svg:d="m45826 63496v-1352h-79v-1353">
          <text:p/>
        </draw:connector>
        <draw:frame draw:style-name="gr34" draw:id="id1214" draw:layer="layout" svg:width="6.556cm" svg:height="2.032cm" svg:x="29.552cm" svg:y="53.271cm">
          <draw:text-box>
            <text:p text:style-name="P2">com.sun.star.sheet.XHierarchiesSupplier</text:p>
            <text:p text:style-name="P2">com.sun.star.container.XNamed</text:p>
            <text:p text:style-name="P2">com.sun.star.util.XCloneable</text:p>
            <text:p text:style-name="P2">com.sun.star.beans.XPropertySet</text:p>
            <text:p text:style-name="P2">com.sun.star.lang.XServiceInfo</text:p>
          </draw:text-box>
        </draw:frame>
        <draw:connector draw:style-name="inheritance_20__28_public_29_" draw:layer="layout" svg:x1="31.849cm" svg:y1="57.223cm" svg:x2="32.83cm" svg:y2="55.303cm" draw:start-shape="id1213" draw:start-glue-point="0" draw:end-shape="id1214" draw:end-glue-point="2" svg:d="m31849 57223v-960h981v-960">
          <text:p/>
        </draw:connector>
        <draw:frame draw:style-name="gr37" draw:text-style-name="P2" draw:layer="layout" svg:width="5.662cm" svg:height="1.572cm" svg:x="110.748cm" svg:y="28.536cm">
          <draw:text-box>
            <text:p/>
          </draw:text-box>
        </draw:frame>
        <draw:connector draw:style-name="inheritance_20__28_public_29_" draw:layer="layout" svg:x1="61.258cm" svg:y1="43.816cm" svg:x2="66.407cm" svg:y2="40.016cm" draw:start-shape="id1215" draw:start-glue-point="0" draw:end-shape="id1216" draw:end-glue-point="4" svg:d="m61258 43816v-1899h5149v-1901">
          <text:p/>
        </draw:connector>
        <draw:custom-shape draw:style-name="gr1" draw:text-style-name="P1" draw:id="id1217" draw:layer="layout" svg:width="2.989cm" svg:height="0.688cm" svg:x="65.744cm" svg:y="42.174cm">
          <text:p text:style-name="P3">ScSheetDPData</text:p>
          <draw:enhanced-geometry svg:viewBox="0 0 21600 21600" draw:type="rectangle" draw:enhanced-path="M 0 0 L 21600 0 21600 21600 0 21600 0 0 Z N"/>
        </draw:custom-shape>
        <draw:custom-shape draw:style-name="gr1" draw:text-style-name="P1" draw:id="id1218" draw:layer="layout" svg:width="3.255cm" svg:height="0.688cm" svg:x="69.288cm" svg:y="42.148cm">
          <text:p text:style-name="P3">ScDatabaseDPData</text:p>
          <draw:enhanced-geometry svg:viewBox="0 0 21600 21600" draw:type="rectangle" draw:enhanced-path="M 0 0 L 21600 0 21600 21600 0 21600 0 0 Z N"/>
        </draw:custom-shape>
        <draw:connector draw:style-name="inheritance_20__28_public_29_" draw:layer="layout" svg:x1="67.238cm" svg:y1="42.174cm" svg:x2="67.201cm" svg:y2="40.018cm" draw:start-shape="id1217" draw:start-glue-point="0" draw:end-shape="id1216" draw:end-glue-point="2" svg:d="m67238 42174v-1078h-37v-1078">
          <text:p/>
        </draw:connector>
        <draw:connector draw:style-name="inheritance_20__28_public_29_" draw:layer="layout" svg:x1="70.915cm" svg:y1="42.148cm" svg:x2="67.86cm" svg:y2="40.016cm" draw:start-shape="id1218" draw:start-glue-point="0" draw:end-shape="id1216" draw:end-glue-point="5" svg:d="m70915 42148v-1065h-3055v-1067">
          <text:p/>
        </draw:connector>
        <draw:connector draw:style-name="data_20_member_20__28_multiple_29_" draw:layer="layout" svg:x1="63.043cm" svg:y1="44.319cm" svg:x2="66.219cm" svg:y2="45.502cm" draw:start-shape="id1215" draw:start-glue-point="4" draw:end-shape="id1219" draw:end-glue-point="3" svg:d="m63043 44319h1588v1183h1588">
          <text:p/>
        </draw:connector>
        <draw:connector draw:style-name="data_20_member_20__28_multiple_20_pointers_29_" draw:layer="layout" svg:x1="63.043cm" svg:y1="45.376cm" svg:x2="64.608cm" svg:y2="47.644cm" draw:start-shape="id1215" draw:start-glue-point="5" draw:end-shape="id1220" draw:end-glue-point="3" svg:d="m63043 45376h782v2268h783">
          <text:p/>
        </draw:connector>
        <draw:frame draw:style-name="gr36" draw:id="id1222" draw:layer="layout" svg:width="5.493cm" svg:height="1.32cm" svg:x="78.588cm" svg:y="54.247cm">
          <draw:text-box>
            <text:p text:style-name="P2">com.sun.star.container.XNamed</text:p>
            <text:p text:style-name="P2">com.sun.star.beans.XPropertySet</text:p>
            <text:p text:style-name="P2">com.sun.star.lang.XServiceInfo</text:p>
          </draw:text-box>
        </draw:frame>
        <draw:connector draw:style-name="inheritance_20__28_public_29_" draw:layer="layout" svg:x1="81.274cm" svg:y1="56.512cm" svg:x2="81.334cm" svg:y2="55.567cm" draw:start-shape="id1221" draw:start-glue-point="0" draw:end-shape="id1222" draw:end-glue-point="2" svg:d="m81274 56512v-473h60v-472">
          <text:p/>
        </draw:connector>
        <draw:frame draw:style-name="gr35" draw:id="id1224" draw:layer="layout" svg:width="6.075cm" svg:height="0.964cm" svg:x="71.533cm" svg:y="54.219cm">
          <draw:text-box>
            <text:p text:style-name="P2">com.sun.star.container.XNameAccess</text:p>
            <text:p text:style-name="P2">com.sun.star.lang.XServiceInfo</text:p>
          </draw:text-box>
        </draw:frame>
        <draw:connector draw:style-name="inheritance_20__28_public_29_" draw:layer="layout" svg:x1="74.513cm" svg:y1="56.276cm" svg:x2="74.57cm" svg:y2="55.183cm" draw:start-shape="id1223" draw:start-glue-point="0" draw:end-shape="id1224" draw:end-glue-point="2" svg:d="m74513 56276v-547h57v-546">
          <text:p/>
        </draw:connector>
        <draw:connector draw:style-name="data_20_member_20__28_multiple_20_pointers_29_" draw:layer="layout" svg:x1="25.099cm" svg:y1="23.327cm" svg:x2="26.509cm" svg:y2="24.718cm" draw:start-shape="id1191" draw:start-glue-point="1" draw:end-shape="id1225" draw:end-glue-point="3" svg:d="m25099 23327h704v1391h706">
          <text:p/>
        </draw:connector>
        <draw:frame draw:style-name="annotation" draw:layer="layout" svg:width="6.958cm" svg:height="2.513cm" svg:x="26.181cm" svg:y="25.268cm">
          <draw:text-box>
            <text:p text:style-name="P2"><text:span text:style-name="T1">ScDPOutLevelData</text:span> is used to store data on column, row, page fields associated with a data pilot output. <text:s/><text:span text:style-name="T1">ScDPOutput</text:span> stores an array pointer to each field instance, and for now 256 of them are statically allocated on <text:span text:style-name="T1">ScDPOutput</text:span> construction.</text:p>
          </draw:text-box>
        </draw:frame>
        <draw:custom-shape draw:style-name="gr3" draw:id="id1226" draw:layer="layout" svg:width="2.275cm" svg:height="0.873cm" svg:x="73.493cm" svg:y="17.991cm">
          <text:p text:style-name="P2">ScPivotShell</text:p>
          <draw:enhanced-geometry svg:viewBox="0 0 21600 21600" draw:type="rectangle" draw:enhanced-path="M 0 0 L 21600 0 21600 21600 0 21600 0 0 Z N"/>
        </draw:custom-shape>
        <draw:custom-shape draw:style-name="class_20__28_external_20_module_29_" draw:id="id1227" draw:layer="layout" svg:width="1.824cm" svg:height="0.74cm" svg:x="73.626cm" svg:y="15.188cm">
          <text:p text:style-name="P2">SfxShell</text:p>
          <draw:enhanced-geometry svg:viewBox="0 0 21600 21600" draw:type="rectangle" draw:enhanced-path="M 0 0 L 21600 0 21600 21600 0 21600 0 0 Z N"/>
        </draw:custom-shape>
        <draw:connector draw:style-name="inheritance_20__28_public_29_" draw:layer="layout" svg:x1="74.63cm" svg:y1="17.991cm" svg:x2="74.538cm" svg:y2="15.928cm" draw:start-shape="id1226" draw:start-glue-point="0" draw:end-shape="id1227" draw:end-glue-point="2" svg:d="m74630 17991v-1032h-92v-1031">
          <text:p/>
        </draw:connector>
        <draw:connector draw:style-name="data_20_member_20__28_pointer_29_" draw:text-style-name="P2" draw:layer="layout" draw:line-skew="-2.189cm" svg:x1="26.822cm" svg:y1="42.053cm" svg:x2="65.68cm" svg:y2="39.332cm" draw:start-shape="id1203" draw:start-glue-point="5" draw:end-shape="id1216" draw:end-glue-point="3" svg:d="m26822 42053h17240v-2721h21618">
          <text:p text:style-name="P2">pData</text:p>
        </draw:connector>
        <draw:connector draw:style-name="data_20_member_20__28_pointer_29_" draw:text-style-name="P2" draw:layer="layout" svg:x1="17.896cm" svg:y1="23.635cm" svg:x2="24.282cm" svg:y2="40.459cm" draw:start-shape="id1189" draw:start-glue-point="6" draw:end-shape="id1203" draw:end-glue-point="3" svg:d="m17896 23635h3193v16824h3193">
          <text:p text:style-name="P2">GetSource()</text:p>
        </draw:connector>
        <draw:connector draw:style-name="data_20_member_20__28_multiple_20_pointers_29_" draw:layer="layout" svg:x1="24.388cm" svg:y1="54.959cm" svg:x2="30.487cm" svg:y2="57.553cm" draw:start-shape="id1205" draw:start-glue-point="1" draw:end-shape="id1213" draw:end-glue-point="3" svg:d="m24388 54959h3049v2594h3050">
          <text:p/>
        </draw:connector>
        <draw:frame draw:style-name="annotation" draw:layer="layout" svg:width="11.719cm" svg:height="0.647cm" svg:x="29.335cm" svg:y="43.933cm">
          <draw:text-box>
            <text:p text:style-name="P2"><text:span text:style-name="T1">ScDPSource</text:span> uses List class to store multiple pointers to <text:span text:style-name="T1">ScDPLevel</text:span>.</text:p>
          </draw:text-box>
        </draw:frame>
        <draw:connector draw:style-name="data_20_member_20__28_multiple_20_pointers_29_" draw:layer="layout" svg:x1="75.744cm" svg:y1="56.606cm" svg:x2="80.11cm" svg:y2="56.842cm" draw:start-shape="id1223" draw:start-glue-point="1" draw:end-shape="id1221" draw:end-glue-point="3" svg:d="m75744 56606h2183v236h2183">
          <text:p/>
        </draw:connector>
        <draw:connector draw:style-name="data_20_member_20__28_pointer_29_" draw:text-style-name="P4" draw:layer="layout" draw:line-skew="3.729cm" svg:x1="26.822cm" svg:y1="40.459cm" svg:x2="50.731cm" svg:y2="32.807cm" draw:start-shape="id1203" draw:start-glue-point="1" draw:end-shape="id1228" draw:end-glue-point="3" svg:d="m26822 40459h15684v-7652h8225">
          <text:p text:style-name="P4">pColResRoot<text:line-break/>pRowResRoot</text:p>
        </draw:connector>
        <draw:custom-shape draw:style-name="gr1" draw:text-style-name="P3" draw:id="id1229" draw:layer="layout" svg:width="1.983cm" svg:height="6.561cm" svg:x="62.139cm" svg:y="55.753cm">
          <draw:glue-point draw:id="4" svg:x="4.997cm" svg:y="-4.074cm"/>
          <draw:glue-point draw:id="5" svg:x="4.997cm" svg:y="-3.004cm"/>
          <draw:glue-point draw:id="6" svg:x="4.997cm" svg:y="-1.933cm"/>
          <draw:glue-point draw:id="7" svg:x="4.997cm" svg:y="-0.861cm"/>
          <draw:glue-point draw:id="8" svg:x="4.997cm" svg:y="1.076cm"/>
          <draw:glue-point draw:id="9" svg:x="4.997cm" svg:y="2.197cm"/>
          <draw:glue-point draw:id="10" svg:x="4.997cm" svg:y="3.37cm"/>
          <draw:glue-point draw:id="11" svg:x="4.997cm" svg:y="4.337cm"/>
          <draw:glue-point draw:id="12" svg:x="-5.002cm" svg:y="-2.673cm"/>
          <draw:glue-point draw:id="13" svg:x="-5.002cm" svg:y="2.699cm"/>
          <text:p text:style-name="P3">ScDPLevel</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56.032cm" svg:y1="64.358cm" svg:x2="62.139cm" svg:y2="60.803cm" draw:start-shape="id1209" draw:start-glue-point="1" draw:end-shape="id1229" draw:end-glue-point="13" svg:d="m56032 64358h3053v-3555h3054">
          <text:p/>
        </draw:connector>
        <draw:frame draw:style-name="gr34" draw:id="id1230" draw:layer="layout" svg:width="7.262cm" svg:height="2.032cm" svg:x="60.483cm" svg:y="51.801cm">
          <draw:text-box>
            <text:p text:style-name="P2">com.sun.star.beans.XPropertySet</text:p>
            <text:p text:style-name="P2">com.sun.star.container.XNamed</text:p>
            <text:p text:style-name="P2">com.sun.star.lang.XServiceInfo</text:p>
            <text:p text:style-name="P2">com.sun.star.sheet.XDataPilotMemberResults</text:p>
            <text:p text:style-name="P2">com.sun.star.sheet.XMembersSupplier</text:p>
          </draw:text-box>
        </draw:frame>
        <draw:connector draw:style-name="inheritance_20__28_public_29_" draw:layer="layout" svg:x1="63.13cm" svg:y1="55.753cm" svg:x2="64.114cm" svg:y2="53.833cm" draw:start-shape="id1229" draw:start-glue-point="0" draw:end-shape="id1230" draw:end-glue-point="2" svg:d="m63130 55753v-960h984v-960">
          <text:p/>
        </draw:connector>
        <draw:connector draw:style-name="data_20_member_20__28_pointer_29_" draw:layer="layout" svg:x1="64.12cm" svg:y1="56.361cm" svg:x2="73.283cm" svg:y2="56.606cm" draw:start-shape="id1229" draw:start-glue-point="4" draw:end-shape="id1223" draw:end-glue-point="3" svg:d="m64120 56361h4582v245h4581">
          <text:p>GetMembersObject()</text:p>
        </draw:connector>
        <draw:connector draw:style-name="data_20_member_20__28_pointer_29_" draw:layer="layout" svg:x1="47.228cm" svg:y1="63.827cm" svg:x2="54.049cm" svg:y2="64.358cm" draw:start-shape="id1211" draw:start-glue-point="1" draw:end-shape="id1209" draw:end-glue-point="3" svg:d="m47228 63827h3410v531h3411">
          <text:p>GetLevelsObject()</text:p>
        </draw:connector>
        <draw:connector draw:style-name="data_20_member_20__28_multiple_20_pointers_29_" draw:layer="layout" svg:x1="39.633cm" svg:y1="60.479cm" svg:x2="44.424cm" svg:y2="63.827cm" draw:start-shape="id1207" draw:start-glue-point="1" draw:end-shape="id1211" draw:end-glue-point="3" svg:d="m39633 60479h2396v3348h2395">
          <text:p/>
        </draw:connector>
        <draw:connector draw:style-name="data_20_member_20__28_pointer_29_" draw:layer="layout" svg:x1="33.212cm" svg:y1="57.553cm" svg:x2="36.829cm" svg:y2="60.479cm" draw:start-shape="id1213" draw:start-glue-point="1" draw:end-shape="id1207" draw:end-glue-point="3" svg:d="m33212 57553h1808v2926h1809">
          <text:p>GetHierarchiesObject()</text:p>
        </draw:connector>
        <draw:custom-shape draw:style-name="gr1" draw:text-style-name="P1" draw:id="id1231" draw:layer="layout" svg:width="3.472cm" svg:height="1.138cm" svg:x="57.574cm" svg:y="33.367cm">
          <draw:glue-point draw:id="4" svg:x="-5cm" svg:y="2.562cm" draw:escape-direction="left"/>
          <draw:glue-point draw:id="5" svg:x="-5cm" svg:y="-2.552cm"/>
          <text:p text:style-name="P3">ScDPResultDimension</text:p>
          <draw:enhanced-geometry svg:viewBox="0 0 21600 21600" draw:type="rectangle" draw:enhanced-path="M 0 0 L 21600 0 21600 21600 0 21600 0 0 Z N"/>
        </draw:custom-shape>
        <draw:connector draw:style-name="data_20_member_20__28_pointer_29_" draw:text-style-name="P2" draw:layer="layout" svg:x1="54.203cm" svg:y1="33.259cm" svg:x2="57.574cm" svg:y2="34.227cm" draw:start-shape="id1228" draw:start-glue-point="5" draw:end-shape="id1231" draw:end-glue-point="4" svg:d="m54203 33259h1686v968h1685">
          <text:p text:style-name="P2">pChildDimension</text:p>
        </draw:connector>
        <draw:connector draw:style-name="data_20_member_20__28_pointer_29_" draw:layer="layout" svg:x1="59.473cm" svg:y1="44.834cm" svg:x2="65.68cm" svg:y2="39.656cm" draw:start-shape="id1215" draw:start-glue-point="3" draw:end-shape="id1216" draw:end-glue-point="6" svg:d="m59473 44834h-500v-5178h6707">
          <text:p/>
        </draw:connector>
        <draw:custom-shape draw:style-name="gr5" draw:id="id1233" draw:layer="layout" svg:width="2.777cm" svg:height="0.688cm" svg:x="77.149cm" svg:y="44.251cm">
          <text:p>ScDPItemData</text:p>
          <draw:enhanced-geometry svg:viewBox="0 0 21600 21600" draw:type="rectangle" draw:enhanced-path="M 0 0 L 21600 0 21600 21600 0 21600 0 0 Z N"/>
        </draw:custom-shape>
        <draw:custom-shape draw:style-name="gr5" draw:id="id1234" draw:layer="layout" svg:width="2.777cm" svg:height="0.688cm" svg:x="77.149cm" svg:y="45.654cm">
          <text:p>ScDPItemData</text:p>
          <draw:enhanced-geometry svg:viewBox="0 0 21600 21600" draw:type="rectangle" draw:enhanced-path="M 0 0 L 21600 0 21600 21600 0 21600 0 0 Z N"/>
        </draw:custom-shape>
        <draw:connector draw:style-name="gr27" draw:text-style-name="P1" draw:layer="layout" svg:x1="75.679cm" svg:y1="44.935cm" svg:x2="77.149cm" svg:y2="44.595cm" draw:start-shape="id1232" draw:start-glue-point="4" draw:end-shape="id1233" draw:end-glue-point="3" svg:d="m75679 44935h735v-340h735">
          <text:p/>
        </draw:connector>
        <draw:connector draw:style-name="gr38" draw:text-style-name="P1" draw:layer="layout" svg:x1="75.679cm" svg:y1="45.316cm" svg:x2="77.149cm" svg:y2="45.998cm" draw:start-shape="id1232" draw:start-glue-point="5" draw:end-shape="id1234" draw:end-glue-point="3" svg:d="m75679 45316h735v682h735">
          <text:p/>
        </draw:connector>
        <draw:connector draw:style-name="gr38" draw:text-style-name="P1" draw:layer="layout" svg:x1="69.682cm" svg:y1="45.125cm" svg:x2="72.904cm" svg:y2="45.132cm" draw:start-shape="id1219" draw:start-glue-point="4" draw:end-shape="id1232" draw:end-glue-point="3" svg:d="m69682 45125h1611v7h1611">
          <text:p/>
        </draw:connector>
        <draw:frame draw:style-name="annotation" draw:layer="layout" svg:width="5.186cm" svg:height="2.408cm" svg:x="80.217cm" svg:y="44.04cm">
          <draw:text-box>
            <text:p text:style-name="P2"><text:span text:style-name="T1">ScDPGroupItem</text:span> keeps one single instance of <text:span text:style-name="T1">ScDPItemData</text:span> for group name, and one multiple instances of <text:span text:style-name="T1">ScDPItemData</text:span> for the names of items in the original dimension.</text:p>
          </draw:text-box>
        </draw:frame>
        <draw:frame draw:style-name="gr39" draw:text-style-name="P2" draw:layer="layout" svg:width="6.006cm" svg:height="1.349cm" svg:x="66.142cm" svg:y="43.405cm">
          <draw:text-box>
            <text:p text:style-name="P2"><text:span text:style-name="T1">ScDPGroupTableData</text:span> maintains one instance of <text:span text:style-name="T1">ScDPGroupDimension </text:span>for each applied grouping.</text:p>
          </draw:text-box>
        </draw:frame>
        <draw:connector draw:style-name="data_20_member_20__28_pointer_29_" draw:layer="layout" svg:x1="69.682cm" svg:y1="45.811cm" svg:x2="71.281cm" svg:y2="46.551cm" draw:start-shape="id1219" draw:start-glue-point="5" draw:end-shape="id1235" draw:end-glue-point="3" svg:d="m69682 45811h800v740h799">
          <text:p/>
        </draw:connector>
        <draw:custom-shape draw:style-name="gr1" draw:text-style-name="P1" draw:id="id1236" draw:layer="layout" svg:width="3.624cm" svg:height="0.661cm" svg:x="70.273cm" svg:y="47.679cm">
          <text:p text:style-name="P3">ScDPDateGroupHelper</text:p>
          <draw:enhanced-geometry svg:viewBox="0 0 21600 21600" draw:type="rectangle" draw:enhanced-path="M 0 0 L 21600 0 21600 21600 0 21600 0 0 Z N"/>
        </draw:custom-shape>
        <draw:connector draw:style-name="data_20_member_20__28_pointer_29_" draw:layer="layout" svg:x1="68.841cm" svg:y1="47.644cm" svg:x2="70.273cm" svg:y2="48.009cm" draw:start-shape="id1220" draw:start-glue-point="1" draw:end-shape="id1236" draw:end-glue-point="3" svg:d="m68841 47644h716v365h716">
          <text:p/>
        </draw:connector>
        <draw:frame draw:style-name="annotation" draw:layer="layout" svg:width="11.324cm" svg:height="2.223cm" svg:x="71.158cm" svg:y="32.679cm">
          <draw:text-box>
            <text:p text:style-name="P2"><text:span text:style-name="T1">ScDPDataDimension</text:span> holds (const) pointers to <text:span text:style-name="T1">ScDPResultDimension</text:span> and <text:span text:style-name="T1">ScDPResultData</text:span> instances, and these pointer values are passed on from somewhere else, most likely from <text:span text:style-name="T1">ScDPSource</text:span>. <text:s/><text:span text:style-name="T1">ScDPDataDimension</text:span> itself does not instantiate any <text:span text:style-name="T1">ScDPResultDimension</text:span> nor <text:span text:style-name="T1">ScDPResultData</text:span> instances.</text:p>
          </draw:text-box>
        </draw:frame>
        <draw:frame draw:style-name="gr40" draw:text-style-name="P2" draw:layer="layout" svg:width="8.44cm" svg:height="1.058cm" svg:x="53.156cm" svg:y="35.263cm">
          <draw:text-box>
            <text:p text:style-name="P2">An instance of <text:span text:style-name="T1">ScDPResultDimension</text:span> is constructed when <text:span text:style-name="T1">ScDPResultMember::LateInitFrom()</text:span> gets called.</text:p>
          </draw:text-box>
        </draw:frame>
        <draw:custom-shape draw:style-name="gr1" draw:text-style-name="P1" draw:id="id1237" draw:layer="layout" svg:width="2.841cm" svg:height="2.643cm" svg:x="51.091cm" svg:y="28.579cm">
          <draw:glue-point draw:id="4" svg:x="4.998cm" svg:y="-3.401cm"/>
          <draw:glue-point draw:id="5" svg:x="4.998cm" svg:y="-1.297cm"/>
          <draw:glue-point draw:id="6" svg:x="4.998cm" svg:y="1.706cm"/>
          <draw:glue-point draw:id="7" svg:x="4.998cm" svg:y="3.605cm" draw:escape-direction="right"/>
          <text:p text:style-name="P3">ScDPResultData</text:p>
          <draw:enhanced-geometry svg:viewBox="0 0 21600 21600" draw:type="rectangle" draw:enhanced-path="M 0 0 L 21600 0 21600 21600 0 21600 0 0 Z N"/>
        </draw:custom-shape>
        <draw:connector draw:style-name="data_20_member_20__28_pointer_29_" draw:text-style-name="P2" draw:layer="layout" draw:line-skew="-0.39cm" svg:x1="26.822cm" svg:y1="39.241cm" svg:x2="51.091cm" svg:y2="29.9cm" draw:start-shape="id1203" draw:start-glue-point="6" draw:end-shape="id1237" draw:end-glue-point="3" svg:d="m26822 39241h11744v-9341h12525">
          <text:p text:style-name="P2">pResData</text:p>
        </draw:connector>
        <draw:custom-shape draw:style-name="gr1" draw:text-style-name="P3" draw:id="id1238" draw:layer="layout" svg:width="3.042cm" svg:height="1.217cm" svg:x="57.425cm" svg:y="30.933cm">
          <draw:glue-point draw:id="4" svg:x="5cm" svg:y="-2.604cm"/>
          <draw:glue-point draw:id="5" svg:x="5cm" svg:y="2.612cm"/>
          <text:p text:style-name="P3">ScDPDataMember</text:p>
          <draw:enhanced-geometry svg:viewBox="0 0 21600 21600" draw:mirror-horizontal="false" draw:mirror-vertical="false" draw:type="rectangle" draw:enhanced-path="M 0 0 L 21600 0 21600 21600 0 21600 0 0 Z N"/>
        </draw:custom-shape>
        <draw:connector draw:style-name="data_20_member_20__28_pointer_29_" draw:text-style-name="P2" draw:layer="layout" svg:x1="54.203cm" svg:y1="32.807cm" svg:x2="57.425cm" svg:y2="31.541cm" draw:start-shape="id1228" draw:start-glue-point="1" draw:end-shape="id1238" draw:end-glue-point="3" svg:d="m54203 32807h1611v-1266h1611">
          <text:p text:style-name="P2">pDataRoot</text:p>
        </draw:connector>
        <draw:connector draw:style-name="data_20_member_20__28_pointer_29_" draw:layer="layout" svg:x1="60.467cm" svg:y1="31.541cm" svg:x2="63.695cm" svg:y2="30.561cm" draw:start-shape="id1238" draw:start-glue-point="1" draw:end-shape="id1198" draw:end-glue-point="7" svg:d="m60467 31541h1614v-980h1614">
          <text:p/>
        </draw:connector>
        <draw:custom-shape draw:style-name="gr1" draw:text-style-name="P1" draw:id="id1239" draw:layer="layout" svg:width="2.512cm" svg:height="0.662cm" svg:x="62.367cm" svg:y="31.938cm">
          <text:p text:style-name="P3">ScDPAggData</text:p>
          <draw:enhanced-geometry svg:viewBox="0 0 21600 21600" draw:type="rectangle" draw:enhanced-path="M 0 0 L 21600 0 21600 21600 0 21600 0 0 Z N"/>
        </draw:custom-shape>
        <draw:connector draw:style-name="gr27" draw:text-style-name="P1" draw:layer="layout" svg:x1="60.467cm" svg:y1="31.858cm" svg:x2="62.367cm" svg:y2="32.269cm" draw:start-shape="id1238" draw:start-glue-point="5" draw:end-shape="id1239" draw:end-glue-point="3" svg:d="m60467 31858h950v411h950">
          <text:p/>
        </draw:connector>
        <draw:custom-shape draw:style-name="gr1" draw:text-style-name="P1" draw:id="id1240" draw:layer="layout" svg:width="3.472cm" svg:height="0.793cm" svg:x="64.024cm" svg:y="34.504cm">
          <draw:glue-point draw:id="4" svg:x="5cm" svg:y="-2.472cm"/>
          <draw:glue-point draw:id="5" svg:x="5cm" svg:y="2.666cm"/>
          <text:p text:style-name="P3">ScDPResultMember</text:p>
          <draw:enhanced-geometry svg:viewBox="0 0 21600 21600" draw:type="rectangle" draw:enhanced-path="M 0 0 L 21600 0 21600 21600 0 21600 0 0 Z N"/>
        </draw:custom-shape>
        <draw:connector draw:style-name="data_20_member_20__28_multiple_20_pointers_29_" draw:text-style-name="P2" draw:layer="layout" svg:x1="61.046cm" svg:y1="33.936cm" svg:x2="64.024cm" svg:y2="34.9cm" draw:start-shape="id1231" draw:start-glue-point="1" draw:end-shape="id1240" draw:end-glue-point="3" svg:d="m61046 33936h1489v964h1489">
          <text:p text:style-name="P2">maMemberArray</text:p>
        </draw:connector>
        <draw:connector draw:style-name="data_20_member_20__28_pointer_29_" draw:layer="layout" svg:x1="54.203cm" svg:y1="32.388cm" svg:x2="53.93cm" svg:y2="30.852cm" draw:start-shape="id1228" draw:start-glue-point="4" draw:end-shape="id1237" draw:end-glue-point="7" svg:d="m54203 32388h500v-1536h-773">
          <text:p/>
        </draw:connector>
        <draw:connector draw:style-name="data_20_member_20__28_pointer_29_" draw:layer="layout" draw:line-skew="0.958cm" svg:x1="57.574cm" svg:y1="33.646cm" svg:x2="53.93cm" svg:y2="30.35cm" draw:start-shape="id1231" draw:start-glue-point="5" draw:end-shape="id1237" draw:end-glue-point="6" svg:d="m57574 33646h-863v-3296h-2781">
          <text:p/>
        </draw:connector>
        <draw:connector draw:style-name="data_20_member_20__28_pointer_29_" draw:layer="layout" svg:x1="60.467cm" svg:y1="31.225cm" svg:x2="53.932cm" svg:y2="29.9cm" draw:start-shape="id1238" draw:start-glue-point="4" draw:end-shape="id1237" draw:end-glue-point="1" svg:d="m60467 31225h500v-1325h-7035">
          <text:p/>
        </draw:connector>
        <draw:connector draw:style-name="data_20_member_20__28_pointer_29_" draw:layer="layout" svg:x1="63.695cm" svg:y1="29.531cm" svg:x2="53.93cm" svg:y2="29.558cm" draw:start-shape="id1198" draw:start-glue-point="6" draw:end-shape="id1237" draw:end-glue-point="5" svg:d="m63695 29531h-4882v27h-4883">
          <text:p/>
        </draw:connector>
        <draw:connector draw:style-name="data_20_member_20__28_pointer_29_" draw:layer="layout" svg:x1="26.822cm" svg:y1="44.209cm" svg:x2="21.663cm" svg:y2="54.959cm" draw:start-shape="id1203" draw:start-glue-point="10" draw:end-shape="id1205" draw:end-glue-point="3" svg:d="m26822 44209h500v5460h-6160v5290h501">
          <text:p>getDimensions()</text:p>
          <text:p>GetDimensionsObject()</text:p>
        </draw:connector>
        <draw:frame draw:style-name="annotation" draw:layer="layout" svg:width="9.434cm" svg:height="4.353cm" svg:x="15.37cm" svg:y="10.758cm">
          <draw:text-box>
            <text:p text:style-name="P2"><text:span text:style-name="T1">ScDPSaveData</text:span> stores DataPilot table's option settings, such as <text:span text:style-name="T1">Ignore empty rows</text:span>. <text:s/><text:span text:style-name="T1">ScDPSaveDimension</text:span> and <text:span text:style-name="T1">ScDPSaveMember</text:span> store settings for individual dimensions (or fields) and their constituent members' settings.</text:p>
            <text:p text:style-name="P2"/>
            <text:p text:style-name="P2">These classes store settings that are read directly from the DataPilot dialogs, but those settings do eventually get written to the <text:span text:style-name="T1">ScDPSource</text:span> instance and its members (<text:span text:style-name="T1">ScDPDimensions</text:span> and its whose hierarchy) via <text:span text:style-name="T1">ScDPSaveData::WriteToSource()</text:span>. <text:s/>During calculation, those settings in the source instance is used to calculate the final results.</text:p>
          </draw:text-box>
        </draw:frame>
        <draw:custom-shape draw:style-name="gr1" draw:text-style-name="P1" draw:layer="layout" svg:width="3.317cm" svg:height="0.7cm" svg:x="74.233cm" svg:y="40.986cm">
          <text:p text:style-name="P1">ScDPCacheTable</text:p>
          <draw:enhanced-geometry svg:viewBox="0 0 21600 21600" draw:type="rectangle" draw:enhanced-path="M 0 0 L 21600 0 21600 21600 0 21600 0 0 Z N"/>
        </draw:custom-shape>
        <draw:custom-shape draw:style-name="gr5" draw:id="id1242" draw:layer="layout" svg:width="6.739cm" svg:height="0.597cm" svg:x="34.084cm" svg:y="12.499cm">
          <text:p>com.sun.star.sheet.DataPilotFieldLayoutInfo</text:p>
          <draw:enhanced-geometry svg:viewBox="0 0 21600 21600" draw:type="rectangle" draw:enhanced-path="M 0 0 L 21600 0 21600 21600 0 21600 0 0 Z N"/>
        </draw:custom-shape>
        <draw:connector draw:style-name="data_20_member_20__28_pointer_29_" draw:layer="layout" svg:x1="30.806cm" svg:y1="13.481cm" svg:x2="34.084cm" svg:y2="12.797cm" draw:start-shape="id1241" draw:start-glue-point="1" draw:end-shape="id1242" draw:end-glue-point="3" svg:d="m30806 13481h1639v-684h1639">
          <text:p>pLayoutInfo</text:p>
        </draw:connector>
        <draw:custom-shape draw:style-name="gr5" draw:id="id1243" draw:layer="layout" svg:width="7.204cm" svg:height="0.597cm" svg:x="34.084cm" svg:y="13.504cm">
          <text:p>com.sun.star.sheet.DataPilotFieldAutoShowInfo</text:p>
          <draw:enhanced-geometry svg:viewBox="0 0 21600 21600" draw:type="rectangle" draw:enhanced-path="M 0 0 L 21600 0 21600 21600 0 21600 0 0 Z N"/>
        </draw:custom-shape>
        <draw:connector draw:style-name="data_20_member_20__28_pointer_29_" draw:layer="layout" svg:x1="30.806cm" svg:y1="13.969cm" svg:x2="34.084cm" svg:y2="13.802cm" draw:start-shape="id1241" draw:start-glue-point="8" draw:end-shape="id1243" draw:end-glue-point="3" svg:d="m30806 13969h1639v-167h1639">
          <text:p>pAutoShowInfo</text:p>
        </draw:connector>
        <draw:custom-shape draw:style-name="gr5" draw:id="id1244" draw:layer="layout" svg:width="6.609cm" svg:height="0.597cm" svg:x="34.084cm" svg:y="14.509cm">
          <text:p>com.sun.star.sheet.DataPilotFieldSortInfo</text:p>
          <draw:enhanced-geometry svg:viewBox="0 0 21600 21600" draw:type="rectangle" draw:enhanced-path="M 0 0 L 21600 0 21600 21600 0 21600 0 0 Z N"/>
        </draw:custom-shape>
        <draw:connector draw:style-name="data_20_member_20__28_pointer_29_" draw:layer="layout" svg:x1="30.946cm" svg:y1="14.566cm" svg:x2="34.084cm" svg:y2="14.807cm" draw:end-shape="id1244" draw:end-glue-point="3" svg:d="m30946 14566h1319v241h1819">
          <text:p>pSortInfo</text:p>
        </draw:connector>
        <draw:custom-shape draw:style-name="gr5" draw:id="id1245" draw:layer="layout" svg:width="6.609cm" svg:height="0.597cm" svg:x="34.084cm" svg:y="15.514cm">
          <text:p>com.sun.star.sheet.DataPilotFieldReference</text:p>
          <draw:enhanced-geometry svg:viewBox="0 0 21600 21600" draw:type="rectangle" draw:enhanced-path="M 0 0 L 21600 0 21600 21600 0 21600 0 0 Z N"/>
        </draw:custom-shape>
        <draw:connector draw:style-name="data_20_member_20__28_pointer_29_" draw:layer="layout" svg:x1="30.817cm" svg:y1="15.318cm" svg:x2="34.084cm" svg:y2="15.812cm" draw:end-shape="id1245" svg:d="m30817 15318h1383v494h1884">
          <text:p>pReferenceValue</text:p>
        </draw:connector>
        <draw:custom-shape draw:style-name="gr5" draw:id="id1246" draw:layer="layout" svg:width="6.739cm" svg:height="0.597cm" svg:x="69.771cm" svg:y="57.52cm">
          <text:p>com.sun.star.sheet.DataPilotFieldLayoutInfo</text:p>
          <draw:enhanced-geometry svg:viewBox="0 0 21600 21600" draw:type="rectangle" draw:enhanced-path="M 0 0 L 21600 0 21600 21600 0 21600 0 0 Z N"/>
        </draw:custom-shape>
        <draw:custom-shape draw:style-name="gr5" draw:id="id1247" draw:layer="layout" svg:width="7.204cm" svg:height="0.597cm" svg:x="69.771cm" svg:y="58.525cm">
          <text:p>com.sun.star.sheet.DataPilotFieldAutoShowInfo</text:p>
          <draw:enhanced-geometry svg:viewBox="0 0 21600 21600" draw:type="rectangle" draw:enhanced-path="M 0 0 L 21600 0 21600 21600 0 21600 0 0 Z N"/>
        </draw:custom-shape>
        <draw:custom-shape draw:style-name="gr5" draw:id="id1248" draw:layer="layout" svg:width="6.609cm" svg:height="0.597cm" svg:x="69.771cm" svg:y="59.53cm">
          <text:p>com.sun.star.sheet.DataPilotFieldSortInfo</text:p>
          <draw:enhanced-geometry svg:viewBox="0 0 21600 21600" draw:type="rectangle" draw:enhanced-path="M 0 0 L 21600 0 21600 21600 0 21600 0 0 Z N"/>
        </draw:custom-shape>
        <draw:connector draw:style-name="data_20_member" draw:layer="layout" svg:x1="64.12cm" svg:y1="57.063cm" svg:x2="69.771cm" svg:y2="57.818cm" draw:start-shape="id1229" draw:start-glue-point="5" draw:end-shape="id1246" draw:end-glue-point="3" svg:d="m64120 57063h2826v755h2825">
          <text:p/>
        </draw:connector>
        <draw:connector draw:style-name="data_20_member" draw:layer="layout" svg:x1="64.12cm" svg:y1="57.765cm" svg:x2="69.771cm" svg:y2="58.823cm" draw:start-shape="id1229" draw:start-glue-point="6" draw:end-shape="id1247" draw:end-glue-point="3" svg:d="m64120 57765h2826v1058h2825">
          <text:p>GetAutoShow()</text:p>
        </draw:connector>
        <draw:connector draw:style-name="data_20_member" draw:layer="layout" svg:x1="64.12cm" svg:y1="58.469cm" svg:x2="69.771cm" svg:y2="59.828cm" draw:start-shape="id1229" draw:start-glue-point="7" draw:end-shape="id1248" svg:d="m64120 58469h2826v1359h2825">
          <text:p>GetSortInfo()</text:p>
        </draw:connector>
        <draw:connector draw:style-name="data_20_member_20__28_multiple_20_pointers_29_" draw:layer="layout" svg:x1="24.607cm" svg:y1="16.329cm" svg:x2="27.438cm" svg:y2="13.481cm" draw:start-shape="id1190" draw:start-glue-point="5" draw:end-shape="id1241" svg:d="m24607 16329h1416v-2848h1415">
          <text:p>aDimList</text:p>
        </draw:connector>
        <draw:connector draw:style-name="data_20_member_20__28_multiple_20_pointers_29_" draw:layer="layout" svg:x1="30.806cm" svg:y1="11.664cm" svg:x2="34.294cm" svg:y2="10.974cm" draw:start-shape="id1241" draw:start-glue-point="9" draw:end-shape="id1249" draw:end-glue-point="3" svg:d="m30806 11664h1744v-690h1744">
          <text:p>GetMembers()</text:p>
        </draw:connector>
        <draw:frame draw:style-name="annotation" draw:layer="layout" svg:width="6.635cm" svg:height="0.985cm" svg:x="27.188cm" svg:y="58.366cm">
          <draw:text-box>
            <text:p><text:span text:style-name="T1">ScDPDimension</text:span> provides its number format information via property <text:span text:style-name="T1">NumberFormat</text:span>.</text:p>
          </draw:text-box>
        </draw:frame>
        <draw:custom-shape draw:style-name="gr3" draw:layer="layout" svg:width="4.484cm" svg:height="0.622cm" svg:x="44.035cm" svg:y="5.883cm">
          <text:p>ScDataPilotSourceTypeDlg</text:p>
          <draw:enhanced-geometry svg:viewBox="0 0 21600 21600" draw:type="rectangle" draw:enhanced-path="M 0 0 L 21600 0 21600 21600 0 21600 0 0 Z N"/>
        </draw:custom-shape>
        <draw:frame draw:style-name="annotation" draw:layer="layout" svg:width="6.765cm" svg:height="0.877cm" svg:x="44.035cm" svg:y="4.747cm">
          <draw:text-box>
            <text:p><text:span text:style-name="T1">ScDataPilotSourceTypeDlg</text:span> implements the source selection dialog for DataPilot table.</text:p>
          </draw:text-box>
        </draw:frame>
        <draw:frame draw:style-name="annotation" draw:layer="layout" svg:width="7.517cm" svg:height="1.814cm" svg:x="80.319cm" svg:y="57.458cm">
          <draw:text-box>
            <text:p><text:span text:style-name="T1">ScDPMember</text:span> has member's visibility information, order in case of manual sorting, and flag to determine whether or not to show details.</text:p>
          </draw:text-box>
        </draw:frame>
        <draw:g>
          <draw:custom-shape draw:style-name="gr5" draw:layer="layout" svg:width="2.724cm" svg:height="0.662cm" svg:x="101.497cm" svg:y="24.495cm">
            <text:p text:style-name="P2">ScDPItemData</text:p>
            <draw:enhanced-geometry svg:viewBox="0 0 21600 21600" draw:type="rectangle" draw:enhanced-path="M 0 0 L 21600 0 21600 21600 0 21600 0 0 Z N"/>
          </draw:custom-shape>
          <draw:frame draw:style-name="annotation" draw:layer="layout" svg:width="7.075cm" svg:height="1.996cm" svg:x="101.471cm" svg:y="25.478cm">
            <draw:text-box>
              <text:p><text:span text:style-name="T1">ScDPItemData</text:span> is used as a single “cell” data, which has a string value, a numerical value, and a boolean flag of whether or not the value is numerical. <text:s/>It is used throughout the DataPilot code base to store a single cell data.</text:p>
            </draw:text-box>
          </draw:frame>
        </draw:g>
        <draw:connector draw:style-name="data_20_member_20__28_multiple_20_pointers_29_" draw:layer="layout" draw:line-skew="-0.108cm" svg:x1="26.822cm" svg:y1="43.563cm" svg:x2="62.139cm" svg:y2="57.28cm" draw:start-shape="id1203" draw:start-glue-point="4" draw:end-shape="id1229" draw:end-glue-point="12" svg:d="m26822 43563h17550v13717h17767">
          <text:p>aColLevelList</text:p>
          <text:p>aRowLevelList</text:p>
        </draw:connector>
        <draw:frame draw:style-name="gr35" draw:id="id1206" draw:layer="layout" svg:width="6.307cm" svg:height="0.964cm" svg:x="21.796cm" svg:y="52.351cm">
          <draw:text-box>
            <text:p text:style-name="P2">com.sun.star.container.XNameAccess</text:p>
            <text:p text:style-name="P2">com.sun.star.lang.XServiceInfo</text:p>
          </draw:text-box>
        </draw:frame>
        <draw:custom-shape draw:style-name="gr5" draw:id="id1250" draw:layer="layout" svg:width="5.469cm" svg:height="0.622cm" svg:x="33.487cm" svg:y="42.48cm">
          <text:p>com.sun.star.sheet.MemberResult</text:p>
          <draw:enhanced-geometry svg:viewBox="0 0 21600 21600" draw:type="rectangle" draw:enhanced-path="M 0 0 L 21600 0 21600 21600 0 21600 0 0 Z N"/>
        </draw:custom-shape>
        <draw:connector draw:style-name="data_20_member_20__28_multiple_29_" draw:layer="layout" svg:x1="26.822cm" svg:y1="42.842cm" svg:x2="33.487cm" svg:y2="42.791cm" draw:start-shape="id1203" draw:start-glue-point="9" draw:end-shape="id1250" draw:end-glue-point="3" svg:d="m26822 42842h3332v-51h3333">
          <text:p>pColResults</text:p>
          <text:p>pRowResults</text:p>
        </draw:connector>
        <draw:custom-shape draw:style-name="gr1" draw:text-style-name="P1" draw:id="id1251" draw:layer="layout" svg:width="3.499cm" svg:height="0.648cm" svg:x="44.242cm" svg:y="17.288cm">
          <text:p text:style-name="P1">ScDPSaveGroupItem</text:p>
          <draw:enhanced-geometry svg:viewBox="0 0 21600 21600" draw:type="rectangle" draw:enhanced-path="M 0 0 L 21600 0 21600 21600 0 21600 0 0 Z N"/>
        </draw:custom-shape>
        <draw:connector draw:style-name="data_20_member_20__28_multiple_29_" draw:layer="layout" svg:x1="40.99cm" svg:y1="18.092cm" svg:x2="44.242cm" svg:y2="17.612cm" draw:start-shape="id1193" draw:start-glue-point="4" draw:end-shape="id1251" draw:end-glue-point="3" svg:d="m40990 18092h1626v-480h1626">
          <text:p/>
        </draw:connector>
        <draw:custom-shape draw:style-name="gr5" draw:id="id1252" draw:layer="layout" svg:width="3.343cm" svg:height="1.555cm" svg:x="46.108cm" svg:y="18.558cm">
          <draw:glue-point draw:id="4" svg:x="-5.001cm" svg:y="-2.996cm"/>
          <draw:glue-point draw:id="5" svg:x="-5.001cm" svg:y="2.668cm"/>
          <text:p>ScDPNumGroupInfo</text:p>
          <draw:enhanced-geometry svg:viewBox="0 0 21600 21600" draw:type="rectangle" draw:enhanced-path="M 0 0 L 21600 0 21600 21600 0 21600 0 0 Z N"/>
        </draw:custom-shape>
        <draw:connector draw:style-name="data_20_member" draw:layer="layout" svg:x1="40.99cm" svg:y1="18.687cm" svg:x2="46.108cm" svg:y2="18.87cm" draw:start-shape="id1193" draw:start-glue-point="5" draw:end-shape="id1252" draw:end-glue-point="4" svg:d="m40990 18687h2559v183h2559">
          <text:p/>
        </draw:connector>
        <draw:connector draw:style-name="data_20_member" draw:layer="layout" draw:line-skew="-0.578cm" svg:x1="41.537cm" svg:y1="19.975cm" svg:x2="46.108cm" svg:y2="19.335cm" draw:start-shape="id1194" draw:start-glue-point="4" draw:end-shape="id1252" draw:end-glue-point="3" svg:d="m41537 19975h1707v-640h2864">
          <text:p>GetInfo()</text:p>
        </draw:connector>
        <draw:connector draw:style-name="data_20_member" draw:layer="layout" draw:line-skew="0.329cm" svg:x1="41.537cm" svg:y1="20.829cm" svg:x2="46.108cm" svg:y2="19.749cm" draw:start-shape="id1194" draw:start-glue-point="5" draw:end-shape="id1252" draw:end-glue-point="5" svg:d="m41537 20829h2614v-1080h1957">
          <text:p>GetDateInfo()</text:p>
        </draw:connector>
        <draw:connector draw:style-name="data_20_member_20__28_multiple_29_" draw:text-style-name="P1" draw:layer="layout" svg:x1="92.904cm" svg:y1="36.348cm" svg:x2="96.316cm" svg:y2="35.449cm" draw:start-shape="id1253" draw:start-glue-point="4" draw:end-shape="id1254" draw:end-glue-point="3" svg:d="m92904 36348h1706v-899h1706">
          <text:p/>
        </draw:connector>
        <draw:frame draw:style-name="annotation" draw:layer="layout" svg:width="7.957cm" svg:height="2.799cm" svg:x="87.863cm" svg:y="30.246cm">
          <draw:text-box>
            <text:p><text:span text:style-name="T1">ScDPLayoutDlg</text:span> represents the main datapilot dialog where the users drag field buttons to row, column, page and data field boxes to define the overall layout of the table. <text:s/>It has four instances of <text:span text:style-name="T1">ScDPFieldWindow</text:span> class to draw each field box, and another instance to draw the area where all field names are displayed.</text:p>
          </draw:text-box>
        </draw:frame>
        <draw:custom-shape draw:style-name="gr41" draw:id="id1255" draw:layer="layout" svg:width="2.514cm" svg:height="0.648cm" svg:x="90.274cm" svg:y="33.642cm">
          <text:p>ScAnyRefDlg</text:p>
          <draw:enhanced-geometry svg:viewBox="0 0 21600 21600" draw:type="rectangle" draw:enhanced-path="M 0 0 L 21600 0 21600 21600 0 21600 0 0 Z N"/>
        </draw:custom-shape>
        <draw:connector draw:style-name="inheritance_20__28_public_29_" draw:layer="layout" svg:x1="91.305cm" svg:y1="35.528cm" svg:x2="91.531cm" svg:y2="34.29cm" draw:start-shape="id1253" draw:start-glue-point="0" draw:end-shape="id1255" draw:end-glue-point="2" svg:d="m91305 35528v-619h226v-619">
          <text:p/>
        </draw:connector>
        <draw:custom-shape draw:style-name="class_20__28_external_20_module_29_" draw:id="id1256" draw:layer="layout" svg:width="1.658cm" svg:height="0.596cm" svg:x="97.35cm" svg:y="32.943cm">
          <text:p>Control</text:p>
          <draw:enhanced-geometry svg:viewBox="0 0 21600 21600" draw:type="rectangle" draw:enhanced-path="M 0 0 L 21600 0 21600 21600 0 21600 0 0 Z N"/>
        </draw:custom-shape>
        <draw:connector draw:style-name="inheritance_20__28_public_29_" draw:layer="layout" svg:x1="97.916cm" svg:y1="35.157cm" svg:x2="98.179cm" svg:y2="33.539cm" draw:start-shape="id1254" draw:start-glue-point="0" draw:end-shape="id1256" draw:end-glue-point="2" svg:d="m97916 35157v-809h263v-809">
          <text:p/>
        </draw:connector>
        <draw:connector draw:style-name="local_20_usage_20__2f__20_return_20_type" draw:layer="layout" svg:x1="92.904cm" svg:y1="38.269cm" svg:x2="95.673cm" svg:y2="40.999cm" draw:start-shape="id1253" draw:start-glue-point="6" draw:end-shape="id1257" draw:end-glue-point="3" svg:d="m92904 38269h1385v2730h1384">
          <text:p>NotifyDoubleClick()</text:p>
        </draw:connector>
        <draw:connector draw:style-name="local_20_usage_20__2f__20_return_20_type" draw:layer="layout" svg:x1="98.715cm" svg:y1="40.999cm" svg:x2="102.697cm" svg:y2="40.74cm" draw:start-shape="id1257" draw:start-glue-point="1" draw:end-shape="id1258" draw:end-glue-point="3" svg:d="m98715 40999h1991v-259h1991">
          <text:p/>
        </draw:connector>
        <draw:connector draw:style-name="data_20_member_20__28_multiple_29_" draw:text-style-name="P1" draw:layer="layout" svg:x1="92.904cm" svg:y1="37.897cm" svg:x2="97.929cm" svg:y2="38.46cm" draw:start-shape="id1253" draw:start-glue-point="5" draw:end-shape="id1259" draw:end-glue-point="3" svg:d="m92904 37897h2513v563h2512">
          <text:p/>
        </draw:connector>
        <draw:custom-shape draw:style-name="typedef" draw:id="id1260" draw:layer="layout" svg:width="2.799cm" svg:height="1.219cm" svg:x="106.264cm" svg:y="43.128cm">
          <draw:glue-point draw:id="4" svg:x="-5.001cm" svg:y="-2.649cm"/>
          <draw:glue-point draw:id="5" svg:x="-5.001cm" svg:y="3.084cm"/>
          <text:p>ScDPLabelData</text:p>
          <draw:enhanced-geometry svg:viewBox="0 0 21600 21600" draw:type="rectangle" draw:enhanced-path="M 0 0 L 21600 0 21600 21600 0 21600 0 0 Z N"/>
        </draw:custom-shape>
        <draw:custom-shape draw:style-name="gr3" draw:id="id1261" draw:layer="layout" svg:width="1.97cm" svg:height="0.57cm" svg:x="110.749cm" svg:y="43.802cm">
          <text:p>LabelData</text:p>
          <draw:enhanced-geometry svg:viewBox="0 0 21600 21600" draw:type="rectangle" draw:enhanced-path="M 0 0 L 21600 0 21600 21600 0 21600 0 0 Z N"/>
        </draw:custom-shape>
        <draw:connector draw:style-name="typedef" draw:layer="layout" svg:x1="109.063cm" svg:y1="43.737cm" svg:x2="110.749cm" svg:y2="44.087cm" draw:start-shape="id1260" draw:start-glue-point="1" draw:end-shape="id1261" draw:end-glue-point="3" svg:d="m109063 43737h843v350h843">
          <text:p/>
        </draw:connector>
        <draw:connector draw:style-name="data_20_member" draw:text-style-name="P1" draw:layer="layout" svg:x1="106.006cm" svg:y1="41.157cm" svg:x2="106.264cm" svg:y2="43.415cm" draw:start-shape="id1258" draw:start-glue-point="4" draw:end-shape="id1260" draw:end-glue-point="4" svg:d="m106006 41157h502v1103h-746v1155h502">
          <text:p/>
        </draw:connector>
        <draw:connector draw:style-name="data_20_member" draw:text-style-name="P1" draw:layer="layout" draw:line-skew="-2.729cm" svg:x1="98.715cm" svg:y1="41.391cm" svg:x2="106.264cm" svg:y2="44.112cm" draw:start-shape="id1257" draw:start-glue-point="5" draw:end-shape="id1260" draw:end-glue-point="5" svg:d="m98715 41391h1045v2721h6504">
          <text:p/>
        </draw:connector>
      </draw:page>
      <draw:page draw:name="sc (uno)" draw:style-name="dp1" draw:master-page-name="Default">
        <office:forms form:automatic-focus="false" form:apply-design-mode="false"/>
        <draw:custom-shape draw:style-name="gr3" draw:id="id1262" draw:layer="layout" svg:width="3.447cm" svg:height="0.933cm" svg:x="72.376cm" svg:y="21.868cm">
          <text:p text:style-name="P2">ScNamedRangeObj</text:p>
          <draw:enhanced-geometry svg:viewBox="0 0 21600 21600" draw:type="rectangle" draw:enhanced-path="M 0 0 L 21600 0 21600 21600 0 21600 0 0 Z N"/>
        </draw:custom-shape>
        <draw:custom-shape draw:style-name="gr2" draw:id="id1263" draw:layer="layout" svg:width="6.168cm" svg:height="2.177cm" svg:x="72.247cm" svg:y="17.67cm">
          <text:p text:style-name="P2">com.sun.star.sheet.XNamedRange</text:p>
          <text:p text:style-name="P2">com.sun.star.sheet.XFormulaTokens</text:p>
          <text:p text:style-name="P2">com.sun.star.sheet.XCellRangeReferr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74.099cm" svg:y1="21.868cm" svg:x2="75.331cm" svg:y2="19.847cm" draw:start-shape="id1262" draw:start-glue-point="0" draw:end-shape="id1263" draw:end-glue-point="2" svg:d="m74099 21868v-1011h1232v-1010">
          <text:p/>
        </draw:connector>
        <draw:custom-shape draw:style-name="gr3" draw:id="id1264" draw:layer="layout" svg:width="2.5cm" svg:height="0.864cm" svg:x="63.579cm" svg:y="23.042cm">
          <text:p text:style-name="P2">ScModelObj</text:p>
          <draw:enhanced-geometry svg:viewBox="0 0 21600 21600" draw:type="rectangle" draw:enhanced-path="M 0 0 L 21600 0 21600 21600 0 21600 0 0 Z N"/>
        </draw:custom-shape>
        <draw:custom-shape draw:style-name="gr2" draw:id="id1265" draw:layer="layout" svg:width="6.911cm" svg:height="5.388cm" svg:x="62.009cm" svg:y="15.563cm">
          <text:p text:style-name="P2">com.sun.star.sheet.XSpreadsheetDocument</text:p>
          <text:p text:style-name="P2">com.sun.star.document.XActionLockable</text:p>
          <text:p text:style-name="P2">com.sun.star.sheet.XCalculatable</text:p>
          <text:p text:style-name="P2">com.sun.star.util.XProtectable</text:p>
          <text:p text:style-name="P2">com.sun.star.drawing.XDrawPagesSupplier</text:p>
          <text:p text:style-name="P2">com.sun.star.sheet.XGoalSeek</text:p>
          <text:p text:style-name="P2">com.sun.star.sheet.XConsolidatable</text:p>
          <text:p text:style-name="P2">com.sun.star.sheet.XDocumentAuditing</text:p>
          <text:p text:style-name="P2">com.sun.star.style.XStyleFamiliesSupplier</text:p>
          <text:p text:style-name="P2">com.sun.star.view.XRenderable</text:p>
          <text:p text:style-name="P2">com.sun.star.document.XLinkTargetSupplier</text:p>
          <text:p text:style-name="P2">com.sun.star.beans.XPropertySet</text:p>
          <text:p text:style-name="P2">com.sun.star.lang.XMultiServiceFactory</text:p>
          <text:p text:style-name="P2">com.sun.star.lang.XServiceInfo</text:p>
          <draw:enhanced-geometry svg:viewBox="0 0 21600 21600" draw:type="rectangle" draw:enhanced-path="M 0 0 L 21600 0 21600 21600 0 21600 0 0 Z N"/>
        </draw:custom-shape>
        <draw:connector draw:style-name="inheritance_20__28_public_29_" draw:layer="layout" svg:x1="64.829cm" svg:y1="23.042cm" svg:x2="65.464cm" svg:y2="20.951cm" draw:start-shape="id1264" draw:start-glue-point="0" draw:end-shape="id1265" draw:end-glue-point="2" svg:d="m64829 23042v-1045h635v-1046">
          <text:p/>
        </draw:connector>
        <draw:custom-shape draw:style-name="gr1" draw:text-style-name="P1" draw:id="id1266" draw:layer="layout" svg:width="2.848cm" svg:height="0.726cm" svg:x="81.452cm" svg:y="56.909cm">
          <draw:glue-point draw:id="4" svg:x="-2.278cm" svg:y="-5cm"/>
          <draw:glue-point draw:id="5" svg:x="2.575cm" svg:y="-5cm"/>
          <text:p text:style-name="P3">ScTabViewObj</text:p>
          <draw:enhanced-geometry svg:viewBox="0 0 21600 21600" draw:type="rectangle" draw:enhanced-path="M 0 0 L 21600 0 21600 21600 0 21600 0 0 Z N"/>
        </draw:custom-shape>
        <draw:custom-shape draw:style-name="gr1" draw:text-style-name="P1" draw:id="id1267" draw:layer="layout" svg:width="3.006cm" svg:height="0.622cm" svg:x="77.821cm" svg:y="53.9cm">
          <draw:glue-point draw:id="4" svg:x="-2.232cm" svg:y="-5cm"/>
          <draw:glue-point draw:id="5" svg:x="2.079cm" svg:y="-5cm"/>
          <text:p text:style-name="P3">ScViewPaneBase</text:p>
          <draw:enhanced-geometry svg:viewBox="0 0 21600 21600" draw:type="rectangle" draw:enhanced-path="M 0 0 L 21600 0 21600 21600 0 21600 0 0 Z N"/>
        </draw:custom-shape>
        <draw:custom-shape draw:style-name="class_20__28_external_20_module_29_" draw:id="id1268" draw:layer="layout" svg:width="3.007cm" svg:height="0.544cm" svg:x="82.255cm" svg:y="54.16cm">
          <text:p text:style-name="P2">SfxBaseController</text:p>
          <draw:enhanced-geometry svg:viewBox="0 0 21600 21600" draw:type="rectangle" draw:enhanced-path="M 0 0 L 21600 0 21600 21600 0 21600 0 0 Z N"/>
        </draw:custom-shape>
        <draw:connector draw:style-name="inheritance_20__28_public_29_" draw:layer="layout" svg:x1="82.228cm" svg:y1="56.909cm" svg:x2="79.324cm" svg:y2="54.522cm" draw:start-shape="id1266" draw:start-glue-point="4" draw:end-shape="id1267" draw:end-glue-point="2" svg:d="m82228 56909v-1193h-2904v-1194">
          <text:p/>
        </draw:connector>
        <draw:connector draw:style-name="inheritance_20__28_public_29_" draw:layer="layout" svg:x1="82.876cm" svg:y1="56.909cm" svg:x2="83.758cm" svg:y2="54.704cm" draw:start-shape="id1266" draw:start-glue-point="0" draw:end-shape="id1268" draw:end-glue-point="2" svg:d="m82876 56909v-1102h882v-1103">
          <text:p/>
        </draw:connector>
        <draw:custom-shape draw:style-name="gr2" draw:id="id1269" draw:layer="layout" svg:width="8.32cm" svg:height="4.562cm" svg:x="84.871cm" svg:y="49.003cm">
          <text:p text:style-name="P2">com.sun.star.beans.XPropertySet</text:p>
          <text:p text:style-name="P2">com.sun.star.container.XEnumerationAccess</text:p>
          <text:p text:style-name="P2">com.sun.star.container.XIndexAccess</text:p>
          <text:p text:style-name="P2">com.sun.star.datatransfer.XTransferableSupplier <text:s/></text:p>
          <text:p text:style-name="P2">com.sun.star.lang.XUnoTunnel</text:p>
          <text:p text:style-name="P2">com.sun.star.sheet.XActivationBroadcaster</text:p>
          <text:p text:style-name="P2">com.sun.star.sheet.XEnhancedMouseClickBroadcaster</text:p>
          <text:p text:style-name="P2">com.sun.star.sheet.XRangeSelection</text:p>
          <text:p text:style-name="P2">com.sun.star.sheet.XSpreadsheetView</text:p>
          <text:p text:style-name="P2">com.sun.star.sheet.XViewFreezable</text:p>
          <text:p text:style-name="P2">com.sun.star.sheet.XViewSplitable</text:p>
          <text:p text:style-name="P2">com.sun.star.view.XSelectionSupplier</text:p>
          <draw:enhanced-geometry svg:viewBox="0 0 21600 21600" draw:type="rectangle" draw:enhanced-path="M 0 0 L 21600 0 21600 21600 0 21600 0 0 Z N"/>
        </draw:custom-shape>
        <draw:connector draw:style-name="inheritance_20__28_public_29_" draw:layer="layout" svg:x1="83.609cm" svg:y1="56.909cm" svg:x2="89.031cm" svg:y2="53.565cm" draw:start-shape="id1266" draw:start-glue-point="5" draw:end-shape="id1269" svg:d="m83609 56909v-1672h5422v-1672">
          <text:p/>
        </draw:connector>
        <draw:custom-shape draw:style-name="class_20__28_external_20_module_29_" draw:id="id1270" draw:layer="layout" svg:width="2.229cm" svg:height="0.622cm" svg:x="75.23cm" svg:y="52.062cm">
          <text:p text:style-name="P2">SfxListener</text:p>
          <draw:enhanced-geometry svg:viewBox="0 0 21600 21600" draw:type="rectangle" draw:enhanced-path="M 0 0 L 21600 0 21600 21600 0 21600 0 0 Z N"/>
        </draw:custom-shape>
        <draw:connector draw:style-name="inheritance_20__28_public_29_" draw:layer="layout" svg:x1="78.654cm" svg:y1="53.9cm" svg:x2="76.344cm" svg:y2="52.684cm" draw:start-shape="id1267" draw:start-glue-point="4" draw:end-shape="id1270" draw:end-glue-point="2" svg:d="m78654 53900v-608h-2310v-608">
          <text:p/>
        </draw:connector>
        <draw:custom-shape draw:style-name="gr2" draw:id="id1271" draw:layer="layout" svg:width="6.142cm" svg:height="2.048cm" svg:x="77.852cm" svg:y="49.91cm">
          <text:p text:style-name="P2">com.sun.star.lang.XServiceInfo</text:p>
          <text:p text:style-name="P2">com.sun.star.lang.XTypeProvider</text:p>
          <text:p text:style-name="P2">com.sun.star.sheet.XCellRangeReferrer</text:p>
          <text:p text:style-name="P2">com.sun.star.sheet.XViewPane</text:p>
          <text:p text:style-name="P2">com.sun.star.view.XFormLayerAccess</text:p>
          <draw:enhanced-geometry svg:viewBox="0 0 21600 21600" draw:type="rectangle" draw:enhanced-path="M 0 0 L 21600 0 21600 21600 0 21600 0 0 Z N"/>
        </draw:custom-shape>
        <draw:connector draw:style-name="inheritance_20__28_public_29_" draw:layer="layout" svg:x1="79.948cm" svg:y1="53.9cm" svg:x2="80.923cm" svg:y2="51.958cm" draw:start-shape="id1267" draw:start-glue-point="5" draw:end-shape="id1271" draw:end-glue-point="2" svg:d="m79948 53900v-971h975v-971">
          <text:p/>
        </draw:connector>
        <draw:custom-shape draw:style-name="gr1" draw:text-style-name="P1" draw:id="id1302" draw:layer="layout" svg:width="2.109cm" svg:height="0.71cm" svg:x="61.158cm" svg:y="68.83cm">
          <draw:glue-point draw:id="4" svg:x="-2.52cm" svg:y="-5cm"/>
          <draw:glue-point draw:id="5" svg:x="2.527cm" svg:y="-5cm"/>
          <text:p text:style-name="P3">ScModelObj</text:p>
          <draw:enhanced-geometry svg:viewBox="0 0 21600 21600" draw:type="rectangle" draw:enhanced-path="M 0 0 L 21600 0 21600 21600 0 21600 0 0 Z N"/>
        </draw:custom-shape>
        <draw:custom-shape draw:style-name="class_20__28_external_20_module_29_" draw:id="id1303" draw:layer="layout" svg:width="2.54cm" svg:height="0.552cm" svg:x="58.074cm" svg:y="66.448cm">
          <text:p text:style-name="P2">SfxBaseModel</text:p>
          <draw:enhanced-geometry svg:viewBox="0 0 21600 21600" draw:type="rectangle" draw:enhanced-path="M 0 0 L 21600 0 21600 21600 0 21600 0 0 Z N"/>
        </draw:custom-shape>
        <draw:custom-shape draw:style-name="class_20__28_external_20_module_29_" draw:id="id1304" draw:layer="layout" svg:width="2.799cm" svg:height="0.57cm" svg:x="59.991cm" svg:y="65.462cm">
          <text:p text:style-name="P2">SvxFmMSFactory</text:p>
          <draw:enhanced-geometry svg:viewBox="0 0 21600 21600" draw:type="rectangle" draw:enhanced-path="M 0 0 L 21600 0 21600 21600 0 21600 0 0 Z N"/>
        </draw:custom-shape>
        <draw:custom-shape draw:style-name="gr2" draw:id="id1305" draw:layer="layout" svg:width="9.071cm" svg:height="5.65cm" svg:x="63.439cm" svg:y="61.342cm">
          <text:p text:style-name="P2">com.sun.star.beans.XPropertySet</text:p>
          <text:p text:style-name="P2">com.sun.star.document.XActionLockable</text:p>
          <text:p text:style-name="P2">com.sun.star.document.XCodeNameQuery</text:p>
          <text:p text:style-name="P2">com.sun.star.document.XDocumentEventCompatibleHelper</text:p>
          <text:p text:style-name="P2">com.sun.star.document.XLinkTargetSupplier</text:p>
          <text:p text:style-name="P2">com.sun.star.drawing.XDrawPagesSupplier</text:p>
          <text:p text:style-name="P2">com.sun.star.lang.XServiceInfo <text:s text:c="21"/></text:p>
          <text:p text:style-name="P2">com.sun.star.sheet.XCalculatable</text:p>
          <text:p text:style-name="P2">com.sun.star.sheet.XConsolidatable</text:p>
          <text:p text:style-name="P2">com.sun.star.sheet.XDocumentAuditing</text:p>
          <text:p text:style-name="P2">com.sun.star.sheet.XGoalSeek</text:p>
          <text:p text:style-name="P2">com.sun.star.sheet.XSpreadsheetDocument</text:p>
          <text:p text:style-name="P2">com.sun.star.style.XStyleFamiliesSupplier</text:p>
          <text:p text:style-name="P2">com.sun.star.util.XProtectable</text:p>
          <text:p text:style-name="P2">com.sun.star.view.XRenderable</text:p>
          <draw:enhanced-geometry svg:viewBox="0 0 21600 21600" draw:type="rectangle" draw:enhanced-path="M 0 0 L 21600 0 21600 21600 0 21600 0 0 Z N"/>
        </draw:custom-shape>
        <draw:custom-shape draw:style-name="gr3" draw:id="id1272" draw:layer="layout" svg:width="2.617cm" svg:height="0.751cm" svg:x="42.547cm" svg:y="32.196cm">
          <text:p text:style-name="P2">ScAreaLinkObj</text:p>
          <draw:enhanced-geometry svg:viewBox="0 0 21600 21600" draw:type="rectangle" draw:enhanced-path="M 0 0 L 21600 0 21600 21600 0 21600 0 0 Z N"/>
        </draw:custom-shape>
        <draw:custom-shape draw:style-name="gr2" draw:id="id1273" draw:layer="layout" svg:width="5.158cm" svg:height="1.789cm" svg:x="42.131cm" svg:y="29.578cm">
          <text:p text:style-name="P2">com.sun.star.sheet.XAreaLink</text:p>
          <text:p text:style-name="P2">com.sun.star.util.XRefreshable</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43.855cm" svg:y1="32.196cm" svg:x2="44.71cm" svg:y2="31.367cm" draw:start-shape="id1272" draw:start-glue-point="0" draw:end-shape="id1273" draw:end-glue-point="2" svg:d="m43855 32196v-415h855v-414">
          <text:p/>
        </draw:connector>
        <draw:custom-shape draw:style-name="gr3" draw:id="id1274" draw:layer="layout" svg:width="2.617cm" svg:height="0.751cm" svg:x="37.001cm" svg:y="34.322cm">
          <text:p text:style-name="P2">ScAreaLinksObj</text:p>
          <draw:enhanced-geometry svg:viewBox="0 0 21600 21600" draw:type="rectangle" draw:enhanced-path="M 0 0 L 21600 0 21600 21600 0 21600 0 0 Z N"/>
        </draw:custom-shape>
        <draw:custom-shape draw:style-name="gr2" draw:id="id1275" draw:layer="layout" svg:width="6.713cm" svg:height="1.374cm" svg:x="34.849cm" svg:y="31.574cm">
          <text:p text:style-name="P2">com.sun.star.sheet.XAreaLinks</text:p>
          <text:p text:style-name="P2">com.sun.star.container.XEnumerationAccess</text:p>
          <text:p text:style-name="P2">com.sun.star.lang.XServiceInfo</text:p>
          <draw:enhanced-geometry svg:viewBox="0 0 21600 21600" draw:type="rectangle" draw:enhanced-path="M 0 0 L 21600 0 21600 21600 0 21600 0 0 Z N"/>
        </draw:custom-shape>
        <draw:connector draw:style-name="inheritance_20__28_public_29_" draw:layer="layout" svg:x1="38.309cm" svg:y1="34.322cm" svg:x2="38.205cm" svg:y2="32.948cm" draw:start-shape="id1274" draw:start-glue-point="0" draw:end-shape="id1275" draw:end-glue-point="2" svg:d="m38309 34322v-687h-104v-687">
          <text:p/>
        </draw:connector>
        <draw:connector draw:style-name="inheritance_20__28_public_29_" draw:layer="layout" svg:x1="57.214cm" svg:y1="33.944cm" svg:x2="56.688cm" svg:y2="30.445cm" draw:start-shape="id1276" draw:start-glue-point="4" draw:end-shape="id1277" draw:end-glue-point="2" svg:d="m57214 33944v-1750h-526v-1749">
          <text:p/>
        </draw:connector>
        <draw:custom-shape draw:style-name="gr1" draw:text-style-name="P1" draw:id="id1279" draw:layer="layout" svg:width="3.784cm" svg:height="0.96cm" svg:x="46.656cm" svg:y="37.352cm">
          <draw:glue-point draw:id="4" svg:x="-2.262cm" svg:y="5cm"/>
          <draw:glue-point draw:id="5" svg:x="2.328cm" svg:y="5cm"/>
          <text:p text:style-name="P3">ScFilterDescriptorBase</text:p>
          <draw:enhanced-geometry svg:viewBox="0 0 21600 21600" draw:type="rectangle" draw:enhanced-path="M 0 0 L 21600 0 21600 21600 0 21600 0 0 Z N"/>
        </draw:custom-shape>
        <draw:custom-shape draw:style-name="gr1" draw:text-style-name="P1" draw:id="id1278" draw:layer="layout" svg:width="2.981cm" svg:height="0.714cm" svg:x="47.037cm" svg:y="40.112cm">
          <text:p text:style-name="P3">ScFilterDescriptor</text:p>
          <draw:enhanced-geometry svg:viewBox="0 0 21600 21600" draw:type="rectangle" draw:enhanced-path="M 0 0 L 21600 0 21600 21600 0 21600 0 0 Z N"/>
        </draw:custom-shape>
        <draw:custom-shape draw:style-name="gr1" draw:text-style-name="P1" draw:id="id1280" draw:layer="layout" svg:width="4.2cm" svg:height="0.688cm" svg:x="43.174cm" svg:y="47.743cm">
          <text:p text:style-name="P3">ScDataPilotFilterDescriptor</text:p>
          <draw:enhanced-geometry svg:viewBox="0 0 21600 21600" draw:type="rectangle" draw:enhanced-path="M 0 0 L 21600 0 21600 21600 0 21600 0 0 Z N"/>
        </draw:custom-shape>
        <draw:custom-shape draw:style-name="gr1" draw:text-style-name="P1" draw:id="id1281" draw:layer="layout" svg:width="3.784cm" svg:height="0.933cm" svg:x="52.669cm" svg:y="40.178cm">
          <text:p text:style-name="P3">ScRangeFilterDescriptor</text:p>
          <draw:enhanced-geometry svg:viewBox="0 0 21600 21600" draw:type="rectangle" draw:enhanced-path="M 0 0 L 21600 0 21600 21600 0 21600 0 0 Z N"/>
        </draw:custom-shape>
        <draw:connector draw:style-name="inheritance_20__28_public_29_" draw:layer="layout" svg:x1="48.527cm" svg:y1="40.112cm" svg:x2="48.548cm" svg:y2="38.312cm" draw:start-shape="id1278" draw:start-glue-point="0" draw:end-shape="id1279" draw:end-glue-point="2" svg:d="m48527 40112v-900h21v-900">
          <text:p/>
        </draw:connector>
        <draw:connector draw:style-name="inheritance_20__28_public_29_" draw:layer="layout" draw:line-skew="-3.29cm" svg:x1="45.274cm" svg:y1="47.743cm" svg:x2="47.693cm" svg:y2="38.312cm" draw:start-shape="id1280" draw:start-glue-point="0" draw:end-shape="id1279" draw:end-glue-point="4" svg:d="m45274 47743v-8005h2419v-1426">
          <text:p/>
        </draw:connector>
        <draw:connector draw:style-name="inheritance_20__28_public_29_" draw:layer="layout" svg:x1="54.561cm" svg:y1="40.178cm" svg:x2="49.428cm" svg:y2="38.312cm" draw:start-shape="id1281" draw:start-glue-point="0" draw:end-shape="id1279" draw:end-glue-point="5" svg:d="m54561 40178v-933h-5133v-933">
          <text:p/>
        </draw:connector>
        <draw:custom-shape draw:style-name="gr1" draw:text-style-name="P1" draw:id="id1294" draw:layer="layout" svg:width="3.655cm" svg:height="1.063cm" svg:x="58.782cm" svg:y="40.852cm">
          <text:p text:style-name="P3">ScDatabaseRangeObj</text:p>
          <draw:enhanced-geometry svg:viewBox="0 0 21600 21600" draw:type="rectangle" draw:enhanced-path="M 0 0 L 21600 0 21600 21600 0 21600 0 0 Z N"/>
        </draw:custom-shape>
        <draw:custom-shape draw:style-name="gr3" draw:id="id1283" draw:layer="layout" svg:width="3.24cm" svg:height="0.777cm" svg:x="64.786cm" svg:y="26.39cm">
          <draw:glue-point draw:id="4" svg:x="-1.882cm" svg:y="4.993cm"/>
          <draw:glue-point draw:id="5" svg:x="2.117cm" svg:y="4.993cm"/>
          <text:p text:style-name="P2">ScCellRangesBase</text:p>
          <draw:enhanced-geometry svg:viewBox="0 0 21600 21600" draw:type="rectangle" draw:enhanced-path="M 0 0 L 21600 0 21600 21600 0 21600 0 0 Z N"/>
        </draw:custom-shape>
        <draw:custom-shape draw:style-name="gr3" draw:id="id1282" draw:layer="layout" svg:width="4.537cm" svg:height="0.777cm" svg:x="61.623cm" svg:y="28.309cm">
          <draw:glue-point draw:id="4" svg:x="-3.57cm" svg:y="4.993cm"/>
          <draw:glue-point draw:id="5" svg:x="-1.514cm" svg:y="4.993cm"/>
          <draw:glue-point draw:id="6" svg:x="1.798cm" svg:y="4.993cm"/>
          <draw:glue-point draw:id="7" svg:x="3.398cm" svg:y="4.993cm"/>
          <text:p text:style-name="P2">ScCellRangeObj</text:p>
          <draw:enhanced-geometry svg:viewBox="0 0 21600 21600" draw:type="rectangle" draw:enhanced-path="M 0 0 L 21600 0 21600 21600 0 21600 0 0 Z N"/>
        </draw:custom-shape>
        <draw:custom-shape draw:style-name="gr3" draw:id="id1284" draw:layer="layout" svg:width="2.851cm" svg:height="0.777cm" svg:x="66.964cm" svg:y="28.284cm">
          <text:p text:style-name="P2">ScCellRangesObj</text:p>
          <draw:enhanced-geometry svg:viewBox="0 0 21600 21600" draw:type="rectangle" draw:enhanced-path="M 0 0 L 21600 0 21600 21600 0 21600 0 0 Z N"/>
        </draw:custom-shape>
        <draw:connector draw:style-name="inheritance_20__28_public_29_" draw:layer="layout" svg:x1="63.891cm" svg:y1="28.309cm" svg:x2="65.797cm" svg:y2="27.165cm" draw:start-shape="id1282" draw:start-glue-point="0" draw:end-shape="id1283" draw:end-glue-point="4" svg:d="m63891 28309v-572h1906v-572">
          <text:p/>
        </draw:connector>
        <draw:connector draw:style-name="inheritance_20__28_public_29_" draw:layer="layout" svg:x1="68.389cm" svg:y1="28.284cm" svg:x2="67.091cm" svg:y2="27.165cm" draw:start-shape="id1284" draw:start-glue-point="0" draw:end-shape="id1283" draw:end-glue-point="5" svg:d="m68389 28284v-559h-1298v-560">
          <text:p/>
        </draw:connector>
        <draw:custom-shape draw:style-name="gr1" draw:text-style-name="P1" draw:id="id1286" draw:layer="layout" svg:width="1.891cm" svg:height="0.778cm" svg:x="53.196cm" svg:y="34.442cm">
          <draw:glue-point draw:id="4" svg:x="-2.406cm" svg:y="-5cm"/>
          <draw:glue-point draw:id="5" svg:x="2.39cm" svg:y="-5cm"/>
          <text:p text:style-name="P3">ScCellObj</text:p>
          <draw:enhanced-geometry svg:viewBox="0 0 21600 21600" draw:type="rectangle" draw:enhanced-path="M 0 0 L 21600 0 21600 21600 0 21600 0 0 Z N"/>
        </draw:custom-shape>
        <draw:custom-shape draw:style-name="gr1" draw:text-style-name="P1" draw:id="id1287" draw:layer="layout" svg:width="3.135cm" svg:height="0.778cm" svg:x="60.586cm" svg:y="33.464cm">
          <text:p text:style-name="P3">ScTableColumnObj</text:p>
          <draw:enhanced-geometry svg:viewBox="0 0 21600 21600" draw:type="rectangle" draw:enhanced-path="M 0 0 L 21600 0 21600 21600 0 21600 0 0 Z N"/>
        </draw:custom-shape>
        <draw:custom-shape draw:style-name="gr1" draw:text-style-name="P1" draw:id="id1289" draw:layer="layout" svg:width="2.695cm" svg:height="0.778cm" svg:x="66.108cm" svg:y="31.288cm">
          <text:p text:style-name="P3">ScTableRowObj</text:p>
          <draw:enhanced-geometry svg:viewBox="0 0 21600 21600" draw:type="rectangle" draw:enhanced-path="M 0 0 L 21600 0 21600 21600 0 21600 0 0 Z N"/>
        </draw:custom-shape>
        <draw:custom-shape draw:style-name="gr1" draw:text-style-name="P1" draw:id="id1288" draw:layer="layout" svg:width="3.032cm" svg:height="0.778cm" svg:x="69.192cm" svg:y="40.413cm">
          <draw:glue-point draw:id="4" svg:x="-1.751cm" svg:y="-5cm"/>
          <draw:glue-point draw:id="5" svg:x="2.094cm" svg:y="-5cm"/>
          <text:p text:style-name="P3">ScTableSheetObj</text:p>
          <draw:enhanced-geometry svg:viewBox="0 0 21600 21600" draw:type="rectangle" draw:enhanced-path="M 0 0 L 21600 0 21600 21600 0 21600 0 0 Z N"/>
        </draw:custom-shape>
        <draw:connector draw:style-name="inheritance_20__28_public_29_" draw:layer="layout" svg:x1="63.528cm" svg:y1="31.727cm" svg:x2="63.891cm" svg:y2="29.086cm" draw:start-shape="id1285" draw:start-glue-point="0" draw:end-shape="id1282" draw:end-glue-point="2" svg:d="m63528 31727v-1321h363v-1320">
          <text:p/>
        </draw:connector>
        <draw:connector draw:style-name="inheritance_20__28_public_29_" draw:layer="layout" svg:x1="54.592cm" svg:y1="34.442cm" svg:x2="62.272cm" svg:y2="29.084cm" draw:start-shape="id1286" draw:start-glue-point="5" draw:end-shape="id1282" draw:end-glue-point="4" svg:d="m54592 34442v-2678h7680v-2680">
          <text:p/>
        </draw:connector>
        <draw:connector draw:style-name="inheritance_20__28_public_29_" draw:layer="layout" draw:line-skew="-1.049cm" svg:x1="62.153cm" svg:y1="33.464cm" svg:x2="63.205cm" svg:y2="29.084cm" draw:start-shape="id1287" draw:start-glue-point="0" draw:end-shape="id1282" draw:end-glue-point="5" svg:d="m62153 33464v-3238h1052v-1142">
          <text:p/>
        </draw:connector>
        <draw:connector draw:style-name="inheritance_20__28_public_29_" draw:layer="layout" draw:line-skew="-1.569cm" svg:x1="70.178cm" svg:y1="40.413cm" svg:x2="64.706cm" svg:y2="29.084cm" draw:start-shape="id1288" draw:start-glue-point="4" draw:end-shape="id1282" draw:end-glue-point="6" svg:d="m70178 40413v-7233h-5472v-4096">
          <text:p/>
        </draw:connector>
        <draw:connector draw:style-name="inheritance_20__28_public_29_" draw:layer="layout" svg:x1="67.455cm" svg:y1="31.288cm" svg:x2="65.432cm" svg:y2="29.084cm" draw:start-shape="id1289" draw:start-glue-point="0" draw:end-shape="id1282" draw:end-glue-point="7" svg:d="m67455 31288v-1101h-2023v-1103">
          <text:p/>
        </draw:connector>
        <draw:custom-shape draw:style-name="gr1" draw:text-style-name="P1" draw:layer="layout" svg:width="3.474cm" svg:height="0.726cm" svg:x="62.27cm" svg:y="34.865cm">
          <text:p text:style-name="P3">ScTableValidationObj</text:p>
          <draw:enhanced-geometry svg:viewBox="0 0 21600 21600" draw:type="rectangle" draw:enhanced-path="M 0 0 L 21600 0 21600 21600 0 21600 0 0 Z N"/>
        </draw:custom-shape>
        <draw:custom-shape draw:style-name="gr1" draw:text-style-name="P1" draw:id="id1291" draw:layer="layout" svg:width="3.344cm" svg:height="0.674cm" svg:x="62.842cm" svg:y="46.347cm">
          <text:p text:style-name="P3">ScFormulaParserObj</text:p>
          <draw:enhanced-geometry svg:viewBox="0 0 21600 21600" draw:type="rectangle" draw:enhanced-path="M 0 0 L 21600 0 21600 21600 0 21600 0 0 Z N"/>
        </draw:custom-shape>
        <draw:custom-shape draw:style-name="gr1" draw:text-style-name="P1" draw:layer="layout" svg:width="3.344cm" svg:height="0.674cm" svg:x="68.596cm" svg:y="42.148cm">
          <text:p text:style-name="P3">ScTokenConversion</text:p>
          <draw:enhanced-geometry svg:viewBox="0 0 21600 21600" draw:type="rectangle" draw:enhanced-path="M 0 0 L 21600 0 21600 21600 0 21600 0 0 Z N"/>
        </draw:custom-shape>
        <draw:custom-shape draw:style-name="gr2" draw:id="id1290" draw:layer="layout" svg:width="6.842cm" svg:height="3.084cm" svg:x="47.523cm" svg:y="29.032cm">
          <text:p text:style-name="P2">com.sun.star.text.XText</text:p>
          <text:p text:style-name="P2">com.sun.star.container.XEnumerationAccess</text:p>
          <text:p text:style-name="P2">com.sun.star.table.XCell</text:p>
          <text:p text:style-name="P2">com.sun.star.sheet.XFormulaTokens</text:p>
          <text:p text:style-name="P2">com.sun.star.sheet.XCellAddressable</text:p>
          <text:p text:style-name="P2">com.sun.star.sheet.XSheetAnnotationAnchor</text:p>
          <text:p text:style-name="P2">com.sun.star.text.XTextFieldsSupplier</text:p>
          <text:p text:style-name="P2">com.sun.star.document.XActionLockable</text:p>
          <draw:enhanced-geometry svg:viewBox="0 0 21600 21600" draw:type="rectangle" draw:enhanced-path="M 0 0 L 21600 0 21600 21600 0 21600 0 0 Z N"/>
        </draw:custom-shape>
        <draw:connector draw:style-name="inheritance_20__28_public_29_" draw:layer="layout" svg:x1="53.687cm" svg:y1="34.442cm" svg:x2="50.944cm" svg:y2="32.116cm" draw:start-shape="id1286" draw:start-glue-point="4" draw:end-shape="id1290" svg:d="m53687 34442v-1163h-2743v-1163">
          <text:p/>
        </draw:connector>
        <draw:custom-shape draw:style-name="gr2" draw:id="id1292" draw:layer="layout" svg:width="5.581cm" svg:height="1.4cm" svg:x="62.272cm" svg:y="43.237cm">
          <text:p text:style-name="P2">com.sun.star.sheet.XFormulaPars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64.514cm" svg:y1="46.347cm" svg:x2="65.062cm" svg:y2="44.637cm" draw:start-shape="id1291" draw:start-glue-point="0" draw:end-shape="id1292" draw:end-glue-point="2" svg:d="m64514 46347v-855h548v-855">
          <text:p/>
        </draw:connector>
        <draw:custom-shape draw:style-name="gr2" draw:id="id1293" draw:layer="layout" svg:width="6.998cm" svg:height="6.117cm" svg:x="71.369cm" svg:y="32.948cm">
          <text:p text:style-name="P2">com.sun.star.container.XNamed</text:p>
          <text:p text:style-name="P2">com.sun.star.drawing.XDrawPageSupplier</text:p>
          <text:p text:style-name="P2">com.sun.star.sheet.XCellRangeMovement</text:p>
          <text:p text:style-name="P2">com.sun.star.sheet.XDataPilotTablesSupplier</text:p>
          <text:p text:style-name="P2">com.sun.star.sheet.XPrintAreas</text:p>
          <text:p text:style-name="P2">com.sun.star.sheet.XScenario</text:p>
          <text:p text:style-name="P2">com.sun.star.sheet.XScenarioEnhanced</text:p>
          <text:p text:style-name="P2">com.sun.star.sheet.XScenariosSupplier</text:p>
          <text:p text:style-name="P2">com.sun.star.sheet.XSheetAnnotationsSupplier</text:p>
          <text:p text:style-name="P2">com.sun.star.sheet.XSheetAuditing</text:p>
          <text:p text:style-name="P2">com.sun.star.sheet.XSheetLinkable</text:p>
          <text:p text:style-name="P2">com.sun.star.sheet.XSheetOutline</text:p>
          <text:p text:style-name="P2">com.sun.star.sheet.XSheetPageBreak</text:p>
          <text:p text:style-name="P2">com.sun.star.sheet.XSpreadsheet</text:p>
          <text:p text:style-name="P2">com.sun.star.table.XTableChartsSupplier</text:p>
          <text:p text:style-name="P2">com.sun.star.util.XProtectable</text:p>
          <draw:enhanced-geometry svg:viewBox="0 0 21600 21600" draw:type="rectangle" draw:enhanced-path="M 0 0 L 21600 0 21600 21600 0 21600 0 0 Z N"/>
        </draw:custom-shape>
        <draw:connector draw:style-name="inheritance_20__28_public_29_" draw:layer="layout" svg:x1="71.342cm" svg:y1="40.413cm" svg:x2="74.868cm" svg:y2="39.065cm" draw:start-shape="id1288" draw:start-glue-point="5" draw:end-shape="id1293" draw:end-glue-point="2" svg:d="m71342 40413v-674h3526v-674">
          <text:p/>
        </draw:connector>
        <draw:custom-shape draw:style-name="gr2" draw:id="id1295" draw:layer="layout" svg:width="6.186cm" svg:height="2.566cm" svg:x="57.512cm" svg:y="36.603cm">
          <text:p text:style-name="P2">com.sun.star.sheet.XDatabaseRange</text:p>
          <text:p text:style-name="P2">com.sun.star.util.XRefreshable</text:p>
          <text:p text:style-name="P2">com.sun.star.container.XNamed</text:p>
          <text:p text:style-name="P2">com.sun.star.sheet.XCellRangeReferr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60.609cm" svg:y1="40.852cm" svg:x2="60.605cm" svg:y2="39.169cm" draw:start-shape="id1294" draw:start-glue-point="0" draw:end-shape="id1295" draw:end-glue-point="2" svg:d="m60609 40852v-842h-4v-841">
          <text:p/>
        </draw:connector>
        <draw:custom-shape draw:style-name="gr2" draw:text-style-name="P10" draw:id="id1296" draw:layer="layout" svg:width="6.504cm" svg:height="1.789cm" svg:x="45.458cm" svg:y="34.477cm">
          <text:p text:style-name="P2">com.sun.star.beans.XPropertySet</text:p>
          <text:p text:style-name="P2">com.sun.star.lang.XServiceInfo</text:p>
          <text:p text:style-name="P2">com.sun.star.sheet.XSheetFilterDescriptor</text:p>
          <text:p text:style-name="P2">com.sun.star.sheet.XSheetFilterFieldAccess</text:p>
          <draw:enhanced-geometry svg:viewBox="0 0 21600 21600" draw:type="rectangle" draw:enhanced-path="M 0 0 L 21600 0 21600 21600 0 21600 0 0 Z N"/>
        </draw:custom-shape>
        <draw:connector draw:style-name="inheritance_20__28_public_29_" draw:layer="layout" svg:x1="48.548cm" svg:y1="37.352cm" svg:x2="48.71cm" svg:y2="36.266cm" draw:start-shape="id1279" draw:start-glue-point="0" draw:end-shape="id1296" draw:end-glue-point="2" svg:d="m48548 37352v-543h162v-543">
          <text:p/>
        </draw:connector>
        <draw:custom-shape draw:style-name="gr1" draw:text-style-name="P1" draw:id="id1298" draw:layer="layout" svg:width="4.2cm" svg:height="0.635cm" svg:x="48.793cm" svg:y="47.624cm">
          <draw:glue-point draw:id="4" svg:x="-2.185cm" svg:y="4.994cm"/>
          <draw:glue-point draw:id="5" svg:x="2.252cm" svg:y="4.994cm"/>
          <text:p text:style-name="P3">ScDataPilotDescriptorBase</text:p>
          <draw:enhanced-geometry svg:viewBox="0 0 21600 21600" draw:type="rectangle" draw:enhanced-path="M 0 0 L 21600 0 21600 21600 0 21600 0 0 Z N"/>
        </draw:custom-shape>
        <draw:custom-shape draw:style-name="gr1" draw:text-style-name="P1" draw:id="id1297" draw:layer="layout" svg:width="3.593cm" svg:height="0.681cm" svg:x="46.291cm" svg:y="50.671cm">
          <text:p text:style-name="P3">ScDataPilotDescriptor</text:p>
          <draw:enhanced-geometry svg:viewBox="0 0 21600 21600" draw:type="rectangle" draw:enhanced-path="M 0 0 L 21600 0 21600 21600 0 21600 0 0 Z N"/>
        </draw:custom-shape>
        <draw:custom-shape draw:style-name="gr1" draw:text-style-name="P1" draw:id="id1299" draw:layer="layout" svg:width="3.342cm" svg:height="0.704cm" svg:x="51.157cm" svg:y="50.648cm">
          <text:p text:style-name="P3">ScDataPilotTableObj</text:p>
          <draw:enhanced-geometry svg:viewBox="0 0 21600 21600" draw:type="rectangle" draw:enhanced-path="M 0 0 L 21600 0 21600 21600 0 21600 0 0 Z N"/>
        </draw:custom-shape>
        <draw:connector draw:style-name="inheritance_20__28_public_29_" draw:layer="layout" svg:x1="48.087cm" svg:y1="50.671cm" svg:x2="49.976cm" svg:y2="48.258cm" draw:start-shape="id1297" draw:start-glue-point="0" draw:end-shape="id1298" draw:end-glue-point="4" svg:d="m48087 50671v-1207h1889v-1206">
          <text:p/>
        </draw:connector>
        <draw:connector draw:style-name="inheritance_20__28_public_29_" draw:layer="layout" svg:x1="52.828cm" svg:y1="50.648cm" svg:x2="51.838cm" svg:y2="48.258cm" draw:start-shape="id1299" draw:start-glue-point="0" draw:end-shape="id1298" draw:end-glue-point="5" svg:d="m52828 50648v-1195h-990v-1195">
          <text:p/>
        </draw:connector>
        <draw:custom-shape draw:style-name="gr2" draw:id="id1300" draw:layer="layout" svg:width="6.07cm" svg:height="2.159cm" svg:x="49.748cm" svg:y="43.624cm">
          <text:p text:style-name="P2">com.sun.star.beans.XPropertySet</text:p>
          <text:p text:style-name="P2">com.sun.star.lang.XServiceInfo</text:p>
          <text:p text:style-name="P2">com.sun.star.lang.XTypeProvider</text:p>
          <text:p text:style-name="P2">com.sun.star.lang.XUnoTunnel</text:p>
          <text:p text:style-name="P2">com.sun.star.sheet.XDataPilotDescriptor</text:p>
          <draw:enhanced-geometry svg:viewBox="0 0 21600 21600" draw:type="rectangle" draw:enhanced-path="M 0 0 L 21600 0 21600 21600 0 21600 0 0 Z N"/>
        </draw:custom-shape>
        <draw:connector draw:style-name="inheritance_20__28_public_29_" draw:layer="layout" svg:x1="50.893cm" svg:y1="47.624cm" svg:x2="52.783cm" svg:y2="45.783cm" draw:start-shape="id1298" draw:start-glue-point="0" draw:end-shape="id1300" draw:end-glue-point="2" svg:d="m50893 47624v-921h1890v-920">
          <text:p/>
        </draw:connector>
        <draw:connector draw:style-name="data_20_member_20__28_pointer_29_" draw:layer="layout" svg:x1="47.374cm" svg:y1="48.087cm" svg:x2="48.793cm" svg:y2="47.941cm" draw:start-shape="id1280" draw:start-glue-point="1" draw:end-shape="id1298" draw:end-glue-point="3" svg:d="m47374 48087h710v-146h709">
          <text:p/>
        </draw:connector>
        <draw:connector draw:style-name="local_20_usage_20__2f__20_return_20_type" draw:layer="layout" svg:x1="58.782cm" svg:y1="41.383cm" svg:x2="56.453cm" svg:y2="40.644cm" draw:start-shape="id1294" draw:start-glue-point="3" draw:end-shape="id1281" draw:end-glue-point="1" svg:d="m58782 41383h-1165v-739h-1164">
          <text:p/>
        </draw:connector>
        <draw:custom-shape draw:style-name="gr1" draw:text-style-name="P1" draw:id="id1276" draw:layer="layout" svg:width="2.355cm" svg:height="0.609cm" svg:x="56.605cm" svg:y="33.944cm">
          <draw:glue-point draw:id="4" svg:x="-2.416cm" svg:y="-5.008cm"/>
          <draw:glue-point draw:id="5" svg:x="2.416cm" svg:y="-5.008cm"/>
          <text:p text:style-name="P3">ScCellTextObj</text:p>
          <draw:enhanced-geometry svg:viewBox="0 0 21600 21600" draw:type="rectangle" draw:enhanced-path="M 0 0 L 21600 0 21600 21600 0 21600 0 0 Z N"/>
        </draw:custom-shape>
        <draw:custom-shape draw:style-name="gr1" draw:text-style-name="P1" draw:id="id1285" draw:layer="layout" svg:width="2.955cm" svg:height="0.778cm" svg:x="62.051cm" svg:y="31.727cm">
          <text:p text:style-name="P3">ScCellCursorObj</text:p>
          <draw:enhanced-geometry svg:viewBox="0 0 21600 21600" draw:type="rectangle" draw:enhanced-path="M 0 0 L 21600 0 21600 21600 0 21600 0 0 Z N"/>
        </draw:custom-shape>
        <draw:connector draw:style-name="data_20_member_20__28_pointer_29_" draw:layer="layout" svg:x1="55.087cm" svg:y1="34.831cm" svg:x2="56.605cm" svg:y2="34.248cm" draw:start-shape="id1286" draw:start-glue-point="1" draw:end-shape="id1276" draw:end-glue-point="3" svg:d="m55087 34831h758v-583h760">
          <text:p/>
        </draw:connector>
        <draw:custom-shape draw:style-name="class_20__28_external_20_module_29_" draw:id="id1301" draw:layer="layout" svg:width="2.17cm" svg:height="0.556cm" svg:x="57.799cm" svg:y="32.327cm">
          <text:p text:style-name="P2">SvxUnoText</text:p>
          <draw:enhanced-geometry svg:viewBox="0 0 21600 21600" draw:type="rectangle" draw:enhanced-path="M 0 0 L 21600 0 21600 21600 0 21600 0 0 Z N"/>
        </draw:custom-shape>
        <draw:connector draw:style-name="inheritance_20__28_public_29_" draw:layer="layout" svg:x1="58.35cm" svg:y1="33.944cm" svg:x2="58.884cm" svg:y2="32.883cm" draw:start-shape="id1276" draw:start-glue-point="5" draw:end-shape="id1301" draw:end-glue-point="2" svg:d="m58350 33944v-531h534v-530">
          <text:p/>
        </draw:connector>
        <draw:custom-shape draw:style-name="gr41" draw:id="id1277" draw:layer="layout" svg:width="2.566cm" svg:height="0.726cm" svg:x="55.405cm" svg:y="29.719cm">
          <text:p text:style-name="P2">ScCellTextData</text:p>
          <draw:enhanced-geometry svg:viewBox="0 0 21600 21600" draw:type="rectangle" draw:enhanced-path="M 0 0 L 21600 0 21600 21600 0 21600 0 0 Z N"/>
        </draw:custom-shape>
        <draw:connector draw:style-name="inheritance_20__28_public_29_" draw:layer="layout" svg:x1="61.681cm" svg:y1="68.83cm" svg:x2="59.344cm" svg:y2="67cm" draw:start-shape="id1302" draw:start-glue-point="4" draw:end-shape="id1303" draw:end-glue-point="2" svg:d="m61681 68830v-915h-2337v-915">
          <text:p/>
        </draw:connector>
        <draw:connector draw:style-name="inheritance_20__28_public_29_" draw:layer="layout" svg:x1="62.212cm" svg:y1="68.83cm" svg:x2="61.39cm" svg:y2="66.032cm" draw:start-shape="id1302" draw:start-glue-point="0" draw:end-shape="id1304" draw:end-glue-point="2" svg:d="m62212 68830v-1399h-822v-1399">
          <text:p/>
        </draw:connector>
        <draw:connector draw:style-name="inheritance_20__28_public_29_" draw:layer="layout" svg:x1="62.744cm" svg:y1="68.83cm" svg:x2="67.974cm" svg:y2="66.992cm" draw:start-shape="id1302" draw:start-glue-point="5" draw:end-shape="id1305" draw:end-glue-point="2" svg:d="m62744 68830v-919h5230v-919">
          <text:p/>
        </draw:connector>
        <draw:custom-shape draw:style-name="gr1" draw:text-style-name="P1" draw:id="id1306" draw:layer="layout" svg:width="3.759cm" svg:height="0.622cm" svg:x="52.846cm" svg:y="56.321cm">
          <draw:glue-point draw:id="4" svg:x="-2.444cm" svg:y="-5cm"/>
          <draw:glue-point draw:id="5" svg:x="2.176cm" svg:y="-5cm"/>
          <text:p text:style-name="P1">ScDataPilotFieldObj</text:p>
          <draw:enhanced-geometry svg:viewBox="0 0 21600 21600" draw:type="rectangle" draw:enhanced-path="M 0 0 L 21600 0 21600 21600 0 21600 0 0 Z N"/>
        </draw:custom-shape>
        <draw:custom-shape draw:style-name="gr2" draw:id="id1307" draw:layer="layout" svg:width="6.842cm" svg:height="2.073cm" svg:x="53.21cm" svg:y="52.459cm">
          <text:p>com.sun.star.beans.XPropertySet</text:p>
          <text:p>com.sun.star.container.XNamed</text:p>
          <text:p>com.sun.star.lang.XServiceInfo</text:p>
          <text:p>com.sun.star.sheet.XDataPilotField</text:p>
          <text:p>com.sun.star.sheet.XDataPilotFieldGrouping</text:p>
          <draw:enhanced-geometry svg:viewBox="0 0 21600 21600" draw:type="rectangle" draw:enhanced-path="M 0 0 L 21600 0 21600 21600 0 21600 0 0 Z N"/>
        </draw:custom-shape>
        <draw:connector draw:style-name="inheritance_20__28_public_29_" draw:layer="layout" svg:x1="55.542cm" svg:y1="56.321cm" svg:x2="56.631cm" svg:y2="54.532cm" draw:start-shape="id1306" draw:start-glue-point="5" draw:end-shape="id1307" svg:d="m55542 56321v-895h1089v-894">
          <text:p/>
        </draw:connector>
        <draw:rect draw:style-name="class_20__28_other_20_page_29_" draw:id="id1309" draw:layer="layout" svg:width="2.424cm" svg:height="0.851cm" svg:x="28.238cm" svg:y="38.208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text:span text:style-name="T3">ScDocShell</text:span></text:p>
        </draw:rect>
        <draw:custom-shape draw:style-name="gr3" draw:id="id1308" draw:layer="layout" svg:width="2.672cm" svg:height="0.812cm" svg:x="22.005cm" svg:y="33.479cm">
          <text:p text:style-name="P2">ScCellFieldObj</text:p>
          <draw:enhanced-geometry svg:viewBox="0 0 21600 21600" draw:type="rectangle" draw:enhanced-path="M 0 0 L 21600 0 21600 21600 0 21600 0 0 Z N"/>
        </draw:custom-shape>
        <draw:connector draw:style-name="data_20_member_20__28_pointer_29_" draw:layer="layout" svg:x1="24.677cm" svg:y1="33.885cm" svg:x2="28.238cm" svg:y2="38.422cm" draw:start-shape="id1308" draw:start-glue-point="1" draw:end-shape="id1309" draw:end-glue-point="6" svg:d="m24677 33885h1781v4537h1780">
          <text:p/>
        </draw:connector>
        <draw:custom-shape draw:style-name="gr2" draw:id="id1310" draw:layer="layout" svg:width="5.623cm" svg:height="1.789cm" svg:x="20.6cm" svg:y="29.315cm">
          <text:p text:style-name="P2">com.sun.star.text.XTextField</text:p>
          <text:p text:style-name="P2">com.sun.star.beans.XPropertySet</text:p>
          <text:p text:style-name="P2">com.sun.star.lang.XUnoTunnel</text:p>
          <text:p text:style-name="P2">com.sun.star.lang.XServiceInfo</text:p>
          <draw:enhanced-geometry svg:viewBox="0 0 21600 21600" draw:type="rectangle" draw:enhanced-path="M 0 0 L 21600 0 21600 21600 0 21600 0 0 Z N"/>
        </draw:custom-shape>
        <draw:connector draw:style-name="inheritance_20__28_public_29_" draw:layer="layout" svg:x1="23.341cm" svg:y1="33.479cm" svg:x2="23.411cm" svg:y2="31.104cm" draw:start-shape="id1308" draw:start-glue-point="0" draw:end-shape="id1310" draw:end-glue-point="2" svg:d="m23341 33479v-1188h70v-1187">
          <text:p/>
        </draw:connector>
        <draw:custom-shape draw:style-name="gr1" draw:text-style-name="P1" draw:id="id1315" draw:layer="layout" svg:width="2.646cm" svg:height="0.714cm" svg:x="94.198cm" svg:y="65.674cm">
          <draw:glue-point draw:id="4" svg:x="2.301cm" svg:y="-5cm"/>
          <draw:glue-point draw:id="5" svg:x="-2.596cm" svg:y="-5.014cm"/>
          <text:p text:style-name="P1">ScStyleObj</text:p>
          <draw:enhanced-geometry svg:viewBox="0 0 21600 21600" draw:type="rectangle" draw:enhanced-path="M 0 0 L 21600 0 21600 21600 0 21600 0 0 Z N"/>
        </draw:custom-shape>
        <draw:custom-shape draw:style-name="gr1" draw:text-style-name="P1" draw:id="id1313" draw:layer="layout" svg:width="3.201cm" svg:height="0.714cm" svg:x="101.344cm" svg:y="63.981cm">
          <draw:glue-point draw:id="4" svg:x="2.352cm" svg:y="-5.014cm"/>
          <draw:glue-point draw:id="5" svg:x="-2.771cm" svg:y="-5.014cm"/>
          <text:p text:style-name="P1">ScStyleFamilyObj</text:p>
          <draw:enhanced-geometry svg:viewBox="0 0 21600 21600" draw:type="rectangle" draw:enhanced-path="M 0 0 L 21600 0 21600 21600 0 21600 0 0 Z N"/>
        </draw:custom-shape>
        <draw:custom-shape draw:style-name="gr1" draw:text-style-name="P1" draw:id="id1311" draw:layer="layout" svg:width="3.201cm" svg:height="0.714cm" svg:x="108.859cm" svg:y="62.658cm">
          <draw:glue-point draw:id="4" svg:x="2.349cm" svg:y="-5.014cm"/>
          <draw:glue-point draw:id="5" svg:x="-2.442cm" svg:y="-5.014cm"/>
          <text:p text:style-name="P1">ScStyleFamiliesObj</text:p>
          <draw:enhanced-geometry svg:viewBox="0 0 21600 21600" draw:type="rectangle" draw:enhanced-path="M 0 0 L 21600 0 21600 21600 0 21600 0 0 Z N"/>
        </draw:custom-shape>
        <draw:custom-shape draw:style-name="gr2" draw:id="id1312" draw:layer="layout" svg:width="5.953cm" svg:height="1.773cm" svg:x="110.973cm" svg:y="58.477cm">
          <text:p>com.sun.star.container.XIndexAccess</text:p>
          <text:p>com.sun.star.container.XNameAccess</text:p>
          <text:p>com.sun.star.lang.XServiceInfo</text:p>
          <text:p>com.sun.star.style.XStyleLoader</text:p>
          <draw:enhanced-geometry svg:viewBox="0 0 21600 21600" draw:type="rectangle" draw:enhanced-path="M 0 0 L 21600 0 21600 21600 0 21600 0 0 Z N"/>
        </draw:custom-shape>
        <draw:connector draw:style-name="inheritance_20__28_public_29_" draw:layer="layout" svg:x1="111.21cm" svg:y1="62.658cm" svg:x2="113.949cm" svg:y2="60.25cm" draw:start-shape="id1311" draw:start-glue-point="4" draw:end-shape="id1312" svg:d="m111210 62658v-1204h2739v-1204">
          <text:p/>
        </draw:connector>
        <draw:custom-shape draw:style-name="gr2" draw:id="id1314" draw:layer="layout" svg:width="6.429cm" svg:height="1.693cm" svg:x="102.587cm" svg:y="59.535cm">
          <text:p>com.sun.star.beans.XPropertySet</text:p>
          <text:p>com.sun.star.container.XIndexAccess</text:p>
          <text:p>com.sun.star.container.XNameContainer</text:p>
          <text:p>com.sun.star.lang.XServiceInfo</text:p>
          <draw:enhanced-geometry svg:viewBox="0 0 21600 21600" draw:type="rectangle" draw:enhanced-path="M 0 0 L 21600 0 21600 21600 0 21600 0 0 Z N"/>
        </draw:custom-shape>
        <draw:connector draw:style-name="inheritance_20__28_public_29_" draw:layer="layout" svg:x1="103.696cm" svg:y1="63.981cm" svg:x2="105.801cm" svg:y2="61.228cm" draw:start-shape="id1313" draw:start-glue-point="4" draw:end-shape="id1314" draw:end-glue-point="2" svg:d="m103696 63981v-1377h2105v-1376">
          <text:p/>
        </draw:connector>
        <draw:custom-shape draw:style-name="gr2" draw:id="id1316" draw:layer="layout" svg:width="6.455cm" svg:height="2.805cm" svg:x="94.094cm" svg:y="59.746cm">
          <text:p>com.sun.star.beans.XMultiPropertySet</text:p>
          <text:p>com.sun.star.beans.XMultiPropertyStates</text:p>
          <text:p>com.sun.star.beans.XPropertySet</text:p>
          <text:p>com.sun.star.beans.XPropertyState</text:p>
          <text:p>com.sun.star.lang.XServiceInfo</text:p>
          <text:p>com.sun.star.lang.XUnoTunnel</text:p>
          <text:p>com.sun.star.style.XStyle</text:p>
          <draw:enhanced-geometry svg:viewBox="0 0 21600 21600" draw:type="rectangle" draw:enhanced-path="M 0 0 L 21600 0 21600 21600 0 21600 0 0 Z N"/>
        </draw:custom-shape>
        <draw:connector draw:style-name="inheritance_20__28_public_29_" draw:layer="layout" svg:x1="96.129cm" svg:y1="65.674cm" svg:x2="97.321cm" svg:y2="62.551cm" draw:start-shape="id1315" draw:start-glue-point="4" draw:end-shape="id1316" draw:end-glue-point="2" svg:d="m96129 65674v-1562h1192v-1561">
          <text:p/>
        </draw:connector>
      </draw:page>
      <draw:page draw:name="sc (xml)" draw:style-name="dp1" draw:master-page-name="Default">
        <office:forms form:automatic-focus="false" form:apply-design-mode="false"/>
        <draw:custom-shape draw:style-name="gr1" draw:text-style-name="P1" draw:id="id1317" draw:layer="layout" svg:width="2.542cm" svg:height="11.634cm" svg:x="56.123cm" svg:y="32.476cm">
          <draw:glue-point draw:id="4" svg:x="-2.033cm" svg:y="-5.006cm"/>
          <draw:glue-point draw:id="5" svg:x="2.399cm" svg:y="-5.006cm"/>
          <draw:glue-point draw:id="6" svg:x="5cm" svg:y="-4.174cm"/>
          <draw:glue-point draw:id="7" svg:x="5cm" svg:y="3.545cm"/>
          <draw:glue-point draw:id="8" svg:x="5cm" svg:y="1.773cm"/>
          <draw:glue-point draw:id="9" svg:x="5cm" svg:y="0.81cm"/>
          <draw:glue-point draw:id="10" svg:x="5cm" svg:y="-2.666cm" draw:escape-direction="right"/>
          <draw:glue-point draw:id="11" svg:x="5cm" svg:y="-3.454cm"/>
          <draw:glue-point draw:id="12" svg:x="5cm" svg:y="-1.82cm"/>
          <draw:glue-point draw:id="13" svg:x="5cm" svg:y="4.304cm"/>
          <draw:glue-point draw:id="14" svg:x="5cm" svg:y="-0.946cm"/>
          <draw:glue-point draw:id="15" svg:x="5cm" svg:y="2.64cm"/>
          <text:p text:style-name="P3">ScXMLExport</text:p>
          <draw:enhanced-geometry svg:viewBox="0 0 21600 21600" draw:type="rectangle" draw:enhanced-path="M 0 0 L 21600 0 21600 21600 0 21600 0 0 Z N"/>
        </draw:custom-shape>
        <draw:custom-shape draw:style-name="class_20__28_external_20_module_29_" draw:id="id1318" draw:layer="layout" svg:width="2.542cm" svg:height="1.458cm" svg:x="55.351cm" svg:y="25.737cm">
          <draw:glue-point draw:id="4" svg:x="5cm" svg:y="3.175cm"/>
          <text:p text:style-name="P2">SvXMLExport</text:p>
          <draw:enhanced-geometry svg:viewBox="0 0 21600 21600" draw:type="rectangle" draw:enhanced-path="M 0 0 L 21600 0 21600 21600 0 21600 0 0 Z N"/>
        </draw:custom-shape>
        <draw:connector draw:style-name="inheritance_20__28_public_29_" draw:layer="layout" svg:x1="56.878cm" svg:y1="32.476cm" svg:x2="56.622cm" svg:y2="27.195cm" draw:start-shape="id1317" draw:start-glue-point="4" draw:end-shape="id1318" svg:d="m56878 32476v-2640h-256v-2641">
          <text:p/>
        </draw:connector>
        <draw:custom-shape draw:style-name="uno_20_service" draw:id="id1319" draw:layer="layout" svg:width="8.016cm" svg:height="1.992cm" svg:x="58.622cm" svg:y="28.298cm">
          <text:p text:style-name="P2">com.sun.star.comp.Calc.XMLOasisImporter</text:p>
          <text:p text:style-name="P2">com.sun.star.comp.Calc.XMLOasisMetaImporter</text:p>
          <text:p text:style-name="P2">com.sun.star.comp.Calc.XMLOasisStylesImporter</text:p>
          <text:p text:style-name="P2">com.sun.star.comp.Calc.XMLOasisContentImporter</text:p>
          <text:p text:style-name="P2">com.sun.star.comp.Calc.XMLOasisSettingsImporter</text:p>
          <draw:enhanced-geometry svg:viewBox="0 0 21600 21600" draw:type="rectangle" draw:enhanced-path="M 0 0 L 21600 0 21600 21600 0 21600 0 0 Z N"/>
        </draw:custom-shape>
        <draw:connector draw:style-name="inheritance_20__28_public_29_" draw:layer="layout" svg:x1="58.003cm" svg:y1="32.476cm" svg:x2="62.63cm" svg:y2="30.29cm" draw:start-shape="id1317" draw:start-glue-point="5" draw:end-shape="id1319" svg:d="m58003 32476v-1093h4627v-1093">
          <text:p/>
        </draw:connector>
        <draw:custom-shape draw:style-name="gr3" draw:layer="layout" svg:width="3.695cm" svg:height="0.576cm" svg:x="51.238cm" svg:y="39.262cm">
          <text:p text:style-name="P2">ScXMLImportWrapper</text:p>
          <draw:enhanced-geometry svg:viewBox="0 0 21600 21600" draw:type="rectangle" draw:enhanced-path="M 0 0 L 21600 0 21600 21600 0 21600 0 0 Z N"/>
        </draw:custom-shape>
        <draw:custom-shape draw:style-name="gr1" draw:text-style-name="P1" draw:id="id1320" draw:layer="layout" svg:width="2.879cm" svg:height="1.403cm" svg:x="64.899cm" svg:y="31.981cm">
          <draw:glue-point draw:id="4" svg:x="4.998cm" svg:y="-3.121cm"/>
          <draw:glue-point draw:id="5" svg:x="4.998cm" svg:y="2.594cm"/>
          <text:p text:style-name="P3">ScMyTables</text:p>
          <draw:enhanced-geometry svg:viewBox="0 0 21600 21600" draw:type="rectangle" draw:enhanced-path="M 0 0 L 21600 0 21600 21600 0 21600 0 0 Z N"/>
        </draw:custom-shape>
        <draw:custom-shape draw:style-name="gr1" draw:text-style-name="P1" draw:id="id1350" draw:layer="layout" svg:width="3.624cm" svg:height="1.531cm" svg:x="72.106cm" svg:y="33.045cm">
          <draw:glue-point draw:id="4" svg:x="5cm" svg:y="-3.533cm"/>
          <draw:glue-point draw:id="5" svg:x="5cm" svg:y="-1.463cm"/>
          <draw:glue-point draw:id="6" svg:x="5cm" svg:y="1.345cm"/>
          <draw:glue-point draw:id="7" svg:x="5cm" svg:y="3.422cm"/>
          <text:p text:style-name="P3">ScMyShapeResizer</text:p>
          <draw:enhanced-geometry svg:viewBox="0 0 21600 21600" draw:type="rectangle" draw:enhanced-path="M 0 0 L 21600 0 21600 21600 0 21600 0 0 Z N"/>
        </draw:custom-shape>
        <draw:connector draw:style-name="data_20_member" draw:layer="layout" svg:x1="58.665cm" svg:y1="33.437cm" svg:x2="64.899cm" svg:y2="32.682cm" draw:start-shape="id1317" draw:start-glue-point="6" draw:end-shape="id1320" svg:d="m58665 33437h3117v-755h3117">
          <text:p>GetTables()</text:p>
        </draw:connector>
        <draw:custom-shape draw:style-name="gr1" draw:text-style-name="P1" draw:id="id1321" draw:layer="layout" svg:width="3.527cm" svg:height="0.552cm" svg:x="49.204cm" svg:y="70.191cm">
          <text:p text:style-name="P3">ScXMLTableContext</text:p>
          <draw:enhanced-geometry svg:viewBox="0 0 21600 21600" draw:type="rectangle" draw:enhanced-path="M 0 0 L 21600 0 21600 21600 0 21600 0 0 Z N"/>
        </draw:custom-shape>
        <draw:custom-shape draw:style-name="class_20__28_external_20_module_29_" draw:id="id1322" draw:layer="layout" svg:width="60.673cm" svg:height="0.622cm" svg:x="49.068cm" svg:y="50.178cm">
          <draw:glue-point draw:id="4" svg:x="-4.688cm" svg:y="5cm"/>
          <draw:glue-point draw:id="5" svg:x="-4.242cm" svg:y="5cm"/>
          <draw:glue-point draw:id="6" svg:x="-3.768cm" svg:y="5cm"/>
          <draw:glue-point draw:id="7" svg:x="-3.293cm" svg:y="5cm"/>
          <draw:glue-point draw:id="8" svg:x="-2.834cm" svg:y="5cm"/>
          <draw:glue-point draw:id="9" svg:x="-2.433cm" svg:y="5cm"/>
          <draw:glue-point draw:id="10" svg:x="-1.988cm" svg:y="5cm"/>
          <draw:glue-point draw:id="11" svg:x="-1.54cm" svg:y="5cm"/>
          <draw:glue-point draw:id="12" svg:x="-1.044cm" svg:y="5cm"/>
          <draw:glue-point draw:id="13" svg:x="-0.498cm" svg:y="5cm"/>
          <draw:glue-point draw:id="14" svg:x="4.744cm" svg:y="5cm"/>
          <draw:glue-point draw:id="15" svg:x="4.346cm" svg:y="5cm"/>
          <draw:glue-point draw:id="16" svg:x="3.923cm" svg:y="5cm"/>
          <draw:glue-point draw:id="17" svg:x="-4.886cm" svg:y="5cm"/>
          <draw:glue-point draw:id="18" svg:x="-4.48cm" svg:y="5cm"/>
          <draw:glue-point draw:id="19" svg:x="-4.026cm" svg:y="5cm"/>
          <text:p text:style-name="P2">SvXMLImportContext</text:p>
          <draw:enhanced-geometry svg:viewBox="0 0 21600 21600" draw:type="rectangle" draw:enhanced-path="M 0 0 L 21600 0 21600 21600 0 21600 0 0 Z N"/>
        </draw:custom-shape>
        <draw:connector draw:style-name="inheritance_20__28_public_29_" draw:layer="layout" draw:line-skew="2.156cm" svg:x1="50.967cm" svg:y1="70.191cm" svg:x2="50.961cm" svg:y2="50.8cm" draw:start-shape="id1321" draw:start-glue-point="0" draw:end-shape="id1322" draw:end-glue-point="4" svg:d="m50967 70191v-7539h-6v-11852">
          <text:p/>
        </draw:connector>
        <draw:custom-shape draw:style-name="gr1" draw:text-style-name="P1" draw:id="id1323" draw:layer="layout" svg:width="4.175cm" svg:height="0.6cm" svg:x="50.955cm" svg:y="71.343cm">
          <text:p text:style-name="P3">ScXMLTableColsContext</text:p>
          <draw:enhanced-geometry svg:viewBox="0 0 21600 21600" draw:type="rectangle" draw:enhanced-path="M 0 0 L 21600 0 21600 21600 0 21600 0 0 Z N"/>
        </draw:custom-shape>
        <draw:custom-shape draw:style-name="gr1" draw:text-style-name="P1" draw:id="id1324" draw:layer="layout" svg:width="4.175cm" svg:height="0.6cm" svg:x="53.379cm" svg:y="70.335cm">
          <text:p text:style-name="P3">ScXMLTableRowsContext</text:p>
          <draw:enhanced-geometry svg:viewBox="0 0 21600 21600" draw:type="rectangle" draw:enhanced-path="M 0 0 L 21600 0 21600 21600 0 21600 0 0 Z N"/>
        </draw:custom-shape>
        <draw:custom-shape draw:style-name="gr1" draw:text-style-name="P1" draw:id="id1325" draw:layer="layout" svg:width="4.343cm" svg:height="0.6cm" svg:x="55.922cm" svg:y="71.367cm">
          <text:p text:style-name="P3">ScXMLTableSourceContext</text:p>
          <draw:enhanced-geometry svg:viewBox="0 0 21600 21600" draw:type="rectangle" draw:enhanced-path="M 0 0 L 21600 0 21600 21600 0 21600 0 0 Z N"/>
        </draw:custom-shape>
        <draw:custom-shape draw:style-name="gr1" draw:text-style-name="P1" draw:id="id1326" draw:layer="layout" svg:width="4.535cm" svg:height="0.6cm" svg:x="58.418cm" svg:y="70.455cm">
          <text:p text:style-name="P3">ScXMLTableScenarioContext</text:p>
          <draw:enhanced-geometry svg:viewBox="0 0 21600 21600" draw:type="rectangle" draw:enhanced-path="M 0 0 L 21600 0 21600 21600 0 21600 0 0 Z N"/>
        </draw:custom-shape>
        <draw:custom-shape draw:style-name="gr1" draw:text-style-name="P1" draw:id="id1327" draw:layer="layout" svg:width="4.535cm" svg:height="0.6cm" svg:x="60.938cm" svg:y="71.343cm">
          <text:p text:style-name="P3">ScXMLTableShapesContext</text:p>
          <draw:enhanced-geometry svg:viewBox="0 0 21600 21600" draw:type="rectangle" draw:enhanced-path="M 0 0 L 21600 0 21600 21600 0 21600 0 0 Z N"/>
        </draw:custom-shape>
        <draw:connector draw:style-name="inheritance_20__28_public_29_" draw:layer="layout" draw:line-skew="2.047cm" svg:x1="53.042cm" svg:y1="71.343cm" svg:x2="53.667cm" svg:y2="50.8cm" draw:start-shape="id1323" draw:start-glue-point="0" draw:end-shape="id1322" draw:end-glue-point="5" svg:d="m53042 71343v-8224h625v-12319">
          <text:p/>
        </draw:connector>
        <draw:connector draw:style-name="inheritance_20__28_public_29_" draw:layer="layout" draw:line-skew="2.395cm" svg:x1="55.466cm" svg:y1="70.335cm" svg:x2="56.543cm" svg:y2="50.8cm" draw:start-shape="id1324" draw:start-glue-point="0" draw:end-shape="id1322" draw:end-glue-point="6" svg:d="m55466 70335v-7372h1077v-12163">
          <text:p/>
        </draw:connector>
        <draw:connector draw:style-name="inheritance_20__28_public_29_" draw:layer="layout" draw:line-skew="1.957cm" svg:x1="58.093cm" svg:y1="71.367cm" svg:x2="59.425cm" svg:y2="50.8cm" draw:start-shape="id1325" draw:start-glue-point="0" draw:end-shape="id1322" draw:end-glue-point="7" svg:d="m58093 71367v-8326h1332v-12241">
          <text:p/>
        </draw:connector>
        <draw:connector draw:style-name="inheritance_20__28_public_29_" draw:layer="layout" draw:line-skew="1.817cm" svg:x1="60.685cm" svg:y1="70.455cm" svg:x2="62.21cm" svg:y2="50.8cm" draw:start-shape="id1326" draw:start-glue-point="0" draw:end-shape="id1322" draw:end-glue-point="8" svg:d="m60685 70455v-8010h1525v-11645">
          <text:p/>
        </draw:connector>
        <draw:connector draw:style-name="inheritance_20__28_public_29_" draw:layer="layout" draw:line-skew="0.984cm" svg:x1="63.205cm" svg:y1="71.343cm" svg:x2="64.643cm" svg:y2="50.8cm" draw:start-shape="id1327" draw:start-glue-point="0" draw:end-shape="id1322" draw:end-glue-point="9" svg:d="m63205 71343v-9287h1438v-11256">
          <text:p/>
        </draw:connector>
        <draw:custom-shape draw:style-name="gr1" draw:text-style-name="P1" draw:id="id1328" draw:layer="layout" svg:width="2.825cm" svg:height="0.544cm" svg:x="71.223cm" svg:y="31.569cm">
          <text:p text:style-name="P3">ScMyTableData</text:p>
          <draw:enhanced-geometry svg:viewBox="0 0 21600 21600" draw:type="rectangle" draw:enhanced-path="M 0 0 L 21600 0 21600 21600 0 21600 0 0 Z N"/>
        </draw:custom-shape>
        <draw:connector draw:style-name="data_20_member_20__28_multiple_20_pointers_29_" draw:layer="layout" svg:x1="67.776cm" svg:y1="32.245cm" svg:x2="71.223cm" svg:y2="31.841cm" draw:start-shape="id1320" draw:start-glue-point="4" draw:end-shape="id1328" draw:end-glue-point="3" svg:d="m67776 32245h1724v-404h1723">
          <text:p/>
        </draw:connector>
        <draw:custom-shape draw:style-name="gr1" draw:text-style-name="P1" draw:id="id1329" draw:layer="layout" svg:width="4.175cm" svg:height="0.6cm" svg:x="63.509cm" svg:y="70.52cm">
          <text:p text:style-name="P3">ScXMLTableColContext</text:p>
          <draw:enhanced-geometry svg:viewBox="0 0 21600 21600" draw:type="rectangle" draw:enhanced-path="M 0 0 L 21600 0 21600 21600 0 21600 0 0 Z N"/>
        </draw:custom-shape>
        <draw:connector draw:style-name="inheritance_20__28_public_29_" draw:layer="layout" svg:x1="65.596cm" svg:y1="70.52cm" svg:x2="67.343cm" svg:y2="50.8cm" draw:start-shape="id1329" draw:start-glue-point="0" draw:end-shape="id1322" draw:end-glue-point="10" svg:d="m65596 70520v-9860h1747v-9860">
          <text:p/>
        </draw:connector>
        <draw:custom-shape draw:style-name="gr1" draw:text-style-name="P1" draw:id="id1330" draw:layer="layout" svg:width="4.175cm" svg:height="0.6cm" svg:x="65.79cm" svg:y="71.322cm">
          <text:p text:style-name="P3">ScXMLTableRowContext</text:p>
          <draw:enhanced-geometry svg:viewBox="0 0 21600 21600" draw:type="rectangle" draw:enhanced-path="M 0 0 L 21600 0 21600 21600 0 21600 0 0 Z N"/>
        </draw:custom-shape>
        <draw:connector draw:style-name="inheritance_20__28_public_29_" draw:layer="layout" svg:x1="67.877cm" svg:y1="71.322cm" svg:x2="70.061cm" svg:y2="50.8cm" draw:start-shape="id1330" draw:start-glue-point="0" draw:end-shape="id1322" draw:end-glue-point="11" svg:d="m67877 71322v-10261h2184v-10261">
          <text:p/>
        </draw:connector>
        <draw:custom-shape draw:style-name="gr1" draw:text-style-name="P1" draw:id="id1331" draw:layer="layout" svg:width="3.862cm" svg:height="0.571cm" svg:x="68.113cm" svg:y="28.873cm">
          <text:p text:style-name="P1">ScXMLAutoStylePoolP</text:p>
          <draw:enhanced-geometry svg:viewBox="0 0 21600 21600" draw:type="rectangle" draw:enhanced-path="M 0 0 L 21600 0 21600 21600 0 21600 0 0 Z N"/>
        </draw:custom-shape>
        <draw:custom-shape draw:style-name="class_20__28_external_20_module_29_" draw:id="id1332" draw:layer="layout" svg:width="3.888cm" svg:height="0.597cm" svg:x="68.061cm" svg:y="26.359cm">
          <text:p>SvXMLAutoStylePoolP</text:p>
          <draw:enhanced-geometry svg:viewBox="0 0 21600 21600" draw:type="rectangle" draw:enhanced-path="M 0 0 L 21600 0 21600 21600 0 21600 0 0 Z N"/>
        </draw:custom-shape>
        <draw:connector draw:style-name="inheritance_20__28_public_29_" draw:layer="layout" svg:x1="70.044cm" svg:y1="28.873cm" svg:x2="70.005cm" svg:y2="26.956cm" draw:start-shape="id1331" draw:start-glue-point="0" draw:end-shape="id1332" draw:end-glue-point="2" svg:d="m70044 28873v-959h-39v-958">
          <text:p/>
        </draw:connector>
        <draw:connector draw:style-name="data_20_member_20__28_pointer_29_" draw:layer="layout" svg:x1="57.893cm" svg:y1="26.928cm" svg:x2="68.061cm" svg:y2="26.657cm" draw:start-shape="id1318" draw:start-glue-point="4" draw:end-shape="id1332" draw:end-glue-point="3" svg:d="m57893 26928h5084v-271h5084">
          <text:p>GetAutoStylePool()</text:p>
        </draw:connector>
        <draw:custom-shape draw:style-name="class_20__28_external_20_module_29_" draw:id="id1333" draw:layer="layout" svg:width="3.758cm" svg:height="0.596cm" svg:x="65.132cm" svg:y="34.082cm">
          <text:p>XMLPropertySetMapper</text:p>
          <draw:enhanced-geometry svg:viewBox="0 0 21600 21600" draw:type="rectangle" draw:enhanced-path="M 0 0 L 21600 0 21600 21600 0 21600 0 0 Z N"/>
        </draw:custom-shape>
        <draw:custom-shape draw:style-name="class_20__28_external_20_module_29_" draw:id="id1337" draw:layer="layout" svg:width="4.717cm" svg:height="0.596cm" svg:x="67.076cm" svg:y="40.146cm">
          <text:p>SvXMLExportPropertyMapper</text:p>
          <draw:enhanced-geometry svg:viewBox="0 0 21600 21600" draw:type="rectangle" draw:enhanced-path="M 0 0 L 21600 0 21600 21600 0 21600 0 0 Z N"/>
        </draw:custom-shape>
        <draw:custom-shape draw:style-name="class_20__28_external_20_module_29_" draw:id="id1334" draw:layer="layout" svg:width="3.758cm" svg:height="0.596cm" svg:x="65.132cm" svg:y="34.964cm">
          <text:p>XMLPropertySetMapper</text:p>
          <draw:enhanced-geometry svg:viewBox="0 0 21600 21600" draw:type="rectangle" draw:enhanced-path="M 0 0 L 21600 0 21600 21600 0 21600 0 0 Z N"/>
        </draw:custom-shape>
        <draw:custom-shape draw:style-name="class_20__28_external_20_module_29_" draw:id="id1335" draw:layer="layout" svg:width="3.758cm" svg:height="0.596cm" svg:x="65.132cm" svg:y="35.845cm">
          <text:p>XMLPropertySetMapper</text:p>
          <draw:enhanced-geometry svg:viewBox="0 0 21600 21600" draw:type="rectangle" draw:enhanced-path="M 0 0 L 21600 0 21600 21600 0 21600 0 0 Z N"/>
        </draw:custom-shape>
        <draw:custom-shape draw:style-name="class_20__28_external_20_module_29_" draw:id="id1336" draw:layer="layout" svg:width="3.758cm" svg:height="0.596cm" svg:x="65.132cm" svg:y="36.727cm">
          <text:p>XMLPropertySetMapper</text:p>
          <draw:enhanced-geometry svg:viewBox="0 0 21600 21600" draw:type="rectangle" draw:enhanced-path="M 0 0 L 21600 0 21600 21600 0 21600 0 0 Z N"/>
        </draw:custom-shape>
        <draw:connector draw:style-name="data_20_member_20__28_pointer_29_" draw:layer="layout" svg:x1="58.665cm" svg:y1="34.275cm" svg:x2="65.132cm" svg:y2="34.38cm" draw:start-shape="id1317" draw:start-glue-point="11" draw:end-shape="id1333" svg:d="m58665 34275h3234v105h3233">
          <text:p>xCellStylesPropertySetMapper</text:p>
        </draw:connector>
        <draw:connector draw:style-name="data_20_member_20__28_pointer_29_" draw:layer="layout" svg:x1="58.665cm" svg:y1="35.192cm" svg:x2="65.132cm" svg:y2="35.262cm" draw:start-shape="id1317" draw:start-glue-point="10" draw:end-shape="id1334" draw:end-glue-point="3" svg:d="m58665 35192h3234v70h3233">
          <text:p>xColumnStylesPropertySetMapper</text:p>
        </draw:connector>
        <draw:connector draw:style-name="data_20_member_20__28_pointer_29_" draw:layer="layout" svg:x1="58.665cm" svg:y1="36.176cm" svg:x2="65.132cm" svg:y2="36.143cm" draw:start-shape="id1317" draw:start-glue-point="12" draw:end-shape="id1335" draw:end-glue-point="3" svg:d="m58665 36176h3234v-33h3233">
          <text:p>xRowStylesPropertySetMapper</text:p>
        </draw:connector>
        <draw:connector draw:style-name="data_20_member_20__28_pointer_29_" draw:layer="layout" svg:x1="58.665cm" svg:y1="37.193cm" svg:x2="65.132cm" svg:y2="37.025cm" draw:start-shape="id1317" draw:start-glue-point="14" draw:end-shape="id1336" draw:end-glue-point="3" svg:d="m58665 37193h3234v-168h3233">
          <text:p>xTableStylesPropertySetMapper</text:p>
        </draw:connector>
        <draw:connector draw:style-name="data_20_member_20__28_pointer_29_" draw:layer="layout" svg:x1="58.665cm" svg:y1="38.293cm" svg:x2="67.076cm" svg:y2="40.444cm" draw:start-shape="id1317" draw:start-glue-point="1" draw:end-shape="id1337" svg:d="m58665 38293h4205v2151h4206">
          <text:p>xCellStylesExportPropertySetMapper</text:p>
        </draw:connector>
        <draw:custom-shape draw:style-name="class_20__28_external_20_module_29_" draw:id="id1338" draw:layer="layout" svg:width="4.717cm" svg:height="0.596cm" svg:x="67.076cm" svg:y="40.975cm">
          <text:p>SvXMLExportPropertyMapper</text:p>
          <draw:enhanced-geometry svg:viewBox="0 0 21600 21600" draw:type="rectangle" draw:enhanced-path="M 0 0 L 21600 0 21600 21600 0 21600 0 0 Z N"/>
        </draw:custom-shape>
        <draw:custom-shape draw:style-name="class_20__28_external_20_module_29_" draw:id="id1339" draw:layer="layout" svg:width="4.717cm" svg:height="0.596cm" svg:x="67.076cm" svg:y="41.805cm">
          <text:p>SvXMLExportPropertyMapper</text:p>
          <draw:enhanced-geometry svg:viewBox="0 0 21600 21600" draw:type="rectangle" draw:enhanced-path="M 0 0 L 21600 0 21600 21600 0 21600 0 0 Z N"/>
        </draw:custom-shape>
        <draw:custom-shape draw:style-name="class_20__28_external_20_module_29_" draw:id="id1340" draw:layer="layout" svg:width="4.717cm" svg:height="0.596cm" svg:x="67.076cm" svg:y="42.634cm">
          <text:p>SvXMLExportPropertyMapper</text:p>
          <draw:enhanced-geometry svg:viewBox="0 0 21600 21600" draw:type="rectangle" draw:enhanced-path="M 0 0 L 21600 0 21600 21600 0 21600 0 0 Z N"/>
        </draw:custom-shape>
        <draw:connector draw:style-name="data_20_member_20__28_pointer_29_" draw:layer="layout" svg:x1="58.665cm" svg:y1="39.235cm" svg:x2="67.076cm" svg:y2="41.273cm" draw:start-shape="id1317" draw:start-glue-point="9" draw:end-shape="id1338" draw:end-glue-point="3" svg:d="m58665 39235h4205v2038h4206">
          <text:p>xColumnStylesExportPropertySetMapper</text:p>
        </draw:connector>
        <draw:connector draw:style-name="data_20_member_20__28_pointer_29_" draw:layer="layout" svg:x1="58.665cm" svg:y1="40.355cm" svg:x2="67.076cm" svg:y2="42.103cm" draw:start-shape="id1317" draw:start-glue-point="8" draw:end-shape="id1339" draw:end-glue-point="3" svg:d="m58665 40355h4205v1748h4206">
          <text:p>xRowStylesExportPropertySetMapper</text:p>
        </draw:connector>
        <draw:connector draw:style-name="data_20_member_20__28_pointer_29_" draw:layer="layout" svg:x1="58.665cm" svg:y1="41.364cm" svg:x2="67.076cm" svg:y2="42.932cm" draw:start-shape="id1317" draw:start-glue-point="15" draw:end-shape="id1340" draw:end-glue-point="3" svg:d="m58665 41364h4205v1568h4206">
          <text:p>xTableStylesExportPropertySetMapper</text:p>
        </draw:connector>
        <draw:custom-shape draw:style-name="class_20__28_external_20_module_29_" draw:id="id1342" draw:layer="layout" svg:width="5.91cm" svg:height="0.596cm" svg:x="85.037cm" svg:y="24.88cm">
          <draw:glue-point draw:id="4" svg:x="-3.945cm" svg:y="5cm"/>
          <draw:glue-point draw:id="5" svg:x="-2.499cm" svg:y="5cm"/>
          <draw:glue-point draw:id="6" svg:x="-1.184cm" svg:y="5cm"/>
          <draw:glue-point draw:id="7" svg:x="1.184cm" svg:y="5cm"/>
          <draw:glue-point draw:id="8" svg:x="2.544cm" svg:y="5cm"/>
          <draw:glue-point draw:id="9" svg:x="3.815cm" svg:y="5cm"/>
          <text:p>SvXMLExportPropertyMapper</text:p>
          <draw:enhanced-geometry svg:viewBox="0 0 21600 21600" draw:type="rectangle" draw:enhanced-path="M 0 0 L 21600 0 21600 21600 0 21600 0 0 Z N"/>
        </draw:custom-shape>
        <draw:custom-shape draw:style-name="gr1" draw:text-style-name="P1" draw:id="id1341" draw:layer="layout" svg:width="5.416cm" svg:height="0.57cm" svg:x="80.891cm" svg:y="30.403cm">
          <text:p text:style-name="P1">ScXMLCellExportPropertyMapper</text:p>
          <draw:enhanced-geometry svg:viewBox="0 0 21600 21600" draw:type="rectangle" draw:enhanced-path="M 0 0 L 21600 0 21600 21600 0 21600 0 0 Z N"/>
        </draw:custom-shape>
        <draw:connector draw:style-name="inheritance_20__28_public_29_" draw:layer="layout" svg:x1="83.599cm" svg:y1="30.403cm" svg:x2="85.661cm" svg:y2="25.476cm" draw:start-shape="id1341" draw:start-glue-point="0" draw:end-shape="id1342" draw:end-glue-point="4" svg:d="m83599 30403v-2463h2062v-2464">
          <text:p/>
        </draw:connector>
        <draw:custom-shape draw:style-name="gr1" draw:text-style-name="P1" draw:layer="layout" svg:width="4.017cm" svg:height="0.57cm" svg:x="62.749cm" svg:y="44.657cm">
          <text:p text:style-name="P1">ScFormatRangeStyles</text:p>
          <draw:enhanced-geometry svg:viewBox="0 0 21600 21600" draw:type="rectangle" draw:enhanced-path="M 0 0 L 21600 0 21600 21600 0 21600 0 0 Z N"/>
        </draw:custom-shape>
        <draw:custom-shape draw:style-name="gr1" draw:text-style-name="P1" draw:id="id1345" draw:layer="layout" svg:width="3.901cm" svg:height="2.019cm" svg:x="23.778cm" svg:y="27.368cm">
          <draw:glue-point draw:id="4" svg:x="4.998cm" svg:y="-3.209cm"/>
          <text:p text:style-name="P1">ScMyStylesImportHelper</text:p>
          <draw:enhanced-geometry svg:viewBox="0 0 21600 21600" draw:type="rectangle" draw:enhanced-path="M 0 0 L 21600 0 21600 21600 0 21600 0 0 Z N"/>
        </draw:custom-shape>
        <draw:custom-shape draw:style-name="gr1" draw:text-style-name="P1" draw:id="id1343" draw:layer="layout" svg:width="2.721cm" svg:height="3.914cm" svg:x="15.938cm" svg:y="27.336cm">
          <draw:glue-point draw:id="4" svg:x="4.998cm" svg:y="-3.942cm"/>
          <draw:glue-point draw:id="5" svg:x="5.001cm" svg:y="3.709cm"/>
          <text:p text:style-name="P1">ScXMLImport</text:p>
          <draw:enhanced-geometry svg:viewBox="0 0 21600 21600" draw:type="rectangle" draw:enhanced-path="M 0 0 L 21600 0 21600 21600 0 21600 0 0 Z N"/>
        </draw:custom-shape>
        <draw:custom-shape draw:style-name="class_20__28_external_20_module_29_" draw:id="id1344" draw:layer="layout" svg:width="2.463cm" svg:height="1.037cm" svg:x="17.7cm" svg:y="23.525cm">
          <text:p>SvXMLImport</text:p>
          <draw:enhanced-geometry svg:viewBox="0 0 21600 21600" draw:type="rectangle" draw:enhanced-path="M 0 0 L 21600 0 21600 21600 0 21600 0 0 Z N"/>
        </draw:custom-shape>
        <draw:connector draw:style-name="inheritance_20__28_public_29_" draw:layer="layout" svg:x1="17.298cm" svg:y1="27.336cm" svg:x2="18.931cm" svg:y2="24.562cm" draw:start-shape="id1343" draw:start-glue-point="0" draw:end-shape="id1344" draw:end-glue-point="2" svg:d="m17298 27336v-1387h1633v-1387">
          <text:p/>
        </draw:connector>
        <draw:connector draw:style-name="data_20_member_20__28_pointer_29_" draw:layer="layout" svg:x1="18.657cm" svg:y1="27.751cm" svg:x2="23.778cm" svg:y2="28.377cm" draw:start-shape="id1343" draw:start-glue-point="4" draw:end-shape="id1345" svg:d="m18657 27751h2561v626h2560">
          <text:p>GetStylesImportHelper()</text:p>
        </draw:connector>
        <draw:custom-shape draw:style-name="gr5" draw:id="id1347" draw:layer="layout" svg:width="1.943cm" svg:height="0.622cm" svg:x="34.06cm" svg:y="26.015cm">
          <text:p>ScMyStyle</text:p>
          <draw:enhanced-geometry svg:viewBox="0 0 21600 21600" draw:type="rectangle" draw:enhanced-path="M 0 0 L 21600 0 21600 21600 0 21600 0 0 Z N"/>
        </draw:custom-shape>
        <draw:connector draw:style-name="data_20_member_20__28_multiple_29_" draw:layer="layout" svg:x1="33.022cm" svg:y1="27.07cm" svg:x2="34.06cm" svg:y2="26.326cm" draw:start-shape="id1346" draw:start-glue-point="1" draw:end-shape="id1347" draw:end-glue-point="3" svg:d="m33022 27070h518v-744h520">
          <text:p/>
        </draw:connector>
        <draw:custom-shape draw:style-name="gr1" draw:text-style-name="P1" draw:id="id1348" draw:layer="layout" svg:width="5.184cm" svg:height="0.544cm" svg:x="25.394cm" svg:y="40.866cm">
          <text:p text:style-name="P1">ScXMLCellImportPropertyMapper</text:p>
          <draw:enhanced-geometry svg:viewBox="0 0 21600 21600" draw:type="rectangle" draw:enhanced-path="M 0 0 L 21600 0 21600 21600 0 21600 0 0 Z N"/>
        </draw:custom-shape>
        <draw:custom-shape draw:style-name="class_20__28_external_20_module_29_" draw:id="id1349" draw:layer="layout" svg:width="4.717cm" svg:height="0.57cm" svg:x="25.912cm" svg:y="38.819cm">
          <text:p>SvXMLImportPropertyMapper</text:p>
          <draw:enhanced-geometry svg:viewBox="0 0 21600 21600" draw:type="rectangle" draw:enhanced-path="M 0 0 L 21600 0 21600 21600 0 21600 0 0 Z N"/>
        </draw:custom-shape>
        <draw:connector draw:style-name="inheritance_20__28_public_29_" draw:layer="layout" svg:x1="27.986cm" svg:y1="40.866cm" svg:x2="28.27cm" svg:y2="39.389cm" draw:start-shape="id1348" draw:start-glue-point="0" draw:end-shape="id1349" draw:end-glue-point="2" svg:d="m27986 40866v-738h284v-739">
          <text:p/>
        </draw:connector>
        <draw:custom-shape draw:style-name="gr41" draw:id="id1351" draw:layer="layout" svg:width="4.173cm" svg:height="0.674cm" svg:x="78.119cm" svg:y="32.684cm">
          <text:p>ScChartListenerCollection</text:p>
          <draw:enhanced-geometry svg:viewBox="0 0 21600 21600" draw:type="rectangle" draw:enhanced-path="M 0 0 L 21600 0 21600 21600 0 21600 0 0 Z N"/>
        </draw:custom-shape>
        <draw:connector draw:style-name="data_20_member_20__28_pointer_29_" draw:layer="layout" svg:x1="75.73cm" svg:y1="33.27cm" svg:x2="78.119cm" svg:y2="33.021cm" draw:start-shape="id1350" draw:start-glue-point="4" draw:end-shape="id1351" draw:end-glue-point="3" svg:d="m75730 33270h1194v-249h1195">
          <text:p/>
        </draw:connector>
        <draw:custom-shape draw:style-name="gr5" draw:id="id1352" draw:layer="layout" svg:width="3.654cm" svg:height="0.622cm" svg:x="78.378cm" svg:y="33.876cm">
          <text:p>ScMyToResizeShape</text:p>
          <draw:enhanced-geometry svg:viewBox="0 0 21600 21600" draw:type="rectangle" draw:enhanced-path="M 0 0 L 21600 0 21600 21600 0 21600 0 0 Z N"/>
        </draw:custom-shape>
        <draw:connector draw:style-name="data_20_member_20__28_multiple_29_" draw:layer="layout" svg:x1="75.73cm" svg:y1="33.587cm" svg:x2="78.378cm" svg:y2="34.187cm" draw:start-shape="id1350" draw:start-glue-point="5" draw:end-shape="id1352" draw:end-glue-point="3" svg:d="m75730 33587h1324v600h1324">
          <text:p/>
        </draw:connector>
        <draw:connector draw:style-name="class" draw:layer="layout" svg:x1="67.776cm" svg:y1="33.045cm" svg:x2="72.106cm" svg:y2="33.81cm" draw:start-shape="id1320" draw:start-glue-point="5" draw:end-shape="id1350" draw:end-glue-point="3" svg:d="m67776 33045h2166v765h2164">
          <text:p>aResizeShapes</text:p>
        </draw:connector>
        <draw:frame draw:style-name="annotation" draw:layer="layout" svg:width="9.175cm" svg:height="2.251cm" svg:x="74.671cm" svg:y="35.46cm">
          <draw:text-box>
            <text:p>Class <text:span text:style-name="T1">ScMyShapeResizer </text:span>has method <text:span text:style-name="T1">CreateChartListener()</text:span> that register all chart objects with specified listening ranges.</text:p>
          </draw:text-box>
        </draw:frame>
        <draw:custom-shape draw:style-name="gr1" draw:text-style-name="P1" draw:id="id1353" draw:layer="layout" svg:width="5.002cm" svg:height="0.88cm" svg:x="104.87cm" svg:y="63.346cm">
          <draw:glue-point draw:id="4" svg:x="5cm" svg:y="2.818cm"/>
          <draw:glue-point draw:id="5" svg:x="5cm" svg:y="-2.715cm"/>
          <text:p text:style-name="P1">ScXMLDataPilotMemberContext</text:p>
          <draw:enhanced-geometry svg:viewBox="0 0 21600 21600" draw:type="rectangle" draw:enhanced-path="M 0 0 L 21600 0 21600 21600 0 21600 0 0 Z N"/>
        </draw:custom-shape>
        <draw:connector draw:style-name="inheritance_20__28_public_29_" draw:layer="layout" draw:line-skew="-3.732cm" svg:x1="107.371cm" svg:y1="63.346cm" svg:x2="108.187cm" svg:y2="50.8cm" draw:start-shape="id1353" draw:start-glue-point="0" draw:end-shape="id1322" draw:end-glue-point="14" svg:d="m107371 63346v-10005h816v-2541">
          <text:p/>
        </draw:connector>
        <draw:custom-shape draw:style-name="gr1" draw:text-style-name="P1" draw:id="id1354" draw:layer="layout" svg:width="5.234cm" svg:height="0.622cm" svg:x="98.054cm" svg:y="61.741cm">
          <text:p text:style-name="P1">ScXMLDataPilotMembersContext</text:p>
          <draw:enhanced-geometry svg:viewBox="0 0 21600 21600" draw:type="rectangle" draw:enhanced-path="M 0 0 L 21600 0 21600 21600 0 21600 0 0 Z N"/>
        </draw:custom-shape>
        <draw:connector draw:style-name="inheritance_20__28_public_29_" draw:layer="layout" draw:line-skew="-2.761cm" svg:x1="100.671cm" svg:y1="61.741cm" svg:x2="105.772cm" svg:y2="50.8cm" draw:start-shape="id1354" draw:start-glue-point="0" draw:end-shape="id1322" draw:end-glue-point="15" svg:d="m100671 61741v-8231h5101v-2710">
          <text:p/>
        </draw:connector>
        <draw:connector draw:style-name="local_20_usage_20__2f__20_return_20_type" draw:layer="layout" svg:x1="103.288cm" svg:y1="62.052cm" svg:x2="104.87cm" svg:y2="63.786cm" draw:start-shape="id1354" draw:start-glue-point="1" draw:end-shape="id1353" draw:end-glue-point="3" svg:d="m103288 62052h791v1734h791">
          <text:p/>
        </draw:connector>
        <draw:custom-shape draw:style-name="gr1" draw:text-style-name="P1" draw:id="id1355" draw:layer="layout" svg:width="4.64cm" svg:height="2.255cm" svg:x="91.756cm" svg:y="62.129cm">
          <draw:glue-point draw:id="4" svg:x="5cm" svg:y="-3.503cm"/>
          <draw:glue-point draw:id="5" svg:x="5cm" svg:y="-1.432cm"/>
          <draw:glue-point draw:id="6" svg:x="5cm" svg:y="1.787cm"/>
          <draw:glue-point draw:id="7" svg:x="5cm" svg:y="3.623cm"/>
          <text:p text:style-name="P1">ScXMLDataPilotLevelContext</text:p>
          <draw:enhanced-geometry svg:viewBox="0 0 21600 21600" draw:type="rectangle" draw:enhanced-path="M 0 0 L 21600 0 21600 21600 0 21600 0 0 Z N"/>
        </draw:custom-shape>
        <draw:connector draw:style-name="local_20_usage_20__2f__20_return_20_type" draw:layer="layout" svg:x1="96.396cm" svg:y1="62.467cm" svg:x2="98.054cm" svg:y2="62.052cm" draw:start-shape="id1355" draw:start-glue-point="4" draw:end-shape="id1354" draw:end-glue-point="3" svg:d="m96396 62467h829v-415h829">
          <text:p/>
        </draw:connector>
        <draw:custom-shape draw:style-name="gr1" draw:text-style-name="P1" draw:id="id1356" draw:layer="layout" svg:width="4.485cm" svg:height="2.438cm" svg:x="84.81cm" svg:y="60.934cm">
          <draw:glue-point draw:id="4" svg:x="4.998cm" svg:y="-1.599cm"/>
          <draw:glue-point draw:id="5" svg:x="4.999cm" svg:y="2.721cm"/>
          <draw:glue-point draw:id="6" svg:x="-5.001cm" svg:y="2.708cm"/>
          <draw:glue-point draw:id="7" svg:x="4.998cm" svg:y="-3.724cm"/>
          <text:p text:style-name="P1">ScXMLDataPilotFieldContext</text:p>
          <draw:enhanced-geometry svg:viewBox="0 0 21600 21600" draw:type="rectangle" draw:enhanced-path="M 0 0 L 21600 0 21600 21600 0 21600 0 0 Z N"/>
        </draw:custom-shape>
        <draw:connector draw:style-name="local_20_usage_20__2f__20_return_20_type" draw:layer="layout" svg:x1="89.294cm" svg:y1="62.816cm" svg:x2="91.756cm" svg:y2="63.256cm" draw:start-shape="id1356" draw:start-glue-point="5" draw:end-shape="id1355" draw:end-glue-point="3" svg:d="m89294 62816h1231v440h1231">
          <text:p/>
        </draw:connector>
        <draw:custom-shape draw:style-name="gr1" draw:text-style-name="P1" draw:id="id1357" draw:layer="layout" svg:width="4.743cm" svg:height="3.11cm" svg:x="77.915cm" svg:y="62.311cm">
          <draw:glue-point draw:id="4" svg:x="4.998cm" svg:y="-3.675cm"/>
          <draw:glue-point draw:id="5" svg:x="4.998cm" svg:y="-2.257cm"/>
          <draw:glue-point draw:id="6" svg:x="4.998cm" svg:y="-0.926cm"/>
          <draw:glue-point draw:id="7" svg:x="4.998cm" svg:y="1.157cm"/>
          <draw:glue-point draw:id="8" svg:x="4.998cm" svg:y="2.659cm"/>
          <draw:glue-point draw:id="9" svg:x="4.998cm" svg:y="4.157cm"/>
          <draw:glue-point draw:id="10" svg:x="-5.001cm" svg:y="-3.842cm"/>
          <text:p text:style-name="P1">ScXMLDataPilotTableContext</text:p>
          <draw:enhanced-geometry svg:viewBox="0 0 21600 21600" draw:type="rectangle" draw:enhanced-path="M 0 0 L 21600 0 21600 21600 0 21600 0 0 Z N"/>
        </draw:custom-shape>
        <draw:connector draw:style-name="local_20_usage_20__2f__20_return_20_type" draw:layer="layout" svg:x1="82.656cm" svg:y1="62.724cm" svg:x2="84.81cm" svg:y2="62.153cm" draw:start-shape="id1357" draw:start-glue-point="4" draw:end-shape="id1356" draw:end-glue-point="3" svg:d="m82656 62724h1077v-571h1077">
          <text:p/>
        </draw:connector>
        <draw:custom-shape draw:style-name="gr1" draw:text-style-name="P1" draw:id="id1358" draw:layer="layout" svg:width="4.769cm" svg:height="0.778cm" svg:x="70.445cm" svg:y="62.878cm">
          <text:p text:style-name="P1">ScXMLDataPilotTablesContext</text:p>
          <draw:enhanced-geometry svg:viewBox="0 0 21600 21600" draw:type="rectangle" draw:enhanced-path="M 0 0 L 21600 0 21600 21600 0 21600 0 0 Z N"/>
        </draw:custom-shape>
        <draw:connector draw:style-name="local_20_usage_20__2f__20_return_20_type" draw:layer="layout" svg:x1="75.214cm" svg:y1="63.267cm" svg:x2="77.915cm" svg:y2="63.866cm" draw:start-shape="id1358" draw:start-glue-point="1" draw:end-shape="id1357" draw:end-glue-point="3" svg:d="m75214 63267h1350v599h1351">
          <text:p/>
        </draw:connector>
        <draw:custom-shape draw:style-name="gr1" draw:text-style-name="P1" draw:id="id1359" draw:layer="layout" svg:width="3.37cm" svg:height="7.724cm" svg:x="46.559cm" svg:y="56.843cm">
          <draw:glue-point draw:id="4" svg:x="5cm" svg:y="4.418cm"/>
          <text:p text:style-name="P1">ScXMLBodyContext</text:p>
          <draw:enhanced-geometry svg:viewBox="0 0 21600 21600" draw:type="rectangle" draw:enhanced-path="M 0 0 L 21600 0 21600 21600 0 21600 0 0 Z N"/>
        </draw:custom-shape>
        <draw:connector draw:style-name="inheritance_20__28_public_29_" draw:layer="layout" svg:x1="48.244cm" svg:y1="56.843cm" svg:x2="49.76cm" svg:y2="50.8cm" draw:start-shape="id1359" draw:start-glue-point="0" draw:end-shape="id1322" draw:end-glue-point="17" svg:d="m48244 56843v-3021h1516v-3022">
          <text:p/>
        </draw:connector>
        <draw:connector draw:style-name="local_20_usage_20__2f__20_return_20_type" draw:layer="layout" svg:x1="49.929cm" svg:y1="64.117cm" svg:x2="70.445cm" svg:y2="63.267cm" draw:start-shape="id1359" draw:start-glue-point="4" draw:end-shape="id1358" draw:end-glue-point="3" svg:d="m49929 64117h10258v-850h10258">
          <text:p/>
        </draw:connector>
        <draw:connector draw:style-name="data_20_member_20__28_pointer_29_" draw:layer="layout" draw:line-skew="0cm 1.029cm" svg:x1="109.872cm" svg:y1="64.033cm" svg:x2="84.81cm" svg:y2="62.813cm" draw:start-shape="id1353" draw:start-glue-point="4" draw:end-shape="id1356" draw:end-glue-point="6" svg:d="m109872 64033h500v1722h-26063v-2942h501">
          <text:p/>
        </draw:connector>
        <draw:frame draw:style-name="annotation" draw:layer="layout" svg:width="11.43cm" svg:height="1.81cm" svg:x="100.667cm" svg:y="66.511cm">
          <draw:text-box>
            <text:p><text:span text:style-name="T1">ScXMLDataPilotMemberContext</text:span> picks up the attributes of a field member from the XML, creates an instance of <text:span text:style-name="T1">ScDPSaveMember</text:span> with those attributes, and pass that instance to <text:span text:style-name="T1">ScXMLDataPilotFieldContext</text:span>.</text:p>
          </draw:text-box>
        </draw:frame>
        <draw:custom-shape draw:style-name="gr41" draw:id="id1360" draw:layer="layout" svg:width="3.602cm" svg:height="0.596cm" svg:x="92.296cm" svg:y="60.287cm">
          <text:p>ScDPSaveDimension</text:p>
          <draw:enhanced-geometry svg:viewBox="0 0 21600 21600" draw:type="rectangle" draw:enhanced-path="M 0 0 L 21600 0 21600 21600 0 21600 0 0 Z N"/>
        </draw:custom-shape>
        <draw:connector draw:style-name="data_20_member_20__28_pointer_29_" draw:layer="layout" svg:x1="89.293cm" svg:y1="61.764cm" svg:x2="92.296cm" svg:y2="60.585cm" draw:start-shape="id1356" draw:start-glue-point="4" draw:end-shape="id1360" draw:end-glue-point="3" svg:d="m89293 61764h1502v-1179h1501">
          <text:p/>
        </draw:connector>
        <draw:custom-shape draw:style-name="gr41" draw:id="id1361" draw:layer="layout" svg:width="3.265cm" svg:height="0.57cm" svg:x="111.035cm" svg:y="63.034cm">
          <text:p>ScDPSaveMember</text:p>
          <draw:enhanced-geometry svg:viewBox="0 0 21600 21600" draw:type="rectangle" draw:enhanced-path="M 0 0 L 21600 0 21600 21600 0 21600 0 0 Z N"/>
        </draw:custom-shape>
        <draw:connector draw:style-name="local_20_usage_20__2f__20_return_20_type" draw:layer="layout" svg:x1="109.872cm" svg:y1="63.548cm" svg:x2="111.035cm" svg:y2="63.319cm" draw:start-shape="id1353" draw:start-glue-point="5" draw:end-shape="id1361" draw:end-glue-point="3" svg:d="m109872 63548h581v-229h582">
          <text:p/>
        </draw:connector>
        <draw:connector draw:style-name="data_20_member_20__28_pointer_29_" draw:layer="layout" draw:line-skew="0cm -0.407cm" svg:x1="89.293cm" svg:y1="61.246cm" svg:x2="77.915cm" svg:y2="62.672cm" draw:start-shape="id1356" draw:start-glue-point="7" draw:end-shape="id1357" draw:end-glue-point="10" svg:d="m89293 61246h501v-1219h-12380v2645h501">
          <text:p/>
        </draw:connector>
        <draw:custom-shape draw:style-name="gr1" draw:text-style-name="P1" draw:id="id1363" draw:layer="layout" svg:width="4.274cm" svg:height="0.585cm" svg:x="43.822cm" svg:y="36.249cm">
          <text:p text:style-name="P1">XmlScPropHdl_HoriJustify</text:p>
          <draw:enhanced-geometry svg:viewBox="0 0 21600 21600" draw:type="rectangle" draw:enhanced-path="M 0 0 L 21600 0 21600 21600 0 21600 0 0 Z N"/>
        </draw:custom-shape>
        <draw:custom-shape draw:style-name="gr1" draw:text-style-name="P1" draw:id="id1362" draw:layer="layout" svg:width="3.638cm" svg:height="3.536cm" svg:x="38.529cm" svg:y="36.122cm">
          <draw:glue-point draw:id="4" svg:x="5.002cm" svg:y="-3.634cm"/>
          <text:p text:style-name="P1">XMLScPropHdlFactory</text:p>
          <draw:enhanced-geometry svg:viewBox="0 0 21600 21600" draw:type="rectangle" draw:enhanced-path="M 0 0 L 21600 0 21600 21600 0 21600 0 0 Z N"/>
        </draw:custom-shape>
        <draw:connector draw:style-name="local_20_usage_20__2f__20_return_20_type" draw:layer="layout" svg:x1="42.167cm" svg:y1="36.606cm" svg:x2="43.822cm" svg:y2="36.541cm" draw:start-shape="id1362" draw:start-glue-point="4" draw:end-shape="id1363" draw:end-glue-point="3" svg:d="m42167 36606h828v-65h827">
          <text:p/>
        </draw:connector>
        <draw:custom-shape draw:style-name="class_20__28_external_20_module_29_" draw:id="id1364" draw:layer="layout" svg:width="4.473cm" svg:height="0.724cm" svg:x="38.942cm" svg:y="33.153cm">
          <text:p>XMLPropertyHandlerFactory</text:p>
          <draw:enhanced-geometry svg:viewBox="0 0 21600 21600" draw:type="rectangle" draw:enhanced-path="M 0 0 L 21600 0 21600 21600 0 21600 0 0 Z N"/>
        </draw:custom-shape>
        <draw:connector draw:style-name="inheritance_20__28_public_29_" draw:layer="layout" svg:x1="40.348cm" svg:y1="36.122cm" svg:x2="41.178cm" svg:y2="33.877cm" draw:start-shape="id1362" draw:start-glue-point="0" draw:end-shape="id1364" draw:end-glue-point="2" svg:d="m40348 36122v-1122h830v-1123">
          <text:p/>
        </draw:connector>
        <draw:custom-shape draw:style-name="gr1" draw:text-style-name="P1" draw:id="id1365" draw:layer="layout" svg:width="3.129cm" svg:height="3.648cm" svg:x="38.722cm" svg:y="22.886cm">
          <draw:glue-point draw:id="4" svg:x="5.001cm" svg:y="-3.983cm"/>
          <draw:glue-point draw:id="5" svg:x="5.001cm" svg:y="-2.749cm"/>
          <draw:glue-point draw:id="6" svg:x="5.001cm" svg:y="-1.735cm"/>
          <draw:glue-point draw:id="7" svg:x="5.001cm" svg:y="-0.718cm"/>
          <draw:glue-point draw:id="8" svg:x="5.001cm" svg:y="0.803cm"/>
          <draw:glue-point draw:id="9" svg:x="5.001cm" svg:y="1.962cm"/>
          <draw:glue-point draw:id="10" svg:x="5.001cm" svg:y="3.196cm"/>
          <draw:glue-point draw:id="11" svg:x="5.001cm" svg:y="4.213cm"/>
          <text:p text:style-name="P1">ScMyStyleRanges</text:p>
          <draw:enhanced-geometry svg:viewBox="0 0 21600 21600" draw:type="rectangle" draw:enhanced-path="M 0 0 L 21600 0 21600 21600 0 21600 0 0 Z N"/>
        </draw:custom-shape>
        <draw:connector draw:style-name="data_20_member_20__28_pointer_29_" draw:layer="layout" svg:x1="36.003cm" svg:y1="26.326cm" svg:x2="38.722cm" svg:y2="24.71cm" draw:start-shape="id1347" draw:start-glue-point="1" draw:end-shape="id1365" draw:end-glue-point="3" svg:d="m36003 26326h1359v-1616h1360">
          <text:p>xRanges</text:p>
        </draw:connector>
        <draw:custom-shape draw:style-name="typedef" draw:id="id1346" draw:layer="layout" svg:width="2.925cm" svg:height="0.56cm" svg:x="30.097cm" svg:y="26.79cm">
          <text:p>ScMyStylesSet</text:p>
          <draw:enhanced-geometry svg:viewBox="0 0 21600 21600" draw:type="rectangle" draw:enhanced-path="M 0 0 L 21600 0 21600 21600 0 21600 0 0 Z N"/>
        </draw:custom-shape>
        <draw:connector draw:style-name="data_20_member" draw:layer="layout" svg:x1="27.677cm" svg:y1="27.73cm" svg:x2="30.097cm" svg:y2="27.07cm" draw:start-shape="id1345" draw:start-glue-point="4" draw:end-shape="id1346" draw:end-glue-point="3" svg:d="m27677 27730h1210v-660h1210">
          <text:p>aCellStyles</text:p>
        </draw:connector>
        <draw:frame draw:style-name="annotation" draw:layer="layout" svg:width="7.276cm" svg:height="2.491cm" svg:x="24.273cm" svg:y="21.195cm">
          <draw:text-box>
            <text:p>There is one instance of <text:span text:style-name="T1">ScMyStyle</text:span> for each cell style name. <text:s/>Each cell style keeps track of ranges to which that style needs to be applied. <text:s/>Those ranges are further sub-divided by number format types: text, number, time, date-time, percent, logical, and undefined.</text:p>
          </draw:text-box>
        </draw:frame>
        <draw:custom-shape draw:style-name="gr41" draw:id="id1366" draw:layer="layout" svg:width="2.434cm" svg:height="0.74cm" svg:x="45.347cm" svg:y="20.48cm">
          <text:p>ScRangeList</text:p>
          <draw:enhanced-geometry svg:viewBox="0 0 21600 21600" draw:type="rectangle" draw:enhanced-path="M 0 0 L 21600 0 21600 21600 0 21600 0 0 Z N"/>
        </draw:custom-shape>
        <draw:connector draw:style-name="data_20_member_20__28_multiple_20_pointers_29_" draw:text-style-name="P11" draw:layer="layout" draw:line-skew="-1.068cm" svg:x1="41.85cm" svg:y1="23.258cm" svg:x2="45.347cm" svg:y2="20.85cm" draw:start-shape="id1365" draw:start-glue-point="4" draw:end-shape="id1366" draw:end-glue-point="3" svg:d="m41850 23258h681v-2408h2816">
          <text:p text:style-name="P11">pTextList</text:p>
          <text:p text:style-name="P11">pNumberList</text:p>
          <text:p text:style-name="P11">pTimeList</text:p>
          <text:p text:style-name="P11">pDateTimeList</text:p>
          <text:p text:style-name="P11">pPercentList</text:p>
          <text:p text:style-name="P11">pLogicalList</text:p>
          <text:p text:style-name="P11">pUndefinedList</text:p>
        </draw:connector>
        <draw:frame draw:style-name="annotation" draw:layer="layout" svg:width="3.678cm" svg:height="0.9cm" svg:x="29.739cm" svg:y="25.479cm">
          <draw:text-box>
            <text:p>One <text:span text:style-name="T1">ScMyStyle</text:span> for each cell style (by name).</text:p>
          </draw:text-box>
        </draw:frame>
        <draw:frame draw:style-name="gr42" draw:layer="layout" svg:width="5.133cm" svg:height="1.032cm" svg:x="37.439cm" svg:y="27.093cm">
          <draw:text-box>
            <text:p>Each cell style keeps track of applied ranges.</text:p>
          </draw:text-box>
        </draw:frame>
        <draw:custom-shape draw:style-name="gr41" draw:id="id1368" draw:layer="layout" svg:width="3.202cm" svg:height="0.742cm" svg:x="32.833cm" svg:y="31.167cm">
          <text:p>ScCellRangesObj</text:p>
          <draw:enhanced-geometry svg:viewBox="0 0 21600 21600" draw:type="rectangle" draw:enhanced-path="M 0 0 L 21600 0 21600 21600 0 21600 0 0 Z N"/>
        </draw:custom-shape>
        <draw:custom-shape draw:style-name="uno_20_interface" draw:id="id1367" draw:layer="layout" svg:width="7.212cm" svg:height="0.607cm" svg:x="23.142cm" svg:y="31.01cm">
          <text:p>com.sun.star.sheet.XSheetCellRangeContainer</text:p>
          <draw:enhanced-geometry svg:viewBox="0 0 21600 21600" draw:type="rectangle" draw:enhanced-path="M 0 0 L 21600 0 21600 21600 0 21600 0 0 Z N"/>
        </draw:custom-shape>
        <draw:connector draw:style-name="data_20_member_20__28_pointer_29_" draw:layer="layout" svg:x1="18.658cm" svg:y1="30.744cm" svg:x2="23.142cm" svg:y2="31.313cm" draw:start-shape="id1343" draw:start-glue-point="5" draw:end-shape="id1367" draw:end-glue-point="3" svg:d="m18658 30744h2242v569h2242">
          <text:p>xSheetCellRanges</text:p>
        </draw:connector>
        <draw:connector draw:style-name="gr8" draw:text-style-name="P1" draw:layer="layout" svg:x1="30.354cm" svg:y1="31.313cm" svg:x2="32.833cm" svg:y2="31.538cm" draw:start-shape="id1367" draw:start-glue-point="1" draw:end-shape="id1368" draw:end-glue-point="3" svg:d="m30354 31313h1240v225h1239">
          <text:p/>
        </draw:connector>
      </draw:page>
      <draw:page draw:name="sfx2" draw:style-name="dp1" draw:master-page-name="Default">
        <office:forms form:automatic-focus="false" form:apply-design-mode="false"/>
        <draw:frame draw:style-name="annotation" draw:layer="layout" svg:width="9.258cm" svg:height="2.876cm" svg:x="57.767cm" svg:y="30.74cm">
          <draw:text-box>
            <text:p text:style-name="P2"><text:span text:style-name="T1">SfxMedium</text:span> represents the physical storage medium where the document data is saved to or loaded from. <text:s/>It has two instances of <text:span text:style-name="T1">SvStream</text:span>; one for input and <text:s/>another for output stream. <text:s/>That <text:span text:style-name="T1">SfxItemSet</text:span> instance stores various information about this storage medium. <text:s/>It stores things such as document password if there is one.</text:p>
          </draw:text-box>
        </draw:frame>
        <draw:custom-shape draw:style-name="gr1" draw:text-style-name="P1" draw:id="id1369" draw:layer="layout" svg:width="2.534cm" svg:height="4.056cm" svg:x="49.646cm" svg:y="35.971cm">
          <draw:glue-point draw:id="4" svg:x="5cm" svg:y="-2.572cm"/>
          <draw:glue-point draw:id="5" svg:x="5cm" svg:y="2.8cm"/>
          <draw:glue-point draw:id="6" svg:x="5cm" svg:y="4.1cm"/>
          <draw:glue-point draw:id="7" svg:x="5cm" svg:y="1.427cm"/>
          <text:p text:style-name="P3">SfxObjectShell</text:p>
          <draw:enhanced-geometry svg:viewBox="0 0 21600 21600" draw:type="rectangle" draw:enhanced-path="M 0 0 L 21600 0 21600 21600 0 21600 0 0 Z N"/>
        </draw:custom-shape>
        <draw:custom-shape draw:style-name="gr1" draw:text-style-name="P1" draw:id="id1370" draw:layer="layout" svg:width="2.733cm" svg:height="4.694cm" svg:x="54.7cm" svg:y="25.845cm">
          <draw:glue-point draw:id="4" svg:x="4.998cm" svg:y="-4.058cm"/>
          <draw:glue-point draw:id="5" svg:x="4.998cm" svg:y="-3.121cm"/>
          <draw:glue-point draw:id="6" svg:x="4.998cm" svg:y="-2.015cm"/>
          <draw:glue-point draw:id="7" svg:x="4.998cm" svg:y="-1.131cm"/>
          <draw:glue-point draw:id="8" svg:x="4.998cm" svg:y="1.02cm"/>
          <draw:glue-point draw:id="9" svg:x="4.998cm" svg:y="2.015cm"/>
          <draw:glue-point draw:id="10" svg:x="4.998cm" svg:y="3.008cm"/>
          <draw:glue-point draw:id="11" svg:x="4.998cm" svg:y="4.002cm"/>
          <text:p text:style-name="P3">SfxMedium</text:p>
          <draw:enhanced-geometry svg:viewBox="0 0 21600 21600" draw:type="rectangle" draw:enhanced-path="M 0 0 L 21600 0 21600 21600 0 21600 0 0 Z N"/>
        </draw:custom-shape>
        <draw:custom-shape draw:style-name="gr1" draw:text-style-name="P1" draw:id="id1372" draw:layer="layout" svg:width="3.862cm" svg:height="1.051cm" svg:x="45.581cm" svg:y="31.611cm">
          <draw:glue-point draw:id="4" svg:x="-2.833cm" svg:y="4.995cm"/>
          <draw:glue-point draw:id="5" svg:x="2.602cm" svg:y="4.995cm"/>
          <draw:glue-point draw:id="6" svg:x="1.439cm" svg:y="4.995cm"/>
          <draw:glue-point draw:id="7" svg:x="-1.576cm" svg:y="4.995cm"/>
          <draw:glue-point draw:id="8" svg:x="3.837cm" svg:y="4.995cm"/>
          <draw:glue-point draw:id="9" svg:x="-4.179cm" svg:y="4.995cm"/>
          <text:p text:style-name="P3">SfxShell</text:p>
          <draw:enhanced-geometry svg:viewBox="0 0 21600 21600" draw:type="rectangle" draw:enhanced-path="M 0 0 L 21600 0 21600 21600 0 21600 0 0 Z N"/>
        </draw:custom-shape>
        <draw:custom-shape draw:style-name="gr1" draw:text-style-name="P1" draw:layer="layout" svg:width="2.686cm" svg:height="1.051cm" svg:x="62.702cm" svg:y="21.599cm">
          <text:p text:style-name="P3">SotObject</text:p>
          <draw:enhanced-geometry svg:viewBox="0 0 21600 21600" draw:type="rectangle" draw:enhanced-path="M 0 0 L 21600 0 21600 21600 0 21600 0 0 Z N"/>
        </draw:custom-shape>
        <draw:custom-shape draw:style-name="class_20__28_external_20_module_29_" draw:id="id1373" draw:layer="layout" svg:width="2.831cm" svg:height="0.591cm" svg:x="48.221cm" svg:y="26.85cm">
          <text:p text:style-name="P2">SfxBroadcaster</text:p>
          <draw:enhanced-geometry svg:viewBox="0 0 21600 21600" draw:type="rectangle" draw:enhanced-path="M 0 0 L 21600 0 21600 21600 0 21600 0 0 Z N"/>
        </draw:custom-shape>
        <draw:custom-shape draw:style-name="gr1" draw:text-style-name="P1" draw:id="id1371" draw:layer="layout" svg:width="3.794cm" svg:height="0.864cm" svg:x="55.617cm" svg:y="34.276cm">
          <text:p text:style-name="P3">SfxStyleSheetBasePool</text:p>
          <draw:enhanced-geometry svg:viewBox="0 0 21600 21600" draw:type="rectangle" draw:enhanced-path="M 0 0 L 21600 0 21600 21600 0 21600 0 0 Z N"/>
        </draw:custom-shape>
        <draw:connector draw:style-name="data_20_member_20__28_pointer_29_" draw:text-style-name="P2" draw:layer="layout" svg:x1="52.18cm" svg:y1="36.956cm" svg:x2="54.7cm" svg:y2="28.192cm" draw:start-shape="id1369" draw:start-glue-point="4" draw:end-shape="id1370" draw:end-glue-point="3" svg:d="m52180 36956h1260v-8764h1260">
          <text:p text:style-name="P2">GetMedium()</text:p>
        </draw:connector>
        <draw:connector draw:style-name="data_20_member_20__28_pointer_29_" draw:layer="layout" svg:x1="52.18cm" svg:y1="37.999cm" svg:x2="55.617cm" svg:y2="34.708cm" draw:start-shape="id1369" draw:start-glue-point="1" draw:end-shape="id1371" draw:end-glue-point="3" svg:d="m52180 37999h1719v-3291h1718">
          <text:p/>
        </draw:connector>
        <draw:connector draw:style-name="inheritance_20__28_public_29_" draw:layer="layout" svg:x1="50.913cm" svg:y1="35.971cm" svg:x2="48.993cm" svg:y2="32.66cm" draw:start-shape="id1369" draw:start-glue-point="0" draw:end-shape="id1372" draw:end-glue-point="8" svg:d="m50913 35971v-1655h-1920v-1656">
          <text:p/>
        </draw:connector>
        <draw:connector draw:style-name="inheritance_20__28_public_29_" draw:layer="layout" svg:x1="47.512cm" svg:y1="31.611cm" svg:x2="49.636cm" svg:y2="27.441cm" draw:start-shape="id1372" draw:start-glue-point="0" draw:end-shape="id1373" draw:end-glue-point="2" svg:d="m47512 31611v-2086h2124v-2084">
          <text:p/>
        </draw:connector>
        <draw:custom-shape draw:style-name="gr3" draw:layer="layout" svg:width="2.862cm" svg:height="1.058cm" svg:x="41.247cm" svg:y="29.577cm">
          <text:p text:style-name="P2">SfxFilter</text:p>
          <draw:enhanced-geometry svg:viewBox="0 0 21600 21600" draw:type="rectangle" draw:enhanced-path="M 0 0 L 21600 0 21600 21600 0 21600 0 0 Z N"/>
        </draw:custom-shape>
        <draw:custom-shape draw:style-name="gr1" draw:text-style-name="P1" draw:id="id1375" draw:layer="layout" svg:width="2.937cm" svg:height="0.675cm" svg:x="31.497cm" svg:y="32.891cm">
          <text:p text:style-name="P3">SfxFilterContainer</text:p>
          <draw:enhanced-geometry svg:viewBox="0 0 21600 21600" draw:type="rectangle" draw:enhanced-path="M 0 0 L 21600 0 21600 21600 0 21600 0 0 Z N"/>
        </draw:custom-shape>
        <draw:custom-shape draw:style-name="gr3" draw:layer="layout" svg:width="2.862cm" svg:height="1.058cm" svg:x="37.216cm" svg:y="29.751cm">
          <text:p text:style-name="P2">SfxFilterMatcher</text:p>
          <draw:enhanced-geometry svg:viewBox="0 0 21600 21600" draw:type="rectangle" draw:enhanced-path="M 0 0 L 21600 0 21600 21600 0 21600 0 0 Z N"/>
        </draw:custom-shape>
        <draw:custom-shape draw:style-name="gr1" draw:text-style-name="P1" draw:id="id1374" draw:layer="layout" svg:width="2.852cm" svg:height="3.09cm" svg:x="27.267cm" svg:y="32.793cm">
          <draw:glue-point draw:id="4" svg:x="5cm" svg:y="2.637cm"/>
          <draw:glue-point draw:id="5" svg:x="5cm" svg:y="-2.699cm"/>
          <text:p text:style-name="P3">SfxObjectFactory</text:p>
          <draw:enhanced-geometry svg:viewBox="0 0 21600 21600" draw:type="rectangle" draw:enhanced-path="M 0 0 L 21600 0 21600 21600 0 21600 0 0 Z N"/>
        </draw:custom-shape>
        <draw:connector draw:style-name="data_20_member_20__28_pointer_29_" draw:layer="layout" svg:x1="30.119cm" svg:y1="34.338cm" svg:x2="31.497cm" svg:y2="33.228cm" draw:start-shape="id1374" draw:start-glue-point="1" draw:end-shape="id1375" draw:end-glue-point="3" svg:d="m30119 34338h689v-1110h689">
          <text:p/>
        </draw:connector>
        <draw:custom-shape draw:style-name="gr3" draw:id="id1376" draw:layer="layout" svg:width="1.869cm" svg:height="0.623cm" svg:x="31.284cm" svg:y="35.734cm">
          <text:p text:style-name="P2">SfxModule</text:p>
          <draw:enhanced-geometry svg:viewBox="0 0 21600 21600" draw:type="rectangle" draw:enhanced-path="M 0 0 L 21600 0 21600 21600 0 21600 0 0 Z N"/>
        </draw:custom-shape>
        <draw:connector draw:style-name="inheritance_20__28_public_29_" draw:layer="layout" svg:x1="32.218cm" svg:y1="35.734cm" svg:x2="46.418cm" svg:y2="32.66cm" draw:start-shape="id1376" draw:start-glue-point="0" draw:end-shape="id1372" draw:end-glue-point="4" svg:d="m32218 35734v-1537h14200v-1537">
          <text:p/>
        </draw:connector>
        <draw:connector draw:style-name="data_20_member_20__28_pointer_29_" draw:layer="layout" svg:x1="30.119cm" svg:y1="35.152cm" svg:x2="31.284cm" svg:y2="36.045cm" draw:start-shape="id1374" draw:start-glue-point="4" draw:end-shape="id1376" svg:d="m30119 35152h582v893h583">
          <text:p/>
        </draw:connector>
        <draw:custom-shape draw:style-name="class_20__28_external_20_module_29_" draw:id="id1377" draw:layer="layout" svg:width="2.164cm" svg:height="0.678cm" svg:x="60.563cm" svg:y="29.725cm">
          <text:p text:style-name="P2">SfxItemSet</text:p>
          <draw:enhanced-geometry svg:viewBox="0 0 21600 21600" draw:type="rectangle" draw:enhanced-path="M 0 0 L 21600 0 21600 21600 0 21600 0 0 Z N"/>
        </draw:custom-shape>
        <draw:connector draw:style-name="data_20_member_20__28_pointer_29_" draw:text-style-name="P2" draw:layer="layout" svg:x1="57.431cm" svg:y1="30.07cm" svg:x2="60.563cm" svg:y2="30.064cm" draw:start-shape="id1370" draw:start-glue-point="11" draw:end-shape="id1377" draw:end-glue-point="3" svg:d="m57431 30070h1567v-6h1565">
          <text:p text:style-name="P2">GetItemSet()</text:p>
        </draw:connector>
        <draw:custom-shape draw:style-name="gr1" draw:text-style-name="P1" draw:id="id1378" draw:layer="layout" svg:width="4.303cm" svg:height="2.514cm" svg:x="57.33cm" svg:y="44.767cm">
          <draw:glue-point draw:id="4" svg:x="4.998cm" svg:y="-3.294cm"/>
          <draw:glue-point draw:id="5" svg:x="4.998cm" svg:y="-1.463cm"/>
          <draw:glue-point draw:id="6" svg:x="4.998cm" svg:y="1.595cm"/>
          <text:p text:style-name="P3">SfxApplication</text:p>
          <draw:enhanced-geometry svg:viewBox="0 0 21600 21600" draw:type="rectangle" draw:enhanced-path="M 0 0 L 21600 0 21600 21600 0 21600 0 0 Z N"/>
        </draw:custom-shape>
        <draw:custom-shape draw:style-name="gr1" draw:text-style-name="P1" draw:id="id1379" draw:layer="layout" svg:width="3.369cm" svg:height="1.011cm" svg:x="63.81cm" svg:y="45.622cm">
          <text:p text:style-name="P3">SfxAddData_Impl</text:p>
          <draw:enhanced-geometry svg:viewBox="0 0 21600 21600" draw:type="rectangle" draw:enhanced-path="M 0 0 L 21600 0 21600 21600 0 21600 0 0 Z N"/>
        </draw:custom-shape>
        <draw:connector draw:style-name="data_20_member_20__28_pointer_29_" draw:layer="layout" svg:x1="61.631cm" svg:y1="45.196cm" svg:x2="63.81cm" svg:y2="46.127cm" draw:start-shape="id1378" draw:start-glue-point="4" draw:end-shape="id1379" draw:end-glue-point="3" svg:d="m61631 45196h1090v931h1089">
          <text:p/>
        </draw:connector>
        <draw:custom-shape draw:style-name="class_20__28_external_20_module_29_" draw:id="id1396" draw:layer="layout" svg:width="2.096cm" svg:height="0.546cm" svg:x="59.515cm" svg:y="22.322cm">
          <text:p text:style-name="P2">SvStream</text:p>
          <draw:enhanced-geometry svg:viewBox="0 0 21600 21600" draw:type="rectangle" draw:enhanced-path="M 0 0 L 21600 0 21600 21600 0 21600 0 0 Z N"/>
        </draw:custom-shape>
        <draw:custom-shape draw:style-name="gr1" draw:text-style-name="P1" draw:id="id1380" draw:layer="layout" svg:width="2.488cm" svg:height="0.979cm" svg:x="43.018cm" svg:y="41.676cm">
          <draw:glue-point draw:id="4" svg:x="-2.339cm" svg:y="-5.005cm"/>
          <draw:glue-point draw:id="5" svg:x="2.234cm" svg:y="-5.005cm"/>
          <text:p text:style-name="P3">SfxViewShell</text:p>
          <draw:enhanced-geometry svg:viewBox="0 0 21600 21600" draw:type="rectangle" draw:enhanced-path="M 0 0 L 21600 0 21600 21600 0 21600 0 0 Z N"/>
        </draw:custom-shape>
        <draw:connector draw:style-name="inheritance_20__28_public_29_" draw:layer="layout" draw:line-skew="3.116cm" svg:x1="44.262cm" svg:y1="41.676cm" svg:x2="47.512cm" svg:y2="32.662cm" draw:start-shape="id1380" draw:start-glue-point="0" draw:end-shape="id1372" draw:end-glue-point="2" svg:d="m44262 41676v-1392h3250v-7622">
          <text:p/>
        </draw:connector>
        <draw:custom-shape draw:style-name="gr1" draw:text-style-name="P1" draw:id="id1381" draw:layer="layout" svg:width="2.937cm" svg:height="1.032cm" svg:x="39.976cm" svg:y="39.638cm">
          <draw:glue-point draw:id="4" svg:x="-2.557cm" svg:y="5cm"/>
          <draw:glue-point draw:id="5" svg:x="2.553cm" svg:y="5cm"/>
          <text:p text:style-name="P3">SfxListener</text:p>
          <draw:enhanced-geometry svg:viewBox="0 0 21600 21600" draw:type="rectangle" draw:enhanced-path="M 0 0 L 21600 0 21600 21600 0 21600 0 0 Z N"/>
        </draw:custom-shape>
        <draw:connector draw:style-name="inheritance_20__28_public_29_" draw:layer="layout" svg:x1="43.681cm" svg:y1="41.676cm" svg:x2="42.193cm" svg:y2="40.67cm" draw:start-shape="id1380" draw:start-glue-point="4" draw:end-shape="id1381" draw:end-glue-point="5" svg:d="m43681 41676v-503h-1488v-503">
          <text:p/>
        </draw:connector>
        <draw:custom-shape draw:style-name="gr1" draw:text-style-name="P1" draw:id="id1382" draw:layer="layout" svg:width="2.488cm" svg:height="0.979cm" svg:x="37.171cm" svg:y="42.709cm">
          <draw:glue-point draw:id="4" svg:x="-2.339cm" svg:y="-5.005cm"/>
          <draw:glue-point draw:id="5" svg:x="2.234cm" svg:y="-5.005cm"/>
          <text:p text:style-name="P3">SfxBaseModel</text:p>
          <draw:enhanced-geometry svg:viewBox="0 0 21600 21600" draw:type="rectangle" draw:enhanced-path="M 0 0 L 21600 0 21600 21600 0 21600 0 0 Z N"/>
        </draw:custom-shape>
        <draw:custom-shape draw:style-name="gr1" draw:text-style-name="P1" draw:id="id1383" draw:layer="layout" svg:width="2.488cm" svg:height="0.979cm" svg:x="40.214cm" svg:y="42.708cm">
          <draw:glue-point draw:id="4" svg:x="-2.339cm" svg:y="-5.005cm"/>
          <draw:glue-point draw:id="5" svg:x="2.234cm" svg:y="-5.005cm"/>
          <text:p text:style-name="P3">SfxPickList</text:p>
          <draw:enhanced-geometry svg:viewBox="0 0 21600 21600" draw:type="rectangle" draw:enhanced-path="M 0 0 L 21600 0 21600 21600 0 21600 0 0 Z N"/>
        </draw:custom-shape>
        <draw:connector draw:style-name="inheritance_20__28_public_29_" draw:layer="layout" svg:x1="38.415cm" svg:y1="42.709cm" svg:x2="40.694cm" svg:y2="40.67cm" draw:start-shape="id1382" draw:start-glue-point="0" draw:end-shape="id1381" draw:end-glue-point="4" svg:d="m38415 42709v-1020h2279v-1019">
          <text:p/>
        </draw:connector>
        <draw:connector draw:style-name="inheritance_20__28_public_29_" draw:layer="layout" svg:x1="41.458cm" svg:y1="42.708cm" svg:x2="41.444cm" svg:y2="40.67cm" draw:start-shape="id1383" draw:start-glue-point="0" draw:end-shape="id1381" draw:end-glue-point="2" svg:d="m41458 42708v-1019h-14v-1019">
          <text:p/>
        </draw:connector>
        <draw:custom-shape draw:style-name="gr1" draw:text-style-name="P1" draw:id="id1384" draw:layer="layout" svg:width="3.037cm" svg:height="0.672cm" svg:x="37.027cm" svg:y="47.506cm">
          <draw:glue-point draw:id="4" svg:x="-2.173cm" svg:y="-5cm"/>
          <draw:glue-point draw:id="5" svg:x="2.097cm" svg:y="-5cm"/>
          <text:p text:style-name="P3">SfxOfficeDispatch</text:p>
          <draw:enhanced-geometry svg:viewBox="0 0 21600 21600" draw:type="rectangle" draw:enhanced-path="M 0 0 L 21600 0 21600 21600 0 21600 0 0 Z N"/>
        </draw:custom-shape>
        <draw:custom-shape draw:style-name="gr1" draw:text-style-name="P1" draw:id="id1387" draw:layer="layout" svg:width="4.338cm" svg:height="0.672cm" svg:x="41.617cm" svg:y="47.557cm">
          <text:p text:style-name="P3">SfxDispatchController_Impl</text:p>
          <draw:enhanced-geometry svg:viewBox="0 0 21600 21600" draw:type="rectangle" draw:enhanced-path="M 0 0 L 21600 0 21600 21600 0 21600 0 0 Z N"/>
        </draw:custom-shape>
        <draw:custom-shape draw:style-name="gr1" draw:text-style-name="P1" draw:id="id1400" draw:layer="layout" svg:width="2.116cm" svg:height="0.672cm" svg:x="44.953cm" svg:y="55.432cm">
          <text:p text:style-name="P3">SfxBindings</text:p>
          <draw:enhanced-geometry svg:viewBox="0 0 21600 21600" draw:type="rectangle" draw:enhanced-path="M 0 0 L 21600 0 21600 21600 0 21600 0 0 Z N"/>
        </draw:custom-shape>
        <draw:custom-shape draw:style-name="gr1" draw:text-style-name="P1" draw:id="id1388" draw:layer="layout" svg:width="2.355cm" svg:height="0.672cm" svg:x="48.424cm" svg:y="46.802cm">
          <text:p text:style-name="P3">SfxDispatcher</text:p>
          <draw:enhanced-geometry svg:viewBox="0 0 21600 21600" draw:type="rectangle" draw:enhanced-path="M 0 0 L 21600 0 21600 21600 0 21600 0 0 Z N"/>
        </draw:custom-shape>
        <draw:custom-shape draw:style-name="gr1" draw:text-style-name="P1" draw:id="id1385" draw:layer="layout" svg:width="3.306cm" svg:height="0.672cm" svg:x="35.374cm" svg:y="45.36cm">
          <text:p text:style-name="P3">SfxStatusDispatcher</text:p>
          <draw:enhanced-geometry svg:viewBox="0 0 21600 21600" draw:type="rectangle" draw:enhanced-path="M 0 0 L 21600 0 21600 21600 0 21600 0 0 Z N"/>
        </draw:custom-shape>
        <draw:connector draw:style-name="inheritance_20__28_public_29_" draw:layer="layout" svg:x1="37.886cm" svg:y1="47.506cm" svg:x2="37.027cm" svg:y2="46.032cm" draw:start-shape="id1384" draw:start-glue-point="4" draw:end-shape="id1385" draw:end-glue-point="2" svg:d="m37886 47506v-737h-859v-737">
          <text:p/>
        </draw:connector>
        <draw:custom-shape draw:style-name="gr2" draw:id="id1386" draw:layer="layout" svg:width="4.815cm" svg:height="0.634cm" svg:x="39.526cm" svg:y="45.308cm">
          <text:p text:style-name="P2">com.sun.star.lang.XUnoTunnel</text:p>
          <draw:enhanced-geometry svg:viewBox="0 0 21600 21600" draw:type="rectangle" draw:enhanced-path="M 0 0 L 21600 0 21600 21600 0 21600 0 0 Z N"/>
        </draw:custom-shape>
        <draw:connector draw:style-name="inheritance_20__28_public_29_" draw:layer="layout" svg:x1="39.181cm" svg:y1="47.506cm" svg:x2="41.933cm" svg:y2="45.942cm" draw:start-shape="id1384" draw:start-glue-point="5" draw:end-shape="id1386" draw:end-glue-point="2" svg:d="m39181 47506v-782h2752v-782">
          <text:p/>
        </draw:connector>
        <draw:connector draw:style-name="data_20_member_20__28_pointer_29_" draw:layer="layout" svg:x1="40.064cm" svg:y1="47.842cm" svg:x2="41.617cm" svg:y2="47.893cm" draw:start-shape="id1384" draw:start-glue-point="1" draw:end-shape="id1387" draw:end-glue-point="3" svg:d="m40064 47842h776v51h777">
          <text:p/>
        </draw:connector>
        <draw:connector draw:style-name="data_20_member_20__28_pointer_29_" draw:layer="layout" svg:x1="45.955cm" svg:y1="47.893cm" svg:x2="48.424cm" svg:y2="47.138cm" draw:start-shape="id1387" draw:start-glue-point="1" draw:end-shape="id1388" draw:end-glue-point="3" svg:d="m45955 47893h1234v-755h1235">
          <text:p/>
        </draw:connector>
        <draw:custom-shape draw:style-name="gr1" draw:text-style-name="P1" draw:id="id1389" draw:layer="layout" svg:width="3.253cm" svg:height="2.857cm" svg:x="52.472cm" svg:y="46.034cm">
          <draw:glue-point draw:id="4" svg:x="4.998cm" svg:y="-3.703cm"/>
          <draw:glue-point draw:id="5" svg:x="4.998cm" svg:y="-1.851cm"/>
          <draw:glue-point draw:id="6" svg:x="4.998cm" svg:y="1.575cm"/>
          <draw:glue-point draw:id="7" svg:x="4.998cm" svg:y="3.241cm"/>
          <text:p text:style-name="P3">SfxDispatcher_Impl</text:p>
          <draw:enhanced-geometry svg:viewBox="0 0 21600 21600" draw:type="rectangle" draw:enhanced-path="M 0 0 L 21600 0 21600 21600 0 21600 0 0 Z N"/>
        </draw:custom-shape>
        <draw:connector draw:style-name="data_20_member_20__28_pointer_29_" draw:layer="layout" svg:x1="50.779cm" svg:y1="47.138cm" svg:x2="52.472cm" svg:y2="47.462cm" draw:start-shape="id1388" draw:start-glue-point="1" draw:end-shape="id1389" draw:end-glue-point="3" svg:d="m50779 47138h846v324h847">
          <text:p/>
        </draw:connector>
        <draw:custom-shape draw:style-name="gr1" draw:text-style-name="P1" draw:id="id1390" draw:layer="layout" svg:width="2.487cm" svg:height="0.608cm" svg:x="47.495cm" svg:y="43.175cm">
          <text:p text:style-name="P3">SfxViewFrame</text:p>
          <draw:enhanced-geometry svg:viewBox="0 0 21600 21600" draw:type="rectangle" draw:enhanced-path="M 0 0 L 21600 0 21600 21600 0 21600 0 0 Z N"/>
        </draw:custom-shape>
        <draw:connector draw:style-name="data_20_member_20__28_pointer_29_" draw:layer="layout" svg:x1="55.723cm" svg:y1="46.405cm" svg:x2="49.982cm" svg:y2="43.479cm" draw:start-shape="id1389" draw:start-glue-point="4" draw:end-shape="id1390" draw:end-glue-point="1" svg:d="m55723 46405h501v-2926h-6242">
          <text:p/>
        </draw:connector>
        <draw:connector draw:style-name="inheritance_20__28_public_29_" draw:layer="layout" svg:x1="48.738cm" svg:y1="43.175cm" svg:x2="48.516cm" svg:y2="32.66cm" draw:start-shape="id1390" draw:start-glue-point="0" draw:end-shape="id1372" draw:end-glue-point="5" svg:d="m48738 43175v-5257h-222v-5258">
          <text:p/>
        </draw:connector>
        <draw:custom-shape draw:style-name="gr1" draw:text-style-name="P1" draw:id="id1391" draw:layer="layout" svg:width="3.042cm" svg:height="0.608cm" svg:x="48.424cm" svg:y="44.869cm">
          <text:p text:style-name="P3">SfxTopViewFrame</text:p>
          <draw:enhanced-geometry svg:viewBox="0 0 21600 21600" draw:type="rectangle" draw:enhanced-path="M 0 0 L 21600 0 21600 21600 0 21600 0 0 Z N"/>
        </draw:custom-shape>
        <draw:connector draw:style-name="inheritance_20__28_public_29_" draw:layer="layout" svg:x1="49.945cm" svg:y1="44.869cm" svg:x2="48.738cm" svg:y2="43.783cm" draw:start-shape="id1391" draw:start-glue-point="0" draw:end-shape="id1390" draw:end-glue-point="2" svg:d="m49945 44869v-543h-1207v-543">
          <text:p/>
        </draw:connector>
        <draw:custom-shape draw:style-name="gr1" draw:text-style-name="P1" draw:id="id1393" draw:layer="layout" svg:width="2.699cm" svg:height="0.793cm" svg:x="61.932cm" svg:y="42.317cm">
          <text:p text:style-name="P3">ModelData_Impl</text:p>
          <draw:enhanced-geometry svg:viewBox="0 0 21600 21600" draw:type="rectangle" draw:enhanced-path="M 0 0 L 21600 0 21600 21600 0 21600 0 0 Z N"/>
        </draw:custom-shape>
        <draw:custom-shape draw:style-name="gr1" draw:text-style-name="P1" draw:id="id1392" draw:layer="layout" svg:width="2.883cm" svg:height="0.715cm" svg:x="55.698cm" svg:y="41.453cm">
          <text:p text:style-name="P3">SfxStoringHelper</text:p>
          <draw:enhanced-geometry svg:viewBox="0 0 21600 21600" draw:type="rectangle" draw:enhanced-path="M 0 0 L 21600 0 21600 21600 0 21600 0 0 Z N"/>
        </draw:custom-shape>
        <draw:connector draw:style-name="local_20_usage_20__2f__20_return_20_type" draw:text-style-name="P2" draw:layer="layout" svg:x1="52.18cm" svg:y1="39.661cm" svg:x2="55.698cm" svg:y2="41.81cm" draw:start-shape="id1369" draw:start-glue-point="6" draw:end-shape="id1392" draw:end-glue-point="3" svg:d="m52180 39661h1759v2149h1759">
          <text:p text:style-name="P2">ExecFile_Impl()</text:p>
        </draw:connector>
        <draw:connector draw:style-name="local_20_usage_20__2f__20_return_20_type" draw:text-style-name="P2" draw:layer="layout" svg:x1="58.581cm" svg:y1="41.81cm" svg:x2="61.932cm" svg:y2="42.713cm" draw:start-shape="id1392" draw:start-glue-point="1" draw:end-shape="id1393" draw:end-glue-point="3" svg:d="m58581 41810h1675v903h1676">
          <text:p text:style-name="P2">GUIStoreModel()</text:p>
        </draw:connector>
        <draw:custom-shape draw:style-name="namespace" draw:layer="layout" svg:width="19.517cm" svg:height="7.886cm" svg:x="72.155cm" svg:y="39.578cm">
          <text:p text:style-name="P2">sfx2</text:p>
          <draw:enhanced-geometry svg:viewBox="0 0 21600 21600" draw:type="rectangle" draw:enhanced-path="M 0 0 L 21600 0 21600 21600 0 21600 0 0 Z N"/>
        </draw:custom-shape>
        <draw:custom-shape draw:style-name="gr1" draw:text-style-name="P1" draw:id="id1394" draw:layer="layout" svg:width="3.096cm" svg:height="1.761cm" svg:x="72.545cm" svg:y="40.522cm">
          <draw:glue-point draw:id="4" svg:x="5cm" svg:y="-2.583cm"/>
          <draw:glue-point draw:id="5" svg:x="5cm" svg:y="2.856cm"/>
          <draw:glue-point draw:id="6" svg:x="-5cm" svg:y="-2.867cm"/>
          <draw:glue-point draw:id="7" svg:x="-5cm" svg:y="2.856cm"/>
          <text:p text:style-name="P3">FileDialogHelper</text:p>
          <draw:enhanced-geometry svg:viewBox="0 0 21600 21600" draw:type="rectangle" draw:enhanced-path="M 0 0 L 21600 0 21600 21600 0 21600 0 0 Z N"/>
        </draw:custom-shape>
        <draw:custom-shape draw:style-name="gr1" draw:text-style-name="P1" draw:id="id1395" draw:layer="layout" svg:width="3.556cm" svg:height="3.737cm" svg:x="77.407cm" svg:y="40.133cm">
          <draw:glue-point draw:id="4" svg:x="5cm" svg:y="-3.628cm"/>
          <draw:glue-point draw:id="5" svg:x="5cm" svg:y="3.652cm"/>
          <draw:glue-point draw:id="6" svg:x="5cm" svg:y="-1.605cm"/>
          <draw:glue-point draw:id="7" svg:x="5cm" svg:y="1.629cm"/>
          <text:p text:style-name="P3">FileDialogHelper_Impl</text:p>
          <draw:enhanced-geometry svg:viewBox="0 0 21600 21600" draw:type="rectangle" draw:enhanced-path="M 0 0 L 21600 0 21600 21600 0 21600 0 0 Z N"/>
        </draw:custom-shape>
        <draw:connector draw:style-name="data_20_member_20__28_pointer_29_" draw:text-style-name="P2" draw:layer="layout" svg:x1="75.641cm" svg:y1="41.402cm" svg:x2="77.407cm" svg:y2="42.001cm" draw:start-shape="id1394" draw:start-glue-point="1" draw:end-shape="id1395" draw:end-glue-point="3" svg:d="m75641 41402h883v599h883">
          <text:p text:style-name="P2">mpImp</text:p>
        </draw:connector>
        <draw:custom-shape draw:style-name="class_20__28_external_20_module_29_" draw:id="id1397" draw:layer="layout" svg:width="2.621cm" svg:height="0.65cm" svg:x="59.426cm" svg:y="23.316cm">
          <text:p text:style-name="P2">INetURLObject</text:p>
          <draw:enhanced-geometry svg:viewBox="0 0 21600 21600" draw:type="rectangle" draw:enhanced-path="M 0 0 L 21600 0 21600 21600 0 21600 0 0 Z N"/>
        </draw:custom-shape>
        <draw:connector draw:style-name="data_20_member_20__28_multiple_20_pointers_29_" draw:layer="layout" svg:x1="57.431cm" svg:y1="26.288cm" svg:x2="59.515cm" svg:y2="22.595cm" draw:start-shape="id1370" draw:start-glue-point="4" draw:end-shape="id1396" draw:end-glue-point="3" svg:d="m57431 26288h1043v-3693h1041">
          <text:p/>
        </draw:connector>
        <draw:connector draw:style-name="data_20_member_20__28_pointer_29_" draw:layer="layout" svg:x1="57.431cm" svg:y1="26.728cm" svg:x2="59.426cm" svg:y2="23.641cm" draw:start-shape="id1370" draw:start-glue-point="5" draw:end-shape="id1397" draw:end-glue-point="3" svg:d="m57431 26728h998v-3087h997">
          <text:p/>
        </draw:connector>
        <draw:custom-shape draw:style-name="class_20__28_external_20_module_29_" draw:id="id1398" draw:layer="layout" svg:width="2.478cm" svg:height="0.546cm" svg:x="61.096cm" svg:y="24.321cm">
          <text:p text:style-name="P2">SvGlobalName</text:p>
          <draw:enhanced-geometry svg:viewBox="0 0 21600 21600" draw:type="rectangle" draw:enhanced-path="M 0 0 L 21600 0 21600 21600 0 21600 0 0 Z N"/>
        </draw:custom-shape>
        <draw:connector draw:style-name="gr27" draw:text-style-name="P1" draw:layer="layout" svg:x1="57.431cm" svg:y1="27.247cm" svg:x2="61.096cm" svg:y2="24.594cm" draw:start-shape="id1370" draw:start-glue-point="6" draw:end-shape="id1398" draw:end-glue-point="3" svg:d="m57431 27247h1833v-2653h1832">
          <text:p/>
        </draw:connector>
        <draw:custom-shape draw:style-name="gr3" draw:id="id1399" draw:layer="layout" svg:width="2.791cm" svg:height="1.3cm" svg:x="61.505cm" svg:y="26.851cm">
          <draw:glue-point draw:id="4" svg:x="4.998cm" svg:y="-2.562cm"/>
          <text:p text:style-name="P2">SfxMedium_Impl</text:p>
          <draw:enhanced-geometry svg:viewBox="0 0 21600 21600" draw:type="rectangle" draw:enhanced-path="M 0 0 L 21600 0 21600 21600 0 21600 0 0 Z N"/>
        </draw:custom-shape>
        <draw:connector draw:style-name="data_20_member_20__28_pointer_29_" draw:text-style-name="P2" draw:layer="layout" draw:line-skew="0.235cm" svg:x1="57.433cm" svg:y1="28.192cm" svg:x2="61.505cm" svg:y2="27.501cm" draw:start-shape="id1370" draw:start-glue-point="1" draw:end-shape="id1399" draw:end-glue-point="3" svg:d="m57433 28192h2270v-691h1802">
          <text:p text:style-name="P2">pImp</text:p>
        </draw:connector>
        <draw:custom-shape draw:style-name="gr1" draw:text-style-name="P1" draw:layer="layout" svg:width="2.498cm" svg:height="0.684cm" svg:x="47.55cm" svg:y="53.871cm">
          <text:p text:style-name="P3">SfxStateCache</text:p>
          <draw:enhanced-geometry svg:viewBox="0 0 21600 21600" draw:type="rectangle" draw:enhanced-path="M 0 0 L 21600 0 21600 21600 0 21600 0 0 Z N"/>
        </draw:custom-shape>
        <draw:custom-shape draw:style-name="gr1" draw:text-style-name="P1" draw:id="id1401" draw:layer="layout" svg:width="2.922cm" svg:height="0.672cm" svg:x="48.28cm" svg:y="55.308cm">
          <text:p text:style-name="P3">SfxBindings_Impl</text:p>
          <draw:enhanced-geometry svg:viewBox="0 0 21600 21600" draw:type="rectangle" draw:enhanced-path="M 0 0 L 21600 0 21600 21600 0 21600 0 0 Z N"/>
        </draw:custom-shape>
        <draw:connector draw:style-name="data_20_member_20__28_pointer_29_" draw:layer="layout" svg:x1="47.069cm" svg:y1="55.768cm" svg:x2="48.28cm" svg:y2="55.644cm" draw:start-shape="id1400" draw:start-glue-point="1" draw:end-shape="id1401" draw:end-glue-point="3" svg:d="m47069 55768h606v-124h605">
          <text:p/>
        </draw:connector>
        <draw:custom-shape draw:style-name="gr5" draw:layer="layout" svg:width="3.393cm" svg:height="0.66cm" svg:x="47.927cm" svg:y="57.971cm">
          <text:p text:style-name="P2">SfxFoundCache_Impl</text:p>
          <draw:enhanced-geometry svg:viewBox="0 0 21600 21600" draw:type="rectangle" draw:enhanced-path="M 0 0 L 21600 0 21600 21600 0 21600 0 0 Z N"/>
        </draw:custom-shape>
        <draw:custom-shape draw:style-name="gr1" draw:text-style-name="P1" draw:layer="layout" svg:width="1.508cm" svg:height="0.613cm" svg:x="44.322cm" svg:y="57.735cm">
          <text:p text:style-name="P3">SfxSlot</text:p>
          <draw:enhanced-geometry svg:viewBox="0 0 21600 21600" draw:type="rectangle" draw:enhanced-path="M 0 0 L 21600 0 21600 21600 0 21600 0 0 Z N"/>
        </draw:custom-shape>
        <draw:custom-shape draw:style-name="gr1" draw:text-style-name="P1" draw:layer="layout" svg:width="2.214cm" svg:height="0.565cm" svg:x="44.322cm" svg:y="59.597cm">
          <text:p text:style-name="P3">SfxRequest</text:p>
          <draw:enhanced-geometry svg:viewBox="0 0 21600 21600" draw:type="rectangle" draw:enhanced-path="M 0 0 L 21600 0 21600 21600 0 21600 0 0 Z N"/>
        </draw:custom-shape>
        <draw:custom-shape draw:style-name="gr3" draw:text-style-name="P2" draw:id="id1402" draw:layer="layout" svg:width="2.56cm" svg:height="0.623cm" svg:x="33.933cm" svg:y="35.859cm">
          <text:p text:style-name="P2">SfxModule_Imp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33.153cm" svg:y1="36.045cm" svg:x2="33.933cm" svg:y2="36.17cm" draw:start-shape="id1376" draw:start-glue-point="1" draw:end-shape="id1402" draw:end-glue-point="3" svg:d="m33153 36045h390v125h390">
          <text:p/>
        </draw:connector>
        <draw:custom-shape draw:style-name="gr1" draw:text-style-name="P1" draw:id="id1403" draw:layer="layout" svg:width="1.944cm" svg:height="3.188cm" svg:x="37.555cm" svg:y="35.871cm">
          <draw:glue-point draw:id="4" svg:x="5cm" svg:y="-3.942cm"/>
          <draw:glue-point draw:id="5" svg:x="5cm" svg:y="-2.722cm"/>
          <draw:glue-point draw:id="6" svg:x="5cm" svg:y="-1.26cm"/>
          <draw:glue-point draw:id="7" svg:x="5cm" svg:y="1.502cm"/>
          <draw:glue-point draw:id="8" svg:x="5cm" svg:y="2.967cm"/>
          <text:p text:style-name="P3">SfxSlotPool</text:p>
          <draw:enhanced-geometry svg:viewBox="0 0 21600 21600" draw:type="rectangle" draw:enhanced-path="M 0 0 L 21600 0 21600 21600 0 21600 0 0 Z N"/>
        </draw:custom-shape>
        <draw:connector draw:style-name="data_20_member_20__28_pointer_29_" draw:layer="layout" svg:x1="36.493cm" svg:y1="36.17cm" svg:x2="37.555cm" svg:y2="37.465cm" draw:start-shape="id1402" draw:start-glue-point="1" draw:end-shape="id1403" draw:end-glue-point="3" svg:d="m36493 36170h531v1295h531">
          <text:p/>
        </draw:connector>
        <draw:custom-shape draw:style-name="gr1" draw:text-style-name="P1" draw:id="id1404" draw:layer="layout" svg:width="3.447cm" svg:height="0.622cm" svg:x="41.184cm" svg:y="35.793cm">
          <text:p text:style-name="P3">SfxInterfaceArr_Impl</text:p>
          <draw:enhanced-geometry svg:viewBox="0 0 21600 21600" draw:type="rectangle" draw:enhanced-path="M 0 0 L 21600 0 21600 21600 0 21600 0 0 Z N"/>
        </draw:custom-shape>
        <draw:connector draw:style-name="data_20_member_20__28_pointer_29_" draw:layer="layout" svg:x1="39.499cm" svg:y1="36.209cm" svg:x2="41.184cm" svg:y2="36.104cm" draw:start-shape="id1403" draw:start-glue-point="4" draw:end-shape="id1404" svg:d="m39499 36209h842v-105h843">
          <text:p/>
        </draw:connector>
        <draw:custom-shape draw:style-name="gr3" draw:id="id1407" draw:layer="layout" svg:width="4.303cm" svg:height="0.7cm" svg:x="34.963cm" svg:y="52.847cm">
          <text:p text:style-name="P2">SfxAcceleratorConfigPage</text:p>
          <draw:enhanced-geometry svg:viewBox="0 0 21600 21600" draw:type="rectangle" draw:enhanced-path="M 0 0 L 21600 0 21600 21600 0 21600 0 0 Z N"/>
        </draw:custom-shape>
        <draw:custom-shape draw:style-name="gr1" draw:text-style-name="P1" draw:id="id1405" draw:layer="layout" svg:width="4.406cm" svg:height="0.648cm" svg:x="29.107cm" svg:y="52.743cm">
          <text:p text:style-name="P3">SfxAccCfgTabListBox_Impl</text:p>
          <draw:enhanced-geometry svg:viewBox="0 0 21600 21600" draw:type="rectangle" draw:enhanced-path="M 0 0 L 21600 0 21600 21600 0 21600 0 0 Z N"/>
        </draw:custom-shape>
        <draw:custom-shape draw:style-name="class_20__28_external_20_module_29_" draw:id="id1406" draw:layer="layout" svg:width="2.8cm" svg:height="0.622cm" svg:x="30.065cm" svg:y="50.722cm">
          <text:p text:style-name="P2">SvTabListBox</text:p>
          <draw:enhanced-geometry svg:viewBox="0 0 21600 21600" draw:type="rectangle" draw:enhanced-path="M 0 0 L 21600 0 21600 21600 0 21600 0 0 Z N"/>
        </draw:custom-shape>
        <draw:connector draw:style-name="inheritance_20__28_public_29_" draw:layer="layout" svg:x1="31.31cm" svg:y1="52.743cm" svg:x2="31.465cm" svg:y2="51.344cm" draw:start-shape="id1405" draw:start-glue-point="0" draw:end-shape="id1406" draw:end-glue-point="2" svg:d="m31310 52743v-699h155v-700">
          <text:p/>
        </draw:connector>
        <draw:connector draw:style-name="data_20_member_20__28_pointer_29_" draw:layer="layout" svg:x1="33.513cm" svg:y1="53.067cm" svg:x2="34.963cm" svg:y2="53.197cm" draw:start-shape="id1405" draw:start-glue-point="1" draw:end-shape="id1407" draw:end-glue-point="3" svg:d="m33513 53067h725v130h725">
          <text:p/>
        </draw:connector>
        <draw:custom-shape draw:style-name="gr1" draw:text-style-name="P1" draw:id="id1408" draw:layer="layout" svg:width="4.328cm" svg:height="0.596cm" svg:x="22.237cm" svg:y="53.365cm">
          <text:p text:style-name="P3">SfxAcceleratorConfigPage</text:p>
          <draw:enhanced-geometry svg:viewBox="0 0 21600 21600" draw:type="rectangle" draw:enhanced-path="M 0 0 L 21600 0 21600 21600 0 21600 0 0 Z N"/>
        </draw:custom-shape>
        <draw:connector draw:style-name="data_20_member_20__28_multiple_29_" draw:text-style-name="P2" draw:layer="layout" svg:x1="26.565cm" svg:y1="53.663cm" svg:x2="29.107cm" svg:y2="53.067cm" draw:start-shape="id1408" draw:start-glue-point="1" draw:end-shape="id1405" draw:end-glue-point="3" svg:d="m26565 53663h1271v-596h1271">
          <text:p text:style-name="P2">aEntriesBox</text:p>
        </draw:connector>
        <draw:custom-shape draw:style-name="gr1" draw:text-style-name="P1" draw:id="id1409" draw:layer="layout" svg:width="2.254cm" svg:height="0.57cm" svg:x="23.197cm" svg:y="51.396cm">
          <text:p text:style-name="P3">SfxTabPage</text:p>
          <draw:enhanced-geometry svg:viewBox="0 0 21600 21600" draw:type="rectangle" draw:enhanced-path="M 0 0 L 21600 0 21600 21600 0 21600 0 0 Z N"/>
        </draw:custom-shape>
        <draw:connector draw:style-name="inheritance_20__28_public_29_" draw:layer="layout" svg:x1="24.401cm" svg:y1="53.365cm" svg:x2="24.324cm" svg:y2="51.966cm" draw:start-shape="id1408" draw:start-glue-point="0" draw:end-shape="id1409" draw:end-glue-point="2" svg:d="m24401 53365v-699h-77v-700">
          <text:p/>
        </draw:connector>
        <draw:custom-shape draw:style-name="gr1" draw:text-style-name="P1" draw:id="id1410" draw:layer="layout" svg:width="2.644cm" svg:height="0.57cm" svg:x="73.556cm" svg:y="28.641cm">
          <text:p text:style-name="P3">AboutDialog</text:p>
          <draw:enhanced-geometry svg:viewBox="0 0 21600 21600" draw:type="rectangle" draw:enhanced-path="M 0 0 L 21600 0 21600 21600 0 21600 0 0 Z N"/>
        </draw:custom-shape>
        <draw:custom-shape draw:style-name="class_20__28_external_20_module_29_" draw:id="id1411" draw:layer="layout" svg:width="3.007cm" svg:height="0.648cm" svg:x="73.841cm" svg:y="25.063cm">
          <text:p text:style-name="P2">SfxModalDialog</text:p>
          <draw:enhanced-geometry svg:viewBox="0 0 21600 21600" draw:type="rectangle" draw:enhanced-path="M 0 0 L 21600 0 21600 21600 0 21600 0 0 Z N"/>
        </draw:custom-shape>
        <draw:connector draw:style-name="inheritance_20__28_public_29_" draw:layer="layout" svg:x1="74.878cm" svg:y1="28.641cm" svg:x2="75.344cm" svg:y2="25.711cm" draw:start-shape="id1410" draw:start-glue-point="0" draw:end-shape="id1411" draw:end-glue-point="2" svg:d="m74878 28641v-1465h466v-1465">
          <text:p/>
        </draw:connector>
        <draw:custom-shape draw:style-name="gr2" draw:id="id1412" draw:layer="layout" svg:width="7.08cm" svg:height="1.008cm" svg:x="77.813cm" svg:y="36.991cm">
          <text:p text:style-name="P2">com.sun.star.ui.dialogs.XDialogClosedListener</text:p>
          <text:p text:style-name="P2">com.sun.star.ui.dialogs.XFilePickerListener</text:p>
          <draw:enhanced-geometry svg:viewBox="0 0 21600 21600" draw:type="rectangle" draw:enhanced-path="M 0 0 L 21600 0 21600 21600 0 21600 0 0 Z N"/>
        </draw:custom-shape>
        <draw:connector draw:style-name="inheritance_20__28_public_29_" draw:layer="layout" svg:x1="79.185cm" svg:y1="40.133cm" svg:x2="81.353cm" svg:y2="37.999cm" draw:start-shape="id1395" draw:start-glue-point="0" draw:end-shape="id1412" draw:end-glue-point="2" svg:d="m79185 40133v-1067h2168v-1067">
          <text:p/>
        </draw:connector>
        <draw:connector draw:style-name="local_20_usage_20__2f__20_return_20_type" draw:text-style-name="P2" draw:layer="layout" svg:x1="64.631cm" svg:y1="42.713cm" svg:x2="72.545cm" svg:y2="40.898cm" draw:start-shape="id1393" draw:start-glue-point="1" draw:end-shape="id1394" draw:end-glue-point="6" svg:d="m64631 42713h3957v-1815h3957">
          <text:p text:style-name="P2">OutputFileDialog()</text:p>
        </draw:connector>
        <draw:custom-shape draw:style-name="gr2" draw:id="id1413" draw:layer="layout" svg:width="5.392cm" svg:height="0.63cm" svg:x="83.836cm" svg:y="40.318cm">
          <text:p text:style-name="P2">com.sun.star.ui.dialogs.XFilePicker</text:p>
          <draw:enhanced-geometry svg:viewBox="0 0 21600 21600" draw:type="rectangle" draw:enhanced-path="M 0 0 L 21600 0 21600 21600 0 21600 0 0 Z N"/>
        </draw:custom-shape>
        <draw:connector draw:style-name="data_20_member_20__28_pointer_29_" draw:text-style-name="P2" draw:layer="layout" svg:x1="80.963cm" svg:y1="40.646cm" svg:x2="83.836cm" svg:y2="40.633cm" draw:start-shape="id1395" draw:start-glue-point="4" draw:end-shape="id1413" draw:end-glue-point="3" svg:d="m80963 40646h1437v-13h1436">
          <text:p text:style-name="P2">mxFileDlg</text:p>
        </draw:connector>
        <draw:custom-shape draw:style-name="gr1" draw:text-style-name="P1" draw:id="id1414" draw:layer="layout" svg:width="3.225cm" svg:height="3.477cm" svg:x="56.604cm" svg:y="36.131cm">
          <draw:glue-point draw:id="4" svg:x="5cm" svg:y="-2.572cm"/>
          <draw:glue-point draw:id="5" svg:x="5cm" svg:y="2.8cm"/>
          <text:p text:style-name="P3">SfxObjectShell_Impl</text:p>
          <draw:enhanced-geometry svg:viewBox="0 0 21600 21600" draw:type="rectangle" draw:enhanced-path="M 0 0 L 21600 0 21600 21600 0 21600 0 0 Z N"/>
        </draw:custom-shape>
        <draw:connector draw:style-name="data_20_member_20__28_pointer_29_" draw:text-style-name="P2" draw:layer="layout" svg:x1="52.18cm" svg:y1="39.134cm" svg:x2="56.604cm" svg:y2="37.869cm" draw:start-shape="id1369" draw:start-glue-point="5" draw:end-shape="id1414" svg:d="m52180 39134h2212v-1265h2212">
          <text:p text:style-name="P2">pImp</text:p>
        </draw:connector>
        <draw:custom-shape draw:style-name="gr2" draw:id="id1415" draw:layer="layout" svg:width="5.054cm" svg:height="0.622cm" svg:x="66.43cm" svg:y="25.737cm">
          <text:p text:style-name="P2">com.sun.star.embed.XStorage</text:p>
          <draw:enhanced-geometry svg:viewBox="0 0 21600 21600" draw:type="rectangle" draw:enhanced-path="M 0 0 L 21600 0 21600 21600 0 21600 0 0 Z N"/>
        </draw:custom-shape>
        <draw:connector draw:style-name="data_20_member_20__28_pointer_29_" draw:layer="layout" svg:x1="64.294cm" svg:y1="27.168cm" svg:x2="66.43cm" svg:y2="26.048cm" draw:start-shape="id1399" draw:start-glue-point="4" draw:end-shape="id1415" draw:end-glue-point="3" svg:d="m64294 27168h1069v-1120h1067">
          <text:p/>
        </draw:connector>
        <draw:custom-shape draw:style-name="gr1" draw:text-style-name="P1" draw:id="id1416" draw:layer="layout" svg:width="3.788cm" svg:height="0.598cm" svg:x="37.582cm" svg:y="57.045cm">
          <text:p text:style-name="P3">SfxDocumentInfoItem</text:p>
          <draw:enhanced-geometry svg:viewBox="0 0 21600 21600" draw:type="rectangle" draw:enhanced-path="M 0 0 L 21600 0 21600 21600 0 21600 0 0 Z N"/>
        </draw:custom-shape>
        <draw:custom-shape draw:style-name="class_20__28_external_20_module_29_" draw:id="id1417" draw:layer="layout" svg:width="2.367cm" svg:height="0.598cm" svg:x="38.404cm" svg:y="54.752cm">
          <text:p text:style-name="P2">SfxStringItem</text:p>
          <draw:enhanced-geometry svg:viewBox="0 0 21600 21600" draw:type="rectangle" draw:enhanced-path="M 0 0 L 21600 0 21600 21600 0 21600 0 0 Z N"/>
        </draw:custom-shape>
        <draw:connector draw:style-name="inheritance_20__28_public_29_" draw:layer="layout" svg:x1="39.476cm" svg:y1="57.045cm" svg:x2="39.587cm" svg:y2="55.35cm" draw:start-shape="id1416" draw:start-glue-point="0" draw:end-shape="id1417" draw:end-glue-point="2" svg:d="m39476 57045v-847h111v-848">
          <text:p/>
        </draw:connector>
        <draw:custom-shape draw:style-name="gr1" draw:text-style-name="P1" draw:id="id1419" draw:layer="layout" svg:width="5.233cm" svg:height="0.598cm" svg:x="28.461cm" svg:y="56.747cm">
          <draw:glue-point draw:id="4" svg:x="-4.095cm" svg:y="5cm"/>
          <text:p text:style-name="P3">SfxTabPage</text:p>
          <draw:enhanced-geometry svg:viewBox="0 0 21600 21600" draw:type="rectangle" draw:enhanced-path="M 0 0 L 21600 0 21600 21600 0 21600 0 0 Z N"/>
        </draw:custom-shape>
        <draw:custom-shape draw:style-name="gr1" draw:text-style-name="P1" draw:id="id1418" draw:layer="layout" svg:width="3.315cm" svg:height="0.598cm" svg:x="25.893cm" svg:y="60.235cm">
          <text:p text:style-name="P3">SfxDocumentPage</text:p>
          <draw:enhanced-geometry svg:viewBox="0 0 21600 21600" draw:type="rectangle" draw:enhanced-path="M 0 0 L 21600 0 21600 21600 0 21600 0 0 Z N"/>
        </draw:custom-shape>
        <draw:connector draw:style-name="inheritance_20__28_public_29_" draw:layer="layout" svg:x1="27.55cm" svg:y1="60.235cm" svg:x2="28.935cm" svg:y2="57.345cm" draw:start-shape="id1418" draw:start-glue-point="0" draw:end-shape="id1419" draw:end-glue-point="4" svg:d="m27550 60235v-1445h1385v-1445">
          <text:p/>
        </draw:connector>
        <draw:custom-shape draw:style-name="gr1" draw:text-style-name="P1" draw:id="id1420" draw:layer="layout" svg:width="3.963cm" svg:height="2.267cm" svg:x="19.09cm" svg:y="59.788cm">
          <draw:glue-point draw:id="4" svg:x="4.998cm" svg:y="-3.573cm"/>
          <draw:glue-point draw:id="5" svg:x="4.998cm" svg:y="-1.376cm"/>
          <text:p text:style-name="P3">SfxDocumentInfoDialog</text:p>
          <draw:enhanced-geometry svg:viewBox="0 0 21600 21600" draw:type="rectangle" draw:enhanced-path="M 0 0 L 21600 0 21600 21600 0 21600 0 0 Z N"/>
        </draw:custom-shape>
        <draw:connector draw:style-name="data_20_member_20__28_pointer_29_" draw:layer="layout" svg:x1="23.051cm" svg:y1="60.112cm" svg:x2="25.893cm" svg:y2="60.534cm" draw:start-shape="id1420" draw:start-glue-point="4" draw:end-shape="id1418" draw:end-glue-point="3" svg:d="m23051 60112h1421v422h1421">
          <text:p/>
        </draw:connector>
        <draw:custom-shape draw:style-name="gr3" draw:id="id1425" draw:layer="layout" svg:width="3.739cm" svg:height="0.598cm" svg:x="68.334cm" svg:y="58.243cm">
          <text:p>SfxDocumentUserPage</text:p>
          <draw:enhanced-geometry svg:viewBox="0 0 21600 21600" draw:type="rectangle" draw:enhanced-path="M 0 0 L 21600 0 21600 21600 0 21600 0 0 Z N"/>
        </draw:custom-shape>
        <draw:custom-shape draw:style-name="gr1" draw:text-style-name="P1" draw:id="id1426" draw:layer="layout" svg:width="3.888cm" svg:height="0.544cm" svg:x="68.334cm" svg:y="59.525cm">
          <text:p text:style-name="P1">SfxDocumentDescPage</text:p>
          <draw:enhanced-geometry svg:viewBox="0 0 21600 21600" draw:type="rectangle" draw:enhanced-path="M 0 0 L 21600 0 21600 21600 0 21600 0 0 Z N"/>
        </draw:custom-shape>
        <draw:custom-shape draw:style-name="gr1" draw:text-style-name="P1" draw:id="id1427" draw:layer="layout" svg:width="3.317cm" svg:height="0.596cm" svg:x="68.334cm" svg:y="60.754cm">
          <text:p text:style-name="P1">SfxDocumentPage</text:p>
          <draw:enhanced-geometry svg:viewBox="0 0 21600 21600" draw:type="rectangle" draw:enhanced-path="M 0 0 L 21600 0 21600 21600 0 21600 0 0 Z N"/>
        </draw:custom-shape>
        <draw:custom-shape draw:style-name="gr1" draw:text-style-name="P1" draw:id="id1421" draw:layer="layout" svg:width="3.758cm" svg:height="0.622cm" svg:x="56.529cm" svg:y="58.472cm">
          <text:p text:style-name="P1">SfxDocumentInfoItem</text:p>
          <draw:enhanced-geometry svg:viewBox="0 0 21600 21600" draw:type="rectangle" draw:enhanced-path="M 0 0 L 21600 0 21600 21600 0 21600 0 0 Z N"/>
        </draw:custom-shape>
        <draw:custom-shape draw:style-name="class_20__28_external_20_module_29_" draw:id="id1422" draw:layer="layout" svg:width="2.748cm" svg:height="0.57cm" svg:x="56.969cm" svg:y="55.984cm">
          <text:p>SfxStringItem</text:p>
          <draw:enhanced-geometry svg:viewBox="0 0 21600 21600" draw:type="rectangle" draw:enhanced-path="M 0 0 L 21600 0 21600 21600 0 21600 0 0 Z N"/>
        </draw:custom-shape>
        <draw:connector draw:style-name="inheritance_20__28_public_29_" draw:layer="layout" svg:x1="58.408cm" svg:y1="58.472cm" svg:x2="58.343cm" svg:y2="56.554cm" draw:start-shape="id1421" draw:start-glue-point="0" draw:end-shape="id1422" draw:end-glue-point="2" svg:d="m58408 58472v-959h-65v-959">
          <text:p/>
        </draw:connector>
        <draw:custom-shape draw:style-name="gr1" draw:text-style-name="P1" draw:id="id1428" draw:layer="layout" svg:width="3.265cm" svg:height="0.57cm" svg:x="68.334cm" svg:y="62.255cm">
          <text:p text:style-name="P1">SfxInternetPage</text:p>
          <draw:enhanced-geometry svg:viewBox="0 0 21600 21600" draw:type="rectangle" draw:enhanced-path="M 0 0 L 21600 0 21600 21600 0 21600 0 0 Z N"/>
        </draw:custom-shape>
        <draw:custom-shape draw:style-name="gr1" draw:text-style-name="P1" draw:id="id1423" draw:layer="layout" svg:width="3.81cm" svg:height="2.488cm" svg:x="62.411cm" svg:y="58.913cm">
          <draw:glue-point draw:id="4" svg:x="5cm" svg:y="-3.545cm"/>
          <draw:glue-point draw:id="5" svg:x="5cm" svg:y="-1.668cm"/>
          <draw:glue-point draw:id="6" svg:x="5cm" svg:y="1.663cm"/>
          <draw:glue-point draw:id="7" svg:x="5cm" svg:y="3.75cm"/>
          <text:p text:style-name="P1">SfxDocumentInfoDialog</text:p>
          <draw:enhanced-geometry svg:viewBox="0 0 21600 21600" draw:type="rectangle" draw:enhanced-path="M 0 0 L 21600 0 21600 21600 0 21600 0 0 Z N"/>
        </draw:custom-shape>
        <draw:custom-shape draw:style-name="class_20__28_external_20_module_29_" draw:id="id1424" draw:layer="layout" svg:width="2.436cm" svg:height="0.57cm" svg:x="63.19cm" svg:y="57.15cm">
          <text:p>SfxTabDialog</text:p>
          <draw:enhanced-geometry svg:viewBox="0 0 21600 21600" draw:type="rectangle" draw:enhanced-path="M 0 0 L 21600 0 21600 21600 0 21600 0 0 Z N"/>
        </draw:custom-shape>
        <draw:connector draw:style-name="inheritance_20__28_public_29_" draw:layer="layout" svg:x1="64.316cm" svg:y1="58.913cm" svg:x2="64.408cm" svg:y2="57.72cm" draw:start-shape="id1423" draw:start-glue-point="0" draw:end-shape="id1424" draw:end-glue-point="2" svg:d="m64316 58913v-596h92v-597">
          <text:p/>
        </draw:connector>
        <draw:connector draw:style-name="data_20_member_20__28_pointer_29_" draw:layer="layout" svg:x1="66.221cm" svg:y1="59.276cm" svg:x2="68.334cm" svg:y2="58.542cm" draw:start-shape="id1423" draw:start-glue-point="4" draw:end-shape="id1425" draw:end-glue-point="3" svg:d="m66221 59276h1056v-734h1057">
          <text:p/>
        </draw:connector>
        <draw:connector draw:style-name="data_20_member_20__28_pointer_29_" draw:layer="layout" svg:x1="66.221cm" svg:y1="59.743cm" svg:x2="68.334cm" svg:y2="59.797cm" draw:start-shape="id1423" draw:start-glue-point="5" draw:end-shape="id1426" draw:end-glue-point="3" svg:d="m66221 59743h1057v54h1056">
          <text:p/>
        </draw:connector>
        <draw:connector draw:style-name="data_20_member_20__28_pointer_29_" draw:layer="layout" svg:x1="66.221cm" svg:y1="60.57cm" svg:x2="68.334cm" svg:y2="61.052cm" draw:start-shape="id1423" draw:start-glue-point="6" draw:end-shape="id1427" draw:end-glue-point="3" svg:d="m66221 60570h1056v482h1057">
          <text:p/>
        </draw:connector>
        <draw:connector draw:style-name="data_20_member_20__28_pointer_29_" draw:layer="layout" draw:line-skew="-0.382cm" svg:x1="66.221cm" svg:y1="61.09cm" svg:x2="68.334cm" svg:y2="62.54cm" draw:start-shape="id1423" draw:start-glue-point="7" draw:end-shape="id1428" draw:end-glue-point="3" svg:d="m66221 61090h674v1450h1439">
          <text:p/>
        </draw:connector>
        <draw:custom-shape draw:style-name="function" draw:layer="layout" svg:width="5.184cm" svg:height="0.544cm" svg:x="47.689cm" svg:y="63.319cm">
          <text:p>SfxStatusBarControllerFactory</text:p>
          <draw:enhanced-geometry svg:viewBox="0 0 21600 21600" draw:type="rectangle" draw:enhanced-path="M 0 0 L 21600 0 21600 21600 0 21600 0 0 Z N"/>
        </draw:custom-shape>
        <draw:custom-shape draw:style-name="gr1" draw:text-style-name="P1" draw:id="id1429" draw:layer="layout" svg:width="2.488cm" svg:height="0.933cm" svg:x="19.387cm" svg:y="42.092cm">
          <text:p text:style-name="P1">SfxHelp</text:p>
          <draw:enhanced-geometry svg:viewBox="0 0 21600 21600" draw:type="rectangle" draw:enhanced-path="M 0 0 L 21600 0 21600 21600 0 21600 0 0 Z N"/>
        </draw:custom-shape>
        <draw:custom-shape draw:style-name="class_20__28_external_20_module_29_" draw:id="id1430" draw:layer="layout" svg:width="1.788cm" svg:height="0.726cm" svg:x="20.061cm" svg:y="39.811cm">
          <text:p>Help</text:p>
          <draw:enhanced-geometry svg:viewBox="0 0 21600 21600" draw:type="rectangle" draw:enhanced-path="M 0 0 L 21600 0 21600 21600 0 21600 0 0 Z N"/>
        </draw:custom-shape>
        <draw:connector draw:style-name="inheritance_20__28_public_29_" draw:layer="layout" svg:x1="20.631cm" svg:y1="42.092cm" svg:x2="20.955cm" svg:y2="40.537cm" draw:start-shape="id1429" draw:start-glue-point="0" draw:end-shape="id1430" draw:end-glue-point="2" svg:d="m20631 42092v-778h324v-777">
          <text:p/>
        </draw:connector>
      </draw:page>
      <draw:page draw:name="sot" draw:style-name="dp1" draw:master-page-name="Default">
        <office:forms form:automatic-focus="false" form:apply-design-mode="false"/>
        <draw:custom-shape draw:style-name="gr1" draw:text-style-name="P1" draw:id="id1431" draw:layer="layout" svg:width="2.116cm" svg:height="2.976cm" svg:x="16.912cm" svg:y="39.027cm">
          <draw:glue-point draw:id="4" svg:x="5cm" svg:y="-3.373cm"/>
          <draw:glue-point draw:id="5" svg:x="5cm" svg:y="1.737cm"/>
          <draw:glue-point draw:id="6" svg:x="5cm" svg:y="-1.596cm"/>
          <draw:glue-point draw:id="7" svg:x="5cm" svg:y="3.444cm"/>
          <text:p text:style-name="P3">SotStorage</text:p>
          <draw:enhanced-geometry svg:viewBox="0 0 21600 21600" draw:type="rectangle" draw:enhanced-path="M 0 0 L 21600 0 21600 21600 0 21600 0 0 Z N"/>
        </draw:custom-shape>
        <draw:custom-shape draw:style-name="gr1" draw:text-style-name="P1" draw:id="id1432" draw:layer="layout" svg:width="4.7cm" svg:height="0.661cm" svg:x="16.89cm" svg:y="30.111cm">
          <draw:glue-point draw:id="4" svg:x="-3.968cm" svg:y="4.992cm"/>
          <draw:glue-point draw:id="5" svg:x="-2.768cm" svg:y="4.992cm"/>
          <draw:glue-point draw:id="6" svg:x="-1.265cm" svg:y="4.992cm"/>
          <draw:glue-point draw:id="7" svg:x="1.436cm" svg:y="4.992cm"/>
          <draw:glue-point draw:id="8" svg:x="2.71cm" svg:y="4.992cm"/>
          <draw:glue-point draw:id="9" svg:x="4.1cm" svg:y="4.992cm"/>
          <text:p text:style-name="P3">SotObject</text:p>
          <draw:enhanced-geometry svg:viewBox="0 0 21600 21600" draw:type="rectangle" draw:enhanced-path="M 0 0 L 21600 0 21600 21600 0 21600 0 0 Z N"/>
        </draw:custom-shape>
        <draw:custom-shape draw:style-name="gr1" draw:text-style-name="P1" draw:id="id1433" draw:layer="layout" svg:width="2.902cm" svg:height="0.661cm" svg:x="20.188cm" svg:y="35.64cm">
          <text:p text:style-name="P3">SotStorageStream</text:p>
          <draw:enhanced-geometry svg:viewBox="0 0 21600 21600" draw:type="rectangle" draw:enhanced-path="M 0 0 L 21600 0 21600 21600 0 21600 0 0 Z N"/>
        </draw:custom-shape>
        <draw:connector draw:style-name="inheritance_20__28_public_29_" draw:layer="layout" svg:x1="17.97cm" svg:y1="39.027cm" svg:x2="17.94cm" svg:y2="30.77cm" draw:start-shape="id1431" draw:start-glue-point="0" draw:end-shape="id1432" draw:end-glue-point="5" svg:d="m17970 39027v-4128h-30v-4129">
          <text:p/>
        </draw:connector>
        <draw:connector draw:style-name="inheritance_20__28_public_29_" draw:layer="layout" svg:x1="21.639cm" svg:y1="35.64cm" svg:x2="20.513cm" svg:y2="30.77cm" draw:start-shape="id1433" draw:start-glue-point="0" draw:end-shape="id1432" draw:end-glue-point="8" svg:d="m21639 35640v-2435h-1126v-2435">
          <text:p/>
        </draw:connector>
        <draw:custom-shape draw:style-name="class_20__28_external_20_module_29_" draw:id="id1434" draw:layer="layout" svg:width="2.24cm" svg:height="0.617cm" svg:x="18.133cm" svg:y="27.022cm">
          <text:p text:style-name="P2">SvRefBase</text:p>
          <draw:enhanced-geometry svg:viewBox="0 0 21600 21600" draw:type="rectangle" draw:enhanced-path="M 0 0 L 21600 0 21600 21600 0 21600 0 0 Z N"/>
        </draw:custom-shape>
        <draw:connector draw:style-name="inheritance_20__28_public_29_" draw:layer="layout" svg:x1="19.24cm" svg:y1="30.111cm" svg:x2="19.253cm" svg:y2="27.639cm" draw:start-shape="id1432" draw:start-glue-point="0" draw:end-shape="id1434" svg:d="m19240 30111v-1237h13v-1235">
          <text:p/>
        </draw:connector>
        <draw:custom-shape draw:style-name="gr1" draw:text-style-name="P1" draw:layer="layout" svg:width="2.469cm" svg:height="0.661cm" svg:x="14.2cm" svg:y="25.225cm">
          <text:p text:style-name="P3">SotDataObject</text:p>
          <draw:enhanced-geometry svg:viewBox="0 0 21600 21600" draw:type="rectangle" draw:enhanced-path="M 0 0 L 21600 0 21600 21600 0 21600 0 0 Z N"/>
        </draw:custom-shape>
        <draw:custom-shape draw:style-name="gr1" draw:text-style-name="P1" draw:layer="layout" svg:width="2.469cm" svg:height="0.661cm" svg:x="19.184cm" svg:y="25.027cm">
          <text:p text:style-name="P3">SotExchange</text:p>
          <draw:enhanced-geometry svg:viewBox="0 0 21600 21600" draw:type="rectangle" draw:enhanced-path="M 0 0 L 21600 0 21600 21600 0 21600 0 0 Z N"/>
        </draw:custom-shape>
        <draw:custom-shape draw:style-name="gr1" draw:text-style-name="P1" draw:layer="layout" svg:width="2.116cm" svg:height="0.661cm" svg:x="31.487cm" svg:y="22.469cm">
          <text:p text:style-name="P3">SotFactory</text:p>
          <draw:enhanced-geometry svg:viewBox="0 0 21600 21600" draw:type="rectangle" draw:enhanced-path="M 0 0 L 21600 0 21600 21600 0 21600 0 0 Z N"/>
        </draw:custom-shape>
        <draw:custom-shape draw:style-name="gr1" draw:text-style-name="P1" draw:layer="layout" svg:width="2.558cm" svg:height="0.661cm" svg:x="33.095cm" svg:y="23.946cm">
          <text:p text:style-name="P3">SotFactoryList</text:p>
          <draw:enhanced-geometry svg:viewBox="0 0 21600 21600" draw:type="rectangle" draw:enhanced-path="M 0 0 L 21600 0 21600 21600 0 21600 0 0 Z N"/>
        </draw:custom-shape>
        <draw:custom-shape draw:style-name="gr1" draw:text-style-name="P1" draw:layer="layout" svg:width="2.734cm" svg:height="0.661cm" svg:x="33.889cm" svg:y="25.115cm">
          <text:p text:style-name="P3">SotObjectFactory</text:p>
          <draw:enhanced-geometry svg:viewBox="0 0 21600 21600" draw:type="rectangle" draw:enhanced-path="M 0 0 L 21600 0 21600 21600 0 21600 0 0 Z N"/>
        </draw:custom-shape>
        <draw:custom-shape draw:style-name="gr1" draw:text-style-name="P1" draw:layer="layout" svg:width="2.734cm" svg:height="0.661cm" svg:x="35.146cm" svg:y="26.173cm">
          <text:p text:style-name="P3">SotObjectList</text:p>
          <draw:enhanced-geometry svg:viewBox="0 0 21600 21600" draw:type="rectangle" draw:enhanced-path="M 0 0 L 21600 0 21600 21600 0 21600 0 0 Z N"/>
        </draw:custom-shape>
        <draw:custom-shape draw:style-name="gr1" draw:text-style-name="P1" draw:layer="layout" svg:width="2.403cm" svg:height="0.661cm" svg:x="35.609cm" svg:y="27.562cm">
          <text:p text:style-name="P3">SotObjectRef</text:p>
          <draw:enhanced-geometry svg:viewBox="0 0 21600 21600" draw:type="rectangle" draw:enhanced-path="M 0 0 L 21600 0 21600 21600 0 21600 0 0 Z N"/>
        </draw:custom-shape>
        <draw:custom-shape draw:style-name="gr1" draw:text-style-name="P1" draw:layer="layout" svg:width="2.902cm" svg:height="0.661cm" svg:x="32.897cm" svg:y="31.178cm">
          <text:p text:style-name="P3">SotStorageFactory</text:p>
          <draw:enhanced-geometry svg:viewBox="0 0 21600 21600" draw:type="rectangle" draw:enhanced-path="M 0 0 L 21600 0 21600 21600 0 21600 0 0 Z N"/>
        </draw:custom-shape>
        <draw:custom-shape draw:style-name="gr1" draw:text-style-name="P1" draw:layer="layout" svg:width="3.991cm" svg:height="0.661cm" svg:x="33.338cm" svg:y="32.457cm">
          <text:p text:style-name="P3">SotStorageStreamFactory</text:p>
          <draw:enhanced-geometry svg:viewBox="0 0 21600 21600" draw:type="rectangle" draw:enhanced-path="M 0 0 L 21600 0 21600 21600 0 21600 0 0 Z N"/>
        </draw:custom-shape>
        <draw:custom-shape draw:style-name="gr5" draw:layer="layout" svg:width="2.47cm" svg:height="0.661cm" svg:x="32.279cm" svg:y="28.731cm">
          <text:p text:style-name="P2">SotAction_Impl</text:p>
          <draw:enhanced-geometry svg:viewBox="0 0 21600 21600" draw:type="rectangle" draw:enhanced-path="M 0 0 L 21600 0 21600 21600 0 21600 0 0 Z N"/>
        </draw:custom-shape>
        <draw:custom-shape draw:style-name="gr5" draw:layer="layout" svg:width="2.315cm" svg:height="0.661cm" svg:x="35.322cm" svg:y="28.664cm">
          <text:p text:style-name="P2">SotData_Impl</text:p>
          <draw:enhanced-geometry svg:viewBox="0 0 21600 21600" draw:type="rectangle" draw:enhanced-path="M 0 0 L 21600 0 21600 21600 0 21600 0 0 Z N"/>
        </draw:custom-shape>
        <draw:custom-shape draw:style-name="gr5" draw:layer="layout" svg:width="3.813cm" svg:height="0.661cm" svg:x="35.676cm" svg:y="29.9cm">
          <text:p text:style-name="P2">SotDestinationEntry_Impl</text:p>
          <draw:enhanced-geometry svg:viewBox="0 0 21600 21600" draw:type="rectangle" draw:enhanced-path="M 0 0 L 21600 0 21600 21600 0 21600 0 0 Z N"/>
        </draw:custom-shape>
        <draw:custom-shape draw:style-name="gr1" draw:text-style-name="P1" draw:id="id1435" draw:layer="layout" svg:width="4.079cm" svg:height="0.596cm" svg:x="23.946cm" svg:y="29.964cm">
          <text:p text:style-name="P3">SvAggregateMemberList</text:p>
          <draw:enhanced-geometry svg:viewBox="0 0 21600 21600" draw:type="rectangle" draw:enhanced-path="M 0 0 L 21600 0 21600 21600 0 21600 0 0 Z N"/>
        </draw:custom-shape>
        <draw:connector draw:style-name="data_20_member_20__28_pointer_29_" draw:layer="layout" svg:x1="21.59cm" svg:y1="30.441cm" svg:x2="23.946cm" svg:y2="30.262cm" draw:start-shape="id1432" draw:start-glue-point="1" draw:end-shape="id1435" draw:end-glue-point="3" svg:d="m21590 30441h1178v-179h1178">
          <text:p/>
        </draw:connector>
        <draw:custom-shape draw:style-name="gr1" draw:text-style-name="P1" draw:id="id1438" draw:layer="layout" svg:width="1.764cm" svg:height="0.661cm" svg:x="17.423cm" svg:y="49.826cm">
          <draw:glue-point draw:id="4" svg:x="-2.375cm" svg:y="-5.007cm"/>
          <draw:glue-point draw:id="5" svg:x="2.25cm" svg:y="-5.007cm"/>
          <text:p text:style-name="P3">Storage</text:p>
          <draw:enhanced-geometry svg:viewBox="0 0 21600 21600" draw:type="rectangle" draw:enhanced-path="M 0 0 L 21600 0 21600 21600 0 21600 0 0 Z N"/>
        </draw:custom-shape>
        <draw:custom-shape draw:style-name="gr1" draw:text-style-name="P1" draw:id="id1439" draw:layer="layout" svg:width="2.072cm" svg:height="0.661cm" svg:x="22.909cm" svg:y="44.032cm">
          <text:p text:style-name="P3">UCBStorage</text:p>
          <draw:enhanced-geometry svg:viewBox="0 0 21600 21600" draw:type="rectangle" draw:enhanced-path="M 0 0 L 21600 0 21600 21600 0 21600 0 0 Z N"/>
        </draw:custom-shape>
        <draw:custom-shape draw:style-name="gr1" draw:text-style-name="P1" draw:id="id1436" draw:layer="layout" svg:width="2.072cm" svg:height="0.661cm" svg:x="21.255cm" svg:y="41.364cm">
          <draw:glue-point draw:id="4" svg:x="-2.446cm" svg:y="4.992cm"/>
          <draw:glue-point draw:id="5" svg:x="2.446cm" svg:y="4.992cm"/>
          <text:p text:style-name="P3">BaseStorage</text:p>
          <draw:enhanced-geometry svg:viewBox="0 0 21600 21600" draw:type="rectangle" draw:enhanced-path="M 0 0 L 21600 0 21600 21600 0 21600 0 0 Z N"/>
        </draw:custom-shape>
        <draw:custom-shape draw:style-name="gr1" draw:text-style-name="P1" draw:id="id1437" draw:layer="layout" svg:width="2.072cm" svg:height="0.661cm" svg:x="21.256cm" svg:y="40.02cm">
          <text:p text:style-name="P3">StorageBase</text:p>
          <draw:enhanced-geometry svg:viewBox="0 0 21600 21600" draw:type="rectangle" draw:enhanced-path="M 0 0 L 21600 0 21600 21600 0 21600 0 0 Z N"/>
        </draw:custom-shape>
        <draw:connector draw:style-name="inheritance_20__28_public_29_" draw:layer="layout" svg:x1="22.291cm" svg:y1="41.364cm" svg:x2="22.292cm" svg:y2="40.681cm" draw:start-shape="id1436" draw:start-glue-point="0" draw:end-shape="id1437" draw:end-glue-point="2" svg:d="m22291 41364v-342h1v-341">
          <text:p/>
        </draw:connector>
        <draw:connector draw:style-name="inheritance_20__28_public_29_" draw:layer="layout" svg:x1="17.887cm" svg:y1="49.826cm" svg:x2="21.785cm" svg:y2="42.023cm" draw:start-shape="id1438" draw:start-glue-point="4" draw:end-shape="id1436" draw:end-glue-point="4" svg:d="m17887 49826v-3901h3898v-3902">
          <text:p/>
        </draw:connector>
        <draw:connector draw:style-name="inheritance_20__28_public_29_" draw:layer="layout" svg:x1="23.945cm" svg:y1="44.032cm" svg:x2="22.797cm" svg:y2="42.023cm" draw:start-shape="id1439" draw:start-glue-point="0" draw:end-shape="id1436" draw:end-glue-point="5" svg:d="m23945 44032v-1004h-1148v-1005">
          <text:p/>
        </draw:connector>
        <draw:custom-shape draw:style-name="gr1" draw:text-style-name="P1" draw:id="id1440" draw:layer="layout" svg:width="2.8cm" svg:height="1.53cm" svg:x="19.118cm" svg:y="46.703cm">
          <draw:glue-point draw:id="4" svg:x="2.396cm" svg:y="4.992cm"/>
          <draw:glue-point draw:id="5" svg:x="-2.564cm" svg:y="4.992cm"/>
          <draw:glue-point draw:id="6" svg:x="5cm" svg:y="3.098cm"/>
          <text:p text:style-name="P3">OLEStorageBase</text:p>
          <draw:enhanced-geometry svg:viewBox="0 0 21600 21600" draw:type="rectangle" draw:enhanced-path="M 0 0 L 21600 0 21600 21600 0 21600 0 0 Z N"/>
        </draw:custom-shape>
        <draw:connector draw:style-name="inheritance_20__28_public_29_" draw:layer="layout" svg:x1="18.701cm" svg:y1="49.826cm" svg:x2="19.801cm" svg:y2="48.231cm" draw:start-shape="id1438" draw:start-glue-point="5" draw:end-shape="id1440" draw:end-glue-point="5" svg:d="m18701 49826v-797h1100v-798">
          <text:p/>
        </draw:connector>
        <draw:connector draw:style-name="data_20_member_20__28_pointer_29_" draw:layer="layout" svg:x1="19.028cm" svg:y1="41.539cm" svg:x2="21.255cm" svg:y2="41.694cm" draw:start-shape="id1431" draw:start-glue-point="7" draw:end-shape="id1436" draw:end-glue-point="3" svg:d="m19028 41539h1114v155h1113">
          <text:p/>
        </draw:connector>
        <draw:custom-shape draw:style-name="gr1" draw:text-style-name="P1" draw:id="id1441" draw:layer="layout" svg:width="2.425cm" svg:height="0.661cm" svg:x="20.052cm" svg:y="50.597cm">
          <draw:glue-point draw:id="4" svg:x="-2.375cm" svg:y="-5.007cm"/>
          <draw:glue-point draw:id="5" svg:x="2.25cm" svg:y="-5.007cm"/>
          <text:p text:style-name="P3">StorageStream</text:p>
          <draw:enhanced-geometry svg:viewBox="0 0 21600 21600" draw:type="rectangle" draw:enhanced-path="M 0 0 L 21600 0 21600 21600 0 21600 0 0 Z N"/>
        </draw:custom-shape>
        <draw:connector draw:style-name="inheritance_20__28_public_29_" draw:layer="layout" svg:x1="21.264cm" svg:y1="50.597cm" svg:x2="21.188cm" svg:y2="48.231cm" draw:start-shape="id1441" draw:start-glue-point="0" draw:end-shape="id1440" draw:end-glue-point="4" svg:d="m21264 50597v-1182h-76v-1184">
          <text:p/>
        </draw:connector>
        <draw:custom-shape draw:style-name="gr1" draw:text-style-name="P1" draw:id="id1442" draw:layer="layout" svg:width="1.345cm" svg:height="1.843cm" svg:x="24.434cm" svg:y="47.316cm">
          <draw:glue-point draw:id="4" svg:x="4.996cm" svg:y="2.566cm"/>
          <draw:glue-point draw:id="5" svg:x="4.996cm" svg:y="-3.033cm"/>
          <text:p text:style-name="P3">StgIo</text:p>
          <draw:enhanced-geometry svg:viewBox="0 0 21600 21600" draw:type="rectangle" draw:enhanced-path="M 0 0 L 21600 0 21600 21600 0 21600 0 0 Z N"/>
        </draw:custom-shape>
        <draw:custom-shape draw:style-name="gr1" draw:text-style-name="P1" draw:id="id1443" draw:layer="layout" svg:width="1.741cm" svg:height="0.617cm" svg:x="23.637cm" svg:y="45.372cm">
          <text:p text:style-name="P3">StgCache</text:p>
          <draw:enhanced-geometry svg:viewBox="0 0 21600 21600" draw:type="rectangle" draw:enhanced-path="M 0 0 L 21600 0 21600 21600 0 21600 0 0 Z N"/>
        </draw:custom-shape>
        <draw:connector draw:style-name="inheritance_20__28_public_29_" draw:layer="layout" svg:x1="25.106cm" svg:y1="47.316cm" svg:x2="24.507cm" svg:y2="45.989cm" draw:start-shape="id1442" draw:start-glue-point="0" draw:end-shape="id1443" draw:end-glue-point="2" svg:d="m25106 47316v-664h-599v-663">
          <text:p/>
        </draw:connector>
        <draw:custom-shape draw:style-name="class_20__28_external_20_module_29_" draw:id="id1444" draw:layer="layout" svg:width="1.83cm" svg:height="0.551cm" svg:x="21.144cm" svg:y="38.849cm">
          <text:p text:style-name="P2">SvStream</text:p>
          <draw:enhanced-geometry svg:viewBox="0 0 21600 21600" draw:type="rectangle" draw:enhanced-path="M 0 0 L 21600 0 21600 21600 0 21600 0 0 Z N"/>
        </draw:custom-shape>
        <draw:connector draw:style-name="data_20_member_20__28_pointer_29_" draw:layer="layout" svg:x1="19.028cm" svg:y1="39.512cm" svg:x2="21.144cm" svg:y2="39.124cm" draw:start-shape="id1431" draw:start-glue-point="4" draw:end-shape="id1444" draw:end-glue-point="3" svg:d="m19028 39512h1058v-388h1058">
          <text:p/>
        </draw:connector>
        <draw:custom-shape draw:style-name="gr1" draw:text-style-name="P1" draw:id="id1446" draw:layer="layout" svg:width="2.138cm" svg:height="0.617cm" svg:x="33.022cm" svg:y="45.792cm">
          <text:p text:style-name="P3">StgDataStrm</text:p>
          <draw:enhanced-geometry svg:viewBox="0 0 21600 21600" draw:type="rectangle" draw:enhanced-path="M 0 0 L 21600 0 21600 21600 0 21600 0 0 Z N"/>
        </draw:custom-shape>
        <draw:custom-shape draw:style-name="gr1" draw:text-style-name="P1" draw:id="id1448" draw:layer="layout" svg:width="2.034cm" svg:height="1.764cm" svg:x="33.103cm" svg:y="40.587cm">
          <draw:glue-point draw:id="4" svg:x="-2.561cm" svg:y="4.991cm"/>
          <draw:glue-point draw:id="5" svg:x="2.209cm" svg:y="4.991cm"/>
          <draw:glue-point draw:id="6" svg:x="5cm" svg:y="3.1cm"/>
          <draw:glue-point draw:id="7" svg:x="5cm" svg:y="-3.049cm"/>
          <text:p text:style-name="P3">StgStrm</text:p>
          <draw:enhanced-geometry svg:viewBox="0 0 21600 21600" draw:type="rectangle" draw:enhanced-path="M 0 0 L 21600 0 21600 21600 0 21600 0 0 Z N"/>
        </draw:custom-shape>
        <draw:custom-shape draw:style-name="gr1" draw:text-style-name="P1" draw:id="id1447" draw:layer="layout" svg:width="2.138cm" svg:height="0.617cm" svg:x="30.664cm" svg:y="45.792cm">
          <text:p text:style-name="P3">StgFATStrm</text:p>
          <draw:enhanced-geometry svg:viewBox="0 0 21600 21600" draw:type="rectangle" draw:enhanced-path="M 0 0 L 21600 0 21600 21600 0 21600 0 0 Z N"/>
        </draw:custom-shape>
        <draw:custom-shape draw:style-name="gr1" draw:text-style-name="P1" draw:id="id1449" draw:layer="layout" svg:width="2.138cm" svg:height="0.617cm" svg:x="35.404cm" svg:y="45.814cm">
          <text:p text:style-name="P3">StgSmallStrm</text:p>
          <draw:enhanced-geometry svg:viewBox="0 0 21600 21600" draw:type="rectangle" draw:enhanced-path="M 0 0 L 21600 0 21600 21600 0 21600 0 0 Z N"/>
        </draw:custom-shape>
        <draw:custom-shape draw:style-name="gr1" draw:text-style-name="P1" draw:id="id1445" draw:layer="layout" svg:width="1.874cm" svg:height="0.617cm" svg:x="32.923cm" svg:y="48.389cm">
          <text:p text:style-name="P3">StgDirStrm</text:p>
          <draw:enhanced-geometry svg:viewBox="0 0 21600 21600" draw:type="rectangle" draw:enhanced-path="M 0 0 L 21600 0 21600 21600 0 21600 0 0 Z N"/>
        </draw:custom-shape>
        <draw:connector draw:style-name="inheritance_20__28_public_29_" draw:layer="layout" svg:x1="33.86cm" svg:y1="48.389cm" svg:x2="34.091cm" svg:y2="46.409cm" draw:start-shape="id1445" draw:start-glue-point="0" draw:end-shape="id1446" draw:end-glue-point="2" svg:d="m33860 48389v-991h231v-989">
          <text:p/>
        </draw:connector>
        <draw:connector draw:style-name="inheritance_20__28_public_29_" draw:layer="layout" svg:x1="31.733cm" svg:y1="45.792cm" svg:x2="33.6cm" svg:y2="42.349cm" draw:start-shape="id1447" draw:start-glue-point="0" draw:end-shape="id1448" draw:end-glue-point="4" svg:d="m31733 45792v-1721h1867v-1722">
          <text:p/>
        </draw:connector>
        <draw:connector draw:style-name="inheritance_20__28_public_29_" draw:layer="layout" svg:x1="34.091cm" svg:y1="45.792cm" svg:x2="34.12cm" svg:y2="42.351cm" draw:start-shape="id1446" draw:start-glue-point="0" draw:end-shape="id1448" draw:end-glue-point="2" svg:d="m34091 45792v-1721h29v-1720">
          <text:p/>
        </draw:connector>
        <draw:connector draw:style-name="inheritance_20__28_public_29_" draw:layer="layout" svg:x1="36.473cm" svg:y1="45.814cm" svg:x2="34.569cm" svg:y2="42.349cm" draw:start-shape="id1449" draw:start-glue-point="0" draw:end-shape="id1448" draw:end-glue-point="5" svg:d="m36473 45814v-1732h-1904v-1733">
          <text:p/>
        </draw:connector>
        <draw:custom-shape draw:style-name="gr1" draw:text-style-name="P1" draw:id="id1451" draw:layer="layout" svg:width="1.433cm" svg:height="0.661cm" svg:x="37.589cm" svg:y="41.163cm">
          <text:p text:style-name="P3">StgFAT</text:p>
          <draw:enhanced-geometry svg:viewBox="0 0 21600 21600" draw:type="rectangle" draw:enhanced-path="M 0 0 L 21600 0 21600 21600 0 21600 0 0 Z N"/>
        </draw:custom-shape>
        <draw:connector draw:style-name="data_20_member_20__28_pointer_29_" draw:layer="layout" svg:x1="21.918cm" svg:y1="47.468cm" svg:x2="24.434cm" svg:y2="48.237cm" draw:start-shape="id1440" draw:start-glue-point="1" draw:end-shape="id1442" draw:end-glue-point="3" svg:d="m21918 47468h1258v769h1258">
          <text:p/>
        </draw:connector>
        <draw:frame draw:style-name="gr43" draw:text-style-name="P2" draw:layer="layout" svg:width="2.884cm" svg:height="0.714cm" svg:x="25.162cm" svg:y="46.224cm">
          <draw:text-box>
            <text:p text:style-name="P2">I/O subsystem</text:p>
          </draw:text-box>
        </draw:frame>
        <draw:custom-shape draw:style-name="gr1" draw:text-style-name="P1" draw:id="id1450" draw:layer="layout" svg:width="2.011cm" svg:height="0.714cm" svg:x="24.316cm" svg:y="50.959cm">
          <text:p text:style-name="P3">StgDirEntry</text:p>
          <draw:enhanced-geometry svg:viewBox="0 0 21600 21600" draw:type="rectangle" draw:enhanced-path="M 0 0 L 21600 0 21600 21600 0 21600 0 0 Z N"/>
        </draw:custom-shape>
        <draw:connector draw:style-name="data_20_member_20__28_pointer_29_" draw:layer="layout" svg:x1="21.918cm" svg:y1="47.941cm" svg:x2="24.316cm" svg:y2="51.316cm" draw:start-shape="id1440" draw:start-glue-point="6" draw:end-shape="id1450" draw:end-glue-point="3" svg:d="m21918 47941h1199v3375h1199">
          <text:p/>
        </draw:connector>
        <draw:connector draw:style-name="data_20_member_20__28_pointer_29_" draw:layer="layout" svg:x1="35.137cm" svg:y1="41.469cm" svg:x2="37.589cm" svg:y2="41.493cm" draw:start-shape="id1448" draw:start-glue-point="1" draw:end-shape="id1451" draw:end-glue-point="3" svg:d="m35137 41469h1226v24h1226">
          <text:p/>
        </draw:connector>
        <draw:frame draw:style-name="annotation" draw:layer="layout" svg:width="6.985cm" svg:height="1.554cm" svg:x="30.056cm" svg:y="39.033cm">
          <draw:text-box>
            <text:p text:style-name="P2">Base class <text:span text:style-name="T1">StgStrm</text:span> provides basic functionality for seeking and accessing the data on a physical medium. <text:s/>It uses its own FAT class for page allocations.</text:p>
          </draw:text-box>
        </draw:frame>
        <draw:custom-shape draw:style-name="gr1" draw:text-style-name="P1" draw:id="id1452" draw:layer="layout" svg:width="2.011cm" svg:height="0.714cm" svg:x="37.227cm" svg:y="42.335cm">
          <text:p text:style-name="P3">StgDirEntry</text:p>
          <draw:enhanced-geometry svg:viewBox="0 0 21600 21600" draw:type="rectangle" draw:enhanced-path="M 0 0 L 21600 0 21600 21600 0 21600 0 0 Z N"/>
        </draw:custom-shape>
        <draw:connector draw:style-name="data_20_member_20__28_pointer_29_" draw:layer="layout" svg:x1="35.137cm" svg:y1="42.015cm" svg:x2="37.227cm" svg:y2="42.692cm" draw:start-shape="id1448" draw:start-glue-point="6" draw:end-shape="id1452" draw:end-glue-point="3" svg:d="m35137 42015h1045v677h1045">
          <text:p/>
        </draw:connector>
        <draw:connector draw:style-name="data_20_member_20__28_pointer_29_" draw:layer="layout" svg:x1="25.777cm" svg:y1="48.709cm" svg:x2="32.923cm" svg:y2="48.697cm" draw:start-shape="id1442" draw:start-glue-point="4" draw:end-shape="id1445" draw:end-glue-point="3" svg:d="m25777 48709h3574v-12h3572">
          <text:p/>
        </draw:connector>
        <draw:custom-shape draw:style-name="gr1" draw:text-style-name="P1" draw:id="id1453" draw:layer="layout" svg:width="1.984cm" svg:height="0.819cm" svg:x="27.147cm" svg:y="47.123cm">
          <draw:glue-point draw:id="4" svg:x="4.996cm" svg:y="2.566cm"/>
          <draw:glue-point draw:id="5" svg:x="4.996cm" svg:y="-3.033cm"/>
          <text:p text:style-name="P3">StgHeader</text:p>
          <draw:enhanced-geometry svg:viewBox="0 0 21600 21600" draw:type="rectangle" draw:enhanced-path="M 0 0 L 21600 0 21600 21600 0 21600 0 0 Z N"/>
        </draw:custom-shape>
        <draw:connector draw:style-name="data_20_member" draw:layer="layout" svg:x1="25.777cm" svg:y1="47.679cm" svg:x2="27.147cm" svg:y2="47.532cm" draw:start-shape="id1442" draw:start-glue-point="5" draw:end-shape="id1453" draw:end-glue-point="3" svg:d="m25777 47679h686v-147h684">
          <text:p/>
        </draw:connector>
      </draw:page>
      <draw:page draw:name="svtools" draw:style-name="dp1" draw:master-page-name="Default">
        <office:forms form:automatic-focus="false" form:apply-design-mode="false"/>
        <draw:frame draw:style-name="annotation" draw:layer="layout" svg:width="1.966cm" svg:height="0.662cm" svg:x="22.232cm" svg:y="9.393cm">
          <draw:text-box>
            <text:p text:style-name="P2">singleton</text:p>
          </draw:text-box>
        </draw:frame>
        <draw:custom-shape draw:style-name="gr1" draw:text-style-name="P1" draw:id="id1454" draw:layer="layout" svg:width="3.441cm" svg:height="0.804cm" svg:x="13.093cm" svg:y="10.077cm">
          <text:p text:style-name="P3">SvFilterOptionsDialog</text:p>
          <draw:enhanced-geometry svg:viewBox="0 0 21600 21600" draw:type="rectangle" draw:enhanced-path="M 0 0 L 21600 0 21600 21600 0 21600 0 0 Z N"/>
        </draw:custom-shape>
        <draw:custom-shape draw:style-name="gr2" draw:id="id1455" draw:layer="layout" svg:width="6.479cm" svg:height="2.078cm" svg:x="13.072cm" svg:y="5.765cm">
          <text:p text:style-name="P2">com.sun.star.document.XExporter</text:p>
          <text:p text:style-name="P2">com.sun.star.ui.dialogs.XExecutableDialog</text:p>
          <text:p text:style-name="P2">com.sun.star.beans.XPropertyAccess</text:p>
          <text:p text:style-name="P2">com.sun.star.lang.XInitializ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14.813cm" svg:y1="10.077cm" svg:x2="16.311cm" svg:y2="7.843cm" draw:start-shape="id1454" draw:start-glue-point="0" draw:end-shape="id1455" svg:d="m14813 10077v-1117h1498v-1117">
          <text:p/>
        </draw:connector>
        <draw:custom-shape draw:style-name="gr1" draw:text-style-name="P1" draw:layer="layout" svg:width="2.547cm" svg:height="0.849cm" svg:x="21.451cm" svg:y="8.558cm">
          <text:p text:style-name="P3">GraphicFilter</text:p>
          <draw:enhanced-geometry svg:viewBox="0 0 21600 21600" draw:type="rectangle" draw:enhanced-path="M 0 0 L 21600 0 21600 21600 0 21600 0 0 Z N"/>
        </draw:custom-shape>
        <draw:custom-shape draw:style-name="gr3" draw:id="id1456" draw:layer="layout" svg:width="2.721cm" svg:height="1.296cm" svg:x="20.113cm" svg:y="13.607cm">
          <draw:glue-point draw:id="4" svg:x="4.998cm" svg:y="-2.399cm" draw:escape-direction="right"/>
          <draw:glue-point draw:id="5" svg:x="4.998cm" svg:y="2.6cm"/>
          <text:p text:style-name="P2">SvtBroadcaster</text:p>
          <draw:enhanced-geometry svg:viewBox="0 0 21600 21600" draw:type="rectangle" draw:enhanced-path="M 0 0 L 21600 0 21600 21600 0 21600 0 0 Z N"/>
        </draw:custom-shape>
        <draw:custom-shape draw:style-name="gr3" draw:id="id1457" draw:layer="layout" svg:width="2.747cm" svg:height="1.736cm" svg:x="27.915cm" svg:y="12.13cm">
          <draw:glue-point draw:id="4" svg:x="-5.001cm" svg:y="-1.866cm"/>
          <draw:glue-point draw:id="5" svg:x="-5.001cm" svg:y="1.59cm"/>
          <draw:glue-point draw:id="6" svg:x="-5.001cm" svg:y="3.171cm" draw:escape-direction="left"/>
          <text:p text:style-name="P2">SvtListenerBase</text:p>
          <draw:enhanced-geometry svg:viewBox="0 0 21600 21600" draw:type="rectangle" draw:enhanced-path="M 0 0 L 21600 0 21600 21600 0 21600 0 0 Z N"/>
        </draw:custom-shape>
        <draw:custom-shape draw:style-name="gr3" draw:id="id1458" draw:layer="layout" svg:width="1.943cm" svg:height="1.321cm" svg:x="23.612cm" svg:y="15.189cm">
          <draw:glue-point draw:id="4" svg:x="4.997cm" svg:y="-2.452cm"/>
          <draw:glue-point draw:id="5" svg:x="4.997cm" svg:y="2.255cm"/>
          <text:p text:style-name="P2">SvtListener</text:p>
          <draw:enhanced-geometry svg:viewBox="0 0 21600 21600" draw:type="rectangle" draw:enhanced-path="M 0 0 L 21600 0 21600 21600 0 21600 0 0 Z N"/>
        </draw:custom-shape>
        <draw:connector draw:style-name="data_20_member_20__28_pointer_29_" draw:layer="layout" svg:x1="22.832cm" svg:y1="13.945cm" svg:x2="27.915cm" svg:y2="12.675cm" draw:start-shape="id1456" draw:start-glue-point="4" draw:end-shape="id1457" draw:end-glue-point="4" svg:d="m22832 13945h2542v-1270h2541">
          <text:p/>
        </draw:connector>
        <draw:connector draw:style-name="data_20_member_20__28_pointer_29_" draw:layer="layout" draw:line-skew="0.363cm" svg:x1="27.915cm" svg:y1="12.998cm" svg:x2="22.834cm" svg:y2="14.255cm" draw:start-shape="id1457" draw:start-glue-point="3" draw:end-shape="id1456" draw:end-glue-point="1" svg:d="m27915 12998h-2178v1257h-2903">
          <text:p/>
        </draw:connector>
        <draw:connector draw:style-name="data_20_member_20__28_pointer_29_" draw:layer="layout" svg:x1="27.915cm" svg:y1="13.274cm" svg:x2="25.553cm" svg:y2="15.526cm" draw:start-shape="id1457" draw:start-glue-point="5" draw:end-shape="id1458" draw:end-glue-point="4" svg:d="m27915 13274h-1181v2252h-1181">
          <text:p/>
        </draw:connector>
        <draw:connector draw:style-name="data_20_member_20__28_pointer_29_" draw:layer="layout" draw:line-skew="0.299cm" svg:x1="25.555cm" svg:y1="15.849cm" svg:x2="27.915cm" svg:y2="13.548cm" draw:start-shape="id1458" draw:start-glue-point="1" draw:end-shape="id1457" draw:end-glue-point="6" svg:d="m25555 15849h1478v-2301h882">
          <text:p/>
        </draw:connector>
        <draw:custom-shape draw:style-name="gr3" draw:layer="layout" svg:width="2.363cm" svg:height="0.84cm" svg:x="20.986cm" svg:y="17.894cm">
          <draw:glue-point draw:id="4" svg:x="4.997cm" svg:y="-2.452cm"/>
          <draw:glue-point draw:id="5" svg:x="4.997cm" svg:y="2.255cm"/>
          <text:p text:style-name="P2">SvtListenerIter</text:p>
          <draw:enhanced-geometry svg:viewBox="0 0 21600 21600" draw:type="rectangle" draw:enhanced-path="M 0 0 L 21600 0 21600 21600 0 21600 0 0 Z N"/>
        </draw:custom-shape>
        <draw:custom-shape draw:style-name="namespace" draw:layer="layout" svg:width="14.008cm" svg:height="10.236cm" svg:x="1.581cm" svg:y="12.337cm">
          <text:p text:style-name="P2">svt</text:p>
          <draw:enhanced-geometry svg:viewBox="0 0 21600 21600" draw:type="rectangle" draw:enhanced-path="M 0 0 L 21600 0 21600 21600 0 21600 0 0 Z N"/>
        </draw:custom-shape>
        <draw:custom-shape draw:style-name="gr1" draw:text-style-name="P1" draw:id="id1498" draw:layer="layout" svg:width="3.319cm" svg:height="0.657cm" svg:x="4.301cm" svg:y="19.145cm">
          <text:p text:style-name="P3">StatusBarController</text:p>
          <draw:enhanced-geometry svg:viewBox="0 0 21600 21600" draw:type="rectangle" draw:enhanced-path="M 0 0 L 21600 0 21600 21600 0 21600 0 0 Z N"/>
        </draw:custom-shape>
        <draw:custom-shape draw:style-name="gr1" draw:text-style-name="P1" draw:id="id1460" draw:layer="layout" svg:width="2.164cm" svg:height="2.04cm" svg:x="29.679cm" svg:y="20.985cm">
          <draw:glue-point draw:id="4" svg:x="4.998cm" svg:y="3.48cm"/>
          <draw:glue-point draw:id="5" svg:x="4.998cm" svg:y="1.615cm"/>
          <draw:glue-point draw:id="6" svg:x="4.998cm" svg:y="-1.691cm"/>
          <draw:glue-point draw:id="7" svg:x="4.998cm" svg:y="-3.303cm"/>
          <text:p text:style-name="P3">SfxItemSet</text:p>
          <draw:enhanced-geometry svg:viewBox="0 0 21600 21600" draw:type="rectangle" draw:enhanced-path="M 0 0 L 21600 0 21600 21600 0 21600 0 0 Z N"/>
        </draw:custom-shape>
        <draw:custom-shape draw:style-name="gr1" draw:text-style-name="P1" draw:id="id1459" draw:layer="layout" svg:width="2.556cm" svg:height="0.806cm" svg:x="29.481cm" svg:y="24.965cm">
          <text:p text:style-name="P3">SfxAllItemSet</text:p>
          <draw:enhanced-geometry svg:viewBox="0 0 21600 21600" draw:type="rectangle" draw:enhanced-path="M 0 0 L 21600 0 21600 21600 0 21600 0 0 Z N"/>
        </draw:custom-shape>
        <draw:custom-shape draw:style-name="gr1" draw:text-style-name="P1" draw:id="id1461" draw:layer="layout" svg:width="2.279cm" svg:height="2.365cm" svg:x="35.16cm" svg:y="18.775cm">
          <draw:glue-point draw:id="4" svg:x="4.997cm" svg:y="-3.61cm"/>
          <draw:glue-point draw:id="5" svg:x="4.997cm" svg:y="-1.708cm"/>
          <draw:glue-point draw:id="6" svg:x="4.997cm" svg:y="1.644cm"/>
          <draw:glue-point draw:id="7" svg:x="4.997cm" svg:y="3.323cm"/>
          <text:p text:style-name="P3">SfxItemPool</text:p>
          <draw:enhanced-geometry svg:viewBox="0 0 21600 21600" draw:type="rectangle" draw:enhanced-path="M 0 0 L 21600 0 21600 21600 0 21600 0 0 Z N"/>
        </draw:custom-shape>
        <draw:connector draw:style-name="inheritance_20__28_public_29_" draw:layer="layout" svg:x1="30.759cm" svg:y1="24.965cm" svg:x2="30.761cm" svg:y2="23.025cm" draw:start-shape="id1459" draw:start-glue-point="0" draw:end-shape="id1460" draw:end-glue-point="2" svg:d="m30759 24965v-970h2v-970">
          <text:p/>
        </draw:connector>
        <draw:connector draw:style-name="data_20_member_20__28_pointer_29_" draw:text-style-name="P2" draw:layer="layout" svg:x1="31.843cm" svg:y1="22.005cm" svg:x2="35.16cm" svg:y2="19.957cm" draw:start-shape="id1460" draw:start-glue-point="1" draw:end-shape="id1461" draw:end-glue-point="3" svg:d="m31843 22005h1658v-2048h1659">
          <text:p text:style-name="P2">GetPool()</text:p>
        </draw:connector>
        <draw:custom-shape draw:style-name="gr1" draw:text-style-name="P1" draw:id="id1463" draw:layer="layout" svg:width="2.788cm" svg:height="0.609cm" svg:x="42.138cm" svg:y="21.696cm">
          <draw:glue-point draw:id="4" svg:x="-2.496cm" svg:y="4.991cm"/>
          <draw:glue-point draw:id="5" svg:x="2.435cm" svg:y="4.991cm"/>
          <text:p text:style-name="P3">SfxPoolItem</text:p>
          <draw:enhanced-geometry svg:viewBox="0 0 21600 21600" draw:type="rectangle" draw:enhanced-path="M 0 0 L 21600 0 21600 21600 0 21600 0 0 Z N"/>
        </draw:custom-shape>
        <draw:custom-shape draw:style-name="typedef" draw:id="id1462" draw:layer="layout" svg:width="2.436cm" svg:height="0.674cm" svg:x="33.586cm" svg:y="22.358cm">
          <text:p text:style-name="P2">SfxItemArray</text:p>
          <draw:enhanced-geometry svg:viewBox="0 0 21600 21600" draw:type="rectangle" draw:enhanced-path="M 0 0 L 21600 0 21600 21600 0 21600 0 0 Z N"/>
        </draw:custom-shape>
        <draw:connector draw:style-name="data_20_member" draw:layer="layout" svg:x1="31.842cm" svg:y1="22.334cm" svg:x2="33.586cm" svg:y2="22.695cm" draw:start-shape="id1460" draw:start-glue-point="5" draw:end-shape="id1462" draw:end-glue-point="3" svg:d="m31842 22334h873v361h871">
          <text:p/>
        </draw:connector>
        <draw:connector draw:style-name="typedef" draw:layer="layout" svg:x1="36.022cm" svg:y1="22.695cm" svg:x2="42.138cm" svg:y2="22cm" draw:start-shape="id1462" draw:start-glue-point="1" draw:end-shape="id1463" draw:end-glue-point="3" svg:d="m36022 22695h3058v-695h3058">
          <text:p/>
        </draw:connector>
        <draw:custom-shape draw:style-name="gr44" draw:text-style-name="P2" draw:layer="layout" svg:width="6.244cm" svg:height="1.904cm" svg:x="33.602cm" svg:y="23.496cm">
          <text:p text:style-name="P2"><text:span text:style-name="T1">SfxItemArray</text:span> is a typedef to a static array of SfxPoolItem pointers. <text:s/><text:span text:style-name="T1">SfxItemSet</text:span> keeps an instance of <text:span text:style-name="T1">SfxItemArray</text:span> to store items during iterations.</text:p>
          <draw:enhanced-geometry svg:viewBox="0 0 21600 21600" draw:mirror-horizontal="false" draw:mirror-vertical="false" draw:type="rectangle" draw:enhanced-path="M 0 0 L 21600 0 21600 21600 0 21600 0 0 Z N"/>
        </draw:custom-shape>
        <draw:frame draw:style-name="annotation" draw:layer="layout" svg:width="7.355cm" svg:height="7.673cm" svg:x="20.826cm" svg:y="21.472cm">
          <draw:text-box>
            <text:p text:style-name="P2"><text:span text:style-name="T1">SfxItemSet </text:span>is a frontend class to <text:span text:style-name="T1">SfxItemPool</text:span> and stores a set of <text:span text:style-name="T1">SfxPoolItem </text:span>instances. <text:s/>Internally, the <text:span text:style-name="T1">SfxItemPool</text:span> member stores the actual <text:span text:style-name="T1">SfxPoolItem </text:span>instances. <text:s/>A stored item can be a class derived from <text:span text:style-name="T1">SfxPoolItem</text:span>; <text:span text:style-name="T1">SfxPoolItem</text:span> serves as the base class so that items of different classes can be stored within <text:span text:style-name="T1">SfxItemPool</text:span> container class.</text:p>
            <text:p text:style-name="P2"/>
            <text:p text:style-name="P2">An instance of <text:span text:style-name="T2">SfxItemPool</text:span> within <text:span text:style-name="T2">SfxItemSet</text:span> is never NULL during the lifetime of the parent <text:span text:style-name="T1">SfxItemSet</text:span> instance.</text:p>
            <text:p text:style-name="P2"/>
            <text:p text:style-name="P2">An <text:span text:style-name="T1">SfxItemSet</text:span> instance can have a parent instance of the same type.</text:p>
            <text:p text:style-name="P2"/>
            <text:p text:style-name="P2"><text:span text:style-name="T1">SfxItemIter</text:span> is the iterator class for <text:span text:style-name="T1">SfxItemSet</text:span>. <text:s/><text:span text:style-name="T1">SfxItemIter</text:span> takes the <text:span text:style-name="T1">SfxItemSet</text:span> instance to be iterated via its constructor.</text:p>
            <text:p text:style-name="P2"/>
            <text:p text:style-name="P2"/>
          </draw:text-box>
        </draw:frame>
        <draw:custom-shape draw:style-name="gr5" draw:id="id1464" draw:layer="layout" svg:width="3.149cm" svg:height="0.741cm" svg:x="39.635cm" svg:y="18.733cm">
          <text:p text:style-name="P2">SfxItemPool_Impl</text:p>
          <draw:enhanced-geometry svg:viewBox="0 0 21600 21600" draw:type="rectangle" draw:enhanced-path="M 0 0 L 21600 0 21600 21600 0 21600 0 0 Z N"/>
        </draw:custom-shape>
        <draw:connector draw:style-name="data_20_member_20__28_pointer_29_" draw:layer="layout" svg:x1="37.437cm" svg:y1="19.104cm" svg:x2="39.635cm" svg:y2="19.103cm" draw:start-shape="id1461" draw:start-glue-point="4" draw:end-shape="id1464" draw:end-glue-point="3" svg:d="m37437 19104h1099v-1h1099">
          <text:p/>
        </draw:connector>
        <draw:custom-shape draw:style-name="gr3" draw:id="id1465" draw:layer="layout" svg:width="1.983cm" svg:height="0.609cm" svg:x="25.693cm" svg:y="20.108cm">
          <draw:glue-point draw:id="4" svg:x="4.997cm" svg:y="-2.452cm"/>
          <draw:glue-point draw:id="5" svg:x="4.997cm" svg:y="2.255cm"/>
          <text:p text:style-name="P2">SfxItemIter</text:p>
          <draw:enhanced-geometry svg:viewBox="0 0 21600 21600" draw:type="rectangle" draw:enhanced-path="M 0 0 L 21600 0 21600 21600 0 21600 0 0 Z N"/>
        </draw:custom-shape>
        <draw:connector draw:style-name="gr27" draw:text-style-name="P1" draw:layer="layout" svg:x1="27.674cm" svg:y1="20.549cm" svg:x2="29.679cm" svg:y2="22.005cm" draw:start-shape="id1465" draw:start-glue-point="5" draw:end-shape="id1460" draw:end-glue-point="3" svg:d="m27674 20549h1003v1456h1002">
          <text:p/>
        </draw:connector>
        <draw:custom-shape draw:style-name="gr3" draw:id="id1469" draw:layer="layout" svg:width="3.836cm" svg:height="1.581cm" svg:x="22.704cm" svg:y="36.285cm">
          <draw:glue-point draw:id="4" svg:x="5cm" svg:y="-2.536cm"/>
          <draw:glue-point draw:id="5" svg:x="5cm" svg:y="2.542cm"/>
          <text:p text:style-name="P2">TransferableDataHelper</text:p>
          <draw:enhanced-geometry svg:viewBox="0 0 21600 21600" draw:type="rectangle" draw:enhanced-path="M 0 0 L 21600 0 21600 21600 0 21600 0 0 Z N"/>
        </draw:custom-shape>
        <draw:custom-shape draw:style-name="gr5" draw:id="id1466" draw:layer="layout" svg:width="3.447cm" svg:height="0.83cm" svg:x="28.951cm" svg:y="36.286cm">
          <text:p text:style-name="P2">DataFlavorExVector</text:p>
          <draw:enhanced-geometry svg:viewBox="0 0 21600 21600" draw:type="rectangle" draw:enhanced-path="M 0 0 L 21600 0 21600 21600 0 21600 0 0 Z N"/>
        </draw:custom-shape>
        <draw:custom-shape draw:style-name="typedef" draw:id="id1467" draw:layer="layout" svg:width="3.447cm" svg:height="0.674cm" svg:x="28.926cm" svg:y="34.626cm">
          <text:p text:style-name="P2">_DataFlavorExVector</text:p>
          <draw:enhanced-geometry svg:viewBox="0 0 21600 21600" draw:type="rectangle" draw:enhanced-path="M 0 0 L 21600 0 21600 21600 0 21600 0 0 Z N"/>
        </draw:custom-shape>
        <draw:connector draw:style-name="inheritance_20__28_public_29_" draw:layer="layout" svg:x1="30.674cm" svg:y1="36.286cm" svg:x2="30.649cm" svg:y2="35.3cm" draw:start-shape="id1466" draw:start-glue-point="0" draw:end-shape="id1467" draw:end-glue-point="2" svg:d="m30674 36286v-493h-25v-493">
          <text:p/>
        </draw:connector>
        <draw:custom-shape draw:style-name="gr5" draw:id="id1468" draw:layer="layout" svg:width="2.487cm" svg:height="0.622cm" svg:x="34.601cm" svg:y="34.652cm">
          <text:p text:style-name="P2">DataFlavorEx</text:p>
          <draw:enhanced-geometry svg:viewBox="0 0 21600 21600" draw:type="rectangle" draw:enhanced-path="M 0 0 L 21600 0 21600 21600 0 21600 0 0 Z N"/>
        </draw:custom-shape>
        <draw:connector draw:style-name="typedef" draw:text-style-name="P2" draw:layer="layout" svg:x1="32.373cm" svg:y1="34.963cm" svg:x2="34.601cm" svg:y2="34.963cm" draw:start-shape="id1467" draw:start-glue-point="1" draw:end-shape="id1468" draw:end-glue-point="3" svg:d="m32373 34963h2228">
          <text:p text:style-name="P2">vector</text:p>
        </draw:connector>
        <draw:connector draw:style-name="data_20_member_20__28_pointer_29_" draw:layer="layout" svg:x1="26.54cm" svg:y1="36.675cm" svg:x2="28.951cm" svg:y2="36.701cm" draw:start-shape="id1469" draw:start-glue-point="4" draw:end-shape="id1466" draw:end-glue-point="3" svg:d="m26540 36675h1205v26h1206">
          <text:p/>
        </draw:connector>
        <draw:custom-shape draw:style-name="gr2" draw:id="id1470" draw:layer="layout" svg:width="5.703cm" svg:height="0.752cm" svg:x="33.046cm" svg:y="32.89cm">
          <text:p text:style-name="P2">com.sun.star.datatransfer.DataFlavor</text:p>
          <draw:enhanced-geometry svg:viewBox="0 0 21600 21600" draw:type="rectangle" draw:enhanced-path="M 0 0 L 21600 0 21600 21600 0 21600 0 0 Z N"/>
        </draw:custom-shape>
        <draw:connector draw:style-name="inheritance_20__28_public_29_" draw:layer="layout" svg:x1="35.844cm" svg:y1="34.652cm" svg:x2="35.897cm" svg:y2="33.642cm" draw:start-shape="id1468" draw:start-glue-point="0" draw:end-shape="id1470" draw:end-glue-point="2" svg:d="m35844 34652v-505h53v-505">
          <text:p/>
        </draw:connector>
        <draw:custom-shape draw:style-name="gr3" draw:id="id1471" draw:layer="layout" svg:width="3.266cm" svg:height="0.906cm" svg:x="31.102cm" svg:y="43.077cm">
          <draw:glue-point draw:id="4" svg:x="5cm" svg:y="-2.536cm"/>
          <draw:glue-point draw:id="5" svg:x="5cm" svg:y="2.542cm"/>
          <text:p text:style-name="P2">TransferableHelper</text:p>
          <draw:enhanced-geometry svg:viewBox="0 0 21600 21600" draw:type="rectangle" draw:enhanced-path="M 0 0 L 21600 0 21600 21600 0 21600 0 0 Z N"/>
        </draw:custom-shape>
        <draw:custom-shape draw:style-name="gr2" draw:id="id1472" draw:layer="layout" svg:width="8.164cm" svg:height="1.762cm" svg:x="29.469cm" svg:y="38.178cm">
          <text:p text:style-name="P2">com.sun.star.datatransfer.XTransferable</text:p>
          <text:p text:style-name="P2">com.sun.star.datatransfer.clipboard.XClipboardOwner</text:p>
          <text:p text:style-name="P2">com.sun.star.datatransfer.dnd.XDragSourceListener</text:p>
          <text:p text:style-name="P2">com.sun.star.lang.XUnoTunnel</text:p>
          <draw:enhanced-geometry svg:viewBox="0 0 21600 21600" draw:type="rectangle" draw:enhanced-path="M 0 0 L 21600 0 21600 21600 0 21600 0 0 Z N"/>
        </draw:custom-shape>
        <draw:connector draw:style-name="inheritance_20__28_public_29_" draw:layer="layout" svg:x1="32.735cm" svg:y1="43.077cm" svg:x2="33.551cm" svg:y2="39.94cm" draw:start-shape="id1471" draw:start-glue-point="0" draw:end-shape="id1472" svg:d="m32735 43077v-1568h816v-1569">
          <text:p/>
        </draw:connector>
        <draw:custom-shape draw:style-name="gr45" draw:text-style-name="P2" draw:id="id1473" draw:layer="layout" svg:width="3.389cm" svg:height="1.769cm" svg:x="2.433cm" svg:y="36.57cm">
          <draw:glue-point draw:id="4" svg:x="-5cm" svg:y="-2.713cm"/>
          <draw:glue-point draw:id="5" svg:x="-5cm" svg:y="2.192cm"/>
          <draw:glue-point draw:id="6" svg:x="4.998cm" svg:y="-3.239cm"/>
          <text:p text:style-name="P2">SvNumberFormatter</text:p>
          <draw:enhanced-geometry svg:viewBox="0 0 21600 21600" draw:type="rectangle" draw:enhanced-path="M 0 0 L 21600 0 21600 21600 0 21600 0 0 Z N"/>
        </draw:custom-shape>
        <draw:custom-shape draw:style-name="class" draw:id="id1474" draw:layer="layout" svg:width="3.812cm" svg:height="0.607cm" svg:x="8.619cm" svg:y="39.016cm">
          <draw:glue-point draw:id="4" svg:x="-5cm" svg:y="2.778cm"/>
          <draw:glue-point draw:id="5" svg:x="-5cm" svg:y="-2.877cm"/>
          <text:p text:style-name="P2">SvNumberFormatTable</text:p>
          <draw:enhanced-geometry svg:viewBox="0 0 21600 21600" draw:type="rectangle" draw:enhanced-path="M 0 0 L 21600 0 21600 21600 0 21600 0 0 Z N"/>
        </draw:custom-shape>
        <draw:connector draw:style-name="gr27" draw:text-style-name="P1" draw:layer="layout" svg:x1="5.822cm" svg:y1="37.454cm" svg:x2="8.619cm" svg:y2="39.145cm" draw:start-shape="id1473" draw:start-glue-point="1" draw:end-shape="id1474" draw:end-glue-point="5" svg:d="m5822 37454h1398v1691h1399">
          <text:p/>
        </draw:connector>
        <draw:custom-shape draw:style-name="class_20__28_external_20_module_29_" draw:id="id1475" draw:layer="layout" svg:width="1.931cm" svg:height="0.582cm" svg:x="9.869cm" svg:y="37.239cm">
          <text:p text:style-name="P2">Table</text:p>
          <draw:enhanced-geometry svg:viewBox="0 0 21600 21600" draw:type="rectangle" draw:enhanced-path="M 0 0 L 21600 0 21600 21600 0 21600 0 0 Z N"/>
        </draw:custom-shape>
        <draw:connector draw:style-name="inheritance_20__28_private_29_" draw:layer="layout" svg:x1="10.525cm" svg:y1="39.016cm" svg:x2="10.834cm" svg:y2="37.821cm" draw:start-shape="id1474" draw:start-glue-point="0" draw:end-shape="id1475" draw:end-glue-point="2" svg:d="m10525 39016v-598h309v-597">
          <text:p/>
        </draw:connector>
        <draw:custom-shape draw:style-name="gr3" draw:id="id1476" draw:layer="layout" svg:width="2.884cm" svg:height="0.529cm" svg:x="13.97cm" svg:y="39.223cm">
          <text:p text:style-name="P2">SvNumberformat</text:p>
          <draw:enhanced-geometry svg:viewBox="0 0 21600 21600" draw:type="rectangle" draw:enhanced-path="M 0 0 L 21600 0 21600 21600 0 21600 0 0 Z N"/>
        </draw:custom-shape>
        <draw:connector draw:style-name="data_20_member_20__28_multiple_20_pointers_29_" draw:layer="layout" svg:x1="12.431cm" svg:y1="39.319cm" svg:x2="13.97cm" svg:y2="39.487cm" draw:start-shape="id1474" draw:start-glue-point="1" draw:end-shape="id1476" draw:end-glue-point="3" svg:d="m12431 39319h770v168h769">
          <text:p/>
        </draw:connector>
        <draw:frame draw:style-name="annotation" draw:layer="layout" svg:width="7.223cm" svg:height="1.01cm" svg:x="8.628cm" svg:y="40.199cm">
          <draw:text-box>
            <text:p text:style-name="P2">All builtin number format types are given in enum <text:span text:style-name="T1">NfIndexTableOffset</text:span>.</text:p>
          </draw:text-box>
        </draw:frame>
        <draw:custom-shape draw:style-name="class_20__28_external_20_module_29_" draw:id="id1477" draw:layer="layout" svg:width="2.778cm" svg:height="0.582cm" svg:x="40.64cm" svg:y="26.167cm">
          <text:p text:style-name="P2">SvxScriptSetItem</text:p>
          <draw:enhanced-geometry svg:viewBox="0 0 21600 21600" draw:type="rectangle" draw:enhanced-path="M 0 0 L 21600 0 21600 21600 0 21600 0 0 Z N"/>
        </draw:custom-shape>
        <draw:custom-shape draw:style-name="gr1" draw:text-style-name="P1" draw:id="id1478" draw:layer="layout" svg:width="2.037cm" svg:height="0.608cm" svg:x="40.958cm" svg:y="24.183cm">
          <text:p text:style-name="P3">SfxSetItem</text:p>
          <draw:enhanced-geometry svg:viewBox="0 0 21600 21600" draw:type="rectangle" draw:enhanced-path="M 0 0 L 21600 0 21600 21600 0 21600 0 0 Z N"/>
        </draw:custom-shape>
        <draw:connector draw:style-name="inheritance_20__28_public_29_" draw:layer="layout" svg:x1="42.029cm" svg:y1="26.167cm" svg:x2="41.976cm" svg:y2="24.791cm" draw:start-shape="id1477" draw:start-glue-point="0" draw:end-shape="id1478" draw:end-glue-point="2" svg:d="m42029 26167v-688h-53v-688">
          <text:p/>
        </draw:connector>
        <draw:connector draw:style-name="inheritance_20__28_public_29_" draw:layer="layout" svg:x1="41.976cm" svg:y1="24.183cm" svg:x2="42.837cm" svg:y2="22.303cm" draw:start-shape="id1478" draw:start-glue-point="0" draw:end-shape="id1463" draw:end-glue-point="4" svg:d="m41976 24183v-939h861v-941">
          <text:p/>
        </draw:connector>
        <draw:custom-shape draw:style-name="gr1" draw:text-style-name="P1" draw:id="id1479" draw:layer="layout" svg:width="2.673cm" svg:height="0.609cm" svg:x="44.634cm" svg:y="23.971cm">
          <text:p text:style-name="P3">SfxRequestItem</text:p>
          <draw:enhanced-geometry svg:viewBox="0 0 21600 21600" draw:type="rectangle" draw:enhanced-path="M 0 0 L 21600 0 21600 21600 0 21600 0 0 Z N"/>
        </draw:custom-shape>
        <draw:connector draw:style-name="inheritance_20__28_public_29_" draw:layer="layout" svg:x1="45.97cm" svg:y1="23.971cm" svg:x2="44.21cm" svg:y2="22.303cm" draw:start-shape="id1479" draw:start-glue-point="0" draw:end-shape="id1463" draw:end-glue-point="5" svg:d="m45970 23971v-834h-1760v-834">
          <text:p/>
        </draw:connector>
        <draw:custom-shape draw:style-name="class_20__28_external_20_module_29_" draw:text-style-name="P2" draw:id="id1480" draw:layer="layout" svg:width="2.328cm" svg:height="0.53cm" svg:x="43.127cm" svg:y="25.242cm">
          <text:p text:style-name="P2">ScPattermAttr</text:p>
          <draw:enhanced-geometry svg:viewBox="0 0 21600 21600" draw:mirror-horizontal="false" draw:mirror-vertical="false" draw:type="rectangle" draw:enhanced-path="M 0 0 L 21600 0 21600 21600 0 21600 0 0 Z N"/>
        </draw:custom-shape>
        <draw:connector draw:style-name="inheritance_20__28_public_29_" draw:layer="layout" svg:x1="44.291cm" svg:y1="25.242cm" svg:x2="43.532cm" svg:y2="22.305cm" draw:start-shape="id1480" draw:start-glue-point="0" draw:end-shape="id1463" draw:end-glue-point="2" svg:d="m44291 25242v-1469h-759v-1468">
          <text:p/>
        </draw:connector>
        <draw:custom-shape draw:style-name="namespace" draw:layer="layout" svg:width="21.953cm" svg:height="10.601cm" svg:x="4.846cm" svg:y="51.733cm">
          <text:p text:style-name="P2">svt</text:p>
          <draw:enhanced-geometry svg:viewBox="0 0 21600 21600" draw:type="rectangle" draw:enhanced-path="M 0 0 L 21600 0 21600 21600 0 21600 0 0 Z N"/>
        </draw:custom-shape>
        <draw:custom-shape draw:style-name="gr1" draw:text-style-name="P1" draw:id="id1481" draw:layer="layout" svg:width="2.955cm" svg:height="0.674cm" svg:x="6.556cm" svg:y="52.303cm">
          <text:p text:style-name="P3">FixedHyperlink</text:p>
          <draw:enhanced-geometry svg:viewBox="0 0 21600 21600" draw:type="rectangle" draw:enhanced-path="M 0 0 L 21600 0 21600 21600 0 21600 0 0 Z N"/>
        </draw:custom-shape>
        <draw:custom-shape draw:style-name="class_20__28_external_20_module_29_" draw:id="id1482" draw:layer="layout" svg:width="3.317cm" svg:height="0.674cm" svg:x="6.661cm" svg:y="49.193cm">
          <text:p text:style-name="P2">FixedHyperlinkBase</text:p>
          <draw:enhanced-geometry svg:viewBox="0 0 21600 21600" draw:type="rectangle" draw:enhanced-path="M 0 0 L 21600 0 21600 21600 0 21600 0 0 Z N"/>
        </draw:custom-shape>
        <draw:custom-shape draw:style-name="namespace" draw:layer="layout" svg:width="7.749cm" svg:height="2.748cm" svg:x="5.08cm" svg:y="47.949cm">
          <text:p text:style-name="P2">toolkit</text:p>
          <draw:enhanced-geometry svg:viewBox="0 0 21600 21600" draw:type="rectangle" draw:enhanced-path="M 0 0 L 21600 0 21600 21600 0 21600 0 0 Z N"/>
        </draw:custom-shape>
        <draw:connector draw:style-name="inheritance_20__28_public_29_" draw:layer="layout" svg:x1="8.033cm" svg:y1="52.303cm" svg:x2="8.319cm" svg:y2="49.867cm" draw:start-shape="id1481" draw:start-glue-point="0" draw:end-shape="id1482" svg:d="m8033 52303v-1218h286v-1218">
          <text:p/>
        </draw:connector>
        <draw:rect draw:style-name="class" draw:id="id1483" draw:layer="layout" svg:width="1.67cm" svg:height="0.723cm" svg:x="5.158cm" svg:y="72.796cm">
          <text:p text:style-name="P2">TabBar</text:p>
        </draw:rect>
        <draw:rect draw:style-name="class_20__28_external_20_module_29_" draw:id="id1484" draw:layer="layout" svg:width="2.268cm" svg:height="0.673cm" svg:x="5.482cm" svg:y="70.578cm">
          <text:p text:style-name="P2">Window</text:p>
        </draw:rect>
        <draw:connector draw:style-name="inheritance_20__28_public_29_" draw:layer="layout" svg:x1="5.993cm" svg:y1="72.796cm" svg:x2="6.616cm" svg:y2="71.251cm" draw:start-shape="id1483" draw:start-glue-point="0" draw:end-shape="id1484" draw:end-glue-point="2" svg:d="m5993 72796v-772h623v-773">
          <text:p/>
        </draw:connector>
        <draw:frame draw:style-name="annotation" draw:layer="layout" svg:width="6.355cm" svg:height="1.047cm" svg:x="3.937cm" svg:y="73.791cm">
          <draw:text-box>
            <text:p text:style-name="P2"><text:span text:style-name="T1">TabBar</text:span> is a parent class of <text:span text:style-name="T1">ScTabControl</text:span> which implements Calc's sheet tabs.</text:p>
          </draw:text-box>
        </draw:frame>
        <draw:custom-shape draw:style-name="class" draw:id="id1485" draw:layer="layout" svg:width="2.564cm" svg:height="0.607cm" svg:x="36.804cm" svg:y="12.879cm">
          <text:p text:style-name="P2">SvTreeListBox</text:p>
          <draw:enhanced-geometry svg:viewBox="0 0 21600 21600" draw:type="rectangle" draw:enhanced-path="M 0 0 L 21600 0 21600 21600 0 21600 0 0 Z N"/>
        </draw:custom-shape>
        <draw:custom-shape draw:style-name="gr46" draw:text-style-name="P2" draw:id="id1486" draw:layer="layout" svg:width="3.757cm" svg:height="0.607cm" svg:x="38.1cm" svg:y="10.029cm">
          <draw:glue-point draw:id="4" svg:x="-2.211cm" svg:y="4.991cm"/>
          <draw:glue-point draw:id="5" svg:x="2.398cm" svg:y="4.991cm"/>
          <draw:glue-point draw:id="6" svg:x="-3.417cm" svg:y="-5.008cm"/>
          <draw:glue-point draw:id="7" svg:x="-1.783cm" svg:y="-5.008cm"/>
          <draw:glue-point draw:id="8" svg:x="1.325cm" svg:y="-5.008cm"/>
          <draw:glue-point draw:id="9" svg:x="3.162cm" svg:y="-5.008cm"/>
          <text:p text:style-name="P2">SvLBox</text:p>
          <draw:enhanced-geometry svg:viewBox="0 0 21600 21600" draw:type="rectangle" draw:enhanced-path="M 0 0 L 21600 0 21600 21600 0 21600 0 0 Z N"/>
        </draw:custom-shape>
        <draw:custom-shape draw:style-name="gr47" draw:text-style-name="P2" draw:id="id1487" draw:layer="layout" svg:width="2.564cm" svg:height="0.607cm" svg:x="41.01cm" svg:y="12.913cm">
          <text:p text:style-name="P2">SvIconView</text:p>
          <draw:enhanced-geometry svg:viewBox="0 0 21600 21600" draw:type="rectangle" draw:enhanced-path="M 0 0 L 21600 0 21600 21600 0 21600 0 0 Z N"/>
        </draw:custom-shape>
        <draw:connector draw:style-name="inheritance_20__28_public_29_" draw:layer="layout" svg:x1="38.086cm" svg:y1="12.879cm" svg:x2="39.148cm" svg:y2="10.634cm" draw:start-shape="id1485" draw:start-glue-point="0" draw:end-shape="id1486" draw:end-glue-point="4" svg:d="m38086 12879v-1122h1062v-1123">
          <text:p/>
        </draw:connector>
        <draw:connector draw:style-name="inheritance_20__28_public_29_" draw:layer="layout" svg:x1="42.292cm" svg:y1="12.913cm" svg:x2="40.878cm" svg:y2="10.634cm" draw:start-shape="id1487" draw:start-glue-point="0" draw:end-shape="id1486" draw:end-glue-point="5" svg:d="m42292 12913v-1139h-1414v-1140">
          <text:p/>
        </draw:connector>
        <draw:custom-shape draw:style-name="gr48" draw:id="id1488" draw:layer="layout" svg:width="1.826cm" svg:height="0.607cm" svg:x="34.237cm" svg:y="7.712cm">
          <text:p text:style-name="P2">Control</text:p>
          <draw:enhanced-geometry svg:viewBox="0 0 21600 21600" draw:type="rectangle" draw:enhanced-path="M 0 0 L 21600 0 21600 21600 0 21600 0 0 Z N"/>
        </draw:custom-shape>
        <draw:custom-shape draw:style-name="gr49" draw:text-style-name="P2" draw:id="id1489" draw:layer="layout" svg:width="2.222cm" svg:height="0.607cm" svg:x="35.428cm" svg:y="6.52cm">
          <text:p text:style-name="P2">SvListView</text:p>
          <draw:enhanced-geometry svg:viewBox="0 0 21600 21600" draw:type="rectangle" draw:enhanced-path="M 0 0 L 21600 0 21600 21600 0 21600 0 0 Z N"/>
        </draw:custom-shape>
        <draw:custom-shape draw:style-name="gr49" draw:text-style-name="P2" draw:id="id1490" draw:layer="layout" svg:width="3.05cm" svg:height="0.607cm" svg:x="36.522cm" svg:y="5.516cm">
          <text:p text:style-name="P2">DropTargetHelper</text:p>
          <draw:enhanced-geometry svg:viewBox="0 0 21600 21600" draw:type="rectangle" draw:enhanced-path="M 0 0 L 21600 0 21600 21600 0 21600 0 0 Z N"/>
        </draw:custom-shape>
        <draw:custom-shape draw:style-name="gr50" draw:text-style-name="P2" draw:id="id1491" draw:layer="layout" svg:width="3.144cm" svg:height="0.607cm" svg:x="38.45cm" svg:y="6.521cm">
          <text:p text:style-name="P2">DragSourceHelper</text:p>
          <draw:enhanced-geometry svg:viewBox="0 0 21600 21600" draw:type="rectangle" draw:enhanced-path="M 0 0 L 21600 0 21600 21600 0 21600 0 0 Z N"/>
        </draw:custom-shape>
        <draw:connector draw:style-name="inheritance_20__28_public_29_" draw:layer="layout" svg:x1="38.695cm" svg:y1="10.029cm" svg:x2="35.15cm" svg:y2="8.319cm" draw:start-shape="id1486" draw:start-glue-point="6" draw:end-shape="id1488" draw:end-glue-point="2" svg:d="m38695 10029v-856h-3545v-854">
          <text:p/>
        </draw:connector>
        <draw:connector draw:style-name="inheritance_20__28_public_29_" draw:layer="layout" svg:x1="39.309cm" svg:y1="10.029cm" svg:x2="36.539cm" svg:y2="7.127cm" draw:start-shape="id1486" draw:start-glue-point="7" draw:end-shape="id1489" draw:end-glue-point="2" svg:d="m39309 10029v-1452h-2770v-1450">
          <text:p/>
        </draw:connector>
        <draw:connector draw:style-name="inheritance_20__28_public_29_" draw:layer="layout" svg:x1="39.978cm" svg:y1="10.029cm" svg:x2="38.047cm" svg:y2="6.123cm" draw:start-shape="id1486" draw:start-glue-point="0" draw:end-shape="id1490" draw:end-glue-point="2" svg:d="m39978 10029v-1954h-1931v-1952">
          <text:p/>
        </draw:connector>
        <draw:connector draw:style-name="inheritance_20__28_public_29_" draw:layer="layout" svg:x1="40.475cm" svg:y1="10.029cm" svg:x2="40.022cm" svg:y2="7.128cm" draw:start-shape="id1486" draw:start-glue-point="8" draw:end-shape="id1491" draw:end-glue-point="2" svg:d="m40475 10029v-1451h-453v-1450">
          <text:p/>
        </draw:connector>
        <draw:custom-shape draw:style-name="gr48" draw:id="id1492" draw:layer="layout" svg:width="3.3cm" svg:height="0.607cm" svg:x="43.555cm" svg:y="7.303cm">
          <text:p text:style-name="P2">IMnemonicEntryList</text:p>
          <draw:enhanced-geometry svg:viewBox="0 0 21600 21600" draw:type="rectangle" draw:enhanced-path="M 0 0 L 21600 0 21600 21600 0 21600 0 0 Z N"/>
        </draw:custom-shape>
        <draw:connector draw:style-name="inheritance_20__28_public_29_" draw:layer="layout" svg:x1="41.165cm" svg:y1="10.029cm" svg:x2="45.205cm" svg:y2="7.91cm" draw:start-shape="id1486" draw:start-glue-point="9" draw:end-shape="id1492" draw:end-glue-point="2" svg:d="m41165 10029v-1060h4040v-1059">
          <text:p/>
        </draw:connector>
        <draw:custom-shape draw:style-name="namespace" draw:layer="layout" svg:width="5.504cm" svg:height="3.308cm" svg:x="42.624cm" svg:y="5.979cm">
          <text:p text:style-name="P2">vcl</text:p>
          <draw:enhanced-geometry svg:viewBox="0 0 21600 21600" draw:type="rectangle" draw:enhanced-path="M 0 0 L 21600 0 21600 21600 0 21600 0 0 Z N"/>
        </draw:custom-shape>
        <draw:custom-shape draw:style-name="gr1" draw:text-style-name="P1" draw:id="id1494" draw:layer="layout" svg:width="2.281cm" svg:height="0.648cm" svg:x="55.698cm" svg:y="7.075cm">
          <draw:glue-point draw:id="4" svg:x="-2.156cm" svg:y="5cm"/>
          <draw:glue-point draw:id="5" svg:x="2.275cm" svg:y="5cm"/>
          <text:p text:style-name="P1">SvParser</text:p>
          <draw:enhanced-geometry svg:viewBox="0 0 21600 21600" draw:type="rectangle" draw:enhanced-path="M 0 0 L 21600 0 21600 21600 0 21600 0 0 Z N"/>
        </draw:custom-shape>
        <draw:custom-shape draw:style-name="gr1" draw:text-style-name="P1" draw:id="id1493" draw:layer="layout" svg:width="2.359cm" svg:height="0.57cm" svg:x="53.522cm" svg:y="10.056cm">
          <text:p text:style-name="P1">HTMLParser</text:p>
          <draw:enhanced-geometry svg:viewBox="0 0 21600 21600" draw:type="rectangle" draw:enhanced-path="M 0 0 L 21600 0 21600 21600 0 21600 0 0 Z N"/>
        </draw:custom-shape>
        <draw:custom-shape draw:style-name="gr1" draw:text-style-name="P1" draw:id="id1495" draw:layer="layout" svg:width="2.359cm" svg:height="0.57cm" svg:x="57.59cm" svg:y="9.979cm">
          <text:p text:style-name="P1">SvRTFParser</text:p>
          <draw:enhanced-geometry svg:viewBox="0 0 21600 21600" draw:type="rectangle" draw:enhanced-path="M 0 0 L 21600 0 21600 21600 0 21600 0 0 Z N"/>
        </draw:custom-shape>
        <draw:connector draw:style-name="inheritance_20__28_public_29_" draw:layer="layout" svg:x1="54.701cm" svg:y1="10.056cm" svg:x2="56.347cm" svg:y2="7.723cm" draw:start-shape="id1493" draw:start-glue-point="0" draw:end-shape="id1494" draw:end-glue-point="4" svg:d="m54701 10056v-1166h1646v-1167">
          <text:p/>
        </draw:connector>
        <draw:connector draw:style-name="inheritance_20__28_public_29_" draw:layer="layout" svg:x1="58.769cm" svg:y1="9.979cm" svg:x2="57.356cm" svg:y2="7.723cm" draw:start-shape="id1495" draw:start-glue-point="0" draw:end-shape="id1494" draw:end-glue-point="5" svg:d="m58769 9979v-1128h-1413v-1128">
          <text:p/>
        </draw:connector>
        <draw:custom-shape draw:style-name="class_20__28_external_20_module_29_" draw:id="id1496" draw:layer="layout" svg:width="2.799cm" svg:height="0.622cm" svg:x="51.914cm" svg:y="12.104cm">
          <text:p>SfxHTMLParser</text:p>
          <draw:enhanced-geometry svg:viewBox="0 0 21600 21600" draw:type="rectangle" draw:enhanced-path="M 0 0 L 21600 0 21600 21600 0 21600 0 0 Z N"/>
        </draw:custom-shape>
        <draw:connector draw:style-name="inheritance_20__28_public_29_" draw:layer="layout" svg:x1="53.313cm" svg:y1="12.104cm" svg:x2="54.701cm" svg:y2="10.626cm" draw:start-shape="id1496" draw:start-glue-point="0" draw:end-shape="id1493" draw:end-glue-point="2" svg:d="m53313 12104v-739h1388v-739">
          <text:p/>
        </draw:connector>
        <draw:custom-shape draw:style-name="gr1" draw:text-style-name="P1" draw:id="id1497" draw:layer="layout" svg:width="3.862cm" svg:height="0.596cm" svg:x="8.708cm" svg:y="34.911cm">
          <text:p text:style-name="P1">ImpSvNumberInputScan</text:p>
          <draw:enhanced-geometry svg:viewBox="0 0 21600 21600" draw:type="rectangle" draw:enhanced-path="M 0 0 L 21600 0 21600 21600 0 21600 0 0 Z N"/>
        </draw:custom-shape>
        <draw:connector draw:style-name="data_20_member_20__28_pointer_29_" draw:layer="layout" svg:x1="5.82cm" svg:y1="36.882cm" svg:x2="8.708cm" svg:y2="35.209cm" draw:start-shape="id1473" draw:start-glue-point="6" draw:end-shape="id1497" draw:end-glue-point="3" svg:d="m5820 36882h1445v-1673h1443">
          <text:p>pStringScanner</text:p>
        </draw:connector>
        <draw:custom-shape draw:style-name="gr2" draw:id="id1499" draw:layer="layout" svg:width="6.376cm" svg:height="2.125cm" svg:x="2.747cm" svg:y="13.451cm">
          <text:p>com.sun.star.frame.XStatusListener</text:p>
          <text:p>com.sun.star.frame.XStatusbarController</text:p>
          <text:p>com.sun.star.lang.XComponent</text:p>
          <text:p>com.sun.star.lang.XInitialization</text:p>
          <text:p>com.sun.star.util.XUpdatable</text:p>
          <draw:enhanced-geometry svg:viewBox="0 0 21600 21600" draw:type="rectangle" draw:enhanced-path="M 0 0 L 21600 0 21600 21600 0 21600 0 0 Z N"/>
        </draw:custom-shape>
        <draw:connector draw:style-name="inheritance_20__28_public_29_" draw:layer="layout" svg:x1="5.96cm" svg:y1="19.145cm" svg:x2="5.935cm" svg:y2="15.576cm" draw:start-shape="id1498" draw:start-glue-point="0" draw:end-shape="id1499" draw:end-glue-point="2" svg:d="m5960 19145v-1785h-25v-1784">
          <text:p/>
        </draw:connector>
        <draw:custom-shape draw:style-name="gr1" draw:text-style-name="P1" draw:id="id1500" draw:layer="layout" svg:width="4.225cm" svg:height="1.658cm" svg:x="15.37cm" svg:y="66.455cm">
          <draw:glue-point draw:id="4" svg:x="5.001cm" svg:y="-3.57cm"/>
          <draw:glue-point draw:id="5" svg:x="5.001cm" svg:y="3.739cm"/>
          <draw:glue-point draw:id="6" svg:x="5.001cm" svg:y="1.453cm"/>
          <draw:glue-point draw:id="7" svg:x="5.001cm" svg:y="-1.67cm"/>
          <text:p text:style-name="P1">TransferableDataHelper</text:p>
          <draw:enhanced-geometry svg:viewBox="0 0 21600 21600" draw:type="rectangle" draw:enhanced-path="M 0 0 L 21600 0 21600 21600 0 21600 0 0 Z N"/>
        </draw:custom-shape>
        <draw:frame draw:style-name="annotation" draw:layer="layout" svg:width="10.135cm" svg:height="6.476cm" svg:x="15.37cm" svg:y="69.725cm">
          <draw:text-box>
            <text:p><text:span text:style-name="T1">TransferableDataHelper</text:span> manages system clipboard formats. <text:s/>It has a static method <text:span text:style-name="T1">CreateFromSystemClipboard()</text:span>, which creates an instance of itself from the passed Window instance. <text:s/>The Window instance, if it's the topmost frame window instance, stores the system clipboard instance which can be retrived by calling the <text:span text:style-name="T1">Window::GetClipboard()</text:span> method.</text:p>
          </draw:text-box>
        </draw:frame>
        <draw:custom-shape draw:style-name="gr5" draw:id="id1501" draw:layer="layout" svg:width="4.613cm" svg:height="0.648cm" svg:x="27.992cm" svg:y="68.503cm">
          <text:p>TransferableDataHelper_Impl</text:p>
          <draw:enhanced-geometry svg:viewBox="0 0 21600 21600" draw:type="rectangle" draw:enhanced-path="M 0 0 L 21600 0 21600 21600 0 21600 0 0 Z N"/>
        </draw:custom-shape>
        <draw:connector draw:style-name="data_20_member_20__28_pointer_29_" draw:layer="layout" svg:x1="19.594cm" svg:y1="67.903cm" svg:x2="27.992cm" svg:y2="68.827cm" draw:start-shape="id1500" draw:start-glue-point="5" draw:end-shape="id1501" draw:end-glue-point="3" svg:d="m19594 67903h4199v924h4199">
          <text:p>mpImpl</text:p>
        </draw:connector>
        <draw:custom-shape draw:style-name="gr2" draw:id="id1502" draw:layer="layout" svg:width="6.117cm" svg:height="0.648cm" svg:x="25.505cm" svg:y="62.984cm">
          <text:p>com.sun.star.datatransfer.XTransferable</text:p>
          <draw:enhanced-geometry svg:viewBox="0 0 21600 21600" draw:type="rectangle" draw:enhanced-path="M 0 0 L 21600 0 21600 21600 0 21600 0 0 Z N"/>
        </draw:custom-shape>
        <draw:custom-shape draw:style-name="gr2" draw:id="id1503" draw:layer="layout" svg:width="7.255cm" svg:height="0.648cm" svg:x="24.884cm" svg:y="65.704cm">
          <text:p>com.sun.star.datatransfer.clipboard.XClipboard</text:p>
          <draw:enhanced-geometry svg:viewBox="0 0 21600 21600" draw:type="rectangle" draw:enhanced-path="M 0 0 L 21600 0 21600 21600 0 21600 0 0 Z N"/>
        </draw:custom-shape>
        <draw:connector draw:style-name="data_20_member_20__28_pointer_29_" draw:layer="layout" draw:line-skew="-0.713cm" svg:x1="19.594cm" svg:y1="66.693cm" svg:x2="25.505cm" svg:y2="63.308cm" draw:start-shape="id1500" draw:start-glue-point="4" draw:end-shape="id1502" draw:end-glue-point="3" svg:d="m19594 66693h2242v-3385h3669">
          <text:p>GetTransferable()</text:p>
        </draw:connector>
        <draw:connector draw:style-name="data_20_member_20__28_pointer_29_" draw:layer="layout" svg:x1="19.594cm" svg:y1="67.008cm" svg:x2="24.884cm" svg:y2="66.028cm" draw:start-shape="id1500" draw:start-glue-point="7" draw:end-shape="id1503" draw:end-glue-point="3" svg:d="m19594 67008h2645v-980h2645">
          <text:p/>
        </draw:connector>
        <draw:custom-shape draw:style-name="gr5" draw:id="id1504" draw:layer="layout" svg:width="2.851cm" svg:height="0.699cm" svg:x="32.089cm" svg:y="66.689cm">
          <text:p>DataFlavorEx</text:p>
          <draw:enhanced-geometry svg:viewBox="0 0 21600 21600" draw:type="rectangle" draw:enhanced-path="M 0 0 L 21600 0 21600 21600 0 21600 0 0 Z N"/>
        </draw:custom-shape>
        <draw:connector draw:style-name="data_20_member_20__28_multiple_29_" draw:layer="layout" svg:x1="19.594cm" svg:y1="67.524cm" svg:x2="32.089cm" svg:y2="67.038cm" draw:start-shape="id1500" draw:start-glue-point="6" draw:end-shape="id1504" draw:end-glue-point="3" svg:d="m19594 67524h6247v-486h6248">
          <text:p/>
        </draw:connector>
        <draw:custom-shape draw:style-name="gr5" draw:id="id1505" draw:layer="layout" svg:width="5.857cm" svg:height="0.804cm" svg:x="32.917cm" svg:y="64.563cm">
          <text:p>com.sun.star.datatransfer.DataFlavor</text:p>
          <draw:enhanced-geometry svg:viewBox="0 0 21600 21600" draw:type="rectangle" draw:enhanced-path="M 0 0 L 21600 0 21600 21600 0 21600 0 0 Z N"/>
        </draw:custom-shape>
        <draw:connector draw:style-name="inheritance_20__28_public_29_" draw:layer="layout" svg:x1="33.514cm" svg:y1="66.689cm" svg:x2="35.845cm" svg:y2="65.367cm" draw:start-shape="id1504" draw:start-glue-point="0" draw:end-shape="id1505" draw:end-glue-point="2" svg:d="m33514 66689v-661h2331v-661">
          <text:p/>
        </draw:connector>
        <draw:custom-shape draw:style-name="gr1" draw:text-style-name="P1" draw:id="id1506" draw:layer="layout" svg:width="4.794cm" svg:height="0.726cm" svg:x="35.197cm" svg:y="68.528cm">
          <text:p text:style-name="P1">TransferableClipboardNotifier</text:p>
          <draw:enhanced-geometry svg:viewBox="0 0 21600 21600" draw:type="rectangle" draw:enhanced-path="M 0 0 L 21600 0 21600 21600 0 21600 0 0 Z N"/>
        </draw:custom-shape>
        <draw:connector draw:style-name="data_20_member_20__28_pointer_29_" draw:layer="layout" svg:x1="32.605cm" svg:y1="68.827cm" svg:x2="35.197cm" svg:y2="68.891cm" draw:start-shape="id1501" draw:start-glue-point="1" draw:end-shape="id1506" draw:end-glue-point="3" svg:d="m32605 68827h1296v64h1296">
          <text:p/>
        </draw:connector>
        <draw:custom-shape draw:style-name="gr2" draw:id="id1507" draw:layer="layout" svg:width="8.423cm" svg:height="0.674cm" svg:x="36.208cm" svg:y="66.585cm">
          <text:p>com.sun.star.datatransfer.clipboard.XClipboardListener</text:p>
          <draw:enhanced-geometry svg:viewBox="0 0 21600 21600" draw:type="rectangle" draw:enhanced-path="M 0 0 L 21600 0 21600 21600 0 21600 0 0 Z N"/>
        </draw:custom-shape>
        <draw:connector draw:style-name="inheritance_20__28_public_29_" draw:layer="layout" svg:x1="37.594cm" svg:y1="68.528cm" svg:x2="40.419cm" svg:y2="67.259cm" draw:start-shape="id1506" draw:start-glue-point="0" draw:end-shape="id1507" draw:end-glue-point="2" svg:d="m37594 68528v-634h2825v-635">
          <text:p/>
        </draw:connector>
        <draw:custom-shape draw:style-name="gr2" draw:id="id1508" draw:layer="layout" svg:width="8.423cm" svg:height="0.674cm" svg:x="41.886cm" svg:y="68.555cm">
          <text:p>com.sun.star.datatransfer.clipboard.XClipboardNotifier</text:p>
          <draw:enhanced-geometry svg:viewBox="0 0 21600 21600" draw:type="rectangle" draw:enhanced-path="M 0 0 L 21600 0 21600 21600 0 21600 0 0 Z N"/>
        </draw:custom-shape>
        <draw:connector draw:style-name="data_20_member_20__28_pointer_29_" draw:layer="layout" svg:x1="39.991cm" svg:y1="68.891cm" svg:x2="41.886cm" svg:y2="68.892cm" draw:start-shape="id1506" draw:start-glue-point="1" draw:end-shape="id1508" draw:end-glue-point="3" svg:d="m39991 68891h947v1h948">
          <text:p/>
        </draw:connector>
        <draw:custom-shape draw:style-name="class_20__28_external_20_module_29_" draw:id="id1509" draw:layer="layout" svg:width="3.562cm" svg:height="1.221cm" svg:x="58.133cm" svg:y="18.597cm">
          <draw:glue-point draw:id="4" svg:x="5.002cm" svg:y="-2.497cm"/>
          <draw:glue-point draw:id="5" svg:x="5.002cm" svg:y="2.71cm"/>
          <text:p>LanguageConfig_Impl</text:p>
          <draw:enhanced-geometry svg:viewBox="0 0 21600 21600" draw:type="rectangle" draw:enhanced-path="M 0 0 L 21600 0 21600 21600 0 21600 0 0 Z N"/>
        </draw:custom-shape>
        <draw:custom-shape draw:style-name="class" draw:id="id1510" draw:layer="layout" svg:width="3.482cm" svg:height="0.607cm" svg:x="63.35cm" svg:y="17.823cm">
          <text:p>SvtLanguageOptions</text:p>
          <draw:enhanced-geometry svg:viewBox="0 0 21600 21600" draw:type="rectangle" draw:enhanced-path="M 0 0 L 21600 0 21600 21600 0 21600 0 0 Z N"/>
        </draw:custom-shape>
        <draw:connector draw:style-name="data_20_member" draw:layer="layout" svg:x1="61.695cm" svg:y1="18.903cm" svg:x2="63.35cm" svg:y2="18.126cm" draw:start-shape="id1509" draw:start-glue-point="4" draw:end-shape="id1510" draw:end-glue-point="3" svg:d="m61695 18903h828v-777h827">
          <text:p/>
        </draw:connector>
        <draw:custom-shape draw:style-name="class" draw:id="id1511" draw:layer="layout" svg:width="3.533cm" svg:height="0.607cm" svg:x="63.363cm" svg:y="18.815cm">
          <text:p>SvtSysLocaleOptions</text:p>
          <draw:enhanced-geometry svg:viewBox="0 0 21600 21600" draw:type="rectangle" draw:enhanced-path="M 0 0 L 21600 0 21600 21600 0 21600 0 0 Z N"/>
        </draw:custom-shape>
        <draw:connector draw:style-name="data_20_member" draw:layer="layout" svg:x1="61.695cm" svg:y1="19.207cm" svg:x2="63.363cm" svg:y2="19.118cm" draw:start-shape="id1509" draw:start-glue-point="1" draw:end-shape="id1511" draw:end-glue-point="3" svg:d="m61695 19207h834v-89h834">
          <text:p/>
        </draw:connector>
        <draw:custom-shape draw:style-name="class" draw:id="id1512" draw:layer="layout" svg:width="2.665cm" svg:height="0.607cm" svg:x="63.465cm" svg:y="19.756cm">
          <text:p>SvtLinguConfig</text:p>
          <draw:enhanced-geometry svg:viewBox="0 0 21600 21600" draw:type="rectangle" draw:enhanced-path="M 0 0 L 21600 0 21600 21600 0 21600 0 0 Z N"/>
        </draw:custom-shape>
        <draw:connector draw:style-name="data_20_member" draw:layer="layout" svg:x1="61.695cm" svg:y1="19.537cm" svg:x2="63.465cm" svg:y2="20.059cm" draw:start-shape="id1509" draw:start-glue-point="5" draw:end-shape="id1512" draw:end-glue-point="3" svg:d="m61695 19537h885v522h885">
          <text:p/>
        </draw:connector>
        <draw:custom-shape draw:style-name="gr1" draw:text-style-name="P1" draw:id="id1513" draw:layer="layout" svg:width="4.274cm" svg:height="0.56cm" svg:x="68.512cm" svg:y="18.801cm">
          <text:p text:style-name="P1">SvtSysLocaleOptions_Impl</text:p>
          <draw:enhanced-geometry svg:viewBox="0 0 21600 21600" draw:type="rectangle" draw:enhanced-path="M 0 0 L 21600 0 21600 21600 0 21600 0 0 Z N"/>
        </draw:custom-shape>
        <draw:connector draw:style-name="data_20_member_20__28_pointer_29_" draw:layer="layout" svg:x1="66.896cm" svg:y1="19.118cm" svg:x2="68.512cm" svg:y2="19.081cm" draw:start-shape="id1511" draw:start-glue-point="1" draw:end-shape="id1513" draw:end-glue-point="3" svg:d="m66896 19118h808v-37h808">
          <text:p/>
        </draw:connector>
        <draw:custom-shape draw:style-name="class_20__28_external_20_module_29_" draw:id="id1514" draw:layer="layout" svg:width="2.162cm" svg:height="0.534cm" svg:x="69.912cm" svg:y="16.69cm">
          <text:p>ConfigItem</text:p>
          <draw:enhanced-geometry svg:viewBox="0 0 21600 21600" draw:type="rectangle" draw:enhanced-path="M 0 0 L 21600 0 21600 21600 0 21600 0 0 Z N"/>
        </draw:custom-shape>
        <draw:connector draw:style-name="inheritance_20__28_public_29_" draw:layer="layout" svg:x1="70.649cm" svg:y1="18.801cm" svg:x2="70.993cm" svg:y2="17.224cm" draw:start-shape="id1513" draw:start-glue-point="0" draw:end-shape="id1514" draw:end-glue-point="2" svg:d="m70649 18801v-788h344v-789">
          <text:p/>
        </draw:connector>
        <draw:custom-shape draw:style-name="namespace" draw:layer="layout" svg:width="3.587cm" svg:height="1.527cm" svg:x="69.25cm" svg:y="16.257cm">
          <text:p>utl</text:p>
          <draw:enhanced-geometry svg:viewBox="0 0 21600 21600" draw:type="rectangle" draw:enhanced-path="M 0 0 L 21600 0 21600 21600 0 21600 0 0 Z N"/>
        </draw:custom-shape>
      </draw:page>
      <draw:page draw:name="svx" draw:style-name="dp1" draw:master-page-name="Default">
        <office:forms form:automatic-focus="false" form:apply-design-mode="false"/>
        <draw:custom-shape draw:style-name="namespace" draw:layer="layout" svg:width="3.862cm" svg:height="2.307cm" svg:x="2.281cm" svg:y="7.905cm">
          <text:p text:style-name="P2">utl</text:p>
          <draw:enhanced-geometry svg:viewBox="0 0 21600 21600" draw:type="rectangle" draw:enhanced-path="M 0 0 L 21600 0 21600 21600 0 21600 0 0 Z N"/>
        </draw:custom-shape>
        <draw:custom-shape draw:style-name="gr3" draw:id="id1515" draw:layer="layout" svg:width="3.124cm" svg:height="0.962cm" svg:x="7.114cm" svg:y="34.52cm">
          <text:p text:style-name="P2">SvxHyperlinkItem</text:p>
          <draw:enhanced-geometry svg:viewBox="0 0 21600 21600" draw:type="rectangle" draw:enhanced-path="M 0 0 L 21600 0 21600 21600 0 21600 0 0 Z N"/>
        </draw:custom-shape>
        <draw:custom-shape draw:style-name="class_20__28_external_20_module_29_" draw:id="id1516" draw:layer="layout" svg:width="2.618cm" svg:height="0.907cm" svg:x="7.62cm" svg:y="26.903cm">
          <text:p text:style-name="P2">SfxPoolItem</text:p>
          <draw:enhanced-geometry svg:viewBox="0 0 21600 21600" draw:type="rectangle" draw:enhanced-path="M 0 0 L 21600 0 21600 21600 0 21600 0 0 Z N"/>
        </draw:custom-shape>
        <draw:connector draw:style-name="inheritance_20__28_public_29_" draw:layer="layout" svg:x1="8.676cm" svg:y1="34.52cm" svg:x2="8.929cm" svg:y2="27.81cm" draw:start-shape="id1515" draw:start-glue-point="0" draw:end-shape="id1516" draw:end-glue-point="2" svg:d="m8676 34520v-3355h253v-3355">
          <text:p/>
        </draw:connector>
        <draw:custom-shape draw:style-name="gr1" draw:text-style-name="P1" draw:layer="layout" svg:width="2.86cm" svg:height="0.917cm" svg:x="3.218cm" svg:y="35.212cm">
          <text:p text:style-name="P3">SvxFieldItem</text:p>
          <draw:enhanced-geometry svg:viewBox="0 0 21600 21600" draw:type="rectangle" draw:enhanced-path="M 0 0 L 21600 0 21600 21600 0 21600 0 0 Z N"/>
        </draw:custom-shape>
        <draw:custom-shape draw:style-name="gr1" draw:text-style-name="P1" draw:id="id1518" draw:layer="layout" svg:width="2.592cm" svg:height="0.985cm" svg:x="9.468cm" svg:y="37.378cm">
          <text:p text:style-name="P3">SvxFieldData</text:p>
          <draw:enhanced-geometry svg:viewBox="0 0 21600 21600" draw:type="rectangle" draw:enhanced-path="M 0 0 L 21600 0 21600 21600 0 21600 0 0 Z N"/>
        </draw:custom-shape>
        <draw:custom-shape draw:style-name="gr1" draw:text-style-name="P1" draw:id="id1517" draw:layer="layout" svg:width="2.442cm" svg:height="0.942cm" svg:x="9.125cm" svg:y="39.906cm">
          <text:p text:style-name="P3">SvxURLField</text:p>
          <draw:enhanced-geometry svg:viewBox="0 0 21600 21600" draw:type="rectangle" draw:enhanced-path="M 0 0 L 21600 0 21600 21600 0 21600 0 0 Z N"/>
        </draw:custom-shape>
        <draw:connector draw:style-name="inheritance_20__28_public_29_" draw:layer="layout" svg:x1="10.346cm" svg:y1="39.906cm" svg:x2="10.764cm" svg:y2="38.363cm" draw:start-shape="id1517" draw:start-glue-point="0" draw:end-shape="id1518" draw:end-glue-point="2" svg:d="m10346 39906v-772h418v-771">
          <text:p/>
        </draw:connector>
        <draw:custom-shape draw:style-name="gr1" draw:text-style-name="P1" draw:id="id1520" draw:layer="layout" svg:width="2.669cm" svg:height="6.511cm" svg:x="38.114cm" svg:y="36.512cm">
          <draw:glue-point draw:id="4" svg:x="4.998cm" svg:y="3.693cm"/>
          <draw:glue-point draw:id="5" svg:x="4.998cm" svg:y="1.695cm"/>
          <draw:glue-point draw:id="6" svg:x="4.998cm" svg:y="-1.703cm"/>
          <draw:glue-point draw:id="7" svg:x="4.998cm" svg:y="-3.7cm"/>
          <draw:glue-point draw:id="8" svg:x="4.998cm" svg:y="4.387cm"/>
          <draw:glue-point draw:id="9" svg:x="4.998cm" svg:y="2.681cm"/>
          <draw:glue-point draw:id="10" svg:x="4.998cm" svg:y="0.771cm"/>
          <draw:glue-point draw:id="11" svg:x="4.998cm" svg:y="-0.895cm"/>
          <draw:glue-point draw:id="12" svg:x="4.998cm" svg:y="-2.804cm"/>
          <draw:glue-point draw:id="13" svg:x="4.998cm" svg:y="-4.552cm"/>
          <text:p text:style-name="P3">ImpEditEngine</text:p>
          <draw:enhanced-geometry svg:viewBox="0 0 21600 21600" draw:type="rectangle" draw:enhanced-path="M 0 0 L 21600 0 21600 21600 0 21600 0 0 Z N"/>
        </draw:custom-shape>
        <draw:custom-shape draw:style-name="gr1" draw:text-style-name="P1" draw:id="id1519" draw:layer="layout" svg:width="2.592cm" svg:height="0.959cm" svg:x="32.585cm" svg:y="42.591cm">
          <text:p text:style-name="P3">EditEngine</text:p>
          <draw:enhanced-geometry svg:viewBox="0 0 21600 21600" draw:type="rectangle" draw:enhanced-path="M 0 0 L 21600 0 21600 21600 0 21600 0 0 Z N"/>
        </draw:custom-shape>
        <draw:connector draw:style-name="data_20_member_20__28_pointer_29_" draw:layer="layout" svg:x1="35.177cm" svg:y1="43.07cm" svg:x2="38.114cm" svg:y2="39.767cm" draw:start-shape="id1519" draw:start-glue-point="1" draw:end-shape="id1520" draw:end-glue-point="3" svg:d="m35177 43070h1468v-3303h1469">
          <text:p>pImpEditEngine</text:p>
        </draw:connector>
        <draw:frame draw:style-name="gr51" draw:text-style-name="P4" draw:layer="layout" svg:width="10.637cm" svg:height="6.29cm" svg:x="36.867cm" svg:y="29.508cm">
          <draw:text-box>
            <text:p text:style-name="P4"><text:span text:style-name="T2">ImpEditEngine</text:span> has the <text:span text:style-name="T2">Paint</text:span> method that draws string while in cell input mode.</text:p>
            <text:p text:style-name="P4"/>
            <text:p text:style-name="P4"><text:span text:style-name="T1">ImpEditEngine</text:span> organizes text object first by paragraphs. <text:s/>Each paragraph is represented by an instance of <text:span text:style-name="T1">ParaPortion</text:span>. <text:s/>Each paragraph has a list of lines and a list of text portions. <text:s/>Each line is represented by an instance of <text:span text:style-name="T1">EditLine</text:span>, and has the positions of the individual characters on that line, as well as the starting and ending character positions.</text:p>
            <text:p text:style-name="P4"/>
            <text:p text:style-name="P4"><text:span text:style-name="T1">ParaPortion</text:span> also stores a list of text portions, which are independent of lines. <text:s/>A text portion is a segment of text where the script type is uniform.</text:p>
          </draw:text-box>
        </draw:frame>
        <draw:custom-shape draw:style-name="gr3" draw:id="id1521" draw:layer="layout" svg:width="2.41cm" svg:height="0.959cm" svg:x="21.397cm" svg:y="44.26cm">
          <text:p text:style-name="P2">EditView</text:p>
          <draw:enhanced-geometry svg:viewBox="0 0 21600 21600" draw:type="rectangle" draw:enhanced-path="M 0 0 L 21600 0 21600 21600 0 21600 0 0 Z N"/>
        </draw:custom-shape>
        <draw:custom-shape draw:style-name="gr3" draw:id="id1522" draw:layer="layout" svg:width="2.41cm" svg:height="0.959cm" svg:x="27.698cm" svg:y="43.581cm">
          <text:p text:style-name="P2">ImpEditView</text:p>
          <draw:enhanced-geometry svg:viewBox="0 0 21600 21600" draw:type="rectangle" draw:enhanced-path="M 0 0 L 21600 0 21600 21600 0 21600 0 0 Z N"/>
        </draw:custom-shape>
        <draw:connector draw:style-name="data_20_member_20__28_pointer_29_" draw:layer="layout" svg:x1="23.807cm" svg:y1="44.739cm" svg:x2="27.698cm" svg:y2="44.06cm" draw:start-shape="id1521" draw:start-glue-point="1" draw:end-shape="id1522" draw:end-glue-point="3" svg:d="m23807 44739h1946v-679h1945">
          <text:p/>
        </draw:connector>
        <draw:custom-shape draw:style-name="gr3" draw:id="id1551" draw:layer="layout" svg:width="1.546cm" svg:height="0.584cm" svg:x="50.371cm" svg:y="43.126cm">
          <text:p text:style-name="P2">EditPaM</text:p>
          <draw:enhanced-geometry svg:viewBox="0 0 21600 21600" draw:type="rectangle" draw:enhanced-path="M 0 0 L 21600 0 21600 21600 0 21600 0 0 Z N"/>
        </draw:custom-shape>
        <draw:custom-shape draw:style-name="gr1" draw:text-style-name="P1" draw:id="id1523" draw:layer="layout" svg:width="4.005cm" svg:height="0.81cm" svg:x="44.972cm" svg:y="74.374cm">
          <text:p text:style-name="P3">SvxSelectionModeControl</text:p>
          <draw:enhanced-geometry svg:viewBox="0 0 21600 21600" draw:type="rectangle" draw:enhanced-path="M 0 0 L 21600 0 21600 21600 0 21600 0 0 Z N"/>
        </draw:custom-shape>
        <draw:custom-shape draw:style-name="class_20__28_external_20_module_29_" draw:id="id1524" draw:layer="layout" svg:width="10.298cm" svg:height="0.81cm" svg:x="51.88cm" svg:y="69.339cm">
          <draw:glue-point draw:id="4" svg:x="-4.538cm" svg:y="5.012cm"/>
          <draw:glue-point draw:id="5" svg:x="-3.758cm" svg:y="5.012cm"/>
          <draw:glue-point draw:id="6" svg:x="-2.978cm" svg:y="5.012cm"/>
          <draw:glue-point draw:id="7" svg:x="-2.273cm" svg:y="5.012cm"/>
          <draw:glue-point draw:id="8" svg:x="-1.417cm" svg:y="5.012cm"/>
          <draw:glue-point draw:id="9" svg:x="-0.637cm" svg:y="5.012cm"/>
          <draw:glue-point draw:id="10" svg:x="0.645cm" svg:y="5.012cm"/>
          <text:p text:style-name="P2">SfxStatusBarControl</text:p>
          <draw:enhanced-geometry svg:viewBox="0 0 21600 21600" draw:type="rectangle" draw:enhanced-path="M 0 0 L 21600 0 21600 21600 0 21600 0 0 Z N"/>
        </draw:custom-shape>
        <draw:connector draw:style-name="inheritance_20__28_public_29_" draw:layer="layout" svg:x1="46.974cm" svg:y1="74.374cm" svg:x2="52.356cm" svg:y2="70.149cm" draw:start-shape="id1523" draw:start-glue-point="0" draw:end-shape="id1524" draw:end-glue-point="4" svg:d="m46974 74374v-2112h5382v-2113">
          <text:p/>
        </draw:connector>
        <draw:custom-shape draw:style-name="namespace" draw:layer="layout" svg:width="25.439cm" svg:height="18.636cm" svg:x="59.633cm" svg:y="8.363cm">
          <text:p text:style-name="P2">svx</text:p>
          <draw:enhanced-geometry svg:viewBox="0 0 21600 21600" draw:type="rectangle" draw:enhanced-path="M 0 0 L 21600 0 21600 21600 0 21600 0 0 Z N"/>
        </draw:custom-shape>
        <draw:custom-shape draw:style-name="gr3" draw:id="id1526" draw:layer="layout" svg:width="2.725cm" svg:height="0.608cm" svg:x="65.51cm" svg:y="9.611cm">
          <draw:glue-point draw:id="4" svg:x="-2.084cm" svg:y="5cm"/>
          <draw:glue-point draw:id="5" svg:x="2.091cm" svg:y="5cm"/>
          <text:p text:style-name="P2">MSCodec_Xor95</text:p>
          <draw:enhanced-geometry svg:viewBox="0 0 21600 21600" draw:type="rectangle" draw:enhanced-path="M 0 0 L 21600 0 21600 21600 0 21600 0 0 Z N"/>
        </draw:custom-shape>
        <draw:custom-shape draw:style-name="gr3" draw:id="id1525" draw:layer="layout" svg:width="3.572cm" svg:height="0.581cm" svg:x="62.627cm" svg:y="11.306cm">
          <text:p text:style-name="P2">MSCodec_XorWord95</text:p>
          <draw:enhanced-geometry svg:viewBox="0 0 21600 21600" draw:type="rectangle" draw:enhanced-path="M 0 0 L 21600 0 21600 21600 0 21600 0 0 Z N"/>
        </draw:custom-shape>
        <draw:custom-shape draw:style-name="gr3" draw:id="id1527" draw:layer="layout" svg:width="3.305cm" svg:height="0.608cm" svg:x="67.312cm" svg:y="11.279cm">
          <text:p text:style-name="P2">MSCodec_XorXLS95</text:p>
          <draw:enhanced-geometry svg:viewBox="0 0 21600 21600" draw:type="rectangle" draw:enhanced-path="M 0 0 L 21600 0 21600 21600 0 21600 0 0 Z N"/>
        </draw:custom-shape>
        <draw:connector draw:style-name="inheritance_20__28_public_29_" draw:layer="layout" svg:x1="64.413cm" svg:y1="11.306cm" svg:x2="66.305cm" svg:y2="10.219cm" draw:start-shape="id1525" draw:start-glue-point="0" draw:end-shape="id1526" draw:end-glue-point="4" svg:d="m64413 11306v-544h1892v-543">
          <text:p/>
        </draw:connector>
        <draw:connector draw:style-name="inheritance_20__28_public_29_" draw:layer="layout" svg:x1="68.964cm" svg:y1="11.279cm" svg:x2="67.441cm" svg:y2="10.219cm" draw:start-shape="id1527" draw:start-glue-point="0" draw:end-shape="id1526" draw:end-glue-point="5" svg:d="m68964 11279v-530h-1523v-530">
          <text:p/>
        </draw:connector>
        <draw:custom-shape draw:style-name="gr3" draw:layer="layout" svg:width="2.911cm" svg:height="0.582cm" svg:x="69.743cm" svg:y="13.21cm">
          <text:p text:style-name="P2">MSCodec_Std97</text:p>
          <draw:enhanced-geometry svg:viewBox="0 0 21600 21600" draw:type="rectangle" draw:enhanced-path="M 0 0 L 21600 0 21600 21600 0 21600 0 0 Z N"/>
        </draw:custom-shape>
        <draw:custom-shape draw:style-name="gr1" draw:text-style-name="P1" draw:id="id1529" draw:layer="layout" svg:width="4.407cm" svg:height="2.006cm" svg:x="71.433cm" svg:y="16.841cm">
          <draw:glue-point draw:id="4" svg:x="-5.001cm" svg:y="1.65cm"/>
          <draw:glue-point draw:id="5" svg:x="-5.001cm" svg:y="3.325cm"/>
          <draw:glue-point draw:id="6" svg:x="-5.001cm" svg:y="-1.58cm"/>
          <draw:glue-point draw:id="7" svg:x="-5.001cm" svg:y="-3.614cm"/>
          <text:p text:style-name="P3">ToolboxButtonColorUpdater</text:p>
          <draw:enhanced-geometry svg:viewBox="0 0 21600 21600" draw:type="rectangle" draw:enhanced-path="M 0 0 L 21600 0 21600 21600 0 21600 0 0 Z N"/>
        </draw:custom-shape>
        <draw:custom-shape draw:style-name="gr1" draw:text-style-name="P1" draw:id="id1528" draw:layer="layout" svg:width="3.48cm" svg:height="0.648cm" svg:x="65.663cm" svg:y="16.759cm">
          <text:p text:style-name="P3">ExtrusionColorControl</text:p>
          <draw:enhanced-geometry svg:viewBox="0 0 21600 21600" draw:type="rectangle" draw:enhanced-path="M 0 0 L 21600 0 21600 21600 0 21600 0 0 Z N"/>
        </draw:custom-shape>
        <draw:connector draw:style-name="data_20_member_20__28_pointer_29_" draw:layer="layout" svg:x1="69.143cm" svg:y1="17.083cm" svg:x2="71.433cm" svg:y2="17.844cm" draw:start-shape="id1528" draw:start-glue-point="1" draw:end-shape="id1529" draw:end-glue-point="3" svg:d="m69143 17083h1145v761h1145">
          <text:p/>
        </draw:connector>
        <draw:custom-shape draw:style-name="class_20__28_external_20_module_29_" draw:id="id1530" draw:layer="layout" svg:width="3.096cm" svg:height="0.576cm" svg:x="63.095cm" svg:y="14.551cm">
          <draw:glue-point draw:id="4" svg:x="-3.449cm" svg:y="5cm"/>
          <draw:glue-point draw:id="5" svg:x="-1.666cm" svg:y="5cm"/>
          <draw:glue-point draw:id="6" svg:x="1.589cm" svg:y="5cm"/>
          <draw:glue-point draw:id="7" svg:x="3.294cm" svg:y="5cm"/>
          <text:p text:style-name="P2">SfxToolBoxControl</text:p>
          <draw:enhanced-geometry svg:viewBox="0 0 21600 21600" draw:type="rectangle" draw:enhanced-path="M 0 0 L 21600 0 21600 21600 0 21600 0 0 Z N"/>
        </draw:custom-shape>
        <draw:connector draw:style-name="inheritance_20__28_public_29_" draw:layer="layout" svg:x1="67.403cm" svg:y1="16.759cm" svg:x2="64.643cm" svg:y2="15.127cm" draw:start-shape="id1528" draw:start-glue-point="0" draw:end-shape="id1530" svg:d="m67403 16759v-816h-2760v-816">
          <text:p/>
        </draw:connector>
        <draw:custom-shape draw:style-name="gr1" draw:text-style-name="P1" draw:id="id1531" draw:layer="layout" svg:width="4.392cm" svg:height="0.6cm" svg:x="60.791cm" svg:y="18.007cm">
          <text:p text:style-name="P3">SvxFontColorToolBoxControl</text:p>
          <draw:enhanced-geometry svg:viewBox="0 0 21600 21600" draw:type="rectangle" draw:enhanced-path="M 0 0 L 21600 0 21600 21600 0 21600 0 0 Z N"/>
        </draw:custom-shape>
        <draw:connector draw:style-name="data_20_member_20__28_pointer_29_" draw:layer="layout" svg:x1="65.183cm" svg:y1="18.307cm" svg:x2="71.433cm" svg:y2="18.51cm" draw:start-shape="id1531" draw:start-glue-point="1" draw:end-shape="id1529" draw:end-glue-point="5" svg:d="m65183 18307h3125v203h3125">
          <text:p/>
        </draw:connector>
        <draw:connector draw:style-name="inheritance_20__28_public_29_" draw:layer="layout" svg:x1="62.987cm" svg:y1="18.007cm" svg:x2="63.576cm" svg:y2="15.127cm" draw:start-shape="id1531" draw:start-glue-point="0" draw:end-shape="id1530" draw:end-glue-point="4" svg:d="m62987 18007v-1440h589v-1440">
          <text:p/>
        </draw:connector>
        <draw:custom-shape draw:style-name="gr3" draw:layer="layout" svg:width="3.035cm" svg:height="0.642cm" svg:x="15.025cm" svg:y="42.599cm">
          <text:p text:style-name="P2">ToolbarMenuEntry</text:p>
          <draw:enhanced-geometry svg:viewBox="0 0 21600 21600" draw:type="rectangle" draw:enhanced-path="M 0 0 L 21600 0 21600 21600 0 21600 0 0 Z N"/>
        </draw:custom-shape>
        <draw:custom-shape draw:style-name="gr1" draw:text-style-name="P1" draw:id="id1532" draw:layer="layout" svg:width="2.048cm" svg:height="0.7cm" svg:x="5.21cm" svg:y="4.925cm">
          <draw:glue-point draw:id="4" svg:x="-2.216cm" svg:y="-5cm"/>
          <draw:glue-point draw:id="5" svg:x="2.084cm" svg:y="-5cm"/>
          <text:p text:style-name="P3">SvxShape</text:p>
          <draw:enhanced-geometry svg:viewBox="0 0 21600 21600" draw:type="rectangle" draw:enhanced-path="M 0 0 L 21600 0 21600 21600 0 21600 0 0 Z N"/>
        </draw:custom-shape>
        <draw:custom-shape draw:style-name="gr1" draw:text-style-name="P1" draw:id="id1534" draw:layer="layout" svg:width="2.747cm" svg:height="0.7cm" svg:x="14.748cm" svg:y="5.236cm">
          <draw:glue-point draw:id="4" svg:x="-2.449cm" svg:y="-5cm"/>
          <draw:glue-point draw:id="5" svg:x="2.362cm" svg:y="-5cm"/>
          <text:p text:style-name="P3">SvxShapeGroup</text:p>
          <draw:enhanced-geometry svg:viewBox="0 0 21600 21600" draw:type="rectangle" draw:enhanced-path="M 0 0 L 21600 0 21600 21600 0 21600 0 0 Z N"/>
        </draw:custom-shape>
        <draw:custom-shape draw:style-name="gr2" draw:id="id1533" draw:layer="layout" svg:width="6.506cm" svg:height="1.115cm" svg:x="2.903cm" svg:y="1.97cm">
          <text:p text:style-name="P2">com.sun.star.drawing.XShape</text:p>
          <text:p text:style-name="P2">com.sun.star.drawing.XGluePointsSupplier</text:p>
          <draw:enhanced-geometry svg:viewBox="0 0 21600 21600" draw:type="rectangle" draw:enhanced-path="M 0 0 L 21600 0 21600 21600 0 21600 0 0 Z N"/>
        </draw:custom-shape>
        <draw:connector draw:style-name="inheritance_20__28_public_29_" draw:layer="layout" svg:x1="5.781cm" svg:y1="4.925cm" svg:x2="6.156cm" svg:y2="3.085cm" draw:start-shape="id1532" draw:start-glue-point="4" draw:end-shape="id1533" draw:end-glue-point="2" svg:d="m5781 4925v-920h375v-920">
          <text:p/>
        </draw:connector>
        <draw:custom-shape draw:style-name="gr2" draw:id="id1535" draw:layer="layout" svg:width="5.598cm" svg:height="1.061cm" svg:x="13.452cm" svg:y="2.982cm">
          <text:p text:style-name="P2">com.sun.star.drawing.XShapeGroup</text:p>
          <text:p text:style-name="P2">com.sun.star.drawing.XShapes</text:p>
          <draw:enhanced-geometry svg:viewBox="0 0 21600 21600" draw:type="rectangle" draw:enhanced-path="M 0 0 L 21600 0 21600 21600 0 21600 0 0 Z N"/>
        </draw:custom-shape>
        <draw:connector draw:style-name="inheritance_20__28_public_29_" draw:layer="layout" svg:x1="15.449cm" svg:y1="5.236cm" svg:x2="16.251cm" svg:y2="4.043cm" draw:start-shape="id1534" draw:start-glue-point="4" draw:end-shape="id1535" svg:d="m15449 5236v-597h802v-596">
          <text:p/>
        </draw:connector>
        <draw:custom-shape draw:style-name="gr3" draw:id="id1536" draw:layer="layout" svg:width="2.765cm" svg:height="0.64cm" svg:x="49.799cm" svg:y="6.805cm">
          <text:p text:style-name="P2">OfaAutoCorrDlg</text:p>
          <draw:enhanced-geometry svg:viewBox="0 0 21600 21600" draw:type="rectangle" draw:enhanced-path="M 0 0 L 21600 0 21600 21600 0 21600 0 0 Z N"/>
        </draw:custom-shape>
        <draw:custom-shape draw:style-name="class_20__28_external_20_module_29_" draw:id="id1537" draw:layer="layout" svg:width="2.518cm" svg:height="0.642cm" svg:x="50.193cm" svg:y="4.88cm">
          <text:p text:style-name="P2">SfxTabDialog</text:p>
          <draw:enhanced-geometry svg:viewBox="0 0 21600 21600" draw:type="rectangle" draw:enhanced-path="M 0 0 L 21600 0 21600 21600 0 21600 0 0 Z N"/>
        </draw:custom-shape>
        <draw:connector draw:style-name="inheritance_20__28_public_29_" draw:layer="layout" svg:x1="51.181cm" svg:y1="6.805cm" svg:x2="51.452cm" svg:y2="5.522cm" draw:start-shape="id1536" draw:start-glue-point="0" draw:end-shape="id1537" draw:end-glue-point="2" svg:d="m51181 6805v-641h271v-642">
          <text:p/>
        </draw:connector>
        <draw:custom-shape draw:style-name="gr1" draw:text-style-name="P1" draw:id="id1538" draw:layer="layout" svg:width="3.9cm" svg:height="1.23cm" svg:x="30.381cm" svg:y="14.27cm">
          <draw:glue-point draw:id="4" svg:x="5cm" svg:y="-2.585cm"/>
          <text:p text:style-name="P3">OfaAutocorrOptionsPage</text:p>
          <draw:enhanced-geometry svg:viewBox="0 0 21600 21600" draw:type="rectangle" draw:enhanced-path="M 0 0 L 21600 0 21600 21600 0 21600 0 0 Z N"/>
        </draw:custom-shape>
        <draw:custom-shape draw:style-name="gr1" draw:text-style-name="P1" draw:layer="layout" svg:width="4.566cm" svg:height="0.544cm" svg:x="49.538cm" svg:y="9.547cm">
          <text:p text:style-name="P3">OfaSwAutoFmtOptionsPage</text:p>
          <draw:enhanced-geometry svg:viewBox="0 0 21600 21600" draw:type="rectangle" draw:enhanced-path="M 0 0 L 21600 0 21600 21600 0 21600 0 0 Z N"/>
        </draw:custom-shape>
        <draw:custom-shape draw:style-name="gr1" draw:text-style-name="P1" draw:layer="layout" svg:width="4.394cm" svg:height="0.666cm" svg:x="49.488cm" svg:y="10.757cm">
          <text:p text:style-name="P3">OfaAutoCompleteTabPage</text:p>
          <draw:enhanced-geometry svg:viewBox="0 0 21600 21600" draw:type="rectangle" draw:enhanced-path="M 0 0 L 21600 0 21600 21600 0 21600 0 0 Z N"/>
        </draw:custom-shape>
        <draw:custom-shape draw:style-name="gr1" draw:text-style-name="P1" draw:layer="layout" svg:width="4.665cm" svg:height="0.666cm" svg:x="49.735cm" svg:y="11.695cm">
          <text:p text:style-name="P3">OfaSmartTagOptionsTabPage</text:p>
          <draw:enhanced-geometry svg:viewBox="0 0 21600 21600" draw:type="rectangle" draw:enhanced-path="M 0 0 L 21600 0 21600 21600 0 21600 0 0 Z N"/>
        </draw:custom-shape>
        <draw:custom-shape draw:style-name="gr1" draw:text-style-name="P1" draw:layer="layout" svg:width="4.355cm" svg:height="0.621cm" svg:x="49.89cm" svg:y="12.839cm">
          <text:p text:style-name="P3">OfaAutocorrReplacePage</text:p>
          <draw:enhanced-geometry svg:viewBox="0 0 21600 21600" draw:type="rectangle" draw:enhanced-path="M 0 0 L 21600 0 21600 21600 0 21600 0 0 Z N"/>
        </draw:custom-shape>
        <draw:custom-shape draw:style-name="gr1" draw:text-style-name="P1" draw:layer="layout" svg:width="3.888cm" svg:height="0.621cm" svg:x="49.813cm" svg:y="13.85cm">
          <text:p text:style-name="P3">OfaAutocorrExceptPage</text:p>
          <draw:enhanced-geometry svg:viewBox="0 0 21600 21600" draw:type="rectangle" draw:enhanced-path="M 0 0 L 21600 0 21600 21600 0 21600 0 0 Z N"/>
        </draw:custom-shape>
        <draw:custom-shape draw:style-name="gr1" draw:text-style-name="P1" draw:layer="layout" svg:width="3.136cm" svg:height="0.621cm" svg:x="50.435cm" svg:y="15.094cm">
          <text:p text:style-name="P3">OfaQuoteTabPage</text:p>
          <draw:enhanced-geometry svg:viewBox="0 0 21600 21600" draw:type="rectangle" draw:enhanced-path="M 0 0 L 21600 0 21600 21600 0 21600 0 0 Z N"/>
        </draw:custom-shape>
        <draw:custom-shape draw:style-name="class_20__28_external_20_module_29_" draw:id="id1539" draw:layer="layout" svg:width="5.857cm" svg:height="0.596cm" svg:x="34.257cm" svg:y="4.611cm">
          <draw:glue-point draw:id="4" svg:x="-4.159cm" svg:y="5cm"/>
          <draw:glue-point draw:id="5" svg:x="-3.097cm" svg:y="5cm"/>
          <draw:glue-point draw:id="6" svg:x="-2.035cm" svg:y="5cm"/>
          <draw:glue-point draw:id="7" svg:x="-0.928cm" svg:y="5cm"/>
          <draw:glue-point draw:id="8" svg:x="1.108cm" svg:y="5cm"/>
          <draw:glue-point draw:id="9" svg:x="2.214cm" svg:y="5cm"/>
          <draw:glue-point draw:id="10" svg:x="3.276cm" svg:y="5cm"/>
          <draw:glue-point draw:id="11" svg:x="4.16cm" svg:y="5cm"/>
          <text:p text:style-name="P2">SfxTabPage</text:p>
          <draw:enhanced-geometry svg:viewBox="0 0 21600 21600" draw:type="rectangle" draw:enhanced-path="M 0 0 L 21600 0 21600 21600 0 21600 0 0 Z N"/>
        </draw:custom-shape>
        <draw:connector draw:style-name="inheritance_20__28_public_29_" draw:layer="layout" svg:x1="32.331cm" svg:y1="14.27cm" svg:x2="34.75cm" svg:y2="5.207cm" draw:start-shape="id1538" draw:start-glue-point="0" draw:end-shape="id1539" draw:end-glue-point="4" svg:d="m32331 14270v-4531h2419v-4532">
          <text:p/>
        </draw:connector>
        <draw:custom-shape draw:style-name="gr1" draw:text-style-name="P1" draw:id="id1540" draw:layer="layout" svg:width="4.069cm" svg:height="0.621cm" svg:x="44.963cm" svg:y="6.064cm">
          <text:p text:style-name="P3">OfaACorrCheckListBox</text:p>
          <draw:enhanced-geometry svg:viewBox="0 0 21600 21600" draw:type="rectangle" draw:enhanced-path="M 0 0 L 21600 0 21600 21600 0 21600 0 0 Z N"/>
        </draw:custom-shape>
        <draw:custom-shape draw:style-name="gr1" draw:text-style-name="P1" draw:id="id1541" draw:layer="layout" svg:width="3.136cm" svg:height="0.57cm" svg:x="45.456cm" svg:y="4.069cm">
          <text:p text:style-name="P3">SvxSimpleTable</text:p>
          <draw:enhanced-geometry svg:viewBox="0 0 21600 21600" draw:type="rectangle" draw:enhanced-path="M 0 0 L 21600 0 21600 21600 0 21600 0 0 Z N"/>
        </draw:custom-shape>
        <draw:connector draw:style-name="inheritance_20__28_public_29_" draw:layer="layout" svg:x1="46.997cm" svg:y1="6.064cm" svg:x2="47.024cm" svg:y2="4.639cm" draw:start-shape="id1540" draw:start-glue-point="0" draw:end-shape="id1541" draw:end-glue-point="2" svg:d="m46997 6064v-713h27v-712">
          <text:p/>
        </draw:connector>
        <draw:custom-shape draw:style-name="gr1" draw:text-style-name="P1" draw:id="id1542" draw:layer="layout" svg:width="3.084cm" svg:height="1.423cm" svg:x="12.901cm" svg:y="12.236cm">
          <draw:glue-point draw:id="4" svg:x="-5cm" svg:y="-2.466cm"/>
          <draw:glue-point draw:id="5" svg:x="-5cm" svg:y="2.452cm"/>
          <text:p text:style-name="P3">SvxAutoCorrCfg</text:p>
          <draw:enhanced-geometry svg:viewBox="0 0 21600 21600" draw:type="rectangle" draw:enhanced-path="M 0 0 L 21600 0 21600 21600 0 21600 0 0 Z N"/>
        </draw:custom-shape>
        <draw:custom-shape draw:style-name="gr1" draw:text-style-name="P1" draw:id="id1543" draw:layer="layout" svg:width="3.084cm" svg:height="0.648cm" svg:x="17.437cm" svg:y="12.288cm">
          <text:p text:style-name="P3">SvxAutoCorrect</text:p>
          <draw:enhanced-geometry svg:viewBox="0 0 21600 21600" draw:type="rectangle" draw:enhanced-path="M 0 0 L 21600 0 21600 21600 0 21600 0 0 Z N"/>
        </draw:custom-shape>
        <draw:custom-shape draw:style-name="gr1" draw:text-style-name="P1" draw:id="id1544" draw:layer="layout" svg:width="3.551cm" svg:height="0.648cm" svg:x="2.903cm" svg:y="12.724cm">
          <text:p text:style-name="P3">SvxBaseAutoCorrCfg</text:p>
          <draw:enhanced-geometry svg:viewBox="0 0 21600 21600" draw:type="rectangle" draw:enhanced-path="M 0 0 L 21600 0 21600 21600 0 21600 0 0 Z N"/>
        </draw:custom-shape>
        <draw:custom-shape draw:style-name="gr1" draw:text-style-name="P1" draw:id="id1546" draw:layer="layout" svg:width="3.551cm" svg:height="0.648cm" svg:x="5.081cm" svg:y="11.689cm">
          <text:p text:style-name="P3">SvxSwAutoCorrCfg</text:p>
          <draw:enhanced-geometry svg:viewBox="0 0 21600 21600" draw:type="rectangle" draw:enhanced-path="M 0 0 L 21600 0 21600 21600 0 21600 0 0 Z N"/>
        </draw:custom-shape>
        <draw:connector draw:style-name="data_20_member_20__28_pointer_29_" draw:layer="layout" svg:x1="15.985cm" svg:y1="12.947cm" svg:x2="17.437cm" svg:y2="12.612cm" draw:start-shape="id1542" draw:start-glue-point="1" draw:end-shape="id1543" draw:end-glue-point="3" svg:d="m15985 12947h726v-335h726">
          <text:p/>
        </draw:connector>
        <draw:custom-shape draw:style-name="class_20__28_external_20_module_29_" draw:id="id1545" draw:layer="layout" svg:width="2.178cm" svg:height="0.7cm" svg:x="3.266cm" svg:y="8.656cm">
          <draw:glue-point draw:id="4" svg:x="-2.263cm" svg:y="5cm"/>
          <draw:glue-point draw:id="5" svg:x="2.378cm" svg:y="5cm"/>
          <text:p text:style-name="P2">ConfigItem</text:p>
          <draw:enhanced-geometry svg:viewBox="0 0 21600 21600" draw:type="rectangle" draw:enhanced-path="M 0 0 L 21600 0 21600 21600 0 21600 0 0 Z N"/>
        </draw:custom-shape>
        <draw:connector draw:style-name="inheritance_20__28_public_29_" draw:layer="layout" svg:x1="4.678cm" svg:y1="12.724cm" svg:x2="3.863cm" svg:y2="9.356cm" draw:start-shape="id1544" draw:start-glue-point="0" draw:end-shape="id1545" draw:end-glue-point="4" svg:d="m4678 12724v-1684h-815v-1684">
          <text:p/>
        </draw:connector>
        <draw:connector draw:style-name="inheritance_20__28_public_29_" draw:layer="layout" svg:x1="6.856cm" svg:y1="11.689cm" svg:x2="4.872cm" svg:y2="9.356cm" draw:start-shape="id1546" draw:start-glue-point="0" draw:end-shape="id1545" draw:end-glue-point="5" svg:d="m6856 11689v-1166h-1984v-1167">
          <text:p/>
        </draw:connector>
        <draw:connector draw:style-name="data_20_member_20__28_reference_29_" draw:layer="layout" svg:x1="8.632cm" svg:y1="12.013cm" svg:x2="12.901cm" svg:y2="12.597cm" draw:start-shape="id1546" draw:start-glue-point="1" draw:end-shape="id1542" draw:end-glue-point="4" svg:d="m8632 12013h2134v584h2135">
          <text:p/>
        </draw:connector>
        <draw:connector draw:style-name="data_20_member_20__28_reference_29_" draw:layer="layout" svg:x1="6.454cm" svg:y1="13.048cm" svg:x2="12.901cm" svg:y2="13.295cm" draw:start-shape="id1544" draw:start-glue-point="1" draw:end-shape="id1542" draw:end-glue-point="5" svg:d="m6454 13048h3223v247h3224">
          <text:p/>
        </draw:connector>
        <draw:custom-shape draw:style-name="gr1" draw:text-style-name="P1" draw:id="id1547" draw:layer="layout" svg:width="2.721cm" svg:height="0.674cm" svg:x="22.238cm" svg:y="11.689cm">
          <text:p text:style-name="P3">EdtAutoCorrDoc</text:p>
          <draw:enhanced-geometry svg:viewBox="0 0 21600 21600" draw:type="rectangle" draw:enhanced-path="M 0 0 L 21600 0 21600 21600 0 21600 0 0 Z N"/>
        </draw:custom-shape>
        <draw:custom-shape draw:style-name="gr1" draw:text-style-name="P1" draw:id="id1548" draw:layer="layout" svg:width="2.721cm" svg:height="0.674cm" svg:x="22.291cm" svg:y="9.978cm">
          <text:p text:style-name="P3">SvxAutoCorrDoc</text:p>
          <draw:enhanced-geometry svg:viewBox="0 0 21600 21600" draw:type="rectangle" draw:enhanced-path="M 0 0 L 21600 0 21600 21600 0 21600 0 0 Z N"/>
        </draw:custom-shape>
        <draw:connector draw:style-name="inheritance_20__28_public_29_" draw:layer="layout" svg:x1="23.598cm" svg:y1="11.689cm" svg:x2="23.651cm" svg:y2="10.652cm" draw:start-shape="id1547" draw:start-glue-point="0" draw:end-shape="id1548" draw:end-glue-point="2" svg:d="m23598 11689v-518h53v-519">
          <text:p/>
        </draw:connector>
        <draw:custom-shape draw:style-name="gr1" draw:text-style-name="P1" draw:id="id1549" draw:layer="layout" svg:width="3.317cm" svg:height="0.596cm" svg:x="36.04cm" svg:y="15.194cm">
          <text:p text:style-name="P3">SvxCheckListBox</text:p>
          <draw:enhanced-geometry svg:viewBox="0 0 21600 21600" draw:type="rectangle" draw:enhanced-path="M 0 0 L 21600 0 21600 21600 0 21600 0 0 Z N"/>
        </draw:custom-shape>
        <draw:connector draw:style-name="data_20_member" draw:layer="layout" svg:x1="34.281cm" svg:y1="14.568cm" svg:x2="36.04cm" svg:y2="15.492cm" draw:start-shape="id1538" draw:start-glue-point="4" draw:end-shape="id1549" draw:end-glue-point="3" svg:d="m34281 14568h879v924h880">
          <text:p/>
        </draw:connector>
        <draw:custom-shape draw:style-name="gr1" draw:text-style-name="P1" draw:id="id1550" draw:layer="layout" svg:width="2.261cm" svg:height="0.68cm" svg:x="46.139cm" svg:y="43.152cm">
          <text:p text:style-name="P3">EditSelection</text:p>
          <draw:enhanced-geometry svg:viewBox="0 0 21600 21600" draw:type="rectangle" draw:enhanced-path="M 0 0 L 21600 0 21600 21600 0 21600 0 0 Z N"/>
        </draw:custom-shape>
        <draw:connector draw:style-name="data_20_member_20__28_multiple_29_" draw:layer="layout" svg:x1="48.4cm" svg:y1="43.492cm" svg:x2="50.371cm" svg:y2="43.418cm" draw:start-shape="id1550" draw:start-glue-point="1" draw:end-shape="id1551" draw:end-glue-point="3" svg:d="m48400 43492h985v-74h986">
          <text:p/>
        </draw:connector>
        <draw:custom-shape draw:style-name="gr1" draw:text-style-name="P1" draw:id="id1553" draw:layer="layout" svg:width="2.214cm" svg:height="0.543cm" svg:x="22.963cm" svg:y="40.336cm">
          <text:p text:style-name="P3">ContentNode</text:p>
          <draw:enhanced-geometry svg:viewBox="0 0 21600 21600" draw:type="rectangle" draw:enhanced-path="M 0 0 L 21600 0 21600 21600 0 21600 0 0 Z N"/>
        </draw:custom-shape>
        <draw:connector draw:style-name="data_20_member_20__28_pointer_29_" draw:layer="layout" svg:x1="51.917cm" svg:y1="43.418cm" svg:x2="54.91cm" svg:y2="37.126cm" draw:start-shape="id1551" draw:start-glue-point="1" draw:end-shape="id1552" draw:end-glue-point="7" svg:d="m51917 43418h1497v-6292h1496">
          <text:p/>
        </draw:connector>
        <draw:custom-shape draw:style-name="class_20__28_external_20_module_29_" draw:id="id1554" draw:layer="layout" svg:width="1.885cm" svg:height="0.542cm" svg:x="23.456cm" svg:y="37.721cm">
          <text:p text:style-name="P2">UniString</text:p>
          <draw:enhanced-geometry svg:viewBox="0 0 21600 21600" draw:type="rectangle" draw:enhanced-path="M 0 0 L 21600 0 21600 21600 0 21600 0 0 Z N"/>
        </draw:custom-shape>
        <draw:connector draw:style-name="inheritance_20__28_public_29_" draw:layer="layout" svg:x1="24.07cm" svg:y1="40.336cm" svg:x2="24.398cm" svg:y2="38.263cm" draw:start-shape="id1553" draw:start-glue-point="0" draw:end-shape="id1554" draw:end-glue-point="2" svg:d="m24070 40336v-1037h328v-1036">
          <text:p/>
        </draw:connector>
        <draw:custom-shape draw:style-name="gr1" draw:text-style-name="P1" draw:id="id1557" draw:layer="layout" svg:width="4.51cm" svg:height="2.695cm" svg:x="1.996cm" svg:y="51.448cm">
          <draw:glue-point draw:id="4" svg:x="5cm" svg:y="-3.554cm"/>
          <draw:glue-point draw:id="5" svg:x="5cm" svg:y="-1.922cm"/>
          <draw:glue-point draw:id="6" svg:x="5cm" svg:y="1.925cm"/>
          <text:p text:style-name="P3">SvxNumberFormatTabPage</text:p>
          <draw:enhanced-geometry svg:viewBox="0 0 21600 21600" draw:type="rectangle" draw:enhanced-path="M 0 0 L 21600 0 21600 21600 0 21600 0 0 Z N"/>
        </draw:custom-shape>
        <draw:custom-shape draw:style-name="gr1" draw:text-style-name="P1" draw:id="id1555" draw:layer="layout" svg:width="4.018cm" svg:height="0.7cm" svg:x="14.851cm" svg:y="51.06cm">
          <text:p text:style-name="P3">SvxNumberPreviewImpl</text:p>
          <draw:enhanced-geometry svg:viewBox="0 0 21600 21600" draw:type="rectangle" draw:enhanced-path="M 0 0 L 21600 0 21600 21600 0 21600 0 0 Z N"/>
        </draw:custom-shape>
        <draw:custom-shape draw:style-name="class_20__28_external_20_module_29_" draw:id="id1556" draw:layer="layout" svg:width="1.917cm" svg:height="0.57cm" svg:x="15.085cm" svg:y="49.297cm">
          <text:p text:style-name="P2">Window</text:p>
          <draw:enhanced-geometry svg:viewBox="0 0 21600 21600" draw:type="rectangle" draw:enhanced-path="M 0 0 L 21600 0 21600 21600 0 21600 0 0 Z N"/>
        </draw:custom-shape>
        <draw:connector draw:style-name="inheritance_20__28_public_29_" draw:layer="layout" svg:x1="16.86cm" svg:y1="51.06cm" svg:x2="16.043cm" svg:y2="49.867cm" draw:start-shape="id1555" draw:start-glue-point="0" draw:end-shape="id1556" draw:end-glue-point="2" svg:d="m16860 51060v-596h-817v-597">
          <text:p/>
        </draw:connector>
        <draw:connector draw:style-name="data_20_member" draw:layer="layout" svg:x1="6.506cm" svg:y1="51.838cm" svg:x2="14.851cm" svg:y2="51.41cm" draw:start-shape="id1557" draw:start-glue-point="4" draw:end-shape="id1555" draw:end-glue-point="3" svg:d="m6506 51838h4173v-428h4172">
          <text:p/>
        </draw:connector>
        <draw:custom-shape draw:style-name="gr1" draw:text-style-name="P1" draw:id="id1558" draw:layer="layout" svg:width="3.214cm" svg:height="0.596cm" svg:x="16.303cm" svg:y="53.989cm">
          <text:p text:style-name="P3">SvxNumberInfoItem</text:p>
          <draw:enhanced-geometry svg:viewBox="0 0 21600 21600" draw:type="rectangle" draw:enhanced-path="M 0 0 L 21600 0 21600 21600 0 21600 0 0 Z N"/>
        </draw:custom-shape>
        <draw:custom-shape draw:style-name="gr1" draw:text-style-name="P1" draw:id="id1559" draw:layer="layout" svg:width="3.809cm" svg:height="1.271cm" svg:x="14.283cm" svg:y="56.009cm">
          <draw:glue-point draw:id="4" svg:x="4.998cm" svg:y="-2.541cm"/>
          <draw:glue-point draw:id="5" svg:x="4.998cm" svg:y="2.958cm"/>
          <text:p text:style-name="P3">SvxNumberFormatShell</text:p>
          <draw:enhanced-geometry svg:viewBox="0 0 21600 21600" draw:type="rectangle" draw:enhanced-path="M 0 0 L 21600 0 21600 21600 0 21600 0 0 Z N"/>
        </draw:custom-shape>
        <draw:connector draw:style-name="data_20_member_20__28_pointer_29_" draw:layer="layout" draw:line-skew="2.954cm" svg:x1="6.506cm" svg:y1="52.278cm" svg:x2="16.303cm" svg:y2="54.287cm" draw:start-shape="id1557" draw:start-glue-point="5" draw:end-shape="id1558" draw:end-glue-point="3" svg:d="m6506 52278h7853v2009h1944">
          <text:p/>
        </draw:connector>
        <draw:connector draw:style-name="data_20_member_20__28_pointer_29_" draw:layer="layout" draw:line-skew="2.824cm" svg:x1="6.506cm" svg:y1="52.795cm" svg:x2="14.283cm" svg:y2="56.644cm" draw:start-shape="id1557" draw:start-glue-point="1" draw:end-shape="id1559" draw:end-glue-point="3" svg:d="m6506 52795h6712v3849h1065">
          <text:p/>
        </draw:connector>
        <draw:custom-shape draw:style-name="class_20__28_external_20_module_29_" draw:id="id1560" draw:layer="layout" svg:width="3.396cm" svg:height="1.478cm" svg:x="21.823cm" svg:y="53.573cm">
          <draw:glue-point draw:id="4" svg:x="-5cm" svg:y="-2.713cm"/>
          <draw:glue-point draw:id="5" svg:x="-5cm" svg:y="2.192cm"/>
          <text:p text:style-name="P2">SvNumberFormatter</text:p>
          <draw:enhanced-geometry svg:viewBox="0 0 21600 21600" draw:type="rectangle" draw:enhanced-path="M 0 0 L 21600 0 21600 21600 0 21600 0 0 Z N"/>
        </draw:custom-shape>
        <draw:connector draw:style-name="data_20_member_20__28_pointer_29_" draw:layer="layout" svg:x1="19.517cm" svg:y1="54.287cm" svg:x2="21.823cm" svg:y2="53.912cm" draw:start-shape="id1558" draw:start-glue-point="1" draw:end-shape="id1560" draw:end-glue-point="4" svg:d="m19517 54287h1153v-375h1153">
          <text:p/>
        </draw:connector>
        <draw:custom-shape draw:style-name="class_20__28_external_20_module_29_" draw:id="id1561" draw:layer="layout" svg:width="2.281cm" svg:height="0.622cm" svg:x="16.691cm" svg:y="52.096cm">
          <text:p text:style-name="P2">SfxPoolItem</text:p>
          <draw:enhanced-geometry svg:viewBox="0 0 21600 21600" draw:type="rectangle" draw:enhanced-path="M 0 0 L 21600 0 21600 21600 0 21600 0 0 Z N"/>
        </draw:custom-shape>
        <draw:connector draw:style-name="inheritance_20__28_public_29_" draw:layer="layout" svg:x1="17.91cm" svg:y1="53.989cm" svg:x2="17.831cm" svg:y2="52.718cm" draw:start-shape="id1558" draw:start-glue-point="0" draw:end-shape="id1561" draw:end-glue-point="2" svg:d="m17910 53989v-635h-79v-636">
          <text:p/>
        </draw:connector>
        <draw:connector draw:style-name="data_20_member_20__28_pointer_29_" draw:layer="layout" svg:x1="18.09cm" svg:y1="56.322cm" svg:x2="21.823cm" svg:y2="54.635cm" draw:start-shape="id1559" draw:start-glue-point="4" draw:end-shape="id1560" draw:end-glue-point="5" svg:d="m18090 56322h1867v-1687h1866">
          <text:p/>
        </draw:connector>
        <draw:custom-shape draw:style-name="class_20__28_external_20_module_29_" draw:id="id1562" draw:layer="layout" svg:width="3.758cm" svg:height="1.31cm" svg:x="28.038cm" svg:y="54.941cm">
          <draw:glue-point draw:id="4" svg:x="-5cm" svg:y="2.778cm"/>
          <draw:glue-point draw:id="5" svg:x="-5cm" svg:y="-2.877cm"/>
          <text:p text:style-name="P2">SvNumberFormatTable</text:p>
          <draw:enhanced-geometry svg:viewBox="0 0 21600 21600" draw:type="rectangle" draw:enhanced-path="M 0 0 L 21600 0 21600 21600 0 21600 0 0 Z N"/>
        </draw:custom-shape>
        <draw:custom-shape draw:style-name="gr1" draw:text-style-name="P1" draw:layer="layout" svg:width="4.847cm" svg:height="0.752cm" svg:x="22.16cm" svg:y="50.775cm">
          <text:p text:style-name="P3">SvNumberFormatterIndexTable</text:p>
          <draw:enhanced-geometry svg:viewBox="0 0 21600 21600" draw:type="rectangle" draw:enhanced-path="M 0 0 L 21600 0 21600 21600 0 21600 0 0 Z N"/>
        </draw:custom-shape>
        <draw:connector draw:style-name="data_20_member_20__28_pointer_29_" draw:layer="layout" svg:x1="18.09cm" svg:y1="57.019cm" svg:x2="28.038cm" svg:y2="55.959cm" draw:start-shape="id1559" draw:start-glue-point="5" draw:end-shape="id1562" draw:end-glue-point="4" svg:d="m18090 57019h4975v-1060h4973">
          <text:p/>
        </draw:connector>
        <draw:custom-shape draw:style-name="gr1" draw:text-style-name="P1" draw:id="id1563" draw:layer="layout" svg:width="4.121cm" svg:height="4.717cm" svg:x="5.703cm" svg:y="66.948cm">
          <draw:glue-point draw:id="4" svg:x="4.998cm" svg:y="-4.066cm"/>
          <draw:glue-point draw:id="5" svg:x="4.998cm" svg:y="-2.802cm"/>
          <text:p text:style-name="P3">SfxAbstractDialogFactory</text:p>
          <draw:enhanced-geometry svg:viewBox="0 0 21600 21600" draw:type="rectangle" draw:enhanced-path="M 0 0 L 21600 0 21600 21600 0 21600 0 0 Z N"/>
        </draw:custom-shape>
        <draw:custom-shape draw:style-name="class_20__28_external_20_module_29_" draw:id="id1564" draw:layer="layout" svg:width="4.041cm" svg:height="0.777cm" svg:x="5.912cm" svg:y="64.875cm">
          <text:p text:style-name="P2">VclAbstractDialogFactory</text:p>
          <draw:enhanced-geometry svg:viewBox="0 0 21600 21600" draw:type="rectangle" draw:enhanced-path="M 0 0 L 21600 0 21600 21600 0 21600 0 0 Z N"/>
        </draw:custom-shape>
        <draw:connector draw:style-name="inheritance_20__28_public_29_" draw:layer="layout" svg:x1="7.763cm" svg:y1="66.948cm" svg:x2="7.932cm" svg:y2="65.652cm" draw:start-shape="id1563" draw:start-glue-point="0" draw:end-shape="id1564" draw:end-glue-point="2" svg:d="m7763 66948v-649h169v-647">
          <text:p/>
        </draw:connector>
        <draw:custom-shape draw:style-name="class_20__28_external_20_module_29_" draw:id="id1565" draw:layer="layout" svg:width="3.473cm" svg:height="0.83cm" svg:x="11.845cm" svg:y="67.596cm">
          <text:p text:style-name="P2">SfxAbstractTabDialog</text:p>
          <draw:enhanced-geometry svg:viewBox="0 0 21600 21600" draw:type="rectangle" draw:enhanced-path="M 0 0 L 21600 0 21600 21600 0 21600 0 0 Z N"/>
        </draw:custom-shape>
        <draw:connector draw:style-name="local_20_usage_20__2f__20_return_20_type" draw:layer="layout" svg:x1="9.822cm" svg:y1="67.985cm" svg:x2="11.845cm" svg:y2="68.011cm" draw:start-shape="id1563" draw:start-glue-point="5" draw:end-shape="id1565" draw:end-glue-point="3" svg:d="m9822 67985h1012v26h1011">
          <text:p/>
        </draw:connector>
        <draw:custom-shape draw:style-name="class_20__28_external_20_module_29_" draw:id="id1566" draw:layer="layout" svg:width="3.16cm" svg:height="0.777cm" svg:x="11.95cm" svg:y="66.223cm">
          <text:p text:style-name="P2">VclAbstractDialog</text:p>
          <draw:enhanced-geometry svg:viewBox="0 0 21600 21600" draw:type="rectangle" draw:enhanced-path="M 0 0 L 21600 0 21600 21600 0 21600 0 0 Z N"/>
        </draw:custom-shape>
        <draw:connector draw:style-name="inheritance_20__28_public_29_" draw:layer="layout" svg:x1="13.581cm" svg:y1="67.596cm" svg:x2="13.53cm" svg:y2="67cm" draw:start-shape="id1565" draw:start-glue-point="0" draw:end-shape="id1566" draw:end-glue-point="2" svg:d="m13581 67596v-298h-51v-298">
          <text:p/>
        </draw:connector>
        <draw:connector draw:style-name="local_20_usage_20__2f__20_return_20_type" draw:layer="layout" svg:x1="9.822cm" svg:y1="67.389cm" svg:x2="11.95cm" svg:y2="66.611cm" draw:start-shape="id1563" draw:start-glue-point="4" draw:end-shape="id1566" draw:end-glue-point="3" svg:d="m9822 67389h1065v-778h1063">
          <text:p/>
        </draw:connector>
        <draw:custom-shape draw:style-name="class_20__28_external_20_module_29_" draw:id="id1567" draw:layer="layout" svg:width="2.1cm" svg:height="0.7cm" svg:x="5.028cm" svg:y="49.219cm">
          <text:p text:style-name="P2">SfxTabPage</text:p>
          <draw:enhanced-geometry svg:viewBox="0 0 21600 21600" draw:type="rectangle" draw:enhanced-path="M 0 0 L 21600 0 21600 21600 0 21600 0 0 Z N"/>
        </draw:custom-shape>
        <draw:connector draw:style-name="inheritance_20__28_public_29_" draw:layer="layout" svg:x1="4.251cm" svg:y1="51.448cm" svg:x2="6.078cm" svg:y2="49.919cm" draw:start-shape="id1557" draw:start-glue-point="0" draw:end-shape="id1567" draw:end-glue-point="2" svg:d="m4251 51448v-765h1827v-764">
          <text:p/>
        </draw:connector>
        <draw:custom-shape draw:style-name="gr1" draw:text-style-name="P1" draw:id="id1568" draw:layer="layout" svg:width="2.359cm" svg:height="0.648cm" svg:x="10.134cm" svg:y="54.351cm">
          <text:p text:style-name="P3">SvxDelStrgs</text:p>
          <draw:enhanced-geometry svg:viewBox="0 0 21600 21600" draw:type="rectangle" draw:enhanced-path="M 0 0 L 21600 0 21600 21600 0 21600 0 0 Z N"/>
        </draw:custom-shape>
        <draw:connector draw:style-name="local_20_usage_20__2f__20_return_20_type" draw:text-style-name="P2" draw:layer="layout" svg:x1="6.506cm" svg:y1="53.313cm" svg:x2="10.134cm" svg:y2="54.675cm" draw:start-shape="id1557" draw:start-glue-point="6" draw:end-shape="id1568" draw:end-glue-point="3" svg:d="m6506 53313h1814v1362h1814">
          <text:p text:style-name="P2">aEntryList</text:p>
        </draw:connector>
        <draw:connector draw:style-name="gr27" draw:text-style-name="P1" draw:layer="layout" svg:x1="25.219cm" svg:y1="54.312cm" svg:x2="28.038cm" svg:y2="55.22cm" draw:start-shape="id1560" draw:start-glue-point="1" draw:end-shape="id1562" draw:end-glue-point="5" svg:d="m25219 54312h1410v908h1409">
          <text:p/>
        </draw:connector>
        <draw:custom-shape draw:style-name="gr1" draw:text-style-name="P1" draw:layer="layout" svg:width="2.328cm" svg:height="0.635cm" svg:x="17.49cm" svg:y="29.264cm">
          <text:p text:style-name="P3">TextPortion</text:p>
          <draw:enhanced-geometry svg:viewBox="0 0 21600 21600" draw:type="rectangle" draw:enhanced-path="M 0 0 L 21600 0 21600 21600 0 21600 0 0 Z N"/>
        </draw:custom-shape>
        <draw:custom-shape draw:style-name="gr1" draw:text-style-name="P3" draw:layer="layout" svg:width="2.294cm" svg:height="0.601cm" svg:x="53.991cm" svg:y="49.011cm">
          <text:p text:style-name="P3">EditLine</text:p>
          <draw:enhanced-geometry svg:viewBox="0 0 21600 21600" draw:mirror-horizontal="false" draw:mirror-vertical="false" draw:type="rectangle" draw:enhanced-path="M 0 0 L 21600 0 21600 21600 0 21600 0 0 Z N"/>
        </draw:custom-shape>
        <draw:custom-shape draw:style-name="gr5" draw:layer="layout" svg:width="1.561cm" svg:height="0.608cm" svg:x="18.891cm" svg:y="23.972cm">
          <text:p text:style-name="P2">EPaM</text:p>
          <draw:enhanced-geometry svg:viewBox="0 0 21600 21600" draw:type="rectangle" draw:enhanced-path="M 0 0 L 21600 0 21600 21600 0 21600 0 0 Z N"/>
        </draw:custom-shape>
        <draw:custom-shape draw:style-name="gr5" draw:id="id1579" draw:layer="layout" svg:width="2.964cm" svg:height="0.609cm" svg:x="61.787cm" svg:y="33.946cm">
          <text:p text:style-name="P2">ScriptTypePosInfo</text:p>
          <draw:enhanced-geometry svg:viewBox="0 0 21600 21600" draw:type="rectangle" draw:enhanced-path="M 0 0 L 21600 0 21600 21600 0 21600 0 0 Z N"/>
        </draw:custom-shape>
        <draw:custom-shape draw:style-name="gr5" draw:id="id1580" draw:layer="layout" svg:width="3.175cm" svg:height="0.582cm" svg:x="57.315cm" svg:y="34.687cm">
          <text:p text:style-name="P2">WritingDirectionInfo</text:p>
          <draw:enhanced-geometry svg:viewBox="0 0 21600 21600" draw:type="rectangle" draw:enhanced-path="M 0 0 L 21600 0 21600 21600 0 21600 0 0 Z N"/>
        </draw:custom-shape>
        <draw:custom-shape draw:style-name="gr1" draw:text-style-name="P1" draw:id="id1571" draw:layer="layout" svg:width="3.201cm" svg:height="0.635cm" svg:x="51.383cm" svg:y="47.19cm">
          <text:p text:style-name="P3">ContentAttribsInfo</text:p>
          <draw:enhanced-geometry svg:viewBox="0 0 21600 21600" draw:type="rectangle" draw:enhanced-path="M 0 0 L 21600 0 21600 21600 0 21600 0 0 Z N"/>
        </draw:custom-shape>
        <draw:custom-shape draw:style-name="gr1" draw:text-style-name="P3" draw:id="id1569" draw:layer="layout" svg:width="8.618cm" svg:height="0.926cm" svg:x="68.455cm" svg:y="38.285cm">
          <draw:glue-point draw:id="4" svg:x="-5cm" svg:y="2.602cm"/>
          <draw:glue-point draw:id="5" svg:x="-5cm" svg:y="-2.602cm"/>
          <draw:glue-point draw:id="6" svg:x="-4.179cm" svg:y="5cm"/>
          <draw:glue-point draw:id="7" svg:x="-3.381cm" svg:y="5cm"/>
          <draw:glue-point draw:id="8" svg:x="-2.613cm" svg:y="5cm"/>
          <draw:glue-point draw:id="9" svg:x="-1.784cm" svg:y="5cm"/>
          <draw:glue-point draw:id="10" svg:x="-0.894cm" svg:y="5cm"/>
          <draw:glue-point draw:id="11" svg:x="0.886cm" svg:y="5cm"/>
          <draw:glue-point draw:id="12" svg:x="1.684cm" svg:y="5cm"/>
          <draw:glue-point draw:id="13" svg:x="2.606cm" svg:y="5cm"/>
          <draw:glue-point draw:id="14" svg:x="3.496cm" svg:y="5cm"/>
          <draw:glue-point draw:id="15" svg:x="4.386cm" svg:y="5cm"/>
          <text:p text:style-name="P3">EditCharAttrib</text:p>
          <draw:enhanced-geometry svg:viewBox="0 0 21600 21600" draw:mirror-horizontal="false" draw:mirror-vertical="false" draw:type="rectangle" draw:enhanced-path="M 0 0 L 21600 0 21600 21600 0 21600 0 0 Z N"/>
        </draw:custom-shape>
        <draw:custom-shape draw:style-name="gr1" draw:text-style-name="P3" draw:id="id1570" draw:layer="layout" svg:width="1.851cm" svg:height="0.529cm" svg:x="69.224cm" svg:y="36.221cm">
          <text:p text:style-name="P3">EditAttrib</text:p>
          <draw:enhanced-geometry svg:viewBox="0 0 21600 21600" draw:mirror-horizontal="false" draw:mirror-vertical="false" draw:type="rectangle" draw:enhanced-path="M 0 0 L 21600 0 21600 21600 0 21600 0 0 Z N"/>
        </draw:custom-shape>
        <draw:connector draw:style-name="inheritance_20__28_public_29_" draw:layer="layout" svg:x1="72.764cm" svg:y1="38.285cm" svg:x2="70.149cm" svg:y2="36.75cm" draw:start-shape="id1569" draw:start-glue-point="0" draw:end-shape="id1570" draw:end-glue-point="2" svg:d="m72764 38285v-768h-2615v-767">
          <text:p/>
        </draw:connector>
        <draw:connector draw:style-name="data_20_member_20__28_multiple_20_pointers_29_" draw:layer="layout" svg:x1="54.584cm" svg:y1="47.507cm" svg:x2="68.455cm" svg:y2="38.988cm" draw:start-shape="id1571" draw:start-glue-point="1" draw:end-shape="id1569" draw:end-glue-point="4" svg:d="m54584 47507h6935v-8519h6936">
          <text:p/>
        </draw:connector>
        <draw:custom-shape draw:style-name="gr1" draw:text-style-name="P1" draw:id="id1572" draw:layer="layout" svg:width="3.122cm" svg:height="0.609cm" svg:x="46.328cm" svg:y="47.085cm">
          <text:p text:style-name="P3">EditUndoSetAttribs</text:p>
          <draw:enhanced-geometry svg:viewBox="0 0 21600 21600" draw:type="rectangle" draw:enhanced-path="M 0 0 L 21600 0 21600 21600 0 21600 0 0 Z N"/>
        </draw:custom-shape>
        <draw:connector draw:style-name="data_20_member_20__28_multiple_20_pointers_29_" draw:layer="layout" svg:x1="49.45cm" svg:y1="47.389cm" svg:x2="51.383cm" svg:y2="47.507cm" draw:start-shape="id1572" draw:start-glue-point="1" draw:end-shape="id1571" draw:end-glue-point="3" svg:d="m49450 47389h966v118h967">
          <text:p/>
        </draw:connector>
        <draw:custom-shape draw:style-name="gr1" draw:text-style-name="P3" draw:id="id1573" draw:layer="layout" svg:width="1.826cm" svg:height="0.582cm" svg:x="47.068cm" svg:y="45.682cm">
          <text:p text:style-name="P3">EditUndo</text:p>
          <draw:enhanced-geometry svg:viewBox="0 0 21600 21600" draw:mirror-horizontal="false" draw:mirror-vertical="false" draw:type="rectangle" draw:enhanced-path="M 0 0 L 21600 0 21600 21600 0 21600 0 0 Z N"/>
        </draw:custom-shape>
        <draw:connector draw:style-name="inheritance_20__28_public_29_" draw:layer="layout" svg:x1="47.889cm" svg:y1="47.085cm" svg:x2="47.981cm" svg:y2="46.264cm" draw:start-shape="id1572" draw:start-glue-point="0" draw:end-shape="id1573" draw:end-glue-point="2" svg:d="m47889 47085v-411h92v-410">
          <text:p/>
        </draw:connector>
        <draw:custom-shape draw:style-name="class_20__28_external_20_module_29_" draw:id="id1574" draw:layer="layout" svg:width="2.672cm" svg:height="0.503cm" svg:x="46.62cm" svg:y="44.439cm">
          <text:p text:style-name="P2">SfxUndoAction</text:p>
          <draw:enhanced-geometry svg:viewBox="0 0 21600 21600" draw:type="rectangle" draw:enhanced-path="M 0 0 L 21600 0 21600 21600 0 21600 0 0 Z N"/>
        </draw:custom-shape>
        <draw:connector draw:style-name="inheritance_20__28_public_29_" draw:layer="layout" svg:x1="47.981cm" svg:y1="45.682cm" svg:x2="47.956cm" svg:y2="44.942cm" draw:start-shape="id1573" draw:start-glue-point="0" draw:end-shape="id1574" draw:end-glue-point="2" svg:d="m47981 45682v-370h-25v-370">
          <text:p/>
        </draw:connector>
        <draw:connector draw:style-name="local_20_usage_20__2f__20_return_20_type" draw:text-style-name="P2" draw:layer="layout" svg:x1="40.781cm" svg:y1="42.623cm" svg:x2="46.328cm" svg:y2="47.389cm" draw:start-shape="id1520" draw:start-glue-point="8" draw:end-shape="id1572" draw:end-glue-point="3" svg:d="m40781 42623h2774v4766h2773">
          <text:p text:style-name="P2">CreateAttribUndo()</text:p>
        </draw:connector>
        <draw:custom-shape draw:style-name="gr1" draw:text-style-name="P1" draw:id="id1575" draw:layer="layout" svg:width="2.831cm" svg:height="0.529cm" svg:x="45.991cm" svg:y="36.538cm">
          <text:p text:style-name="P3">ParaPortionList</text:p>
          <draw:enhanced-geometry svg:viewBox="0 0 21600 21600" draw:type="rectangle" draw:enhanced-path="M 0 0 L 21600 0 21600 21600 0 21600 0 0 Z N"/>
        </draw:custom-shape>
        <draw:connector draw:style-name="data_20_member" draw:text-style-name="P2" draw:layer="layout" svg:x1="40.781cm" svg:y1="37.358cm" svg:x2="45.991cm" svg:y2="36.802cm" draw:start-shape="id1520" draw:start-glue-point="7" draw:end-shape="id1575" draw:end-glue-point="3" svg:d="m40781 37358h2605v-556h2605">
          <text:p text:style-name="P2">GetParaPortions()</text:p>
        </draw:connector>
        <draw:custom-shape draw:style-name="gr1" draw:text-style-name="P1" draw:id="id1576" draw:layer="layout" svg:width="2.17cm" svg:height="4.233cm" svg:x="50.145cm" svg:y="31.643cm">
          <draw:glue-point draw:id="4" svg:x="5cm" svg:y="-4.186cm"/>
          <draw:glue-point draw:id="5" svg:x="5cm" svg:y="-2.872cm"/>
          <draw:glue-point draw:id="6" svg:x="5cm" svg:y="-1.559cm"/>
          <draw:glue-point draw:id="7" svg:x="5cm" svg:y="1.315cm"/>
          <draw:glue-point draw:id="8" svg:x="5cm" svg:y="2.69cm"/>
          <draw:glue-point draw:id="9" svg:x="5cm" svg:y="4.001cm"/>
          <text:p text:style-name="P3">ParaPortion</text:p>
          <draw:enhanced-geometry svg:viewBox="0 0 21600 21600" draw:type="rectangle" draw:enhanced-path="M 0 0 L 21600 0 21600 21600 0 21600 0 0 Z N"/>
        </draw:custom-shape>
        <draw:connector draw:style-name="data_20_member_20__28_multiple_20_pointers_29_" draw:layer="layout" svg:x1="48.822cm" svg:y1="36.802cm" svg:x2="50.145cm" svg:y2="33.759cm" draw:start-shape="id1575" draw:start-glue-point="1" draw:end-shape="id1576" draw:end-glue-point="3" svg:d="m48822 36802h661v-3043h662">
          <text:p/>
        </draw:connector>
        <draw:custom-shape draw:style-name="gr1" draw:text-style-name="P1" draw:id="id1577" draw:layer="layout" svg:width="2.434cm" svg:height="0.582cm" svg:x="54.273cm" svg:y="31.273cm">
          <text:p text:style-name="P3">EditLineList</text:p>
          <draw:enhanced-geometry svg:viewBox="0 0 21600 21600" draw:type="rectangle" draw:enhanced-path="M 0 0 L 21600 0 21600 21600 0 21600 0 0 Z N"/>
        </draw:custom-shape>
        <draw:custom-shape draw:style-name="gr1" draw:text-style-name="P1" draw:id="id1578" draw:layer="layout" svg:width="2.487cm" svg:height="0.556cm" svg:x="57.607cm" svg:y="32.305cm">
          <text:p text:style-name="P3">TextPortionList</text:p>
          <draw:enhanced-geometry svg:viewBox="0 0 21600 21600" draw:type="rectangle" draw:enhanced-path="M 0 0 L 21600 0 21600 21600 0 21600 0 0 Z N"/>
        </draw:custom-shape>
        <draw:connector draw:style-name="data_20_member" draw:layer="layout" svg:x1="52.315cm" svg:y1="31.988cm" svg:x2="54.273cm" svg:y2="31.564cm" draw:start-shape="id1576" draw:start-glue-point="4" draw:end-shape="id1577" draw:end-glue-point="3" svg:d="m52315 31988h979v-424h979">
          <text:p/>
        </draw:connector>
        <draw:connector draw:style-name="data_20_member" draw:layer="layout" svg:x1="52.315cm" svg:y1="32.544cm" svg:x2="57.607cm" svg:y2="32.583cm" draw:start-shape="id1576" draw:start-glue-point="5" draw:end-shape="id1578" draw:end-glue-point="3" svg:d="m52315 32544h2646v39h2646">
          <text:p/>
        </draw:connector>
        <draw:custom-shape draw:style-name="gr1" draw:text-style-name="P1" draw:id="id1552" draw:layer="layout" svg:width="2.54cm" svg:height="1.162cm" svg:x="54.91cm" svg:y="36.249cm">
          <draw:glue-point draw:id="4" svg:x="5cm" svg:y="-2.056cm"/>
          <draw:glue-point draw:id="5" svg:x="5cm" svg:y="2.495cm"/>
          <draw:glue-point draw:id="6" svg:x="-5cm" svg:y="-2.857cm"/>
          <draw:glue-point draw:id="7" svg:x="-5cm" svg:y="2.555cm"/>
          <text:p text:style-name="P3">ContentNode</text:p>
          <draw:enhanced-geometry svg:viewBox="0 0 21600 21600" draw:type="rectangle" draw:enhanced-path="M 0 0 L 21600 0 21600 21600 0 21600 0 0 Z N"/>
        </draw:custom-shape>
        <draw:connector draw:style-name="data_20_member_20__28_pointer_29_" draw:text-style-name="P2" draw:layer="layout" svg:x1="52.315cm" svg:y1="35.452cm" svg:x2="54.91cm" svg:y2="36.499cm" draw:start-shape="id1576" draw:start-glue-point="9" draw:end-shape="id1552" draw:end-glue-point="6" svg:d="m52315 35452h1298v1047h1297">
          <text:p text:style-name="P2">GetNode()</text:p>
        </draw:connector>
        <draw:connector draw:style-name="data_20_member_20__28_multiple_20_pointers_29_" draw:layer="layout" svg:x1="52.315cm" svg:y1="33.759cm" svg:x2="61.787cm" svg:y2="34.25cm" draw:start-shape="id1576" draw:start-glue-point="1" draw:end-shape="id1579" draw:end-glue-point="3" svg:d="m52315 33759h4736v491h4736">
          <text:p/>
        </draw:connector>
        <draw:connector draw:style-name="data_20_member_20__28_multiple_20_pointers_29_" draw:layer="layout" svg:x1="52.315cm" svg:y1="34.315cm" svg:x2="57.315cm" svg:y2="34.978cm" draw:start-shape="id1576" draw:start-glue-point="7" draw:end-shape="id1580" draw:end-glue-point="3" svg:d="m52315 34315h2500v663h2500">
          <text:p/>
        </draw:connector>
        <draw:custom-shape draw:style-name="gr1" draw:text-style-name="P1" draw:id="id1581" draw:layer="layout" svg:width="2.144cm" svg:height="0.608cm" svg:x="61.496cm" svg:y="32.173cm">
          <text:p text:style-name="P3">TextPortion</text:p>
          <draw:enhanced-geometry svg:viewBox="0 0 21600 21600" draw:type="rectangle" draw:enhanced-path="M 0 0 L 21600 0 21600 21600 0 21600 0 0 Z N"/>
        </draw:custom-shape>
        <draw:connector draw:style-name="data_20_member_20__28_multiple_20_pointers_29_" draw:layer="layout" svg:x1="60.094cm" svg:y1="32.583cm" svg:x2="61.496cm" svg:y2="32.477cm" draw:start-shape="id1578" draw:start-glue-point="1" draw:end-shape="id1581" draw:end-glue-point="3" svg:d="m60094 32583h701v-106h701">
          <text:p/>
        </draw:connector>
        <draw:custom-shape draw:style-name="gr1" draw:text-style-name="P1" draw:id="id1582" draw:layer="layout" svg:width="1.932cm" svg:height="0.529cm" svg:x="58.347cm" svg:y="31.035cm">
          <text:p text:style-name="P3">EditLine</text:p>
          <draw:enhanced-geometry svg:viewBox="0 0 21600 21600" draw:type="rectangle" draw:enhanced-path="M 0 0 L 21600 0 21600 21600 0 21600 0 0 Z N"/>
        </draw:custom-shape>
        <draw:connector draw:style-name="data_20_member_20__28_multiple_20_pointers_29_" draw:layer="layout" svg:x1="56.707cm" svg:y1="31.564cm" svg:x2="58.347cm" svg:y2="31.299cm" draw:start-shape="id1577" draw:start-glue-point="1" draw:end-shape="id1582" draw:end-glue-point="3" svg:d="m56707 31564h820v-265h820">
          <text:p/>
        </draw:connector>
        <draw:custom-shape draw:style-name="gr5" draw:id="id1583" draw:layer="layout" svg:width="2.646cm" svg:height="0.555cm" svg:x="65.226cm" svg:y="32.067cm">
          <text:p text:style-name="P2">ExtraPortionInfo</text:p>
          <draw:enhanced-geometry svg:viewBox="0 0 21600 21600" draw:type="rectangle" draw:enhanced-path="M 0 0 L 21600 0 21600 21600 0 21600 0 0 Z N"/>
        </draw:custom-shape>
        <draw:connector draw:style-name="data_20_member_20__28_pointer_29_" draw:layer="layout" svg:x1="63.64cm" svg:y1="32.477cm" svg:x2="65.226cm" svg:y2="32.344cm" draw:start-shape="id1581" draw:start-glue-point="1" draw:end-shape="id1583" draw:end-glue-point="3" svg:d="m63640 32477h793v-133h793">
          <text:p/>
        </draw:connector>
        <draw:custom-shape draw:style-name="gr1" draw:text-style-name="P1" draw:id="id1584" draw:layer="layout" svg:width="2.673cm" svg:height="0.662cm" svg:x="59.696cm" svg:y="35.93cm">
          <text:p text:style-name="P3">ContentAttribs</text:p>
          <draw:enhanced-geometry svg:viewBox="0 0 21600 21600" draw:type="rectangle" draw:enhanced-path="M 0 0 L 21600 0 21600 21600 0 21600 0 0 Z N"/>
        </draw:custom-shape>
        <draw:connector draw:style-name="data_20_member" draw:layer="layout" svg:x1="57.45cm" svg:y1="36.592cm" svg:x2="59.696cm" svg:y2="36.261cm" draw:start-shape="id1552" draw:start-glue-point="4" draw:end-shape="id1584" draw:end-glue-point="3" svg:d="m57450 36592h1123v-331h1123">
          <text:p/>
        </draw:connector>
        <draw:custom-shape draw:style-name="gr1" draw:text-style-name="P1" draw:id="id1585" draw:layer="layout" svg:width="2.38cm" svg:height="1.138cm" svg:x="60.73cm" svg:y="37.49cm">
          <draw:glue-point draw:id="4" svg:x="5cm" svg:y="1.977cm"/>
          <draw:glue-point draw:id="5" svg:x="5cm" svg:y="-2.671cm"/>
          <text:p text:style-name="P3">CharAttribList</text:p>
          <draw:enhanced-geometry svg:viewBox="0 0 21600 21600" draw:type="rectangle" draw:enhanced-path="M 0 0 L 21600 0 21600 21600 0 21600 0 0 Z N"/>
        </draw:custom-shape>
        <draw:connector draw:style-name="data_20_member" draw:text-style-name="P2" draw:layer="layout" svg:x1="57.45cm" svg:y1="37.119cm" svg:x2="60.73cm" svg:y2="38.059cm" draw:start-shape="id1552" draw:start-glue-point="5" draw:end-shape="id1585" draw:end-glue-point="3" svg:d="m57450 37119h1640v940h1640">
          <text:p text:style-name="P2">GetCharAttribs()</text:p>
        </draw:connector>
        <draw:connector draw:style-name="data_20_member_20__28_multiple_20_pointers_29_" draw:layer="layout" svg:x1="63.11cm" svg:y1="38.283cm" svg:x2="68.455cm" svg:y2="38.508cm" draw:start-shape="id1585" draw:start-glue-point="4" draw:end-shape="id1569" draw:end-glue-point="5" svg:d="m63110 38283h2673v225h2672">
          <text:p/>
        </draw:connector>
        <draw:custom-shape draw:style-name="gr1" draw:text-style-name="P1" draw:id="id1586" draw:layer="layout" svg:width="1.694cm" svg:height="0.555cm" svg:x="66.179cm" svg:y="36.857cm">
          <text:p text:style-name="P3">SvxFont</text:p>
          <draw:enhanced-geometry svg:viewBox="0 0 21600 21600" draw:type="rectangle" draw:enhanced-path="M 0 0 L 21600 0 21600 21600 0 21600 0 0 Z N"/>
        </draw:custom-shape>
        <draw:connector draw:style-name="data_20_member" draw:text-style-name="P2" draw:layer="layout" svg:x1="63.11cm" svg:y1="37.756cm" svg:x2="66.179cm" svg:y2="37.134cm" draw:start-shape="id1585" draw:start-glue-point="5" draw:end-shape="id1586" draw:end-glue-point="3" svg:d="m63110 37756h1535v-622h1534">
          <text:p text:style-name="P2">GetDefFont()</text:p>
        </draw:connector>
        <draw:custom-shape draw:style-name="class_20__28_external_20_module_29_" draw:id="id1587" draw:layer="layout" svg:width="1.349cm" svg:height="0.529cm" svg:x="66.63cm" svg:y="35.19cm">
          <text:p text:style-name="P2">Font</text:p>
          <draw:enhanced-geometry svg:viewBox="0 0 21600 21600" draw:type="rectangle" draw:enhanced-path="M 0 0 L 21600 0 21600 21600 0 21600 0 0 Z N"/>
        </draw:custom-shape>
        <draw:connector draw:style-name="inheritance_20__28_public_29_" draw:layer="layout" svg:x1="67.026cm" svg:y1="36.857cm" svg:x2="67.304cm" svg:y2="35.719cm" draw:start-shape="id1586" draw:start-glue-point="0" draw:end-shape="id1587" draw:end-glue-point="2" svg:d="m67026 36857v-570h278v-568">
          <text:p/>
        </draw:connector>
        <draw:custom-shape draw:style-name="gr1" draw:text-style-name="P1" draw:id="id1589" draw:layer="layout" svg:width="2.514cm" svg:height="0.582cm" svg:x="63.506cm" svg:y="43.497cm">
          <text:p text:style-name="P3">EditTextObject</text:p>
          <draw:enhanced-geometry svg:viewBox="0 0 21600 21600" draw:type="rectangle" draw:enhanced-path="M 0 0 L 21600 0 21600 21600 0 21600 0 0 Z N"/>
        </draw:custom-shape>
        <draw:custom-shape draw:style-name="gr1" draw:text-style-name="P1" draw:id="id1588" draw:layer="layout" svg:width="2.514cm" svg:height="1.588cm" svg:x="63.506cm" svg:y="45.164cm">
          <draw:glue-point draw:id="4" svg:x="5cm" svg:y="-2.663cm"/>
          <draw:glue-point draw:id="5" svg:x="5cm" svg:y="2.833cm"/>
          <text:p text:style-name="P3">BinTextObject</text:p>
          <draw:enhanced-geometry svg:viewBox="0 0 21600 21600" draw:type="rectangle" draw:enhanced-path="M 0 0 L 21600 0 21600 21600 0 21600 0 0 Z N"/>
        </draw:custom-shape>
        <draw:connector draw:style-name="inheritance_20__28_public_29_" draw:layer="layout" svg:x1="64.763cm" svg:y1="45.164cm" svg:x2="64.763cm" svg:y2="44.079cm" draw:start-shape="id1588" draw:start-glue-point="0" draw:end-shape="id1589" draw:end-glue-point="2" svg:d="m64763 45164v-1085">
          <text:p/>
        </draw:connector>
        <draw:custom-shape draw:style-name="gr1" draw:text-style-name="P1" draw:id="id1590" draw:layer="layout" svg:width="3.148cm" svg:height="0.688cm" svg:x="67.575cm" svg:y="41.514cm">
          <text:p text:style-name="P3">EditCharAttribFont</text:p>
          <draw:enhanced-geometry svg:viewBox="0 0 21600 21600" draw:type="rectangle" draw:enhanced-path="M 0 0 L 21600 0 21600 21600 0 21600 0 0 Z N"/>
        </draw:custom-shape>
        <draw:connector draw:style-name="inheritance_20__28_public_29_" draw:layer="layout" svg:x1="69.149cm" svg:y1="41.514cm" svg:x2="69.163cm" svg:y2="39.211cm" draw:start-shape="id1590" draw:start-glue-point="0" draw:end-shape="id1569" draw:end-glue-point="6" svg:d="m69149 41514v-1151h14v-1152">
          <text:p/>
        </draw:connector>
        <draw:connector draw:style-name="data_20_member_20__28_pointer_29_" draw:layer="layout" svg:x1="30.108cm" svg:y1="44.06cm" svg:x2="32.585cm" svg:y2="43.07cm" draw:start-shape="id1522" draw:start-glue-point="1" draw:end-shape="id1519" draw:end-glue-point="3" svg:d="m30108 44060h1239v-990h1238">
          <text:p/>
        </draw:connector>
        <draw:connector draw:style-name="inheritance_20__28_public_29_" draw:layer="layout" svg:x1="28.903cm" svg:y1="43.581cm" svg:x2="29.66cm" svg:y2="39.079cm" draw:start-shape="id1522" draw:start-glue-point="0" draw:end-shape="id1591" draw:end-glue-point="2" svg:d="m28903 43581v-2252h757v-2250">
          <text:p/>
        </draw:connector>
        <draw:g>
          <draw:custom-shape draw:style-name="namespace" draw:layer="layout" svg:width="5.767cm" svg:height="2.989cm" svg:x="26.697cm" svg:y="36.989cm">
            <text:p text:style-name="P2">vcl</text:p>
            <draw:enhanced-geometry svg:viewBox="0 0 21600 21600" draw:type="rectangle" draw:enhanced-path="M 0 0 L 21600 0 21600 21600 0 21600 0 0 Z N"/>
          </draw:custom-shape>
          <draw:custom-shape draw:style-name="namespace" draw:layer="layout" svg:width="4.869cm" svg:height="1.958cm" svg:x="27.146cm" svg:y="37.571cm">
            <text:p text:style-name="P2">unohelper</text:p>
            <draw:enhanced-geometry svg:viewBox="0 0 21600 21600" draw:type="rectangle" draw:enhanced-path="M 0 0 L 21600 0 21600 21600 0 21600 0 0 Z N"/>
          </draw:custom-shape>
          <draw:custom-shape draw:style-name="class_20__28_external_20_module_29_" draw:id="id1591" draw:layer="layout" svg:width="3.334cm" svg:height="0.635cm" svg:x="27.993cm" svg:y="38.444cm">
            <text:p text:style-name="P2">DragAndDropClient</text:p>
            <draw:enhanced-geometry svg:viewBox="0 0 21600 21600" draw:type="rectangle" draw:enhanced-path="M 0 0 L 21600 0 21600 21600 0 21600 0 0 Z N"/>
          </draw:custom-shape>
        </draw:g>
        <draw:custom-shape draw:style-name="gr1" draw:text-style-name="P1" draw:id="id1592" draw:layer="layout" svg:width="2.249cm" svg:height="1.986cm" svg:x="68.367cm" svg:y="43.417cm">
          <draw:glue-point draw:id="4" svg:x="4.997cm" svg:y="-3.529cm"/>
          <draw:glue-point draw:id="5" svg:x="4.997cm" svg:y="-1.661cm"/>
          <draw:glue-point draw:id="6" svg:x="4.997cm" svg:y="1.933cm"/>
          <draw:glue-point draw:id="7" svg:x="4.997cm" svg:y="3.534cm"/>
          <text:p text:style-name="P3">ContentInfo</text:p>
          <draw:enhanced-geometry svg:viewBox="0 0 21600 21600" draw:type="rectangle" draw:enhanced-path="M 0 0 L 21600 0 21600 21600 0 21600 0 0 Z N"/>
        </draw:custom-shape>
        <draw:connector draw:style-name="data_20_member_20__28_multiple_20_pointers_29_" draw:layer="layout" svg:x1="66.02cm" svg:y1="45.536cm" svg:x2="68.367cm" svg:y2="44.41cm" draw:start-shape="id1588" draw:start-glue-point="4" draw:end-shape="id1592" draw:end-glue-point="3" svg:d="m66020 45536h1173v-1126h1174">
          <text:p/>
        </draw:connector>
        <draw:custom-shape draw:style-name="gr1" draw:text-style-name="P1" draw:id="id1593" draw:layer="layout" svg:width="3.148cm" svg:height="0.582cm" svg:x="68.103cm" svg:y="46.143cm">
          <text:p text:style-name="P3">XParaPortionList</text:p>
          <draw:enhanced-geometry svg:viewBox="0 0 21600 21600" draw:type="rectangle" draw:enhanced-path="M 0 0 L 21600 0 21600 21600 0 21600 0 0 Z N"/>
        </draw:custom-shape>
        <draw:connector draw:style-name="data_20_member_20__28_pointer_29_" draw:layer="layout" svg:x1="66.02cm" svg:y1="46.407cm" svg:x2="68.103cm" svg:y2="46.434cm" draw:start-shape="id1588" draw:start-glue-point="5" draw:end-shape="id1593" draw:end-glue-point="3" svg:d="m66020 46407h1042v27h1041">
          <text:p/>
        </draw:connector>
        <draw:custom-shape draw:style-name="gr5" draw:id="id1594" draw:layer="layout" svg:width="2.434cm" svg:height="0.476cm" svg:x="72.735cm" svg:y="46.17cm">
          <text:p text:style-name="P2">XParaPortion</text:p>
          <draw:enhanced-geometry svg:viewBox="0 0 21600 21600" draw:type="rectangle" draw:enhanced-path="M 0 0 L 21600 0 21600 21600 0 21600 0 0 Z N"/>
        </draw:custom-shape>
        <draw:connector draw:style-name="data_20_member_20__28_multiple_20_pointers_29_" draw:layer="layout" svg:x1="71.251cm" svg:y1="46.434cm" svg:x2="72.735cm" svg:y2="46.408cm" draw:start-shape="id1593" draw:start-glue-point="1" draw:end-shape="id1594" draw:end-glue-point="3" svg:d="m71251 46434h742v-26h742">
          <text:p/>
        </draw:connector>
        <draw:custom-shape draw:style-name="gr1" draw:text-style-name="P1" draw:id="id1595" draw:layer="layout" svg:width="2.911cm" svg:height="0.608cm" svg:x="72.072cm" svg:y="42.995cm">
          <text:p text:style-name="P3">XEditAttributeList</text:p>
          <draw:enhanced-geometry svg:viewBox="0 0 21600 21600" draw:type="rectangle" draw:enhanced-path="M 0 0 L 21600 0 21600 21600 0 21600 0 0 Z N"/>
        </draw:custom-shape>
        <draw:connector draw:style-name="data_20_member_20__28_pointer_29_" draw:layer="layout" svg:x1="70.614cm" svg:y1="43.71cm" svg:x2="72.072cm" svg:y2="43.299cm" draw:start-shape="id1592" draw:start-glue-point="4" draw:end-shape="id1595" draw:end-glue-point="3" svg:d="m70614 43710h729v-411h729">
          <text:p/>
        </draw:connector>
        <draw:custom-shape draw:style-name="gr1" draw:text-style-name="P1" draw:id="id1596" draw:layer="layout" svg:width="2.646cm" svg:height="0.529cm" svg:x="76.65cm" svg:y="42.916cm">
          <text:p text:style-name="P3">XEditAttribute</text:p>
          <draw:enhanced-geometry svg:viewBox="0 0 21600 21600" draw:type="rectangle" draw:enhanced-path="M 0 0 L 21600 0 21600 21600 0 21600 0 0 Z N"/>
        </draw:custom-shape>
        <draw:connector draw:style-name="data_20_member_20__28_multiple_20_pointers_29_" draw:layer="layout" svg:x1="74.983cm" svg:y1="43.299cm" svg:x2="76.65cm" svg:y2="43.18cm" draw:start-shape="id1595" draw:start-glue-point="1" draw:end-shape="id1596" draw:end-glue-point="3" svg:d="m74983 43299h833v-119h834">
          <text:p/>
        </draw:connector>
        <draw:frame draw:style-name="annotation" draw:layer="layout" svg:width="5.768cm" svg:height="1.263cm" svg:x="76.81cm" svg:y="43.637cm">
          <draw:text-box>
            <text:p text:style-name="P2"><text:span text:style-name="T1">XEditAttribute</text:span> stores the start and end positions and one <text:span text:style-name="T1">SfxPoolItem</text:span> instance that stores attributes.</text:p>
          </draw:text-box>
        </draw:frame>
        <draw:custom-shape draw:style-name="gr1" draw:text-style-name="P1" draw:id="id1597" draw:layer="layout" svg:width="1.667cm" svg:height="1.057cm" svg:x="43.55cm" svg:y="39.106cm">
          <draw:glue-point draw:id="4" svg:x="4.997cm" svg:y="-2.516cm"/>
          <draw:glue-point draw:id="5" svg:x="4.997cm" svg:y="2.544cm"/>
          <text:p text:style-name="P3">EditDoc</text:p>
          <draw:enhanced-geometry svg:viewBox="0 0 21600 21600" draw:type="rectangle" draw:enhanced-path="M 0 0 L 21600 0 21600 21600 0 21600 0 0 Z N"/>
        </draw:custom-shape>
        <draw:connector draw:style-name="data_20_member" draw:text-style-name="P2" draw:layer="layout" svg:x1="40.781cm" svg:y1="39.185cm" svg:x2="43.55cm" svg:y2="39.634cm" draw:start-shape="id1520" draw:start-glue-point="11" draw:end-shape="id1597" draw:end-glue-point="3" svg:d="m40781 39185h1385v449h1384">
          <text:p text:style-name="P2">GetEditDoc()</text:p>
        </draw:connector>
        <draw:connector draw:style-name="data_20_member_20__28_multiple_20_pointers_29_" draw:layer="layout" svg:x1="45.215cm" svg:y1="39.902cm" svg:x2="54.91cm" svg:y2="36.83cm" draw:start-shape="id1597" draw:start-glue-point="5" draw:end-shape="id1552" draw:end-glue-point="3" svg:d="m45215 39902h4848v-3072h4847">
          <text:p/>
        </draw:connector>
        <draw:custom-shape draw:style-name="class_20__28_external_20_module_29_" draw:id="id1598" draw:layer="layout" svg:width="1.535cm" svg:height="0.582cm" svg:x="47.387cm" svg:y="37.915cm">
          <text:p text:style-name="P2">SvxFont</text:p>
          <draw:enhanced-geometry svg:viewBox="0 0 21600 21600" draw:type="rectangle" draw:enhanced-path="M 0 0 L 21600 0 21600 21600 0 21600 0 0 Z N"/>
        </draw:custom-shape>
        <draw:connector draw:style-name="data_20_member" draw:text-style-name="P2" draw:layer="layout" svg:x1="45.215cm" svg:y1="39.369cm" svg:x2="47.387cm" svg:y2="38.206cm" draw:start-shape="id1597" draw:start-glue-point="4" draw:end-shape="id1598" draw:end-glue-point="3" svg:d="m45215 39369h1086v-1163h1086">
          <text:p text:style-name="P2">GetDefFont()</text:p>
        </draw:connector>
        <draw:custom-shape draw:style-name="gr1" draw:text-style-name="P1" draw:id="id1599" draw:layer="layout" svg:width="2.09cm" svg:height="0.503cm" svg:x="6.614cm" svg:y="19.447cm">
          <draw:glue-point draw:id="4" svg:x="-2.464cm" svg:y="-5.009cm"/>
          <draw:glue-point draw:id="5" svg:x="2.22cm" svg:y="-5.009cm"/>
          <text:p text:style-name="P3">SvxUnoText</text:p>
          <draw:enhanced-geometry svg:viewBox="0 0 21600 21600" draw:type="rectangle" draw:enhanced-path="M 0 0 L 21600 0 21600 21600 0 21600 0 0 Z N"/>
        </draw:custom-shape>
        <draw:custom-shape draw:style-name="gr1" draw:text-style-name="P1" draw:id="id1600" draw:layer="layout" svg:width="2.884cm" svg:height="0.555cm" svg:x="4.524cm" svg:y="16.59cm">
          <text:p text:style-name="P3">SvxUnoTextBase</text:p>
          <draw:enhanced-geometry svg:viewBox="0 0 21600 21600" draw:type="rectangle" draw:enhanced-path="M 0 0 L 21600 0 21600 21600 0 21600 0 0 Z N"/>
        </draw:custom-shape>
        <draw:custom-shape draw:style-name="gr1" draw:text-style-name="P1" draw:id="id1601" draw:layer="layout" svg:width="2.884cm" svg:height="0.555cm" svg:x="9.393cm" svg:y="17.067cm">
          <text:p text:style-name="P3">OWeakAggObject</text:p>
          <draw:enhanced-geometry svg:viewBox="0 0 21600 21600" draw:type="rectangle" draw:enhanced-path="M 0 0 L 21600 0 21600 21600 0 21600 0 0 Z N"/>
        </draw:custom-shape>
        <draw:connector draw:style-name="inheritance_20__28_public_29_" draw:layer="layout" svg:x1="7.145cm" svg:y1="19.447cm" svg:x2="5.966cm" svg:y2="17.145cm" draw:start-shape="id1599" draw:start-glue-point="4" draw:end-shape="id1600" draw:end-glue-point="2" svg:d="m7145 19447v-1152h-1179v-1150">
          <text:p/>
        </draw:connector>
        <draw:connector draw:style-name="inheritance_20__28_public_29_" draw:layer="layout" svg:x1="8.122cm" svg:y1="19.447cm" svg:x2="10.835cm" svg:y2="17.622cm" draw:start-shape="id1599" draw:start-glue-point="5" draw:end-shape="id1601" draw:end-glue-point="2" svg:d="m8122 19447v-913h2713v-912">
          <text:p/>
        </draw:connector>
        <draw:custom-shape draw:style-name="namespace" draw:layer="layout" svg:width="4.022cm" svg:height="1.693cm" svg:x="8.969cm" svg:y="16.431cm">
          <text:p text:style-name="P2">cppu</text:p>
          <draw:enhanced-geometry svg:viewBox="0 0 21600 21600" draw:type="rectangle" draw:enhanced-path="M 0 0 L 21600 0 21600 21600 0 21600 0 0 Z N"/>
        </draw:custom-shape>
        <draw:custom-shape draw:style-name="class" draw:id="id1602" draw:layer="layout" svg:width="2.94cm" svg:height="0.607cm" svg:x="15.609cm" svg:y="39.04cm">
          <text:p text:style-name="P2">SvxScriptSetItem</text:p>
          <draw:enhanced-geometry svg:viewBox="0 0 21600 21600" draw:type="rectangle" draw:enhanced-path="M 0 0 L 21600 0 21600 21600 0 21600 0 0 Z N"/>
        </draw:custom-shape>
        <draw:custom-shape draw:style-name="class_20__28_external_20_module_29_" draw:id="id1603" draw:layer="layout" svg:width="2.037cm" svg:height="0.608cm" svg:x="16.008cm" svg:y="37.068cm">
          <text:p text:style-name="P2">SfxSetItem</text:p>
          <draw:enhanced-geometry svg:viewBox="0 0 21600 21600" draw:type="rectangle" draw:enhanced-path="M 0 0 L 21600 0 21600 21600 0 21600 0 0 Z N"/>
        </draw:custom-shape>
        <draw:connector draw:style-name="inheritance_20__28_public_29_" draw:layer="layout" svg:x1="17.079cm" svg:y1="39.04cm" svg:x2="17.026cm" svg:y2="37.676cm" draw:start-shape="id1602" draw:start-glue-point="0" draw:end-shape="id1603" draw:end-glue-point="2" svg:d="m17079 39040v-682h-53v-682">
          <text:p/>
        </draw:connector>
        <draw:custom-shape draw:style-name="gr5" draw:layer="layout" svg:width="2.355cm" svg:height="0.635cm" svg:x="65.458cm" svg:y="48.816cm">
          <text:p text:style-name="P2">EECharAttrib</text:p>
          <draw:enhanced-geometry svg:viewBox="0 0 21600 21600" draw:type="rectangle" draw:enhanced-path="M 0 0 L 21600 0 21600 21600 0 21600 0 0 Z N"/>
        </draw:custom-shape>
        <draw:custom-shape draw:style-name="namespace" draw:layer="layout" svg:width="41.002cm" svg:height="60.763cm" svg:x="114.352cm" svg:y="26.126cm">
          <text:p text:style-name="P2">sdr</text:p>
          <draw:enhanced-geometry svg:viewBox="0 0 21600 21600" draw:type="rectangle" draw:enhanced-path="M 0 0 L 21600 0 21600 21600 0 21600 0 0 Z N"/>
        </draw:custom-shape>
        <draw:custom-shape draw:style-name="namespace" draw:layer="layout" svg:width="25.486cm" svg:height="16.531cm" svg:x="128.728cm" svg:y="50.333cm">
          <text:p text:style-name="P2">overlay</text:p>
          <draw:enhanced-geometry svg:viewBox="0 0 21600 21600" draw:type="rectangle" draw:enhanced-path="M 0 0 L 21600 0 21600 21600 0 21600 0 0 Z N"/>
        </draw:custom-shape>
        <draw:custom-shape draw:style-name="gr1" draw:text-style-name="P1" draw:id="id1605" draw:layer="layout" svg:width="4.551cm" svg:height="1.114cm" svg:x="144.361cm" svg:y="52.718cm">
          <draw:glue-point draw:id="4" svg:x="-4.01cm" svg:y="5cm"/>
          <draw:glue-point draw:id="5" svg:x="-2.671cm" svg:y="5cm"/>
          <draw:glue-point draw:id="6" svg:x="-1.276cm" svg:y="5cm"/>
          <draw:glue-point draw:id="7" svg:x="1.281cm" svg:y="5cm"/>
          <draw:glue-point draw:id="8" svg:x="2.676cm" svg:y="5cm"/>
          <draw:glue-point draw:id="9" svg:x="3.955cm" svg:y="5cm"/>
          <draw:glue-point draw:id="10" svg:x="-5.003cm" svg:y="-2.208cm"/>
          <draw:glue-point draw:id="11" svg:x="-5.003cm" svg:y="2.675cm"/>
          <text:p text:style-name="P3">OverlayObject</text:p>
          <draw:enhanced-geometry svg:viewBox="0 0 21600 21600" draw:type="rectangle" draw:enhanced-path="M 0 0 L 21600 0 21600 21600 0 21600 0 0 Z N"/>
        </draw:custom-shape>
        <draw:custom-shape draw:style-name="class_20__28_external_20_module_29_" draw:id="id1604" draw:layer="layout" svg:width="3.413cm" svg:height="0.688cm" svg:x="139.397cm" svg:y="64.629cm">
          <text:p>OverlayObjectCell</text:p>
          <draw:enhanced-geometry svg:viewBox="0 0 21600 21600" draw:type="rectangle" draw:enhanced-path="M 0 0 L 21600 0 21600 21600 0 21600 0 0 Z N"/>
        </draw:custom-shape>
        <draw:connector draw:style-name="inheritance_20__28_public_29_" draw:layer="layout" svg:x1="141.103cm" svg:y1="64.629cm" svg:x2="144.812cm" svg:y2="53.832cm" draw:start-shape="id1604" draw:start-glue-point="0" draw:end-shape="id1605" draw:end-glue-point="4" svg:d="m141103 64629v-5398h3709v-5399">
          <text:p/>
        </draw:connector>
        <draw:custom-shape draw:style-name="namespace" draw:layer="layout" svg:width="21.527cm" svg:height="5.194cm" svg:x="132.946cm" svg:y="41.511cm">
          <text:p text:style-name="P2">animation</text:p>
          <draw:enhanced-geometry svg:viewBox="0 0 21600 21600" draw:type="rectangle" draw:enhanced-path="M 0 0 L 21600 0 21600 21600 0 21600 0 0 Z N"/>
        </draw:custom-shape>
        <draw:custom-shape draw:style-name="gr1" draw:text-style-name="P1" draw:id="id1606" draw:layer="layout" svg:width="1.874cm" svg:height="0.798cm" svg:x="149.288cm" svg:y="43.387cm">
          <draw:glue-point draw:id="4" svg:x="-1.786cm" svg:y="5cm"/>
          <draw:glue-point draw:id="5" svg:x="2.736cm" svg:y="5cm"/>
          <draw:glue-point draw:id="6" svg:x="-5.005cm" svg:y="-2.468cm"/>
          <draw:glue-point draw:id="7" svg:x="-5.005cm" svg:y="2.08cm"/>
          <text:p text:style-name="P3">Event</text:p>
          <draw:enhanced-geometry svg:viewBox="0 0 21600 21600" draw:type="rectangle" draw:enhanced-path="M 0 0 L 21600 0 21600 21600 0 21600 0 0 Z N"/>
        </draw:custom-shape>
        <draw:connector draw:style-name="inheritance_20__28_public_29_" draw:layer="layout" svg:x1="146.636cm" svg:y1="52.718cm" svg:x2="150.737cm" svg:y2="44.185cm" draw:start-shape="id1605" draw:end-shape="id1606" draw:end-glue-point="5" svg:d="m146636 52718v-4266h4101v-4267">
          <text:p/>
        </draw:connector>
        <draw:custom-shape draw:style-name="gr1" draw:text-style-name="P1" draw:id="id1607" draw:layer="layout" svg:width="2.328cm" svg:height="0.688cm" svg:x="90.676cm" svg:y="56.041cm">
          <text:p text:style-name="P3">FmFormView</text:p>
          <draw:enhanced-geometry svg:viewBox="0 0 21600 21600" draw:type="rectangle" draw:enhanced-path="M 0 0 L 21600 0 21600 21600 0 21600 0 0 Z N"/>
        </draw:custom-shape>
        <draw:custom-shape draw:style-name="gr1" draw:text-style-name="P1" draw:id="id1608" draw:layer="layout" svg:width="2.011cm" svg:height="0.688cm" svg:x="90.889cm" svg:y="54.372cm">
          <text:p text:style-name="P3">E3dView</text:p>
          <draw:enhanced-geometry svg:viewBox="0 0 21600 21600" draw:type="rectangle" draw:enhanced-path="M 0 0 L 21600 0 21600 21600 0 21600 0 0 Z N"/>
        </draw:custom-shape>
        <draw:custom-shape draw:style-name="gr1" draw:text-style-name="P1" draw:id="id1609" draw:layer="layout" svg:width="1.772cm" svg:height="0.688cm" svg:x="91.259cm" svg:y="52.548cm">
          <text:p text:style-name="P3">SdrView</text:p>
          <draw:enhanced-geometry svg:viewBox="0 0 21600 21600" draw:type="rectangle" draw:enhanced-path="M 0 0 L 21600 0 21600 21600 0 21600 0 0 Z N"/>
        </draw:custom-shape>
        <draw:connector draw:style-name="inheritance_20__28_public_29_" draw:layer="layout" svg:x1="91.84cm" svg:y1="56.041cm" svg:x2="91.894cm" svg:y2="55.06cm" draw:start-shape="id1607" draw:start-glue-point="0" draw:end-shape="id1608" draw:end-glue-point="2" svg:d="m91840 56041v-490h54v-491">
          <text:p/>
        </draw:connector>
        <draw:connector draw:style-name="inheritance_20__28_public_29_" draw:layer="layout" svg:x1="91.894cm" svg:y1="54.372cm" svg:x2="92.145cm" svg:y2="53.236cm" draw:start-shape="id1608" draw:start-glue-point="0" draw:end-shape="id1609" draw:end-glue-point="2" svg:d="m91894 54372v-568h251v-568">
          <text:p/>
        </draw:connector>
        <draw:custom-shape draw:style-name="gr1" draw:text-style-name="P1" draw:id="id1610" draw:layer="layout" svg:width="2.646cm" svg:height="0.688cm" svg:x="91.232cm" svg:y="50.299cm">
          <text:p text:style-name="P3">SdrCreateView</text:p>
          <draw:enhanced-geometry svg:viewBox="0 0 21600 21600" draw:type="rectangle" draw:enhanced-path="M 0 0 L 21600 0 21600 21600 0 21600 0 0 Z N"/>
        </draw:custom-shape>
        <draw:connector draw:style-name="inheritance_20__28_public_29_" draw:layer="layout" svg:x1="92.145cm" svg:y1="52.548cm" svg:x2="92.555cm" svg:y2="50.987cm" draw:start-shape="id1609" draw:start-glue-point="0" draw:end-shape="id1610" draw:end-glue-point="2" svg:d="m92145 52548v-780h410v-781">
          <text:p/>
        </draw:connector>
        <draw:custom-shape draw:style-name="gr1" draw:text-style-name="P1" draw:id="id1611" draw:layer="layout" svg:width="2.646cm" svg:height="0.688cm" svg:x="91.999cm" svg:y="48.13cm">
          <text:p text:style-name="P3">SdrDragView</text:p>
          <draw:enhanced-geometry svg:viewBox="0 0 21600 21600" draw:type="rectangle" draw:enhanced-path="M 0 0 L 21600 0 21600 21600 0 21600 0 0 Z N"/>
        </draw:custom-shape>
        <draw:connector draw:style-name="inheritance_20__28_public_29_" draw:layer="layout" svg:x1="92.555cm" svg:y1="50.299cm" svg:x2="93.322cm" svg:y2="48.818cm" draw:start-shape="id1610" draw:start-glue-point="0" draw:end-shape="id1611" draw:end-glue-point="2" svg:d="m92555 50299v-740h767v-741">
          <text:p/>
        </draw:connector>
        <draw:custom-shape draw:style-name="gr1" draw:text-style-name="P1" draw:id="id1612" draw:layer="layout" svg:width="3.148cm" svg:height="0.688cm" svg:x="91.967cm" svg:y="46.248cm">
          <text:p text:style-name="P3">SdrExchangeView</text:p>
          <draw:enhanced-geometry svg:viewBox="0 0 21600 21600" draw:type="rectangle" draw:enhanced-path="M 0 0 L 21600 0 21600 21600 0 21600 0 0 Z N"/>
        </draw:custom-shape>
        <draw:connector draw:style-name="inheritance_20__28_public_29_" draw:layer="layout" svg:x1="93.322cm" svg:y1="48.13cm" svg:x2="93.541cm" svg:y2="46.936cm" draw:start-shape="id1611" draw:start-glue-point="0" draw:end-shape="id1612" draw:end-glue-point="2" svg:d="m93322 48130v-597h219v-597">
          <text:p/>
        </draw:connector>
        <draw:custom-shape draw:style-name="gr1" draw:text-style-name="P1" draw:id="id1613" draw:layer="layout" svg:width="2.857cm" svg:height="0.688cm" svg:x="92.22cm" svg:y="44.653cm">
          <text:p text:style-name="P3">SdrObjEditView</text:p>
          <draw:enhanced-geometry svg:viewBox="0 0 21600 21600" draw:type="rectangle" draw:enhanced-path="M 0 0 L 21600 0 21600 21600 0 21600 0 0 Z N"/>
        </draw:custom-shape>
        <draw:connector draw:style-name="inheritance_20__28_public_29_" draw:layer="layout" svg:x1="93.541cm" svg:y1="46.248cm" svg:x2="93.648cm" svg:y2="45.341cm" draw:start-shape="id1612" draw:start-glue-point="0" draw:end-shape="id1613" draw:end-glue-point="2" svg:d="m93541 46248v-453h107v-454">
          <text:p/>
        </draw:connector>
        <draw:custom-shape draw:style-name="gr1" draw:text-style-name="P1" draw:id="id1614" draw:layer="layout" svg:width="2.857cm" svg:height="0.688cm" svg:x="93.403cm" svg:y="42.865cm">
          <text:p text:style-name="P3">SdrGlueEditView</text:p>
          <draw:enhanced-geometry svg:viewBox="0 0 21600 21600" draw:type="rectangle" draw:enhanced-path="M 0 0 L 21600 0 21600 21600 0 21600 0 0 Z N"/>
        </draw:custom-shape>
        <draw:connector draw:style-name="inheritance_20__28_public_29_" draw:layer="layout" svg:x1="93.648cm" svg:y1="44.653cm" svg:x2="94.831cm" svg:y2="43.553cm" draw:start-shape="id1613" draw:start-glue-point="0" draw:end-shape="id1614" draw:end-glue-point="2" svg:d="m93648 44653v-550h1183v-550">
          <text:p/>
        </draw:connector>
        <draw:custom-shape draw:style-name="gr1" draw:text-style-name="P1" draw:id="id1615" draw:layer="layout" svg:width="2.857cm" svg:height="0.688cm" svg:x="93.404cm" svg:y="41.278cm">
          <draw:glue-point draw:id="4" svg:x="-2.04cm" svg:y="-5cm"/>
          <draw:glue-point draw:id="5" svg:x="2.404cm" svg:y="-5cm"/>
          <text:p text:style-name="P3">SdrPolyEditView</text:p>
          <draw:enhanced-geometry svg:viewBox="0 0 21600 21600" draw:type="rectangle" draw:enhanced-path="M 0 0 L 21600 0 21600 21600 0 21600 0 0 Z N"/>
        </draw:custom-shape>
        <draw:connector draw:style-name="inheritance_20__28_public_29_" draw:layer="layout" svg:x1="94.831cm" svg:y1="42.865cm" svg:x2="94.832cm" svg:y2="41.966cm" draw:start-shape="id1614" draw:start-glue-point="0" draw:end-shape="id1615" draw:end-glue-point="2" svg:d="m94831 42865v-449h1v-450">
          <text:p/>
        </draw:connector>
        <draw:custom-shape draw:style-name="gr1" draw:text-style-name="P1" draw:id="id1616" draw:layer="layout" svg:width="2.037cm" svg:height="0.688cm" svg:x="92.45cm" svg:y="39.24cm">
          <text:p text:style-name="P3">SdrEditView</text:p>
          <draw:enhanced-geometry svg:viewBox="0 0 21600 21600" draw:type="rectangle" draw:enhanced-path="M 0 0 L 21600 0 21600 21600 0 21600 0 0 Z N"/>
        </draw:custom-shape>
        <draw:connector draw:style-name="inheritance_20__28_public_29_" draw:layer="layout" svg:x1="94.25cm" svg:y1="41.278cm" svg:x2="93.468cm" svg:y2="39.928cm" draw:start-shape="id1615" draw:start-glue-point="4" draw:end-shape="id1616" draw:end-glue-point="2" svg:d="m94250 41278v-675h-782v-675">
          <text:p/>
        </draw:connector>
        <draw:custom-shape draw:style-name="gr1" draw:text-style-name="P1" draw:id="id1617" draw:layer="layout" svg:width="4.286cm" svg:height="0.608cm" svg:x="95.757cm" svg:y="39.267cm">
          <text:p text:style-name="P3">IPolyPolygonEditorController</text:p>
          <draw:enhanced-geometry svg:viewBox="0 0 21600 21600" draw:type="rectangle" draw:enhanced-path="M 0 0 L 21600 0 21600 21600 0 21600 0 0 Z N"/>
        </draw:custom-shape>
        <draw:connector draw:style-name="inheritance_20__28_public_29_" draw:layer="layout" svg:x1="95.518cm" svg:y1="41.278cm" svg:x2="97.9cm" svg:y2="39.875cm" draw:start-shape="id1615" draw:start-glue-point="5" draw:end-shape="id1617" draw:end-glue-point="2" svg:d="m95518 41278v-701h2382v-702">
          <text:p/>
        </draw:connector>
        <draw:custom-shape draw:style-name="gr1" draw:text-style-name="P1" draw:id="id1618" draw:layer="layout" svg:width="2.248cm" svg:height="0.688cm" svg:x="91.578cm" svg:y="37.546cm">
          <text:p text:style-name="P3">SdrMarkView</text:p>
          <draw:enhanced-geometry svg:viewBox="0 0 21600 21600" draw:type="rectangle" draw:enhanced-path="M 0 0 L 21600 0 21600 21600 0 21600 0 0 Z N"/>
        </draw:custom-shape>
        <draw:connector draw:style-name="inheritance_20__28_public_29_" draw:layer="layout" svg:x1="93.468cm" svg:y1="39.24cm" svg:x2="92.702cm" svg:y2="38.234cm" draw:start-shape="id1616" draw:start-glue-point="0" draw:end-shape="id1618" draw:end-glue-point="2" svg:d="m93468 39240v-503h-766v-503">
          <text:p/>
        </draw:connector>
        <draw:custom-shape draw:style-name="gr1" draw:text-style-name="P1" draw:id="id1619" draw:layer="layout" svg:width="2.248cm" svg:height="0.688cm" svg:x="91.577cm" svg:y="35.947cm">
          <text:p text:style-name="P3">SdrSnapView</text:p>
          <draw:enhanced-geometry svg:viewBox="0 0 21600 21600" draw:type="rectangle" draw:enhanced-path="M 0 0 L 21600 0 21600 21600 0 21600 0 0 Z N"/>
        </draw:custom-shape>
        <draw:custom-shape draw:style-name="gr1" draw:text-style-name="P1" draw:id="id1620" draw:layer="layout" svg:width="2.248cm" svg:height="0.688cm" svg:x="91.339cm" svg:y="34.239cm">
          <draw:glue-point draw:id="4" svg:x="-2.695cm" svg:y="-5cm"/>
          <draw:glue-point draw:id="5" svg:x="2.895cm" svg:y="-5cm"/>
          <text:p text:style-name="P3">SdrPaintView</text:p>
          <draw:enhanced-geometry svg:viewBox="0 0 21600 21600" draw:type="rectangle" draw:enhanced-path="M 0 0 L 21600 0 21600 21600 0 21600 0 0 Z N"/>
        </draw:custom-shape>
        <draw:connector draw:style-name="inheritance_20__28_public_29_" draw:layer="layout" svg:x1="92.702cm" svg:y1="37.546cm" svg:x2="92.701cm" svg:y2="36.635cm" draw:start-shape="id1618" draw:start-glue-point="0" draw:end-shape="id1619" draw:end-glue-point="2" svg:d="m92702 37546v-455h-1v-456">
          <text:p/>
        </draw:connector>
        <draw:connector draw:style-name="inheritance_20__28_public_29_" draw:layer="layout" svg:x1="92.701cm" svg:y1="35.947cm" svg:x2="92.463cm" svg:y2="34.927cm" draw:start-shape="id1619" draw:start-glue-point="0" draw:end-shape="id1620" draw:end-glue-point="2" svg:d="m92701 35947v-510h-238v-510">
          <text:p/>
        </draw:connector>
        <draw:custom-shape draw:style-name="class_20__28_external_20_module_29_" draw:id="id1621" draw:layer="layout" svg:width="2.461cm" svg:height="0.582cm" svg:x="87.714cm" svg:y="32.407cm">
          <text:p text:style-name="P2">SfxListener</text:p>
          <draw:enhanced-geometry svg:viewBox="0 0 21600 21600" draw:type="rectangle" draw:enhanced-path="M 0 0 L 21600 0 21600 21600 0 21600 0 0 Z N"/>
        </draw:custom-shape>
        <draw:custom-shape draw:style-name="class_20__28_external_20_module_29_" draw:id="id1622" draw:layer="layout" svg:width="2.724cm" svg:height="0.582cm" svg:x="91.128cm" svg:y="32.46cm">
          <text:p text:style-name="P2">SfxRepeatTarget</text:p>
          <draw:enhanced-geometry svg:viewBox="0 0 21600 21600" draw:type="rectangle" draw:enhanced-path="M 0 0 L 21600 0 21600 21600 0 21600 0 0 Z N"/>
        </draw:custom-shape>
        <draw:custom-shape draw:style-name="class_20__28_external_20_module_29_" draw:id="id1623" draw:layer="layout" svg:width="2.724cm" svg:height="0.582cm" svg:x="94.964cm" svg:y="32.46cm">
          <text:p text:style-name="P2">SfxBroadcaster</text:p>
          <draw:enhanced-geometry svg:viewBox="0 0 21600 21600" draw:type="rectangle" draw:enhanced-path="M 0 0 L 21600 0 21600 21600 0 21600 0 0 Z N"/>
        </draw:custom-shape>
        <draw:connector draw:style-name="inheritance_20__28_public_29_" draw:layer="layout" svg:x1="91.858cm" svg:y1="34.239cm" svg:x2="88.944cm" svg:y2="32.989cm" draw:start-shape="id1620" draw:start-glue-point="4" draw:end-shape="id1621" draw:end-glue-point="2" svg:d="m91858 34239v-625h-2914v-625">
          <text:p/>
        </draw:connector>
        <draw:connector draw:style-name="inheritance_20__28_public_29_" draw:layer="layout" svg:x1="92.463cm" svg:y1="34.239cm" svg:x2="92.49cm" svg:y2="33.042cm" draw:start-shape="id1620" draw:start-glue-point="0" draw:end-shape="id1622" svg:d="m92463 34239v-598h27v-599">
          <text:p/>
        </draw:connector>
        <draw:connector draw:style-name="inheritance_20__28_public_29_" draw:layer="layout" svg:x1="93.113cm" svg:y1="34.239cm" svg:x2="96.326cm" svg:y2="33.042cm" draw:start-shape="id1620" draw:start-glue-point="5" draw:end-shape="id1623" svg:d="m93113 34239v-598h3213v-599">
          <text:p/>
        </draw:connector>
        <draw:custom-shape draw:style-name="gr3" draw:id="id1624" draw:layer="layout" svg:width="3.386cm" svg:height="0.648cm" svg:x="138.244cm" svg:y="51.007cm">
          <text:p text:style-name="P2">OverlayObjectList</text:p>
          <draw:enhanced-geometry svg:viewBox="0 0 21600 21600" draw:type="rectangle" draw:enhanced-path="M 0 0 L 21600 0 21600 21600 0 21600 0 0 Z N"/>
        </draw:custom-shape>
        <draw:connector draw:style-name="data_20_member_20__28_multiple_20_pointers_29_" draw:layer="layout" svg:x1="141.63cm" svg:y1="51.331cm" svg:x2="144.361cm" svg:y2="53.03cm" draw:start-shape="id1624" draw:start-glue-point="1" draw:end-shape="id1605" draw:end-glue-point="10" svg:d="m141630 51331h1365v1699h1366">
          <text:p/>
        </draw:connector>
        <draw:custom-shape draw:style-name="gr1" draw:text-style-name="P1" draw:id="id1625" draw:layer="layout" svg:width="3.043cm" svg:height="3.731cm" svg:x="133.814cm" svg:y="54.745cm">
          <draw:glue-point draw:id="4" svg:x="4.998cm" svg:y="-3.578cm"/>
          <draw:glue-point draw:id="5" svg:x="4.998cm" svg:y="-1.806cm"/>
          <draw:glue-point draw:id="6" svg:x="4.998cm" svg:y="1.597cm"/>
          <draw:glue-point draw:id="7" svg:x="4.998cm" svg:y="3.583cm"/>
          <text:p text:style-name="P3">OverlayManager</text:p>
          <draw:enhanced-geometry svg:viewBox="0 0 21600 21600" draw:type="rectangle" draw:enhanced-path="M 0 0 L 21600 0 21600 21600 0 21600 0 0 Z N"/>
        </draw:custom-shape>
        <draw:custom-shape draw:style-name="class_20__28_external_20_module_29_" draw:id="id1626" draw:layer="layout" svg:width="2.434cm" svg:height="0.608cm" svg:x="156.138cm" svg:y="55.295cm">
          <text:p text:style-name="P2">OutputDevice</text:p>
          <draw:enhanced-geometry svg:viewBox="0 0 21600 21600" draw:type="rectangle" draw:enhanced-path="M 0 0 L 21600 0 21600 21600 0 21600 0 0 Z N"/>
        </draw:custom-shape>
        <draw:connector draw:style-name="data_20_member_20__28_reference_29_" draw:layer="layout" svg:x1="136.855cm" svg:y1="57.205cm" svg:x2="156.138cm" svg:y2="55.599cm" draw:start-shape="id1625" draw:start-glue-point="6" draw:end-shape="id1626" draw:end-glue-point="3" svg:d="m136855 57205h9642v-1606h9641">
          <text:p/>
        </draw:connector>
        <draw:custom-shape draw:style-name="class_20__28_external_20_module_29_" draw:id="id1627" draw:layer="layout" svg:width="2.011cm" svg:height="0.582cm" svg:x="156.323cm" svg:y="56.644cm">
          <text:p text:style-name="P2">MapMode</text:p>
          <draw:enhanced-geometry svg:viewBox="0 0 21600 21600" draw:type="rectangle" draw:enhanced-path="M 0 0 L 21600 0 21600 21600 0 21600 0 0 Z N"/>
        </draw:custom-shape>
        <draw:connector draw:style-name="data_20_member" draw:layer="layout" draw:line-skew="1.716cm" svg:x1="136.855cm" svg:y1="57.946cm" svg:x2="156.323cm" svg:y2="56.935cm" draw:start-shape="id1625" draw:start-glue-point="7" draw:end-shape="id1627" draw:end-glue-point="3" svg:d="m136855 57946h11450v-1011h8018">
          <text:p/>
        </draw:connector>
        <draw:custom-shape draw:style-name="gr1" draw:text-style-name="P1" draw:id="id1628" draw:layer="layout" svg:width="2.487cm" svg:height="0.635cm" svg:x="133.583cm" svg:y="42.336cm">
          <draw:glue-point draw:id="4" svg:x="-2.496cm" svg:y="5.007cm"/>
          <draw:glue-point draw:id="5" svg:x="2.195cm" svg:y="5.007cm"/>
          <text:p text:style-name="P3">Scheduler</text:p>
          <draw:enhanced-geometry svg:viewBox="0 0 21600 21600" draw:type="rectangle" draw:enhanced-path="M 0 0 L 21600 0 21600 21600 0 21600 0 0 Z N"/>
        </draw:custom-shape>
        <draw:connector draw:style-name="inheritance_20__28_public_29_" draw:layer="layout" svg:x1="135.335cm" svg:y1="54.745cm" svg:x2="134.206cm" svg:y2="42.97cm" draw:start-shape="id1625" draw:start-glue-point="0" draw:end-shape="id1628" draw:end-glue-point="4" svg:d="m135335 54745v-5888h-1129v-5887">
          <text:p/>
        </draw:connector>
        <draw:custom-shape draw:style-name="gr3" draw:id="id1629" draw:layer="layout" svg:width="3.254cm" svg:height="0.688cm" svg:x="34.052cm" svg:y="56.594cm">
          <text:p text:style-name="P2">SvxTextEncodingBox</text:p>
          <draw:enhanced-geometry svg:viewBox="0 0 21600 21600" draw:type="rectangle" draw:enhanced-path="M 0 0 L 21600 0 21600 21600 0 21600 0 0 Z N"/>
        </draw:custom-shape>
        <draw:custom-shape draw:style-name="class_20__28_external_20_module_29_" draw:id="id1630" draw:layer="layout" svg:width="1.825cm" svg:height="0.581cm" svg:x="34.635cm" svg:y="54.426cm">
          <text:p text:style-name="P2">ListBox</text:p>
          <draw:enhanced-geometry svg:viewBox="0 0 21600 21600" draw:type="rectangle" draw:enhanced-path="M 0 0 L 21600 0 21600 21600 0 21600 0 0 Z N"/>
        </draw:custom-shape>
        <draw:connector draw:style-name="inheritance_20__28_public_29_" draw:layer="layout" svg:x1="35.679cm" svg:y1="56.594cm" svg:x2="35.547cm" svg:y2="55.007cm" draw:start-shape="id1629" draw:start-glue-point="0" draw:end-shape="id1630" draw:end-glue-point="2" svg:d="m35679 56594v-794h-132v-793">
          <text:p/>
        </draw:connector>
        <draw:custom-shape draw:style-name="class_20__28_external_20_module_29_" draw:id="id1631" draw:layer="layout" svg:width="2.778cm" svg:height="0.596cm" svg:x="35.948cm" svg:y="12.987cm">
          <text:p text:style-name="P2">SvTreeListBox</text:p>
          <draw:enhanced-geometry svg:viewBox="0 0 21600 21600" draw:type="rectangle" draw:enhanced-path="M 0 0 L 21600 0 21600 21600 0 21600 0 0 Z N"/>
        </draw:custom-shape>
        <draw:connector draw:style-name="inheritance_20__28_public_29_" draw:layer="layout" svg:x1="37.698cm" svg:y1="15.194cm" svg:x2="37.337cm" svg:y2="13.583cm" draw:start-shape="id1549" draw:start-glue-point="0" draw:end-shape="id1631" draw:end-glue-point="2" svg:d="m37698 15194v-805h-361v-806">
          <text:p/>
        </draw:connector>
        <draw:custom-shape draw:style-name="gr1" draw:text-style-name="P1" draw:id="id1632" draw:layer="layout" svg:width="2.669cm" svg:height="0.57cm" svg:x="41.497cm" svg:y="54.948cm">
          <text:p text:style-name="P1">EditHTMLParser</text:p>
          <draw:enhanced-geometry svg:viewBox="0 0 21600 21600" draw:type="rectangle" draw:enhanced-path="M 0 0 L 21600 0 21600 21600 0 21600 0 0 Z N"/>
        </draw:custom-shape>
        <draw:custom-shape draw:style-name="class_20__28_external_20_module_29_" draw:id="id1633" draw:layer="layout" svg:width="2.696cm" svg:height="0.596cm" svg:x="41.417cm" svg:y="53.366cm">
          <text:p>SfxHTMLParser</text:p>
          <draw:enhanced-geometry svg:viewBox="0 0 21600 21600" draw:type="rectangle" draw:enhanced-path="M 0 0 L 21600 0 21600 21600 0 21600 0 0 Z N"/>
        </draw:custom-shape>
        <draw:connector draw:style-name="inheritance_20__28_public_29_" draw:layer="layout" svg:x1="42.831cm" svg:y1="54.948cm" svg:x2="42.765cm" svg:y2="53.962cm" draw:start-shape="id1632" draw:start-glue-point="0" draw:end-shape="id1633" draw:end-glue-point="2" svg:d="m42831 54948v-493h-66v-493">
          <text:p/>
        </draw:connector>
        <draw:custom-shape draw:style-name="class_20__28_external_20_module_29_" draw:id="id1634" draw:layer="layout" svg:width="2.385cm" svg:height="0.596cm" svg:x="41.909cm" svg:y="51.758cm">
          <text:p>HTMLParser</text:p>
          <draw:enhanced-geometry svg:viewBox="0 0 21600 21600" draw:type="rectangle" draw:enhanced-path="M 0 0 L 21600 0 21600 21600 0 21600 0 0 Z N"/>
        </draw:custom-shape>
        <draw:connector draw:style-name="inheritance_20__28_public_29_" draw:layer="layout" svg:x1="42.765cm" svg:y1="53.366cm" svg:x2="43.101cm" svg:y2="52.354cm" draw:start-shape="id1633" draw:start-glue-point="0" draw:end-shape="id1634" draw:end-glue-point="2" svg:d="m42765 53366v-506h336v-506">
          <text:p/>
        </draw:connector>
        <draw:custom-shape draw:style-name="class_20__28_external_20_module_29_" draw:id="id1635" draw:layer="layout" svg:width="1.891cm" svg:height="0.596cm" svg:x="42.377cm" svg:y="50.256cm">
          <text:p>SvParser</text:p>
          <draw:enhanced-geometry svg:viewBox="0 0 21600 21600" draw:type="rectangle" draw:enhanced-path="M 0 0 L 21600 0 21600 21600 0 21600 0 0 Z N"/>
        </draw:custom-shape>
        <draw:connector draw:style-name="inheritance_20__28_public_29_" draw:layer="layout" svg:x1="43.101cm" svg:y1="51.758cm" svg:x2="43.322cm" svg:y2="50.852cm" draw:start-shape="id1634" draw:start-glue-point="0" draw:end-shape="id1635" draw:end-glue-point="2" svg:d="m43101 51758v-453h221v-453">
          <text:p/>
        </draw:connector>
        <draw:custom-shape draw:style-name="gr1" draw:text-style-name="P1" draw:id="id1636" draw:layer="layout" svg:width="3.654cm" svg:height="1.685cm" svg:x="32.294cm" svg:y="21.901cm">
          <draw:glue-point draw:id="4" svg:x="5cm" svg:y="-3.305cm"/>
          <text:p text:style-name="P1">OfaTreeOptionsDialog</text:p>
          <draw:enhanced-geometry svg:viewBox="0 0 21600 21600" draw:type="rectangle" draw:enhanced-path="M 0 0 L 21600 0 21600 21600 0 21600 0 0 Z N"/>
        </draw:custom-shape>
        <draw:custom-shape draw:style-name="class_20__28_external_20_module_29_" draw:id="id1637" draw:layer="layout" svg:width="2.877cm" svg:height="0.622cm" svg:x="34.238cm" svg:y="19.128cm">
          <text:p>SfxModalDialog</text:p>
          <draw:enhanced-geometry svg:viewBox="0 0 21600 21600" draw:type="rectangle" draw:enhanced-path="M 0 0 L 21600 0 21600 21600 0 21600 0 0 Z N"/>
        </draw:custom-shape>
        <draw:connector draw:style-name="inheritance_20__28_public_29_" draw:layer="layout" svg:x1="34.121cm" svg:y1="21.901cm" svg:x2="35.676cm" svg:y2="19.75cm" draw:start-shape="id1636" draw:start-glue-point="0" draw:end-shape="id1637" draw:end-glue-point="2" svg:d="m34121 21901v-1076h1555v-1075">
          <text:p/>
        </draw:connector>
        <draw:custom-shape draw:style-name="gr1" draw:text-style-name="P1" draw:id="id1638" draw:layer="layout" svg:width="3.94cm" svg:height="0.648cm" svg:x="38.877cm" svg:y="21.719cm">
          <text:p text:style-name="P1">OfaOptionsTreeListBox</text:p>
          <draw:enhanced-geometry svg:viewBox="0 0 21600 21600" draw:type="rectangle" draw:enhanced-path="M 0 0 L 21600 0 21600 21600 0 21600 0 0 Z N"/>
        </draw:custom-shape>
        <draw:connector draw:style-name="data_20_member" draw:layer="layout" svg:x1="35.948cm" svg:y1="22.187cm" svg:x2="38.877cm" svg:y2="22.043cm" draw:start-shape="id1636" draw:start-glue-point="4" draw:end-shape="id1638" draw:end-glue-point="3" svg:d="m35948 22187h1465v-144h1464">
          <text:p>aTreeLB</text:p>
        </draw:connector>
        <draw:custom-shape draw:style-name="class_20__28_external_20_module_29_" draw:id="id1639" draw:layer="layout" svg:width="2.778cm" svg:height="0.596cm" svg:x="39.707cm" svg:y="19.594cm">
          <text:p text:style-name="P2">SvTreeListBox</text:p>
          <draw:enhanced-geometry svg:viewBox="0 0 21600 21600" draw:type="rectangle" draw:enhanced-path="M 0 0 L 21600 0 21600 21600 0 21600 0 0 Z N"/>
        </draw:custom-shape>
        <draw:connector draw:style-name="inheritance_20__28_public_29_" draw:layer="layout" svg:x1="40.847cm" svg:y1="21.719cm" svg:x2="41.096cm" svg:y2="20.19cm" draw:start-shape="id1638" draw:start-glue-point="0" draw:end-shape="id1639" draw:end-glue-point="2" svg:d="m40847 21719v-764h249v-765">
          <text:p/>
        </draw:connector>
        <draw:frame draw:style-name="annotation" draw:layer="layout" svg:width="13.738cm" svg:height="4.958cm" svg:x="23.838cm" svg:y="24.757cm">
          <draw:text-box>
            <text:p><text:span text:style-name="T1">OfaTreeOptionsDialog</text:span> implements the Options dialog in Tools – Options. <text:s/>In its <text:span text:style-name="T1">Initialize()</text:span> method it instantiates all tab pages that are in the dialog.</text:p>
            <text:p/>
            <text:p>Tab entries in this Options dialog are controlled by the resource file (svx/source/dialog/treeiopt.src). <text:s/>So, to add a new tab page in this dialog, you need to add a new string item in this reource file.</text:p>
            <text:p/>
            <text:p>When an option tab page is activated, the values of options in that page are fetched by calling <text:span text:style-name="T1">CreateItemSet()</text:span> of the appropriate application module.</text:p>
            <text:p/>
            <text:p>If you need to see where the Options dialog is launched, hunt for the <text:span text:style-name="T1">SID_OPTIONS_TREEDIALOG</text:span> slot ID.</text:p>
          </draw:text-box>
        </draw:frame>
        <draw:custom-shape draw:style-name="gr1" draw:text-style-name="P1" draw:id="id1640" draw:layer="layout" svg:width="3.11cm" svg:height="0.726cm" svg:x="37.944cm" svg:y="25.581cm">
          <text:p text:style-name="P1">OfaPageResource</text:p>
          <draw:enhanced-geometry svg:viewBox="0 0 21600 21600" draw:type="rectangle" draw:enhanced-path="M 0 0 L 21600 0 21600 21600 0 21600 0 0 Z N"/>
        </draw:custom-shape>
        <draw:custom-shape draw:style-name="class_20__28_external_20_module_29_" draw:id="id1641" draw:layer="layout" svg:width="1.969cm" svg:height="0.57cm" svg:x="38.8cm" svg:y="23.741cm">
          <text:p>Resource</text:p>
          <draw:enhanced-geometry svg:viewBox="0 0 21600 21600" draw:type="rectangle" draw:enhanced-path="M 0 0 L 21600 0 21600 21600 0 21600 0 0 Z N"/>
        </draw:custom-shape>
        <draw:connector draw:style-name="inheritance_20__28_public_29_" draw:layer="layout" svg:x1="39.499cm" svg:y1="25.581cm" svg:x2="39.784cm" svg:y2="24.311cm" draw:start-shape="id1640" draw:start-glue-point="0" draw:end-shape="id1641" draw:end-glue-point="2" svg:d="m39499 25581v-635h285v-635">
          <text:p/>
        </draw:connector>
        <draw:custom-shape draw:style-name="class_20__28_external_20_module_29_" draw:id="id1642" draw:layer="layout" svg:width="2.67cm" svg:height="0.518cm" svg:x="43.05cm" svg:y="25.556cm">
          <text:p>ResStringArray</text:p>
          <draw:enhanced-geometry svg:viewBox="0 0 21600 21600" draw:type="rectangle" draw:enhanced-path="M 0 0 L 21600 0 21600 21600 0 21600 0 0 Z N"/>
        </draw:custom-shape>
        <draw:connector draw:style-name="data_20_member_20__28_multiple_29_" draw:layer="layout" svg:x1="41.054cm" svg:y1="25.944cm" svg:x2="43.05cm" svg:y2="25.815cm" draw:start-shape="id1640" draw:start-glue-point="1" draw:end-shape="id1642" draw:end-glue-point="3" svg:d="m41054 25944h998v-129h998">
          <text:p/>
        </draw:connector>
        <draw:custom-shape draw:style-name="gr1" draw:text-style-name="P1" draw:id="id1643" draw:layer="layout" svg:width="2.518cm" svg:height="3.241cm" svg:x="97.283cm" svg:y="57.957cm">
          <draw:glue-point draw:id="4" svg:x="5cm" svg:y="-3.529cm"/>
          <draw:glue-point draw:id="5" svg:x="5cm" svg:y="3.444cm"/>
          <draw:glue-point draw:id="6" svg:x="5cm" svg:y="1.699cm"/>
          <draw:glue-point draw:id="7" svg:x="5cm" svg:y="-1.603cm"/>
          <draw:glue-point draw:id="8" svg:x="-5cm" svg:y="3.812cm"/>
          <draw:glue-point draw:id="9" svg:x="-5cm" svg:y="1.886cm"/>
          <draw:glue-point draw:id="10" svg:x="-3.3cm" svg:y="5.001cm"/>
          <draw:glue-point draw:id="11" svg:x="-1.092cm" svg:y="5.001cm"/>
          <draw:glue-point draw:id="12" svg:x="1.532cm" svg:y="5.001cm"/>
          <draw:glue-point draw:id="13" svg:x="3.633cm" svg:y="5.001cm"/>
          <text:p text:style-name="P1">SdrObject</text:p>
          <draw:enhanced-geometry svg:viewBox="0 0 21600 21600" draw:type="rectangle" draw:enhanced-path="M 0 0 L 21600 0 21600 21600 0 21600 0 0 Z N"/>
        </draw:custom-shape>
        <draw:custom-shape draw:style-name="gr1" draw:text-style-name="P1" draw:id="id1644" draw:layer="layout" svg:width="2.099cm" svg:height="0.752cm" svg:x="115.294cm" svg:y="58.037cm">
          <text:p text:style-name="P1">ObjectUser</text:p>
          <draw:enhanced-geometry svg:viewBox="0 0 21600 21600" draw:type="rectangle" draw:enhanced-path="M 0 0 L 21600 0 21600 21600 0 21600 0 0 Z N"/>
        </draw:custom-shape>
        <draw:connector draw:style-name="data_20_member_20__28_multiple_20_pointers_29_" draw:layer="layout" svg:x1="99.801cm" svg:y1="59.058cm" svg:x2="115.294cm" svg:y2="58.413cm" draw:start-shape="id1643" draw:start-glue-point="7" draw:end-shape="id1644" draw:end-glue-point="3" svg:d="m99801 59058h7746v-645h7747">
          <text:p/>
        </draw:connector>
        <draw:custom-shape draw:style-name="gr1" draw:text-style-name="P1" draw:id="id1645" draw:layer="layout" svg:width="2.696cm" svg:height="0.57cm" svg:x="102.437cm" svg:y="53.677cm">
          <text:p text:style-name="P1">SdrObjPlusData</text:p>
          <draw:enhanced-geometry svg:viewBox="0 0 21600 21600" draw:type="rectangle" draw:enhanced-path="M 0 0 L 21600 0 21600 21600 0 21600 0 0 Z N"/>
        </draw:custom-shape>
        <draw:connector draw:style-name="data_20_member_20__28_pointer_29_" draw:layer="layout" svg:x1="99.801cm" svg:y1="58.434cm" svg:x2="102.437cm" svg:y2="53.962cm" draw:start-shape="id1643" draw:start-glue-point="4" draw:end-shape="id1645" draw:end-glue-point="3" svg:d="m99801 58434h1318v-4472h1318">
          <text:p/>
        </draw:connector>
        <draw:frame draw:style-name="annotation" draw:layer="layout" svg:width="10.781cm" svg:height="3.108cm" svg:x="102.771cm" svg:y="54.588cm">
          <draw:text-box>
            <text:p><text:span text:style-name="T1">SdrObjPlusData</text:span> has the object name, title and description, which can be accessed by SdrObject's <text:span text:style-name="T1">GetName()</text:span>, <text:span text:style-name="T1">GetTitle()</text:span>, <text:span text:style-name="T1">GetDescription()</text:span> and their respective setter methods. <text:s/>It also has a HTML name which is used by the application. <text:s/>SdrObject also has accessers for the HTML name, <text:span text:style-name="T1">GetHTMLName()</text:span> and <text:span text:style-name="T1">SetHTMLName()</text:span>.</text:p>
            <text:p/>
            <text:p><text:span text:style-name="T1">SdrObjList</text:span> contains a list of pointers to <text:span text:style-name="T1">SdrObject</text:span> instances, and a pointer to the owner <text:span text:style-name="T1">SdrObject</text:span> instance.</text:p>
          </draw:text-box>
        </draw:frame>
        <draw:custom-shape draw:style-name="gr1" draw:text-style-name="P1" draw:id="id1646" draw:layer="layout" svg:width="2.073cm" svg:height="1.245cm" svg:x="90.345cm" svg:y="60.133cm">
          <draw:glue-point draw:id="4" svg:x="4.997cm" svg:y="2.714cm"/>
          <draw:glue-point draw:id="5" svg:x="4.997cm" svg:y="-2.08cm"/>
          <text:p text:style-name="P1">SdrObjList</text:p>
          <draw:enhanced-geometry svg:viewBox="0 0 21600 21600" draw:type="rectangle" draw:enhanced-path="M 0 0 L 21600 0 21600 21600 0 21600 0 0 Z N"/>
        </draw:custom-shape>
        <draw:connector draw:style-name="data_20_member_20__28_pointer_29_" draw:layer="layout" svg:x1="99.801cm" svg:y1="60.693cm" svg:x2="90.345cm" svg:y2="60.755cm" draw:start-shape="id1643" draw:start-glue-point="5" draw:end-shape="id1646" draw:end-glue-point="3" svg:d="m99801 60693h501v1185h-10459v-1123h502">
          <text:p>GetObjList()</text:p>
        </draw:connector>
        <draw:connector draw:style-name="gr52" draw:layer="layout" draw:line-skew="1.392cm" svg:x1="92.416cm" svg:y1="61.092cm" svg:x2="97.283cm" svg:y2="60.812cm" draw:start-shape="id1646" draw:start-glue-point="4" draw:end-shape="id1643" draw:end-glue-point="8" svg:d="m92416 61092h3826v-280h1041">
          <text:p>maList</text:p>
        </draw:connector>
        <draw:connector draw:style-name="gr9" draw:layer="layout" draw:line-skew="-1.77cm" svg:x1="92.416cm" svg:y1="60.497cm" svg:x2="97.283cm" svg:y2="60.188cm" draw:start-shape="id1646" draw:start-glue-point="5" draw:end-shape="id1643" draw:end-glue-point="9" svg:d="m92416 60497h664v-309h4203">
          <text:p>GetOwnerObj()</text:p>
        </draw:connector>
        <draw:custom-shape draw:style-name="gr3" draw:id="id1647" draw:layer="layout" svg:width="3.758cm" svg:height="3.086cm" svg:x="99.396cm" svg:y="12.051cm">
          <draw:glue-point draw:id="4" svg:x="-5cm" svg:y="-3.784cm"/>
          <draw:glue-point draw:id="5" svg:x="-5cm" svg:y="3.412cm"/>
          <draw:glue-point draw:id="6" svg:x="-5cm" svg:y="-1.775cm"/>
          <draw:glue-point draw:id="7" svg:x="-5cm" svg:y="1.649cm"/>
          <text:p>SvxColorWindow_Impl</text:p>
          <draw:enhanced-geometry svg:viewBox="0 0 21600 21600" draw:type="rectangle" draw:enhanced-path="M 0 0 L 21600 0 21600 21600 0 21600 0 0 Z N"/>
        </draw:custom-shape>
        <draw:custom-shape draw:style-name="class_20__28_external_20_module_29_" draw:id="id1648" draw:layer="layout" svg:width="3.473cm" svg:height="0.648cm" svg:x="101.263cm" svg:y="9.979cm">
          <draw:glue-point draw:id="4" svg:x="-2.833cm" svg:y="5cm"/>
          <text:p>SfxPopupWindow</text:p>
          <draw:enhanced-geometry svg:viewBox="0 0 21600 21600" draw:type="rectangle" draw:enhanced-path="M 0 0 L 21600 0 21600 21600 0 21600 0 0 Z N"/>
        </draw:custom-shape>
        <draw:connector draw:style-name="inheritance_20__28_public_29_" draw:layer="layout" svg:x1="101.275cm" svg:y1="12.051cm" svg:x2="102.016cm" svg:y2="10.627cm" draw:start-shape="id1647" draw:start-glue-point="0" draw:end-shape="id1648" draw:end-glue-point="4" svg:d="m101275 12051v-712h741v-712">
          <text:p/>
        </draw:connector>
        <draw:custom-shape draw:style-name="gr1" draw:text-style-name="P1" draw:id="id1649" draw:layer="layout" svg:width="3.835cm" svg:height="0.7cm" svg:x="91.208cm" svg:y="11.301cm">
          <text:p text:style-name="P1">ExtrusionColorControl</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95.043cm" svg:y1="11.651cm" svg:x2="99.396cm" svg:y2="12.427cm" draw:start-shape="id1649" draw:start-glue-point="1" draw:end-shape="id1647" draw:end-glue-point="4" svg:d="m95043 11651h2176v776h2177">
          <text:p/>
        </draw:connector>
        <draw:custom-shape draw:style-name="gr1" draw:text-style-name="P1" draw:id="id1650" draw:layer="layout" svg:width="4.562cm" svg:height="0.648cm" svg:x="90.533cm" svg:y="12.519cm">
          <text:p text:style-name="P1">SvxFontColorToolBoxControl</text:p>
          <draw:enhanced-geometry svg:viewBox="0 0 21600 21600" draw:type="rectangle" draw:enhanced-path="M 0 0 L 21600 0 21600 21600 0 21600 0 0 Z N"/>
        </draw:custom-shape>
        <draw:connector draw:style-name="local_20_usage_20__2f__20_return_20_type" draw:layer="layout" svg:x1="95.095cm" svg:y1="12.843cm" svg:x2="99.396cm" svg:y2="13.047cm" draw:start-shape="id1650" draw:start-glue-point="1" draw:end-shape="id1647" draw:end-glue-point="6" svg:d="m95095 12843h2151v204h2150">
          <text:p/>
        </draw:connector>
        <draw:custom-shape draw:style-name="gr1" draw:text-style-name="P1" draw:id="id1651" draw:layer="layout" svg:width="4.199cm" svg:height="0.648cm" svg:x="91.077cm" svg:y="13.711cm">
          <text:p text:style-name="P1">SvxColorToolBoxControl</text:p>
          <draw:enhanced-geometry svg:viewBox="0 0 21600 21600" draw:type="rectangle" draw:enhanced-path="M 0 0 L 21600 0 21600 21600 0 21600 0 0 Z N"/>
        </draw:custom-shape>
        <draw:connector draw:style-name="local_20_usage_20__2f__20_return_20_type" draw:layer="layout" svg:x1="95.276cm" svg:y1="14.035cm" svg:x2="99.396cm" svg:y2="13.594cm" draw:start-shape="id1651" draw:start-glue-point="1" draw:end-shape="id1647" draw:end-glue-point="3" svg:d="m95276 14035h2060v-441h2060">
          <text:p/>
        </draw:connector>
        <draw:custom-shape draw:style-name="gr1" draw:text-style-name="P1" draw:id="id1652" draw:layer="layout" svg:width="5.157cm" svg:height="0.622cm" svg:x="90.275cm" svg:y="14.851cm">
          <text:p text:style-name="P1">SvxFontColorExtToolBoxControl</text:p>
          <draw:enhanced-geometry svg:viewBox="0 0 21600 21600" draw:type="rectangle" draw:enhanced-path="M 0 0 L 21600 0 21600 21600 0 21600 0 0 Z N"/>
        </draw:custom-shape>
        <draw:connector draw:style-name="local_20_usage_20__2f__20_return_20_type" draw:layer="layout" draw:line-skew="0.61cm" svg:x1="95.432cm" svg:y1="15.162cm" svg:x2="99.396cm" svg:y2="14.102cm" draw:start-shape="id1652" draw:start-glue-point="1" draw:end-shape="id1647" draw:end-glue-point="7" svg:d="m95432 15162h2592v-1060h1372">
          <text:p/>
        </draw:connector>
        <draw:custom-shape draw:style-name="gr1" draw:text-style-name="P1" draw:id="id1653" draw:layer="layout" svg:width="5.547cm" svg:height="0.648cm" svg:x="89.911cm" svg:y="15.966cm">
          <text:p text:style-name="P1">SvxFrameLineColorToolBoxControl</text:p>
          <draw:enhanced-geometry svg:viewBox="0 0 21600 21600" draw:type="rectangle" draw:enhanced-path="M 0 0 L 21600 0 21600 21600 0 21600 0 0 Z N"/>
        </draw:custom-shape>
        <draw:connector draw:style-name="local_20_usage_20__2f__20_return_20_type" draw:layer="layout" draw:line-skew="1.129cm" svg:x1="95.458cm" svg:y1="16.29cm" svg:x2="99.396cm" svg:y2="14.646cm" draw:start-shape="id1653" draw:start-glue-point="1" draw:end-shape="id1647" draw:end-glue-point="5" svg:d="m95458 16290h3098v-1644h840">
          <text:p/>
        </draw:connector>
        <draw:frame draw:style-name="annotation" draw:layer="layout" svg:width="6.35cm" svg:height="1.602cm" svg:x="100.305cm" svg:y="15.737cm">
          <draw:text-box>
            <text:p><text:span text:style-name="T1">SvxColorWindow_Impl</text:span> implements the popup color shooser window.</text:p>
          </draw:text-box>
        </draw:frame>
        <draw:custom-shape draw:style-name="gr5" draw:layer="layout" svg:width="2.929cm" svg:height="0.751cm" svg:x="23.793cm" svg:y="21.798cm">
          <text:p>OptionsGroupInfo</text:p>
          <draw:enhanced-geometry svg:viewBox="0 0 21600 21600" draw:type="rectangle" draw:enhanced-path="M 0 0 L 21600 0 21600 21600 0 21600 0 0 Z N"/>
        </draw:custom-shape>
        <draw:custom-shape draw:style-name="gr1" draw:text-style-name="P1" draw:id="id1654" draw:layer="layout" svg:width="2.592cm" svg:height="0.751cm" svg:x="97.589cm" svg:y="34.602cm">
          <text:p text:style-name="P1">SdrPageView</text:p>
          <draw:enhanced-geometry svg:viewBox="0 0 21600 21600" draw:type="rectangle" draw:enhanced-path="M 0 0 L 21600 0 21600 21600 0 21600 0 0 Z N"/>
        </draw:custom-shape>
        <draw:connector draw:style-name="data_20_member_20__28_pointer_29_" draw:layer="layout" svg:x1="93.587cm" svg:y1="34.583cm" svg:x2="97.589cm" svg:y2="34.977cm" draw:start-shape="id1620" draw:start-glue-point="1" draw:end-shape="id1654" draw:end-glue-point="3" svg:d="m93587 34583h2001v394h2001">
          <text:p>GetSdrPageView()</text:p>
        </draw:connector>
        <draw:custom-shape draw:style-name="gr1" draw:text-style-name="P1" draw:id="id1664" draw:layer="layout" svg:width="2.98cm" svg:height="1.751cm" svg:x="103.69cm" svg:y="37.1cm">
          <draw:glue-point draw:id="4" svg:x="5.003cm" svg:y="2.758cm"/>
          <draw:glue-point draw:id="5" svg:x="5.003cm" svg:y="-3.072cm"/>
          <text:p text:style-name="P1">SdrPageWindow</text:p>
          <draw:enhanced-geometry svg:viewBox="0 0 21600 21600" draw:type="rectangle" draw:enhanced-path="M 0 0 L 21600 0 21600 21600 0 21600 0 0 Z N"/>
        </draw:custom-shape>
        <draw:custom-shape draw:style-name="namespace" draw:layer="layout" svg:width="23.267cm" svg:height="10.342cm" svg:x="120.65cm" svg:y="27.007cm">
          <text:p>contact</text:p>
          <draw:enhanced-geometry svg:viewBox="0 0 21600 21600" draw:type="rectangle" draw:enhanced-path="M 0 0 L 21600 0 21600 21600 0 21600 0 0 Z N"/>
        </draw:custom-shape>
        <draw:custom-shape draw:style-name="gr1" draw:text-style-name="P1" draw:id="id1656" draw:layer="layout" svg:width="5.036cm" svg:height="0.622cm" svg:x="124.219cm" svg:y="27.967cm">
          <draw:glue-point draw:id="4" svg:x="-2.408cm" svg:y="5.016cm"/>
          <draw:glue-point draw:id="5" svg:x="2.408cm" svg:y="5.016cm"/>
          <draw:glue-point draw:id="6" svg:x="-3.697cm" svg:y="5.016cm"/>
          <draw:glue-point draw:id="7" svg:x="-1.175cm" svg:y="5.016cm"/>
          <draw:glue-point draw:id="8" svg:x="1.243cm" svg:y="5.016cm"/>
          <draw:glue-point draw:id="9" svg:x="3.713cm" svg:y="5.016cm"/>
          <text:p text:style-name="P1">ObjectContact</text:p>
          <draw:enhanced-geometry svg:viewBox="0 0 21600 21600" draw:type="rectangle" draw:enhanced-path="M 0 0 L 21600 0 21600 21600 0 21600 0 0 Z N"/>
        </draw:custom-shape>
        <draw:custom-shape draw:style-name="gr1" draw:text-style-name="P1" draw:id="id1655" draw:layer="layout" svg:width="3.471cm" svg:height="0.622cm" svg:x="121.757cm" svg:y="29.574cm">
          <text:p text:style-name="P1">ObjectContactPainter</text:p>
          <draw:enhanced-geometry svg:viewBox="0 0 21600 21600" draw:type="rectangle" draw:enhanced-path="M 0 0 L 21600 0 21600 21600 0 21600 0 0 Z N"/>
        </draw:custom-shape>
        <draw:custom-shape draw:style-name="gr1" draw:text-style-name="P1" draw:id="id1657" draw:layer="layout" svg:width="4.508cm" svg:height="0.622cm" svg:x="124.299cm" svg:y="30.455cm">
          <text:p text:style-name="P1">ObjectContactOfPageView</text:p>
          <draw:enhanced-geometry svg:viewBox="0 0 21600 21600" draw:type="rectangle" draw:enhanced-path="M 0 0 L 21600 0 21600 21600 0 21600 0 0 Z N"/>
        </draw:custom-shape>
        <draw:connector draw:style-name="inheritance_20__28_public_29_" draw:layer="layout" svg:x1="123.492cm" svg:y1="29.574cm" svg:x2="125.525cm" svg:y2="28.589cm" draw:start-shape="id1655" draw:start-glue-point="0" draw:end-shape="id1656" draw:end-glue-point="4" svg:d="m123492 29574v-492h2033v-493">
          <text:p/>
        </draw:connector>
        <draw:connector draw:style-name="inheritance_20__28_public_29_" draw:layer="layout" svg:x1="126.553cm" svg:y1="30.455cm" svg:x2="127.949cm" svg:y2="28.589cm" draw:start-shape="id1657" draw:start-glue-point="0" draw:end-shape="id1656" draw:end-glue-point="5" svg:d="m126553 30455v-933h1396v-933">
          <text:p/>
        </draw:connector>
        <draw:custom-shape draw:style-name="gr1" draw:text-style-name="P1" draw:id="id1660" draw:layer="layout" svg:width="2.228cm" svg:height="5.651cm" svg:x="133.834cm" svg:y="27.888cm">
          <draw:glue-point draw:id="4" svg:x="5.004cm" svg:y="-3.896cm"/>
          <draw:glue-point draw:id="5" svg:x="5.004cm" svg:y="-2.567cm"/>
          <draw:glue-point draw:id="6" svg:x="5.004cm" svg:y="-1.144cm"/>
          <draw:glue-point draw:id="7" svg:x="5.004cm" svg:y="1.102cm"/>
          <draw:glue-point draw:id="8" svg:x="5.004cm" svg:y="2.615cm"/>
          <draw:glue-point draw:id="9" svg:x="5.004cm" svg:y="3.99cm"/>
          <text:p text:style-name="P1">DisplayInfo</text:p>
          <draw:enhanced-geometry svg:viewBox="0 0 21600 21600" draw:type="rectangle" draw:enhanced-path="M 0 0 L 21600 0 21600 21600 0 21600 0 0 Z N"/>
        </draw:custom-shape>
        <draw:custom-shape draw:style-name="gr1" draw:text-style-name="P1" draw:id="id1658" draw:layer="layout" svg:width="2.126cm" svg:height="0.674cm" svg:x="91.201cm" svg:y="65.37cm">
          <text:p text:style-name="P1">SdrPage</text:p>
          <draw:enhanced-geometry svg:viewBox="0 0 21600 21600" draw:type="rectangle" draw:enhanced-path="M 0 0 L 21600 0 21600 21600 0 21600 0 0 Z N"/>
        </draw:custom-shape>
        <draw:connector draw:style-name="inheritance_20__28_public_29_" draw:layer="layout" svg:x1="92.264cm" svg:y1="65.37cm" svg:x2="91.381cm" svg:y2="61.378cm" draw:start-shape="id1658" draw:start-glue-point="0" draw:end-shape="id1646" draw:end-glue-point="2" svg:d="m92264 65370v-1996h-883v-1996">
          <text:p/>
        </draw:connector>
        <draw:custom-shape draw:style-name="gr1" draw:text-style-name="P1" draw:id="id1659" draw:layer="layout" svg:width="3.887cm" svg:height="0.622cm" svg:x="128.815cm" svg:y="31.44cm">
          <text:p text:style-name="P1">ObjectContactOfSdrObj</text:p>
          <draw:enhanced-geometry svg:viewBox="0 0 21600 21600" draw:type="rectangle" draw:enhanced-path="M 0 0 L 21600 0 21600 21600 0 21600 0 0 Z N"/>
        </draw:custom-shape>
        <draw:connector draw:style-name="inheritance_20__28_public_29_" draw:layer="layout" svg:x1="130.758cm" svg:y1="31.44cm" svg:x2="128.606cm" svg:y2="28.589cm" draw:start-shape="id1659" draw:start-glue-point="0" draw:end-shape="id1656" draw:end-glue-point="9" svg:d="m130758 31440v-1425h-2152v-1426">
          <text:p/>
        </draw:connector>
        <draw:custom-shape draw:style-name="gr3" draw:id="id1661" draw:layer="layout" svg:width="1.918cm" svg:height="0.752cm" svg:x="158.649cm" svg:y="28.199cm">
          <text:p>SetOfByte</text:p>
          <draw:enhanced-geometry svg:viewBox="0 0 21600 21600" draw:type="rectangle" draw:enhanced-path="M 0 0 L 21600 0 21600 21600 0 21600 0 0 Z N"/>
        </draw:custom-shape>
        <draw:connector draw:style-name="data_20_member" draw:layer="layout" svg:x1="136.062cm" svg:y1="28.512cm" svg:x2="158.649cm" svg:y2="28.575cm" draw:start-shape="id1660" draw:start-glue-point="4" draw:end-shape="id1661" draw:end-glue-point="3" svg:d="m136062 28512h11294v63h11293">
          <text:p>GetProcessLayers()</text:p>
        </draw:connector>
        <draw:custom-shape draw:style-name="gr3" draw:id="id1662" draw:layer="layout" svg:width="2.851cm" svg:height="0.648cm" svg:x="135.191cm" svg:y="44.371cm">
          <text:p>primitiveAnimator</text:p>
          <draw:enhanced-geometry svg:viewBox="0 0 21600 21600" draw:type="rectangle" draw:enhanced-path="M 0 0 L 21600 0 21600 21600 0 21600 0 0 Z N"/>
        </draw:custom-shape>
        <draw:connector draw:style-name="inheritance_20__28_public_29_" draw:layer="layout" svg:x1="136.616cm" svg:y1="44.371cm" svg:x2="135.371cm" svg:y2="42.97cm" draw:start-shape="id1662" draw:start-glue-point="0" draw:end-shape="id1628" draw:end-glue-point="5" svg:d="m136616 44371v-700h-1245v-701">
          <text:p/>
        </draw:connector>
        <draw:custom-shape draw:style-name="gr1" draw:text-style-name="P1" draw:id="id1663" draw:layer="layout" svg:width="1.944cm" svg:height="0.623cm" svg:x="143.765cm" svg:y="43.815cm">
          <text:p text:style-name="P1">EventList</text:p>
          <draw:enhanced-geometry svg:viewBox="0 0 21600 21600" draw:type="rectangle" draw:enhanced-path="M 0 0 L 21600 0 21600 21600 0 21600 0 0 Z N"/>
        </draw:custom-shape>
        <draw:connector draw:style-name="data_20_member_20__28_pointer_29_" draw:layer="layout" svg:x1="145.709cm" svg:y1="44.126cm" svg:x2="149.288cm" svg:y2="43.951cm" draw:start-shape="id1663" draw:start-glue-point="1" draw:end-shape="id1606" draw:end-glue-point="7" svg:d="m145709 44126h1790v-175h1789">
          <text:p>GetFirst()</text:p>
        </draw:connector>
        <draw:connector draw:style-name="gr9" draw:layer="layout" draw:line-skew="0cm -0.178cm" svg:x1="151.162cm" svg:y1="43.786cm" svg:x2="149.288cm" svg:y2="43.59cm" draw:start-shape="id1606" draw:start-glue-point="1" draw:end-shape="id1606" draw:end-glue-point="6" svg:d="m151162 43786h501v-1078h-2876v882h501">
          <text:p>GetNext()</text:p>
        </draw:connector>
        <draw:custom-shape draw:style-name="namespace" draw:layer="layout" svg:width="12.208cm" svg:height="6.755cm" svg:x="117.526cm" svg:y="38.773cm">
          <text:p>contact</text:p>
          <draw:enhanced-geometry svg:viewBox="0 0 21600 21600" draw:type="rectangle" draw:enhanced-path="M 0 0 L 21600 0 21600 21600 0 21600 0 0 Z N"/>
        </draw:custom-shape>
        <draw:custom-shape draw:style-name="gr1" draw:text-style-name="P1" draw:id="id1668" draw:layer="layout" svg:width="3.317cm" svg:height="1.734cm" svg:x="125.172cm" svg:y="41.472cm">
          <draw:glue-point draw:id="4" svg:x="5.001cm" svg:y="2.555cm"/>
          <text:p text:style-name="P1">ViewObjectContact</text:p>
          <draw:enhanced-geometry svg:viewBox="0 0 21600 21600" draw:type="rectangle" draw:enhanced-path="M 0 0 L 21600 0 21600 21600 0 21600 0 0 Z N"/>
        </draw:custom-shape>
        <draw:custom-shape draw:style-name="gr1" draw:text-style-name="P1" draw:layer="layout" svg:width="2.644cm" svg:height="0.842cm" svg:x="119.711cm" svg:y="39.533cm">
          <text:p text:style-name="P1">ViewContact</text:p>
          <draw:enhanced-geometry svg:viewBox="0 0 21600 21600" draw:type="rectangle" draw:enhanced-path="M 0 0 L 21600 0 21600 21600 0 21600 0 0 Z N"/>
        </draw:custom-shape>
        <draw:connector draw:style-name="data_20_member_20__28_multiple_20_pointers_29_" draw:layer="layout" svg:x1="136.857cm" svg:y1="56.61cm" svg:x2="144.361cm" svg:y2="53.572cm" draw:start-shape="id1625" draw:start-glue-point="1" draw:end-shape="id1605" draw:end-glue-point="11" svg:d="m136857 56610h3751v-3038h3753">
          <text:p>mpOverlayObjectStart</text:p>
          <text:p>mpOverlayObjectEnd</text:p>
        </draw:connector>
        <draw:frame draw:style-name="annotation" draw:layer="layout" svg:width="5.806cm" svg:height="0.85cm" svg:x="140.273cm" svg:y="65.574cm">
          <draw:text-box>
            <text:p><text:span text:style-name="T1">OverlayObjectCell</text:span> is implemented in sc for use in Calc.</text:p>
          </draw:text-box>
        </draw:frame>
        <draw:frame draw:style-name="annotation" draw:layer="layout" svg:width="8.346cm" svg:height="1.888cm" svg:x="129.925cm" svg:y="52.108cm">
          <draw:text-box>
            <text:p>Each <text:span text:style-name="T1">OverlayObject </text:span>instance implements <text:span text:style-name="T1">drawGeometry()</text:span> method to draw. <text:s/><text:span text:style-name="T1">OverlayManager </text:span>calls <text:span text:style-name="T1">drawGeometry()</text:span> of all of its overlay objects in method called <text:span text:style-name="T1">ImplDrawMembers()</text:span>.</text:p>
          </draw:text-box>
        </draw:frame>
        <draw:custom-shape draw:style-name="gr1" draw:text-style-name="P1" draw:id="id1665" draw:layer="layout" svg:width="2.981cm" svg:height="2.093cm" svg:x="109.316cm" svg:y="44.089cm">
          <draw:glue-point draw:id="4" svg:x="5.001cm" svg:y="3.502cm"/>
          <text:p text:style-name="P1">SdrPaintWindow</text:p>
          <draw:enhanced-geometry svg:viewBox="0 0 21600 21600" draw:type="rectangle" draw:enhanced-path="M 0 0 L 21600 0 21600 21600 0 21600 0 0 Z N"/>
        </draw:custom-shape>
        <draw:connector draw:style-name="data_20_member_20__28_pointer_29_" draw:layer="layout" svg:x1="106.67cm" svg:y1="38.457cm" svg:x2="109.316cm" svg:y2="45.135cm" draw:start-shape="id1664" draw:start-glue-point="4" draw:end-shape="id1665" draw:end-glue-point="3" svg:d="m106670 38457h1323v6678h1323">
          <text:p>GetPaintWindow()</text:p>
        </draw:connector>
        <draw:connector draw:style-name="gr26" draw:layer="layout" draw:line-skew="-8.254cm" svg:x1="112.296cm" svg:y1="45.867cm" svg:x2="133.814cm" svg:y2="56.61cm" draw:start-shape="id1665" draw:start-glue-point="4" draw:end-shape="id1625" draw:end-glue-point="3" svg:d="m112296 45867h2505v10743h19013">
          <text:p>GetOverlayManager()</text:p>
        </draw:connector>
        <draw:connector draw:style-name="data_20_member_20__28_multiple_20_pointers_29_" draw:layer="layout" svg:x1="100.181cm" svg:y1="34.977cm" svg:x2="103.69cm" svg:y2="37.975cm" draw:start-shape="id1654" draw:start-glue-point="1" draw:end-shape="id1664" draw:end-glue-point="3" svg:d="m100181 34977h1755v2998h1754">
          <text:p>FindPageWindow()</text:p>
        </draw:connector>
        <draw:custom-shape draw:style-name="gr1" draw:text-style-name="P1" draw:id="id1666" draw:layer="layout" svg:width="4.11cm" svg:height="0.759cm" svg:x="133.939cm" svg:y="60.895cm">
          <text:p text:style-name="P1">OverlayManagerBuffered</text:p>
          <draw:enhanced-geometry svg:viewBox="0 0 21600 21600" draw:type="rectangle" draw:enhanced-path="M 0 0 L 21600 0 21600 21600 0 21600 0 0 Z N"/>
        </draw:custom-shape>
        <draw:connector draw:style-name="inheritance_20__28_public_29_" draw:layer="layout" svg:x1="135.994cm" svg:y1="60.895cm" svg:x2="135.335cm" svg:y2="58.476cm" draw:start-shape="id1666" draw:start-glue-point="0" draw:end-shape="id1625" draw:end-glue-point="2" svg:d="m135994 60895v-1210h-659v-1209">
          <text:p/>
        </draw:connector>
        <draw:custom-shape draw:style-name="gr1" draw:text-style-name="P1" draw:id="id1667" draw:layer="layout" svg:width="3.43cm" svg:height="0.576cm" svg:x="144.488cm" svg:y="45.685cm">
          <text:p text:style-name="P1">PrimitiveAnimation</text:p>
          <draw:enhanced-geometry svg:viewBox="0 0 21600 21600" draw:type="rectangle" draw:enhanced-path="M 0 0 L 21600 0 21600 21600 0 21600 0 0 Z N"/>
        </draw:custom-shape>
        <draw:connector draw:style-name="inheritance_20__28_public_29_" draw:layer="layout" svg:x1="146.203cm" svg:y1="45.685cm" svg:x2="149.891cm" svg:y2="44.185cm" draw:start-shape="id1667" draw:start-glue-point="0" draw:end-shape="id1606" draw:end-glue-point="4" svg:d="m146203 45685v-750h3688v-750">
          <text:p/>
        </draw:connector>
        <draw:connector draw:style-name="data_20_member_20__28_pointer_29_" draw:layer="layout" svg:x1="128.488cm" svg:y1="42.782cm" svg:x2="144.488cm" svg:y2="45.973cm" draw:start-shape="id1668" draw:start-glue-point="4" draw:end-shape="id1667" draw:end-glue-point="3" svg:d="m128488 42782h8000v3191h8000">
          <text:p/>
        </draw:connector>
        <draw:custom-shape draw:style-name="gr1" draw:text-style-name="P1" draw:id="id1669" draw:layer="layout" svg:width="3.011cm" svg:height="0.981cm" svg:x="118.152cm" svg:y="41.092cm">
          <text:p text:style-name="P1">ObjectContact</text:p>
          <draw:enhanced-geometry svg:viewBox="0 0 21600 21600" draw:type="rectangle" draw:enhanced-path="M 0 0 L 21600 0 21600 21600 0 21600 0 0 Z N"/>
        </draw:custom-shape>
        <draw:connector draw:style-name="data_20_member_20__28_multiple_20_pointers_29_" draw:layer="layout" svg:x1="121.163cm" svg:y1="41.582cm" svg:x2="125.172cm" svg:y2="42.339cm" draw:start-shape="id1669" draw:start-glue-point="1" draw:end-shape="id1668" draw:end-glue-point="3" svg:d="m121163 41582h2004v757h2005">
          <text:p/>
        </draw:connector>
        <draw:connector draw:style-name="data_20_member_20__28_pointer_29_" draw:layer="layout" svg:x1="106.67cm" svg:y1="37.438cm" svg:x2="118.152cm" svg:y2="41.582cm" draw:start-shape="id1664" draw:start-glue-point="5" draw:end-shape="id1669" svg:d="m106670 37438h5741v4144h5741">
          <text:p/>
        </draw:connector>
        <draw:custom-shape draw:style-name="gr1" draw:text-style-name="P1" draw:id="id1670" draw:layer="layout" svg:width="4.241cm" svg:height="0.681cm" svg:x="118.334cm" svg:y="44.166cm">
          <text:p text:style-name="P1">ObjectContactOfPageView</text:p>
          <draw:enhanced-geometry svg:viewBox="0 0 21600 21600" draw:type="rectangle" draw:enhanced-path="M 0 0 L 21600 0 21600 21600 0 21600 0 0 Z N"/>
        </draw:custom-shape>
        <draw:connector draw:style-name="inheritance_20__28_public_29_" draw:layer="layout" svg:x1="120.454cm" svg:y1="44.166cm" svg:x2="119.657cm" svg:y2="42.073cm" draw:start-shape="id1670" draw:start-glue-point="0" draw:end-shape="id1669" svg:d="m120454 44166v-1047h-797v-1046">
          <text:p/>
        </draw:connector>
        <draw:custom-shape draw:style-name="gr1" draw:text-style-name="P1" draw:id="id1671" draw:layer="layout" svg:width="5.183cm" svg:height="0.785cm" svg:x="148.589cm" svg:y="58.861cm">
          <draw:glue-point draw:id="4" svg:x="-3.534cm" svg:y="5.006cm"/>
          <text:p text:style-name="P1">OverlayObjectWithBasePosition</text:p>
          <draw:enhanced-geometry svg:viewBox="0 0 21600 21600" draw:type="rectangle" draw:enhanced-path="M 0 0 L 21600 0 21600 21600 0 21600 0 0 Z N"/>
        </draw:custom-shape>
        <draw:connector draw:style-name="inheritance_20__28_public_29_" draw:layer="layout" svg:x1="151.18cm" svg:y1="58.861cm" svg:x2="148.435cm" svg:y2="53.832cm" draw:start-shape="id1671" draw:start-glue-point="0" draw:end-shape="id1605" draw:end-glue-point="9" svg:d="m151180 58861v-2515h-2745v-2514">
          <text:p/>
        </draw:connector>
        <draw:custom-shape draw:style-name="gr1" draw:text-style-name="P1" draw:id="id1672" draw:layer="layout" svg:width="4.242cm" svg:height="0.68cm" svg:x="146.834cm" svg:y="62.054cm">
          <text:p text:style-name="P1">OverlayAnimatedBitmapEx</text:p>
          <draw:enhanced-geometry svg:viewBox="0 0 21600 21600" draw:type="rectangle" draw:enhanced-path="M 0 0 L 21600 0 21600 21600 0 21600 0 0 Z N"/>
        </draw:custom-shape>
        <draw:connector draw:style-name="inheritance_20__28_public_29_" draw:layer="layout" svg:x1="148.955cm" svg:y1="62.054cm" svg:x2="149.349cm" svg:y2="59.645cm" draw:start-shape="id1672" draw:start-glue-point="0" draw:end-shape="id1671" draw:end-glue-point="4" svg:d="m148955 62054v-1204h394v-1205">
          <text:p/>
        </draw:connector>
        <draw:custom-shape draw:style-name="gr1" draw:text-style-name="P1" draw:id="id1673" draw:layer="layout" svg:width="4.005cm" svg:height="0.81cm" svg:x="47.864cm" svg:y="75.57cm">
          <text:p text:style-name="P3">SvxModifyControl</text:p>
          <draw:enhanced-geometry svg:viewBox="0 0 21600 21600" draw:type="rectangle" draw:enhanced-path="M 0 0 L 21600 0 21600 21600 0 21600 0 0 Z N"/>
        </draw:custom-shape>
        <draw:connector draw:style-name="inheritance_20__28_public_29_" draw:layer="layout" svg:x1="49.866cm" svg:y1="75.57cm" svg:x2="53.16cm" svg:y2="70.149cm" draw:start-shape="id1673" draw:start-glue-point="0" draw:end-shape="id1524" draw:end-glue-point="5" svg:d="m49866 75570v-2710h3294v-2711">
          <text:p/>
        </draw:connector>
        <draw:custom-shape draw:style-name="gr1" draw:text-style-name="P1" draw:id="id1674" draw:layer="layout" svg:width="4.005cm" svg:height="0.81cm" svg:x="50.491cm" svg:y="74.387cm">
          <text:p text:style-name="P3">SvxZoomSliderControl</text:p>
          <draw:enhanced-geometry svg:viewBox="0 0 21600 21600" draw:type="rectangle" draw:enhanced-path="M 0 0 L 21600 0 21600 21600 0 21600 0 0 Z N"/>
        </draw:custom-shape>
        <draw:connector draw:style-name="inheritance_20__28_public_29_" draw:layer="layout" svg:x1="52.493cm" svg:y1="74.387cm" svg:x2="53.963cm" svg:y2="70.149cm" draw:start-shape="id1674" draw:start-glue-point="0" draw:end-shape="id1524" draw:end-glue-point="6" svg:d="m52493 74387v-2119h1470v-2119">
          <text:p/>
        </draw:connector>
        <draw:custom-shape draw:style-name="gr1" draw:text-style-name="P1" draw:id="id1676" draw:layer="layout" svg:width="4.353cm" svg:height="0.81cm" svg:x="56.037cm" svg:y="74.439cm">
          <text:p text:style-name="P3">SvxInsertStatusBarControl</text:p>
          <draw:enhanced-geometry svg:viewBox="0 0 21600 21600" draw:type="rectangle" draw:enhanced-path="M 0 0 L 21600 0 21600 21600 0 21600 0 0 Z N"/>
        </draw:custom-shape>
        <draw:custom-shape draw:style-name="gr1" draw:text-style-name="P1" draw:id="id1677" draw:layer="layout" svg:width="4.508cm" svg:height="0.81cm" svg:x="58.733cm" svg:y="73.298cm">
          <text:p text:style-name="P3">SvxPosSizeStatusBarControl</text:p>
          <draw:enhanced-geometry svg:viewBox="0 0 21600 21600" draw:type="rectangle" draw:enhanced-path="M 0 0 L 21600 0 21600 21600 0 21600 0 0 Z N"/>
        </draw:custom-shape>
        <draw:custom-shape draw:style-name="gr1" draw:text-style-name="P1" draw:id="id1675" draw:layer="layout" svg:width="4.005cm" svg:height="0.81cm" svg:x="53.68cm" svg:y="73.272cm">
          <text:p text:style-name="P3">SvxZoomStatusBarControl</text:p>
          <draw:enhanced-geometry svg:viewBox="0 0 21600 21600" draw:type="rectangle" draw:enhanced-path="M 0 0 L 21600 0 21600 21600 0 21600 0 0 Z N"/>
        </draw:custom-shape>
        <draw:connector draw:style-name="inheritance_20__28_public_29_" draw:layer="layout" svg:x1="55.682cm" svg:y1="73.272cm" svg:x2="54.689cm" svg:y2="70.149cm" draw:start-shape="id1675" draw:start-glue-point="0" draw:end-shape="id1524" draw:end-glue-point="7" svg:d="m55682 73272v-1561h-993v-1562">
          <text:p/>
        </draw:connector>
        <draw:connector draw:style-name="inheritance_20__28_public_29_" draw:layer="layout" svg:x1="58.213cm" svg:y1="74.439cm" svg:x2="55.57cm" svg:y2="70.149cm" draw:start-shape="id1676" draw:start-glue-point="0" draw:end-shape="id1524" draw:end-glue-point="8" svg:d="m58213 74439v-2145h-2643v-2145">
          <text:p/>
        </draw:connector>
        <draw:connector draw:style-name="inheritance_20__28_public_29_" draw:layer="layout" svg:x1="60.987cm" svg:y1="73.298cm" svg:x2="56.374cm" svg:y2="70.149cm" draw:start-shape="id1677" draw:start-glue-point="0" draw:end-shape="id1524" draw:end-glue-point="9" svg:d="m60987 73298v-1574h-4613v-1575">
          <text:p/>
        </draw:connector>
        <draw:custom-shape draw:style-name="gr1" draw:text-style-name="P1" draw:id="id1679" draw:layer="layout" svg:width="4.302cm" svg:height="0.7cm" svg:x="30.791cm" svg:y="82.706cm">
          <draw:glue-point draw:id="4" svg:x="-2.289cm" svg:y="5.014cm"/>
          <draw:glue-point draw:id="5" svg:x="2.35cm" svg:y="5.014cm"/>
          <text:p text:style-name="P1">AccessibleStaticTextBase</text:p>
          <draw:enhanced-geometry svg:viewBox="0 0 21600 21600" draw:type="rectangle" draw:enhanced-path="M 0 0 L 21600 0 21600 21600 0 21600 0 0 Z N"/>
        </draw:custom-shape>
        <draw:custom-shape draw:style-name="class_20__28_external_20_module_29_" draw:id="id1678" draw:layer="layout" svg:width="3.24cm" svg:height="0.699cm" svg:x="28.199cm" svg:y="85.247cm">
          <text:p>ScAccessibleCell</text:p>
          <draw:enhanced-geometry svg:viewBox="0 0 21600 21600" draw:type="rectangle" draw:enhanced-path="M 0 0 L 21600 0 21600 21600 0 21600 0 0 Z N"/>
        </draw:custom-shape>
        <draw:custom-shape draw:style-name="class_20__28_external_20_module_29_" draw:id="id1680" draw:layer="layout" svg:width="3.498cm" svg:height="0.699cm" svg:x="33.799cm" svg:y="85.274cm">
          <text:p>ScAccessibleCsvCell</text:p>
          <draw:enhanced-geometry svg:viewBox="0 0 21600 21600" draw:type="rectangle" draw:enhanced-path="M 0 0 L 21600 0 21600 21600 0 21600 0 0 Z N"/>
        </draw:custom-shape>
        <draw:connector draw:style-name="inheritance_20__28_public_29_" draw:layer="layout" svg:x1="29.819cm" svg:y1="85.247cm" svg:x2="31.958cm" svg:y2="83.406cm" draw:start-shape="id1678" draw:start-glue-point="0" draw:end-shape="id1679" draw:end-glue-point="4" svg:d="m29819 85247v-921h2139v-920">
          <text:p/>
        </draw:connector>
        <draw:connector draw:style-name="inheritance_20__28_public_29_" draw:layer="layout" svg:x1="35.548cm" svg:y1="85.274cm" svg:x2="33.952cm" svg:y2="83.406cm" draw:start-shape="id1680" draw:start-glue-point="0" draw:end-shape="id1679" draw:end-glue-point="5" svg:d="m35548 85274v-934h-1596v-934">
          <text:p/>
        </draw:connector>
        <draw:custom-shape draw:style-name="gr2" draw:id="id1681" draw:layer="layout" svg:width="7.931cm" svg:height="1.089cm" svg:x="33.875cm" svg:y="79.699cm">
          <text:p>com.sun.star.accessibility.XAccessibleText</text:p>
          <text:p>com.sun.star.accessibility.XAccessibleTextAttributes</text:p>
          <draw:enhanced-geometry svg:viewBox="0 0 21600 21600" draw:type="rectangle" draw:enhanced-path="M 0 0 L 21600 0 21600 21600 0 21600 0 0 Z N"/>
        </draw:custom-shape>
        <draw:connector draw:style-name="inheritance_20__28_public_29_" draw:layer="layout" svg:x1="32.942cm" svg:y1="82.706cm" svg:x2="37.84cm" svg:y2="80.788cm" draw:start-shape="id1679" draw:start-glue-point="0" draw:end-shape="id1681" draw:end-glue-point="2" svg:d="m32942 82706v-959h4898v-959">
          <text:p/>
        </draw:connector>
        <draw:custom-shape draw:style-name="gr1" draw:text-style-name="P1" draw:id="id1682" draw:layer="layout" svg:width="5.132cm" svg:height="1.01cm" svg:x="38.333cm" svg:y="82.499cm">
          <draw:glue-point draw:id="4" svg:x="5.001cm" svg:y="-2.693cm"/>
          <draw:glue-point draw:id="5" svg:x="5.001cm" svg:y="2.425cm"/>
          <text:p text:style-name="P1">AccessibleStaticTextBase_Impl</text:p>
          <draw:enhanced-geometry svg:viewBox="0 0 21600 21600" draw:type="rectangle" draw:enhanced-path="M 0 0 L 21600 0 21600 21600 0 21600 0 0 Z N"/>
        </draw:custom-shape>
        <draw:connector draw:style-name="data_20_member_20__28_pointer_29_" draw:layer="layout" svg:x1="35.093cm" svg:y1="83.056cm" svg:x2="38.333cm" svg:y2="83.004cm" draw:start-shape="id1679" draw:start-glue-point="1" draw:end-shape="id1682" draw:end-glue-point="3" svg:d="m35093 83056h1620v-52h1620">
          <text:p>mpImpl</text:p>
        </draw:connector>
        <draw:custom-shape draw:style-name="gr1" draw:text-style-name="P1" draw:id="id1683" draw:layer="layout" svg:width="4.588cm" svg:height="0.726cm" svg:x="47.483cm" svg:y="81.797cm">
          <draw:glue-point draw:id="4" svg:x="-2.175cm" svg:y="-5.013cm"/>
          <draw:glue-point draw:id="5" svg:x="2.229cm" svg:y="-5.013cm"/>
          <text:p text:style-name="P1">AccessibleEditableTextPara</text:p>
          <draw:enhanced-geometry svg:viewBox="0 0 21600 21600" draw:type="rectangle" draw:enhanced-path="M 0 0 L 21600 0 21600 21600 0 21600 0 0 Z N"/>
        </draw:custom-shape>
        <draw:connector draw:style-name="data_20_member_20__28_pointer_29_" draw:layer="layout" svg:x1="43.465cm" svg:y1="82.733cm" svg:x2="47.483cm" svg:y2="82.16cm" draw:start-shape="id1682" draw:start-glue-point="4" draw:end-shape="id1683" draw:end-glue-point="3" svg:d="m43465 82733h2009v-573h2009">
          <text:p>mpTextParagraph</text:p>
          <text:p>mxParagraph</text:p>
        </draw:connector>
        <draw:custom-shape draw:style-name="class_20__28_external_20_module_29_" draw:id="id1684" draw:layer="layout" svg:width="4.147cm" svg:height="0.752cm" svg:x="44.579cm" svg:y="79.233cm">
          <text:p>OCommonAccessibleText</text:p>
          <draw:enhanced-geometry svg:viewBox="0 0 21600 21600" draw:type="rectangle" draw:enhanced-path="M 0 0 L 21600 0 21600 21600 0 21600 0 0 Z N"/>
        </draw:custom-shape>
        <draw:connector draw:style-name="inheritance_20__28_public_29_" draw:layer="layout" svg:x1="48.78cm" svg:y1="81.797cm" svg:x2="46.652cm" svg:y2="79.985cm" draw:start-shape="id1683" draw:start-glue-point="4" draw:end-shape="id1684" draw:end-glue-point="2" svg:d="m48780 81797v-906h-2128v-906">
          <text:p/>
        </draw:connector>
        <draw:custom-shape draw:style-name="namespace" draw:layer="layout" svg:width="6.557cm" svg:height="1.84cm" svg:x="43.258cm" svg:y="78.689cm">
          <text:p>comphelper</text:p>
          <draw:enhanced-geometry svg:viewBox="0 0 21600 21600" draw:type="rectangle" draw:enhanced-path="M 0 0 L 21600 0 21600 21600 0 21600 0 0 Z N"/>
        </draw:custom-shape>
        <draw:custom-shape draw:style-name="gr1" draw:text-style-name="P1" draw:id="id1686" draw:layer="layout" svg:width="5.806cm" svg:height="0.648cm" svg:x="65.547cm" svg:y="77.444cm">
          <draw:glue-point draw:id="4" svg:x="-3.794cm" svg:y="5.015cm"/>
          <draw:glue-point draw:id="5" svg:x="-2.142cm" svg:y="5.015cm"/>
          <text:p text:style-name="P1">SvxTextForwarder</text:p>
          <draw:enhanced-geometry svg:viewBox="0 0 21600 21600" draw:type="rectangle" draw:enhanced-path="M 0 0 L 21600 0 21600 21600 0 21600 0 0 Z N"/>
        </draw:custom-shape>
        <draw:custom-shape draw:style-name="gr1" draw:text-style-name="P1" draw:id="id1685" draw:layer="layout" svg:width="4.381cm" svg:height="0.726cm" svg:x="62.54cm" svg:y="82.161cm">
          <text:p text:style-name="P1">SvxAccessibleTextAdapter</text:p>
          <draw:enhanced-geometry svg:viewBox="0 0 21600 21600" draw:type="rectangle" draw:enhanced-path="M 0 0 L 21600 0 21600 21600 0 21600 0 0 Z N"/>
        </draw:custom-shape>
        <draw:connector draw:style-name="inheritance_20__28_public_29_" draw:layer="layout" svg:x1="64.73cm" svg:y1="82.161cm" svg:x2="66.248cm" svg:y2="78.092cm" draw:start-shape="id1685" draw:start-glue-point="0" draw:end-shape="id1686" draw:end-glue-point="4" svg:d="m64730 82161v-2034h1518v-2035">
          <text:p/>
        </draw:connector>
        <draw:custom-shape draw:style-name="gr1" draw:text-style-name="P1" draw:id="id1687" draw:layer="layout" svg:width="4.458cm" svg:height="0.7cm" svg:x="67.674cm" svg:y="81.358cm">
          <draw:glue-point draw:id="4" svg:x="-2.445cm" svg:y="-5.014cm"/>
          <draw:glue-point draw:id="5" svg:x="2.496cm" svg:y="-5.014cm"/>
          <text:p text:style-name="P1">SvxDummyTextSource</text:p>
          <draw:enhanced-geometry svg:viewBox="0 0 21600 21600" draw:type="rectangle" draw:enhanced-path="M 0 0 L 21600 0 21600 21600 0 21600 0 0 Z N"/>
        </draw:custom-shape>
        <draw:connector draw:style-name="inheritance_20__28_public_29_" draw:layer="layout" svg:x1="71.015cm" svg:y1="81.358cm" svg:x2="67.207cm" svg:y2="78.092cm" draw:start-shape="id1687" draw:start-glue-point="5" draw:end-shape="id1686" draw:end-glue-point="5" svg:d="m71015 81358v-1633h-3808v-1633">
          <text:p/>
        </draw:connector>
        <draw:custom-shape draw:style-name="gr1" draw:text-style-name="P1" draw:id="id1688" draw:layer="layout" svg:width="3.785cm" svg:height="0.675cm" svg:x="60.052cm" svg:y="77.212cm">
          <draw:glue-point draw:id="4" svg:x="-3.49cm" svg:y="5.008cm"/>
          <draw:glue-point draw:id="5" svg:x="3.495cm" svg:y="5.007cm"/>
          <draw:glue-point draw:id="6" svg:x="1.302cm" svg:y="5.007cm"/>
          <draw:glue-point draw:id="7" svg:x="-1.571cm" svg:y="5.007cm"/>
          <text:p text:style-name="P1">SvxEditSource</text:p>
          <draw:enhanced-geometry svg:viewBox="0 0 21600 21600" draw:type="rectangle" draw:enhanced-path="M 0 0 L 21600 0 21600 21600 0 21600 0 0 Z N"/>
        </draw:custom-shape>
        <draw:connector draw:style-name="inheritance_20__28_public_29_" draw:layer="layout" svg:x1="68.814cm" svg:y1="81.358cm" svg:x2="63.266cm" svg:y2="77.886cm" draw:start-shape="id1687" draw:start-glue-point="4" draw:end-shape="id1688" draw:end-glue-point="5" svg:d="m68814 81358v-1736h-5548v-1736">
          <text:p/>
        </draw:connector>
        <draw:custom-shape draw:style-name="gr1" draw:text-style-name="P1" draw:id="id1689" draw:layer="layout" svg:width="4.147cm" svg:height="1.425cm" svg:x="55.39cm" svg:y="81.695cm">
          <draw:glue-point draw:id="4" svg:x="5.001cm" svg:y="-2.767cm"/>
          <draw:glue-point draw:id="5" svg:x="5.001cm" svg:y="2.776cm"/>
          <draw:glue-point draw:id="6" svg:x="-5.003cm" svg:y="-2.638cm"/>
          <draw:glue-point draw:id="7" svg:x="-5.003cm" svg:y="2.456cm"/>
          <text:p text:style-name="P1">SvxEditSourceAdapter</text:p>
          <draw:enhanced-geometry svg:viewBox="0 0 21600 21600" draw:type="rectangle" draw:enhanced-path="M 0 0 L 21600 0 21600 21600 0 21600 0 0 Z N"/>
        </draw:custom-shape>
        <draw:connector draw:style-name="inheritance_20__28_public_29_" draw:layer="layout" draw:line-skew="-0.817cm" svg:x1="57.463cm" svg:y1="81.695cm" svg:x2="60.624cm" svg:y2="77.887cm" draw:start-shape="id1689" draw:start-glue-point="0" draw:end-shape="id1688" draw:end-glue-point="4" svg:d="m57463 81695v-2722h3161v-1086">
          <text:p/>
        </draw:connector>
        <draw:connector draw:style-name="inheritance_20__28_public_29_" draw:layer="layout" svg:x1="59.536cm" svg:y1="82.802cm" svg:x2="62.54cm" svg:y2="82.524cm" draw:start-shape="id1689" draw:start-glue-point="5" draw:end-shape="id1685" draw:end-glue-point="3" svg:d="m59536 82802h1502v-278h1502">
          <text:p/>
        </draw:connector>
        <draw:connector draw:style-name="data_20_member_20__28_pointer_29_" draw:layer="layout" svg:x1="52.071cm" svg:y1="82.16cm" svg:x2="55.39cm" svg:y2="82.032cm" draw:start-shape="id1683" draw:start-glue-point="1" draw:end-shape="id1689" draw:end-glue-point="6" svg:d="m52071 82160h1659v-128h1660">
          <text:p/>
        </draw:connector>
        <draw:connector draw:style-name="data_20_member" draw:layer="layout" svg:x1="43.465cm" svg:y1="83.248cm" svg:x2="55.39cm" svg:y2="82.756cm" draw:start-shape="id1682" draw:start-glue-point="5" draw:end-shape="id1689" draw:end-glue-point="7" svg:d="m43465 83248h5962v-492h5963">
          <text:p>GetEditSource()</text:p>
        </draw:connector>
        <draw:connector draw:style-name="data_20_member_20__28_pointer_29_" draw:layer="layout" svg:x1="59.536cm" svg:y1="82.013cm" svg:x2="60.052cm" svg:y2="77.549cm" draw:start-shape="id1689" draw:start-glue-point="4" draw:end-shape="id1688" draw:end-glue-point="3" svg:d="m59536 82013h501v-2223h-487v-2241h502">
          <text:p>mpAdaptee</text:p>
        </draw:connector>
        <draw:custom-shape draw:style-name="gr1" draw:text-style-name="P1" draw:layer="layout" svg:width="3.758cm" svg:height="0.7cm" svg:x="12.026cm" svg:y="76.511cm">
          <text:p text:style-name="P1">SvPasteObjectDialog</text:p>
          <draw:enhanced-geometry svg:viewBox="0 0 21600 21600" draw:type="rectangle" draw:enhanced-path="M 0 0 L 21600 0 21600 21600 0 21600 0 0 Z N"/>
        </draw:custom-shape>
        <draw:frame draw:style-name="annotation" draw:layer="layout" svg:width="7.204cm" svg:height="1.396cm" svg:x="11.923cm" svg:y="77.68cm">
          <draw:text-box>
            <text:p><text:span text:style-name="T1">SvPasteObjectDialog</text:span> implements the system Paste Special dialog.</text:p>
          </draw:text-box>
        </draw:frame>
        <draw:custom-shape draw:style-name="gr1" draw:text-style-name="P1" draw:id="id1690" draw:layer="layout" svg:width="4.462cm" svg:height="0.909cm" svg:x="143.486cm" svg:y="60.361cm">
          <text:p text:style-name="P1">OverlayPolyPolygonStriped</text:p>
          <draw:enhanced-geometry svg:viewBox="0 0 21600 21600" draw:type="rectangle" draw:enhanced-path="M 0 0 L 21600 0 21600 21600 0 21600 0 0 Z N"/>
        </draw:custom-shape>
        <draw:connector draw:style-name="inheritance_20__28_public_29_" draw:layer="layout" svg:x1="145.717cm" svg:y1="60.361cm" svg:x2="147.853cm" svg:y2="53.832cm" draw:start-shape="id1690" draw:start-glue-point="0" draw:end-shape="id1605" draw:end-glue-point="8" svg:d="m145717 60361v-3265h2136v-3264">
          <text:p/>
        </draw:connector>
        <draw:custom-shape draw:style-name="gr1" draw:text-style-name="P1" draw:id="id1691" draw:layer="layout" svg:width="3.994cm" svg:height="1.017cm" svg:x="33.709cm" svg:y="10.176cm">
          <draw:glue-point draw:id="4" svg:x="5.002cm" svg:y="-2.241cm"/>
          <text:p text:style-name="P1">OfaLanguagesTabPage</text:p>
          <draw:enhanced-geometry svg:viewBox="0 0 21600 21600" draw:type="rectangle" draw:enhanced-path="M 0 0 L 21600 0 21600 21600 0 21600 0 0 Z N"/>
        </draw:custom-shape>
        <draw:connector draw:style-name="inheritance_20__28_public_29_" draw:layer="layout" svg:x1="35.706cm" svg:y1="10.176cm" svg:x2="35.372cm" svg:y2="5.207cm" draw:start-shape="id1691" draw:start-glue-point="0" draw:end-shape="id1539" draw:end-glue-point="5" svg:d="m35706 10176v-2485h-334v-2484">
          <text:p/>
        </draw:connector>
        <draw:frame draw:style-name="gr53" draw:layer="layout" svg:width="8.7cm" svg:height="3.812cm" svg:x="39.892cm" svg:y="12.671cm">
          <draw:text-box>
            <text:p>These tab pages implement various pages in the Options dialog.</text:p>
            <text:p/>
            <text:list text:style-name="L3">
              <text:list-item>
                <text:p>OpenOffice.org</text:p>
              </text:list-item>
              <text:list-item>
                <text:p>Load/Save</text:p>
              </text:list-item>
              <text:list-item>
                <text:p>Language Settings</text:p>
                <text:list>
                  <text:list-item>
                    <text:p>Languages - <text:span text:style-name="T1">OfaLanguagesTabPage</text:span></text:p>
                  </text:list-item>
                </text:list>
              </text:list-item>
            </text:list>
          </draw:text-box>
        </draw:frame>
        <draw:custom-shape draw:style-name="gr5" draw:id="id1692" draw:layer="layout" svg:width="3.562cm" svg:height="1.221cm" svg:x="39.23cm" svg:y="9.998cm">
          <draw:glue-point draw:id="4" svg:x="5.002cm" svg:y="-2.497cm"/>
          <draw:glue-point draw:id="5" svg:x="5.002cm" svg:y="2.71cm"/>
          <text:p>LanguageConfig_Impl</text:p>
          <draw:enhanced-geometry svg:viewBox="0 0 21600 21600" draw:type="rectangle" draw:enhanced-path="M 0 0 L 21600 0 21600 21600 0 21600 0 0 Z N"/>
        </draw:custom-shape>
        <draw:connector draw:style-name="data_20_member_20__28_pointer_29_" draw:layer="layout" svg:x1="37.703cm" svg:y1="10.457cm" svg:x2="39.23cm" svg:y2="10.608cm" draw:start-shape="id1691" draw:start-glue-point="4" draw:end-shape="id1692" draw:end-glue-point="3" svg:d="m37703 10457h764v151h763">
          <text:p/>
        </draw:connector>
        <draw:custom-shape draw:style-name="class_20__28_external_20_module_29_" draw:id="id1693" draw:layer="layout" svg:width="3.383cm" svg:height="0.585cm" svg:x="44.496cm" svg:y="9.235cm">
          <text:p>SvtLanguageOptions</text:p>
          <draw:enhanced-geometry svg:viewBox="0 0 21600 21600" draw:type="rectangle" draw:enhanced-path="M 0 0 L 21600 0 21600 21600 0 21600 0 0 Z N"/>
        </draw:custom-shape>
        <draw:connector draw:style-name="data_20_member" draw:layer="layout" svg:x1="42.792cm" svg:y1="10.304cm" svg:x2="44.496cm" svg:y2="9.527cm" draw:start-shape="id1692" draw:start-glue-point="4" draw:end-shape="id1693" draw:end-glue-point="3" svg:d="m42792 10304h852v-777h852">
          <text:p/>
        </draw:connector>
        <draw:custom-shape draw:style-name="class_20__28_external_20_module_29_" draw:id="id1694" draw:layer="layout" svg:width="3.46cm" svg:height="0.636cm" svg:x="44.496cm" svg:y="10.202cm">
          <text:p>SvtSysLocaleOptions</text:p>
          <draw:enhanced-geometry svg:viewBox="0 0 21600 21600" draw:type="rectangle" draw:enhanced-path="M 0 0 L 21600 0 21600 21600 0 21600 0 0 Z N"/>
        </draw:custom-shape>
        <draw:connector draw:style-name="data_20_member" draw:layer="layout" svg:x1="42.792cm" svg:y1="10.608cm" svg:x2="44.496cm" svg:y2="10.52cm" draw:start-shape="id1692" draw:start-glue-point="1" draw:end-shape="id1694" draw:end-glue-point="3" svg:d="m42792 10608h852v-88h852">
          <text:p/>
        </draw:connector>
        <draw:custom-shape draw:style-name="class_20__28_external_20_module_29_" draw:id="id1695" draw:layer="layout" svg:width="2.797cm" svg:height="0.636cm" svg:x="44.496cm" svg:y="11.143cm">
          <text:p>SvtLinguConfig</text:p>
          <draw:enhanced-geometry svg:viewBox="0 0 21600 21600" draw:type="rectangle" draw:enhanced-path="M 0 0 L 21600 0 21600 21600 0 21600 0 0 Z N"/>
        </draw:custom-shape>
        <draw:connector draw:style-name="data_20_member" draw:layer="layout" svg:x1="42.792cm" svg:y1="10.938cm" svg:x2="44.496cm" svg:y2="11.461cm" draw:start-shape="id1692" draw:start-glue-point="5" draw:end-shape="id1695" draw:end-glue-point="3" svg:d="m42792 10938h852v523h852">
          <text:p/>
        </draw:connector>
        <draw:custom-shape draw:style-name="gr1" draw:text-style-name="P1" draw:id="id1702" draw:layer="layout" svg:width="2.037cm" svg:height="1.536cm" svg:x="101.441cm" svg:y="73.156cm">
          <draw:glue-point draw:id="4" svg:x="5.002cm" svg:y="-2.408cm"/>
          <text:p text:style-name="P1">SdrEdgeObj</text:p>
          <draw:enhanced-geometry svg:viewBox="0 0 21600 21600" draw:type="rectangle" draw:enhanced-path="M 0 0 L 21600 0 21600 21600 0 21600 0 0 Z N"/>
        </draw:custom-shape>
        <draw:custom-shape draw:style-name="gr1" draw:text-style-name="P1" draw:id="id1696" draw:layer="layout" svg:width="2.036cm" svg:height="0.715cm" svg:x="100.65cm" svg:y="63.713cm">
          <draw:glue-point draw:id="4" svg:x="-2.411cm" svg:y="5.006cm"/>
          <draw:glue-point draw:id="5" svg:x="2.269cm" svg:y="5.006cm"/>
          <text:p text:style-name="P1">SdrAttrObj</text:p>
          <draw:enhanced-geometry svg:viewBox="0 0 21600 21600" draw:type="rectangle" draw:enhanced-path="M 0 0 L 21600 0 21600 21600 0 21600 0 0 Z N"/>
        </draw:custom-shape>
        <draw:custom-shape draw:style-name="gr1" draw:text-style-name="P1" draw:id="id1697" draw:layer="layout" svg:width="2.46cm" svg:height="0.715cm" svg:x="96.653cm" svg:y="64.956cm">
          <text:p text:style-name="P1">SdrObjGroup</text:p>
          <draw:enhanced-geometry svg:viewBox="0 0 21600 21600" draw:type="rectangle" draw:enhanced-path="M 0 0 L 21600 0 21600 21600 0 21600 0 0 Z N"/>
        </draw:custom-shape>
        <draw:custom-shape draw:style-name="gr1" draw:text-style-name="P1" draw:id="id1698" draw:layer="layout" svg:width="2.036cm" svg:height="0.715cm" svg:x="98.161cm" svg:y="63.343cm">
          <text:p text:style-name="P1">SdrPageObj</text:p>
          <draw:enhanced-geometry svg:viewBox="0 0 21600 21600" draw:type="rectangle" draw:enhanced-path="M 0 0 L 21600 0 21600 21600 0 21600 0 0 Z N"/>
        </draw:custom-shape>
        <draw:custom-shape draw:style-name="gr1" draw:text-style-name="P1" draw:id="id1699" draw:layer="layout" svg:width="2.036cm" svg:height="0.715cm" svg:x="93.268cm" svg:y="62.919cm">
          <text:p text:style-name="P1">SdrVirtObj</text:p>
          <draw:enhanced-geometry svg:viewBox="0 0 21600 21600" draw:type="rectangle" draw:enhanced-path="M 0 0 L 21600 0 21600 21600 0 21600 0 0 Z N"/>
        </draw:custom-shape>
        <draw:connector draw:style-name="inheritance_20__28_public_29_" draw:layer="layout" svg:x1="101.668cm" svg:y1="63.713cm" svg:x2="99.456cm" svg:y2="61.197cm" draw:start-shape="id1696" draw:start-glue-point="0" draw:end-shape="id1643" draw:end-glue-point="13" svg:d="m101668 63713v-1258h-2212v-1258">
          <text:p/>
        </draw:connector>
        <draw:connector draw:style-name="inheritance_20__28_public_29_" draw:layer="layout" svg:x1="97.883cm" svg:y1="64.956cm" svg:x2="98.268cm" svg:y2="61.197cm" draw:start-shape="id1697" draw:start-glue-point="0" draw:end-shape="id1643" draw:end-glue-point="11" svg:d="m97883 64956v-1880h385v-1879">
          <text:p/>
        </draw:connector>
        <draw:connector draw:style-name="inheritance_20__28_public_29_" draw:layer="layout" svg:x1="99.179cm" svg:y1="63.343cm" svg:x2="98.927cm" svg:y2="61.197cm" draw:start-shape="id1698" draw:start-glue-point="0" draw:end-shape="id1643" draw:end-glue-point="12" svg:d="m99179 63343v-1073h-252v-1073">
          <text:p/>
        </draw:connector>
        <draw:connector draw:style-name="inheritance_20__28_public_29_" draw:layer="layout" svg:x1="94.286cm" svg:y1="62.919cm" svg:x2="97.712cm" svg:y2="61.197cm" draw:start-shape="id1699" draw:start-glue-point="0" draw:end-shape="id1643" draw:end-glue-point="10" svg:d="m94286 62919v-861h3426v-861">
          <text:p/>
        </draw:connector>
        <draw:custom-shape draw:style-name="gr1" draw:text-style-name="P1" draw:id="id1700" draw:layer="layout" svg:width="3.889cm" svg:height="0.633cm" svg:x="104.802cm" svg:y="65.884cm">
          <draw:glue-point draw:id="4" svg:x="-3.774cm" svg:y="5.007cm"/>
          <draw:glue-point draw:id="5" svg:x="-2.345cm" svg:y="5.007cm"/>
          <draw:glue-point draw:id="6" svg:x="-0.848cm" svg:y="5.007cm"/>
          <draw:glue-point draw:id="7" svg:x="1.193cm" svg:y="5.007cm"/>
          <draw:glue-point draw:id="8" svg:x="2.689cm" svg:y="5.007cm"/>
          <draw:glue-point draw:id="9" svg:x="4.049cm" svg:y="5.007cm"/>
          <text:p text:style-name="P1">SdrTextObj</text:p>
          <draw:enhanced-geometry svg:viewBox="0 0 21600 21600" draw:type="rectangle" draw:enhanced-path="M 0 0 L 21600 0 21600 21600 0 21600 0 0 Z N"/>
        </draw:custom-shape>
        <draw:custom-shape draw:style-name="gr1" draw:text-style-name="P1" draw:id="id1701" draw:layer="layout" svg:width="2.036cm" svg:height="0.633cm" svg:x="99.008cm" svg:y="66.201cm">
          <text:p text:style-name="P1">E3dObject</text:p>
          <draw:enhanced-geometry svg:viewBox="0 0 21600 21600" draw:type="rectangle" draw:enhanced-path="M 0 0 L 21600 0 21600 21600 0 21600 0 0 Z N"/>
        </draw:custom-shape>
        <draw:connector draw:style-name="inheritance_20__28_public_29_" draw:layer="layout" svg:x1="106.746cm" svg:y1="65.884cm" svg:x2="102.129cm" svg:y2="64.427cm" draw:start-shape="id1700" draw:start-glue-point="0" draw:end-shape="id1696" draw:end-glue-point="5" svg:d="m106746 65884v-729h-4617v-728">
          <text:p/>
        </draw:connector>
        <draw:connector draw:style-name="inheritance_20__28_public_29_" draw:layer="layout" svg:x1="100.026cm" svg:y1="66.201cm" svg:x2="101.178cm" svg:y2="64.427cm" draw:start-shape="id1701" draw:start-glue-point="0" draw:end-shape="id1696" draw:end-glue-point="4" svg:d="m100026 66201v-887h1152v-887">
          <text:p/>
        </draw:connector>
        <draw:custom-shape draw:style-name="gr1" draw:text-style-name="P1" draw:id="id1703" draw:layer="layout" svg:width="2.829cm" svg:height="0.715cm" svg:x="102.897cm" svg:y="71.413cm">
          <text:p text:style-name="P1">SdrMeasureObj</text:p>
          <draw:enhanced-geometry svg:viewBox="0 0 21600 21600" draw:type="rectangle" draw:enhanced-path="M 0 0 L 21600 0 21600 21600 0 21600 0 0 Z N"/>
        </draw:custom-shape>
        <draw:custom-shape draw:style-name="gr1" draw:text-style-name="P1" draw:id="id1704" draw:layer="layout" svg:width="3.754cm" svg:height="0.715cm" svg:x="104.777cm" svg:y="70.276cm">
          <text:p text:style-name="P1">SdrObjCustomeShape</text:p>
          <draw:enhanced-geometry svg:viewBox="0 0 21600 21600" draw:type="rectangle" draw:enhanced-path="M 0 0 L 21600 0 21600 21600 0 21600 0 0 Z N"/>
        </draw:custom-shape>
        <draw:custom-shape draw:style-name="gr1" draw:text-style-name="P1" draw:id="id1705" draw:layer="layout" svg:width="2.274cm" svg:height="0.715cm" svg:x="107.632cm" svg:y="71.387cm">
          <text:p text:style-name="P1">SdrPathObj</text:p>
          <draw:enhanced-geometry svg:viewBox="0 0 21600 21600" draw:type="rectangle" draw:enhanced-path="M 0 0 L 21600 0 21600 21600 0 21600 0 0 Z N"/>
        </draw:custom-shape>
        <draw:custom-shape draw:style-name="gr1" draw:text-style-name="P1" draw:id="id1706" draw:layer="layout" svg:width="2.274cm" svg:height="0.715cm" svg:x="109.378cm" svg:y="70.435cm">
          <text:p text:style-name="P1">SdrRectObj</text:p>
          <draw:enhanced-geometry svg:viewBox="0 0 21600 21600" draw:type="rectangle" draw:enhanced-path="M 0 0 L 21600 0 21600 21600 0 21600 0 0 Z N"/>
        </draw:custom-shape>
        <draw:custom-shape draw:style-name="gr1" draw:text-style-name="P1" draw:id="id1707" draw:layer="layout" svg:width="2.274cm" svg:height="0.715cm" svg:x="124.223cm" svg:y="74.14cm">
          <text:p text:style-name="P1">SdrTableObj</text:p>
          <draw:enhanced-geometry svg:viewBox="0 0 21600 21600" draw:type="rectangle" draw:enhanced-path="M 0 0 L 21600 0 21600 21600 0 21600 0 0 Z N"/>
        </draw:custom-shape>
        <draw:connector draw:style-name="inheritance_20__28_public_29_" draw:layer="layout" svg:x1="102.459cm" svg:y1="73.156cm" svg:x2="105.279cm" svg:y2="66.516cm" draw:start-shape="id1702" draw:start-glue-point="0" draw:end-shape="id1700" draw:end-glue-point="4" svg:d="m102459 73156v-3320h2820v-3320">
          <text:p/>
        </draw:connector>
        <draw:connector draw:style-name="inheritance_20__28_public_29_" draw:layer="layout" svg:x1="104.311cm" svg:y1="71.413cm" svg:x2="105.835cm" svg:y2="66.516cm" draw:start-shape="id1703" draw:start-glue-point="0" draw:end-shape="id1700" draw:end-glue-point="5" svg:d="m104311 71413v-2449h1524v-2448">
          <text:p/>
        </draw:connector>
        <draw:connector draw:style-name="inheritance_20__28_public_29_" draw:layer="layout" svg:x1="106.654cm" svg:y1="70.276cm" svg:x2="106.417cm" svg:y2="66.516cm" draw:start-shape="id1704" draw:start-glue-point="0" draw:end-shape="id1700" draw:end-glue-point="6" svg:d="m106654 70276v-1880h-237v-1880">
          <text:p/>
        </draw:connector>
        <draw:connector draw:style-name="inheritance_20__28_public_29_" draw:layer="layout" svg:x1="108.769cm" svg:y1="71.387cm" svg:x2="107.209cm" svg:y2="66.516cm" draw:start-shape="id1705" draw:start-glue-point="0" draw:end-shape="id1700" draw:end-glue-point="7" svg:d="m108769 71387v-2436h-1560v-2435">
          <text:p/>
        </draw:connector>
        <draw:connector draw:style-name="inheritance_20__28_public_29_" draw:layer="layout" svg:x1="110.515cm" svg:y1="70.435cm" svg:x2="107.791cm" svg:y2="66.516cm" draw:start-shape="id1706" draw:start-glue-point="0" draw:end-shape="id1700" draw:end-glue-point="8" svg:d="m110515 70435v-1960h-2724v-1959">
          <text:p/>
        </draw:connector>
        <draw:connector draw:style-name="inheritance_20__28_public_29_" draw:layer="layout" draw:line-skew="-2.754cm" svg:x1="125.36cm" svg:y1="74.14cm" svg:x2="108.32cm" svg:y2="66.516cm" draw:start-shape="id1707" draw:start-glue-point="0" draw:end-shape="id1700" draw:end-glue-point="9" svg:d="m125360 74140v-6566h-17040v-1058">
          <text:p/>
        </draw:connector>
        <draw:custom-shape draw:style-name="namespace" draw:layer="layout" svg:width="7.144cm" svg:height="2.223cm" svg:x="119.724cm" svg:y="73.608cm">
          <text:p>table</text:p>
          <draw:enhanced-geometry svg:viewBox="0 0 21600 21600" draw:type="rectangle" draw:enhanced-path="M 0 0 L 21600 0 21600 21600 0 21600 0 0 Z N"/>
        </draw:custom-shape>
        <draw:custom-shape draw:style-name="namespace" draw:layer="layout" svg:width="11.88cm" svg:height="13.388cm" svg:x="115.068cm" svg:y="59.346cm">
          <text:p>properties</text:p>
          <draw:enhanced-geometry svg:viewBox="0 0 21600 21600" draw:type="rectangle" draw:enhanced-path="M 0 0 L 21600 0 21600 21600 0 21600 0 0 Z N"/>
        </draw:custom-shape>
        <draw:custom-shape draw:style-name="gr3" draw:id="id1708" draw:layer="layout" svg:width="2.725cm" svg:height="0.635cm" svg:x="119.645cm" svg:y="59.98cm">
          <draw:glue-point draw:id="4" svg:x="-2.183cm" svg:y="5.007cm"/>
          <draw:glue-point draw:id="5" svg:x="2.381cm" svg:y="5.007cm"/>
          <text:p>BaseProperties</text:p>
          <draw:enhanced-geometry svg:viewBox="0 0 21600 21600" draw:type="rectangle" draw:enhanced-path="M 0 0 L 21600 0 21600 21600 0 21600 0 0 Z N"/>
        </draw:custom-shape>
        <draw:connector draw:style-name="data_20_member_20__28_pointer_29_" draw:layer="layout" svg:x1="99.801cm" svg:y1="59.577cm" svg:x2="119.645cm" svg:y2="60.297cm" draw:start-shape="id1643" draw:start-glue-point="1" draw:end-shape="id1708" draw:end-glue-point="3" svg:d="m99801 59577h9922v720h9922">
          <text:p/>
        </draw:connector>
        <draw:custom-shape draw:style-name="gr3" draw:id="id1709" draw:layer="layout" svg:width="2.725cm" svg:height="0.635cm" svg:x="117.768cm" svg:y="61.703cm">
          <draw:glue-point draw:id="4" svg:x="-2.183cm" svg:y="5.007cm"/>
          <draw:glue-point draw:id="5" svg:x="2.381cm" svg:y="5.007cm"/>
          <text:p>DefaultProperties</text:p>
          <draw:enhanced-geometry svg:viewBox="0 0 21600 21600" draw:type="rectangle" draw:enhanced-path="M 0 0 L 21600 0 21600 21600 0 21600 0 0 Z N"/>
        </draw:custom-shape>
        <draw:custom-shape draw:style-name="gr3" draw:id="id1710" draw:layer="layout" svg:width="2.725cm" svg:height="0.635cm" svg:x="122.001cm" svg:y="61.888cm">
          <draw:glue-point draw:id="4" svg:x="-2.183cm" svg:y="5.007cm"/>
          <draw:glue-point draw:id="5" svg:x="2.381cm" svg:y="5.007cm"/>
          <text:p>EmptyProperties</text:p>
          <draw:enhanced-geometry svg:viewBox="0 0 21600 21600" draw:type="rectangle" draw:enhanced-path="M 0 0 L 21600 0 21600 21600 0 21600 0 0 Z N"/>
        </draw:custom-shape>
        <draw:connector draw:style-name="inheritance_20__28_public_29_" draw:layer="layout" svg:x1="119.13cm" svg:y1="61.703cm" svg:x2="120.413cm" svg:y2="60.614cm" draw:start-shape="id1709" draw:start-glue-point="0" draw:end-shape="id1708" draw:end-glue-point="4" svg:d="m119130 61703v-545h1283v-544">
          <text:p/>
        </draw:connector>
        <draw:connector draw:style-name="inheritance_20__28_public_29_" draw:layer="layout" svg:x1="123.363cm" svg:y1="61.888cm" svg:x2="121.655cm" svg:y2="60.614cm" draw:start-shape="id1710" draw:start-glue-point="0" draw:end-shape="id1708" draw:end-glue-point="5" svg:d="m123363 61888v-637h-1708v-637">
          <text:p/>
        </draw:connector>
        <draw:custom-shape draw:style-name="gr3" draw:id="id1711" draw:layer="layout" svg:width="2.987cm" svg:height="0.635cm" svg:x="116.287cm" svg:y="63.422cm">
          <draw:glue-point draw:id="4" svg:x="-2.183cm" svg:y="5.007cm"/>
          <draw:glue-point draw:id="5" svg:x="2.381cm" svg:y="5.007cm"/>
          <text:p>AttributeProperties</text:p>
          <draw:enhanced-geometry svg:viewBox="0 0 21600 21600" draw:type="rectangle" draw:enhanced-path="M 0 0 L 21600 0 21600 21600 0 21600 0 0 Z N"/>
        </draw:custom-shape>
        <draw:custom-shape draw:style-name="gr3" draw:id="id1712" draw:layer="layout" svg:width="2.987cm" svg:height="0.635cm" svg:x="119.886cm" svg:y="63.369cm">
          <draw:glue-point draw:id="4" svg:x="-2.183cm" svg:y="5.007cm"/>
          <draw:glue-point draw:id="5" svg:x="2.381cm" svg:y="5.007cm"/>
          <text:p>GroupProperties</text:p>
          <draw:enhanced-geometry svg:viewBox="0 0 21600 21600" draw:type="rectangle" draw:enhanced-path="M 0 0 L 21600 0 21600 21600 0 21600 0 0 Z N"/>
        </draw:custom-shape>
        <draw:connector draw:style-name="inheritance_20__28_public_29_" draw:layer="layout" svg:x1="117.78cm" svg:y1="63.422cm" svg:x2="118.536cm" svg:y2="62.337cm" draw:start-shape="id1711" draw:start-glue-point="0" draw:end-shape="id1709" draw:end-glue-point="4" svg:d="m117780 63422v-543h756v-542">
          <text:p/>
        </draw:connector>
        <draw:connector draw:style-name="inheritance_20__28_public_29_" draw:layer="layout" svg:x1="121.379cm" svg:y1="63.369cm" svg:x2="119.778cm" svg:y2="62.337cm" draw:start-shape="id1712" draw:start-glue-point="0" draw:end-shape="id1709" draw:end-glue-point="5" svg:d="m121379 63369v-516h-1601v-516">
          <text:p/>
        </draw:connector>
        <draw:custom-shape draw:style-name="gr3" draw:id="id1714" draw:layer="layout" svg:width="2.591cm" svg:height="0.635cm" svg:x="118.881cm" svg:y="64.791cm">
          <draw:glue-point draw:id="4" svg:x="-2.183cm" svg:y="5.007cm"/>
          <draw:glue-point draw:id="5" svg:x="2.381cm" svg:y="5.007cm"/>
          <text:p>E3dProperties</text:p>
          <draw:enhanced-geometry svg:viewBox="0 0 21600 21600" draw:type="rectangle" draw:enhanced-path="M 0 0 L 21600 0 21600 21600 0 21600 0 0 Z N"/>
        </draw:custom-shape>
        <draw:custom-shape draw:style-name="gr3" draw:id="id1713" draw:layer="layout" svg:width="4.416cm" svg:height="0.635cm" svg:x="115.55cm" svg:y="66.026cm">
          <draw:glue-point draw:id="4" svg:x="-2.183cm" svg:y="5.007cm"/>
          <draw:glue-point draw:id="5" svg:x="2.381cm" svg:y="5.007cm"/>
          <draw:glue-point draw:id="6" svg:x="-3.926cm" svg:y="5.007cm"/>
          <text:p>TextProperties</text:p>
          <draw:enhanced-geometry svg:viewBox="0 0 21600 21600" draw:type="rectangle" draw:enhanced-path="M 0 0 L 21600 0 21600 21600 0 21600 0 0 Z N"/>
        </draw:custom-shape>
        <draw:connector draw:style-name="inheritance_20__28_public_29_" draw:layer="layout" svg:x1="117.758cm" svg:y1="66.026cm" svg:x2="117.128cm" svg:y2="64.056cm" draw:start-shape="id1713" draw:start-glue-point="0" draw:end-shape="id1711" draw:end-glue-point="4" svg:d="m117758 66026v-985h-630v-985">
          <text:p/>
        </draw:connector>
        <draw:connector draw:style-name="inheritance_20__28_public_29_" draw:layer="layout" svg:x1="120.176cm" svg:y1="64.791cm" svg:x2="118.491cm" svg:y2="64.056cm" draw:start-shape="id1714" draw:start-glue-point="0" draw:end-shape="id1711" draw:end-glue-point="5" svg:d="m120176 64791v-368h-1685v-367">
          <text:p/>
        </draw:connector>
        <draw:custom-shape draw:style-name="gr3" draw:id="id1715" draw:layer="layout" svg:width="3.411cm" svg:height="0.635cm" svg:x="115.683cm" svg:y="68.911cm">
          <draw:glue-point draw:id="4" svg:x="-2.183cm" svg:y="5.007cm"/>
          <draw:glue-point draw:id="5" svg:x="2.381cm" svg:y="5.007cm"/>
          <text:p>ConnectorProperties</text:p>
          <draw:enhanced-geometry svg:viewBox="0 0 21600 21600" draw:type="rectangle" draw:enhanced-path="M 0 0 L 21600 0 21600 21600 0 21600 0 0 Z N"/>
        </draw:custom-shape>
        <draw:connector draw:style-name="inheritance_20__28_public_29_" draw:layer="layout" svg:x1="117.388cm" svg:y1="68.911cm" svg:x2="116.025cm" svg:y2="66.66cm" draw:start-shape="id1715" draw:start-glue-point="0" draw:end-shape="id1713" draw:end-glue-point="6" svg:d="m117388 68911v-1126h-1363v-1125">
          <text:p/>
        </draw:connector>
        <draw:connector draw:style-name="data_20_member_20__28_pointer_29_" draw:layer="layout" draw:line-skew="4.114cm" svg:x1="103.477cm" svg:y1="73.555cm" svg:x2="115.683cm" svg:y2="69.228cm" draw:start-shape="id1702" draw:start-glue-point="4" draw:end-shape="id1715" draw:end-glue-point="3" svg:d="m103477 73555h10217v-4327h1989">
          <text:p/>
        </draw:connector>
        <draw:custom-shape draw:style-name="gr1" draw:text-style-name="P1" draw:id="id1716" draw:layer="layout" svg:width="3.332cm" svg:height="0.735cm" svg:x="80.11cm" svg:y="77.391cm">
          <draw:glue-point draw:id="4" svg:x="-2.205cm" svg:y="5.006cm"/>
          <draw:glue-point draw:id="5" svg:x="2.647cm" svg:y="5.006cm"/>
          <text:p text:style-name="P1">SvxMSDffManager</text:p>
          <draw:enhanced-geometry svg:viewBox="0 0 21600 21600" draw:type="rectangle" draw:enhanced-path="M 0 0 L 21600 0 21600 21600 0 21600 0 0 Z N"/>
        </draw:custom-shape>
        <draw:custom-shape draw:style-name="gr1" draw:text-style-name="P1" draw:id="id1717" draw:layer="layout" svg:width="2.964cm" svg:height="0.76cm" svg:x="81.114cm" svg:y="75.284cm">
          <text:p text:style-name="P1">DffPropertyReader</text:p>
          <draw:enhanced-geometry svg:viewBox="0 0 21600 21600" draw:type="rectangle" draw:enhanced-path="M 0 0 L 21600 0 21600 21600 0 21600 0 0 Z N"/>
        </draw:custom-shape>
        <draw:connector draw:style-name="inheritance_20__28_public_29_" draw:layer="layout" svg:x1="81.776cm" svg:y1="77.391cm" svg:x2="82.596cm" svg:y2="76.044cm" draw:start-shape="id1716" draw:start-glue-point="0" draw:end-shape="id1717" svg:d="m81776 77391v-674h820v-673">
          <text:p/>
        </draw:connector>
        <draw:custom-shape draw:style-name="gr1" draw:text-style-name="P1" draw:id="id1718" draw:layer="layout" svg:width="2.278cm" svg:height="0.784cm" svg:x="82.119cm" svg:y="73.202cm">
          <text:p text:style-name="P1">DffPropSet</text:p>
          <draw:enhanced-geometry svg:viewBox="0 0 21600 21600" draw:type="rectangle" draw:enhanced-path="M 0 0 L 21600 0 21600 21600 0 21600 0 0 Z N"/>
        </draw:custom-shape>
        <draw:connector draw:style-name="inheritance_20__28_public_29_" draw:layer="layout" svg:x1="82.596cm" svg:y1="75.284cm" svg:x2="83.258cm" svg:y2="73.986cm" draw:start-shape="id1717" draw:start-glue-point="0" draw:end-shape="id1718" draw:end-glue-point="2" svg:d="m82596 75284v-649h662v-649">
          <text:p/>
        </draw:connector>
        <draw:custom-shape draw:style-name="class_20__28_external_20_module_29_" draw:id="id1719" draw:layer="layout" svg:width="1.887cm" svg:height="0.612cm" svg:x="82.608cm" svg:y="71.634cm">
          <text:p>Table</text:p>
          <draw:enhanced-geometry svg:viewBox="0 0 21600 21600" draw:type="rectangle" draw:enhanced-path="M 0 0 L 21600 0 21600 21600 0 21600 0 0 Z N"/>
        </draw:custom-shape>
        <draw:connector draw:style-name="inheritance_20__28_public_29_" draw:layer="layout" svg:x1="83.258cm" svg:y1="73.202cm" svg:x2="83.551cm" svg:y2="72.246cm" draw:start-shape="id1718" draw:start-glue-point="0" draw:end-shape="id1719" draw:end-glue-point="2" svg:d="m83258 73202v-478h293v-478">
          <text:p/>
        </draw:connector>
        <draw:custom-shape draw:style-name="gr1" draw:text-style-name="P1" draw:id="id1720" draw:layer="layout" svg:width="2.915cm" svg:height="0.661cm" svg:x="78.641cm" svg:y="80.037cm">
          <text:p text:style-name="P1">SdrEscherImport</text:p>
          <draw:enhanced-geometry svg:viewBox="0 0 21600 21600" draw:type="rectangle" draw:enhanced-path="M 0 0 L 21600 0 21600 21600 0 21600 0 0 Z N"/>
        </draw:custom-shape>
        <draw:custom-shape draw:style-name="class_20__28_external_20_module_29_" draw:id="id1721" draw:layer="layout" svg:width="4.189cm" svg:height="0.661cm" svg:x="82.535cm" svg:y="80.11cm">
          <text:p>XclImpSimpleDffManager</text:p>
          <draw:enhanced-geometry svg:viewBox="0 0 21600 21600" draw:type="rectangle" draw:enhanced-path="M 0 0 L 21600 0 21600 21600 0 21600 0 0 Z N"/>
        </draw:custom-shape>
        <draw:connector draw:style-name="inheritance_20__28_public_29_" draw:layer="layout" svg:x1="80.098cm" svg:y1="80.037cm" svg:x2="81.042cm" svg:y2="78.125cm" draw:start-shape="id1720" draw:start-glue-point="0" draw:end-shape="id1716" draw:end-glue-point="4" svg:d="m80098 80037v-956h944v-956">
          <text:p/>
        </draw:connector>
        <draw:connector draw:style-name="inheritance_20__28_public_29_" draw:layer="layout" svg:x1="84.629cm" svg:y1="80.11cm" svg:x2="82.657cm" svg:y2="78.125cm" draw:start-shape="id1721" draw:start-glue-point="0" draw:end-shape="id1716" draw:end-glue-point="5" svg:d="m84629 80110v-993h-1972v-992">
          <text:p/>
        </draw:connector>
        <draw:custom-shape draw:style-name="gr5" draw:id="id1722" draw:layer="layout" svg:width="2.327cm" svg:height="0.71cm" svg:x="87.214cm" svg:y="73.545cm">
          <text:p>DffPropFlags</text:p>
          <draw:enhanced-geometry svg:viewBox="0 0 21600 21600" draw:type="rectangle" draw:enhanced-path="M 0 0 L 21600 0 21600 21600 0 21600 0 0 Z N"/>
        </draw:custom-shape>
        <draw:connector draw:style-name="data_20_member_20__28_multiple_20_pointers_29_" draw:layer="layout" svg:x1="84.397cm" svg:y1="73.594cm" svg:x2="87.214cm" svg:y2="73.9cm" draw:start-shape="id1718" draw:start-glue-point="1" draw:end-shape="id1722" draw:end-glue-point="3" svg:d="m84397 73594h1408v306h1409">
          <text:p>mpFlags</text:p>
        </draw:connector>
      </draw:page>
      <draw:page draw:name="sw" draw:style-name="dp1" draw:master-page-name="Default">
        <office:forms form:automatic-focus="false" form:apply-design-mode="false"/>
        <draw:custom-shape draw:style-name="gr3" draw:id="id1723" draw:layer="layout" svg:width="4.381cm" svg:height="1.011cm" svg:x="31.246cm" svg:y="27.783cm">
          <draw:glue-point draw:id="4" svg:x="-3.339cm" svg:y="4.995cm"/>
          <draw:glue-point draw:id="5" svg:x="-1.387cm" svg:y="4.995cm"/>
          <draw:glue-point draw:id="6" svg:x="1.451cm" svg:y="4.995cm"/>
          <draw:glue-point draw:id="7" svg:x="3.403cm" svg:y="4.995cm"/>
          <text:p text:style-name="P2">Writer</text:p>
          <draw:enhanced-geometry svg:viewBox="0 0 21600 21600" draw:type="rectangle" draw:enhanced-path="M 0 0 L 21600 0 21600 21600 0 21600 0 0 Z N"/>
        </draw:custom-shape>
        <draw:custom-shape draw:style-name="class_20__28_external_20_module_29_" draw:id="id1724" draw:layer="layout" svg:width="2.204cm" svg:height="1.011cm" svg:x="31.74cm" svg:y="24.933cm">
          <text:p>SvRefBase</text:p>
          <draw:enhanced-geometry svg:viewBox="0 0 21600 21600" draw:type="rectangle" draw:enhanced-path="M 0 0 L 21600 0 21600 21600 0 21600 0 0 Z N"/>
        </draw:custom-shape>
        <draw:custom-shape draw:style-name="gr1" draw:text-style-name="P1" draw:id="id1725" draw:layer="layout" svg:width="2.773cm" svg:height="1.011cm" svg:x="28.37cm" svg:y="30.22cm">
          <text:p text:style-name="P3">SwASCWriter</text:p>
          <draw:enhanced-geometry svg:viewBox="0 0 21600 21600" draw:type="rectangle" draw:enhanced-path="M 0 0 L 21600 0 21600 21600 0 21600 0 0 Z N"/>
        </draw:custom-shape>
        <draw:custom-shape draw:style-name="gr1" draw:text-style-name="P1" draw:id="id1726" draw:layer="layout" svg:width="2.773cm" svg:height="1.011cm" svg:x="31.948cm" svg:y="30.22cm">
          <text:p text:style-name="P3">SwHTMLWriter</text:p>
          <draw:enhanced-geometry svg:viewBox="0 0 21600 21600" draw:type="rectangle" draw:enhanced-path="M 0 0 L 21600 0 21600 21600 0 21600 0 0 Z N"/>
        </draw:custom-shape>
        <draw:custom-shape draw:style-name="gr1" draw:text-style-name="P1" draw:id="id1727" draw:layer="layout" svg:width="2.773cm" svg:height="1.011cm" svg:x="35.472cm" svg:y="30.246cm">
          <text:p text:style-name="P3">SwRTFWriter</text:p>
          <draw:enhanced-geometry svg:viewBox="0 0 21600 21600" draw:type="rectangle" draw:enhanced-path="M 0 0 L 21600 0 21600 21600 0 21600 0 0 Z N"/>
        </draw:custom-shape>
        <draw:custom-shape draw:style-name="gr1" draw:text-style-name="P1" draw:id="id1728" draw:layer="layout" svg:width="2.773cm" svg:height="1.011cm" svg:x="39.075cm" svg:y="30.247cm">
          <text:p text:style-name="P3">SwW4WWriter</text:p>
          <draw:enhanced-geometry svg:viewBox="0 0 21600 21600" draw:type="rectangle" draw:enhanced-path="M 0 0 L 21600 0 21600 21600 0 21600 0 0 Z N"/>
        </draw:custom-shape>
        <draw:connector draw:style-name="inheritance_20__28_public_29_" draw:layer="layout" svg:x1="33.436cm" svg:y1="27.783cm" svg:x2="32.842cm" svg:y2="25.944cm" draw:start-shape="id1723" draw:start-glue-point="0" draw:end-shape="id1724" draw:end-glue-point="2" svg:d="m33436 27783v-920h-594v-919">
          <text:p/>
        </draw:connector>
        <draw:connector draw:style-name="inheritance_20__28_public_29_" draw:layer="layout" svg:x1="29.756cm" svg:y1="30.22cm" svg:x2="31.974cm" svg:y2="28.792cm" draw:start-shape="id1725" draw:start-glue-point="0" draw:end-shape="id1723" draw:end-glue-point="4" svg:d="m29756 30220v-714h2218v-714">
          <text:p/>
        </draw:connector>
        <draw:connector draw:style-name="inheritance_20__28_public_29_" draw:layer="layout" svg:x1="33.334cm" svg:y1="30.22cm" svg:x2="32.829cm" svg:y2="28.792cm" draw:start-shape="id1726" draw:start-glue-point="0" draw:end-shape="id1723" draw:end-glue-point="5" svg:d="m33334 30220v-714h-505v-714">
          <text:p/>
        </draw:connector>
        <draw:connector draw:style-name="inheritance_20__28_public_29_" draw:layer="layout" svg:x1="36.858cm" svg:y1="30.246cm" svg:x2="34.071cm" svg:y2="28.792cm" draw:start-shape="id1727" draw:start-glue-point="0" draw:end-shape="id1723" draw:end-glue-point="6" svg:d="m36858 30246v-727h-2787v-727">
          <text:p/>
        </draw:connector>
        <draw:connector draw:style-name="inheritance_20__28_public_29_" draw:layer="layout" svg:x1="40.461cm" svg:y1="30.247cm" svg:x2="34.926cm" svg:y2="28.792cm" draw:start-shape="id1728" draw:start-glue-point="0" draw:end-shape="id1723" draw:end-glue-point="7" svg:d="m40461 30247v-727h-5535v-728">
          <text:p/>
        </draw:connector>
        <draw:custom-shape draw:style-name="gr3" draw:layer="layout" svg:width="3.007cm" svg:height="0.804cm" svg:x="39.152cm" svg:y="27.238cm">
          <text:p text:style-name="P2">SwIoSystem</text:p>
          <draw:enhanced-geometry svg:viewBox="0 0 21600 21600" draw:type="rectangle" draw:enhanced-path="M 0 0 L 21600 0 21600 21600 0 21600 0 0 Z N"/>
        </draw:custom-shape>
        <draw:custom-shape draw:style-name="gr1" draw:text-style-name="P1" draw:id="id1797" draw:layer="layout" svg:width="2.799cm" svg:height="0.881cm" svg:x="43.845cm" svg:y="26.101cm">
          <text:p text:style-name="P3">SwDocShell</text:p>
          <draw:enhanced-geometry svg:viewBox="0 0 21600 21600" draw:type="rectangle" draw:enhanced-path="M 0 0 L 21600 0 21600 21600 0 21600 0 0 Z N"/>
        </draw:custom-shape>
        <draw:custom-shape draw:style-name="gr1" draw:text-style-name="P3" draw:id="id1730" draw:layer="layout" svg:width="2.106cm" svg:height="0.856cm" svg:x="87.956cm" svg:y="33.638cm">
          <text:p text:style-name="P3">SwTxtAttr</text:p>
          <draw:enhanced-geometry svg:viewBox="0 0 21600 21600" draw:mirror-horizontal="false" draw:mirror-vertical="false" draw:type="rectangle" draw:enhanced-path="M 0 0 L 21600 0 21600 21600 0 21600 0 0 Z N"/>
        </draw:custom-shape>
        <draw:custom-shape draw:style-name="gr1" draw:text-style-name="P3" draw:id="id1729" draw:layer="layout" svg:width="2.269cm" svg:height="0.763cm" svg:x="87.956cm" svg:y="35.675cm">
          <text:p text:style-name="P3">SwTxtAttrEnd</text:p>
          <draw:enhanced-geometry svg:viewBox="0 0 21600 21600" draw:mirror-horizontal="false" draw:mirror-vertical="false" draw:type="rectangle" draw:enhanced-path="M 0 0 L 21600 0 21600 21600 0 21600 0 0 Z N"/>
        </draw:custom-shape>
        <draw:connector draw:style-name="inheritance_20__28_public_29_" draw:layer="layout" svg:x1="89.09cm" svg:y1="35.675cm" svg:x2="89.009cm" svg:y2="34.494cm" draw:start-shape="id1729" draw:start-glue-point="0" draw:end-shape="id1730" draw:end-glue-point="2" svg:d="m89090 35675v-591h-81v-590">
          <text:p/>
        </draw:connector>
        <draw:custom-shape draw:style-name="gr1" draw:text-style-name="P1" draw:id="id1732" draw:layer="layout" svg:width="13.385cm" svg:height="0.722cm" svg:x="72.674cm" svg:y="15.497cm">
          <draw:glue-point draw:id="4" svg:x="-4.599cm" svg:y="5cm"/>
          <draw:glue-point draw:id="5" svg:x="-4.047cm" svg:y="5cm"/>
          <draw:glue-point draw:id="6" svg:x="-3.473cm" svg:y="5cm"/>
          <draw:glue-point draw:id="7" svg:x="-2.899cm" svg:y="5cm"/>
          <draw:glue-point draw:id="8" svg:x="-2.303cm" svg:y="5cm"/>
          <draw:glue-point draw:id="9" svg:x="-1.796cm" svg:y="5cm"/>
          <draw:glue-point draw:id="10" svg:x="-1.333cm" svg:y="5cm"/>
          <draw:glue-point draw:id="11" svg:x="-0.892cm" svg:y="5cm"/>
          <draw:glue-point draw:id="12" svg:x="-0.45cm" svg:y="5cm"/>
          <draw:glue-point draw:id="13" svg:x="4.466cm" svg:y="5.008cm"/>
          <draw:glue-point draw:id="14" svg:x="3.782cm" svg:y="5.013cm"/>
          <text:p text:style-name="P3">SwClient</text:p>
          <draw:enhanced-geometry svg:viewBox="0 0 21600 21600" draw:type="rectangle" draw:enhanced-path="M 0 0 L 21600 0 21600 21600 0 21600 0 0 Z N"/>
        </draw:custom-shape>
        <draw:custom-shape draw:style-name="gr1" draw:text-style-name="P1" draw:id="id1731" draw:layer="layout" svg:width="2.063cm" svg:height="0.659cm" svg:x="86.064cm" svg:y="38.106cm">
          <draw:glue-point draw:id="4" svg:x="-2.177cm" svg:y="-5.005cm"/>
          <draw:glue-point draw:id="5" svg:x="2.013cm" svg:y="-5.005cm"/>
          <text:p text:style-name="P3">SwTxtRuby</text:p>
          <draw:enhanced-geometry svg:viewBox="0 0 21600 21600" draw:type="rectangle" draw:enhanced-path="M 0 0 L 21600 0 21600 21600 0 21600 0 0 Z N"/>
        </draw:custom-shape>
        <draw:connector draw:style-name="inheritance_20__28_public_29_" draw:layer="layout" svg:x1="87.51cm" svg:y1="38.106cm" svg:x2="89.09cm" svg:y2="36.438cm" draw:start-shape="id1731" draw:start-glue-point="5" draw:end-shape="id1729" draw:end-glue-point="2" svg:d="m87510 38106v-835h1580v-833">
          <text:p/>
        </draw:connector>
        <draw:connector draw:style-name="inheritance_20__28_public_29_" draw:layer="layout" svg:x1="86.646cm" svg:y1="38.106cm" svg:x2="85.343cm" svg:y2="16.219cm" draw:start-shape="id1731" draw:start-glue-point="4" draw:end-shape="id1732" draw:end-glue-point="13" svg:d="m86646 38106v-10944h-1303v-10943">
          <text:p/>
        </draw:connector>
        <draw:custom-shape draw:style-name="gr1" draw:text-style-name="P1" draw:id="id1733" draw:layer="layout" svg:width="2.569cm" svg:height="0.855cm" svg:x="78.919cm" svg:y="54.994cm">
          <text:p text:style-name="P3">SwRubyPortion</text:p>
          <draw:enhanced-geometry svg:viewBox="0 0 21600 21600" draw:type="rectangle" draw:enhanced-path="M 0 0 L 21600 0 21600 21600 0 21600 0 0 Z N"/>
        </draw:custom-shape>
        <draw:custom-shape draw:style-name="gr1" draw:text-style-name="P1" draw:id="id1734" draw:layer="layout" svg:width="2.569cm" svg:height="0.832cm" svg:x="78.987cm" svg:y="52.749cm">
          <text:p text:style-name="P3">SwMultiPortion</text:p>
          <draw:enhanced-geometry svg:viewBox="0 0 21600 21600" draw:type="rectangle" draw:enhanced-path="M 0 0 L 21600 0 21600 21600 0 21600 0 0 Z N"/>
        </draw:custom-shape>
        <draw:custom-shape draw:style-name="gr1" draw:text-style-name="P1" draw:id="id1735" draw:layer="layout" svg:width="5.172cm" svg:height="0.763cm" svg:x="76.385cm" svg:y="51.082cm">
          <draw:glue-point draw:id="4" svg:x="-3.362cm" svg:y="5.006cm"/>
          <draw:glue-point draw:id="5" svg:x="3.441cm" svg:y="5.006cm"/>
          <text:p text:style-name="P3">SwLinePortion</text:p>
          <draw:enhanced-geometry svg:viewBox="0 0 21600 21600" draw:type="rectangle" draw:enhanced-path="M 0 0 L 21600 0 21600 21600 0 21600 0 0 Z N"/>
        </draw:custom-shape>
        <draw:connector draw:style-name="inheritance_20__28_public_29_" draw:layer="layout" svg:x1="80.203cm" svg:y1="54.994cm" svg:x2="80.271cm" svg:y2="53.581cm" draw:start-shape="id1733" draw:start-glue-point="0" draw:end-shape="id1734" draw:end-glue-point="2" svg:d="m80203 54994v-707h68v-706">
          <text:p/>
        </draw:connector>
        <draw:connector draw:style-name="inheritance_20__28_public_29_" draw:layer="layout" svg:x1="80.271cm" svg:y1="52.749cm" svg:x2="78.971cm" svg:y2="51.845cm" draw:start-shape="id1734" draw:start-glue-point="0" draw:end-shape="id1735" draw:end-glue-point="2" svg:d="m80271 52749v-452h-1300v-452">
          <text:p/>
        </draw:connector>
        <draw:custom-shape draw:style-name="gr1" draw:text-style-name="P1" draw:id="id1736" draw:layer="layout" svg:width="2.198cm" svg:height="0.647cm" svg:x="79.057cm" svg:y="49.485cm">
          <text:p text:style-name="P3">SwPosSize</text:p>
          <draw:enhanced-geometry svg:viewBox="0 0 21600 21600" draw:type="rectangle" draw:enhanced-path="M 0 0 L 21600 0 21600 21600 0 21600 0 0 Z N"/>
        </draw:custom-shape>
        <draw:connector draw:style-name="inheritance_20__28_public_29_" draw:layer="layout" svg:x1="78.971cm" svg:y1="51.082cm" svg:x2="80.156cm" svg:y2="50.132cm" draw:start-shape="id1735" draw:start-glue-point="0" draw:end-shape="id1736" draw:end-glue-point="2" svg:d="m78971 51082v-476h1185v-474">
          <text:p/>
        </draw:connector>
        <draw:custom-shape draw:style-name="gr1" draw:text-style-name="P1" draw:id="id1737" draw:layer="layout" svg:width="2.433cm" svg:height="0.952cm" svg:x="62.783cm" svg:y="25.529cm">
          <text:p text:style-name="P3">SwFmtRuby</text:p>
          <draw:enhanced-geometry svg:viewBox="0 0 21600 21600" draw:type="rectangle" draw:enhanced-path="M 0 0 L 21600 0 21600 21600 0 21600 0 0 Z N"/>
        </draw:custom-shape>
        <draw:custom-shape draw:style-name="class_20__28_external_20_module_29_" draw:id="id1738" draw:layer="layout" svg:width="2.175cm" svg:height="0.665cm" svg:x="62.799cm" svg:y="21.672cm">
          <text:p text:style-name="P2">SfxPoolItem</text:p>
          <draw:enhanced-geometry svg:viewBox="0 0 21600 21600" draw:type="rectangle" draw:enhanced-path="M 0 0 L 21600 0 21600 21600 0 21600 0 0 Z N"/>
        </draw:custom-shape>
        <draw:connector draw:style-name="inheritance_20__28_public_29_" draw:layer="layout" svg:x1="63.999cm" svg:y1="25.529cm" svg:x2="63.886cm" svg:y2="22.337cm" draw:start-shape="id1737" draw:start-glue-point="0" draw:end-shape="id1738" draw:end-glue-point="2" svg:d="m63999 25529v-1596h-113v-1596">
          <text:p/>
        </draw:connector>
        <draw:custom-shape draw:style-name="gr1" draw:text-style-name="P1" draw:id="id1739" draw:layer="layout" svg:width="2.903cm" svg:height="0.959cm" svg:x="56.035cm" svg:y="26.384cm">
          <text:p text:style-name="P3">SwRubyListEntry</text:p>
          <draw:enhanced-geometry svg:viewBox="0 0 21600 21600" draw:type="rectangle" draw:enhanced-path="M 0 0 L 21600 0 21600 21600 0 21600 0 0 Z N"/>
        </draw:custom-shape>
        <draw:connector draw:style-name="data_20_member" draw:layer="layout" svg:x1="58.938cm" svg:y1="26.863cm" svg:x2="62.783cm" svg:y2="26.005cm" draw:start-shape="id1739" draw:start-glue-point="1" draw:end-shape="id1737" svg:d="m58938 26863h1922v-858h1923">
          <text:p/>
        </draw:connector>
        <draw:custom-shape draw:style-name="gr1" draw:text-style-name="P1" draw:id="id1740" draw:layer="layout" svg:width="2.144cm" svg:height="9.297cm" svg:x="50.851cm" svg:y="20.929cm">
          <draw:glue-point draw:id="4" svg:x="-5.004cm" svg:y="3.148cm"/>
          <draw:glue-point draw:id="5" svg:x="5.004cm" svg:y="4.42cm"/>
          <text:p text:style-name="P3">SwDoc</text:p>
          <draw:enhanced-geometry svg:viewBox="0 0 21600 21600" draw:type="rectangle" draw:enhanced-path="M 0 0 L 21600 0 21600 21600 0 21600 0 0 Z N"/>
        </draw:custom-shape>
        <draw:connector draw:style-name="local_20_usage_20__2f__20_return_20_type" draw:layer="layout" svg:x1="52.995cm" svg:y1="25.577cm" svg:x2="56.035cm" svg:y2="26.863cm" draw:start-shape="id1740" draw:start-glue-point="1" draw:end-shape="id1739" svg:d="m52995 25577h1520v1286h1520">
          <text:p/>
        </draw:connector>
        <draw:frame draw:style-name="annotation" draw:layer="layout" svg:width="3.705cm" svg:height="1.137cm" svg:x="62.919cm" svg:y="26.566cm">
          <draw:text-box>
            <text:p text:style-name="P2"><text:span text:style-name="T2">SwFmtRuby</text:span> owns ruby string data.</text:p>
          </draw:text-box>
        </draw:frame>
        <draw:custom-shape draw:style-name="gr3" draw:id="id1741" draw:layer="layout" svg:width="2.099cm" svg:height="0.751cm" svg:x="54.841cm" svg:y="58.431cm">
          <text:p text:style-name="P2">SwEditShell</text:p>
          <draw:enhanced-geometry svg:viewBox="0 0 21600 21600" draw:type="rectangle" draw:enhanced-path="M 0 0 L 21600 0 21600 21600 0 21600 0 0 Z N"/>
        </draw:custom-shape>
        <draw:custom-shape draw:style-name="gr3" draw:id="id1742" draw:layer="layout" svg:width="2.099cm" svg:height="3.131cm" svg:x="54.911cm" svg:y="54.319cm">
          <draw:glue-point draw:id="4" svg:x="-2.539cm" svg:y="-5.006cm"/>
          <draw:glue-point draw:id="5" svg:x="2.525cm" svg:y="-5.006cm"/>
          <draw:glue-point draw:id="6" svg:x="5.002cm" svg:y="-3.982cm"/>
          <draw:glue-point draw:id="7" svg:x="5.002cm" svg:y="-2.631cm"/>
          <draw:glue-point draw:id="8" svg:x="5.002cm" svg:y="-1.111cm"/>
          <draw:glue-point draw:id="9" svg:x="5.002cm" svg:y="1.085cm"/>
          <draw:glue-point draw:id="10" svg:x="5.002cm" svg:y="2.523cm"/>
          <draw:glue-point draw:id="11" svg:x="5.002cm" svg:y="3.874cm"/>
          <text:p text:style-name="P2">SwCrsrShell</text:p>
          <draw:enhanced-geometry svg:viewBox="0 0 21600 21600" draw:type="rectangle" draw:enhanced-path="M 0 0 L 21600 0 21600 21600 0 21600 0 0 Z N"/>
        </draw:custom-shape>
        <draw:connector draw:style-name="inheritance_20__28_public_29_" draw:layer="layout" svg:x1="55.89cm" svg:y1="58.431cm" svg:x2="55.96cm" svg:y2="57.45cm" draw:start-shape="id1741" draw:start-glue-point="0" draw:end-shape="id1742" draw:end-glue-point="2" svg:d="m55890 58431v-491h70v-490">
          <text:p/>
        </draw:connector>
        <draw:custom-shape draw:style-name="gr1" draw:text-style-name="P1" draw:id="id1743" draw:layer="layout" svg:width="2.125cm" svg:height="4.624cm" svg:x="48.996cm" svg:y="44.8cm">
          <draw:glue-point draw:id="4" svg:x="5.002cm" svg:y="-3.422cm"/>
          <draw:glue-point draw:id="5" svg:x="5.002cm" svg:y="3.675cm"/>
          <draw:glue-point draw:id="6" svg:x="5.002cm" svg:y="1.673cm"/>
          <draw:glue-point draw:id="7" svg:x="5.002cm" svg:y="-1.522cm"/>
          <draw:glue-point draw:id="8" svg:x="5.002cm" svg:y="-4.498cm"/>
          <text:p text:style-name="P3">ViewShell</text:p>
          <draw:enhanced-geometry svg:viewBox="0 0 21600 21600" draw:type="rectangle" draw:enhanced-path="M 0 0 L 21600 0 21600 21600 0 21600 0 0 Z N"/>
        </draw:custom-shape>
        <draw:custom-shape draw:style-name="gr1" draw:text-style-name="P1" draw:id="id1744" draw:layer="layout" svg:width="5.737cm" svg:height="0.648cm" svg:x="69.883cm" svg:y="33.766cm">
          <draw:glue-point draw:id="4" svg:x="-2.654cm" svg:y="5.015cm"/>
          <draw:glue-point draw:id="5" svg:x="2.08cm" svg:y="5.015cm"/>
          <draw:glue-point draw:id="6" svg:x="3.665cm" svg:y="5.015cm"/>
          <draw:glue-point draw:id="7" svg:x="0.759cm" svg:y="5.015cm"/>
          <draw:glue-point draw:id="8" svg:x="-1.316cm" svg:y="5.015cm"/>
          <draw:glue-point draw:id="9" svg:x="-3.944cm" svg:y="5.015cm"/>
          <text:p text:style-name="P3">SwModify</text:p>
          <draw:enhanced-geometry svg:viewBox="0 0 21600 21600" draw:type="rectangle" draw:enhanced-path="M 0 0 L 21600 0 21600 21600 0 21600 0 0 Z N"/>
        </draw:custom-shape>
        <draw:connector draw:style-name="inheritance_20__28_public_29_" draw:layer="layout" draw:line-skew="1.707cm" svg:x1="55.428cm" svg:y1="54.319cm" svg:x2="50.058cm" svg:y2="49.424cm" draw:start-shape="id1742" draw:start-glue-point="4" draw:end-shape="id1743" draw:end-glue-point="2" svg:d="m55428 54319v-741h-5370v-4154">
          <text:p/>
        </draw:connector>
        <draw:connector draw:style-name="inheritance_20__28_public_29_" draw:layer="layout" draw:line-skew="6.144cm" svg:x1="56.489cm" svg:y1="54.319cm" svg:x2="70.489cm" svg:y2="34.414cm" draw:start-shape="id1742" draw:start-glue-point="5" draw:end-shape="id1744" draw:end-glue-point="9" svg:d="m56489 54319v-3809h14000v-16096">
          <text:p/>
        </draw:connector>
        <draw:connector draw:style-name="inheritance_20__28_public_29_" draw:layer="layout" svg:x1="72.751cm" svg:y1="33.766cm" svg:x2="73.95cm" svg:y2="16.219cm" draw:start-shape="id1744" draw:start-glue-point="0" draw:end-shape="id1732" draw:end-glue-point="5" svg:d="m72751 33766v-8773h1199v-8774">
          <text:p/>
        </draw:connector>
        <draw:custom-shape draw:style-name="gr1" draw:text-style-name="P1" draw:id="id1745" draw:layer="layout" svg:width="4.407cm" svg:height="0.669cm" svg:x="53.034cm" svg:y="42.995cm">
          <draw:glue-point draw:id="4" svg:x="-2.406cm" svg:y="5.007cm"/>
          <draw:glue-point draw:id="5" svg:x="2.274cm" svg:y="5.007cm"/>
          <text:p text:style-name="P3">Ring</text:p>
          <draw:enhanced-geometry svg:viewBox="0 0 21600 21600" draw:type="rectangle" draw:enhanced-path="M 0 0 L 21600 0 21600 21600 0 21600 0 0 Z N"/>
        </draw:custom-shape>
        <draw:connector draw:style-name="inheritance_20__28_public_29_" draw:layer="layout" svg:x1="50.058cm" svg:y1="44.8cm" svg:x2="54.177cm" svg:y2="43.663cm" draw:start-shape="id1743" draw:start-glue-point="0" draw:end-shape="id1745" draw:end-glue-point="4" svg:d="m50058 44800v-568h4119v-569">
          <text:p/>
        </draw:connector>
        <draw:custom-shape draw:style-name="gr3" draw:id="id1746" draw:layer="layout" svg:width="2.099cm" svg:height="0.751cm" svg:x="54.892cm" svg:y="60.025cm">
          <text:p text:style-name="P2">SwFeShell</text:p>
          <draw:enhanced-geometry svg:viewBox="0 0 21600 21600" draw:type="rectangle" draw:enhanced-path="M 0 0 L 21600 0 21600 21600 0 21600 0 0 Z N"/>
        </draw:custom-shape>
        <draw:connector draw:style-name="inheritance_20__28_public_29_" draw:layer="layout" svg:x1="55.941cm" svg:y1="60.025cm" svg:x2="55.89cm" svg:y2="59.182cm" draw:start-shape="id1746" draw:start-glue-point="0" draw:end-shape="id1741" draw:end-glue-point="2" svg:d="m55941 60025v-422h-51v-421">
          <text:p/>
        </draw:connector>
        <draw:custom-shape draw:style-name="gr3" draw:id="id1747" draw:layer="layout" svg:width="2.099cm" svg:height="0.751cm" svg:x="54.887cm" svg:y="61.707cm">
          <text:p text:style-name="P2">SwWrtShell</text:p>
          <draw:enhanced-geometry svg:viewBox="0 0 21600 21600" draw:type="rectangle" draw:enhanced-path="M 0 0 L 21600 0 21600 21600 0 21600 0 0 Z N"/>
        </draw:custom-shape>
        <draw:connector draw:style-name="inheritance_20__28_public_29_" draw:layer="layout" svg:x1="55.936cm" svg:y1="61.707cm" svg:x2="55.941cm" svg:y2="60.776cm" draw:start-shape="id1747" draw:start-glue-point="0" draw:end-shape="id1746" draw:end-glue-point="2" svg:d="m55936 61707v-466h5v-465">
          <text:p/>
        </draw:connector>
        <draw:custom-shape draw:style-name="gr1" draw:text-style-name="P1" draw:id="id1748" draw:layer="layout" svg:width="2.41cm" svg:height="2.307cm" svg:x="57.937cm" svg:y="63.882cm">
          <draw:glue-point draw:id="4" svg:x="-2.634cm" svg:y="-5.006cm"/>
          <draw:glue-point draw:id="5" svg:x="2.419cm" svg:y="-5.006cm"/>
          <draw:glue-point draw:id="6" svg:x="-5cm" svg:y="-1.742cm"/>
          <draw:glue-point draw:id="7" svg:x="-5cm" svg:y="1.855cm"/>
          <draw:glue-point draw:id="8" svg:x="5.004cm" svg:y="-3.328cm"/>
          <draw:glue-point draw:id="9" svg:x="5.004cm" svg:y="-1.378cm"/>
          <draw:glue-point draw:id="10" svg:x="5.004cm" svg:y="1.491cm"/>
          <draw:glue-point draw:id="11" svg:x="5.004cm" svg:y="3.437cm"/>
          <text:p text:style-name="P3">SwEditWin</text:p>
          <draw:enhanced-geometry svg:viewBox="0 0 21600 21600" draw:type="rectangle" draw:enhanced-path="M 0 0 L 21600 0 21600 21600 0 21600 0 0 Z N"/>
        </draw:custom-shape>
        <draw:custom-shape draw:style-name="class_20__28_external_20_module_29_" draw:id="id1749" draw:layer="layout" svg:width="1.84cm" svg:height="0.622cm" svg:x="57.334cm" svg:y="46.766cm">
          <text:p text:style-name="P2">Window</text:p>
          <draw:enhanced-geometry svg:viewBox="0 0 21600 21600" draw:type="rectangle" draw:enhanced-path="M 0 0 L 21600 0 21600 21600 0 21600 0 0 Z N"/>
        </draw:custom-shape>
        <draw:custom-shape draw:style-name="class_20__28_external_20_module_29_" draw:id="id1750" draw:layer="layout" svg:width="2.903cm" svg:height="0.622cm" svg:x="61.496cm" svg:y="61.241cm">
          <text:p text:style-name="P2">DropTargetHelper</text:p>
          <draw:enhanced-geometry svg:viewBox="0 0 21600 21600" draw:type="rectangle" draw:enhanced-path="M 0 0 L 21600 0 21600 21600 0 21600 0 0 Z N"/>
        </draw:custom-shape>
        <draw:custom-shape draw:style-name="class_20__28_external_20_module_29_" draw:id="id1751" draw:layer="layout" svg:width="2.903cm" svg:height="0.622cm" svg:x="63.72cm" svg:y="62.291cm">
          <text:p text:style-name="P2">DragSourceHelper</text:p>
          <draw:enhanced-geometry svg:viewBox="0 0 21600 21600" draw:type="rectangle" draw:enhanced-path="M 0 0 L 21600 0 21600 21600 0 21600 0 0 Z N"/>
        </draw:custom-shape>
        <draw:connector draw:style-name="inheritance_20__28_public_29_" draw:layer="layout" draw:line-skew="-7.268cm" svg:x1="58.508cm" svg:y1="63.882cm" svg:x2="58.254cm" svg:y2="47.388cm" draw:start-shape="id1748" draw:start-glue-point="4" draw:end-shape="id1749" draw:end-glue-point="2" svg:d="m58508 63882v-15515h-254v-979">
          <text:p/>
        </draw:connector>
        <draw:connector draw:style-name="inheritance_20__28_public_29_" draw:layer="layout" svg:x1="59.142cm" svg:y1="63.882cm" svg:x2="62.947cm" svg:y2="61.863cm" draw:start-shape="id1748" draw:start-glue-point="0" draw:end-shape="id1750" draw:end-glue-point="2" svg:d="m59142 63882v-1010h3805v-1009">
          <text:p/>
        </draw:connector>
        <draw:connector draw:style-name="inheritance_20__28_public_29_" draw:layer="layout" svg:x1="59.724cm" svg:y1="63.882cm" svg:x2="65.171cm" svg:y2="62.913cm" draw:start-shape="id1748" draw:start-glue-point="5" draw:end-shape="id1751" draw:end-glue-point="2" svg:d="m59724 63882v-502h2309v34h3138v-501">
          <text:p/>
        </draw:connector>
        <draw:connector draw:style-name="data_20_member_20__28_pointer_29_" draw:layer="layout" draw:line-skew="0.903cm" svg:x1="52.599cm" svg:y1="70.538cm" svg:x2="57.937cm" svg:y2="65.462cm" draw:start-shape="id1752" draw:start-glue-point="1" draw:end-shape="id1748" draw:end-glue-point="7" svg:d="m52599 70538h3572v-5076h1766">
          <text:p/>
        </draw:connector>
        <draw:custom-shape draw:style-name="gr1" draw:text-style-name="P1" draw:id="id1753" draw:layer="layout" svg:width="2.369cm" svg:height="7.62cm" svg:x="41.831cm" svg:y="60.325cm">
          <draw:glue-point draw:id="4" svg:x="5.005cm" svg:y="4.167cm"/>
          <draw:glue-point draw:id="5" svg:x="5.005cm" svg:y="3.021cm"/>
          <draw:glue-point draw:id="6" svg:x="5.005cm" svg:y="1.875cm"/>
          <draw:glue-point draw:id="7" svg:x="5.005cm" svg:y="0.832cm"/>
          <draw:glue-point draw:id="8" svg:x="5.005cm" svg:y="-0.832cm"/>
          <draw:glue-point draw:id="9" svg:x="5.005cm" svg:y="-1.874cm"/>
          <draw:glue-point draw:id="10" svg:x="5.005cm" svg:y="-3.021cm"/>
          <draw:glue-point draw:id="11" svg:x="5.005cm" svg:y="-4.062cm"/>
          <text:p text:style-name="P3">SwView</text:p>
          <draw:enhanced-geometry svg:viewBox="0 0 21600 21600" draw:type="rectangle" draw:enhanced-path="M 0 0 L 21600 0 21600 21600 0 21600 0 0 Z N"/>
        </draw:custom-shape>
        <draw:connector draw:style-name="data_20_member_20__28_pointer_29_" draw:text-style-name="P2" draw:layer="layout" draw:line-skew="-3.417cm" svg:x1="44.2cm" svg:y1="61.833cm" svg:x2="57.937cm" svg:y2="64.634cm" draw:start-shape="id1753" draw:start-glue-point="10" draw:end-shape="id1748" draw:end-glue-point="6" svg:d="m44200 61833h3451v2801h10286">
          <text:p text:style-name="P2">GetEditWin()</text:p>
        </draw:connector>
        <draw:custom-shape draw:style-name="class_20__28_external_20_module_29_" draw:id="id1754" draw:layer="layout" svg:width="2.281cm" svg:height="0.648cm" svg:x="43.71cm" svg:y="57.26cm">
          <text:p text:style-name="P2">SfxViewShell</text:p>
          <draw:enhanced-geometry svg:viewBox="0 0 21600 21600" draw:type="rectangle" draw:enhanced-path="M 0 0 L 21600 0 21600 21600 0 21600 0 0 Z N"/>
        </draw:custom-shape>
        <draw:connector draw:style-name="inheritance_20__28_public_29_" draw:layer="layout" svg:x1="43.015cm" svg:y1="60.325cm" svg:x2="44.85cm" svg:y2="57.908cm" draw:start-shape="id1753" draw:start-glue-point="0" draw:end-shape="id1754" draw:end-glue-point="2" svg:d="m43015 60325v-1208h1835v-1209">
          <text:p/>
        </draw:connector>
        <draw:custom-shape draw:style-name="gr1" draw:text-style-name="P1" draw:id="id1755" draw:layer="layout" svg:width="2.307cm" svg:height="0.7cm" svg:x="41.808cm" svg:y="69.754cm">
          <text:p text:style-name="P3">SwWebView</text:p>
          <draw:enhanced-geometry svg:viewBox="0 0 21600 21600" draw:type="rectangle" draw:enhanced-path="M 0 0 L 21600 0 21600 21600 0 21600 0 0 Z N"/>
        </draw:custom-shape>
        <draw:connector draw:style-name="inheritance_20__28_public_29_" draw:layer="layout" svg:x1="42.961cm" svg:y1="69.754cm" svg:x2="43.015cm" svg:y2="67.945cm" draw:start-shape="id1755" draw:start-glue-point="0" draw:end-shape="id1753" draw:end-glue-point="2" svg:d="m42961 69754v-904h54v-905">
          <text:p/>
        </draw:connector>
        <draw:custom-shape draw:style-name="class_20__28_external_20_module_29_" draw:id="id1757" draw:layer="layout" svg:width="1.711cm" svg:height="0.699cm" svg:x="36.381cm" svg:y="61.702cm">
          <text:p text:style-name="P2">SfxShell</text:p>
          <draw:enhanced-geometry svg:viewBox="0 0 21600 21600" draw:type="rectangle" draw:enhanced-path="M 0 0 L 21600 0 21600 21600 0 21600 0 0 Z N"/>
        </draw:custom-shape>
        <draw:custom-shape draw:style-name="gr1" draw:text-style-name="P1" draw:id="id1756" draw:layer="layout" svg:width="9.511cm" svg:height="0.7cm" svg:x="28.763cm" svg:y="64.344cm">
          <draw:glue-point draw:id="4" svg:x="-3.986cm" svg:y="5cm"/>
          <draw:glue-point draw:id="5" svg:x="-3.055cm" svg:y="5cm"/>
          <draw:glue-point draw:id="6" svg:x="1.682cm" svg:y="5cm"/>
          <draw:glue-point draw:id="7" svg:x="3.949cm" svg:y="5cm"/>
          <draw:glue-point draw:id="8" svg:x="-2.002cm" svg:y="5cm"/>
          <draw:glue-point draw:id="9" svg:x="-0.99cm" svg:y="5cm"/>
          <draw:glue-point draw:id="10" svg:x="2.733cm" svg:y="5cm"/>
          <text:p text:style-name="P3">SwBaseShell</text:p>
          <draw:enhanced-geometry svg:viewBox="0 0 21600 21600" draw:type="rectangle" draw:enhanced-path="M 0 0 L 21600 0 21600 21600 0 21600 0 0 Z N"/>
        </draw:custom-shape>
        <draw:connector draw:style-name="inheritance_20__28_public_29_" draw:layer="layout" svg:x1="33.518cm" svg:y1="64.344cm" svg:x2="37.236cm" svg:y2="62.401cm" draw:start-shape="id1756" draw:start-glue-point="0" draw:end-shape="id1757" draw:end-glue-point="2" svg:d="m33518 64344v-972h3718v-971">
          <text:p/>
        </draw:connector>
        <draw:connector draw:style-name="data_20_member_20__28_reference_29_" draw:text-style-name="P2" draw:layer="layout" svg:x1="38.274cm" svg:y1="64.694cm" svg:x2="41.831cm" svg:y2="64.135cm" draw:start-shape="id1756" draw:start-glue-point="1" draw:end-shape="id1753" draw:end-glue-point="3" svg:d="m38274 64694h1778v-559h1779">
          <text:p text:style-name="P2">GetView()</text:p>
        </draw:connector>
        <draw:custom-shape draw:style-name="gr1" draw:text-style-name="P1" draw:id="id1758" draw:layer="layout" svg:width="2.566cm" svg:height="0.674cm" svg:x="27.804cm" svg:y="69.347cm">
          <text:p text:style-name="P3">SwBezierShell</text:p>
          <draw:enhanced-geometry svg:viewBox="0 0 21600 21600" draw:type="rectangle" draw:enhanced-path="M 0 0 L 21600 0 21600 21600 0 21600 0 0 Z N"/>
        </draw:custom-shape>
        <draw:custom-shape draw:style-name="gr1" draw:text-style-name="P1" draw:id="id1759" draw:layer="layout" svg:width="2.928cm" svg:height="0.674cm" svg:x="29.151cm" svg:y="71.447cm">
          <text:p text:style-name="P3">SwDrawBaseShell</text:p>
          <draw:enhanced-geometry svg:viewBox="0 0 21600 21600" draw:type="rectangle" draw:enhanced-path="M 0 0 L 21600 0 21600 21600 0 21600 0 0 Z N"/>
        </draw:custom-shape>
        <draw:custom-shape draw:style-name="gr1" draw:text-style-name="P1" draw:id="id1760" draw:layer="layout" svg:width="2.462cm" svg:height="0.674cm" svg:x="30.941cm" svg:y="70.306cm">
          <text:p text:style-name="P3">SwFrameShell</text:p>
          <draw:enhanced-geometry svg:viewBox="0 0 21600 21600" draw:type="rectangle" draw:enhanced-path="M 0 0 L 21600 0 21600 21600 0 21600 0 0 Z N"/>
        </draw:custom-shape>
        <draw:custom-shape draw:style-name="gr1" draw:text-style-name="P1" draw:id="id1761" draw:layer="layout" svg:width="2.125cm" svg:height="0.674cm" svg:x="32.702cm" svg:y="71.37cm">
          <text:p text:style-name="P3">SwGrfShell</text:p>
          <draw:enhanced-geometry svg:viewBox="0 0 21600 21600" draw:type="rectangle" draw:enhanced-path="M 0 0 L 21600 0 21600 21600 0 21600 0 0 Z N"/>
        </draw:custom-shape>
        <draw:custom-shape draw:style-name="gr1" draw:text-style-name="P1" draw:id="id1762" draw:layer="layout" svg:width="2.125cm" svg:height="0.674cm" svg:x="34.103cm" svg:y="70.41cm">
          <text:p text:style-name="P3">SwListShell</text:p>
          <draw:enhanced-geometry svg:viewBox="0 0 21600 21600" draw:type="rectangle" draw:enhanced-path="M 0 0 L 21600 0 21600 21600 0 21600 0 0 Z N"/>
        </draw:custom-shape>
        <draw:custom-shape draw:style-name="gr1" draw:text-style-name="P1" draw:id="id1765" draw:layer="layout" svg:width="2.332cm" svg:height="0.674cm" svg:x="37.964cm" svg:y="71.369cm">
          <text:p text:style-name="P3">SwMediaShell</text:p>
          <draw:enhanced-geometry svg:viewBox="0 0 21600 21600" draw:type="rectangle" draw:enhanced-path="M 0 0 L 21600 0 21600 21600 0 21600 0 0 Z N"/>
        </draw:custom-shape>
        <draw:custom-shape draw:style-name="gr1" draw:text-style-name="P1" draw:id="id1763" draw:layer="layout" svg:width="2.332cm" svg:height="0.674cm" svg:x="35.32cm" svg:y="71.344cm">
          <text:p text:style-name="P3">SwTableShell</text:p>
          <draw:enhanced-geometry svg:viewBox="0 0 21600 21600" draw:type="rectangle" draw:enhanced-path="M 0 0 L 21600 0 21600 21600 0 21600 0 0 Z N"/>
        </draw:custom-shape>
        <draw:custom-shape draw:style-name="gr1" draw:text-style-name="P1" draw:id="id1764" draw:layer="layout" svg:width="2.099cm" svg:height="0.674cm" svg:x="36.693cm" svg:y="70.074cm">
          <text:p text:style-name="P3">SwTextShell</text:p>
          <draw:enhanced-geometry svg:viewBox="0 0 21600 21600" draw:type="rectangle" draw:enhanced-path="M 0 0 L 21600 0 21600 21600 0 21600 0 0 Z N"/>
        </draw:custom-shape>
        <draw:connector draw:style-name="inheritance_20__28_public_29_" draw:layer="layout" svg:x1="29.087cm" svg:y1="69.347cm" svg:x2="29.727cm" svg:y2="65.044cm" draw:start-shape="id1758" draw:start-glue-point="0" draw:end-shape="id1756" draw:end-glue-point="4" svg:d="m29087 69347v-2151h640v-2152">
          <text:p/>
        </draw:connector>
        <draw:connector draw:style-name="inheritance_20__28_public_29_" draw:layer="layout" svg:x1="30.615cm" svg:y1="71.447cm" svg:x2="30.613cm" svg:y2="65.044cm" draw:start-shape="id1759" draw:start-glue-point="0" draw:end-shape="id1756" draw:end-glue-point="5" svg:d="m30615 71447v-3201h-2v-3202">
          <text:p/>
        </draw:connector>
        <draw:connector draw:style-name="inheritance_20__28_public_29_" draw:layer="layout" svg:x1="32.172cm" svg:y1="70.306cm" svg:x2="31.614cm" svg:y2="65.044cm" draw:start-shape="id1760" draw:start-glue-point="0" draw:end-shape="id1756" draw:end-glue-point="8" svg:d="m32172 70306v-2631h-558v-2631">
          <text:p/>
        </draw:connector>
        <draw:connector draw:style-name="inheritance_20__28_public_29_" draw:layer="layout" svg:x1="33.764cm" svg:y1="71.37cm" svg:x2="32.577cm" svg:y2="65.044cm" draw:start-shape="id1761" draw:start-glue-point="0" draw:end-shape="id1756" draw:end-glue-point="9" svg:d="m33764 71370v-3163h-1187v-3163">
          <text:p/>
        </draw:connector>
        <draw:connector draw:style-name="inheritance_20__28_public_29_" draw:layer="layout" svg:x1="35.165cm" svg:y1="70.41cm" svg:x2="33.518cm" svg:y2="65.044cm" draw:start-shape="id1762" draw:start-glue-point="0" draw:end-shape="id1756" draw:end-glue-point="2" svg:d="m35165 70410v-2683h-1647v-2683">
          <text:p/>
        </draw:connector>
        <draw:connector draw:style-name="inheritance_20__28_public_29_" draw:layer="layout" draw:line-skew="-0.92cm" svg:x1="36.486cm" svg:y1="71.344cm" svg:x2="35.117cm" svg:y2="65.044cm" draw:start-shape="id1763" draw:start-glue-point="0" draw:end-shape="id1756" draw:end-glue-point="6" svg:d="m36486 71344v-4070h-1369v-2230">
          <text:p/>
        </draw:connector>
        <draw:connector draw:style-name="inheritance_20__28_public_29_" draw:layer="layout" draw:line-skew="-0.648cm" svg:x1="37.742cm" svg:y1="70.074cm" svg:x2="36.117cm" svg:y2="65.044cm" draw:start-shape="id1764" draw:start-glue-point="0" draw:end-shape="id1756" draw:end-glue-point="10" svg:d="m37742 70074v-3163h-1625v-1867">
          <text:p/>
        </draw:connector>
        <draw:connector draw:style-name="inheritance_20__28_public_29_" draw:layer="layout" draw:line-skew="-1.658cm" svg:x1="39.13cm" svg:y1="71.369cm" svg:x2="37.273cm" svg:y2="65.044cm" draw:start-shape="id1765" draw:start-glue-point="0" draw:end-shape="id1756" draw:end-glue-point="7" svg:d="m39130 71369v-4820h-1857v-1505">
          <text:p/>
        </draw:connector>
        <draw:connector draw:style-name="gr23" draw:text-style-name="P2" draw:layer="layout" draw:line-skew="0.542cm" svg:x1="51.12cm" svg:y1="47.885cm" svg:x2="57.334cm" svg:y2="47.077cm" draw:start-shape="id1743" draw:start-glue-point="6" draw:end-shape="id1749" draw:end-glue-point="3" svg:d="m51120 47885h3649v-808h2565">
          <text:p text:style-name="P2">GetWin()</text:p>
        </draw:connector>
        <draw:custom-shape draw:style-name="gr1" draw:text-style-name="P1" draw:id="id1766" draw:layer="layout" svg:width="2.249cm" svg:height="4.418cm" svg:x="54.621cm" svg:y="37.657cm">
          <draw:glue-point draw:id="4" svg:x="5.002cm" svg:y="-3.651cm"/>
          <draw:glue-point draw:id="5" svg:x="5.002cm" svg:y="-1.537cm"/>
          <draw:glue-point draw:id="6" svg:x="5.002cm" svg:y="1.54cm"/>
          <draw:glue-point draw:id="7" svg:x="5.002cm" svg:y="3.462cm"/>
          <draw:glue-point draw:id="8" svg:x="5.002cm" svg:y="-2.498cm"/>
          <draw:glue-point draw:id="9" svg:x="5.002cm" svg:y="2.471cm"/>
          <draw:glue-point draw:id="10" svg:x="5.002cm" svg:y="4.327cm"/>
          <draw:glue-point draw:id="11" svg:x="5.002cm" svg:y="-4.416cm"/>
          <draw:glue-point draw:id="12" svg:x="5.002cm" svg:y="-0.642cm"/>
          <draw:glue-point draw:id="13" svg:x="5.002cm" svg:y="0.674cm"/>
          <text:p text:style-name="P1">SwViewImp</text:p>
          <draw:enhanced-geometry svg:viewBox="0 0 21600 21600" draw:type="rectangle" draw:enhanced-path="M 0 0 L 21600 0 21600 21600 0 21600 0 0 Z N"/>
        </draw:custom-shape>
        <draw:connector draw:style-name="data_20_member_20__28_pointer_29_" draw:layer="layout" svg:x1="51.12cm" svg:y1="45.53cm" svg:x2="54.621cm" svg:y2="39.866cm" draw:start-shape="id1743" draw:start-glue-point="4" draw:end-shape="id1766" draw:end-glue-point="3" svg:d="m51120 45530h1750v-5664h1751">
          <text:p>Imp()</text:p>
        </draw:connector>
        <draw:custom-shape draw:style-name="gr1" draw:text-style-name="P1" draw:id="id1767" draw:layer="layout" svg:width="2.407cm" svg:height="0.609cm" svg:x="59.971cm" svg:y="35.806cm">
          <text:p text:style-name="P1">SwDrawView</text:p>
          <draw:enhanced-geometry svg:viewBox="0 0 21600 21600" draw:type="rectangle" draw:enhanced-path="M 0 0 L 21600 0 21600 21600 0 21600 0 0 Z N"/>
        </draw:custom-shape>
        <draw:connector draw:style-name="data_20_member_20__28_pointer_29_" draw:layer="layout" svg:x1="56.869cm" svg:y1="37.916cm" svg:x2="59.971cm" svg:y2="36.11cm" draw:start-shape="id1766" draw:start-glue-point="11" draw:end-shape="id1767" draw:end-glue-point="3" svg:d="m56869 37916h1551v-1806h1551">
          <text:p/>
        </draw:connector>
        <draw:custom-shape draw:style-name="class_20__28_external_20_module_29_" draw:id="id1768" draw:layer="layout" svg:width="2.328cm" svg:height="0.582cm" svg:x="60.5cm" svg:y="33.901cm">
          <text:p>FmFormView</text:p>
          <draw:enhanced-geometry svg:viewBox="0 0 21600 21600" draw:type="rectangle" draw:enhanced-path="M 0 0 L 21600 0 21600 21600 0 21600 0 0 Z N"/>
        </draw:custom-shape>
        <draw:connector draw:style-name="inheritance_20__28_public_29_" draw:layer="layout" svg:x1="61.174cm" svg:y1="35.806cm" svg:x2="61.664cm" svg:y2="34.483cm" draw:start-shape="id1767" draw:start-glue-point="0" draw:end-shape="id1768" draw:end-glue-point="2" svg:d="m61174 35806v-662h490v-661">
          <text:p/>
        </draw:connector>
        <draw:custom-shape draw:style-name="class_20__28_external_20_module_29_" draw:id="id1769" draw:layer="layout" svg:width="2.513cm" svg:height="0.635cm" svg:x="59.971cm" svg:y="37.023cm">
          <text:p>SdrPageView</text:p>
          <draw:enhanced-geometry svg:viewBox="0 0 21600 21600" draw:type="rectangle" draw:enhanced-path="M 0 0 L 21600 0 21600 21600 0 21600 0 0 Z N"/>
        </draw:custom-shape>
        <draw:connector draw:style-name="data_20_member_20__28_pointer_29_" draw:layer="layout" draw:line-skew="0.714cm" svg:x1="56.869cm" svg:y1="38.253cm" svg:x2="59.971cm" svg:y2="37.34cm" draw:start-shape="id1766" draw:start-glue-point="4" draw:end-shape="id1769" draw:end-glue-point="3" svg:d="m56869 38253h2265v-913h837">
          <text:p/>
        </draw:connector>
        <draw:custom-shape draw:style-name="gr1" draw:text-style-name="P1" draw:id="id1770" draw:layer="layout" svg:width="2.249cm" svg:height="0.556cm" svg:x="63.805cm" svg:y="39.75cm">
          <text:p text:style-name="P1">SwPageFrm</text:p>
          <draw:enhanced-geometry svg:viewBox="0 0 21600 21600" draw:type="rectangle" draw:enhanced-path="M 0 0 L 21600 0 21600 21600 0 21600 0 0 Z N"/>
        </draw:custom-shape>
        <draw:connector draw:style-name="gr9" draw:layer="layout" draw:line-skew="1.76cm" svg:x1="56.869cm" svg:y1="38.763cm" svg:x2="63.805cm" svg:y2="40.028cm" draw:start-shape="id1766" draw:start-glue-point="8" draw:end-shape="id1770" draw:end-glue-point="3" svg:d="m56869 38763h5228v1265h1708">
          <text:p>GetFirstVisPage()</text:p>
        </draw:connector>
        <draw:custom-shape draw:style-name="gr1" draw:text-style-name="P1" draw:id="id1771" draw:layer="layout" svg:width="2.62cm" svg:height="0.582cm" svg:x="63.566cm" svg:y="38.295cm">
          <text:p text:style-name="P1">SwFtnBossFrm</text:p>
          <draw:enhanced-geometry svg:viewBox="0 0 21600 21600" draw:type="rectangle" draw:enhanced-path="M 0 0 L 21600 0 21600 21600 0 21600 0 0 Z N"/>
        </draw:custom-shape>
        <draw:connector draw:style-name="inheritance_20__28_public_29_" draw:layer="layout" svg:x1="64.929cm" svg:y1="39.75cm" svg:x2="64.876cm" svg:y2="38.877cm" draw:start-shape="id1770" draw:start-glue-point="0" draw:end-shape="id1771" draw:end-glue-point="2" svg:d="m64929 39750v-436h-53v-437">
          <text:p/>
        </draw:connector>
        <draw:custom-shape draw:style-name="gr1" draw:text-style-name="P1" draw:id="id1772" draw:layer="layout" svg:width="3.215cm" svg:height="0.662cm" svg:x="66.728cm" svg:y="23.69cm">
          <draw:glue-point draw:id="4" svg:x="-2.693cm" svg:y="5.015cm"/>
          <draw:glue-point draw:id="5" svg:x="2.575cm" svg:y="5.015cm"/>
          <text:p text:style-name="P1">SwLayoutFrm</text:p>
          <draw:enhanced-geometry svg:viewBox="0 0 21600 21600" draw:type="rectangle" draw:enhanced-path="M 0 0 L 21600 0 21600 21600 0 21600 0 0 Z N"/>
        </draw:custom-shape>
        <draw:connector draw:style-name="inheritance_20__28_public_29_" draw:layer="layout" svg:x1="64.876cm" svg:y1="38.295cm" svg:x2="69.162cm" svg:y2="24.352cm" draw:start-shape="id1771" draw:start-glue-point="0" draw:end-shape="id1772" draw:end-glue-point="5" svg:d="m64876 38295v-6971h4286v-6972">
          <text:p/>
        </draw:connector>
        <draw:custom-shape draw:style-name="gr1" draw:text-style-name="P1" draw:id="id1773" draw:layer="layout" svg:width="3.054cm" svg:height="1.482cm" svg:x="69.151cm" svg:y="18.68cm">
          <draw:glue-point draw:id="4" svg:x="-2.739cm" svg:y="5.014cm"/>
          <draw:glue-point draw:id="5" svg:x="2.544cm" svg:y="5.014cm"/>
          <draw:glue-point draw:id="6" svg:x="5.003cm" svg:y="-2.503cm"/>
          <draw:glue-point draw:id="7" svg:x="5.003cm" svg:y="2.496cm"/>
          <draw:glue-point draw:id="8" svg:x="-5.003cm" svg:y="2.854cm"/>
          <draw:glue-point draw:id="9" svg:x="-5.003cm" svg:y="-2.86cm"/>
          <text:p text:style-name="P1">SwFrm</text:p>
          <draw:enhanced-geometry svg:viewBox="0 0 21600 21600" draw:mirror-horizontal="false" draw:mirror-vertical="false" draw:type="rectangle" draw:enhanced-path="M 0 0 L 21600 0 21600 21600 0 21600 0 0 Z N"/>
        </draw:custom-shape>
        <draw:connector draw:style-name="inheritance_20__28_public_29_" draw:layer="layout" draw:line-skew="0.532cm" svg:x1="68.335cm" svg:y1="23.69cm" svg:x2="69.842cm" svg:y2="20.162cm" draw:start-shape="id1772" draw:start-glue-point="0" draw:end-shape="id1773" draw:end-glue-point="4" svg:d="m68335 23690v-1232h1507v-2296">
          <text:p/>
        </draw:connector>
        <draw:connector draw:style-name="inheritance_20__28_public_29_" draw:layer="layout" svg:x1="70.678cm" svg:y1="18.68cm" svg:x2="73.211cm" svg:y2="16.219cm" draw:start-shape="id1773" draw:start-glue-point="0" draw:end-shape="id1732" draw:end-glue-point="4" svg:d="m70678 18680v-1230h2533v-1231">
          <text:p/>
        </draw:connector>
        <draw:custom-shape draw:style-name="gr1" draw:text-style-name="P1" draw:id="id1774" draw:layer="layout" svg:width="2.355cm" svg:height="3.042cm" svg:x="71.78cm" svg:y="38.63cm">
          <draw:glue-point draw:id="4" svg:x="5.002cm" svg:y="-2.933cm"/>
          <draw:glue-point draw:id="5" svg:x="5.002cm" svg:y="2.588cm"/>
          <draw:glue-point draw:id="6" svg:x="5.002cm" svg:y="1.296cm"/>
          <draw:glue-point draw:id="7" svg:x="5.002cm" svg:y="3.896cm"/>
          <draw:glue-point draw:id="8" svg:x="5.002cm" svg:y="-1.504cm"/>
          <draw:glue-point draw:id="9" svg:x="5.002cm" svg:y="-4.202cm"/>
          <text:p text:style-name="P1">SwPageDesc</text:p>
          <draw:enhanced-geometry svg:viewBox="0 0 21600 21600" draw:type="rectangle" draw:enhanced-path="M 0 0 L 21600 0 21600 21600 0 21600 0 0 Z N"/>
        </draw:custom-shape>
        <draw:connector draw:style-name="data_20_member_20__28_pointer_29_" draw:layer="layout" svg:x1="66.054cm" svg:y1="40.028cm" svg:x2="71.78cm" svg:y2="40.151cm" draw:start-shape="id1770" draw:start-glue-point="1" draw:end-shape="id1774" draw:end-glue-point="3" svg:d="m66054 40028h2862v123h2864">
          <text:p/>
        </draw:connector>
        <draw:connector draw:style-name="inheritance_20__28_public_29_" draw:layer="layout" svg:x1="72.957cm" svg:y1="38.63cm" svg:x2="71.229cm" svg:y2="34.414cm" draw:start-shape="id1774" draw:start-glue-point="0" draw:end-shape="id1744" draw:end-glue-point="4" svg:d="m72957 38630v-2108h-1728v-2108">
          <text:p/>
        </draw:connector>
        <draw:custom-shape draw:style-name="class_20__28_external_20_module_29_" draw:id="id1775" draw:layer="layout" svg:width="2.672cm" svg:height="0.662cm" svg:x="76.492cm" svg:y="43.047cm">
          <text:p>SvxNumberType</text:p>
          <draw:enhanced-geometry svg:viewBox="0 0 21600 21600" draw:type="rectangle" draw:enhanced-path="M 0 0 L 21600 0 21600 21600 0 21600 0 0 Z N"/>
        </draw:custom-shape>
        <draw:connector draw:style-name="data_20_member" draw:layer="layout" svg:x1="74.134cm" svg:y1="41.336cm" svg:x2="76.492cm" svg:y2="43.378cm" draw:start-shape="id1774" draw:start-glue-point="7" draw:end-shape="id1775" draw:end-glue-point="3" svg:d="m74134 41336h1179v2042h1179">
          <text:p/>
        </draw:connector>
        <draw:custom-shape draw:style-name="gr1" draw:text-style-name="P1" draw:id="id1776" draw:layer="layout" svg:width="1.958cm" svg:height="0.635cm" svg:x="76.519cm" svg:y="39.371cm">
          <text:p text:style-name="P1">SwFrmFmt</text:p>
          <draw:enhanced-geometry svg:viewBox="0 0 21600 21600" draw:type="rectangle" draw:enhanced-path="M 0 0 L 21600 0 21600 21600 0 21600 0 0 Z N"/>
        </draw:custom-shape>
        <draw:connector draw:style-name="data_20_member_20__28_multiple_29_" draw:layer="layout" svg:x1="74.134cm" svg:y1="38.873cm" svg:x2="76.519cm" svg:y2="39.688cm" draw:start-shape="id1774" draw:start-glue-point="9" draw:end-shape="id1776" draw:end-glue-point="3" svg:d="m74134 38873h1193v815h1192">
          <text:p>GetMaster()</text:p>
          <text:p>GetLeft()</text:p>
        </draw:connector>
        <draw:custom-shape draw:style-name="gr1" draw:text-style-name="P1" draw:id="id1777" draw:layer="layout" svg:width="1.534cm" svg:height="0.608cm" svg:x="76.411cm" svg:y="37.571cm">
          <text:p text:style-name="P1">SwFmt</text:p>
          <draw:enhanced-geometry svg:viewBox="0 0 21600 21600" draw:type="rectangle" draw:enhanced-path="M 0 0 L 21600 0 21600 21600 0 21600 0 0 Z N"/>
        </draw:custom-shape>
        <draw:connector draw:style-name="inheritance_20__28_public_29_" draw:layer="layout" svg:x1="77.498cm" svg:y1="39.371cm" svg:x2="77.178cm" svg:y2="38.179cm" draw:start-shape="id1776" draw:start-glue-point="0" draw:end-shape="id1777" draw:end-glue-point="2" svg:d="m77498 39371v-596h-320v-596">
          <text:p/>
        </draw:connector>
        <draw:connector draw:style-name="inheritance_20__28_public_29_" draw:layer="layout" svg:x1="77.178cm" svg:y1="37.571cm" svg:x2="74.853cm" svg:y2="34.414cm" draw:start-shape="id1777" draw:start-glue-point="0" draw:end-shape="id1744" draw:end-glue-point="6" svg:d="m77178 37571v-1578h-2325v-1579">
          <text:p/>
        </draw:connector>
        <draw:custom-shape draw:style-name="gr1" draw:text-style-name="P1" draw:id="id1778" draw:layer="layout" svg:width="2.17cm" svg:height="0.661cm" svg:x="79.821cm" svg:y="40.719cm">
          <text:p text:style-name="P1">SwDepend</text:p>
          <draw:enhanced-geometry svg:viewBox="0 0 21600 21600" draw:type="rectangle" draw:enhanced-path="M 0 0 L 21600 0 21600 21600 0 21600 0 0 Z N"/>
        </draw:custom-shape>
        <draw:connector draw:style-name="inheritance_20__28_public_29_" draw:layer="layout" svg:x1="80.906cm" svg:y1="40.719cm" svg:x2="84.428cm" svg:y2="16.219cm" draw:start-shape="id1778" draw:start-glue-point="0" draw:end-shape="id1732" draw:end-glue-point="14" svg:d="m80906 40719v-12250h3522v-12250">
          <text:p/>
        </draw:connector>
        <draw:connector draw:style-name="data_20_member" draw:layer="layout" svg:x1="74.134cm" svg:y1="40.938cm" svg:x2="79.821cm" svg:y2="41.049cm" draw:start-shape="id1774" draw:start-glue-point="5" draw:end-shape="id1778" draw:end-glue-point="3" svg:d="m74134 40938h2844v111h2843">
          <text:p/>
        </draw:connector>
        <draw:custom-shape draw:style-name="gr1" draw:text-style-name="P1" draw:id="id1779" draw:layer="layout" svg:width="2.699cm" svg:height="0.688cm" svg:x="62.721cm" svg:y="42.47cm">
          <text:p text:style-name="P1">SwRegionRects</text:p>
          <draw:enhanced-geometry svg:viewBox="0 0 21600 21600" draw:type="rectangle" draw:enhanced-path="M 0 0 L 21600 0 21600 21600 0 21600 0 0 Z N"/>
        </draw:custom-shape>
        <draw:custom-shape draw:style-name="gr1" draw:text-style-name="P1" draw:id="id1781" draw:layer="layout" svg:width="3.161cm" svg:height="0.608cm" svg:x="64.838cm" svg:y="40.882cm">
          <draw:glue-point draw:id="4" svg:x="-2.28cm" svg:y="5.016cm"/>
          <draw:glue-point draw:id="5" svg:x="2.489cm" svg:y="5.016cm"/>
          <text:p text:style-name="P1">SwRects</text:p>
          <draw:enhanced-geometry svg:viewBox="0 0 21600 21600" draw:type="rectangle" draw:enhanced-path="M 0 0 L 21600 0 21600 21600 0 21600 0 0 Z N"/>
        </draw:custom-shape>
        <draw:custom-shape draw:style-name="gr1" draw:text-style-name="P1" draw:id="id1780" draw:layer="layout" svg:width="1.692cm" svg:height="0.608cm" svg:x="68.384cm" svg:y="42.922cm">
          <text:p text:style-name="P1">SwRect</text:p>
          <draw:enhanced-geometry svg:viewBox="0 0 21600 21600" draw:type="rectangle" draw:enhanced-path="M 0 0 L 21600 0 21600 21600 0 21600 0 0 Z N"/>
        </draw:custom-shape>
        <draw:connector draw:style-name="data_20_member" draw:layer="layout" svg:x1="65.42cm" svg:y1="42.814cm" svg:x2="68.384cm" svg:y2="43.226cm" draw:start-shape="id1779" draw:start-glue-point="1" draw:end-shape="id1780" draw:end-glue-point="3" svg:d="m65420 42814h1482v412h1482">
          <text:p>aOrigin</text:p>
        </draw:connector>
        <draw:connector draw:style-name="inheritance_20__28_public_29_" draw:layer="layout" svg:x1="64.07cm" svg:y1="42.47cm" svg:x2="65.698cm" svg:y2="41.49cm" draw:start-shape="id1779" draw:start-glue-point="0" draw:end-shape="id1781" draw:end-glue-point="4" svg:d="m64070 42470v-490h1628v-490">
          <text:p/>
        </draw:connector>
        <draw:connector draw:style-name="data_20_member_20__28_pointer_29_" draw:layer="layout" draw:line-skew="1.8cm" svg:x1="56.869cm" svg:y1="39.187cm" svg:x2="62.721cm" svg:y2="42.814cm" draw:start-shape="id1766" draw:start-glue-point="5" draw:end-shape="id1779" draw:end-glue-point="3" svg:d="m56869 39187h4726v3627h1126">
          <text:p/>
        </draw:connector>
        <draw:custom-shape draw:style-name="gr1" draw:text-style-name="P1" draw:id="id1782" draw:layer="layout" svg:width="2.54cm" svg:height="0.608cm" svg:x="63.356cm" svg:y="43.662cm">
          <text:p text:style-name="P1">SwScrollAreas</text:p>
          <draw:enhanced-geometry svg:viewBox="0 0 21600 21600" draw:type="rectangle" draw:enhanced-path="M 0 0 L 21600 0 21600 21600 0 21600 0 0 Z N"/>
        </draw:custom-shape>
        <draw:connector draw:style-name="data_20_member_20__28_multiple_20_pointers_29_" draw:layer="layout" draw:line-skew="0.821cm" svg:x1="56.869cm" svg:y1="39.583cm" svg:x2="63.356cm" svg:y2="43.966cm" draw:start-shape="id1766" draw:start-glue-point="12" draw:end-shape="id1782" draw:end-glue-point="3" svg:d="m56869 39583h4065v4383h2422">
          <text:p/>
        </draw:connector>
        <draw:custom-shape draw:style-name="gr1" draw:text-style-name="P1" draw:id="id1783" draw:layer="layout" svg:width="2.62cm" svg:height="0.555cm" svg:x="63.313cm" svg:y="44.609cm">
          <text:p text:style-name="P1">SwLayAction</text:p>
          <draw:enhanced-geometry svg:viewBox="0 0 21600 21600" draw:type="rectangle" draw:enhanced-path="M 0 0 L 21600 0 21600 21600 0 21600 0 0 Z N"/>
        </draw:custom-shape>
        <draw:connector draw:style-name="data_20_member_20__28_pointer_29_" draw:layer="layout" draw:line-skew="0.193cm" svg:x1="56.869cm" svg:y1="40.163cm" svg:x2="63.313cm" svg:y2="44.886cm" draw:start-shape="id1766" draw:start-glue-point="13" draw:end-shape="id1783" draw:end-glue-point="3" svg:d="m56869 40163h3415v4723h3029">
          <text:p/>
        </draw:connector>
        <draw:custom-shape draw:style-name="gr1" draw:text-style-name="P1" draw:id="id1784" draw:layer="layout" svg:width="1.985cm" svg:height="0.556cm" svg:x="62.388cm" svg:y="45.693cm">
          <text:p text:style-name="P1">SwLayIdle</text:p>
          <draw:enhanced-geometry svg:viewBox="0 0 21600 21600" draw:type="rectangle" draw:enhanced-path="M 0 0 L 21600 0 21600 21600 0 21600 0 0 Z N"/>
        </draw:custom-shape>
        <draw:connector draw:style-name="data_20_member_20__28_pointer_29_" draw:layer="layout" svg:x1="56.869cm" svg:y1="40.546cm" svg:x2="62.388cm" svg:y2="45.971cm" draw:start-shape="id1766" draw:start-glue-point="6" draw:end-shape="id1784" draw:end-glue-point="3" svg:d="m56869 40546h2759v5425h2760">
          <text:p/>
        </draw:connector>
        <draw:custom-shape draw:style-name="class_20__28_external_20_module_29_" draw:id="id1785" draw:layer="layout" svg:width="2.46cm" svg:height="0.714cm" svg:x="53.288cm" svg:y="51.488cm">
          <text:p>SfxViewShell</text:p>
          <draw:enhanced-geometry svg:viewBox="0 0 21600 21600" draw:type="rectangle" draw:enhanced-path="M 0 0 L 21600 0 21600 21600 0 21600 0 0 Z N"/>
        </draw:custom-shape>
        <draw:connector draw:style-name="data_20_member_20__28_pointer_29_" draw:layer="layout" svg:x1="51.12cm" svg:y1="48.811cm" svg:x2="53.288cm" svg:y2="51.845cm" draw:start-shape="id1743" draw:start-glue-point="5" draw:end-shape="id1785" draw:end-glue-point="3" svg:d="m51120 48811h1084v3034h1084">
          <text:p>GetSfxViewShell()</text:p>
        </draw:connector>
        <draw:connector draw:style-name="data_20_member_20__28_pointer_29_" draw:layer="layout" svg:x1="44.2cm" svg:y1="61.04cm" svg:x2="54.887cm" svg:y2="62.082cm" draw:start-shape="id1753" draw:start-glue-point="11" draw:end-shape="id1747" draw:end-glue-point="3" svg:d="m44200 61040h5343v1042h5344">
          <text:p>GetWrtShell()</text:p>
        </draw:connector>
        <draw:custom-shape draw:style-name="gr1" draw:text-style-name="P1" draw:id="id1786" draw:layer="layout" svg:width="2.62cm" svg:height="0.846cm" svg:x="50.007cm" svg:y="65.219cm">
          <text:p text:style-name="P1">SwView_Impl</text:p>
          <draw:enhanced-geometry svg:viewBox="0 0 21600 21600" draw:type="rectangle" draw:enhanced-path="M 0 0 L 21600 0 21600 21600 0 21600 0 0 Z N"/>
        </draw:custom-shape>
        <draw:connector draw:style-name="data_20_member_20__28_pointer_29_" draw:layer="layout" draw:line-skew="1.077cm" svg:x1="44.2cm" svg:y1="62.708cm" svg:x2="50.007cm" svg:y2="65.642cm" draw:start-shape="id1753" draw:start-glue-point="9" draw:end-shape="id1786" draw:end-glue-point="3" svg:d="m44200 62708h3980v2934h1827">
          <text:p/>
        </draw:connector>
        <draw:custom-shape draw:style-name="gr1" draw:text-style-name="P1" draw:id="id1787" draw:layer="layout" svg:width="2.46cm" svg:height="0.661cm" svg:x="52.838cm" svg:y="67.232cm">
          <text:p text:style-name="P1">SwScrollbar</text:p>
          <draw:enhanced-geometry svg:viewBox="0 0 21600 21600" draw:type="rectangle" draw:enhanced-path="M 0 0 L 21600 0 21600 21600 0 21600 0 0 Z N"/>
        </draw:custom-shape>
        <draw:connector draw:style-name="data_20_member_20__28_multiple_20_pointers_29_" draw:layer="layout" draw:line-skew="-1.026cm" svg:x1="44.2cm" svg:y1="63.502cm" svg:x2="52.838cm" svg:y2="67.562cm" draw:start-shape="id1753" draw:start-glue-point="8" draw:end-shape="id1787" draw:end-glue-point="3" svg:d="m44200 63502h3293v4060h5345">
          <text:p>pHScrollbar</text:p>
          <text:p>pVScrollbar</text:p>
        </draw:connector>
        <draw:custom-shape draw:style-name="class_20__28_external_20_module_29_" draw:id="id1788" draw:layer="layout" svg:width="1.852cm" svg:height="0.661cm" svg:x="53.287cm" svg:y="65.406cm">
          <text:p>ScrollBar</text:p>
          <draw:enhanced-geometry svg:viewBox="0 0 21600 21600" draw:mirror-vertical="false" draw:mirror-horizontal="false" draw:type="rectangle" draw:enhanced-path="M 0 0 L 21600 0 21600 21600 0 21600 0 0 Z N"/>
        </draw:custom-shape>
        <draw:connector draw:style-name="inheritance_20__28_public_29_" draw:layer="layout" svg:x1="54.068cm" svg:y1="67.232cm" svg:x2="54.213cm" svg:y2="66.067cm" draw:start-shape="id1787" draw:start-glue-point="0" draw:end-shape="id1788" draw:end-glue-point="2" svg:d="m54068 67232v-583h145v-582">
          <text:p/>
        </draw:connector>
        <draw:custom-shape draw:style-name="class_20__28_external_20_module_29_" draw:id="id1789" draw:layer="layout" svg:width="2.09cm" svg:height="0.582cm" svg:x="52.864cm" svg:y="68.236cm">
          <text:p>SvxRuler</text:p>
          <draw:enhanced-geometry svg:viewBox="0 0 21600 21600" draw:type="rectangle" draw:enhanced-path="M 0 0 L 21600 0 21600 21600 0 21600 0 0 Z N"/>
        </draw:custom-shape>
        <draw:connector draw:style-name="data_20_member_20__28_multiple_20_pointers_29_" draw:layer="layout" draw:line-skew="-1.621cm" svg:x1="44.2cm" svg:y1="64.135cm" svg:x2="52.864cm" svg:y2="68.527cm" draw:start-shape="id1753" draw:start-glue-point="1" draw:end-shape="id1789" draw:end-glue-point="3" svg:d="m44200 64135h2711v4392h5953">
          <text:p>pHRuler</text:p>
          <text:p>pVRuler</text:p>
        </draw:connector>
        <draw:custom-shape draw:style-name="gr1" draw:text-style-name="P1" draw:id="id1790" draw:layer="layout" svg:width="2.382cm" svg:height="0.556cm" svg:x="48.366cm" svg:y="69.163cm">
          <text:p text:style-name="P1">SwPostItMgr</text:p>
          <draw:enhanced-geometry svg:viewBox="0 0 21600 21600" draw:type="rectangle" draw:enhanced-path="M 0 0 L 21600 0 21600 21600 0 21600 0 0 Z N"/>
        </draw:custom-shape>
        <draw:connector draw:style-name="data_20_member_20__28_pointer_29_" draw:layer="layout" svg:x1="44.2cm" svg:y1="64.768cm" svg:x2="48.366cm" svg:y2="69.441cm" draw:start-shape="id1753" draw:start-glue-point="7" draw:end-shape="id1790" draw:end-glue-point="3" svg:d="m44200 64768h2083v4673h2083">
          <text:p/>
        </draw:connector>
        <draw:custom-shape draw:style-name="gr1" draw:text-style-name="P1" draw:id="id1752" draw:layer="layout" svg:width="4.154cm" svg:height="0.582cm" svg:x="48.445cm" svg:y="70.247cm">
          <text:p text:style-name="P1">SwDrawBase</text:p>
          <draw:enhanced-geometry svg:viewBox="0 0 21600 21600" draw:type="rectangle" draw:enhanced-path="M 0 0 L 21600 0 21600 21600 0 21600 0 0 Z N"/>
        </draw:custom-shape>
        <draw:connector draw:style-name="data_20_member_20__28_pointer_29_" draw:layer="layout" draw:line-skew="-0.946cm" svg:x1="44.2cm" svg:y1="65.563cm" svg:x2="48.445cm" svg:y2="70.538cm" draw:start-shape="id1753" draw:start-glue-point="6" draw:end-shape="id1752" draw:end-glue-point="3" svg:d="m44200 65563h1176v4975h3069">
          <text:p>pDrawActual</text:p>
        </draw:connector>
        <draw:custom-shape draw:style-name="gr1" draw:text-style-name="P1" draw:id="id1791" draw:layer="layout" svg:width="3.228cm" svg:height="0.635cm" svg:x="65.67cm" svg:y="64.214cm">
          <text:p text:style-name="P1">SwShadowCursor</text:p>
          <draw:enhanced-geometry svg:viewBox="0 0 21600 21600" draw:type="rectangle" draw:enhanced-path="M 0 0 L 21600 0 21600 21600 0 21600 0 0 Z N"/>
        </draw:custom-shape>
        <draw:connector draw:style-name="data_20_member_20__28_pointer_29_" draw:layer="layout" svg:x1="60.347cm" svg:y1="64.268cm" svg:x2="65.67cm" svg:y2="64.531cm" draw:start-shape="id1748" draw:start-glue-point="8" draw:end-shape="id1791" draw:end-glue-point="3" svg:d="m60347 64268h2662v263h2661">
          <text:p/>
        </draw:connector>
        <draw:custom-shape draw:style-name="gr1" draw:text-style-name="P1" draw:id="id1792" draw:layer="layout" svg:width="2.407cm" svg:height="0.635cm" svg:x="59.743cm" svg:y="55.086cm">
          <draw:glue-point draw:id="4" svg:x="-2.467cm" svg:y="-5.023cm"/>
          <draw:glue-point draw:id="5" svg:x="2.147cm" svg:y="-5.023cm"/>
          <text:p text:style-name="P1">SwShellCrsr</text:p>
          <draw:enhanced-geometry svg:viewBox="0 0 21600 21600" draw:type="rectangle" draw:enhanced-path="M 0 0 L 21600 0 21600 21600 0 21600 0 0 Z N"/>
        </draw:custom-shape>
        <draw:connector draw:style-name="data_20_member_20__28_multiple_20_pointers_29_" draw:layer="layout" svg:x1="57.009cm" svg:y1="54.638cm" svg:x2="59.743cm" svg:y2="55.403cm" draw:start-shape="id1742" draw:start-glue-point="6" draw:end-shape="id1792" draw:end-glue-point="3" svg:d="m57009 54638h1367v765h1367">
          <text:p/>
        </draw:connector>
        <draw:custom-shape draw:style-name="gr1" draw:text-style-name="P1" draw:id="id1793" draw:layer="layout" svg:width="2.037cm" svg:height="0.556cm" svg:x="59.294cm" svg:y="53.128cm">
          <text:p text:style-name="P1">SwCursor</text:p>
          <draw:enhanced-geometry svg:viewBox="0 0 21600 21600" draw:type="rectangle" draw:enhanced-path="M 0 0 L 21600 0 21600 21600 0 21600 0 0 Z N"/>
        </draw:custom-shape>
        <draw:custom-shape draw:style-name="gr1" draw:text-style-name="P1" draw:id="id1794" draw:layer="layout" svg:width="2.884cm" svg:height="0.635cm" svg:x="62.098cm" svg:y="53.049cm">
          <text:p text:style-name="P1">SwSelPaintRects</text:p>
          <draw:enhanced-geometry svg:viewBox="0 0 21600 21600" draw:type="rectangle" draw:enhanced-path="M 0 0 L 21600 0 21600 21600 0 21600 0 0 Z N"/>
        </draw:custom-shape>
        <draw:connector draw:style-name="inheritance_20__28_public_29_" draw:layer="layout" svg:x1="60.353cm" svg:y1="55.086cm" svg:x2="60.312cm" svg:y2="53.684cm" draw:start-shape="id1792" draw:start-glue-point="4" draw:end-shape="id1793" draw:end-glue-point="2" svg:d="m60353 55086v-701h-41v-701">
          <text:p/>
        </draw:connector>
        <draw:connector draw:style-name="inheritance_20__28_public_29_" draw:layer="layout" svg:x1="61.462cm" svg:y1="55.086cm" svg:x2="63.54cm" svg:y2="53.684cm" draw:start-shape="id1792" draw:start-glue-point="5" draw:end-shape="id1794" draw:end-glue-point="2" svg:d="m61462 55086v-702h2078v-700">
          <text:p/>
        </draw:connector>
        <draw:custom-shape draw:style-name="gr1" draw:text-style-name="P1" draw:id="id1795" draw:layer="layout" svg:width="1.561cm" svg:height="0.556cm" svg:x="59.399cm" svg:y="50.958cm">
          <text:p text:style-name="P1">SwPaM</text:p>
          <draw:enhanced-geometry svg:viewBox="0 0 21600 21600" draw:type="rectangle" draw:enhanced-path="M 0 0 L 21600 0 21600 21600 0 21600 0 0 Z N"/>
        </draw:custom-shape>
        <draw:connector draw:style-name="inheritance_20__28_public_29_" draw:layer="layout" svg:x1="60.312cm" svg:y1="53.128cm" svg:x2="60.179cm" svg:y2="51.514cm" draw:start-shape="id1793" draw:start-glue-point="0" draw:end-shape="id1795" draw:end-glue-point="2" svg:d="m60312 53128v-807h-133v-807">
          <text:p/>
        </draw:connector>
        <draw:connector draw:style-name="inheritance_20__28_public_29_" draw:layer="layout" draw:line-skew="-0.797cm" svg:x1="60.179cm" svg:y1="50.958cm" svg:x2="56.239cm" svg:y2="43.663cm" draw:start-shape="id1795" draw:start-glue-point="0" draw:end-shape="id1745" draw:end-glue-point="5" svg:d="m60179 50958v-4444h-3940v-2851">
          <text:p/>
        </draw:connector>
        <draw:connector draw:style-name="inheritance_20__28_public_29_" draw:layer="layout" svg:x1="63.54cm" svg:y1="53.049cm" svg:x2="67.204cm" svg:y2="41.49cm" draw:start-shape="id1794" draw:start-glue-point="0" draw:end-shape="id1781" draw:end-glue-point="5" svg:d="m63540 53049v-5780h3664v-5779">
          <text:p/>
        </draw:connector>
        <draw:frame draw:style-name="annotation" draw:layer="layout" svg:width="6.958cm" svg:height="3.062cm" svg:x="41.434cm" svg:y="45.145cm">
          <draw:text-box>
            <text:p>It's unclear what the intent of this <text:span text:style-name="T1">ViewShell</text:span> vs <text:span text:style-name="T1">SwView</text:span> split is. <text:s/>My best guess would be that <text:span text:style-name="T1">ViewShell</text:span> was originally the only view shell in Writer, then later <text:span text:style-name="T1">SwView</text:span> took over as a replacement. <text:s/>But The <text:span text:style-name="T1">ViewShell</text:span> code lingers on as its code has not entirely been replaced.... <text:s/>Or something along that line.</text:p>
          </draw:text-box>
        </draw:frame>
        <draw:frame draw:style-name="annotation" draw:layer="layout" svg:width="5.9cm" svg:height="1.475cm" svg:x="48.658cm" svg:y="57.501cm">
          <draw:text-box>
            <text:p>I fail to see the point of this class inheritance, from <text:span text:style-name="T1">SwCrsrShell</text:span> down to <text:span text:style-name="T1">SwWrtShell</text:span>.</text:p>
          </draw:text-box>
        </draw:frame>
        <draw:custom-shape draw:style-name="gr1" draw:text-style-name="P1" draw:id="id1796" draw:layer="layout" svg:width="2.514cm" svg:height="0.609cm" svg:x="53.128cm" svg:y="45.588cm">
          <text:p text:style-name="P1">SwViewOption</text:p>
          <draw:enhanced-geometry svg:viewBox="0 0 21600 21600" draw:type="rectangle" draw:enhanced-path="M 0 0 L 21600 0 21600 21600 0 21600 0 0 Z N"/>
        </draw:custom-shape>
        <draw:connector draw:style-name="data_20_member_20__28_pointer_29_" draw:layer="layout" svg:x1="51.12cm" svg:y1="46.409cm" svg:x2="53.128cm" svg:y2="45.892cm" draw:start-shape="id1743" draw:start-glue-point="7" draw:end-shape="id1796" draw:end-glue-point="3" svg:d="m51120 46409h1004v-517h1004">
          <text:p>pOpt</text:p>
        </draw:connector>
        <draw:connector draw:style-name="data_20_member_20__28_pointer_29_" draw:layer="layout" svg:x1="46.644cm" svg:y1="26.541cm" svg:x2="50.851cm" svg:y2="25.577cm" draw:start-shape="id1797" draw:start-glue-point="1" draw:end-shape="id1740" draw:end-glue-point="3" svg:d="m46644 26541h2103v-964h2104">
          <text:p>pDoc</text:p>
        </draw:connector>
        <draw:custom-shape draw:style-name="gr1" draw:text-style-name="P1" draw:id="id1798" draw:layer="layout" svg:width="2.569cm" svg:height="0.855cm" svg:x="74.112cm" svg:y="53.421cm">
          <text:p text:style-name="P3">SwTxtPortion</text:p>
          <draw:enhanced-geometry svg:viewBox="0 0 21600 21600" draw:type="rectangle" draw:enhanced-path="M 0 0 L 21600 0 21600 21600 0 21600 0 0 Z N"/>
        </draw:custom-shape>
        <draw:connector draw:style-name="inheritance_20__28_public_29_" draw:layer="layout" svg:x1="75.396cm" svg:y1="53.421cm" svg:x2="77.233cm" svg:y2="51.844cm" draw:start-shape="id1798" draw:start-glue-point="0" draw:end-shape="id1735" draw:end-glue-point="4" svg:d="m75396 53421v-789h1837v-788">
          <text:p/>
        </draw:connector>
        <draw:connector draw:style-name="data_20_member_20__28_pointer_29_" draw:layer="layout" draw:line-skew="0cm 0cm -0.794cm" svg:x1="51.12cm" svg:y1="45.033cm" svg:x2="50.851cm" svg:y2="28.503cm" draw:start-shape="id1743" draw:start-glue-point="8" draw:end-shape="id1740" draw:end-glue-point="4" svg:d="m51120 45033h501v-7520h-2065v-9010h1295">
          <text:p>GetDoc()</text:p>
        </draw:connector>
        <draw:custom-shape draw:style-name="gr1" draw:text-style-name="P1" draw:id="id1799" draw:layer="layout" svg:width="2.566cm" svg:height="0.609cm" svg:x="56.381cm" svg:y="29.872cm">
          <text:p text:style-name="P1">SwRootFrm</text:p>
          <draw:enhanced-geometry svg:viewBox="0 0 21600 21600" draw:type="rectangle" draw:enhanced-path="M 0 0 L 21600 0 21600 21600 0 21600 0 0 Z N"/>
        </draw:custom-shape>
        <draw:connector draw:style-name="data_20_member_20__28_pointer_29_" draw:layer="layout" svg:x1="52.995cm" svg:y1="29.686cm" svg:x2="56.381cm" svg:y2="30.176cm" draw:start-shape="id1740" draw:start-glue-point="5" draw:end-shape="id1799" draw:end-glue-point="3" svg:d="m52995 29686h1693v490h1693">
          <text:p>GetRootFrm()</text:p>
        </draw:connector>
        <draw:connector draw:style-name="inheritance_20__28_public_29_" draw:layer="layout" draw:line-skew="1.451cm" svg:x1="57.664cm" svg:y1="29.872cm" svg:x2="67.47cm" svg:y2="24.352cm" draw:start-shape="id1799" draw:start-glue-point="0" draw:end-shape="id1772" draw:end-glue-point="4" svg:d="m57664 29872v-1309h9806v-4211">
          <text:p/>
        </draw:connector>
        <draw:connector draw:style-name="data_20_member_20__28_pointer_29_" draw:layer="layout" svg:x1="69.943cm" svg:y1="24.021cm" svg:x2="69.151cm" svg:y2="19.843cm" draw:start-shape="id1772" draw:start-glue-point="1" draw:end-shape="id1773" draw:end-glue-point="8" svg:d="m69943 24021h500v-2095h-1793v-2083h501">
          <text:p>Lower()</text:p>
        </draw:connector>
        <draw:custom-shape draw:style-name="gr1" draw:text-style-name="P1" draw:id="id1800" draw:layer="layout" svg:width="3.069cm" svg:height="0.715cm" svg:x="75.194cm" svg:y="23.495cm">
          <draw:glue-point draw:id="4" svg:x="2.157cm" svg:y="-5.02cm"/>
          <draw:glue-point draw:id="5" svg:x="-2.495cm" svg:y="-5.02cm"/>
          <draw:glue-point draw:id="6" svg:x="-2.411cm" svg:y="5.006cm"/>
          <draw:glue-point draw:id="7" svg:x="2.417cm" svg:y="5.006cm"/>
          <text:p text:style-name="P1">SwCntntFrm</text:p>
          <draw:enhanced-geometry svg:viewBox="0 0 21600 21600" draw:type="rectangle" draw:enhanced-path="M 0 0 L 21600 0 21600 21600 0 21600 0 0 Z N"/>
        </draw:custom-shape>
        <draw:custom-shape draw:style-name="gr1" draw:text-style-name="P1" draw:id="id1801" draw:layer="layout" svg:width="2.355cm" svg:height="0.688cm" svg:x="75.882cm" svg:y="20.692cm">
          <text:p text:style-name="P1">SwFlowFrm</text:p>
          <draw:enhanced-geometry svg:viewBox="0 0 21600 21600" draw:type="rectangle" draw:enhanced-path="M 0 0 L 21600 0 21600 21600 0 21600 0 0 Z N"/>
        </draw:custom-shape>
        <draw:connector draw:style-name="inheritance_20__28_public_29_" draw:layer="layout" svg:x1="77.389cm" svg:y1="23.495cm" svg:x2="77.059cm" svg:y2="21.38cm" draw:start-shape="id1800" draw:start-glue-point="4" draw:end-shape="id1801" draw:end-glue-point="2" svg:d="m77389 23495v-1058h-330v-1057">
          <text:p/>
        </draw:connector>
        <draw:connector draw:style-name="inheritance_20__28_public_29_" draw:layer="layout" svg:x1="75.963cm" svg:y1="23.495cm" svg:x2="71.454cm" svg:y2="20.162cm" draw:start-shape="id1800" draw:start-glue-point="5" draw:end-shape="id1773" draw:end-glue-point="5" svg:d="m75963 23495v-1667h-4509v-1666">
          <text:p/>
        </draw:connector>
        <draw:custom-shape draw:style-name="gr1" draw:text-style-name="P1" draw:id="id1802" draw:layer="layout" svg:width="2.011cm" svg:height="0.583cm" svg:x="75.379cm" svg:y="26.405cm">
          <text:p text:style-name="P1">SwTxtFrm</text:p>
          <draw:enhanced-geometry svg:viewBox="0 0 21600 21600" draw:type="rectangle" draw:enhanced-path="M 0 0 L 21600 0 21600 21600 0 21600 0 0 Z N"/>
        </draw:custom-shape>
        <draw:connector draw:style-name="inheritance_20__28_public_29_" draw:layer="layout" svg:x1="76.384cm" svg:y1="26.405cm" svg:x2="75.989cm" svg:y2="24.209cm" draw:start-shape="id1802" draw:start-glue-point="0" draw:end-shape="id1800" draw:end-glue-point="6" svg:d="m76384 26405v-1098h-395v-1098">
          <text:p/>
        </draw:connector>
        <draw:custom-shape draw:style-name="gr1" draw:text-style-name="P1" draw:id="id1803" draw:layer="layout" svg:width="2.274cm" svg:height="0.583cm" svg:x="77.101cm" svg:y="25.535cm">
          <text:p text:style-name="P1">SwNoTxtFrm</text:p>
          <draw:enhanced-geometry svg:viewBox="0 0 21600 21600" draw:type="rectangle" draw:enhanced-path="M 0 0 L 21600 0 21600 21600 0 21600 0 0 Z N"/>
        </draw:custom-shape>
        <draw:connector draw:style-name="inheritance_20__28_public_29_" draw:layer="layout" svg:x1="78.238cm" svg:y1="25.535cm" svg:x2="77.469cm" svg:y2="24.209cm" draw:start-shape="id1803" draw:start-glue-point="0" draw:end-shape="id1800" draw:end-glue-point="7" svg:d="m78238 25535v-663h-769v-663">
          <text:p/>
        </draw:connector>
        <draw:connector draw:style-name="gr7" draw:layer="layout" draw:line-skew="0cm 0.828cm" svg:x1="72.205cm" svg:y1="19.79cm" svg:x2="66.728cm" svg:y2="24.021cm" draw:start-shape="id1773" draw:start-glue-point="7" draw:end-shape="id1772" draw:end-glue-point="3" svg:d="m72205 19790h501v2964h-6480v1267h502">
          <text:p>Upper()</text:p>
        </draw:connector>
        <draw:connector draw:style-name="data_20_member_20__28_multiple_20_pointers_29_" draw:layer="layout" draw:line-skew="0cm -1.034cm" svg:x1="72.205cm" svg:y1="19.051cm" svg:x2="69.151cm" svg:y2="18.998cm" draw:start-shape="id1773" draw:start-glue-point="6" draw:end-shape="id1773" draw:end-glue-point="9" svg:d="m72205 19051h501v-1906h-4056v1853h501">
          <text:p>pNext</text:p>
          <text:p>pPrev</text:p>
        </draw:connector>
      </draw:page>
      <draw:page draw:name="toolkit" draw:style-name="dp1" draw:master-page-name="Default">
        <office:forms form:automatic-focus="false" form:apply-design-mode="false"/>
        <draw:connector draw:style-name="inheritance_20__28_public_29_" draw:layer="layout" svg:x1="56.892cm" svg:y1="67.587cm" svg:x2="103.879cm" svg:y2="39.337cm" draw:start-shape="id1804" draw:start-glue-point="4" draw:end-shape="id1805" draw:end-glue-point="5" svg:d="m56892 67587v-14125h46987v-14125">
          <text:p/>
        </draw:connector>
        <draw:connector draw:style-name="inheritance_20__28_public_29_" draw:layer="layout" svg:x1="75.429cm" svg:y1="66.242cm" svg:x2="69.176cm" svg:y2="11.292cm" draw:start-shape="id1806" draw:start-glue-point="5" draw:end-shape="id1807" draw:end-glue-point="16" svg:d="m75429 66242v-27475h-6253v-27475">
          <text:p/>
        </draw:connector>
        <draw:custom-shape draw:style-name="gr1" draw:text-style-name="P1" draw:id="id1808" draw:layer="layout" svg:width="2.98cm" svg:height="0.7cm" svg:x="36.361cm" svg:y="46.69cm">
          <draw:glue-point draw:id="4" svg:x="-2.124cm" svg:y="-5cm"/>
          <draw:glue-point draw:id="5" svg:x="2.243cm" svg:y="-5cm"/>
          <text:p text:style-name="P3">VCLXToolkit</text:p>
          <draw:enhanced-geometry svg:viewBox="0 0 21600 21600" draw:type="rectangle" draw:enhanced-path="M 0 0 L 21600 0 21600 21600 0 21600 0 0 Z N"/>
        </draw:custom-shape>
        <draw:custom-shape draw:style-name="gr2" draw:id="id1809" draw:layer="layout" svg:width="7.18cm" svg:height="2.955cm" svg:x="30.011cm" svg:y="41.221cm">
          <text:p text:style-name="P2">com.sun.star.awt.XToolkit</text:p>
          <text:p text:style-name="P2">com.sun.star.lang.XServiceInfo</text:p>
          <text:p text:style-name="P2">com.sun.star.awt.XSystemChildFactory</text:p>
          <text:p text:style-name="P2">com.sun.star.awt.XMessageBoxFactory</text:p>
          <text:p text:style-name="P2">com.sun.star.awt.XDataTransferProviderAccess</text:p>
          <text:p text:style-name="P2">com.sun.star.awt.XExtendedToolkit</text:p>
          <text:p text:style-name="P2">com.sun.star.awt.XReschedule</text:p>
          <draw:enhanced-geometry svg:viewBox="0 0 21600 21600" draw:type="rectangle" draw:enhanced-path="M 0 0 L 21600 0 21600 21600 0 21600 0 0 Z N"/>
        </draw:custom-shape>
        <draw:connector draw:style-name="inheritance_20__28_public_29_" draw:layer="layout" svg:x1="37.219cm" svg:y1="46.69cm" svg:x2="33.601cm" svg:y2="44.176cm" draw:start-shape="id1808" draw:start-glue-point="4" draw:end-shape="id1809" svg:d="m37219 46690v-1257h-3618v-1257">
          <text:p/>
        </draw:connector>
        <draw:custom-shape draw:style-name="gr1" draw:text-style-name="P1" draw:id="id1810" draw:layer="layout" svg:width="2.955cm" svg:height="0.674cm" svg:x="39.939cm" svg:y="44.564cm">
          <text:p text:style-name="P3">VCLXToolkit_Impl</text:p>
          <draw:enhanced-geometry svg:viewBox="0 0 21600 21600" draw:type="rectangle" draw:enhanced-path="M 0 0 L 21600 0 21600 21600 0 21600 0 0 Z N"/>
        </draw:custom-shape>
        <draw:connector draw:style-name="inheritance_20__28_public_29_" draw:layer="layout" svg:x1="38.519cm" svg:y1="46.69cm" svg:x2="41.416cm" svg:y2="45.238cm" draw:start-shape="id1808" draw:start-glue-point="5" draw:end-shape="id1810" draw:end-glue-point="2" svg:d="m38519 46690v-726h2897v-726">
          <text:p/>
        </draw:connector>
        <draw:custom-shape draw:style-name="uno_20_service" draw:id="id1811" draw:layer="layout" svg:width="4.095cm" svg:height="0.622cm" svg:x="38.563cm" svg:y="41.972cm">
          <text:p text:style-name="P2">com.sun.star.awt.Toolkit</text:p>
          <draw:enhanced-geometry svg:viewBox="0 0 21600 21600" draw:type="rectangle" draw:enhanced-path="M 0 0 L 21600 0 21600 21600 0 21600 0 0 Z N"/>
        </draw:custom-shape>
        <draw:connector draw:style-name="inheritance_20__28_public_29_" draw:layer="layout" draw:line-skew="-0.881cm" svg:x1="37.851cm" svg:y1="46.69cm" svg:x2="40.61cm" svg:y2="42.594cm" draw:start-shape="id1808" draw:start-glue-point="0" draw:end-shape="id1811" draw:end-glue-point="2" svg:d="m37851 46690v-2929h2759v-1167">
          <text:p/>
        </draw:connector>
        <draw:custom-shape draw:style-name="gr1" draw:text-style-name="P1" draw:id="id1815" draw:layer="layout" svg:width="2.177cm" svg:height="0.673cm" svg:x="80.619cm" svg:y="29.1cm">
          <draw:glue-point draw:id="4" svg:x="-2.145cm" svg:y="-5.007cm"/>
          <draw:glue-point draw:id="5" svg:x="2.14cm" svg:y="-5.007cm"/>
          <text:p text:style-name="P3">VCLXButton</text:p>
          <draw:enhanced-geometry svg:viewBox="0 0 21600 21600" draw:type="rectangle" draw:enhanced-path="M 0 0 L 21600 0 21600 21600 0 21600 0 0 Z N"/>
        </draw:custom-shape>
        <draw:frame draw:style-name="annotation" draw:layer="layout" svg:width="5.261cm" svg:height="1.007cm" svg:x="36.491cm" svg:y="47.575cm">
          <draw:text-box>
            <text:p text:style-name="P2"><text:span text:style-name="T2">aComponentInfos</text:span> array contains widget names that can be created.</text:p>
          </draw:text-box>
        </draw:frame>
        <draw:custom-shape draw:style-name="gr1" draw:text-style-name="P1" draw:id="id1816" draw:layer="layout" svg:width="7.749cm" svg:height="0.647cm" svg:x="82.383cm" svg:y="26.093cm">
          <draw:glue-point draw:id="4" svg:x="-4.266cm" svg:y="4.992cm"/>
          <draw:glue-point draw:id="5" svg:x="-2.226cm" svg:y="-5.007cm"/>
          <draw:glue-point draw:id="6" svg:x="2.556cm" svg:y="-5.007cm"/>
          <draw:glue-point draw:id="7" svg:x="-3.33cm" svg:y="4.992cm"/>
          <draw:glue-point draw:id="8" svg:x="-2.528cm" svg:y="4.992cm"/>
          <draw:glue-point draw:id="9" svg:x="-1.791cm" svg:y="4.992cm"/>
          <draw:glue-point draw:id="10" svg:x="-0.988cm" svg:y="4.992cm"/>
          <draw:glue-point draw:id="11" svg:x="0.783cm" svg:y="4.992cm"/>
          <draw:glue-point draw:id="12" svg:x="1.518cm" svg:y="4.992cm"/>
          <draw:glue-point draw:id="13" svg:x="2.355cm" svg:y="4.992cm"/>
          <draw:glue-point draw:id="14" svg:x="3.092cm" svg:y="4.992cm"/>
          <draw:glue-point draw:id="15" svg:x="4.094cm" svg:y="4.992cm"/>
          <text:p text:style-name="P3">VCLXImageConsumer</text:p>
          <draw:enhanced-geometry svg:viewBox="0 0 21600 21600" draw:type="rectangle" draw:enhanced-path="M 0 0 L 21600 0 21600 21600 0 21600 0 0 Z N"/>
        </draw:custom-shape>
        <draw:custom-shape draw:style-name="gr1" draw:text-style-name="P1" draw:id="id1807" draw:layer="layout" svg:width="41.82cm" svg:height="0.648cm" svg:x="59.197cm" svg:y="10.644cm">
          <draw:glue-point draw:id="4" svg:x="-2.035cm" svg:y="-5cm"/>
          <draw:glue-point draw:id="5" svg:x="1.175cm" svg:y="-5cm"/>
          <draw:glue-point draw:id="6" svg:x="-4.509cm" svg:y="5cm"/>
          <draw:glue-point draw:id="7" svg:x="4.438cm" svg:y="5cm"/>
          <draw:glue-point draw:id="8" svg:x="3.543cm" svg:y="5cm"/>
          <draw:glue-point draw:id="9" svg:x="2.841cm" svg:y="5cm"/>
          <draw:glue-point draw:id="10" svg:x="1.929cm" svg:y="5cm"/>
          <draw:glue-point draw:id="11" svg:x="1.245cm" svg:y="5cm"/>
          <draw:glue-point draw:id="12" svg:x="0.508cm" svg:y="5cm"/>
          <draw:glue-point draw:id="13" svg:x="-0.719cm" svg:y="5cm"/>
          <draw:glue-point draw:id="14" svg:x="-1.386cm" svg:y="5cm"/>
          <draw:glue-point draw:id="15" svg:x="-2.105cm" svg:y="5cm"/>
          <draw:glue-point draw:id="16" svg:x="-2.614cm" svg:y="5cm"/>
          <draw:glue-point draw:id="17" svg:x="-3.245cm" svg:y="5cm"/>
          <draw:glue-point draw:id="18" svg:x="-4.026cm" svg:y="5cm"/>
          <draw:glue-point draw:id="19" svg:x="-4.769cm" svg:y="5cm"/>
          <text:p text:style-name="P3">VCLXWindow</text:p>
          <draw:enhanced-geometry svg:viewBox="0 0 21600 21600" draw:type="rectangle" draw:enhanced-path="M 0 0 L 21600 0 21600 21600 0 21600 0 0 Z N"/>
        </draw:custom-shape>
        <draw:custom-shape draw:style-name="gr1" draw:text-style-name="P1" draw:id="id1812" draw:layer="layout" svg:width="2.229cm" svg:height="0.571cm" svg:x="70.606cm" svg:y="5.909cm">
          <draw:glue-point draw:id="4" svg:x="2.31cm" svg:y="4.991cm"/>
          <draw:glue-point draw:id="5" svg:x="-2.57cm" svg:y="4.991cm"/>
          <text:p text:style-name="P3">VCLXDevice</text:p>
          <draw:enhanced-geometry svg:viewBox="0 0 21600 21600" draw:type="rectangle" draw:enhanced-path="M 0 0 L 21600 0 21600 21600 0 21600 0 0 Z N"/>
        </draw:custom-shape>
        <draw:connector draw:style-name="inheritance_20__28_public_29_" draw:layer="layout" svg:x1="71.597cm" svg:y1="10.644cm" svg:x2="71.148cm" svg:y2="6.478cm" draw:start-shape="id1807" draw:start-glue-point="4" draw:end-shape="id1812" draw:end-glue-point="5" svg:d="m71597 10644v-2082h-449v-2084">
          <text:p/>
        </draw:connector>
        <draw:custom-shape draw:style-name="gr2" draw:id="id1813" draw:layer="layout" svg:width="5.314cm" svg:height="1.425cm" svg:x="68.688cm" svg:y="2.956cm">
          <text:p text:style-name="P2">com.sun.star.awt.XDevice</text:p>
          <text:p text:style-name="P2">com.sun.star.lang.XTypeProvider</text:p>
          <text:p text:style-name="P2">com.sun.star.lang.XUnoTunnel</text:p>
          <draw:enhanced-geometry svg:viewBox="0 0 21600 21600" draw:type="rectangle" draw:enhanced-path="M 0 0 L 21600 0 21600 21600 0 21600 0 0 Z N"/>
        </draw:custom-shape>
        <draw:connector draw:style-name="inheritance_20__28_public_29_" draw:layer="layout" svg:x1="71.72cm" svg:y1="5.909cm" svg:x2="71.345cm" svg:y2="4.381cm" draw:start-shape="id1812" draw:start-glue-point="0" draw:end-shape="id1813" draw:end-glue-point="2" svg:d="m71720 5909v-765h-375v-763">
          <text:p/>
        </draw:connector>
        <draw:custom-shape draw:style-name="gr2" draw:id="id1814" draw:layer="layout" svg:width="6.194cm" svg:height="3.11cm" svg:x="92.256cm" svg:y="4.064cm">
          <text:p text:style-name="P2">com.sun.star.accessibility.XAccessible</text:p>
          <text:p text:style-name="P2">com.sun.star.awt.XDockableWindow</text:p>
          <text:p text:style-name="P2">com.sun.star.awt.XLayoutConstrains</text:p>
          <text:p text:style-name="P2">com.sun.star.awt.XVclWindowPeer</text:p>
          <text:p text:style-name="P2">com.sun.star.awt.XView</text:p>
          <text:p text:style-name="P2">com.sun.star.awt.XWindow2</text:p>
          <text:p text:style-name="P2">com.sun.star.beans.XPropertySetInfo</text:p>
          <text:p text:style-name="P2">com.sun.star.lang.XEventListener</text:p>
          <draw:enhanced-geometry svg:viewBox="0 0 21600 21600" draw:type="rectangle" draw:enhanced-path="M 0 0 L 21600 0 21600 21600 0 21600 0 0 Z N"/>
        </draw:custom-shape>
        <draw:connector draw:style-name="inheritance_20__28_public_29_" draw:layer="layout" svg:x1="85.02cm" svg:y1="10.644cm" svg:x2="95.353cm" svg:y2="7.174cm" draw:start-shape="id1807" draw:start-glue-point="5" draw:end-shape="id1814" draw:end-glue-point="2" svg:d="m85020 10644v-1735h10333v-1735">
          <text:p/>
        </draw:connector>
        <draw:connector draw:style-name="inheritance_20__28_public_29_" draw:layer="layout" svg:x1="82.172cm" svg:y1="29.1cm" svg:x2="82.952cm" svg:y2="26.738cm" draw:start-shape="id1815" draw:start-glue-point="5" draw:end-shape="id1816" draw:end-glue-point="4" svg:d="m82172 29100v-1181h780v-1181">
          <text:p/>
        </draw:connector>
        <draw:custom-shape draw:style-name="gr2" draw:id="id1817" draw:layer="layout" svg:width="5.262cm" svg:height="0.907cm" svg:x="76.575cm" svg:y="26.794cm">
          <text:p text:style-name="P2">com.sun.star.awt.XButton</text:p>
          <text:p text:style-name="P2">com.sun.star.awt.XToggleButton</text:p>
          <draw:enhanced-geometry svg:viewBox="0 0 21600 21600" draw:type="rectangle" draw:enhanced-path="M 0 0 L 21600 0 21600 21600 0 21600 0 0 Z N"/>
        </draw:custom-shape>
        <draw:connector draw:style-name="inheritance_20__28_public_29_" draw:layer="layout" svg:x1="81.241cm" svg:y1="29.1cm" svg:x2="79.206cm" svg:y2="27.701cm" draw:start-shape="id1815" draw:start-glue-point="4" draw:end-shape="id1817" draw:end-glue-point="2" svg:d="m81241 29100v-700h-2035v-699">
          <text:p/>
        </draw:connector>
        <draw:connector draw:style-name="inheritance_20__28_public_29_" draw:layer="layout" svg:x1="84.533cm" svg:y1="26.093cm" svg:x2="85.313cm" svg:y2="11.292cm" draw:start-shape="id1816" draw:start-glue-point="5" draw:end-shape="id1807" draw:end-glue-point="11" svg:d="m84533 26093v-7401h780v-7400">
          <text:p/>
        </draw:connector>
        <draw:custom-shape draw:style-name="gr2" draw:id="id1818" draw:layer="layout" svg:width="5.547cm" svg:height="0.622cm" svg:x="85.593cm" svg:y="23.891cm">
          <text:p text:style-name="P2">com.sun.star.awt.XImageConsumer</text:p>
          <draw:enhanced-geometry svg:viewBox="0 0 21600 21600" draw:type="rectangle" draw:enhanced-path="M 0 0 L 21600 0 21600 21600 0 21600 0 0 Z N"/>
        </draw:custom-shape>
        <draw:connector draw:style-name="inheritance_20__28_public_29_" draw:layer="layout" svg:x1="88.237cm" svg:y1="26.093cm" svg:x2="88.366cm" svg:y2="24.513cm" draw:start-shape="id1816" draw:start-glue-point="6" draw:end-shape="id1818" draw:end-glue-point="2" svg:d="m88237 26093v-790h129v-790">
          <text:p/>
        </draw:connector>
        <draw:custom-shape draw:style-name="gr1" draw:text-style-name="P1" draw:id="id1819" draw:layer="layout" svg:width="3.084cm" svg:height="0.596cm" svg:x="81.627cm" svg:y="32.599cm">
          <text:p text:style-name="P3">VCLXImageControl</text:p>
          <draw:enhanced-geometry svg:viewBox="0 0 21600 21600" draw:type="rectangle" draw:enhanced-path="M 0 0 L 21600 0 21600 21600 0 21600 0 0 Z N"/>
        </draw:custom-shape>
        <draw:connector draw:style-name="inheritance_20__28_public_29_" draw:layer="layout" svg:x1="83.169cm" svg:y1="32.599cm" svg:x2="83.677cm" svg:y2="26.738cm" draw:start-shape="id1819" draw:start-glue-point="0" draw:end-shape="id1816" draw:end-glue-point="7" svg:d="m83169 32599v-2930h508v-2931">
          <text:p/>
        </draw:connector>
        <draw:custom-shape draw:style-name="gr1" draw:text-style-name="P1" draw:id="id1820" draw:layer="layout" svg:width="2.747cm" svg:height="0.57cm" svg:x="84.248cm" svg:y="34.854cm">
          <draw:glue-point draw:id="4" svg:x="-1.983cm" svg:y="-5cm"/>
          <draw:glue-point draw:id="5" svg:x="2.544cm" svg:y="-5cm"/>
          <text:p text:style-name="P3">VCLXCheckBox</text:p>
          <draw:enhanced-geometry svg:viewBox="0 0 21600 21600" draw:type="rectangle" draw:enhanced-path="M 0 0 L 21600 0 21600 21600 0 21600 0 0 Z N"/>
        </draw:custom-shape>
        <draw:connector draw:style-name="inheritance_20__28_public_29_" draw:layer="layout" svg:x1="85.077cm" svg:y1="34.854cm" svg:x2="84.299cm" svg:y2="26.738cm" draw:start-shape="id1820" draw:start-glue-point="4" draw:end-shape="id1816" draw:end-glue-point="8" svg:d="m85077 34854v-4057h-778v-4059">
          <text:p/>
        </draw:connector>
        <draw:custom-shape draw:style-name="gr2" draw:id="id1821" draw:layer="layout" svg:width="4.769cm" svg:height="0.96cm" svg:x="85.231cm" svg:y="32.572cm">
          <text:p text:style-name="P2">com.sun.star.awt.XCheckBox</text:p>
          <text:p text:style-name="P2">com.sun.star.awt.XButton</text:p>
          <draw:enhanced-geometry svg:viewBox="0 0 21600 21600" draw:type="rectangle" draw:enhanced-path="M 0 0 L 21600 0 21600 21600 0 21600 0 0 Z N"/>
        </draw:custom-shape>
        <draw:connector draw:style-name="inheritance_20__28_public_29_" draw:layer="layout" svg:x1="86.319cm" svg:y1="34.854cm" svg:x2="87.615cm" svg:y2="33.532cm" draw:start-shape="id1820" draw:start-glue-point="5" draw:end-shape="id1821" draw:end-glue-point="2" svg:d="m86319 34854v-661h1296v-661">
          <text:p/>
        </draw:connector>
        <draw:custom-shape draw:style-name="gr1" draw:text-style-name="P1" draw:id="id1822" draw:layer="layout" svg:width="3.084cm" svg:height="0.57cm" svg:x="86.087cm" svg:y="31.2cm">
          <draw:glue-point draw:id="4" svg:x="-1.974cm" svg:y="-5cm"/>
          <draw:glue-point draw:id="5" svg:x="1.974cm" svg:y="-5cm"/>
          <text:p text:style-name="P3">VCLXRadioButton</text:p>
          <draw:enhanced-geometry svg:viewBox="0 0 21600 21600" draw:type="rectangle" draw:enhanced-path="M 0 0 L 21600 0 21600 21600 0 21600 0 0 Z N"/>
        </draw:custom-shape>
        <draw:connector draw:style-name="inheritance_20__28_public_29_" draw:layer="layout" draw:line-skew="0.882cm" svg:x1="87.021cm" svg:y1="31.2cm" svg:x2="84.87cm" svg:y2="26.738cm" draw:start-shape="id1822" draw:start-glue-point="4" draw:end-shape="id1816" draw:end-glue-point="9" svg:d="m87021 31200v-1348h-2151v-3114">
          <text:p/>
        </draw:connector>
        <draw:custom-shape draw:style-name="gr2" draw:id="id1823" draw:layer="layout" svg:width="4.873cm" svg:height="0.882cm" svg:x="87.279cm" svg:y="29.203cm">
          <text:p text:style-name="P2">com.sun.star.awt.XButton</text:p>
          <text:p text:style-name="P2">com.sun.star.awt.XRadioButton</text:p>
          <draw:enhanced-geometry svg:viewBox="0 0 21600 21600" draw:type="rectangle" draw:enhanced-path="M 0 0 L 21600 0 21600 21600 0 21600 0 0 Z N"/>
        </draw:custom-shape>
        <draw:connector draw:style-name="inheritance_20__28_public_29_" draw:layer="layout" svg:x1="88.237cm" svg:y1="31.2cm" svg:x2="89.715cm" svg:y2="30.085cm" draw:start-shape="id1822" draw:start-glue-point="5" draw:end-shape="id1823" draw:end-glue-point="2" svg:d="m88237 31200v-557h1478v-558">
          <text:p/>
        </draw:connector>
        <draw:custom-shape draw:style-name="gr1" draw:text-style-name="P1" draw:id="id1824" draw:layer="layout" svg:width="3.111cm" svg:height="0.621cm" svg:x="99.669cm" svg:y="40.349cm">
          <draw:glue-point draw:id="4" svg:x="-2.333cm" svg:y="-5cm"/>
          <draw:glue-point draw:id="5" svg:x="2.166cm" svg:y="-5cm"/>
          <draw:glue-point draw:id="6" svg:x="-2.166cm" svg:y="4.991cm"/>
          <draw:glue-point draw:id="7" svg:x="2.414cm" svg:y="4.991cm"/>
          <text:p text:style-name="P3">VCLXTopWindow</text:p>
          <draw:enhanced-geometry svg:viewBox="0 0 21600 21600" draw:type="rectangle" draw:enhanced-path="M 0 0 L 21600 0 21600 21600 0 21600 0 0 Z N"/>
        </draw:custom-shape>
        <draw:custom-shape draw:style-name="gr1" draw:text-style-name="P1" draw:id="id1805" draw:layer="layout" svg:width="3.888cm" svg:height="0.622cm" svg:x="101.014cm" svg:y="38.715cm">
          <draw:glue-point draw:id="4" svg:x="-2.893cm" svg:y="5cm"/>
          <draw:glue-point draw:id="5" svg:x="2.371cm" svg:y="5cm"/>
          <text:p text:style-name="P3">VCLXTopWindow_Base</text:p>
          <draw:enhanced-geometry svg:viewBox="0 0 21600 21600" draw:type="rectangle" draw:enhanced-path="M 0 0 L 21600 0 21600 21600 0 21600 0 0 Z N"/>
        </draw:custom-shape>
        <draw:custom-shape draw:style-name="gr1" draw:text-style-name="P1" draw:id="id1825" draw:layer="layout" svg:width="2.644cm" svg:height="0.596cm" svg:x="93.137cm" svg:y="35.502cm">
          <draw:glue-point draw:id="4" svg:x="-2.45cm" svg:y="-5cm"/>
          <draw:glue-point draw:id="5" svg:x="2.061cm" svg:y="-5cm"/>
          <draw:glue-point draw:id="6" svg:x="-2.447cm" svg:y="5cm"/>
          <draw:glue-point draw:id="7" svg:x="2.454cm" svg:y="5cm"/>
          <text:p text:style-name="P3">VCLXContainer</text:p>
          <draw:enhanced-geometry svg:viewBox="0 0 21600 21600" draw:type="rectangle" draw:enhanced-path="M 0 0 L 21600 0 21600 21600 0 21600 0 0 Z N"/>
        </draw:custom-shape>
        <draw:connector draw:style-name="inheritance_20__28_public_29_" draw:layer="layout" svg:x1="101.897cm" svg:y1="40.349cm" svg:x2="102.958cm" svg:y2="39.337cm" draw:start-shape="id1824" draw:start-glue-point="5" draw:end-shape="id1805" draw:end-glue-point="2" svg:d="m101897 40349v-506h1061v-506">
          <text:p/>
        </draw:connector>
        <draw:connector draw:style-name="inheritance_20__28_public_29_" draw:layer="layout" svg:x1="100.499cm" svg:y1="40.349cm" svg:x2="95.107cm" svg:y2="36.098cm" draw:start-shape="id1824" draw:start-glue-point="4" draw:end-shape="id1825" draw:end-glue-point="7" svg:d="m100499 40349v-2126h-5392v-2125">
          <text:p/>
        </draw:connector>
        <draw:custom-shape draw:style-name="gr1" draw:text-style-name="P1" draw:id="id1826" draw:layer="layout" svg:width="2.462cm" svg:height="0.544cm" svg:x="99.279cm" svg:y="46.491cm">
          <draw:glue-point draw:id="4" svg:x="-1.945cm" svg:y="-5cm"/>
          <draw:glue-point draw:id="5" svg:x="1.632cm" svg:y="-5cm"/>
          <text:p text:style-name="P3">VCLXDialog</text:p>
          <draw:enhanced-geometry svg:viewBox="0 0 21600 21600" draw:type="rectangle" draw:enhanced-path="M 0 0 L 21600 0 21600 21600 0 21600 0 0 Z N"/>
        </draw:custom-shape>
        <draw:custom-shape draw:style-name="gr1" draw:text-style-name="P1" draw:id="id1827" draw:layer="layout" svg:width="3.136cm" svg:height="0.544cm" svg:x="101.249cm" svg:y="45.246cm">
          <draw:glue-point draw:id="4" svg:x="-2.107cm" svg:y="-5cm"/>
          <draw:glue-point draw:id="5" svg:x="2.19cm" svg:y="-5cm"/>
          <text:p text:style-name="P3">VCLXMessageBox</text:p>
          <draw:enhanced-geometry svg:viewBox="0 0 21600 21600" draw:type="rectangle" draw:enhanced-path="M 0 0 L 21600 0 21600 21600 0 21600 0 0 Z N"/>
        </draw:custom-shape>
        <draw:connector draw:style-name="inheritance_20__28_public_29_" draw:layer="layout" svg:x1="100.911cm" svg:y1="46.491cm" svg:x2="100.551cm" svg:y2="40.968cm" draw:start-shape="id1826" draw:start-glue-point="5" draw:end-shape="id1824" draw:end-glue-point="6" svg:d="m100911 46491v-2761h-360v-2762">
          <text:p/>
        </draw:connector>
        <draw:connector draw:style-name="inheritance_20__28_public_29_" draw:layer="layout" svg:x1="102.157cm" svg:y1="45.246cm" svg:x2="101.974cm" svg:y2="40.968cm" draw:start-shape="id1827" draw:start-glue-point="4" draw:end-shape="id1824" draw:end-glue-point="7" svg:d="m102157 45246v-2138h-183v-2140">
          <text:p/>
        </draw:connector>
        <draw:custom-shape draw:style-name="gr2" draw:id="id1828" draw:layer="layout" svg:width="7.596cm" svg:height="1.036cm" svg:x="100.911cm" svg:y="36.772cm">
          <text:p text:style-name="P2">com.sun.star.awt.XSystemDependentWindowPeer</text:p>
          <text:p text:style-name="P2">com.sun.star.awt.XTopWindow</text:p>
          <draw:enhanced-geometry svg:viewBox="0 0 21600 21600" draw:type="rectangle" draw:enhanced-path="M 0 0 L 21600 0 21600 21600 0 21600 0 0 Z N"/>
        </draw:custom-shape>
        <draw:connector draw:style-name="inheritance_20__28_public_29_" draw:layer="layout" svg:x1="102.958cm" svg:y1="38.715cm" svg:x2="104.709cm" svg:y2="37.808cm" draw:start-shape="id1805" draw:start-glue-point="0" draw:end-shape="id1828" draw:end-glue-point="2" svg:d="m102958 38715v-453h1751v-454">
          <text:p/>
        </draw:connector>
        <draw:custom-shape draw:style-name="gr2" draw:id="id1829" draw:layer="layout" svg:width="4.043cm" svg:height="0.597cm" svg:x="96.637cm" svg:y="44.753cm">
          <text:p text:style-name="P2">com.sun.star.awt.XDialog</text:p>
          <draw:enhanced-geometry svg:viewBox="0 0 21600 21600" draw:type="rectangle" draw:enhanced-path="M 0 0 L 21600 0 21600 21600 0 21600 0 0 Z N"/>
        </draw:custom-shape>
        <draw:connector draw:style-name="inheritance_20__28_public_29_" draw:layer="layout" svg:x1="100.032cm" svg:y1="46.491cm" svg:x2="98.658cm" svg:y2="45.35cm" draw:start-shape="id1826" draw:start-glue-point="4" draw:end-shape="id1829" draw:end-glue-point="2" svg:d="m100032 46491v-571h-1374v-570">
          <text:p/>
        </draw:connector>
        <draw:custom-shape draw:style-name="gr2" draw:id="id1830" draw:layer="layout" svg:width="4.975cm" svg:height="0.597cm" svg:x="102.235cm" svg:y="42.346cm">
          <text:p text:style-name="P2">com.sun.star.awt.XMessageBox</text:p>
          <draw:enhanced-geometry svg:viewBox="0 0 21600 21600" draw:type="rectangle" draw:enhanced-path="M 0 0 L 21600 0 21600 21600 0 21600 0 0 Z N"/>
        </draw:custom-shape>
        <draw:connector draw:style-name="inheritance_20__28_public_29_" draw:layer="layout" svg:x1="103.503cm" svg:y1="45.246cm" svg:x2="104.722cm" svg:y2="42.943cm" draw:start-shape="id1827" draw:start-glue-point="5" draw:end-shape="id1830" draw:end-glue-point="2" svg:d="m103503 45246v-1152h1219v-1151">
          <text:p/>
        </draw:connector>
        <draw:connector draw:style-name="inheritance_20__28_public_29_" draw:layer="layout" svg:x1="93.812cm" svg:y1="35.502cm" svg:x2="94.923cm" svg:y2="11.292cm" draw:start-shape="id1825" draw:start-glue-point="4" draw:end-shape="id1807" draw:end-glue-point="8" svg:d="m93812 35502v-12105h1111v-12105">
          <text:p/>
        </draw:connector>
        <draw:custom-shape draw:style-name="gr2" draw:id="id1831" draw:layer="layout" svg:width="5.754cm" svg:height="1.011cm" svg:x="94.304cm" svg:y="32.754cm">
          <text:p text:style-name="P2">com.sun.star.awt.XVclContainer</text:p>
          <text:p text:style-name="P2">com.sun.star.awt.XVclContainerPeer</text:p>
          <draw:enhanced-geometry svg:viewBox="0 0 21600 21600" draw:type="rectangle" draw:enhanced-path="M 0 0 L 21600 0 21600 21600 0 21600 0 0 Z N"/>
        </draw:custom-shape>
        <draw:connector draw:style-name="inheritance_20__28_public_29_" draw:layer="layout" svg:x1="95.003cm" svg:y1="35.502cm" svg:x2="97.181cm" svg:y2="33.765cm" draw:start-shape="id1825" draw:start-glue-point="5" draw:end-shape="id1831" draw:end-glue-point="2" svg:d="m95003 35502v-869h2178v-868">
          <text:p/>
        </draw:connector>
        <draw:custom-shape draw:style-name="gr1" draw:text-style-name="P1" draw:id="id1832" draw:layer="layout" svg:width="2.514cm" svg:height="0.648cm" svg:x="92.049cm" svg:y="39.854cm">
          <draw:glue-point draw:id="4" svg:x="-2.525cm" svg:y="-5cm"/>
          <draw:glue-point draw:id="5" svg:x="2.219cm" svg:y="-5cm"/>
          <text:p text:style-name="P3">VCLXTabPage</text:p>
          <draw:enhanced-geometry svg:viewBox="0 0 21600 21600" draw:type="rectangle" draw:enhanced-path="M 0 0 L 21600 0 21600 21600 0 21600 0 0 Z N"/>
        </draw:custom-shape>
        <draw:connector draw:style-name="inheritance_20__28_public_29_" draw:layer="layout" svg:x1="93.306cm" svg:y1="39.854cm" svg:x2="93.813cm" svg:y2="36.098cm" draw:start-shape="id1832" draw:start-glue-point="0" draw:end-shape="id1825" draw:end-glue-point="6" svg:d="m93306 39854v-1878h507v-1878">
          <text:p/>
        </draw:connector>
        <draw:custom-shape draw:style-name="gr2" draw:id="id1834" draw:layer="layout" svg:width="5.262cm" svg:height="0.647cm" svg:x="73.878cm" svg:y="14.793cm">
          <text:p text:style-name="P2">com.sun.star.awt.XFixedHyperlink</text:p>
          <draw:enhanced-geometry svg:viewBox="0 0 21600 21600" draw:type="rectangle" draw:enhanced-path="M 0 0 L 21600 0 21600 21600 0 21600 0 0 Z N"/>
        </draw:custom-shape>
        <draw:connector draw:style-name="inheritance_20__28_public_29_" draw:layer="layout" svg:x1="77.811cm" svg:y1="16.632cm" svg:x2="76.509cm" svg:y2="15.44cm" draw:start-shape="id1833" draw:start-glue-point="4" draw:end-shape="id1834" svg:d="m77811 16632v-596h-1302v-596">
          <text:p/>
        </draw:connector>
        <draw:connector draw:style-name="inheritance_20__28_public_29_" draw:layer="layout" svg:x1="79.507cm" svg:y1="16.632cm" svg:x2="80.107cm" svg:y2="11.292cm" draw:start-shape="id1833" draw:start-glue-point="5" draw:end-shape="id1807" draw:end-glue-point="2" svg:d="m79507 16632v-2670h600v-2670">
          <text:p/>
        </draw:connector>
        <draw:custom-shape draw:style-name="gr1" draw:text-style-name="P1" draw:id="id1835" draw:layer="layout" svg:width="2.644cm" svg:height="0.596cm" svg:x="76.757cm" svg:y="23.5cm">
          <draw:glue-point draw:id="4" svg:x="-2.45cm" svg:y="-5cm"/>
          <draw:glue-point draw:id="5" svg:x="2.061cm" svg:y="-5cm"/>
          <draw:glue-point draw:id="6" svg:x="-2.447cm" svg:y="5cm"/>
          <draw:glue-point draw:id="7" svg:x="2.454cm" svg:y="5cm"/>
          <text:p text:style-name="P3">VCLXFixedText</text:p>
          <draw:enhanced-geometry svg:viewBox="0 0 21600 21600" draw:type="rectangle" draw:enhanced-path="M 0 0 L 21600 0 21600 21600 0 21600 0 0 Z N"/>
        </draw:custom-shape>
        <draw:custom-shape draw:style-name="gr2" draw:id="id1836" draw:layer="layout" svg:width="4.665cm" svg:height="0.622cm" svg:x="77.924cm" svg:y="22.021cm">
          <text:p text:style-name="P2">com.sun.star.awt.XFixedText</text:p>
          <draw:enhanced-geometry svg:viewBox="0 0 21600 21600" draw:type="rectangle" draw:enhanced-path="M 0 0 L 21600 0 21600 21600 0 21600 0 0 Z N"/>
        </draw:custom-shape>
        <draw:connector draw:style-name="inheritance_20__28_public_29_" draw:layer="layout" svg:x1="78.623cm" svg:y1="23.5cm" svg:x2="80.256cm" svg:y2="22.643cm" draw:start-shape="id1835" draw:start-glue-point="5" draw:end-shape="id1836" draw:end-glue-point="2" svg:d="m78623 23500v-428h1633v-429">
          <text:p/>
        </draw:connector>
        <draw:custom-shape draw:style-name="gr1" draw:text-style-name="P3" draw:id="id1837" draw:layer="layout" svg:width="2.644cm" svg:height="0.596cm" svg:x="80.049cm" svg:y="20.493cm">
          <draw:glue-point draw:id="4" svg:x="-2.45cm" svg:y="-5cm"/>
          <draw:glue-point draw:id="5" svg:x="2.061cm" svg:y="-5cm"/>
          <draw:glue-point draw:id="6" svg:x="-2.447cm" svg:y="5cm"/>
          <draw:glue-point draw:id="7" svg:x="2.454cm" svg:y="5cm"/>
          <text:p text:style-name="P3">VCLXScrollBar</text:p>
          <draw:enhanced-geometry svg:viewBox="0 0 21600 21600" draw:mirror-horizontal="false" draw:mirror-vertical="false" draw:type="rectangle" draw:enhanced-path="M 0 0 L 21600 0 21600 21600 0 21600 0 0 Z N"/>
        </draw:custom-shape>
        <draw:connector draw:style-name="inheritance_20__28_public_29_" draw:layer="layout" svg:x1="80.724cm" svg:y1="20.493cm" svg:x2="79.078cm" svg:y2="19.2cm" draw:start-shape="id1837" draw:start-glue-point="4" draw:end-shape="id1838" draw:end-glue-point="2" svg:d="m80724 20493v-646h-1646v-647">
          <text:p/>
        </draw:connector>
        <draw:connector draw:style-name="inheritance_20__28_public_29_" draw:layer="layout" svg:x1="81.915cm" svg:y1="20.493cm" svg:x2="82.231cm" svg:y2="11.292cm" draw:start-shape="id1837" draw:start-glue-point="5" draw:end-shape="id1807" draw:end-glue-point="12" svg:d="m81915 20493v-4600h316v-4601">
          <text:p/>
        </draw:connector>
        <draw:custom-shape draw:style-name="gr1" draw:text-style-name="P1" draw:id="id1839" draw:layer="layout" svg:width="2.67cm" svg:height="0.596cm" svg:x="100.86cm" svg:y="15.778cm">
          <draw:glue-point draw:id="4" svg:x="-2.45cm" svg:y="-5cm"/>
          <draw:glue-point draw:id="5" svg:x="2.061cm" svg:y="-5cm"/>
          <draw:glue-point draw:id="6" svg:x="-2.447cm" svg:y="5cm"/>
          <draw:glue-point draw:id="7" svg:x="2.454cm" svg:y="5cm"/>
          <text:p text:style-name="P3">VCLXEdit</text:p>
          <draw:enhanced-geometry svg:viewBox="0 0 21600 21600" draw:type="rectangle" draw:enhanced-path="M 0 0 L 21600 0 21600 21600 0 21600 0 0 Z N"/>
        </draw:custom-shape>
        <draw:connector draw:style-name="inheritance_20__28_public_29_" draw:layer="layout" svg:x1="101.541cm" svg:y1="15.778cm" svg:x2="98.666cm" svg:y2="11.292cm" draw:start-shape="id1839" draw:start-glue-point="4" draw:end-shape="id1807" draw:end-glue-point="7" svg:d="m101541 15778v-2243h-2875v-2243">
          <text:p/>
        </draw:connector>
        <draw:custom-shape draw:style-name="gr2" draw:id="id1840" draw:layer="layout" svg:width="6.35cm" svg:height="1.425cm" svg:x="102.336cm" svg:y="12.408cm">
          <text:p text:style-name="P2">com.sun.star.awt.XTextComponent</text:p>
          <text:p text:style-name="P2">com.sun.star.awt.XTextEditField</text:p>
          <text:p text:style-name="P2">com.sun.star.awt.XTextLayoutConstrains</text:p>
          <draw:enhanced-geometry svg:viewBox="0 0 21600 21600" draw:type="rectangle" draw:enhanced-path="M 0 0 L 21600 0 21600 21600 0 21600 0 0 Z N"/>
        </draw:custom-shape>
        <draw:connector draw:style-name="inheritance_20__28_public_29_" draw:layer="layout" svg:x1="102.745cm" svg:y1="15.778cm" svg:x2="105.511cm" svg:y2="13.833cm" draw:start-shape="id1839" draw:start-glue-point="5" draw:end-shape="id1840" draw:end-glue-point="2" svg:d="m102745 15778v-973h2766v-972">
          <text:p/>
        </draw:connector>
        <draw:custom-shape draw:style-name="gr1" draw:text-style-name="P1" draw:id="id1841" draw:layer="layout" svg:width="2.333cm" svg:height="0.596cm" svg:x="87.279cm" svg:y="21.272cm">
          <draw:glue-point draw:id="4" svg:x="-2.45cm" svg:y="-5cm"/>
          <draw:glue-point draw:id="5" svg:x="2.061cm" svg:y="-5cm"/>
          <draw:glue-point draw:id="6" svg:x="-2.447cm" svg:y="5cm"/>
          <draw:glue-point draw:id="7" svg:x="2.454cm" svg:y="5cm"/>
          <text:p text:style-name="P3">VCLXListBox</text:p>
          <draw:enhanced-geometry svg:viewBox="0 0 21600 21600" draw:type="rectangle" draw:enhanced-path="M 0 0 L 21600 0 21600 21600 0 21600 0 0 Z N"/>
        </draw:custom-shape>
        <draw:custom-shape draw:style-name="gr2" draw:id="id1838" draw:layer="layout" svg:width="4.274cm" svg:height="0.622cm" svg:x="76.941cm" svg:y="18.578cm">
          <text:p text:style-name="P2">com.sun.star.awt.XScrollBar</text:p>
          <draw:enhanced-geometry svg:viewBox="0 0 21600 21600" draw:type="rectangle" draw:enhanced-path="M 0 0 L 21600 0 21600 21600 0 21600 0 0 Z N"/>
        </draw:custom-shape>
        <draw:connector draw:style-name="inheritance_20__28_public_29_" draw:layer="layout" draw:line-skew="-1.725cm" svg:x1="87.874cm" svg:y1="21.272cm" svg:x2="88.174cm" svg:y2="11.292cm" draw:start-shape="id1841" draw:start-glue-point="4" draw:end-shape="id1807" draw:end-glue-point="10" svg:d="m87874 21272v-6715h300v-3265">
          <text:p/>
        </draw:connector>
        <draw:custom-shape draw:style-name="gr2" draw:id="id1842" draw:layer="layout" svg:width="6.168cm" svg:height="0.907cm" svg:x="88.108cm" svg:y="19.275cm">
          <text:p text:style-name="P2">com.sun.star.awt.XListBox</text:p>
          <text:p text:style-name="P2">com.sun.star.awt.XTextLayoutConstrains</text:p>
          <draw:enhanced-geometry svg:viewBox="0 0 21600 21600" draw:type="rectangle" draw:enhanced-path="M 0 0 L 21600 0 21600 21600 0 21600 0 0 Z N"/>
        </draw:custom-shape>
        <draw:connector draw:style-name="inheritance_20__28_public_29_" draw:layer="layout" svg:x1="88.925cm" svg:y1="21.272cm" svg:x2="91.192cm" svg:y2="20.182cm" draw:start-shape="id1841" draw:start-glue-point="5" draw:end-shape="id1842" draw:end-glue-point="2" svg:d="m88925 21272v-545h2267v-545">
          <text:p/>
        </draw:connector>
        <draw:custom-shape draw:style-name="gr1" draw:text-style-name="P1" draw:id="id1843" draw:layer="layout" svg:width="2.747cm" svg:height="0.596cm" svg:x="98.166cm" svg:y="23.631cm">
          <draw:glue-point draw:id="4" svg:x="-2.45cm" svg:y="-5cm"/>
          <draw:glue-point draw:id="5" svg:x="2.061cm" svg:y="-5cm"/>
          <draw:glue-point draw:id="6" svg:x="-2.447cm" svg:y="5cm"/>
          <draw:glue-point draw:id="7" svg:x="2.454cm" svg:y="5cm"/>
          <text:p text:style-name="P3">VCLXComboBox</text:p>
          <draw:enhanced-geometry svg:viewBox="0 0 21600 21600" draw:type="rectangle" draw:enhanced-path="M 0 0 L 21600 0 21600 21600 0 21600 0 0 Z N"/>
        </draw:custom-shape>
        <draw:connector draw:style-name="inheritance_20__28_public_29_" draw:layer="layout" draw:line-skew="-1.037cm" svg:x1="98.866cm" svg:y1="23.631cm" svg:x2="101.542cm" svg:y2="16.374cm" draw:start-shape="id1843" draw:start-glue-point="4" draw:end-shape="id1839" draw:end-glue-point="6" svg:d="m98866 23631v-4665h2676v-2592">
          <text:p/>
        </draw:connector>
        <draw:custom-shape draw:style-name="gr2" draw:id="id1844" draw:layer="layout" svg:width="4.614cm" svg:height="0.622cm" svg:x="99.175cm" svg:y="22.205cm">
          <text:p text:style-name="P2">com.sun.star.awt.XComboBox</text:p>
          <draw:enhanced-geometry svg:viewBox="0 0 21600 21600" draw:type="rectangle" draw:enhanced-path="M 0 0 L 21600 0 21600 21600 0 21600 0 0 Z N"/>
        </draw:custom-shape>
        <draw:connector draw:style-name="inheritance_20__28_public_29_" draw:layer="layout" svg:x1="100.105cm" svg:y1="23.631cm" svg:x2="101.482cm" svg:y2="22.827cm" draw:start-shape="id1843" draw:start-glue-point="5" draw:end-shape="id1844" draw:end-glue-point="2" svg:d="m100105 23631v-402h1377v-402">
          <text:p/>
        </draw:connector>
        <draw:custom-shape draw:style-name="gr1" draw:text-style-name="P1" draw:id="id1845" draw:layer="layout" svg:width="2.669cm" svg:height="0.596cm" svg:x="103.557cm" svg:y="18.94cm">
          <draw:glue-point draw:id="4" svg:x="-2.45cm" svg:y="-5cm"/>
          <draw:glue-point draw:id="5" svg:x="2.061cm" svg:y="-5cm"/>
          <draw:glue-point draw:id="6" svg:x="-2.447cm" svg:y="5cm"/>
          <draw:glue-point draw:id="7" svg:x="2.454cm" svg:y="5cm"/>
          <text:p text:style-name="P3">VCLXSpinField</text:p>
          <draw:enhanced-geometry svg:viewBox="0 0 21600 21600" draw:type="rectangle" draw:enhanced-path="M 0 0 L 21600 0 21600 21600 0 21600 0 0 Z N"/>
        </draw:custom-shape>
        <draw:connector draw:style-name="inheritance_20__28_public_29_" draw:layer="layout" svg:x1="104.238cm" svg:y1="18.94cm" svg:x2="102.195cm" svg:y2="16.374cm" draw:start-shape="id1845" draw:start-glue-point="4" draw:end-shape="id1839" draw:end-glue-point="2" svg:d="m104238 18940v-1283h-2043v-1283">
          <text:p/>
        </draw:connector>
        <draw:custom-shape draw:style-name="gr2" draw:id="id1846" draw:layer="layout" svg:width="4.38cm" svg:height="0.622cm" svg:x="104.463cm" svg:y="16.529cm">
          <text:p text:style-name="P2">com.sun.star.awt.XSpinField</text:p>
          <draw:enhanced-geometry svg:viewBox="0 0 21600 21600" draw:type="rectangle" draw:enhanced-path="M 0 0 L 21600 0 21600 21600 0 21600 0 0 Z N"/>
        </draw:custom-shape>
        <draw:connector draw:style-name="inheritance_20__28_public_29_" draw:layer="layout" svg:x1="105.441cm" svg:y1="18.94cm" svg:x2="106.653cm" svg:y2="17.151cm" draw:start-shape="id1845" draw:start-glue-point="5" draw:end-shape="id1846" draw:end-glue-point="2" svg:d="m105441 18940v-894h1212v-895">
          <text:p/>
        </draw:connector>
        <draw:custom-shape draw:style-name="gr1" draw:text-style-name="P1" draw:id="id1847" draw:layer="layout" svg:width="10.367cm" svg:height="0.596cm" svg:x="103.842cm" svg:y="21.013cm">
          <draw:glue-point draw:id="4" svg:x="-2.45cm" svg:y="-5cm"/>
          <draw:glue-point draw:id="5" svg:x="2.061cm" svg:y="-5cm"/>
          <draw:glue-point draw:id="6" svg:x="-2.447cm" svg:y="5cm"/>
          <draw:glue-point draw:id="7" svg:x="2.454cm" svg:y="5cm"/>
          <draw:glue-point draw:id="8" svg:x="-3.818cm" svg:y="5cm"/>
          <draw:glue-point draw:id="9" svg:x="-1.124cm" svg:y="5cm"/>
          <draw:glue-point draw:id="10" svg:x="1.272cm" svg:y="5cm"/>
          <draw:glue-point draw:id="11" svg:x="3.672cm" svg:y="5cm"/>
          <text:p text:style-name="P3">VCLXFormattedSpinField</text:p>
          <draw:enhanced-geometry svg:viewBox="0 0 21600 21600" draw:type="rectangle" draw:enhanced-path="M 0 0 L 21600 0 21600 21600 0 21600 0 0 Z N"/>
        </draw:custom-shape>
        <draw:connector draw:style-name="inheritance_20__28_public_29_" draw:layer="layout" svg:x1="109.025cm" svg:y1="21.013cm" svg:x2="104.891cm" svg:y2="19.536cm" draw:start-shape="id1847" draw:start-glue-point="0" draw:end-shape="id1845" draw:end-glue-point="2" svg:d="m109025 21013v-738h-4134v-739">
          <text:p/>
        </draw:connector>
        <draw:custom-shape draw:style-name="gr1" draw:text-style-name="P1" draw:id="id1848" draw:layer="layout" svg:width="2.669cm" svg:height="0.596cm" svg:x="99.204cm" svg:y="31.354cm">
          <draw:glue-point draw:id="4" svg:x="-4.451cm" svg:y="-5cm"/>
          <draw:glue-point draw:id="5" svg:x="4.042cm" svg:y="-5cm"/>
          <draw:glue-point draw:id="6" svg:x="-2.447cm" svg:y="5cm"/>
          <draw:glue-point draw:id="7" svg:x="2.454cm" svg:y="5cm"/>
          <text:p text:style-name="P3">VCLXDateField</text:p>
          <draw:enhanced-geometry svg:viewBox="0 0 21600 21600" draw:type="rectangle" draw:enhanced-path="M 0 0 L 21600 0 21600 21600 0 21600 0 0 Z N"/>
        </draw:custom-shape>
        <draw:connector draw:style-name="inheritance_20__28_public_29_" draw:layer="layout" draw:line-skew="-0.986cm" svg:x1="99.351cm" svg:y1="31.354cm" svg:x2="105.067cm" svg:y2="21.609cm" draw:start-shape="id1848" draw:start-glue-point="4" draw:end-shape="id1847" draw:end-glue-point="8" svg:d="m99351 31354v-5858h5716v-3887">
          <text:p/>
        </draw:connector>
        <draw:custom-shape draw:style-name="gr2" draw:id="id1849" draw:layer="layout" svg:width="4.614cm" svg:height="0.622cm" svg:x="99.523cm" svg:y="30.194cm">
          <text:p text:style-name="P2">com.sun.star.awt.XDateField</text:p>
          <draw:enhanced-geometry svg:viewBox="0 0 21600 21600" draw:type="rectangle" draw:enhanced-path="M 0 0 L 21600 0 21600 21600 0 21600 0 0 Z N"/>
        </draw:custom-shape>
        <draw:connector draw:style-name="inheritance_20__28_public_29_" draw:layer="layout" svg:x1="101.616cm" svg:y1="31.354cm" svg:x2="101.83cm" svg:y2="30.816cm" draw:start-shape="id1848" draw:start-glue-point="5" draw:end-shape="id1849" draw:end-glue-point="2" svg:d="m101616 31354v-269h214v-269">
          <text:p/>
        </draw:connector>
        <draw:custom-shape draw:style-name="gr1" draw:text-style-name="P1" draw:id="id1850" draw:layer="layout" svg:width="2.669cm" svg:height="0.596cm" svg:x="101.511cm" svg:y="29.065cm">
          <draw:glue-point draw:id="4" svg:x="-4.451cm" svg:y="-5cm"/>
          <draw:glue-point draw:id="5" svg:x="4.042cm" svg:y="-5cm"/>
          <draw:glue-point draw:id="6" svg:x="-2.447cm" svg:y="5cm"/>
          <draw:glue-point draw:id="7" svg:x="2.454cm" svg:y="5cm"/>
          <text:p text:style-name="P3">VCLXTimeField</text:p>
          <draw:enhanced-geometry svg:viewBox="0 0 21600 21600" draw:type="rectangle" draw:enhanced-path="M 0 0 L 21600 0 21600 21600 0 21600 0 0 Z N"/>
        </draw:custom-shape>
        <draw:custom-shape draw:style-name="gr2" draw:id="id1851" draw:layer="layout" svg:width="4.614cm" svg:height="0.622cm" svg:x="101.856cm" svg:y="28.01cm">
          <text:p text:style-name="P2">com.sun.star.awt.XTimeField</text:p>
          <draw:enhanced-geometry svg:viewBox="0 0 21600 21600" draw:type="rectangle" draw:enhanced-path="M 0 0 L 21600 0 21600 21600 0 21600 0 0 Z N"/>
        </draw:custom-shape>
        <draw:connector draw:style-name="inheritance_20__28_public_29_" draw:layer="layout" svg:x1="103.923cm" svg:y1="29.065cm" svg:x2="104.163cm" svg:y2="28.632cm" draw:start-shape="id1850" draw:start-glue-point="5" draw:end-shape="id1851" draw:end-glue-point="2" svg:d="m103923 29065v-216h240v-217">
          <text:p/>
        </draw:connector>
        <draw:connector draw:style-name="inheritance_20__28_public_29_" draw:layer="layout" draw:line-skew="1.326cm" svg:x1="101.658cm" svg:y1="29.065cm" svg:x2="106.489cm" svg:y2="21.609cm" draw:start-shape="id1850" draw:start-glue-point="4" draw:end-shape="id1847" draw:end-glue-point="6" svg:d="m101658 29065v-2402h4831v-5054">
          <text:p/>
        </draw:connector>
        <draw:custom-shape draw:style-name="gr1" draw:text-style-name="P1" draw:id="id1852" draw:layer="layout" svg:width="3.213cm" svg:height="0.596cm" svg:x="107.056cm" svg:y="34.328cm">
          <draw:glue-point draw:id="4" svg:x="-4.451cm" svg:y="-5cm"/>
          <draw:glue-point draw:id="5" svg:x="4.042cm" svg:y="-5cm"/>
          <draw:glue-point draw:id="6" svg:x="-2.447cm" svg:y="5cm"/>
          <draw:glue-point draw:id="7" svg:x="2.454cm" svg:y="5cm"/>
          <text:p text:style-name="P3">VCLXNumericField</text:p>
          <draw:enhanced-geometry svg:viewBox="0 0 21600 21600" draw:type="rectangle" draw:enhanced-path="M 0 0 L 21600 0 21600 21600 0 21600 0 0 Z N"/>
        </draw:custom-shape>
        <draw:custom-shape draw:style-name="gr2" draw:id="id1853" draw:layer="layout" svg:width="5.02cm" svg:height="0.622cm" svg:x="107.401cm" svg:y="33.273cm">
          <text:p text:style-name="P2">com.sun.star.awt.XNumericField</text:p>
          <draw:enhanced-geometry svg:viewBox="0 0 21600 21600" draw:type="rectangle" draw:enhanced-path="M 0 0 L 21600 0 21600 21600 0 21600 0 0 Z N"/>
        </draw:custom-shape>
        <draw:connector draw:style-name="inheritance_20__28_public_29_" draw:layer="layout" svg:x1="109.96cm" svg:y1="34.328cm" svg:x2="109.911cm" svg:y2="33.895cm" draw:start-shape="id1852" draw:start-glue-point="5" draw:end-shape="id1853" draw:end-glue-point="2" svg:d="m109960 34328v-216h-49v-217">
          <text:p/>
        </draw:connector>
        <draw:connector draw:style-name="inheritance_20__28_public_29_" draw:layer="layout" draw:line-skew="-1.072cm" svg:x1="107.232cm" svg:y1="34.328cm" svg:x2="107.86cm" svg:y2="21.609cm" draw:start-shape="id1852" draw:start-glue-point="4" draw:end-shape="id1847" draw:end-glue-point="9" svg:d="m107232 34328v-7431h628v-5288">
          <text:p/>
        </draw:connector>
        <draw:custom-shape draw:style-name="gr1" draw:text-style-name="P1" draw:id="id1854" draw:layer="layout" svg:width="3.213cm" svg:height="0.596cm" svg:x="109.102cm" svg:y="31.787cm">
          <draw:glue-point draw:id="4" svg:x="-4.451cm" svg:y="-5cm"/>
          <draw:glue-point draw:id="5" svg:x="4.042cm" svg:y="-5cm"/>
          <draw:glue-point draw:id="6" svg:x="-2.447cm" svg:y="5cm"/>
          <draw:glue-point draw:id="7" svg:x="2.454cm" svg:y="5cm"/>
          <text:p text:style-name="P3">VCLXMetricField</text:p>
          <draw:enhanced-geometry svg:viewBox="0 0 21600 21600" draw:type="rectangle" draw:enhanced-path="M 0 0 L 21600 0 21600 21600 0 21600 0 0 Z N"/>
        </draw:custom-shape>
        <draw:custom-shape draw:style-name="gr2" draw:id="id1855" draw:layer="layout" svg:width="4.605cm" svg:height="0.622cm" svg:x="109.68cm" svg:y="30.629cm">
          <text:p text:style-name="P2">com.sun.star.awt.XMetricField</text:p>
          <draw:enhanced-geometry svg:viewBox="0 0 21600 21600" draw:type="rectangle" draw:enhanced-path="M 0 0 L 21600 0 21600 21600 0 21600 0 0 Z N"/>
        </draw:custom-shape>
        <draw:connector draw:style-name="inheritance_20__28_public_29_" draw:layer="layout" svg:x1="112.006cm" svg:y1="31.787cm" svg:x2="111.982cm" svg:y2="31.251cm" draw:start-shape="id1854" draw:start-glue-point="5" draw:end-shape="id1855" draw:end-glue-point="2" svg:d="m112006 31787v-268h-24v-268">
          <text:p/>
        </draw:connector>
        <draw:connector draw:style-name="inheritance_20__28_public_29_" draw:layer="layout" draw:line-skew="-0.696cm" svg:x1="109.278cm" svg:y1="31.787cm" svg:x2="109.025cm" svg:y2="21.609cm" draw:start-shape="id1854" draw:start-glue-point="4" draw:end-shape="id1847" draw:end-glue-point="2" svg:d="m109278 31787v-5785h-253v-4393">
          <text:p/>
        </draw:connector>
        <draw:custom-shape draw:style-name="gr1" draw:text-style-name="P1" draw:id="id1856" draw:layer="layout" svg:width="3.213cm" svg:height="0.596cm" svg:x="110.866cm" svg:y="28.986cm">
          <draw:glue-point draw:id="4" svg:x="-4.451cm" svg:y="-5cm"/>
          <draw:glue-point draw:id="5" svg:x="4.042cm" svg:y="-5cm"/>
          <draw:glue-point draw:id="6" svg:x="-2.447cm" svg:y="5cm"/>
          <draw:glue-point draw:id="7" svg:x="2.454cm" svg:y="5cm"/>
          <text:p text:style-name="P3">VCLXCurrencyField</text:p>
          <draw:enhanced-geometry svg:viewBox="0 0 21600 21600" draw:type="rectangle" draw:enhanced-path="M 0 0 L 21600 0 21600 21600 0 21600 0 0 Z N"/>
        </draw:custom-shape>
        <draw:custom-shape draw:style-name="gr2" draw:id="id1857" draw:layer="layout" svg:width="5.002cm" svg:height="0.622cm" svg:x="111.383cm" svg:y="27.802cm">
          <text:p text:style-name="P2">com.sun.star.awt.XCurrencyField</text:p>
          <draw:enhanced-geometry svg:viewBox="0 0 21600 21600" draw:type="rectangle" draw:enhanced-path="M 0 0 L 21600 0 21600 21600 0 21600 0 0 Z N"/>
        </draw:custom-shape>
        <draw:connector draw:style-name="inheritance_20__28_public_29_" draw:layer="layout" svg:x1="113.77cm" svg:y1="28.986cm" svg:x2="113.884cm" svg:y2="28.424cm" draw:start-shape="id1856" draw:start-glue-point="5" draw:end-shape="id1857" draw:end-glue-point="2" svg:d="m113770 28986v-281h114v-281">
          <text:p/>
        </draw:connector>
        <draw:connector draw:style-name="inheritance_20__28_public_29_" draw:layer="layout" draw:line-skew="-0.19cm" svg:x1="111.042cm" svg:y1="28.986cm" svg:x2="110.343cm" svg:y2="21.609cm" draw:start-shape="id1856" draw:start-glue-point="4" draw:end-shape="id1847" draw:end-glue-point="10" svg:d="m111042 28986v-3878h-699v-3499">
          <text:p/>
        </draw:connector>
        <draw:custom-shape draw:style-name="gr1" draw:text-style-name="P1" draw:id="id1858" draw:layer="layout" svg:width="3.213cm" svg:height="0.596cm" svg:x="113.562cm" svg:y="26.499cm">
          <draw:glue-point draw:id="4" svg:x="-4.451cm" svg:y="-5cm"/>
          <draw:glue-point draw:id="5" svg:x="4.042cm" svg:y="-5cm"/>
          <draw:glue-point draw:id="6" svg:x="-2.447cm" svg:y="5cm"/>
          <draw:glue-point draw:id="7" svg:x="2.454cm" svg:y="5cm"/>
          <text:p text:style-name="P3">VCLXPatternField</text:p>
          <draw:enhanced-geometry svg:viewBox="0 0 21600 21600" draw:type="rectangle" draw:enhanced-path="M 0 0 L 21600 0 21600 21600 0 21600 0 0 Z N"/>
        </draw:custom-shape>
        <draw:custom-shape draw:style-name="gr2" draw:id="id1859" draw:layer="layout" svg:width="4.821cm" svg:height="0.622cm" svg:x="114.079cm" svg:y="25.315cm">
          <text:p text:style-name="P2">com.sun.star.awt.XPatternField</text:p>
          <draw:enhanced-geometry svg:viewBox="0 0 21600 21600" draw:type="rectangle" draw:enhanced-path="M 0 0 L 21600 0 21600 21600 0 21600 0 0 Z N"/>
        </draw:custom-shape>
        <draw:connector draw:style-name="inheritance_20__28_public_29_" draw:layer="layout" svg:x1="116.466cm" svg:y1="26.499cm" svg:x2="116.489cm" svg:y2="25.937cm" draw:start-shape="id1858" draw:start-glue-point="5" draw:end-shape="id1859" draw:end-glue-point="2" svg:d="m116466 26499v-281h23v-281">
          <text:p/>
        </draw:connector>
        <draw:connector draw:style-name="inheritance_20__28_public_29_" draw:layer="layout" svg:x1="113.738cm" svg:y1="26.499cm" svg:x2="112.831cm" svg:y2="21.609cm" draw:start-shape="id1858" draw:start-glue-point="4" draw:end-shape="id1847" draw:end-glue-point="11" svg:d="m113738 26499v-2445h-907v-2445">
          <text:p/>
        </draw:connector>
        <draw:custom-shape draw:style-name="gr1" draw:text-style-name="P1" draw:id="id1860" draw:layer="layout" svg:width="2.489cm" svg:height="0.57cm" svg:x="92.747cm" svg:y="15.155cm">
          <text:p text:style-name="P3">VCLXToolBox</text:p>
          <draw:enhanced-geometry svg:viewBox="0 0 21600 21600" draw:type="rectangle" draw:enhanced-path="M 0 0 L 21600 0 21600 21600 0 21600 0 0 Z N"/>
        </draw:custom-shape>
        <draw:connector draw:style-name="inheritance_20__28_public_29_" draw:layer="layout" svg:x1="93.991cm" svg:y1="15.155cm" svg:x2="91.988cm" svg:y2="11.292cm" draw:start-shape="id1860" draw:start-glue-point="0" draw:end-shape="id1807" draw:end-glue-point="9" svg:d="m93991 15155v-1931h-2003v-1932">
          <text:p/>
        </draw:connector>
        <draw:custom-shape draw:style-name="namespace" draw:text-style-name="P2" draw:layer="layout" svg:width="45.953cm" svg:height="37.219cm" svg:x="2.644cm" svg:y="1.555cm">
          <text:p text:style-name="P2">layout</text:p>
          <draw:enhanced-geometry svg:viewBox="0 0 21600 21600" draw:mirror-horizontal="false" draw:mirror-vertical="false" draw:type="rectangle" draw:enhanced-path="M 0 0 L 21600 0 21600 21600 0 21600 0 0 Z N"/>
        </draw:custom-shape>
        <draw:custom-shape draw:style-name="gr1" draw:text-style-name="P1" draw:id="id1893" draw:layer="layout" svg:width="2.436cm" svg:height="0.623cm" svg:x="13.896cm" svg:y="4.348cm">
          <text:p text:style-name="P3">Context</text:p>
          <draw:enhanced-geometry svg:viewBox="0 0 21600 21600" draw:type="rectangle" draw:enhanced-path="M 0 0 L 21600 0 21600 21600 0 21600 0 0 Z N"/>
        </draw:custom-shape>
        <draw:custom-shape draw:style-name="gr1" draw:text-style-name="P1" draw:id="id1862" draw:layer="layout" svg:width="2.1cm" svg:height="0.596cm" svg:x="17.031cm" svg:y="7.772cm">
          <draw:glue-point draw:id="4" svg:x="-2.685cm" svg:y="5cm"/>
          <draw:glue-point draw:id="5" svg:x="2.676cm" svg:y="5cm"/>
          <text:p text:style-name="P3">Window</text:p>
          <draw:enhanced-geometry svg:viewBox="0 0 21600 21600" draw:type="rectangle" draw:enhanced-path="M 0 0 L 21600 0 21600 21600 0 21600 0 0 Z N"/>
        </draw:custom-shape>
        <draw:custom-shape draw:style-name="gr1" draw:text-style-name="P1" draw:id="id1861" draw:layer="layout" svg:width="4.821cm" svg:height="0.596cm" svg:x="15.295cm" svg:y="19.149cm">
          <draw:glue-point draw:id="4" svg:x="-2.904cm" svg:y="5cm"/>
          <draw:glue-point draw:id="5" svg:x="2.523cm" svg:y="5cm"/>
          <draw:glue-point draw:id="6" svg:x="3.656cm" svg:y="5cm"/>
          <draw:glue-point draw:id="7" svg:x="1.13cm" svg:y="5cm"/>
          <draw:glue-point draw:id="8" svg:x="-1.719cm" svg:y="5cm"/>
          <draw:glue-point draw:id="9" svg:x="-4.353cm" svg:y="5cm"/>
          <text:p text:style-name="P3">Control</text:p>
          <draw:enhanced-geometry svg:viewBox="0 0 21600 21600" draw:type="rectangle" draw:enhanced-path="M 0 0 L 21600 0 21600 21600 0 21600 0 0 Z N"/>
        </draw:custom-shape>
        <draw:connector draw:style-name="inheritance_20__28_public_29_" draw:layer="layout" svg:x1="17.705cm" svg:y1="19.149cm" svg:x2="18.081cm" svg:y2="8.368cm" draw:start-shape="id1861" draw:start-glue-point="0" draw:end-shape="id1862" draw:end-glue-point="2" svg:d="m17705 19149v-5390h376v-5391">
          <text:p/>
        </draw:connector>
        <draw:custom-shape draw:style-name="gr1" draw:text-style-name="P1" draw:id="id1863" draw:layer="layout" svg:width="1.944cm" svg:height="0.596cm" svg:x="10.656cm" svg:y="20.886cm">
          <text:p text:style-name="P3">FixedLine</text:p>
          <draw:enhanced-geometry svg:viewBox="0 0 21600 21600" draw:type="rectangle" draw:enhanced-path="M 0 0 L 21600 0 21600 21600 0 21600 0 0 Z N"/>
        </draw:custom-shape>
        <draw:custom-shape draw:style-name="gr1" draw:text-style-name="P1" draw:id="id1864" draw:layer="layout" svg:width="1.944cm" svg:height="0.596cm" svg:x="16.902cm" svg:y="24.8cm">
          <text:p text:style-name="P3">FixedText</text:p>
          <draw:enhanced-geometry svg:viewBox="0 0 21600 21600" draw:type="rectangle" draw:enhanced-path="M 0 0 L 21600 0 21600 21600 0 21600 0 0 Z N"/>
        </draw:custom-shape>
        <draw:custom-shape draw:style-name="gr1" draw:text-style-name="P1" draw:id="id1865" draw:layer="layout" svg:width="1.944cm" svg:height="0.596cm" svg:x="20.66cm" svg:y="23.375cm">
          <text:p text:style-name="P3">FixedImage</text:p>
          <draw:enhanced-geometry svg:viewBox="0 0 21600 21600" draw:type="rectangle" draw:enhanced-path="M 0 0 L 21600 0 21600 21600 0 21600 0 0 Z N"/>
        </draw:custom-shape>
        <draw:connector draw:style-name="inheritance_20__28_public_29_" draw:layer="layout" svg:x1="11.628cm" svg:y1="20.886cm" svg:x2="15.607cm" svg:y2="19.745cm" draw:start-shape="id1863" draw:start-glue-point="0" draw:end-shape="id1861" draw:end-glue-point="9" svg:d="m11628 20886v-570h3979v-571">
          <text:p/>
        </draw:connector>
        <draw:connector draw:style-name="inheritance_20__28_public_29_" draw:layer="layout" svg:x1="17.874cm" svg:y1="24.8cm" svg:x2="17.705cm" svg:y2="19.745cm" draw:start-shape="id1864" draw:start-glue-point="0" draw:end-shape="id1861" draw:end-glue-point="2" svg:d="m17874 24800v-2527h-169v-2528">
          <text:p/>
        </draw:connector>
        <draw:connector draw:style-name="inheritance_20__28_public_29_" draw:layer="layout" svg:x1="21.632cm" svg:y1="23.375cm" svg:x2="18.921cm" svg:y2="19.745cm" draw:start-shape="id1865" draw:start-glue-point="0" draw:end-shape="id1861" draw:end-glue-point="5" svg:d="m21632 23375v-1815h-2711v-1815">
          <text:p/>
        </draw:connector>
        <draw:custom-shape draw:style-name="gr1" draw:text-style-name="P1" draw:id="id1866" draw:layer="layout" svg:width="1.944cm" svg:height="0.596cm" svg:x="16.927cm" svg:y="26.51cm">
          <text:p text:style-name="P3">FixedInfo</text:p>
          <draw:enhanced-geometry svg:viewBox="0 0 21600 21600" draw:type="rectangle" draw:enhanced-path="M 0 0 L 21600 0 21600 21600 0 21600 0 0 Z N"/>
        </draw:custom-shape>
        <draw:connector draw:style-name="inheritance_20__28_public_29_" draw:layer="layout" svg:x1="17.899cm" svg:y1="26.51cm" svg:x2="17.874cm" svg:y2="25.396cm" draw:start-shape="id1866" draw:start-glue-point="0" draw:end-shape="id1864" draw:end-glue-point="2" svg:d="m17899 26510v-557h-25v-557">
          <text:p/>
        </draw:connector>
        <draw:custom-shape draw:style-name="gr1" draw:text-style-name="P1" draw:id="id1920" draw:layer="layout" svg:width="1.432cm" svg:height="0.596cm" svg:x="28.226cm" svg:y="21.828cm">
          <text:p text:style-name="P3">Image</text:p>
          <draw:enhanced-geometry svg:viewBox="0 0 21600 21600" draw:type="rectangle" draw:enhanced-path="M 0 0 L 21600 0 21600 21600 0 21600 0 0 Z N"/>
        </draw:custom-shape>
        <draw:custom-shape draw:style-name="gr1" draw:text-style-name="P1" draw:id="id1867" draw:layer="layout" svg:width="1.892cm" svg:height="0.519cm" svg:x="22.604cm" svg:y="21.922cm">
          <draw:glue-point draw:id="4" svg:x="-2.536cm" svg:y="4.99cm"/>
          <draw:glue-point draw:id="5" svg:x="2.669cm" svg:y="4.99cm"/>
          <text:p text:style-name="P3">Button</text:p>
          <draw:enhanced-geometry svg:viewBox="0 0 21600 21600" draw:type="rectangle" draw:enhanced-path="M 0 0 L 21600 0 21600 21600 0 21600 0 0 Z N"/>
        </draw:custom-shape>
        <draw:connector draw:style-name="inheritance_20__28_public_29_" draw:layer="layout" svg:x1="23.55cm" svg:y1="21.922cm" svg:x2="19.467cm" svg:y2="19.745cm" draw:start-shape="id1867" draw:start-glue-point="0" draw:end-shape="id1861" draw:end-glue-point="6" svg:d="m23550 21922v-1089h-4083v-1088">
          <text:p/>
        </draw:connector>
        <draw:custom-shape draw:style-name="gr1" draw:text-style-name="P1" draw:id="id1868" draw:layer="layout" svg:width="5.986cm" svg:height="0.519cm" svg:x="21.231cm" svg:y="26.485cm">
          <draw:glue-point draw:id="4" svg:x="-4.624cm" svg:y="4.99cm"/>
          <draw:glue-point draw:id="5" svg:x="-3.822cm" svg:y="4.99cm"/>
          <draw:glue-point draw:id="6" svg:x="-3.1cm" svg:y="4.99cm"/>
          <draw:glue-point draw:id="7" svg:x="-2.388cm" svg:y="4.99cm"/>
          <draw:glue-point draw:id="8" svg:x="-1.637cm" svg:y="4.99cm"/>
          <draw:glue-point draw:id="9" svg:x="-0.805cm" svg:y="4.99cm"/>
          <draw:glue-point draw:id="10" svg:x="0.678cm" svg:y="4.99cm"/>
          <draw:glue-point draw:id="11" svg:x="1.409cm" svg:y="4.99cm"/>
          <draw:glue-point draw:id="12" svg:x="2.171cm" svg:y="4.99cm"/>
          <draw:glue-point draw:id="13" svg:x="2.793cm" svg:y="4.99cm"/>
          <draw:glue-point draw:id="14" svg:x="3.494cm" svg:y="4.99cm"/>
          <draw:glue-point draw:id="15" svg:x="4.026cm" svg:y="4.99cm"/>
          <draw:glue-point draw:id="16" svg:x="4.547cm" svg:y="4.951cm"/>
          <text:p text:style-name="P3">PushButton</text:p>
          <draw:enhanced-geometry svg:viewBox="0 0 21600 21600" draw:type="rectangle" draw:enhanced-path="M 0 0 L 21600 0 21600 21600 0 21600 0 0 Z N"/>
        </draw:custom-shape>
        <draw:custom-shape draw:style-name="gr1" draw:text-style-name="P1" draw:id="id1869" draw:layer="layout" svg:width="1.917cm" svg:height="0.469cm" svg:x="24.679cm" svg:y="25.059cm">
          <text:p text:style-name="P3">CheckBox</text:p>
          <draw:enhanced-geometry svg:viewBox="0 0 21600 21600" draw:type="rectangle" draw:enhanced-path="M 0 0 L 21600 0 21600 21600 0 21600 0 0 Z N"/>
        </draw:custom-shape>
        <draw:custom-shape draw:style-name="gr1" draw:text-style-name="P1" draw:id="id1870" draw:layer="layout" svg:width="1.917cm" svg:height="0.519cm" svg:x="26.078cm" svg:y="23.79cm">
          <text:p text:style-name="P3">RadioButton</text:p>
          <draw:enhanced-geometry svg:viewBox="0 0 21600 21600" draw:type="rectangle" draw:enhanced-path="M 0 0 L 21600 0 21600 21600 0 21600 0 0 Z N"/>
        </draw:custom-shape>
        <draw:connector draw:style-name="inheritance_20__28_public_29_" draw:layer="layout" svg:x1="24.224cm" svg:y1="26.485cm" svg:x2="23.071cm" svg:y2="22.439cm" draw:start-shape="id1868" draw:start-glue-point="0" draw:end-shape="id1867" draw:end-glue-point="4" svg:d="m24224 26485v-2023h-1153v-2023">
          <text:p/>
        </draw:connector>
        <draw:connector draw:style-name="inheritance_20__28_public_29_" draw:layer="layout" svg:x1="25.637cm" svg:y1="25.059cm" svg:x2="23.55cm" svg:y2="22.441cm" draw:start-shape="id1869" draw:start-glue-point="0" draw:end-shape="id1867" draw:end-glue-point="2" svg:d="m25637 25059v-1310h-2087v-1308">
          <text:p/>
        </draw:connector>
        <draw:connector draw:style-name="inheritance_20__28_public_29_" draw:layer="layout" svg:x1="27.036cm" svg:y1="23.79cm" svg:x2="24.054cm" svg:y2="22.439cm" draw:start-shape="id1870" draw:start-glue-point="0" draw:end-shape="id1867" draw:end-glue-point="5" svg:d="m27036 23790v-675h-2982v-676">
          <text:p/>
        </draw:connector>
        <draw:custom-shape draw:style-name="gr1" draw:text-style-name="P1" draw:id="id1871" draw:layer="layout" svg:width="2.851cm" svg:height="0.492cm" svg:x="17.592cm" svg:y="31.48cm">
          <text:p text:style-name="P3">AdvancedButton</text:p>
          <draw:enhanced-geometry svg:viewBox="0 0 21600 21600" draw:type="rectangle" draw:enhanced-path="M 0 0 L 21600 0 21600 21600 0 21600 0 0 Z N"/>
        </draw:custom-shape>
        <draw:custom-shape draw:style-name="gr1" draw:text-style-name="P1" draw:id="id1872" draw:layer="layout" svg:width="2.176cm" svg:height="0.492cm" svg:x="19.628cm" svg:y="32.439cm">
          <text:p text:style-name="P3">ApplyButton</text:p>
          <draw:enhanced-geometry svg:viewBox="0 0 21600 21600" draw:type="rectangle" draw:enhanced-path="M 0 0 L 21600 0 21600 21600 0 21600 0 0 Z N"/>
        </draw:custom-shape>
        <draw:custom-shape draw:style-name="gr1" draw:text-style-name="P1" draw:id="id1873" draw:layer="layout" svg:width="2.176cm" svg:height="0.492cm" svg:x="20.996cm" svg:y="31.503cm">
          <text:p text:style-name="P3">CancelButton</text:p>
          <draw:enhanced-geometry svg:viewBox="0 0 21600 21600" draw:type="rectangle" draw:enhanced-path="M 0 0 L 21600 0 21600 21600 0 21600 0 0 Z N"/>
        </draw:custom-shape>
        <draw:custom-shape draw:style-name="gr1" draw:text-style-name="P1" draw:id="id1875" draw:layer="layout" svg:width="1.919cm" svg:height="0.492cm" svg:x="23.632cm" svg:y="31.727cm">
          <text:p text:style-name="P3">HelpButton</text:p>
          <draw:enhanced-geometry svg:viewBox="0 0 21600 21600" draw:type="rectangle" draw:enhanced-path="M 0 0 L 21600 0 21600 21600 0 21600 0 0 Z N"/>
        </draw:custom-shape>
        <draw:custom-shape draw:style-name="gr1" draw:text-style-name="P1" draw:id="id1874" draw:layer="layout" svg:width="2.073cm" svg:height="0.492cm" svg:x="22.412cm" svg:y="32.548cm">
          <text:p text:style-name="P3">IgnoreButton</text:p>
          <draw:enhanced-geometry svg:viewBox="0 0 21600 21600" draw:type="rectangle" draw:enhanced-path="M 0 0 L 21600 0 21600 21600 0 21600 0 0 Z N"/>
        </draw:custom-shape>
        <draw:custom-shape draw:style-name="gr1" draw:text-style-name="P1" draw:id="id1877" draw:layer="layout" svg:width="1.632cm" svg:height="0.492cm" svg:x="26.998cm" svg:y="30.437cm">
          <text:p text:style-name="P3">NoButton</text:p>
          <draw:enhanced-geometry svg:viewBox="0 0 21600 21600" draw:type="rectangle" draw:enhanced-path="M 0 0 L 21600 0 21600 21600 0 21600 0 0 Z N"/>
        </draw:custom-shape>
        <draw:custom-shape draw:style-name="gr1" draw:text-style-name="P1" draw:id="id1878" draw:layer="layout" svg:width="1.632cm" svg:height="0.492cm" svg:x="28.079cm" svg:y="29.453cm">
          <text:p text:style-name="P3">OKButton</text:p>
          <draw:enhanced-geometry svg:viewBox="0 0 21600 21600" draw:type="rectangle" draw:enhanced-path="M 0 0 L 21600 0 21600 21600 0 21600 0 0 Z N"/>
        </draw:custom-shape>
        <draw:custom-shape draw:style-name="gr1" draw:text-style-name="P1" draw:id="id1876" draw:layer="layout" svg:width="1.944cm" svg:height="0.492cm" svg:x="25.733cm" svg:y="31.288cm">
          <text:p text:style-name="P3">ResetButton</text:p>
          <draw:enhanced-geometry svg:viewBox="0 0 21600 21600" draw:type="rectangle" draw:enhanced-path="M 0 0 L 21600 0 21600 21600 0 21600 0 0 Z N"/>
        </draw:custom-shape>
        <draw:custom-shape draw:style-name="gr1" draw:text-style-name="P3" draw:id="id1879" draw:layer="layout" svg:width="1.944cm" svg:height="0.492cm" svg:x="28.978cm" svg:y="31.063cm">
          <text:p text:style-name="P3">RetryButton</text:p>
          <draw:enhanced-geometry svg:viewBox="0 0 21600 21600" draw:mirror-horizontal="false" draw:mirror-vertical="false" draw:type="rectangle" draw:enhanced-path="M 0 0 L 21600 0 21600 21600 0 21600 0 0 Z N"/>
        </draw:custom-shape>
        <draw:frame draw:style-name="gr54" draw:text-style-name="P2" draw:layer="layout" svg:width="0.052cm" svg:height="1.187cm" svg:x="34.548cm" svg:y="32.138cm">
          <draw:text-box>
            <text:p/>
          </draw:text-box>
        </draw:frame>
        <draw:custom-shape draw:style-name="gr1" draw:text-style-name="P1" draw:id="id1880" draw:layer="layout" svg:width="1.944cm" svg:height="0.492cm" svg:x="30.205cm" svg:y="29.42cm">
          <text:p text:style-name="P3">YesButton</text:p>
          <draw:enhanced-geometry svg:viewBox="0 0 21600 21600" draw:type="rectangle" draw:enhanced-path="M 0 0 L 21600 0 21600 21600 0 21600 0 0 Z N"/>
        </draw:custom-shape>
        <draw:connector draw:style-name="inheritance_20__28_public_29_" draw:layer="layout" svg:x1="19.017cm" svg:y1="31.48cm" svg:x2="21.457cm" svg:y2="27.002cm" draw:start-shape="id1871" draw:start-glue-point="0" draw:end-shape="id1868" draw:end-glue-point="4" svg:d="m19017 31480v-2238h2440v-2240">
          <text:p/>
        </draw:connector>
        <draw:connector draw:style-name="inheritance_20__28_public_29_" draw:layer="layout" svg:x1="20.716cm" svg:y1="32.439cm" svg:x2="21.937cm" svg:y2="27.002cm" draw:start-shape="id1872" draw:start-glue-point="0" draw:end-shape="id1868" draw:end-glue-point="5" svg:d="m20716 32439v-2718h1221v-2719">
          <text:p/>
        </draw:connector>
        <draw:connector draw:style-name="inheritance_20__28_public_29_" draw:layer="layout" svg:x1="22.084cm" svg:y1="31.503cm" svg:x2="22.369cm" svg:y2="27.002cm" draw:start-shape="id1873" draw:start-glue-point="0" draw:end-shape="id1868" draw:end-glue-point="6" svg:d="m22084 31503v-2250h285v-2251">
          <text:p/>
        </draw:connector>
        <draw:connector draw:style-name="inheritance_20__28_public_29_" draw:layer="layout" svg:x1="23.448cm" svg:y1="32.548cm" svg:x2="22.795cm" svg:y2="27.002cm" draw:start-shape="id1874" draw:start-glue-point="0" draw:end-shape="id1868" draw:end-glue-point="7" svg:d="m23448 32548v-2772h-653v-2774">
          <text:p/>
        </draw:connector>
        <draw:connector draw:style-name="inheritance_20__28_public_29_" draw:layer="layout" svg:x1="24.591cm" svg:y1="31.727cm" svg:x2="23.245cm" svg:y2="27.002cm" draw:start-shape="id1875" draw:start-glue-point="0" draw:end-shape="id1868" draw:end-glue-point="8" svg:d="m24591 31727v-2362h-1346v-2363">
          <text:p/>
        </draw:connector>
        <draw:connector draw:style-name="inheritance_20__28_public_29_" draw:layer="layout" svg:x1="26.705cm" svg:y1="31.288cm" svg:x2="23.743cm" svg:y2="27.002cm" draw:start-shape="id1876" draw:start-glue-point="0" draw:end-shape="id1868" draw:end-glue-point="9" svg:d="m26705 31288v-2142h-2962v-2144">
          <text:p/>
        </draw:connector>
        <draw:connector draw:style-name="inheritance_20__28_public_29_" draw:layer="layout" svg:x1="27.814cm" svg:y1="30.437cm" svg:x2="24.224cm" svg:y2="27.004cm" draw:start-shape="id1877" draw:start-glue-point="0" draw:end-shape="id1868" draw:end-glue-point="2" svg:d="m27814 30437v-1717h-3590v-1716">
          <text:p/>
        </draw:connector>
        <draw:connector draw:style-name="inheritance_20__28_public_29_" draw:layer="layout" svg:x1="28.895cm" svg:y1="29.453cm" svg:x2="24.629cm" svg:y2="27.002cm" draw:start-shape="id1878" draw:end-shape="id1868" draw:end-glue-point="10" svg:d="m28895 29453v-1225h-4266v-1226">
          <text:p/>
        </draw:connector>
        <draw:connector draw:style-name="inheritance_20__28_public_29_" draw:layer="layout" svg:x1="29.95cm" svg:y1="31.063cm" svg:x2="25.067cm" svg:y2="27.002cm" draw:start-shape="id1879" draw:start-glue-point="0" draw:end-shape="id1868" draw:end-glue-point="11" svg:d="m29950 31063v-2030h-4883v-2031">
          <text:p/>
        </draw:connector>
        <draw:connector draw:style-name="inheritance_20__28_public_29_" draw:layer="layout" svg:x1="31.177cm" svg:y1="29.42cm" svg:x2="25.523cm" svg:y2="27.002cm" draw:start-shape="id1880" draw:start-glue-point="0" draw:end-shape="id1868" draw:end-glue-point="12" svg:d="m31177 29420v-1208h-5654v-1210">
          <text:p/>
        </draw:connector>
        <draw:custom-shape draw:style-name="gr1" draw:text-style-name="P1" draw:id="id1881" draw:layer="layout" svg:width="2.073cm" svg:height="0.493cm" svg:x="17.598cm" svg:y="33.793cm">
          <text:p text:style-name="P3">MoreButton</text:p>
          <draw:enhanced-geometry svg:viewBox="0 0 21600 21600" draw:type="rectangle" draw:enhanced-path="M 0 0 L 21600 0 21600 21600 0 21600 0 0 Z N"/>
        </draw:custom-shape>
        <draw:connector draw:style-name="inheritance_20__28_public_29_" draw:layer="layout" svg:x1="18.634cm" svg:y1="33.793cm" svg:x2="19.017cm" svg:y2="31.972cm" draw:start-shape="id1881" draw:start-glue-point="0" draw:end-shape="id1871" draw:end-glue-point="2" svg:d="m18634 33793v-911h383v-910">
          <text:p/>
        </draw:connector>
        <draw:custom-shape draw:style-name="gr1" draw:text-style-name="P1" draw:id="id1882" draw:layer="layout" svg:width="2.022cm" svg:height="0.518cm" svg:x="12.466cm" svg:y="22.83cm">
          <draw:glue-point draw:id="4" svg:x="-2.561cm" svg:y="5cm"/>
          <draw:glue-point draw:id="5" svg:x="2.566cm" svg:y="5cm"/>
          <text:p text:style-name="P3">Edit</text:p>
          <draw:enhanced-geometry svg:viewBox="0 0 21600 21600" draw:type="rectangle" draw:enhanced-path="M 0 0 L 21600 0 21600 21600 0 21600 0 0 Z N"/>
        </draw:custom-shape>
        <draw:connector draw:style-name="inheritance_20__28_public_29_" draw:layer="layout" svg:x1="13.477cm" svg:y1="22.83cm" svg:x2="16.305cm" svg:y2="19.745cm" draw:start-shape="id1882" draw:start-glue-point="0" draw:end-shape="id1861" draw:end-glue-point="4" svg:d="m13477 22830v-1542h2828v-1543">
          <text:p/>
        </draw:connector>
        <draw:custom-shape draw:style-name="gr1" draw:text-style-name="P1" draw:id="id1885" draw:layer="layout" svg:width="2.074cm" svg:height="0.545cm" svg:x="10.34cm" svg:y="24.825cm">
          <text:p text:style-name="P3">MultiLineEdit</text:p>
          <draw:enhanced-geometry svg:viewBox="0 0 21600 21600" draw:type="rectangle" draw:enhanced-path="M 0 0 L 21600 0 21600 21600 0 21600 0 0 Z N"/>
        </draw:custom-shape>
        <draw:custom-shape draw:style-name="gr1" draw:text-style-name="P1" draw:id="id1884" draw:layer="layout" svg:width="2.074cm" svg:height="0.545cm" svg:x="11.714cm" svg:y="25.837cm">
          <text:p text:style-name="P3">ComboBox</text:p>
          <draw:enhanced-geometry svg:viewBox="0 0 21600 21600" draw:type="rectangle" draw:enhanced-path="M 0 0 L 21600 0 21600 21600 0 21600 0 0 Z N"/>
        </draw:custom-shape>
        <draw:custom-shape draw:style-name="gr1" draw:text-style-name="P3" draw:id="id1883" draw:layer="layout" svg:width="2.074cm" svg:height="0.545cm" svg:x="14.022cm" svg:y="25.137cm">
          <draw:glue-point draw:id="4" svg:x="-2.251cm" svg:y="4.99cm"/>
          <draw:glue-point draw:id="5" svg:x="2.372cm" svg:y="4.99cm"/>
          <text:p text:style-name="P3">SpinField</text:p>
          <draw:enhanced-geometry svg:viewBox="0 0 21600 21600" draw:mirror-vertical="false" draw:mirror-horizontal="false" draw:type="rectangle" draw:enhanced-path="M 0 0 L 21600 0 21600 21600 0 21600 0 0 Z N"/>
        </draw:custom-shape>
        <draw:connector draw:style-name="inheritance_20__28_public_29_" draw:layer="layout" svg:x1="15.059cm" svg:y1="25.137cm" svg:x2="13.995cm" svg:y2="23.348cm" draw:start-shape="id1883" draw:start-glue-point="0" draw:end-shape="id1882" draw:end-glue-point="5" svg:d="m15059 25137v-895h-1064v-894">
          <text:p/>
        </draw:connector>
        <draw:connector draw:style-name="inheritance_20__28_public_29_" draw:layer="layout" svg:x1="12.751cm" svg:y1="25.837cm" svg:x2="13.477cm" svg:y2="23.348cm" draw:start-shape="id1884" draw:start-glue-point="0" draw:end-shape="id1882" draw:end-glue-point="2" svg:d="m12751 25837v-1245h726v-1244">
          <text:p/>
        </draw:connector>
        <draw:connector draw:style-name="inheritance_20__28_public_29_" draw:layer="layout" svg:x1="11.377cm" svg:y1="24.825cm" svg:x2="12.96cm" svg:y2="23.348cm" draw:start-shape="id1885" draw:start-glue-point="0" draw:end-shape="id1882" draw:end-glue-point="4" svg:d="m11377 24825v-739h1583v-738">
          <text:p/>
        </draw:connector>
        <draw:custom-shape draw:style-name="gr1" draw:text-style-name="P1" draw:id="id1886" draw:layer="layout" svg:width="2.074cm" svg:height="0.545cm" svg:x="8.968cm" svg:y="31.489cm">
          <draw:glue-point draw:id="4" svg:x="1.996cm" svg:y="-5.009cm"/>
          <draw:glue-point draw:id="5" svg:x="-2.502cm" svg:y="-5.009cm"/>
          <text:p text:style-name="P3">MetricField</text:p>
          <draw:enhanced-geometry svg:viewBox="0 0 21600 21600" draw:type="rectangle" draw:enhanced-path="M 0 0 L 21600 0 21600 21600 0 21600 0 0 Z N"/>
        </draw:custom-shape>
        <draw:custom-shape draw:style-name="gr1" draw:text-style-name="P1" draw:id="id1887" draw:layer="layout" svg:width="2.074cm" svg:height="0.545cm" svg:x="12.467cm" svg:y="31.539cm">
          <draw:glue-point draw:id="4" svg:x="2.622cm" svg:y="-5.009cm"/>
          <draw:glue-point draw:id="5" svg:x="-2.748cm" svg:y="-5.009cm"/>
          <text:p text:style-name="P3">NumericField</text:p>
          <draw:enhanced-geometry svg:viewBox="0 0 21600 21600" draw:type="rectangle" draw:enhanced-path="M 0 0 L 21600 0 21600 21600 0 21600 0 0 Z N"/>
        </draw:custom-shape>
        <draw:connector draw:style-name="inheritance_20__28_public_29_" draw:layer="layout" draw:line-skew="1.127cm" svg:x1="10.418cm" svg:y1="31.489cm" svg:x2="14.593cm" svg:y2="25.68cm" draw:start-shape="id1886" draw:start-glue-point="4" draw:end-shape="id1883" draw:end-glue-point="4" svg:d="m10418 31489v-1777h4175v-4032">
          <text:p/>
        </draw:connector>
        <draw:connector draw:style-name="inheritance_20__28_public_29_" draw:layer="layout" draw:line-skew="1.71cm" svg:x1="14.047cm" svg:y1="31.539cm" svg:x2="15.55cm" svg:y2="25.68cm" draw:start-shape="id1887" draw:start-glue-point="4" draw:end-shape="id1883" draw:end-glue-point="5" svg:d="m14047 31539v-1219h1503v-4640">
          <text:p/>
        </draw:connector>
        <draw:custom-shape draw:style-name="gr1" draw:text-style-name="P1" draw:id="id1889" draw:layer="layout" svg:width="2.669cm" svg:height="0.596cm" svg:x="8.217cm" svg:y="25.992cm">
          <draw:glue-point draw:id="4" svg:x="-2.379cm" svg:y="5cm"/>
          <draw:glue-point draw:id="5" svg:x="2.476cm" svg:y="5cm"/>
          <text:p text:style-name="P3">FormatterBase</text:p>
          <draw:enhanced-geometry svg:viewBox="0 0 21600 21600" draw:type="rectangle" draw:enhanced-path="M 0 0 L 21600 0 21600 21600 0 21600 0 0 Z N"/>
        </draw:custom-shape>
        <draw:custom-shape draw:style-name="gr1" draw:text-style-name="P1" draw:id="id1888" draw:layer="layout" svg:width="2.669cm" svg:height="0.596cm" svg:x="6.843cm" svg:y="27.702cm">
          <text:p text:style-name="P3">MetricFormatter</text:p>
          <draw:enhanced-geometry svg:viewBox="0 0 21600 21600" draw:type="rectangle" draw:enhanced-path="M 0 0 L 21600 0 21600 21600 0 21600 0 0 Z N"/>
        </draw:custom-shape>
        <draw:custom-shape draw:style-name="gr1" draw:text-style-name="P1" draw:id="id1890" draw:layer="layout" svg:width="2.799cm" svg:height="0.596cm" svg:x="9.979cm" svg:y="27.702cm">
          <text:p text:style-name="P3">NumericFormatter</text:p>
          <draw:enhanced-geometry svg:viewBox="0 0 21600 21600" draw:type="rectangle" draw:enhanced-path="M 0 0 L 21600 0 21600 21600 0 21600 0 0 Z N"/>
        </draw:custom-shape>
        <draw:connector draw:style-name="inheritance_20__28_public_29_" draw:layer="layout" svg:x1="8.177cm" svg:y1="27.702cm" svg:x2="8.917cm" svg:y2="26.588cm" draw:start-shape="id1888" draw:start-glue-point="0" draw:end-shape="id1889" draw:end-glue-point="4" svg:d="m8177 27702v-557h740v-557">
          <text:p/>
        </draw:connector>
        <draw:connector draw:style-name="inheritance_20__28_public_29_" draw:layer="layout" svg:x1="11.378cm" svg:y1="27.702cm" svg:x2="10.211cm" svg:y2="26.588cm" draw:start-shape="id1890" draw:start-glue-point="0" draw:end-shape="id1889" draw:end-glue-point="5" svg:d="m11378 27702v-557h-1167v-557">
          <text:p/>
        </draw:connector>
        <draw:connector draw:style-name="inheritance_20__28_public_29_" draw:layer="layout" svg:x1="9.487cm" svg:y1="31.489cm" svg:x2="8.177cm" svg:y2="28.298cm" draw:start-shape="id1886" draw:start-glue-point="5" draw:end-shape="id1888" draw:end-glue-point="2" svg:d="m9487 31489v-1596h-1310v-1595">
          <text:p/>
        </draw:connector>
        <draw:connector draw:style-name="inheritance_20__28_public_29_" draw:layer="layout" draw:line-skew="-0.583cm" svg:x1="12.935cm" svg:y1="31.539cm" svg:x2="11.378cm" svg:y2="28.298cm" draw:start-shape="id1887" draw:start-glue-point="5" draw:end-shape="id1890" draw:end-glue-point="2" svg:d="m12935 31539v-2204h-1557v-1037">
          <text:p/>
        </draw:connector>
        <draw:custom-shape draw:style-name="gr1" draw:text-style-name="P1" draw:id="id1891" draw:layer="layout" svg:width="1.399cm" svg:height="0.57cm" svg:x="15.63cm" svg:y="22.208cm">
          <text:p text:style-name="P3">ListBox</text:p>
          <draw:enhanced-geometry svg:viewBox="0 0 21600 21600" draw:type="rectangle" draw:enhanced-path="M 0 0 L 21600 0 21600 21600 0 21600 0 0 Z N"/>
        </draw:custom-shape>
        <draw:connector draw:style-name="inheritance_20__28_public_29_" draw:layer="layout" draw:line-skew="0.842cm" svg:x1="16.329cm" svg:y1="22.208cm" svg:x2="16.877cm" svg:y2="19.745cm" draw:start-shape="id1891" draw:start-glue-point="0" draw:end-shape="id1861" draw:end-glue-point="8" svg:d="m16329 22208v-389h548v-2074">
          <text:p/>
        </draw:connector>
        <draw:custom-shape draw:style-name="gr1" draw:text-style-name="P1" draw:id="id1892" draw:layer="layout" svg:width="1.399cm" svg:height="0.571cm" svg:x="9.822cm" svg:y="11.762cm">
          <draw:glue-point draw:id="4" svg:x="-2.609cm" svg:y="-5.008cm"/>
          <draw:glue-point draw:id="5" svg:x="2.43cm" svg:y="-5.008cm"/>
          <text:p text:style-name="P3">Dialog</text:p>
          <draw:enhanced-geometry svg:viewBox="0 0 21600 21600" draw:type="rectangle" draw:enhanced-path="M 0 0 L 21600 0 21600 21600 0 21600 0 0 Z N"/>
        </draw:custom-shape>
        <draw:connector draw:style-name="inheritance_20__28_public_29_" draw:layer="layout" svg:x1="10.157cm" svg:y1="11.762cm" svg:x2="15.114cm" svg:y2="4.971cm" draw:start-shape="id1892" draw:start-glue-point="4" draw:end-shape="id1893" draw:end-glue-point="2" svg:d="m10157 11762v-3396h4957v-3395">
          <text:p/>
        </draw:connector>
        <draw:connector draw:style-name="inheritance_20__28_public_29_" draw:layer="layout" svg:x1="10.86cm" svg:y1="11.762cm" svg:x2="17.518cm" svg:y2="8.368cm" draw:start-shape="id1892" draw:start-glue-point="5" draw:end-shape="id1862" draw:end-glue-point="4" svg:d="m10860 11762v-1697h6658v-1697">
          <text:p/>
        </draw:connector>
        <draw:custom-shape draw:style-name="gr1" draw:text-style-name="P1" draw:id="id1894" draw:layer="layout" svg:width="2.152cm" svg:height="0.519cm" svg:x="18.246cm" svg:y="22.492cm">
          <text:p text:style-name="P3">ProgressBar</text:p>
          <draw:enhanced-geometry svg:viewBox="0 0 21600 21600" draw:type="rectangle" draw:enhanced-path="M 0 0 L 21600 0 21600 21600 0 21600 0 0 Z N"/>
        </draw:custom-shape>
        <draw:connector draw:style-name="inheritance_20__28_public_29_" draw:layer="layout" draw:line-skew="0.907cm" svg:x1="19.322cm" svg:y1="22.492cm" svg:x2="18.249cm" svg:y2="19.745cm" draw:start-shape="id1894" draw:start-glue-point="0" draw:end-shape="id1861" draw:end-glue-point="7" svg:d="m19322 22492v-467h-1073v-2280">
          <text:p/>
        </draw:connector>
        <draw:custom-shape draw:style-name="gr1" draw:text-style-name="P1" draw:id="id1896" draw:layer="layout" svg:width="1.892cm" svg:height="0.544cm" svg:x="42.9cm" svg:y="23.965cm">
          <draw:glue-point draw:id="4" svg:x="-2.399cm" svg:y="5cm"/>
          <draw:glue-point draw:id="5" svg:x="2.256cm" svg:y="5cm"/>
          <text:p text:style-name="P3">Container</text:p>
          <draw:enhanced-geometry svg:viewBox="0 0 21600 21600" draw:type="rectangle" draw:enhanced-path="M 0 0 L 21600 0 21600 21600 0 21600 0 0 Z N"/>
        </draw:custom-shape>
        <draw:custom-shape draw:style-name="gr1" draw:text-style-name="P1" draw:id="id1895" draw:layer="layout" svg:width="1.426cm" svg:height="0.57cm" svg:x="41.94cm" svg:y="25.83cm">
          <text:p text:style-name="P3">Table</text:p>
          <draw:enhanced-geometry svg:viewBox="0 0 21600 21600" draw:type="rectangle" draw:enhanced-path="M 0 0 L 21600 0 21600 21600 0 21600 0 0 Z N"/>
        </draw:custom-shape>
        <draw:custom-shape draw:style-name="gr1" draw:text-style-name="P1" draw:id="id1897" draw:layer="layout" svg:width="1.114cm" svg:height="0.57cm" svg:x="44.481cm" svg:y="25.779cm">
          <draw:glue-point draw:id="4" svg:x="-2.432cm" svg:y="5cm"/>
          <draw:glue-point draw:id="5" svg:x="2.486cm" svg:y="5cm"/>
          <text:p text:style-name="P3">Box</text:p>
          <draw:enhanced-geometry svg:viewBox="0 0 21600 21600" draw:type="rectangle" draw:enhanced-path="M 0 0 L 21600 0 21600 21600 0 21600 0 0 Z N"/>
        </draw:custom-shape>
        <draw:connector draw:style-name="inheritance_20__28_public_29_" draw:layer="layout" svg:x1="42.653cm" svg:y1="25.83cm" svg:x2="43.393cm" svg:y2="24.509cm" draw:start-shape="id1895" draw:start-glue-point="0" draw:end-shape="id1896" draw:end-glue-point="4" svg:d="m42653 25830v-660h740v-661">
          <text:p/>
        </draw:connector>
        <draw:connector draw:style-name="inheritance_20__28_public_29_" draw:layer="layout" svg:x1="45.038cm" svg:y1="25.779cm" svg:x2="44.272cm" svg:y2="24.509cm" draw:start-shape="id1897" draw:start-glue-point="0" draw:end-shape="id1896" draw:end-glue-point="5" svg:d="m45038 25779v-635h-766v-635">
          <text:p/>
        </draw:connector>
        <draw:custom-shape draw:style-name="gr1" draw:text-style-name="P1" draw:id="id1898" draw:layer="layout" svg:width="1.114cm" svg:height="0.57cm" svg:x="43.749cm" svg:y="27.442cm">
          <text:p text:style-name="P3">HBox</text:p>
          <draw:enhanced-geometry svg:viewBox="0 0 21600 21600" draw:type="rectangle" draw:enhanced-path="M 0 0 L 21600 0 21600 21600 0 21600 0 0 Z N"/>
        </draw:custom-shape>
        <draw:custom-shape draw:style-name="gr1" draw:text-style-name="P1" draw:id="id1899" draw:layer="layout" svg:width="1.114cm" svg:height="0.57cm" svg:x="45.465cm" svg:y="27.464cm">
          <text:p text:style-name="P3">VBox</text:p>
          <draw:enhanced-geometry svg:viewBox="0 0 21600 21600" draw:type="rectangle" draw:enhanced-path="M 0 0 L 21600 0 21600 21600 0 21600 0 0 Z N"/>
        </draw:custom-shape>
        <draw:connector draw:style-name="inheritance_20__28_public_29_" draw:layer="layout" svg:x1="44.306cm" svg:y1="27.442cm" svg:x2="44.768cm" svg:y2="26.349cm" draw:start-shape="id1898" draw:start-glue-point="0" draw:end-shape="id1897" draw:end-glue-point="4" svg:d="m44306 27442v-546h462v-547">
          <text:p/>
        </draw:connector>
        <draw:connector draw:style-name="inheritance_20__28_public_29_" draw:layer="layout" svg:x1="46.022cm" svg:y1="27.464cm" svg:x2="45.314cm" svg:y2="26.349cm" draw:start-shape="id1899" draw:start-glue-point="0" draw:end-shape="id1897" draw:end-glue-point="5" svg:d="m46022 27464v-557h-708v-558">
          <text:p/>
        </draw:connector>
        <draw:custom-shape draw:style-name="namespace" draw:layer="layout" svg:width="69.461cm" svg:height="29.639cm" svg:x="45.781cm" svg:y="50.542cm">
          <text:p text:style-name="P2">layoutimpl</text:p>
          <draw:enhanced-geometry svg:viewBox="0 0 21600 21600" draw:type="rectangle" draw:enhanced-path="M 0 0 L 21600 0 21600 21600 0 21600 0 0 Z N"/>
        </draw:custom-shape>
        <draw:custom-shape draw:style-name="gr1" draw:text-style-name="P1" draw:id="id1902" draw:layer="layout" svg:width="2.229cm" svg:height="1.482cm" svg:x="69.278cm" svg:y="58.415cm">
          <draw:glue-point draw:id="4" svg:x="-2.669cm" svg:y="-5cm"/>
          <draw:glue-point draw:id="5" svg:x="2.449cm" svg:y="-5cm"/>
          <draw:glue-point draw:id="6" svg:x="-2.727cm" svg:y="5cm"/>
          <draw:glue-point draw:id="7" svg:x="2.969cm" svg:y="5cm"/>
          <draw:glue-point draw:id="8" svg:x="4.997cm" svg:y="-2.516cm"/>
          <draw:glue-point draw:id="9" svg:x="4.997cm" svg:y="2.726cm"/>
          <text:p text:style-name="P3">Container</text:p>
          <draw:enhanced-geometry svg:viewBox="0 0 21600 21600" draw:type="rectangle" draw:enhanced-path="M 0 0 L 21600 0 21600 21600 0 21600 0 0 Z N"/>
        </draw:custom-shape>
        <draw:custom-shape draw:style-name="gr1" draw:text-style-name="P1" draw:id="id1901" draw:layer="layout" svg:width="2.678cm" svg:height="0.648cm" svg:x="61.737cm" svg:y="62.69cm">
          <draw:glue-point draw:id="4" svg:x="-2.753cm" svg:y="5cm"/>
          <draw:glue-point draw:id="5" svg:x="2.493cm" svg:y="5cm"/>
          <text:p text:style-name="P3">Bin</text:p>
          <draw:enhanced-geometry svg:viewBox="0 0 21600 21600" draw:type="rectangle" draw:enhanced-path="M 0 0 L 21600 0 21600 21600 0 21600 0 0 Z N"/>
        </draw:custom-shape>
        <draw:custom-shape draw:style-name="gr1" draw:text-style-name="P1" draw:id="id1900" draw:layer="layout" svg:width="1.191cm" svg:height="0.648cm" svg:x="62.266cm" svg:y="66.834cm">
          <text:p text:style-name="P3">Align</text:p>
          <draw:enhanced-geometry svg:viewBox="0 0 21600 21600" draw:type="rectangle" draw:enhanced-path="M 0 0 L 21600 0 21600 21600 0 21600 0 0 Z N"/>
        </draw:custom-shape>
        <draw:connector draw:style-name="inheritance_20__28_public_29_" draw:layer="layout" svg:x1="62.861cm" svg:y1="66.834cm" svg:x2="63.076cm" svg:y2="63.338cm" draw:start-shape="id1900" draw:start-glue-point="0" draw:end-shape="id1901" draw:end-glue-point="2" svg:d="m62861 66834v-1748h215v-1748">
          <text:p/>
        </draw:connector>
        <draw:connector draw:style-name="inheritance_20__28_public_29_" draw:layer="layout" draw:line-skew="-0.401cm" svg:x1="63.076cm" svg:y1="62.69cm" svg:x2="69.785cm" svg:y2="59.897cm" draw:start-shape="id1901" draw:start-glue-point="0" draw:end-shape="id1902" draw:end-glue-point="6" svg:d="m63076 62690v-1396h6709v-1397">
          <text:p/>
        </draw:connector>
        <draw:custom-shape draw:style-name="gr2" draw:id="id1903" draw:layer="layout" svg:width="5.702cm" svg:height="0.907cm" svg:x="65.366cm" svg:y="54.761cm">
          <text:p text:style-name="P2">com.sun.star.awt.XLayoutContainer</text:p>
          <text:p text:style-name="P2">com.sun.star.awt.XLayoutConstrains</text:p>
          <draw:enhanced-geometry svg:viewBox="0 0 21600 21600" draw:type="rectangle" draw:enhanced-path="M 0 0 L 21600 0 21600 21600 0 21600 0 0 Z N"/>
        </draw:custom-shape>
        <draw:connector draw:style-name="inheritance_20__28_public_29_" draw:layer="layout" svg:x1="69.798cm" svg:y1="58.415cm" svg:x2="68.217cm" svg:y2="55.668cm" draw:start-shape="id1902" draw:start-glue-point="4" draw:end-shape="id1903" svg:d="m69798 58415v-1374h-1581v-1373">
          <text:p/>
        </draw:connector>
        <draw:custom-shape draw:style-name="gr1" draw:text-style-name="P1" draw:id="id1904" draw:layer="layout" svg:width="2.151cm" svg:height="0.544cm" svg:x="72.208cm" svg:y="54.579cm">
          <text:p text:style-name="P3">PropHelper</text:p>
          <draw:enhanced-geometry svg:viewBox="0 0 21600 21600" draw:type="rectangle" draw:enhanced-path="M 0 0 L 21600 0 21600 21600 0 21600 0 0 Z N"/>
        </draw:custom-shape>
        <draw:custom-shape draw:style-name="gr1" draw:text-style-name="P1" draw:id="id1905" draw:layer="layout" svg:width="2.047cm" svg:height="0.544cm" svg:x="73.738cm" svg:y="52.816cm">
          <text:p text:style-name="P3">LockHelper</text:p>
          <draw:enhanced-geometry svg:viewBox="0 0 21600 21600" draw:type="rectangle" draw:enhanced-path="M 0 0 L 21600 0 21600 21600 0 21600 0 0 Z N"/>
        </draw:custom-shape>
        <draw:connector draw:style-name="inheritance_20__28_public_29_" draw:layer="layout" svg:x1="73.283cm" svg:y1="54.579cm" svg:x2="74.761cm" svg:y2="53.36cm" draw:start-shape="id1904" draw:start-glue-point="0" draw:end-shape="id1905" draw:end-glue-point="2" svg:d="m73283 54579v-609h1478v-610">
          <text:p/>
        </draw:connector>
        <draw:connector draw:style-name="inheritance_20__28_public_29_" draw:layer="layout" draw:line-skew="-0.687cm" svg:x1="70.392cm" svg:y1="58.415cm" svg:x2="73.283cm" svg:y2="55.123cm" draw:start-shape="id1902" draw:start-glue-point="0" draw:end-shape="id1904" draw:end-glue-point="2" svg:d="m70392 58415v-2333h2891v-959">
          <text:p/>
        </draw:connector>
        <draw:custom-shape draw:style-name="gr5" draw:id="id1906" draw:layer="layout" svg:width="3.317cm" svg:height="0.544cm" svg:x="71.198cm" svg:y="56.627cm">
          <text:p text:style-name="P2">PropHelper::Listener</text:p>
          <draw:enhanced-geometry svg:viewBox="0 0 21600 21600" draw:type="rectangle" draw:enhanced-path="M 0 0 L 21600 0 21600 21600 0 21600 0 0 Z N"/>
        </draw:custom-shape>
        <draw:connector draw:style-name="inheritance_20__28_public_29_" draw:layer="layout" svg:x1="70.937cm" svg:y1="58.415cm" svg:x2="72.856cm" svg:y2="57.171cm" draw:start-shape="id1902" draw:start-glue-point="5" draw:end-shape="id1906" draw:end-glue-point="2" svg:d="m70937 58415v-622h1919v-622">
          <text:p/>
        </draw:connector>
        <draw:custom-shape draw:style-name="gr1" draw:text-style-name="P3" draw:id="id1907" draw:layer="layout" svg:width="2.1cm" svg:height="0.648cm" svg:x="69.85cm" svg:y="62.406cm">
          <draw:glue-point draw:id="4" svg:x="-3.642cm" svg:y="5cm"/>
          <draw:glue-point draw:id="5" svg:x="-1.723cm" svg:y="5cm"/>
          <draw:glue-point draw:id="6" svg:x="1.342cm" svg:y="5cm"/>
          <draw:glue-point draw:id="7" svg:x="3.338cm" svg:y="5cm"/>
          <text:p text:style-name="P3">Box_Base</text:p>
          <draw:enhanced-geometry svg:viewBox="0 0 21600 21600" draw:mirror-horizontal="false" draw:mirror-vertical="false" draw:type="rectangle" draw:enhanced-path="M 0 0 L 21600 0 21600 21600 0 21600 0 0 Z N"/>
        </draw:custom-shape>
        <draw:connector draw:style-name="inheritance_20__28_public_29_" draw:layer="layout" draw:line-skew="0.363cm" svg:x1="70.9cm" svg:y1="62.406cm" svg:x2="70.392cm" svg:y2="59.897cm" draw:start-shape="id1907" draw:start-glue-point="0" draw:end-shape="id1902" draw:end-glue-point="2" svg:d="m70900 62406v-891h-508v-1618">
          <text:p/>
        </draw:connector>
        <draw:custom-shape draw:style-name="gr1" draw:text-style-name="P1" draw:id="id1908" draw:layer="layout" svg:width="1.244cm" svg:height="0.648cm" svg:x="73.376cm" svg:y="62.381cm">
          <text:p text:style-name="P3">Flow</text:p>
          <draw:enhanced-geometry svg:viewBox="0 0 21600 21600" draw:type="rectangle" draw:enhanced-path="M 0 0 L 21600 0 21600 21600 0 21600 0 0 Z N"/>
        </draw:custom-shape>
        <draw:connector draw:style-name="inheritance_20__28_public_29_" draw:layer="layout" svg:x1="73.998cm" svg:y1="62.381cm" svg:x2="71.053cm" svg:y2="59.897cm" draw:start-shape="id1908" draw:start-glue-point="0" draw:end-shape="id1902" draw:end-glue-point="7" svg:d="m73998 62381v-1242h-2945v-1242">
          <text:p/>
        </draw:connector>
        <draw:custom-shape draw:style-name="gr1" draw:text-style-name="P1" draw:id="id1909" draw:layer="layout" svg:width="1.062cm" svg:height="0.648cm" svg:x="68.502cm" svg:y="66.501cm">
          <draw:glue-point draw:id="4" svg:x="-2.137cm" svg:y="5cm"/>
          <draw:glue-point draw:id="5" svg:x="2.128cm" svg:y="5cm"/>
          <text:p text:style-name="P3">Box</text:p>
          <draw:enhanced-geometry svg:viewBox="0 0 21600 21600" draw:type="rectangle" draw:enhanced-path="M 0 0 L 21600 0 21600 21600 0 21600 0 0 Z N"/>
        </draw:custom-shape>
        <draw:custom-shape draw:style-name="gr1" draw:text-style-name="P1" draw:id="id1910" draw:layer="layout" svg:width="1.191cm" svg:height="0.648cm" svg:x="69.565cm" svg:y="65.18cm">
          <text:p text:style-name="P3">Table</text:p>
          <draw:enhanced-geometry svg:viewBox="0 0 21600 21600" draw:type="rectangle" draw:enhanced-path="M 0 0 L 21600 0 21600 21600 0 21600 0 0 Z N"/>
        </draw:custom-shape>
        <draw:custom-shape draw:style-name="gr1" draw:text-style-name="P1" draw:id="id1806" draw:layer="layout" svg:width="2.202cm" svg:height="0.648cm" svg:x="73.842cm" svg:y="66.242cm">
          <draw:glue-point draw:id="4" svg:x="-2.379cm" svg:y="-5cm"/>
          <draw:glue-point draw:id="5" svg:x="2.211cm" svg:y="-5cm"/>
          <text:p text:style-name="P3">VCLXSplitter</text:p>
          <draw:enhanced-geometry svg:viewBox="0 0 21600 21600" draw:type="rectangle" draw:enhanced-path="M 0 0 L 21600 0 21600 21600 0 21600 0 0 Z N"/>
        </draw:custom-shape>
        <draw:custom-shape draw:style-name="gr1" draw:text-style-name="P1" draw:id="id1911" draw:layer="layout" svg:width="2.721cm" svg:height="0.648cm" svg:x="76.337cm" svg:y="64.422cm">
          <draw:glue-point draw:id="4" svg:x="-2.396cm" svg:y="-5cm"/>
          <draw:glue-point draw:id="5" svg:x="2.08cm" svg:y="-5cm"/>
          <text:p text:style-name="P3">VCLXTabControl</text:p>
          <draw:enhanced-geometry svg:viewBox="0 0 21600 21600" draw:type="rectangle" draw:enhanced-path="M 0 0 L 21600 0 21600 21600 0 21600 0 0 Z N"/>
        </draw:custom-shape>
        <draw:connector draw:style-name="inheritance_20__28_public_29_" draw:layer="layout" draw:line-skew="-1.01cm" svg:x1="69.033cm" svg:y1="66.501cm" svg:x2="70.136cm" svg:y2="63.054cm" draw:start-shape="id1909" draw:start-glue-point="0" draw:end-shape="id1907" draw:end-glue-point="4" svg:d="m69033 66501v-2733h1103v-714">
          <text:p/>
        </draw:connector>
        <draw:connector draw:style-name="inheritance_20__28_public_29_" draw:layer="layout" svg:x1="70.16cm" svg:y1="65.18cm" svg:x2="70.539cm" svg:y2="63.054cm" draw:start-shape="id1910" draw:start-glue-point="0" draw:end-shape="id1907" draw:end-glue-point="5" svg:d="m70160 65180v-1063h379v-1063">
          <text:p/>
        </draw:connector>
        <draw:connector draw:style-name="inheritance_20__28_public_29_" draw:layer="layout" svg:x1="74.42cm" svg:y1="66.242cm" svg:x2="71.181cm" svg:y2="63.054cm" draw:start-shape="id1806" draw:start-glue-point="4" draw:end-shape="id1907" draw:end-glue-point="6" svg:d="m74420 66242v-1594h-3239v-1594">
          <text:p/>
        </draw:connector>
        <draw:connector draw:style-name="inheritance_20__28_public_29_" draw:layer="layout" svg:x1="77.046cm" svg:y1="64.422cm" svg:x2="71.6cm" svg:y2="63.054cm" draw:start-shape="id1911" draw:start-glue-point="4" draw:end-shape="id1907" draw:end-glue-point="7" svg:d="m77046 64422v-684h-5446v-684">
          <text:p/>
        </draw:connector>
        <draw:custom-shape draw:style-name="gr5" draw:id="id1912" draw:layer="layout" svg:width="1.063cm" svg:height="0.648cm" svg:x="67.776cm" svg:y="68.083cm">
          <text:p text:style-name="P2">HBox</text:p>
          <draw:enhanced-geometry svg:viewBox="0 0 21600 21600" draw:type="rectangle" draw:enhanced-path="M 0 0 L 21600 0 21600 21600 0 21600 0 0 Z N"/>
        </draw:custom-shape>
        <draw:custom-shape draw:style-name="gr5" draw:id="id1913" draw:layer="layout" svg:width="1.036cm" svg:height="0.648cm" svg:x="69.202cm" svg:y="68.082cm">
          <text:p text:style-name="P2">VBox</text:p>
          <draw:enhanced-geometry svg:viewBox="0 0 21600 21600" draw:type="rectangle" draw:enhanced-path="M 0 0 L 21600 0 21600 21600 0 21600 0 0 Z N"/>
        </draw:custom-shape>
        <draw:connector draw:style-name="inheritance_20__28_public_29_" draw:layer="layout" svg:x1="68.307cm" svg:y1="68.083cm" svg:x2="68.807cm" svg:y2="67.149cm" draw:start-shape="id1912" draw:start-glue-point="0" draw:end-shape="id1909" draw:end-glue-point="4" svg:d="m68307 68083v-467h500v-467">
          <text:p/>
        </draw:connector>
        <draw:connector draw:style-name="inheritance_20__28_public_29_" draw:layer="layout" svg:x1="69.72cm" svg:y1="68.082cm" svg:x2="69.258cm" svg:y2="67.149cm" draw:start-shape="id1913" draw:start-glue-point="0" draw:end-shape="id1909" draw:end-glue-point="5" svg:d="m69720 68082v-466h-462v-467">
          <text:p/>
        </draw:connector>
        <draw:custom-shape draw:style-name="gr1" draw:text-style-name="P1" draw:id="id1914" draw:layer="layout" svg:width="2.799cm" svg:height="0.622cm" svg:x="66.273cm" svg:y="70.389cm">
          <text:p text:style-name="P3">DialogButtonHBox</text:p>
          <draw:enhanced-geometry svg:viewBox="0 0 21600 21600" draw:type="rectangle" draw:enhanced-path="M 0 0 L 21600 0 21600 21600 0 21600 0 0 Z N"/>
        </draw:custom-shape>
        <draw:connector draw:style-name="inheritance_20__28_public_29_" draw:layer="layout" svg:x1="67.672cm" svg:y1="70.389cm" svg:x2="68.307cm" svg:y2="68.731cm" draw:start-shape="id1914" draw:start-glue-point="0" draw:end-shape="id1912" draw:end-glue-point="2" svg:d="m67672 70389v-829h635v-829">
          <text:p/>
        </draw:connector>
        <draw:custom-shape draw:style-name="gr1" draw:text-style-name="P3" draw:id="id1833" draw:layer="layout" svg:width="3.577cm" svg:height="0.648cm" svg:x="76.926cm" svg:y="16.632cm">
          <draw:glue-point draw:id="4" svg:x="-2.525cm" svg:y="-5cm"/>
          <draw:glue-point draw:id="5" svg:x="2.219cm" svg:y="-5cm"/>
          <text:p text:style-name="P3">VCLXFixedHyperlink</text:p>
          <draw:enhanced-geometry svg:viewBox="0 0 21600 21600" draw:mirror-horizontal="false" draw:mirror-vertical="false" draw:type="rectangle" draw:enhanced-path="M 0 0 L 21600 0 21600 21600 0 21600 0 0 Z N"/>
        </draw:custom-shape>
        <draw:connector draw:style-name="inheritance_20__28_public_29_" draw:layer="layout" svg:x1="77.697cm" svg:y1="64.422cm" svg:x2="71.304cm" svg:y2="11.292cm" draw:start-shape="id1911" draw:start-glue-point="0" draw:end-shape="id1807" draw:end-glue-point="15" svg:d="m77697 64422v-26565h-6393v-26565">
          <text:p/>
        </draw:connector>
        <draw:custom-shape draw:style-name="gr2" draw:id="id1915" draw:layer="layout" svg:width="6.013cm" svg:height="0.673cm" svg:x="78.03cm" svg:y="62.346cm">
          <text:p text:style-name="P2">com.sun.star.awt.XSimpleTabController</text:p>
          <draw:enhanced-geometry svg:viewBox="0 0 21600 21600" draw:type="rectangle" draw:enhanced-path="M 0 0 L 21600 0 21600 21600 0 21600 0 0 Z N"/>
        </draw:custom-shape>
        <draw:connector draw:style-name="inheritance_20__28_public_29_" draw:layer="layout" svg:x1="78.262cm" svg:y1="64.422cm" svg:x2="81.036cm" svg:y2="63.019cm" draw:start-shape="id1911" draw:start-glue-point="5" draw:end-shape="id1915" draw:end-glue-point="2" svg:d="m78262 64422v-702h2774v-701">
          <text:p/>
        </draw:connector>
        <draw:custom-shape draw:style-name="gr1" draw:text-style-name="P1" draw:id="id1916" draw:layer="layout" svg:width="2.436cm" svg:height="0.623cm" svg:x="18.405cm" svg:y="4.1cm">
          <text:p text:style-name="P3">ContextImpl</text:p>
          <draw:enhanced-geometry svg:viewBox="0 0 21600 21600" draw:type="rectangle" draw:enhanced-path="M 0 0 L 21600 0 21600 21600 0 21600 0 0 Z N"/>
        </draw:custom-shape>
        <draw:connector draw:style-name="data_20_member_20__28_pointer_29_" draw:text-style-name="P2" draw:layer="layout" svg:x1="16.332cm" svg:y1="4.659cm" svg:x2="18.405cm" svg:y2="4.411cm" draw:start-shape="id1893" draw:start-glue-point="1" draw:end-shape="id1916" draw:end-glue-point="3" svg:d="m16332 4659h1037v-248h1036">
          <text:p text:style-name="P2">pImpl</text:p>
        </draw:connector>
        <draw:custom-shape draw:style-name="gr1" draw:text-style-name="P1" draw:id="id1917" draw:layer="layout" svg:width="2.1cm" svg:height="1.739cm" svg:x="21.794cm" svg:y="5.858cm">
          <draw:glue-point draw:id="4" svg:x="-2.685cm" svg:y="5cm"/>
          <draw:glue-point draw:id="5" svg:x="2.676cm" svg:y="5cm"/>
          <draw:glue-point draw:id="6" svg:x="5cm" svg:y="-3.421cm"/>
          <draw:glue-point draw:id="7" svg:x="5cm" svg:y="-1.604cm"/>
          <draw:glue-point draw:id="8" svg:x="5cm" svg:y="1.42cm"/>
          <draw:glue-point draw:id="9" svg:x="5cm" svg:y="3.392cm"/>
          <text:p text:style-name="P3">WindowImpl</text:p>
          <draw:enhanced-geometry svg:viewBox="0 0 21600 21600" draw:type="rectangle" draw:enhanced-path="M 0 0 L 21600 0 21600 21600 0 21600 0 0 Z N"/>
        </draw:custom-shape>
        <draw:connector draw:style-name="data_20_member_20__28_pointer_29_" draw:text-style-name="P2" draw:layer="layout" svg:x1="19.131cm" svg:y1="8.07cm" svg:x2="21.794cm" svg:y2="6.727cm" draw:start-shape="id1862" draw:start-glue-point="1" draw:end-shape="id1917" draw:end-glue-point="3" svg:d="m19131 8070h1332v-1343h1331">
          <text:p text:style-name="P2">mpImpl</text:p>
        </draw:connector>
        <draw:custom-shape draw:style-name="gr1" draw:text-style-name="P1" draw:id="id1918" draw:layer="layout" svg:width="1.851cm" svg:height="0.571cm" svg:x="20.761cm" svg:y="8.733cm">
          <draw:glue-point draw:id="4" svg:x="-2.609cm" svg:y="-5.008cm"/>
          <draw:glue-point draw:id="5" svg:x="2.43cm" svg:y="-5.008cm"/>
          <text:p text:style-name="P3">DialogImpl</text:p>
          <draw:enhanced-geometry svg:viewBox="0 0 21600 21600" draw:type="rectangle" draw:enhanced-path="M 0 0 L 21600 0 21600 21600 0 21600 0 0 Z N"/>
        </draw:custom-shape>
        <draw:connector draw:style-name="inheritance_20__28_public_29_" draw:layer="layout" svg:x1="21.686cm" svg:y1="8.733cm" svg:x2="22.281cm" svg:y2="7.596cm" draw:start-shape="id1918" draw:start-glue-point="0" draw:end-shape="id1917" draw:end-glue-point="4" svg:d="m21686 8733v-569h595v-568">
          <text:p/>
        </draw:connector>
        <draw:custom-shape draw:style-name="gr1" draw:text-style-name="P1" draw:id="id1919" draw:layer="layout" svg:width="1.851cm" svg:height="0.571cm" svg:x="23.31cm" svg:y="8.733cm">
          <draw:glue-point draw:id="4" svg:x="-2.609cm" svg:y="-5.008cm"/>
          <draw:glue-point draw:id="5" svg:x="2.43cm" svg:y="-5.008cm"/>
          <draw:glue-point draw:id="6" svg:x="2.922cm" svg:y="4.991cm"/>
          <text:p text:style-name="P3">ControlImpl</text:p>
          <draw:enhanced-geometry svg:viewBox="0 0 21600 21600" draw:type="rectangle" draw:enhanced-path="M 0 0 L 21600 0 21600 21600 0 21600 0 0 Z N"/>
        </draw:custom-shape>
        <draw:connector draw:style-name="inheritance_20__28_public_29_" draw:layer="layout" svg:x1="24.235cm" svg:y1="8.733cm" svg:x2="23.405cm" svg:y2="7.596cm" draw:start-shape="id1919" draw:start-glue-point="0" draw:end-shape="id1917" draw:end-glue-point="5" svg:d="m24235 8733v-569h-830v-568">
          <text:p/>
        </draw:connector>
        <draw:custom-shape draw:style-name="gr1" draw:text-style-name="P1" draw:id="id1921" draw:layer="layout" svg:width="1.732cm" svg:height="0.596cm" svg:x="31.318cm" svg:y="21.492cm">
          <text:p text:style-name="P3">ImageImpl</text:p>
          <draw:enhanced-geometry svg:viewBox="0 0 21600 21600" draw:type="rectangle" draw:enhanced-path="M 0 0 L 21600 0 21600 21600 0 21600 0 0 Z N"/>
        </draw:custom-shape>
        <draw:connector draw:style-name="data_20_member_20__28_pointer_29_" draw:text-style-name="P2" draw:layer="layout" svg:x1="29.658cm" svg:y1="22.126cm" svg:x2="31.318cm" svg:y2="21.79cm" draw:start-shape="id1920" draw:start-glue-point="1" draw:end-shape="id1921" draw:end-glue-point="3" svg:d="m29658 22126h830v-336h830">
          <text:p text:style-name="P2">pImpl</text:p>
        </draw:connector>
        <draw:connector draw:style-name="local_20_usage_20__2f__20_return_20_type" draw:text-style-name="P2" draw:layer="layout" svg:x1="24.496cm" svg:y1="22.181cm" svg:x2="28.226cm" svg:y2="22.126cm" draw:start-shape="id1867" draw:start-glue-point="1" draw:end-shape="id1920" draw:end-glue-point="3" svg:d="m24496 22181h1865v-55h1865">
          <text:p text:style-name="P2">SetModeImage()</text:p>
        </draw:connector>
        <draw:custom-shape draw:style-name="gr2" draw:id="id1922" draw:layer="layout" svg:width="4.835cm" svg:height="0.601cm" svg:x="35.43cm" svg:y="21.276cm">
          <text:p text:style-name="P2">com.sun.star.graphic.XGraphic</text:p>
          <draw:enhanced-geometry svg:viewBox="0 0 21600 21600" draw:type="rectangle" draw:enhanced-path="M 0 0 L 21600 0 21600 21600 0 21600 0 0 Z N"/>
        </draw:custom-shape>
        <draw:connector draw:style-name="data_20_member_20__28_pointer_29_" draw:text-style-name="P2" draw:layer="layout" svg:x1="33.05cm" svg:y1="21.79cm" svg:x2="35.43cm" svg:y2="21.576cm" draw:start-shape="id1921" draw:start-glue-point="1" draw:end-shape="id1922" draw:end-glue-point="3" svg:d="m33050 21790h1190v-214h1190">
          <text:p text:style-name="P2">mxGraphic</text:p>
        </draw:connector>
        <draw:custom-shape draw:style-name="gr1" draw:text-style-name="P1" draw:id="id1923" draw:layer="layout" svg:width="1.876cm" svg:height="0.577cm" svg:x="24.871cm" svg:y="10.513cm">
          <draw:glue-point draw:id="4" svg:x="-2.558cm" svg:y="-5.008cm"/>
          <draw:glue-point draw:id="5" svg:x="2.185cm" svg:y="-5.008cm"/>
          <draw:glue-point draw:id="6" svg:x="-2.595cm" svg:y="4.991cm"/>
          <draw:glue-point draw:id="7" svg:x="2.377cm" svg:y="4.991cm"/>
          <text:p text:style-name="P3">ButtonImpl</text:p>
          <draw:enhanced-geometry svg:viewBox="0 0 21600 21600" draw:type="rectangle" draw:enhanced-path="M 0 0 L 21600 0 21600 21600 0 21600 0 0 Z N"/>
        </draw:custom-shape>
        <draw:connector draw:style-name="inheritance_20__28_public_29_" draw:layer="layout" svg:x1="25.33cm" svg:y1="10.513cm" svg:x2="24.775cm" svg:y2="9.302cm" draw:start-shape="id1923" draw:start-glue-point="4" draw:end-shape="id1919" draw:end-glue-point="6" svg:d="m25330 10513v-605h-555v-606">
          <text:p/>
        </draw:connector>
        <draw:custom-shape draw:style-name="gr2" draw:id="id1924" draw:layer="layout" svg:width="5.183cm" svg:height="1.011cm" svg:x="26.153cm" svg:y="7.751cm">
          <text:p text:style-name="P2">com.sun.star.awt.XActionListener</text:p>
          <text:p text:style-name="P2">com.sun.star.awt.XItemListener</text:p>
          <draw:enhanced-geometry svg:viewBox="0 0 21600 21600" draw:type="rectangle" draw:enhanced-path="M 0 0 L 21600 0 21600 21600 0 21600 0 0 Z N"/>
        </draw:custom-shape>
        <draw:connector draw:style-name="inheritance_20__28_public_29_" draw:layer="layout" svg:x1="26.218cm" svg:y1="10.513cm" svg:x2="28.744cm" svg:y2="8.762cm" draw:start-shape="id1923" draw:start-glue-point="5" draw:end-shape="id1924" draw:end-glue-point="2" svg:d="m26218 10513v-876h2526v-875">
          <text:p/>
        </draw:connector>
        <draw:custom-shape draw:style-name="gr1" draw:text-style-name="P1" draw:id="id1925" draw:layer="layout" svg:width="2.851cm" svg:height="0.577cm" svg:x="28.07cm" svg:y="13.713cm">
          <draw:glue-point draw:id="4" svg:x="-2.558cm" svg:y="-5.008cm"/>
          <draw:glue-point draw:id="5" svg:x="2.185cm" svg:y="-5.008cm"/>
          <text:p text:style-name="P3">RadioButtonImpl</text:p>
          <draw:enhanced-geometry svg:viewBox="0 0 21600 21600" draw:type="rectangle" draw:enhanced-path="M 0 0 L 21600 0 21600 21600 0 21600 0 0 Z N"/>
        </draw:custom-shape>
        <draw:connector draw:style-name="inheritance_20__28_public_29_" draw:layer="layout" svg:x1="29.495cm" svg:y1="13.713cm" svg:x2="26.254cm" svg:y2="11.088cm" draw:start-shape="id1925" draw:start-glue-point="0" draw:end-shape="id1923" draw:end-glue-point="7" svg:d="m29495 13713v-1312h-3241v-1313">
          <text:p/>
        </draw:connector>
        <draw:custom-shape draw:style-name="gr2" draw:id="id1926" draw:layer="layout" svg:width="4.835cm" svg:height="0.601cm" svg:x="34.212cm" svg:y="13.582cm">
          <text:p text:style-name="P2">com.sun.star.awt.XRadioButton</text:p>
          <draw:enhanced-geometry svg:viewBox="0 0 21600 21600" draw:type="rectangle" draw:enhanced-path="M 0 0 L 21600 0 21600 21600 0 21600 0 0 Z N"/>
        </draw:custom-shape>
        <draw:connector draw:style-name="data_20_member_20__28_pointer_29_" draw:text-style-name="P2" draw:layer="layout" svg:x1="30.921cm" svg:y1="14.001cm" svg:x2="34.212cm" svg:y2="13.882cm" draw:start-shape="id1925" draw:start-glue-point="1" draw:end-shape="id1926" draw:end-glue-point="3" svg:d="m30921 14001h1645v-119h1646">
          <text:p text:style-name="P2">mxRadioButton</text:p>
        </draw:connector>
        <draw:custom-shape draw:style-name="gr1" draw:text-style-name="P1" draw:id="id1927" draw:layer="layout" svg:width="2.669cm" svg:height="0.577cm" svg:x="22.264cm" svg:y="13.66cm">
          <draw:glue-point draw:id="4" svg:x="-2.558cm" svg:y="-5.008cm"/>
          <draw:glue-point draw:id="5" svg:x="2.185cm" svg:y="-5.008cm"/>
          <text:p text:style-name="P3">PushButtonImpl</text:p>
          <draw:enhanced-geometry svg:viewBox="0 0 21600 21600" draw:type="rectangle" draw:enhanced-path="M 0 0 L 21600 0 21600 21600 0 21600 0 0 Z N"/>
        </draw:custom-shape>
        <draw:connector draw:style-name="inheritance_20__28_public_29_" draw:layer="layout" svg:x1="23.598cm" svg:y1="13.66cm" svg:x2="25.323cm" svg:y2="11.088cm" draw:start-shape="id1927" draw:start-glue-point="0" draw:end-shape="id1923" draw:end-glue-point="6" svg:d="m23598 13660v-1286h1725v-1286">
          <text:p/>
        </draw:connector>
        <draw:custom-shape draw:style-name="gr1" draw:text-style-name="P1" draw:id="id1928" draw:layer="layout" svg:width="2.669cm" svg:height="0.577cm" svg:x="25.193cm" svg:y="15.137cm">
          <draw:glue-point draw:id="4" svg:x="-2.558cm" svg:y="-5.008cm"/>
          <draw:glue-point draw:id="5" svg:x="2.185cm" svg:y="-5.008cm"/>
          <text:p text:style-name="P3">CheckBoxImpl</text:p>
          <draw:enhanced-geometry svg:viewBox="0 0 21600 21600" draw:type="rectangle" draw:enhanced-path="M 0 0 L 21600 0 21600 21600 0 21600 0 0 Z N"/>
        </draw:custom-shape>
        <draw:connector draw:style-name="inheritance_20__28_public_29_" draw:layer="layout" svg:x1="26.527cm" svg:y1="15.137cm" svg:x2="25.809cm" svg:y2="11.09cm" draw:start-shape="id1928" draw:start-glue-point="0" draw:end-shape="id1923" draw:end-glue-point="2" svg:d="m26527 15137v-2024h-718v-2023">
          <text:p/>
        </draw:connector>
        <draw:custom-shape draw:style-name="gr2" draw:id="id1929" draw:layer="layout" svg:width="4.638cm" svg:height="0.601cm" svg:x="30.352cm" svg:y="15.268cm">
          <text:p text:style-name="P2">com.sun.star.awt.XCheckBox</text:p>
          <draw:enhanced-geometry svg:viewBox="0 0 21600 21600" draw:type="rectangle" draw:enhanced-path="M 0 0 L 21600 0 21600 21600 0 21600 0 0 Z N"/>
        </draw:custom-shape>
        <draw:connector draw:style-name="data_20_member_20__28_pointer_29_" draw:text-style-name="P2" draw:layer="layout" svg:x1="27.862cm" svg:y1="15.425cm" svg:x2="30.352cm" svg:y2="15.568cm" draw:start-shape="id1928" draw:start-glue-point="1" draw:end-shape="id1929" draw:end-glue-point="3" svg:d="m27862 15425h1245v143h1245">
          <text:p text:style-name="P2">mxCheckBox</text:p>
        </draw:connector>
        <draw:custom-shape draw:style-name="gr2" draw:id="id1930" draw:layer="layout" svg:width="4.09cm" svg:height="0.601cm" svg:x="28.903cm" svg:y="10.653cm">
          <text:p text:style-name="P2">com.sun.star.awt.XButton</text:p>
          <draw:enhanced-geometry svg:viewBox="0 0 21600 21600" draw:type="rectangle" draw:enhanced-path="M 0 0 L 21600 0 21600 21600 0 21600 0 0 Z N"/>
        </draw:custom-shape>
        <draw:connector draw:style-name="data_20_member_20__28_pointer_29_" draw:text-style-name="P2" draw:layer="layout" svg:x1="26.747cm" svg:y1="10.801cm" svg:x2="28.903cm" svg:y2="10.953cm" draw:start-shape="id1923" draw:start-glue-point="1" draw:end-shape="id1930" draw:end-glue-point="3" svg:d="m26747 10801h1078v152h1078">
          <text:p text:style-name="P2">mxButton</text:p>
        </draw:connector>
        <draw:frame draw:style-name="annotation" draw:layer="layout" svg:width="6.323cm" svg:height="1.504cm" svg:x="3.111cm" svg:y="11.507cm">
          <draw:text-box>
            <text:p text:style-name="P2">The <text:span text:style-name="T1">Dialog</text:span> class impersonates <text:span text:style-name="T1">SfxModalDialog</text:span> via a preprocessing macro defined in the layout-pre.hxx header file.</text:p>
          </draw:text-box>
        </draw:frame>
        <draw:custom-shape draw:style-name="typedef" draw:id="id1931" draw:layer="layout" svg:width="2.463cm" svg:height="0.596cm" svg:x="4.976cm" svg:y="14.929cm">
          <text:p text:style-name="P2">PeerHandle</text:p>
          <draw:enhanced-geometry svg:viewBox="0 0 21600 21600" draw:type="rectangle" draw:enhanced-path="M 0 0 L 21600 0 21600 21600 0 21600 0 0 Z N"/>
        </draw:custom-shape>
        <draw:custom-shape draw:style-name="gr2" draw:id="id1932" draw:layer="layout" svg:width="4.458cm" svg:height="0.622cm" svg:x="8.605cm" svg:y="14.773cm">
          <text:p text:style-name="P2">com.sun.star.uno.XInterface</text:p>
          <draw:enhanced-geometry svg:viewBox="0 0 21600 21600" draw:type="rectangle" draw:enhanced-path="M 0 0 L 21600 0 21600 21600 0 21600 0 0 Z N"/>
        </draw:custom-shape>
        <draw:connector draw:style-name="typedef" draw:layer="layout" svg:x1="7.439cm" svg:y1="15.227cm" svg:x2="8.605cm" svg:y2="15.084cm" draw:start-shape="id1931" draw:start-glue-point="1" draw:end-shape="id1932" draw:end-glue-point="3" svg:d="m7439 15227h583v-143h583">
          <text:p/>
        </draw:connector>
        <draw:custom-shape draw:style-name="gr1" draw:text-style-name="P1" draw:id="id1933" draw:layer="layout" svg:width="2.592cm" svg:height="0.622cm" svg:x="24.305cm" svg:y="48.268cm">
          <draw:glue-point draw:id="4" svg:x="-2.299cm" svg:y="-5cm"/>
          <draw:glue-point draw:id="5" svg:x="2.098cm" svg:y="-5cm"/>
          <text:p text:style-name="P3">LayoutFactory</text:p>
          <draw:enhanced-geometry svg:viewBox="0 0 21600 21600" draw:type="rectangle" draw:enhanced-path="M 0 0 L 21600 0 21600 21600 0 21600 0 0 Z N"/>
        </draw:custom-shape>
        <draw:custom-shape draw:style-name="uno_20_service" draw:id="id1934" draw:layer="layout" svg:width="4.095cm" svg:height="0.622cm" svg:x="26.534cm" svg:y="46.74cm">
          <text:p text:style-name="P2">com.sun.star.awt.Layout</text:p>
          <draw:enhanced-geometry svg:viewBox="0 0 21600 21600" draw:type="rectangle" draw:enhanced-path="M 0 0 L 21600 0 21600 21600 0 21600 0 0 Z N"/>
        </draw:custom-shape>
        <draw:custom-shape draw:style-name="gr2" draw:id="id1935" draw:layer="layout" svg:width="6.221cm" svg:height="0.985cm" svg:x="21.298cm" svg:y="44.614cm">
          <text:p text:style-name="P2">com.sun.star.lang.XServiceInfo</text:p>
          <text:p text:style-name="P2">com.sun.star.lang.XSingleServiceFactory</text:p>
          <draw:enhanced-geometry svg:viewBox="0 0 21600 21600" draw:type="rectangle" draw:enhanced-path="M 0 0 L 21600 0 21600 21600 0 21600 0 0 Z N"/>
        </draw:custom-shape>
        <draw:connector draw:style-name="inheritance_20__28_public_29_" draw:layer="layout" svg:x1="26.144cm" svg:y1="48.268cm" svg:x2="28.581cm" svg:y2="47.362cm" draw:start-shape="id1933" draw:start-glue-point="5" draw:end-shape="id1934" draw:end-glue-point="2" svg:d="m26144 48268v-453h2437v-453">
          <text:p/>
        </draw:connector>
        <draw:connector draw:style-name="inheritance_20__28_public_29_" draw:layer="layout" svg:x1="25.006cm" svg:y1="48.268cm" svg:x2="24.408cm" svg:y2="45.599cm" draw:start-shape="id1933" draw:start-glue-point="4" draw:end-shape="id1935" svg:d="m25006 48268v-1335h-598v-1334">
          <text:p/>
        </draw:connector>
        <draw:custom-shape draw:style-name="gr1" draw:text-style-name="P1" draw:id="id1936" draw:layer="layout" svg:width="2.333cm" svg:height="3.343cm" svg:x="86.553cm" svg:y="60.748cm">
          <draw:glue-point draw:id="4" svg:x="4.997cm" svg:y="-2.38cm"/>
          <draw:glue-point draw:id="5" svg:x="4.997cm" svg:y="2.858cm"/>
          <draw:glue-point draw:id="6" svg:x="4.997cm" svg:y="-3.754cm"/>
          <draw:glue-point draw:id="7" svg:x="4.997cm" svg:y="-1.271cm"/>
          <draw:glue-point draw:id="8" svg:x="4.997cm" svg:y="1.331cm"/>
          <draw:glue-point draw:id="9" svg:x="4.997cm" svg:y="3.996cm"/>
          <draw:glue-point draw:id="10" svg:x="-5.002cm" svg:y="3.754cm"/>
          <text:p text:style-name="P3">LayoutRoot</text:p>
          <draw:enhanced-geometry svg:viewBox="0 0 21600 21600" draw:type="rectangle" draw:enhanced-path="M 0 0 L 21600 0 21600 21600 0 21600 0 0 Z N"/>
        </draw:custom-shape>
        <draw:custom-shape draw:style-name="gr2" draw:id="id1937" draw:layer="layout" svg:width="5.314cm" svg:height="1.27cm" svg:x="84.298cm" svg:y="58.362cm">
          <text:p text:style-name="P2">com.sun.star.awt.XLayoutRoot</text:p>
          <text:p text:style-name="P2">com.sun.star.lang.XComponent</text:p>
          <text:p text:style-name="P2">com.sun.star.lang.XInitialization</text:p>
          <draw:enhanced-geometry svg:viewBox="0 0 21600 21600" draw:type="rectangle" draw:enhanced-path="M 0 0 L 21600 0 21600 21600 0 21600 0 0 Z N"/>
        </draw:custom-shape>
        <draw:connector draw:style-name="inheritance_20__28_public_29_" draw:layer="layout" svg:x1="87.719cm" svg:y1="60.748cm" svg:x2="86.955cm" svg:y2="59.632cm" draw:start-shape="id1936" draw:start-glue-point="0" draw:end-shape="id1937" svg:d="m87719 60748v-558h-764v-558">
          <text:p/>
        </draw:connector>
        <draw:custom-shape draw:style-name="gr1" draw:text-style-name="P1" draw:id="id1938" draw:layer="layout" svg:width="2.333cm" svg:height="1.061cm" svg:x="92.678cm" svg:y="59.412cm">
          <draw:glue-point draw:id="4" svg:x="4.997cm" svg:y="-2.477cm"/>
          <draw:glue-point draw:id="5" svg:x="4.997cm" svg:y="2.544cm"/>
          <draw:glue-point draw:id="6" svg:x="-5.002cm" svg:y="2.987cm"/>
          <draw:glue-point draw:id="7" svg:x="-5.002cm" svg:y="-2.648cm"/>
          <text:p text:style-name="P3">LayoutWidget</text:p>
          <draw:enhanced-geometry svg:viewBox="0 0 21600 21600" draw:type="rectangle" draw:enhanced-path="M 0 0 L 21600 0 21600 21600 0 21600 0 0 Z N"/>
        </draw:custom-shape>
        <draw:connector draw:style-name="data_20_member_20__28_pointer_29_" draw:text-style-name="P2" draw:layer="layout" svg:x1="88.884cm" svg:y1="61.624cm" svg:x2="92.678cm" svg:y2="59.662cm" draw:start-shape="id1936" draw:start-glue-point="4" draw:end-shape="id1938" draw:end-glue-point="7" svg:d="m88884 61624h1897v-1962h1897">
          <text:p text:style-name="P2">mpTopLevel</text:p>
        </draw:connector>
        <draw:custom-shape draw:style-name="gr2" draw:id="id1939" draw:layer="layout" svg:width="5.34cm" svg:height="0.908cm" svg:x="97.705cm" svg:y="60.227cm">
          <draw:glue-point draw:id="4" svg:x="-5cm" svg:y="-2.422cm"/>
          <draw:glue-point draw:id="5" svg:x="-5cm" svg:y="2.422cm"/>
          <text:p text:style-name="P2">com.sun.star.awt.XLayoutContainer</text:p>
          <draw:enhanced-geometry svg:viewBox="0 0 21600 21600" draw:type="rectangle" draw:enhanced-path="M 0 0 L 21600 0 21600 21600 0 21600 0 0 Z N"/>
        </draw:custom-shape>
        <draw:connector draw:style-name="data_20_member_20__28_pointer_29_" draw:text-style-name="P2" draw:layer="layout" svg:x1="88.884cm" svg:y1="61.995cm" svg:x2="97.705cm" svg:y2="60.9cm" draw:start-shape="id1936" draw:start-glue-point="7" draw:end-shape="id1939" draw:end-glue-point="5" svg:d="m88884 61995h4411v-1095h4410">
          <text:p text:style-name="P2">mxContainer</text:p>
        </draw:connector>
        <draw:connector draw:style-name="data_20_member_20__28_pointer_29_" draw:text-style-name="P2" draw:layer="layout" svg:x1="95.009cm" svg:y1="60.211cm" svg:x2="97.705cm" svg:y2="60.462cm" draw:start-shape="id1938" draw:start-glue-point="5" draw:end-shape="id1939" draw:end-glue-point="4" svg:d="m95009 60211h1349v251h1347">
          <text:p text:style-name="P2">mxContainer</text:p>
        </draw:connector>
        <draw:frame draw:style-name="annotation" draw:layer="layout" svg:width="8.968cm" svg:height="3.011cm" svg:x="105.526cm" svg:y="52.117cm">
          <draw:text-box>
            <text:p text:style-name="P2">Both <text:span text:style-name="T1">LayoutWidget</text:span> and <text:span text:style-name="T1">LayoutRoot</text:span> hold pointers to the same instance of <text:span text:style-name="T1">XLayoutContainer</text:span>. <text:s/>The <text:span text:style-name="T1">XLayoutContainer</text:span> instance is created in the constructor of LayoutWidget.</text:p>
            <text:p text:style-name="P2"/>
            <text:p text:style-name="P2"><text:span text:style-name="T1">LayoutRoot</text:span> takes as an argument the name of an XML file that defines the content of a dialog to be created, and parses that file when its <text:span text:style-name="T1">initialize()</text:span> method gets called.</text:p>
          </draw:text-box>
        </draw:frame>
        <draw:custom-shape draw:style-name="gr1" draw:text-style-name="P1" draw:id="id1940" draw:layer="layout" svg:width="1.503cm" svg:height="0.57cm" svg:x="64.494cm" svg:y="64.549cm">
          <text:p text:style-name="P3">MinSize</text:p>
          <draw:enhanced-geometry svg:viewBox="0 0 21600 21600" draw:type="rectangle" draw:enhanced-path="M 0 0 L 21600 0 21600 21600 0 21600 0 0 Z N"/>
        </draw:custom-shape>
        <draw:connector draw:style-name="inheritance_20__28_public_29_" draw:layer="layout" svg:x1="65.245cm" svg:y1="64.549cm" svg:x2="63.743cm" svg:y2="63.338cm" draw:start-shape="id1940" draw:start-glue-point="0" draw:end-shape="id1901" draw:end-glue-point="5" svg:d="m65245 64549v-605h-1502v-606">
          <text:p/>
        </draw:connector>
        <draw:frame draw:style-name="annotation" draw:layer="layout" svg:width="6.714cm" svg:height="1.732cm" svg:x="65.167cm" svg:y="52.705cm">
          <draw:text-box>
            <text:p text:style-name="P2"><text:span text:style-name="T1">XLayoutContainer</text:span> defines the interface for a container object that can enclose child objects, whereas <text:span text:style-name="T1">XLayoutConstrains</text:span> defines the interface for child objects that can live inside a container.</text:p>
          </draw:text-box>
        </draw:frame>
        <draw:rect draw:style-name="uno_20_interface" draw:id="id1941" draw:layer="layout" svg:width="5.494cm" svg:height="0.57cm" svg:x="97.552cm" svg:y="58.985cm">
          <text:p text:style-name="P2">com.sun.star.awt.XLayoutConstrains</text:p>
        </draw:rect>
        <draw:connector draw:style-name="data_20_member_20__28_pointer_29_" draw:text-style-name="P2" draw:layer="layout" svg:x1="95.009cm" svg:y1="59.68cm" svg:x2="97.552cm" svg:y2="59.27cm" draw:start-shape="id1938" draw:start-glue-point="4" draw:end-shape="id1941" draw:end-glue-point="3" svg:d="m95009 59680h1272v-410h1271">
          <text:p text:style-name="P2">mxWidget</text:p>
        </draw:connector>
        <draw:frame draw:style-name="annotation" draw:layer="layout" svg:width="8.243cm" svg:height="2.121cm" svg:x="10.159cm" svg:y="2.181cm">
          <draw:text-box>
            <text:p text:style-name="P2"><text:span text:style-name="T1">ContextImpl</text:span> class takes the path to a layout XML file that defines the content of a dialog being created, and creates an <text:span text:style-name="T1">awt.XLayoutRoot</text:span> instance which is implemented by <text:span text:style-name="T1">LayoutRoot</text:span><text:span text:style-name="T5">. <text:s/>It passes the XML file path to the </text:span><text:span text:style-name="T1">XLayoutRoot</text:span><text:span text:style-name="T5"> instance as an argument.</text:span></text:p>
          </draw:text-box>
        </draw:frame>
        <draw:custom-shape draw:style-name="gr2" draw:id="id1942" draw:layer="layout" svg:width="4.873cm" svg:height="0.622cm" svg:x="22.835cm" svg:y="3.99cm">
          <text:p text:style-name="P2">com.sun.star.awt.XLayoutRoot</text:p>
          <draw:enhanced-geometry svg:viewBox="0 0 21600 21600" draw:type="rectangle" draw:enhanced-path="M 0 0 L 21600 0 21600 21600 0 21600 0 0 Z N"/>
        </draw:custom-shape>
        <draw:connector draw:style-name="data_20_member_20__28_pointer_29_" draw:text-style-name="P2" draw:layer="layout" svg:x1="20.841cm" svg:y1="4.411cm" svg:x2="22.835cm" svg:y2="4.301cm" draw:start-shape="id1916" draw:start-glue-point="1" draw:end-shape="id1942" draw:end-glue-point="3" svg:d="m20841 4411h997v-110h997">
          <text:p text:style-name="P2">mxRoot</text:p>
        </draw:connector>
        <draw:rect draw:style-name="uno_20_interface" draw:id="id1943" draw:layer="layout" svg:width="4.095cm" svg:height="0.57cm" svg:x="96.274cm" svg:y="61.706cm">
          <text:p text:style-name="P2">com.sun.star.awt.XToolkit</text:p>
        </draw:rect>
        <draw:connector draw:style-name="data_20_member_20__28_pointer_29_" draw:text-style-name="P2" draw:layer="layout" svg:x1="88.886cm" svg:y1="62.419cm" svg:x2="96.274cm" svg:y2="61.991cm" draw:start-shape="id1936" draw:end-shape="id1943" draw:end-glue-point="3" svg:d="m88886 62419h3694v-428h3694">
          <text:p text:style-name="P2">mxToolkit</text:p>
        </draw:connector>
        <draw:rect draw:style-name="class" draw:id="id1944" draw:layer="layout" svg:width="2.514cm" svg:height="1.299cm" svg:x="97.053cm" svg:y="71.062cm">
          <draw:glue-point draw:id="4" svg:x="-5cm" svg:y="-2.478cm"/>
          <draw:glue-point draw:id="5" svg:x="-5cm" svg:y="2.894cm"/>
          <draw:glue-point draw:id="6" svg:x="5cm" svg:y="-2.286cm"/>
          <draw:glue-point draw:id="7" svg:x="5cm" svg:y="2.509cm"/>
          <text:p text:style-name="P2">ImportContext</text:p>
        </draw:rect>
        <draw:connector draw:style-name="local_20_usage_20__2f__20_return_20_type" draw:text-style-name="P2" draw:layer="layout" svg:x1="88.884cm" svg:y1="63.754cm" svg:x2="97.053cm" svg:y2="72.086cm" draw:start-shape="id1936" draw:start-glue-point="9" draw:end-shape="id1944" draw:end-glue-point="5" svg:d="m88884 63754h4085v8332h4084">
          <text:p text:style-name="P2">initialize()</text:p>
        </draw:connector>
        <draw:rect draw:style-name="uno_20_interface" draw:id="id1945" draw:layer="layout" svg:width="4.51cm" svg:height="0.57cm" svg:x="95.96cm" svg:y="67.927cm">
          <text:p text:style-name="P2">com.sun.star.xml.input.XRoot</text:p>
        </draw:rect>
        <draw:connector draw:style-name="inheritance_20__28_public_29_" draw:layer="layout" svg:x1="98.31cm" svg:y1="71.062cm" svg:x2="98.215cm" svg:y2="68.497cm" draw:start-shape="id1944" draw:start-glue-point="0" draw:end-shape="id1945" draw:end-glue-point="2" svg:d="m98310 71062v-1282h-95v-1283">
          <text:p/>
        </draw:connector>
        <draw:custom-shape draw:style-name="gr3" draw:id="id1949" draw:layer="layout" svg:width="2.8cm" svg:height="0.648cm" svg:x="103.858cm" svg:y="72.717cm">
          <text:p text:style-name="P2">ToplevelElement</text:p>
          <draw:enhanced-geometry svg:viewBox="0 0 21600 21600" draw:type="rectangle" draw:enhanced-path="M 0 0 L 21600 0 21600 21600 0 21600 0 0 Z N"/>
        </draw:custom-shape>
        <draw:custom-shape draw:style-name="gr3" draw:id="id1948" draw:layer="layout" svg:width="2.566cm" svg:height="0.648cm" svg:x="104.011cm" svg:y="70.514cm">
          <text:p text:style-name="P2">WidgetElement</text:p>
          <draw:enhanced-geometry svg:viewBox="0 0 21600 21600" draw:type="rectangle" draw:enhanced-path="M 0 0 L 21600 0 21600 21600 0 21600 0 0 Z N"/>
        </draw:custom-shape>
        <draw:custom-shape draw:style-name="gr3" draw:id="id1946" draw:layer="layout" svg:width="2.281cm" svg:height="1.217cm" svg:x="104.659cm" svg:y="68.053cm">
          <draw:glue-point draw:id="4" svg:x="4.997cm" svg:y="-2.399cm"/>
          <draw:glue-point draw:id="5" svg:x="4.997cm" svg:y="2.588cm"/>
          <text:p text:style-name="P2">ElementBase</text:p>
          <draw:enhanced-geometry svg:viewBox="0 0 21600 21600" draw:type="rectangle" draw:enhanced-path="M 0 0 L 21600 0 21600 21600 0 21600 0 0 Z N"/>
        </draw:custom-shape>
        <draw:rect draw:style-name="uno_20_interface" draw:id="id1947" draw:layer="layout" svg:width="5.132cm" svg:height="0.57cm" svg:x="102.328cm" svg:y="66.314cm">
          <text:p text:style-name="P2">com.sun.star.xml.input.XElement</text:p>
        </draw:rect>
        <draw:connector draw:style-name="inheritance_20__28_public_29_" draw:layer="layout" svg:x1="105.799cm" svg:y1="68.053cm" svg:x2="104.894cm" svg:y2="66.884cm" draw:start-shape="id1946" draw:start-glue-point="0" draw:end-shape="id1947" draw:end-glue-point="2" svg:d="m105799 68053v-585h-905v-584">
          <text:p/>
        </draw:connector>
        <draw:connector draw:style-name="inheritance_20__28_public_29_" draw:layer="layout" svg:x1="105.294cm" svg:y1="70.514cm" svg:x2="105.799cm" svg:y2="69.27cm" draw:start-shape="id1948" draw:start-glue-point="0" draw:end-shape="id1946" draw:end-glue-point="2" svg:d="m105294 70514v-622h505v-622">
          <text:p/>
        </draw:connector>
        <draw:connector draw:style-name="inheritance_20__28_public_29_" draw:layer="layout" svg:x1="105.258cm" svg:y1="72.717cm" svg:x2="105.294cm" svg:y2="71.162cm" draw:start-shape="id1949" draw:start-glue-point="0" draw:end-shape="id1948" draw:end-glue-point="2" svg:d="m105258 72717v-777h36v-778">
          <text:p/>
        </draw:connector>
        <draw:connector draw:style-name="local_20_usage_20__2f__20_return_20_type" draw:text-style-name="P2" draw:layer="layout" svg:x1="99.567cm" svg:y1="71.415cm" svg:x2="103.858cm" svg:y2="73.041cm" draw:start-shape="id1944" draw:start-glue-point="6" draw:end-shape="id1949" draw:end-glue-point="3" svg:d="m99567 71415h2146v1626h2145">
          <text:p text:style-name="P2">startRootElement()</text:p>
        </draw:connector>
        <draw:connector draw:style-name="data_20_member_20__28_pointer_29_" draw:text-style-name="P2" draw:layer="layout" svg:x1="106.938cm" svg:y1="68.975cm" svg:x2="97.053cm" svg:y2="71.39cm" draw:start-shape="id1946" draw:start-glue-point="5" draw:end-shape="id1944" draw:end-glue-point="4" svg:d="m106938 68975h501v1191h-10886v1224h500">
          <text:p text:style-name="P2">mpImport</text:p>
        </draw:connector>
        <draw:connector draw:style-name="data_20_member_20__28_pointer_29_" draw:layer="layout" svg:x1="106.577cm" svg:y1="70.838cm" svg:x2="92.678cm" svg:y2="60.258cm" draw:start-shape="id1948" draw:start-glue-point="1" draw:end-shape="id1938" draw:end-glue-point="6" svg:d="m106577 70838h500v-5345h-14900v-5235h501">
          <text:p/>
        </draw:connector>
        <draw:frame draw:style-name="gr55" draw:text-style-name="P2" draw:layer="layout" svg:width="12.834cm" svg:height="5.072cm" svg:x="95.714cm" svg:y="74.619cm">
          <draw:text-box>
            <text:p text:style-name="P2"><text:span text:style-name="T1">ImportContext</text:span><text:span text:style-name="T5"> instantiates the sax parser and the sax document handler instances during its construction in order to parse the layout xml file. <text:s/>The parser instance is found by the service name </text:span><text:span text:style-name="T1">com.sun.star.xml.sax.Parser</text:span><text:span text:style-name="T5"> which is implemented by </text:span><text:span text:style-name="T1">sax_expatwrap::SaxExpatParser</text:span><text:span text:style-name="T5"> in the sax module. <text:s/>Likewise, the document handler instance is found by the service name </text:span><text:span text:style-name="T1">com.sun.star.comp.xml.input.SaxDocumentHandler</text:span><text:span text:style-name="T5"> which is implemented by the </text:span><text:span text:style-name="T1">DocumentHandlerImpl</text:span><text:span text:style-name="T5"> class in the xmlscript module.</text:span></text:p>
            <text:p text:style-name="P2"><text:span text:style-name="T5"/></text:p>
            <text:p text:style-name="P2"><text:span text:style-name="T1">ImportContext</text:span> keeps reference to the <text:span text:style-name="T1">LayoutRoot</text:span> instance, and creates a new widget instance by <text:span text:style-name="T5">callin</text:span>g the <text:span text:style-name="T1">LayoutRoot::create()</text:span> method each time a widget element is encountred during xml parsing.</text:p>
            <text:p text:style-name="P2"/>
            <text:p text:style-name="P2"/>
          </draw:text-box>
        </draw:frame>
        <draw:connector draw:style-name="data_20_member_20__28_reference_29_" draw:text-style-name="P2" draw:layer="layout" svg:x1="99.567cm" svg:y1="72.036cm" svg:x2="86.553cm" svg:y2="63.673cm" draw:start-shape="id1944" draw:start-glue-point="7" draw:end-shape="id1936" draw:end-glue-point="10" svg:d="m99567 72036h501v-4460h-14017v-3903h502">
          <text:p text:style-name="P2">mrRoot</text:p>
        </draw:connector>
        <draw:custom-shape draw:style-name="gr2" draw:id="id1950" draw:layer="layout" svg:width="5.184cm" svg:height="0.648cm" svg:x="108.734cm" svg:y="68.026cm">
          <text:p text:style-name="P2">com.sun.star.xml.input.XAttributes</text:p>
          <draw:enhanced-geometry svg:viewBox="0 0 21600 21600" draw:type="rectangle" draw:enhanced-path="M 0 0 L 21600 0 21600 21600 0 21600 0 0 Z N"/>
        </draw:custom-shape>
        <draw:connector draw:style-name="data_20_member_20__28_pointer_29_" draw:layer="layout" svg:x1="106.938cm" svg:y1="68.37cm" svg:x2="108.734cm" svg:y2="68.35cm" draw:start-shape="id1946" draw:start-glue-point="4" draw:end-shape="id1950" draw:end-glue-point="3" svg:d="m106938 68370h899v-20h897">
          <text:p/>
        </draw:connector>
        <draw:custom-shape draw:style-name="gr1" draw:text-style-name="P1" draw:id="id1804" draw:layer="layout" svg:width="2.202cm" svg:height="0.648cm" svg:x="56.148cm" svg:y="67.587cm">
          <draw:glue-point draw:id="4" svg:x="-1.625cm" svg:y="-5cm"/>
          <draw:glue-point draw:id="5" svg:x="3.487cm" svg:y="-5cm"/>
          <draw:glue-point draw:id="6" svg:x="-3.469cm" svg:y="-5cm"/>
          <draw:glue-point draw:id="7" svg:x="1.53cm" svg:y="-5cm"/>
          <text:p text:style-name="P3">VCLXDialog</text:p>
          <draw:enhanced-geometry svg:viewBox="0 0 21600 21600" draw:type="rectangle" draw:enhanced-path="M 0 0 L 21600 0 21600 21600 0 21600 0 0 Z N"/>
        </draw:custom-shape>
        <draw:connector draw:style-name="inheritance_20__28_public_29_" draw:layer="layout" svg:x1="57.585cm" svg:y1="67.587cm" svg:x2="62.339cm" svg:y2="63.338cm" draw:start-shape="id1804" draw:start-glue-point="7" draw:end-shape="id1901" draw:end-glue-point="4" svg:d="m57585 67587v-2124h4754v-2125">
          <text:p/>
        </draw:connector>
        <draw:custom-shape draw:style-name="gr2" draw:id="id1951" draw:layer="layout" svg:width="4.199cm" svg:height="0.57cm" svg:x="57.806cm" svg:y="65.745cm">
          <text:p text:style-name="P2">com.sun.star.awt.XDialog2</text:p>
          <draw:enhanced-geometry svg:viewBox="0 0 21600 21600" draw:type="rectangle" draw:enhanced-path="M 0 0 L 21600 0 21600 21600 0 21600 0 0 Z N"/>
        </draw:custom-shape>
        <draw:connector draw:style-name="inheritance_20__28_public_29_" draw:layer="layout" svg:x1="58.016cm" svg:y1="67.587cm" svg:x2="59.905cm" svg:y2="66.315cm" draw:start-shape="id1804" draw:start-glue-point="5" draw:end-shape="id1951" svg:d="m58016 67587v-636h1889v-636">
          <text:p/>
        </draw:connector>
        <draw:connector draw:style-name="inheritance_20__28_public_29_" draw:layer="layout" svg:x1="56.486cm" svg:y1="67.587cm" svg:x2="60.164cm" svg:y2="11.292cm" draw:start-shape="id1804" draw:start-glue-point="6" draw:end-shape="id1807" draw:end-glue-point="19" svg:d="m56486 67587v-28147h3678v-28148">
          <text:p/>
        </draw:connector>
        <draw:custom-shape draw:style-name="class_20__28_external_20_module_29_" draw:id="id1952" draw:layer="layout" svg:width="2.333cm" svg:height="0.623cm" svg:x="77.781cm" svg:y="6.091cm">
          <text:p text:style-name="P2">OutputDevice</text:p>
          <draw:enhanced-geometry svg:viewBox="0 0 21600 21600" draw:type="rectangle" draw:enhanced-path="M 0 0 L 21600 0 21600 21600 0 21600 0 0 Z N"/>
        </draw:custom-shape>
        <draw:connector draw:style-name="data_20_member_20__28_pointer_29_" draw:text-style-name="P2" draw:layer="layout" svg:x1="72.835cm" svg:y1="6.194cm" svg:x2="77.781cm" svg:y2="6.402cm" draw:start-shape="id1812" draw:start-glue-point="1" draw:end-shape="id1952" draw:end-glue-point="3" svg:d="m72835 6194h2472v208h2474">
          <text:p text:style-name="P2">GetOutputDevice()</text:p>
        </draw:connector>
        <draw:frame draw:style-name="annotation" draw:layer="layout" svg:width="7.491cm" svg:height="0.514cm" svg:x="77.056cm" svg:y="5.474cm">
          <draw:text-box>
            <text:p text:style-name="P2">The actual <text:span text:style-name="T1">OutputDevice</text:span> instance in vcl module.</text:p>
          </draw:text-box>
        </draw:frame>
        <draw:custom-shape draw:style-name="gr1" draw:text-style-name="P1" draw:id="id1953" draw:layer="layout" svg:width="3.291cm" svg:height="0.57cm" svg:x="72.027cm" svg:y="8.527cm">
          <text:p text:style-name="P3">VCLXVirtualDevice</text:p>
          <draw:enhanced-geometry svg:viewBox="0 0 21600 21600" draw:type="rectangle" draw:enhanced-path="M 0 0 L 21600 0 21600 21600 0 21600 0 0 Z N"/>
        </draw:custom-shape>
        <draw:connector draw:style-name="inheritance_20__28_public_29_" draw:layer="layout" svg:x1="73.672cm" svg:y1="8.527cm" svg:x2="72.234cm" svg:y2="6.478cm" draw:start-shape="id1953" draw:start-glue-point="0" draw:end-shape="id1812" draw:end-glue-point="4" svg:d="m73672 8527v-1024h-1438v-1025">
          <text:p/>
        </draw:connector>
        <draw:custom-shape draw:style-name="class_20__28_external_20_module_29_" draw:id="id1954" draw:layer="layout" svg:width="2.333cm" svg:height="0.623cm" svg:x="76.953cm" svg:y="8.579cm">
          <text:p text:style-name="P2">VirtualDevice</text:p>
          <draw:enhanced-geometry svg:viewBox="0 0 21600 21600" draw:type="rectangle" draw:enhanced-path="M 0 0 L 21600 0 21600 21600 0 21600 0 0 Z N"/>
        </draw:custom-shape>
        <draw:connector draw:style-name="data_20_member_20__28_pointer_29_" draw:layer="layout" svg:x1="75.318cm" svg:y1="8.812cm" svg:x2="76.953cm" svg:y2="8.89cm" draw:start-shape="id1953" draw:start-glue-point="1" draw:end-shape="id1954" draw:end-glue-point="3" svg:d="m75318 8812h817v78h818">
          <text:p/>
        </draw:connector>
        <draw:connector draw:style-name="inheritance_20__28_public_29_" draw:layer="layout" svg:x1="78.119cm" svg:y1="8.579cm" svg:x2="78.947cm" svg:y2="6.714cm" draw:start-shape="id1954" draw:start-glue-point="0" draw:end-shape="id1952" draw:end-glue-point="2" svg:d="m78119 8579v-933h828v-932">
          <text:p/>
        </draw:connector>
        <draw:custom-shape draw:style-name="gr1" draw:text-style-name="P1" draw:id="id1955" draw:layer="layout" svg:width="2.307cm" svg:height="0.622cm" svg:x="105.617cm" svg:y="8.501cm">
          <text:p text:style-name="P3">UnoWrapper</text:p>
          <draw:enhanced-geometry svg:viewBox="0 0 21600 21600" draw:type="rectangle" draw:enhanced-path="M 0 0 L 21600 0 21600 21600 0 21600 0 0 Z N"/>
        </draw:custom-shape>
        <draw:custom-shape draw:style-name="class_20__28_external_20_module_29_" draw:id="id1956" draw:layer="layout" svg:width="2.876cm" svg:height="0.622cm" svg:x="105.437cm" svg:y="6.169cm">
          <text:p text:style-name="P2">UnoWrapperBase</text:p>
          <draw:enhanced-geometry svg:viewBox="0 0 21600 21600" draw:type="rectangle" draw:enhanced-path="M 0 0 L 21600 0 21600 21600 0 21600 0 0 Z N"/>
        </draw:custom-shape>
        <draw:connector draw:style-name="inheritance_20__28_public_29_" draw:layer="layout" svg:x1="106.77cm" svg:y1="8.501cm" svg:x2="106.875cm" svg:y2="6.791cm" draw:start-shape="id1955" draw:start-glue-point="0" draw:end-shape="id1956" draw:end-glue-point="2" svg:d="m106770 8501v-855h105v-855">
          <text:p/>
        </draw:connector>
        <draw:frame draw:style-name="annotation" draw:layer="layout" svg:width="7.983cm" svg:height="1.187cm" svg:x="100.719cm" svg:y="61.588cm">
          <draw:text-box>
            <text:p text:style-name="P2"><text:span text:style-name="T1">VCLXToolKit</text:span> implements the <text:span text:style-name="T1">XToolkit </text:span>interface. <text:s/>This toolkit is used for instantiating conventional widgets such as radiobuttons.</text:p>
          </draw:text-box>
        </draw:frame>
        <draw:connector draw:style-name="data_20_member_20__28_pointer_29_" draw:text-style-name="P2" draw:layer="layout" svg:x1="88.884cm" svg:y1="61.165cm" svg:x2="92.4cm" svg:y2="53.547cm" draw:start-shape="id1936" draw:start-glue-point="6" draw:end-shape="id1957" draw:end-glue-point="4" svg:d="m88884 61165h1758v-7618h1758">
          <text:p text:style-name="P2">mxLayoutUnit</text:p>
        </draw:connector>
        <draw:rect draw:style-name="uno_20_interface" draw:id="id1957" draw:layer="layout" svg:width="4.743cm" svg:height="1.398cm" svg:x="92.399cm" svg:y="52.485cm">
          <draw:glue-point draw:id="4" svg:x="-4.998cm" svg:y="2.603cm"/>
          <draw:glue-point draw:id="5" svg:x="-4.998cm" svg:y="-2.961cm"/>
          <text:p text:style-name="P2">com.sun.star.awt.XLayoutUnit</text:p>
        </draw:rect>
        <draw:custom-shape draw:style-name="gr1" draw:text-style-name="P1" draw:id="id1958" draw:layer="layout" svg:width="2.1cm" svg:height="0.622cm" svg:x="93.72cm" svg:y="54.843cm">
          <text:p text:style-name="P3">LayoutUnit</text:p>
          <draw:enhanced-geometry svg:viewBox="0 0 21600 21600" draw:type="rectangle" draw:enhanced-path="M 0 0 L 21600 0 21600 21600 0 21600 0 0 Z N"/>
        </draw:custom-shape>
        <draw:connector draw:style-name="inheritance_20__28_public_29_" draw:layer="layout" svg:x1="94.77cm" svg:y1="54.843cm" svg:x2="94.77cm" svg:y2="53.883cm" draw:start-shape="id1958" draw:start-glue-point="0" draw:end-shape="id1957" draw:end-glue-point="2" svg:d="m94770 54843v-960">
          <text:p/>
        </draw:connector>
        <draw:connector draw:style-name="data_20_member_20__28_pointer_29_" draw:text-style-name="P2" draw:layer="layout" svg:x1="71.507cm" svg:y1="59.156cm" svg:x2="92.4cm" svg:y2="52.771cm" draw:start-shape="id1902" draw:start-glue-point="1" draw:end-shape="id1957" draw:end-glue-point="5" svg:d="m71507 59156h10446v-6385h10447">
          <text:p text:style-name="P2">mxLayoutUnit</text:p>
        </draw:connector>
        <draw:connector draw:style-name="data_20_member_20__28_pointer_29_" draw:layer="layout" svg:x1="23.894cm" svg:y1="6.133cm" svg:x2="13.896cm" svg:y2="4.659cm" draw:start-shape="id1917" draw:start-glue-point="6" draw:end-shape="id1893" draw:end-glue-point="3" svg:d="m23894 6133h500v-2286h-10998v812h500">
          <text:p/>
        </draw:connector>
        <draw:connector draw:style-name="data_20_member_20__28_pointer_29_" draw:layer="layout" svg:x1="23.894cm" svg:y1="6.449cm" svg:x2="17.031cm" svg:y2="8.07cm" draw:start-shape="id1917" draw:start-glue-point="7" draw:end-shape="id1862" draw:end-glue-point="3" svg:d="m23894 6449h500v2419h-7863v-798h500">
          <text:p/>
        </draw:connector>
        <draw:custom-shape draw:style-name="gr2" draw:id="id1959" draw:layer="layout" svg:width="4.56cm" svg:height="0.622cm" svg:x="27.009cm" svg:y="5.754cm">
          <text:p text:style-name="P2">com.sun.star.awt.XWindow</text:p>
          <draw:enhanced-geometry svg:viewBox="0 0 21600 21600" draw:type="rectangle" draw:enhanced-path="M 0 0 L 21600 0 21600 21600 0 21600 0 0 Z N"/>
        </draw:custom-shape>
        <draw:custom-shape draw:style-name="gr2" draw:id="id1960" draw:layer="layout" svg:width="5.494cm" svg:height="0.622cm" svg:x="27.007cm" svg:y="6.609cm">
          <text:p text:style-name="P2">com.sun.star.awt.XVclWindowPeer</text:p>
          <draw:enhanced-geometry svg:viewBox="0 0 21600 21600" draw:type="rectangle" draw:enhanced-path="M 0 0 L 21600 0 21600 21600 0 21600 0 0 Z N"/>
        </draw:custom-shape>
        <draw:connector draw:style-name="data_20_member_20__28_pointer_29_" draw:layer="layout" svg:x1="23.894cm" svg:y1="6.973cm" svg:x2="27.009cm" svg:y2="6.065cm" draw:start-shape="id1917" draw:start-glue-point="8" draw:end-shape="id1959" draw:end-glue-point="3" svg:d="m23894 6973h1558v-908h1557">
          <text:p/>
        </draw:connector>
        <draw:connector draw:style-name="data_20_member_20__28_pointer_29_" draw:layer="layout" draw:line-skew="0.727cm" svg:x1="23.894cm" svg:y1="7.316cm" svg:x2="27.007cm" svg:y2="6.92cm" draw:start-shape="id1917" draw:start-glue-point="9" draw:end-shape="id1960" draw:end-glue-point="3" svg:d="m23894 7316h2284v-396h829">
          <text:p/>
        </draw:connector>
        <draw:custom-shape draw:style-name="gr3" draw:id="id1961" draw:layer="layout" svg:width="2.54cm" svg:height="0.57cm" svg:x="58.394cm" svg:y="53.185cm">
          <text:p text:style-name="P2">VCLXFixedLine</text:p>
          <draw:enhanced-geometry svg:viewBox="0 0 21600 21600" draw:type="rectangle" draw:enhanced-path="M 0 0 L 21600 0 21600 21600 0 21600 0 0 Z N"/>
        </draw:custom-shape>
        <draw:connector draw:style-name="inheritance_20__28_public_29_" draw:layer="layout" svg:x1="59.664cm" svg:y1="53.185cm" svg:x2="61.251cm" svg:y2="11.292cm" draw:start-shape="id1961" draw:start-glue-point="0" draw:end-shape="id1807" draw:end-glue-point="6" svg:d="m59664 53185v-20946h1587v-20947">
          <text:p/>
        </draw:connector>
        <draw:custom-shape draw:style-name="gr1" draw:text-style-name="P1" draw:id="id1962" draw:layer="layout" svg:width="2.877cm" svg:height="0.648cm" svg:x="13.996cm" svg:y="45.952cm">
          <draw:glue-point draw:id="4" svg:x="2.478cm" svg:y="-5cm"/>
          <draw:glue-point draw:id="5" svg:x="-2.745cm" svg:y="-5cm"/>
          <text:p text:style-name="P3">UnoControlModel</text:p>
          <draw:enhanced-geometry svg:viewBox="0 0 21600 21600" draw:type="rectangle" draw:enhanced-path="M 0 0 L 21600 0 21600 21600 0 21600 0 0 Z N"/>
        </draw:custom-shape>
        <draw:custom-shape draw:style-name="gr2" draw:id="id1963" draw:layer="layout" svg:width="5.65cm" svg:height="3.188cm" svg:x="13.296cm" svg:y="40.199cm">
          <text:p text:style-name="P2">com.sun.star.awt.XControlModel <text:s/></text:p>
          <text:p text:style-name="P2">com.sun.star.beans.XPropertyState</text:p>
          <text:p text:style-name="P2">com.sun.star.io.XPersistObject <text:s/></text:p>
          <text:p text:style-name="P2">com.sun.star.lang.XComponent <text:s text:c="3"/></text:p>
          <text:p text:style-name="P2">com.sun.star.lang.XServiceInfo <text:s/></text:p>
          <text:p text:style-name="P2">com.sun.star.lang.XTypeProvider </text:p>
          <text:p text:style-name="P2">com.sun.star.lang.XUnoTunnel <text:s text:c="3"/></text:p>
          <text:p text:style-name="P2">com.sun.star.util.XCloneable <text:s text:c="3"/></text:p>
          <draw:enhanced-geometry svg:viewBox="0 0 21600 21600" draw:type="rectangle" draw:enhanced-path="M 0 0 L 21600 0 21600 21600 0 21600 0 0 Z N"/>
        </draw:custom-shape>
        <draw:connector draw:style-name="inheritance_20__28_public_29_" draw:layer="layout" svg:x1="16.146cm" svg:y1="45.952cm" svg:x2="16.121cm" svg:y2="43.387cm" draw:start-shape="id1962" draw:start-glue-point="4" draw:end-shape="id1963" draw:end-glue-point="2" svg:d="m16146 45952v-1282h-25v-1283">
          <text:p/>
        </draw:connector>
        <draw:custom-shape draw:style-name="gr1" draw:text-style-name="P1" draw:id="id1964" draw:layer="layout" svg:width="2.281cm" svg:height="0.648cm" svg:x="3.577cm" svg:y="46.549cm">
          <draw:glue-point draw:id="4" svg:x="2.478cm" svg:y="-5cm"/>
          <draw:glue-point draw:id="5" svg:x="-2.745cm" svg:y="-5cm"/>
          <text:p text:style-name="P3">UnoControl</text:p>
          <draw:enhanced-geometry svg:viewBox="0 0 21600 21600" draw:type="rectangle" draw:enhanced-path="M 0 0 L 21600 0 21600 21600 0 21600 0 0 Z N"/>
        </draw:custom-shape>
        <draw:custom-shape draw:style-name="gr2" draw:id="id1965" draw:layer="layout" svg:width="7.335cm" svg:height="2.929cm" svg:x="2.617cm" svg:y="40.665cm">
          <text:p text:style-name="P2">com.sun.star.accessibility.XAccessible <text:s text:c="5"/></text:p>
          <text:p text:style-name="P2">com.sun.star.awt.XControl <text:s text:c="18"/></text:p>
          <text:p text:style-name="P2">com.sun.star.awt.XView <text:s text:c="21"/></text:p>
          <text:p text:style-name="P2">com.sun.star.awt.XWindow2 <text:s text:c="18"/></text:p>
          <text:p text:style-name="P2">com.sun.star.beans.XPropertiesChangeListener</text:p>
          <text:p text:style-name="P2">com.sun.star.lang.XServiceInfo <text:s text:c="13"/></text:p>
          <text:p text:style-name="P2">com.sun.star.util.XModeChangeBroadcaster <text:s text:c="3"/></text:p>
          <draw:enhanced-geometry svg:viewBox="0 0 21600 21600" draw:type="rectangle" draw:enhanced-path="M 0 0 L 21600 0 21600 21600 0 21600 0 0 Z N"/>
        </draw:custom-shape>
        <draw:connector draw:style-name="inheritance_20__28_public_29_" draw:layer="layout" svg:x1="4.717cm" svg:y1="46.549cm" svg:x2="6.284cm" svg:y2="43.594cm" draw:start-shape="id1964" draw:start-glue-point="0" draw:end-shape="id1965" svg:d="m4717 46549v-1478h1567v-1477">
          <text:p/>
        </draw:connector>
        <draw:custom-shape draw:style-name="gr2" draw:id="id1966" draw:layer="layout" svg:width="5.157cm" svg:height="0.596cm" svg:x="7.672cm" svg:y="46.705cm">
          <text:p text:style-name="P2">com.sun.star.awt.XControlModel</text:p>
          <draw:enhanced-geometry svg:viewBox="0 0 21600 21600" draw:type="rectangle" draw:enhanced-path="M 0 0 L 21600 0 21600 21600 0 21600 0 0 Z N"/>
        </draw:custom-shape>
        <draw:connector draw:style-name="data_20_member_20__28_pointer_29_" draw:layer="layout" svg:x1="5.858cm" svg:y1="46.873cm" svg:x2="7.672cm" svg:y2="47.003cm" draw:start-shape="id1964" draw:start-glue-point="1" draw:end-shape="id1966" draw:end-glue-point="3" svg:d="m5858 46873h906v130h908">
          <text:p/>
        </draw:connector>
        <draw:custom-shape draw:style-name="gr2" draw:id="id1967" draw:layer="layout" svg:width="5.391cm" svg:height="0.569cm" svg:x="73.867cm" svg:y="59.613cm">
          <text:p text:style-name="P2">com.sun.star.awt.XLayoutContainer</text:p>
          <draw:enhanced-geometry svg:viewBox="0 0 21600 21600" draw:type="rectangle" draw:enhanced-path="M 0 0 L 21600 0 21600 21600 0 21600 0 0 Z N"/>
        </draw:custom-shape>
        <draw:connector draw:style-name="data_20_member_20__28_pointer_29_" draw:text-style-name="P2" draw:layer="layout" svg:x1="71.505cm" svg:y1="59.559cm" svg:x2="73.867cm" svg:y2="59.897cm" draw:start-shape="id1902" draw:start-glue-point="9" draw:end-shape="id1967" draw:end-glue-point="3" svg:d="m71505 59559h1181v338h1181">
          <text:p text:style-name="P2">mxParent</text:p>
        </draw:connector>
        <draw:custom-shape draw:style-name="gr1" draw:text-style-name="P1" draw:id="id1968" draw:layer="layout" svg:width="2.463cm" svg:height="0.571cm" svg:x="98.49cm" svg:y="55.879cm">
          <text:p text:style-name="P3">AllocateTimer</text:p>
          <draw:enhanced-geometry svg:viewBox="0 0 21600 21600" draw:type="rectangle" draw:enhanced-path="M 0 0 L 21600 0 21600 21600 0 21600 0 0 Z N"/>
        </draw:custom-shape>
        <draw:custom-shape draw:style-name="class_20__28_external_20_module_29_" draw:id="id1969" draw:layer="layout" svg:width="1.476cm" svg:height="0.622cm" svg:x="98.854cm" svg:y="53.598cm">
          <text:p text:style-name="P2">Timer</text:p>
          <draw:enhanced-geometry svg:viewBox="0 0 21600 21600" draw:type="rectangle" draw:enhanced-path="M 0 0 L 21600 0 21600 21600 0 21600 0 0 Z N"/>
        </draw:custom-shape>
        <draw:connector draw:style-name="inheritance_20__28_public_29_" draw:layer="layout" svg:x1="99.721cm" svg:y1="55.879cm" svg:x2="99.592cm" svg:y2="54.22cm" draw:start-shape="id1968" draw:start-glue-point="0" draw:end-shape="id1969" draw:end-glue-point="2" svg:d="m99721 55879v-830h-129v-829">
          <text:p/>
        </draw:connector>
        <draw:custom-shape draw:style-name="gr2" draw:id="id1970" draw:layer="layout" svg:width="5.391cm" svg:height="0.569cm" svg:x="102.846cm" svg:y="56.009cm">
          <text:p text:style-name="P2">com.sun.star.awt.XLayoutContainer</text:p>
          <draw:enhanced-geometry svg:viewBox="0 0 21600 21600" draw:type="rectangle" draw:enhanced-path="M 0 0 L 21600 0 21600 21600 0 21600 0 0 Z N"/>
        </draw:custom-shape>
        <draw:connector draw:style-name="data_20_member_20__28_multiple_20_pointers_29_" draw:text-style-name="P2" draw:layer="layout" svg:x1="100.953cm" svg:y1="56.164cm" svg:x2="102.846cm" svg:y2="56.293cm" draw:start-shape="id1968" draw:start-glue-point="1" draw:end-shape="id1970" draw:end-glue-point="3" svg:d="m100953 56164h946v129h947">
          <text:p text:style-name="P2">mxContainers</text:p>
        </draw:connector>
        <draw:connector draw:style-name="local_20_usage_20__2f__20_return_20_type" draw:layer="layout" svg:x1="95.82cm" svg:y1="55.154cm" svg:x2="98.49cm" svg:y2="56.164cm" draw:start-shape="id1958" draw:start-glue-point="1" draw:end-shape="id1968" svg:d="m95820 55154h1335v1010h1335">
          <text:p/>
        </draw:connector>
        <draw:custom-shape draw:style-name="gr1" draw:text-style-name="P1" draw:id="id1971" draw:layer="layout" svg:width="2.488cm" svg:height="0.932cm" svg:x="115.753cm" svg:y="6.316cm">
          <draw:glue-point draw:id="4" svg:x="5.004cm" svg:y="2.778cm"/>
          <draw:glue-point draw:id="5" svg:x="5.004cm" svg:y="-2.51cm"/>
          <text:p text:style-name="P1">UnoWrapper</text:p>
          <draw:enhanced-geometry svg:viewBox="0 0 21600 21600" draw:type="rectangle" draw:enhanced-path="M 0 0 L 21600 0 21600 21600 0 21600 0 0 Z N"/>
        </draw:custom-shape>
        <draw:custom-shape draw:style-name="class_20__28_external_20_module_29_" draw:id="id1972" draw:layer="layout" svg:width="3.11cm" svg:height="0.829cm" svg:x="114.327cm" svg:y="2.923cm">
          <text:p>UnoWrapperBase</text:p>
          <draw:enhanced-geometry svg:viewBox="0 0 21600 21600" draw:type="rectangle" draw:enhanced-path="M 0 0 L 21600 0 21600 21600 0 21600 0 0 Z N"/>
        </draw:custom-shape>
        <draw:connector draw:style-name="inheritance_20__28_public_29_" draw:layer="layout" svg:x1="116.997cm" svg:y1="6.316cm" svg:x2="115.882cm" svg:y2="3.752cm" draw:start-shape="id1971" draw:start-glue-point="0" draw:end-shape="id1972" draw:end-glue-point="2" svg:d="m116997 6316v-1282h-1115v-1282">
          <text:p/>
        </draw:connector>
        <draw:frame draw:style-name="annotation" draw:layer="layout" svg:width="4.666cm" svg:height="0.57cm" svg:x="114.533cm" svg:y="2.22cm">
          <draw:text-box>
            <text:p><text:span text:style-name="T1">UnoWrapperBase</text:span> is in vcl.</text:p>
          </draw:text-box>
        </draw:frame>
        <draw:custom-shape draw:style-name="namespace" draw:layer="layout" svg:width="15.966cm" svg:height="6.739cm" svg:x="119.328cm" svg:y="8cm">
          <text:p>toolkit</text:p>
          <draw:enhanced-geometry svg:viewBox="0 0 21600 21600" draw:type="rectangle" draw:enhanced-path="M 0 0 L 21600 0 21600 21600 0 21600 0 0 Z N"/>
        </draw:custom-shape>
        <draw:custom-shape draw:style-name="gr1" draw:text-style-name="P1" draw:id="id1973" draw:layer="layout" svg:width="3.033cm" svg:height="1.177cm" svg:x="122.724cm" svg:y="10.305cm">
          <draw:glue-point draw:id="4" svg:x="-5.004cm" svg:y="-2.922cm"/>
          <draw:glue-point draw:id="5" svg:x="-5.004cm" svg:y="3.016cm"/>
          <text:p text:style-name="P1">AccessibilityClient</text:p>
          <draw:enhanced-geometry svg:viewBox="0 0 21600 21600" draw:type="rectangle" draw:enhanced-path="M 0 0 L 21600 0 21600 21600 0 21600 0 0 Z N"/>
        </draw:custom-shape>
        <draw:connector draw:style-name="data_20_member" draw:layer="layout" svg:x1="118.241cm" svg:y1="7.04cm" svg:x2="122.724cm" svg:y2="10.55cm" draw:start-shape="id1971" draw:start-glue-point="4" draw:end-shape="id1973" draw:end-glue-point="4" svg:d="m118241 7040h2241v3510h2242">
          <text:p><text:span text:style-name="T10">maAccessibleFactoryAccess</text:span></text:p>
        </draw:connector>
        <draw:custom-shape draw:style-name="gr1" draw:text-style-name="P1" draw:id="id1974" draw:layer="layout" svg:width="3.059cm" svg:height="0.7cm" svg:x="130.033cm" svg:y="10.255cm">
          <draw:glue-point draw:id="4" svg:x="-2.121cm" svg:y="5.014cm"/>
          <draw:glue-point draw:id="5" svg:x="2.625cm" svg:y="5.014cm"/>
          <text:p text:style-name="P1">IAccessibleFactory</text:p>
          <draw:enhanced-geometry svg:viewBox="0 0 21600 21600" draw:type="rectangle" draw:enhanced-path="M 0 0 L 21600 0 21600 21600 0 21600 0 0 Z N"/>
        </draw:custom-shape>
        <draw:connector draw:style-name="local_20_usage_20__2f__20_return_20_type" draw:text-style-name="P12" draw:layer="layout" svg:x1="125.757cm" svg:y1="10.893cm" svg:x2="130.033cm" svg:y2="10.605cm" draw:start-shape="id1973" draw:start-glue-point="1" draw:end-shape="id1974" draw:end-glue-point="3" svg:d="m125757 10893h2137v-288h2139">
          <text:p><text:span text:style-name="T10">getFactory()</text:span></text:p>
        </draw:connector>
        <draw:custom-shape draw:style-name="class_20__28_external_20_module_29_" draw:id="id1976" draw:layer="layout" svg:width="3.188cm" svg:height="0.7cm" svg:x="132.028cm" svg:y="16.553cm">
          <text:p>AccessibleFactory</text:p>
          <draw:enhanced-geometry svg:viewBox="0 0 21600 21600" draw:type="rectangle" draw:enhanced-path="M 0 0 L 21600 0 21600 21600 0 21600 0 0 Z N"/>
        </draw:custom-shape>
        <draw:custom-shape draw:style-name="namespace" draw:layer="layout" svg:width="4.795cm" svg:height="1.995cm" svg:x="131.095cm" svg:y="15.724cm">
          <text:p>accessibility</text:p>
          <draw:enhanced-geometry svg:viewBox="0 0 21600 21600" draw:type="rectangle" draw:enhanced-path="M 0 0 L 21600 0 21600 21600 0 21600 0 0 Z N"/>
        </draw:custom-shape>
        <draw:custom-shape draw:style-name="gr1" draw:text-style-name="P1" draw:id="id1975" draw:layer="layout" svg:width="4.3cm" svg:height="0.7cm" svg:x="126.095cm" svg:y="12.64cm">
          <draw:glue-point draw:id="4" svg:x="-2.121cm" svg:y="5.014cm"/>
          <draw:glue-point draw:id="5" svg:x="2.625cm" svg:y="5.014cm"/>
          <text:p text:style-name="P1">AccessibleDummyFactory</text:p>
          <draw:enhanced-geometry svg:viewBox="0 0 21600 21600" draw:mirror-vertical="false" draw:mirror-horizontal="false" draw:type="rectangle" draw:enhanced-path="M 0 0 L 21600 0 21600 21600 0 21600 0 0 Z N"/>
        </draw:custom-shape>
        <draw:connector draw:style-name="inheritance_20__28_public_29_" draw:layer="layout" svg:x1="128.245cm" svg:y1="12.64cm" svg:x2="130.914cm" svg:y2="10.955cm" draw:start-shape="id1975" draw:start-glue-point="0" draw:end-shape="id1974" draw:end-glue-point="4" svg:d="m128245 12640v-842h2669v-843">
          <text:p/>
        </draw:connector>
        <draw:connector draw:style-name="inheritance_20__28_public_29_" draw:layer="layout" svg:x1="133.622cm" svg:y1="16.553cm" svg:x2="132.364cm" svg:y2="10.955cm" draw:start-shape="id1976" draw:start-glue-point="0" draw:end-shape="id1974" draw:end-glue-point="5" svg:d="m133622 16553v-2799h-1258v-2799">
          <text:p/>
        </draw:connector>
        <draw:frame draw:style-name="annotation" draw:layer="layout" svg:width="8.111cm" svg:height="2.303cm" svg:x="11.716cm" svg:y="64.825cm">
          <draw:text-box>
            <text:p><text:span text:style-name="T1">UnoWrapper</text:span>'s <text:span text:style-name="T1">CreateAccessible()</text:span> method returns an <text:span text:style-name="T1">XAccessible</text:span> object for the instance of <text:span text:style-name="T1">Menu</text:span> whose pointer is passed to the method. <text:s/>Internally, the <text:span text:style-name="T1">XAccessible</text:span> object is created by <text:span text:style-name="T1">AccessibleFactory</text:span> which is implemented in the <text:span text:style-name="T1">accessibility</text:span> module.</text:p>
          </draw:text-box>
        </draw:frame>
        <draw:custom-shape draw:style-name="gr1" draw:text-style-name="P1" draw:id="id1978" draw:layer="layout" svg:width="5.468cm" svg:height="0.726cm" svg:x="139.778cm" svg:y="24.615cm">
          <draw:glue-point draw:id="4" svg:x="-4.052cm" svg:y="5.013cm"/>
          <draw:glue-point draw:id="5" svg:x="-2.867cm" svg:y="5.013cm"/>
          <draw:glue-point draw:id="6" svg:x="-1.777cm" svg:y="5.013cm"/>
          <draw:glue-point draw:id="7" svg:x="-0.687cm" svg:y="5.013cm"/>
          <draw:glue-point draw:id="8" svg:x="0.83cm" svg:y="5.013cm"/>
          <draw:glue-point draw:id="9" svg:x="1.967cm" svg:y="5.013cm"/>
          <draw:glue-point draw:id="10" svg:x="3.057cm" svg:y="5.013cm"/>
          <draw:glue-point draw:id="11" svg:x="4.1cm" svg:y="5.013cm"/>
          <text:p text:style-name="P1">VCLXAccessibleComponent</text:p>
          <draw:enhanced-geometry svg:viewBox="0 0 21600 21600" draw:type="rectangle" draw:enhanced-path="M 0 0 L 21600 0 21600 21600 0 21600 0 0 Z N"/>
        </draw:custom-shape>
        <draw:custom-shape draw:style-name="class_20__28_external_20_module_29_" draw:id="id1977" draw:layer="layout" svg:width="3.629cm" svg:height="0.622cm" svg:x="132.883cm" svg:y="28.58cm">
          <text:p>VCLXAccessibleBox</text:p>
          <draw:enhanced-geometry svg:viewBox="0 0 21600 21600" draw:type="rectangle" draw:enhanced-path="M 0 0 L 21600 0 21600 21600 0 21600 0 0 Z N"/>
        </draw:custom-shape>
        <draw:custom-shape draw:style-name="class_20__28_external_20_module_29_" draw:id="id1979" draw:layer="layout" svg:width="3.629cm" svg:height="0.622cm" svg:x="135.425cm" svg:y="29.902cm">
          <text:p>VCLXAccessibleList</text:p>
          <draw:enhanced-geometry svg:viewBox="0 0 21600 21600" draw:type="rectangle" draw:enhanced-path="M 0 0 L 21600 0 21600 21600 0 21600 0 0 Z N"/>
        </draw:custom-shape>
        <draw:custom-shape draw:style-name="class_20__28_external_20_module_29_" draw:id="id1980" draw:layer="layout" svg:width="4.041cm" svg:height="0.622cm" svg:x="137.499cm" svg:y="28.632cm">
          <text:p>VCLXAccessibleScrollBar</text:p>
          <draw:enhanced-geometry svg:viewBox="0 0 21600 21600" draw:type="rectangle" draw:enhanced-path="M 0 0 L 21600 0 21600 21600 0 21600 0 0 Z N"/>
        </draw:custom-shape>
        <draw:custom-shape draw:style-name="class_20__28_external_20_module_29_" draw:id="id1981" draw:layer="layout" svg:width="4.274cm" svg:height="0.622cm" svg:x="140.428cm" svg:y="29.85cm">
          <text:p>VCLXAccessibleStatusBar</text:p>
          <draw:enhanced-geometry svg:viewBox="0 0 21600 21600" draw:type="rectangle" draw:enhanced-path="M 0 0 L 21600 0 21600 21600 0 21600 0 0 Z N"/>
        </draw:custom-shape>
        <draw:custom-shape draw:style-name="class_20__28_external_20_module_29_" draw:id="id1982" draw:layer="layout" svg:width="4.274cm" svg:height="0.622cm" svg:x="142.968cm" svg:y="28.684cm">
          <text:p>VCLXAccessibleTabControl</text:p>
          <draw:enhanced-geometry svg:viewBox="0 0 21600 21600" draw:type="rectangle" draw:enhanced-path="M 0 0 L 21600 0 21600 21600 0 21600 0 0 Z N"/>
        </draw:custom-shape>
        <draw:custom-shape draw:style-name="class_20__28_external_20_module_29_" draw:id="id1983" draw:layer="layout" svg:width="5.416cm" svg:height="0.622cm" svg:x="145.895cm" svg:y="29.798cm">
          <text:p>VCLXAccessibleTabPageWindow</text:p>
          <draw:enhanced-geometry svg:viewBox="0 0 21600 21600" draw:type="rectangle" draw:enhanced-path="M 0 0 L 21600 0 21600 21600 0 21600 0 0 Z N"/>
        </draw:custom-shape>
        <draw:custom-shape draw:style-name="class_20__28_external_20_module_29_" draw:id="id1984" draw:layer="layout" svg:width="4.171cm" svg:height="0.622cm" svg:x="149.395cm" svg:y="28.737cm">
          <text:p>VCLXAccessibleToolBox</text:p>
          <draw:enhanced-geometry svg:viewBox="0 0 21600 21600" draw:type="rectangle" draw:enhanced-path="M 0 0 L 21600 0 21600 21600 0 21600 0 0 Z N"/>
        </draw:custom-shape>
        <draw:connector draw:style-name="inheritance_20__28_public_29_" draw:layer="layout" svg:x1="134.697cm" svg:y1="28.58cm" svg:x2="140.297cm" svg:y2="25.341cm" draw:start-shape="id1977" draw:start-glue-point="0" draw:end-shape="id1978" draw:end-glue-point="4" svg:d="m134697 28580v-1619h5600v-1620">
          <text:p/>
        </draw:connector>
        <draw:connector draw:style-name="inheritance_20__28_public_29_" draw:layer="layout" svg:x1="137.239cm" svg:y1="29.902cm" svg:x2="140.945cm" svg:y2="25.341cm" draw:start-shape="id1979" draw:start-glue-point="0" draw:end-shape="id1978" draw:end-glue-point="5" svg:d="m137239 29902v-2280h3706v-2281">
          <text:p/>
        </draw:connector>
        <draw:connector draw:style-name="inheritance_20__28_public_29_" draw:layer="layout" svg:x1="139.519cm" svg:y1="28.632cm" svg:x2="141.541cm" svg:y2="25.341cm" draw:start-shape="id1980" draw:start-glue-point="0" draw:end-shape="id1978" draw:end-glue-point="6" svg:d="m139519 28632v-1645h2022v-1646">
          <text:p/>
        </draw:connector>
        <draw:connector draw:style-name="inheritance_20__28_public_29_" draw:layer="layout" svg:x1="142.565cm" svg:y1="29.85cm" svg:x2="142.137cm" svg:y2="25.341cm" draw:start-shape="id1981" draw:start-glue-point="0" draw:end-shape="id1978" draw:end-glue-point="7" svg:d="m142565 29850v-2254h-428v-2255">
          <text:p/>
        </draw:connector>
        <draw:connector draw:style-name="inheritance_20__28_public_29_" draw:layer="layout" svg:x1="145.105cm" svg:y1="28.684cm" svg:x2="142.512cm" svg:y2="25.341cm" draw:start-shape="id1982" draw:start-glue-point="0" draw:end-shape="id1978" draw:end-glue-point="2" svg:d="m145105 28684v-1671h-2593v-1672">
          <text:p/>
        </draw:connector>
        <draw:connector draw:style-name="inheritance_20__28_public_29_" draw:layer="layout" svg:x1="148.603cm" svg:y1="29.798cm" svg:x2="142.965cm" svg:y2="25.341cm" draw:start-shape="id1983" draw:start-glue-point="0" draw:end-shape="id1978" draw:end-glue-point="8" svg:d="m148603 29798v-2228h-5638v-2229">
          <text:p/>
        </draw:connector>
        <draw:connector draw:style-name="inheritance_20__28_public_29_" draw:layer="layout" svg:x1="151.48cm" svg:y1="28.737cm" svg:x2="143.587cm" svg:y2="25.341cm" draw:start-shape="id1984" draw:start-glue-point="0" draw:end-shape="id1978" draw:end-glue-point="9" svg:d="m151480 28737v-1698h-7893v-1698">
          <text:p/>
        </draw:connector>
        <draw:custom-shape draw:style-name="gr1" draw:text-style-name="P1" draw:id="id1985" draw:layer="layout" svg:width="3.317cm" svg:height="2.228cm" svg:x="106.136cm" svg:y="9.694cm">
          <draw:glue-point draw:id="4" svg:x="5.001cm" svg:y="3.604cm"/>
          <text:p text:style-name="P1">VCLXWindowImpl</text:p>
          <draw:enhanced-geometry svg:viewBox="0 0 21600 21600" draw:type="rectangle" draw:enhanced-path="M 0 0 L 21600 0 21600 21600 0 21600 0 0 Z N"/>
        </draw:custom-shape>
        <draw:connector draw:style-name="data_20_member_20__28_pointer_29_" draw:layer="layout" svg:x1="101.017cm" svg:y1="10.968cm" svg:x2="106.136cm" svg:y2="10.808cm" draw:start-shape="id1807" draw:start-glue-point="1" draw:end-shape="id1985" draw:end-glue-point="3" svg:d="m101017 10968h2559v-160h2560">
          <text:p>mpImpl</text:p>
        </draw:connector>
        <draw:connector draw:style-name="data_20_member" draw:layer="layout" svg:x1="109.452cm" svg:y1="11.61cm" svg:x2="122.724cm" svg:y2="11.247cm" draw:start-shape="id1985" draw:start-glue-point="4" draw:end-shape="id1973" draw:end-glue-point="5" svg:d="m109452 11610h6636v-363h6636">
          <text:p>getAccessibleFactory()</text:p>
        </draw:connector>
      </draw:page>
      <draw:page draw:name="tools" draw:style-name="dp1" draw:master-page-name="Default">
        <office:forms form:automatic-focus="false" form:apply-design-mode="false"/>
        <draw:custom-shape draw:style-name="gr1" draw:text-style-name="P1" draw:layer="layout" svg:width="1.106cm" svg:height="0.555cm" svg:x="3.577cm" svg:y="3.731cm">
          <text:p text:style-name="P3">Link</text:p>
          <draw:enhanced-geometry svg:viewBox="0 0 21600 21600" draw:type="rectangle" draw:enhanced-path="M 0 0 L 21600 0 21600 21600 0 21600 0 0 Z N"/>
        </draw:custom-shape>
        <draw:custom-shape draw:style-name="gr3" draw:layer="layout" svg:width="1.905cm" svg:height="0.556cm" svg:x="5.054cm" svg:y="6.747cm">
          <text:p text:style-name="P2">Resource</text:p>
          <draw:enhanced-geometry svg:viewBox="0 0 21600 21600" draw:type="rectangle" draw:enhanced-path="M 0 0 L 21600 0 21600 21600 0 21600 0 0 Z N"/>
        </draw:custom-shape>
        <draw:custom-shape draw:style-name="gr1" draw:text-style-name="P1" draw:layer="layout" svg:width="1.217cm" svg:height="0.582cm" svg:x="6.377cm" svg:y="3.704cm">
          <text:p text:style-name="P3">ResId</text:p>
          <draw:enhanced-geometry svg:viewBox="0 0 21600 21600" draw:type="rectangle" draw:enhanced-path="M 0 0 L 21600 0 21600 21600 0 21600 0 0 Z N"/>
        </draw:custom-shape>
        <draw:custom-shape draw:style-name="gr1" draw:text-style-name="P1" draw:id="id1986" draw:layer="layout" svg:width="1.561cm" svg:height="0.661cm" svg:x="4.366cm" svg:y="8.361cm">
          <text:p text:style-name="P3">ResMgr</text:p>
          <draw:enhanced-geometry svg:viewBox="0 0 21600 21600" draw:type="rectangle" draw:enhanced-path="M 0 0 L 21600 0 21600 21600 0 21600 0 0 Z N"/>
        </draw:custom-shape>
        <draw:custom-shape draw:style-name="gr1" draw:text-style-name="P1" draw:id="id1987" draw:layer="layout" svg:width="2.592cm" svg:height="0.661cm" svg:x="7.515cm" svg:y="8.441cm">
          <text:p text:style-name="P3">InternalResMgr</text:p>
          <draw:enhanced-geometry svg:viewBox="0 0 21600 21600" draw:type="rectangle" draw:enhanced-path="M 0 0 L 21600 0 21600 21600 0 21600 0 0 Z N"/>
        </draw:custom-shape>
        <draw:connector draw:style-name="data_20_member_20__28_pointer_29_" draw:layer="layout" svg:x1="5.927cm" svg:y1="8.691cm" svg:x2="7.515cm" svg:y2="8.771cm" draw:start-shape="id1986" draw:start-glue-point="1" draw:end-shape="id1987" draw:end-glue-point="3" svg:d="m5927 8691h794v80h794">
          <text:p/>
        </draw:connector>
        <draw:custom-shape draw:style-name="class" draw:id="id1988" draw:layer="layout" svg:width="2.661cm" svg:height="0.607cm" svg:x="4.836cm" svg:y="14.325cm">
          <text:p>ResStringArray</text:p>
          <draw:enhanced-geometry svg:viewBox="0 0 21600 21600" draw:type="rectangle" draw:enhanced-path="M 0 0 L 21600 0 21600 21600 0 21600 0 0 Z N"/>
        </draw:custom-shape>
        <draw:custom-shape draw:style-name="gr5" draw:id="id1989" draw:layer="layout" svg:width="5.598cm" svg:height="0.519cm" svg:x="10.989cm" svg:y="14.332cm">
          <text:p>ResStringArray::ImplResStringItem</text:p>
          <draw:enhanced-geometry svg:viewBox="0 0 21600 21600" draw:type="rectangle" draw:enhanced-path="M 0 0 L 21600 0 21600 21600 0 21600 0 0 Z N"/>
        </draw:custom-shape>
        <draw:connector draw:style-name="data_20_member_20__28_multiple_29_" draw:layer="layout" svg:x1="7.497cm" svg:y1="14.628cm" svg:x2="10.989cm" svg:y2="14.591cm" draw:start-shape="id1988" draw:start-glue-point="1" draw:end-shape="id1989" draw:end-glue-point="3" svg:d="m7497 14628h1746v-37h1746">
          <text:p/>
        </draw:connector>
      </draw:page>
      <draw:page draw:name="ucbhelper" draw:style-name="dp1" draw:master-page-name="Default">
        <office:forms form:automatic-focus="false" form:apply-design-mode="false"/>
        <draw:custom-shape draw:style-name="namespace" draw:layer="layout" svg:width="17.287cm" svg:height="12.856cm" svg:x="15.836cm" svg:y="10.911cm">
          <text:p text:style-name="P2">ucb</text:p>
          <draw:enhanced-geometry svg:viewBox="0 0 21600 21600" draw:type="rectangle" draw:enhanced-path="M 0 0 L 21600 0 21600 21600 0 21600 0 0 Z N"/>
        </draw:custom-shape>
        <draw:custom-shape draw:style-name="gr1" draw:text-style-name="P1" draw:id="id1990" draw:layer="layout" svg:width="1.633cm" svg:height="0.804cm" svg:x="18.246cm" svg:y="14.047cm">
          <text:p text:style-name="P3">Content</text:p>
          <draw:enhanced-geometry svg:viewBox="0 0 21600 21600" draw:type="rectangle" draw:enhanced-path="M 0 0 L 21600 0 21600 21600 0 21600 0 0 Z N"/>
        </draw:custom-shape>
        <draw:custom-shape draw:style-name="gr1" draw:text-style-name="P1" draw:id="id1991" draw:layer="layout" svg:width="2.099cm" svg:height="1.063cm" svg:x="21.928cm" svg:y="14.204cm">
          <text:p text:style-name="P3">Content_Impl</text:p>
          <draw:enhanced-geometry svg:viewBox="0 0 21600 21600" draw:type="rectangle" draw:enhanced-path="M 0 0 L 21600 0 21600 21600 0 21600 0 0 Z N"/>
        </draw:custom-shape>
        <draw:connector draw:style-name="data_20_member_20__28_pointer_29_" draw:layer="layout" svg:x1="19.879cm" svg:y1="14.449cm" svg:x2="21.928cm" svg:y2="14.735cm" draw:start-shape="id1990" draw:start-glue-point="1" draw:end-shape="id1991" draw:end-glue-point="3" svg:d="m19879 14449h1024v286h1025">
          <text:p/>
        </draw:connector>
      </draw:page>
      <draw:page draw:name="unotools" draw:style-name="dp1" draw:master-page-name="Default">
        <office:forms form:automatic-focus="false" form:apply-design-mode="false"/>
        <draw:custom-shape draw:style-name="namespace" draw:layer="layout" svg:width="24.779cm" svg:height="19.387cm" svg:x="13.969cm" svg:y="11.3cm">
          <text:p text:style-name="P2">utl</text:p>
          <draw:enhanced-geometry svg:viewBox="0 0 21600 21600" draw:type="rectangle" draw:enhanced-path="M 0 0 L 21600 0 21600 21600 0 21600 0 0 Z N"/>
        </draw:custom-shape>
        <draw:custom-shape draw:style-name="gr1" draw:text-style-name="P1" draw:id="id1992" draw:layer="layout" svg:width="4.043cm" svg:height="1.192cm" svg:x="15.706cm" svg:y="14.255cm">
          <text:p text:style-name="P3">OOutputStreamWrapper</text:p>
          <draw:enhanced-geometry svg:viewBox="0 0 21600 21600" draw:type="rectangle" draw:enhanced-path="M 0 0 L 21600 0 21600 21600 0 21600 0 0 Z N"/>
        </draw:custom-shape>
        <draw:custom-shape draw:style-name="gr2" draw:id="id1993" draw:layer="layout" svg:width="5.313cm" svg:height="0.933cm" svg:x="16.354cm" svg:y="12.13cm">
          <text:p text:style-name="P2">com.sun.star.io.XOutputStream</text:p>
          <draw:enhanced-geometry svg:viewBox="0 0 21600 21600" draw:type="rectangle" draw:enhanced-path="M 0 0 L 21600 0 21600 21600 0 21600 0 0 Z N"/>
        </draw:custom-shape>
        <draw:connector draw:style-name="inheritance_20__28_public_29_" draw:layer="layout" svg:x1="17.727cm" svg:y1="14.255cm" svg:x2="19.01cm" svg:y2="13.063cm" draw:start-shape="id1992" draw:end-shape="id1993" draw:end-glue-point="2" svg:d="m17727 14255v-596h1283v-596">
          <text:p/>
        </draw:connector>
        <draw:custom-shape draw:style-name="gr1" draw:text-style-name="P1" draw:id="id2000" draw:layer="layout" svg:width="2.851cm" svg:height="2.531cm" svg:x="30.713cm" svg:y="17.78cm">
          <draw:glue-point draw:id="4" svg:x="4.998cm" svg:y="-2.633cm"/>
          <draw:glue-point draw:id="5" svg:x="4.998cm" svg:y="2.36cm"/>
          <draw:glue-point draw:id="6" svg:x="4.998cm" svg:y="-3.947cm"/>
          <draw:glue-point draw:id="7" svg:x="4.998cm" svg:y="-1.37cm"/>
          <draw:glue-point draw:id="8" svg:x="4.998cm" svg:y="1.074cm"/>
          <draw:glue-point draw:id="9" svg:x="4.998cm" svg:y="3.69cm"/>
          <text:p text:style-name="P3">ConfigManager</text:p>
          <draw:enhanced-geometry svg:viewBox="0 0 21600 21600" draw:type="rectangle" draw:enhanced-path="M 0 0 L 21600 0 21600 21600 0 21600 0 0 Z N"/>
        </draw:custom-shape>
        <draw:custom-shape draw:style-name="gr1" draw:text-style-name="P1" draw:id="id1998" draw:layer="layout" svg:width="1.97cm" svg:height="1.426cm" svg:x="21.694cm" svg:y="18.038cm">
          <draw:glue-point draw:id="4" svg:x="5cm" svg:y="-2.447cm"/>
          <draw:glue-point draw:id="5" svg:x="5cm" svg:y="2.819cm"/>
          <text:p text:style-name="P3">ConfigItem</text:p>
          <draw:enhanced-geometry svg:viewBox="0 0 21600 21600" draw:type="rectangle" draw:enhanced-path="M 0 0 L 21600 0 21600 21600 0 21600 0 0 Z N"/>
        </draw:custom-shape>
        <draw:custom-shape draw:style-name="gr1" draw:text-style-name="P1" draw:id="id1994" draw:layer="layout" svg:width="4.587cm" svg:height="0.777cm" svg:x="17.132cm" svg:y="22.938cm">
          <text:p text:style-name="P3">ConfigChangeListener_Impl</text:p>
          <draw:enhanced-geometry svg:viewBox="0 0 21600 21600" draw:type="rectangle" draw:enhanced-path="M 0 0 L 21600 0 21600 21600 0 21600 0 0 Z N"/>
        </draw:custom-shape>
        <draw:custom-shape draw:style-name="gr2" draw:id="id1995" draw:layer="layout" svg:width="5.624cm" svg:height="0.7cm" svg:x="16.977cm" svg:y="20.942cm">
          <text:p text:style-name="P2">com.sun.star.util.XChangesListener</text:p>
          <draw:enhanced-geometry svg:viewBox="0 0 21600 21600" draw:type="rectangle" draw:enhanced-path="M 0 0 L 21600 0 21600 21600 0 21600 0 0 Z N"/>
        </draw:custom-shape>
        <draw:connector draw:style-name="inheritance_20__28_public_29_" draw:layer="layout" svg:x1="19.425cm" svg:y1="22.938cm" svg:x2="19.789cm" svg:y2="21.642cm" draw:start-shape="id1994" draw:start-glue-point="0" draw:end-shape="id1995" draw:end-glue-point="2" svg:d="m19425 22938v-648h364v-648">
          <text:p/>
        </draw:connector>
        <draw:custom-shape draw:style-name="gr3" draw:layer="layout" svg:width="2.047cm" svg:height="0.571cm" svg:x="24.571cm" svg:y="23.119cm">
          <text:p text:style-name="P2">Bootstrap</text:p>
          <draw:enhanced-geometry svg:viewBox="0 0 21600 21600" draw:type="rectangle" draw:enhanced-path="M 0 0 L 21600 0 21600 21600 0 21600 0 0 Z N"/>
        </draw:custom-shape>
        <draw:custom-shape draw:style-name="gr1" draw:text-style-name="P1" draw:id="id1996" draw:layer="layout" svg:width="3.165cm" svg:height="0.722cm" svg:x="14.18cm" svg:y="35.937cm">
          <text:p text:style-name="P3">LocaleDataWrapper</text:p>
          <draw:enhanced-geometry svg:viewBox="0 0 21600 21600" draw:type="rectangle" draw:enhanced-path="M 0 0 L 21600 0 21600 21600 0 21600 0 0 Z N"/>
        </draw:custom-shape>
        <draw:custom-shape draw:style-name="gr2" draw:id="id1997" draw:layer="layout" svg:width="5.308cm" svg:height="0.623cm" svg:x="20.137cm" svg:y="35.986cm">
          <text:p text:style-name="P2">com.sun.star.i18n.XLocaleData2</text:p>
          <draw:enhanced-geometry svg:viewBox="0 0 21600 21600" draw:type="rectangle" draw:enhanced-path="M 0 0 L 21600 0 21600 21600 0 21600 0 0 Z N"/>
        </draw:custom-shape>
        <draw:connector draw:style-name="data_20_member_20__28_pointer_29_" draw:layer="layout" svg:x1="17.345cm" svg:y1="36.298cm" svg:x2="20.137cm" svg:y2="36.297cm" draw:start-shape="id1996" draw:start-glue-point="1" draw:end-shape="id1997" draw:end-glue-point="3" svg:d="m17345 36298h1396v-1h1396">
          <text:p/>
        </draw:connector>
        <draw:custom-shape draw:style-name="gr5" draw:id="id1999" draw:layer="layout" svg:width="2.747cm" svg:height="1.789cm" svg:x="25.945cm" svg:y="17.909cm">
          <draw:glue-point draw:id="4" svg:x="4.998cm" svg:y="-3.543cm"/>
          <draw:glue-point draw:id="5" svg:x="4.998cm" svg:y="3.7cm"/>
          <draw:glue-point draw:id="6" svg:x="4.998cm" svg:y="1.525cm"/>
          <draw:glue-point draw:id="7" svg:x="4.998cm" svg:y="-1.369cm"/>
          <text:p>ConfigItem_Impl</text:p>
          <draw:enhanced-geometry svg:viewBox="0 0 21600 21600" draw:type="rectangle" draw:enhanced-path="M 0 0 L 21600 0 21600 21600 0 21600 0 0 Z N"/>
        </draw:custom-shape>
        <draw:connector draw:style-name="data_20_member_20__28_pointer_29_" draw:layer="layout" svg:x1="23.664cm" svg:y1="18.403cm" svg:x2="25.945cm" svg:y2="18.803cm" draw:start-shape="id1998" draw:start-glue-point="4" draw:end-shape="id1999" draw:end-glue-point="3" svg:d="m23664 18403h1140v400h1141">
          <text:p/>
        </draw:connector>
        <draw:connector draw:style-name="data_20_member_20__28_pointer_29_" draw:layer="layout" svg:x1="28.69cm" svg:y1="18.17cm" svg:x2="30.713cm" svg:y2="19.045cm" draw:start-shape="id1999" draw:start-glue-point="4" draw:end-shape="id2000" draw:end-glue-point="3" svg:d="m28690 18170h1012v875h1011">
          <text:p/>
        </draw:connector>
        <draw:custom-shape draw:style-name="gr5" draw:id="id2001" draw:layer="layout" svg:width="2.566cm" svg:height="0.597cm" svg:x="35.509cm" svg:y="16.925cm">
          <text:p>ConfigMgr_Impl</text:p>
          <draw:enhanced-geometry svg:viewBox="0 0 21600 21600" draw:type="rectangle" draw:enhanced-path="M 0 0 L 21600 0 21600 21600 0 21600 0 0 Z N"/>
        </draw:custom-shape>
        <draw:connector draw:style-name="data_20_member_20__28_pointer_29_" draw:layer="layout" svg:x1="33.562cm" svg:y1="18.047cm" svg:x2="35.509cm" svg:y2="17.223cm" draw:start-shape="id2000" draw:start-glue-point="6" draw:end-shape="id2001" draw:end-glue-point="3" svg:d="m33562 18047h974v-824h973">
          <text:p/>
        </draw:connector>
        <draw:custom-shape draw:style-name="gr5" draw:id="id2002" draw:layer="layout" svg:width="4.096cm" svg:height="0.622cm" svg:x="40.198cm" svg:y="16.069cm">
          <text:p>ConfigItemListEntry_Impl</text:p>
          <draw:enhanced-geometry svg:viewBox="0 0 21600 21600" draw:type="rectangle" draw:enhanced-path="M 0 0 L 21600 0 21600 21600 0 21600 0 0 Z N"/>
        </draw:custom-shape>
        <draw:connector draw:style-name="data_20_member_20__28_multiple_29_" draw:layer="layout" svg:x1="38.075cm" svg:y1="17.223cm" svg:x2="40.198cm" svg:y2="16.38cm" draw:start-shape="id2001" draw:start-glue-point="1" draw:end-shape="id2002" draw:end-glue-point="3" svg:d="m38075 17223h1062v-843h1061">
          <text:p/>
        </draw:connector>
        <draw:connector draw:style-name="data_20_member_20__28_pointer_29_" draw:layer="layout" draw:line-skew="0cm -2.54cm" svg:x1="44.294cm" svg:y1="16.38cm" svg:x2="21.694cm" svg:y2="18.751cm" draw:start-shape="id2002" draw:start-glue-point="1" draw:end-shape="id1998" draw:end-glue-point="3" svg:d="m44294 16380h500v985h-23600v1386h500">
          <text:p/>
        </draw:connector>
        <draw:custom-shape draw:style-name="gr2" draw:id="id2003" draw:layer="layout" svg:width="6.195cm" svg:height="0.674cm" svg:x="39.24cm" svg:y="18.377cm">
          <text:p>com.sun.star.lang.XMultiServiceFactory</text:p>
          <draw:enhanced-geometry svg:viewBox="0 0 21600 21600" draw:type="rectangle" draw:enhanced-path="M 0 0 L 21600 0 21600 21600 0 21600 0 0 Z N"/>
        </draw:custom-shape>
        <draw:connector draw:style-name="data_20_member_20__28_pointer_29_" draw:layer="layout" svg:x1="33.562cm" svg:y1="18.379cm" svg:x2="39.24cm" svg:y2="18.714cm" draw:start-shape="id2000" draw:start-glue-point="4" draw:end-shape="id2003" draw:end-glue-point="3" svg:d="m33562 18379h2839v335h2839">
          <text:p>xConfigurationProvider</text:p>
          <text:p>GetConfigurationProvider()</text:p>
        </draw:connector>
        <draw:custom-shape draw:style-name="uno_20_service" draw:id="id2004" draw:layer="layout" svg:width="7.386cm" svg:height="0.596cm" svg:x="47.586cm" svg:y="18.48cm">
          <text:p>com.sun.star.configuration.ConfigurationProvider</text:p>
          <draw:enhanced-geometry svg:viewBox="0 0 21600 21600" draw:type="rectangle" draw:enhanced-path="M 0 0 L 21600 0 21600 21600 0 21600 0 0 Z N"/>
        </draw:custom-shape>
        <draw:connector draw:style-name="uno_20_implementation" draw:layer="layout" svg:x1="45.435cm" svg:y1="18.714cm" svg:x2="47.586cm" svg:y2="18.778cm" draw:start-shape="id2003" draw:start-glue-point="1" draw:end-shape="id2004" draw:end-glue-point="3" svg:d="m45435 18714h1075v64h1076">
          <text:p/>
        </draw:connector>
        <draw:custom-shape draw:style-name="uno_20_service" draw:id="id2006" draw:layer="layout" svg:width="8.308cm" svg:height="0.714cm" svg:x="46.285cm" svg:y="20.519cm">
          <text:p>com.sun.star.configuration.ConfigurationUpdateAccess</text:p>
          <draw:enhanced-geometry svg:viewBox="0 0 21600 21600" draw:type="rectangle" draw:enhanced-path="M 0 0 L 21600 0 21600 21600 0 21600 0 0 Z N"/>
        </draw:custom-shape>
        <draw:connector draw:style-name="local_20_usage_20__2f__20_return_20_type" draw:layer="layout" svg:x1="33.562cm" svg:y1="19.978cm" svg:x2="36.664cm" svg:y2="20.903cm" draw:start-shape="id2000" draw:start-glue-point="9" draw:end-shape="id2005" svg:d="m33562 19978h1552v925h1550">
          <text:p>AcquireTree()</text:p>
        </draw:connector>
        <draw:custom-shape draw:style-name="gr2" draw:id="id2005" draw:layer="layout" svg:width="7.47cm" svg:height="0.674cm" svg:x="36.664cm" svg:y="20.566cm">
          <text:p>com.sun.star.container.XHierarchicalNameAccess</text:p>
          <draw:enhanced-geometry svg:viewBox="0 0 21600 21600" draw:type="rectangle" draw:enhanced-path="M 0 0 L 21600 0 21600 21600 0 21600 0 0 Z N"/>
        </draw:custom-shape>
        <draw:connector draw:style-name="gr8" draw:text-style-name="P1" draw:layer="layout" svg:x1="44.134cm" svg:y1="20.903cm" svg:x2="46.285cm" svg:y2="20.876cm" draw:start-shape="id2005" draw:start-glue-point="1" draw:end-shape="id2006" draw:end-glue-point="3" svg:d="m44134 20903h1076v-27h1075">
          <text:p/>
        </draw:connector>
      </draw:page>
      <draw:page draw:name="unoxml" draw:style-name="dp1" draw:master-page-name="Default">
        <office:forms form:automatic-focus="false" form:apply-design-mode="false"/>
      </draw:page>
      <draw:page draw:name="uui" draw:style-name="dp1" draw:master-page-name="Default">
        <office:forms form:automatic-focus="false" form:apply-design-mode="false"/>
        <draw:custom-shape draw:style-name="gr1" draw:text-style-name="P1" draw:id="id2007" draw:layer="layout" svg:width="3.706cm" svg:height="1.141cm" svg:x="121.117cm" svg:y="43.205cm">
          <draw:glue-point draw:id="4" svg:x="2.412cm" svg:y="-5cm"/>
          <draw:glue-point draw:id="5" svg:x="-2.622cm" svg:y="-5cm"/>
          <draw:glue-point draw:id="6" svg:x="5cm" svg:y="2.962cm"/>
          <text:p text:style-name="P1">UUIInteractionHandler</text:p>
          <draw:enhanced-geometry svg:viewBox="0 0 21600 21600" draw:type="rectangle" draw:enhanced-path="M 0 0 L 21600 0 21600 21600 0 21600 0 0 Z N"/>
        </draw:custom-shape>
        <draw:custom-shape draw:style-name="uno_20_service" draw:id="id2008" draw:layer="layout" svg:width="6.972cm" svg:height="0.7cm" svg:x="123.243cm" svg:y="41.495cm">
          <text:p>com.sun.star.comp.uui.UUIInteractionHandler</text:p>
          <draw:enhanced-geometry svg:viewBox="0 0 21600 21600" draw:type="rectangle" draw:enhanced-path="M 0 0 L 21600 0 21600 21600 0 21600 0 0 Z N"/>
        </draw:custom-shape>
        <draw:connector draw:style-name="inheritance_20__28_public_29_" draw:layer="layout" svg:x1="123.863cm" svg:y1="43.205cm" svg:x2="126.729cm" svg:y2="42.195cm" draw:start-shape="id2007" draw:start-glue-point="4" draw:end-shape="id2008" draw:end-glue-point="2" svg:d="m123863 43205v-505h2866v-505">
          <text:p/>
        </draw:connector>
        <draw:custom-shape draw:style-name="gr2" draw:id="id2009" draw:layer="layout" svg:width="6.013cm" svg:height="1.426cm" svg:x="116.167cm" svg:y="40.251cm">
          <text:p>com.sun.star.lang.XInitialization</text:p>
          <text:p>com.sun.star.lang.XServiceInfo</text:p>
          <text:p>com.sun.star.task.XInteractionHandler</text:p>
          <draw:enhanced-geometry svg:viewBox="0 0 21600 21600" draw:type="rectangle" draw:enhanced-path="M 0 0 L 21600 0 21600 21600 0 21600 0 0 Z N"/>
        </draw:custom-shape>
        <draw:connector draw:style-name="inheritance_20__28_public_29_" draw:layer="layout" svg:x1="121.999cm" svg:y1="43.205cm" svg:x2="119.173cm" svg:y2="41.677cm" draw:start-shape="id2007" draw:start-glue-point="5" draw:end-shape="id2009" draw:end-glue-point="2" svg:d="m121999 43205v-764h-2826v-764">
          <text:p/>
        </draw:connector>
        <draw:custom-shape draw:style-name="gr1" draw:text-style-name="P1" draw:id="id2010" draw:layer="layout" svg:width="3.525cm" svg:height="0.622cm" svg:x="127.078cm" svg:y="44.165cm">
          <text:p text:style-name="P1">UUIInteractionHelper</text:p>
          <draw:enhanced-geometry svg:viewBox="0 0 21600 21600" draw:type="rectangle" draw:enhanced-path="M 0 0 L 21600 0 21600 21600 0 21600 0 0 Z N"/>
        </draw:custom-shape>
        <draw:connector draw:style-name="data_20_member_20__28_pointer_29_" draw:layer="layout" svg:x1="124.823cm" svg:y1="44.112cm" svg:x2="127.078cm" svg:y2="44.476cm" draw:start-shape="id2007" draw:start-glue-point="6" draw:end-shape="id2010" draw:end-glue-point="3" svg:d="m124823 44112h1127v364h1128">
          <text:p>m_pImpl</text:p>
        </draw:connector>
        <draw:custom-shape draw:style-name="gr1" draw:text-style-name="P1" draw:id="id2011" draw:layer="layout" svg:width="3.706cm" svg:height="0.674cm" svg:x="132.106cm" svg:y="44.269cm">
          <text:p text:style-name="P1">PasswordCreateDialog</text:p>
          <draw:enhanced-geometry svg:viewBox="0 0 21600 21600" draw:type="rectangle" draw:enhanced-path="M 0 0 L 21600 0 21600 21600 0 21600 0 0 Z N"/>
        </draw:custom-shape>
        <draw:custom-shape draw:style-name="class_20__28_external_20_module_29_" draw:id="id2012" draw:layer="layout" svg:width="3.317cm" svg:height="0.622cm" svg:x="134.232cm" svg:y="40.537cm">
          <draw:glue-point draw:id="4" svg:x="-2.577cm" svg:y="5cm"/>
          <draw:glue-point draw:id="5" svg:x="2.345cm" svg:y="5cm"/>
          <text:p>ModalDialog</text:p>
          <draw:enhanced-geometry svg:viewBox="0 0 21600 21600" draw:type="rectangle" draw:enhanced-path="M 0 0 L 21600 0 21600 21600 0 21600 0 0 Z N"/>
        </draw:custom-shape>
        <draw:connector draw:style-name="inheritance_20__28_public_29_" draw:layer="layout" svg:x1="133.959cm" svg:y1="44.269cm" svg:x2="135.036cm" svg:y2="41.159cm" draw:start-shape="id2011" draw:start-glue-point="0" draw:end-shape="id2012" draw:end-glue-point="4" svg:d="m133959 44269v-1555h1077v-1555">
          <text:p/>
        </draw:connector>
        <draw:custom-shape draw:style-name="gr1" draw:text-style-name="P1" draw:id="id2013" draw:layer="layout" svg:width="3.007cm" svg:height="0.725cm" svg:x="136.304cm" svg:y="44.243cm">
          <text:p text:style-name="P1">PasswordDialog</text:p>
          <draw:enhanced-geometry svg:viewBox="0 0 21600 21600" draw:type="rectangle" draw:enhanced-path="M 0 0 L 21600 0 21600 21600 0 21600 0 0 Z N"/>
        </draw:custom-shape>
        <draw:connector draw:style-name="inheritance_20__28_public_29_" draw:layer="layout" svg:x1="137.807cm" svg:y1="44.243cm" svg:x2="136.667cm" svg:y2="41.159cm" draw:start-shape="id2013" draw:start-glue-point="0" draw:end-shape="id2012" draw:end-glue-point="5" svg:d="m137807 44243v-1542h-1140v-1542">
          <text:p/>
        </draw:connector>
      </draw:page>
      <draw:page draw:name="vcl" draw:style-name="dp1" draw:master-page-name="Default">
        <office:forms form:automatic-focus="false" form:apply-design-mode="false"/>
        <draw:custom-shape draw:style-name="namespace" draw:layer="layout" svg:width="9.755cm" svg:height="3.323cm" svg:x="68.743cm" svg:y="19.436cm">
          <text:p text:style-name="P2">vcl</text:p>
          <draw:enhanced-geometry svg:viewBox="0 0 21600 21600" draw:type="rectangle" draw:enhanced-path="M 0 0 L 21600 0 21600 21600 0 21600 0 0 Z N"/>
        </draw:custom-shape>
        <draw:custom-shape draw:style-name="gr1" draw:text-style-name="P1" draw:id="id2014" draw:layer="layout" svg:width="6.402cm" svg:height="1.992cm" svg:x="38.751cm" svg:y="21.642cm">
          <draw:glue-point draw:id="4" svg:x="2.692cm" svg:y="4.991cm"/>
          <draw:glue-point draw:id="5" svg:x="-2.848cm" svg:y="4.991cm"/>
          <draw:glue-point draw:id="6" svg:x="-3.981cm" svg:y="4.991cm"/>
          <draw:glue-point draw:id="7" svg:x="-1.947cm" svg:y="4.991cm"/>
          <draw:glue-point draw:id="8" svg:x="-0.979cm" svg:y="4.991cm"/>
          <draw:glue-point draw:id="9" svg:x="0.91cm" svg:y="4.991cm"/>
          <draw:glue-point draw:id="10" svg:x="1.783cm" svg:y="4.991cm"/>
          <draw:glue-point draw:id="11" svg:x="3.672cm" svg:y="4.991cm"/>
          <draw:glue-point draw:id="12" svg:x="4.398cm" svg:y="4.991cm"/>
          <text:p text:style-name="P3">Window</text:p>
          <draw:enhanced-geometry svg:viewBox="0 0 21600 21600" draw:type="rectangle" draw:enhanced-path="M 0 0 L 21600 0 21600 21600 0 21600 0 0 Z N"/>
        </draw:custom-shape>
        <draw:custom-shape draw:style-name="gr1" draw:text-style-name="P1" draw:id="id2015" draw:layer="layout" svg:width="2.41cm" svg:height="7.673cm" svg:x="40.527cm" svg:y="8.981cm">
          <draw:glue-point draw:id="4" svg:x="-2.091cm" svg:y="4.995cm"/>
          <draw:glue-point draw:id="5" svg:x="2.531cm" svg:y="4.995cm"/>
          <draw:glue-point draw:id="6" svg:x="5cm" svg:y="-3.865cm"/>
          <draw:glue-point draw:id="7" svg:x="5cm" svg:y="3.657cm"/>
          <draw:glue-point draw:id="8" svg:x="5cm" svg:y="1.73cm"/>
          <draw:glue-point draw:id="9" svg:x="5cm" svg:y="-1.93cm"/>
          <text:p text:style-name="P3">OutputDevice</text:p>
          <draw:enhanced-geometry svg:viewBox="0 0 21600 21600" draw:type="rectangle" draw:enhanced-path="M 0 0 L 21600 0 21600 21600 0 21600 0 0 Z N"/>
        </draw:custom-shape>
        <draw:custom-shape draw:style-name="gr1" draw:text-style-name="P1" draw:id="id2016" draw:layer="layout" svg:width="3.355cm" svg:height="0.7cm" svg:x="56.085cm" svg:y="1.686cm">
          <draw:glue-point draw:id="4" svg:x="-2.248cm" svg:y="5cm"/>
          <draw:glue-point draw:id="5" svg:x="2.269cm" svg:y="5cm"/>
          <text:p text:style-name="P3">Resource</text:p>
          <draw:enhanced-geometry svg:viewBox="0 0 21600 21600" draw:type="rectangle" draw:enhanced-path="M 0 0 L 21600 0 21600 21600 0 21600 0 0 Z N"/>
        </draw:custom-shape>
        <draw:connector draw:style-name="inheritance_20__28_public_29_" draw:layer="layout" draw:line-skew="1.191cm" svg:x1="41.952cm" svg:y1="21.642cm" svg:x2="41.732cm" svg:y2="16.654cm" draw:start-shape="id2014" draw:start-glue-point="0" draw:end-shape="id2015" draw:end-glue-point="2" svg:d="m41952 21642v-1303h-220v-3685">
          <text:p/>
        </draw:connector>
        <draw:connector draw:style-name="inheritance_20__28_public_29_" draw:layer="layout" draw:line-skew="-2.614cm" svg:x1="41.732cm" svg:y1="8.981cm" svg:x2="57.008cm" svg:y2="2.386cm" draw:start-shape="id2015" draw:start-glue-point="0" draw:end-shape="id2016" draw:end-glue-point="4" svg:d="m41732 8981v-5912h15276v-683">
          <text:p/>
        </draw:connector>
        <draw:custom-shape draw:style-name="gr1" draw:text-style-name="P3" draw:id="id2017" draw:layer="layout" svg:width="2.281cm" svg:height="0.623cm" svg:x="45.233cm" svg:y="20.103cm">
          <text:p text:style-name="P3">VirtualDevice</text:p>
          <draw:enhanced-geometry svg:viewBox="0 0 21600 21600" draw:mirror-horizontal="false" draw:mirror-vertical="false" draw:type="rectangle" draw:enhanced-path="M 0 0 L 21600 0 21600 21600 0 21600 0 0 Z N"/>
        </draw:custom-shape>
        <draw:connector draw:style-name="inheritance_20__28_public_29_" draw:layer="layout" svg:x1="46.373cm" svg:y1="20.103cm" svg:x2="42.341cm" svg:y2="16.649cm" draw:start-shape="id2017" draw:start-glue-point="0" draw:end-shape="id2015" draw:end-glue-point="5" svg:d="m46373 20103v-1725h-4032v-1729">
          <text:p/>
        </draw:connector>
        <draw:custom-shape draw:style-name="gr1" draw:text-style-name="P1" draw:id="id2018" draw:layer="layout" svg:width="7.883cm" svg:height="0.698cm" svg:x="35.483cm" svg:y="49.127cm">
          <draw:glue-point draw:id="4" svg:x="-3.56cm" svg:y="5cm"/>
          <draw:glue-point draw:id="5" svg:x="-1.59cm" svg:y="5cm"/>
          <draw:glue-point draw:id="6" svg:x="1.669cm" svg:y="5cm"/>
          <draw:glue-point draw:id="7" svg:x="3.335cm" svg:y="5cm"/>
          <text:p text:style-name="P3">Control</text:p>
          <draw:enhanced-geometry svg:viewBox="0 0 21600 21600" draw:type="rectangle" draw:enhanced-path="M 0 0 L 21600 0 21600 21600 0 21600 0 0 Z N"/>
        </draw:custom-shape>
        <draw:connector draw:style-name="inheritance_20__28_public_29_" draw:layer="layout" svg:x1="39.424cm" svg:y1="49.127cm" svg:x2="40.129cm" svg:y2="23.632cm" draw:start-shape="id2018" draw:start-glue-point="0" draw:end-shape="id2014" draw:end-glue-point="5" svg:d="m39424 49127v-12746h705v-12749">
          <text:p/>
        </draw:connector>
        <draw:custom-shape draw:style-name="gr1" draw:text-style-name="P1" draw:id="id2019" draw:layer="layout" svg:width="1.424cm" svg:height="0.698cm" svg:x="41.407cm" svg:y="53.907cm">
          <text:p text:style-name="P3">ListBox</text:p>
          <draw:enhanced-geometry svg:viewBox="0 0 21600 21600" draw:type="rectangle" draw:enhanced-path="M 0 0 L 21600 0 21600 21600 0 21600 0 0 Z N"/>
        </draw:custom-shape>
        <draw:connector draw:style-name="inheritance_20__28_public_29_" draw:layer="layout" draw:line-skew="0.762cm" svg:x1="42.119cm" svg:y1="53.907cm" svg:x2="39.424cm" svg:y2="49.825cm" draw:start-shape="id2019" draw:start-glue-point="0" draw:end-shape="id2018" draw:end-glue-point="2" svg:d="m42119 53907v-1279h-2695v-2803">
          <text:p/>
        </draw:connector>
        <draw:custom-shape draw:style-name="gr1" draw:text-style-name="P1" draw:id="id2020" draw:layer="layout" svg:width="2.099cm" svg:height="0.698cm" svg:x="43.22cm" svg:y="53.907cm">
          <draw:glue-point draw:id="4" svg:x="-2.653cm" svg:y="5cm"/>
          <draw:glue-point draw:id="5" svg:x="2.41cm" svg:y="5cm"/>
          <text:p text:style-name="P3">Button</text:p>
          <draw:enhanced-geometry svg:viewBox="0 0 21600 21600" draw:type="rectangle" draw:enhanced-path="M 0 0 L 21600 0 21600 21600 0 21600 0 0 Z N"/>
        </draw:custom-shape>
        <draw:connector draw:style-name="inheritance_20__28_public_29_" draw:layer="layout" svg:x1="44.269cm" svg:y1="53.907cm" svg:x2="40.739cm" svg:y2="49.825cm" draw:start-shape="id2020" draw:start-glue-point="0" draw:end-shape="id2018" draw:end-glue-point="6" svg:d="m44269 53907v-2041h-3530v-2041">
          <text:p/>
        </draw:connector>
        <draw:custom-shape draw:style-name="gr1" draw:text-style-name="P1" draw:id="id2021" draw:layer="layout" svg:width="1.763cm" svg:height="0.698cm" svg:x="44.801cm" svg:y="58.884cm">
          <text:p text:style-name="P3">CheckBox</text:p>
          <draw:enhanced-geometry svg:viewBox="0 0 21600 21600" draw:type="rectangle" draw:enhanced-path="M 0 0 L 21600 0 21600 21600 0 21600 0 0 Z N"/>
        </draw:custom-shape>
        <draw:connector draw:style-name="inheritance_20__28_public_29_" draw:layer="layout" svg:x1="45.682cm" svg:y1="58.884cm" svg:x2="44.269cm" svg:y2="54.605cm" draw:start-shape="id2021" draw:start-glue-point="0" draw:end-shape="id2020" draw:end-glue-point="2" svg:d="m45682 58884v-2139h-1413v-2140">
          <text:p/>
        </draw:connector>
        <draw:custom-shape draw:style-name="gr1" draw:text-style-name="P1" draw:id="id2022" draw:layer="layout" svg:width="11.496cm" svg:height="0.548cm" svg:x="32.942cm" svg:y="58.91cm">
          <draw:glue-point draw:id="4" svg:x="-4.435cm" svg:y="5cm"/>
          <draw:glue-point draw:id="5" svg:x="-3.782cm" svg:y="5cm"/>
          <draw:glue-point draw:id="6" svg:x="-3.038cm" svg:y="5cm"/>
          <draw:glue-point draw:id="7" svg:x="-2.225cm" svg:y="5cm"/>
          <draw:glue-point draw:id="8" svg:x="-1.414cm" svg:y="5cm"/>
          <draw:glue-point draw:id="9" svg:x="-0.783cm" svg:y="5cm"/>
          <draw:glue-point draw:id="10" svg:x="0.681cm" svg:y="5cm"/>
          <draw:glue-point draw:id="11" svg:x="1.358cm" svg:y="5cm"/>
          <draw:glue-point draw:id="12" svg:x="1.966cm" svg:y="5cm"/>
          <draw:glue-point draw:id="13" svg:x="2.666cm" svg:y="5cm"/>
          <draw:glue-point draw:id="14" svg:x="3.319cm" svg:y="5cm"/>
          <draw:glue-point draw:id="15" svg:x="3.928cm" svg:y="5cm"/>
          <draw:glue-point draw:id="16" svg:x="4.559cm" svg:y="5cm"/>
          <text:p text:style-name="P3">PushButton</text:p>
          <draw:enhanced-geometry svg:viewBox="0 0 21600 21600" draw:type="rectangle" draw:enhanced-path="M 0 0 L 21600 0 21600 21600 0 21600 0 0 Z N"/>
        </draw:custom-shape>
        <draw:custom-shape draw:style-name="gr1" draw:text-style-name="P1" draw:id="id2023" draw:layer="layout" svg:width="1.995cm" svg:height="0.698cm" svg:x="47.005cm" svg:y="58.884cm">
          <text:p text:style-name="P3">RadioButton</text:p>
          <draw:enhanced-geometry svg:viewBox="0 0 21600 21600" draw:type="rectangle" draw:enhanced-path="M 0 0 L 21600 0 21600 21600 0 21600 0 0 Z N"/>
        </draw:custom-shape>
        <draw:connector draw:style-name="inheritance_20__28_public_29_" draw:layer="layout" svg:x1="38.69cm" svg:y1="58.91cm" svg:x2="43.713cm" svg:y2="54.605cm" draw:start-shape="id2022" draw:start-glue-point="0" draw:end-shape="id2020" draw:end-glue-point="4" svg:d="m38690 58910v-2152h5023v-2153">
          <text:p/>
        </draw:connector>
        <draw:connector draw:style-name="inheritance_20__28_public_29_" draw:layer="layout" draw:line-skew="-0.865cm" svg:x1="48.002cm" svg:y1="58.884cm" svg:x2="44.774cm" svg:y2="54.605cm" draw:start-shape="id2023" draw:start-glue-point="0" draw:end-shape="id2020" draw:end-glue-point="5" svg:d="m48002 58884v-3004h-3228v-1275">
          <text:p/>
        </draw:connector>
        <draw:custom-shape draw:style-name="gr1" draw:text-style-name="P1" draw:id="id2024" draw:layer="layout" svg:width="1.826cm" svg:height="0.715cm" svg:x="94.981cm" svg:y="13.702cm">
          <text:p text:style-name="P3">Region</text:p>
          <draw:enhanced-geometry svg:viewBox="0 0 21600 21600" draw:type="rectangle" draw:enhanced-path="M 0 0 L 21600 0 21600 21600 0 21600 0 0 Z N"/>
        </draw:custom-shape>
        <draw:custom-shape draw:style-name="gr1" draw:text-style-name="P1" draw:id="id2025" draw:layer="layout" svg:width="2.011cm" svg:height="0.715cm" svg:x="97.892cm" svg:y="13.889cm">
          <text:p text:style-name="P3">ImplRegion</text:p>
          <draw:enhanced-geometry svg:viewBox="0 0 21600 21600" draw:type="rectangle" draw:enhanced-path="M 0 0 L 21600 0 21600 21600 0 21600 0 0 Z N"/>
        </draw:custom-shape>
        <draw:connector draw:style-name="data_20_member_20__28_pointer_29_" draw:layer="layout" svg:x1="96.807cm" svg:y1="14.059cm" svg:x2="97.892cm" svg:y2="14.246cm" draw:start-shape="id2024" draw:start-glue-point="1" draw:end-shape="id2025" draw:end-glue-point="3" svg:d="m96807 14059h542v187h543">
          <text:p/>
        </draw:connector>
        <draw:custom-shape draw:style-name="gr5" draw:id="id2026" draw:layer="layout" svg:width="2.91cm" svg:height="0.583cm" svg:x="97.521cm" svg:y="12.194cm">
          <text:p text:style-name="P2">ImplRegionBase</text:p>
          <draw:enhanced-geometry svg:viewBox="0 0 21600 21600" draw:type="rectangle" draw:enhanced-path="M 0 0 L 21600 0 21600 21600 0 21600 0 0 Z N"/>
        </draw:custom-shape>
        <draw:connector draw:style-name="inheritance_20__28_public_29_" draw:layer="layout" svg:x1="98.897cm" svg:y1="13.889cm" svg:x2="98.976cm" svg:y2="12.777cm" draw:start-shape="id2025" draw:start-glue-point="0" draw:end-shape="id2026" draw:end-glue-point="2" svg:d="m98897 13889v-557h79v-555">
          <text:p/>
        </draw:connector>
        <draw:custom-shape draw:style-name="gr1" draw:text-style-name="P1" draw:id="id2027" draw:layer="layout" svg:width="2.752cm" svg:height="0.609cm" svg:x="101.199cm" svg:y="14.073cm">
          <text:p text:style-name="P3">ImplRegionBand</text:p>
          <draw:enhanced-geometry svg:viewBox="0 0 21600 21600" draw:type="rectangle" draw:enhanced-path="M 0 0 L 21600 0 21600 21600 0 21600 0 0 Z N"/>
        </draw:custom-shape>
        <draw:connector draw:style-name="data_20_member_20__28_multiple_20_pointers_29_" draw:layer="layout" svg:x1="99.903cm" svg:y1="14.246cm" svg:x2="101.199cm" svg:y2="14.377cm" draw:start-shape="id2025" draw:start-glue-point="1" draw:end-shape="id2027" draw:end-glue-point="3" svg:d="m99903 14246h648v131h648">
          <text:p/>
        </draw:connector>
        <draw:custom-shape draw:style-name="gr1" draw:text-style-name="P1" draw:id="id2028" draw:layer="layout" svg:width="2.777cm" svg:height="0.698cm" svg:x="44.608cm" svg:y="25.054cm">
          <draw:glue-point draw:id="4" svg:x="-3.56cm" svg:y="5cm"/>
          <draw:glue-point draw:id="5" svg:x="-1.59cm" svg:y="5cm"/>
          <draw:glue-point draw:id="6" svg:x="1.669cm" svg:y="5cm"/>
          <draw:glue-point draw:id="7" svg:x="3.335cm" svg:y="5cm"/>
          <text:p text:style-name="P3">SystemWindow</text:p>
          <draw:enhanced-geometry svg:viewBox="0 0 21600 21600" draw:type="rectangle" draw:enhanced-path="M 0 0 L 21600 0 21600 21600 0 21600 0 0 Z N"/>
        </draw:custom-shape>
        <draw:connector draw:style-name="inheritance_20__28_public_29_" draw:layer="layout" svg:x1="45.996cm" svg:y1="25.054cm" svg:x2="44.302cm" svg:y2="23.632cm" draw:start-shape="id2028" draw:start-glue-point="0" draw:end-shape="id2014" draw:end-glue-point="11" svg:d="m45996 25054v-710h-1694v-712">
          <text:p/>
        </draw:connector>
        <draw:custom-shape draw:style-name="gr3" draw:text-style-name="P3" draw:id="id2029" draw:layer="layout" svg:width="2.073cm" svg:height="1.31cm" svg:x="28.983cm" svg:y="29.884cm">
          <draw:glue-point draw:id="4" svg:x="5.002cm" svg:y="-2.427cm"/>
          <text:p text:style-name="P3">StatusBar</text:p>
          <draw:enhanced-geometry svg:viewBox="0 0 21600 21600" draw:mirror-horizontal="false" draw:mirror-vertical="false" draw:type="rectangle" draw:enhanced-path="M 0 0 L 21600 0 21600 21600 0 21600 0 0 Z N"/>
        </draw:custom-shape>
        <draw:connector draw:style-name="inheritance_20__28_public_29_" draw:layer="layout" svg:x1="30.019cm" svg:y1="29.884cm" svg:x2="39.404cm" svg:y2="23.632cm" draw:start-shape="id2029" draw:start-glue-point="0" draw:end-shape="id2014" draw:end-glue-point="6" svg:d="m30019 29884v-3125h9385v-3127">
          <text:p/>
        </draw:connector>
        <draw:custom-shape draw:style-name="gr1" draw:text-style-name="P1" draw:id="id2030" draw:layer="layout" svg:width="3.122cm" svg:height="0.619cm" svg:x="105.884cm" svg:y="13.99cm">
          <text:p text:style-name="P3">VclEventListeners</text:p>
          <draw:enhanced-geometry svg:viewBox="0 0 21600 21600" draw:type="rectangle" draw:enhanced-path="M 0 0 L 21600 0 21600 21600 0 21600 0 0 Z N"/>
        </draw:custom-shape>
        <draw:custom-shape draw:style-name="class_20__28_external_20_module_29_" draw:id="id2031" draw:layer="layout" svg:width="2.36cm" svg:height="0.597cm" svg:x="106.743cm" svg:y="12.368cm">
          <text:p text:style-name="P2">std::list&lt;Link&gt;</text:p>
          <draw:enhanced-geometry svg:viewBox="0 0 21600 21600" draw:type="rectangle" draw:enhanced-path="M 0 0 L 21600 0 21600 21600 0 21600 0 0 Z N"/>
        </draw:custom-shape>
        <draw:connector draw:style-name="inheritance_20__28_public_29_" draw:layer="layout" svg:x1="107.445cm" svg:y1="13.99cm" svg:x2="107.923cm" svg:y2="12.965cm" draw:start-shape="id2030" draw:start-glue-point="0" draw:end-shape="id2031" draw:end-glue-point="2" svg:d="m107445 13990v-513h478v-512">
          <text:p/>
        </draw:connector>
        <draw:custom-shape draw:style-name="gr1" draw:text-style-name="P1" draw:id="id2032" draw:layer="layout" svg:width="3.419cm" svg:height="0.698cm" svg:x="59.773cm" svg:y="48.207cm">
          <draw:glue-point draw:id="4" svg:x="-3.56cm" svg:y="5cm"/>
          <draw:glue-point draw:id="5" svg:x="-1.59cm" svg:y="5cm"/>
          <draw:glue-point draw:id="6" svg:x="1.669cm" svg:y="5cm"/>
          <draw:glue-point draw:id="7" svg:x="3.335cm" svg:y="5cm"/>
          <text:p text:style-name="P3">DockingWindow</text:p>
          <draw:enhanced-geometry svg:viewBox="0 0 21600 21600" draw:type="rectangle" draw:enhanced-path="M 0 0 L 21600 0 21600 21600 0 21600 0 0 Z N"/>
        </draw:custom-shape>
        <draw:connector draw:style-name="inheritance_20__28_public_29_" draw:layer="layout" draw:line-skew="9.229cm" svg:x1="61.482cm" svg:y1="48.207cm" svg:x2="43.093cm" svg:y2="23.632cm" draw:start-shape="id2032" draw:start-glue-point="0" draw:end-shape="id2014" draw:end-glue-point="10" svg:d="m61482 48207v-3057h-18389v-21518">
          <text:p/>
        </draw:connector>
        <draw:custom-shape draw:style-name="class_20__28_external_20_module_29_" draw:id="id2033" draw:layer="layout" svg:width="3.137cm" svg:height="0.545cm" svg:x="57.801cm" svg:y="54.399cm">
          <text:p text:style-name="P2">SfxDockingWindow</text:p>
          <draw:enhanced-geometry svg:viewBox="0 0 21600 21600" draw:type="rectangle" draw:enhanced-path="M 0 0 L 21600 0 21600 21600 0 21600 0 0 Z N"/>
        </draw:custom-shape>
        <draw:connector draw:style-name="inheritance_20__28_public_29_" draw:layer="layout" svg:x1="59.369cm" svg:y1="54.399cm" svg:x2="60.265cm" svg:y2="48.905cm" draw:start-shape="id2033" draw:start-glue-point="0" draw:end-shape="id2032" draw:end-glue-point="4" svg:d="m59369 54399v-2747h896v-2747">
          <text:p/>
        </draw:connector>
        <draw:custom-shape draw:style-name="gr1" draw:text-style-name="P1" draw:id="id2034" draw:layer="layout" svg:width="2.358cm" svg:height="0.595cm" svg:x="59.746cm" svg:y="52.923cm">
          <text:p text:style-name="P3">SplitWindow</text:p>
          <draw:enhanced-geometry svg:viewBox="0 0 21600 21600" draw:type="rectangle" draw:enhanced-path="M 0 0 L 21600 0 21600 21600 0 21600 0 0 Z N"/>
        </draw:custom-shape>
        <draw:connector draw:style-name="inheritance_20__28_public_29_" draw:layer="layout" draw:line-skew="0.817cm" svg:x1="60.925cm" svg:y1="52.923cm" svg:x2="60.939cm" svg:y2="48.905cm" draw:start-shape="id2034" draw:start-glue-point="0" draw:end-shape="id2032" draw:end-glue-point="5" svg:d="m60925 52923v-1192h14v-2826">
          <text:p/>
        </draw:connector>
        <draw:connector draw:style-name="inheritance_20__28_public_29_" draw:layer="layout" svg:x1="62.312cm" svg:y1="54.271cm" svg:x2="61.482cm" svg:y2="48.905cm" draw:start-shape="id2035" draw:start-glue-point="0" draw:end-shape="id2032" draw:end-glue-point="2" svg:d="m62312 54271v-2683h-830v-2683">
          <text:p/>
        </draw:connector>
        <draw:connector draw:style-name="inheritance_20__28_public_29_" draw:layer="layout" svg:x1="63.749cm" svg:y1="53.31cm" svg:x2="62.052cm" svg:y2="48.905cm" draw:start-shape="id2036" draw:start-glue-point="0" draw:end-shape="id2032" draw:end-glue-point="6" svg:d="m63749 53310v-2203h-1697v-2202">
          <text:p/>
        </draw:connector>
        <draw:connector draw:style-name="inheritance_20__28_public_29_" draw:layer="layout" svg:x1="70.916cm" svg:y1="51.705cm" svg:x2="62.622cm" svg:y2="48.905cm" draw:start-shape="id2037" draw:start-glue-point="0" draw:end-shape="id2032" draw:end-glue-point="7" svg:d="m70916 51705v-1400h-8294v-1400">
          <text:p/>
        </draw:connector>
        <draw:custom-shape draw:style-name="class_20__28_external_20_module_29_" draw:id="id2035" draw:layer="layout" svg:width="2.074cm" svg:height="0.517cm" svg:x="61.275cm" svg:y="54.271cm">
          <text:p text:style-name="P2">SvSection</text:p>
          <draw:enhanced-geometry svg:viewBox="0 0 21600 21600" draw:type="rectangle" draw:enhanced-path="M 0 0 L 21600 0 21600 21600 0 21600 0 0 Z N"/>
        </draw:custom-shape>
        <draw:custom-shape draw:style-name="class_20__28_external_20_module_29_" draw:id="id2036" draw:layer="layout" svg:width="2.307cm" svg:height="0.545cm" svg:x="62.596cm" svg:y="53.31cm">
          <text:p text:style-name="P2">TextWin_Impl</text:p>
          <draw:enhanced-geometry svg:viewBox="0 0 21600 21600" draw:type="rectangle" draw:enhanced-path="M 0 0 L 21600 0 21600 21600 0 21600 0 0 Z N"/>
        </draw:custom-shape>
        <draw:custom-shape draw:style-name="gr1" draw:text-style-name="P1" draw:id="id2037" draw:layer="layout" svg:width="8.709cm" svg:height="1.97cm" svg:x="66.562cm" svg:y="51.705cm">
          <draw:glue-point draw:id="4" svg:x="-4.344cm" svg:y="5cm"/>
          <draw:glue-point draw:id="5" svg:x="-3.511cm" svg:y="5cm"/>
          <draw:glue-point draw:id="6" svg:x="4.999cm" svg:y="-3.685cm"/>
          <draw:glue-point draw:id="7" svg:x="4.999cm" svg:y="-1.842cm"/>
          <text:p text:style-name="P3">ToolBox</text:p>
          <draw:enhanced-geometry svg:viewBox="0 0 21600 21600" draw:type="rectangle" draw:enhanced-path="M 0 0 L 21600 0 21600 21600 0 21600 0 0 Z N"/>
        </draw:custom-shape>
        <draw:custom-shape draw:style-name="class_20__28_external_20_module_29_" draw:id="id2038" draw:layer="layout" svg:width="3.033cm" svg:height="0.648cm" svg:x="68.661cm" svg:y="58.623cm">
          <text:p text:style-name="P2">CommandToolBox</text:p>
          <draw:enhanced-geometry svg:viewBox="0 0 21600 21600" draw:type="rectangle" draw:enhanced-path="M 0 0 L 21600 0 21600 21600 0 21600 0 0 Z N"/>
        </draw:custom-shape>
        <draw:connector draw:style-name="inheritance_20__28_public_29_" draw:layer="layout" svg:x1="70.177cm" svg:y1="58.623cm" svg:x2="67.859cm" svg:y2="53.675cm" draw:start-shape="id2038" draw:start-glue-point="0" draw:end-shape="id2037" draw:end-glue-point="5" svg:d="m70177 58623v-2474h-2318v-2474">
          <text:p/>
        </draw:connector>
        <draw:custom-shape draw:style-name="gr1" draw:text-style-name="P1" draw:id="id2039" draw:layer="layout" svg:width="2.229cm" svg:height="0.572cm" svg:x="65.759cm" svg:y="58.649cm">
          <text:p text:style-name="P3">DecoToolBox</text:p>
          <draw:enhanced-geometry svg:viewBox="0 0 21600 21600" draw:type="rectangle" draw:enhanced-path="M 0 0 L 21600 0 21600 21600 0 21600 0 0 Z N"/>
        </draw:custom-shape>
        <draw:connector draw:style-name="inheritance_20__28_public_29_" draw:layer="layout" svg:x1="66.873cm" svg:y1="58.649cm" svg:x2="67.133cm" svg:y2="53.675cm" draw:start-shape="id2039" draw:start-glue-point="0" draw:end-shape="id2037" draw:end-glue-point="4" svg:d="m66873 58649v-2487h260v-2487">
          <text:p/>
        </draw:connector>
        <draw:custom-shape draw:style-name="gr1" draw:text-style-name="P1" draw:id="id2040" draw:layer="layout" svg:width="2.929cm" svg:height="1.215cm" svg:x="43.444cm" svg:y="41.936cm">
          <draw:glue-point draw:id="4" svg:x="4.998cm" svg:y="-2.436cm"/>
          <draw:glue-point draw:id="5" svg:x="4.998cm" svg:y="3.111cm"/>
          <text:p text:style-name="P3">MenuBarWindow</text:p>
          <draw:enhanced-geometry svg:viewBox="0 0 21600 21600" draw:type="rectangle" draw:enhanced-path="M 0 0 L 21600 0 21600 21600 0 21600 0 0 Z N"/>
        </draw:custom-shape>
        <draw:connector draw:style-name="inheritance_20__28_public_29_" draw:layer="layout" draw:line-skew="0.73cm" svg:x1="44.908cm" svg:y1="41.936cm" svg:x2="41.326cm" svg:y2="23.632cm" draw:start-shape="id2040" draw:end-shape="id2014" draw:end-glue-point="8" svg:d="m44908 41936v-8421h-3582v-9883">
          <text:p/>
        </draw:connector>
        <draw:connector draw:style-name="data_20_member" draw:layer="layout" draw:line-skew="-2.864cm" svg:x1="46.373cm" svg:y1="42.543cm" svg:x2="65.759cm" svg:y2="58.935cm" draw:start-shape="id2040" draw:start-glue-point="1" draw:end-shape="id2039" draw:end-glue-point="3" svg:d="m46373 42543h6828v16392h12558">
          <text:p/>
        </draw:connector>
        <draw:custom-shape draw:style-name="gr1" draw:text-style-name="P1" draw:id="id2041" draw:layer="layout" svg:width="2.41cm" svg:height="2.773cm" svg:x="54.196cm" svg:y="30.714cm">
          <draw:glue-point draw:id="4" svg:x="-2.06cm" svg:y="5cm"/>
          <draw:glue-point draw:id="5" svg:x="2.207cm" svg:y="5cm"/>
          <draw:glue-point draw:id="6" svg:x="5cm" svg:y="-3.472cm"/>
          <draw:glue-point draw:id="7" svg:x="5cm" svg:y="-1.527cm"/>
          <draw:glue-point draw:id="8" svg:x="5cm" svg:y="1.527cm"/>
          <draw:glue-point draw:id="9" svg:x="5cm" svg:y="3.751cm"/>
          <text:p text:style-name="P3">Menu</text:p>
          <draw:enhanced-geometry svg:viewBox="0 0 21600 21600" draw:type="rectangle" draw:enhanced-path="M 0 0 L 21600 0 21600 21600 0 21600 0 0 Z N"/>
        </draw:custom-shape>
        <draw:connector draw:style-name="inheritance_20__28_public_29_" draw:layer="layout" svg:x1="55.401cm" svg:y1="30.714cm" svg:x2="57.762cm" svg:y2="2.386cm" draw:start-shape="id2041" draw:start-glue-point="0" draw:end-shape="id2016" draw:end-glue-point="2" svg:d="m55401 30714v-14164h2361v-14164">
          <text:p/>
        </draw:connector>
        <draw:custom-shape draw:style-name="gr1" draw:text-style-name="P1" draw:id="id2042" draw:layer="layout" svg:width="1.815cm" svg:height="0.674cm" svg:x="55.361cm" svg:y="38.979cm">
          <text:p text:style-name="P3">MenuBar</text:p>
          <draw:enhanced-geometry svg:viewBox="0 0 21600 21600" draw:type="rectangle" draw:enhanced-path="M 0 0 L 21600 0 21600 21600 0 21600 0 0 Z N"/>
        </draw:custom-shape>
        <draw:custom-shape draw:style-name="gr1" draw:text-style-name="P1" draw:id="id2043" draw:layer="layout" svg:width="2.177cm" svg:height="1.248cm" svg:x="52.54cm" svg:y="36.126cm">
          <draw:glue-point draw:id="4" svg:x="-5.002cm" svg:y="-2.684cm"/>
          <draw:glue-point draw:id="5" svg:x="-5.002cm" svg:y="2.299cm"/>
          <text:p text:style-name="P3">PopupMenu</text:p>
          <draw:enhanced-geometry svg:viewBox="0 0 21600 21600" draw:type="rectangle" draw:enhanced-path="M 0 0 L 21600 0 21600 21600 0 21600 0 0 Z N"/>
        </draw:custom-shape>
        <draw:connector draw:style-name="inheritance_20__28_public_29_" draw:layer="layout" svg:x1="56.268cm" svg:y1="38.979cm" svg:x2="55.932cm" svg:y2="33.486cm" draw:start-shape="id2042" draw:start-glue-point="0" draw:end-shape="id2041" draw:end-glue-point="5" svg:d="m56268 38979v-2746h-336v-2747">
          <text:p/>
        </draw:connector>
        <draw:connector draw:style-name="inheritance_20__28_public_29_" draw:layer="layout" svg:x1="53.628cm" svg:y1="36.126cm" svg:x2="54.905cm" svg:y2="33.486cm" draw:start-shape="id2043" draw:start-glue-point="0" draw:end-shape="id2041" draw:end-glue-point="4" svg:d="m53628 36126v-1320h1277v-1320">
          <text:p/>
        </draw:connector>
        <draw:custom-shape draw:style-name="gr1" draw:text-style-name="P1" draw:id="id2044" draw:layer="layout" svg:width="2.022cm" svg:height="0.751cm" svg:x="76.618cm" svg:y="51.447cm">
          <text:p text:style-name="P3">ImageList</text:p>
          <draw:enhanced-geometry svg:viewBox="0 0 21600 21600" draw:type="rectangle" draw:enhanced-path="M 0 0 L 21600 0 21600 21600 0 21600 0 0 Z N"/>
        </draw:custom-shape>
        <draw:connector draw:style-name="data_20_member" draw:layer="layout" svg:x1="75.269cm" svg:y1="51.965cm" svg:x2="76.618cm" svg:y2="51.822cm" draw:start-shape="id2037" draw:start-glue-point="6" draw:end-shape="id2044" draw:end-glue-point="3" svg:d="m75269 51965h675v-143h674">
          <text:p/>
        </draw:connector>
        <draw:custom-shape draw:style-name="gr1" draw:text-style-name="P1" draw:id="id2045" draw:layer="layout" svg:width="1.633cm" svg:height="0.674cm" svg:x="46.034cm" svg:y="53.96cm">
          <text:p text:style-name="P3">ImplWin</text:p>
          <draw:enhanced-geometry svg:viewBox="0 0 21600 21600" draw:type="rectangle" draw:enhanced-path="M 0 0 L 21600 0 21600 21600 0 21600 0 0 Z N"/>
        </draw:custom-shape>
        <draw:connector draw:style-name="inheritance_20__28_public_29_" draw:layer="layout" draw:line-skew="-1.092cm" svg:x1="46.85cm" svg:y1="53.96cm" svg:x2="42.052cm" svg:y2="49.825cm" draw:start-shape="id2045" draw:start-glue-point="0" draw:end-shape="id2018" draw:end-glue-point="7" svg:d="m46850 53960v-3159h-4798v-976">
          <text:p/>
        </draw:connector>
        <draw:custom-shape draw:style-name="gr1" draw:text-style-name="P1" draw:layer="layout" svg:width="3.888cm" svg:height="0.778cm" svg:x="58.06cm" svg:y="57.562cm">
          <text:p text:style-name="P3">ImplCommonButtonData</text:p>
          <draw:enhanced-geometry svg:viewBox="0 0 21600 21600" draw:type="rectangle" draw:enhanced-path="M 0 0 L 21600 0 21600 21600 0 21600 0 0 Z N"/>
        </draw:custom-shape>
        <draw:custom-shape draw:style-name="gr1" draw:text-style-name="P1" draw:layer="layout" svg:width="3.266cm" svg:height="0.7cm" svg:x="57.879cm" svg:y="59.74cm">
          <text:p text:style-name="P3">ToolbarMenuEntry</text:p>
          <draw:enhanced-geometry svg:viewBox="0 0 21600 21600" draw:type="rectangle" draw:enhanced-path="M 0 0 L 21600 0 21600 21600 0 21600 0 0 Z N"/>
        </draw:custom-shape>
        <draw:custom-shape draw:style-name="gr1" draw:text-style-name="P1" draw:id="id2046" draw:layer="layout" svg:width="1.788cm" svg:height="0.596cm" svg:x="31.675cm" svg:y="63.007cm">
          <text:p text:style-name="P3">OKButton</text:p>
          <draw:enhanced-geometry svg:viewBox="0 0 21600 21600" draw:type="rectangle" draw:enhanced-path="M 0 0 L 21600 0 21600 21600 0 21600 0 0 Z N"/>
        </draw:custom-shape>
        <draw:custom-shape draw:style-name="gr1" draw:text-style-name="P1" draw:id="id2047" draw:layer="layout" svg:width="2.203cm" svg:height="0.596cm" svg:x="33.849cm" svg:y="63.006cm">
          <text:p text:style-name="P3">CancelButton</text:p>
          <draw:enhanced-geometry svg:viewBox="0 0 21600 21600" draw:type="rectangle" draw:enhanced-path="M 0 0 L 21600 0 21600 21600 0 21600 0 0 Z N"/>
        </draw:custom-shape>
        <draw:custom-shape draw:style-name="gr1" draw:text-style-name="P1" draw:id="id2048" draw:layer="layout" svg:width="2.046cm" svg:height="0.596cm" svg:x="36.52cm" svg:y="63.032cm">
          <text:p text:style-name="P3">MoreButton</text:p>
          <draw:enhanced-geometry svg:viewBox="0 0 21600 21600" draw:type="rectangle" draw:enhanced-path="M 0 0 L 21600 0 21600 21600 0 21600 0 0 Z N"/>
        </draw:custom-shape>
        <draw:custom-shape draw:style-name="gr1" draw:text-style-name="P1" draw:id="id2049" draw:layer="layout" svg:width="2.046cm" svg:height="0.596cm" svg:x="39.266cm" svg:y="63.136cm">
          <text:p text:style-name="P3">MenuButton</text:p>
          <draw:enhanced-geometry svg:viewBox="0 0 21600 21600" draw:type="rectangle" draw:enhanced-path="M 0 0 L 21600 0 21600 21600 0 21600 0 0 Z N"/>
        </draw:custom-shape>
        <draw:custom-shape draw:style-name="gr1" draw:text-style-name="P1" draw:id="id2050" draw:layer="layout" svg:width="2.046cm" svg:height="0.596cm" svg:x="41.988cm" svg:y="62.799cm">
          <text:p text:style-name="P3">ImageButton</text:p>
          <draw:enhanced-geometry svg:viewBox="0 0 21600 21600" draw:type="rectangle" draw:enhanced-path="M 0 0 L 21600 0 21600 21600 0 21600 0 0 Z N"/>
        </draw:custom-shape>
        <draw:custom-shape draw:style-name="gr1" draw:text-style-name="P1" draw:id="id2051" draw:layer="layout" svg:width="2.046cm" svg:height="0.596cm" svg:x="44.372cm" svg:y="62.825cm">
          <text:p text:style-name="P3">HelpButton</text:p>
          <draw:enhanced-geometry svg:viewBox="0 0 21600 21600" draw:type="rectangle" draw:enhanced-path="M 0 0 L 21600 0 21600 21600 0 21600 0 0 Z N"/>
        </draw:custom-shape>
        <draw:custom-shape draw:style-name="gr1" draw:text-style-name="P1" draw:id="id2052" draw:layer="layout" svg:width="2.281cm" svg:height="0.596cm" svg:x="46.731cm" svg:y="62.851cm">
          <text:p text:style-name="P3">GalleryButton</text:p>
          <draw:enhanced-geometry svg:viewBox="0 0 21600 21600" draw:type="rectangle" draw:enhanced-path="M 0 0 L 21600 0 21600 21600 0 21600 0 0 Z N"/>
        </draw:custom-shape>
        <draw:connector draw:style-name="inheritance_20__28_public_29_" draw:layer="layout" svg:x1="32.569cm" svg:y1="63.007cm" svg:x2="33.592cm" svg:y2="59.458cm" draw:start-shape="id2046" draw:start-glue-point="0" draw:end-shape="id2022" draw:end-glue-point="4" svg:d="m32569 63007v-1774h1023v-1775">
          <text:p/>
        </draw:connector>
        <draw:connector draw:style-name="inheritance_20__28_public_29_" draw:layer="layout" draw:line-skew="0.959cm" svg:x1="34.95cm" svg:y1="63.006cm" svg:x2="34.343cm" svg:y2="59.458cm" draw:start-shape="id2047" draw:start-glue-point="0" draw:end-shape="id2022" draw:end-glue-point="5" svg:d="m34950 63006v-815h-607v-2733">
          <text:p/>
        </draw:connector>
        <draw:connector draw:style-name="inheritance_20__28_public_29_" draw:layer="layout" draw:line-skew="0.7cm" svg:x1="37.543cm" svg:y1="63.032cm" svg:x2="35.198cm" svg:y2="59.458cm" draw:start-shape="id2048" draw:start-glue-point="0" draw:end-shape="id2022" draw:end-glue-point="6" svg:d="m37543 63032v-1087h-2345v-2487">
          <text:p/>
        </draw:connector>
        <draw:connector draw:style-name="inheritance_20__28_public_29_" draw:layer="layout" svg:x1="40.289cm" svg:y1="63.136cm" svg:x2="36.133cm" svg:y2="59.458cm" draw:start-shape="id2049" draw:start-glue-point="0" draw:end-shape="id2022" draw:end-glue-point="7" svg:d="m40289 63136v-1839h-4156v-1839">
          <text:p/>
        </draw:connector>
        <draw:connector draw:style-name="inheritance_20__28_public_29_" draw:layer="layout" svg:x1="43.011cm" svg:y1="62.799cm" svg:x2="37.065cm" svg:y2="59.458cm" draw:start-shape="id2050" draw:start-glue-point="0" draw:end-shape="id2022" draw:end-glue-point="8" svg:d="m43011 62799v-1670h-5946v-1671">
          <text:p/>
        </draw:connector>
        <draw:connector draw:style-name="inheritance_20__28_public_29_" draw:layer="layout" draw:line-skew="-0.415cm" svg:x1="45.395cm" svg:y1="62.825cm" svg:x2="37.79cm" svg:y2="59.458cm" draw:start-shape="id2051" draw:start-glue-point="0" draw:end-shape="id2022" draw:end-glue-point="9" svg:d="m45395 62825v-2098h-7605v-1269">
          <text:p/>
        </draw:connector>
        <draw:connector draw:style-name="inheritance_20__28_public_29_" draw:layer="layout" draw:line-skew="-0.998cm" svg:x1="47.871cm" svg:y1="62.851cm" svg:x2="38.69cm" svg:y2="59.458cm" draw:start-shape="id2052" draw:start-glue-point="0" draw:end-shape="id2022" draw:end-glue-point="2" svg:d="m47871 62851v-2694h-9181v-699">
          <text:p/>
        </draw:connector>
        <draw:custom-shape draw:style-name="gr1" draw:text-style-name="P1" draw:id="id2053" draw:layer="layout" svg:width="2.851cm" svg:height="0.674cm" svg:x="46.005cm" svg:y="27.785cm">
          <text:p text:style-name="P3">FloatingWindow</text:p>
          <draw:enhanced-geometry svg:viewBox="0 0 21600 21600" draw:type="rectangle" draw:enhanced-path="M 0 0 L 21600 0 21600 21600 0 21600 0 0 Z N"/>
        </draw:custom-shape>
        <draw:connector draw:style-name="inheritance_20__28_public_29_" draw:layer="layout" svg:x1="47.43cm" svg:y1="27.785cm" svg:x2="46.922cm" svg:y2="25.752cm" draw:start-shape="id2053" draw:start-glue-point="0" draw:end-shape="id2028" draw:end-glue-point="7" svg:d="m47430 27785v-1016h-508v-1017">
          <text:p/>
        </draw:connector>
        <draw:custom-shape draw:style-name="gr1" draw:text-style-name="P1" draw:layer="layout" svg:width="4.588cm" svg:height="0.726cm" svg:x="53.081cm" svg:y="61.375cm">
          <text:p text:style-name="P3">ImplDockingWindowWrapper</text:p>
          <draw:enhanced-geometry svg:viewBox="0 0 21600 21600" draw:type="rectangle" draw:enhanced-path="M 0 0 L 21600 0 21600 21600 0 21600 0 0 Z N"/>
        </draw:custom-shape>
        <draw:custom-shape draw:style-name="gr1" draw:text-style-name="P1" draw:id="id2058" draw:layer="layout" svg:width="1.728cm" svg:height="0.648cm" svg:x="85.177cm" svg:y="23.196cm">
          <text:p text:style-name="P3">KeyCode</text:p>
          <draw:enhanced-geometry svg:viewBox="0 0 21600 21600" draw:type="rectangle" draw:enhanced-path="M 0 0 L 21600 0 21600 21600 0 21600 0 0 Z N"/>
        </draw:custom-shape>
        <draw:custom-shape draw:style-name="gr3" draw:layer="layout" svg:width="3.752cm" svg:height="0.691cm" svg:x="82.906cm" svg:y="20.852cm">
          <text:p text:style-name="P2">CommandModKeyData</text:p>
          <draw:enhanced-geometry svg:viewBox="0 0 21600 21600" draw:type="rectangle" draw:enhanced-path="M 0 0 L 21600 0 21600 21600 0 21600 0 0 Z N"/>
        </draw:custom-shape>
        <draw:custom-shape draw:style-name="gr1" draw:text-style-name="P1" draw:layer="layout" svg:width="2.814cm" svg:height="0.716cm" svg:x="81.104cm" svg:y="19.272cm">
          <text:p text:style-name="P3">CommandEvent</text:p>
          <draw:enhanced-geometry svg:viewBox="0 0 21600 21600" draw:type="rectangle" draw:enhanced-path="M 0 0 L 21600 0 21600 21600 0 21600 0 0 Z N"/>
        </draw:custom-shape>
        <draw:custom-shape draw:style-name="gr1" draw:text-style-name="P1" draw:id="id2054" draw:layer="layout" svg:width="2.444cm" svg:height="0.622cm" svg:x="75.856cm" svg:y="27.061cm">
          <text:p text:style-name="P3">GtkSalFrame</text:p>
          <draw:enhanced-geometry svg:viewBox="0 0 21600 21600" draw:type="rectangle" draw:enhanced-path="M 0 0 L 21600 0 21600 21600 0 21600 0 0 Z N"/>
        </draw:custom-shape>
        <draw:custom-shape draw:style-name="gr1" draw:text-style-name="P1" draw:id="id2055" draw:layer="layout" svg:width="4.807cm" svg:height="0.716cm" svg:x="70.463cm" svg:y="24.151cm">
          <draw:glue-point draw:id="4" svg:x="-4.093cm" svg:y="5cm"/>
          <draw:glue-point draw:id="5" svg:x="-1.137cm" svg:y="5cm"/>
          <draw:glue-point draw:id="6" svg:x="1.472cm" svg:y="5cm"/>
          <draw:glue-point draw:id="7" svg:x="3.027cm" svg:y="5cm"/>
          <draw:glue-point draw:id="8" svg:x="-2.525cm" svg:y="5cm"/>
          <text:p text:style-name="P3">SalFrame</text:p>
          <draw:enhanced-geometry svg:viewBox="0 0 21600 21600" draw:type="rectangle" draw:enhanced-path="M 0 0 L 21600 0 21600 21600 0 21600 0 0 Z N"/>
        </draw:custom-shape>
        <draw:connector draw:style-name="inheritance_20__28_public_29_" draw:layer="layout" svg:x1="77.078cm" svg:y1="27.061cm" svg:x2="74.321cm" svg:y2="24.867cm" draw:start-shape="id2054" draw:start-glue-point="0" draw:end-shape="id2055" draw:end-glue-point="7" svg:d="m77078 27061v-1097h-2757v-1097">
          <text:p/>
        </draw:connector>
        <draw:custom-shape draw:style-name="gr5" draw:layer="layout" svg:width="2.938cm" svg:height="0.6cm" svg:x="76.653cm" svg:y="29.674cm">
          <text:p text:style-name="P2">SalKeyModEvent</text:p>
          <draw:enhanced-geometry svg:viewBox="0 0 21600 21600" draw:type="rectangle" draw:enhanced-path="M 0 0 L 21600 0 21600 21600 0 21600 0 0 Z N"/>
        </draw:custom-shape>
        <draw:custom-shape draw:style-name="gr1" draw:text-style-name="P1" draw:id="id2056" draw:layer="layout" svg:width="2.444cm" svg:height="0.598cm" svg:x="74.03cm" svg:y="28.122cm">
          <text:p text:style-name="P3">X11SalFrame</text:p>
          <draw:enhanced-geometry svg:viewBox="0 0 21600 21600" draw:type="rectangle" draw:enhanced-path="M 0 0 L 21600 0 21600 21600 0 21600 0 0 Z N"/>
        </draw:custom-shape>
        <draw:connector draw:style-name="inheritance_20__28_public_29_" draw:layer="layout" svg:x1="75.252cm" svg:y1="28.122cm" svg:x2="73.573cm" svg:y2="24.867cm" draw:start-shape="id2056" draw:end-shape="id2055" draw:end-glue-point="6" svg:d="m75252 28122v-1627h-1679v-1628">
          <text:p/>
        </draw:connector>
        <draw:custom-shape draw:style-name="gr1" draw:text-style-name="P1" draw:id="id2057" draw:layer="layout" svg:width="1.901cm" svg:height="0.691cm" svg:x="81.697cm" svg:y="23.148cm">
          <text:p text:style-name="P3">KeyEvent</text:p>
          <draw:enhanced-geometry svg:viewBox="0 0 21600 21600" draw:type="rectangle" draw:enhanced-path="M 0 0 L 21600 0 21600 21600 0 21600 0 0 Z N"/>
        </draw:custom-shape>
        <draw:connector draw:style-name="data_20_member" draw:layer="layout" svg:x1="83.598cm" svg:y1="23.493cm" svg:x2="85.177cm" svg:y2="23.52cm" draw:start-shape="id2057" draw:start-glue-point="1" draw:end-shape="id2058" draw:end-glue-point="3" svg:d="m83598 23493h789v27h790">
          <text:p/>
        </draw:connector>
        <draw:custom-shape draw:style-name="gr3" draw:id="id2059" draw:layer="layout" svg:width="2.733cm" svg:height="0.659cm" svg:x="72.09cm" svg:y="21.699cm">
          <text:p text:style-name="P2">DeletionNotifier</text:p>
          <draw:enhanced-geometry svg:viewBox="0 0 21600 21600" draw:type="rectangle" draw:enhanced-path="M 0 0 L 21600 0 21600 21600 0 21600 0 0 Z N"/>
        </draw:custom-shape>
        <draw:connector draw:style-name="inheritance_20__28_public_29_" draw:layer="layout" svg:x1="72.866cm" svg:y1="24.151cm" svg:x2="73.456cm" svg:y2="22.358cm" draw:start-shape="id2055" draw:start-glue-point="0" draw:end-shape="id2059" draw:end-glue-point="2" svg:d="m72866 24151v-897h590v-896">
          <text:p/>
        </draw:connector>
        <draw:custom-shape draw:style-name="gr1" draw:text-style-name="P1" draw:id="id2060" draw:layer="layout" svg:width="2.444cm" svg:height="0.635cm" svg:x="65.893cm" svg:y="26.978cm">
          <text:p text:style-name="P3">AquaSalFrame</text:p>
          <draw:enhanced-geometry svg:viewBox="0 0 21600 21600" draw:type="rectangle" draw:enhanced-path="M 0 0 L 21600 0 21600 21600 0 21600 0 0 Z N"/>
        </draw:custom-shape>
        <draw:custom-shape draw:style-name="gr1" draw:text-style-name="P1" draw:id="id2061" draw:layer="layout" svg:width="2.444cm" svg:height="0.635cm" svg:x="70.464cm" svg:y="28.132cm">
          <text:p text:style-name="P3">Os2SalFrame</text:p>
          <draw:enhanced-geometry svg:viewBox="0 0 21600 21600" draw:type="rectangle" draw:enhanced-path="M 0 0 L 21600 0 21600 21600 0 21600 0 0 Z N"/>
        </draw:custom-shape>
        <draw:custom-shape draw:style-name="gr1" draw:text-style-name="P1" draw:id="id2062" draw:layer="layout" svg:width="2.444cm" svg:height="0.587cm" svg:x="72.23cm" svg:y="29.311cm">
          <text:p text:style-name="P3">SvpSalFrame</text:p>
          <draw:enhanced-geometry svg:viewBox="0 0 21600 21600" draw:type="rectangle" draw:enhanced-path="M 0 0 L 21600 0 21600 21600 0 21600 0 0 Z N"/>
        </draw:custom-shape>
        <draw:custom-shape draw:style-name="gr1" draw:text-style-name="P1" draw:id="id2063" draw:layer="layout" svg:width="2.444cm" svg:height="0.611cm" svg:x="67.706cm" svg:y="28.156cm">
          <text:p text:style-name="P3">WinSalFrame</text:p>
          <draw:enhanced-geometry svg:viewBox="0 0 21600 21600" draw:type="rectangle" draw:enhanced-path="M 0 0 L 21600 0 21600 21600 0 21600 0 0 Z N"/>
        </draw:custom-shape>
        <draw:connector draw:style-name="inheritance_20__28_public_29_" draw:layer="layout" svg:x1="67.115cm" svg:y1="26.978cm" svg:x2="70.899cm" svg:y2="24.867cm" draw:start-shape="id2060" draw:start-glue-point="0" draw:end-shape="id2055" draw:end-glue-point="4" svg:d="m67115 26978v-1056h3784v-1055">
          <text:p/>
        </draw:connector>
        <draw:connector draw:style-name="inheritance_20__28_public_29_" draw:layer="layout" draw:line-skew="0.737cm" svg:x1="71.686cm" svg:y1="28.132cm" svg:x2="72.32cm" svg:y2="24.867cm" draw:start-shape="id2061" draw:start-glue-point="0" draw:end-shape="id2055" draw:end-glue-point="5" svg:d="m71686 28132v-896h634v-2369">
          <text:p/>
        </draw:connector>
        <draw:connector draw:style-name="inheritance_20__28_public_29_" draw:layer="layout" svg:x1="73.452cm" svg:y1="29.311cm" svg:x2="72.866cm" svg:y2="24.867cm" draw:start-shape="id2062" draw:start-glue-point="0" draw:end-shape="id2055" draw:end-glue-point="2" svg:d="m73452 29311v-2222h-586v-2222">
          <text:p/>
        </draw:connector>
        <draw:connector draw:style-name="inheritance_20__28_public_29_" draw:layer="layout" svg:x1="68.928cm" svg:y1="28.156cm" svg:x2="71.653cm" svg:y2="24.867cm" draw:start-shape="id2063" draw:start-glue-point="0" draw:end-shape="id2055" draw:end-glue-point="8" svg:d="m68928 28156v-1645h2725v-1644">
          <text:p/>
        </draw:connector>
        <draw:custom-shape draw:style-name="gr1" draw:text-style-name="P1" draw:id="id2065" draw:layer="layout" svg:width="2.592cm" svg:height="0.613cm" svg:x="92.399cm" svg:y="28cm">
          <draw:glue-point draw:id="4" svg:x="-2.091cm" svg:y="4.991cm"/>
          <draw:glue-point draw:id="5" svg:x="2.272cm" svg:y="4.991cm"/>
          <text:p text:style-name="P3">SalDisplay</text:p>
          <draw:enhanced-geometry svg:viewBox="0 0 21600 21600" draw:type="rectangle" draw:enhanced-path="M 0 0 L 21600 0 21600 21600 0 21600 0 0 Z N"/>
        </draw:custom-shape>
        <draw:custom-shape draw:style-name="gr1" draw:text-style-name="P1" draw:id="id2064" draw:layer="layout" svg:width="2.592cm" svg:height="0.613cm" svg:x="90.867cm" svg:y="30.051cm">
          <text:p text:style-name="P3">GtkSalDisplay</text:p>
          <draw:enhanced-geometry svg:viewBox="0 0 21600 21600" draw:type="rectangle" draw:enhanced-path="M 0 0 L 21600 0 21600 21600 0 21600 0 0 Z N"/>
        </draw:custom-shape>
        <draw:custom-shape draw:style-name="gr1" draw:text-style-name="P1" draw:id="id2066" draw:layer="layout" svg:width="2.592cm" svg:height="0.613cm" svg:x="94.166cm" svg:y="30.028cm">
          <text:p text:style-name="P3">SalX11Display</text:p>
          <draw:enhanced-geometry svg:viewBox="0 0 21600 21600" draw:type="rectangle" draw:enhanced-path="M 0 0 L 21600 0 21600 21600 0 21600 0 0 Z N"/>
        </draw:custom-shape>
        <draw:connector draw:style-name="inheritance_20__28_public_29_" draw:layer="layout" svg:x1="92.163cm" svg:y1="30.051cm" svg:x2="93.154cm" svg:y2="28.611cm" draw:start-shape="id2064" draw:start-glue-point="0" draw:end-shape="id2065" draw:end-glue-point="4" svg:d="m92163 30051v-720h991v-720">
          <text:p/>
        </draw:connector>
        <draw:connector draw:style-name="inheritance_20__28_public_29_" draw:layer="layout" svg:x1="95.462cm" svg:y1="30.028cm" svg:x2="94.283cm" svg:y2="28.611cm" draw:start-shape="id2066" draw:start-glue-point="0" draw:end-shape="id2065" draw:end-glue-point="5" svg:d="m95462 30028v-708h-1179v-709">
          <text:p/>
        </draw:connector>
        <draw:custom-shape draw:style-name="gr1" draw:text-style-name="P1" draw:id="id2067" draw:layer="layout" svg:width="2.662cm" svg:height="0.613cm" svg:x="94.142cm" svg:y="31.559cm">
          <text:p text:style-name="P3">SalKDEDisplay</text:p>
          <draw:enhanced-geometry svg:viewBox="0 0 21600 21600" draw:type="rectangle" draw:enhanced-path="M 0 0 L 21600 0 21600 21600 0 21600 0 0 Z N"/>
        </draw:custom-shape>
        <draw:connector draw:style-name="inheritance_20__28_public_29_" draw:layer="layout" svg:x1="95.473cm" svg:y1="31.559cm" svg:x2="95.462cm" svg:y2="30.641cm" draw:start-shape="id2067" draw:start-glue-point="0" draw:end-shape="id2066" draw:end-glue-point="2" svg:d="m95473 31559v-460h-11v-458">
          <text:p/>
        </draw:connector>
        <draw:custom-shape draw:style-name="gr1" draw:text-style-name="P1" draw:id="id2068" draw:layer="layout" svg:width="2.255cm" svg:height="4.51cm" svg:x="57.262cm" svg:y="22.865cm">
          <draw:glue-point draw:id="4" svg:x="4.997cm" svg:y="-2.729cm" draw:escape-direction="right"/>
          <draw:glue-point draw:id="5" svg:x="4.997cm" svg:y="-3.85cm"/>
          <draw:glue-point draw:id="6" svg:x="4.997cm" svg:y="-1.811cm"/>
          <draw:glue-point draw:id="7" svg:x="4.997cm" svg:y="-0.935cm"/>
          <draw:glue-point draw:id="8" svg:x="4.997cm" svg:y="0.878cm"/>
          <draw:glue-point draw:id="9" svg:x="4.997cm" svg:y="1.704cm"/>
          <draw:glue-point draw:id="10" svg:x="4.997cm" svg:y="2.576cm"/>
          <draw:glue-point draw:id="11" svg:x="4.997cm" svg:y="3.367cm"/>
          <draw:glue-point draw:id="12" svg:x="4.997cm" svg:y="4.189cm"/>
          <text:p text:style-name="P3">WindowImpl</text:p>
          <draw:enhanced-geometry svg:viewBox="0 0 21600 21600" draw:type="rectangle" draw:enhanced-path="M 0 0 L 21600 0 21600 21600 0 21600 0 0 Z N"/>
        </draw:custom-shape>
        <draw:connector draw:style-name="data_20_member_20__28_pointer_29_" draw:text-style-name="P2" draw:layer="layout" draw:line-skew="-0.079cm" svg:x1="45.153cm" svg:y1="22.638cm" svg:x2="57.262cm" svg:y2="25.12cm" draw:start-shape="id2014" draw:start-glue-point="1" draw:end-shape="id2068" draw:end-glue-point="3" svg:d="m45153 22638h5975v2482h6134">
          <text:p text:style-name="P2">mpWindowImpl</text:p>
        </draw:connector>
        <draw:connector draw:style-name="data_20_member_20__28_pointer_29_" draw:text-style-name="P2" draw:layer="layout" svg:x1="59.515cm" svg:y1="27.009cm" svg:x2="70.463cm" svg:y2="24.509cm" draw:start-shape="id2068" draw:start-glue-point="12" draw:end-shape="id2055" draw:end-glue-point="3" svg:d="m59515 27009h5474v-2500h5474">
          <text:p text:style-name="P2">mpFrame</text:p>
        </draw:connector>
        <draw:custom-shape draw:style-name="gr1" draw:text-style-name="P1" draw:id="id2069" draw:layer="layout" svg:width="2.954cm" svg:height="0.7cm" svg:x="70.574cm" svg:y="11.699cm">
          <text:p text:style-name="P3">KeyboardSettings</text:p>
          <draw:enhanced-geometry svg:viewBox="0 0 21600 21600" draw:type="rectangle" draw:enhanced-path="M 0 0 L 21600 0 21600 21600 0 21600 0 0 Z N"/>
        </draw:custom-shape>
        <draw:custom-shape draw:style-name="gr1" draw:text-style-name="P1" draw:id="id2070" draw:layer="layout" svg:width="3.214cm" svg:height="0.674cm" svg:x="75.576cm" svg:y="10.923cm">
          <text:p text:style-name="P3">ImplKeyboardData</text:p>
          <draw:enhanced-geometry svg:viewBox="0 0 21600 21600" draw:type="rectangle" draw:enhanced-path="M 0 0 L 21600 0 21600 21600 0 21600 0 0 Z N"/>
        </draw:custom-shape>
        <draw:connector draw:style-name="data_20_member_20__28_pointer_29_" draw:layer="layout" svg:x1="73.528cm" svg:y1="12.049cm" svg:x2="75.576cm" svg:y2="11.26cm" draw:start-shape="id2069" draw:start-glue-point="1" draw:end-shape="id2070" draw:end-glue-point="3" svg:d="m73528 12049h1024v-789h1024">
          <text:p/>
        </draw:connector>
        <draw:custom-shape draw:style-name="gr1" draw:text-style-name="P1" draw:id="id2071" draw:layer="layout" svg:width="1.97cm" svg:height="0.596cm" svg:x="80.915cm" svg:y="9.913cm">
          <text:p text:style-name="P3">Accelerator</text:p>
          <draw:enhanced-geometry svg:viewBox="0 0 21600 21600" draw:type="rectangle" draw:enhanced-path="M 0 0 L 21600 0 21600 21600 0 21600 0 0 Z N"/>
        </draw:custom-shape>
        <draw:connector draw:style-name="inheritance_20__28_public_29_" draw:layer="layout" svg:x1="81.9cm" svg:y1="9.913cm" svg:x2="58.523cm" svg:y2="2.386cm" draw:start-shape="id2071" draw:start-glue-point="0" draw:end-shape="id2016" draw:end-glue-point="5" svg:d="m81900 9913v-3763h-23377v-3764">
          <text:p/>
        </draw:connector>
        <draw:connector draw:style-name="data_20_member" draw:layer="layout" svg:x1="78.79cm" svg:y1="11.26cm" svg:x2="80.915cm" svg:y2="10.211cm" draw:start-shape="id2070" draw:start-glue-point="1" draw:end-shape="id2071" draw:end-glue-point="3" svg:d="m78790 11260h1063v-1049h1062">
          <text:p/>
        </draw:connector>
        <draw:custom-shape draw:style-name="gr1" draw:text-style-name="P1" draw:id="id2072" draw:layer="layout" svg:width="3.318cm" svg:height="3.93cm" svg:x="64.91cm" svg:y="11.829cm">
          <draw:glue-point draw:id="4" svg:x="5cm" svg:y="-4.226cm"/>
          <text:p text:style-name="P3">ImplAllSettingsData</text:p>
          <draw:enhanced-geometry svg:viewBox="0 0 21600 21600" draw:type="rectangle" draw:enhanced-path="M 0 0 L 21600 0 21600 21600 0 21600 0 0 Z N"/>
        </draw:custom-shape>
        <draw:connector draw:style-name="data_20_member" draw:layer="layout" svg:x1="68.228cm" svg:y1="12.134cm" svg:x2="70.574cm" svg:y2="12.049cm" draw:start-shape="id2072" draw:start-glue-point="4" draw:end-shape="id2069" draw:end-glue-point="3" svg:d="m68228 12134h1173v-85h1173">
          <text:p/>
        </draw:connector>
        <draw:custom-shape draw:style-name="gr1" draw:text-style-name="P1" draw:id="id2073" draw:layer="layout" svg:width="2.1cm" svg:height="0.726cm" svg:x="58.868cm" svg:y="14.958cm">
          <text:p text:style-name="P3">AllSettings</text:p>
          <draw:enhanced-geometry svg:viewBox="0 0 21600 21600" draw:type="rectangle" draw:enhanced-path="M 0 0 L 21600 0 21600 21600 0 21600 0 0 Z N"/>
        </draw:custom-shape>
        <draw:connector draw:style-name="data_20_member_20__28_pointer_29_" draw:layer="layout" svg:x1="60.968cm" svg:y1="15.321cm" svg:x2="64.91cm" svg:y2="13.794cm" draw:start-shape="id2073" draw:start-glue-point="1" draw:end-shape="id2072" draw:end-glue-point="3" svg:d="m60968 15321h1971v-1527h1971">
          <text:p/>
        </draw:connector>
        <draw:connector draw:style-name="data_20_member" draw:layer="layout" svg:x1="42.937cm" svg:y1="14.144cm" svg:x2="58.868cm" svg:y2="15.321cm" draw:start-shape="id2015" draw:start-glue-point="8" draw:end-shape="id2073" draw:end-glue-point="3" svg:d="m42937 14144h7966v1177h7965">
          <text:p/>
        </draw:connector>
        <draw:custom-shape draw:style-name="gr1" draw:text-style-name="P1" draw:layer="layout" svg:width="2.385cm" svg:height="0.674cm" svg:x="81.306cm" svg:y="14.954cm">
          <text:p text:style-name="P3">DtIntegrator</text:p>
          <draw:enhanced-geometry svg:viewBox="0 0 21600 21600" draw:type="rectangle" draw:enhanced-path="M 0 0 L 21600 0 21600 21600 0 21600 0 0 Z N"/>
        </draw:custom-shape>
        <draw:custom-shape draw:style-name="gr1" draw:text-style-name="P1" draw:id="id2087" draw:layer="layout" svg:width="1.867cm" svg:height="0.726cm" svg:x="13.787cm" svg:y="4.245cm">
          <text:p text:style-name="P3">SalData</text:p>
          <draw:enhanced-geometry svg:viewBox="0 0 21600 21600" draw:type="rectangle" draw:enhanced-path="M 0 0 L 21600 0 21600 21600 0 21600 0 0 Z N"/>
        </draw:custom-shape>
        <draw:custom-shape draw:style-name="gr1" draw:text-style-name="P1" draw:id="id2086" draw:layer="layout" svg:width="2.307cm" svg:height="0.726cm" svg:x="12.311cm" svg:y="6.422cm">
          <text:p text:style-name="P3">X11SalData</text:p>
          <draw:enhanced-geometry svg:viewBox="0 0 21600 21600" draw:type="rectangle" draw:enhanced-path="M 0 0 L 21600 0 21600 21600 0 21600 0 0 Z N"/>
        </draw:custom-shape>
        <draw:custom-shape draw:style-name="gr1" draw:text-style-name="P1" draw:id="id2075" draw:layer="layout" svg:width="4.149cm" svg:height="0.622cm" svg:x="104.527cm" svg:y="28.581cm">
          <draw:glue-point draw:id="4" svg:x="-3.494cm" svg:y="5cm"/>
          <draw:glue-point draw:id="5" svg:x="-1.87cm" svg:y="5cm"/>
          <draw:glue-point draw:id="6" svg:x="1.752cm" svg:y="5cm"/>
          <draw:glue-point draw:id="7" svg:x="3.502cm" svg:y="5cm"/>
          <text:p text:style-name="P3">SalVirtualDevice</text:p>
          <draw:enhanced-geometry svg:viewBox="0 0 21600 21600" draw:type="rectangle" draw:enhanced-path="M 0 0 L 21600 0 21600 21600 0 21600 0 0 Z N"/>
        </draw:custom-shape>
        <draw:custom-shape draw:style-name="gr1" draw:text-style-name="P1" draw:id="id2074" draw:layer="layout" svg:width="3.37cm" svg:height="0.622cm" svg:x="101.704cm" svg:y="30.757cm">
          <text:p text:style-name="P3">X11SalVirtualDevice</text:p>
          <draw:enhanced-geometry svg:viewBox="0 0 21600 21600" draw:type="rectangle" draw:enhanced-path="M 0 0 L 21600 0 21600 21600 0 21600 0 0 Z N"/>
        </draw:custom-shape>
        <draw:custom-shape draw:style-name="gr1" draw:text-style-name="P1" draw:id="id2076" draw:layer="layout" svg:width="3.37cm" svg:height="0.622cm" svg:x="102.792cm" svg:y="32.389cm">
          <text:p text:style-name="P3">Os2SalVirtualDevice</text:p>
          <draw:enhanced-geometry svg:viewBox="0 0 21600 21600" draw:type="rectangle" draw:enhanced-path="M 0 0 L 21600 0 21600 21600 0 21600 0 0 Z N"/>
        </draw:custom-shape>
        <draw:custom-shape draw:style-name="gr1" draw:text-style-name="P1" draw:id="id2078" draw:layer="layout" svg:width="3.37cm" svg:height="0.622cm" svg:x="107.043cm" svg:y="32.208cm">
          <text:p text:style-name="P3">AquaSalVirtualDevice</text:p>
          <draw:enhanced-geometry svg:viewBox="0 0 21600 21600" draw:type="rectangle" draw:enhanced-path="M 0 0 L 21600 0 21600 21600 0 21600 0 0 Z N"/>
        </draw:custom-shape>
        <draw:custom-shape draw:style-name="gr1" draw:text-style-name="P1" draw:id="id2079" draw:layer="layout" svg:width="3.37cm" svg:height="0.622cm" svg:x="104.995cm" svg:y="33.374cm">
          <text:p text:style-name="P3">SvpSalVirtualDevice</text:p>
          <draw:enhanced-geometry svg:viewBox="0 0 21600 21600" draw:type="rectangle" draw:enhanced-path="M 0 0 L 21600 0 21600 21600 0 21600 0 0 Z N"/>
        </draw:custom-shape>
        <draw:custom-shape draw:style-name="gr1" draw:text-style-name="P1" draw:id="id2077" draw:layer="layout" svg:width="3.37cm" svg:height="0.622cm" svg:x="109.193cm" svg:y="30.862cm">
          <text:p text:style-name="P3">WinSalVirtualDevice</text:p>
          <draw:enhanced-geometry svg:viewBox="0 0 21600 21600" draw:type="rectangle" draw:enhanced-path="M 0 0 L 21600 0 21600 21600 0 21600 0 0 Z N"/>
        </draw:custom-shape>
        <draw:connector draw:style-name="inheritance_20__28_public_29_" draw:layer="layout" svg:x1="103.389cm" svg:y1="30.757cm" svg:x2="105.152cm" svg:y2="29.203cm" draw:start-shape="id2074" draw:start-glue-point="0" draw:end-shape="id2075" draw:end-glue-point="4" svg:d="m103389 30757v-777h1763v-777">
          <text:p/>
        </draw:connector>
        <draw:connector draw:style-name="inheritance_20__28_public_29_" draw:layer="layout" draw:line-skew="1.114cm" svg:x1="104.477cm" svg:y1="32.389cm" svg:x2="105.826cm" svg:y2="29.203cm" draw:start-shape="id2076" draw:start-glue-point="0" draw:end-shape="id2075" draw:end-glue-point="5" svg:d="m104477 32389v-479h1349v-2707">
          <text:p/>
        </draw:connector>
        <draw:connector draw:style-name="inheritance_20__28_public_29_" draw:layer="layout" svg:x1="110.878cm" svg:y1="30.862cm" svg:x2="108.053cm" svg:y2="29.203cm" draw:start-shape="id2077" draw:start-glue-point="0" draw:end-shape="id2075" draw:end-glue-point="7" svg:d="m110878 30862v-829h-2825v-830">
          <text:p/>
        </draw:connector>
        <draw:connector draw:style-name="inheritance_20__28_public_29_" draw:layer="layout" svg:x1="108.728cm" svg:y1="32.208cm" svg:x2="107.327cm" svg:y2="29.203cm" draw:start-shape="id2078" draw:start-glue-point="0" draw:end-shape="id2075" draw:end-glue-point="6" svg:d="m108728 32208v-1502h-1401v-1503">
          <text:p/>
        </draw:connector>
        <draw:connector draw:style-name="inheritance_20__28_public_29_" draw:layer="layout" svg:x1="106.68cm" svg:y1="33.374cm" svg:x2="106.601cm" svg:y2="29.203cm" draw:start-shape="id2079" draw:start-glue-point="0" draw:end-shape="id2075" draw:end-glue-point="2" svg:d="m106680 33374v-2085h-79v-2086">
          <text:p/>
        </draw:connector>
        <draw:custom-shape draw:style-name="gr1" draw:text-style-name="P1" draw:id="id2081" draw:layer="layout" svg:width="3.939cm" svg:height="0.674cm" svg:x="18.427cm" svg:y="4.193cm">
          <draw:glue-point draw:id="4" svg:x="-3.353cm" svg:y="5cm"/>
          <draw:glue-point draw:id="5" svg:x="-1.708cm" svg:y="5cm"/>
          <draw:glue-point draw:id="6" svg:x="1.843cm" svg:y="5cm"/>
          <draw:glue-point draw:id="7" svg:x="3.554cm" svg:y="5cm"/>
          <text:p text:style-name="P3">SalInstance</text:p>
          <draw:enhanced-geometry svg:viewBox="0 0 21600 21600" draw:type="rectangle" draw:enhanced-path="M 0 0 L 21600 0 21600 21600 0 21600 0 0 Z N"/>
        </draw:custom-shape>
        <draw:custom-shape draw:style-name="gr1" draw:text-style-name="P1" draw:id="id2080" draw:layer="layout" svg:width="2.85cm" svg:height="0.674cm" svg:x="16.277cm" svg:y="9.271cm">
          <text:p text:style-name="P3">AquaSalInstance</text:p>
          <draw:enhanced-geometry svg:viewBox="0 0 21600 21600" draw:type="rectangle" draw:enhanced-path="M 0 0 L 21600 0 21600 21600 0 21600 0 0 Z N"/>
        </draw:custom-shape>
        <draw:custom-shape draw:style-name="gr1" draw:text-style-name="P1" draw:id="id2082" draw:layer="layout" svg:width="2.772cm" svg:height="0.674cm" svg:x="19.049cm" svg:y="10.88cm">
          <text:p text:style-name="P3">Os2SalInstance</text:p>
          <draw:enhanced-geometry svg:viewBox="0 0 21600 21600" draw:type="rectangle" draw:enhanced-path="M 0 0 L 21600 0 21600 21600 0 21600 0 0 Z N"/>
        </draw:custom-shape>
        <draw:custom-shape draw:style-name="gr1" draw:text-style-name="P1" draw:id="id2083" draw:layer="layout" svg:width="2.695cm" svg:height="0.674cm" svg:x="21.019cm" svg:y="9.765cm">
          <text:p text:style-name="P3">WinSalInstance</text:p>
          <draw:enhanced-geometry svg:viewBox="0 0 21600 21600" draw:type="rectangle" draw:enhanced-path="M 0 0 L 21600 0 21600 21600 0 21600 0 0 Z N"/>
        </draw:custom-shape>
        <draw:custom-shape draw:style-name="gr1" draw:text-style-name="P3" draw:id="id2084" draw:layer="layout" svg:width="2.746cm" svg:height="0.674cm" svg:x="22.859cm" svg:y="8.624cm">
          <text:p text:style-name="P3">SvpSalInstance</text:p>
          <draw:enhanced-geometry svg:viewBox="0 0 21600 21600" draw:mirror-vertical="false" draw:mirror-horizontal="false" draw:type="rectangle" draw:enhanced-path="M 0 0 L 21600 0 21600 21600 0 21600 0 0 Z N"/>
        </draw:custom-shape>
        <draw:custom-shape draw:style-name="gr1" draw:text-style-name="P3" draw:id="id2085" draw:layer="layout" svg:width="2.669cm" svg:height="0.674cm" svg:x="27.811cm" svg:y="7.537cm">
          <draw:glue-point draw:id="4" svg:x="-2.184cm" svg:y="5cm"/>
          <draw:glue-point draw:id="5" svg:x="2.379cm" svg:y="5cm"/>
          <text:p text:style-name="P3">X11Sal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17.702cm" svg:y1="9.271cm" svg:x2="19.076cm" svg:y2="4.867cm" draw:start-shape="id2080" draw:start-glue-point="0" draw:end-shape="id2081" draw:end-glue-point="4" svg:d="m17702 9271v-2202h1374v-2202">
          <text:p/>
        </draw:connector>
        <draw:connector draw:style-name="inheritance_20__28_public_29_" draw:layer="layout" svg:x1="20.435cm" svg:y1="10.88cm" svg:x2="19.724cm" svg:y2="4.867cm" draw:start-shape="id2082" draw:start-glue-point="0" draw:end-shape="id2081" draw:end-glue-point="5" svg:d="m20435 10880v-3006h-711v-3007">
          <text:p/>
        </draw:connector>
        <draw:connector draw:style-name="inheritance_20__28_public_29_" draw:layer="layout" svg:x1="22.366cm" svg:y1="9.765cm" svg:x2="20.396cm" svg:y2="4.867cm" draw:start-shape="id2083" draw:start-glue-point="0" draw:end-shape="id2081" draw:end-glue-point="2" svg:d="m22366 9765v-2449h-1970v-2449">
          <text:p/>
        </draw:connector>
        <draw:connector draw:style-name="inheritance_20__28_public_29_" draw:layer="layout" svg:x1="24.232cm" svg:y1="8.624cm" svg:x2="21.121cm" svg:y2="4.867cm" draw:start-shape="id2084" draw:start-glue-point="0" draw:end-shape="id2081" draw:end-glue-point="6" svg:d="m24232 8624v-1878h-3111v-1879">
          <text:p/>
        </draw:connector>
        <draw:connector draw:style-name="inheritance_20__28_public_29_" draw:layer="layout" svg:x1="29.145cm" svg:y1="7.537cm" svg:x2="21.795cm" svg:y2="4.867cm" draw:start-shape="id2085" draw:start-glue-point="0" draw:end-shape="id2081" draw:end-glue-point="7" svg:d="m29145 7537v-1335h-7350v-1335">
          <text:p/>
        </draw:connector>
        <draw:connector draw:style-name="inheritance_20__28_public_29_" draw:layer="layout" svg:x1="13.464cm" svg:y1="6.422cm" svg:x2="14.72cm" svg:y2="4.971cm" draw:start-shape="id2086" draw:start-glue-point="0" draw:end-shape="id2087" draw:end-glue-point="2" svg:d="m13464 6422v-725h1256v-726">
          <text:p/>
        </draw:connector>
        <draw:connector draw:style-name="data_20_member_20__28_pointer_29_" draw:text-style-name="P2" draw:layer="layout" svg:x1="15.654cm" svg:y1="4.608cm" svg:x2="18.427cm" svg:y2="4.53cm" draw:start-shape="id2087" draw:start-glue-point="1" draw:end-shape="id2081" draw:end-glue-point="3" svg:d="m15654 4608h1386v-78h1387">
          <text:p text:style-name="P2">m_pInstance</text:p>
        </draw:connector>
        <draw:custom-shape draw:style-name="gr5" draw:id="id2088" draw:layer="layout" svg:width="2.203cm" svg:height="7.088cm" svg:x="2.942cm" svg:y="4.166cm">
          <draw:glue-point draw:id="4" svg:x="4.997cm" svg:y="-4.47cm"/>
          <draw:glue-point draw:id="5" svg:x="4.997cm" svg:y="-3.775cm"/>
          <draw:glue-point draw:id="6" svg:x="4.997cm" svg:y="-2.971cm"/>
          <draw:glue-point draw:id="7" svg:x="4.997cm" svg:y="-2.203cm"/>
          <draw:glue-point draw:id="8" svg:x="4.997cm" svg:y="-1.508cm"/>
          <draw:glue-point draw:id="9" svg:x="4.997cm" svg:y="-0.704cm"/>
          <draw:glue-point draw:id="10" svg:x="4.997cm" svg:y="0.722cm"/>
          <draw:glue-point draw:id="11" svg:x="4.997cm" svg:y="1.453cm"/>
          <draw:glue-point draw:id="12" svg:x="4.997cm" svg:y="2.183cm"/>
          <draw:glue-point draw:id="13" svg:x="4.997cm" svg:y="2.916cm"/>
          <draw:glue-point draw:id="14" svg:x="4.997cm" svg:y="3.536cm"/>
          <draw:glue-point draw:id="15" svg:x="4.997cm" svg:y="4.269cm"/>
          <text:p text:style-name="P2">ImplSVData</text:p>
          <draw:enhanced-geometry svg:viewBox="0 0 21600 21600" draw:type="rectangle" draw:enhanced-path="M 0 0 L 21600 0 21600 21600 0 21600 0 0 Z N"/>
        </draw:custom-shape>
        <draw:connector draw:style-name="data_20_member_20__28_pointer_29_" draw:layer="layout" svg:x1="5.143cm" svg:y1="4.542cm" svg:x2="13.787cm" svg:y2="4.608cm" draw:start-shape="id2088" draw:start-glue-point="4" draw:end-shape="id2087" draw:end-glue-point="3" svg:d="m5143 4542h4322v66h4322">
          <text:p/>
        </draw:connector>
        <draw:custom-shape draw:style-name="gr5" draw:id="id2089" draw:layer="layout" svg:width="2.618cm" svg:height="0.752cm" svg:x="8.104cm" svg:y="4.956cm">
          <text:p text:style-name="P2">ImplSVAppData</text:p>
          <draw:enhanced-geometry svg:viewBox="0 0 21600 21600" draw:type="rectangle" draw:enhanced-path="M 0 0 L 21600 0 21600 21600 0 21600 0 0 Z N"/>
        </draw:custom-shape>
        <draw:custom-shape draw:style-name="gr5" draw:id="id2090" draw:layer="layout" svg:width="2.618cm" svg:height="0.752cm" svg:x="8.105cm" svg:y="6.019cm">
          <text:p text:style-name="P2">ImplSVGDIData</text:p>
          <draw:enhanced-geometry svg:viewBox="0 0 21600 21600" draw:type="rectangle" draw:enhanced-path="M 0 0 L 21600 0 21600 21600 0 21600 0 0 Z N"/>
        </draw:custom-shape>
        <draw:custom-shape draw:style-name="gr5" draw:id="id2091" draw:layer="layout" svg:width="2.618cm" svg:height="0.752cm" svg:x="8.13cm" svg:y="7.107cm">
          <text:p text:style-name="P2">ImplSVWinData</text:p>
          <draw:enhanced-geometry svg:viewBox="0 0 21600 21600" draw:type="rectangle" draw:enhanced-path="M 0 0 L 21600 0 21600 21600 0 21600 0 0 Z N"/>
        </draw:custom-shape>
        <draw:custom-shape draw:style-name="gr5" draw:id="id2092" draw:layer="layout" svg:width="2.618cm" svg:height="0.752cm" svg:x="8.182cm" svg:y="8.091cm">
          <text:p text:style-name="P2">ImplSVCtrlData</text:p>
          <draw:enhanced-geometry svg:viewBox="0 0 21600 21600" draw:type="rectangle" draw:enhanced-path="M 0 0 L 21600 0 21600 21600 0 21600 0 0 Z N"/>
        </draw:custom-shape>
        <draw:custom-shape draw:style-name="gr5" draw:id="id2093" draw:layer="layout" svg:width="2.618cm" svg:height="0.752cm" svg:x="8.208cm" svg:y="9.129cm">
          <text:p text:style-name="P2">ImplSVHelpData</text:p>
          <draw:enhanced-geometry svg:viewBox="0 0 21600 21600" draw:type="rectangle" draw:enhanced-path="M 0 0 L 21600 0 21600 21600 0 21600 0 0 Z N"/>
        </draw:custom-shape>
        <draw:custom-shape draw:style-name="gr5" draw:id="id2094" draw:layer="layout" svg:width="2.825cm" svg:height="0.752cm" svg:x="8.182cm" svg:y="10.114cm">
          <text:p text:style-name="P2">ImplSVNWFData</text:p>
          <draw:enhanced-geometry svg:viewBox="0 0 21600 21600" draw:type="rectangle" draw:enhanced-path="M 0 0 L 21600 0 21600 21600 0 21600 0 0 Z N"/>
        </draw:custom-shape>
        <draw:connector draw:style-name="data_20_member" draw:layer="layout" draw:line-skew="0.495cm" svg:x1="5.143cm" svg:y1="5.035cm" svg:x2="8.104cm" svg:y2="5.332cm" draw:start-shape="id2088" draw:start-glue-point="5" draw:end-shape="id2089" draw:end-glue-point="3" svg:d="m5143 5035h1976v297h985">
          <text:p/>
        </draw:connector>
        <draw:connector draw:style-name="data_20_member" draw:layer="layout" draw:line-skew="0.624cm" svg:x1="5.143cm" svg:y1="5.605cm" svg:x2="8.105cm" svg:y2="6.395cm" draw:start-shape="id2088" draw:start-glue-point="6" draw:end-shape="id2090" draw:end-glue-point="3" svg:d="m5143 5605h2106v790h856">
          <text:p/>
        </draw:connector>
        <draw:connector draw:style-name="data_20_member" draw:layer="layout" draw:line-skew="0.352cm" svg:x1="5.143cm" svg:y1="6.149cm" svg:x2="8.13cm" svg:y2="7.483cm" draw:start-shape="id2088" draw:start-glue-point="7" draw:end-shape="id2091" draw:end-glue-point="3" svg:d="m5143 6149h1846v1334h1141">
          <text:p/>
        </draw:connector>
        <draw:connector draw:style-name="data_20_member" draw:layer="layout" svg:x1="5.143cm" svg:y1="6.642cm" svg:x2="8.182cm" svg:y2="8.467cm" draw:start-shape="id2088" draw:start-glue-point="8" draw:end-shape="id2092" draw:end-glue-point="3" svg:d="m5143 6642h1520v1825h1519">
          <text:p/>
        </draw:connector>
        <draw:connector draw:style-name="data_20_member" draw:layer="layout" draw:line-skew="-0.438cm" svg:x1="5.143cm" svg:y1="7.212cm" svg:x2="8.208cm" svg:y2="9.505cm" draw:start-shape="id2088" draw:start-glue-point="9" draw:end-shape="id2093" draw:end-glue-point="3" svg:d="m5143 7212h1095v2293h1970">
          <text:p/>
        </draw:connector>
        <draw:connector draw:style-name="data_20_member" draw:layer="layout" draw:line-skew="-0.814cm" svg:x1="5.145cm" svg:y1="7.71cm" svg:x2="8.182cm" svg:y2="10.49cm" draw:start-shape="id2088" draw:start-glue-point="1" draw:end-shape="id2094" draw:end-glue-point="3" svg:d="m5145 7710h704v2780h2333">
          <text:p/>
        </draw:connector>
        <draw:frame draw:style-name="annotation" draw:layer="layout" svg:width="8.398cm" svg:height="2.07cm" svg:x="2.143cm" svg:y="1.59cm">
          <draw:text-box>
            <text:p text:style-name="P2">The global instance of <text:span text:style-name="T1">ImplSVData</text:span> - pImplSVData - can be accessed via <text:span text:style-name="T1">ImplGetSVData()</text:span> global function. <text:s/>Likewise, calling the global function <text:span text:style-name="T1">GetSalData()</text:span> returns the global <text:span text:style-name="T1">SalData</text:span> instance. <text:s/>On UNIX platform, <text:span text:style-name="T1">GetX11SalData()</text:span> returns the pointer to the <text:span text:style-name="T1">X11SalData</text:span> instance.</text:p>
          </draw:text-box>
        </draw:frame>
        <draw:frame draw:style-name="annotation" draw:layer="layout" svg:width="5.52cm" svg:height="1.29cm" svg:x="17.876cm" svg:y="2.55cm">
          <draw:text-box>
            <text:p text:style-name="P2"><text:span text:style-name="T1">SalInstance</text:span> serves as the singleton factory that creates and destroys widget instances.</text:p>
          </draw:text-box>
        </draw:frame>
        <draw:frame draw:style-name="annotation" draw:layer="layout" svg:width="7.223cm" svg:height="2.465cm" svg:x="90.178cm" svg:y="24.827cm">
          <draw:text-box>
            <text:p text:style-name="P2">When <text:span text:style-name="T1">SalDisplay</text:span> is constructed, it sets itself to the global <text:span text:style-name="T1">X11SalData</text:span> instance during the construction so that it can be accessed globally within the vcl implementation. <text:s/><text:span text:style-name="T1">KDEXLib</text:span> takes advantage of this, and it only instantiates <text:span text:style-name="T1">SalKDEDisplay</text:span> but does not store its pointer.</text:p>
            <text:p text:style-name="P2"/>
            <text:p text:style-name="P2"/>
          </draw:text-box>
        </draw:frame>
        <draw:custom-shape draw:style-name="gr1" draw:text-style-name="P1" draw:id="id2096" draw:layer="layout" svg:width="1.788cm" svg:height="0.726cm" svg:x="85.846cm" svg:y="26.18cm">
          <draw:glue-point draw:id="4" svg:x="-2.242cm" svg:y="5cm"/>
          <draw:glue-point draw:id="5" svg:x="2.393cm" svg:y="5cm"/>
          <text:p text:style-name="P3">SalXLib</text:p>
          <draw:enhanced-geometry svg:viewBox="0 0 21600 21600" draw:type="rectangle" draw:enhanced-path="M 0 0 L 21600 0 21600 21600 0 21600 0 0 Z N"/>
        </draw:custom-shape>
        <draw:custom-shape draw:style-name="gr1" draw:text-style-name="P1" draw:id="id2095" draw:layer="layout" svg:width="1.788cm" svg:height="0.726cm" svg:x="84.473cm" svg:y="30.12cm">
          <text:p text:style-name="P3">GtkXLib</text:p>
          <draw:enhanced-geometry svg:viewBox="0 0 21600 21600" draw:type="rectangle" draw:enhanced-path="M 0 0 L 21600 0 21600 21600 0 21600 0 0 Z N"/>
        </draw:custom-shape>
        <draw:custom-shape draw:style-name="gr1" draw:text-style-name="P1" draw:id="id2097" draw:layer="layout" svg:width="1.788cm" svg:height="0.726cm" svg:x="87.194cm" svg:y="28.15cm">
          <text:p text:style-name="P3">KDEXLib</text:p>
          <draw:enhanced-geometry svg:viewBox="0 0 21600 21600" draw:type="rectangle" draw:enhanced-path="M 0 0 L 21600 0 21600 21600 0 21600 0 0 Z N"/>
        </draw:custom-shape>
        <draw:connector draw:style-name="inheritance_20__28_public_29_" draw:layer="layout" svg:x1="85.367cm" svg:y1="30.12cm" svg:x2="86.34cm" svg:y2="26.906cm" draw:start-shape="id2095" draw:start-glue-point="0" draw:end-shape="id2096" draw:end-glue-point="4" svg:d="m85367 30120v-1607h973v-1607">
          <text:p/>
        </draw:connector>
        <draw:connector draw:style-name="inheritance_20__28_public_29_" draw:layer="layout" svg:x1="88.088cm" svg:y1="28.15cm" svg:x2="87.167cm" svg:y2="26.906cm" draw:start-shape="id2097" draw:start-glue-point="0" draw:end-shape="id2096" draw:end-glue-point="5" svg:d="m88088 28150v-622h-921v-622">
          <text:p/>
        </draw:connector>
        <draw:connector draw:style-name="data_20_member_20__28_pointer_29_" draw:text-style-name="P2" draw:layer="layout" svg:x1="86.261cm" svg:y1="30.483cm" svg:x2="90.867cm" svg:y2="30.357cm" draw:start-shape="id2095" draw:start-glue-point="1" draw:end-shape="id2064" draw:end-glue-point="3" svg:d="m86261 30483h2303v-126h2303">
          <text:p text:style-name="P2">m_pGtkSalDisplay</text:p>
        </draw:connector>
        <draw:custom-shape draw:style-name="gr1" draw:text-style-name="P3" draw:id="id2099" draw:layer="layout" svg:width="2.695cm" svg:height="0.674cm" svg:x="29.211cm" svg:y="9.486cm">
          <text:p text:style-name="P3">KDESalInstance</text:p>
          <draw:enhanced-geometry svg:viewBox="0 0 21600 21600" draw:mirror-horizontal="false" draw:mirror-vertical="false" draw:type="rectangle" draw:enhanced-path="M 0 0 L 21600 0 21600 21600 0 21600 0 0 Z N"/>
        </draw:custom-shape>
        <draw:custom-shape draw:style-name="gr1" draw:text-style-name="P3" draw:id="id2098" draw:layer="layout" svg:width="2.228cm" svg:height="0.674cm" svg:x="26.256cm" svg:y="9.46cm">
          <text:p text:style-name="P3">Gtk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27.37cm" svg:y1="9.46cm" svg:x2="28.563cm" svg:y2="8.211cm" draw:start-shape="id2098" draw:start-glue-point="0" draw:end-shape="id2085" draw:end-glue-point="4" svg:d="m27370 9460v-624h1193v-625">
          <text:p/>
        </draw:connector>
        <draw:connector draw:style-name="inheritance_20__28_public_29_" draw:layer="layout" svg:x1="30.558cm" svg:y1="9.486cm" svg:x2="29.779cm" svg:y2="8.211cm" draw:start-shape="id2099" draw:start-glue-point="0" draw:end-shape="id2085" draw:end-glue-point="5" svg:d="m30558 9486v-637h-779v-638">
          <text:p/>
        </draw:connector>
        <draw:custom-shape draw:style-name="gr1" draw:text-style-name="P1" draw:id="id2100" draw:layer="layout" svg:width="2.435cm" svg:height="0.635cm" svg:x="48.243cm" svg:y="17.448cm">
          <text:p text:style-name="P3">ImplObjStack</text:p>
          <draw:enhanced-geometry svg:viewBox="0 0 21600 21600" draw:type="rectangle" draw:enhanced-path="M 0 0 L 21600 0 21600 21600 0 21600 0 0 Z N"/>
        </draw:custom-shape>
        <draw:connector draw:style-name="data_20_member_20__28_pointer_29_" draw:layer="layout" svg:x1="42.937cm" svg:y1="15.623cm" svg:x2="48.243cm" svg:y2="17.765cm" draw:start-shape="id2015" draw:start-glue-point="7" draw:end-shape="id2100" draw:end-glue-point="3" svg:d="m42937 15623h2653v2142h2653">
          <text:p/>
        </draw:connector>
        <draw:rect draw:style-name="class" draw:id="id2101" draw:layer="layout" svg:width="2.667cm" svg:height="0.698cm" svg:x="4.424cm" svg:y="18.517cm">
          <text:p text:style-name="P2">StyleSettings</text:p>
        </draw:rect>
        <draw:rect draw:style-name="class" draw:id="id2102" draw:layer="layout" svg:width="2.243cm" svg:height="0.673cm" svg:x="8.96cm" svg:y="18.616cm">
          <text:p text:style-name="P2">ImplStyleData</text:p>
        </draw:rect>
        <draw:connector draw:style-name="data_20_member_20__28_pointer_29_" draw:layer="layout" svg:x1="7.091cm" svg:y1="18.866cm" svg:x2="8.96cm" svg:y2="18.952cm" draw:start-shape="id2101" draw:start-glue-point="1" draw:end-shape="id2102" svg:d="m7091 18866h935v86h934">
          <text:p/>
        </draw:connector>
        <draw:rect draw:style-name="class" draw:id="id2103" draw:layer="layout" svg:width="2.018cm" svg:height="0.573cm" svg:x="33.212cm" svg:y="53.654cm">
          <text:p text:style-name="P2">ScrollBar</text:p>
        </draw:rect>
        <draw:connector draw:style-name="inheritance_20__28_public_29_" draw:layer="layout" svg:x1="34.221cm" svg:y1="53.654cm" svg:x2="36.618cm" svg:y2="49.825cm" draw:start-shape="id2103" draw:start-glue-point="0" draw:end-shape="id2018" draw:end-glue-point="4" svg:d="m34221 53654v-1914h2397v-1915">
          <text:p/>
        </draw:connector>
        <draw:rect draw:style-name="class" draw:id="id2104" draw:layer="layout" svg:width="2.877cm" svg:height="0.622cm" svg:x="36cm" svg:y="53.704cm">
          <text:p text:style-name="P2">ImplScrollBarData</text:p>
        </draw:rect>
        <draw:connector draw:style-name="data_20_member_20__28_pointer_29_" draw:layer="layout" svg:x1="35.23cm" svg:y1="53.94cm" svg:x2="36cm" svg:y2="54.015cm" draw:start-shape="id2103" draw:start-glue-point="1" draw:end-shape="id2104" draw:end-glue-point="3" svg:d="m35230 53940h385v75h385">
          <text:p/>
        </draw:connector>
        <draw:custom-shape draw:style-name="gr3" draw:id="id2106" draw:layer="layout" svg:width="2.877cm" svg:height="0.7cm" svg:x="10.756cm" svg:y="11.947cm">
          <text:p text:style-name="P2">UnoWrapperBase</text:p>
          <draw:enhanced-geometry svg:viewBox="0 0 21600 21600" draw:type="rectangle" draw:enhanced-path="M 0 0 L 21600 0 21600 21600 0 21600 0 0 Z N"/>
        </draw:custom-shape>
        <draw:custom-shape draw:style-name="class_20__28_external_20_module_29_" draw:id="id2105" draw:layer="layout" svg:width="2.461cm" svg:height="0.7cm" svg:x="11.457cm" svg:y="14.047cm">
          <text:p text:style-name="P2">UnoWrapper</text:p>
          <draw:enhanced-geometry svg:viewBox="0 0 21600 21600" draw:type="rectangle" draw:enhanced-path="M 0 0 L 21600 0 21600 21600 0 21600 0 0 Z N"/>
        </draw:custom-shape>
        <draw:connector draw:style-name="inheritance_20__28_public_29_" draw:layer="layout" svg:x1="12.687cm" svg:y1="14.047cm" svg:x2="12.194cm" svg:y2="12.647cm" draw:start-shape="id2105" draw:start-glue-point="0" draw:end-shape="id2106" draw:end-glue-point="2" svg:d="m12687 14047v-700h-493v-700">
          <text:p/>
        </draw:connector>
        <draw:connector draw:style-name="data_20_member_20__28_pointer_29_" draw:layer="layout" draw:line-skew="-2.3cm" svg:x1="5.143cm" svg:y1="8.221cm" svg:x2="10.756cm" svg:y2="12.297cm" draw:start-shape="id2088" draw:start-glue-point="10" draw:end-shape="id2106" draw:end-glue-point="3" svg:d="m5143 8221h507v4076h5106">
          <text:p/>
        </draw:connector>
        <draw:frame draw:style-name="annotation" draw:layer="layout" svg:width="4.406cm" svg:height="0.955cm" svg:x="11.638cm" svg:y="14.907cm">
          <draw:text-box>
            <text:p text:style-name="P2"><text:span text:style-name="T1">UnoWraper</text:span> is implemented in toolkit.</text:p>
          </draw:text-box>
        </draw:frame>
        <draw:custom-shape draw:style-name="gr1" draw:text-style-name="P1" draw:id="id2107" draw:layer="layout" svg:width="2.643cm" svg:height="0.674cm" svg:x="64.563cm" svg:y="22.134cm">
          <text:p text:style-name="P3">VCLXWindow</text:p>
          <draw:enhanced-geometry svg:viewBox="0 0 21600 21600" draw:type="rectangle" draw:enhanced-path="M 0 0 L 21600 0 21600 21600 0 21600 0 0 Z N"/>
        </draw:custom-shape>
        <draw:connector draw:style-name="data_20_member_20__28_pointer_29_" draw:text-style-name="P2" draw:layer="layout" svg:x1="59.515cm" svg:y1="23.384cm" svg:x2="64.563cm" svg:y2="22.471cm" draw:start-shape="id2068" draw:start-glue-point="5" draw:end-shape="id2107" draw:end-glue-point="3" svg:d="m59515 23384h2524v-913h2524">
          <text:p text:style-name="P2">mpVCLXWindow</text:p>
        </draw:connector>
        <draw:custom-shape draw:style-name="gr2" draw:id="id2108" draw:layer="layout" svg:width="4.925cm" svg:height="0.596cm" svg:x="64.302cm" svg:y="23.325cm">
          <text:p text:style-name="P2">com.sun.star.awt.XWindowPeer</text:p>
          <draw:enhanced-geometry svg:viewBox="0 0 21600 21600" draw:type="rectangle" draw:enhanced-path="M 0 0 L 21600 0 21600 21600 0 21600 0 0 Z N"/>
        </draw:custom-shape>
        <draw:connector draw:style-name="data_20_member_20__28_pointer_29_" draw:text-style-name="P2" draw:layer="layout" svg:x1="59.515cm" svg:y1="23.89cm" svg:x2="64.302cm" svg:y2="23.623cm" draw:start-shape="id2068" draw:start-glue-point="4" draw:end-shape="id2108" draw:end-glue-point="3" svg:d="m59515 23890h2394v-267h2393">
          <text:p text:style-name="P2">mxWindowPeer</text:p>
        </draw:connector>
        <draw:custom-shape draw:style-name="gr1" draw:text-style-name="P1" draw:id="id2110" draw:layer="layout" svg:width="2.047cm" svg:height="1.815cm" svg:x="17.21cm" svg:y="25.866cm">
          <draw:glue-point draw:id="4" svg:x="-5.002cm" svg:y="-2.314cm"/>
          <draw:glue-point draw:id="5" svg:x="-5.002cm" svg:y="2.323cm"/>
          <text:p text:style-name="P1">BitmapEx</text:p>
          <draw:enhanced-geometry svg:viewBox="0 0 21600 21600" draw:type="rectangle" draw:enhanced-path="M 0 0 L 21600 0 21600 21600 0 21600 0 0 Z N"/>
        </draw:custom-shape>
        <draw:custom-shape draw:style-name="gr1" draw:text-style-name="P1" draw:id="id2109" draw:layer="layout" svg:width="2.929cm" svg:height="0.673cm" svg:x="12.232cm" svg:y="25.971cm">
          <text:p text:style-name="P1">AnimationBitmap</text:p>
          <draw:enhanced-geometry svg:viewBox="0 0 21600 21600" draw:type="rectangle" draw:enhanced-path="M 0 0 L 21600 0 21600 21600 0 21600 0 0 Z N"/>
        </draw:custom-shape>
        <draw:connector draw:style-name="data_20_member" draw:layer="layout" svg:x1="15.161cm" svg:y1="26.307cm" svg:x2="17.21cm" svg:y2="26.354cm" draw:start-shape="id2109" draw:start-glue-point="1" draw:end-shape="id2110" draw:end-glue-point="4" svg:d="m15161 26307h1024v47h1025">
          <text:p/>
        </draw:connector>
        <draw:custom-shape draw:style-name="gr1" draw:text-style-name="P1" draw:id="id2111" draw:layer="layout" svg:width="2.177cm" svg:height="0.596cm" svg:x="12.544cm" svg:y="27.265cm">
          <text:p text:style-name="P1">Animation</text:p>
          <draw:enhanced-geometry svg:viewBox="0 0 21600 21600" draw:type="rectangle" draw:enhanced-path="M 0 0 L 21600 0 21600 21600 0 21600 0 0 Z N"/>
        </draw:custom-shape>
        <draw:connector draw:style-name="data_20_member" draw:layer="layout" svg:x1="14.721cm" svg:y1="27.563cm" svg:x2="17.21cm" svg:y2="26.773cm" draw:start-shape="id2111" draw:start-glue-point="1" draw:end-shape="id2110" draw:end-glue-point="3" svg:d="m14721 27563h1244v-790h1245">
          <text:p/>
        </draw:connector>
        <draw:custom-shape draw:style-name="namespace" draw:layer="layout" svg:width="12.234cm" svg:height="6.894cm" svg:x="5.337cm" svg:y="30.429cm">
          <text:p>vclcanvas</text:p>
          <draw:enhanced-geometry svg:viewBox="0 0 21600 21600" draw:type="rectangle" draw:enhanced-path="M 0 0 L 21600 0 21600 21600 0 21600 0 0 Z N"/>
        </draw:custom-shape>
        <draw:custom-shape draw:style-name="gr1" draw:text-style-name="P1" draw:id="id2112" draw:layer="layout" svg:width="2.955cm" svg:height="0.674cm" svg:x="12.466cm" svg:y="33.436cm">
          <text:p text:style-name="P1">BitmapBackBuffer</text:p>
          <draw:enhanced-geometry svg:viewBox="0 0 21600 21600" draw:type="rectangle" draw:enhanced-path="M 0 0 L 21600 0 21600 21600 0 21600 0 0 Z N"/>
        </draw:custom-shape>
        <draw:connector draw:style-name="data_20_member" draw:layer="layout" svg:x1="15.421cm" svg:y1="33.773cm" svg:x2="17.21cm" svg:y2="27.194cm" draw:start-shape="id2112" draw:start-glue-point="1" draw:end-shape="id2110" draw:end-glue-point="5" svg:d="m15421 33773h894v-6579h895">
          <text:p/>
        </draw:connector>
        <draw:custom-shape draw:style-name="gr1" draw:text-style-name="P1" draw:id="id2114" draw:layer="layout" svg:width="3.706cm" svg:height="0.7cm" svg:x="9.512cm" svg:y="30.999cm">
          <draw:glue-point draw:id="4" svg:x="-2.134cm" svg:y="5cm"/>
          <draw:glue-point draw:id="5" svg:x="2.412cm" svg:y="5cm"/>
          <text:p text:style-name="P1">OutDevProvider</text:p>
          <draw:enhanced-geometry svg:viewBox="0 0 21600 21600" draw:type="rectangle" draw:enhanced-path="M 0 0 L 21600 0 21600 21600 0 21600 0 0 Z N"/>
        </draw:custom-shape>
        <draw:custom-shape draw:style-name="gr1" draw:text-style-name="P1" draw:id="id2113" draw:layer="layout" svg:width="2.488cm" svg:height="0.648cm" svg:x="8.449cm" svg:y="33.461cm">
          <text:p text:style-name="P1">BackBuffer</text:p>
          <draw:enhanced-geometry svg:viewBox="0 0 21600 21600" draw:type="rectangle" draw:enhanced-path="M 0 0 L 21600 0 21600 21600 0 21600 0 0 Z N"/>
        </draw:custom-shape>
        <draw:connector draw:style-name="inheritance_20__28_public_29_" draw:layer="layout" svg:x1="9.693cm" svg:y1="33.461cm" svg:x2="10.575cm" svg:y2="31.699cm" draw:start-shape="id2113" draw:start-glue-point="0" draw:end-shape="id2114" draw:end-glue-point="4" svg:d="m9693 33461v-881h882v-881">
          <text:p/>
        </draw:connector>
        <draw:connector draw:style-name="inheritance_20__28_public_29_" draw:layer="layout" svg:x1="13.943cm" svg:y1="33.436cm" svg:x2="12.258cm" svg:y2="31.699cm" draw:start-shape="id2112" draw:start-glue-point="0" draw:end-shape="id2114" draw:end-glue-point="5" svg:d="m13943 33436v-868h-1685v-869">
          <text:p/>
        </draw:connector>
        <draw:custom-shape draw:style-name="gr1" draw:text-style-name="P1" draw:id="id2115" draw:layer="layout" svg:width="3.576cm" svg:height="1.633cm" svg:x="46.212cm" svg:y="31.699cm">
          <draw:glue-point draw:id="4" svg:x="5cm" svg:y="-3.563cm"/>
          <draw:glue-point draw:id="5" svg:x="5cm" svg:y="-1.659cm"/>
          <draw:glue-point draw:id="6" svg:x="5cm" svg:y="1.671cm"/>
          <draw:glue-point draw:id="7" svg:x="5cm" svg:y="3.576cm"/>
          <text:p text:style-name="P3">MenuFloatingWindow</text:p>
          <draw:enhanced-geometry svg:viewBox="0 0 21600 21600" draw:type="rectangle" draw:enhanced-path="M 0 0 L 21600 0 21600 21600 0 21600 0 0 Z N"/>
        </draw:custom-shape>
        <draw:connector draw:style-name="inheritance_20__28_public_29_" draw:layer="layout" svg:x1="48cm" svg:y1="31.699cm" svg:x2="47.43cm" svg:y2="28.459cm" draw:start-shape="id2115" draw:start-glue-point="0" draw:end-shape="id2053" draw:end-glue-point="2" svg:d="m48000 31699v-1620h-570v-1620">
          <text:p/>
        </draw:connector>
        <draw:connector draw:style-name="data_20_member_20__28_pointer_29_" draw:layer="layout" svg:x1="49.788cm" svg:y1="33.098cm" svg:x2="52.54cm" svg:y2="36.416cm" draw:start-shape="id2115" draw:start-glue-point="7" draw:end-shape="id2043" draw:end-glue-point="4" svg:d="m49788 33098h1376v3318h1376">
          <text:p>pActivePopup</text:p>
        </draw:connector>
        <draw:connector draw:style-name="data_20_member_20__28_pointer_29_" draw:layer="layout" svg:x1="49.788cm" svg:y1="31.934cm" svg:x2="54.196cm" svg:y2="32.1cm" draw:start-shape="id2115" draw:start-glue-point="4" draw:end-shape="id2041" draw:end-glue-point="3" svg:d="m49788 31934h2204v166h2204">
          <text:p>pMenu</text:p>
        </draw:connector>
        <draw:custom-shape draw:style-name="gr1" draw:text-style-name="P1" draw:id="id2116" draw:layer="layout" svg:width="2.281cm" svg:height="0.674cm" svg:x="59.974cm" svg:y="29.261cm">
          <text:p text:style-name="P1">MenuItemList</text:p>
          <draw:enhanced-geometry svg:viewBox="0 0 21600 21600" draw:type="rectangle" draw:enhanced-path="M 0 0 L 21600 0 21600 21600 0 21600 0 0 Z N"/>
        </draw:custom-shape>
        <draw:connector draw:style-name="data_20_member_20__28_pointer_29_" draw:layer="layout" svg:x1="56.606cm" svg:y1="31.138cm" svg:x2="59.974cm" svg:y2="29.598cm" draw:start-shape="id2041" draw:start-glue-point="6" draw:end-shape="id2116" draw:end-glue-point="3" svg:d="m56606 31138h1684v-1540h1684">
          <text:p>pItemList</text:p>
        </draw:connector>
        <draw:custom-shape draw:style-name="gr5" draw:id="id2117" draw:layer="layout" svg:width="2.022cm" svg:height="0.674cm" svg:x="60.286cm" svg:y="30.998cm">
          <text:p>MenuLogo</text:p>
          <draw:enhanced-geometry svg:viewBox="0 0 21600 21600" draw:type="rectangle" draw:enhanced-path="M 0 0 L 21600 0 21600 21600 0 21600 0 0 Z N"/>
        </draw:custom-shape>
        <draw:connector draw:style-name="data_20_member_20__28_pointer_29_" draw:layer="layout" svg:x1="56.606cm" svg:y1="31.677cm" svg:x2="60.286cm" svg:y2="31.335cm" draw:start-shape="id2041" draw:start-glue-point="7" draw:end-shape="id2117" draw:end-glue-point="3" svg:d="m56606 31677h1840v-342h1840">
          <text:p>pLogo</text:p>
        </draw:connector>
        <draw:custom-shape draw:style-name="gr5" draw:id="id2118" draw:layer="layout" svg:width="2.488cm" svg:height="0.596cm" svg:x="63.474cm" svg:y="29.365cm">
          <text:p>MenuItemData</text:p>
          <draw:enhanced-geometry svg:viewBox="0 0 21600 21600" draw:type="rectangle" draw:enhanced-path="M 0 0 L 21600 0 21600 21600 0 21600 0 0 Z N"/>
        </draw:custom-shape>
        <draw:connector draw:style-name="data_20_member_20__28_multiple_20_pointers_29_" draw:layer="layout" svg:x1="62.255cm" svg:y1="29.598cm" svg:x2="63.474cm" svg:y2="29.663cm" draw:start-shape="id2116" draw:start-glue-point="1" draw:end-shape="id2118" draw:end-glue-point="3" svg:d="m62255 29598h609v65h610">
          <text:p/>
        </draw:connector>
        <draw:frame draw:style-name="annotation" draw:layer="layout" svg:width="7.204cm" svg:height="1.343cm" svg:x="63.837cm" svg:y="30.381cm">
          <draw:text-box>
            <text:p><text:span text:style-name="T1">MenuItemData</text:span> stores data for individual menu items. <text:s/>Data such as menu item string, help string are stored in this class.</text:p>
          </draw:text-box>
        </draw:frame>
        <draw:connector draw:style-name="data_20_member_20__28_pointer_29_" draw:layer="layout" svg:x1="46.371cm" svg:y1="42.248cm" svg:x2="52.54cm" svg:y2="37.036cm" draw:start-shape="id2040" draw:start-glue-point="4" draw:end-shape="id2043" draw:end-glue-point="5" svg:d="m46371 42248h3085v-5212h3084">
          <text:p>pActivePopup</text:p>
        </draw:connector>
        <draw:connector draw:style-name="gr7" draw:layer="layout" svg:x1="54.717cm" svg:y1="36.75cm" svg:x2="46.212cm" svg:y2="32.515cm" draw:start-shape="id2043" draw:start-glue-point="1" draw:end-shape="id2115" draw:end-glue-point="3" svg:d="m54717 36750h500v-2021h-9506v-2214h501">
          <text:p>pWindow</text:p>
        </draw:connector>
        <draw:frame draw:style-name="annotation" draw:layer="layout" svg:width="4.303cm" svg:height="1.84cm" svg:x="50.566cm" svg:y="28.484cm">
          <draw:text-box>
            <text:p><text:span text:style-name="T1">Menu::ImplPaint()</text:span> physically draws the menu texts, icons, highlight box, submenu marker etc.</text:p>
            <text:p/>
            <text:p/>
          </draw:text-box>
        </draw:frame>
        <draw:custom-shape draw:style-name="gr1" draw:text-style-name="P1" draw:layer="layout" svg:width="2.695cm" svg:height="0.622cm" svg:x="73.089cm" svg:y="33.046cm">
          <text:p text:style-name="P1">DecorationView</text:p>
          <draw:enhanced-geometry svg:viewBox="0 0 21600 21600" draw:type="rectangle" draw:enhanced-path="M 0 0 L 21600 0 21600 21600 0 21600 0 0 Z N"/>
        </draw:custom-shape>
        <draw:frame draw:style-name="annotation" draw:layer="layout" svg:width="10.264cm" svg:height="2.588cm" svg:x="72.959cm" svg:y="34.061cm">
          <draw:text-box>
            <text:p><text:span text:style-name="T1">DecorationView</text:span> is used to draw various symbols on the menu windows. <text:s/>It is always instantiated as a local variable, is never used as a data member of a class.</text:p>
            <text:p/>
            <text:p>It is, for example, used to draw the right submenu markers in <text:span text:style-name="T1">Menu::ImplPaint()</text:span>.</text:p>
          </draw:text-box>
        </draw:frame>
        <draw:connector draw:style-name="inheritance_20__28_public_29_" draw:layer="layout" svg:x1="27.28cm" svg:y1="33.773cm" svg:x2="30.019cm" svg:y2="31.194cm" draw:start-shape="id2119" draw:start-glue-point="0" draw:end-shape="id2029" svg:d="m27280 33773v-1289h2739v-1290">
          <text:p/>
        </draw:connector>
        <draw:g>
          <draw:custom-shape draw:style-name="class_20__28_external_20_module_29_" draw:id="id2119" draw:layer="layout" svg:width="3.498cm" svg:height="0.7cm" svg:x="25.531cm" svg:y="33.773cm">
            <text:p>FrameworkStatusBar</text:p>
            <draw:enhanced-geometry svg:viewBox="0 0 21600 21600" draw:type="rectangle" draw:enhanced-path="M 0 0 L 21600 0 21600 21600 0 21600 0 0 Z N"/>
          </draw:custom-shape>
          <draw:custom-shape draw:style-name="namespace" draw:layer="layout" svg:width="4.821cm" svg:height="1.944cm" svg:x="24.778cm" svg:y="33.098cm">
            <text:p>framework</text:p>
            <draw:enhanced-geometry svg:viewBox="0 0 21600 21600" draw:type="rectangle" draw:enhanced-path="M 0 0 L 21600 0 21600 21600 0 21600 0 0 Z N"/>
          </draw:custom-shape>
        </draw:g>
        <draw:custom-shape draw:style-name="gr5" draw:id="id2120" draw:layer="layout" svg:width="3.006cm" svg:height="0.648cm" svg:x="33.461cm" svg:y="29.47cm">
          <text:p>ImplStatusItem</text:p>
          <draw:enhanced-geometry svg:viewBox="0 0 21600 21600" draw:type="rectangle" draw:enhanced-path="M 0 0 L 21600 0 21600 21600 0 21600 0 0 Z N"/>
        </draw:custom-shape>
        <draw:connector draw:style-name="data_20_member_20__28_multiple_20_pointers_29_" draw:layer="layout" svg:x1="31.055cm" svg:y1="30.222cm" svg:x2="33.461cm" svg:y2="29.794cm" draw:start-shape="id2029" draw:start-glue-point="4" draw:end-shape="id2120" draw:end-glue-point="3" svg:d="m31055 30222h1203v-428h1203">
          <text:p/>
        </draw:connector>
        <draw:frame draw:style-name="annotation" draw:layer="layout" svg:width="7.024cm" svg:height="1.317cm" svg:x="31.646cm" svg:y="30.719cm">
          <draw:text-box>
            <text:p><text:span text:style-name="T1">StatusBar</text:span> represents the entire row of the status bar. <text:s/>It has multiple instances of <text:span text:style-name="T1">ImplStatusItem</text:span> which represents each individual status area.</text:p>
          </draw:text-box>
        </draw:frame>
        <draw:custom-shape draw:style-name="gr1" draw:text-style-name="P1" draw:id="id2122" draw:layer="layout" svg:width="1.27cm" svg:height="0.726cm" svg:x="24.752cm" svg:y="39.111cm">
          <text:p text:style-name="P1">Help</text:p>
          <draw:enhanced-geometry svg:viewBox="0 0 21600 21600" draw:type="rectangle" draw:enhanced-path="M 0 0 L 21600 0 21600 21600 0 21600 0 0 Z N"/>
        </draw:custom-shape>
        <draw:custom-shape draw:style-name="class_20__28_external_20_module_29_" draw:id="id2121" draw:layer="layout" svg:width="1.66cm" svg:height="0.907cm" svg:x="24.595cm" svg:y="42.092cm">
          <text:p>SfxHelp</text:p>
          <draw:enhanced-geometry svg:viewBox="0 0 21600 21600" draw:type="rectangle" draw:enhanced-path="M 0 0 L 21600 0 21600 21600 0 21600 0 0 Z N"/>
        </draw:custom-shape>
        <draw:connector draw:style-name="inheritance_20__28_public_29_" draw:layer="layout" svg:x1="25.425cm" svg:y1="42.092cm" svg:x2="25.387cm" svg:y2="39.837cm" draw:start-shape="id2121" draw:start-glue-point="0" draw:end-shape="id2122" draw:end-glue-point="2" svg:d="m25425 42092v-1128h-38v-1127">
          <text:p/>
        </draw:connector>
        <draw:custom-shape draw:style-name="gr2" draw:id="id2123" draw:layer="layout" svg:width="6.091cm" svg:height="0.673cm" svg:x="60.468cm" svg:y="33.15cm">
          <draw:glue-point draw:id="4" svg:x="-2.403cm" svg:y="5.007cm"/>
          <draw:glue-point draw:id="5" svg:x="2.446cm" svg:y="5.007cm"/>
          <text:p>com.sun.star.accessibility.XAccessible</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56.606cm" svg:y1="32.523cm" svg:x2="60.468cm" svg:y2="33.486cm" draw:start-shape="id2041" draw:start-glue-point="8" draw:end-shape="id2123" draw:end-glue-point="3" svg:d="m56606 32523h1931v963h1931">
          <text:p>GetAccessible()</text:p>
          <text:p>mxAccessible</text:p>
        </draw:connector>
        <draw:custom-shape draw:style-name="class_20__28_external_20_module_29_" draw:id="id2124" draw:layer="layout" svg:width="4.069cm" svg:height="0.596cm" svg:x="58.964cm" svg:y="35.327cm">
          <text:p>VCLXAccessibleMenuBar</text:p>
          <draw:enhanced-geometry svg:viewBox="0 0 21600 21600" draw:type="rectangle" draw:enhanced-path="M 0 0 L 21600 0 21600 21600 0 21600 0 0 Z N"/>
        </draw:custom-shape>
        <draw:custom-shape draw:style-name="class_20__28_external_20_module_29_" draw:id="id2125" draw:layer="layout" svg:width="4.717cm" svg:height="0.648cm" svg:x="63.579cm" svg:y="35.432cm">
          <text:p>VCLXAccessiblePopupMenu</text:p>
          <draw:enhanced-geometry svg:viewBox="0 0 21600 21600" draw:type="rectangle" draw:enhanced-path="M 0 0 L 21600 0 21600 21600 0 21600 0 0 Z N"/>
        </draw:custom-shape>
        <draw:connector draw:style-name="inheritance_20__28_public_29_" draw:layer="layout" svg:x1="60.998cm" svg:y1="35.327cm" svg:x2="62.05cm" svg:y2="33.822cm" draw:start-shape="id2124" draw:start-glue-point="0" draw:end-shape="id2123" draw:end-glue-point="4" svg:d="m60998 35327v-752h1052v-753">
          <text:p/>
        </draw:connector>
        <draw:connector draw:style-name="inheritance_20__28_public_29_" draw:layer="layout" svg:x1="65.937cm" svg:y1="35.432cm" svg:x2="65.002cm" svg:y2="33.822cm" draw:start-shape="id2125" draw:start-glue-point="0" draw:end-shape="id2123" draw:end-glue-point="5" svg:d="m65937 35432v-805h-935v-805">
          <text:p/>
        </draw:connector>
        <draw:frame draw:style-name="annotation" draw:layer="layout" svg:width="9.641cm" svg:height="3.205cm" svg:x="60.001cm" svg:y="36.99cm">
          <draw:text-box>
            <text:p><text:span text:style-name="T1">Menu::GetAccessible()</text:span> returns an <text:span text:style-name="T1">XAccessible</text:span> object for the menu instance. <text:s/>The <text:span text:style-name="T1">XAccessible</text:span> instance is internally created by <text:span text:style-name="T1">AccessibleFactory</text:span> which is implemented in the <text:span text:style-name="T1">accessibility</text:span> module.</text:p>
            <text:p/>
            <text:p><text:span text:style-name="T1">VCLXAccessibleMenuBar</text:span> and <text:span text:style-name="T1">VCLXAccessiblePopupMenu</text:span> implements the accessible object for <text:span text:style-name="T1">MenuBar</text:span> and <text:span text:style-name="T1">PopupMenu</text:span>, respectively.</text:p>
          </draw:text-box>
        </draw:frame>
        <draw:custom-shape draw:style-name="gr1" draw:text-style-name="P1" draw:id="id2126" draw:layer="layout" svg:width="3.033cm" svg:height="0.674cm" svg:x="13.504cm" svg:y="59.535cm">
          <text:p text:style-name="P1">ImplFontCache</text:p>
          <draw:enhanced-geometry svg:viewBox="0 0 21600 21600" draw:type="rectangle" draw:enhanced-path="M 0 0 L 21600 0 21600 21600 0 21600 0 0 Z N"/>
        </draw:custom-shape>
        <draw:custom-shape draw:style-name="gr1" draw:text-style-name="P1" draw:id="id2127" draw:layer="layout" svg:width="2.851cm" svg:height="0.752cm" svg:x="20.528cm" svg:y="59.379cm">
          <text:p text:style-name="P1">ImplFontEntry</text:p>
          <draw:enhanced-geometry svg:viewBox="0 0 21600 21600" draw:type="rectangle" draw:enhanced-path="M 0 0 L 21600 0 21600 21600 0 21600 0 0 Z N"/>
        </draw:custom-shape>
        <draw:connector draw:style-name="data_20_member_20__28_pointer_29_" draw:layer="layout" svg:x1="16.537cm" svg:y1="59.872cm" svg:x2="20.528cm" svg:y2="59.755cm" draw:start-shape="id2126" draw:start-glue-point="1" draw:end-shape="id2127" draw:end-glue-point="3" svg:d="m16537 59872h1995v-117h1996">
          <text:p>mpFirstEntry</text:p>
        </draw:connector>
        <draw:custom-shape draw:style-name="gr1" draw:text-style-name="P1" draw:id="id2128" draw:layer="layout" svg:width="3.266cm" svg:height="1.141cm" svg:x="14.645cm" svg:y="62.671cm">
          <draw:glue-point draw:id="4" svg:x="5.003cm" svg:y="-2.725cm"/>
          <draw:glue-point draw:id="5" svg:x="5.003cm" svg:y="2.953cm"/>
          <text:p text:style-name="P1">ImplDevFontList</text:p>
          <draw:enhanced-geometry svg:viewBox="0 0 21600 21600" draw:type="rectangle" draw:enhanced-path="M 0 0 L 21600 0 21600 21600 0 21600 0 0 Z N"/>
        </draw:custom-shape>
        <draw:custom-shape draw:style-name="gr1" draw:text-style-name="P1" draw:id="id2129" draw:layer="layout" svg:width="3.37cm" svg:height="0.648cm" svg:x="20.061cm" svg:y="61.946cm">
          <text:p text:style-name="P1">ImplDevFontListData</text:p>
          <draw:enhanced-geometry svg:viewBox="0 0 21600 21600" draw:type="rectangle" draw:enhanced-path="M 0 0 L 21600 0 21600 21600 0 21600 0 0 Z N"/>
        </draw:custom-shape>
        <draw:connector draw:style-name="data_20_member_20__28_multiple_20_pointers_29_" draw:layer="layout" svg:x1="17.911cm" svg:y1="62.931cm" svg:x2="20.061cm" svg:y2="62.27cm" draw:start-shape="id2128" draw:start-glue-point="4" draw:end-shape="id2129" draw:end-glue-point="3" svg:d="m17911 62931h1075v-661h1075">
          <text:p/>
        </draw:connector>
        <draw:custom-shape draw:style-name="gr1" draw:text-style-name="P1" draw:id="id2130" draw:layer="layout" svg:width="4.665cm" svg:height="0.596cm" svg:x="22.186cm" svg:y="63.137cm">
          <text:p text:style-name="P1">ImplPreMatchFontSubstitution</text:p>
          <draw:enhanced-geometry svg:viewBox="0 0 21600 21600" draw:type="rectangle" draw:enhanced-path="M 0 0 L 21600 0 21600 21600 0 21600 0 0 Z N"/>
        </draw:custom-shape>
        <draw:connector draw:style-name="data_20_member_20__28_pointer_29_" draw:layer="layout" svg:x1="17.911cm" svg:y1="63.241cm" svg:x2="22.186cm" svg:y2="63.435cm" draw:start-shape="id2128" draw:start-glue-point="1" draw:end-shape="id2130" draw:end-glue-point="3" svg:d="m17911 63241h2137v194h2138">
          <text:p/>
        </draw:connector>
        <draw:custom-shape draw:style-name="gr1" draw:text-style-name="P1" draw:id="id2131" draw:layer="layout" svg:width="5.417cm" svg:height="0.648cm" svg:x="25.79cm" svg:y="64.538cm">
          <text:p text:style-name="P1">ImplGlyphFallbackFontSubstitution</text:p>
          <draw:enhanced-geometry svg:viewBox="0 0 21600 21600" draw:type="rectangle" draw:enhanced-path="M 0 0 L 21600 0 21600 21600 0 21600 0 0 Z N"/>
        </draw:custom-shape>
        <draw:connector draw:style-name="data_20_member_20__28_pointer_29_" draw:layer="layout" draw:line-skew="-2.774cm" svg:x1="17.911cm" svg:y1="63.577cm" svg:x2="25.79cm" svg:y2="64.862cm" draw:start-shape="id2128" draw:start-glue-point="5" draw:end-shape="id2131" draw:end-glue-point="3" svg:d="m17911 63577h1165v1285h6714">
          <text:p/>
        </draw:connector>
        <draw:custom-shape draw:style-name="gr1" draw:text-style-name="P1" draw:id="id2132" draw:layer="layout" svg:width="3.291cm" svg:height="0.544cm" svg:x="25.763cm" svg:y="60.779cm">
          <draw:glue-point draw:id="4" svg:x="-2.005cm" svg:y="0.716cm"/>
          <draw:glue-point draw:id="5" svg:x="-2.476cm" svg:y="5.018cm"/>
          <draw:glue-point draw:id="6" svg:x="2.482cm" svg:y="5.018cm"/>
          <text:p text:style-name="P1">ImplFontSubstitution</text:p>
          <draw:enhanced-geometry svg:viewBox="0 0 21600 21600" draw:type="rectangle" draw:enhanced-path="M 0 0 L 21600 0 21600 21600 0 21600 0 0 Z N"/>
        </draw:custom-shape>
        <draw:connector draw:style-name="inheritance_20__28_public_29_" draw:layer="layout" svg:x1="24.518cm" svg:y1="63.137cm" svg:x2="26.594cm" svg:y2="61.323cm" draw:start-shape="id2130" draw:start-glue-point="0" draw:end-shape="id2132" draw:end-glue-point="5" svg:d="m24518 63137v-907h2076v-907">
          <text:p/>
        </draw:connector>
        <draw:connector draw:style-name="inheritance_20__28_public_29_" draw:layer="layout" svg:x1="28.498cm" svg:y1="64.538cm" svg:x2="28.224cm" svg:y2="61.323cm" draw:start-shape="id2131" draw:start-glue-point="0" draw:end-shape="id2132" draw:end-glue-point="6" svg:d="m28498 64538v-1607h-274v-1608">
          <text:p/>
        </draw:connector>
        <draw:custom-shape draw:style-name="gr1" draw:text-style-name="P1" draw:id="id2133" draw:layer="layout" svg:width="5.288cm" svg:height="0.596cm" svg:x="26.514cm" svg:y="66.766cm">
          <text:p text:style-name="P1">FcGlyphFallbackSubstititution</text:p>
          <draw:enhanced-geometry svg:viewBox="0 0 21600 21600" draw:type="rectangle" draw:enhanced-path="M 0 0 L 21600 0 21600 21600 0 21600 0 0 Z N"/>
        </draw:custom-shape>
        <draw:connector draw:style-name="inheritance_20__28_public_29_" draw:layer="layout" svg:x1="29.158cm" svg:y1="66.766cm" svg:x2="28.498cm" svg:y2="65.186cm" draw:start-shape="id2133" draw:start-glue-point="0" draw:end-shape="id2131" draw:end-glue-point="2" svg:d="m29158 66766v-790h-660v-790">
          <text:p/>
        </draw:connector>
        <draw:custom-shape draw:style-name="gr1" draw:text-style-name="P1" draw:id="id2134" draw:layer="layout" svg:width="4.821cm" svg:height="0.622cm" svg:x="20.267cm" svg:y="65.573cm">
          <text:p text:style-name="P1">FcPreMatchSubstititution</text:p>
          <draw:enhanced-geometry svg:viewBox="0 0 21600 21600" draw:type="rectangle" draw:enhanced-path="M 0 0 L 21600 0 21600 21600 0 21600 0 0 Z N"/>
        </draw:custom-shape>
        <draw:connector draw:style-name="inheritance_20__28_public_29_" draw:layer="layout" svg:x1="22.677cm" svg:y1="65.573cm" svg:x2="24.518cm" svg:y2="63.733cm" draw:start-shape="id2134" draw:start-glue-point="0" draw:end-shape="id2130" draw:end-glue-point="2" svg:d="m22677 65573v-920h1841v-920">
          <text:p/>
        </draw:connector>
        <draw:custom-shape draw:style-name="gr1" draw:text-style-name="P1" draw:id="id2135" draw:layer="layout" svg:width="3.447cm" svg:height="0.622cm" svg:x="10.782cm" svg:y="72.027cm">
          <text:p text:style-name="P1">ImplFontSelectData</text:p>
          <draw:enhanced-geometry svg:viewBox="0 0 21600 21600" draw:type="rectangle" draw:enhanced-path="M 0 0 L 21600 0 21600 21600 0 21600 0 0 Z N"/>
        </draw:custom-shape>
        <draw:custom-shape draw:style-name="gr1" draw:text-style-name="P1" draw:id="id2136" draw:layer="layout" svg:width="3.42cm" svg:height="0.596cm" svg:x="15.682cm" svg:y="69.903cm">
          <draw:glue-point draw:id="4" svg:x="-2.35cm" svg:y="5.016cm"/>
          <draw:glue-point draw:id="5" svg:x="2.5cm" svg:y="5.016cm"/>
          <text:p text:style-name="P1">ImplFontAttributes</text:p>
          <draw:enhanced-geometry svg:viewBox="0 0 21600 21600" draw:type="rectangle" draw:enhanced-path="M 0 0 L 21600 0 21600 21600 0 21600 0 0 Z N"/>
        </draw:custom-shape>
        <draw:custom-shape draw:style-name="gr1" draw:text-style-name="P1" draw:id="id2137" draw:layer="layout" svg:width="3.447cm" svg:height="0.622cm" svg:x="15.242cm" svg:y="72.158cm">
          <text:p text:style-name="P1">ImplFontMatricData</text:p>
          <draw:enhanced-geometry svg:viewBox="0 0 21600 21600" draw:type="rectangle" draw:enhanced-path="M 0 0 L 21600 0 21600 21600 0 21600 0 0 Z N"/>
        </draw:custom-shape>
        <draw:custom-shape draw:style-name="gr1" draw:text-style-name="P1" draw:id="id2138" draw:layer="layout" svg:width="3.652cm" svg:height="0.622cm" svg:x="19.493cm" svg:y="72.184cm">
          <text:p text:style-name="P1">ImplDevFontAttributes</text:p>
          <draw:enhanced-geometry svg:viewBox="0 0 21600 21600" draw:type="rectangle" draw:enhanced-path="M 0 0 L 21600 0 21600 21600 0 21600 0 0 Z N"/>
        </draw:custom-shape>
        <draw:connector draw:style-name="inheritance_20__28_public_29_" draw:layer="layout" svg:x1="12.505cm" svg:y1="72.027cm" svg:x2="16.589cm" svg:y2="70.499cm" draw:start-shape="id2135" draw:start-glue-point="0" draw:end-shape="id2136" draw:end-glue-point="4" svg:d="m12505 72027v-764h4084v-764">
          <text:p/>
        </draw:connector>
        <draw:connector draw:style-name="inheritance_20__28_public_29_" draw:layer="layout" svg:x1="16.965cm" svg:y1="72.158cm" svg:x2="17.392cm" svg:y2="70.499cm" draw:start-shape="id2137" draw:start-glue-point="0" draw:end-shape="id2136" draw:end-glue-point="2" svg:d="m16965 72158v-829h427v-830">
          <text:p/>
        </draw:connector>
        <draw:connector draw:style-name="inheritance_20__28_public_29_" draw:layer="layout" svg:x1="21.319cm" svg:y1="72.184cm" svg:x2="18.247cm" svg:y2="70.499cm" draw:start-shape="id2138" draw:start-glue-point="0" draw:end-shape="id2136" draw:end-glue-point="5" svg:d="m21319 72184v-842h-3072v-843">
          <text:p/>
        </draw:connector>
        <draw:custom-shape draw:style-name="gr3" draw:layer="layout" svg:width="2.747cm" svg:height="0.648cm" svg:x="22.291cm" svg:y="85.971cm">
          <text:p>AtkListener</text:p>
          <draw:enhanced-geometry svg:viewBox="0 0 21600 21600" draw:type="rectangle" draw:enhanced-path="M 0 0 L 21600 0 21600 21600 0 21600 0 0 Z N"/>
        </draw:custom-shape>
        <draw:custom-shape draw:style-name="gr1" draw:text-style-name="P1" draw:id="id2139" draw:layer="layout" svg:width="3.006cm" svg:height="0.648cm" svg:x="103.544cm" svg:y="18.531cm">
          <text:p text:style-name="P1">VclWindowEvent</text:p>
          <draw:enhanced-geometry svg:viewBox="0 0 21600 21600" draw:type="rectangle" draw:enhanced-path="M 0 0 L 21600 0 21600 21600 0 21600 0 0 Z N"/>
        </draw:custom-shape>
        <draw:custom-shape draw:style-name="gr1" draw:text-style-name="P1" draw:id="id2140" draw:layer="layout" svg:width="3.24cm" svg:height="0.622cm" svg:x="104.916cm" svg:y="16.225cm">
          <draw:glue-point draw:id="4" svg:x="-2.197cm" svg:y="5.016cm"/>
          <draw:glue-point draw:id="5" svg:x="2.601cm" svg:y="5.016cm"/>
          <text:p text:style-name="P1">VclSimpleEvent</text:p>
          <draw:enhanced-geometry svg:viewBox="0 0 21600 21600" draw:type="rectangle" draw:enhanced-path="M 0 0 L 21600 0 21600 21600 0 21600 0 0 Z N"/>
        </draw:custom-shape>
        <draw:custom-shape draw:style-name="gr1" draw:text-style-name="P1" draw:id="id2141" draw:layer="layout" svg:width="2.615cm" svg:height="0.648cm" svg:x="107.071cm" svg:y="18.558cm">
          <text:p text:style-name="P1">VclMenuEvent</text:p>
          <draw:enhanced-geometry svg:viewBox="0 0 21600 21600" draw:type="rectangle" draw:enhanced-path="M 0 0 L 21600 0 21600 21600 0 21600 0 0 Z N"/>
        </draw:custom-shape>
        <draw:connector draw:style-name="inheritance_20__28_public_29_" draw:layer="layout" svg:x1="105.047cm" svg:y1="18.531cm" svg:x2="105.825cm" svg:y2="16.847cm" draw:start-shape="id2139" draw:start-glue-point="0" draw:end-shape="id2140" draw:end-glue-point="4" svg:d="m105047 18531v-842h778v-842">
          <text:p/>
        </draw:connector>
        <draw:connector draw:style-name="inheritance_20__28_public_29_" draw:layer="layout" svg:x1="108.378cm" svg:y1="18.558cm" svg:x2="107.378cm" svg:y2="16.847cm" draw:start-shape="id2141" draw:start-glue-point="0" draw:end-shape="id2140" draw:end-glue-point="5" svg:d="m108378 18558v-855h-1000v-856">
          <text:p/>
        </draw:connector>
        <draw:custom-shape draw:style-name="gr1" draw:text-style-name="P1" draw:id="id2142" draw:layer="layout" svg:width="2.229cm" svg:height="0.621cm" svg:x="42.403cm" svg:y="27.759cm">
          <text:p text:style-name="P1">Dialog</text:p>
          <draw:enhanced-geometry svg:viewBox="0 0 21600 21600" draw:type="rectangle" draw:enhanced-path="M 0 0 L 21600 0 21600 21600 0 21600 0 0 Z N"/>
        </draw:custom-shape>
        <draw:connector draw:style-name="inheritance_20__28_public_29_" draw:layer="layout" svg:x1="43.517cm" svg:y1="27.759cm" svg:x2="45.008cm" svg:y2="25.752cm" draw:start-shape="id2142" draw:start-glue-point="0" draw:end-shape="id2028" draw:end-glue-point="4" svg:d="m43517 27759v-1004h1491v-1003">
          <text:p/>
        </draw:connector>
        <draw:custom-shape draw:style-name="gr1" draw:text-style-name="P1" draw:id="id2144" draw:layer="layout" svg:width="3.915cm" svg:height="0.741cm" svg:x="97.155cm" svg:y="40.878cm">
          <draw:glue-point draw:id="4" svg:x="-3.445cm" svg:y="5.006cm"/>
          <draw:glue-point draw:id="5" svg:x="-1.486cm" svg:y="5.006cm"/>
          <draw:glue-point draw:id="6" svg:x="1.621cm" svg:y="5.006cm"/>
          <draw:glue-point draw:id="7" svg:x="3.312cm" svg:y="5.006cm"/>
          <text:p text:style-name="P1">SalLayout</text:p>
          <draw:enhanced-geometry svg:viewBox="0 0 21600 21600" draw:type="rectangle" draw:enhanced-path="M 0 0 L 21600 0 21600 21600 0 21600 0 0 Z N"/>
        </draw:custom-shape>
        <draw:custom-shape draw:style-name="gr1" draw:text-style-name="P1" draw:id="id2143" draw:layer="layout" svg:width="2.354cm" svg:height="0.556cm" svg:x="93.001cm" svg:y="45.111cm">
          <text:p text:style-name="P1">ATSLayout</text:p>
          <draw:enhanced-geometry svg:viewBox="0 0 21600 21600" draw:type="rectangle" draw:enhanced-path="M 0 0 L 21600 0 21600 21600 0 21600 0 0 Z N"/>
        </draw:custom-shape>
        <draw:custom-shape draw:style-name="gr1" draw:text-style-name="P1" draw:id="id2145" draw:layer="layout" svg:width="3.016cm" svg:height="0.556cm" svg:x="94.88cm" svg:y="46.541cm">
          <draw:glue-point draw:id="4" svg:x="2.808cm" svg:y="5.017cm"/>
          <text:p text:style-name="P1">GenericSalLayout</text:p>
          <draw:enhanced-geometry svg:viewBox="0 0 21600 21600" draw:type="rectangle" draw:enhanced-path="M 0 0 L 21600 0 21600 21600 0 21600 0 0 Z N"/>
        </draw:custom-shape>
        <draw:custom-shape draw:style-name="gr1" draw:text-style-name="P1" draw:id="id2146" draw:layer="layout" svg:width="2.354cm" svg:height="0.556cm" svg:x="96.838cm" svg:y="45.324cm">
          <text:p text:style-name="P1">MultiSalLayout</text:p>
          <draw:enhanced-geometry svg:viewBox="0 0 21600 21600" draw:type="rectangle" draw:enhanced-path="M 0 0 L 21600 0 21600 21600 0 21600 0 0 Z N"/>
        </draw:custom-shape>
        <draw:custom-shape draw:style-name="gr1" draw:text-style-name="P1" draw:id="id2147" draw:layer="layout" svg:width="2.354cm" svg:height="0.556cm" svg:x="99.087cm" svg:y="46.806cm">
          <text:p text:style-name="P1">Os2Layout</text:p>
          <draw:enhanced-geometry svg:viewBox="0 0 21600 21600" draw:type="rectangle" draw:enhanced-path="M 0 0 L 21600 0 21600 21600 0 21600 0 0 Z N"/>
        </draw:custom-shape>
        <draw:custom-shape draw:style-name="gr1" draw:text-style-name="P1" draw:id="id2148" draw:layer="layout" svg:width="2.354cm" svg:height="0.556cm" svg:x="101.812cm" svg:y="45.721cm">
          <text:p text:style-name="P1">WinLayout</text:p>
          <draw:enhanced-geometry svg:viewBox="0 0 21600 21600" draw:type="rectangle" draw:enhanced-path="M 0 0 L 21600 0 21600 21600 0 21600 0 0 Z N"/>
        </draw:custom-shape>
        <draw:connector draw:style-name="inheritance_20__28_public_29_" draw:layer="layout" svg:x1="94.178cm" svg:y1="45.111cm" svg:x2="97.764cm" svg:y2="41.618cm" draw:start-shape="id2143" draw:start-glue-point="0" draw:end-shape="id2144" draw:end-glue-point="4" svg:d="m94178 45111v-1746h3586v-1747">
          <text:p/>
        </draw:connector>
        <draw:connector draw:style-name="inheritance_20__28_public_29_" draw:layer="layout" svg:x1="96.388cm" svg:y1="46.541cm" svg:x2="98.531cm" svg:y2="41.618cm" draw:start-shape="id2145" draw:start-glue-point="0" draw:end-shape="id2144" draw:end-glue-point="5" svg:d="m96388 46541v-2461h2143v-2462">
          <text:p/>
        </draw:connector>
        <draw:connector draw:style-name="inheritance_20__28_public_29_" draw:layer="layout" svg:x1="98.015cm" svg:y1="45.324cm" svg:x2="99.112cm" svg:y2="41.619cm" draw:start-shape="id2146" draw:start-glue-point="0" draw:end-shape="id2144" draw:end-glue-point="2" svg:d="m98015 45324v-1853h1097v-1852">
          <text:p/>
        </draw:connector>
        <draw:connector draw:style-name="inheritance_20__28_public_29_" draw:layer="layout" svg:x1="100.264cm" svg:y1="46.806cm" svg:x2="99.746cm" svg:y2="41.618cm" draw:start-shape="id2147" draw:start-glue-point="0" draw:end-shape="id2144" draw:end-glue-point="6" svg:d="m100264 46806v-2594h-518v-2594">
          <text:p/>
        </draw:connector>
        <draw:connector draw:style-name="inheritance_20__28_public_29_" draw:layer="layout" svg:x1="102.989cm" svg:y1="45.721cm" svg:x2="100.408cm" svg:y2="41.618cm" draw:start-shape="id2148" draw:start-glue-point="0" draw:end-shape="id2144" draw:end-glue-point="7" svg:d="m102989 45721v-2051h-2581v-2052">
          <text:p/>
        </draw:connector>
        <draw:custom-shape draw:style-name="gr1" draw:text-style-name="P1" draw:id="id2149" draw:layer="layout" svg:width="2.804cm" svg:height="0.556cm" svg:x="94.007cm" svg:y="48.79cm">
          <text:p text:style-name="P1">X11FontLayout</text:p>
          <draw:enhanced-geometry svg:viewBox="0 0 21600 21600" draw:type="rectangle" draw:enhanced-path="M 0 0 L 21600 0 21600 21600 0 21600 0 0 Z N"/>
        </draw:custom-shape>
        <draw:connector draw:style-name="inheritance_20__28_public_29_" draw:layer="layout" svg:x1="95.409cm" svg:y1="48.79cm" svg:x2="96.388cm" svg:y2="47.097cm" draw:start-shape="id2149" draw:start-glue-point="0" draw:end-shape="id2145" draw:end-glue-point="2" svg:d="m95409 48790v-846h979v-847">
          <text:p/>
        </draw:connector>
        <draw:custom-shape draw:style-name="gr1" draw:text-style-name="P1" draw:id="id2151" draw:layer="layout" svg:width="5.662cm" svg:height="0.662cm" svg:x="109.061cm" svg:y="39.846cm">
          <draw:glue-point draw:id="4" svg:x="-3.666cm" svg:y="5.005cm"/>
          <draw:glue-point draw:id="5" svg:x="-2.272cm" svg:y="5.005cm"/>
          <draw:glue-point draw:id="6" svg:x="-0.879cm" svg:y="5.005cm"/>
          <draw:glue-point draw:id="7" svg:x="1.12cm" svg:y="5.005cm"/>
          <draw:glue-point draw:id="8" svg:x="2.574cm" svg:y="5.005cm"/>
          <draw:glue-point draw:id="9" svg:x="3.909cm" svg:y="5.005cm"/>
          <text:p text:style-name="P1">SalGraphics</text:p>
          <draw:enhanced-geometry svg:viewBox="0 0 21600 21600" draw:type="rectangle" draw:enhanced-path="M 0 0 L 21600 0 21600 21600 0 21600 0 0 Z N"/>
        </draw:custom-shape>
        <draw:custom-shape draw:style-name="gr1" draw:text-style-name="P1" draw:id="id2150" draw:layer="layout" svg:width="3.228cm" svg:height="0.767cm" svg:x="105.94cm" svg:y="42.758cm">
          <text:p text:style-name="P1">X11SalGraphics</text:p>
          <draw:enhanced-geometry svg:viewBox="0 0 21600 21600" draw:type="rectangle" draw:enhanced-path="M 0 0 L 21600 0 21600 21600 0 21600 0 0 Z N"/>
        </draw:custom-shape>
        <draw:custom-shape draw:style-name="gr1" draw:text-style-name="P1" draw:id="id2152" draw:layer="layout" svg:width="3.228cm" svg:height="0.767cm" svg:x="107.977cm" svg:y="43.764cm">
          <text:p text:style-name="P1">WinSalGraphics</text:p>
          <draw:enhanced-geometry svg:viewBox="0 0 21600 21600" draw:type="rectangle" draw:enhanced-path="M 0 0 L 21600 0 21600 21600 0 21600 0 0 Z N"/>
        </draw:custom-shape>
        <draw:custom-shape draw:style-name="gr1" draw:text-style-name="P1" draw:id="id2153" draw:layer="layout" svg:width="3.228cm" svg:height="0.767cm" svg:x="110.041cm" svg:y="42.574cm">
          <text:p text:style-name="P1">SvpSalGraphics</text:p>
          <draw:enhanced-geometry svg:viewBox="0 0 21600 21600" draw:type="rectangle" draw:enhanced-path="M 0 0 L 21600 0 21600 21600 0 21600 0 0 Z N"/>
        </draw:custom-shape>
        <draw:custom-shape draw:style-name="gr1" draw:text-style-name="P1" draw:id="id2154" draw:layer="layout" svg:width="3.228cm" svg:height="0.767cm" svg:x="112.078cm" svg:y="43.738cm">
          <text:p text:style-name="P1">PspSalGraphics</text:p>
          <draw:enhanced-geometry svg:viewBox="0 0 21600 21600" draw:type="rectangle" draw:enhanced-path="M 0 0 L 21600 0 21600 21600 0 21600 0 0 Z N"/>
        </draw:custom-shape>
        <draw:custom-shape draw:style-name="gr1" draw:text-style-name="P1" draw:id="id2155" draw:layer="layout" svg:width="3.228cm" svg:height="0.767cm" svg:x="113.931cm" svg:y="42.599cm">
          <text:p text:style-name="P1">Os2SalGraphics</text:p>
          <draw:enhanced-geometry svg:viewBox="0 0 21600 21600" draw:type="rectangle" draw:enhanced-path="M 0 0 L 21600 0 21600 21600 0 21600 0 0 Z N"/>
        </draw:custom-shape>
        <draw:custom-shape draw:style-name="gr1" draw:text-style-name="P1" draw:id="id2156" draw:layer="layout" svg:width="3.228cm" svg:height="0.767cm" svg:x="116.312cm" svg:y="43.605cm">
          <text:p text:style-name="P1">AquaSalGraphics</text:p>
          <draw:enhanced-geometry svg:viewBox="0 0 21600 21600" draw:type="rectangle" draw:enhanced-path="M 0 0 L 21600 0 21600 21600 0 21600 0 0 Z N"/>
        </draw:custom-shape>
        <draw:connector draw:style-name="inheritance_20__28_public_29_" draw:layer="layout" svg:x1="107.554cm" svg:y1="42.758cm" svg:x2="109.817cm" svg:y2="40.508cm" draw:start-shape="id2150" draw:start-glue-point="0" draw:end-shape="id2151" draw:end-glue-point="4" svg:d="m107554 42758v-1125h2263v-1125">
          <text:p/>
        </draw:connector>
        <draw:connector draw:style-name="inheritance_20__28_public_29_" draw:layer="layout" svg:x1="109.591cm" svg:y1="43.764cm" svg:x2="110.606cm" svg:y2="40.508cm" draw:start-shape="id2152" draw:start-glue-point="0" draw:end-shape="id2151" draw:end-glue-point="5" svg:d="m109591 43764v-1628h1015v-1628">
          <text:p/>
        </draw:connector>
        <draw:connector draw:style-name="inheritance_20__28_public_29_" draw:layer="layout" svg:x1="111.655cm" svg:y1="42.574cm" svg:x2="111.395cm" svg:y2="40.508cm" draw:start-shape="id2153" draw:start-glue-point="0" draw:end-shape="id2151" draw:end-glue-point="6" svg:d="m111655 42574v-1033h-260v-1033">
          <text:p/>
        </draw:connector>
        <draw:connector draw:style-name="inheritance_20__28_public_29_" draw:layer="layout" svg:x1="113.692cm" svg:y1="43.738cm" svg:x2="112.526cm" svg:y2="40.508cm" draw:start-shape="id2154" draw:start-glue-point="0" draw:end-shape="id2151" draw:end-glue-point="7" svg:d="m113692 43738v-1615h-1166v-1615">
          <text:p/>
        </draw:connector>
        <draw:connector draw:style-name="inheritance_20__28_public_29_" draw:layer="layout" svg:x1="115.545cm" svg:y1="42.599cm" svg:x2="113.349cm" svg:y2="40.508cm" draw:start-shape="id2155" draw:start-glue-point="0" draw:end-shape="id2151" draw:end-glue-point="8" svg:d="m115545 42599v-1046h-2196v-1045">
          <text:p/>
        </draw:connector>
        <draw:connector draw:style-name="inheritance_20__28_public_29_" draw:layer="layout" svg:x1="117.926cm" svg:y1="43.605cm" svg:x2="114.105cm" svg:y2="40.508cm" draw:start-shape="id2156" draw:start-glue-point="0" draw:end-shape="id2151" draw:end-glue-point="9" svg:d="m117926 43605v-1549h-3821v-1548">
          <text:p/>
        </draw:connector>
        <draw:custom-shape draw:style-name="gr3" draw:id="id2157" draw:layer="layout" svg:width="3.122cm" svg:height="0.555cm" svg:x="96.044cm" svg:y="49.768cm">
          <text:p>ServerFontLayout</text:p>
          <draw:enhanced-geometry svg:viewBox="0 0 21600 21600" draw:type="rectangle" draw:enhanced-path="M 0 0 L 21600 0 21600 21600 0 21600 0 0 Z N"/>
        </draw:custom-shape>
        <draw:connector draw:style-name="inheritance_20__28_public_29_" draw:layer="layout" svg:x1="97.605cm" svg:y1="49.768cm" svg:x2="97.234cm" svg:y2="47.097cm" draw:start-shape="id2157" draw:start-glue-point="0" draw:end-shape="id2145" draw:end-glue-point="4" svg:d="m97605 49768v-1336h-371v-1335">
          <text:p/>
        </draw:connector>
        <draw:custom-shape draw:style-name="gr3" draw:layer="layout" svg:width="2.884cm" svg:height="0.662cm" svg:x="103.77cm" svg:y="50.059cm">
          <text:p>ImplLayoutArgs</text:p>
          <draw:enhanced-geometry svg:viewBox="0 0 21600 21600" draw:type="rectangle" draw:enhanced-path="M 0 0 L 21600 0 21600 21600 0 21600 0 0 Z N"/>
        </draw:custom-shape>
        <draw:custom-shape draw:style-name="gr5" draw:id="id2158" draw:layer="layout" svg:width="2.528cm" svg:height="0.59cm" svg:x="62.105cm" svg:y="24.357cm">
          <text:p>ImplFrameData</text:p>
          <draw:enhanced-geometry svg:viewBox="0 0 21600 21600" draw:type="rectangle" draw:enhanced-path="M 0 0 L 21600 0 21600 21600 0 21600 0 0 Z N"/>
        </draw:custom-shape>
        <draw:connector draw:style-name="data_20_member_20__28_pointer_29_" draw:layer="layout" svg:x1="59.515cm" svg:y1="24.304cm" svg:x2="62.105cm" svg:y2="24.652cm" draw:start-shape="id2068" draw:start-glue-point="6" draw:end-shape="id2158" draw:end-glue-point="3" svg:d="m59515 24304h1296v348h1294">
          <text:p>mpFrameData</text:p>
        </draw:connector>
      </draw:page>
      <draw:page draw:name="xmloff" draw:style-name="dp1" draw:master-page-name="Default">
        <office:forms form:automatic-focus="false" form:apply-design-mode="false"/>
        <draw:connector draw:style-name="inheritance_20__28_public_29_" draw:layer="layout" draw:line-skew="4.574cm" svg:x1="86.381cm" svg:y1="56.416cm" svg:x2="90.858cm" svg:y2="32.494cm" draw:start-shape="id2159" draw:start-glue-point="0" draw:end-shape="id2160" draw:end-glue-point="8" svg:d="m86381 56416v-7387h4477v-16535">
          <text:p/>
        </draw:connector>
        <draw:custom-shape draw:style-name="gr1" draw:text-style-name="P1" draw:layer="layout" svg:width="3.572cm" svg:height="0.635cm" svg:x="62.605cm" svg:y="57.253cm">
          <text:p text:style-name="P3">XMLTextImportHelper</text:p>
          <draw:enhanced-geometry svg:viewBox="0 0 21600 21600" draw:type="rectangle" draw:enhanced-path="M 0 0 L 21600 0 21600 21600 0 21600 0 0 Z N"/>
        </draw:custom-shape>
        <draw:custom-shape draw:style-name="gr1" draw:text-style-name="P1" draw:id="id2161" draw:layer="layout" svg:width="4.233cm" svg:height="0.609cm" svg:x="16.318cm" svg:y="20.398cm">
          <text:p text:style-name="P3">XMLImpSpanContext_Impl</text:p>
          <draw:enhanced-geometry svg:viewBox="0 0 21600 21600" draw:type="rectangle" draw:enhanced-path="M 0 0 L 21600 0 21600 21600 0 21600 0 0 Z N"/>
        </draw:custom-shape>
        <draw:connector draw:style-name="inheritance_20__28_public_29_" draw:layer="layout" draw:line-skew="0.505cm" svg:x1="18.434cm" svg:y1="20.398cm" svg:x2="18.701cm" svg:y2="15.809cm" draw:start-shape="id2161" draw:start-glue-point="0" draw:end-shape="id2162" draw:end-glue-point="5" svg:d="m18434 20398v-1789h267v-2800">
          <text:p/>
        </draw:connector>
        <draw:custom-shape draw:style-name="gr1" draw:text-style-name="P1" draw:id="id2163" draw:layer="layout" svg:width="3.493cm" svg:height="0.529cm" svg:x="59.88cm" svg:y="61.432cm">
          <text:p text:style-name="P3">XMLTextStyleContext</text:p>
          <draw:enhanced-geometry svg:viewBox="0 0 21600 21600" draw:type="rectangle" draw:enhanced-path="M 0 0 L 21600 0 21600 21600 0 21600 0 0 Z N"/>
        </draw:custom-shape>
        <draw:custom-shape draw:style-name="class" draw:id="id2164" draw:layer="layout" svg:width="3.618cm" svg:height="0.607cm" svg:x="59.766cm" svg:y="59.569cm">
          <text:p text:style-name="P2">XMLPropStyleContext</text:p>
          <draw:enhanced-geometry svg:viewBox="0 0 21600 21600" draw:type="rectangle" draw:enhanced-path="M 0 0 L 21600 0 21600 21600 0 21600 0 0 Z N"/>
        </draw:custom-shape>
        <draw:connector draw:style-name="inheritance_20__28_public_29_" draw:layer="layout" svg:x1="61.626cm" svg:y1="61.432cm" svg:x2="61.575cm" svg:y2="60.176cm" draw:start-shape="id2163" draw:start-glue-point="0" draw:end-shape="id2164" draw:end-glue-point="2" svg:d="m61626 61432v-629h-51v-627">
          <text:p/>
        </draw:connector>
        <draw:custom-shape draw:style-name="gr3" draw:layer="layout" svg:width="3.663cm" svg:height="0.598cm" svg:x="65.775cm" svg:y="66.45cm">
          <text:p text:style-name="P2">SvXMLElementExport</text:p>
          <draw:enhanced-geometry svg:viewBox="0 0 21600 21600" draw:type="rectangle" draw:enhanced-path="M 0 0 L 21600 0 21600 21600 0 21600 0 0 Z N"/>
        </draw:custom-shape>
        <draw:custom-shape draw:style-name="gr1" draw:text-style-name="P1" draw:id="id2165" draw:layer="layout" svg:width="3.09cm" svg:height="3.179cm" svg:x="74.394cm" svg:y="54.7cm">
          <draw:glue-point draw:id="4" svg:x="-2.016cm" svg:y="-5.008cm"/>
          <draw:glue-point draw:id="5" svg:x="2.258cm" svg:y="-5.008cm"/>
          <draw:glue-point draw:id="6" svg:x="5cm" svg:y="-3.803cm"/>
          <draw:glue-point draw:id="7" svg:x="5cm" svg:y="-2.415cm"/>
          <draw:glue-point draw:id="8" svg:x="5cm" svg:y="-1.031cm"/>
          <draw:glue-point draw:id="9" svg:x="5cm" svg:y="1.17cm"/>
          <draw:glue-point draw:id="10" svg:x="5cm" svg:y="2.639cm"/>
          <draw:glue-point draw:id="11" svg:x="5cm" svg:y="3.941cm"/>
          <text:p text:style-name="P3">SvXMLExport</text:p>
          <draw:enhanced-geometry svg:viewBox="0 0 21600 21600" draw:type="rectangle" draw:enhanced-path="M 0 0 L 21600 0 21600 21600 0 21600 0 0 Z N"/>
        </draw:custom-shape>
        <draw:custom-shape draw:style-name="gr2" draw:id="id2166" draw:layer="layout" svg:width="5.365cm" svg:height="2.514cm" svg:x="71.271cm" svg:y="49.48cm">
          <text:p text:style-name="P2">com.sun.star.container.XNamed</text:p>
          <text:p text:style-name="P2">com.sun.star.document.XExporter</text:p>
          <text:p text:style-name="P2">com.sun.star.document.XFilter</text:p>
          <text:p text:style-name="P2">com.sun.star.lang.XInitialization</text:p>
          <text:p text:style-name="P2">com.sun.star.lang.XServiceInfo</text:p>
          <text:p text:style-name="P2">com.sun.star.lang.XUnoTunnel</text:p>
          <draw:enhanced-geometry svg:viewBox="0 0 21600 21600" draw:type="rectangle" draw:enhanced-path="M 0 0 L 21600 0 21600 21600 0 21600 0 0 Z N"/>
        </draw:custom-shape>
        <draw:connector draw:style-name="inheritance_20__28_public_29_" draw:layer="layout" svg:x1="75.317cm" svg:y1="54.7cm" svg:x2="73.953cm" svg:y2="51.994cm" draw:start-shape="id2165" draw:start-glue-point="4" draw:end-shape="id2166" draw:end-glue-point="2" svg:d="m75317 54700v-1353h-1364v-1353">
          <text:p/>
        </draw:connector>
        <draw:custom-shape draw:style-name="gr1" draw:text-style-name="P1" draw:id="id2160" draw:layer="layout" svg:width="23.301cm" svg:height="0.57cm" svg:x="76.804cm" svg:y="31.924cm">
          <draw:glue-point draw:id="4" svg:x="-4.22cm" svg:y="5cm"/>
          <draw:glue-point draw:id="5" svg:x="4.322cm" svg:y="5cm"/>
          <draw:glue-point draw:id="6" svg:x="3.17cm" svg:y="5cm"/>
          <draw:glue-point draw:id="7" svg:x="2.175cm" svg:y="5cm"/>
          <draw:glue-point draw:id="8" svg:x="1.032cm" svg:y="5cm"/>
          <draw:glue-point draw:id="9" svg:x="-3.295cm" svg:y="5cm"/>
          <text:p text:style-name="P3">UniRefBase</text:p>
          <draw:enhanced-geometry svg:viewBox="0 0 21600 21600" draw:type="rectangle" draw:enhanced-path="M 0 0 L 21600 0 21600 21600 0 21600 0 0 Z N"/>
        </draw:custom-shape>
        <draw:custom-shape draw:style-name="gr1" draw:text-style-name="P3" draw:id="id2168" draw:layer="layout" svg:width="4.51cm" svg:height="5.106cm" svg:x="91.783cm" svg:y="48.356cm">
          <draw:glue-point draw:id="4" svg:x="5cm" svg:y="-3.58cm"/>
          <draw:glue-point draw:id="5" svg:x="5cm" svg:y="-1.752cm"/>
          <draw:glue-point draw:id="6" svg:x="5cm" svg:y="1.547cm"/>
          <draw:glue-point draw:id="7" svg:x="5cm" svg:y="3.425cm"/>
          <text:p text:style-name="P3">SvXMLAutoStylePoolP_Impl</text:p>
          <draw:enhanced-geometry svg:viewBox="0 0 21600 21600" draw:mirror-vertical="false" draw:mirror-horizontal="false" draw:type="rectangle" draw:enhanced-path="M 0 0 L 21600 0 21600 21600 0 21600 0 0 Z N"/>
        </draw:custom-shape>
        <draw:custom-shape draw:style-name="gr1" draw:text-style-name="P1" draw:id="id2167" draw:layer="layout" svg:width="3.784cm" svg:height="0.57cm" svg:x="84.761cm" svg:y="49.833cm">
          <text:p text:style-name="P3">SvXMLAutoStylePoolP</text:p>
          <draw:enhanced-geometry svg:viewBox="0 0 21600 21600" draw:type="rectangle" draw:enhanced-path="M 0 0 L 21600 0 21600 21600 0 21600 0 0 Z N"/>
        </draw:custom-shape>
        <draw:connector draw:style-name="data_20_member_20__28_pointer_29_" draw:text-style-name="P2" draw:layer="layout" svg:x1="88.545cm" svg:y1="50.118cm" svg:x2="91.783cm" svg:y2="50.909cm" draw:start-shape="id2167" draw:start-glue-point="1" draw:end-shape="id2168" draw:end-glue-point="3" svg:d="m88545 50118h1619v791h1619">
          <text:p text:style-name="P2">pImpl</text:p>
        </draw:connector>
        <draw:connector draw:style-name="inheritance_20__28_public_29_" draw:layer="layout" svg:x1="86.653cm" svg:y1="49.833cm" svg:x2="93.521cm" svg:y2="32.494cm" draw:start-shape="id2167" draw:start-glue-point="0" draw:end-shape="id2160" draw:end-glue-point="7" svg:d="m86653 49833v-8669h6868v-8670">
          <text:p/>
        </draw:connector>
        <draw:connector draw:style-name="data_20_member_20__28_pointer_29_" draw:layer="layout" svg:x1="77.484cm" svg:y1="55.081cm" svg:x2="84.761cm" svg:y2="50.118cm" draw:start-shape="id2165" draw:start-glue-point="6" draw:end-shape="id2167" draw:end-glue-point="3" svg:d="m77484 55081h3639v-4963h3638">
          <text:p>GetAutoStylePool()</text:p>
        </draw:connector>
        <draw:custom-shape draw:style-name="gr1" draw:text-style-name="P1" draw:id="id2169" draw:layer="layout" svg:width="4.199cm" svg:height="1.478cm" svg:x="97.072cm" svg:y="48.718cm">
          <draw:glue-point draw:id="4" svg:x="4.998cm" svg:y="-3.291cm"/>
          <draw:glue-point draw:id="5" svg:x="4.998cm" svg:y="-1.494cm"/>
          <draw:glue-point draw:id="6" svg:x="4.998cm" svg:y="1.497cm"/>
          <draw:glue-point draw:id="7" svg:x="4.998cm" svg:y="3.291cm"/>
          <text:p text:style-name="P1">XMLFamilyDataList_Impl</text:p>
          <draw:enhanced-geometry svg:viewBox="0 0 21600 21600" draw:type="rectangle" draw:enhanced-path="M 0 0 L 21600 0 21600 21600 0 21600 0 0 Z N"/>
        </draw:custom-shape>
        <draw:connector draw:style-name="data_20_member" draw:layer="layout" svg:x1="96.293cm" svg:y1="49.082cm" svg:x2="97.072cm" svg:y2="49.457cm" draw:start-shape="id2168" draw:start-glue-point="4" draw:end-shape="id2169" draw:end-glue-point="3" svg:d="m96293 49082h389v375h390">
          <text:p/>
        </draw:connector>
        <draw:custom-shape draw:style-name="gr1" draw:text-style-name="P1" draw:id="id2170" draw:layer="layout" svg:width="5.287cm" svg:height="0.519cm" svg:x="103.578cm" svg:y="51.103cm">
          <text:p text:style-name="P1">SvXMLAutoStylePoolCache_Impl</text:p>
          <draw:enhanced-geometry svg:viewBox="0 0 21600 21600" draw:type="rectangle" draw:enhanced-path="M 0 0 L 21600 0 21600 21600 0 21600 0 0 Z N"/>
        </draw:custom-shape>
        <draw:connector draw:style-name="data_20_member_20__28_pointer_29_" draw:layer="layout" svg:x1="101.271cm" svg:y1="49.457cm" svg:x2="103.578cm" svg:y2="51.362cm" draw:start-shape="id2169" draw:start-glue-point="1" draw:end-shape="id2170" draw:end-glue-point="3" svg:d="m101271 49457h1153v1905h1154">
          <text:p>pCache</text:p>
        </draw:connector>
        <draw:custom-shape draw:style-name="gr1" draw:text-style-name="P1" draw:id="id2171" draw:layer="layout" svg:width="5.78cm" svg:height="0.519cm" svg:x="103.032cm" svg:y="52.295cm">
          <text:p text:style-name="P1">SvXMLAutoStylePoolParentP_Impl</text:p>
          <draw:enhanced-geometry svg:viewBox="0 0 21600 21600" draw:type="rectangle" draw:enhanced-path="M 0 0 L 21600 0 21600 21600 0 21600 0 0 Z N"/>
        </draw:custom-shape>
        <draw:custom-shape draw:style-name="gr1" draw:text-style-name="P1" draw:layer="layout" svg:width="5.779cm" svg:height="0.519cm" svg:x="103.033cm" svg:y="53.176cm">
          <text:p text:style-name="P1">SvXMLAutoStylePoolNamesP_Impl</text:p>
          <draw:enhanced-geometry svg:viewBox="0 0 21600 21600" draw:type="rectangle" draw:enhanced-path="M 0 0 L 21600 0 21600 21600 0 21600 0 0 Z N"/>
        </draw:custom-shape>
        <draw:custom-shape draw:style-name="gr1" draw:text-style-name="P1" draw:id="id2172" draw:layer="layout" svg:width="6.402cm" svg:height="0.596cm" svg:x="110.834cm" svg:y="51.803cm">
          <text:p text:style-name="P1">SvXMLAutoStylePoolPropertiesP_Impl</text:p>
          <draw:enhanced-geometry svg:viewBox="0 0 21600 21600" draw:type="rectangle" draw:enhanced-path="M 0 0 L 21600 0 21600 21600 0 21600 0 0 Z N"/>
        </draw:custom-shape>
        <draw:connector draw:style-name="data_20_member_20__28_multiple_20_pointers_29_" draw:layer="layout" svg:x1="108.812cm" svg:y1="52.554cm" svg:x2="110.834cm" svg:y2="52.101cm" draw:start-shape="id2171" draw:start-glue-point="1" draw:end-shape="id2172" draw:end-glue-point="3" svg:d="m108812 52554h1011v-453h1011">
          <text:p/>
        </draw:connector>
        <draw:connector draw:style-name="data_20_member_20__28_multiple_29_" draw:layer="layout" svg:x1="101.269cm" svg:y1="49.678cm" svg:x2="103.032cm" svg:y2="52.554cm" draw:start-shape="id2169" draw:start-glue-point="6" draw:end-shape="id2171" draw:end-glue-point="3" svg:d="m101269 49678h882v2876h881">
          <text:p/>
        </draw:connector>
        <draw:custom-shape draw:style-name="gr5" draw:id="id2173" draw:layer="layout" svg:width="5.235cm" svg:height="0.544cm" svg:x="97.28cm" svg:y="55.043cm">
          <text:p>SvXMLAutoStylePoolPExport_Impl</text:p>
          <draw:enhanced-geometry svg:viewBox="0 0 21600 21600" draw:type="rectangle" draw:enhanced-path="M 0 0 L 21600 0 21600 21600 0 21600 0 0 Z N"/>
        </draw:custom-shape>
        <draw:custom-shape draw:style-name="gr1" draw:text-style-name="P1" draw:id="id2174" draw:layer="layout" svg:width="6.194cm" svg:height="0.519cm" svg:x="103.423cm" svg:y="55.276cm">
          <text:p text:style-name="P1">SvXMLAutoStylePoolPropertiesP_Impl</text:p>
          <draw:enhanced-geometry svg:viewBox="0 0 21600 21600" draw:type="rectangle" draw:enhanced-path="M 0 0 L 21600 0 21600 21600 0 21600 0 0 Z N"/>
        </draw:custom-shape>
        <draw:connector draw:style-name="data_20_member_20__28_pointer_29_" draw:layer="layout" svg:x1="102.515cm" svg:y1="55.315cm" svg:x2="103.423cm" svg:y2="55.535cm" draw:start-shape="id2173" draw:start-glue-point="1" draw:end-shape="id2174" draw:end-glue-point="3" svg:d="m102515 55315h454v220h454">
          <text:p/>
        </draw:connector>
        <draw:custom-shape draw:style-name="gr1" draw:text-style-name="P1" draw:id="id2175" draw:layer="layout" svg:width="3.084cm" svg:height="0.518cm" svg:x="114.127cm" svg:y="55.405cm">
          <text:p text:style-name="P1">XMLPropertyState</text:p>
          <draw:enhanced-geometry svg:viewBox="0 0 21600 21600" draw:mirror-horizontal="false" draw:mirror-vertical="false" draw:type="rectangle" draw:enhanced-path="M 0 0 L 21600 0 21600 21600 0 21600 0 0 Z N"/>
        </draw:custom-shape>
        <draw:connector draw:style-name="data_20_member_20__28_multiple_29_" draw:layer="layout" svg:x1="109.617cm" svg:y1="55.535cm" svg:x2="114.127cm" svg:y2="55.664cm" draw:start-shape="id2174" draw:start-glue-point="1" draw:end-shape="id2175" draw:end-glue-point="3" svg:d="m109617 55535h2255v129h2255">
          <text:p>GetProperties()</text:p>
        </draw:connector>
        <draw:connector draw:style-name="local_20_usage_20__2f__20_return_20_type" draw:layer="layout" svg:x1="96.293cm" svg:y1="52.657cm" svg:x2="97.28cm" svg:y2="55.315cm" draw:start-shape="id2168" draw:start-glue-point="7" draw:end-shape="id2173" draw:end-glue-point="3" svg:d="m96293 52657h501v1596h-16v1062h502">
          <text:p>exportXML()</text:p>
        </draw:connector>
        <draw:custom-shape draw:style-name="gr1" draw:text-style-name="P1" draw:id="id2159" draw:layer="layout" svg:width="2.928cm" svg:height="1.426cm" svg:x="84.917cm" svg:y="56.416cm">
          <draw:glue-point draw:id="4" svg:x="5cm" svg:y="3.001cm"/>
          <draw:glue-point draw:id="5" svg:x="5cm" svg:y="-2.819cm"/>
          <text:p text:style-name="P1">XMLPageExport</text:p>
          <draw:enhanced-geometry svg:viewBox="0 0 21600 21600" draw:type="rectangle" draw:enhanced-path="M 0 0 L 21600 0 21600 21600 0 21600 0 0 Z N"/>
        </draw:custom-shape>
        <draw:connector draw:style-name="data_20_member_20__28_pointer_29_" draw:layer="layout" svg:x1="77.484cm" svg:y1="55.522cm" svg:x2="84.917cm" svg:y2="57.129cm" draw:start-shape="id2165" draw:start-glue-point="7" draw:end-shape="id2159" draw:end-glue-point="3" svg:d="m77484 55522h3717v1607h3716">
          <text:p>GetPageExport()</text:p>
        </draw:connector>
        <draw:custom-shape draw:style-name="gr5" draw:id="id2176" draw:layer="layout" svg:width="4.302cm" svg:height="0.622cm" svg:x="92.252cm" svg:y="57.945cm">
          <text:p>XMLPageExportNameEntry</text:p>
          <draw:enhanced-geometry svg:viewBox="0 0 21600 21600" draw:type="rectangle" draw:enhanced-path="M 0 0 L 21600 0 21600 21600 0 21600 0 0 Z N"/>
        </draw:custom-shape>
        <draw:connector draw:style-name="data_20_member_20__28_multiple_29_" draw:layer="layout" svg:x1="87.845cm" svg:y1="57.556cm" svg:x2="92.252cm" svg:y2="58.256cm" draw:start-shape="id2159" draw:start-glue-point="4" draw:end-shape="id2176" draw:end-glue-point="3" svg:d="m87845 57556h2204v700h2203">
          <text:p/>
        </draw:connector>
        <draw:custom-shape draw:style-name="gr2" draw:id="id2177" draw:layer="layout" svg:width="5.832cm" svg:height="0.622cm" svg:x="90.903cm" svg:y="56.182cm">
          <text:p>com.sun.star.container.XNameAccess</text:p>
          <draw:enhanced-geometry svg:viewBox="0 0 21600 21600" draw:type="rectangle" draw:enhanced-path="M 0 0 L 21600 0 21600 21600 0 21600 0 0 Z N"/>
        </draw:custom-shape>
        <draw:connector draw:style-name="data_20_member_20__28_pointer_29_" draw:layer="layout" svg:x1="87.845cm" svg:y1="56.728cm" svg:x2="90.903cm" svg:y2="56.493cm" draw:start-shape="id2159" draw:start-glue-point="5" draw:end-shape="id2177" draw:end-glue-point="3" svg:d="m87845 56728h1529v-235h1529">
          <text:p>xPageStyles</text:p>
        </draw:connector>
        <draw:custom-shape draw:style-name="gr1" draw:text-style-name="P1" draw:id="id2178" draw:layer="layout" svg:width="12.053cm" svg:height="1.192cm" svg:x="117.072cm" svg:y="45.711cm">
          <draw:glue-point draw:id="4" svg:x="-4.068cm" svg:y="5cm"/>
          <draw:glue-point draw:id="5" svg:x="-2.921cm" svg:y="5cm"/>
          <draw:glue-point draw:id="6" svg:x="-1.72cm" svg:y="5cm"/>
          <draw:glue-point draw:id="7" svg:x="-0.735cm" svg:y="5cm"/>
          <draw:glue-point draw:id="8" svg:x="0.956cm" svg:y="5cm"/>
          <draw:glue-point draw:id="9" svg:x="2.051cm" svg:y="5cm"/>
          <draw:glue-point draw:id="10" svg:x="3.033cm" svg:y="5cm"/>
          <draw:glue-point draw:id="11" svg:x="4.072cm" svg:y="5cm"/>
          <draw:glue-point draw:id="12" svg:x="-5cm" svg:y="-2.827cm"/>
          <draw:glue-point draw:id="13" svg:x="-5cm" svg:y="2.827cm"/>
          <text:p text:style-name="P1">SvXMLExportPropertyMapper</text:p>
          <draw:enhanced-geometry svg:viewBox="0 0 21600 21600" draw:type="rectangle" draw:enhanced-path="M 0 0 L 21600 0 21600 21600 0 21600 0 0 Z N"/>
        </draw:custom-shape>
        <draw:connector draw:style-name="inheritance_20__28_public_29_" draw:layer="layout" svg:x1="123.098cm" svg:y1="45.711cm" svg:x2="98.524cm" svg:y2="32.494cm" draw:start-shape="id2178" draw:start-glue-point="0" draw:end-shape="id2160" draw:end-glue-point="5" svg:d="m123098 45711v-6608h-24574v-6609">
          <text:p/>
        </draw:connector>
        <draw:connector draw:style-name="data_20_member_20__28_pointer_29_" draw:layer="layout" svg:x1="101.269cm" svg:y1="48.971cm" svg:x2="117.072cm" svg:y2="45.971cm" draw:start-shape="id2169" draw:start-glue-point="4" draw:end-shape="id2178" draw:end-glue-point="12" svg:d="m101269 48971h7902v-3000h7901">
          <text:p/>
        </draw:connector>
        <draw:custom-shape draw:style-name="gr1" draw:text-style-name="P1" draw:id="id2179" draw:layer="layout" svg:width="3.914cm" svg:height="1.011cm" svg:x="79.655cm" svg:y="40.165cm">
          <draw:glue-point draw:id="4" svg:x="5cm" svg:y="-2.423cm"/>
          <draw:glue-point draw:id="5" svg:x="-3.939cm" svg:y="4.995cm"/>
          <text:p text:style-name="P1">XMLPropertySetMapper</text:p>
          <draw:enhanced-geometry svg:viewBox="0 0 21600 21600" draw:type="rectangle" draw:enhanced-path="M 0 0 L 21600 0 21600 21600 0 21600 0 0 Z N"/>
        </draw:custom-shape>
        <draw:connector draw:style-name="inheritance_20__28_public_29_" draw:layer="layout" svg:x1="81.612cm" svg:y1="40.165cm" svg:x2="80.777cm" svg:y2="32.494cm" draw:start-shape="id2179" draw:start-glue-point="0" draw:end-shape="id2160" draw:end-glue-point="9" svg:d="m81612 40165v-3836h-835v-3835">
          <text:p/>
        </draw:connector>
        <draw:custom-shape draw:style-name="gr5" draw:id="id2180" draw:layer="layout" svg:width="5.547cm" svg:height="0.655cm" svg:x="85.538cm" svg:y="41.566cm">
          <text:p>XMLPropertySetMapperEntry_Impl</text:p>
          <draw:enhanced-geometry svg:viewBox="0 0 21600 21600" draw:type="rectangle" draw:enhanced-path="M 0 0 L 21600 0 21600 21600 0 21600 0 0 Z N"/>
        </draw:custom-shape>
        <draw:connector draw:style-name="data_20_member_20__28_multiple_29_" draw:layer="layout" svg:x1="83.569cm" svg:y1="40.426cm" svg:x2="85.538cm" svg:y2="41.893cm" draw:start-shape="id2179" draw:start-glue-point="4" draw:end-shape="id2180" draw:end-glue-point="3" svg:d="m83569 40426h984v1467h985">
          <text:p>aMapEntries</text:p>
        </draw:connector>
        <draw:custom-shape draw:style-name="gr5" draw:layer="layout" svg:width="3.759cm" svg:height="0.674cm" svg:x="85.883cm" svg:y="38.957cm">
          <text:p>XMLPropertyMapEntry</text:p>
          <draw:enhanced-geometry svg:viewBox="0 0 21600 21600" draw:type="rectangle" draw:enhanced-path="M 0 0 L 21600 0 21600 21600 0 21600 0 0 Z N"/>
        </draw:custom-shape>
        <draw:custom-shape draw:style-name="gr1" draw:text-style-name="P1" draw:id="id2181" draw:layer="layout" svg:width="3.654cm" svg:height="2.566cm" svg:x="83.673cm" svg:y="60.977cm">
          <draw:glue-point draw:id="4" svg:x="5cm" svg:y="-3.585cm"/>
          <text:p text:style-name="P1">SvXMLNumFmtExport</text:p>
          <draw:enhanced-geometry svg:viewBox="0 0 21600 21600" draw:type="rectangle" draw:enhanced-path="M 0 0 L 21600 0 21600 21600 0 21600 0 0 Z N"/>
        </draw:custom-shape>
        <draw:connector draw:style-name="data_20_member_20__28_pointer_29_" draw:layer="layout" svg:x1="77.484cm" svg:y1="57.541cm" svg:x2="83.673cm" svg:y2="62.26cm" draw:start-shape="id2165" draw:start-glue-point="11" draw:end-shape="id2181" draw:end-glue-point="3" svg:d="m77484 57541h3095v4719h3094">
          <text:p>mpNumExport</text:p>
        </draw:connector>
        <draw:custom-shape draw:style-name="gr1" draw:text-style-name="P1" draw:id="id2182" draw:layer="layout" svg:width="4.146cm" svg:height="0.674cm" svg:x="90.232cm" svg:y="61.39cm">
          <text:p text:style-name="P1">SvXMLNumUsedList_Impl</text:p>
          <draw:enhanced-geometry svg:viewBox="0 0 21600 21600" draw:type="rectangle" draw:enhanced-path="M 0 0 L 21600 0 21600 21600 0 21600 0 0 Z N"/>
        </draw:custom-shape>
        <draw:connector draw:style-name="data_20_member_20__28_pointer_29_" draw:layer="layout" svg:x1="87.327cm" svg:y1="61.341cm" svg:x2="90.232cm" svg:y2="61.727cm" draw:start-shape="id2181" draw:start-glue-point="4" draw:end-shape="id2182" draw:end-glue-point="3" svg:d="m87327 61341h1453v386h1452">
          <text:p>pUsedList</text:p>
        </draw:connector>
        <draw:frame draw:style-name="annotation" draw:layer="layout" svg:width="6.35cm" svg:height="1.135cm" svg:x="67.581cm" svg:y="54.726cm">
          <draw:text-box>
            <text:p><text:span text:style-name="T1">SvXMLExport</text:span> must be inherited by each application's own XML exporter filter.</text:p>
          </draw:text-box>
        </draw:frame>
        <draw:custom-shape draw:style-name="gr1" draw:text-style-name="P1" draw:id="id2183" draw:layer="layout" svg:width="4.976cm" svg:height="0.57cm" svg:x="88.17cm" svg:y="72.668cm">
          <text:p text:style-name="P1">XMLChartExportPropertyMapper</text:p>
          <draw:enhanced-geometry svg:viewBox="0 0 21600 21600" draw:type="rectangle" draw:enhanced-path="M 0 0 L 21600 0 21600 21600 0 21600 0 0 Z N"/>
        </draw:custom-shape>
        <draw:connector draw:style-name="inheritance_20__28_public_29_" draw:layer="layout" draw:line-skew="10.66cm" svg:x1="90.658cm" svg:y1="72.668cm" svg:x2="118.195cm" svg:y2="46.903cm" draw:start-shape="id2183" draw:start-glue-point="0" draw:end-shape="id2178" draw:end-glue-point="4" svg:d="m90658 72668v-2222h27537v-23543">
          <text:p/>
        </draw:connector>
        <draw:custom-shape draw:style-name="namespace" draw:layer="layout" svg:width="18.35cm" svg:height="15.62cm" svg:x="10.687cm" svg:y="22.143cm">
          <text:p>xmloff</text:p>
          <draw:enhanced-geometry svg:viewBox="0 0 21600 21600" draw:type="rectangle" draw:enhanced-path="M 0 0 L 21600 0 21600 21600 0 21600 0 0 Z N"/>
        </draw:custom-shape>
        <draw:custom-shape draw:style-name="gr1" draw:text-style-name="P1" draw:id="id2184" draw:layer="layout" svg:width="3.318cm" svg:height="0.804cm" svg:x="15.87cm" svg:y="27.161cm">
          <draw:glue-point draw:id="4" svg:x="2.658cm" svg:y="-5cm"/>
          <draw:glue-point draw:id="5" svg:x="-2.811cm" svg:y="-5cm"/>
          <text:p text:style-name="P1">OElementImport</text:p>
          <draw:enhanced-geometry svg:viewBox="0 0 21600 21600" draw:type="rectangle" draw:enhanced-path="M 0 0 L 21600 0 21600 21600 0 21600 0 0 Z N"/>
        </draw:custom-shape>
        <draw:custom-shape draw:style-name="gr1" draw:text-style-name="P1" draw:id="id2185" draw:layer="layout" svg:width="2.904cm" svg:height="0.804cm" svg:x="14.314cm" svg:y="23.844cm">
          <text:p text:style-name="P1">OPropertyImport</text:p>
          <draw:enhanced-geometry svg:viewBox="0 0 21600 21600" draw:type="rectangle" draw:enhanced-path="M 0 0 L 21600 0 21600 21600 0 21600 0 0 Z N"/>
        </draw:custom-shape>
        <draw:connector draw:style-name="inheritance_20__28_public_29_" draw:layer="layout" svg:x1="16.597cm" svg:y1="27.161cm" svg:x2="15.766cm" svg:y2="24.648cm" draw:start-shape="id2184" draw:start-glue-point="5" draw:end-shape="id2185" draw:end-glue-point="2" svg:d="m16597 27161v-1256h-831v-1257">
          <text:p/>
        </draw:connector>
        <draw:custom-shape draw:style-name="gr56" draw:id="id2162" draw:layer="layout" svg:width="15.292cm" svg:height="0.808cm" svg:x="15.508cm" svg:y="15.002cm">
          <draw:glue-point draw:id="4" svg:x="2.717cm" svg:y="4.993cm"/>
          <draw:glue-point draw:id="5" svg:x="-2.912cm" svg:y="4.993cm"/>
          <draw:glue-point draw:id="6" svg:x="1.35cm" svg:y="5cm"/>
          <draw:glue-point draw:id="7" svg:x="-1.523cm" svg:y="5cm"/>
          <draw:glue-point draw:id="8" svg:x="-4.249cm" svg:y="5cm"/>
          <draw:glue-point draw:id="9" svg:x="4.125cm" svg:y="5cm"/>
          <draw:glue-point draw:id="10" svg:x="3.407cm" svg:y="5cm"/>
          <draw:glue-point draw:id="11" svg:x="2.016cm" svg:y="5cm"/>
          <draw:glue-point draw:id="12" svg:x="0.627cm" svg:y="5cm"/>
          <draw:glue-point draw:id="13" svg:x="-0.813cm" svg:y="5cm"/>
          <draw:glue-point draw:id="14" svg:x="-2.186cm" svg:y="5cm"/>
          <draw:glue-point draw:id="15" svg:x="-3.61cm" svg:y="5cm"/>
          <text:p>SvXMLImportContext</text:p>
          <draw:enhanced-geometry svg:viewBox="0 0 21600 21600" draw:type="rectangle" draw:enhanced-path="M 0 0 L 21600 0 21600 21600 0 21600 0 0 Z N"/>
        </draw:custom-shape>
        <draw:connector draw:style-name="inheritance_20__28_public_29_" draw:layer="layout" svg:x1="15.766cm" svg:y1="23.844cm" svg:x2="16.657cm" svg:y2="15.81cm" draw:start-shape="id2185" draw:start-glue-point="0" draw:end-shape="id2162" draw:end-glue-point="8" svg:d="m15766 23844v-4017h891v-4017">
          <text:p/>
        </draw:connector>
        <draw:custom-shape draw:style-name="gr3" draw:id="id2186" draw:layer="layout" svg:width="3.698cm" svg:height="0.691cm" svg:x="15.439cm" svg:y="34.825cm">
          <text:p>OURLReferenceImport</text:p>
          <draw:enhanced-geometry svg:viewBox="0 0 21600 21600" draw:type="rectangle" draw:enhanced-path="M 0 0 L 21600 0 21600 21600 0 21600 0 0 Z N"/>
        </draw:custom-shape>
        <draw:custom-shape draw:style-name="gr1" draw:text-style-name="P1" draw:id="id2187" draw:layer="layout" svg:width="3.784cm" svg:height="0.648cm" svg:x="17.141cm" svg:y="32.243cm">
          <text:p text:style-name="P1">OImagePositionImport</text:p>
          <draw:enhanced-geometry svg:viewBox="0 0 21600 21600" draw:mirror-horizontal="false" draw:mirror-vertical="false" draw:type="rectangle" draw:enhanced-path="M 0 0 L 21600 0 21600 21600 0 21600 0 0 Z N"/>
        </draw:custom-shape>
        <draw:connector draw:style-name="inheritance_20__28_public_29_" draw:layer="layout" svg:x1="17.288cm" svg:y1="34.825cm" svg:x2="19.033cm" svg:y2="32.891cm" draw:start-shape="id2186" draw:start-glue-point="0" draw:end-shape="id2187" draw:end-glue-point="2" svg:d="m17288 34825v-967h1745v-967">
          <text:p/>
        </draw:connector>
        <draw:custom-shape draw:style-name="gr1" draw:text-style-name="P1" draw:id="id2188" draw:layer="layout" svg:width="3.265cm" svg:height="0.7cm" svg:x="18.126cm" svg:y="29.884cm">
          <draw:glue-point draw:id="4" svg:x="2.306cm" svg:y="-5cm"/>
          <draw:glue-point draw:id="5" svg:x="-2.695cm" svg:y="-5cm"/>
          <text:p text:style-name="P1">OControlImport</text:p>
          <draw:enhanced-geometry svg:viewBox="0 0 21600 21600" draw:type="rectangle" draw:enhanced-path="M 0 0 L 21600 0 21600 21600 0 21600 0 0 Z N"/>
        </draw:custom-shape>
        <draw:connector draw:style-name="inheritance_20__28_public_29_" draw:layer="layout" svg:x1="19.033cm" svg:y1="32.243cm" svg:x2="19.758cm" svg:y2="30.584cm" draw:start-shape="id2187" draw:start-glue-point="0" draw:end-shape="id2188" draw:end-glue-point="2" svg:d="m19033 32243v-829h725v-830">
          <text:p/>
        </draw:connector>
        <draw:connector draw:style-name="inheritance_20__28_public_29_" draw:layer="layout" svg:x1="18.879cm" svg:y1="29.884cm" svg:x2="17.529cm" svg:y2="27.965cm" draw:start-shape="id2188" draw:start-glue-point="5" draw:end-shape="id2184" draw:end-glue-point="2" svg:d="m18879 29884v-959h-1350v-960">
          <text:p/>
        </draw:connector>
        <draw:custom-shape draw:style-name="gr1" draw:text-style-name="P1" draw:id="id2189" draw:layer="layout" svg:width="3.11cm" svg:height="2.281cm" svg:x="95.648cm" svg:y="61.729cm">
          <draw:glue-point draw:id="4" svg:x="5cm" svg:y="-2.957cm"/>
          <draw:glue-point draw:id="5" svg:x="5cm" svg:y="3.296cm"/>
          <text:p text:style-name="P1">XMLShapeExport</text:p>
          <draw:enhanced-geometry svg:viewBox="0 0 21600 21600" draw:type="rectangle" draw:enhanced-path="M 0 0 L 21600 0 21600 21600 0 21600 0 0 Z N"/>
        </draw:custom-shape>
        <draw:custom-shape draw:style-name="gr1" draw:text-style-name="P1" draw:id="id2190" draw:layer="layout" svg:width="4.949cm" svg:height="0.673cm" svg:x="102.335cm" svg:y="64.063cm">
          <draw:glue-point draw:id="4" svg:x="-3.796cm" svg:y="4.992cm"/>
          <draw:glue-point draw:id="5" svg:x="-2.277cm" svg:y="4.992cm"/>
          <draw:glue-point draw:id="6" svg:x="-0.915cm" svg:y="4.992cm"/>
          <draw:glue-point draw:id="7" svg:x="1.178cm" svg:y="4.992cm"/>
          <draw:glue-point draw:id="8" svg:x="2.697cm" svg:y="4.992cm"/>
          <draw:glue-point draw:id="9" svg:x="3.901cm" svg:y="4.992cm"/>
          <text:p text:style-name="P1">XMLPropertyHandlerFactory</text:p>
          <draw:enhanced-geometry svg:viewBox="0 0 21600 21600" draw:type="rectangle" draw:enhanced-path="M 0 0 L 21600 0 21600 21600 0 21600 0 0 Z N"/>
        </draw:custom-shape>
        <draw:connector draw:style-name="data_20_member_20__28_pointer_29_" draw:layer="layout" svg:x1="98.758cm" svg:y1="62.869cm" svg:x2="102.335cm" svg:y2="64.399cm" draw:start-shape="id2189" draw:start-glue-point="1" draw:end-shape="id2190" draw:end-glue-point="3" svg:d="m98758 62869h1788v1530h1789">
          <text:p/>
        </draw:connector>
        <draw:custom-shape draw:style-name="gr1" draw:text-style-name="P1" draw:id="id2191" draw:layer="layout" svg:width="3.707cm" svg:height="0.648cm" svg:x="100.908cm" svg:y="66.343cm">
          <text:p text:style-name="P1">XMLSdPropHdlFactory</text:p>
          <draw:enhanced-geometry svg:viewBox="0 0 21600 21600" draw:type="rectangle" draw:enhanced-path="M 0 0 L 21600 0 21600 21600 0 21600 0 0 Z N"/>
        </draw:custom-shape>
        <draw:connector draw:style-name="inheritance_20__28_public_29_" draw:layer="layout" svg:x1="102.761cm" svg:y1="66.343cm" svg:x2="102.931cm" svg:y2="64.734cm" draw:start-shape="id2191" draw:start-glue-point="0" draw:end-shape="id2190" draw:end-glue-point="4" svg:d="m102761 66343v-804h170v-805">
          <text:p/>
        </draw:connector>
        <draw:custom-shape draw:style-name="gr1" draw:text-style-name="P1" draw:id="id2192" draw:layer="layout" svg:width="4.07cm" svg:height="0.7cm" svg:x="102.93cm" svg:y="67.302cm">
          <text:p text:style-name="P1">XMLChartPropHdlFactory</text:p>
          <draw:enhanced-geometry svg:viewBox="0 0 21600 21600" draw:type="rectangle" draw:enhanced-path="M 0 0 L 21600 0 21600 21600 0 21600 0 0 Z N"/>
        </draw:custom-shape>
        <draw:connector draw:style-name="inheritance_20__28_public_29_" draw:layer="layout" svg:x1="104.965cm" svg:y1="67.302cm" svg:x2="103.683cm" svg:y2="64.734cm" draw:start-shape="id2192" draw:start-glue-point="0" draw:end-shape="id2190" draw:end-glue-point="5" svg:d="m104965 67302v-1283h-1282v-1285">
          <text:p/>
        </draw:connector>
        <draw:connector draw:style-name="data_20_member_20__28_pointer_29_" draw:layer="layout" draw:line-skew="2.618cm" svg:x1="98.758cm" svg:y1="62.195cm" svg:x2="117.072cm" svg:y2="46.643cm" draw:start-shape="id2189" draw:start-glue-point="4" draw:end-shape="id2178" draw:end-glue-point="13" svg:d="m98758 62195h11775v-15552h6539">
          <text:p/>
        </draw:connector>
        <draw:custom-shape draw:style-name="gr1" draw:text-style-name="P1" draw:id="id2193" draw:layer="layout" svg:width="4.976cm" svg:height="0.57cm" svg:x="118.44cm" svg:y="51.646cm">
          <text:p text:style-name="P1">XMLPageExportPropertyMapper</text:p>
          <draw:enhanced-geometry svg:viewBox="0 0 21600 21600" draw:mirror-vertical="false" draw:mirror-horizontal="false" draw:type="rectangle" draw:enhanced-path="M 0 0 L 21600 0 21600 21600 0 21600 0 0 Z N"/>
        </draw:custom-shape>
        <draw:custom-shape draw:style-name="gr1" draw:text-style-name="P1" draw:id="id2194" draw:layer="layout" svg:width="6.116cm" svg:height="0.57cm" svg:x="121.291cm" svg:y="50.713cm">
          <text:p text:style-name="P1">XMLPageMasterExportPropertyMapper</text:p>
          <draw:enhanced-geometry svg:viewBox="0 0 21600 21600" draw:type="rectangle" draw:enhanced-path="M 0 0 L 21600 0 21600 21600 0 21600 0 0 Z N"/>
        </draw:custom-shape>
        <draw:custom-shape draw:style-name="gr1" draw:text-style-name="P1" draw:id="id2195" draw:layer="layout" svg:width="5.106cm" svg:height="0.57cm" svg:x="125.049cm" svg:y="51.568cm">
          <text:p text:style-name="P1">XMLShapeExportPropertyMapper</text:p>
          <draw:enhanced-geometry svg:viewBox="0 0 21600 21600" draw:type="rectangle" draw:enhanced-path="M 0 0 L 21600 0 21600 21600 0 21600 0 0 Z N"/>
        </draw:custom-shape>
        <draw:connector draw:style-name="inheritance_20__28_public_29_" draw:layer="layout" svg:x1="120.928cm" svg:y1="51.646cm" svg:x2="119.578cm" svg:y2="46.903cm" draw:start-shape="id2193" draw:start-glue-point="0" draw:end-shape="id2178" draw:end-glue-point="5" svg:d="m120928 51646v-2371h-1350v-2372">
          <text:p/>
        </draw:connector>
        <draw:connector draw:style-name="inheritance_20__28_public_29_" draw:layer="layout" svg:x1="124.349cm" svg:y1="50.713cm" svg:x2="121.025cm" svg:y2="46.903cm" draw:start-shape="id2194" draw:start-glue-point="0" draw:end-shape="id2178" draw:end-glue-point="6" svg:d="m124349 50713v-1905h-3324v-1905">
          <text:p/>
        </draw:connector>
        <draw:connector draw:style-name="inheritance_20__28_public_29_" draw:layer="layout" draw:line-skew="-0.883cm" svg:x1="127.602cm" svg:y1="51.568cm" svg:x2="122.213cm" svg:y2="46.903cm" draw:start-shape="id2195" draw:start-glue-point="0" draw:end-shape="id2178" draw:end-glue-point="7" svg:d="m127602 51568v-3215h-5389v-1450">
          <text:p/>
        </draw:connector>
        <draw:custom-shape draw:style-name="gr1" draw:text-style-name="P1" draw:id="id2196" draw:layer="layout" svg:width="5.313cm" svg:height="0.57cm" svg:x="127.925cm" svg:y="50.765cm">
          <text:p text:style-name="P1">XMLTextExportPropertySetMapper</text:p>
          <draw:enhanced-geometry svg:viewBox="0 0 21600 21600" draw:type="rectangle" draw:enhanced-path="M 0 0 L 21600 0 21600 21600 0 21600 0 0 Z N"/>
        </draw:custom-shape>
        <draw:connector draw:style-name="inheritance_20__28_public_29_" draw:layer="layout" draw:line-skew="-1.01cm" svg:x1="130.581cm" svg:y1="50.765cm" svg:x2="123.098cm" svg:y2="46.903cm" draw:start-shape="id2196" draw:start-glue-point="0" draw:end-shape="id2178" draw:end-glue-point="2" svg:d="m130581 50765v-2941h-7483v-921">
          <text:p/>
        </draw:connector>
        <draw:custom-shape draw:style-name="gr1" draw:text-style-name="P1" draw:id="id2197" draw:layer="layout" svg:width="3.499cm" svg:height="3.968cm" svg:x="78.895cm" svg:y="65.008cm">
          <draw:glue-point draw:id="4" svg:x="5.001cm" svg:y="-3.167cm"/>
          <draw:glue-point draw:id="5" svg:x="5.001cm" svg:y="3.669cm"/>
          <text:p text:style-name="P1">SchXMLExportHelper</text:p>
          <draw:enhanced-geometry svg:viewBox="0 0 21600 21600" draw:type="rectangle" draw:enhanced-path="M 0 0 L 21600 0 21600 21600 0 21600 0 0 Z N"/>
        </draw:custom-shape>
        <draw:connector draw:style-name="inheritance_20__28_public_29_" draw:layer="layout" svg:x1="80.644cm" svg:y1="65.008cm" svg:x2="95.84cm" svg:y2="32.494cm" draw:start-shape="id2197" draw:start-glue-point="0" draw:end-shape="id2160" draw:end-glue-point="6" svg:d="m80644 65008v-16257h15196v-16257">
          <text:p/>
        </draw:connector>
        <draw:frame draw:style-name="annotation" draw:layer="layout" svg:width="5.334cm" svg:height="2.25cm" svg:x="78.425cm" svg:y="70.176cm">
          <draw:text-box>
            <text:p><text:span text:style-name="T1">SchXMLExportHelper</text:span> handles export of &lt;chart:chart&gt; elements.</text:p>
          </draw:text-box>
        </draw:frame>
        <draw:custom-shape draw:style-name="gr1" draw:text-style-name="P1" draw:id="id2198" draw:layer="layout" svg:width="4.017cm" svg:height="0.648cm" svg:x="29.814cm" svg:y="18.584cm">
          <text:p text:style-name="P1">SchXMLPlotAreaContext</text:p>
          <draw:enhanced-geometry svg:viewBox="0 0 21600 21600" draw:type="rectangle" draw:enhanced-path="M 0 0 L 21600 0 21600 21600 0 21600 0 0 Z N"/>
        </draw:custom-shape>
        <draw:connector draw:style-name="inheritance_20__28_public_29_" draw:layer="layout" svg:x1="31.822cm" svg:y1="18.584cm" svg:x2="28.363cm" svg:y2="15.81cm" draw:start-shape="id2198" draw:start-glue-point="0" draw:end-shape="id2162" draw:end-glue-point="10" svg:d="m31822 18584v-1387h-3459v-1387">
          <text:p/>
        </draw:connector>
        <draw:custom-shape draw:style-name="gr1" draw:text-style-name="P1" draw:id="id2199" draw:layer="layout" svg:width="3.576cm" svg:height="2.02cm" svg:x="24.165cm" svg:y="18.688cm">
          <draw:glue-point draw:id="4" svg:x="5cm" svg:y="-3.532cm"/>
          <draw:glue-point draw:id="5" svg:x="5cm" svg:y="-1.47cm"/>
          <draw:glue-point draw:id="6" svg:x="5cm" svg:y="1.47cm"/>
          <draw:glue-point draw:id="7" svg:x="5cm" svg:y="3.532cm"/>
          <text:p text:style-name="P1">SchXMLChartContext</text:p>
          <draw:enhanced-geometry svg:viewBox="0 0 21600 21600" draw:type="rectangle" draw:enhanced-path="M 0 0 L 21600 0 21600 21600 0 21600 0 0 Z N"/>
        </draw:custom-shape>
        <draw:connector draw:style-name="inheritance_20__28_public_29_" draw:layer="layout" svg:x1="25.953cm" svg:y1="18.688cm" svg:x2="27.308cm" svg:y2="15.809cm" draw:start-shape="id2199" draw:start-glue-point="0" draw:end-shape="id2162" draw:end-glue-point="4" svg:d="m25953 18688v-1439h1355v-1440">
          <text:p/>
        </draw:connector>
        <draw:connector draw:style-name="local_20_usage_20__2f__20_return_20_type" draw:layer="layout" svg:x1="27.741cm" svg:y1="18.985cm" svg:x2="29.814cm" svg:y2="18.908cm" draw:start-shape="id2199" draw:start-glue-point="4" draw:end-shape="id2198" draw:end-glue-point="3" svg:d="m27741 18985h1036v-77h1037">
          <text:p/>
        </draw:connector>
        <draw:custom-shape draw:style-name="gr1" draw:text-style-name="P1" draw:id="id2200" draw:layer="layout" svg:width="4.95cm" svg:height="0.699cm" svg:x="76.311cm" svg:y="43.691cm">
          <draw:glue-point draw:id="4" svg:x="5cm" svg:y="-2.423cm"/>
          <text:p text:style-name="P1">XMLChartPropertySetMapper</text:p>
          <draw:enhanced-geometry svg:viewBox="0 0 21600 21600" draw:type="rectangle" draw:enhanced-path="M 0 0 L 21600 0 21600 21600 0 21600 0 0 Z N"/>
        </draw:custom-shape>
        <draw:connector draw:style-name="inheritance_20__28_public_29_" draw:layer="layout" svg:x1="78.786cm" svg:y1="43.691cm" svg:x2="80.071cm" svg:y2="41.174cm" draw:start-shape="id2200" draw:start-glue-point="0" draw:end-shape="id2179" draw:end-glue-point="5" svg:d="m78786 43691v-1258h1285v-1259">
          <text:p/>
        </draw:connector>
        <draw:custom-shape draw:style-name="gr1" draw:text-style-name="P1" draw:id="id2201" draw:layer="layout" svg:width="5.054cm" svg:height="0.7cm" svg:x="68.174cm" svg:y="45.012cm">
          <text:p text:style-name="P1">XMLChartImportPropertyMapper</text:p>
          <draw:enhanced-geometry svg:viewBox="0 0 21600 21600" draw:type="rectangle" draw:enhanced-path="M 0 0 L 21600 0 21600 21600 0 21600 0 0 Z N"/>
        </draw:custom-shape>
        <draw:custom-shape draw:style-name="gr1" draw:text-style-name="P1" draw:id="id2202" draw:layer="layout" svg:width="6.507cm" svg:height="0.898cm" svg:x="64.752cm" svg:y="36.131cm">
          <draw:glue-point draw:id="4" svg:x="-4.068cm" svg:y="5cm"/>
          <draw:glue-point draw:id="5" svg:x="-2.921cm" svg:y="5cm"/>
          <draw:glue-point draw:id="6" svg:x="-1.72cm" svg:y="5cm"/>
          <draw:glue-point draw:id="7" svg:x="-0.735cm" svg:y="5cm"/>
          <draw:glue-point draw:id="8" svg:x="0.956cm" svg:y="5cm"/>
          <draw:glue-point draw:id="9" svg:x="2.051cm" svg:y="5cm"/>
          <draw:glue-point draw:id="10" svg:x="3.033cm" svg:y="5cm"/>
          <draw:glue-point draw:id="11" svg:x="4.072cm" svg:y="5cm"/>
          <draw:glue-point draw:id="12" svg:x="-5cm" svg:y="-2.827cm"/>
          <draw:glue-point draw:id="13" svg:x="-5cm" svg:y="2.903cm"/>
          <text:p text:style-name="P1">SvXMLImportPropertyMapper</text:p>
          <draw:enhanced-geometry svg:viewBox="0 0 21600 21600" draw:type="rectangle" draw:enhanced-path="M 0 0 L 21600 0 21600 21600 0 21600 0 0 Z N"/>
        </draw:custom-shape>
        <draw:connector draw:style-name="inheritance_20__28_public_29_" draw:layer="layout" svg:x1="70.701cm" svg:y1="45.012cm" svg:x2="70.654cm" svg:y2="37.029cm" draw:start-shape="id2201" draw:start-glue-point="0" draw:end-shape="id2202" draw:end-glue-point="11" svg:d="m70701 45012v-3991h-47v-3992">
          <text:p/>
        </draw:connector>
        <draw:connector draw:style-name="inheritance_20__28_public_29_" draw:layer="layout" draw:line-skew="-1.412cm" svg:x1="68.005cm" svg:y1="36.131cm" svg:x2="78.621cm" svg:y2="32.494cm" draw:start-shape="id2202" draw:start-glue-point="0" draw:end-shape="id2160" draw:end-glue-point="4" svg:d="m68005 36131v-1818h10616v-1819">
          <text:p/>
        </draw:connector>
        <draw:connector draw:style-name="data_20_member_20__28_pointer_29_" draw:layer="layout" svg:x1="71.259cm" svg:y1="36.58cm" svg:x2="79.655cm" svg:y2="40.67cm" draw:start-shape="id2202" draw:start-glue-point="1" draw:end-shape="id2179" draw:end-glue-point="3" svg:d="m71259 36580h4198v4090h4198">
          <text:p>getPropertySetMapper()</text:p>
        </draw:connector>
        <draw:custom-shape draw:style-name="gr1" draw:text-style-name="P1" draw:id="id2203" draw:layer="layout" svg:width="3.81cm" svg:height="3.974cm" svg:x="54.075cm" svg:y="39.439cm">
          <draw:glue-point draw:id="4" svg:x="5cm" svg:y="-3.955cm"/>
          <draw:glue-point draw:id="5" svg:x="5cm" svg:y="-2.108cm"/>
          <text:p text:style-name="P1">SvXMLStylesContext</text:p>
          <draw:enhanced-geometry svg:viewBox="0 0 21600 21600" draw:type="rectangle" draw:enhanced-path="M 0 0 L 21600 0 21600 21600 0 21600 0 0 Z N"/>
        </draw:custom-shape>
        <draw:connector draw:style-name="data_20_member_20__28_pointer_29_" draw:layer="layout" svg:x1="57.885cm" svg:y1="39.855cm" svg:x2="68.174cm" svg:y2="45.362cm" draw:start-shape="id2203" draw:start-glue-point="4" draw:end-shape="id2201" draw:end-glue-point="3" svg:d="m57885 39855h5145v5507h5144">
          <text:p>mxChartImpPropMapper</text:p>
        </draw:connector>
        <draw:connector draw:style-name="data_20_member_20__28_pointer_29_" draw:layer="layout" svg:x1="57.885cm" svg:y1="40.589cm" svg:x2="60.987cm" svg:y2="47.172cm" draw:start-shape="id2203" draw:start-glue-point="5" draw:end-shape="id2204" draw:end-glue-point="3" svg:d="m57885 40589h1551v6583h1551">
          <text:p>mxPageImpPropMapper</text:p>
        </draw:connector>
        <draw:custom-shape draw:style-name="gr1" draw:text-style-name="P1" draw:id="id2204" draw:layer="layout" svg:width="5.365cm" svg:height="0.726cm" svg:x="60.987cm" svg:y="46.809cm">
          <text:p text:style-name="P1">PageMasterImportPropertyMapper</text:p>
          <draw:enhanced-geometry svg:viewBox="0 0 21600 21600" draw:type="rectangle" draw:enhanced-path="M 0 0 L 21600 0 21600 21600 0 21600 0 0 Z N"/>
        </draw:custom-shape>
        <draw:connector draw:style-name="inheritance_20__28_public_29_" draw:layer="layout" svg:x1="63.669cm" svg:y1="46.809cm" svg:x2="65.358cm" svg:y2="37.029cm" draw:start-shape="id2204" draw:start-glue-point="0" draw:end-shape="id2202" draw:end-glue-point="4" svg:d="m63669 46809v-4890h1689v-4890">
          <text:p/>
        </draw:connector>
        <draw:custom-shape draw:style-name="gr1" draw:text-style-name="P1" draw:id="id2205" draw:layer="layout" svg:width="2.766cm" svg:height="2.428cm" svg:x="72.898cm" svg:y="64.43cm">
          <draw:glue-point draw:id="4" svg:x="5.003cm" svg:y="-3.134cm"/>
          <text:p text:style-name="P1">SchXMLExport</text:p>
          <draw:enhanced-geometry svg:viewBox="0 0 21600 21600" draw:type="rectangle" draw:enhanced-path="M 0 0 L 21600 0 21600 21600 0 21600 0 0 Z N"/>
        </draw:custom-shape>
        <draw:connector draw:style-name="inheritance_20__28_public_29_" draw:layer="layout" svg:x1="74.281cm" svg:y1="64.43cm" svg:x2="75.939cm" svg:y2="57.879cm" draw:start-shape="id2205" draw:start-glue-point="0" draw:end-shape="id2165" draw:end-glue-point="2" svg:d="m74281 64430v-3276h1658v-3275">
          <text:p/>
        </draw:connector>
        <draw:connector draw:style-name="data_20_member" draw:layer="layout" svg:x1="75.664cm" svg:y1="64.884cm" svg:x2="78.895cm" svg:y2="66.992cm" draw:start-shape="id2205" draw:start-glue-point="4" draw:end-shape="id2197" draw:end-glue-point="3" svg:d="m75664 64884h1615v2108h1616">
          <text:p>maExportHelper</text:p>
        </draw:connector>
        <draw:custom-shape draw:style-name="gr5" draw:id="id2206" draw:layer="layout" svg:width="3.019cm" svg:height="0.621cm" svg:x="97.902cm" svg:y="51.561cm">
          <text:p>XMLPropertyState</text:p>
          <draw:enhanced-geometry svg:viewBox="0 0 21600 21600" draw:type="rectangle" draw:enhanced-path="M 0 0 L 21600 0 21600 21600 0 21600 0 0 Z N"/>
        </draw:custom-shape>
        <draw:connector draw:style-name="data_20_member_20__28_multiple_29_" draw:text-style-name="P1" draw:layer="layout" svg:x1="96.293cm" svg:y1="51.698cm" svg:x2="97.902cm" svg:y2="51.871cm" draw:start-shape="id2168" draw:start-glue-point="6" draw:end-shape="id2206" draw:end-glue-point="3" svg:d="m96293 51698h804v173h805">
          <text:p/>
        </draw:connector>
        <draw:connector draw:style-name="data_20_member_20__28_pointer_29_" draw:layer="layout" svg:x1="82.393cm" svg:y1="68.447cm" svg:x2="88.17cm" svg:y2="72.953cm" draw:start-shape="id2197" draw:start-glue-point="5" draw:end-shape="id2183" draw:end-glue-point="3" svg:d="m82393 68447h2889v4506h2888">
          <text:p/>
        </draw:connector>
        <draw:frame draw:style-name="annotation" draw:layer="layout" svg:width="11.874cm" svg:height="3.148cm" svg:x="131.478cm" svg:y="43.789cm">
          <draw:text-box>
            <text:p><text:span text:style-name="T1">SvXMLExportPropertyMapper</text:span> takes care of mapping UNO's properties into ODF's automatic styles during export. <text:s/>Each UNO object is expected to implement the <text:span text:style-name="T1">XPropertySet</text:span> interface, and you need to define a set of mapping rules and pass it to the instance of this class or a child class of this.</text:p>
            <text:p/>
            <text:p>The mapping rules are given by an instance of <text:span text:style-name="T1">XMLPropertySetMapper</text:span> which is also sub-classed for each document type.</text:p>
          </draw:text-box>
        </draw:frame>
        <draw:frame draw:style-name="gr57" draw:layer="layout" svg:width="8.777cm" svg:height="4.484cm" svg:x="81.873cm" svg:y="33.104cm">
          <draw:text-box>
            <text:p><text:span text:style-name="T1">XMLPropertyMapEntry</text:span> is used to define mapping rules between UNO's properties and ODF's style properties. <text:s/>But <text:span text:style-name="T1">XMLPropertySetMapper</text:span> itself stores the mapping rules in the <text:span text:style-name="T1">XMLPropertySetMapperEntry_Impl</text:span> structures which are created from the <text:span text:style-name="T1">XMLPropertyMapEntry</text:span> instances. <text:s/>These mapper classes are used both for import and export.</text:p>
          </draw:text-box>
        </draw:frame>
      </draw:page>
      <draw:page draw:name="xmlscript" draw:style-name="dp1" draw:master-page-name="Default">
        <office:forms form:automatic-focus="false" form:apply-design-mode="false"/>
        <draw:custom-shape draw:style-name="namespace" draw:layer="layout" svg:width="31.824cm" svg:height="18.99cm" svg:x="12.735cm" svg:y="2.517cm">
          <text:p text:style-name="P2">xmlscript</text:p>
          <draw:enhanced-geometry svg:viewBox="0 0 21600 21600" draw:type="rectangle" draw:enhanced-path="M 0 0 L 21600 0 21600 21600 0 21600 0 0 Z N"/>
        </draw:custom-shape>
        <draw:custom-shape draw:style-name="gr1" draw:text-style-name="P1" draw:id="id2207" draw:layer="layout" svg:width="3.639cm" svg:height="4.137cm" svg:x="24.572cm" svg:y="8.025cm">
          <draw:glue-point draw:id="4" svg:x="-1.915cm" svg:y="-5.007cm"/>
          <draw:glue-point draw:id="5" svg:x="2.33cm" svg:y="-5.007cm"/>
          <draw:glue-point draw:id="6" svg:x="4.998cm" svg:y="-4.021cm"/>
          <draw:glue-point draw:id="7" svg:x="4.998cm" svg:y="-2.761cm"/>
          <draw:glue-point draw:id="8" svg:x="4.998cm" svg:y="-1.293cm"/>
          <draw:glue-point draw:id="9" svg:x="4.998cm" svg:y="1.293cm"/>
          <draw:glue-point draw:id="10" svg:x="4.998cm" svg:y="2.694cm"/>
          <draw:glue-point draw:id="11" svg:x="4.998cm" svg:y="3.951cm"/>
          <text:p text:style-name="P3">DocumentHandlerImpl</text:p>
          <draw:enhanced-geometry svg:viewBox="0 0 21600 21600" draw:type="rectangle" draw:enhanced-path="M 0 0 L 21600 0 21600 21600 0 21600 0 0 Z N"/>
        </draw:custom-shape>
        <draw:custom-shape draw:style-name="gr2" draw:id="id2208" draw:layer="layout" svg:width="6.903cm" svg:height="1.345cm" svg:x="27.986cm" svg:y="3.64cm">
          <text:p text:style-name="P2">com.sun.star.lang.XInitialization</text:p>
          <text:p text:style-name="P2">com.sun.star.xml.input.XNamespaceMapping</text:p>
          <text:p text:style-name="P2">com.sun.star.xml.sax.XDocumentHandler</text:p>
          <draw:enhanced-geometry svg:viewBox="0 0 21600 21600" draw:type="rectangle" draw:enhanced-path="M 0 0 L 21600 0 21600 21600 0 21600 0 0 Z N"/>
        </draw:custom-shape>
        <draw:connector draw:style-name="inheritance_20__28_public_29_" draw:layer="layout" svg:x1="27.238cm" svg:y1="8.025cm" svg:x2="31.437cm" svg:y2="4.985cm" draw:start-shape="id2207" draw:start-glue-point="5" draw:end-shape="id2208" draw:end-glue-point="2" svg:d="m27238 8025v-1521h4199v-1519">
          <text:p/>
        </draw:connector>
        <draw:custom-shape draw:style-name="gr1" draw:text-style-name="P1" draw:id="id2209" draw:layer="layout" svg:width="3.34cm" svg:height="0.598cm" svg:x="27.064cm" svg:y="16.598cm">
          <text:p text:style-name="P3">ExtendedAttributes</text:p>
          <draw:enhanced-geometry svg:viewBox="0 0 21600 21600" draw:type="rectangle" draw:enhanced-path="M 0 0 L 21600 0 21600 21600 0 21600 0 0 Z N"/>
        </draw:custom-shape>
        <draw:custom-shape draw:style-name="gr2" draw:id="id2210" draw:layer="layout" svg:width="5.308cm" svg:height="0.597cm" svg:x="27.115cm" svg:y="14.679cm">
          <text:p text:style-name="P2">com.sun.star.xml.input.XAttributes</text:p>
          <draw:enhanced-geometry svg:viewBox="0 0 21600 21600" draw:type="rectangle" draw:enhanced-path="M 0 0 L 21600 0 21600 21600 0 21600 0 0 Z N"/>
        </draw:custom-shape>
        <draw:connector draw:style-name="inheritance_20__28_public_29_" draw:layer="layout" svg:x1="28.734cm" svg:y1="16.598cm" svg:x2="29.769cm" svg:y2="15.276cm" draw:start-shape="id2209" draw:start-glue-point="0" draw:end-shape="id2210" draw:end-glue-point="2" svg:d="m28734 16598v-661h1035v-661">
          <text:p/>
        </draw:connector>
        <draw:custom-shape draw:style-name="uno_20_service" draw:id="id2211" draw:layer="layout" svg:width="6.854cm" svg:height="0.623cm" svg:x="19.489cm" svg:y="3.415cm">
          <text:p text:style-name="P2">com.sun.star.xml.input.SaxDocumentHandler</text:p>
          <draw:enhanced-geometry svg:viewBox="0 0 21600 21600" draw:type="rectangle" draw:enhanced-path="M 0 0 L 21600 0 21600 21600 0 21600 0 0 Z N"/>
        </draw:custom-shape>
        <draw:connector draw:style-name="inheritance_20__28_public_29_" draw:layer="layout" svg:x1="25.695cm" svg:y1="8.025cm" svg:x2="22.916cm" svg:y2="4.038cm" draw:start-shape="id2207" draw:start-glue-point="4" draw:end-shape="id2211" svg:d="m25695 8025v-1994h-2779v-1993">
          <text:p/>
        </draw:connector>
        <draw:custom-shape draw:style-name="gr5" draw:id="id2212" draw:layer="layout" svg:width="2.567cm" svg:height="0.623cm" svg:x="31.401cm" svg:y="7.775cm">
          <text:p text:style-name="P2">ElementEntry</text:p>
          <draw:enhanced-geometry svg:viewBox="0 0 21600 21600" draw:type="rectangle" draw:enhanced-path="M 0 0 L 21600 0 21600 21600 0 21600 0 0 Z N"/>
        </draw:custom-shape>
        <draw:connector draw:style-name="data_20_member_20__28_multiple_20_pointers_29_" draw:text-style-name="P2" draw:layer="layout" svg:x1="28.209cm" svg:y1="8.43cm" svg:x2="31.401cm" svg:y2="8.086cm" draw:start-shape="id2207" draw:start-glue-point="6" draw:end-shape="id2212" svg:d="m28209 8430h1596v-344h1596">
          <text:p text:style-name="P2">m_elements</text:p>
        </draw:connector>
        <draw:custom-shape draw:style-name="gr2" draw:id="id2213" draw:layer="layout" svg:width="5.11cm" svg:height="0.599cm" svg:x="36.285cm" svg:y="6.852cm">
          <text:p text:style-name="P2">com.sun.star.xml.input.XElement</text:p>
          <draw:enhanced-geometry svg:viewBox="0 0 21600 21600" draw:type="rectangle" draw:enhanced-path="M 0 0 L 21600 0 21600 21600 0 21600 0 0 Z N"/>
        </draw:custom-shape>
        <draw:connector draw:style-name="data_20_member_20__28_pointer_29_" draw:layer="layout" svg:x1="33.968cm" svg:y1="8.086cm" svg:x2="36.285cm" svg:y2="7.151cm" draw:start-shape="id2212" draw:start-glue-point="1" draw:end-shape="id2213" draw:end-glue-point="3" svg:d="m33968 8086h1158v-935h1159">
          <text:p/>
        </draw:connector>
        <draw:frame draw:style-name="annotation" draw:layer="layout" svg:width="8.424cm" svg:height="9.768cm" svg:x="15.277cm" svg:y="7.826cm">
          <draw:text-box>
            <text:p text:style-name="P2"><text:span text:style-name="T1">DocumentHandlerImpl</text:span> keeps a stack of elements such that the element at the bottom of the stack being the current element. <text:s/>Struct <text:span text:style-name="T1">ElementEntry</text:span> represents each element in the stack. <text:s/>It holds a reference to the actual element instance stored as <text:span text:style-name="T1">XElement</text:span> type.</text:p>
            <text:p text:style-name="P2"/>
            <text:p text:style-name="P2">When the sax parser calls the doc handler's <text:span text:style-name="T1">startDocument()</text:span> and <text:span text:style-name="T1">endDocument()</text:span> methods, the <text:span text:style-name="T1">DocumentHandlerImpl</text:span> instance simply routes those calls to the same methods of the <text:span text:style-name="T1">XRoot</text:span> instance, respectively. <text:s/></text:p>
            <text:p text:style-name="P2"/>
            <text:p text:style-name="P2">Likewise, when the parser instance calls the handler's <text:span text:style-name="T1">startElement()</text:span> method, it routes the call to the <text:span text:style-name="T1">startChildElement()</text:span> method of the <text:span text:style-name="T1">XElement</text:span> instance representing the current element (the one at the bottom of the statck), except that when there is no current element, it calls <text:span text:style-name="T1">XRoot</text:span>'s <text:span text:style-name="T1">startRootElement()</text:span> method.</text:p>
            <text:p text:style-name="P2"/>
            <text:p text:style-name="P2">In other words, the client code can simply implement the <text:span text:style-name="T1">XElement</text:span> and <text:span text:style-name="T1">XRoot</text:span> interfaces to handle each element, and leave the rest to the parser and the document handler services which are already implemented. <text:s/>There is no need to re-implement the <text:span text:style-name="T1">XDocumentHandler</text:span> interface in the client code unless you need to do some complex handling of XML documents.</text:p>
          </draw:text-box>
        </draw:frame>
        <draw:custom-shape draw:style-name="gr2" draw:id="id2214" draw:layer="layout" svg:width="4.486cm" svg:height="0.599cm" svg:x="31.477cm" svg:y="8.698cm">
          <text:p text:style-name="P2">com.sun.star.xml.input.XRoot</text:p>
          <draw:enhanced-geometry svg:viewBox="0 0 21600 21600" draw:type="rectangle" draw:enhanced-path="M 0 0 L 21600 0 21600 21600 0 21600 0 0 Z N"/>
        </draw:custom-shape>
        <draw:connector draw:style-name="data_20_member_20__28_pointer_29_" draw:text-style-name="P2" draw:layer="layout" svg:x1="28.209cm" svg:y1="8.951cm" svg:x2="31.477cm" svg:y2="8.997cm" draw:start-shape="id2207" draw:start-glue-point="7" draw:end-shape="id2214" draw:end-glue-point="3" svg:d="m28209 8951h1635v46h1633">
          <text:p text:style-name="P2">m_xRoot</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2" draw:display-name="Transparency 2" draw:style="linear" draw:start="100%" draw:end="30%" draw:angle="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ja" style:country-asian="JP" style:font-family-complex="Tahoma"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00"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9pt" fo:font-style="normal" fo:text-shadow="none" style:text-underline-style="none" fo:font-weight="normal" style:font-family-asian="さざなみゴシック" style:font-pitch-asian="variable" style:font-size-asian="9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amespace" style:family="graphic" style:parent-style-name="standard">
      <style:graphic-properties draw:stroke="dash" draw:stroke-dash="_32__20_Dots_20_1_20_Dash" draw:fill="none" draw:textarea-horizontal-align="left" draw:textarea-vertical-align="top" draw:auto-grow-height="false" fo:min-height="0cm" fo:min-width="0cm"/>
      <style:paragraph-properties fo:text-align="center"/>
    </style:style>
    <style:style style:name="inheritance_20__28_public_29_" style:display-name="inheritance (public)" style:family="graphic" style:parent-style-name="standard">
      <style:graphic-properties draw:marker-start-width="0.203cm" draw:marker-end="Circle" draw:marker-end-width="0.203cm" draw:textarea-horizontal-align="center" draw:textarea-vertical-align="middle"/>
      <style:paragraph-properties fo:text-align="center"/>
    </style:style>
    <style:style style:name="class" style:family="graphic" style:parent-style-name="standard">
      <style:graphic-properties draw:fill-color="#e6ff00" draw:textarea-horizontal-align="center" draw:textarea-vertical-align="middle"/>
      <style:paragraph-properties fo:text-align="center"/>
    </style:style>
    <style:style style:name="uno_20_interface" style:display-name="uno interface" style:family="graphic" style:parent-style-name="standard">
      <style:graphic-properties draw:fill-color="#00cccc" draw:textarea-horizontal-align="center" draw:textarea-vertical-align="middle"/>
      <style:paragraph-properties fo:text-align="start"/>
    </style:style>
    <style:style style:name="data_20_member_20__28_pointer_29_" style:display-name="data member (pointer)" style:family="graphic" style:parent-style-name="standard">
      <style:graphic-properties draw:stroke="dash" draw:stroke-dash="Fine_20_Dashed_20__28_var_29_" svg:stroke-width="0.025cm" svg:stroke-color="#cccc00" draw:marker-start-width="0.178cm" draw:marker-end="Arrow" draw:marker-end-width="0.178cm" draw:fill="none" draw:fill-color="#c0c0c0" draw:fill-gradient-name="Gradient_20_7" draw:fill-hatch-name="Hatch_20_1" draw:fill-image-name="Bitmape_20_1" draw:fill-image-width="0cm" draw:fill-image-height="0cm" draw:textarea-horizontal-align="center" draw:textarea-vertical-align="middle"/>
      <style:paragraph-properties fo:text-align="center">
        <style:tab-stops/>
      </style:paragraph-properties>
      <style:text-properties fo:color="#666600" style:text-outline="true" fo:font-family="Arial" style:font-style-name="Regular" style:font-family-generic="swiss" style:font-pitch="variable" fo:font-size="9pt" fo:text-shadow="none" style:font-relief="none"/>
    </style:style>
    <style:style style:name="data_20_member_20__28_multiple_20_pointers_29_" style:display-name="data member (multiple pointers)" style:family="graphic" style:parent-style-name="data_20_member_20__28_pointer_29_">
      <style:graphic-properties svg:stroke-width="0.025cm" svg:stroke-color="#996633" draw:marker-start-width="0.178cm" draw:marker-end-width="0.178cm"/>
    </style:style>
    <style:style style:name="annotation" style:family="graphic">
      <style:graphic-properties draw:stroke="none" svg:stroke-color="#000000" draw:fill="none" draw:fill-color="#ffffff" draw:fill-image-width="0cm" draw:fill-image-height="0cm" draw:textarea-horizontal-align="left" draw:textarea-vertical-align="top" draw:auto-grow-height="false" draw:fit-to-size="false" fo:min-height="6.376cm"/>
      <style:paragraph-properties fo:margin-left="0cm" fo:margin-right="0cm" fo:text-align="start" fo:text-indent="0cm">
        <style:tab-stops/>
      </style:paragraph-properties>
      <style:text-properties fo:font-family="Arial" style:font-style-name="Regular" style:font-family-generic="swiss" fo:font-size="9pt" style:font-size-asian="9pt"/>
    </style:style>
    <style:style style:name="local_20_usage_20__2f__20_return_20_type" style:display-name="local usage / return type" style:family="graphic" style:parent-style-name="standard">
      <style:graphic-properties draw:stroke="dash" draw:stroke-dash="Ultrafine_20_Dashed" svg:stroke-width="0.025cm" svg:stroke-color="#0c5248" draw:marker-start-width="0.178cm" draw:marker-end="Arrow" draw:marker-end-width="0.178cm" draw:fill-gradient-name="Gradient_20_9" draw:fill-hatch-name="Hatch_20_1" draw:fill-image-name="Bitmape_20_1" draw:textarea-horizontal-align="center" draw:textarea-vertical-align="middle"/>
      <style:paragraph-properties fo:text-align="center"/>
      <style:text-properties fo:font-weight="bold"/>
    </style:style>
    <style:style style:name="data_20_member" style:display-name="data member" style:family="graphic" style:parent-style-name="standard">
      <style:graphic-properties draw:stroke="solid" draw:stroke-dash="Fine_20_Dashed" svg:stroke-width="0cm" svg:stroke-color="#cccccc" draw:marker-start-width="0.152cm" draw:marker-end="Arrow" draw:marker-end-width="0.152cm" draw:textarea-horizontal-align="center" draw:textarea-vertical-align="middle"/>
      <style:text-properties fo:color="#666666" style:text-outline="false" fo:font-weight="bold"/>
    </style:style>
    <style:style style:name="struct" style:family="graphic" style:parent-style-name="class">
      <style:graphic-properties svg:stroke-color="#355e00" draw:fill-color="#23ff23"/>
      <style:text-properties fo:color="#000000" fo:font-size="9pt"/>
    </style:style>
    <style:style style:name="module_20_boundary" style:display-name="module boundary" style:family="graphic" style:parent-style-name="objectwithoutfill">
      <style:graphic-properties draw:stroke="dash" draw:stroke-dash="Fine_20_Dashed" draw:fill="none" draw:fill-gradient-name="Gradient_20_8" draw:fill-hatch-name="Hatch_20_1" draw:fill-image-name="Bitmape_20_1" draw:textarea-horizontal-align="center" draw:textarea-vertical-align="middle"/>
      <style:paragraph-properties fo:text-align="center"/>
    </style:style>
    <style:style style:name="class_20__28_pimpl_29_" style:display-name="class (pimpl)" style:family="graphic" style:parent-style-name="class">
      <style:graphic-properties draw:fill-color="#e6e64c" draw:textarea-horizontal-align="justify" draw:textarea-vertical-align="middle" draw:auto-grow-height="false" fo:min-height="0cm" fo:min-width="0cm"/>
      <style:paragraph-properties fo:text-align="center"/>
    </style:style>
    <style:style style:name="typedef" style:family="graphic" style:parent-style-name="class">
      <style:graphic-properties svg:stroke-color="#0066cc" draw:marker-end="Line_20_Arrow" draw:marker-end-width="0.203cm" draw:fill-color="#e6e6ff" draw:textarea-horizontal-align="justify" draw:textarea-vertical-align="middle" draw:auto-grow-height="false"/>
      <style:paragraph-properties fo:text-align="center"/>
      <style:text-properties fo:color="#0066cc"/>
    </style:style>
    <style:style style:name="uno_20_service" style:display-name="uno service" style:family="graphic" style:parent-style-name="standard">
      <style:graphic-properties draw:stroke="solid" draw:stroke-dash="Ultrafine_20_Dashed" svg:stroke-color="#cc6633" draw:marker-end="Circle" draw:marker-end-width="0.203cm" draw:fill-color="#e67814" draw:textarea-horizontal-align="justify" draw:textarea-vertical-align="middle" draw:auto-grow-height="false" draw:shadow-offset-x="0.305cm" draw:shadow-offset-y="0.305cm"/>
      <style:paragraph-properties fo:text-align="start"/>
    </style:style>
    <style:style style:name="class_20__28_external_20_module_29_" style:display-name="class (external module)" style:family="graphic" style:parent-style-name="class">
      <style:graphic-properties svg:stroke-color="#666666" draw:fill-color="#e6e6e6" draw:textarea-horizontal-align="justify" draw:textarea-vertical-align="middle" draw:auto-grow-height="false"/>
      <style:paragraph-properties fo:text-align="center"/>
      <style:text-properties fo:color="#666666"/>
    </style:style>
    <style:style style:name="data_20_member_20__28_multiple_29_" style:display-name="data member (multiple)" style:family="graphic" style:parent-style-name="data_20_member">
      <style:graphic-properties svg:stroke-width="0.025cm" svg:stroke-color="#000080" draw:marker-start-width="0.178cm" draw:marker-end-width="0.178cm" draw:textarea-horizontal-align="center" draw:textarea-vertical-align="middle"/>
    </style:style>
    <style:style style:name="function" style:family="graphic" style:parent-style-name="class">
      <style:graphic-properties draw:fill-color="#9966cc" draw:textarea-horizontal-align="justify" draw:textarea-vertical-align="middle" draw:auto-grow-height="false">
        <text:list-style style:name="function">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data_20_member_20__28_reference_29_" style:display-name="data member (reference)" style:family="graphic" style:parent-style-name="data_20_member">
      <style:graphic-properties svg:stroke-color="#008000" draw:textarea-vertical-align="middle"/>
    </style:style>
    <style:style style:name="inheritance_20__28_public_29__20_2" style:display-name="inheritance (public) 2" style:family="graphic" style:parent-style-name="inheritance_20__28_public_29_">
      <style:graphic-properties svg:stroke-color="#0000ff"/>
    </style:style>
    <style:style style:name="inheritance_20__28_public_29__20_3" style:display-name="inheritance (public) 3" style:family="graphic" style:parent-style-name="inheritance_20__28_public_29_">
      <style:graphic-properties svg:stroke-color="#9966cc"/>
    </style:style>
    <style:style style:name="inheritance_20__28_private_29_" style:display-name="inheritance (private)" style:family="graphic" style:parent-style-name="inheritance_20__28_public_29_">
      <style:graphic-properties draw:stroke="dash" draw:stroke-dash="Fine_20_Dashed_20__28_var_29_" svg:stroke-color="#9966cc"/>
    </style:style>
    <style:style style:name="uno_20_implementation" style:display-name="uno implementation" style:family="graphic">
      <style:graphic-properties svg:stroke-color="#808080" draw:marker-end="Double_20_Arrow"/>
    </style:style>
    <style:style style:name="class_20__28_other_20_page_29_" style:display-name="class (other page)" style:family="graphic" style:parent-style-name="class">
      <style:graphic-properties draw:stroke="dash" draw:stroke-dash="Ultrafine_20_2_20_Dots_20_3_20_Dashes" draw:fill-color="#e6ff00"/>
    </style:style>
    <style:style style:name="inheritance_20__28_protected_29_" style:display-name="inheritance (protected)" style:family="graphic" style:parent-style-name="inheritance_20__28_public_29_">
      <style:graphic-properties svg:stroke-color="#00ae00"/>
    </style:style>
    <style:style style:name="template_20_typename" style:display-name="template typename" style:family="graphic" style:parent-style-name="class">
      <style:graphic-properties svg:stroke-color="#0000ff" draw:fill-color="#83caff" draw:textarea-horizontal-align="justify" draw:textarea-vertical-align="middle" draw:auto-grow-height="false"/>
      <style:paragraph-properties fo:text-align="center"/>
      <style:text-properties fo:color="#0000ff"/>
    </style:style>
    <style:style style:name="enum" style:family="graphic" style:parent-style-name="class">
      <style:graphic-properties svg:stroke-color="#800080" draw:fill-color="#9999ff" draw:textarea-horizontal-align="justify" draw:textarea-vertical-align="middle" draw:auto-grow-height="false"/>
      <style:paragraph-properties fo:text-align="center"/>
    </style:style>
    <style:style style:name="function_20_pointer" style:display-name="function pointer" style:family="graphic" style:parent-style-name="function">
      <style:graphic-properties draw:stroke="none" draw:stroke-dash="Line_20_Style_20_9" svg:stroke-color="#9966cc" draw:opacity="100%" draw:opacity-name="Transparency_20_2" draw:shadow-opacity="100%"/>
      <style:text-properties fo:color="#ffffff"/>
    </style:style>
  </office:styles>
  <office:automatic-styles>
    <style:page-layout style:name="PM0">
      <style:page-layout-properties fo:margin-top="0.991cm" fo:margin-bottom="0.991cm" fo:margin-left="0.991cm" fo:margin-right="0.991cm" fo:page-width="165.1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text="urn:oasis:names:tc:opendocument:xmlns:text:1.0" office:version="1.2" grddl:transformation="http://docs.oasis-open.org/office/1.2/xslt/odf2rdf.xsl">
  <office:meta>
    <meta:generator>OpenOffice.org/3.2$Linux OpenOffice.org_project/320m21$Build-9319</meta:generator>
    <dc:title>OOo Class Diagram</dc:title>
    <dc:description>This document is copyrighted by Novell, Inc. and Kohei Yoshida (2008).

Redistribution of this document under the license of LGPL is permitted.  Redistribution of this document under any other licenses without an explicit written permission from the authors is strictly prohibited.</dc:description>
    <meta:initial-creator>Kohei Yoshida</meta:initial-creator>
    <meta:creation-date>2007-03-08T11:55:55</meta:creation-date>
    <dc:date>2010-05-03T23:09:24</dc:date>
    <meta:editing-cycles>1459</meta:editing-cycles>
    <meta:editing-duration>PT1076H06M42S</meta:editing-duration>
    <dc:creator>Kohei Yoshida</dc:creator>
    <meta:document-statistic meta:object-count="4812"/>
    <meta:user-defined meta:name="Info 1"/>
    <meta:user-defined meta:name="Info 2"/>
    <meta:user-defined meta:name="Info 3"/>
    <meta:user-defined meta:name="Info 4"/>
  </office:meta>
</office:document-meta>
</file>